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484in"/>
    </style:style>
    <style:style style:name="co2" style:family="table-column">
      <style:table-column-properties fo:break-before="auto" style:column-width="1.342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1.2728in"/>
    </style:style>
    <style:style style:name="co6" style:family="table-column">
      <style:table-column-properties fo:break-before="auto" style:column-width="1.4799in"/>
    </style:style>
    <style:style style:name="co7" style:family="table-column">
      <style:table-column-properties fo:break-before="auto" style:column-width="1.6866in"/>
    </style:style>
    <style:style style:name="co8" style:family="table-column">
      <style:table-column-properties fo:break-before="auto" style:column-width="1.6181in"/>
    </style:style>
    <style:style style:name="co9" style:family="table-column">
      <style:table-column-properties fo:break-before="auto" style:column-width="1.9634in"/>
    </style:style>
    <style:style style:name="co10" style:family="table-column">
      <style:table-column-properties fo:break-before="auto" style:column-width="1.8252in"/>
    </style:style>
    <style:style style:name="co11" style:family="table-column">
      <style:table-column-properties fo:break-before="auto" style:column-width="1.8937in"/>
    </style:style>
    <style:style style:name="co12" style:family="table-column">
      <style:table-column-properties fo:break-before="auto" style:column-width="2.239in"/>
    </style:style>
    <style:style style:name="co13" style:family="table-column">
      <style:table-column-properties fo:break-before="auto" style:column-width="2.1016in"/>
    </style:style>
    <style:style style:name="co14" style:family="table-column">
      <style:table-column-properties fo:break-before="auto" style:column-width="2.1701in"/>
    </style:style>
    <style:style style:name="co15" style:family="table-column">
      <style:table-column-properties fo:break-before="auto" style:column-width="1.7563in"/>
    </style:style>
    <style:style style:name="co16" style:family="table-column">
      <style:table-column-properties fo:break-before="auto" style:column-width="2.5154in"/>
    </style:style>
    <style:style style:name="co17" style:family="table-column">
      <style:table-column-properties fo:break-before="auto" style:column-width="2.3772in"/>
    </style:style>
    <style:style style:name="co18" style:family="table-column">
      <style:table-column-properties fo:break-before="auto" style:column-width="2.4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>
      <style:table-cell-properties fo:background-color="#0000ff"/>
    </style:style>
    <style:style style:name="ce3" style:family="table-cell" style:parent-style-name="Default">
      <style:table-cell-properties fo:background-color="#ff420e"/>
    </style:style>
    <style:style style:name="ce4" style:family="table-cell" style:parent-style-name="Default">
      <style:table-cell-properties fo:background-color="#9999ff"/>
    </style:style>
    <style:style style:name="ce5" style:family="table-cell" style:parent-style-name="Default">
      <style:table-cell-properties fo:background-color="#ccccff"/>
    </style:style>
    <style:style style:name="ce6" style:family="table-cell" style:parent-style-name="Default" style:data-style-name="N1"/>
    <style:style style:name="ce7" style:family="table-cell" style:parent-style-name="Default" style:data-style-name="N1">
      <style:table-cell-properties fo:background-color="#00ffff"/>
    </style:style>
    <style:style style:name="ce8" style:family="table-cell" style:parent-style-name="cellBest" style:data-style-name="N1"/>
    <style:style style:name="ce9" style:family="table-cell" style:parent-style-name="cellWorst" style:data-style-name="N1"/>
    <style:style style:name="ta_extref" style:family="table">
      <style:table-properties table:display="false"/>
    </style:style>
  </office:automatic-styles>
  <office:body>
    <office:spreadsheet>
      <table:table table:name="Instanc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3" table:default-cell-style-name="cellBest"/>
        <table:table-column table:style-name="co5" table:default-cell-style-name="Default"/>
        <table:table-column table:style-name="co3" table:number-columns-repeated="3" table:default-cell-style-name="Default"/>
        <table:table-column table:style-name="co3" table:default-cell-style-name="cellBest"/>
        <table:table-column table:style-name="co6" table:default-cell-style-name="Default"/>
        <table:table-column table:style-name="co3" table:number-columns-repeated="4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3" table:default-cell-style-name="cellBest"/>
        <table:table-column table:style-name="co9" table:default-cell-style-name="Default"/>
        <table:table-column table:style-name="co3" table:number-columns-repeated="4" table:default-cell-style-name="Default"/>
        <table:table-column table:style-name="co10" table:default-cell-style-name="Default"/>
        <table:table-column table:style-name="co3" table:number-columns-repeated="4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column table:style-name="co12" table:default-cell-style-name="Default"/>
        <table:table-column table:style-name="co3" table:number-columns-repeated="4" table:default-cell-style-name="Default"/>
        <table:table-column table:style-name="co13" table:default-cell-style-name="Default"/>
        <table:table-column table:style-name="co3" table:number-columns-repeated="4" table:default-cell-style-name="Default"/>
        <table:table-column table:style-name="co14" table:default-cell-style-name="cellWorst"/>
        <table:table-column table:style-name="co3" table:default-cell-style-name="cellWorst"/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number-columns-repeated="4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column table:style-name="co15" table:default-cell-style-name="Default"/>
        <table:table-column table:style-name="co3" table:number-columns-repeated="4" table:default-cell-style-name="Default"/>
        <table:table-column table:style-name="co15" table:default-cell-style-name="Default"/>
        <table:table-column table:style-name="co3" table:number-columns-repeated="4" table:default-cell-style-name="Default"/>
        <table:table-column table:style-name="co15" table:default-cell-style-name="Default"/>
        <table:table-column table:style-name="co3" table:number-columns-repeated="4" table:default-cell-style-name="Default"/>
        <table:table-column table:style-name="co10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column table:style-name="co15" table:default-cell-style-name="Default"/>
        <table:table-column table:style-name="co3" table:number-columns-repeated="3" table:default-cell-style-name="Default"/>
        <table:table-column table:style-name="co3" table:default-cell-style-name="cellBest"/>
        <table:table-column table:style-name="co12" table:default-cell-style-name="Default"/>
        <table:table-column table:style-name="co3" table:number-columns-repeated="4" table:default-cell-style-name="Default"/>
        <table:table-column table:style-name="co13" table:default-cell-style-name="Default"/>
        <table:table-column table:style-name="co3" table:number-columns-repeated="4" table:default-cell-style-name="Default"/>
        <table:table-column table:style-name="co14" table:default-cell-style-name="Default"/>
        <table:table-column table:style-name="co3" table:number-columns-repeated="4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column table:style-name="co17" table:default-cell-style-name="Default"/>
        <table:table-column table:style-name="co3" table:number-columns-repeated="4" table:default-cell-style-name="Default"/>
        <table:table-column table:style-name="co18" table:default-cell-style-name="cellWorst"/>
        <table:table-column table:style-name="co3" table:default-cell-style-name="cellWorst"/>
        <table:table-column table:style-name="co3" table:number-columns-repeated="18" table:default-cell-style-name="Default"/>
        <table:table-row table:style-name="ro1">
          <table:table-cell/>
          <table:table-cell office:value-type="string">
            <text:p>bm-1/soko-vsids-n1</text:p>
          </table:table-cell>
          <table:table-cell table:number-columns-repeated="3"/>
          <table:table-cell table:style-name="ce2" office:value-type="string">
            <text:p>bm-1/soko-hvsids-n1</text:p>
          </table:table-cell>
          <table:table-cell table:style-name="ce2" table:number-columns-repeated="4"/>
          <table:table-cell office:value-type="string">
            <text:p>bm-1/soko-none-n1</text:p>
          </table:table-cell>
          <table:table-cell table:number-columns-repeated="3"/>
          <table:table-cell table:style-name="Default"/>
          <table:table-cell office:value-type="string">
            <text:p>bm-1/soko-neutral-n1</text:p>
          </table:table-cell>
          <table:table-cell table:number-columns-repeated="4"/>
          <table:table-cell office:value-type="string">
            <text:p>bm-1/soko-pref_false-n1</text:p>
          </table:table-cell>
          <table:table-cell table:number-columns-repeated="4"/>
          <table:table-cell office:value-type="string">
            <text:p>bm-1/soko-pref_true-n1</text:p>
          </table:table-cell>
          <table:table-cell table:number-columns-repeated="4"/>
          <table:table-cell office:value-type="string">
            <text:p>bm-1/soko-factor2-n1</text:p>
          </table:table-cell>
          <table:table-cell table:number-columns-repeated="4"/>
          <table:table-cell office:value-type="string">
            <text:p>bm-1/soko-factor4-n1</text:p>
          </table:table-cell>
          <table:table-cell table:number-columns-repeated="4"/>
          <table:table-cell office:value-type="string">
            <text:p>bm-1/soko-factor8-n1</text:p>
          </table:table-cell>
          <table:table-cell table:number-columns-repeated="4"/>
          <table:table-cell office:value-type="string">
            <text:p>bm-1/soko-factor16-n1</text:p>
          </table:table-cell>
          <table:table-cell table:number-columns-repeated="4"/>
          <table:table-cell office:value-type="string">
            <text:p>bm-1/soko-init2-n1</text:p>
          </table:table-cell>
          <table:table-cell table:number-columns-repeated="4"/>
          <table:table-cell office:value-type="string">
            <text:p>bm-1/soko-init4-n1</text:p>
          </table:table-cell>
          <table:table-cell table:number-columns-repeated="4"/>
          <table:table-cell office:value-type="string">
            <text:p>bm-1/soko-init8-n1</text:p>
          </table:table-cell>
          <table:table-cell table:number-columns-repeated="4"/>
          <table:table-cell office:value-type="string">
            <text:p>bm-1/soko-init16-n1</text:p>
          </table:table-cell>
          <table:table-cell table:number-columns-repeated="4"/>
          <table:table-cell office:value-type="string">
            <text:p>bm-1/soko-level1-n1</text:p>
          </table:table-cell>
          <table:table-cell table:number-columns-repeated="4"/>
          <table:table-cell office:value-type="string">
            <text:p>bm-1/soko-level-1-n1</text:p>
          </table:table-cell>
          <table:table-cell table:number-columns-repeated="3"/>
          <table:table-cell table:style-name="Default"/>
          <table:table-cell office:value-type="string">
            <text:p>bm-1/soko-ordered_factor-n1</text:p>
          </table:table-cell>
          <table:table-cell table:number-columns-repeated="4"/>
          <table:table-cell office:value-type="string">
            <text:p>bm-1/soko-ordered_init-n1</text:p>
          </table:table-cell>
          <table:table-cell table:number-columns-repeated="4"/>
          <table:table-cell office:value-type="string">
            <text:p>bm-1/soko-ordered_level-n1</text:p>
          </table:table-cell>
          <table:table-cell table:number-columns-repeated="4"/>
          <table:table-cell office:value-type="string">
            <text:p>bm-1/soko-ordered_inv_factor-n1</text:p>
          </table:table-cell>
          <table:table-cell table:number-columns-repeated="4"/>
          <table:table-cell office:value-type="string">
            <text:p>bm-1/soko-ordered_inv_init-n1</text:p>
          </table:table-cell>
          <table:table-cell table:number-columns-repeated="4"/>
          <table:table-cell table:style-name="Default" office:value-type="string">
            <text:p>bm-1/soko-ordered_inv_level-n1</text:p>
          </table:table-cell>
          <table:table-cell table:style-name="Default"/>
          <table:table-cell table:number-columns-repeated="3"/>
          <table:table-cell office:value-type="string">
            <text:p>bm-1/soko-flu-neutral-n1</text:p>
          </table:table-cell>
          <table:table-cell table:number-columns-repeated="4"/>
          <table:table-cell office:value-type="string">
            <text:p>bm-1/soko-flu-pref_false-n1</text:p>
          </table:table-cell>
          <table:table-cell table:number-columns-repeated="4"/>
          <table:table-cell office:value-type="string">
            <text:p>bm-1/soko-flu-pref_true-n1</text:p>
          </table:table-cell>
          <table:table-cell table:number-columns-repeated="4"/>
          <table:table-cell office:value-type="string">
            <text:p>bm-1/soko-flu-factor2-n1</text:p>
          </table:table-cell>
          <table:table-cell table:number-columns-repeated="4"/>
          <table:table-cell office:value-type="string">
            <text:p>bm-1/soko-flu-factor4-n1</text:p>
          </table:table-cell>
          <table:table-cell table:number-columns-repeated="4"/>
          <table:table-cell office:value-type="string">
            <text:p>bm-1/soko-flu-factor8-n1</text:p>
          </table:table-cell>
          <table:table-cell table:number-columns-repeated="4"/>
          <table:table-cell office:value-type="string">
            <text:p>bm-1/soko-flu-factor16-n1</text:p>
          </table:table-cell>
          <table:table-cell table:number-columns-repeated="4"/>
          <table:table-cell office:value-type="string">
            <text:p>bm-1/soko-flu-init2-n1</text:p>
          </table:table-cell>
          <table:table-cell table:number-columns-repeated="4"/>
          <table:table-cell office:value-type="string">
            <text:p>bm-1/soko-flu-init4-n1</text:p>
          </table:table-cell>
          <table:table-cell table:number-columns-repeated="4"/>
          <table:table-cell office:value-type="string">
            <text:p>bm-1/soko-flu-init8-n1</text:p>
          </table:table-cell>
          <table:table-cell table:number-columns-repeated="4"/>
          <table:table-cell office:value-type="string">
            <text:p>bm-1/soko-flu-init16-n1</text:p>
          </table:table-cell>
          <table:table-cell table:number-columns-repeated="4"/>
          <table:table-cell office:value-type="string">
            <text:p>bm-1/soko-flu-level1-n1</text:p>
          </table:table-cell>
          <table:table-cell table:number-columns-repeated="4"/>
          <table:table-cell office:value-type="string">
            <text:p>bm-1/soko-flu-level-1-n1</text:p>
          </table:table-cell>
          <table:table-cell table:number-columns-repeated="3"/>
          <table:table-cell table:style-name="Default"/>
          <table:table-cell office:value-type="string">
            <text:p>bm-1/soko-flu-ordered_factor-n1</text:p>
          </table:table-cell>
          <table:table-cell table:number-columns-repeated="4"/>
          <table:table-cell office:value-type="string">
            <text:p>bm-1/soko-flu-ordered_init-n1</text:p>
          </table:table-cell>
          <table:table-cell table:number-columns-repeated="4"/>
          <table:table-cell office:value-type="string">
            <text:p>bm-1/soko-flu-ordered_level-n1</text:p>
          </table:table-cell>
          <table:table-cell table:number-columns-repeated="4"/>
          <table:table-cell office:value-type="string">
            <text:p>bm-1/soko-flu-ordered_inv_factor-n1</text:p>
          </table:table-cell>
          <table:table-cell table:number-columns-repeated="4"/>
          <table:table-cell office:value-type="string">
            <text:p>bm-1/soko-flu-ordered_inv_init-n1</text:p>
          </table:table-cell>
          <table:table-cell table:number-columns-repeated="4"/>
          <table:table-cell table:style-name="Default" office:value-type="string">
            <text:p>bm-1/soko-flu-ordered_inv_level-n1</text:p>
          </table:table-cell>
          <table:table-cell table:style-name="Default"/>
          <table:table-cell table:number-columns-repeated="3"/>
          <table:table-cell office:value-type="string">
            <text:p>min</text:p>
          </table:table-cell>
          <table:table-cell table:number-columns-repeated="4"/>
          <table:table-cell office:value-type="string">
            <text:p>median</text:p>
          </table:table-cell>
          <table:table-cell table:number-columns-repeated="4"/>
          <table:table-cell office:value-type="string">
            <text:p>ma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table:style-name="Default"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table:style-name="Default"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table:style-name="Default"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table:style-name="Default" office:value-type="string">
            <text:p>time</text:p>
          </table:table-cell>
          <table:table-cell table:style-name="Default"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table:style-name="Default"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table:style-name="Default" office:value-type="string">
            <text:p>time</text:p>
          </table:table-cell>
          <table:table-cell table:style-name="Default"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</table:table-row>
        <table:table-row table:style-name="ro1">
          <table:table-cell office:value-type="string">
            <text:p>./handmade_soko001.lp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581075">
            <text:p>2581075</text:p>
          </table:table-cell>
          <table:table-cell office:value-type="float" office:value="4419742">
            <text:p>441974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555341">
            <text:p>2555341</text:p>
          </table:table-cell>
          <table:table-cell office:value-type="float" office:value="4381676">
            <text:p>4381676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566390">
            <text:p>2566390</text:p>
          </table:table-cell>
          <table:table-cell office:value-type="float" office:value="4397495">
            <text:p>4397495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23892">
            <text:p>2423892</text:p>
          </table:table-cell>
          <table:table-cell office:value-type="float" office:value="4173050">
            <text:p>4173050</text:p>
          </table:table-cell>
          <table:table-cell office:value-type="float" office:value="582275">
            <text:p>582275</text:p>
          </table:table-cell>
          <table:table-cell office:value-type="float" office:value="202.637">
            <text:p>202.637</text:p>
          </table:table-cell>
          <table:table-cell table:style-name="cellBest" office:value-type="float" office:value="0">
            <text:p>0</text:p>
          </table:table-cell>
          <table:table-cell office:value-type="float" office:value="1252027">
            <text:p>1252027</text:p>
          </table:table-cell>
          <table:table-cell office:value-type="float" office:value="1863676">
            <text:p>1863676</text:p>
          </table:table-cell>
          <table:table-cell office:value-type="float" office:value="708533">
            <text:p>70853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154674">
            <text:p>3154674</text:p>
          </table:table-cell>
          <table:table-cell office:value-type="float" office:value="3668322">
            <text:p>3668322</text:p>
          </table:table-cell>
          <table:table-cell office:value-type="float" office:value="707439">
            <text:p>70743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620002">
            <text:p>2620002</text:p>
          </table:table-cell>
          <table:table-cell office:value-type="float" office:value="4939683">
            <text:p>4939683</text:p>
          </table:table-cell>
          <table:table-cell office:value-type="float" office:value="4375399">
            <text:p>4375399</text:p>
          </table:table-cell>
          <table:table-cell office:value-type="float" office:value="240.087">
            <text:p>240.087</text:p>
          </table:table-cell>
          <table:table-cell table:style-name="cellBest" office:value-type="float" office:value="0">
            <text:p>0</text:p>
          </table:table-cell>
          <table:table-cell office:value-type="float" office:value="1254308">
            <text:p>1254308</text:p>
          </table:table-cell>
          <table:table-cell office:value-type="float" office:value="2568192">
            <text:p>2568192</text:p>
          </table:table-cell>
          <table:table-cell office:value-type="float" office:value="2512076">
            <text:p>2512076</text:p>
          </table:table-cell>
          <table:table-cell office:value-type="float" office:value="108.927">
            <text:p>108.927</text:p>
          </table:table-cell>
          <table:table-cell table:style-name="cellBest" office:value-type="float" office:value="0">
            <text:p>0</text:p>
          </table:table-cell>
          <table:table-cell office:value-type="float" office:value="667792">
            <text:p>667792</text:p>
          </table:table-cell>
          <table:table-cell office:value-type="float" office:value="1521067">
            <text:p>1521067</text:p>
          </table:table-cell>
          <table:table-cell office:value-type="float" office:value="1504173">
            <text:p>1504173</text:p>
          </table:table-cell>
          <table:table-cell office:value-type="float" office:value="265.057">
            <text:p>265.057</text:p>
          </table:table-cell>
          <table:table-cell table:style-name="cellBest" office:value-type="float" office:value="0">
            <text:p>0</text:p>
          </table:table-cell>
          <table:table-cell office:value-type="float" office:value="1242090">
            <text:p>1242090</text:p>
          </table:table-cell>
          <table:table-cell office:value-type="float" office:value="3034418">
            <text:p>3034418</text:p>
          </table:table-cell>
          <table:table-cell office:value-type="float" office:value="3005415">
            <text:p>3005415</text:p>
          </table:table-cell>
          <table:table-cell office:value-type="float" office:value="379.382">
            <text:p>379.382</text:p>
          </table:table-cell>
          <table:table-cell table:style-name="cellBest" office:value-type="float" office:value="0">
            <text:p>0</text:p>
          </table:table-cell>
          <table:table-cell office:value-type="float" office:value="1982633">
            <text:p>1982633</text:p>
          </table:table-cell>
          <table:table-cell office:value-type="float" office:value="2325378">
            <text:p>2325378</text:p>
          </table:table-cell>
          <table:table-cell office:value-type="float" office:value="546707">
            <text:p>546707</text:p>
          </table:table-cell>
          <table:table-cell office:value-type="float" office:value="269.736">
            <text:p>269.736</text:p>
          </table:table-cell>
          <table:table-cell table:style-name="cellBest" office:value-type="float" office:value="0">
            <text:p>0</text:p>
          </table:table-cell>
          <table:table-cell office:value-type="float" office:value="1530909">
            <text:p>1530909</text:p>
          </table:table-cell>
          <table:table-cell office:value-type="float" office:value="1792423">
            <text:p>1792423</text:p>
          </table:table-cell>
          <table:table-cell office:value-type="float" office:value="456912">
            <text:p>45691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990138">
            <text:p>2990138</text:p>
          </table:table-cell>
          <table:table-cell office:value-type="float" office:value="3508523">
            <text:p>3508523</text:p>
          </table:table-cell>
          <table:table-cell office:value-type="float" office:value="660340">
            <text:p>660340</text:p>
          </table:table-cell>
          <table:table-cell office:value-type="float" office:value="274.617">
            <text:p>274.617</text:p>
          </table:table-cell>
          <table:table-cell table:style-name="cellBest" office:value-type="float" office:value="0">
            <text:p>0</text:p>
          </table:table-cell>
          <table:table-cell office:value-type="float" office:value="1706867">
            <text:p>1706867</text:p>
          </table:table-cell>
          <table:table-cell office:value-type="float" office:value="1992682">
            <text:p>1992682</text:p>
          </table:table-cell>
          <table:table-cell office:value-type="float" office:value="512226">
            <text:p>512226</text:p>
          </table:table-cell>
          <table:table-cell office:value-type="float" office:value="465.989">
            <text:p>465.989</text:p>
          </table:table-cell>
          <table:table-cell table:style-name="cellBest" office:value-type="float" office:value="0">
            <text:p>0</text:p>
          </table:table-cell>
          <table:table-cell office:value-type="float" office:value="2191336">
            <text:p>2191336</text:p>
          </table:table-cell>
          <table:table-cell table:number-columns-repeated="2" office:value-type="float" office:value="2390828">
            <text:p>239082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849909">
            <text:p>2849909</text:p>
          </table:table-cell>
          <table:table-cell table:style-name="cellWorst" office:value-type="float" office:value="6346243">
            <text:p>6346243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217243">
            <text:p>3217243</text:p>
          </table:table-cell>
          <table:table-cell office:value-type="float" office:value="3470920">
            <text:p>3470920</text:p>
          </table:table-cell>
          <table:table-cell office:value-type="float" office:value="3462504">
            <text:p>3462504</text:p>
          </table:table-cell>
          <table:table-cell office:value-type="float" office:value="559.357">
            <text:p>559.357</text:p>
          </table:table-cell>
          <table:table-cell table:style-name="cellBest" office:value-type="float" office:value="0">
            <text:p>0</text:p>
          </table:table-cell>
          <table:table-cell office:value-type="float" office:value="2928652">
            <text:p>2928652</text:p>
          </table:table-cell>
          <table:table-cell office:value-type="float" office:value="3418760">
            <text:p>3418760</text:p>
          </table:table-cell>
          <table:table-cell office:value-type="float" office:value="735719">
            <text:p>73571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204798">
            <text:p>3204798</text:p>
          </table:table-cell>
          <table:table-cell table:number-columns-repeated="2" office:value-type="float" office:value="3223880">
            <text:p>322388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53711">
            <text:p>2253711</text:p>
          </table:table-cell>
          <table:table-cell office:value-type="float" office:value="4619600">
            <text:p>4619600</text:p>
          </table:table-cell>
          <table:table-cell table:style-name="cellWorst" office:value-type="float" office:value="4534977">
            <text:p>4534977</text:p>
          </table:table-cell>
          <table:table-cell office:value-type="float" office:value="249.766">
            <text:p>249.766</text:p>
          </table:table-cell>
          <table:table-cell table:style-name="cellBest" office:value-type="float" office:value="0">
            <text:p>0</text:p>
          </table:table-cell>
          <table:table-cell office:value-type="float" office:value="1381196">
            <text:p>1381196</text:p>
          </table:table-cell>
          <table:table-cell office:value-type="float" office:value="1621208">
            <text:p>1621208</text:p>
          </table:table-cell>
          <table:table-cell office:value-type="float" office:value="414009">
            <text:p>414009</text:p>
          </table:table-cell>
          <table:table-cell table:style-name="Default" office:value-type="float" office:value="600">
            <text:p>600</text:p>
          </table:table-cell>
          <table:table-cell table:style-name="Default" office:value-type="float" office:value="1">
            <text:p>1</text:p>
          </table:table-cell>
          <table:table-cell office:value-type="float" office:value="2354865">
            <text:p>2354865</text:p>
          </table:table-cell>
          <table:table-cell table:number-columns-repeated="2" office:value-type="float" office:value="2409887">
            <text:p>2409887</text:p>
          </table:table-cell>
          <table:table-cell office:value-type="float" office:value="592.742">
            <text:p>592.742</text:p>
          </table:table-cell>
          <table:table-cell table:style-name="cellBest" office:value-type="float" office:value="0">
            <text:p>0</text:p>
          </table:table-cell>
          <table:table-cell office:value-type="float" office:value="2780264">
            <text:p>2780264</text:p>
          </table:table-cell>
          <table:table-cell office:value-type="float" office:value="4733004">
            <text:p>4733004</text:p>
          </table:table-cell>
          <table:table-cell office:value-type="float" office:value="643458">
            <text:p>643458</text:p>
          </table:table-cell>
          <table:table-cell office:value-type="float" office:value="549.701">
            <text:p>549.701</text:p>
          </table:table-cell>
          <table:table-cell table:style-name="cellBest" office:value-type="float" office:value="0">
            <text:p>0</text:p>
          </table:table-cell>
          <table:table-cell office:value-type="float" office:value="2599442">
            <text:p>2599442</text:p>
          </table:table-cell>
          <table:table-cell office:value-type="float" office:value="3359051">
            <text:p>3359051</text:p>
          </table:table-cell>
          <table:table-cell office:value-type="float" office:value="1726684">
            <text:p>1726684</text:p>
          </table:table-cell>
          <table:table-cell office:value-type="float" office:value="78.5862">
            <text:p>78.5862</text:p>
          </table:table-cell>
          <table:table-cell table:style-name="cellBest" office:value-type="float" office:value="0">
            <text:p>0</text:p>
          </table:table-cell>
          <table:table-cell office:value-type="float" office:value="546234">
            <text:p>546234</text:p>
          </table:table-cell>
          <table:table-cell office:value-type="float" office:value="652375">
            <text:p>652375</text:p>
          </table:table-cell>
          <table:table-cell office:value-type="float" office:value="240673">
            <text:p>240673</text:p>
          </table:table-cell>
          <table:table-cell office:value-type="float" office:value="348.628">
            <text:p>348.628</text:p>
          </table:table-cell>
          <table:table-cell table:style-name="cellBest" office:value-type="float" office:value="0">
            <text:p>0</text:p>
          </table:table-cell>
          <table:table-cell office:value-type="float" office:value="1918559">
            <text:p>1918559</text:p>
          </table:table-cell>
          <table:table-cell office:value-type="float" office:value="3064185">
            <text:p>3064185</text:p>
          </table:table-cell>
          <table:table-cell office:value-type="float" office:value="2704285">
            <text:p>270428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042251">
            <text:p>3042251</text:p>
          </table:table-cell>
          <table:table-cell office:value-type="float" office:value="3764661">
            <text:p>3764661</text:p>
          </table:table-cell>
          <table:table-cell office:value-type="float" office:value="3721576">
            <text:p>372157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926134">
            <text:p>2926134</text:p>
          </table:table-cell>
          <table:table-cell office:value-type="float" office:value="3620575">
            <text:p>3620575</text:p>
          </table:table-cell>
          <table:table-cell office:value-type="float" office:value="3601043">
            <text:p>360104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265055">
            <text:p>3265055</text:p>
          </table:table-cell>
          <table:table-cell office:value-type="float" office:value="4060847">
            <text:p>4060847</text:p>
          </table:table-cell>
          <table:table-cell office:value-type="float" office:value="4047166">
            <text:p>4047166</text:p>
          </table:table-cell>
          <table:table-cell table:style-name="cellBest" office:value-type="float" office:value="54.758">
            <text:p>54.758</text:p>
          </table:table-cell>
          <table:table-cell table:style-name="cellBest" office:value-type="float" office:value="0">
            <text:p>0</text:p>
          </table:table-cell>
          <table:table-cell table:style-name="cellBest" office:value-type="float" office:value="343654">
            <text:p>343654</text:p>
          </table:table-cell>
          <table:table-cell table:style-name="cellBest" office:value-type="float" office:value="423125">
            <text:p>423125</text:p>
          </table:table-cell>
          <table:table-cell office:value-type="float" office:value="154864">
            <text:p>154864</text:p>
          </table:table-cell>
          <table:table-cell office:value-type="float" office:value="172.557">
            <text:p>172.557</text:p>
          </table:table-cell>
          <table:table-cell table:style-name="cellBest" office:value-type="float" office:value="0">
            <text:p>0</text:p>
          </table:table-cell>
          <table:table-cell office:value-type="float" office:value="1084153">
            <text:p>1084153</text:p>
          </table:table-cell>
          <table:table-cell office:value-type="float" office:value="1274174">
            <text:p>1274174</text:p>
          </table:table-cell>
          <table:table-cell office:value-type="float" office:value="551636">
            <text:p>55163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084447">
            <text:p>3084447</text:p>
          </table:table-cell>
          <table:table-cell office:value-type="float" office:value="3606697">
            <text:p>3606697</text:p>
          </table:table-cell>
          <table:table-cell office:value-type="float" office:value="1769017">
            <text:p>176901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634590">
            <text:p>2634590</text:p>
          </table:table-cell>
          <table:table-cell office:value-type="float" office:value="3084134">
            <text:p>3084134</text:p>
          </table:table-cell>
          <table:table-cell office:value-type="float" office:value="1505590">
            <text:p>150559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749880">
            <text:p>2749880</text:p>
          </table:table-cell>
          <table:table-cell table:number-columns-repeated="2" office:value-type="float" office:value="4101819">
            <text:p>4101819</text:p>
          </table:table-cell>
          <table:table-cell office:value-type="float" office:value="180.012">
            <text:p>180.012</text:p>
          </table:table-cell>
          <table:table-cell table:style-name="cellBest" office:value-type="float" office:value="0">
            <text:p>0</text:p>
          </table:table-cell>
          <table:table-cell office:value-type="float" office:value="869776">
            <text:p>869776</text:p>
          </table:table-cell>
          <table:table-cell office:value-type="float" office:value="962379">
            <text:p>962379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3426886">
            <text:p>3426886</text:p>
          </table:table-cell>
          <table:table-cell office:value-type="float" office:value="4102218">
            <text:p>4102218</text:p>
          </table:table-cell>
          <table:table-cell office:value-type="float" office:value="4060610">
            <text:p>406061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542794">
            <text:p>2542794</text:p>
          </table:table-cell>
          <table:table-cell office:value-type="float" office:value="3044589">
            <text:p>3044589</text:p>
          </table:table-cell>
          <table:table-cell office:value-type="float" office:value="1743577">
            <text:p>174357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859556">
            <text:p>2859556</text:p>
          </table:table-cell>
          <table:table-cell table:number-columns-repeated="2" office:value-type="float" office:value="3090826">
            <text:p>309082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962495">
            <text:p>2962495</text:p>
          </table:table-cell>
          <table:table-cell office:value-type="float" office:value="4512223">
            <text:p>4512223</text:p>
          </table:table-cell>
          <table:table-cell office:value-type="float" office:value="4415729">
            <text:p>4415729</text:p>
          </table:table-cell>
          <table:table-cell office:value-type="float" office:value="591.208">
            <text:p>591.208</text:p>
          </table:table-cell>
          <table:table-cell table:style-name="cellBest" office:value-type="float" office:value="0">
            <text:p>0</text:p>
          </table:table-cell>
          <table:table-cell office:value-type="float" office:value="3207871">
            <text:p>3207871</text:p>
          </table:table-cell>
          <table:table-cell office:value-type="float" office:value="3731055">
            <text:p>3731055</text:p>
          </table:table-cell>
          <table:table-cell office:value-type="float" office:value="1750909">
            <text:p>1750909</text:p>
          </table:table-cell>
          <table:table-cell table:style-name="Default" office:value-type="float" office:value="600">
            <text:p>600</text:p>
          </table:table-cell>
          <table:table-cell table:style-name="Default" office:value-type="float" office:value="1">
            <text:p>1</text:p>
          </table:table-cell>
          <table:table-cell office:value-type="float" office:value="2560163">
            <text:p>2560163</text:p>
          </table:table-cell>
          <table:table-cell table:number-columns-repeated="2" office:value-type="float" office:value="2590325">
            <text:p>2590325</text:p>
          </table:table-cell>
          <table:table-cell table:formula="of:=MIN([.$B3];[.$F3];[.$K3];[.$P3];[.$U3];[.$Z3];[.$AE3];[.$AJ3];[.$AO3];[.$AT3];[.$AY3];[.$BD3];[.$BI3];[.$BN3];[.$BS3];[.$BX3];[.$CC3];[.$CH3];[.$CM3];[.$CR3];[.$CW3];[.$DB3];[.$DG3];[.$DL3];[.$DQ3];[.$DV3];[.$EA3];[.$EF3];[.$EK3];[.$EP3];[.$EU3];[.$EZ3];[.$FE3];[.$FJ3];[.$FO3];[.$FT3];[.$FY3];[.$GD3];[.$GI3];[.$GN3];[.$GS3])" office:value-type="float" office:value="54.758">
            <text:p>54.758</text:p>
          </table:table-cell>
          <table:table-cell table:formula="of:=MIN([.$C3];[.$G3];[.$L3];[.$Q3];[.$V3];[.$AA3];[.$AF3];[.$AK3];[.$AP3];[.$AU3];[.$AZ3];[.$BE3];[.$BJ3];[.$BO3];[.$BT3];[.$BY3];[.$CD3];[.$CI3];[.$CN3];[.$CS3];[.$CX3];[.$DC3];[.$DH3];[.$DM3];[.$DR3];[.$DW3];[.$EB3];[.$EG3];[.$EL3];[.$EQ3];[.$EV3];[.$FA3];[.$FF3];[.$FK3];[.$FP3];[.$FU3];[.$FZ3];[.$GE3];[.$GJ3];[.$GO3];[.$GT3])" office:value-type="float" office:value="0">
            <text:p>0</text:p>
          </table:table-cell>
          <table:table-cell table:formula="of:=MIN([.$D3];[.$H3];[.$M3];[.$R3];[.$W3];[.$AB3];[.$AG3];[.$AL3];[.$AQ3];[.$AV3];[.$BA3];[.$BF3];[.$BK3];[.$BP3];[.$BU3];[.$BZ3];[.$CE3];[.$CJ3];[.$CO3];[.$CT3];[.$CY3];[.$DD3];[.$DI3];[.$DN3];[.$DS3];[.$DX3];[.$EC3];[.$EH3];[.$EM3];[.$ER3];[.$EW3];[.$FB3];[.$FG3];[.$FL3];[.$FQ3];[.$FV3];[.$GA3];[.$GF3];[.$GK3];[.$GP3];[.$GU3])" office:value-type="float" office:value="343654">
            <text:p>343654</text:p>
          </table:table-cell>
          <table:table-cell table:formula="of:=MIN([.$E3];[.$I3];[.$N3];[.$S3];[.$X3];[.$AC3];[.$AH3];[.$AM3];[.$AR3];[.$AW3];[.$BB3];[.$BG3];[.$BL3];[.$BQ3];[.$BV3];[.$CA3];[.$CF3];[.$CK3];[.$CP3];[.$CU3];[.$CZ3];[.$DE3];[.$DJ3];[.$DO3];[.$DT3];[.$DY3];[.$ED3];[.$EI3];[.$EN3];[.$ES3];[.$EX3];[.$FC3];[.$FH3];[.$FM3];[.$FR3];[.$FW3];[.$GB3];[.$GG3];[.$GL3];[.$GQ3];[.$GV3])" office:value-type="float" office:value="423125">
            <text:p>423125</text:p>
          </table:table-cell>
          <table:table-cell table:formula="of:=MIN([.$J3];[.$O3];[.$T3];[.$Y3];[.$AD3];[.$AI3];[.$AN3];[.$AS3];[.$AX3];[.$BC3];[.$BH3];[.$BM3];[.$BR3];[.$BW3];[.$CB3];[.$CG3];[.$CL3];[.$CQ3];[.$CV3];[.$DA3];[.$DF3];[.$DK3];[.$DP3];[.$DU3];[.$DZ3];[.$EE3];[.$EJ3];[.$EO3];[.$ET3];[.$EY3];[.$FD3];[.$FI3];[.$FN3];[.$FS3];[.$FX3];[.$GC3];[.$GH3];[.$GM3];[.$GR3];[.$GW3])" office:value-type="float" office:value="0">
            <text:p>0</text:p>
          </table:table-cell>
          <table:table-cell table:formula="of:=MEDIAN([.$B3];[.$F3];[.$K3];[.$P3];[.$U3];[.$Z3];[.$AE3];[.$AJ3];[.$AO3];[.$AT3];[.$AY3];[.$BD3];[.$BI3];[.$BN3];[.$BS3];[.$BX3];[.$CC3];[.$CH3];[.$CM3];[.$CR3];[.$CW3];[.$DB3];[.$DG3];[.$DL3];[.$DQ3];[.$DV3];[.$EA3];[.$EF3];[.$EK3];[.$EP3];[.$EU3];[.$EZ3];[.$FE3];[.$FJ3];[.$FO3];[.$FT3];[.$FY3];[.$GD3];[.$GI3];[.$GN3];[.$GS3])" office:value-type="float" office:value="600">
            <text:p>600</text:p>
          </table:table-cell>
          <table:table-cell table:formula="of:=MEDIAN([.$C3];[.$G3];[.$L3];[.$Q3];[.$V3];[.$AA3];[.$AF3];[.$AK3];[.$AP3];[.$AU3];[.$AZ3];[.$BE3];[.$BJ3];[.$BO3];[.$BT3];[.$BY3];[.$CD3];[.$CI3];[.$CN3];[.$CS3];[.$CX3];[.$DC3];[.$DH3];[.$DM3];[.$DR3];[.$DW3];[.$EB3];[.$EG3];[.$EL3];[.$EQ3];[.$EV3];[.$FA3];[.$FF3];[.$FK3];[.$FP3];[.$FU3];[.$FZ3];[.$GE3];[.$GJ3];[.$GO3];[.$GT3])" office:value-type="float" office:value="1">
            <text:p>1</text:p>
          </table:table-cell>
          <table:table-cell table:formula="of:=MEDIAN([.$D3];[.$H3];[.$M3];[.$R3];[.$W3];[.$AB3];[.$AG3];[.$AL3];[.$AQ3];[.$AV3];[.$BA3];[.$BF3];[.$BK3];[.$BP3];[.$BU3];[.$BZ3];[.$CE3];[.$CJ3];[.$CO3];[.$CT3];[.$CY3];[.$DD3];[.$DI3];[.$DN3];[.$DS3];[.$DX3];[.$EC3];[.$EH3];[.$EM3];[.$ER3];[.$EW3];[.$FB3];[.$FG3];[.$FL3];[.$FQ3];[.$FV3];[.$GA3];[.$GF3];[.$GK3];[.$GP3];[.$GU3])" office:value-type="float" office:value="2566390">
            <text:p>2566390</text:p>
          </table:table-cell>
          <table:table-cell table:formula="of:=MEDIAN([.$E3];[.$I3];[.$N3];[.$S3];[.$X3];[.$AC3];[.$AH3];[.$AM3];[.$AR3];[.$AW3];[.$BB3];[.$BG3];[.$BL3];[.$BQ3];[.$BV3];[.$CA3];[.$CF3];[.$CK3];[.$CP3];[.$CU3];[.$CZ3];[.$DE3];[.$DJ3];[.$DO3];[.$DT3];[.$DY3];[.$ED3];[.$EI3];[.$EN3];[.$ES3];[.$EX3];[.$FC3];[.$FH3];[.$FM3];[.$FR3];[.$FW3];[.$GB3];[.$GG3];[.$GL3];[.$GQ3];[.$GV3])" office:value-type="float" office:value="3359051">
            <text:p>3359051</text:p>
          </table:table-cell>
          <table:table-cell table:formula="of:=MEDIAN([.$J3];[.$O3];[.$T3];[.$Y3];[.$AD3];[.$AI3];[.$AN3];[.$AS3];[.$AX3];[.$BC3];[.$BH3];[.$BM3];[.$BR3];[.$BW3];[.$CB3];[.$CG3];[.$CL3];[.$CQ3];[.$CV3];[.$DA3];[.$DF3];[.$DK3];[.$DP3];[.$DU3];[.$DZ3];[.$EE3];[.$EJ3];[.$EO3];[.$ET3];[.$EY3];[.$FD3];[.$FI3];[.$FN3];[.$FS3];[.$FX3];[.$GC3];[.$GH3];[.$GM3];[.$GR3];[.$GW3])" office:value-type="float" office:value="1735130.5">
            <text:p>1735130.5</text:p>
          </table:table-cell>
          <table:table-cell table:formula="of:=MAX([.$B3];[.$F3];[.$K3];[.$P3];[.$U3];[.$Z3];[.$AE3];[.$AJ3];[.$AO3];[.$AT3];[.$AY3];[.$BD3];[.$BI3];[.$BN3];[.$BS3];[.$BX3];[.$CC3];[.$CH3];[.$CM3];[.$CR3];[.$CW3];[.$DB3];[.$DG3];[.$DL3];[.$DQ3];[.$DV3];[.$EA3];[.$EF3];[.$EK3];[.$EP3];[.$EU3];[.$EZ3];[.$FE3];[.$FJ3];[.$FO3];[.$FT3];[.$FY3];[.$GD3];[.$GI3];[.$GN3];[.$GS3])" office:value-type="float" office:value="600">
            <text:p>600</text:p>
          </table:table-cell>
          <table:table-cell table:formula="of:=MAX([.$C3];[.$G3];[.$L3];[.$Q3];[.$V3];[.$AA3];[.$AF3];[.$AK3];[.$AP3];[.$AU3];[.$AZ3];[.$BE3];[.$BJ3];[.$BO3];[.$BT3];[.$BY3];[.$CD3];[.$CI3];[.$CN3];[.$CS3];[.$CX3];[.$DC3];[.$DH3];[.$DM3];[.$DR3];[.$DW3];[.$EB3];[.$EG3];[.$EL3];[.$EQ3];[.$EV3];[.$FA3];[.$FF3];[.$FK3];[.$FP3];[.$FU3];[.$FZ3];[.$GE3];[.$GJ3];[.$GO3];[.$GT3])" office:value-type="float" office:value="1">
            <text:p>1</text:p>
          </table:table-cell>
          <table:table-cell table:formula="of:=MAX([.$D3];[.$H3];[.$M3];[.$R3];[.$W3];[.$AB3];[.$AG3];[.$AL3];[.$AQ3];[.$AV3];[.$BA3];[.$BF3];[.$BK3];[.$BP3];[.$BU3];[.$BZ3];[.$CE3];[.$CJ3];[.$CO3];[.$CT3];[.$CY3];[.$DD3];[.$DI3];[.$DN3];[.$DS3];[.$DX3];[.$EC3];[.$EH3];[.$EM3];[.$ER3];[.$EW3];[.$FB3];[.$FG3];[.$FL3];[.$FQ3];[.$FV3];[.$GA3];[.$GF3];[.$GK3];[.$GP3];[.$GU3])" office:value-type="float" office:value="3426886">
            <text:p>3426886</text:p>
          </table:table-cell>
          <table:table-cell table:formula="of:=MAX([.$E3];[.$I3];[.$N3];[.$S3];[.$X3];[.$AC3];[.$AH3];[.$AM3];[.$AR3];[.$AW3];[.$BB3];[.$BG3];[.$BL3];[.$BQ3];[.$BV3];[.$CA3];[.$CF3];[.$CK3];[.$CP3];[.$CU3];[.$CZ3];[.$DE3];[.$DJ3];[.$DO3];[.$DT3];[.$DY3];[.$ED3];[.$EI3];[.$EN3];[.$ES3];[.$EX3];[.$FC3];[.$FH3];[.$FM3];[.$FR3];[.$FW3];[.$GB3];[.$GG3];[.$GL3];[.$GQ3];[.$GV3])" office:value-type="float" office:value="6346243">
            <text:p>6346243</text:p>
          </table:table-cell>
          <table:table-cell table:formula="of:=MAX([.$J3];[.$O3];[.$T3];[.$Y3];[.$AD3];[.$AI3];[.$AN3];[.$AS3];[.$AX3];[.$BC3];[.$BH3];[.$BM3];[.$BR3];[.$BW3];[.$CB3];[.$CG3];[.$CL3];[.$CQ3];[.$CV3];[.$DA3];[.$DF3];[.$DK3];[.$DP3];[.$DU3];[.$DZ3];[.$EE3];[.$EJ3];[.$EO3];[.$ET3];[.$EY3];[.$FD3];[.$FI3];[.$FN3];[.$FS3];[.$FX3];[.$GC3];[.$GH3];[.$GM3];[.$GR3];[.$GW3])" office:value-type="float" office:value="4534977">
            <text:p>4534977</text:p>
          </table:table-cell>
        </table:table-row>
        <table:table-row table:style-name="ro1">
          <table:table-cell office:value-type="string">
            <text:p>./handmade_soko002.lp</text:p>
          </table:table-cell>
          <table:table-cell office:value-type="float" office:value="0.69106">
            <text:p>0.69106</text:p>
          </table:table-cell>
          <table:table-cell office:value-type="float" office:value="0">
            <text:p>0</text:p>
          </table:table-cell>
          <table:table-cell office:value-type="float" office:value="10044">
            <text:p>10044</text:p>
          </table:table-cell>
          <table:table-cell office:value-type="float" office:value="14107">
            <text:p>14107</text:p>
          </table:table-cell>
          <table:table-cell office:value-type="float" office:value="0.741628">
            <text:p>0.741628</text:p>
          </table:table-cell>
          <table:table-cell office:value-type="float" office:value="0">
            <text:p>0</text:p>
          </table:table-cell>
          <table:table-cell office:value-type="float" office:value="10044">
            <text:p>10044</text:p>
          </table:table-cell>
          <table:table-cell office:value-type="float" office:value="14107">
            <text:p>14107</text:p>
          </table:table-cell>
          <table:table-cell office:value-type="float" office:value="0">
            <text:p>0</text:p>
          </table:table-cell>
          <table:table-cell office:value-type="float" office:value="0.748343">
            <text:p>0.748343</text:p>
          </table:table-cell>
          <table:table-cell office:value-type="float" office:value="0">
            <text:p>0</text:p>
          </table:table-cell>
          <table:table-cell office:value-type="float" office:value="10044">
            <text:p>10044</text:p>
          </table:table-cell>
          <table:table-cell office:value-type="float" office:value="14107">
            <text:p>14107</text:p>
          </table:table-cell>
          <table:table-cell office:value-type="float" office:value="0">
            <text:p>0</text:p>
          </table:table-cell>
          <table:table-cell office:value-type="float" office:value="0.760752">
            <text:p>0.760752</text:p>
          </table:table-cell>
          <table:table-cell office:value-type="float" office:value="0">
            <text:p>0</text:p>
          </table:table-cell>
          <table:table-cell office:value-type="float" office:value="10044">
            <text:p>10044</text:p>
          </table:table-cell>
          <table:table-cell office:value-type="float" office:value="14107">
            <text:p>14107</text:p>
          </table:table-cell>
          <table:table-cell office:value-type="float" office:value="3414">
            <text:p>3414</text:p>
          </table:table-cell>
          <table:table-cell office:value-type="float" office:value="2.34998">
            <text:p>2.34998</text:p>
          </table:table-cell>
          <table:table-cell office:value-type="float" office:value="0">
            <text:p>0</text:p>
          </table:table-cell>
          <table:table-cell office:value-type="float" office:value="25859">
            <text:p>25859</text:p>
          </table:table-cell>
          <table:table-cell office:value-type="float" office:value="39425">
            <text:p>39425</text:p>
          </table:table-cell>
          <table:table-cell office:value-type="float" office:value="10140">
            <text:p>10140</text:p>
          </table:table-cell>
          <table:table-cell office:value-type="float" office:value="1.3129">
            <text:p>1.3129</text:p>
          </table:table-cell>
          <table:table-cell office:value-type="float" office:value="0">
            <text:p>0</text:p>
          </table:table-cell>
          <table:table-cell office:value-type="float" office:value="16670">
            <text:p>16670</text:p>
          </table:table-cell>
          <table:table-cell office:value-type="float" office:value="22158">
            <text:p>22158</text:p>
          </table:table-cell>
          <table:table-cell office:value-type="float" office:value="4483">
            <text:p>4483</text:p>
          </table:table-cell>
          <table:table-cell office:value-type="float" office:value="0.717189">
            <text:p>0.717189</text:p>
          </table:table-cell>
          <table:table-cell office:value-type="float" office:value="0">
            <text:p>0</text:p>
          </table:table-cell>
          <table:table-cell office:value-type="float" office:value="8606">
            <text:p>8606</text:p>
          </table:table-cell>
          <table:table-cell office:value-type="float" office:value="11070">
            <text:p>11070</text:p>
          </table:table-cell>
          <table:table-cell office:value-type="float" office:value="9128">
            <text:p>9128</text:p>
          </table:table-cell>
          <table:table-cell office:value-type="float" office:value="0.971787">
            <text:p>0.971787</text:p>
          </table:table-cell>
          <table:table-cell office:value-type="float" office:value="0">
            <text:p>0</text:p>
          </table:table-cell>
          <table:table-cell office:value-type="float" office:value="11638">
            <text:p>11638</text:p>
          </table:table-cell>
          <table:table-cell office:value-type="float" office:value="14584">
            <text:p>14584</text:p>
          </table:table-cell>
          <table:table-cell office:value-type="float" office:value="13986">
            <text:p>13986</text:p>
          </table:table-cell>
          <table:table-cell office:value-type="float" office:value="1.01969">
            <text:p>1.01969</text:p>
          </table:table-cell>
          <table:table-cell office:value-type="float" office:value="0">
            <text:p>0</text:p>
          </table:table-cell>
          <table:table-cell office:value-type="float" office:value="12036">
            <text:p>12036</text:p>
          </table:table-cell>
          <table:table-cell office:value-type="float" office:value="15268">
            <text:p>15268</text:p>
          </table:table-cell>
          <table:table-cell office:value-type="float" office:value="14731">
            <text:p>14731</text:p>
          </table:table-cell>
          <table:table-cell office:value-type="float" office:value="0.854865">
            <text:p>0.854865</text:p>
          </table:table-cell>
          <table:table-cell office:value-type="float" office:value="0">
            <text:p>0</text:p>
          </table:table-cell>
          <table:table-cell office:value-type="float" office:value="10049">
            <text:p>10049</text:p>
          </table:table-cell>
          <table:table-cell office:value-type="float" office:value="12609">
            <text:p>12609</text:p>
          </table:table-cell>
          <table:table-cell office:value-type="float" office:value="12238">
            <text:p>12238</text:p>
          </table:table-cell>
          <table:table-cell office:value-type="float" office:value="1.85622">
            <text:p>1.85622</text:p>
          </table:table-cell>
          <table:table-cell office:value-type="float" office:value="0">
            <text:p>0</text:p>
          </table:table-cell>
          <table:table-cell office:value-type="float" office:value="23344">
            <text:p>23344</text:p>
          </table:table-cell>
          <table:table-cell office:value-type="float" office:value="30248">
            <text:p>30248</text:p>
          </table:table-cell>
          <table:table-cell office:value-type="float" office:value="5800">
            <text:p>5800</text:p>
          </table:table-cell>
          <table:table-cell office:value-type="float" office:value="1.26459">
            <text:p>1.26459</text:p>
          </table:table-cell>
          <table:table-cell office:value-type="float" office:value="0">
            <text:p>0</text:p>
          </table:table-cell>
          <table:table-cell office:value-type="float" office:value="16157">
            <text:p>16157</text:p>
          </table:table-cell>
          <table:table-cell office:value-type="float" office:value="20987">
            <text:p>20987</text:p>
          </table:table-cell>
          <table:table-cell office:value-type="float" office:value="4532">
            <text:p>4532</text:p>
          </table:table-cell>
          <table:table-cell office:value-type="float" office:value="1.39709">
            <text:p>1.39709</text:p>
          </table:table-cell>
          <table:table-cell office:value-type="float" office:value="0">
            <text:p>0</text:p>
          </table:table-cell>
          <table:table-cell office:value-type="float" office:value="18147">
            <text:p>18147</text:p>
          </table:table-cell>
          <table:table-cell office:value-type="float" office:value="23479">
            <text:p>23479</text:p>
          </table:table-cell>
          <table:table-cell office:value-type="float" office:value="4758">
            <text:p>4758</text:p>
          </table:table-cell>
          <table:table-cell office:value-type="float" office:value="1.0326">
            <text:p>1.0326</text:p>
          </table:table-cell>
          <table:table-cell office:value-type="float" office:value="0">
            <text:p>0</text:p>
          </table:table-cell>
          <table:table-cell office:value-type="float" office:value="13576">
            <text:p>13576</text:p>
          </table:table-cell>
          <table:table-cell office:value-type="float" office:value="18635">
            <text:p>18635</text:p>
          </table:table-cell>
          <table:table-cell office:value-type="float" office:value="4508">
            <text:p>4508</text:p>
          </table:table-cell>
          <table:table-cell office:value-type="float" office:value="0.446186">
            <text:p>0.446186</text:p>
          </table:table-cell>
          <table:table-cell office:value-type="float" office:value="0">
            <text:p>0</text:p>
          </table:table-cell>
          <table:table-cell office:value-type="float" office:value="5687">
            <text:p>5687</text:p>
          </table:table-cell>
          <table:table-cell table:number-columns-repeated="2" office:value-type="float" office:value="7706">
            <text:p>7706</text:p>
          </table:table-cell>
          <table:table-cell office:value-type="float" office:value="0.254938">
            <text:p>0.254938</text:p>
          </table:table-cell>
          <table:table-cell office:value-type="float" office:value="0">
            <text:p>0</text:p>
          </table:table-cell>
          <table:table-cell office:value-type="float" office:value="2974">
            <text:p>2974</text:p>
          </table:table-cell>
          <table:table-cell office:value-type="float" office:value="5698">
            <text:p>5698</text:p>
          </table:table-cell>
          <table:table-cell office:value-type="float" office:value="0">
            <text:p>0</text:p>
          </table:table-cell>
          <table:table-cell office:value-type="float" office:value="1.56102">
            <text:p>1.56102</text:p>
          </table:table-cell>
          <table:table-cell office:value-type="float" office:value="0">
            <text:p>0</text:p>
          </table:table-cell>
          <table:table-cell office:value-type="float" office:value="18440">
            <text:p>18440</text:p>
          </table:table-cell>
          <table:table-cell office:value-type="float" office:value="22477">
            <text:p>22477</text:p>
          </table:table-cell>
          <table:table-cell office:value-type="float" office:value="21802">
            <text:p>21802</text:p>
          </table:table-cell>
          <table:table-cell office:value-type="float" office:value="1.37852">
            <text:p>1.37852</text:p>
          </table:table-cell>
          <table:table-cell office:value-type="float" office:value="0">
            <text:p>0</text:p>
          </table:table-cell>
          <table:table-cell office:value-type="float" office:value="17765">
            <text:p>17765</text:p>
          </table:table-cell>
          <table:table-cell office:value-type="float" office:value="22910">
            <text:p>22910</text:p>
          </table:table-cell>
          <table:table-cell office:value-type="float" office:value="4942">
            <text:p>4942</text:p>
          </table:table-cell>
          <table:table-cell office:value-type="float" office:value="0.247862">
            <text:p>0.247862</text:p>
          </table:table-cell>
          <table:table-cell office:value-type="float" office:value="0">
            <text:p>0</text:p>
          </table:table-cell>
          <table:table-cell office:value-type="float" office:value="2735">
            <text:p>2735</text:p>
          </table:table-cell>
          <table:table-cell table:number-columns-repeated="2" office:value-type="float" office:value="2919">
            <text:p>2919</text:p>
          </table:table-cell>
          <table:table-cell office:value-type="float" office:value="2.52798">
            <text:p>2.52798</text:p>
          </table:table-cell>
          <table:table-cell office:value-type="float" office:value="0">
            <text:p>0</text:p>
          </table:table-cell>
          <table:table-cell office:value-type="float" office:value="28353">
            <text:p>28353</text:p>
          </table:table-cell>
          <table:table-cell office:value-type="float" office:value="33355">
            <text:p>33355</text:p>
          </table:table-cell>
          <table:table-cell office:value-type="float" office:value="32374">
            <text:p>32374</text:p>
          </table:table-cell>
          <table:table-cell office:value-type="float" office:value="0.750388">
            <text:p>0.750388</text:p>
          </table:table-cell>
          <table:table-cell office:value-type="float" office:value="0">
            <text:p>0</text:p>
          </table:table-cell>
          <table:table-cell office:value-type="float" office:value="9497">
            <text:p>9497</text:p>
          </table:table-cell>
          <table:table-cell office:value-type="float" office:value="12793">
            <text:p>12793</text:p>
          </table:table-cell>
          <table:table-cell office:value-type="float" office:value="3238">
            <text:p>3238</text:p>
          </table:table-cell>
          <table:table-cell office:value-type="float" office:value="41.3117">
            <text:p>41.3117</text:p>
          </table:table-cell>
          <table:table-cell table:style-name="Default" office:value-type="float" office:value="0">
            <text:p>0</text:p>
          </table:table-cell>
          <table:table-cell table:style-name="cellWorst" office:value-type="float" office:value="333064">
            <text:p>333064</text:p>
          </table:table-cell>
          <table:table-cell table:style-name="cellWorst" office:value-type="float" office:value="339502">
            <text:p>339502</text:p>
          </table:table-cell>
          <table:table-cell table:style-name="cellWorst" office:value-type="float" office:value="339502">
            <text:p>339502</text:p>
          </table:table-cell>
          <table:table-cell office:value-type="float" office:value="0.721747">
            <text:p>0.721747</text:p>
          </table:table-cell>
          <table:table-cell office:value-type="float" office:value="0">
            <text:p>0</text:p>
          </table:table-cell>
          <table:table-cell office:value-type="float" office:value="10044">
            <text:p>10044</text:p>
          </table:table-cell>
          <table:table-cell office:value-type="float" office:value="14107">
            <text:p>14107</text:p>
          </table:table-cell>
          <table:table-cell office:value-type="float" office:value="3414">
            <text:p>3414</text:p>
          </table:table-cell>
          <table:table-cell office:value-type="float" office:value="2.37828">
            <text:p>2.37828</text:p>
          </table:table-cell>
          <table:table-cell office:value-type="float" office:value="0">
            <text:p>0</text:p>
          </table:table-cell>
          <table:table-cell office:value-type="float" office:value="28887">
            <text:p>28887</text:p>
          </table:table-cell>
          <table:table-cell office:value-type="float" office:value="46310">
            <text:p>46310</text:p>
          </table:table-cell>
          <table:table-cell office:value-type="float" office:value="25081">
            <text:p>25081</text:p>
          </table:table-cell>
          <table:table-cell office:value-type="float" office:value="0.869552">
            <text:p>0.869552</text:p>
          </table:table-cell>
          <table:table-cell office:value-type="float" office:value="0">
            <text:p>0</text:p>
          </table:table-cell>
          <table:table-cell office:value-type="float" office:value="10178">
            <text:p>10178</text:p>
          </table:table-cell>
          <table:table-cell office:value-type="float" office:value="13492">
            <text:p>13492</text:p>
          </table:table-cell>
          <table:table-cell office:value-type="float" office:value="5967">
            <text:p>5967</text:p>
          </table:table-cell>
          <table:table-cell office:value-type="float" office:value="0.317327">
            <text:p>0.317327</text:p>
          </table:table-cell>
          <table:table-cell office:value-type="float" office:value="0">
            <text:p>0</text:p>
          </table:table-cell>
          <table:table-cell office:value-type="float" office:value="4006">
            <text:p>4006</text:p>
          </table:table-cell>
          <table:table-cell office:value-type="float" office:value="6444">
            <text:p>6444</text:p>
          </table:table-cell>
          <table:table-cell office:value-type="float" office:value="5764">
            <text:p>5764</text:p>
          </table:table-cell>
          <table:table-cell office:value-type="float" office:value="2.97696">
            <text:p>2.97696</text:p>
          </table:table-cell>
          <table:table-cell office:value-type="float" office:value="0">
            <text:p>0</text:p>
          </table:table-cell>
          <table:table-cell office:value-type="float" office:value="36156">
            <text:p>36156</text:p>
          </table:table-cell>
          <table:table-cell office:value-type="float" office:value="44837">
            <text:p>44837</text:p>
          </table:table-cell>
          <table:table-cell office:value-type="float" office:value="44273">
            <text:p>44273</text:p>
          </table:table-cell>
          <table:table-cell office:value-type="float" office:value="0.440393">
            <text:p>0.440393</text:p>
          </table:table-cell>
          <table:table-cell office:value-type="float" office:value="0">
            <text:p>0</text:p>
          </table:table-cell>
          <table:table-cell office:value-type="float" office:value="6143">
            <text:p>6143</text:p>
          </table:table-cell>
          <table:table-cell office:value-type="float" office:value="8935">
            <text:p>8935</text:p>
          </table:table-cell>
          <table:table-cell office:value-type="float" office:value="8716">
            <text:p>8716</text:p>
          </table:table-cell>
          <table:table-cell office:value-type="float" office:value="0.992767">
            <text:p>0.992767</text:p>
          </table:table-cell>
          <table:table-cell office:value-type="float" office:value="0">
            <text:p>0</text:p>
          </table:table-cell>
          <table:table-cell office:value-type="float" office:value="12914">
            <text:p>12914</text:p>
          </table:table-cell>
          <table:table-cell office:value-type="float" office:value="17526">
            <text:p>17526</text:p>
          </table:table-cell>
          <table:table-cell office:value-type="float" office:value="17316">
            <text:p>17316</text:p>
          </table:table-cell>
          <table:table-cell office:value-type="float" office:value="0.869771">
            <text:p>0.869771</text:p>
          </table:table-cell>
          <table:table-cell office:value-type="float" office:value="0">
            <text:p>0</text:p>
          </table:table-cell>
          <table:table-cell office:value-type="float" office:value="11473">
            <text:p>11473</text:p>
          </table:table-cell>
          <table:table-cell office:value-type="float" office:value="15489">
            <text:p>15489</text:p>
          </table:table-cell>
          <table:table-cell office:value-type="float" office:value="8079">
            <text:p>8079</text:p>
          </table:table-cell>
          <table:table-cell office:value-type="float" office:value="0.338113">
            <text:p>0.338113</text:p>
          </table:table-cell>
          <table:table-cell office:value-type="float" office:value="0">
            <text:p>0</text:p>
          </table:table-cell>
          <table:table-cell office:value-type="float" office:value="4295">
            <text:p>4295</text:p>
          </table:table-cell>
          <table:table-cell office:value-type="float" office:value="6690">
            <text:p>6690</text:p>
          </table:table-cell>
          <table:table-cell office:value-type="float" office:value="3414">
            <text:p>3414</text:p>
          </table:table-cell>
          <table:table-cell office:value-type="float" office:value="1.11699">
            <text:p>1.11699</text:p>
          </table:table-cell>
          <table:table-cell office:value-type="float" office:value="0">
            <text:p>0</text:p>
          </table:table-cell>
          <table:table-cell office:value-type="float" office:value="12977">
            <text:p>12977</text:p>
          </table:table-cell>
          <table:table-cell office:value-type="float" office:value="17725">
            <text:p>17725</text:p>
          </table:table-cell>
          <table:table-cell office:value-type="float" office:value="9403">
            <text:p>9403</text:p>
          </table:table-cell>
          <table:table-cell office:value-type="float" office:value="1.88198">
            <text:p>1.88198</text:p>
          </table:table-cell>
          <table:table-cell office:value-type="float" office:value="0">
            <text:p>0</text:p>
          </table:table-cell>
          <table:table-cell office:value-type="float" office:value="23709">
            <text:p>23709</text:p>
          </table:table-cell>
          <table:table-cell office:value-type="float" office:value="31520">
            <text:p>31520</text:p>
          </table:table-cell>
          <table:table-cell office:value-type="float" office:value="15550">
            <text:p>15550</text:p>
          </table:table-cell>
          <table:table-cell office:value-type="float" office:value="1.29186">
            <text:p>1.29186</text:p>
          </table:table-cell>
          <table:table-cell office:value-type="float" office:value="0">
            <text:p>0</text:p>
          </table:table-cell>
          <table:table-cell office:value-type="float" office:value="14289">
            <text:p>14289</text:p>
          </table:table-cell>
          <table:table-cell table:number-columns-repeated="2" office:value-type="float" office:value="20297">
            <text:p>20297</text:p>
          </table:table-cell>
          <table:table-cell office:value-type="float" office:value="0.839825">
            <text:p>0.839825</text:p>
          </table:table-cell>
          <table:table-cell office:value-type="float" office:value="0">
            <text:p>0</text:p>
          </table:table-cell>
          <table:table-cell office:value-type="float" office:value="10243">
            <text:p>10243</text:p>
          </table:table-cell>
          <table:table-cell office:value-type="float" office:value="14671">
            <text:p>14671</text:p>
          </table:table-cell>
          <table:table-cell office:value-type="float" office:value="0">
            <text:p>0</text:p>
          </table:table-cell>
          <table:table-cell office:value-type="float" office:value="0.568881">
            <text:p>0.568881</text:p>
          </table:table-cell>
          <table:table-cell office:value-type="float" office:value="0">
            <text:p>0</text:p>
          </table:table-cell>
          <table:table-cell office:value-type="float" office:value="7420">
            <text:p>7420</text:p>
          </table:table-cell>
          <table:table-cell office:value-type="float" office:value="9643">
            <text:p>9643</text:p>
          </table:table-cell>
          <table:table-cell office:value-type="float" office:value="9374">
            <text:p>9374</text:p>
          </table:table-cell>
          <table:table-cell office:value-type="float" office:value="0.533281">
            <text:p>0.533281</text:p>
          </table:table-cell>
          <table:table-cell office:value-type="float" office:value="0">
            <text:p>0</text:p>
          </table:table-cell>
          <table:table-cell office:value-type="float" office:value="6838">
            <text:p>6838</text:p>
          </table:table-cell>
          <table:table-cell office:value-type="float" office:value="9657">
            <text:p>9657</text:p>
          </table:table-cell>
          <table:table-cell office:value-type="float" office:value="4713">
            <text:p>4713</text:p>
          </table:table-cell>
          <table:table-cell table:style-name="cellBest" office:value-type="float" office:value="0.197145">
            <text:p>0.197145</text:p>
          </table:table-cell>
          <table:table-cell office:value-type="float" office:value="0">
            <text:p>0</text:p>
          </table:table-cell>
          <table:table-cell table:style-name="cellBest" office:value-type="float" office:value="2364">
            <text:p>2364</text:p>
          </table:table-cell>
          <table:table-cell table:style-name="cellBest" office:value-type="float" office:value="2739">
            <text:p>2739</text:p>
          </table:table-cell>
          <table:table-cell office:value-type="float" office:value="2739">
            <text:p>2739</text:p>
          </table:table-cell>
          <table:table-cell office:value-type="float" office:value="0.507137">
            <text:p>0.507137</text:p>
          </table:table-cell>
          <table:table-cell office:value-type="float" office:value="0">
            <text:p>0</text:p>
          </table:table-cell>
          <table:table-cell office:value-type="float" office:value="6529">
            <text:p>6529</text:p>
          </table:table-cell>
          <table:table-cell office:value-type="float" office:value="9159">
            <text:p>9159</text:p>
          </table:table-cell>
          <table:table-cell office:value-type="float" office:value="8863">
            <text:p>8863</text:p>
          </table:table-cell>
          <table:table-cell office:value-type="float" office:value="0.457055">
            <text:p>0.457055</text:p>
          </table:table-cell>
          <table:table-cell office:value-type="float" office:value="0">
            <text:p>0</text:p>
          </table:table-cell>
          <table:table-cell office:value-type="float" office:value="6062">
            <text:p>6062</text:p>
          </table:table-cell>
          <table:table-cell office:value-type="float" office:value="8694">
            <text:p>8694</text:p>
          </table:table-cell>
          <table:table-cell office:value-type="float" office:value="3944">
            <text:p>3944</text:p>
          </table:table-cell>
          <table:table-cell table:style-name="Default" office:value-type="float" office:value="23.7653">
            <text:p>23.7653</text:p>
          </table:table-cell>
          <table:table-cell table:style-name="Default" office:value-type="float" office:value="0">
            <text:p>0</text:p>
          </table:table-cell>
          <table:table-cell office:value-type="float" office:value="206255">
            <text:p>206255</text:p>
          </table:table-cell>
          <table:table-cell table:number-columns-repeated="2" office:value-type="float" office:value="211129">
            <text:p>211129</text:p>
          </table:table-cell>
          <table:table-cell table:formula="of:=MIN([.$B4];[.$F4];[.$K4];[.$P4];[.$U4];[.$Z4];[.$AE4];[.$AJ4];[.$AO4];[.$AT4];[.$AY4];[.$BD4];[.$BI4];[.$BN4];[.$BS4];[.$BX4];[.$CC4];[.$CH4];[.$CM4];[.$CR4];[.$CW4];[.$DB4];[.$DG4];[.$DL4];[.$DQ4];[.$DV4];[.$EA4];[.$EF4];[.$EK4];[.$EP4];[.$EU4];[.$EZ4];[.$FE4];[.$FJ4];[.$FO4];[.$FT4];[.$FY4];[.$GD4];[.$GI4];[.$GN4];[.$GS4])" office:value-type="float" office:value="0.197145">
            <text:p>0.197145</text:p>
          </table:table-cell>
          <table:table-cell table:formula="of:=MIN([.$C4];[.$G4];[.$L4];[.$Q4];[.$V4];[.$AA4];[.$AF4];[.$AK4];[.$AP4];[.$AU4];[.$AZ4];[.$BE4];[.$BJ4];[.$BO4];[.$BT4];[.$BY4];[.$CD4];[.$CI4];[.$CN4];[.$CS4];[.$CX4];[.$DC4];[.$DH4];[.$DM4];[.$DR4];[.$DW4];[.$EB4];[.$EG4];[.$EL4];[.$EQ4];[.$EV4];[.$FA4];[.$FF4];[.$FK4];[.$FP4];[.$FU4];[.$FZ4];[.$GE4];[.$GJ4];[.$GO4];[.$GT4])" office:value-type="float" office:value="0">
            <text:p>0</text:p>
          </table:table-cell>
          <table:table-cell table:formula="of:=MIN([.$D4];[.$H4];[.$M4];[.$R4];[.$W4];[.$AB4];[.$AG4];[.$AL4];[.$AQ4];[.$AV4];[.$BA4];[.$BF4];[.$BK4];[.$BP4];[.$BU4];[.$BZ4];[.$CE4];[.$CJ4];[.$CO4];[.$CT4];[.$CY4];[.$DD4];[.$DI4];[.$DN4];[.$DS4];[.$DX4];[.$EC4];[.$EH4];[.$EM4];[.$ER4];[.$EW4];[.$FB4];[.$FG4];[.$FL4];[.$FQ4];[.$FV4];[.$GA4];[.$GF4];[.$GK4];[.$GP4];[.$GU4])" office:value-type="float" office:value="2364">
            <text:p>2364</text:p>
          </table:table-cell>
          <table:table-cell table:formula="of:=MIN([.$E4];[.$I4];[.$N4];[.$S4];[.$X4];[.$AC4];[.$AH4];[.$AM4];[.$AR4];[.$AW4];[.$BB4];[.$BG4];[.$BL4];[.$BQ4];[.$BV4];[.$CA4];[.$CF4];[.$CK4];[.$CP4];[.$CU4];[.$CZ4];[.$DE4];[.$DJ4];[.$DO4];[.$DT4];[.$DY4];[.$ED4];[.$EI4];[.$EN4];[.$ES4];[.$EX4];[.$FC4];[.$FH4];[.$FM4];[.$FR4];[.$FW4];[.$GB4];[.$GG4];[.$GL4];[.$GQ4];[.$GV4])" office:value-type="float" office:value="2739">
            <text:p>2739</text:p>
          </table:table-cell>
          <table:table-cell table:formula="of:=MIN([.$J4];[.$O4];[.$T4];[.$Y4];[.$AD4];[.$AI4];[.$AN4];[.$AS4];[.$AX4];[.$BC4];[.$BH4];[.$BM4];[.$BR4];[.$BW4];[.$CB4];[.$CG4];[.$CL4];[.$CQ4];[.$CV4];[.$DA4];[.$DF4];[.$DK4];[.$DP4];[.$DU4];[.$DZ4];[.$EE4];[.$EJ4];[.$EO4];[.$ET4];[.$EY4];[.$FD4];[.$FI4];[.$FN4];[.$FS4];[.$FX4];[.$GC4];[.$GH4];[.$GM4];[.$GR4];[.$GW4])" office:value-type="float" office:value="0">
            <text:p>0</text:p>
          </table:table-cell>
          <table:table-cell table:formula="of:=MEDIAN([.$B4];[.$F4];[.$K4];[.$P4];[.$U4];[.$Z4];[.$AE4];[.$AJ4];[.$AO4];[.$AT4];[.$AY4];[.$BD4];[.$BI4];[.$BN4];[.$BS4];[.$BX4];[.$CC4];[.$CH4];[.$CM4];[.$CR4];[.$CW4];[.$DB4];[.$DG4];[.$DL4];[.$DQ4];[.$DV4];[.$EA4];[.$EF4];[.$EK4];[.$EP4];[.$EU4];[.$EZ4];[.$FE4];[.$FJ4];[.$FO4];[.$FT4];[.$FY4];[.$GD4];[.$GI4];[.$GN4];[.$GS4])" office:value-type="float" office:value="0.869552">
            <text:p>0.869552</text:p>
          </table:table-cell>
          <table:table-cell table:formula="of:=MEDIAN([.$C4];[.$G4];[.$L4];[.$Q4];[.$V4];[.$AA4];[.$AF4];[.$AK4];[.$AP4];[.$AU4];[.$AZ4];[.$BE4];[.$BJ4];[.$BO4];[.$BT4];[.$BY4];[.$CD4];[.$CI4];[.$CN4];[.$CS4];[.$CX4];[.$DC4];[.$DH4];[.$DM4];[.$DR4];[.$DW4];[.$EB4];[.$EG4];[.$EL4];[.$EQ4];[.$EV4];[.$FA4];[.$FF4];[.$FK4];[.$FP4];[.$FU4];[.$FZ4];[.$GE4];[.$GJ4];[.$GO4];[.$GT4])" office:value-type="float" office:value="0">
            <text:p>0</text:p>
          </table:table-cell>
          <table:table-cell table:formula="of:=MEDIAN([.$D4];[.$H4];[.$M4];[.$R4];[.$W4];[.$AB4];[.$AG4];[.$AL4];[.$AQ4];[.$AV4];[.$BA4];[.$BF4];[.$BK4];[.$BP4];[.$BU4];[.$BZ4];[.$CE4];[.$CJ4];[.$CO4];[.$CT4];[.$CY4];[.$DD4];[.$DI4];[.$DN4];[.$DS4];[.$DX4];[.$EC4];[.$EH4];[.$EM4];[.$ER4];[.$EW4];[.$FB4];[.$FG4];[.$FL4];[.$FQ4];[.$FV4];[.$GA4];[.$GF4];[.$GK4];[.$GP4];[.$GU4])" office:value-type="float" office:value="10243">
            <text:p>10243</text:p>
          </table:table-cell>
          <table:table-cell table:formula="of:=MEDIAN([.$E4];[.$I4];[.$N4];[.$S4];[.$X4];[.$AC4];[.$AH4];[.$AM4];[.$AR4];[.$AW4];[.$BB4];[.$BG4];[.$BL4];[.$BQ4];[.$BV4];[.$CA4];[.$CF4];[.$CK4];[.$CP4];[.$CU4];[.$CZ4];[.$DE4];[.$DJ4];[.$DO4];[.$DT4];[.$DY4];[.$ED4];[.$EI4];[.$EN4];[.$ES4];[.$EX4];[.$FC4];[.$FH4];[.$FM4];[.$FR4];[.$FW4];[.$GB4];[.$GG4];[.$GL4];[.$GQ4];[.$GV4])" office:value-type="float" office:value="14584">
            <text:p>14584</text:p>
          </table:table-cell>
          <table:table-cell table:formula="of:=MEDIAN([.$J4];[.$O4];[.$T4];[.$Y4];[.$AD4];[.$AI4];[.$AN4];[.$AS4];[.$AX4];[.$BC4];[.$BH4];[.$BM4];[.$BR4];[.$BW4];[.$CB4];[.$CG4];[.$CL4];[.$CQ4];[.$CV4];[.$DA4];[.$DF4];[.$DK4];[.$DP4];[.$DU4];[.$DZ4];[.$EE4];[.$EJ4];[.$EO4];[.$ET4];[.$EY4];[.$FD4];[.$FI4];[.$FN4];[.$FS4];[.$FX4];[.$GC4];[.$GH4];[.$GM4];[.$GR4];[.$GW4])" office:value-type="float" office:value="6836.5">
            <text:p>6836.5</text:p>
          </table:table-cell>
          <table:table-cell table:formula="of:=MAX([.$B4];[.$F4];[.$K4];[.$P4];[.$U4];[.$Z4];[.$AE4];[.$AJ4];[.$AO4];[.$AT4];[.$AY4];[.$BD4];[.$BI4];[.$BN4];[.$BS4];[.$BX4];[.$CC4];[.$CH4];[.$CM4];[.$CR4];[.$CW4];[.$DB4];[.$DG4];[.$DL4];[.$DQ4];[.$DV4];[.$EA4];[.$EF4];[.$EK4];[.$EP4];[.$EU4];[.$EZ4];[.$FE4];[.$FJ4];[.$FO4];[.$FT4];[.$FY4];[.$GD4];[.$GI4];[.$GN4];[.$GS4])" office:value-type="float" office:value="41.3117">
            <text:p>41.3117</text:p>
          </table:table-cell>
          <table:table-cell table:formula="of:=MAX([.$C4];[.$G4];[.$L4];[.$Q4];[.$V4];[.$AA4];[.$AF4];[.$AK4];[.$AP4];[.$AU4];[.$AZ4];[.$BE4];[.$BJ4];[.$BO4];[.$BT4];[.$BY4];[.$CD4];[.$CI4];[.$CN4];[.$CS4];[.$CX4];[.$DC4];[.$DH4];[.$DM4];[.$DR4];[.$DW4];[.$EB4];[.$EG4];[.$EL4];[.$EQ4];[.$EV4];[.$FA4];[.$FF4];[.$FK4];[.$FP4];[.$FU4];[.$FZ4];[.$GE4];[.$GJ4];[.$GO4];[.$GT4])" office:value-type="float" office:value="0">
            <text:p>0</text:p>
          </table:table-cell>
          <table:table-cell table:formula="of:=MAX([.$D4];[.$H4];[.$M4];[.$R4];[.$W4];[.$AB4];[.$AG4];[.$AL4];[.$AQ4];[.$AV4];[.$BA4];[.$BF4];[.$BK4];[.$BP4];[.$BU4];[.$BZ4];[.$CE4];[.$CJ4];[.$CO4];[.$CT4];[.$CY4];[.$DD4];[.$DI4];[.$DN4];[.$DS4];[.$DX4];[.$EC4];[.$EH4];[.$EM4];[.$ER4];[.$EW4];[.$FB4];[.$FG4];[.$FL4];[.$FQ4];[.$FV4];[.$GA4];[.$GF4];[.$GK4];[.$GP4];[.$GU4])" office:value-type="float" office:value="333064">
            <text:p>333064</text:p>
          </table:table-cell>
          <table:table-cell table:formula="of:=MAX([.$E4];[.$I4];[.$N4];[.$S4];[.$X4];[.$AC4];[.$AH4];[.$AM4];[.$AR4];[.$AW4];[.$BB4];[.$BG4];[.$BL4];[.$BQ4];[.$BV4];[.$CA4];[.$CF4];[.$CK4];[.$CP4];[.$CU4];[.$CZ4];[.$DE4];[.$DJ4];[.$DO4];[.$DT4];[.$DY4];[.$ED4];[.$EI4];[.$EN4];[.$ES4];[.$EX4];[.$FC4];[.$FH4];[.$FM4];[.$FR4];[.$FW4];[.$GB4];[.$GG4];[.$GL4];[.$GQ4];[.$GV4])" office:value-type="float" office:value="339502">
            <text:p>339502</text:p>
          </table:table-cell>
          <table:table-cell table:formula="of:=MAX([.$J4];[.$O4];[.$T4];[.$Y4];[.$AD4];[.$AI4];[.$AN4];[.$AS4];[.$AX4];[.$BC4];[.$BH4];[.$BM4];[.$BR4];[.$BW4];[.$CB4];[.$CG4];[.$CL4];[.$CQ4];[.$CV4];[.$DA4];[.$DF4];[.$DK4];[.$DP4];[.$DU4];[.$DZ4];[.$EE4];[.$EJ4];[.$EO4];[.$ET4];[.$EY4];[.$FD4];[.$FI4];[.$FN4];[.$FS4];[.$FX4];[.$GC4];[.$GH4];[.$GM4];[.$GR4];[.$GW4])" office:value-type="float" office:value="339502">
            <text:p>339502</text:p>
          </table:table-cell>
        </table:table-row>
        <table:table-row table:style-name="ro1">
          <table:table-cell office:value-type="string">
            <text:p>./handmade_soko003.lp</text:p>
          </table:table-cell>
          <table:table-cell office:value-type="float" office:value="1.42387">
            <text:p>1.42387</text:p>
          </table:table-cell>
          <table:table-cell office:value-type="float" office:value="0">
            <text:p>0</text:p>
          </table:table-cell>
          <table:table-cell office:value-type="float" office:value="17929">
            <text:p>17929</text:p>
          </table:table-cell>
          <table:table-cell office:value-type="float" office:value="23451">
            <text:p>23451</text:p>
          </table:table-cell>
          <table:table-cell office:value-type="float" office:value="1.42856">
            <text:p>1.42856</text:p>
          </table:table-cell>
          <table:table-cell office:value-type="float" office:value="0">
            <text:p>0</text:p>
          </table:table-cell>
          <table:table-cell office:value-type="float" office:value="17929">
            <text:p>17929</text:p>
          </table:table-cell>
          <table:table-cell office:value-type="float" office:value="23451">
            <text:p>23451</text:p>
          </table:table-cell>
          <table:table-cell office:value-type="float" office:value="0">
            <text:p>0</text:p>
          </table:table-cell>
          <table:table-cell office:value-type="float" office:value="1.42258">
            <text:p>1.42258</text:p>
          </table:table-cell>
          <table:table-cell office:value-type="float" office:value="0">
            <text:p>0</text:p>
          </table:table-cell>
          <table:table-cell office:value-type="float" office:value="17929">
            <text:p>17929</text:p>
          </table:table-cell>
          <table:table-cell office:value-type="float" office:value="23451">
            <text:p>23451</text:p>
          </table:table-cell>
          <table:table-cell office:value-type="float" office:value="0">
            <text:p>0</text:p>
          </table:table-cell>
          <table:table-cell office:value-type="float" office:value="1.43441">
            <text:p>1.43441</text:p>
          </table:table-cell>
          <table:table-cell office:value-type="float" office:value="0">
            <text:p>0</text:p>
          </table:table-cell>
          <table:table-cell office:value-type="float" office:value="17929">
            <text:p>17929</text:p>
          </table:table-cell>
          <table:table-cell office:value-type="float" office:value="23451">
            <text:p>23451</text:p>
          </table:table-cell>
          <table:table-cell office:value-type="float" office:value="4012">
            <text:p>4012</text:p>
          </table:table-cell>
          <table:table-cell office:value-type="float" office:value="1.07181">
            <text:p>1.07181</text:p>
          </table:table-cell>
          <table:table-cell office:value-type="float" office:value="0">
            <text:p>0</text:p>
          </table:table-cell>
          <table:table-cell office:value-type="float" office:value="15075">
            <text:p>15075</text:p>
          </table:table-cell>
          <table:table-cell office:value-type="float" office:value="23879">
            <text:p>23879</text:p>
          </table:table-cell>
          <table:table-cell office:value-type="float" office:value="5638">
            <text:p>5638</text:p>
          </table:table-cell>
          <table:table-cell office:value-type="float" office:value="1.08722">
            <text:p>1.08722</text:p>
          </table:table-cell>
          <table:table-cell office:value-type="float" office:value="0">
            <text:p>0</text:p>
          </table:table-cell>
          <table:table-cell office:value-type="float" office:value="13437">
            <text:p>13437</text:p>
          </table:table-cell>
          <table:table-cell office:value-type="float" office:value="18272">
            <text:p>18272</text:p>
          </table:table-cell>
          <table:table-cell office:value-type="float" office:value="3229">
            <text:p>3229</text:p>
          </table:table-cell>
          <table:table-cell office:value-type="float" office:value="0.818083">
            <text:p>0.818083</text:p>
          </table:table-cell>
          <table:table-cell office:value-type="float" office:value="0">
            <text:p>0</text:p>
          </table:table-cell>
          <table:table-cell office:value-type="float" office:value="9709">
            <text:p>9709</text:p>
          </table:table-cell>
          <table:table-cell office:value-type="float" office:value="12149">
            <text:p>12149</text:p>
          </table:table-cell>
          <table:table-cell office:value-type="float" office:value="10282">
            <text:p>10282</text:p>
          </table:table-cell>
          <table:table-cell office:value-type="float" office:value="0.908886">
            <text:p>0.908886</text:p>
          </table:table-cell>
          <table:table-cell office:value-type="float" office:value="0">
            <text:p>0</text:p>
          </table:table-cell>
          <table:table-cell office:value-type="float" office:value="10873">
            <text:p>10873</text:p>
          </table:table-cell>
          <table:table-cell office:value-type="float" office:value="13469">
            <text:p>13469</text:p>
          </table:table-cell>
          <table:table-cell office:value-type="float" office:value="12738">
            <text:p>12738</text:p>
          </table:table-cell>
          <table:table-cell office:value-type="float" office:value="0.720112">
            <text:p>0.720112</text:p>
          </table:table-cell>
          <table:table-cell office:value-type="float" office:value="0">
            <text:p>0</text:p>
          </table:table-cell>
          <table:table-cell office:value-type="float" office:value="9320">
            <text:p>9320</text:p>
          </table:table-cell>
          <table:table-cell office:value-type="float" office:value="11761">
            <text:p>11761</text:p>
          </table:table-cell>
          <table:table-cell office:value-type="float" office:value="11411">
            <text:p>11411</text:p>
          </table:table-cell>
          <table:table-cell office:value-type="float" office:value="1.5108">
            <text:p>1.5108</text:p>
          </table:table-cell>
          <table:table-cell office:value-type="float" office:value="0">
            <text:p>0</text:p>
          </table:table-cell>
          <table:table-cell office:value-type="float" office:value="18477">
            <text:p>18477</text:p>
          </table:table-cell>
          <table:table-cell office:value-type="float" office:value="22489">
            <text:p>22489</text:p>
          </table:table-cell>
          <table:table-cell office:value-type="float" office:value="22116">
            <text:p>22116</text:p>
          </table:table-cell>
          <table:table-cell office:value-type="float" office:value="1.6588">
            <text:p>1.6588</text:p>
          </table:table-cell>
          <table:table-cell office:value-type="float" office:value="0">
            <text:p>0</text:p>
          </table:table-cell>
          <table:table-cell office:value-type="float" office:value="19311">
            <text:p>19311</text:p>
          </table:table-cell>
          <table:table-cell office:value-type="float" office:value="25019">
            <text:p>25019</text:p>
          </table:table-cell>
          <table:table-cell office:value-type="float" office:value="4211">
            <text:p>4211</text:p>
          </table:table-cell>
          <table:table-cell office:value-type="float" office:value="1.00736">
            <text:p>1.00736</text:p>
          </table:table-cell>
          <table:table-cell office:value-type="float" office:value="0">
            <text:p>0</text:p>
          </table:table-cell>
          <table:table-cell office:value-type="float" office:value="11306">
            <text:p>11306</text:p>
          </table:table-cell>
          <table:table-cell office:value-type="float" office:value="15202">
            <text:p>15202</text:p>
          </table:table-cell>
          <table:table-cell office:value-type="float" office:value="2967">
            <text:p>2967</text:p>
          </table:table-cell>
          <table:table-cell office:value-type="float" office:value="0.711318">
            <text:p>0.711318</text:p>
          </table:table-cell>
          <table:table-cell office:value-type="float" office:value="0">
            <text:p>0</text:p>
          </table:table-cell>
          <table:table-cell office:value-type="float" office:value="8698">
            <text:p>8698</text:p>
          </table:table-cell>
          <table:table-cell office:value-type="float" office:value="11800">
            <text:p>11800</text:p>
          </table:table-cell>
          <table:table-cell office:value-type="float" office:value="3053">
            <text:p>3053</text:p>
          </table:table-cell>
          <table:table-cell office:value-type="float" office:value="0.88987">
            <text:p>0.88987</text:p>
          </table:table-cell>
          <table:table-cell office:value-type="float" office:value="0">
            <text:p>0</text:p>
          </table:table-cell>
          <table:table-cell office:value-type="float" office:value="11722">
            <text:p>11722</text:p>
          </table:table-cell>
          <table:table-cell office:value-type="float" office:value="16238">
            <text:p>16238</text:p>
          </table:table-cell>
          <table:table-cell office:value-type="float" office:value="3591">
            <text:p>3591</text:p>
          </table:table-cell>
          <table:table-cell office:value-type="float" office:value="0.886448">
            <text:p>0.886448</text:p>
          </table:table-cell>
          <table:table-cell office:value-type="float" office:value="0">
            <text:p>0</text:p>
          </table:table-cell>
          <table:table-cell office:value-type="float" office:value="10728">
            <text:p>10728</text:p>
          </table:table-cell>
          <table:table-cell table:number-columns-repeated="2" office:value-type="float" office:value="13286">
            <text:p>13286</text:p>
          </table:table-cell>
          <table:table-cell office:value-type="float" office:value="1.38952">
            <text:p>1.38952</text:p>
          </table:table-cell>
          <table:table-cell office:value-type="float" office:value="0">
            <text:p>0</text:p>
          </table:table-cell>
          <table:table-cell office:value-type="float" office:value="16704">
            <text:p>16704</text:p>
          </table:table-cell>
          <table:table-cell office:value-type="float" office:value="23620">
            <text:p>23620</text:p>
          </table:table-cell>
          <table:table-cell office:value-type="float" office:value="0">
            <text:p>0</text:p>
          </table:table-cell>
          <table:table-cell office:value-type="float" office:value="0.483775">
            <text:p>0.483775</text:p>
          </table:table-cell>
          <table:table-cell office:value-type="float" office:value="0">
            <text:p>0</text:p>
          </table:table-cell>
          <table:table-cell office:value-type="float" office:value="5593">
            <text:p>5593</text:p>
          </table:table-cell>
          <table:table-cell office:value-type="float" office:value="7318">
            <text:p>7318</text:p>
          </table:table-cell>
          <table:table-cell office:value-type="float" office:value="6871">
            <text:p>6871</text:p>
          </table:table-cell>
          <table:table-cell office:value-type="float" office:value="0.964585">
            <text:p>0.964585</text:p>
          </table:table-cell>
          <table:table-cell office:value-type="float" office:value="0">
            <text:p>0</text:p>
          </table:table-cell>
          <table:table-cell office:value-type="float" office:value="12360">
            <text:p>12360</text:p>
          </table:table-cell>
          <table:table-cell office:value-type="float" office:value="17056">
            <text:p>17056</text:p>
          </table:table-cell>
          <table:table-cell office:value-type="float" office:value="3701">
            <text:p>3701</text:p>
          </table:table-cell>
          <table:table-cell office:value-type="float" office:value="0.098737">
            <text:p>0.098737</text:p>
          </table:table-cell>
          <table:table-cell office:value-type="float" office:value="0">
            <text:p>0</text:p>
          </table:table-cell>
          <table:table-cell office:value-type="float" office:value="1355">
            <text:p>1355</text:p>
          </table:table-cell>
          <table:table-cell table:style-name="cellBest" office:value-type="float" office:value="1470">
            <text:p>1470</text:p>
          </table:table-cell>
          <table:table-cell office:value-type="float" office:value="1470">
            <text:p>1470</text:p>
          </table:table-cell>
          <table:table-cell office:value-type="float" office:value="6.13698">
            <text:p>6.13698</text:p>
          </table:table-cell>
          <table:table-cell office:value-type="float" office:value="0">
            <text:p>0</text:p>
          </table:table-cell>
          <table:table-cell office:value-type="float" office:value="59989">
            <text:p>59989</text:p>
          </table:table-cell>
          <table:table-cell office:value-type="float" office:value="68967">
            <text:p>68967</text:p>
          </table:table-cell>
          <table:table-cell office:value-type="float" office:value="67736">
            <text:p>67736</text:p>
          </table:table-cell>
          <table:table-cell office:value-type="float" office:value="0.774988">
            <text:p>0.774988</text:p>
          </table:table-cell>
          <table:table-cell office:value-type="float" office:value="0">
            <text:p>0</text:p>
          </table:table-cell>
          <table:table-cell office:value-type="float" office:value="9720">
            <text:p>9720</text:p>
          </table:table-cell>
          <table:table-cell office:value-type="float" office:value="13516">
            <text:p>13516</text:p>
          </table:table-cell>
          <table:table-cell office:value-type="float" office:value="3244">
            <text:p>3244</text:p>
          </table:table-cell>
          <table:table-cell table:style-name="Default" office:value-type="float" office:value="3.96206">
            <text:p>3.96206</text:p>
          </table:table-cell>
          <table:table-cell table:style-name="Default" office:value-type="float" office:value="0">
            <text:p>0</text:p>
          </table:table-cell>
          <table:table-cell office:value-type="float" office:value="44392">
            <text:p>44392</text:p>
          </table:table-cell>
          <table:table-cell table:number-columns-repeated="2" office:value-type="float" office:value="46118">
            <text:p>46118</text:p>
          </table:table-cell>
          <table:table-cell office:value-type="float" office:value="1.36573">
            <text:p>1.36573</text:p>
          </table:table-cell>
          <table:table-cell office:value-type="float" office:value="0">
            <text:p>0</text:p>
          </table:table-cell>
          <table:table-cell office:value-type="float" office:value="17929">
            <text:p>17929</text:p>
          </table:table-cell>
          <table:table-cell office:value-type="float" office:value="23451">
            <text:p>23451</text:p>
          </table:table-cell>
          <table:table-cell office:value-type="float" office:value="4012">
            <text:p>4012</text:p>
          </table:table-cell>
          <table:table-cell office:value-type="float" office:value="1.22051">
            <text:p>1.22051</text:p>
          </table:table-cell>
          <table:table-cell office:value-type="float" office:value="0">
            <text:p>0</text:p>
          </table:table-cell>
          <table:table-cell office:value-type="float" office:value="12776">
            <text:p>12776</text:p>
          </table:table-cell>
          <table:table-cell office:value-type="float" office:value="21938">
            <text:p>21938</text:p>
          </table:table-cell>
          <table:table-cell office:value-type="float" office:value="12197">
            <text:p>12197</text:p>
          </table:table-cell>
          <table:table-cell office:value-type="float" office:value="0.927783">
            <text:p>0.927783</text:p>
          </table:table-cell>
          <table:table-cell office:value-type="float" office:value="0">
            <text:p>0</text:p>
          </table:table-cell>
          <table:table-cell office:value-type="float" office:value="12212">
            <text:p>12212</text:p>
          </table:table-cell>
          <table:table-cell office:value-type="float" office:value="16108">
            <text:p>16108</text:p>
          </table:table-cell>
          <table:table-cell office:value-type="float" office:value="7176">
            <text:p>7176</text:p>
          </table:table-cell>
          <table:table-cell office:value-type="float" office:value="0.865046">
            <text:p>0.865046</text:p>
          </table:table-cell>
          <table:table-cell office:value-type="float" office:value="0">
            <text:p>0</text:p>
          </table:table-cell>
          <table:table-cell office:value-type="float" office:value="10966">
            <text:p>10966</text:p>
          </table:table-cell>
          <table:table-cell office:value-type="float" office:value="14670">
            <text:p>14670</text:p>
          </table:table-cell>
          <table:table-cell office:value-type="float" office:value="13632">
            <text:p>13632</text:p>
          </table:table-cell>
          <table:table-cell office:value-type="float" office:value="0.943904">
            <text:p>0.943904</text:p>
          </table:table-cell>
          <table:table-cell office:value-type="float" office:value="0">
            <text:p>0</text:p>
          </table:table-cell>
          <table:table-cell office:value-type="float" office:value="13666">
            <text:p>13666</text:p>
          </table:table-cell>
          <table:table-cell office:value-type="float" office:value="18158">
            <text:p>18158</text:p>
          </table:table-cell>
          <table:table-cell office:value-type="float" office:value="17536">
            <text:p>17536</text:p>
          </table:table-cell>
          <table:table-cell table:style-name="cellBest" office:value-type="float" office:value="0.079039">
            <text:p>0.079039</text:p>
          </table:table-cell>
          <table:table-cell office:value-type="float" office:value="0">
            <text:p>0</text:p>
          </table:table-cell>
          <table:table-cell table:style-name="cellBest" office:value-type="float" office:value="683">
            <text:p>683</text:p>
          </table:table-cell>
          <table:table-cell office:value-type="float" office:value="1472">
            <text:p>1472</text:p>
          </table:table-cell>
          <table:table-cell office:value-type="float" office:value="1429">
            <text:p>1429</text:p>
          </table:table-cell>
          <table:table-cell office:value-type="float" office:value="2.55631">
            <text:p>2.55631</text:p>
          </table:table-cell>
          <table:table-cell office:value-type="float" office:value="0">
            <text:p>0</text:p>
          </table:table-cell>
          <table:table-cell office:value-type="float" office:value="33133">
            <text:p>33133</text:p>
          </table:table-cell>
          <table:table-cell office:value-type="float" office:value="42206">
            <text:p>42206</text:p>
          </table:table-cell>
          <table:table-cell office:value-type="float" office:value="41853">
            <text:p>41853</text:p>
          </table:table-cell>
          <table:table-cell office:value-type="float" office:value="1.28108">
            <text:p>1.28108</text:p>
          </table:table-cell>
          <table:table-cell office:value-type="float" office:value="0">
            <text:p>0</text:p>
          </table:table-cell>
          <table:table-cell office:value-type="float" office:value="15615">
            <text:p>15615</text:p>
          </table:table-cell>
          <table:table-cell office:value-type="float" office:value="20860">
            <text:p>20860</text:p>
          </table:table-cell>
          <table:table-cell office:value-type="float" office:value="10147">
            <text:p>10147</text:p>
          </table:table-cell>
          <table:table-cell office:value-type="float" office:value="1.19752">
            <text:p>1.19752</text:p>
          </table:table-cell>
          <table:table-cell office:value-type="float" office:value="0">
            <text:p>0</text:p>
          </table:table-cell>
          <table:table-cell office:value-type="float" office:value="14589">
            <text:p>14589</text:p>
          </table:table-cell>
          <table:table-cell office:value-type="float" office:value="19793">
            <text:p>19793</text:p>
          </table:table-cell>
          <table:table-cell office:value-type="float" office:value="10462">
            <text:p>10462</text:p>
          </table:table-cell>
          <table:table-cell office:value-type="float" office:value="1.41893">
            <text:p>1.41893</text:p>
          </table:table-cell>
          <table:table-cell office:value-type="float" office:value="0">
            <text:p>0</text:p>
          </table:table-cell>
          <table:table-cell office:value-type="float" office:value="17584">
            <text:p>17584</text:p>
          </table:table-cell>
          <table:table-cell office:value-type="float" office:value="23660">
            <text:p>23660</text:p>
          </table:table-cell>
          <table:table-cell office:value-type="float" office:value="11431">
            <text:p>11431</text:p>
          </table:table-cell>
          <table:table-cell office:value-type="float" office:value="1.09948">
            <text:p>1.09948</text:p>
          </table:table-cell>
          <table:table-cell office:value-type="float" office:value="0">
            <text:p>0</text:p>
          </table:table-cell>
          <table:table-cell office:value-type="float" office:value="13736">
            <text:p>13736</text:p>
          </table:table-cell>
          <table:table-cell office:value-type="float" office:value="18494">
            <text:p>18494</text:p>
          </table:table-cell>
          <table:table-cell office:value-type="float" office:value="8570">
            <text:p>8570</text:p>
          </table:table-cell>
          <table:table-cell office:value-type="float" office:value="2.09417">
            <text:p>2.09417</text:p>
          </table:table-cell>
          <table:table-cell office:value-type="float" office:value="0">
            <text:p>0</text:p>
          </table:table-cell>
          <table:table-cell office:value-type="float" office:value="24207">
            <text:p>24207</text:p>
          </table:table-cell>
          <table:table-cell table:number-columns-repeated="2" office:value-type="float" office:value="31930">
            <text:p>31930</text:p>
          </table:table-cell>
          <table:table-cell office:value-type="float" office:value="0.485059">
            <text:p>0.485059</text:p>
          </table:table-cell>
          <table:table-cell office:value-type="float" office:value="0">
            <text:p>0</text:p>
          </table:table-cell>
          <table:table-cell office:value-type="float" office:value="5976">
            <text:p>5976</text:p>
          </table:table-cell>
          <table:table-cell office:value-type="float" office:value="9231">
            <text:p>9231</text:p>
          </table:table-cell>
          <table:table-cell office:value-type="float" office:value="0">
            <text:p>0</text:p>
          </table:table-cell>
          <table:table-cell office:value-type="float" office:value="1.03679">
            <text:p>1.03679</text:p>
          </table:table-cell>
          <table:table-cell office:value-type="float" office:value="0">
            <text:p>0</text:p>
          </table:table-cell>
          <table:table-cell office:value-type="float" office:value="13648">
            <text:p>13648</text:p>
          </table:table-cell>
          <table:table-cell office:value-type="float" office:value="17045">
            <text:p>17045</text:p>
          </table:table-cell>
          <table:table-cell office:value-type="float" office:value="16692">
            <text:p>16692</text:p>
          </table:table-cell>
          <table:table-cell office:value-type="float" office:value="1.47464">
            <text:p>1.47464</text:p>
          </table:table-cell>
          <table:table-cell office:value-type="float" office:value="0">
            <text:p>0</text:p>
          </table:table-cell>
          <table:table-cell office:value-type="float" office:value="18416">
            <text:p>18416</text:p>
          </table:table-cell>
          <table:table-cell office:value-type="float" office:value="24171">
            <text:p>24171</text:p>
          </table:table-cell>
          <table:table-cell office:value-type="float" office:value="11795">
            <text:p>11795</text:p>
          </table:table-cell>
          <table:table-cell office:value-type="float" office:value="0.121233">
            <text:p>0.121233</text:p>
          </table:table-cell>
          <table:table-cell office:value-type="float" office:value="0">
            <text:p>0</text:p>
          </table:table-cell>
          <table:table-cell office:value-type="float" office:value="1539">
            <text:p>1539</text:p>
          </table:table-cell>
          <table:table-cell table:number-columns-repeated="2" office:value-type="float" office:value="1869">
            <text:p>1869</text:p>
          </table:table-cell>
          <table:table-cell office:value-type="float" office:value="1.21525">
            <text:p>1.21525</text:p>
          </table:table-cell>
          <table:table-cell office:value-type="float" office:value="0">
            <text:p>0</text:p>
          </table:table-cell>
          <table:table-cell office:value-type="float" office:value="15668">
            <text:p>15668</text:p>
          </table:table-cell>
          <table:table-cell office:value-type="float" office:value="20299">
            <text:p>20299</text:p>
          </table:table-cell>
          <table:table-cell office:value-type="float" office:value="19978">
            <text:p>19978</text:p>
          </table:table-cell>
          <table:table-cell office:value-type="float" office:value="0.376115">
            <text:p>0.376115</text:p>
          </table:table-cell>
          <table:table-cell office:value-type="float" office:value="0">
            <text:p>0</text:p>
          </table:table-cell>
          <table:table-cell office:value-type="float" office:value="4245">
            <text:p>4245</text:p>
          </table:table-cell>
          <table:table-cell office:value-type="float" office:value="6266">
            <text:p>6266</text:p>
          </table:table-cell>
          <table:table-cell office:value-type="float" office:value="2782">
            <text:p>2782</text:p>
          </table:table-cell>
          <table:table-cell office:value-type="float" office:value="7.4739">
            <text:p>7.4739</text:p>
          </table:table-cell>
          <table:table-cell table:style-name="Default" office:value-type="float" office:value="0">
            <text:p>0</text:p>
          </table:table-cell>
          <table:table-cell table:style-name="cellWorst" office:value-type="float" office:value="85682">
            <text:p>85682</text:p>
          </table:table-cell>
          <table:table-cell table:style-name="cellWorst" office:value-type="float" office:value="89729">
            <text:p>89729</text:p>
          </table:table-cell>
          <table:table-cell table:style-name="cellWorst" office:value-type="float" office:value="89729">
            <text:p>89729</text:p>
          </table:table-cell>
          <table:table-cell table:formula="of:=MIN([.$B5];[.$F5];[.$K5];[.$P5];[.$U5];[.$Z5];[.$AE5];[.$AJ5];[.$AO5];[.$AT5];[.$AY5];[.$BD5];[.$BI5];[.$BN5];[.$BS5];[.$BX5];[.$CC5];[.$CH5];[.$CM5];[.$CR5];[.$CW5];[.$DB5];[.$DG5];[.$DL5];[.$DQ5];[.$DV5];[.$EA5];[.$EF5];[.$EK5];[.$EP5];[.$EU5];[.$EZ5];[.$FE5];[.$FJ5];[.$FO5];[.$FT5];[.$FY5];[.$GD5];[.$GI5];[.$GN5];[.$GS5])" office:value-type="float" office:value="0.079039">
            <text:p>0.079039</text:p>
          </table:table-cell>
          <table:table-cell table:formula="of:=MIN([.$C5];[.$G5];[.$L5];[.$Q5];[.$V5];[.$AA5];[.$AF5];[.$AK5];[.$AP5];[.$AU5];[.$AZ5];[.$BE5];[.$BJ5];[.$BO5];[.$BT5];[.$BY5];[.$CD5];[.$CI5];[.$CN5];[.$CS5];[.$CX5];[.$DC5];[.$DH5];[.$DM5];[.$DR5];[.$DW5];[.$EB5];[.$EG5];[.$EL5];[.$EQ5];[.$EV5];[.$FA5];[.$FF5];[.$FK5];[.$FP5];[.$FU5];[.$FZ5];[.$GE5];[.$GJ5];[.$GO5];[.$GT5])" office:value-type="float" office:value="0">
            <text:p>0</text:p>
          </table:table-cell>
          <table:table-cell table:formula="of:=MIN([.$D5];[.$H5];[.$M5];[.$R5];[.$W5];[.$AB5];[.$AG5];[.$AL5];[.$AQ5];[.$AV5];[.$BA5];[.$BF5];[.$BK5];[.$BP5];[.$BU5];[.$BZ5];[.$CE5];[.$CJ5];[.$CO5];[.$CT5];[.$CY5];[.$DD5];[.$DI5];[.$DN5];[.$DS5];[.$DX5];[.$EC5];[.$EH5];[.$EM5];[.$ER5];[.$EW5];[.$FB5];[.$FG5];[.$FL5];[.$FQ5];[.$FV5];[.$GA5];[.$GF5];[.$GK5];[.$GP5];[.$GU5])" office:value-type="float" office:value="683">
            <text:p>683</text:p>
          </table:table-cell>
          <table:table-cell table:formula="of:=MIN([.$E5];[.$I5];[.$N5];[.$S5];[.$X5];[.$AC5];[.$AH5];[.$AM5];[.$AR5];[.$AW5];[.$BB5];[.$BG5];[.$BL5];[.$BQ5];[.$BV5];[.$CA5];[.$CF5];[.$CK5];[.$CP5];[.$CU5];[.$CZ5];[.$DE5];[.$DJ5];[.$DO5];[.$DT5];[.$DY5];[.$ED5];[.$EI5];[.$EN5];[.$ES5];[.$EX5];[.$FC5];[.$FH5];[.$FM5];[.$FR5];[.$FW5];[.$GB5];[.$GG5];[.$GL5];[.$GQ5];[.$GV5])" office:value-type="float" office:value="1470">
            <text:p>1470</text:p>
          </table:table-cell>
          <table:table-cell table:formula="of:=MIN([.$J5];[.$O5];[.$T5];[.$Y5];[.$AD5];[.$AI5];[.$AN5];[.$AS5];[.$AX5];[.$BC5];[.$BH5];[.$BM5];[.$BR5];[.$BW5];[.$CB5];[.$CG5];[.$CL5];[.$CQ5];[.$CV5];[.$DA5];[.$DF5];[.$DK5];[.$DP5];[.$DU5];[.$DZ5];[.$EE5];[.$EJ5];[.$EO5];[.$ET5];[.$EY5];[.$FD5];[.$FI5];[.$FN5];[.$FS5];[.$FX5];[.$GC5];[.$GH5];[.$GM5];[.$GR5];[.$GW5])" office:value-type="float" office:value="0">
            <text:p>0</text:p>
          </table:table-cell>
          <table:table-cell table:formula="of:=MEDIAN([.$B5];[.$F5];[.$K5];[.$P5];[.$U5];[.$Z5];[.$AE5];[.$AJ5];[.$AO5];[.$AT5];[.$AY5];[.$BD5];[.$BI5];[.$BN5];[.$BS5];[.$BX5];[.$CC5];[.$CH5];[.$CM5];[.$CR5];[.$CW5];[.$DB5];[.$DG5];[.$DL5];[.$DQ5];[.$DV5];[.$EA5];[.$EF5];[.$EK5];[.$EP5];[.$EU5];[.$EZ5];[.$FE5];[.$FJ5];[.$FO5];[.$FT5];[.$FY5];[.$GD5];[.$GI5];[.$GN5];[.$GS5])" office:value-type="float" office:value="1.08722">
            <text:p>1.08722</text:p>
          </table:table-cell>
          <table:table-cell table:formula="of:=MEDIAN([.$C5];[.$G5];[.$L5];[.$Q5];[.$V5];[.$AA5];[.$AF5];[.$AK5];[.$AP5];[.$AU5];[.$AZ5];[.$BE5];[.$BJ5];[.$BO5];[.$BT5];[.$BY5];[.$CD5];[.$CI5];[.$CN5];[.$CS5];[.$CX5];[.$DC5];[.$DH5];[.$DM5];[.$DR5];[.$DW5];[.$EB5];[.$EG5];[.$EL5];[.$EQ5];[.$EV5];[.$FA5];[.$FF5];[.$FK5];[.$FP5];[.$FU5];[.$FZ5];[.$GE5];[.$GJ5];[.$GO5];[.$GT5])" office:value-type="float" office:value="0">
            <text:p>0</text:p>
          </table:table-cell>
          <table:table-cell table:formula="of:=MEDIAN([.$D5];[.$H5];[.$M5];[.$R5];[.$W5];[.$AB5];[.$AG5];[.$AL5];[.$AQ5];[.$AV5];[.$BA5];[.$BF5];[.$BK5];[.$BP5];[.$BU5];[.$BZ5];[.$CE5];[.$CJ5];[.$CO5];[.$CT5];[.$CY5];[.$DD5];[.$DI5];[.$DN5];[.$DS5];[.$DX5];[.$EC5];[.$EH5];[.$EM5];[.$ER5];[.$EW5];[.$FB5];[.$FG5];[.$FL5];[.$FQ5];[.$FV5];[.$GA5];[.$GF5];[.$GK5];[.$GP5];[.$GU5])" office:value-type="float" office:value="13666">
            <text:p>13666</text:p>
          </table:table-cell>
          <table:table-cell table:formula="of:=MEDIAN([.$E5];[.$I5];[.$N5];[.$S5];[.$X5];[.$AC5];[.$AH5];[.$AM5];[.$AR5];[.$AW5];[.$BB5];[.$BG5];[.$BL5];[.$BQ5];[.$BV5];[.$CA5];[.$CF5];[.$CK5];[.$CP5];[.$CU5];[.$CZ5];[.$DE5];[.$DJ5];[.$DO5];[.$DT5];[.$DY5];[.$ED5];[.$EI5];[.$EN5];[.$ES5];[.$EX5];[.$FC5];[.$FH5];[.$FM5];[.$FR5];[.$FW5];[.$GB5];[.$GG5];[.$GL5];[.$GQ5];[.$GV5])" office:value-type="float" office:value="18494">
            <text:p>18494</text:p>
          </table:table-cell>
          <table:table-cell table:formula="of:=MEDIAN([.$J5];[.$O5];[.$T5];[.$Y5];[.$AD5];[.$AI5];[.$AN5];[.$AS5];[.$AX5];[.$BC5];[.$BH5];[.$BM5];[.$BR5];[.$BW5];[.$CB5];[.$CG5];[.$CL5];[.$CQ5];[.$CV5];[.$DA5];[.$DF5];[.$DK5];[.$DP5];[.$DU5];[.$DZ5];[.$EE5];[.$EJ5];[.$EO5];[.$ET5];[.$EY5];[.$FD5];[.$FI5];[.$FN5];[.$FS5];[.$FX5];[.$GC5];[.$GH5];[.$GM5];[.$GR5];[.$GW5])" office:value-type="float" office:value="7873">
            <text:p>7873</text:p>
          </table:table-cell>
          <table:table-cell table:formula="of:=MAX([.$B5];[.$F5];[.$K5];[.$P5];[.$U5];[.$Z5];[.$AE5];[.$AJ5];[.$AO5];[.$AT5];[.$AY5];[.$BD5];[.$BI5];[.$BN5];[.$BS5];[.$BX5];[.$CC5];[.$CH5];[.$CM5];[.$CR5];[.$CW5];[.$DB5];[.$DG5];[.$DL5];[.$DQ5];[.$DV5];[.$EA5];[.$EF5];[.$EK5];[.$EP5];[.$EU5];[.$EZ5];[.$FE5];[.$FJ5];[.$FO5];[.$FT5];[.$FY5];[.$GD5];[.$GI5];[.$GN5];[.$GS5])" office:value-type="float" office:value="7.4739">
            <text:p>7.4739</text:p>
          </table:table-cell>
          <table:table-cell table:formula="of:=MAX([.$C5];[.$G5];[.$L5];[.$Q5];[.$V5];[.$AA5];[.$AF5];[.$AK5];[.$AP5];[.$AU5];[.$AZ5];[.$BE5];[.$BJ5];[.$BO5];[.$BT5];[.$BY5];[.$CD5];[.$CI5];[.$CN5];[.$CS5];[.$CX5];[.$DC5];[.$DH5];[.$DM5];[.$DR5];[.$DW5];[.$EB5];[.$EG5];[.$EL5];[.$EQ5];[.$EV5];[.$FA5];[.$FF5];[.$FK5];[.$FP5];[.$FU5];[.$FZ5];[.$GE5];[.$GJ5];[.$GO5];[.$GT5])" office:value-type="float" office:value="0">
            <text:p>0</text:p>
          </table:table-cell>
          <table:table-cell table:formula="of:=MAX([.$D5];[.$H5];[.$M5];[.$R5];[.$W5];[.$AB5];[.$AG5];[.$AL5];[.$AQ5];[.$AV5];[.$BA5];[.$BF5];[.$BK5];[.$BP5];[.$BU5];[.$BZ5];[.$CE5];[.$CJ5];[.$CO5];[.$CT5];[.$CY5];[.$DD5];[.$DI5];[.$DN5];[.$DS5];[.$DX5];[.$EC5];[.$EH5];[.$EM5];[.$ER5];[.$EW5];[.$FB5];[.$FG5];[.$FL5];[.$FQ5];[.$FV5];[.$GA5];[.$GF5];[.$GK5];[.$GP5];[.$GU5])" office:value-type="float" office:value="85682">
            <text:p>85682</text:p>
          </table:table-cell>
          <table:table-cell table:formula="of:=MAX([.$E5];[.$I5];[.$N5];[.$S5];[.$X5];[.$AC5];[.$AH5];[.$AM5];[.$AR5];[.$AW5];[.$BB5];[.$BG5];[.$BL5];[.$BQ5];[.$BV5];[.$CA5];[.$CF5];[.$CK5];[.$CP5];[.$CU5];[.$CZ5];[.$DE5];[.$DJ5];[.$DO5];[.$DT5];[.$DY5];[.$ED5];[.$EI5];[.$EN5];[.$ES5];[.$EX5];[.$FC5];[.$FH5];[.$FM5];[.$FR5];[.$FW5];[.$GB5];[.$GG5];[.$GL5];[.$GQ5];[.$GV5])" office:value-type="float" office:value="89729">
            <text:p>89729</text:p>
          </table:table-cell>
          <table:table-cell table:formula="of:=MAX([.$J5];[.$O5];[.$T5];[.$Y5];[.$AD5];[.$AI5];[.$AN5];[.$AS5];[.$AX5];[.$BC5];[.$BH5];[.$BM5];[.$BR5];[.$BW5];[.$CB5];[.$CG5];[.$CL5];[.$CQ5];[.$CV5];[.$DA5];[.$DF5];[.$DK5];[.$DP5];[.$DU5];[.$DZ5];[.$EE5];[.$EJ5];[.$EO5];[.$ET5];[.$EY5];[.$FD5];[.$FI5];[.$FN5];[.$FS5];[.$FX5];[.$GC5];[.$GH5];[.$GM5];[.$GR5];[.$GW5])" office:value-type="float" office:value="89729">
            <text:p>89729</text:p>
          </table:table-cell>
        </table:table-row>
        <table:table-row table:style-name="ro1">
          <table:table-cell office:value-type="string">
            <text:p>./handmade_soko004.lp</text:p>
          </table:table-cell>
          <table:table-cell office:value-type="float" office:value="2.95368">
            <text:p>2.95368</text:p>
          </table:table-cell>
          <table:table-cell office:value-type="float" office:value="0">
            <text:p>0</text:p>
          </table:table-cell>
          <table:table-cell office:value-type="float" office:value="39002">
            <text:p>39002</text:p>
          </table:table-cell>
          <table:table-cell office:value-type="float" office:value="51784">
            <text:p>51784</text:p>
          </table:table-cell>
          <table:table-cell office:value-type="float" office:value="3.14189">
            <text:p>3.14189</text:p>
          </table:table-cell>
          <table:table-cell office:value-type="float" office:value="0">
            <text:p>0</text:p>
          </table:table-cell>
          <table:table-cell office:value-type="float" office:value="39002">
            <text:p>39002</text:p>
          </table:table-cell>
          <table:table-cell office:value-type="float" office:value="51784">
            <text:p>51784</text:p>
          </table:table-cell>
          <table:table-cell office:value-type="float" office:value="0">
            <text:p>0</text:p>
          </table:table-cell>
          <table:table-cell office:value-type="float" office:value="3.05111">
            <text:p>3.05111</text:p>
          </table:table-cell>
          <table:table-cell office:value-type="float" office:value="0">
            <text:p>0</text:p>
          </table:table-cell>
          <table:table-cell office:value-type="float" office:value="39002">
            <text:p>39002</text:p>
          </table:table-cell>
          <table:table-cell office:value-type="float" office:value="51784">
            <text:p>51784</text:p>
          </table:table-cell>
          <table:table-cell office:value-type="float" office:value="0">
            <text:p>0</text:p>
          </table:table-cell>
          <table:table-cell office:value-type="float" office:value="3.15169">
            <text:p>3.15169</text:p>
          </table:table-cell>
          <table:table-cell office:value-type="float" office:value="0">
            <text:p>0</text:p>
          </table:table-cell>
          <table:table-cell office:value-type="float" office:value="39002">
            <text:p>39002</text:p>
          </table:table-cell>
          <table:table-cell office:value-type="float" office:value="51784">
            <text:p>51784</text:p>
          </table:table-cell>
          <table:table-cell office:value-type="float" office:value="9216">
            <text:p>9216</text:p>
          </table:table-cell>
          <table:table-cell office:value-type="float" office:value="1.73354">
            <text:p>1.73354</text:p>
          </table:table-cell>
          <table:table-cell office:value-type="float" office:value="0">
            <text:p>0</text:p>
          </table:table-cell>
          <table:table-cell office:value-type="float" office:value="22808">
            <text:p>22808</text:p>
          </table:table-cell>
          <table:table-cell office:value-type="float" office:value="37679">
            <text:p>37679</text:p>
          </table:table-cell>
          <table:table-cell office:value-type="float" office:value="11678">
            <text:p>11678</text:p>
          </table:table-cell>
          <table:table-cell office:value-type="float" office:value="1.6261">
            <text:p>1.6261</text:p>
          </table:table-cell>
          <table:table-cell office:value-type="float" office:value="0">
            <text:p>0</text:p>
          </table:table-cell>
          <table:table-cell office:value-type="float" office:value="22167">
            <text:p>22167</text:p>
          </table:table-cell>
          <table:table-cell office:value-type="float" office:value="30806">
            <text:p>30806</text:p>
          </table:table-cell>
          <table:table-cell office:value-type="float" office:value="6816">
            <text:p>6816</text:p>
          </table:table-cell>
          <table:table-cell office:value-type="float" office:value="2.5246">
            <text:p>2.5246</text:p>
          </table:table-cell>
          <table:table-cell office:value-type="float" office:value="0">
            <text:p>0</text:p>
          </table:table-cell>
          <table:table-cell office:value-type="float" office:value="30957">
            <text:p>30957</text:p>
          </table:table-cell>
          <table:table-cell office:value-type="float" office:value="38690">
            <text:p>38690</text:p>
          </table:table-cell>
          <table:table-cell office:value-type="float" office:value="33466">
            <text:p>33466</text:p>
          </table:table-cell>
          <table:table-cell office:value-type="float" office:value="0.983537">
            <text:p>0.983537</text:p>
          </table:table-cell>
          <table:table-cell office:value-type="float" office:value="0">
            <text:p>0</text:p>
          </table:table-cell>
          <table:table-cell office:value-type="float" office:value="10239">
            <text:p>10239</text:p>
          </table:table-cell>
          <table:table-cell office:value-type="float" office:value="12674">
            <text:p>12674</text:p>
          </table:table-cell>
          <table:table-cell office:value-type="float" office:value="11987">
            <text:p>11987</text:p>
          </table:table-cell>
          <table:table-cell office:value-type="float" office:value="0.342136">
            <text:p>0.342136</text:p>
          </table:table-cell>
          <table:table-cell office:value-type="float" office:value="0">
            <text:p>0</text:p>
          </table:table-cell>
          <table:table-cell office:value-type="float" office:value="4270">
            <text:p>4270</text:p>
          </table:table-cell>
          <table:table-cell office:value-type="float" office:value="5665">
            <text:p>5665</text:p>
          </table:table-cell>
          <table:table-cell office:value-type="float" office:value="5319">
            <text:p>5319</text:p>
          </table:table-cell>
          <table:table-cell office:value-type="float" office:value="1.06443">
            <text:p>1.06443</text:p>
          </table:table-cell>
          <table:table-cell office:value-type="float" office:value="0">
            <text:p>0</text:p>
          </table:table-cell>
          <table:table-cell office:value-type="float" office:value="12725">
            <text:p>12725</text:p>
          </table:table-cell>
          <table:table-cell office:value-type="float" office:value="16345">
            <text:p>16345</text:p>
          </table:table-cell>
          <table:table-cell office:value-type="float" office:value="15753">
            <text:p>15753</text:p>
          </table:table-cell>
          <table:table-cell office:value-type="float" office:value="2.16319">
            <text:p>2.16319</text:p>
          </table:table-cell>
          <table:table-cell office:value-type="float" office:value="0">
            <text:p>0</text:p>
          </table:table-cell>
          <table:table-cell office:value-type="float" office:value="26499">
            <text:p>26499</text:p>
          </table:table-cell>
          <table:table-cell office:value-type="float" office:value="36538">
            <text:p>36538</text:p>
          </table:table-cell>
          <table:table-cell office:value-type="float" office:value="7924">
            <text:p>7924</text:p>
          </table:table-cell>
          <table:table-cell office:value-type="float" office:value="2.47333">
            <text:p>2.47333</text:p>
          </table:table-cell>
          <table:table-cell office:value-type="float" office:value="0">
            <text:p>0</text:p>
          </table:table-cell>
          <table:table-cell office:value-type="float" office:value="30596">
            <text:p>30596</text:p>
          </table:table-cell>
          <table:table-cell office:value-type="float" office:value="40496">
            <text:p>40496</text:p>
          </table:table-cell>
          <table:table-cell office:value-type="float" office:value="8118">
            <text:p>8118</text:p>
          </table:table-cell>
          <table:table-cell office:value-type="float" office:value="2.16393">
            <text:p>2.16393</text:p>
          </table:table-cell>
          <table:table-cell office:value-type="float" office:value="0">
            <text:p>0</text:p>
          </table:table-cell>
          <table:table-cell office:value-type="float" office:value="26963">
            <text:p>26963</text:p>
          </table:table-cell>
          <table:table-cell office:value-type="float" office:value="37268">
            <text:p>37268</text:p>
          </table:table-cell>
          <table:table-cell office:value-type="float" office:value="8747">
            <text:p>8747</text:p>
          </table:table-cell>
          <table:table-cell office:value-type="float" office:value="1.48319">
            <text:p>1.48319</text:p>
          </table:table-cell>
          <table:table-cell office:value-type="float" office:value="0">
            <text:p>0</text:p>
          </table:table-cell>
          <table:table-cell office:value-type="float" office:value="18559">
            <text:p>18559</text:p>
          </table:table-cell>
          <table:table-cell office:value-type="float" office:value="27576">
            <text:p>27576</text:p>
          </table:table-cell>
          <table:table-cell office:value-type="float" office:value="7135">
            <text:p>7135</text:p>
          </table:table-cell>
          <table:table-cell office:value-type="float" office:value="0.480206">
            <text:p>0.480206</text:p>
          </table:table-cell>
          <table:table-cell office:value-type="float" office:value="0">
            <text:p>0</text:p>
          </table:table-cell>
          <table:table-cell office:value-type="float" office:value="5816">
            <text:p>5816</text:p>
          </table:table-cell>
          <table:table-cell table:number-columns-repeated="2" office:value-type="float" office:value="7578">
            <text:p>7578</text:p>
          </table:table-cell>
          <table:table-cell office:value-type="float" office:value="3.17112">
            <text:p>3.17112</text:p>
          </table:table-cell>
          <table:table-cell office:value-type="float" office:value="0">
            <text:p>0</text:p>
          </table:table-cell>
          <table:table-cell office:value-type="float" office:value="39463">
            <text:p>39463</text:p>
          </table:table-cell>
          <table:table-cell office:value-type="float" office:value="56104">
            <text:p>56104</text:p>
          </table:table-cell>
          <table:table-cell office:value-type="float" office:value="0">
            <text:p>0</text:p>
          </table:table-cell>
          <table:table-cell office:value-type="float" office:value="0.233829">
            <text:p>0.233829</text:p>
          </table:table-cell>
          <table:table-cell office:value-type="float" office:value="0">
            <text:p>0</text:p>
          </table:table-cell>
          <table:table-cell office:value-type="float" office:value="2728">
            <text:p>2728</text:p>
          </table:table-cell>
          <table:table-cell office:value-type="float" office:value="3676">
            <text:p>3676</text:p>
          </table:table-cell>
          <table:table-cell office:value-type="float" office:value="3261">
            <text:p>3261</text:p>
          </table:table-cell>
          <table:table-cell office:value-type="float" office:value="1.744">
            <text:p>1.744</text:p>
          </table:table-cell>
          <table:table-cell office:value-type="float" office:value="0">
            <text:p>0</text:p>
          </table:table-cell>
          <table:table-cell office:value-type="float" office:value="22040">
            <text:p>22040</text:p>
          </table:table-cell>
          <table:table-cell office:value-type="float" office:value="31040">
            <text:p>31040</text:p>
          </table:table-cell>
          <table:table-cell office:value-type="float" office:value="8075">
            <text:p>8075</text:p>
          </table:table-cell>
          <table:table-cell table:style-name="cellBest" office:value-type="float" office:value="0.131759">
            <text:p>0.131759</text:p>
          </table:table-cell>
          <table:table-cell office:value-type="float" office:value="0">
            <text:p>0</text:p>
          </table:table-cell>
          <table:table-cell table:style-name="cellBest" office:value-type="float" office:value="1926">
            <text:p>1926</text:p>
          </table:table-cell>
          <table:table-cell table:style-name="cellBest" office:value-type="float" office:value="2118">
            <text:p>2118</text:p>
          </table:table-cell>
          <table:table-cell office:value-type="float" office:value="2118">
            <text:p>2118</text:p>
          </table:table-cell>
          <table:table-cell office:value-type="float" office:value="1.96844">
            <text:p>1.96844</text:p>
          </table:table-cell>
          <table:table-cell office:value-type="float" office:value="0">
            <text:p>0</text:p>
          </table:table-cell>
          <table:table-cell office:value-type="float" office:value="23306">
            <text:p>23306</text:p>
          </table:table-cell>
          <table:table-cell office:value-type="float" office:value="27892">
            <text:p>27892</text:p>
          </table:table-cell>
          <table:table-cell office:value-type="float" office:value="24559">
            <text:p>24559</text:p>
          </table:table-cell>
          <table:table-cell office:value-type="float" office:value="0.865863">
            <text:p>0.865863</text:p>
          </table:table-cell>
          <table:table-cell office:value-type="float" office:value="0">
            <text:p>0</text:p>
          </table:table-cell>
          <table:table-cell office:value-type="float" office:value="11238">
            <text:p>11238</text:p>
          </table:table-cell>
          <table:table-cell office:value-type="float" office:value="15451">
            <text:p>15451</text:p>
          </table:table-cell>
          <table:table-cell office:value-type="float" office:value="3697">
            <text:p>369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3702709">
            <text:p>3702709</text:p>
          </table:table-cell>
          <table:table-cell table:style-name="cellWorst" office:value-type="float" office:value="3745687">
            <text:p>3745687</text:p>
          </table:table-cell>
          <table:table-cell table:style-name="cellWorst" office:value-type="float" office:value="3745687">
            <text:p>3745687</text:p>
          </table:table-cell>
          <table:table-cell office:value-type="float" office:value="3.37196">
            <text:p>3.37196</text:p>
          </table:table-cell>
          <table:table-cell office:value-type="float" office:value="0">
            <text:p>0</text:p>
          </table:table-cell>
          <table:table-cell office:value-type="float" office:value="39002">
            <text:p>39002</text:p>
          </table:table-cell>
          <table:table-cell office:value-type="float" office:value="51784">
            <text:p>51784</text:p>
          </table:table-cell>
          <table:table-cell office:value-type="float" office:value="9216">
            <text:p>9216</text:p>
          </table:table-cell>
          <table:table-cell office:value-type="float" office:value="2.13388">
            <text:p>2.13388</text:p>
          </table:table-cell>
          <table:table-cell office:value-type="float" office:value="0">
            <text:p>0</text:p>
          </table:table-cell>
          <table:table-cell office:value-type="float" office:value="25351">
            <text:p>25351</text:p>
          </table:table-cell>
          <table:table-cell office:value-type="float" office:value="42446">
            <text:p>42446</text:p>
          </table:table-cell>
          <table:table-cell office:value-type="float" office:value="22473">
            <text:p>22473</text:p>
          </table:table-cell>
          <table:table-cell office:value-type="float" office:value="1.5173">
            <text:p>1.5173</text:p>
          </table:table-cell>
          <table:table-cell office:value-type="float" office:value="0">
            <text:p>0</text:p>
          </table:table-cell>
          <table:table-cell office:value-type="float" office:value="20107">
            <text:p>20107</text:p>
          </table:table-cell>
          <table:table-cell office:value-type="float" office:value="27543">
            <text:p>27543</text:p>
          </table:table-cell>
          <table:table-cell office:value-type="float" office:value="13072">
            <text:p>13072</text:p>
          </table:table-cell>
          <table:table-cell office:value-type="float" office:value="13.8475">
            <text:p>13.8475</text:p>
          </table:table-cell>
          <table:table-cell office:value-type="float" office:value="0">
            <text:p>0</text:p>
          </table:table-cell>
          <table:table-cell office:value-type="float" office:value="159101">
            <text:p>159101</text:p>
          </table:table-cell>
          <table:table-cell office:value-type="float" office:value="200096">
            <text:p>200096</text:p>
          </table:table-cell>
          <table:table-cell office:value-type="float" office:value="189235">
            <text:p>189235</text:p>
          </table:table-cell>
          <table:table-cell office:value-type="float" office:value="0.283785">
            <text:p>0.283785</text:p>
          </table:table-cell>
          <table:table-cell office:value-type="float" office:value="0">
            <text:p>0</text:p>
          </table:table-cell>
          <table:table-cell office:value-type="float" office:value="3791">
            <text:p>3791</text:p>
          </table:table-cell>
          <table:table-cell office:value-type="float" office:value="5515">
            <text:p>5515</text:p>
          </table:table-cell>
          <table:table-cell office:value-type="float" office:value="5211">
            <text:p>5211</text:p>
          </table:table-cell>
          <table:table-cell office:value-type="float" office:value="0.657516">
            <text:p>0.657516</text:p>
          </table:table-cell>
          <table:table-cell office:value-type="float" office:value="0">
            <text:p>0</text:p>
          </table:table-cell>
          <table:table-cell office:value-type="float" office:value="9211">
            <text:p>9211</text:p>
          </table:table-cell>
          <table:table-cell office:value-type="float" office:value="13060">
            <text:p>13060</text:p>
          </table:table-cell>
          <table:table-cell office:value-type="float" office:value="12691">
            <text:p>12691</text:p>
          </table:table-cell>
          <table:table-cell office:value-type="float" office:value="0.234186">
            <text:p>0.234186</text:p>
          </table:table-cell>
          <table:table-cell office:value-type="float" office:value="0">
            <text:p>0</text:p>
          </table:table-cell>
          <table:table-cell office:value-type="float" office:value="3011">
            <text:p>3011</text:p>
          </table:table-cell>
          <table:table-cell office:value-type="float" office:value="4569">
            <text:p>4569</text:p>
          </table:table-cell>
          <table:table-cell office:value-type="float" office:value="4464">
            <text:p>4464</text:p>
          </table:table-cell>
          <table:table-cell office:value-type="float" office:value="2.20408">
            <text:p>2.20408</text:p>
          </table:table-cell>
          <table:table-cell office:value-type="float" office:value="0">
            <text:p>0</text:p>
          </table:table-cell>
          <table:table-cell office:value-type="float" office:value="27307">
            <text:p>27307</text:p>
          </table:table-cell>
          <table:table-cell office:value-type="float" office:value="36736">
            <text:p>36736</text:p>
          </table:table-cell>
          <table:table-cell office:value-type="float" office:value="18375">
            <text:p>18375</text:p>
          </table:table-cell>
          <table:table-cell office:value-type="float" office:value="2.74218">
            <text:p>2.74218</text:p>
          </table:table-cell>
          <table:table-cell office:value-type="float" office:value="0">
            <text:p>0</text:p>
          </table:table-cell>
          <table:table-cell office:value-type="float" office:value="36255">
            <text:p>36255</text:p>
          </table:table-cell>
          <table:table-cell office:value-type="float" office:value="49578">
            <text:p>49578</text:p>
          </table:table-cell>
          <table:table-cell office:value-type="float" office:value="22121">
            <text:p>22121</text:p>
          </table:table-cell>
          <table:table-cell office:value-type="float" office:value="1.13846">
            <text:p>1.13846</text:p>
          </table:table-cell>
          <table:table-cell office:value-type="float" office:value="0">
            <text:p>0</text:p>
          </table:table-cell>
          <table:table-cell office:value-type="float" office:value="14067">
            <text:p>14067</text:p>
          </table:table-cell>
          <table:table-cell office:value-type="float" office:value="20247">
            <text:p>20247</text:p>
          </table:table-cell>
          <table:table-cell office:value-type="float" office:value="9973">
            <text:p>9973</text:p>
          </table:table-cell>
          <table:table-cell office:value-type="float" office:value="1.78822">
            <text:p>1.78822</text:p>
          </table:table-cell>
          <table:table-cell office:value-type="float" office:value="0">
            <text:p>0</text:p>
          </table:table-cell>
          <table:table-cell office:value-type="float" office:value="23709">
            <text:p>23709</text:p>
          </table:table-cell>
          <table:table-cell office:value-type="float" office:value="32502">
            <text:p>32502</text:p>
          </table:table-cell>
          <table:table-cell office:value-type="float" office:value="16343">
            <text:p>16343</text:p>
          </table:table-cell>
          <table:table-cell office:value-type="float" office:value="1.31518">
            <text:p>1.31518</text:p>
          </table:table-cell>
          <table:table-cell office:value-type="float" office:value="0">
            <text:p>0</text:p>
          </table:table-cell>
          <table:table-cell office:value-type="float" office:value="16193">
            <text:p>16193</text:p>
          </table:table-cell>
          <table:table-cell table:number-columns-repeated="2" office:value-type="float" office:value="22598">
            <text:p>22598</text:p>
          </table:table-cell>
          <table:table-cell office:value-type="float" office:value="1.42409">
            <text:p>1.42409</text:p>
          </table:table-cell>
          <table:table-cell office:value-type="float" office:value="0">
            <text:p>0</text:p>
          </table:table-cell>
          <table:table-cell office:value-type="float" office:value="15736">
            <text:p>15736</text:p>
          </table:table-cell>
          <table:table-cell office:value-type="float" office:value="22907">
            <text:p>22907</text:p>
          </table:table-cell>
          <table:table-cell office:value-type="float" office:value="0">
            <text:p>0</text:p>
          </table:table-cell>
          <table:table-cell office:value-type="float" office:value="0.329265">
            <text:p>0.329265</text:p>
          </table:table-cell>
          <table:table-cell office:value-type="float" office:value="0">
            <text:p>0</text:p>
          </table:table-cell>
          <table:table-cell office:value-type="float" office:value="4041">
            <text:p>4041</text:p>
          </table:table-cell>
          <table:table-cell office:value-type="float" office:value="5792">
            <text:p>5792</text:p>
          </table:table-cell>
          <table:table-cell office:value-type="float" office:value="5587">
            <text:p>5587</text:p>
          </table:table-cell>
          <table:table-cell office:value-type="float" office:value="1.40121">
            <text:p>1.40121</text:p>
          </table:table-cell>
          <table:table-cell office:value-type="float" office:value="0">
            <text:p>0</text:p>
          </table:table-cell>
          <table:table-cell office:value-type="float" office:value="17519">
            <text:p>17519</text:p>
          </table:table-cell>
          <table:table-cell office:value-type="float" office:value="24828">
            <text:p>24828</text:p>
          </table:table-cell>
          <table:table-cell office:value-type="float" office:value="11114">
            <text:p>11114</text:p>
          </table:table-cell>
          <table:table-cell office:value-type="float" office:value="0.179069">
            <text:p>0.179069</text:p>
          </table:table-cell>
          <table:table-cell office:value-type="float" office:value="0">
            <text:p>0</text:p>
          </table:table-cell>
          <table:table-cell office:value-type="float" office:value="2430">
            <text:p>2430</text:p>
          </table:table-cell>
          <table:table-cell table:number-columns-repeated="2" office:value-type="float" office:value="3285">
            <text:p>3285</text:p>
          </table:table-cell>
          <table:table-cell office:value-type="float" office:value="3.73114">
            <text:p>3.73114</text:p>
          </table:table-cell>
          <table:table-cell office:value-type="float" office:value="0">
            <text:p>0</text:p>
          </table:table-cell>
          <table:table-cell office:value-type="float" office:value="42168">
            <text:p>42168</text:p>
          </table:table-cell>
          <table:table-cell office:value-type="float" office:value="51653">
            <text:p>51653</text:p>
          </table:table-cell>
          <table:table-cell office:value-type="float" office:value="50599">
            <text:p>50599</text:p>
          </table:table-cell>
          <table:table-cell office:value-type="float" office:value="1.26005">
            <text:p>1.26005</text:p>
          </table:table-cell>
          <table:table-cell office:value-type="float" office:value="0">
            <text:p>0</text:p>
          </table:table-cell>
          <table:table-cell office:value-type="float" office:value="16518">
            <text:p>16518</text:p>
          </table:table-cell>
          <table:table-cell office:value-type="float" office:value="23016">
            <text:p>23016</text:p>
          </table:table-cell>
          <table:table-cell office:value-type="float" office:value="12156">
            <text:p>12156</text:p>
          </table:table-cell>
          <table:table-cell table:style-name="Default" office:value-type="float" office:value="524.245">
            <text:p>524.245</text:p>
          </table:table-cell>
          <table:table-cell table:style-name="Default" office:value-type="float" office:value="0">
            <text:p>0</text:p>
          </table:table-cell>
          <table:table-cell office:value-type="float" office:value="3087943">
            <text:p>3087943</text:p>
          </table:table-cell>
          <table:table-cell table:number-columns-repeated="2" office:value-type="float" office:value="3143046">
            <text:p>3143046</text:p>
          </table:table-cell>
          <table:table-cell table:formula="of:=MIN([.$B6];[.$F6];[.$K6];[.$P6];[.$U6];[.$Z6];[.$AE6];[.$AJ6];[.$AO6];[.$AT6];[.$AY6];[.$BD6];[.$BI6];[.$BN6];[.$BS6];[.$BX6];[.$CC6];[.$CH6];[.$CM6];[.$CR6];[.$CW6];[.$DB6];[.$DG6];[.$DL6];[.$DQ6];[.$DV6];[.$EA6];[.$EF6];[.$EK6];[.$EP6];[.$EU6];[.$EZ6];[.$FE6];[.$FJ6];[.$FO6];[.$FT6];[.$FY6];[.$GD6];[.$GI6];[.$GN6];[.$GS6])" office:value-type="float" office:value="0.131759">
            <text:p>0.131759</text:p>
          </table:table-cell>
          <table:table-cell table:formula="of:=MIN([.$C6];[.$G6];[.$L6];[.$Q6];[.$V6];[.$AA6];[.$AF6];[.$AK6];[.$AP6];[.$AU6];[.$AZ6];[.$BE6];[.$BJ6];[.$BO6];[.$BT6];[.$BY6];[.$CD6];[.$CI6];[.$CN6];[.$CS6];[.$CX6];[.$DC6];[.$DH6];[.$DM6];[.$DR6];[.$DW6];[.$EB6];[.$EG6];[.$EL6];[.$EQ6];[.$EV6];[.$FA6];[.$FF6];[.$FK6];[.$FP6];[.$FU6];[.$FZ6];[.$GE6];[.$GJ6];[.$GO6];[.$GT6])" office:value-type="float" office:value="0">
            <text:p>0</text:p>
          </table:table-cell>
          <table:table-cell table:formula="of:=MIN([.$D6];[.$H6];[.$M6];[.$R6];[.$W6];[.$AB6];[.$AG6];[.$AL6];[.$AQ6];[.$AV6];[.$BA6];[.$BF6];[.$BK6];[.$BP6];[.$BU6];[.$BZ6];[.$CE6];[.$CJ6];[.$CO6];[.$CT6];[.$CY6];[.$DD6];[.$DI6];[.$DN6];[.$DS6];[.$DX6];[.$EC6];[.$EH6];[.$EM6];[.$ER6];[.$EW6];[.$FB6];[.$FG6];[.$FL6];[.$FQ6];[.$FV6];[.$GA6];[.$GF6];[.$GK6];[.$GP6];[.$GU6])" office:value-type="float" office:value="1926">
            <text:p>1926</text:p>
          </table:table-cell>
          <table:table-cell table:formula="of:=MIN([.$E6];[.$I6];[.$N6];[.$S6];[.$X6];[.$AC6];[.$AH6];[.$AM6];[.$AR6];[.$AW6];[.$BB6];[.$BG6];[.$BL6];[.$BQ6];[.$BV6];[.$CA6];[.$CF6];[.$CK6];[.$CP6];[.$CU6];[.$CZ6];[.$DE6];[.$DJ6];[.$DO6];[.$DT6];[.$DY6];[.$ED6];[.$EI6];[.$EN6];[.$ES6];[.$EX6];[.$FC6];[.$FH6];[.$FM6];[.$FR6];[.$FW6];[.$GB6];[.$GG6];[.$GL6];[.$GQ6];[.$GV6])" office:value-type="float" office:value="2118">
            <text:p>2118</text:p>
          </table:table-cell>
          <table:table-cell table:formula="of:=MIN([.$J6];[.$O6];[.$T6];[.$Y6];[.$AD6];[.$AI6];[.$AN6];[.$AS6];[.$AX6];[.$BC6];[.$BH6];[.$BM6];[.$BR6];[.$BW6];[.$CB6];[.$CG6];[.$CL6];[.$CQ6];[.$CV6];[.$DA6];[.$DF6];[.$DK6];[.$DP6];[.$DU6];[.$DZ6];[.$EE6];[.$EJ6];[.$EO6];[.$ET6];[.$EY6];[.$FD6];[.$FI6];[.$FN6];[.$FS6];[.$FX6];[.$GC6];[.$GH6];[.$GM6];[.$GR6];[.$GW6])" office:value-type="float" office:value="0">
            <text:p>0</text:p>
          </table:table-cell>
          <table:table-cell table:formula="of:=MEDIAN([.$B6];[.$F6];[.$K6];[.$P6];[.$U6];[.$Z6];[.$AE6];[.$AJ6];[.$AO6];[.$AT6];[.$AY6];[.$BD6];[.$BI6];[.$BN6];[.$BS6];[.$BX6];[.$CC6];[.$CH6];[.$CM6];[.$CR6];[.$CW6];[.$DB6];[.$DG6];[.$DL6];[.$DQ6];[.$DV6];[.$EA6];[.$EF6];[.$EK6];[.$EP6];[.$EU6];[.$EZ6];[.$FE6];[.$FJ6];[.$FO6];[.$FT6];[.$FY6];[.$GD6];[.$GI6];[.$GN6];[.$GS6])" office:value-type="float" office:value="1.73354">
            <text:p>1.73354</text:p>
          </table:table-cell>
          <table:table-cell table:formula="of:=MEDIAN([.$C6];[.$G6];[.$L6];[.$Q6];[.$V6];[.$AA6];[.$AF6];[.$AK6];[.$AP6];[.$AU6];[.$AZ6];[.$BE6];[.$BJ6];[.$BO6];[.$BT6];[.$BY6];[.$CD6];[.$CI6];[.$CN6];[.$CS6];[.$CX6];[.$DC6];[.$DH6];[.$DM6];[.$DR6];[.$DW6];[.$EB6];[.$EG6];[.$EL6];[.$EQ6];[.$EV6];[.$FA6];[.$FF6];[.$FK6];[.$FP6];[.$FU6];[.$FZ6];[.$GE6];[.$GJ6];[.$GO6];[.$GT6])" office:value-type="float" office:value="0">
            <text:p>0</text:p>
          </table:table-cell>
          <table:table-cell table:formula="of:=MEDIAN([.$D6];[.$H6];[.$M6];[.$R6];[.$W6];[.$AB6];[.$AG6];[.$AL6];[.$AQ6];[.$AV6];[.$BA6];[.$BF6];[.$BK6];[.$BP6];[.$BU6];[.$BZ6];[.$CE6];[.$CJ6];[.$CO6];[.$CT6];[.$CY6];[.$DD6];[.$DI6];[.$DN6];[.$DS6];[.$DX6];[.$EC6];[.$EH6];[.$EM6];[.$ER6];[.$EW6];[.$FB6];[.$FG6];[.$FL6];[.$FQ6];[.$FV6];[.$GA6];[.$GF6];[.$GK6];[.$GP6];[.$GU6])" office:value-type="float" office:value="22167">
            <text:p>22167</text:p>
          </table:table-cell>
          <table:table-cell table:formula="of:=MEDIAN([.$E6];[.$I6];[.$N6];[.$S6];[.$X6];[.$AC6];[.$AH6];[.$AM6];[.$AR6];[.$AW6];[.$BB6];[.$BG6];[.$BL6];[.$BQ6];[.$BV6];[.$CA6];[.$CF6];[.$CK6];[.$CP6];[.$CU6];[.$CZ6];[.$DE6];[.$DJ6];[.$DO6];[.$DT6];[.$DY6];[.$ED6];[.$EI6];[.$EN6];[.$ES6];[.$EX6];[.$FC6];[.$FH6];[.$FM6];[.$FR6];[.$FW6];[.$GB6];[.$GG6];[.$GL6];[.$GQ6];[.$GV6])" office:value-type="float" office:value="30806">
            <text:p>30806</text:p>
          </table:table-cell>
          <table:table-cell table:formula="of:=MEDIAN([.$J6];[.$O6];[.$T6];[.$Y6];[.$AD6];[.$AI6];[.$AN6];[.$AS6];[.$AX6];[.$BC6];[.$BH6];[.$BM6];[.$BR6];[.$BW6];[.$CB6];[.$CG6];[.$CL6];[.$CQ6];[.$CV6];[.$DA6];[.$DF6];[.$DK6];[.$DP6];[.$DU6];[.$DZ6];[.$EE6];[.$EJ6];[.$EO6];[.$ET6];[.$EY6];[.$FD6];[.$FI6];[.$FN6];[.$FS6];[.$FX6];[.$GC6];[.$GH6];[.$GM6];[.$GR6];[.$GW6])" office:value-type="float" office:value="9216">
            <text:p>9216</text:p>
          </table:table-cell>
          <table:table-cell table:formula="of:=MAX([.$B6];[.$F6];[.$K6];[.$P6];[.$U6];[.$Z6];[.$AE6];[.$AJ6];[.$AO6];[.$AT6];[.$AY6];[.$BD6];[.$BI6];[.$BN6];[.$BS6];[.$BX6];[.$CC6];[.$CH6];[.$CM6];[.$CR6];[.$CW6];[.$DB6];[.$DG6];[.$DL6];[.$DQ6];[.$DV6];[.$EA6];[.$EF6];[.$EK6];[.$EP6];[.$EU6];[.$EZ6];[.$FE6];[.$FJ6];[.$FO6];[.$FT6];[.$FY6];[.$GD6];[.$GI6];[.$GN6];[.$GS6])" office:value-type="float" office:value="600">
            <text:p>600</text:p>
          </table:table-cell>
          <table:table-cell table:formula="of:=MAX([.$C6];[.$G6];[.$L6];[.$Q6];[.$V6];[.$AA6];[.$AF6];[.$AK6];[.$AP6];[.$AU6];[.$AZ6];[.$BE6];[.$BJ6];[.$BO6];[.$BT6];[.$BY6];[.$CD6];[.$CI6];[.$CN6];[.$CS6];[.$CX6];[.$DC6];[.$DH6];[.$DM6];[.$DR6];[.$DW6];[.$EB6];[.$EG6];[.$EL6];[.$EQ6];[.$EV6];[.$FA6];[.$FF6];[.$FK6];[.$FP6];[.$FU6];[.$FZ6];[.$GE6];[.$GJ6];[.$GO6];[.$GT6])" office:value-type="float" office:value="1">
            <text:p>1</text:p>
          </table:table-cell>
          <table:table-cell table:formula="of:=MAX([.$D6];[.$H6];[.$M6];[.$R6];[.$W6];[.$AB6];[.$AG6];[.$AL6];[.$AQ6];[.$AV6];[.$BA6];[.$BF6];[.$BK6];[.$BP6];[.$BU6];[.$BZ6];[.$CE6];[.$CJ6];[.$CO6];[.$CT6];[.$CY6];[.$DD6];[.$DI6];[.$DN6];[.$DS6];[.$DX6];[.$EC6];[.$EH6];[.$EM6];[.$ER6];[.$EW6];[.$FB6];[.$FG6];[.$FL6];[.$FQ6];[.$FV6];[.$GA6];[.$GF6];[.$GK6];[.$GP6];[.$GU6])" office:value-type="float" office:value="3702709">
            <text:p>3702709</text:p>
          </table:table-cell>
          <table:table-cell table:formula="of:=MAX([.$E6];[.$I6];[.$N6];[.$S6];[.$X6];[.$AC6];[.$AH6];[.$AM6];[.$AR6];[.$AW6];[.$BB6];[.$BG6];[.$BL6];[.$BQ6];[.$BV6];[.$CA6];[.$CF6];[.$CK6];[.$CP6];[.$CU6];[.$CZ6];[.$DE6];[.$DJ6];[.$DO6];[.$DT6];[.$DY6];[.$ED6];[.$EI6];[.$EN6];[.$ES6];[.$EX6];[.$FC6];[.$FH6];[.$FM6];[.$FR6];[.$FW6];[.$GB6];[.$GG6];[.$GL6];[.$GQ6];[.$GV6])" office:value-type="float" office:value="3745687">
            <text:p>3745687</text:p>
          </table:table-cell>
          <table:table-cell table:formula="of:=MAX([.$J6];[.$O6];[.$T6];[.$Y6];[.$AD6];[.$AI6];[.$AN6];[.$AS6];[.$AX6];[.$BC6];[.$BH6];[.$BM6];[.$BR6];[.$BW6];[.$CB6];[.$CG6];[.$CL6];[.$CQ6];[.$CV6];[.$DA6];[.$DF6];[.$DK6];[.$DP6];[.$DU6];[.$DZ6];[.$EE6];[.$EJ6];[.$EO6];[.$ET6];[.$EY6];[.$FD6];[.$FI6];[.$FN6];[.$FS6];[.$FX6];[.$GC6];[.$GH6];[.$GM6];[.$GR6];[.$GW6])" office:value-type="float" office:value="3745687">
            <text:p>3745687</text:p>
          </table:table-cell>
        </table:table-row>
        <table:table-row table:style-name="ro1">
          <table:table-cell office:value-type="string">
            <text:p>./handmade_soko005.lp</text:p>
          </table:table-cell>
          <table:table-cell office:value-type="float" office:value="1.24407">
            <text:p>1.24407</text:p>
          </table:table-cell>
          <table:table-cell office:value-type="float" office:value="0">
            <text:p>0</text:p>
          </table:table-cell>
          <table:table-cell office:value-type="float" office:value="16788">
            <text:p>16788</text:p>
          </table:table-cell>
          <table:table-cell office:value-type="float" office:value="22398">
            <text:p>22398</text:p>
          </table:table-cell>
          <table:table-cell office:value-type="float" office:value="1.32448">
            <text:p>1.32448</text:p>
          </table:table-cell>
          <table:table-cell office:value-type="float" office:value="0">
            <text:p>0</text:p>
          </table:table-cell>
          <table:table-cell office:value-type="float" office:value="16788">
            <text:p>16788</text:p>
          </table:table-cell>
          <table:table-cell office:value-type="float" office:value="22398">
            <text:p>22398</text:p>
          </table:table-cell>
          <table:table-cell office:value-type="float" office:value="0">
            <text:p>0</text:p>
          </table:table-cell>
          <table:table-cell office:value-type="float" office:value="1.33897">
            <text:p>1.33897</text:p>
          </table:table-cell>
          <table:table-cell office:value-type="float" office:value="0">
            <text:p>0</text:p>
          </table:table-cell>
          <table:table-cell office:value-type="float" office:value="16788">
            <text:p>16788</text:p>
          </table:table-cell>
          <table:table-cell office:value-type="float" office:value="22398">
            <text:p>22398</text:p>
          </table:table-cell>
          <table:table-cell office:value-type="float" office:value="0">
            <text:p>0</text:p>
          </table:table-cell>
          <table:table-cell office:value-type="float" office:value="1.35681">
            <text:p>1.35681</text:p>
          </table:table-cell>
          <table:table-cell office:value-type="float" office:value="0">
            <text:p>0</text:p>
          </table:table-cell>
          <table:table-cell office:value-type="float" office:value="16788">
            <text:p>16788</text:p>
          </table:table-cell>
          <table:table-cell office:value-type="float" office:value="22398">
            <text:p>22398</text:p>
          </table:table-cell>
          <table:table-cell office:value-type="float" office:value="5220">
            <text:p>5220</text:p>
          </table:table-cell>
          <table:table-cell office:value-type="float" office:value="3.54376">
            <text:p>3.54376</text:p>
          </table:table-cell>
          <table:table-cell office:value-type="float" office:value="0">
            <text:p>0</text:p>
          </table:table-cell>
          <table:table-cell office:value-type="float" office:value="38300">
            <text:p>38300</text:p>
          </table:table-cell>
          <table:table-cell office:value-type="float" office:value="60841">
            <text:p>60841</text:p>
          </table:table-cell>
          <table:table-cell office:value-type="float" office:value="16047">
            <text:p>16047</text:p>
          </table:table-cell>
          <table:table-cell office:value-type="float" office:value="2.03596">
            <text:p>2.03596</text:p>
          </table:table-cell>
          <table:table-cell office:value-type="float" office:value="0">
            <text:p>0</text:p>
          </table:table-cell>
          <table:table-cell office:value-type="float" office:value="26564">
            <text:p>26564</text:p>
          </table:table-cell>
          <table:table-cell office:value-type="float" office:value="35097">
            <text:p>35097</text:p>
          </table:table-cell>
          <table:table-cell office:value-type="float" office:value="7543">
            <text:p>7543</text:p>
          </table:table-cell>
          <table:table-cell office:value-type="float" office:value="4.34714">
            <text:p>4.34714</text:p>
          </table:table-cell>
          <table:table-cell office:value-type="float" office:value="0">
            <text:p>0</text:p>
          </table:table-cell>
          <table:table-cell office:value-type="float" office:value="45800">
            <text:p>45800</text:p>
          </table:table-cell>
          <table:table-cell office:value-type="float" office:value="54594">
            <text:p>54594</text:p>
          </table:table-cell>
          <table:table-cell office:value-type="float" office:value="49585">
            <text:p>49585</text:p>
          </table:table-cell>
          <table:table-cell office:value-type="float" office:value="3.6988">
            <text:p>3.6988</text:p>
          </table:table-cell>
          <table:table-cell office:value-type="float" office:value="0">
            <text:p>0</text:p>
          </table:table-cell>
          <table:table-cell office:value-type="float" office:value="39477">
            <text:p>39477</text:p>
          </table:table-cell>
          <table:table-cell office:value-type="float" office:value="46393">
            <text:p>46393</text:p>
          </table:table-cell>
          <table:table-cell office:value-type="float" office:value="45347">
            <text:p>45347</text:p>
          </table:table-cell>
          <table:table-cell office:value-type="float" office:value="3.48166">
            <text:p>3.48166</text:p>
          </table:table-cell>
          <table:table-cell office:value-type="float" office:value="0">
            <text:p>0</text:p>
          </table:table-cell>
          <table:table-cell office:value-type="float" office:value="37508">
            <text:p>37508</text:p>
          </table:table-cell>
          <table:table-cell office:value-type="float" office:value="45049">
            <text:p>45049</text:p>
          </table:table-cell>
          <table:table-cell office:value-type="float" office:value="44421">
            <text:p>44421</text:p>
          </table:table-cell>
          <table:table-cell office:value-type="float" office:value="4.19042">
            <text:p>4.19042</text:p>
          </table:table-cell>
          <table:table-cell office:value-type="float" office:value="0">
            <text:p>0</text:p>
          </table:table-cell>
          <table:table-cell office:value-type="float" office:value="49916">
            <text:p>49916</text:p>
          </table:table-cell>
          <table:table-cell office:value-type="float" office:value="58906">
            <text:p>58906</text:p>
          </table:table-cell>
          <table:table-cell office:value-type="float" office:value="58461">
            <text:p>58461</text:p>
          </table:table-cell>
          <table:table-cell office:value-type="float" office:value="2.32418">
            <text:p>2.32418</text:p>
          </table:table-cell>
          <table:table-cell office:value-type="float" office:value="0">
            <text:p>0</text:p>
          </table:table-cell>
          <table:table-cell office:value-type="float" office:value="29110">
            <text:p>29110</text:p>
          </table:table-cell>
          <table:table-cell office:value-type="float" office:value="38559">
            <text:p>38559</text:p>
          </table:table-cell>
          <table:table-cell office:value-type="float" office:value="8815">
            <text:p>8815</text:p>
          </table:table-cell>
          <table:table-cell office:value-type="float" office:value="2.42498">
            <text:p>2.42498</text:p>
          </table:table-cell>
          <table:table-cell office:value-type="float" office:value="0">
            <text:p>0</text:p>
          </table:table-cell>
          <table:table-cell office:value-type="float" office:value="29403">
            <text:p>29403</text:p>
          </table:table-cell>
          <table:table-cell office:value-type="float" office:value="40471">
            <text:p>40471</text:p>
          </table:table-cell>
          <table:table-cell office:value-type="float" office:value="8941">
            <text:p>8941</text:p>
          </table:table-cell>
          <table:table-cell office:value-type="float" office:value="2.039">
            <text:p>2.039</text:p>
          </table:table-cell>
          <table:table-cell office:value-type="float" office:value="0">
            <text:p>0</text:p>
          </table:table-cell>
          <table:table-cell office:value-type="float" office:value="26489">
            <text:p>26489</text:p>
          </table:table-cell>
          <table:table-cell office:value-type="float" office:value="36044">
            <text:p>36044</text:p>
          </table:table-cell>
          <table:table-cell office:value-type="float" office:value="8701">
            <text:p>8701</text:p>
          </table:table-cell>
          <table:table-cell office:value-type="float" office:value="1.53333">
            <text:p>1.53333</text:p>
          </table:table-cell>
          <table:table-cell office:value-type="float" office:value="0">
            <text:p>0</text:p>
          </table:table-cell>
          <table:table-cell office:value-type="float" office:value="20177">
            <text:p>20177</text:p>
          </table:table-cell>
          <table:table-cell office:value-type="float" office:value="27099">
            <text:p>27099</text:p>
          </table:table-cell>
          <table:table-cell office:value-type="float" office:value="6622">
            <text:p>6622</text:p>
          </table:table-cell>
          <table:table-cell office:value-type="float" office:value="4.7564">
            <text:p>4.7564</text:p>
          </table:table-cell>
          <table:table-cell office:value-type="float" office:value="0">
            <text:p>0</text:p>
          </table:table-cell>
          <table:table-cell office:value-type="float" office:value="50643">
            <text:p>50643</text:p>
          </table:table-cell>
          <table:table-cell table:number-columns-repeated="2" office:value-type="float" office:value="59718">
            <text:p>59718</text:p>
          </table:table-cell>
          <table:table-cell office:value-type="float" office:value="3.68983">
            <text:p>3.68983</text:p>
          </table:table-cell>
          <table:table-cell office:value-type="float" office:value="0">
            <text:p>0</text:p>
          </table:table-cell>
          <table:table-cell office:value-type="float" office:value="43170">
            <text:p>43170</text:p>
          </table:table-cell>
          <table:table-cell office:value-type="float" office:value="60419">
            <text:p>60419</text:p>
          </table:table-cell>
          <table:table-cell office:value-type="float" office:value="0">
            <text:p>0</text:p>
          </table:table-cell>
          <table:table-cell office:value-type="float" office:value="2.70989">
            <text:p>2.70989</text:p>
          </table:table-cell>
          <table:table-cell office:value-type="float" office:value="0">
            <text:p>0</text:p>
          </table:table-cell>
          <table:table-cell office:value-type="float" office:value="36603">
            <text:p>36603</text:p>
          </table:table-cell>
          <table:table-cell office:value-type="float" office:value="44040">
            <text:p>44040</text:p>
          </table:table-cell>
          <table:table-cell office:value-type="float" office:value="43316">
            <text:p>43316</text:p>
          </table:table-cell>
          <table:table-cell office:value-type="float" office:value="2.24211">
            <text:p>2.24211</text:p>
          </table:table-cell>
          <table:table-cell office:value-type="float" office:value="0">
            <text:p>0</text:p>
          </table:table-cell>
          <table:table-cell office:value-type="float" office:value="27811">
            <text:p>27811</text:p>
          </table:table-cell>
          <table:table-cell office:value-type="float" office:value="37117">
            <text:p>37117</text:p>
          </table:table-cell>
          <table:table-cell office:value-type="float" office:value="7871">
            <text:p>7871</text:p>
          </table:table-cell>
          <table:table-cell table:style-name="cellBest" office:value-type="float" office:value="0.635217">
            <text:p>0.635217</text:p>
          </table:table-cell>
          <table:table-cell office:value-type="float" office:value="0">
            <text:p>0</text:p>
          </table:table-cell>
          <table:table-cell office:value-type="float" office:value="11739">
            <text:p>11739</text:p>
          </table:table-cell>
          <table:table-cell table:style-name="cellBest" office:value-type="float" office:value="12323">
            <text:p>12323</text:p>
          </table:table-cell>
          <table:table-cell office:value-type="float" office:value="12323">
            <text:p>12323</text:p>
          </table:table-cell>
          <table:table-cell office:value-type="float" office:value="15.3266">
            <text:p>15.3266</text:p>
          </table:table-cell>
          <table:table-cell office:value-type="float" office:value="0">
            <text:p>0</text:p>
          </table:table-cell>
          <table:table-cell office:value-type="float" office:value="130795">
            <text:p>130795</text:p>
          </table:table-cell>
          <table:table-cell office:value-type="float" office:value="148400">
            <text:p>148400</text:p>
          </table:table-cell>
          <table:table-cell office:value-type="float" office:value="146203">
            <text:p>146203</text:p>
          </table:table-cell>
          <table:table-cell office:value-type="float" office:value="2.7261">
            <text:p>2.7261</text:p>
          </table:table-cell>
          <table:table-cell office:value-type="float" office:value="0">
            <text:p>0</text:p>
          </table:table-cell>
          <table:table-cell office:value-type="float" office:value="33430">
            <text:p>33430</text:p>
          </table:table-cell>
          <table:table-cell office:value-type="float" office:value="44340">
            <text:p>44340</text:p>
          </table:table-cell>
          <table:table-cell office:value-type="float" office:value="8854">
            <text:p>8854</text:p>
          </table:table-cell>
          <table:table-cell office:value-type="float" office:value="115.575">
            <text:p>115.575</text:p>
          </table:table-cell>
          <table:table-cell table:style-name="Default" office:value-type="float" office:value="0">
            <text:p>0</text:p>
          </table:table-cell>
          <table:table-cell table:style-name="cellWorst" office:value-type="float" office:value="765208">
            <text:p>765208</text:p>
          </table:table-cell>
          <table:table-cell table:style-name="cellWorst" office:value-type="float" office:value="773362">
            <text:p>773362</text:p>
          </table:table-cell>
          <table:table-cell table:style-name="cellWorst" office:value-type="float" office:value="773362">
            <text:p>773362</text:p>
          </table:table-cell>
          <table:table-cell office:value-type="float" office:value="1.29421">
            <text:p>1.29421</text:p>
          </table:table-cell>
          <table:table-cell office:value-type="float" office:value="0">
            <text:p>0</text:p>
          </table:table-cell>
          <table:table-cell office:value-type="float" office:value="16788">
            <text:p>16788</text:p>
          </table:table-cell>
          <table:table-cell office:value-type="float" office:value="22398">
            <text:p>22398</text:p>
          </table:table-cell>
          <table:table-cell office:value-type="float" office:value="5220">
            <text:p>5220</text:p>
          </table:table-cell>
          <table:table-cell office:value-type="float" office:value="3.47922">
            <text:p>3.47922</text:p>
          </table:table-cell>
          <table:table-cell office:value-type="float" office:value="0">
            <text:p>0</text:p>
          </table:table-cell>
          <table:table-cell office:value-type="float" office:value="40227">
            <text:p>40227</text:p>
          </table:table-cell>
          <table:table-cell office:value-type="float" office:value="61951">
            <text:p>61951</text:p>
          </table:table-cell>
          <table:table-cell office:value-type="float" office:value="29759">
            <text:p>29759</text:p>
          </table:table-cell>
          <table:table-cell office:value-type="float" office:value="2.8903">
            <text:p>2.8903</text:p>
          </table:table-cell>
          <table:table-cell office:value-type="float" office:value="0">
            <text:p>0</text:p>
          </table:table-cell>
          <table:table-cell office:value-type="float" office:value="36915">
            <text:p>36915</text:p>
          </table:table-cell>
          <table:table-cell office:value-type="float" office:value="48415">
            <text:p>48415</text:p>
          </table:table-cell>
          <table:table-cell office:value-type="float" office:value="21565">
            <text:p>21565</text:p>
          </table:table-cell>
          <table:table-cell office:value-type="float" office:value="2.56748">
            <text:p>2.56748</text:p>
          </table:table-cell>
          <table:table-cell office:value-type="float" office:value="0">
            <text:p>0</text:p>
          </table:table-cell>
          <table:table-cell office:value-type="float" office:value="30307">
            <text:p>30307</text:p>
          </table:table-cell>
          <table:table-cell office:value-type="float" office:value="40226">
            <text:p>40226</text:p>
          </table:table-cell>
          <table:table-cell office:value-type="float" office:value="37007">
            <text:p>37007</text:p>
          </table:table-cell>
          <table:table-cell office:value-type="float" office:value="10.5646">
            <text:p>10.5646</text:p>
          </table:table-cell>
          <table:table-cell office:value-type="float" office:value="0">
            <text:p>0</text:p>
          </table:table-cell>
          <table:table-cell office:value-type="float" office:value="106015">
            <text:p>106015</text:p>
          </table:table-cell>
          <table:table-cell office:value-type="float" office:value="134162">
            <text:p>134162</text:p>
          </table:table-cell>
          <table:table-cell office:value-type="float" office:value="131534">
            <text:p>131534</text:p>
          </table:table-cell>
          <table:table-cell office:value-type="float" office:value="11.8627">
            <text:p>11.8627</text:p>
          </table:table-cell>
          <table:table-cell office:value-type="float" office:value="0">
            <text:p>0</text:p>
          </table:table-cell>
          <table:table-cell office:value-type="float" office:value="131477">
            <text:p>131477</text:p>
          </table:table-cell>
          <table:table-cell office:value-type="float" office:value="166215">
            <text:p>166215</text:p>
          </table:table-cell>
          <table:table-cell office:value-type="float" office:value="164457">
            <text:p>164457</text:p>
          </table:table-cell>
          <table:table-cell office:value-type="float" office:value="10.5227">
            <text:p>10.5227</text:p>
          </table:table-cell>
          <table:table-cell office:value-type="float" office:value="0">
            <text:p>0</text:p>
          </table:table-cell>
          <table:table-cell office:value-type="float" office:value="116869">
            <text:p>116869</text:p>
          </table:table-cell>
          <table:table-cell office:value-type="float" office:value="147967">
            <text:p>147967</text:p>
          </table:table-cell>
          <table:table-cell office:value-type="float" office:value="146537">
            <text:p>146537</text:p>
          </table:table-cell>
          <table:table-cell office:value-type="float" office:value="2.22812">
            <text:p>2.22812</text:p>
          </table:table-cell>
          <table:table-cell office:value-type="float" office:value="0">
            <text:p>0</text:p>
          </table:table-cell>
          <table:table-cell office:value-type="float" office:value="27805">
            <text:p>27805</text:p>
          </table:table-cell>
          <table:table-cell office:value-type="float" office:value="37731">
            <text:p>37731</text:p>
          </table:table-cell>
          <table:table-cell office:value-type="float" office:value="17074">
            <text:p>17074</text:p>
          </table:table-cell>
          <table:table-cell office:value-type="float" office:value="2.51584">
            <text:p>2.51584</text:p>
          </table:table-cell>
          <table:table-cell office:value-type="float" office:value="0">
            <text:p>0</text:p>
          </table:table-cell>
          <table:table-cell office:value-type="float" office:value="27947">
            <text:p>27947</text:p>
          </table:table-cell>
          <table:table-cell office:value-type="float" office:value="37622">
            <text:p>37622</text:p>
          </table:table-cell>
          <table:table-cell office:value-type="float" office:value="16449">
            <text:p>16449</text:p>
          </table:table-cell>
          <table:table-cell office:value-type="float" office:value="2.33534">
            <text:p>2.33534</text:p>
          </table:table-cell>
          <table:table-cell office:value-type="float" office:value="0">
            <text:p>0</text:p>
          </table:table-cell>
          <table:table-cell office:value-type="float" office:value="30410">
            <text:p>30410</text:p>
          </table:table-cell>
          <table:table-cell office:value-type="float" office:value="41573">
            <text:p>41573</text:p>
          </table:table-cell>
          <table:table-cell office:value-type="float" office:value="17167">
            <text:p>17167</text:p>
          </table:table-cell>
          <table:table-cell office:value-type="float" office:value="2.83061">
            <text:p>2.83061</text:p>
          </table:table-cell>
          <table:table-cell office:value-type="float" office:value="0">
            <text:p>0</text:p>
          </table:table-cell>
          <table:table-cell office:value-type="float" office:value="36243">
            <text:p>36243</text:p>
          </table:table-cell>
          <table:table-cell office:value-type="float" office:value="48618">
            <text:p>48618</text:p>
          </table:table-cell>
          <table:table-cell office:value-type="float" office:value="21099">
            <text:p>21099</text:p>
          </table:table-cell>
          <table:table-cell office:value-type="float" office:value="3.84177">
            <text:p>3.84177</text:p>
          </table:table-cell>
          <table:table-cell office:value-type="float" office:value="0">
            <text:p>0</text:p>
          </table:table-cell>
          <table:table-cell office:value-type="float" office:value="47492">
            <text:p>47492</text:p>
          </table:table-cell>
          <table:table-cell table:number-columns-repeated="2" office:value-type="float" office:value="64478">
            <text:p>64478</text:p>
          </table:table-cell>
          <table:table-cell office:value-type="float" office:value="1.8156">
            <text:p>1.8156</text:p>
          </table:table-cell>
          <table:table-cell office:value-type="float" office:value="0">
            <text:p>0</text:p>
          </table:table-cell>
          <table:table-cell office:value-type="float" office:value="22242">
            <text:p>22242</text:p>
          </table:table-cell>
          <table:table-cell office:value-type="float" office:value="29662">
            <text:p>29662</text:p>
          </table:table-cell>
          <table:table-cell office:value-type="float" office:value="0">
            <text:p>0</text:p>
          </table:table-cell>
          <table:table-cell office:value-type="float" office:value="3.88224">
            <text:p>3.88224</text:p>
          </table:table-cell>
          <table:table-cell office:value-type="float" office:value="0">
            <text:p>0</text:p>
          </table:table-cell>
          <table:table-cell office:value-type="float" office:value="50088">
            <text:p>50088</text:p>
          </table:table-cell>
          <table:table-cell office:value-type="float" office:value="63870">
            <text:p>63870</text:p>
          </table:table-cell>
          <table:table-cell office:value-type="float" office:value="62536">
            <text:p>62536</text:p>
          </table:table-cell>
          <table:table-cell office:value-type="float" office:value="2.50292">
            <text:p>2.50292</text:p>
          </table:table-cell>
          <table:table-cell office:value-type="float" office:value="0">
            <text:p>0</text:p>
          </table:table-cell>
          <table:table-cell office:value-type="float" office:value="31424">
            <text:p>31424</text:p>
          </table:table-cell>
          <table:table-cell office:value-type="float" office:value="41773">
            <text:p>41773</text:p>
          </table:table-cell>
          <table:table-cell office:value-type="float" office:value="17823">
            <text:p>17823</text:p>
          </table:table-cell>
          <table:table-cell office:value-type="float" office:value="0.674116">
            <text:p>0.674116</text:p>
          </table:table-cell>
          <table:table-cell office:value-type="float" office:value="0">
            <text:p>0</text:p>
          </table:table-cell>
          <table:table-cell table:style-name="cellBest" office:value-type="float" office:value="10860">
            <text:p>10860</text:p>
          </table:table-cell>
          <table:table-cell table:number-columns-repeated="2" office:value-type="float" office:value="12667">
            <text:p>12667</text:p>
          </table:table-cell>
          <table:table-cell office:value-type="float" office:value="17.5527">
            <text:p>17.5527</text:p>
          </table:table-cell>
          <table:table-cell office:value-type="float" office:value="0">
            <text:p>0</text:p>
          </table:table-cell>
          <table:table-cell office:value-type="float" office:value="182591">
            <text:p>182591</text:p>
          </table:table-cell>
          <table:table-cell office:value-type="float" office:value="227344">
            <text:p>227344</text:p>
          </table:table-cell>
          <table:table-cell office:value-type="float" office:value="225126">
            <text:p>225126</text:p>
          </table:table-cell>
          <table:table-cell office:value-type="float" office:value="2.25981">
            <text:p>2.25981</text:p>
          </table:table-cell>
          <table:table-cell office:value-type="float" office:value="0">
            <text:p>0</text:p>
          </table:table-cell>
          <table:table-cell office:value-type="float" office:value="27689">
            <text:p>27689</text:p>
          </table:table-cell>
          <table:table-cell office:value-type="float" office:value="36276">
            <text:p>36276</text:p>
          </table:table-cell>
          <table:table-cell office:value-type="float" office:value="15876">
            <text:p>15876</text:p>
          </table:table-cell>
          <table:table-cell table:style-name="Default" office:value-type="float" office:value="17.4775">
            <text:p>17.4775</text:p>
          </table:table-cell>
          <table:table-cell table:style-name="Default" office:value-type="float" office:value="0">
            <text:p>0</text:p>
          </table:table-cell>
          <table:table-cell office:value-type="float" office:value="162990">
            <text:p>162990</text:p>
          </table:table-cell>
          <table:table-cell table:number-columns-repeated="2" office:value-type="float" office:value="168188">
            <text:p>168188</text:p>
          </table:table-cell>
          <table:table-cell table:formula="of:=MIN([.$B7];[.$F7];[.$K7];[.$P7];[.$U7];[.$Z7];[.$AE7];[.$AJ7];[.$AO7];[.$AT7];[.$AY7];[.$BD7];[.$BI7];[.$BN7];[.$BS7];[.$BX7];[.$CC7];[.$CH7];[.$CM7];[.$CR7];[.$CW7];[.$DB7];[.$DG7];[.$DL7];[.$DQ7];[.$DV7];[.$EA7];[.$EF7];[.$EK7];[.$EP7];[.$EU7];[.$EZ7];[.$FE7];[.$FJ7];[.$FO7];[.$FT7];[.$FY7];[.$GD7];[.$GI7];[.$GN7];[.$GS7])" office:value-type="float" office:value="0.635217">
            <text:p>0.635217</text:p>
          </table:table-cell>
          <table:table-cell table:formula="of:=MIN([.$C7];[.$G7];[.$L7];[.$Q7];[.$V7];[.$AA7];[.$AF7];[.$AK7];[.$AP7];[.$AU7];[.$AZ7];[.$BE7];[.$BJ7];[.$BO7];[.$BT7];[.$BY7];[.$CD7];[.$CI7];[.$CN7];[.$CS7];[.$CX7];[.$DC7];[.$DH7];[.$DM7];[.$DR7];[.$DW7];[.$EB7];[.$EG7];[.$EL7];[.$EQ7];[.$EV7];[.$FA7];[.$FF7];[.$FK7];[.$FP7];[.$FU7];[.$FZ7];[.$GE7];[.$GJ7];[.$GO7];[.$GT7])" office:value-type="float" office:value="0">
            <text:p>0</text:p>
          </table:table-cell>
          <table:table-cell table:formula="of:=MIN([.$D7];[.$H7];[.$M7];[.$R7];[.$W7];[.$AB7];[.$AG7];[.$AL7];[.$AQ7];[.$AV7];[.$BA7];[.$BF7];[.$BK7];[.$BP7];[.$BU7];[.$BZ7];[.$CE7];[.$CJ7];[.$CO7];[.$CT7];[.$CY7];[.$DD7];[.$DI7];[.$DN7];[.$DS7];[.$DX7];[.$EC7];[.$EH7];[.$EM7];[.$ER7];[.$EW7];[.$FB7];[.$FG7];[.$FL7];[.$FQ7];[.$FV7];[.$GA7];[.$GF7];[.$GK7];[.$GP7];[.$GU7])" office:value-type="float" office:value="10860">
            <text:p>10860</text:p>
          </table:table-cell>
          <table:table-cell table:formula="of:=MIN([.$E7];[.$I7];[.$N7];[.$S7];[.$X7];[.$AC7];[.$AH7];[.$AM7];[.$AR7];[.$AW7];[.$BB7];[.$BG7];[.$BL7];[.$BQ7];[.$BV7];[.$CA7];[.$CF7];[.$CK7];[.$CP7];[.$CU7];[.$CZ7];[.$DE7];[.$DJ7];[.$DO7];[.$DT7];[.$DY7];[.$ED7];[.$EI7];[.$EN7];[.$ES7];[.$EX7];[.$FC7];[.$FH7];[.$FM7];[.$FR7];[.$FW7];[.$GB7];[.$GG7];[.$GL7];[.$GQ7];[.$GV7])" office:value-type="float" office:value="12323">
            <text:p>12323</text:p>
          </table:table-cell>
          <table:table-cell table:formula="of:=MIN([.$J7];[.$O7];[.$T7];[.$Y7];[.$AD7];[.$AI7];[.$AN7];[.$AS7];[.$AX7];[.$BC7];[.$BH7];[.$BM7];[.$BR7];[.$BW7];[.$CB7];[.$CG7];[.$CL7];[.$CQ7];[.$CV7];[.$DA7];[.$DF7];[.$DK7];[.$DP7];[.$DU7];[.$DZ7];[.$EE7];[.$EJ7];[.$EO7];[.$ET7];[.$EY7];[.$FD7];[.$FI7];[.$FN7];[.$FS7];[.$FX7];[.$GC7];[.$GH7];[.$GM7];[.$GR7];[.$GW7])" office:value-type="float" office:value="0">
            <text:p>0</text:p>
          </table:table-cell>
          <table:table-cell table:formula="of:=MEDIAN([.$B7];[.$F7];[.$K7];[.$P7];[.$U7];[.$Z7];[.$AE7];[.$AJ7];[.$AO7];[.$AT7];[.$AY7];[.$BD7];[.$BI7];[.$BN7];[.$BS7];[.$BX7];[.$CC7];[.$CH7];[.$CM7];[.$CR7];[.$CW7];[.$DB7];[.$DG7];[.$DL7];[.$DQ7];[.$DV7];[.$EA7];[.$EF7];[.$EK7];[.$EP7];[.$EU7];[.$EZ7];[.$FE7];[.$FJ7];[.$FO7];[.$FT7];[.$FY7];[.$GD7];[.$GI7];[.$GN7];[.$GS7])" office:value-type="float" office:value="2.70989">
            <text:p>2.70989</text:p>
          </table:table-cell>
          <table:table-cell table:formula="of:=MEDIAN([.$C7];[.$G7];[.$L7];[.$Q7];[.$V7];[.$AA7];[.$AF7];[.$AK7];[.$AP7];[.$AU7];[.$AZ7];[.$BE7];[.$BJ7];[.$BO7];[.$BT7];[.$BY7];[.$CD7];[.$CI7];[.$CN7];[.$CS7];[.$CX7];[.$DC7];[.$DH7];[.$DM7];[.$DR7];[.$DW7];[.$EB7];[.$EG7];[.$EL7];[.$EQ7];[.$EV7];[.$FA7];[.$FF7];[.$FK7];[.$FP7];[.$FU7];[.$FZ7];[.$GE7];[.$GJ7];[.$GO7];[.$GT7])" office:value-type="float" office:value="0">
            <text:p>0</text:p>
          </table:table-cell>
          <table:table-cell table:formula="of:=MEDIAN([.$D7];[.$H7];[.$M7];[.$R7];[.$W7];[.$AB7];[.$AG7];[.$AL7];[.$AQ7];[.$AV7];[.$BA7];[.$BF7];[.$BK7];[.$BP7];[.$BU7];[.$BZ7];[.$CE7];[.$CJ7];[.$CO7];[.$CT7];[.$CY7];[.$DD7];[.$DI7];[.$DN7];[.$DS7];[.$DX7];[.$EC7];[.$EH7];[.$EM7];[.$ER7];[.$EW7];[.$FB7];[.$FG7];[.$FL7];[.$FQ7];[.$FV7];[.$GA7];[.$GF7];[.$GK7];[.$GP7];[.$GU7])" office:value-type="float" office:value="33430">
            <text:p>33430</text:p>
          </table:table-cell>
          <table:table-cell table:formula="of:=MEDIAN([.$E7];[.$I7];[.$N7];[.$S7];[.$X7];[.$AC7];[.$AH7];[.$AM7];[.$AR7];[.$AW7];[.$BB7];[.$BG7];[.$BL7];[.$BQ7];[.$BV7];[.$CA7];[.$CF7];[.$CK7];[.$CP7];[.$CU7];[.$CZ7];[.$DE7];[.$DJ7];[.$DO7];[.$DT7];[.$DY7];[.$ED7];[.$EI7];[.$EN7];[.$ES7];[.$EX7];[.$FC7];[.$FH7];[.$FM7];[.$FR7];[.$FW7];[.$GB7];[.$GG7];[.$GL7];[.$GQ7];[.$GV7])" office:value-type="float" office:value="44040">
            <text:p>44040</text:p>
          </table:table-cell>
          <table:table-cell table:formula="of:=MEDIAN([.$J7];[.$O7];[.$T7];[.$Y7];[.$AD7];[.$AI7];[.$AN7];[.$AS7];[.$AX7];[.$BC7];[.$BH7];[.$BM7];[.$BR7];[.$BW7];[.$CB7];[.$CG7];[.$CL7];[.$CQ7];[.$CV7];[.$DA7];[.$DF7];[.$DK7];[.$DP7];[.$DU7];[.$DZ7];[.$EE7];[.$EJ7];[.$EO7];[.$ET7];[.$EY7];[.$FD7];[.$FI7];[.$FN7];[.$FS7];[.$FX7];[.$GC7];[.$GH7];[.$GM7];[.$GR7];[.$GW7])" office:value-type="float" office:value="17495">
            <text:p>17495</text:p>
          </table:table-cell>
          <table:table-cell table:formula="of:=MAX([.$B7];[.$F7];[.$K7];[.$P7];[.$U7];[.$Z7];[.$AE7];[.$AJ7];[.$AO7];[.$AT7];[.$AY7];[.$BD7];[.$BI7];[.$BN7];[.$BS7];[.$BX7];[.$CC7];[.$CH7];[.$CM7];[.$CR7];[.$CW7];[.$DB7];[.$DG7];[.$DL7];[.$DQ7];[.$DV7];[.$EA7];[.$EF7];[.$EK7];[.$EP7];[.$EU7];[.$EZ7];[.$FE7];[.$FJ7];[.$FO7];[.$FT7];[.$FY7];[.$GD7];[.$GI7];[.$GN7];[.$GS7])" office:value-type="float" office:value="115.575">
            <text:p>115.575</text:p>
          </table:table-cell>
          <table:table-cell table:formula="of:=MAX([.$C7];[.$G7];[.$L7];[.$Q7];[.$V7];[.$AA7];[.$AF7];[.$AK7];[.$AP7];[.$AU7];[.$AZ7];[.$BE7];[.$BJ7];[.$BO7];[.$BT7];[.$BY7];[.$CD7];[.$CI7];[.$CN7];[.$CS7];[.$CX7];[.$DC7];[.$DH7];[.$DM7];[.$DR7];[.$DW7];[.$EB7];[.$EG7];[.$EL7];[.$EQ7];[.$EV7];[.$FA7];[.$FF7];[.$FK7];[.$FP7];[.$FU7];[.$FZ7];[.$GE7];[.$GJ7];[.$GO7];[.$GT7])" office:value-type="float" office:value="0">
            <text:p>0</text:p>
          </table:table-cell>
          <table:table-cell table:formula="of:=MAX([.$D7];[.$H7];[.$M7];[.$R7];[.$W7];[.$AB7];[.$AG7];[.$AL7];[.$AQ7];[.$AV7];[.$BA7];[.$BF7];[.$BK7];[.$BP7];[.$BU7];[.$BZ7];[.$CE7];[.$CJ7];[.$CO7];[.$CT7];[.$CY7];[.$DD7];[.$DI7];[.$DN7];[.$DS7];[.$DX7];[.$EC7];[.$EH7];[.$EM7];[.$ER7];[.$EW7];[.$FB7];[.$FG7];[.$FL7];[.$FQ7];[.$FV7];[.$GA7];[.$GF7];[.$GK7];[.$GP7];[.$GU7])" office:value-type="float" office:value="765208">
            <text:p>765208</text:p>
          </table:table-cell>
          <table:table-cell table:formula="of:=MAX([.$E7];[.$I7];[.$N7];[.$S7];[.$X7];[.$AC7];[.$AH7];[.$AM7];[.$AR7];[.$AW7];[.$BB7];[.$BG7];[.$BL7];[.$BQ7];[.$BV7];[.$CA7];[.$CF7];[.$CK7];[.$CP7];[.$CU7];[.$CZ7];[.$DE7];[.$DJ7];[.$DO7];[.$DT7];[.$DY7];[.$ED7];[.$EI7];[.$EN7];[.$ES7];[.$EX7];[.$FC7];[.$FH7];[.$FM7];[.$FR7];[.$FW7];[.$GB7];[.$GG7];[.$GL7];[.$GQ7];[.$GV7])" office:value-type="float" office:value="773362">
            <text:p>773362</text:p>
          </table:table-cell>
          <table:table-cell table:formula="of:=MAX([.$J7];[.$O7];[.$T7];[.$Y7];[.$AD7];[.$AI7];[.$AN7];[.$AS7];[.$AX7];[.$BC7];[.$BH7];[.$BM7];[.$BR7];[.$BW7];[.$CB7];[.$CG7];[.$CL7];[.$CQ7];[.$CV7];[.$DA7];[.$DF7];[.$DK7];[.$DP7];[.$DU7];[.$DZ7];[.$EE7];[.$EJ7];[.$EO7];[.$ET7];[.$EY7];[.$FD7];[.$FI7];[.$FN7];[.$FS7];[.$FX7];[.$GC7];[.$GH7];[.$GM7];[.$GR7];[.$GW7])" office:value-type="float" office:value="773362">
            <text:p>773362</text:p>
          </table:table-cell>
        </table:table-row>
        <table:table-row table:style-name="ro1">
          <table:table-cell office:value-type="string">
            <text:p>./handmade_soko006.lp</text:p>
          </table:table-cell>
          <table:table-cell office:value-type="float" office:value="4.24766">
            <text:p>4.24766</text:p>
          </table:table-cell>
          <table:table-cell office:value-type="float" office:value="0">
            <text:p>0</text:p>
          </table:table-cell>
          <table:table-cell office:value-type="float" office:value="40843">
            <text:p>40843</text:p>
          </table:table-cell>
          <table:table-cell office:value-type="float" office:value="60810">
            <text:p>60810</text:p>
          </table:table-cell>
          <table:table-cell office:value-type="float" office:value="4.4304">
            <text:p>4.4304</text:p>
          </table:table-cell>
          <table:table-cell office:value-type="float" office:value="0">
            <text:p>0</text:p>
          </table:table-cell>
          <table:table-cell office:value-type="float" office:value="40843">
            <text:p>40843</text:p>
          </table:table-cell>
          <table:table-cell office:value-type="float" office:value="60810">
            <text:p>60810</text:p>
          </table:table-cell>
          <table:table-cell office:value-type="float" office:value="0">
            <text:p>0</text:p>
          </table:table-cell>
          <table:table-cell office:value-type="float" office:value="4.17446">
            <text:p>4.17446</text:p>
          </table:table-cell>
          <table:table-cell office:value-type="float" office:value="0">
            <text:p>0</text:p>
          </table:table-cell>
          <table:table-cell office:value-type="float" office:value="40843">
            <text:p>40843</text:p>
          </table:table-cell>
          <table:table-cell office:value-type="float" office:value="60810">
            <text:p>60810</text:p>
          </table:table-cell>
          <table:table-cell office:value-type="float" office:value="0">
            <text:p>0</text:p>
          </table:table-cell>
          <table:table-cell office:value-type="float" office:value="4.38955">
            <text:p>4.38955</text:p>
          </table:table-cell>
          <table:table-cell office:value-type="float" office:value="0">
            <text:p>0</text:p>
          </table:table-cell>
          <table:table-cell office:value-type="float" office:value="40843">
            <text:p>40843</text:p>
          </table:table-cell>
          <table:table-cell office:value-type="float" office:value="60810">
            <text:p>60810</text:p>
          </table:table-cell>
          <table:table-cell office:value-type="float" office:value="14968">
            <text:p>14968</text:p>
          </table:table-cell>
          <table:table-cell office:value-type="float" office:value="11.3561">
            <text:p>11.3561</text:p>
          </table:table-cell>
          <table:table-cell office:value-type="float" office:value="0">
            <text:p>0</text:p>
          </table:table-cell>
          <table:table-cell office:value-type="float" office:value="107027">
            <text:p>107027</text:p>
          </table:table-cell>
          <table:table-cell office:value-type="float" office:value="176357">
            <text:p>176357</text:p>
          </table:table-cell>
          <table:table-cell office:value-type="float" office:value="55179">
            <text:p>55179</text:p>
          </table:table-cell>
          <table:table-cell office:value-type="float" office:value="5.4441">
            <text:p>5.4441</text:p>
          </table:table-cell>
          <table:table-cell office:value-type="float" office:value="0">
            <text:p>0</text:p>
          </table:table-cell>
          <table:table-cell office:value-type="float" office:value="55089">
            <text:p>55089</text:p>
          </table:table-cell>
          <table:table-cell office:value-type="float" office:value="78137">
            <text:p>78137</text:p>
          </table:table-cell>
          <table:table-cell office:value-type="float" office:value="19977">
            <text:p>19977</text:p>
          </table:table-cell>
          <table:table-cell office:value-type="float" office:value="15.0734">
            <text:p>15.0734</text:p>
          </table:table-cell>
          <table:table-cell office:value-type="float" office:value="0">
            <text:p>0</text:p>
          </table:table-cell>
          <table:table-cell office:value-type="float" office:value="119133">
            <text:p>119133</text:p>
          </table:table-cell>
          <table:table-cell office:value-type="float" office:value="138964">
            <text:p>138964</text:p>
          </table:table-cell>
          <table:table-cell office:value-type="float" office:value="129273">
            <text:p>129273</text:p>
          </table:table-cell>
          <table:table-cell office:value-type="float" office:value="10.5368">
            <text:p>10.5368</text:p>
          </table:table-cell>
          <table:table-cell office:value-type="float" office:value="0">
            <text:p>0</text:p>
          </table:table-cell>
          <table:table-cell office:value-type="float" office:value="79667">
            <text:p>79667</text:p>
          </table:table-cell>
          <table:table-cell office:value-type="float" office:value="94399">
            <text:p>94399</text:p>
          </table:table-cell>
          <table:table-cell office:value-type="float" office:value="91367">
            <text:p>91367</text:p>
          </table:table-cell>
          <table:table-cell office:value-type="float" office:value="11.6151">
            <text:p>11.6151</text:p>
          </table:table-cell>
          <table:table-cell office:value-type="float" office:value="0">
            <text:p>0</text:p>
          </table:table-cell>
          <table:table-cell office:value-type="float" office:value="102403">
            <text:p>102403</text:p>
          </table:table-cell>
          <table:table-cell office:value-type="float" office:value="120307">
            <text:p>120307</text:p>
          </table:table-cell>
          <table:table-cell office:value-type="float" office:value="118585">
            <text:p>118585</text:p>
          </table:table-cell>
          <table:table-cell office:value-type="float" office:value="6.02366">
            <text:p>6.02366</text:p>
          </table:table-cell>
          <table:table-cell office:value-type="float" office:value="0">
            <text:p>0</text:p>
          </table:table-cell>
          <table:table-cell office:value-type="float" office:value="56717">
            <text:p>56717</text:p>
          </table:table-cell>
          <table:table-cell office:value-type="float" office:value="68223">
            <text:p>68223</text:p>
          </table:table-cell>
          <table:table-cell office:value-type="float" office:value="67295">
            <text:p>67295</text:p>
          </table:table-cell>
          <table:table-cell office:value-type="float" office:value="8.60748">
            <text:p>8.60748</text:p>
          </table:table-cell>
          <table:table-cell office:value-type="float" office:value="0">
            <text:p>0</text:p>
          </table:table-cell>
          <table:table-cell office:value-type="float" office:value="82263">
            <text:p>82263</text:p>
          </table:table-cell>
          <table:table-cell office:value-type="float" office:value="111222">
            <text:p>111222</text:p>
          </table:table-cell>
          <table:table-cell office:value-type="float" office:value="24310">
            <text:p>24310</text:p>
          </table:table-cell>
          <table:table-cell office:value-type="float" office:value="14.5343">
            <text:p>14.5343</text:p>
          </table:table-cell>
          <table:table-cell office:value-type="float" office:value="0">
            <text:p>0</text:p>
          </table:table-cell>
          <table:table-cell office:value-type="float" office:value="127359">
            <text:p>127359</text:p>
          </table:table-cell>
          <table:table-cell office:value-type="float" office:value="167907">
            <text:p>167907</text:p>
          </table:table-cell>
          <table:table-cell office:value-type="float" office:value="34310">
            <text:p>34310</text:p>
          </table:table-cell>
          <table:table-cell office:value-type="float" office:value="14.7325">
            <text:p>14.7325</text:p>
          </table:table-cell>
          <table:table-cell office:value-type="float" office:value="0">
            <text:p>0</text:p>
          </table:table-cell>
          <table:table-cell office:value-type="float" office:value="128238">
            <text:p>128238</text:p>
          </table:table-cell>
          <table:table-cell office:value-type="float" office:value="168811">
            <text:p>168811</text:p>
          </table:table-cell>
          <table:table-cell office:value-type="float" office:value="35432">
            <text:p>35432</text:p>
          </table:table-cell>
          <table:table-cell office:value-type="float" office:value="12.4788">
            <text:p>12.4788</text:p>
          </table:table-cell>
          <table:table-cell office:value-type="float" office:value="0">
            <text:p>0</text:p>
          </table:table-cell>
          <table:table-cell office:value-type="float" office:value="113372">
            <text:p>113372</text:p>
          </table:table-cell>
          <table:table-cell office:value-type="float" office:value="149954">
            <text:p>149954</text:p>
          </table:table-cell>
          <table:table-cell office:value-type="float" office:value="33425">
            <text:p>33425</text:p>
          </table:table-cell>
          <table:table-cell office:value-type="float" office:value="6.42358">
            <text:p>6.42358</text:p>
          </table:table-cell>
          <table:table-cell office:value-type="float" office:value="0">
            <text:p>0</text:p>
          </table:table-cell>
          <table:table-cell office:value-type="float" office:value="53357">
            <text:p>53357</text:p>
          </table:table-cell>
          <table:table-cell table:number-columns-repeated="2" office:value-type="float" office:value="63411">
            <text:p>63411</text:p>
          </table:table-cell>
          <table:table-cell office:value-type="float" office:value="15.8799">
            <text:p>15.8799</text:p>
          </table:table-cell>
          <table:table-cell office:value-type="float" office:value="0">
            <text:p>0</text:p>
          </table:table-cell>
          <table:table-cell office:value-type="float" office:value="136725">
            <text:p>136725</text:p>
          </table:table-cell>
          <table:table-cell office:value-type="float" office:value="194770">
            <text:p>194770</text:p>
          </table:table-cell>
          <table:table-cell office:value-type="float" office:value="0">
            <text:p>0</text:p>
          </table:table-cell>
          <table:table-cell office:value-type="float" office:value="21.4224">
            <text:p>21.4224</text:p>
          </table:table-cell>
          <table:table-cell office:value-type="float" office:value="0">
            <text:p>0</text:p>
          </table:table-cell>
          <table:table-cell office:value-type="float" office:value="183314">
            <text:p>183314</text:p>
          </table:table-cell>
          <table:table-cell office:value-type="float" office:value="209966">
            <text:p>209966</text:p>
          </table:table-cell>
          <table:table-cell office:value-type="float" office:value="207657">
            <text:p>207657</text:p>
          </table:table-cell>
          <table:table-cell office:value-type="float" office:value="16.088">
            <text:p>16.088</text:p>
          </table:table-cell>
          <table:table-cell office:value-type="float" office:value="0">
            <text:p>0</text:p>
          </table:table-cell>
          <table:table-cell office:value-type="float" office:value="126967">
            <text:p>126967</text:p>
          </table:table-cell>
          <table:table-cell office:value-type="float" office:value="168324">
            <text:p>168324</text:p>
          </table:table-cell>
          <table:table-cell office:value-type="float" office:value="32559">
            <text:p>32559</text:p>
          </table:table-cell>
          <table:table-cell office:value-type="float" office:value="167.453">
            <text:p>167.453</text:p>
          </table:table-cell>
          <table:table-cell office:value-type="float" office:value="0">
            <text:p>0</text:p>
          </table:table-cell>
          <table:table-cell office:value-type="float" office:value="1048974">
            <text:p>1048974</text:p>
          </table:table-cell>
          <table:table-cell table:number-columns-repeated="2" office:value-type="float" office:value="1058750">
            <text:p>1058750</text:p>
          </table:table-cell>
          <table:table-cell office:value-type="float" office:value="5.97309">
            <text:p>5.97309</text:p>
          </table:table-cell>
          <table:table-cell office:value-type="float" office:value="0">
            <text:p>0</text:p>
          </table:table-cell>
          <table:table-cell office:value-type="float" office:value="53842">
            <text:p>53842</text:p>
          </table:table-cell>
          <table:table-cell office:value-type="float" office:value="64092">
            <text:p>64092</text:p>
          </table:table-cell>
          <table:table-cell office:value-type="float" office:value="59925">
            <text:p>59925</text:p>
          </table:table-cell>
          <table:table-cell office:value-type="float" office:value="4.70628">
            <text:p>4.70628</text:p>
          </table:table-cell>
          <table:table-cell office:value-type="float" office:value="0">
            <text:p>0</text:p>
          </table:table-cell>
          <table:table-cell office:value-type="float" office:value="42721">
            <text:p>42721</text:p>
          </table:table-cell>
          <table:table-cell office:value-type="float" office:value="59617">
            <text:p>59617</text:p>
          </table:table-cell>
          <table:table-cell office:value-type="float" office:value="15849">
            <text:p>1584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98334">
            <text:p>2398334</text:p>
          </table:table-cell>
          <table:table-cell table:number-columns-repeated="2" office:value-type="float" office:value="2432025">
            <text:p>2432025</text:p>
          </table:table-cell>
          <table:table-cell office:value-type="float" office:value="4.0982">
            <text:p>4.0982</text:p>
          </table:table-cell>
          <table:table-cell office:value-type="float" office:value="0">
            <text:p>0</text:p>
          </table:table-cell>
          <table:table-cell office:value-type="float" office:value="40843">
            <text:p>40843</text:p>
          </table:table-cell>
          <table:table-cell office:value-type="float" office:value="60810">
            <text:p>60810</text:p>
          </table:table-cell>
          <table:table-cell office:value-type="float" office:value="14968">
            <text:p>14968</text:p>
          </table:table-cell>
          <table:table-cell office:value-type="float" office:value="7.48069">
            <text:p>7.48069</text:p>
          </table:table-cell>
          <table:table-cell office:value-type="float" office:value="0">
            <text:p>0</text:p>
          </table:table-cell>
          <table:table-cell office:value-type="float" office:value="65877">
            <text:p>65877</text:p>
          </table:table-cell>
          <table:table-cell office:value-type="float" office:value="107404">
            <text:p>107404</text:p>
          </table:table-cell>
          <table:table-cell office:value-type="float" office:value="53312">
            <text:p>53312</text:p>
          </table:table-cell>
          <table:table-cell office:value-type="float" office:value="6.78424">
            <text:p>6.78424</text:p>
          </table:table-cell>
          <table:table-cell office:value-type="float" office:value="0">
            <text:p>0</text:p>
          </table:table-cell>
          <table:table-cell office:value-type="float" office:value="68229">
            <text:p>68229</text:p>
          </table:table-cell>
          <table:table-cell office:value-type="float" office:value="93103">
            <text:p>93103</text:p>
          </table:table-cell>
          <table:table-cell office:value-type="float" office:value="43633">
            <text:p>43633</text:p>
          </table:table-cell>
          <table:table-cell office:value-type="float" office:value="33.5368">
            <text:p>33.5368</text:p>
          </table:table-cell>
          <table:table-cell office:value-type="float" office:value="0">
            <text:p>0</text:p>
          </table:table-cell>
          <table:table-cell office:value-type="float" office:value="281796">
            <text:p>281796</text:p>
          </table:table-cell>
          <table:table-cell office:value-type="float" office:value="370270">
            <text:p>370270</text:p>
          </table:table-cell>
          <table:table-cell office:value-type="float" office:value="344299">
            <text:p>344299</text:p>
          </table:table-cell>
          <table:table-cell office:value-type="float" office:value="16.6118">
            <text:p>16.6118</text:p>
          </table:table-cell>
          <table:table-cell office:value-type="float" office:value="0">
            <text:p>0</text:p>
          </table:table-cell>
          <table:table-cell office:value-type="float" office:value="156895">
            <text:p>156895</text:p>
          </table:table-cell>
          <table:table-cell office:value-type="float" office:value="210843">
            <text:p>210843</text:p>
          </table:table-cell>
          <table:table-cell office:value-type="float" office:value="205717">
            <text:p>205717</text:p>
          </table:table-cell>
          <table:table-cell office:value-type="float" office:value="33.1087">
            <text:p>33.1087</text:p>
          </table:table-cell>
          <table:table-cell office:value-type="float" office:value="0">
            <text:p>0</text:p>
          </table:table-cell>
          <table:table-cell office:value-type="float" office:value="304021">
            <text:p>304021</text:p>
          </table:table-cell>
          <table:table-cell office:value-type="float" office:value="400446">
            <text:p>400446</text:p>
          </table:table-cell>
          <table:table-cell office:value-type="float" office:value="395798">
            <text:p>395798</text:p>
          </table:table-cell>
          <table:table-cell office:value-type="float" office:value="30.3448">
            <text:p>30.3448</text:p>
          </table:table-cell>
          <table:table-cell office:value-type="float" office:value="0">
            <text:p>0</text:p>
          </table:table-cell>
          <table:table-cell office:value-type="float" office:value="262719">
            <text:p>262719</text:p>
          </table:table-cell>
          <table:table-cell office:value-type="float" office:value="356492">
            <text:p>356492</text:p>
          </table:table-cell>
          <table:table-cell office:value-type="float" office:value="353209">
            <text:p>353209</text:p>
          </table:table-cell>
          <table:table-cell office:value-type="float" office:value="11.8871">
            <text:p>11.8871</text:p>
          </table:table-cell>
          <table:table-cell office:value-type="float" office:value="0">
            <text:p>0</text:p>
          </table:table-cell>
          <table:table-cell office:value-type="float" office:value="95418">
            <text:p>95418</text:p>
          </table:table-cell>
          <table:table-cell office:value-type="float" office:value="129641">
            <text:p>129641</text:p>
          </table:table-cell>
          <table:table-cell office:value-type="float" office:value="60501">
            <text:p>60501</text:p>
          </table:table-cell>
          <table:table-cell office:value-type="float" office:value="12.7933">
            <text:p>12.7933</text:p>
          </table:table-cell>
          <table:table-cell office:value-type="float" office:value="0">
            <text:p>0</text:p>
          </table:table-cell>
          <table:table-cell office:value-type="float" office:value="97321">
            <text:p>97321</text:p>
          </table:table-cell>
          <table:table-cell office:value-type="float" office:value="131334">
            <text:p>131334</text:p>
          </table:table-cell>
          <table:table-cell office:value-type="float" office:value="65095">
            <text:p>65095</text:p>
          </table:table-cell>
          <table:table-cell office:value-type="float" office:value="8.85432">
            <text:p>8.85432</text:p>
          </table:table-cell>
          <table:table-cell office:value-type="float" office:value="0">
            <text:p>0</text:p>
          </table:table-cell>
          <table:table-cell office:value-type="float" office:value="84050">
            <text:p>84050</text:p>
          </table:table-cell>
          <table:table-cell office:value-type="float" office:value="116186">
            <text:p>116186</text:p>
          </table:table-cell>
          <table:table-cell office:value-type="float" office:value="54995">
            <text:p>54995</text:p>
          </table:table-cell>
          <table:table-cell office:value-type="float" office:value="5.24212">
            <text:p>5.24212</text:p>
          </table:table-cell>
          <table:table-cell office:value-type="float" office:value="0">
            <text:p>0</text:p>
          </table:table-cell>
          <table:table-cell office:value-type="float" office:value="52698">
            <text:p>52698</text:p>
          </table:table-cell>
          <table:table-cell office:value-type="float" office:value="73082">
            <text:p>73082</text:p>
          </table:table-cell>
          <table:table-cell office:value-type="float" office:value="35260">
            <text:p>35260</text:p>
          </table:table-cell>
          <table:table-cell office:value-type="float" office:value="24.0949">
            <text:p>24.0949</text:p>
          </table:table-cell>
          <table:table-cell office:value-type="float" office:value="0">
            <text:p>0</text:p>
          </table:table-cell>
          <table:table-cell office:value-type="float" office:value="215506">
            <text:p>215506</text:p>
          </table:table-cell>
          <table:table-cell table:number-columns-repeated="2" office:value-type="float" office:value="287072">
            <text:p>287072</text:p>
          </table:table-cell>
          <table:table-cell office:value-type="float" office:value="3.70629">
            <text:p>3.70629</text:p>
          </table:table-cell>
          <table:table-cell office:value-type="float" office:value="0">
            <text:p>0</text:p>
          </table:table-cell>
          <table:table-cell table:style-name="cellBest" office:value-type="float" office:value="29167">
            <text:p>29167</text:p>
          </table:table-cell>
          <table:table-cell table:style-name="cellBest" office:value-type="float" office:value="42402">
            <text:p>42402</text:p>
          </table:table-cell>
          <table:table-cell office:value-type="float" office:value="0">
            <text:p>0</text:p>
          </table:table-cell>
          <table:table-cell office:value-type="float" office:value="47.4534">
            <text:p>47.4534</text:p>
          </table:table-cell>
          <table:table-cell office:value-type="float" office:value="0">
            <text:p>0</text:p>
          </table:table-cell>
          <table:table-cell office:value-type="float" office:value="411662">
            <text:p>411662</text:p>
          </table:table-cell>
          <table:table-cell office:value-type="float" office:value="519213">
            <text:p>519213</text:p>
          </table:table-cell>
          <table:table-cell office:value-type="float" office:value="513532">
            <text:p>513532</text:p>
          </table:table-cell>
          <table:table-cell office:value-type="float" office:value="7.40939">
            <text:p>7.40939</text:p>
          </table:table-cell>
          <table:table-cell office:value-type="float" office:value="0">
            <text:p>0</text:p>
          </table:table-cell>
          <table:table-cell office:value-type="float" office:value="63710">
            <text:p>63710</text:p>
          </table:table-cell>
          <table:table-cell office:value-type="float" office:value="86967">
            <text:p>86967</text:p>
          </table:table-cell>
          <table:table-cell office:value-type="float" office:value="42186">
            <text:p>42186</text:p>
          </table:table-cell>
          <table:table-cell table:style-name="cellBest" office:value-type="float" office:value="3.52001">
            <text:p>3.52001</text:p>
          </table:table-cell>
          <table:table-cell office:value-type="float" office:value="0">
            <text:p>0</text:p>
          </table:table-cell>
          <table:table-cell office:value-type="float" office:value="41544">
            <text:p>41544</text:p>
          </table:table-cell>
          <table:table-cell table:number-columns-repeated="2" office:value-type="float" office:value="52835">
            <text:p>52835</text:p>
          </table:table-cell>
          <table:table-cell office:value-type="float" office:value="49.573">
            <text:p>49.573</text:p>
          </table:table-cell>
          <table:table-cell office:value-type="float" office:value="0">
            <text:p>0</text:p>
          </table:table-cell>
          <table:table-cell office:value-type="float" office:value="409040">
            <text:p>409040</text:p>
          </table:table-cell>
          <table:table-cell office:value-type="float" office:value="525523">
            <text:p>525523</text:p>
          </table:table-cell>
          <table:table-cell office:value-type="float" office:value="518975">
            <text:p>518975</text:p>
          </table:table-cell>
          <table:table-cell office:value-type="float" office:value="6.16828">
            <text:p>6.16828</text:p>
          </table:table-cell>
          <table:table-cell office:value-type="float" office:value="0">
            <text:p>0</text:p>
          </table:table-cell>
          <table:table-cell office:value-type="float" office:value="58815">
            <text:p>58815</text:p>
          </table:table-cell>
          <table:table-cell office:value-type="float" office:value="81345">
            <text:p>81345</text:p>
          </table:table-cell>
          <table:table-cell office:value-type="float" office:value="37203">
            <text:p>3720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2522535">
            <text:p>2522535</text:p>
          </table:table-cell>
          <table:table-cell table:style-name="cellWorst" office:value-type="float" office:value="2554358">
            <text:p>2554358</text:p>
          </table:table-cell>
          <table:table-cell table:style-name="cellWorst" office:value-type="float" office:value="2554358">
            <text:p>2554358</text:p>
          </table:table-cell>
          <table:table-cell table:formula="of:=MIN([.$B8];[.$F8];[.$K8];[.$P8];[.$U8];[.$Z8];[.$AE8];[.$AJ8];[.$AO8];[.$AT8];[.$AY8];[.$BD8];[.$BI8];[.$BN8];[.$BS8];[.$BX8];[.$CC8];[.$CH8];[.$CM8];[.$CR8];[.$CW8];[.$DB8];[.$DG8];[.$DL8];[.$DQ8];[.$DV8];[.$EA8];[.$EF8];[.$EK8];[.$EP8];[.$EU8];[.$EZ8];[.$FE8];[.$FJ8];[.$FO8];[.$FT8];[.$FY8];[.$GD8];[.$GI8];[.$GN8];[.$GS8])" office:value-type="float" office:value="3.52001">
            <text:p>3.52001</text:p>
          </table:table-cell>
          <table:table-cell table:formula="of:=MIN([.$C8];[.$G8];[.$L8];[.$Q8];[.$V8];[.$AA8];[.$AF8];[.$AK8];[.$AP8];[.$AU8];[.$AZ8];[.$BE8];[.$BJ8];[.$BO8];[.$BT8];[.$BY8];[.$CD8];[.$CI8];[.$CN8];[.$CS8];[.$CX8];[.$DC8];[.$DH8];[.$DM8];[.$DR8];[.$DW8];[.$EB8];[.$EG8];[.$EL8];[.$EQ8];[.$EV8];[.$FA8];[.$FF8];[.$FK8];[.$FP8];[.$FU8];[.$FZ8];[.$GE8];[.$GJ8];[.$GO8];[.$GT8])" office:value-type="float" office:value="0">
            <text:p>0</text:p>
          </table:table-cell>
          <table:table-cell table:formula="of:=MIN([.$D8];[.$H8];[.$M8];[.$R8];[.$W8];[.$AB8];[.$AG8];[.$AL8];[.$AQ8];[.$AV8];[.$BA8];[.$BF8];[.$BK8];[.$BP8];[.$BU8];[.$BZ8];[.$CE8];[.$CJ8];[.$CO8];[.$CT8];[.$CY8];[.$DD8];[.$DI8];[.$DN8];[.$DS8];[.$DX8];[.$EC8];[.$EH8];[.$EM8];[.$ER8];[.$EW8];[.$FB8];[.$FG8];[.$FL8];[.$FQ8];[.$FV8];[.$GA8];[.$GF8];[.$GK8];[.$GP8];[.$GU8])" office:value-type="float" office:value="29167">
            <text:p>29167</text:p>
          </table:table-cell>
          <table:table-cell table:formula="of:=MIN([.$E8];[.$I8];[.$N8];[.$S8];[.$X8];[.$AC8];[.$AH8];[.$AM8];[.$AR8];[.$AW8];[.$BB8];[.$BG8];[.$BL8];[.$BQ8];[.$BV8];[.$CA8];[.$CF8];[.$CK8];[.$CP8];[.$CU8];[.$CZ8];[.$DE8];[.$DJ8];[.$DO8];[.$DT8];[.$DY8];[.$ED8];[.$EI8];[.$EN8];[.$ES8];[.$EX8];[.$FC8];[.$FH8];[.$FM8];[.$FR8];[.$FW8];[.$GB8];[.$GG8];[.$GL8];[.$GQ8];[.$GV8])" office:value-type="float" office:value="42402">
            <text:p>42402</text:p>
          </table:table-cell>
          <table:table-cell table:formula="of:=MIN([.$J8];[.$O8];[.$T8];[.$Y8];[.$AD8];[.$AI8];[.$AN8];[.$AS8];[.$AX8];[.$BC8];[.$BH8];[.$BM8];[.$BR8];[.$BW8];[.$CB8];[.$CG8];[.$CL8];[.$CQ8];[.$CV8];[.$DA8];[.$DF8];[.$DK8];[.$DP8];[.$DU8];[.$DZ8];[.$EE8];[.$EJ8];[.$EO8];[.$ET8];[.$EY8];[.$FD8];[.$FI8];[.$FN8];[.$FS8];[.$FX8];[.$GC8];[.$GH8];[.$GM8];[.$GR8];[.$GW8])" office:value-type="float" office:value="0">
            <text:p>0</text:p>
          </table:table-cell>
          <table:table-cell table:formula="of:=MEDIAN([.$B8];[.$F8];[.$K8];[.$P8];[.$U8];[.$Z8];[.$AE8];[.$AJ8];[.$AO8];[.$AT8];[.$AY8];[.$BD8];[.$BI8];[.$BN8];[.$BS8];[.$BX8];[.$CC8];[.$CH8];[.$CM8];[.$CR8];[.$CW8];[.$DB8];[.$DG8];[.$DL8];[.$DQ8];[.$DV8];[.$EA8];[.$EF8];[.$EK8];[.$EP8];[.$EU8];[.$EZ8];[.$FE8];[.$FJ8];[.$FO8];[.$FT8];[.$FY8];[.$GD8];[.$GI8];[.$GN8];[.$GS8])" office:value-type="float" office:value="11.3561">
            <text:p>11.3561</text:p>
          </table:table-cell>
          <table:table-cell table:formula="of:=MEDIAN([.$C8];[.$G8];[.$L8];[.$Q8];[.$V8];[.$AA8];[.$AF8];[.$AK8];[.$AP8];[.$AU8];[.$AZ8];[.$BE8];[.$BJ8];[.$BO8];[.$BT8];[.$BY8];[.$CD8];[.$CI8];[.$CN8];[.$CS8];[.$CX8];[.$DC8];[.$DH8];[.$DM8];[.$DR8];[.$DW8];[.$EB8];[.$EG8];[.$EL8];[.$EQ8];[.$EV8];[.$FA8];[.$FF8];[.$FK8];[.$FP8];[.$FU8];[.$FZ8];[.$GE8];[.$GJ8];[.$GO8];[.$GT8])" office:value-type="float" office:value="0">
            <text:p>0</text:p>
          </table:table-cell>
          <table:table-cell table:formula="of:=MEDIAN([.$D8];[.$H8];[.$M8];[.$R8];[.$W8];[.$AB8];[.$AG8];[.$AL8];[.$AQ8];[.$AV8];[.$BA8];[.$BF8];[.$BK8];[.$BP8];[.$BU8];[.$BZ8];[.$CE8];[.$CJ8];[.$CO8];[.$CT8];[.$CY8];[.$DD8];[.$DI8];[.$DN8];[.$DS8];[.$DX8];[.$EC8];[.$EH8];[.$EM8];[.$ER8];[.$EW8];[.$FB8];[.$FG8];[.$FL8];[.$FQ8];[.$FV8];[.$GA8];[.$GF8];[.$GK8];[.$GP8];[.$GU8])" office:value-type="float" office:value="95418">
            <text:p>95418</text:p>
          </table:table-cell>
          <table:table-cell table:formula="of:=MEDIAN([.$E8];[.$I8];[.$N8];[.$S8];[.$X8];[.$AC8];[.$AH8];[.$AM8];[.$AR8];[.$AW8];[.$BB8];[.$BG8];[.$BL8];[.$BQ8];[.$BV8];[.$CA8];[.$CF8];[.$CK8];[.$CP8];[.$CU8];[.$CZ8];[.$DE8];[.$DJ8];[.$DO8];[.$DT8];[.$DY8];[.$ED8];[.$EI8];[.$EN8];[.$ES8];[.$EX8];[.$FC8];[.$FH8];[.$FM8];[.$FR8];[.$FW8];[.$GB8];[.$GG8];[.$GL8];[.$GQ8];[.$GV8])" office:value-type="float" office:value="120307">
            <text:p>120307</text:p>
          </table:table-cell>
          <table:table-cell table:formula="of:=MEDIAN([.$J8];[.$O8];[.$T8];[.$Y8];[.$AD8];[.$AI8];[.$AN8];[.$AS8];[.$AX8];[.$BC8];[.$BH8];[.$BM8];[.$BR8];[.$BW8];[.$CB8];[.$CG8];[.$CL8];[.$CQ8];[.$CV8];[.$DA8];[.$DF8];[.$DK8];[.$DP8];[.$DU8];[.$DZ8];[.$EE8];[.$EJ8];[.$EO8];[.$ET8];[.$EY8];[.$FD8];[.$FI8];[.$FN8];[.$FS8];[.$FX8];[.$GC8];[.$GH8];[.$GM8];[.$GR8];[.$GW8])" office:value-type="float" office:value="55087">
            <text:p>55087</text:p>
          </table:table-cell>
          <table:table-cell table:formula="of:=MAX([.$B8];[.$F8];[.$K8];[.$P8];[.$U8];[.$Z8];[.$AE8];[.$AJ8];[.$AO8];[.$AT8];[.$AY8];[.$BD8];[.$BI8];[.$BN8];[.$BS8];[.$BX8];[.$CC8];[.$CH8];[.$CM8];[.$CR8];[.$CW8];[.$DB8];[.$DG8];[.$DL8];[.$DQ8];[.$DV8];[.$EA8];[.$EF8];[.$EK8];[.$EP8];[.$EU8];[.$EZ8];[.$FE8];[.$FJ8];[.$FO8];[.$FT8];[.$FY8];[.$GD8];[.$GI8];[.$GN8];[.$GS8])" office:value-type="float" office:value="600">
            <text:p>600</text:p>
          </table:table-cell>
          <table:table-cell table:formula="of:=MAX([.$C8];[.$G8];[.$L8];[.$Q8];[.$V8];[.$AA8];[.$AF8];[.$AK8];[.$AP8];[.$AU8];[.$AZ8];[.$BE8];[.$BJ8];[.$BO8];[.$BT8];[.$BY8];[.$CD8];[.$CI8];[.$CN8];[.$CS8];[.$CX8];[.$DC8];[.$DH8];[.$DM8];[.$DR8];[.$DW8];[.$EB8];[.$EG8];[.$EL8];[.$EQ8];[.$EV8];[.$FA8];[.$FF8];[.$FK8];[.$FP8];[.$FU8];[.$FZ8];[.$GE8];[.$GJ8];[.$GO8];[.$GT8])" office:value-type="float" office:value="1">
            <text:p>1</text:p>
          </table:table-cell>
          <table:table-cell table:formula="of:=MAX([.$D8];[.$H8];[.$M8];[.$R8];[.$W8];[.$AB8];[.$AG8];[.$AL8];[.$AQ8];[.$AV8];[.$BA8];[.$BF8];[.$BK8];[.$BP8];[.$BU8];[.$BZ8];[.$CE8];[.$CJ8];[.$CO8];[.$CT8];[.$CY8];[.$DD8];[.$DI8];[.$DN8];[.$DS8];[.$DX8];[.$EC8];[.$EH8];[.$EM8];[.$ER8];[.$EW8];[.$FB8];[.$FG8];[.$FL8];[.$FQ8];[.$FV8];[.$GA8];[.$GF8];[.$GK8];[.$GP8];[.$GU8])" office:value-type="float" office:value="2522535">
            <text:p>2522535</text:p>
          </table:table-cell>
          <table:table-cell table:formula="of:=MAX([.$E8];[.$I8];[.$N8];[.$S8];[.$X8];[.$AC8];[.$AH8];[.$AM8];[.$AR8];[.$AW8];[.$BB8];[.$BG8];[.$BL8];[.$BQ8];[.$BV8];[.$CA8];[.$CF8];[.$CK8];[.$CP8];[.$CU8];[.$CZ8];[.$DE8];[.$DJ8];[.$DO8];[.$DT8];[.$DY8];[.$ED8];[.$EI8];[.$EN8];[.$ES8];[.$EX8];[.$FC8];[.$FH8];[.$FM8];[.$FR8];[.$FW8];[.$GB8];[.$GG8];[.$GL8];[.$GQ8];[.$GV8])" office:value-type="float" office:value="2554358">
            <text:p>2554358</text:p>
          </table:table-cell>
          <table:table-cell table:formula="of:=MAX([.$J8];[.$O8];[.$T8];[.$Y8];[.$AD8];[.$AI8];[.$AN8];[.$AS8];[.$AX8];[.$BC8];[.$BH8];[.$BM8];[.$BR8];[.$BW8];[.$CB8];[.$CG8];[.$CL8];[.$CQ8];[.$CV8];[.$DA8];[.$DF8];[.$DK8];[.$DP8];[.$DU8];[.$DZ8];[.$EE8];[.$EJ8];[.$EO8];[.$ET8];[.$EY8];[.$FD8];[.$FI8];[.$FN8];[.$FS8];[.$FX8];[.$GC8];[.$GH8];[.$GM8];[.$GR8];[.$GW8])" office:value-type="float" office:value="2554358">
            <text:p>2554358</text:p>
          </table:table-cell>
        </table:table-row>
        <table:table-row table:style-name="ro1">
          <table:table-cell office:value-type="string">
            <text:p>./handmade_soko007.lp</text:p>
          </table:table-cell>
          <table:table-cell office:value-type="float" office:value="3.16279">
            <text:p>3.16279</text:p>
          </table:table-cell>
          <table:table-cell office:value-type="float" office:value="0">
            <text:p>0</text:p>
          </table:table-cell>
          <table:table-cell office:value-type="float" office:value="29752">
            <text:p>29752</text:p>
          </table:table-cell>
          <table:table-cell office:value-type="float" office:value="42265">
            <text:p>42265</text:p>
          </table:table-cell>
          <table:table-cell office:value-type="float" office:value="2.88889">
            <text:p>2.88889</text:p>
          </table:table-cell>
          <table:table-cell office:value-type="float" office:value="0">
            <text:p>0</text:p>
          </table:table-cell>
          <table:table-cell office:value-type="float" office:value="29752">
            <text:p>29752</text:p>
          </table:table-cell>
          <table:table-cell office:value-type="float" office:value="42265">
            <text:p>42265</text:p>
          </table:table-cell>
          <table:table-cell office:value-type="float" office:value="0">
            <text:p>0</text:p>
          </table:table-cell>
          <table:table-cell office:value-type="float" office:value="2.85359">
            <text:p>2.85359</text:p>
          </table:table-cell>
          <table:table-cell office:value-type="float" office:value="0">
            <text:p>0</text:p>
          </table:table-cell>
          <table:table-cell office:value-type="float" office:value="29752">
            <text:p>29752</text:p>
          </table:table-cell>
          <table:table-cell office:value-type="float" office:value="42265">
            <text:p>42265</text:p>
          </table:table-cell>
          <table:table-cell office:value-type="float" office:value="0">
            <text:p>0</text:p>
          </table:table-cell>
          <table:table-cell office:value-type="float" office:value="2.94265">
            <text:p>2.94265</text:p>
          </table:table-cell>
          <table:table-cell office:value-type="float" office:value="0">
            <text:p>0</text:p>
          </table:table-cell>
          <table:table-cell office:value-type="float" office:value="29752">
            <text:p>29752</text:p>
          </table:table-cell>
          <table:table-cell office:value-type="float" office:value="42265">
            <text:p>42265</text:p>
          </table:table-cell>
          <table:table-cell office:value-type="float" office:value="11302">
            <text:p>11302</text:p>
          </table:table-cell>
          <table:table-cell office:value-type="float" office:value="4.94483">
            <text:p>4.94483</text:p>
          </table:table-cell>
          <table:table-cell office:value-type="float" office:value="0">
            <text:p>0</text:p>
          </table:table-cell>
          <table:table-cell office:value-type="float" office:value="56794">
            <text:p>56794</text:p>
          </table:table-cell>
          <table:table-cell office:value-type="float" office:value="97882">
            <text:p>97882</text:p>
          </table:table-cell>
          <table:table-cell office:value-type="float" office:value="32551">
            <text:p>32551</text:p>
          </table:table-cell>
          <table:table-cell office:value-type="float" office:value="2.78819">
            <text:p>2.78819</text:p>
          </table:table-cell>
          <table:table-cell office:value-type="float" office:value="0">
            <text:p>0</text:p>
          </table:table-cell>
          <table:table-cell office:value-type="float" office:value="30703">
            <text:p>30703</text:p>
          </table:table-cell>
          <table:table-cell office:value-type="float" office:value="44564">
            <text:p>44564</text:p>
          </table:table-cell>
          <table:table-cell office:value-type="float" office:value="13285">
            <text:p>13285</text:p>
          </table:table-cell>
          <table:table-cell office:value-type="float" office:value="2.81801">
            <text:p>2.81801</text:p>
          </table:table-cell>
          <table:table-cell office:value-type="float" office:value="0">
            <text:p>0</text:p>
          </table:table-cell>
          <table:table-cell office:value-type="float" office:value="30363">
            <text:p>30363</text:p>
          </table:table-cell>
          <table:table-cell office:value-type="float" office:value="38483">
            <text:p>38483</text:p>
          </table:table-cell>
          <table:table-cell office:value-type="float" office:value="34337">
            <text:p>34337</text:p>
          </table:table-cell>
          <table:table-cell office:value-type="float" office:value="2.21608">
            <text:p>2.21608</text:p>
          </table:table-cell>
          <table:table-cell office:value-type="float" office:value="0">
            <text:p>0</text:p>
          </table:table-cell>
          <table:table-cell office:value-type="float" office:value="20628">
            <text:p>20628</text:p>
          </table:table-cell>
          <table:table-cell office:value-type="float" office:value="26601">
            <text:p>26601</text:p>
          </table:table-cell>
          <table:table-cell office:value-type="float" office:value="25362">
            <text:p>25362</text:p>
          </table:table-cell>
          <table:table-cell office:value-type="float" office:value="0.858546">
            <text:p>0.858546</text:p>
          </table:table-cell>
          <table:table-cell office:value-type="float" office:value="0">
            <text:p>0</text:p>
          </table:table-cell>
          <table:table-cell office:value-type="float" office:value="9576">
            <text:p>9576</text:p>
          </table:table-cell>
          <table:table-cell office:value-type="float" office:value="12782">
            <text:p>12782</text:p>
          </table:table-cell>
          <table:table-cell office:value-type="float" office:value="12060">
            <text:p>12060</text:p>
          </table:table-cell>
          <table:table-cell office:value-type="float" office:value="1.24222">
            <text:p>1.24222</text:p>
          </table:table-cell>
          <table:table-cell office:value-type="float" office:value="0">
            <text:p>0</text:p>
          </table:table-cell>
          <table:table-cell office:value-type="float" office:value="13587">
            <text:p>13587</text:p>
          </table:table-cell>
          <table:table-cell office:value-type="float" office:value="17872">
            <text:p>17872</text:p>
          </table:table-cell>
          <table:table-cell office:value-type="float" office:value="17369">
            <text:p>17369</text:p>
          </table:table-cell>
          <table:table-cell office:value-type="float" office:value="3.42575">
            <text:p>3.42575</text:p>
          </table:table-cell>
          <table:table-cell office:value-type="float" office:value="0">
            <text:p>0</text:p>
          </table:table-cell>
          <table:table-cell office:value-type="float" office:value="36682">
            <text:p>36682</text:p>
          </table:table-cell>
          <table:table-cell office:value-type="float" office:value="52256">
            <text:p>52256</text:p>
          </table:table-cell>
          <table:table-cell office:value-type="float" office:value="14066">
            <text:p>14066</text:p>
          </table:table-cell>
          <table:table-cell office:value-type="float" office:value="3.32053">
            <text:p>3.32053</text:p>
          </table:table-cell>
          <table:table-cell office:value-type="float" office:value="0">
            <text:p>0</text:p>
          </table:table-cell>
          <table:table-cell office:value-type="float" office:value="30618">
            <text:p>30618</text:p>
          </table:table-cell>
          <table:table-cell office:value-type="float" office:value="44632">
            <text:p>44632</text:p>
          </table:table-cell>
          <table:table-cell office:value-type="float" office:value="13922">
            <text:p>13922</text:p>
          </table:table-cell>
          <table:table-cell office:value-type="float" office:value="3.10663">
            <text:p>3.10663</text:p>
          </table:table-cell>
          <table:table-cell office:value-type="float" office:value="0">
            <text:p>0</text:p>
          </table:table-cell>
          <table:table-cell office:value-type="float" office:value="33228">
            <text:p>33228</text:p>
          </table:table-cell>
          <table:table-cell office:value-type="float" office:value="47739">
            <text:p>47739</text:p>
          </table:table-cell>
          <table:table-cell office:value-type="float" office:value="13104">
            <text:p>13104</text:p>
          </table:table-cell>
          <table:table-cell office:value-type="float" office:value="2.87756">
            <text:p>2.87756</text:p>
          </table:table-cell>
          <table:table-cell office:value-type="float" office:value="0">
            <text:p>0</text:p>
          </table:table-cell>
          <table:table-cell office:value-type="float" office:value="32860">
            <text:p>32860</text:p>
          </table:table-cell>
          <table:table-cell office:value-type="float" office:value="46429">
            <text:p>46429</text:p>
          </table:table-cell>
          <table:table-cell office:value-type="float" office:value="13492">
            <text:p>13492</text:p>
          </table:table-cell>
          <table:table-cell office:value-type="float" office:value="2.40258">
            <text:p>2.40258</text:p>
          </table:table-cell>
          <table:table-cell office:value-type="float" office:value="0">
            <text:p>0</text:p>
          </table:table-cell>
          <table:table-cell office:value-type="float" office:value="27925">
            <text:p>27925</text:p>
          </table:table-cell>
          <table:table-cell table:number-columns-repeated="2" office:value-type="float" office:value="34715">
            <text:p>34715</text:p>
          </table:table-cell>
          <table:table-cell office:value-type="float" office:value="4.34788">
            <text:p>4.34788</text:p>
          </table:table-cell>
          <table:table-cell office:value-type="float" office:value="0">
            <text:p>0</text:p>
          </table:table-cell>
          <table:table-cell office:value-type="float" office:value="49818">
            <text:p>49818</text:p>
          </table:table-cell>
          <table:table-cell office:value-type="float" office:value="75884">
            <text:p>75884</text:p>
          </table:table-cell>
          <table:table-cell office:value-type="float" office:value="0">
            <text:p>0</text:p>
          </table:table-cell>
          <table:table-cell office:value-type="float" office:value="4.50179">
            <text:p>4.50179</text:p>
          </table:table-cell>
          <table:table-cell office:value-type="float" office:value="0">
            <text:p>0</text:p>
          </table:table-cell>
          <table:table-cell office:value-type="float" office:value="45093">
            <text:p>45093</text:p>
          </table:table-cell>
          <table:table-cell office:value-type="float" office:value="53601">
            <text:p>53601</text:p>
          </table:table-cell>
          <table:table-cell office:value-type="float" office:value="52690">
            <text:p>52690</text:p>
          </table:table-cell>
          <table:table-cell office:value-type="float" office:value="3.02706">
            <text:p>3.02706</text:p>
          </table:table-cell>
          <table:table-cell office:value-type="float" office:value="0">
            <text:p>0</text:p>
          </table:table-cell>
          <table:table-cell office:value-type="float" office:value="30902">
            <text:p>30902</text:p>
          </table:table-cell>
          <table:table-cell office:value-type="float" office:value="45594">
            <text:p>45594</text:p>
          </table:table-cell>
          <table:table-cell office:value-type="float" office:value="12757">
            <text:p>12757</text:p>
          </table:table-cell>
          <table:table-cell office:value-type="float" office:value="1.64802">
            <text:p>1.64802</text:p>
          </table:table-cell>
          <table:table-cell office:value-type="float" office:value="0">
            <text:p>0</text:p>
          </table:table-cell>
          <table:table-cell office:value-type="float" office:value="23172">
            <text:p>23172</text:p>
          </table:table-cell>
          <table:table-cell table:number-columns-repeated="2" office:value-type="float" office:value="24276">
            <text:p>24276</text:p>
          </table:table-cell>
          <table:table-cell office:value-type="float" office:value="15.2011">
            <text:p>15.2011</text:p>
          </table:table-cell>
          <table:table-cell office:value-type="float" office:value="0">
            <text:p>0</text:p>
          </table:table-cell>
          <table:table-cell office:value-type="float" office:value="130296">
            <text:p>130296</text:p>
          </table:table-cell>
          <table:table-cell office:value-type="float" office:value="148859">
            <text:p>148859</text:p>
          </table:table-cell>
          <table:table-cell office:value-type="float" office:value="142713">
            <text:p>142713</text:p>
          </table:table-cell>
          <table:table-cell office:value-type="float" office:value="1.9975">
            <text:p>1.9975</text:p>
          </table:table-cell>
          <table:table-cell office:value-type="float" office:value="0">
            <text:p>0</text:p>
          </table:table-cell>
          <table:table-cell office:value-type="float" office:value="21842">
            <text:p>21842</text:p>
          </table:table-cell>
          <table:table-cell office:value-type="float" office:value="31871">
            <text:p>31871</text:p>
          </table:table-cell>
          <table:table-cell office:value-type="float" office:value="9269">
            <text:p>926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3291960">
            <text:p>3291960</text:p>
          </table:table-cell>
          <table:table-cell table:style-name="cellWorst" office:value-type="float" office:value="3352342">
            <text:p>3352342</text:p>
          </table:table-cell>
          <table:table-cell table:style-name="cellWorst" office:value-type="float" office:value="3352342">
            <text:p>3352342</text:p>
          </table:table-cell>
          <table:table-cell office:value-type="float" office:value="2.75692">
            <text:p>2.75692</text:p>
          </table:table-cell>
          <table:table-cell office:value-type="float" office:value="0">
            <text:p>0</text:p>
          </table:table-cell>
          <table:table-cell office:value-type="float" office:value="29752">
            <text:p>29752</text:p>
          </table:table-cell>
          <table:table-cell office:value-type="float" office:value="42265">
            <text:p>42265</text:p>
          </table:table-cell>
          <table:table-cell office:value-type="float" office:value="11302">
            <text:p>11302</text:p>
          </table:table-cell>
          <table:table-cell office:value-type="float" office:value="2.13792">
            <text:p>2.13792</text:p>
          </table:table-cell>
          <table:table-cell office:value-type="float" office:value="0">
            <text:p>0</text:p>
          </table:table-cell>
          <table:table-cell office:value-type="float" office:value="24334">
            <text:p>24334</text:p>
          </table:table-cell>
          <table:table-cell office:value-type="float" office:value="45716">
            <text:p>45716</text:p>
          </table:table-cell>
          <table:table-cell office:value-type="float" office:value="21408">
            <text:p>21408</text:p>
          </table:table-cell>
          <table:table-cell office:value-type="float" office:value="3.35388">
            <text:p>3.35388</text:p>
          </table:table-cell>
          <table:table-cell office:value-type="float" office:value="0">
            <text:p>0</text:p>
          </table:table-cell>
          <table:table-cell office:value-type="float" office:value="36735">
            <text:p>36735</text:p>
          </table:table-cell>
          <table:table-cell office:value-type="float" office:value="51132">
            <text:p>51132</text:p>
          </table:table-cell>
          <table:table-cell office:value-type="float" office:value="22039">
            <text:p>22039</text:p>
          </table:table-cell>
          <table:table-cell office:value-type="float" office:value="10.4276">
            <text:p>10.4276</text:p>
          </table:table-cell>
          <table:table-cell office:value-type="float" office:value="0">
            <text:p>0</text:p>
          </table:table-cell>
          <table:table-cell office:value-type="float" office:value="103605">
            <text:p>103605</text:p>
          </table:table-cell>
          <table:table-cell office:value-type="float" office:value="138556">
            <text:p>138556</text:p>
          </table:table-cell>
          <table:table-cell office:value-type="float" office:value="127439">
            <text:p>127439</text:p>
          </table:table-cell>
          <table:table-cell office:value-type="float" office:value="1.32925">
            <text:p>1.32925</text:p>
          </table:table-cell>
          <table:table-cell office:value-type="float" office:value="0">
            <text:p>0</text:p>
          </table:table-cell>
          <table:table-cell office:value-type="float" office:value="15439">
            <text:p>15439</text:p>
          </table:table-cell>
          <table:table-cell office:value-type="float" office:value="23004">
            <text:p>23004</text:p>
          </table:table-cell>
          <table:table-cell office:value-type="float" office:value="21954">
            <text:p>21954</text:p>
          </table:table-cell>
          <table:table-cell office:value-type="float" office:value="3.98319">
            <text:p>3.98319</text:p>
          </table:table-cell>
          <table:table-cell office:value-type="float" office:value="0">
            <text:p>0</text:p>
          </table:table-cell>
          <table:table-cell office:value-type="float" office:value="47445">
            <text:p>47445</text:p>
          </table:table-cell>
          <table:table-cell office:value-type="float" office:value="65065">
            <text:p>65065</text:p>
          </table:table-cell>
          <table:table-cell office:value-type="float" office:value="63637">
            <text:p>63637</text:p>
          </table:table-cell>
          <table:table-cell office:value-type="float" office:value="6.72419">
            <text:p>6.72419</text:p>
          </table:table-cell>
          <table:table-cell office:value-type="float" office:value="0">
            <text:p>0</text:p>
          </table:table-cell>
          <table:table-cell office:value-type="float" office:value="73568">
            <text:p>73568</text:p>
          </table:table-cell>
          <table:table-cell office:value-type="float" office:value="100205">
            <text:p>100205</text:p>
          </table:table-cell>
          <table:table-cell office:value-type="float" office:value="98930">
            <text:p>98930</text:p>
          </table:table-cell>
          <table:table-cell office:value-type="float" office:value="3.83598">
            <text:p>3.83598</text:p>
          </table:table-cell>
          <table:table-cell office:value-type="float" office:value="0">
            <text:p>0</text:p>
          </table:table-cell>
          <table:table-cell office:value-type="float" office:value="39836">
            <text:p>39836</text:p>
          </table:table-cell>
          <table:table-cell office:value-type="float" office:value="54913">
            <text:p>54913</text:p>
          </table:table-cell>
          <table:table-cell office:value-type="float" office:value="20458">
            <text:p>20458</text:p>
          </table:table-cell>
          <table:table-cell office:value-type="float" office:value="3.06033">
            <text:p>3.06033</text:p>
          </table:table-cell>
          <table:table-cell office:value-type="float" office:value="0">
            <text:p>0</text:p>
          </table:table-cell>
          <table:table-cell office:value-type="float" office:value="32264">
            <text:p>32264</text:p>
          </table:table-cell>
          <table:table-cell office:value-type="float" office:value="46850">
            <text:p>46850</text:p>
          </table:table-cell>
          <table:table-cell office:value-type="float" office:value="19415">
            <text:p>19415</text:p>
          </table:table-cell>
          <table:table-cell office:value-type="float" office:value="2.76474">
            <text:p>2.76474</text:p>
          </table:table-cell>
          <table:table-cell office:value-type="float" office:value="0">
            <text:p>0</text:p>
          </table:table-cell>
          <table:table-cell office:value-type="float" office:value="28569">
            <text:p>28569</text:p>
          </table:table-cell>
          <table:table-cell office:value-type="float" office:value="43026">
            <text:p>43026</text:p>
          </table:table-cell>
          <table:table-cell office:value-type="float" office:value="18691">
            <text:p>18691</text:p>
          </table:table-cell>
          <table:table-cell office:value-type="float" office:value="2.80809">
            <text:p>2.80809</text:p>
          </table:table-cell>
          <table:table-cell office:value-type="float" office:value="0">
            <text:p>0</text:p>
          </table:table-cell>
          <table:table-cell office:value-type="float" office:value="29476">
            <text:p>29476</text:p>
          </table:table-cell>
          <table:table-cell office:value-type="float" office:value="43261">
            <text:p>43261</text:p>
          </table:table-cell>
          <table:table-cell office:value-type="float" office:value="17519">
            <text:p>17519</text:p>
          </table:table-cell>
          <table:table-cell office:value-type="float" office:value="2.02969">
            <text:p>2.02969</text:p>
          </table:table-cell>
          <table:table-cell office:value-type="float" office:value="0">
            <text:p>0</text:p>
          </table:table-cell>
          <table:table-cell office:value-type="float" office:value="24234">
            <text:p>24234</text:p>
          </table:table-cell>
          <table:table-cell table:number-columns-repeated="2" office:value-type="float" office:value="34490">
            <text:p>34490</text:p>
          </table:table-cell>
          <table:table-cell office:value-type="float" office:value="2.20253">
            <text:p>2.20253</text:p>
          </table:table-cell>
          <table:table-cell office:value-type="float" office:value="0">
            <text:p>0</text:p>
          </table:table-cell>
          <table:table-cell office:value-type="float" office:value="20616">
            <text:p>20616</text:p>
          </table:table-cell>
          <table:table-cell office:value-type="float" office:value="31528">
            <text:p>31528</text:p>
          </table:table-cell>
          <table:table-cell office:value-type="float" office:value="0">
            <text:p>0</text:p>
          </table:table-cell>
          <table:table-cell office:value-type="float" office:value="2.99581">
            <text:p>2.99581</text:p>
          </table:table-cell>
          <table:table-cell office:value-type="float" office:value="0">
            <text:p>0</text:p>
          </table:table-cell>
          <table:table-cell office:value-type="float" office:value="37995">
            <text:p>37995</text:p>
          </table:table-cell>
          <table:table-cell office:value-type="float" office:value="52965">
            <text:p>52965</text:p>
          </table:table-cell>
          <table:table-cell office:value-type="float" office:value="51758">
            <text:p>51758</text:p>
          </table:table-cell>
          <table:table-cell office:value-type="float" office:value="2.57704">
            <text:p>2.57704</text:p>
          </table:table-cell>
          <table:table-cell office:value-type="float" office:value="0">
            <text:p>0</text:p>
          </table:table-cell>
          <table:table-cell office:value-type="float" office:value="28023">
            <text:p>28023</text:p>
          </table:table-cell>
          <table:table-cell office:value-type="float" office:value="41116">
            <text:p>41116</text:p>
          </table:table-cell>
          <table:table-cell office:value-type="float" office:value="18409">
            <text:p>18409</text:p>
          </table:table-cell>
          <table:table-cell table:style-name="cellBest" office:value-type="float" office:value="0.57421">
            <text:p>0.57421</text:p>
          </table:table-cell>
          <table:table-cell office:value-type="float" office:value="0">
            <text:p>0</text:p>
          </table:table-cell>
          <table:table-cell table:style-name="cellBest" office:value-type="float" office:value="8040">
            <text:p>8040</text:p>
          </table:table-cell>
          <table:table-cell table:style-name="cellBest" office:value-type="float" office:value="11255">
            <text:p>11255</text:p>
          </table:table-cell>
          <table:table-cell office:value-type="float" office:value="11255">
            <text:p>11255</text:p>
          </table:table-cell>
          <table:table-cell office:value-type="float" office:value="34.6835">
            <text:p>34.6835</text:p>
          </table:table-cell>
          <table:table-cell office:value-type="float" office:value="0">
            <text:p>0</text:p>
          </table:table-cell>
          <table:table-cell office:value-type="float" office:value="297096">
            <text:p>297096</text:p>
          </table:table-cell>
          <table:table-cell office:value-type="float" office:value="356887">
            <text:p>356887</text:p>
          </table:table-cell>
          <table:table-cell office:value-type="float" office:value="352475">
            <text:p>352475</text:p>
          </table:table-cell>
          <table:table-cell office:value-type="float" office:value="2.572">
            <text:p>2.572</text:p>
          </table:table-cell>
          <table:table-cell office:value-type="float" office:value="0">
            <text:p>0</text:p>
          </table:table-cell>
          <table:table-cell office:value-type="float" office:value="29061">
            <text:p>29061</text:p>
          </table:table-cell>
          <table:table-cell office:value-type="float" office:value="42563">
            <text:p>42563</text:p>
          </table:table-cell>
          <table:table-cell office:value-type="float" office:value="18426">
            <text:p>1842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246694">
            <text:p>3246694</text:p>
          </table:table-cell>
          <table:table-cell table:number-columns-repeated="2" office:value-type="float" office:value="3306265">
            <text:p>3306265</text:p>
          </table:table-cell>
          <table:table-cell table:formula="of:=MIN([.$B9];[.$F9];[.$K9];[.$P9];[.$U9];[.$Z9];[.$AE9];[.$AJ9];[.$AO9];[.$AT9];[.$AY9];[.$BD9];[.$BI9];[.$BN9];[.$BS9];[.$BX9];[.$CC9];[.$CH9];[.$CM9];[.$CR9];[.$CW9];[.$DB9];[.$DG9];[.$DL9];[.$DQ9];[.$DV9];[.$EA9];[.$EF9];[.$EK9];[.$EP9];[.$EU9];[.$EZ9];[.$FE9];[.$FJ9];[.$FO9];[.$FT9];[.$FY9];[.$GD9];[.$GI9];[.$GN9];[.$GS9])" office:value-type="float" office:value="0.57421">
            <text:p>0.57421</text:p>
          </table:table-cell>
          <table:table-cell table:formula="of:=MIN([.$C9];[.$G9];[.$L9];[.$Q9];[.$V9];[.$AA9];[.$AF9];[.$AK9];[.$AP9];[.$AU9];[.$AZ9];[.$BE9];[.$BJ9];[.$BO9];[.$BT9];[.$BY9];[.$CD9];[.$CI9];[.$CN9];[.$CS9];[.$CX9];[.$DC9];[.$DH9];[.$DM9];[.$DR9];[.$DW9];[.$EB9];[.$EG9];[.$EL9];[.$EQ9];[.$EV9];[.$FA9];[.$FF9];[.$FK9];[.$FP9];[.$FU9];[.$FZ9];[.$GE9];[.$GJ9];[.$GO9];[.$GT9])" office:value-type="float" office:value="0">
            <text:p>0</text:p>
          </table:table-cell>
          <table:table-cell table:formula="of:=MIN([.$D9];[.$H9];[.$M9];[.$R9];[.$W9];[.$AB9];[.$AG9];[.$AL9];[.$AQ9];[.$AV9];[.$BA9];[.$BF9];[.$BK9];[.$BP9];[.$BU9];[.$BZ9];[.$CE9];[.$CJ9];[.$CO9];[.$CT9];[.$CY9];[.$DD9];[.$DI9];[.$DN9];[.$DS9];[.$DX9];[.$EC9];[.$EH9];[.$EM9];[.$ER9];[.$EW9];[.$FB9];[.$FG9];[.$FL9];[.$FQ9];[.$FV9];[.$GA9];[.$GF9];[.$GK9];[.$GP9];[.$GU9])" office:value-type="float" office:value="8040">
            <text:p>8040</text:p>
          </table:table-cell>
          <table:table-cell table:formula="of:=MIN([.$E9];[.$I9];[.$N9];[.$S9];[.$X9];[.$AC9];[.$AH9];[.$AM9];[.$AR9];[.$AW9];[.$BB9];[.$BG9];[.$BL9];[.$BQ9];[.$BV9];[.$CA9];[.$CF9];[.$CK9];[.$CP9];[.$CU9];[.$CZ9];[.$DE9];[.$DJ9];[.$DO9];[.$DT9];[.$DY9];[.$ED9];[.$EI9];[.$EN9];[.$ES9];[.$EX9];[.$FC9];[.$FH9];[.$FM9];[.$FR9];[.$FW9];[.$GB9];[.$GG9];[.$GL9];[.$GQ9];[.$GV9])" office:value-type="float" office:value="11255">
            <text:p>11255</text:p>
          </table:table-cell>
          <table:table-cell table:formula="of:=MIN([.$J9];[.$O9];[.$T9];[.$Y9];[.$AD9];[.$AI9];[.$AN9];[.$AS9];[.$AX9];[.$BC9];[.$BH9];[.$BM9];[.$BR9];[.$BW9];[.$CB9];[.$CG9];[.$CL9];[.$CQ9];[.$CV9];[.$DA9];[.$DF9];[.$DK9];[.$DP9];[.$DU9];[.$DZ9];[.$EE9];[.$EJ9];[.$EO9];[.$ET9];[.$EY9];[.$FD9];[.$FI9];[.$FN9];[.$FS9];[.$FX9];[.$GC9];[.$GH9];[.$GM9];[.$GR9];[.$GW9])" office:value-type="float" office:value="0">
            <text:p>0</text:p>
          </table:table-cell>
          <table:table-cell table:formula="of:=MEDIAN([.$B9];[.$F9];[.$K9];[.$P9];[.$U9];[.$Z9];[.$AE9];[.$AJ9];[.$AO9];[.$AT9];[.$AY9];[.$BD9];[.$BI9];[.$BN9];[.$BS9];[.$BX9];[.$CC9];[.$CH9];[.$CM9];[.$CR9];[.$CW9];[.$DB9];[.$DG9];[.$DL9];[.$DQ9];[.$DV9];[.$EA9];[.$EF9];[.$EK9];[.$EP9];[.$EU9];[.$EZ9];[.$FE9];[.$FJ9];[.$FO9];[.$FT9];[.$FY9];[.$GD9];[.$GI9];[.$GN9];[.$GS9])" office:value-type="float" office:value="2.88889">
            <text:p>2.88889</text:p>
          </table:table-cell>
          <table:table-cell table:formula="of:=MEDIAN([.$C9];[.$G9];[.$L9];[.$Q9];[.$V9];[.$AA9];[.$AF9];[.$AK9];[.$AP9];[.$AU9];[.$AZ9];[.$BE9];[.$BJ9];[.$BO9];[.$BT9];[.$BY9];[.$CD9];[.$CI9];[.$CN9];[.$CS9];[.$CX9];[.$DC9];[.$DH9];[.$DM9];[.$DR9];[.$DW9];[.$EB9];[.$EG9];[.$EL9];[.$EQ9];[.$EV9];[.$FA9];[.$FF9];[.$FK9];[.$FP9];[.$FU9];[.$FZ9];[.$GE9];[.$GJ9];[.$GO9];[.$GT9])" office:value-type="float" office:value="0">
            <text:p>0</text:p>
          </table:table-cell>
          <table:table-cell table:formula="of:=MEDIAN([.$D9];[.$H9];[.$M9];[.$R9];[.$W9];[.$AB9];[.$AG9];[.$AL9];[.$AQ9];[.$AV9];[.$BA9];[.$BF9];[.$BK9];[.$BP9];[.$BU9];[.$BZ9];[.$CE9];[.$CJ9];[.$CO9];[.$CT9];[.$CY9];[.$DD9];[.$DI9];[.$DN9];[.$DS9];[.$DX9];[.$EC9];[.$EH9];[.$EM9];[.$ER9];[.$EW9];[.$FB9];[.$FG9];[.$FL9];[.$FQ9];[.$FV9];[.$GA9];[.$GF9];[.$GK9];[.$GP9];[.$GU9])" office:value-type="float" office:value="30363">
            <text:p>30363</text:p>
          </table:table-cell>
          <table:table-cell table:formula="of:=MEDIAN([.$E9];[.$I9];[.$N9];[.$S9];[.$X9];[.$AC9];[.$AH9];[.$AM9];[.$AR9];[.$AW9];[.$BB9];[.$BG9];[.$BL9];[.$BQ9];[.$BV9];[.$CA9];[.$CF9];[.$CK9];[.$CP9];[.$CU9];[.$CZ9];[.$DE9];[.$DJ9];[.$DO9];[.$DT9];[.$DY9];[.$ED9];[.$EI9];[.$EN9];[.$ES9];[.$EX9];[.$FC9];[.$FH9];[.$FM9];[.$FR9];[.$FW9];[.$GB9];[.$GG9];[.$GL9];[.$GQ9];[.$GV9])" office:value-type="float" office:value="44564">
            <text:p>44564</text:p>
          </table:table-cell>
          <table:table-cell table:formula="of:=MEDIAN([.$J9];[.$O9];[.$T9];[.$Y9];[.$AD9];[.$AI9];[.$AN9];[.$AS9];[.$AX9];[.$BC9];[.$BH9];[.$BM9];[.$BR9];[.$BW9];[.$CB9];[.$CG9];[.$CL9];[.$CQ9];[.$CV9];[.$DA9];[.$DF9];[.$DK9];[.$DP9];[.$DU9];[.$DZ9];[.$EE9];[.$EJ9];[.$EO9];[.$ET9];[.$EY9];[.$FD9];[.$FI9];[.$FN9];[.$FS9];[.$FX9];[.$GC9];[.$GH9];[.$GM9];[.$GR9];[.$GW9])" office:value-type="float" office:value="19053">
            <text:p>19053</text:p>
          </table:table-cell>
          <table:table-cell table:formula="of:=MAX([.$B9];[.$F9];[.$K9];[.$P9];[.$U9];[.$Z9];[.$AE9];[.$AJ9];[.$AO9];[.$AT9];[.$AY9];[.$BD9];[.$BI9];[.$BN9];[.$BS9];[.$BX9];[.$CC9];[.$CH9];[.$CM9];[.$CR9];[.$CW9];[.$DB9];[.$DG9];[.$DL9];[.$DQ9];[.$DV9];[.$EA9];[.$EF9];[.$EK9];[.$EP9];[.$EU9];[.$EZ9];[.$FE9];[.$FJ9];[.$FO9];[.$FT9];[.$FY9];[.$GD9];[.$GI9];[.$GN9];[.$GS9])" office:value-type="float" office:value="600">
            <text:p>600</text:p>
          </table:table-cell>
          <table:table-cell table:formula="of:=MAX([.$C9];[.$G9];[.$L9];[.$Q9];[.$V9];[.$AA9];[.$AF9];[.$AK9];[.$AP9];[.$AU9];[.$AZ9];[.$BE9];[.$BJ9];[.$BO9];[.$BT9];[.$BY9];[.$CD9];[.$CI9];[.$CN9];[.$CS9];[.$CX9];[.$DC9];[.$DH9];[.$DM9];[.$DR9];[.$DW9];[.$EB9];[.$EG9];[.$EL9];[.$EQ9];[.$EV9];[.$FA9];[.$FF9];[.$FK9];[.$FP9];[.$FU9];[.$FZ9];[.$GE9];[.$GJ9];[.$GO9];[.$GT9])" office:value-type="float" office:value="1">
            <text:p>1</text:p>
          </table:table-cell>
          <table:table-cell table:formula="of:=MAX([.$D9];[.$H9];[.$M9];[.$R9];[.$W9];[.$AB9];[.$AG9];[.$AL9];[.$AQ9];[.$AV9];[.$BA9];[.$BF9];[.$BK9];[.$BP9];[.$BU9];[.$BZ9];[.$CE9];[.$CJ9];[.$CO9];[.$CT9];[.$CY9];[.$DD9];[.$DI9];[.$DN9];[.$DS9];[.$DX9];[.$EC9];[.$EH9];[.$EM9];[.$ER9];[.$EW9];[.$FB9];[.$FG9];[.$FL9];[.$FQ9];[.$FV9];[.$GA9];[.$GF9];[.$GK9];[.$GP9];[.$GU9])" office:value-type="float" office:value="3291960">
            <text:p>3291960</text:p>
          </table:table-cell>
          <table:table-cell table:formula="of:=MAX([.$E9];[.$I9];[.$N9];[.$S9];[.$X9];[.$AC9];[.$AH9];[.$AM9];[.$AR9];[.$AW9];[.$BB9];[.$BG9];[.$BL9];[.$BQ9];[.$BV9];[.$CA9];[.$CF9];[.$CK9];[.$CP9];[.$CU9];[.$CZ9];[.$DE9];[.$DJ9];[.$DO9];[.$DT9];[.$DY9];[.$ED9];[.$EI9];[.$EN9];[.$ES9];[.$EX9];[.$FC9];[.$FH9];[.$FM9];[.$FR9];[.$FW9];[.$GB9];[.$GG9];[.$GL9];[.$GQ9];[.$GV9])" office:value-type="float" office:value="3352342">
            <text:p>3352342</text:p>
          </table:table-cell>
          <table:table-cell table:formula="of:=MAX([.$J9];[.$O9];[.$T9];[.$Y9];[.$AD9];[.$AI9];[.$AN9];[.$AS9];[.$AX9];[.$BC9];[.$BH9];[.$BM9];[.$BR9];[.$BW9];[.$CB9];[.$CG9];[.$CL9];[.$CQ9];[.$CV9];[.$DA9];[.$DF9];[.$DK9];[.$DP9];[.$DU9];[.$DZ9];[.$EE9];[.$EJ9];[.$EO9];[.$ET9];[.$EY9];[.$FD9];[.$FI9];[.$FN9];[.$FS9];[.$FX9];[.$GC9];[.$GH9];[.$GM9];[.$GR9];[.$GW9])" office:value-type="float" office:value="3352342">
            <text:p>3352342</text:p>
          </table:table-cell>
        </table:table-row>
        <table:table-row table:style-name="ro1">
          <table:table-cell office:value-type="string">
            <text:p>./handmade_soko008.lp</text:p>
          </table:table-cell>
          <table:table-cell office:value-type="float" office:value="39.3018">
            <text:p>39.3018</text:p>
          </table:table-cell>
          <table:table-cell office:value-type="float" office:value="0">
            <text:p>0</text:p>
          </table:table-cell>
          <table:table-cell office:value-type="float" office:value="139601">
            <text:p>139601</text:p>
          </table:table-cell>
          <table:table-cell office:value-type="float" office:value="237861">
            <text:p>237861</text:p>
          </table:table-cell>
          <table:table-cell office:value-type="float" office:value="40.6548">
            <text:p>40.6548</text:p>
          </table:table-cell>
          <table:table-cell office:value-type="float" office:value="0">
            <text:p>0</text:p>
          </table:table-cell>
          <table:table-cell office:value-type="float" office:value="139601">
            <text:p>139601</text:p>
          </table:table-cell>
          <table:table-cell office:value-type="float" office:value="237861">
            <text:p>237861</text:p>
          </table:table-cell>
          <table:table-cell office:value-type="float" office:value="0">
            <text:p>0</text:p>
          </table:table-cell>
          <table:table-cell office:value-type="float" office:value="39.4388">
            <text:p>39.4388</text:p>
          </table:table-cell>
          <table:table-cell office:value-type="float" office:value="0">
            <text:p>0</text:p>
          </table:table-cell>
          <table:table-cell office:value-type="float" office:value="139601">
            <text:p>139601</text:p>
          </table:table-cell>
          <table:table-cell office:value-type="float" office:value="237861">
            <text:p>237861</text:p>
          </table:table-cell>
          <table:table-cell office:value-type="float" office:value="0">
            <text:p>0</text:p>
          </table:table-cell>
          <table:table-cell office:value-type="float" office:value="39.8314">
            <text:p>39.8314</text:p>
          </table:table-cell>
          <table:table-cell office:value-type="float" office:value="0">
            <text:p>0</text:p>
          </table:table-cell>
          <table:table-cell office:value-type="float" office:value="139601">
            <text:p>139601</text:p>
          </table:table-cell>
          <table:table-cell office:value-type="float" office:value="237861">
            <text:p>237861</text:p>
          </table:table-cell>
          <table:table-cell office:value-type="float" office:value="63550">
            <text:p>63550</text:p>
          </table:table-cell>
          <table:table-cell office:value-type="float" office:value="113.366">
            <text:p>113.366</text:p>
          </table:table-cell>
          <table:table-cell office:value-type="float" office:value="0">
            <text:p>0</text:p>
          </table:table-cell>
          <table:table-cell office:value-type="float" office:value="347913">
            <text:p>347913</text:p>
          </table:table-cell>
          <table:table-cell office:value-type="float" office:value="2098600">
            <text:p>2098600</text:p>
          </table:table-cell>
          <table:table-cell office:value-type="float" office:value="332947">
            <text:p>332947</text:p>
          </table:table-cell>
          <table:table-cell office:value-type="float" office:value="33.0612">
            <text:p>33.0612</text:p>
          </table:table-cell>
          <table:table-cell office:value-type="float" office:value="0">
            <text:p>0</text:p>
          </table:table-cell>
          <table:table-cell office:value-type="float" office:value="135519">
            <text:p>135519</text:p>
          </table:table-cell>
          <table:table-cell office:value-type="float" office:value="230166">
            <text:p>230166</text:p>
          </table:table-cell>
          <table:table-cell office:value-type="float" office:value="53684">
            <text:p>53684</text:p>
          </table:table-cell>
          <table:table-cell office:value-type="float" office:value="94.9268">
            <text:p>94.9268</text:p>
          </table:table-cell>
          <table:table-cell office:value-type="float" office:value="0">
            <text:p>0</text:p>
          </table:table-cell>
          <table:table-cell office:value-type="float" office:value="313146">
            <text:p>313146</text:p>
          </table:table-cell>
          <table:table-cell office:value-type="float" office:value="403147">
            <text:p>403147</text:p>
          </table:table-cell>
          <table:table-cell office:value-type="float" office:value="375276">
            <text:p>375276</text:p>
          </table:table-cell>
          <table:table-cell office:value-type="float" office:value="62.9761">
            <text:p>62.9761</text:p>
          </table:table-cell>
          <table:table-cell office:value-type="float" office:value="0">
            <text:p>0</text:p>
          </table:table-cell>
          <table:table-cell office:value-type="float" office:value="197143">
            <text:p>197143</text:p>
          </table:table-cell>
          <table:table-cell office:value-type="float" office:value="266519">
            <text:p>266519</text:p>
          </table:table-cell>
          <table:table-cell office:value-type="float" office:value="256175">
            <text:p>256175</text:p>
          </table:table-cell>
          <table:table-cell office:value-type="float" office:value="76.7593">
            <text:p>76.7593</text:p>
          </table:table-cell>
          <table:table-cell office:value-type="float" office:value="0">
            <text:p>0</text:p>
          </table:table-cell>
          <table:table-cell office:value-type="float" office:value="300660">
            <text:p>300660</text:p>
          </table:table-cell>
          <table:table-cell office:value-type="float" office:value="383629">
            <text:p>383629</text:p>
          </table:table-cell>
          <table:table-cell office:value-type="float" office:value="376771">
            <text:p>376771</text:p>
          </table:table-cell>
          <table:table-cell office:value-type="float" office:value="89.1669">
            <text:p>89.1669</text:p>
          </table:table-cell>
          <table:table-cell office:value-type="float" office:value="0">
            <text:p>0</text:p>
          </table:table-cell>
          <table:table-cell office:value-type="float" office:value="359927">
            <text:p>359927</text:p>
          </table:table-cell>
          <table:table-cell office:value-type="float" office:value="445817">
            <text:p>445817</text:p>
          </table:table-cell>
          <table:table-cell office:value-type="float" office:value="439237">
            <text:p>439237</text:p>
          </table:table-cell>
          <table:table-cell table:style-name="cellBest" office:value-type="float" office:value="19.0176">
            <text:p>19.0176</text:p>
          </table:table-cell>
          <table:table-cell office:value-type="float" office:value="0">
            <text:p>0</text:p>
          </table:table-cell>
          <table:table-cell table:style-name="cellBest" office:value-type="float" office:value="85356">
            <text:p>85356</text:p>
          </table:table-cell>
          <table:table-cell office:value-type="float" office:value="133780">
            <text:p>133780</text:p>
          </table:table-cell>
          <table:table-cell office:value-type="float" office:value="33474">
            <text:p>33474</text:p>
          </table:table-cell>
          <table:table-cell office:value-type="float" office:value="21.8976">
            <text:p>21.8976</text:p>
          </table:table-cell>
          <table:table-cell office:value-type="float" office:value="0">
            <text:p>0</text:p>
          </table:table-cell>
          <table:table-cell office:value-type="float" office:value="100819">
            <text:p>100819</text:p>
          </table:table-cell>
          <table:table-cell office:value-type="float" office:value="157027">
            <text:p>157027</text:p>
          </table:table-cell>
          <table:table-cell office:value-type="float" office:value="37172">
            <text:p>37172</text:p>
          </table:table-cell>
          <table:table-cell office:value-type="float" office:value="38.5456">
            <text:p>38.5456</text:p>
          </table:table-cell>
          <table:table-cell office:value-type="float" office:value="0">
            <text:p>0</text:p>
          </table:table-cell>
          <table:table-cell office:value-type="float" office:value="112700">
            <text:p>112700</text:p>
          </table:table-cell>
          <table:table-cell office:value-type="float" office:value="166383">
            <text:p>166383</text:p>
          </table:table-cell>
          <table:table-cell office:value-type="float" office:value="45085">
            <text:p>45085</text:p>
          </table:table-cell>
          <table:table-cell office:value-type="float" office:value="24.8994">
            <text:p>24.8994</text:p>
          </table:table-cell>
          <table:table-cell office:value-type="float" office:value="0">
            <text:p>0</text:p>
          </table:table-cell>
          <table:table-cell office:value-type="float" office:value="101319">
            <text:p>101319</text:p>
          </table:table-cell>
          <table:table-cell office:value-type="float" office:value="160177">
            <text:p>160177</text:p>
          </table:table-cell>
          <table:table-cell office:value-type="float" office:value="39051">
            <text:p>39051</text:p>
          </table:table-cell>
          <table:table-cell office:value-type="float" office:value="37.3182">
            <text:p>37.3182</text:p>
          </table:table-cell>
          <table:table-cell office:value-type="float" office:value="0">
            <text:p>0</text:p>
          </table:table-cell>
          <table:table-cell office:value-type="float" office:value="111389">
            <text:p>111389</text:p>
          </table:table-cell>
          <table:table-cell table:style-name="cellBest" office:value-type="float" office:value="128335">
            <text:p>128335</text:p>
          </table:table-cell>
          <table:table-cell office:value-type="float" office:value="128335">
            <text:p>128335</text:p>
          </table:table-cell>
          <table:table-cell office:value-type="float" office:value="31.929">
            <text:p>31.929</text:p>
          </table:table-cell>
          <table:table-cell office:value-type="float" office:value="0">
            <text:p>0</text:p>
          </table:table-cell>
          <table:table-cell office:value-type="float" office:value="140893">
            <text:p>140893</text:p>
          </table:table-cell>
          <table:table-cell office:value-type="float" office:value="306924">
            <text:p>306924</text:p>
          </table:table-cell>
          <table:table-cell office:value-type="float" office:value="0">
            <text:p>0</text:p>
          </table:table-cell>
          <table:table-cell office:value-type="float" office:value="577.684">
            <text:p>577.684</text:p>
          </table:table-cell>
          <table:table-cell office:value-type="float" office:value="0">
            <text:p>0</text:p>
          </table:table-cell>
          <table:table-cell office:value-type="float" office:value="1187352">
            <text:p>1187352</text:p>
          </table:table-cell>
          <table:table-cell office:value-type="float" office:value="1637476">
            <text:p>1637476</text:p>
          </table:table-cell>
          <table:table-cell office:value-type="float" office:value="1627452">
            <text:p>1627452</text:p>
          </table:table-cell>
          <table:table-cell office:value-type="float" office:value="26.2327">
            <text:p>26.2327</text:p>
          </table:table-cell>
          <table:table-cell office:value-type="float" office:value="0">
            <text:p>0</text:p>
          </table:table-cell>
          <table:table-cell office:value-type="float" office:value="110217">
            <text:p>110217</text:p>
          </table:table-cell>
          <table:table-cell office:value-type="float" office:value="159581">
            <text:p>159581</text:p>
          </table:table-cell>
          <table:table-cell office:value-type="float" office:value="42392">
            <text:p>42392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606633">
            <text:p>1606633</text:p>
          </table:table-cell>
          <table:table-cell table:number-columns-repeated="2" office:value-type="float" office:value="1622612">
            <text:p>1622612</text:p>
          </table:table-cell>
          <table:table-cell office:value-type="float" office:value="517.111">
            <text:p>517.111</text:p>
          </table:table-cell>
          <table:table-cell office:value-type="float" office:value="0">
            <text:p>0</text:p>
          </table:table-cell>
          <table:table-cell office:value-type="float" office:value="1280591">
            <text:p>1280591</text:p>
          </table:table-cell>
          <table:table-cell office:value-type="float" office:value="1684638">
            <text:p>1684638</text:p>
          </table:table-cell>
          <table:table-cell office:value-type="float" office:value="1672930">
            <text:p>1672930</text:p>
          </table:table-cell>
          <table:table-cell office:value-type="float" office:value="39.322">
            <text:p>39.322</text:p>
          </table:table-cell>
          <table:table-cell office:value-type="float" office:value="0">
            <text:p>0</text:p>
          </table:table-cell>
          <table:table-cell office:value-type="float" office:value="138107">
            <text:p>138107</text:p>
          </table:table-cell>
          <table:table-cell office:value-type="float" office:value="199166">
            <text:p>199166</text:p>
          </table:table-cell>
          <table:table-cell office:value-type="float" office:value="50885">
            <text:p>5088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364692">
            <text:p>1364692</text:p>
          </table:table-cell>
          <table:table-cell table:number-columns-repeated="2" office:value-type="float" office:value="1382411">
            <text:p>1382411</text:p>
          </table:table-cell>
          <table:table-cell office:value-type="float" office:value="41.2906">
            <text:p>41.2906</text:p>
          </table:table-cell>
          <table:table-cell office:value-type="float" office:value="0">
            <text:p>0</text:p>
          </table:table-cell>
          <table:table-cell office:value-type="float" office:value="139601">
            <text:p>139601</text:p>
          </table:table-cell>
          <table:table-cell office:value-type="float" office:value="237861">
            <text:p>237861</text:p>
          </table:table-cell>
          <table:table-cell office:value-type="float" office:value="63550">
            <text:p>63550</text:p>
          </table:table-cell>
          <table:table-cell office:value-type="float" office:value="36.1523">
            <text:p>36.1523</text:p>
          </table:table-cell>
          <table:table-cell office:value-type="float" office:value="0">
            <text:p>0</text:p>
          </table:table-cell>
          <table:table-cell office:value-type="float" office:value="133897">
            <text:p>133897</text:p>
          </table:table-cell>
          <table:table-cell office:value-type="float" office:value="256570">
            <text:p>256570</text:p>
          </table:table-cell>
          <table:table-cell office:value-type="float" office:value="110181">
            <text:p>110181</text:p>
          </table:table-cell>
          <table:table-cell office:value-type="float" office:value="31.0165">
            <text:p>31.0165</text:p>
          </table:table-cell>
          <table:table-cell office:value-type="float" office:value="0">
            <text:p>0</text:p>
          </table:table-cell>
          <table:table-cell office:value-type="float" office:value="141012">
            <text:p>141012</text:p>
          </table:table-cell>
          <table:table-cell office:value-type="float" office:value="207211">
            <text:p>207211</text:p>
          </table:table-cell>
          <table:table-cell office:value-type="float" office:value="116374">
            <text:p>116374</text:p>
          </table:table-cell>
          <table:table-cell office:value-type="float" office:value="39.859">
            <text:p>39.859</text:p>
          </table:table-cell>
          <table:table-cell office:value-type="float" office:value="0">
            <text:p>0</text:p>
          </table:table-cell>
          <table:table-cell office:value-type="float" office:value="188546">
            <text:p>188546</text:p>
          </table:table-cell>
          <table:table-cell office:value-type="float" office:value="302789">
            <text:p>302789</text:p>
          </table:table-cell>
          <table:table-cell office:value-type="float" office:value="270447">
            <text:p>270447</text:p>
          </table:table-cell>
          <table:table-cell office:value-type="float" office:value="118.117">
            <text:p>118.117</text:p>
          </table:table-cell>
          <table:table-cell office:value-type="float" office:value="0">
            <text:p>0</text:p>
          </table:table-cell>
          <table:table-cell office:value-type="float" office:value="519900">
            <text:p>519900</text:p>
          </table:table-cell>
          <table:table-cell office:value-type="float" office:value="783692">
            <text:p>783692</text:p>
          </table:table-cell>
          <table:table-cell office:value-type="float" office:value="764167">
            <text:p>764167</text:p>
          </table:table-cell>
          <table:table-cell office:value-type="float" office:value="128.66">
            <text:p>128.66</text:p>
          </table:table-cell>
          <table:table-cell office:value-type="float" office:value="0">
            <text:p>0</text:p>
          </table:table-cell>
          <table:table-cell office:value-type="float" office:value="408626">
            <text:p>408626</text:p>
          </table:table-cell>
          <table:table-cell office:value-type="float" office:value="627553">
            <text:p>627553</text:p>
          </table:table-cell>
          <table:table-cell office:value-type="float" office:value="619924">
            <text:p>619924</text:p>
          </table:table-cell>
          <table:table-cell office:value-type="float" office:value="83.4005">
            <text:p>83.4005</text:p>
          </table:table-cell>
          <table:table-cell office:value-type="float" office:value="0">
            <text:p>0</text:p>
          </table:table-cell>
          <table:table-cell office:value-type="float" office:value="324949">
            <text:p>324949</text:p>
          </table:table-cell>
          <table:table-cell office:value-type="float" office:value="485622">
            <text:p>485622</text:p>
          </table:table-cell>
          <table:table-cell office:value-type="float" office:value="480042">
            <text:p>480042</text:p>
          </table:table-cell>
          <table:table-cell office:value-type="float" office:value="47.0139">
            <text:p>47.0139</text:p>
          </table:table-cell>
          <table:table-cell office:value-type="float" office:value="0">
            <text:p>0</text:p>
          </table:table-cell>
          <table:table-cell office:value-type="float" office:value="163623">
            <text:p>163623</text:p>
          </table:table-cell>
          <table:table-cell office:value-type="float" office:value="273916">
            <text:p>273916</text:p>
          </table:table-cell>
          <table:table-cell office:value-type="float" office:value="103538">
            <text:p>103538</text:p>
          </table:table-cell>
          <table:table-cell office:value-type="float" office:value="150.978">
            <text:p>150.978</text:p>
          </table:table-cell>
          <table:table-cell office:value-type="float" office:value="0">
            <text:p>0</text:p>
          </table:table-cell>
          <table:table-cell office:value-type="float" office:value="405751">
            <text:p>405751</text:p>
          </table:table-cell>
          <table:table-cell office:value-type="float" office:value="625302">
            <text:p>625302</text:p>
          </table:table-cell>
          <table:table-cell office:value-type="float" office:value="219486">
            <text:p>219486</text:p>
          </table:table-cell>
          <table:table-cell office:value-type="float" office:value="48.0689">
            <text:p>48.0689</text:p>
          </table:table-cell>
          <table:table-cell office:value-type="float" office:value="0">
            <text:p>0</text:p>
          </table:table-cell>
          <table:table-cell office:value-type="float" office:value="192201">
            <text:p>192201</text:p>
          </table:table-cell>
          <table:table-cell office:value-type="float" office:value="320178">
            <text:p>320178</text:p>
          </table:table-cell>
          <table:table-cell office:value-type="float" office:value="139163">
            <text:p>139163</text:p>
          </table:table-cell>
          <table:table-cell office:value-type="float" office:value="35.4917">
            <text:p>35.4917</text:p>
          </table:table-cell>
          <table:table-cell office:value-type="float" office:value="0">
            <text:p>0</text:p>
          </table:table-cell>
          <table:table-cell office:value-type="float" office:value="139512">
            <text:p>139512</text:p>
          </table:table-cell>
          <table:table-cell office:value-type="float" office:value="240480">
            <text:p>240480</text:p>
          </table:table-cell>
          <table:table-cell office:value-type="float" office:value="98725">
            <text:p>98725</text:p>
          </table:table-cell>
          <table:table-cell office:value-type="float" office:value="53.2945">
            <text:p>53.2945</text:p>
          </table:table-cell>
          <table:table-cell office:value-type="float" office:value="0">
            <text:p>0</text:p>
          </table:table-cell>
          <table:table-cell office:value-type="float" office:value="250158">
            <text:p>250158</text:p>
          </table:table-cell>
          <table:table-cell table:number-columns-repeated="2" office:value-type="float" office:value="382744">
            <text:p>382744</text:p>
          </table:table-cell>
          <table:table-cell office:value-type="float" office:value="121.238">
            <text:p>121.238</text:p>
          </table:table-cell>
          <table:table-cell office:value-type="float" office:value="0">
            <text:p>0</text:p>
          </table:table-cell>
          <table:table-cell office:value-type="float" office:value="327681">
            <text:p>327681</text:p>
          </table:table-cell>
          <table:table-cell office:value-type="float" office:value="2401079">
            <text:p>2401079</text:p>
          </table:table-cell>
          <table:table-cell office:value-type="float" office:value="0">
            <text:p>0</text:p>
          </table:table-cell>
          <table:table-cell office:value-type="float" office:value="477.878">
            <text:p>477.878</text:p>
          </table:table-cell>
          <table:table-cell office:value-type="float" office:value="0">
            <text:p>0</text:p>
          </table:table-cell>
          <table:table-cell table:style-name="cellWorst" office:value-type="float" office:value="1732276">
            <text:p>1732276</text:p>
          </table:table-cell>
          <table:table-cell table:style-name="cellWorst" office:value-type="float" office:value="2431814">
            <text:p>2431814</text:p>
          </table:table-cell>
          <table:table-cell table:style-name="cellWorst" office:value-type="float" office:value="2413236">
            <text:p>2413236</text:p>
          </table:table-cell>
          <table:table-cell office:value-type="float" office:value="21.8799">
            <text:p>21.8799</text:p>
          </table:table-cell>
          <table:table-cell office:value-type="float" office:value="0">
            <text:p>0</text:p>
          </table:table-cell>
          <table:table-cell office:value-type="float" office:value="86113">
            <text:p>86113</text:p>
          </table:table-cell>
          <table:table-cell office:value-type="float" office:value="134715">
            <text:p>134715</text:p>
          </table:table-cell>
          <table:table-cell office:value-type="float" office:value="69386">
            <text:p>69386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585714">
            <text:p>1585714</text:p>
          </table:table-cell>
          <table:table-cell table:number-columns-repeated="2" office:value-type="float" office:value="2245998">
            <text:p>2245998</text:p>
          </table:table-cell>
          <table:table-cell office:value-type="float" office:value="67.6217">
            <text:p>67.6217</text:p>
          </table:table-cell>
          <table:table-cell office:value-type="float" office:value="0">
            <text:p>0</text:p>
          </table:table-cell>
          <table:table-cell office:value-type="float" office:value="325503">
            <text:p>325503</text:p>
          </table:table-cell>
          <table:table-cell office:value-type="float" office:value="501673">
            <text:p>501673</text:p>
          </table:table-cell>
          <table:table-cell office:value-type="float" office:value="493169">
            <text:p>493169</text:p>
          </table:table-cell>
          <table:table-cell office:value-type="float" office:value="46.8615">
            <text:p>46.8615</text:p>
          </table:table-cell>
          <table:table-cell office:value-type="float" office:value="0">
            <text:p>0</text:p>
          </table:table-cell>
          <table:table-cell office:value-type="float" office:value="193660">
            <text:p>193660</text:p>
          </table:table-cell>
          <table:table-cell office:value-type="float" office:value="1231794">
            <text:p>1231794</text:p>
          </table:table-cell>
          <table:table-cell office:value-type="float" office:value="171078">
            <text:p>17107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424907">
            <text:p>1424907</text:p>
          </table:table-cell>
          <table:table-cell table:number-columns-repeated="2" office:value-type="float" office:value="2187971">
            <text:p>2187971</text:p>
          </table:table-cell>
          <table:table-cell table:formula="of:=MIN([.$B10];[.$F10];[.$K10];[.$P10];[.$U10];[.$Z10];[.$AE10];[.$AJ10];[.$AO10];[.$AT10];[.$AY10];[.$BD10];[.$BI10];[.$BN10];[.$BS10];[.$BX10];[.$CC10];[.$CH10];[.$CM10];[.$CR10];[.$CW10];[.$DB10];[.$DG10];[.$DL10];[.$DQ10];[.$DV10];[.$EA10];[.$EF10];[.$EK10];[.$EP10];[.$EU10];[.$EZ10];[.$FE10];[.$FJ10];[.$FO10];[.$FT10];[.$FY10];[.$GD10];[.$GI10];[.$GN10];[.$GS10])" office:value-type="float" office:value="19.0176">
            <text:p>19.0176</text:p>
          </table:table-cell>
          <table:table-cell table:formula="of:=MIN([.$C10];[.$G10];[.$L10];[.$Q10];[.$V10];[.$AA10];[.$AF10];[.$AK10];[.$AP10];[.$AU10];[.$AZ10];[.$BE10];[.$BJ10];[.$BO10];[.$BT10];[.$BY10];[.$CD10];[.$CI10];[.$CN10];[.$CS10];[.$CX10];[.$DC10];[.$DH10];[.$DM10];[.$DR10];[.$DW10];[.$EB10];[.$EG10];[.$EL10];[.$EQ10];[.$EV10];[.$FA10];[.$FF10];[.$FK10];[.$FP10];[.$FU10];[.$FZ10];[.$GE10];[.$GJ10];[.$GO10];[.$GT10])" office:value-type="float" office:value="0">
            <text:p>0</text:p>
          </table:table-cell>
          <table:table-cell table:formula="of:=MIN([.$D10];[.$H10];[.$M10];[.$R10];[.$W10];[.$AB10];[.$AG10];[.$AL10];[.$AQ10];[.$AV10];[.$BA10];[.$BF10];[.$BK10];[.$BP10];[.$BU10];[.$BZ10];[.$CE10];[.$CJ10];[.$CO10];[.$CT10];[.$CY10];[.$DD10];[.$DI10];[.$DN10];[.$DS10];[.$DX10];[.$EC10];[.$EH10];[.$EM10];[.$ER10];[.$EW10];[.$FB10];[.$FG10];[.$FL10];[.$FQ10];[.$FV10];[.$GA10];[.$GF10];[.$GK10];[.$GP10];[.$GU10])" office:value-type="float" office:value="85356">
            <text:p>85356</text:p>
          </table:table-cell>
          <table:table-cell table:formula="of:=MIN([.$E10];[.$I10];[.$N10];[.$S10];[.$X10];[.$AC10];[.$AH10];[.$AM10];[.$AR10];[.$AW10];[.$BB10];[.$BG10];[.$BL10];[.$BQ10];[.$BV10];[.$CA10];[.$CF10];[.$CK10];[.$CP10];[.$CU10];[.$CZ10];[.$DE10];[.$DJ10];[.$DO10];[.$DT10];[.$DY10];[.$ED10];[.$EI10];[.$EN10];[.$ES10];[.$EX10];[.$FC10];[.$FH10];[.$FM10];[.$FR10];[.$FW10];[.$GB10];[.$GG10];[.$GL10];[.$GQ10];[.$GV10])" office:value-type="float" office:value="128335">
            <text:p>128335</text:p>
          </table:table-cell>
          <table:table-cell table:formula="of:=MIN([.$J10];[.$O10];[.$T10];[.$Y10];[.$AD10];[.$AI10];[.$AN10];[.$AS10];[.$AX10];[.$BC10];[.$BH10];[.$BM10];[.$BR10];[.$BW10];[.$CB10];[.$CG10];[.$CL10];[.$CQ10];[.$CV10];[.$DA10];[.$DF10];[.$DK10];[.$DP10];[.$DU10];[.$DZ10];[.$EE10];[.$EJ10];[.$EO10];[.$ET10];[.$EY10];[.$FD10];[.$FI10];[.$FN10];[.$FS10];[.$FX10];[.$GC10];[.$GH10];[.$GM10];[.$GR10];[.$GW10])" office:value-type="float" office:value="0">
            <text:p>0</text:p>
          </table:table-cell>
          <table:table-cell table:formula="of:=MEDIAN([.$B10];[.$F10];[.$K10];[.$P10];[.$U10];[.$Z10];[.$AE10];[.$AJ10];[.$AO10];[.$AT10];[.$AY10];[.$BD10];[.$BI10];[.$BN10];[.$BS10];[.$BX10];[.$CC10];[.$CH10];[.$CM10];[.$CR10];[.$CW10];[.$DB10];[.$DG10];[.$DL10];[.$DQ10];[.$DV10];[.$EA10];[.$EF10];[.$EK10];[.$EP10];[.$EU10];[.$EZ10];[.$FE10];[.$FJ10];[.$FO10];[.$FT10];[.$FY10];[.$GD10];[.$GI10];[.$GN10];[.$GS10])" office:value-type="float" office:value="47.0139">
            <text:p>47.0139</text:p>
          </table:table-cell>
          <table:table-cell table:formula="of:=MEDIAN([.$C10];[.$G10];[.$L10];[.$Q10];[.$V10];[.$AA10];[.$AF10];[.$AK10];[.$AP10];[.$AU10];[.$AZ10];[.$BE10];[.$BJ10];[.$BO10];[.$BT10];[.$BY10];[.$CD10];[.$CI10];[.$CN10];[.$CS10];[.$CX10];[.$DC10];[.$DH10];[.$DM10];[.$DR10];[.$DW10];[.$EB10];[.$EG10];[.$EL10];[.$EQ10];[.$EV10];[.$FA10];[.$FF10];[.$FK10];[.$FP10];[.$FU10];[.$FZ10];[.$GE10];[.$GJ10];[.$GO10];[.$GT10])" office:value-type="float" office:value="0">
            <text:p>0</text:p>
          </table:table-cell>
          <table:table-cell table:formula="of:=MEDIAN([.$D10];[.$H10];[.$M10];[.$R10];[.$W10];[.$AB10];[.$AG10];[.$AL10];[.$AQ10];[.$AV10];[.$BA10];[.$BF10];[.$BK10];[.$BP10];[.$BU10];[.$BZ10];[.$CE10];[.$CJ10];[.$CO10];[.$CT10];[.$CY10];[.$DD10];[.$DI10];[.$DN10];[.$DS10];[.$DX10];[.$EC10];[.$EH10];[.$EM10];[.$ER10];[.$EW10];[.$FB10];[.$FG10];[.$FL10];[.$FQ10];[.$FV10];[.$GA10];[.$GF10];[.$GK10];[.$GP10];[.$GU10])" office:value-type="float" office:value="192201">
            <text:p>192201</text:p>
          </table:table-cell>
          <table:table-cell table:formula="of:=MEDIAN([.$E10];[.$I10];[.$N10];[.$S10];[.$X10];[.$AC10];[.$AH10];[.$AM10];[.$AR10];[.$AW10];[.$BB10];[.$BG10];[.$BL10];[.$BQ10];[.$BV10];[.$CA10];[.$CF10];[.$CK10];[.$CP10];[.$CU10];[.$CZ10];[.$DE10];[.$DJ10];[.$DO10];[.$DT10];[.$DY10];[.$ED10];[.$EI10];[.$EN10];[.$ES10];[.$EX10];[.$FC10];[.$FH10];[.$FM10];[.$FR10];[.$FW10];[.$GB10];[.$GG10];[.$GL10];[.$GQ10];[.$GV10])" office:value-type="float" office:value="306924">
            <text:p>306924</text:p>
          </table:table-cell>
          <table:table-cell table:formula="of:=MEDIAN([.$J10];[.$O10];[.$T10];[.$Y10];[.$AD10];[.$AI10];[.$AN10];[.$AS10];[.$AX10];[.$BC10];[.$BH10];[.$BM10];[.$BR10];[.$BW10];[.$CB10];[.$CG10];[.$CL10];[.$CQ10];[.$CV10];[.$DA10];[.$DF10];[.$DK10];[.$DP10];[.$DU10];[.$DZ10];[.$EE10];[.$EJ10];[.$EO10];[.$ET10];[.$EY10];[.$FD10];[.$FI10];[.$FN10];[.$FS10];[.$FX10];[.$GC10];[.$GH10];[.$GM10];[.$GR10];[.$GW10])" office:value-type="float" office:value="155120.5">
            <text:p>155120.5</text:p>
          </table:table-cell>
          <table:table-cell table:formula="of:=MAX([.$B10];[.$F10];[.$K10];[.$P10];[.$U10];[.$Z10];[.$AE10];[.$AJ10];[.$AO10];[.$AT10];[.$AY10];[.$BD10];[.$BI10];[.$BN10];[.$BS10];[.$BX10];[.$CC10];[.$CH10];[.$CM10];[.$CR10];[.$CW10];[.$DB10];[.$DG10];[.$DL10];[.$DQ10];[.$DV10];[.$EA10];[.$EF10];[.$EK10];[.$EP10];[.$EU10];[.$EZ10];[.$FE10];[.$FJ10];[.$FO10];[.$FT10];[.$FY10];[.$GD10];[.$GI10];[.$GN10];[.$GS10])" office:value-type="float" office:value="600">
            <text:p>600</text:p>
          </table:table-cell>
          <table:table-cell table:formula="of:=MAX([.$C10];[.$G10];[.$L10];[.$Q10];[.$V10];[.$AA10];[.$AF10];[.$AK10];[.$AP10];[.$AU10];[.$AZ10];[.$BE10];[.$BJ10];[.$BO10];[.$BT10];[.$BY10];[.$CD10];[.$CI10];[.$CN10];[.$CS10];[.$CX10];[.$DC10];[.$DH10];[.$DM10];[.$DR10];[.$DW10];[.$EB10];[.$EG10];[.$EL10];[.$EQ10];[.$EV10];[.$FA10];[.$FF10];[.$FK10];[.$FP10];[.$FU10];[.$FZ10];[.$GE10];[.$GJ10];[.$GO10];[.$GT10])" office:value-type="float" office:value="1">
            <text:p>1</text:p>
          </table:table-cell>
          <table:table-cell table:formula="of:=MAX([.$D10];[.$H10];[.$M10];[.$R10];[.$W10];[.$AB10];[.$AG10];[.$AL10];[.$AQ10];[.$AV10];[.$BA10];[.$BF10];[.$BK10];[.$BP10];[.$BU10];[.$BZ10];[.$CE10];[.$CJ10];[.$CO10];[.$CT10];[.$CY10];[.$DD10];[.$DI10];[.$DN10];[.$DS10];[.$DX10];[.$EC10];[.$EH10];[.$EM10];[.$ER10];[.$EW10];[.$FB10];[.$FG10];[.$FL10];[.$FQ10];[.$FV10];[.$GA10];[.$GF10];[.$GK10];[.$GP10];[.$GU10])" office:value-type="float" office:value="1732276">
            <text:p>1732276</text:p>
          </table:table-cell>
          <table:table-cell table:formula="of:=MAX([.$E10];[.$I10];[.$N10];[.$S10];[.$X10];[.$AC10];[.$AH10];[.$AM10];[.$AR10];[.$AW10];[.$BB10];[.$BG10];[.$BL10];[.$BQ10];[.$BV10];[.$CA10];[.$CF10];[.$CK10];[.$CP10];[.$CU10];[.$CZ10];[.$DE10];[.$DJ10];[.$DO10];[.$DT10];[.$DY10];[.$ED10];[.$EI10];[.$EN10];[.$ES10];[.$EX10];[.$FC10];[.$FH10];[.$FM10];[.$FR10];[.$FW10];[.$GB10];[.$GG10];[.$GL10];[.$GQ10];[.$GV10])" office:value-type="float" office:value="2431814">
            <text:p>2431814</text:p>
          </table:table-cell>
          <table:table-cell table:formula="of:=MAX([.$J10];[.$O10];[.$T10];[.$Y10];[.$AD10];[.$AI10];[.$AN10];[.$AS10];[.$AX10];[.$BC10];[.$BH10];[.$BM10];[.$BR10];[.$BW10];[.$CB10];[.$CG10];[.$CL10];[.$CQ10];[.$CV10];[.$DA10];[.$DF10];[.$DK10];[.$DP10];[.$DU10];[.$DZ10];[.$EE10];[.$EJ10];[.$EO10];[.$ET10];[.$EY10];[.$FD10];[.$FI10];[.$FN10];[.$FS10];[.$FX10];[.$GC10];[.$GH10];[.$GM10];[.$GR10];[.$GW10])" office:value-type="float" office:value="2413236">
            <text:p>2413236</text:p>
          </table:table-cell>
        </table:table-row>
        <table:table-row table:style-name="ro1">
          <table:table-cell office:value-type="string">
            <text:p>./handmade_soko009.lp</text:p>
          </table:table-cell>
          <table:table-cell office:value-type="float" office:value="20.7217">
            <text:p>20.7217</text:p>
          </table:table-cell>
          <table:table-cell office:value-type="float" office:value="0">
            <text:p>0</text:p>
          </table:table-cell>
          <table:table-cell office:value-type="float" office:value="166451">
            <text:p>166451</text:p>
          </table:table-cell>
          <table:table-cell office:value-type="float" office:value="222058">
            <text:p>222058</text:p>
          </table:table-cell>
          <table:table-cell office:value-type="float" office:value="22.4017">
            <text:p>22.4017</text:p>
          </table:table-cell>
          <table:table-cell office:value-type="float" office:value="0">
            <text:p>0</text:p>
          </table:table-cell>
          <table:table-cell office:value-type="float" office:value="166451">
            <text:p>166451</text:p>
          </table:table-cell>
          <table:table-cell office:value-type="float" office:value="222058">
            <text:p>222058</text:p>
          </table:table-cell>
          <table:table-cell office:value-type="float" office:value="0">
            <text:p>0</text:p>
          </table:table-cell>
          <table:table-cell office:value-type="float" office:value="21.4525">
            <text:p>21.4525</text:p>
          </table:table-cell>
          <table:table-cell office:value-type="float" office:value="0">
            <text:p>0</text:p>
          </table:table-cell>
          <table:table-cell office:value-type="float" office:value="166451">
            <text:p>166451</text:p>
          </table:table-cell>
          <table:table-cell office:value-type="float" office:value="222058">
            <text:p>222058</text:p>
          </table:table-cell>
          <table:table-cell office:value-type="float" office:value="0">
            <text:p>0</text:p>
          </table:table-cell>
          <table:table-cell office:value-type="float" office:value="22.4847">
            <text:p>22.4847</text:p>
          </table:table-cell>
          <table:table-cell office:value-type="float" office:value="0">
            <text:p>0</text:p>
          </table:table-cell>
          <table:table-cell office:value-type="float" office:value="166451">
            <text:p>166451</text:p>
          </table:table-cell>
          <table:table-cell office:value-type="float" office:value="222058">
            <text:p>222058</text:p>
          </table:table-cell>
          <table:table-cell office:value-type="float" office:value="48558">
            <text:p>48558</text:p>
          </table:table-cell>
          <table:table-cell office:value-type="float" office:value="28.8126">
            <text:p>28.8126</text:p>
          </table:table-cell>
          <table:table-cell office:value-type="float" office:value="0">
            <text:p>0</text:p>
          </table:table-cell>
          <table:table-cell office:value-type="float" office:value="242230">
            <text:p>242230</text:p>
          </table:table-cell>
          <table:table-cell office:value-type="float" office:value="385265">
            <text:p>385265</text:p>
          </table:table-cell>
          <table:table-cell office:value-type="float" office:value="112870">
            <text:p>112870</text:p>
          </table:table-cell>
          <table:table-cell office:value-type="float" office:value="39.4479">
            <text:p>39.4479</text:p>
          </table:table-cell>
          <table:table-cell office:value-type="float" office:value="0">
            <text:p>0</text:p>
          </table:table-cell>
          <table:table-cell office:value-type="float" office:value="293560">
            <text:p>293560</text:p>
          </table:table-cell>
          <table:table-cell office:value-type="float" office:value="378580">
            <text:p>378580</text:p>
          </table:table-cell>
          <table:table-cell office:value-type="float" office:value="67761">
            <text:p>67761</text:p>
          </table:table-cell>
          <table:table-cell office:value-type="float" office:value="59.4317">
            <text:p>59.4317</text:p>
          </table:table-cell>
          <table:table-cell office:value-type="float" office:value="0">
            <text:p>0</text:p>
          </table:table-cell>
          <table:table-cell office:value-type="float" office:value="387050">
            <text:p>387050</text:p>
          </table:table-cell>
          <table:table-cell office:value-type="float" office:value="446563">
            <text:p>446563</text:p>
          </table:table-cell>
          <table:table-cell office:value-type="float" office:value="425828">
            <text:p>425828</text:p>
          </table:table-cell>
          <table:table-cell office:value-type="float" office:value="67.879">
            <text:p>67.879</text:p>
          </table:table-cell>
          <table:table-cell office:value-type="float" office:value="0">
            <text:p>0</text:p>
          </table:table-cell>
          <table:table-cell office:value-type="float" office:value="427661">
            <text:p>427661</text:p>
          </table:table-cell>
          <table:table-cell office:value-type="float" office:value="487692">
            <text:p>487692</text:p>
          </table:table-cell>
          <table:table-cell office:value-type="float" office:value="482667">
            <text:p>482667</text:p>
          </table:table-cell>
          <table:table-cell office:value-type="float" office:value="44.345">
            <text:p>44.345</text:p>
          </table:table-cell>
          <table:table-cell office:value-type="float" office:value="0">
            <text:p>0</text:p>
          </table:table-cell>
          <table:table-cell office:value-type="float" office:value="327584">
            <text:p>327584</text:p>
          </table:table-cell>
          <table:table-cell office:value-type="float" office:value="380820">
            <text:p>380820</text:p>
          </table:table-cell>
          <table:table-cell office:value-type="float" office:value="377642">
            <text:p>377642</text:p>
          </table:table-cell>
          <table:table-cell office:value-type="float" office:value="107.789">
            <text:p>107.789</text:p>
          </table:table-cell>
          <table:table-cell office:value-type="float" office:value="0">
            <text:p>0</text:p>
          </table:table-cell>
          <table:table-cell office:value-type="float" office:value="671423">
            <text:p>671423</text:p>
          </table:table-cell>
          <table:table-cell office:value-type="float" office:value="764767">
            <text:p>764767</text:p>
          </table:table-cell>
          <table:table-cell office:value-type="float" office:value="762389">
            <text:p>762389</text:p>
          </table:table-cell>
          <table:table-cell office:value-type="float" office:value="17.9679">
            <text:p>17.9679</text:p>
          </table:table-cell>
          <table:table-cell office:value-type="float" office:value="0">
            <text:p>0</text:p>
          </table:table-cell>
          <table:table-cell office:value-type="float" office:value="144085">
            <text:p>144085</text:p>
          </table:table-cell>
          <table:table-cell office:value-type="float" office:value="196033">
            <text:p>196033</text:p>
          </table:table-cell>
          <table:table-cell office:value-type="float" office:value="43006">
            <text:p>43006</text:p>
          </table:table-cell>
          <table:table-cell office:value-type="float" office:value="25.5814">
            <text:p>25.5814</text:p>
          </table:table-cell>
          <table:table-cell office:value-type="float" office:value="0">
            <text:p>0</text:p>
          </table:table-cell>
          <table:table-cell office:value-type="float" office:value="186086">
            <text:p>186086</text:p>
          </table:table-cell>
          <table:table-cell office:value-type="float" office:value="248300">
            <text:p>248300</text:p>
          </table:table-cell>
          <table:table-cell office:value-type="float" office:value="50900">
            <text:p>50900</text:p>
          </table:table-cell>
          <table:table-cell office:value-type="float" office:value="24.4663">
            <text:p>24.4663</text:p>
          </table:table-cell>
          <table:table-cell office:value-type="float" office:value="0">
            <text:p>0</text:p>
          </table:table-cell>
          <table:table-cell office:value-type="float" office:value="175582">
            <text:p>175582</text:p>
          </table:table-cell>
          <table:table-cell office:value-type="float" office:value="232857">
            <text:p>232857</text:p>
          </table:table-cell>
          <table:table-cell office:value-type="float" office:value="44959">
            <text:p>44959</text:p>
          </table:table-cell>
          <table:table-cell office:value-type="float" office:value="21.2471">
            <text:p>21.2471</text:p>
          </table:table-cell>
          <table:table-cell office:value-type="float" office:value="0">
            <text:p>0</text:p>
          </table:table-cell>
          <table:table-cell office:value-type="float" office:value="168591">
            <text:p>168591</text:p>
          </table:table-cell>
          <table:table-cell office:value-type="float" office:value="224051">
            <text:p>224051</text:p>
          </table:table-cell>
          <table:table-cell office:value-type="float" office:value="46127">
            <text:p>46127</text:p>
          </table:table-cell>
          <table:table-cell office:value-type="float" office:value="102.138">
            <text:p>102.138</text:p>
          </table:table-cell>
          <table:table-cell office:value-type="float" office:value="0">
            <text:p>0</text:p>
          </table:table-cell>
          <table:table-cell office:value-type="float" office:value="585351">
            <text:p>585351</text:p>
          </table:table-cell>
          <table:table-cell table:number-columns-repeated="2" office:value-type="float" office:value="663483">
            <text:p>663483</text:p>
          </table:table-cell>
          <table:table-cell office:value-type="float" office:value="148.574">
            <text:p>148.574</text:p>
          </table:table-cell>
          <table:table-cell office:value-type="float" office:value="0">
            <text:p>0</text:p>
          </table:table-cell>
          <table:table-cell office:value-type="float" office:value="875925">
            <text:p>875925</text:p>
          </table:table-cell>
          <table:table-cell office:value-type="float" office:value="2562678">
            <text:p>2562678</text:p>
          </table:table-cell>
          <table:table-cell office:value-type="float" office:value="0">
            <text:p>0</text:p>
          </table:table-cell>
          <table:table-cell office:value-type="float" office:value="77.26">
            <text:p>77.26</text:p>
          </table:table-cell>
          <table:table-cell office:value-type="float" office:value="0">
            <text:p>0</text:p>
          </table:table-cell>
          <table:table-cell office:value-type="float" office:value="500068">
            <text:p>500068</text:p>
          </table:table-cell>
          <table:table-cell office:value-type="float" office:value="564236">
            <text:p>564236</text:p>
          </table:table-cell>
          <table:table-cell office:value-type="float" office:value="560391">
            <text:p>560391</text:p>
          </table:table-cell>
          <table:table-cell office:value-type="float" office:value="16.0253">
            <text:p>16.0253</text:p>
          </table:table-cell>
          <table:table-cell office:value-type="float" office:value="0">
            <text:p>0</text:p>
          </table:table-cell>
          <table:table-cell office:value-type="float" office:value="134427">
            <text:p>134427</text:p>
          </table:table-cell>
          <table:table-cell table:style-name="cellBest" office:value-type="float" office:value="179295">
            <text:p>179295</text:p>
          </table:table-cell>
          <table:table-cell office:value-type="float" office:value="41917">
            <text:p>41917</text:p>
          </table:table-cell>
          <table:table-cell office:value-type="float" office:value="27.2173">
            <text:p>27.2173</text:p>
          </table:table-cell>
          <table:table-cell office:value-type="float" office:value="0">
            <text:p>0</text:p>
          </table:table-cell>
          <table:table-cell office:value-type="float" office:value="224614">
            <text:p>224614</text:p>
          </table:table-cell>
          <table:table-cell table:number-columns-repeated="2" office:value-type="float" office:value="227023">
            <text:p>227023</text:p>
          </table:table-cell>
          <table:table-cell office:value-type="float" office:value="564.529">
            <text:p>564.529</text:p>
          </table:table-cell>
          <table:table-cell office:value-type="float" office:value="0">
            <text:p>0</text:p>
          </table:table-cell>
          <table:table-cell table:style-name="cellWorst" office:value-type="float" office:value="2292852">
            <text:p>2292852</text:p>
          </table:table-cell>
          <table:table-cell office:value-type="float" office:value="2495076">
            <text:p>2495076</text:p>
          </table:table-cell>
          <table:table-cell office:value-type="float" office:value="2452159">
            <text:p>2452159</text:p>
          </table:table-cell>
          <table:table-cell office:value-type="float" office:value="49.1569">
            <text:p>49.1569</text:p>
          </table:table-cell>
          <table:table-cell office:value-type="float" office:value="0">
            <text:p>0</text:p>
          </table:table-cell>
          <table:table-cell office:value-type="float" office:value="271002">
            <text:p>271002</text:p>
          </table:table-cell>
          <table:table-cell office:value-type="float" office:value="353126">
            <text:p>353126</text:p>
          </table:table-cell>
          <table:table-cell office:value-type="float" office:value="58551">
            <text:p>5855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15312">
            <text:p>2215312</text:p>
          </table:table-cell>
          <table:table-cell table:number-columns-repeated="2" office:value-type="float" office:value="2242312">
            <text:p>2242312</text:p>
          </table:table-cell>
          <table:table-cell office:value-type="float" office:value="21.3147">
            <text:p>21.3147</text:p>
          </table:table-cell>
          <table:table-cell office:value-type="float" office:value="0">
            <text:p>0</text:p>
          </table:table-cell>
          <table:table-cell office:value-type="float" office:value="166451">
            <text:p>166451</text:p>
          </table:table-cell>
          <table:table-cell office:value-type="float" office:value="222058">
            <text:p>222058</text:p>
          </table:table-cell>
          <table:table-cell office:value-type="float" office:value="48558">
            <text:p>48558</text:p>
          </table:table-cell>
          <table:table-cell table:style-name="cellBest" office:value-type="float" office:value="15.2907">
            <text:p>15.2907</text:p>
          </table:table-cell>
          <table:table-cell office:value-type="float" office:value="0">
            <text:p>0</text:p>
          </table:table-cell>
          <table:table-cell table:style-name="cellBest" office:value-type="float" office:value="119966">
            <text:p>119966</text:p>
          </table:table-cell>
          <table:table-cell office:value-type="float" office:value="189433">
            <text:p>189433</text:p>
          </table:table-cell>
          <table:table-cell office:value-type="float" office:value="89350">
            <text:p>89350</text:p>
          </table:table-cell>
          <table:table-cell office:value-type="float" office:value="21.9374">
            <text:p>21.9374</text:p>
          </table:table-cell>
          <table:table-cell office:value-type="float" office:value="0">
            <text:p>0</text:p>
          </table:table-cell>
          <table:table-cell office:value-type="float" office:value="174001">
            <text:p>174001</text:p>
          </table:table-cell>
          <table:table-cell office:value-type="float" office:value="229444">
            <text:p>229444</text:p>
          </table:table-cell>
          <table:table-cell office:value-type="float" office:value="99864">
            <text:p>99864</text:p>
          </table:table-cell>
          <table:table-cell office:value-type="float" office:value="60.7876">
            <text:p>60.7876</text:p>
          </table:table-cell>
          <table:table-cell office:value-type="float" office:value="0">
            <text:p>0</text:p>
          </table:table-cell>
          <table:table-cell office:value-type="float" office:value="382204">
            <text:p>382204</text:p>
          </table:table-cell>
          <table:table-cell office:value-type="float" office:value="506828">
            <text:p>506828</text:p>
          </table:table-cell>
          <table:table-cell office:value-type="float" office:value="468792">
            <text:p>468792</text:p>
          </table:table-cell>
          <table:table-cell office:value-type="float" office:value="106.65">
            <text:p>106.65</text:p>
          </table:table-cell>
          <table:table-cell office:value-type="float" office:value="0">
            <text:p>0</text:p>
          </table:table-cell>
          <table:table-cell office:value-type="float" office:value="718150">
            <text:p>718150</text:p>
          </table:table-cell>
          <table:table-cell office:value-type="float" office:value="954392">
            <text:p>954392</text:p>
          </table:table-cell>
          <table:table-cell office:value-type="float" office:value="935494">
            <text:p>935494</text:p>
          </table:table-cell>
          <table:table-cell office:value-type="float" office:value="143.953">
            <text:p>143.953</text:p>
          </table:table-cell>
          <table:table-cell office:value-type="float" office:value="0">
            <text:p>0</text:p>
          </table:table-cell>
          <table:table-cell office:value-type="float" office:value="895842">
            <text:p>895842</text:p>
          </table:table-cell>
          <table:table-cell office:value-type="float" office:value="1182523">
            <text:p>1182523</text:p>
          </table:table-cell>
          <table:table-cell office:value-type="float" office:value="1171838">
            <text:p>1171838</text:p>
          </table:table-cell>
          <table:table-cell office:value-type="float" office:value="79.9707">
            <text:p>79.9707</text:p>
          </table:table-cell>
          <table:table-cell office:value-type="float" office:value="0">
            <text:p>0</text:p>
          </table:table-cell>
          <table:table-cell office:value-type="float" office:value="596621">
            <text:p>596621</text:p>
          </table:table-cell>
          <table:table-cell office:value-type="float" office:value="791974">
            <text:p>791974</text:p>
          </table:table-cell>
          <table:table-cell office:value-type="float" office:value="785101">
            <text:p>785101</text:p>
          </table:table-cell>
          <table:table-cell office:value-type="float" office:value="16.7857">
            <text:p>16.7857</text:p>
          </table:table-cell>
          <table:table-cell office:value-type="float" office:value="0">
            <text:p>0</text:p>
          </table:table-cell>
          <table:table-cell office:value-type="float" office:value="138067">
            <text:p>138067</text:p>
          </table:table-cell>
          <table:table-cell office:value-type="float" office:value="186106">
            <text:p>186106</text:p>
          </table:table-cell>
          <table:table-cell office:value-type="float" office:value="85030">
            <text:p>85030</text:p>
          </table:table-cell>
          <table:table-cell office:value-type="float" office:value="23.6673">
            <text:p>23.6673</text:p>
          </table:table-cell>
          <table:table-cell office:value-type="float" office:value="0">
            <text:p>0</text:p>
          </table:table-cell>
          <table:table-cell office:value-type="float" office:value="193553">
            <text:p>193553</text:p>
          </table:table-cell>
          <table:table-cell office:value-type="float" office:value="257519">
            <text:p>257519</text:p>
          </table:table-cell>
          <table:table-cell office:value-type="float" office:value="116578">
            <text:p>116578</text:p>
          </table:table-cell>
          <table:table-cell office:value-type="float" office:value="35.1257">
            <text:p>35.1257</text:p>
          </table:table-cell>
          <table:table-cell office:value-type="float" office:value="0">
            <text:p>0</text:p>
          </table:table-cell>
          <table:table-cell office:value-type="float" office:value="241650">
            <text:p>241650</text:p>
          </table:table-cell>
          <table:table-cell office:value-type="float" office:value="315775">
            <text:p>315775</text:p>
          </table:table-cell>
          <table:table-cell office:value-type="float" office:value="143555">
            <text:p>143555</text:p>
          </table:table-cell>
          <table:table-cell office:value-type="float" office:value="25.7178">
            <text:p>25.7178</text:p>
          </table:table-cell>
          <table:table-cell office:value-type="float" office:value="0">
            <text:p>0</text:p>
          </table:table-cell>
          <table:table-cell office:value-type="float" office:value="208771">
            <text:p>208771</text:p>
          </table:table-cell>
          <table:table-cell office:value-type="float" office:value="276888">
            <text:p>276888</text:p>
          </table:table-cell>
          <table:table-cell office:value-type="float" office:value="125496">
            <text:p>125496</text:p>
          </table:table-cell>
          <table:table-cell office:value-type="float" office:value="259.128">
            <text:p>259.128</text:p>
          </table:table-cell>
          <table:table-cell office:value-type="float" office:value="0">
            <text:p>0</text:p>
          </table:table-cell>
          <table:table-cell office:value-type="float" office:value="1630056">
            <text:p>1630056</text:p>
          </table:table-cell>
          <table:table-cell table:number-columns-repeated="2" office:value-type="float" office:value="2162822">
            <text:p>2162822</text:p>
          </table:table-cell>
          <table:table-cell office:value-type="float" office:value="31.0649">
            <text:p>31.0649</text:p>
          </table:table-cell>
          <table:table-cell office:value-type="float" office:value="0">
            <text:p>0</text:p>
          </table:table-cell>
          <table:table-cell office:value-type="float" office:value="204209">
            <text:p>204209</text:p>
          </table:table-cell>
          <table:table-cell office:value-type="float" office:value="254927">
            <text:p>254927</text:p>
          </table:table-cell>
          <table:table-cell office:value-type="float" office:value="0">
            <text:p>0</text:p>
          </table:table-cell>
          <table:table-cell office:value-type="float" office:value="420.784">
            <text:p>420.784</text:p>
          </table:table-cell>
          <table:table-cell office:value-type="float" office:value="0">
            <text:p>0</text:p>
          </table:table-cell>
          <table:table-cell office:value-type="float" office:value="2258308">
            <text:p>2258308</text:p>
          </table:table-cell>
          <table:table-cell table:style-name="cellWorst" office:value-type="float" office:value="2749736">
            <text:p>2749736</text:p>
          </table:table-cell>
          <table:table-cell table:style-name="cellWorst" office:value-type="float" office:value="2730680">
            <text:p>2730680</text:p>
          </table:table-cell>
          <table:table-cell office:value-type="float" office:value="22.2232">
            <text:p>22.2232</text:p>
          </table:table-cell>
          <table:table-cell office:value-type="float" office:value="0">
            <text:p>0</text:p>
          </table:table-cell>
          <table:table-cell office:value-type="float" office:value="168590">
            <text:p>168590</text:p>
          </table:table-cell>
          <table:table-cell office:value-type="float" office:value="226339">
            <text:p>226339</text:p>
          </table:table-cell>
          <table:table-cell office:value-type="float" office:value="92512">
            <text:p>92512</text:p>
          </table:table-cell>
          <table:table-cell office:value-type="float" office:value="25.9648">
            <text:p>25.9648</text:p>
          </table:table-cell>
          <table:table-cell office:value-type="float" office:value="0">
            <text:p>0</text:p>
          </table:table-cell>
          <table:table-cell office:value-type="float" office:value="212421">
            <text:p>212421</text:p>
          </table:table-cell>
          <table:table-cell table:number-columns-repeated="2" office:value-type="float" office:value="257691">
            <text:p>257691</text:p>
          </table:table-cell>
          <table:table-cell office:value-type="float" office:value="168.996">
            <text:p>168.996</text:p>
          </table:table-cell>
          <table:table-cell office:value-type="float" office:value="0">
            <text:p>0</text:p>
          </table:table-cell>
          <table:table-cell office:value-type="float" office:value="1002276">
            <text:p>1002276</text:p>
          </table:table-cell>
          <table:table-cell office:value-type="float" office:value="1186287">
            <text:p>1186287</text:p>
          </table:table-cell>
          <table:table-cell office:value-type="float" office:value="1174494">
            <text:p>1174494</text:p>
          </table:table-cell>
          <table:table-cell office:value-type="float" office:value="25.6859">
            <text:p>25.6859</text:p>
          </table:table-cell>
          <table:table-cell office:value-type="float" office:value="0">
            <text:p>0</text:p>
          </table:table-cell>
          <table:table-cell office:value-type="float" office:value="191729">
            <text:p>191729</text:p>
          </table:table-cell>
          <table:table-cell office:value-type="float" office:value="250243">
            <text:p>250243</text:p>
          </table:table-cell>
          <table:table-cell office:value-type="float" office:value="111976">
            <text:p>11197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44063">
            <text:p>2044063</text:p>
          </table:table-cell>
          <table:table-cell table:number-columns-repeated="2" office:value-type="float" office:value="2094332">
            <text:p>2094332</text:p>
          </table:table-cell>
          <table:table-cell table:formula="of:=MIN([.$B11];[.$F11];[.$K11];[.$P11];[.$U11];[.$Z11];[.$AE11];[.$AJ11];[.$AO11];[.$AT11];[.$AY11];[.$BD11];[.$BI11];[.$BN11];[.$BS11];[.$BX11];[.$CC11];[.$CH11];[.$CM11];[.$CR11];[.$CW11];[.$DB11];[.$DG11];[.$DL11];[.$DQ11];[.$DV11];[.$EA11];[.$EF11];[.$EK11];[.$EP11];[.$EU11];[.$EZ11];[.$FE11];[.$FJ11];[.$FO11];[.$FT11];[.$FY11];[.$GD11];[.$GI11];[.$GN11];[.$GS11])" office:value-type="float" office:value="15.2907">
            <text:p>15.2907</text:p>
          </table:table-cell>
          <table:table-cell table:formula="of:=MIN([.$C11];[.$G11];[.$L11];[.$Q11];[.$V11];[.$AA11];[.$AF11];[.$AK11];[.$AP11];[.$AU11];[.$AZ11];[.$BE11];[.$BJ11];[.$BO11];[.$BT11];[.$BY11];[.$CD11];[.$CI11];[.$CN11];[.$CS11];[.$CX11];[.$DC11];[.$DH11];[.$DM11];[.$DR11];[.$DW11];[.$EB11];[.$EG11];[.$EL11];[.$EQ11];[.$EV11];[.$FA11];[.$FF11];[.$FK11];[.$FP11];[.$FU11];[.$FZ11];[.$GE11];[.$GJ11];[.$GO11];[.$GT11])" office:value-type="float" office:value="0">
            <text:p>0</text:p>
          </table:table-cell>
          <table:table-cell table:formula="of:=MIN([.$D11];[.$H11];[.$M11];[.$R11];[.$W11];[.$AB11];[.$AG11];[.$AL11];[.$AQ11];[.$AV11];[.$BA11];[.$BF11];[.$BK11];[.$BP11];[.$BU11];[.$BZ11];[.$CE11];[.$CJ11];[.$CO11];[.$CT11];[.$CY11];[.$DD11];[.$DI11];[.$DN11];[.$DS11];[.$DX11];[.$EC11];[.$EH11];[.$EM11];[.$ER11];[.$EW11];[.$FB11];[.$FG11];[.$FL11];[.$FQ11];[.$FV11];[.$GA11];[.$GF11];[.$GK11];[.$GP11];[.$GU11])" office:value-type="float" office:value="119966">
            <text:p>119966</text:p>
          </table:table-cell>
          <table:table-cell table:formula="of:=MIN([.$E11];[.$I11];[.$N11];[.$S11];[.$X11];[.$AC11];[.$AH11];[.$AM11];[.$AR11];[.$AW11];[.$BB11];[.$BG11];[.$BL11];[.$BQ11];[.$BV11];[.$CA11];[.$CF11];[.$CK11];[.$CP11];[.$CU11];[.$CZ11];[.$DE11];[.$DJ11];[.$DO11];[.$DT11];[.$DY11];[.$ED11];[.$EI11];[.$EN11];[.$ES11];[.$EX11];[.$FC11];[.$FH11];[.$FM11];[.$FR11];[.$FW11];[.$GB11];[.$GG11];[.$GL11];[.$GQ11];[.$GV11])" office:value-type="float" office:value="179295">
            <text:p>179295</text:p>
          </table:table-cell>
          <table:table-cell table:formula="of:=MIN([.$J11];[.$O11];[.$T11];[.$Y11];[.$AD11];[.$AI11];[.$AN11];[.$AS11];[.$AX11];[.$BC11];[.$BH11];[.$BM11];[.$BR11];[.$BW11];[.$CB11];[.$CG11];[.$CL11];[.$CQ11];[.$CV11];[.$DA11];[.$DF11];[.$DK11];[.$DP11];[.$DU11];[.$DZ11];[.$EE11];[.$EJ11];[.$EO11];[.$ET11];[.$EY11];[.$FD11];[.$FI11];[.$FN11];[.$FS11];[.$FX11];[.$GC11];[.$GH11];[.$GM11];[.$GR11];[.$GW11])" office:value-type="float" office:value="0">
            <text:p>0</text:p>
          </table:table-cell>
          <table:table-cell table:formula="of:=MEDIAN([.$B11];[.$F11];[.$K11];[.$P11];[.$U11];[.$Z11];[.$AE11];[.$AJ11];[.$AO11];[.$AT11];[.$AY11];[.$BD11];[.$BI11];[.$BN11];[.$BS11];[.$BX11];[.$CC11];[.$CH11];[.$CM11];[.$CR11];[.$CW11];[.$DB11];[.$DG11];[.$DL11];[.$DQ11];[.$DV11];[.$EA11];[.$EF11];[.$EK11];[.$EP11];[.$EU11];[.$EZ11];[.$FE11];[.$FJ11];[.$FO11];[.$FT11];[.$FY11];[.$GD11];[.$GI11];[.$GN11];[.$GS11])" office:value-type="float" office:value="31.0649">
            <text:p>31.0649</text:p>
          </table:table-cell>
          <table:table-cell table:formula="of:=MEDIAN([.$C11];[.$G11];[.$L11];[.$Q11];[.$V11];[.$AA11];[.$AF11];[.$AK11];[.$AP11];[.$AU11];[.$AZ11];[.$BE11];[.$BJ11];[.$BO11];[.$BT11];[.$BY11];[.$CD11];[.$CI11];[.$CN11];[.$CS11];[.$CX11];[.$DC11];[.$DH11];[.$DM11];[.$DR11];[.$DW11];[.$EB11];[.$EG11];[.$EL11];[.$EQ11];[.$EV11];[.$FA11];[.$FF11];[.$FK11];[.$FP11];[.$FU11];[.$FZ11];[.$GE11];[.$GJ11];[.$GO11];[.$GT11])" office:value-type="float" office:value="0">
            <text:p>0</text:p>
          </table:table-cell>
          <table:table-cell table:formula="of:=MEDIAN([.$D11];[.$H11];[.$M11];[.$R11];[.$W11];[.$AB11];[.$AG11];[.$AL11];[.$AQ11];[.$AV11];[.$BA11];[.$BF11];[.$BK11];[.$BP11];[.$BU11];[.$BZ11];[.$CE11];[.$CJ11];[.$CO11];[.$CT11];[.$CY11];[.$DD11];[.$DI11];[.$DN11];[.$DS11];[.$DX11];[.$EC11];[.$EH11];[.$EM11];[.$ER11];[.$EW11];[.$FB11];[.$FG11];[.$FL11];[.$FQ11];[.$FV11];[.$GA11];[.$GF11];[.$GK11];[.$GP11];[.$GU11])" office:value-type="float" office:value="241650">
            <text:p>241650</text:p>
          </table:table-cell>
          <table:table-cell table:formula="of:=MEDIAN([.$E11];[.$I11];[.$N11];[.$S11];[.$X11];[.$AC11];[.$AH11];[.$AM11];[.$AR11];[.$AW11];[.$BB11];[.$BG11];[.$BL11];[.$BQ11];[.$BV11];[.$CA11];[.$CF11];[.$CK11];[.$CP11];[.$CU11];[.$CZ11];[.$DE11];[.$DJ11];[.$DO11];[.$DT11];[.$DY11];[.$ED11];[.$EI11];[.$EN11];[.$ES11];[.$EX11];[.$FC11];[.$FH11];[.$FM11];[.$FR11];[.$FW11];[.$GB11];[.$GG11];[.$GL11];[.$GQ11];[.$GV11])" office:value-type="float" office:value="315775">
            <text:p>315775</text:p>
          </table:table-cell>
          <table:table-cell table:formula="of:=MEDIAN([.$J11];[.$O11];[.$T11];[.$Y11];[.$AD11];[.$AI11];[.$AN11];[.$AS11];[.$AX11];[.$BC11];[.$BH11];[.$BM11];[.$BR11];[.$BW11];[.$CB11];[.$CG11];[.$CL11];[.$CQ11];[.$CV11];[.$DA11];[.$DF11];[.$DK11];[.$DP11];[.$DU11];[.$DZ11];[.$EE11];[.$EJ11];[.$EO11];[.$ET11];[.$EY11];[.$FD11];[.$FI11];[.$FN11];[.$FS11];[.$FX11];[.$GC11];[.$GH11];[.$GM11];[.$GR11];[.$GW11])" office:value-type="float" office:value="121037">
            <text:p>121037</text:p>
          </table:table-cell>
          <table:table-cell table:formula="of:=MAX([.$B11];[.$F11];[.$K11];[.$P11];[.$U11];[.$Z11];[.$AE11];[.$AJ11];[.$AO11];[.$AT11];[.$AY11];[.$BD11];[.$BI11];[.$BN11];[.$BS11];[.$BX11];[.$CC11];[.$CH11];[.$CM11];[.$CR11];[.$CW11];[.$DB11];[.$DG11];[.$DL11];[.$DQ11];[.$DV11];[.$EA11];[.$EF11];[.$EK11];[.$EP11];[.$EU11];[.$EZ11];[.$FE11];[.$FJ11];[.$FO11];[.$FT11];[.$FY11];[.$GD11];[.$GI11];[.$GN11];[.$GS11])" office:value-type="float" office:value="600">
            <text:p>600</text:p>
          </table:table-cell>
          <table:table-cell table:formula="of:=MAX([.$C11];[.$G11];[.$L11];[.$Q11];[.$V11];[.$AA11];[.$AF11];[.$AK11];[.$AP11];[.$AU11];[.$AZ11];[.$BE11];[.$BJ11];[.$BO11];[.$BT11];[.$BY11];[.$CD11];[.$CI11];[.$CN11];[.$CS11];[.$CX11];[.$DC11];[.$DH11];[.$DM11];[.$DR11];[.$DW11];[.$EB11];[.$EG11];[.$EL11];[.$EQ11];[.$EV11];[.$FA11];[.$FF11];[.$FK11];[.$FP11];[.$FU11];[.$FZ11];[.$GE11];[.$GJ11];[.$GO11];[.$GT11])" office:value-type="float" office:value="1">
            <text:p>1</text:p>
          </table:table-cell>
          <table:table-cell table:formula="of:=MAX([.$D11];[.$H11];[.$M11];[.$R11];[.$W11];[.$AB11];[.$AG11];[.$AL11];[.$AQ11];[.$AV11];[.$BA11];[.$BF11];[.$BK11];[.$BP11];[.$BU11];[.$BZ11];[.$CE11];[.$CJ11];[.$CO11];[.$CT11];[.$CY11];[.$DD11];[.$DI11];[.$DN11];[.$DS11];[.$DX11];[.$EC11];[.$EH11];[.$EM11];[.$ER11];[.$EW11];[.$FB11];[.$FG11];[.$FL11];[.$FQ11];[.$FV11];[.$GA11];[.$GF11];[.$GK11];[.$GP11];[.$GU11])" office:value-type="float" office:value="2292852">
            <text:p>2292852</text:p>
          </table:table-cell>
          <table:table-cell table:formula="of:=MAX([.$E11];[.$I11];[.$N11];[.$S11];[.$X11];[.$AC11];[.$AH11];[.$AM11];[.$AR11];[.$AW11];[.$BB11];[.$BG11];[.$BL11];[.$BQ11];[.$BV11];[.$CA11];[.$CF11];[.$CK11];[.$CP11];[.$CU11];[.$CZ11];[.$DE11];[.$DJ11];[.$DO11];[.$DT11];[.$DY11];[.$ED11];[.$EI11];[.$EN11];[.$ES11];[.$EX11];[.$FC11];[.$FH11];[.$FM11];[.$FR11];[.$FW11];[.$GB11];[.$GG11];[.$GL11];[.$GQ11];[.$GV11])" office:value-type="float" office:value="2749736">
            <text:p>2749736</text:p>
          </table:table-cell>
          <table:table-cell table:formula="of:=MAX([.$J11];[.$O11];[.$T11];[.$Y11];[.$AD11];[.$AI11];[.$AN11];[.$AS11];[.$AX11];[.$BC11];[.$BH11];[.$BM11];[.$BR11];[.$BW11];[.$CB11];[.$CG11];[.$CL11];[.$CQ11];[.$CV11];[.$DA11];[.$DF11];[.$DK11];[.$DP11];[.$DU11];[.$DZ11];[.$EE11];[.$EJ11];[.$EO11];[.$ET11];[.$EY11];[.$FD11];[.$FI11];[.$FN11];[.$FS11];[.$FX11];[.$GC11];[.$GH11];[.$GM11];[.$GR11];[.$GW11])" office:value-type="float" office:value="2730680">
            <text:p>2730680</text:p>
          </table:table-cell>
        </table:table-row>
        <table:table-row table:style-name="ro1">
          <table:table-cell office:value-type="string">
            <text:p>./handmade_soko010.lp</text:p>
          </table:table-cell>
          <table:table-cell office:value-type="float" office:value="7.17571">
            <text:p>7.17571</text:p>
          </table:table-cell>
          <table:table-cell office:value-type="float" office:value="0">
            <text:p>0</text:p>
          </table:table-cell>
          <table:table-cell office:value-type="float" office:value="63634">
            <text:p>63634</text:p>
          </table:table-cell>
          <table:table-cell office:value-type="float" office:value="85118">
            <text:p>85118</text:p>
          </table:table-cell>
          <table:table-cell office:value-type="float" office:value="7.33869">
            <text:p>7.33869</text:p>
          </table:table-cell>
          <table:table-cell office:value-type="float" office:value="0">
            <text:p>0</text:p>
          </table:table-cell>
          <table:table-cell office:value-type="float" office:value="63634">
            <text:p>63634</text:p>
          </table:table-cell>
          <table:table-cell office:value-type="float" office:value="85118">
            <text:p>85118</text:p>
          </table:table-cell>
          <table:table-cell office:value-type="float" office:value="0">
            <text:p>0</text:p>
          </table:table-cell>
          <table:table-cell office:value-type="float" office:value="7.96162">
            <text:p>7.96162</text:p>
          </table:table-cell>
          <table:table-cell office:value-type="float" office:value="0">
            <text:p>0</text:p>
          </table:table-cell>
          <table:table-cell office:value-type="float" office:value="63634">
            <text:p>63634</text:p>
          </table:table-cell>
          <table:table-cell office:value-type="float" office:value="85118">
            <text:p>85118</text:p>
          </table:table-cell>
          <table:table-cell office:value-type="float" office:value="0">
            <text:p>0</text:p>
          </table:table-cell>
          <table:table-cell office:value-type="float" office:value="7.26358">
            <text:p>7.26358</text:p>
          </table:table-cell>
          <table:table-cell office:value-type="float" office:value="0">
            <text:p>0</text:p>
          </table:table-cell>
          <table:table-cell office:value-type="float" office:value="63634">
            <text:p>63634</text:p>
          </table:table-cell>
          <table:table-cell office:value-type="float" office:value="85118">
            <text:p>85118</text:p>
          </table:table-cell>
          <table:table-cell office:value-type="float" office:value="19303">
            <text:p>19303</text:p>
          </table:table-cell>
          <table:table-cell office:value-type="float" office:value="6.8362">
            <text:p>6.8362</text:p>
          </table:table-cell>
          <table:table-cell office:value-type="float" office:value="0">
            <text:p>0</text:p>
          </table:table-cell>
          <table:table-cell office:value-type="float" office:value="67566">
            <text:p>67566</text:p>
          </table:table-cell>
          <table:table-cell office:value-type="float" office:value="114694">
            <text:p>114694</text:p>
          </table:table-cell>
          <table:table-cell office:value-type="float" office:value="40870">
            <text:p>40870</text:p>
          </table:table-cell>
          <table:table-cell office:value-type="float" office:value="6.51309">
            <text:p>6.51309</text:p>
          </table:table-cell>
          <table:table-cell office:value-type="float" office:value="0">
            <text:p>0</text:p>
          </table:table-cell>
          <table:table-cell office:value-type="float" office:value="57717">
            <text:p>57717</text:p>
          </table:table-cell>
          <table:table-cell office:value-type="float" office:value="78297">
            <text:p>78297</text:p>
          </table:table-cell>
          <table:table-cell office:value-type="float" office:value="18137">
            <text:p>18137</text:p>
          </table:table-cell>
          <table:table-cell office:value-type="float" office:value="2.14122">
            <text:p>2.14122</text:p>
          </table:table-cell>
          <table:table-cell office:value-type="float" office:value="0">
            <text:p>0</text:p>
          </table:table-cell>
          <table:table-cell office:value-type="float" office:value="22138">
            <text:p>22138</text:p>
          </table:table-cell>
          <table:table-cell office:value-type="float" office:value="28391">
            <text:p>28391</text:p>
          </table:table-cell>
          <table:table-cell office:value-type="float" office:value="24853">
            <text:p>24853</text:p>
          </table:table-cell>
          <table:table-cell office:value-type="float" office:value="1.98066">
            <text:p>1.98066</text:p>
          </table:table-cell>
          <table:table-cell office:value-type="float" office:value="0">
            <text:p>0</text:p>
          </table:table-cell>
          <table:table-cell office:value-type="float" office:value="16351">
            <text:p>16351</text:p>
          </table:table-cell>
          <table:table-cell office:value-type="float" office:value="20619">
            <text:p>20619</text:p>
          </table:table-cell>
          <table:table-cell office:value-type="float" office:value="19492">
            <text:p>19492</text:p>
          </table:table-cell>
          <table:table-cell office:value-type="float" office:value="2.77702">
            <text:p>2.77702</text:p>
          </table:table-cell>
          <table:table-cell office:value-type="float" office:value="0">
            <text:p>0</text:p>
          </table:table-cell>
          <table:table-cell office:value-type="float" office:value="27567">
            <text:p>27567</text:p>
          </table:table-cell>
          <table:table-cell office:value-type="float" office:value="34105">
            <text:p>34105</text:p>
          </table:table-cell>
          <table:table-cell office:value-type="float" office:value="32860">
            <text:p>32860</text:p>
          </table:table-cell>
          <table:table-cell office:value-type="float" office:value="2.65065">
            <text:p>2.65065</text:p>
          </table:table-cell>
          <table:table-cell office:value-type="float" office:value="0">
            <text:p>0</text:p>
          </table:table-cell>
          <table:table-cell office:value-type="float" office:value="20802">
            <text:p>20802</text:p>
          </table:table-cell>
          <table:table-cell office:value-type="float" office:value="26208">
            <text:p>26208</text:p>
          </table:table-cell>
          <table:table-cell office:value-type="float" office:value="25540">
            <text:p>25540</text:p>
          </table:table-cell>
          <table:table-cell office:value-type="float" office:value="2.10108">
            <text:p>2.10108</text:p>
          </table:table-cell>
          <table:table-cell office:value-type="float" office:value="0">
            <text:p>0</text:p>
          </table:table-cell>
          <table:table-cell office:value-type="float" office:value="21303">
            <text:p>21303</text:p>
          </table:table-cell>
          <table:table-cell office:value-type="float" office:value="31510">
            <text:p>31510</text:p>
          </table:table-cell>
          <table:table-cell office:value-type="float" office:value="11906">
            <text:p>11906</text:p>
          </table:table-cell>
          <table:table-cell office:value-type="float" office:value="6.31692">
            <text:p>6.31692</text:p>
          </table:table-cell>
          <table:table-cell office:value-type="float" office:value="0">
            <text:p>0</text:p>
          </table:table-cell>
          <table:table-cell office:value-type="float" office:value="60592">
            <text:p>60592</text:p>
          </table:table-cell>
          <table:table-cell office:value-type="float" office:value="80130">
            <text:p>80130</text:p>
          </table:table-cell>
          <table:table-cell office:value-type="float" office:value="22522">
            <text:p>22522</text:p>
          </table:table-cell>
          <table:table-cell office:value-type="float" office:value="5.2948">
            <text:p>5.2948</text:p>
          </table:table-cell>
          <table:table-cell office:value-type="float" office:value="0">
            <text:p>0</text:p>
          </table:table-cell>
          <table:table-cell office:value-type="float" office:value="46566">
            <text:p>46566</text:p>
          </table:table-cell>
          <table:table-cell office:value-type="float" office:value="62790">
            <text:p>62790</text:p>
          </table:table-cell>
          <table:table-cell office:value-type="float" office:value="16576">
            <text:p>16576</text:p>
          </table:table-cell>
          <table:table-cell office:value-type="float" office:value="2.68377">
            <text:p>2.68377</text:p>
          </table:table-cell>
          <table:table-cell office:value-type="float" office:value="0">
            <text:p>0</text:p>
          </table:table-cell>
          <table:table-cell office:value-type="float" office:value="24417">
            <text:p>24417</text:p>
          </table:table-cell>
          <table:table-cell office:value-type="float" office:value="36076">
            <text:p>36076</text:p>
          </table:table-cell>
          <table:table-cell office:value-type="float" office:value="13530">
            <text:p>13530</text:p>
          </table:table-cell>
          <table:table-cell office:value-type="float" office:value="3.49922">
            <text:p>3.49922</text:p>
          </table:table-cell>
          <table:table-cell office:value-type="float" office:value="0">
            <text:p>0</text:p>
          </table:table-cell>
          <table:table-cell office:value-type="float" office:value="32142">
            <text:p>32142</text:p>
          </table:table-cell>
          <table:table-cell table:number-columns-repeated="2" office:value-type="float" office:value="40075">
            <text:p>40075</text:p>
          </table:table-cell>
          <table:table-cell office:value-type="float" office:value="7.33348">
            <text:p>7.33348</text:p>
          </table:table-cell>
          <table:table-cell office:value-type="float" office:value="0">
            <text:p>0</text:p>
          </table:table-cell>
          <table:table-cell office:value-type="float" office:value="72632">
            <text:p>72632</text:p>
          </table:table-cell>
          <table:table-cell office:value-type="float" office:value="170663">
            <text:p>170663</text:p>
          </table:table-cell>
          <table:table-cell office:value-type="float" office:value="0">
            <text:p>0</text:p>
          </table:table-cell>
          <table:table-cell office:value-type="float" office:value="2.52009">
            <text:p>2.52009</text:p>
          </table:table-cell>
          <table:table-cell office:value-type="float" office:value="0">
            <text:p>0</text:p>
          </table:table-cell>
          <table:table-cell office:value-type="float" office:value="24588">
            <text:p>24588</text:p>
          </table:table-cell>
          <table:table-cell office:value-type="float" office:value="30027">
            <text:p>30027</text:p>
          </table:table-cell>
          <table:table-cell office:value-type="float" office:value="28928">
            <text:p>28928</text:p>
          </table:table-cell>
          <table:table-cell office:value-type="float" office:value="10.2899">
            <text:p>10.2899</text:p>
          </table:table-cell>
          <table:table-cell office:value-type="float" office:value="0">
            <text:p>0</text:p>
          </table:table-cell>
          <table:table-cell office:value-type="float" office:value="83813">
            <text:p>83813</text:p>
          </table:table-cell>
          <table:table-cell office:value-type="float" office:value="109051">
            <text:p>109051</text:p>
          </table:table-cell>
          <table:table-cell office:value-type="float" office:value="24427">
            <text:p>24427</text:p>
          </table:table-cell>
          <table:table-cell table:style-name="cellBest" office:value-type="float" office:value="0.200179">
            <text:p>0.200179</text:p>
          </table:table-cell>
          <table:table-cell office:value-type="float" office:value="0">
            <text:p>0</text:p>
          </table:table-cell>
          <table:table-cell table:style-name="cellBest" office:value-type="float" office:value="2022">
            <text:p>2022</text:p>
          </table:table-cell>
          <table:table-cell table:style-name="cellBest" office:value-type="float" office:value="2301">
            <text:p>2301</text:p>
          </table:table-cell>
          <table:table-cell office:value-type="float" office:value="2301">
            <text:p>2301</text:p>
          </table:table-cell>
          <table:table-cell office:value-type="float" office:value="14.551">
            <text:p>14.551</text:p>
          </table:table-cell>
          <table:table-cell office:value-type="float" office:value="0">
            <text:p>0</text:p>
          </table:table-cell>
          <table:table-cell office:value-type="float" office:value="119912">
            <text:p>119912</text:p>
          </table:table-cell>
          <table:table-cell office:value-type="float" office:value="137572">
            <text:p>137572</text:p>
          </table:table-cell>
          <table:table-cell office:value-type="float" office:value="130657">
            <text:p>130657</text:p>
          </table:table-cell>
          <table:table-cell office:value-type="float" office:value="3.36768">
            <text:p>3.36768</text:p>
          </table:table-cell>
          <table:table-cell office:value-type="float" office:value="0">
            <text:p>0</text:p>
          </table:table-cell>
          <table:table-cell office:value-type="float" office:value="30175">
            <text:p>30175</text:p>
          </table:table-cell>
          <table:table-cell office:value-type="float" office:value="42747">
            <text:p>42747</text:p>
          </table:table-cell>
          <table:table-cell office:value-type="float" office:value="11028">
            <text:p>1102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513451">
            <text:p>2513451</text:p>
          </table:table-cell>
          <table:table-cell table:number-columns-repeated="2" office:value-type="float" office:value="2550085">
            <text:p>2550085</text:p>
          </table:table-cell>
          <table:table-cell office:value-type="float" office:value="6.83809">
            <text:p>6.83809</text:p>
          </table:table-cell>
          <table:table-cell office:value-type="float" office:value="0">
            <text:p>0</text:p>
          </table:table-cell>
          <table:table-cell office:value-type="float" office:value="63634">
            <text:p>63634</text:p>
          </table:table-cell>
          <table:table-cell office:value-type="float" office:value="85118">
            <text:p>85118</text:p>
          </table:table-cell>
          <table:table-cell office:value-type="float" office:value="19303">
            <text:p>19303</text:p>
          </table:table-cell>
          <table:table-cell office:value-type="float" office:value="6.06566">
            <text:p>6.06566</text:p>
          </table:table-cell>
          <table:table-cell office:value-type="float" office:value="0">
            <text:p>0</text:p>
          </table:table-cell>
          <table:table-cell office:value-type="float" office:value="55589">
            <text:p>55589</text:p>
          </table:table-cell>
          <table:table-cell office:value-type="float" office:value="96483">
            <text:p>96483</text:p>
          </table:table-cell>
          <table:table-cell office:value-type="float" office:value="46979">
            <text:p>46979</text:p>
          </table:table-cell>
          <table:table-cell office:value-type="float" office:value="7.48994">
            <text:p>7.48994</text:p>
          </table:table-cell>
          <table:table-cell office:value-type="float" office:value="0">
            <text:p>0</text:p>
          </table:table-cell>
          <table:table-cell office:value-type="float" office:value="66666">
            <text:p>66666</text:p>
          </table:table-cell>
          <table:table-cell office:value-type="float" office:value="86071">
            <text:p>86071</text:p>
          </table:table-cell>
          <table:table-cell office:value-type="float" office:value="39704">
            <text:p>39704</text:p>
          </table:table-cell>
          <table:table-cell office:value-type="float" office:value="11.8013">
            <text:p>11.8013</text:p>
          </table:table-cell>
          <table:table-cell office:value-type="float" office:value="0">
            <text:p>0</text:p>
          </table:table-cell>
          <table:table-cell office:value-type="float" office:value="102658">
            <text:p>102658</text:p>
          </table:table-cell>
          <table:table-cell office:value-type="float" office:value="131116">
            <text:p>131116</text:p>
          </table:table-cell>
          <table:table-cell office:value-type="float" office:value="122891">
            <text:p>122891</text:p>
          </table:table-cell>
          <table:table-cell office:value-type="float" office:value="11.9033">
            <text:p>11.9033</text:p>
          </table:table-cell>
          <table:table-cell office:value-type="float" office:value="0">
            <text:p>0</text:p>
          </table:table-cell>
          <table:table-cell office:value-type="float" office:value="115133">
            <text:p>115133</text:p>
          </table:table-cell>
          <table:table-cell office:value-type="float" office:value="147757">
            <text:p>147757</text:p>
          </table:table-cell>
          <table:table-cell office:value-type="float" office:value="144504">
            <text:p>144504</text:p>
          </table:table-cell>
          <table:table-cell office:value-type="float" office:value="3.58349">
            <text:p>3.58349</text:p>
          </table:table-cell>
          <table:table-cell office:value-type="float" office:value="0">
            <text:p>0</text:p>
          </table:table-cell>
          <table:table-cell office:value-type="float" office:value="36790">
            <text:p>36790</text:p>
          </table:table-cell>
          <table:table-cell office:value-type="float" office:value="49862">
            <text:p>49862</text:p>
          </table:table-cell>
          <table:table-cell office:value-type="float" office:value="49093">
            <text:p>49093</text:p>
          </table:table-cell>
          <table:table-cell office:value-type="float" office:value="2.98085">
            <text:p>2.98085</text:p>
          </table:table-cell>
          <table:table-cell office:value-type="float" office:value="0">
            <text:p>0</text:p>
          </table:table-cell>
          <table:table-cell office:value-type="float" office:value="34791">
            <text:p>34791</text:p>
          </table:table-cell>
          <table:table-cell office:value-type="float" office:value="46359">
            <text:p>46359</text:p>
          </table:table-cell>
          <table:table-cell office:value-type="float" office:value="45641">
            <text:p>45641</text:p>
          </table:table-cell>
          <table:table-cell office:value-type="float" office:value="6.86051">
            <text:p>6.86051</text:p>
          </table:table-cell>
          <table:table-cell office:value-type="float" office:value="0">
            <text:p>0</text:p>
          </table:table-cell>
          <table:table-cell office:value-type="float" office:value="59328">
            <text:p>59328</text:p>
          </table:table-cell>
          <table:table-cell office:value-type="float" office:value="80343">
            <text:p>80343</text:p>
          </table:table-cell>
          <table:table-cell office:value-type="float" office:value="39448">
            <text:p>39448</text:p>
          </table:table-cell>
          <table:table-cell office:value-type="float" office:value="4.55393">
            <text:p>4.55393</text:p>
          </table:table-cell>
          <table:table-cell office:value-type="float" office:value="0">
            <text:p>0</text:p>
          </table:table-cell>
          <table:table-cell office:value-type="float" office:value="40054">
            <text:p>40054</text:p>
          </table:table-cell>
          <table:table-cell office:value-type="float" office:value="55250">
            <text:p>55250</text:p>
          </table:table-cell>
          <table:table-cell office:value-type="float" office:value="24158">
            <text:p>24158</text:p>
          </table:table-cell>
          <table:table-cell office:value-type="float" office:value="4.20646">
            <text:p>4.20646</text:p>
          </table:table-cell>
          <table:table-cell office:value-type="float" office:value="0">
            <text:p>0</text:p>
          </table:table-cell>
          <table:table-cell office:value-type="float" office:value="42292">
            <text:p>42292</text:p>
          </table:table-cell>
          <table:table-cell office:value-type="float" office:value="59657">
            <text:p>59657</text:p>
          </table:table-cell>
          <table:table-cell office:value-type="float" office:value="27261">
            <text:p>27261</text:p>
          </table:table-cell>
          <table:table-cell office:value-type="float" office:value="5.13157">
            <text:p>5.13157</text:p>
          </table:table-cell>
          <table:table-cell office:value-type="float" office:value="0">
            <text:p>0</text:p>
          </table:table-cell>
          <table:table-cell office:value-type="float" office:value="49094">
            <text:p>49094</text:p>
          </table:table-cell>
          <table:table-cell office:value-type="float" office:value="67376">
            <text:p>67376</text:p>
          </table:table-cell>
          <table:table-cell office:value-type="float" office:value="30040">
            <text:p>30040</text:p>
          </table:table-cell>
          <table:table-cell office:value-type="float" office:value="3.47719">
            <text:p>3.47719</text:p>
          </table:table-cell>
          <table:table-cell office:value-type="float" office:value="0">
            <text:p>0</text:p>
          </table:table-cell>
          <table:table-cell office:value-type="float" office:value="36115">
            <text:p>36115</text:p>
          </table:table-cell>
          <table:table-cell table:number-columns-repeated="2" office:value-type="float" office:value="48106">
            <text:p>48106</text:p>
          </table:table-cell>
          <table:table-cell office:value-type="float" office:value="4.08774">
            <text:p>4.08774</text:p>
          </table:table-cell>
          <table:table-cell office:value-type="float" office:value="0">
            <text:p>0</text:p>
          </table:table-cell>
          <table:table-cell office:value-type="float" office:value="32439">
            <text:p>32439</text:p>
          </table:table-cell>
          <table:table-cell office:value-type="float" office:value="48441">
            <text:p>48441</text:p>
          </table:table-cell>
          <table:table-cell office:value-type="float" office:value="0">
            <text:p>0</text:p>
          </table:table-cell>
          <table:table-cell office:value-type="float" office:value="1.81344">
            <text:p>1.81344</text:p>
          </table:table-cell>
          <table:table-cell office:value-type="float" office:value="0">
            <text:p>0</text:p>
          </table:table-cell>
          <table:table-cell office:value-type="float" office:value="19322">
            <text:p>19322</text:p>
          </table:table-cell>
          <table:table-cell office:value-type="float" office:value="25030">
            <text:p>25030</text:p>
          </table:table-cell>
          <table:table-cell office:value-type="float" office:value="24238">
            <text:p>24238</text:p>
          </table:table-cell>
          <table:table-cell office:value-type="float" office:value="3.62056">
            <text:p>3.62056</text:p>
          </table:table-cell>
          <table:table-cell office:value-type="float" office:value="0">
            <text:p>0</text:p>
          </table:table-cell>
          <table:table-cell office:value-type="float" office:value="33837">
            <text:p>33837</text:p>
          </table:table-cell>
          <table:table-cell office:value-type="float" office:value="47691">
            <text:p>47691</text:p>
          </table:table-cell>
          <table:table-cell office:value-type="float" office:value="20003">
            <text:p>20003</text:p>
          </table:table-cell>
          <table:table-cell office:value-type="float" office:value="0.709887">
            <text:p>0.709887</text:p>
          </table:table-cell>
          <table:table-cell office:value-type="float" office:value="0">
            <text:p>0</text:p>
          </table:table-cell>
          <table:table-cell office:value-type="float" office:value="8655">
            <text:p>8655</text:p>
          </table:table-cell>
          <table:table-cell table:number-columns-repeated="2" office:value-type="float" office:value="10344">
            <text:p>10344</text:p>
          </table:table-cell>
          <table:table-cell office:value-type="float" office:value="21.4952">
            <text:p>21.4952</text:p>
          </table:table-cell>
          <table:table-cell office:value-type="float" office:value="0">
            <text:p>0</text:p>
          </table:table-cell>
          <table:table-cell office:value-type="float" office:value="174179">
            <text:p>174179</text:p>
          </table:table-cell>
          <table:table-cell office:value-type="float" office:value="211712">
            <text:p>211712</text:p>
          </table:table-cell>
          <table:table-cell office:value-type="float" office:value="209392">
            <text:p>209392</text:p>
          </table:table-cell>
          <table:table-cell office:value-type="float" office:value="3.342">
            <text:p>3.342</text:p>
          </table:table-cell>
          <table:table-cell office:value-type="float" office:value="0">
            <text:p>0</text:p>
          </table:table-cell>
          <table:table-cell office:value-type="float" office:value="32950">
            <text:p>32950</text:p>
          </table:table-cell>
          <table:table-cell office:value-type="float" office:value="47050">
            <text:p>47050</text:p>
          </table:table-cell>
          <table:table-cell office:value-type="float" office:value="19094">
            <text:p>1909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2764958">
            <text:p>2764958</text:p>
          </table:table-cell>
          <table:table-cell table:style-name="cellWorst" office:value-type="float" office:value="2801993">
            <text:p>2801993</text:p>
          </table:table-cell>
          <table:table-cell table:style-name="cellWorst" office:value-type="float" office:value="2801993">
            <text:p>2801993</text:p>
          </table:table-cell>
          <table:table-cell table:formula="of:=MIN([.$B12];[.$F12];[.$K12];[.$P12];[.$U12];[.$Z12];[.$AE12];[.$AJ12];[.$AO12];[.$AT12];[.$AY12];[.$BD12];[.$BI12];[.$BN12];[.$BS12];[.$BX12];[.$CC12];[.$CH12];[.$CM12];[.$CR12];[.$CW12];[.$DB12];[.$DG12];[.$DL12];[.$DQ12];[.$DV12];[.$EA12];[.$EF12];[.$EK12];[.$EP12];[.$EU12];[.$EZ12];[.$FE12];[.$FJ12];[.$FO12];[.$FT12];[.$FY12];[.$GD12];[.$GI12];[.$GN12];[.$GS12])" office:value-type="float" office:value="0.200179">
            <text:p>0.200179</text:p>
          </table:table-cell>
          <table:table-cell table:formula="of:=MIN([.$C12];[.$G12];[.$L12];[.$Q12];[.$V12];[.$AA12];[.$AF12];[.$AK12];[.$AP12];[.$AU12];[.$AZ12];[.$BE12];[.$BJ12];[.$BO12];[.$BT12];[.$BY12];[.$CD12];[.$CI12];[.$CN12];[.$CS12];[.$CX12];[.$DC12];[.$DH12];[.$DM12];[.$DR12];[.$DW12];[.$EB12];[.$EG12];[.$EL12];[.$EQ12];[.$EV12];[.$FA12];[.$FF12];[.$FK12];[.$FP12];[.$FU12];[.$FZ12];[.$GE12];[.$GJ12];[.$GO12];[.$GT12])" office:value-type="float" office:value="0">
            <text:p>0</text:p>
          </table:table-cell>
          <table:table-cell table:formula="of:=MIN([.$D12];[.$H12];[.$M12];[.$R12];[.$W12];[.$AB12];[.$AG12];[.$AL12];[.$AQ12];[.$AV12];[.$BA12];[.$BF12];[.$BK12];[.$BP12];[.$BU12];[.$BZ12];[.$CE12];[.$CJ12];[.$CO12];[.$CT12];[.$CY12];[.$DD12];[.$DI12];[.$DN12];[.$DS12];[.$DX12];[.$EC12];[.$EH12];[.$EM12];[.$ER12];[.$EW12];[.$FB12];[.$FG12];[.$FL12];[.$FQ12];[.$FV12];[.$GA12];[.$GF12];[.$GK12];[.$GP12];[.$GU12])" office:value-type="float" office:value="2022">
            <text:p>2022</text:p>
          </table:table-cell>
          <table:table-cell table:formula="of:=MIN([.$E12];[.$I12];[.$N12];[.$S12];[.$X12];[.$AC12];[.$AH12];[.$AM12];[.$AR12];[.$AW12];[.$BB12];[.$BG12];[.$BL12];[.$BQ12];[.$BV12];[.$CA12];[.$CF12];[.$CK12];[.$CP12];[.$CU12];[.$CZ12];[.$DE12];[.$DJ12];[.$DO12];[.$DT12];[.$DY12];[.$ED12];[.$EI12];[.$EN12];[.$ES12];[.$EX12];[.$FC12];[.$FH12];[.$FM12];[.$FR12];[.$FW12];[.$GB12];[.$GG12];[.$GL12];[.$GQ12];[.$GV12])" office:value-type="float" office:value="2301">
            <text:p>2301</text:p>
          </table:table-cell>
          <table:table-cell table:formula="of:=MIN([.$J12];[.$O12];[.$T12];[.$Y12];[.$AD12];[.$AI12];[.$AN12];[.$AS12];[.$AX12];[.$BC12];[.$BH12];[.$BM12];[.$BR12];[.$BW12];[.$CB12];[.$CG12];[.$CL12];[.$CQ12];[.$CV12];[.$DA12];[.$DF12];[.$DK12];[.$DP12];[.$DU12];[.$DZ12];[.$EE12];[.$EJ12];[.$EO12];[.$ET12];[.$EY12];[.$FD12];[.$FI12];[.$FN12];[.$FS12];[.$FX12];[.$GC12];[.$GH12];[.$GM12];[.$GR12];[.$GW12])" office:value-type="float" office:value="0">
            <text:p>0</text:p>
          </table:table-cell>
          <table:table-cell table:formula="of:=MEDIAN([.$B12];[.$F12];[.$K12];[.$P12];[.$U12];[.$Z12];[.$AE12];[.$AJ12];[.$AO12];[.$AT12];[.$AY12];[.$BD12];[.$BI12];[.$BN12];[.$BS12];[.$BX12];[.$CC12];[.$CH12];[.$CM12];[.$CR12];[.$CW12];[.$DB12];[.$DG12];[.$DL12];[.$DQ12];[.$DV12];[.$EA12];[.$EF12];[.$EK12];[.$EP12];[.$EU12];[.$EZ12];[.$FE12];[.$FJ12];[.$FO12];[.$FT12];[.$FY12];[.$GD12];[.$GI12];[.$GN12];[.$GS12])" office:value-type="float" office:value="5.13157">
            <text:p>5.13157</text:p>
          </table:table-cell>
          <table:table-cell table:formula="of:=MEDIAN([.$C12];[.$G12];[.$L12];[.$Q12];[.$V12];[.$AA12];[.$AF12];[.$AK12];[.$AP12];[.$AU12];[.$AZ12];[.$BE12];[.$BJ12];[.$BO12];[.$BT12];[.$BY12];[.$CD12];[.$CI12];[.$CN12];[.$CS12];[.$CX12];[.$DC12];[.$DH12];[.$DM12];[.$DR12];[.$DW12];[.$EB12];[.$EG12];[.$EL12];[.$EQ12];[.$EV12];[.$FA12];[.$FF12];[.$FK12];[.$FP12];[.$FU12];[.$FZ12];[.$GE12];[.$GJ12];[.$GO12];[.$GT12])" office:value-type="float" office:value="0">
            <text:p>0</text:p>
          </table:table-cell>
          <table:table-cell table:formula="of:=MEDIAN([.$D12];[.$H12];[.$M12];[.$R12];[.$W12];[.$AB12];[.$AG12];[.$AL12];[.$AQ12];[.$AV12];[.$BA12];[.$BF12];[.$BK12];[.$BP12];[.$BU12];[.$BZ12];[.$CE12];[.$CJ12];[.$CO12];[.$CT12];[.$CY12];[.$DD12];[.$DI12];[.$DN12];[.$DS12];[.$DX12];[.$EC12];[.$EH12];[.$EM12];[.$ER12];[.$EW12];[.$FB12];[.$FG12];[.$FL12];[.$FQ12];[.$FV12];[.$GA12];[.$GF12];[.$GK12];[.$GP12];[.$GU12])" office:value-type="float" office:value="46566">
            <text:p>46566</text:p>
          </table:table-cell>
          <table:table-cell table:formula="of:=MEDIAN([.$E12];[.$I12];[.$N12];[.$S12];[.$X12];[.$AC12];[.$AH12];[.$AM12];[.$AR12];[.$AW12];[.$BB12];[.$BG12];[.$BL12];[.$BQ12];[.$BV12];[.$CA12];[.$CF12];[.$CK12];[.$CP12];[.$CU12];[.$CZ12];[.$DE12];[.$DJ12];[.$DO12];[.$DT12];[.$DY12];[.$ED12];[.$EI12];[.$EN12];[.$ES12];[.$EX12];[.$FC12];[.$FH12];[.$FM12];[.$FR12];[.$FW12];[.$GB12];[.$GG12];[.$GL12];[.$GQ12];[.$GV12])" office:value-type="float" office:value="62790">
            <text:p>62790</text:p>
          </table:table-cell>
          <table:table-cell table:formula="of:=MEDIAN([.$J12];[.$O12];[.$T12];[.$Y12];[.$AD12];[.$AI12];[.$AN12];[.$AS12];[.$AX12];[.$BC12];[.$BH12];[.$BM12];[.$BR12];[.$BW12];[.$CB12];[.$CG12];[.$CL12];[.$CQ12];[.$CV12];[.$DA12];[.$DF12];[.$DK12];[.$DP12];[.$DU12];[.$DZ12];[.$EE12];[.$EJ12];[.$EO12];[.$ET12];[.$EY12];[.$FD12];[.$FI12];[.$FN12];[.$FS12];[.$FX12];[.$GC12];[.$GH12];[.$GM12];[.$GR12];[.$GW12])" office:value-type="float" office:value="24640">
            <text:p>24640</text:p>
          </table:table-cell>
          <table:table-cell table:formula="of:=MAX([.$B12];[.$F12];[.$K12];[.$P12];[.$U12];[.$Z12];[.$AE12];[.$AJ12];[.$AO12];[.$AT12];[.$AY12];[.$BD12];[.$BI12];[.$BN12];[.$BS12];[.$BX12];[.$CC12];[.$CH12];[.$CM12];[.$CR12];[.$CW12];[.$DB12];[.$DG12];[.$DL12];[.$DQ12];[.$DV12];[.$EA12];[.$EF12];[.$EK12];[.$EP12];[.$EU12];[.$EZ12];[.$FE12];[.$FJ12];[.$FO12];[.$FT12];[.$FY12];[.$GD12];[.$GI12];[.$GN12];[.$GS12])" office:value-type="float" office:value="600">
            <text:p>600</text:p>
          </table:table-cell>
          <table:table-cell table:formula="of:=MAX([.$C12];[.$G12];[.$L12];[.$Q12];[.$V12];[.$AA12];[.$AF12];[.$AK12];[.$AP12];[.$AU12];[.$AZ12];[.$BE12];[.$BJ12];[.$BO12];[.$BT12];[.$BY12];[.$CD12];[.$CI12];[.$CN12];[.$CS12];[.$CX12];[.$DC12];[.$DH12];[.$DM12];[.$DR12];[.$DW12];[.$EB12];[.$EG12];[.$EL12];[.$EQ12];[.$EV12];[.$FA12];[.$FF12];[.$FK12];[.$FP12];[.$FU12];[.$FZ12];[.$GE12];[.$GJ12];[.$GO12];[.$GT12])" office:value-type="float" office:value="1">
            <text:p>1</text:p>
          </table:table-cell>
          <table:table-cell table:formula="of:=MAX([.$D12];[.$H12];[.$M12];[.$R12];[.$W12];[.$AB12];[.$AG12];[.$AL12];[.$AQ12];[.$AV12];[.$BA12];[.$BF12];[.$BK12];[.$BP12];[.$BU12];[.$BZ12];[.$CE12];[.$CJ12];[.$CO12];[.$CT12];[.$CY12];[.$DD12];[.$DI12];[.$DN12];[.$DS12];[.$DX12];[.$EC12];[.$EH12];[.$EM12];[.$ER12];[.$EW12];[.$FB12];[.$FG12];[.$FL12];[.$FQ12];[.$FV12];[.$GA12];[.$GF12];[.$GK12];[.$GP12];[.$GU12])" office:value-type="float" office:value="2764958">
            <text:p>2764958</text:p>
          </table:table-cell>
          <table:table-cell table:formula="of:=MAX([.$E12];[.$I12];[.$N12];[.$S12];[.$X12];[.$AC12];[.$AH12];[.$AM12];[.$AR12];[.$AW12];[.$BB12];[.$BG12];[.$BL12];[.$BQ12];[.$BV12];[.$CA12];[.$CF12];[.$CK12];[.$CP12];[.$CU12];[.$CZ12];[.$DE12];[.$DJ12];[.$DO12];[.$DT12];[.$DY12];[.$ED12];[.$EI12];[.$EN12];[.$ES12];[.$EX12];[.$FC12];[.$FH12];[.$FM12];[.$FR12];[.$FW12];[.$GB12];[.$GG12];[.$GL12];[.$GQ12];[.$GV12])" office:value-type="float" office:value="2801993">
            <text:p>2801993</text:p>
          </table:table-cell>
          <table:table-cell table:formula="of:=MAX([.$J12];[.$O12];[.$T12];[.$Y12];[.$AD12];[.$AI12];[.$AN12];[.$AS12];[.$AX12];[.$BC12];[.$BH12];[.$BM12];[.$BR12];[.$BW12];[.$CB12];[.$CG12];[.$CL12];[.$CQ12];[.$CV12];[.$DA12];[.$DF12];[.$DK12];[.$DP12];[.$DU12];[.$DZ12];[.$EE12];[.$EJ12];[.$EO12];[.$ET12];[.$EY12];[.$FD12];[.$FI12];[.$FN12];[.$FS12];[.$FX12];[.$GC12];[.$GH12];[.$GM12];[.$GR12];[.$GW12])" office:value-type="float" office:value="2801993">
            <text:p>2801993</text:p>
          </table:table-cell>
        </table:table-row>
        <table:table-row table:style-name="ro1">
          <table:table-cell office:value-type="string">
            <text:p>./handmade_soko011.lp</text:p>
          </table:table-cell>
          <table:table-cell office:value-type="float" office:value="1.62618">
            <text:p>1.62618</text:p>
          </table:table-cell>
          <table:table-cell office:value-type="float" office:value="0">
            <text:p>0</text:p>
          </table:table-cell>
          <table:table-cell office:value-type="float" office:value="15293">
            <text:p>15293</text:p>
          </table:table-cell>
          <table:table-cell office:value-type="float" office:value="22252">
            <text:p>22252</text:p>
          </table:table-cell>
          <table:table-cell office:value-type="float" office:value="1.51987">
            <text:p>1.51987</text:p>
          </table:table-cell>
          <table:table-cell office:value-type="float" office:value="0">
            <text:p>0</text:p>
          </table:table-cell>
          <table:table-cell office:value-type="float" office:value="15293">
            <text:p>15293</text:p>
          </table:table-cell>
          <table:table-cell office:value-type="float" office:value="22252">
            <text:p>22252</text:p>
          </table:table-cell>
          <table:table-cell office:value-type="float" office:value="0">
            <text:p>0</text:p>
          </table:table-cell>
          <table:table-cell office:value-type="float" office:value="1.53495">
            <text:p>1.53495</text:p>
          </table:table-cell>
          <table:table-cell office:value-type="float" office:value="0">
            <text:p>0</text:p>
          </table:table-cell>
          <table:table-cell office:value-type="float" office:value="15293">
            <text:p>15293</text:p>
          </table:table-cell>
          <table:table-cell office:value-type="float" office:value="22252">
            <text:p>22252</text:p>
          </table:table-cell>
          <table:table-cell office:value-type="float" office:value="0">
            <text:p>0</text:p>
          </table:table-cell>
          <table:table-cell office:value-type="float" office:value="1.54083">
            <text:p>1.54083</text:p>
          </table:table-cell>
          <table:table-cell office:value-type="float" office:value="0">
            <text:p>0</text:p>
          </table:table-cell>
          <table:table-cell office:value-type="float" office:value="15293">
            <text:p>15293</text:p>
          </table:table-cell>
          <table:table-cell office:value-type="float" office:value="22252">
            <text:p>22252</text:p>
          </table:table-cell>
          <table:table-cell office:value-type="float" office:value="4923">
            <text:p>4923</text:p>
          </table:table-cell>
          <table:table-cell office:value-type="float" office:value="1.2815">
            <text:p>1.2815</text:p>
          </table:table-cell>
          <table:table-cell office:value-type="float" office:value="0">
            <text:p>0</text:p>
          </table:table-cell>
          <table:table-cell office:value-type="float" office:value="15273">
            <text:p>15273</text:p>
          </table:table-cell>
          <table:table-cell office:value-type="float" office:value="28461">
            <text:p>28461</text:p>
          </table:table-cell>
          <table:table-cell office:value-type="float" office:value="10160">
            <text:p>10160</text:p>
          </table:table-cell>
          <table:table-cell office:value-type="float" office:value="2.86751">
            <text:p>2.86751</text:p>
          </table:table-cell>
          <table:table-cell office:value-type="float" office:value="0">
            <text:p>0</text:p>
          </table:table-cell>
          <table:table-cell office:value-type="float" office:value="31360">
            <text:p>31360</text:p>
          </table:table-cell>
          <table:table-cell office:value-type="float" office:value="42114">
            <text:p>42114</text:p>
          </table:table-cell>
          <table:table-cell office:value-type="float" office:value="8690">
            <text:p>8690</text:p>
          </table:table-cell>
          <table:table-cell office:value-type="float" office:value="1.65698">
            <text:p>1.65698</text:p>
          </table:table-cell>
          <table:table-cell office:value-type="float" office:value="0">
            <text:p>0</text:p>
          </table:table-cell>
          <table:table-cell office:value-type="float" office:value="17526">
            <text:p>17526</text:p>
          </table:table-cell>
          <table:table-cell office:value-type="float" office:value="22106">
            <text:p>22106</text:p>
          </table:table-cell>
          <table:table-cell office:value-type="float" office:value="18920">
            <text:p>18920</text:p>
          </table:table-cell>
          <table:table-cell office:value-type="float" office:value="2.77299">
            <text:p>2.77299</text:p>
          </table:table-cell>
          <table:table-cell office:value-type="float" office:value="0">
            <text:p>0</text:p>
          </table:table-cell>
          <table:table-cell office:value-type="float" office:value="26797">
            <text:p>26797</text:p>
          </table:table-cell>
          <table:table-cell office:value-type="float" office:value="32052">
            <text:p>32052</text:p>
          </table:table-cell>
          <table:table-cell office:value-type="float" office:value="30962">
            <text:p>30962</text:p>
          </table:table-cell>
          <table:table-cell office:value-type="float" office:value="2.6057">
            <text:p>2.6057</text:p>
          </table:table-cell>
          <table:table-cell office:value-type="float" office:value="0">
            <text:p>0</text:p>
          </table:table-cell>
          <table:table-cell office:value-type="float" office:value="21396">
            <text:p>21396</text:p>
          </table:table-cell>
          <table:table-cell office:value-type="float" office:value="25859">
            <text:p>25859</text:p>
          </table:table-cell>
          <table:table-cell office:value-type="float" office:value="25192">
            <text:p>25192</text:p>
          </table:table-cell>
          <table:table-cell office:value-type="float" office:value="1.16149">
            <text:p>1.16149</text:p>
          </table:table-cell>
          <table:table-cell office:value-type="float" office:value="0">
            <text:p>0</text:p>
          </table:table-cell>
          <table:table-cell office:value-type="float" office:value="12521">
            <text:p>12521</text:p>
          </table:table-cell>
          <table:table-cell office:value-type="float" office:value="16493">
            <text:p>16493</text:p>
          </table:table-cell>
          <table:table-cell office:value-type="float" office:value="15976">
            <text:p>15976</text:p>
          </table:table-cell>
          <table:table-cell office:value-type="float" office:value="2.39783">
            <text:p>2.39783</text:p>
          </table:table-cell>
          <table:table-cell office:value-type="float" office:value="0">
            <text:p>0</text:p>
          </table:table-cell>
          <table:table-cell office:value-type="float" office:value="27415">
            <text:p>27415</text:p>
          </table:table-cell>
          <table:table-cell office:value-type="float" office:value="37778">
            <text:p>37778</text:p>
          </table:table-cell>
          <table:table-cell office:value-type="float" office:value="8094">
            <text:p>8094</text:p>
          </table:table-cell>
          <table:table-cell office:value-type="float" office:value="1.65687">
            <text:p>1.65687</text:p>
          </table:table-cell>
          <table:table-cell office:value-type="float" office:value="0">
            <text:p>0</text:p>
          </table:table-cell>
          <table:table-cell office:value-type="float" office:value="17380">
            <text:p>17380</text:p>
          </table:table-cell>
          <table:table-cell office:value-type="float" office:value="25041">
            <text:p>25041</text:p>
          </table:table-cell>
          <table:table-cell office:value-type="float" office:value="6604">
            <text:p>6604</text:p>
          </table:table-cell>
          <table:table-cell office:value-type="float" office:value="2.68999">
            <text:p>2.68999</text:p>
          </table:table-cell>
          <table:table-cell office:value-type="float" office:value="0">
            <text:p>0</text:p>
          </table:table-cell>
          <table:table-cell office:value-type="float" office:value="32820">
            <text:p>32820</text:p>
          </table:table-cell>
          <table:table-cell office:value-type="float" office:value="44532">
            <text:p>44532</text:p>
          </table:table-cell>
          <table:table-cell office:value-type="float" office:value="9897">
            <text:p>9897</text:p>
          </table:table-cell>
          <table:table-cell office:value-type="float" office:value="1.92794">
            <text:p>1.92794</text:p>
          </table:table-cell>
          <table:table-cell office:value-type="float" office:value="0">
            <text:p>0</text:p>
          </table:table-cell>
          <table:table-cell office:value-type="float" office:value="20348">
            <text:p>20348</text:p>
          </table:table-cell>
          <table:table-cell office:value-type="float" office:value="28732">
            <text:p>28732</text:p>
          </table:table-cell>
          <table:table-cell office:value-type="float" office:value="6481">
            <text:p>6481</text:p>
          </table:table-cell>
          <table:table-cell office:value-type="float" office:value="3.26779">
            <text:p>3.26779</text:p>
          </table:table-cell>
          <table:table-cell office:value-type="float" office:value="0">
            <text:p>0</text:p>
          </table:table-cell>
          <table:table-cell office:value-type="float" office:value="28851">
            <text:p>28851</text:p>
          </table:table-cell>
          <table:table-cell table:number-columns-repeated="2" office:value-type="float" office:value="34852">
            <text:p>34852</text:p>
          </table:table-cell>
          <table:table-cell office:value-type="float" office:value="0.972807">
            <text:p>0.972807</text:p>
          </table:table-cell>
          <table:table-cell office:value-type="float" office:value="0">
            <text:p>0</text:p>
          </table:table-cell>
          <table:table-cell office:value-type="float" office:value="12679">
            <text:p>12679</text:p>
          </table:table-cell>
          <table:table-cell office:value-type="float" office:value="23099">
            <text:p>23099</text:p>
          </table:table-cell>
          <table:table-cell office:value-type="float" office:value="0">
            <text:p>0</text:p>
          </table:table-cell>
          <table:table-cell office:value-type="float" office:value="0.871734">
            <text:p>0.871734</text:p>
          </table:table-cell>
          <table:table-cell office:value-type="float" office:value="0">
            <text:p>0</text:p>
          </table:table-cell>
          <table:table-cell office:value-type="float" office:value="10168">
            <text:p>10168</text:p>
          </table:table-cell>
          <table:table-cell office:value-type="float" office:value="12900">
            <text:p>12900</text:p>
          </table:table-cell>
          <table:table-cell office:value-type="float" office:value="11922">
            <text:p>11922</text:p>
          </table:table-cell>
          <table:table-cell office:value-type="float" office:value="1.1329">
            <text:p>1.1329</text:p>
          </table:table-cell>
          <table:table-cell office:value-type="float" office:value="0">
            <text:p>0</text:p>
          </table:table-cell>
          <table:table-cell office:value-type="float" office:value="9934">
            <text:p>9934</text:p>
          </table:table-cell>
          <table:table-cell office:value-type="float" office:value="14965">
            <text:p>14965</text:p>
          </table:table-cell>
          <table:table-cell office:value-type="float" office:value="3695">
            <text:p>3695</text:p>
          </table:table-cell>
          <table:table-cell table:style-name="cellBest" office:value-type="float" office:value="0.199047">
            <text:p>0.199047</text:p>
          </table:table-cell>
          <table:table-cell office:value-type="float" office:value="0">
            <text:p>0</text:p>
          </table:table-cell>
          <table:table-cell office:value-type="float" office:value="2547">
            <text:p>2547</text:p>
          </table:table-cell>
          <table:table-cell table:style-name="cellBest" office:value-type="float" office:value="2784">
            <text:p>2784</text:p>
          </table:table-cell>
          <table:table-cell office:value-type="float" office:value="2784">
            <text:p>2784</text:p>
          </table:table-cell>
          <table:table-cell office:value-type="float" office:value="6.68326">
            <text:p>6.68326</text:p>
          </table:table-cell>
          <table:table-cell office:value-type="float" office:value="0">
            <text:p>0</text:p>
          </table:table-cell>
          <table:table-cell office:value-type="float" office:value="68946">
            <text:p>68946</text:p>
          </table:table-cell>
          <table:table-cell office:value-type="float" office:value="80219">
            <text:p>80219</text:p>
          </table:table-cell>
          <table:table-cell office:value-type="float" office:value="77309">
            <text:p>77309</text:p>
          </table:table-cell>
          <table:table-cell office:value-type="float" office:value="2.15697">
            <text:p>2.15697</text:p>
          </table:table-cell>
          <table:table-cell office:value-type="float" office:value="0">
            <text:p>0</text:p>
          </table:table-cell>
          <table:table-cell office:value-type="float" office:value="23171">
            <text:p>23171</text:p>
          </table:table-cell>
          <table:table-cell office:value-type="float" office:value="31927">
            <text:p>31927</text:p>
          </table:table-cell>
          <table:table-cell office:value-type="float" office:value="7072">
            <text:p>707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3467094">
            <text:p>3467094</text:p>
          </table:table-cell>
          <table:table-cell table:style-name="cellWorst" office:value-type="float" office:value="3504112">
            <text:p>3504112</text:p>
          </table:table-cell>
          <table:table-cell table:style-name="cellWorst" office:value-type="float" office:value="3504112">
            <text:p>3504112</text:p>
          </table:table-cell>
          <table:table-cell office:value-type="float" office:value="1.42709">
            <text:p>1.42709</text:p>
          </table:table-cell>
          <table:table-cell office:value-type="float" office:value="0">
            <text:p>0</text:p>
          </table:table-cell>
          <table:table-cell office:value-type="float" office:value="15293">
            <text:p>15293</text:p>
          </table:table-cell>
          <table:table-cell office:value-type="float" office:value="22252">
            <text:p>22252</text:p>
          </table:table-cell>
          <table:table-cell office:value-type="float" office:value="4923">
            <text:p>4923</text:p>
          </table:table-cell>
          <table:table-cell office:value-type="float" office:value="0.368139">
            <text:p>0.368139</text:p>
          </table:table-cell>
          <table:table-cell office:value-type="float" office:value="0">
            <text:p>0</text:p>
          </table:table-cell>
          <table:table-cell office:value-type="float" office:value="4228">
            <text:p>4228</text:p>
          </table:table-cell>
          <table:table-cell office:value-type="float" office:value="8683">
            <text:p>8683</text:p>
          </table:table-cell>
          <table:table-cell office:value-type="float" office:value="4714">
            <text:p>4714</text:p>
          </table:table-cell>
          <table:table-cell office:value-type="float" office:value="3.75245">
            <text:p>3.75245</text:p>
          </table:table-cell>
          <table:table-cell office:value-type="float" office:value="0">
            <text:p>0</text:p>
          </table:table-cell>
          <table:table-cell office:value-type="float" office:value="40286">
            <text:p>40286</text:p>
          </table:table-cell>
          <table:table-cell office:value-type="float" office:value="54518">
            <text:p>54518</text:p>
          </table:table-cell>
          <table:table-cell office:value-type="float" office:value="24367">
            <text:p>24367</text:p>
          </table:table-cell>
          <table:table-cell office:value-type="float" office:value="1.61019">
            <text:p>1.61019</text:p>
          </table:table-cell>
          <table:table-cell office:value-type="float" office:value="0">
            <text:p>0</text:p>
          </table:table-cell>
          <table:table-cell office:value-type="float" office:value="18914">
            <text:p>18914</text:p>
          </table:table-cell>
          <table:table-cell office:value-type="float" office:value="25388">
            <text:p>25388</text:p>
          </table:table-cell>
          <table:table-cell office:value-type="float" office:value="23422">
            <text:p>23422</text:p>
          </table:table-cell>
          <table:table-cell office:value-type="float" office:value="2.27217">
            <text:p>2.27217</text:p>
          </table:table-cell>
          <table:table-cell office:value-type="float" office:value="0">
            <text:p>0</text:p>
          </table:table-cell>
          <table:table-cell office:value-type="float" office:value="28157">
            <text:p>28157</text:p>
          </table:table-cell>
          <table:table-cell office:value-type="float" office:value="36229">
            <text:p>36229</text:p>
          </table:table-cell>
          <table:table-cell office:value-type="float" office:value="35482">
            <text:p>35482</text:p>
          </table:table-cell>
          <table:table-cell office:value-type="float" office:value="2.41686">
            <text:p>2.41686</text:p>
          </table:table-cell>
          <table:table-cell office:value-type="float" office:value="0">
            <text:p>0</text:p>
          </table:table-cell>
          <table:table-cell office:value-type="float" office:value="29132">
            <text:p>29132</text:p>
          </table:table-cell>
          <table:table-cell office:value-type="float" office:value="38641">
            <text:p>38641</text:p>
          </table:table-cell>
          <table:table-cell office:value-type="float" office:value="38096">
            <text:p>38096</text:p>
          </table:table-cell>
          <table:table-cell office:value-type="float" office:value="1.69028">
            <text:p>1.69028</text:p>
          </table:table-cell>
          <table:table-cell office:value-type="float" office:value="0">
            <text:p>0</text:p>
          </table:table-cell>
          <table:table-cell office:value-type="float" office:value="20374">
            <text:p>20374</text:p>
          </table:table-cell>
          <table:table-cell office:value-type="float" office:value="27746">
            <text:p>27746</text:p>
          </table:table-cell>
          <table:table-cell office:value-type="float" office:value="27349">
            <text:p>27349</text:p>
          </table:table-cell>
          <table:table-cell office:value-type="float" office:value="3.99064">
            <text:p>3.99064</text:p>
          </table:table-cell>
          <table:table-cell office:value-type="float" office:value="0">
            <text:p>0</text:p>
          </table:table-cell>
          <table:table-cell office:value-type="float" office:value="40517">
            <text:p>40517</text:p>
          </table:table-cell>
          <table:table-cell office:value-type="float" office:value="54388">
            <text:p>54388</text:p>
          </table:table-cell>
          <table:table-cell office:value-type="float" office:value="27729">
            <text:p>27729</text:p>
          </table:table-cell>
          <table:table-cell office:value-type="float" office:value="1.60193">
            <text:p>1.60193</text:p>
          </table:table-cell>
          <table:table-cell office:value-type="float" office:value="0">
            <text:p>0</text:p>
          </table:table-cell>
          <table:table-cell office:value-type="float" office:value="16493">
            <text:p>16493</text:p>
          </table:table-cell>
          <table:table-cell office:value-type="float" office:value="24350">
            <text:p>24350</text:p>
          </table:table-cell>
          <table:table-cell office:value-type="float" office:value="12043">
            <text:p>12043</text:p>
          </table:table-cell>
          <table:table-cell office:value-type="float" office:value="0.764889">
            <text:p>0.764889</text:p>
          </table:table-cell>
          <table:table-cell office:value-type="float" office:value="0">
            <text:p>0</text:p>
          </table:table-cell>
          <table:table-cell office:value-type="float" office:value="7804">
            <text:p>7804</text:p>
          </table:table-cell>
          <table:table-cell office:value-type="float" office:value="11831">
            <text:p>11831</text:p>
          </table:table-cell>
          <table:table-cell office:value-type="float" office:value="6117">
            <text:p>6117</text:p>
          </table:table-cell>
          <table:table-cell office:value-type="float" office:value="3.31996">
            <text:p>3.31996</text:p>
          </table:table-cell>
          <table:table-cell office:value-type="float" office:value="0">
            <text:p>0</text:p>
          </table:table-cell>
          <table:table-cell office:value-type="float" office:value="32022">
            <text:p>32022</text:p>
          </table:table-cell>
          <table:table-cell office:value-type="float" office:value="43171">
            <text:p>43171</text:p>
          </table:table-cell>
          <table:table-cell office:value-type="float" office:value="22499">
            <text:p>22499</text:p>
          </table:table-cell>
          <table:table-cell office:value-type="float" office:value="1.49433">
            <text:p>1.49433</text:p>
          </table:table-cell>
          <table:table-cell office:value-type="float" office:value="0">
            <text:p>0</text:p>
          </table:table-cell>
          <table:table-cell office:value-type="float" office:value="18105">
            <text:p>18105</text:p>
          </table:table-cell>
          <table:table-cell table:number-columns-repeated="2" office:value-type="float" office:value="26713">
            <text:p>26713</text:p>
          </table:table-cell>
          <table:table-cell office:value-type="float" office:value="2.18443">
            <text:p>2.18443</text:p>
          </table:table-cell>
          <table:table-cell office:value-type="float" office:value="0">
            <text:p>0</text:p>
          </table:table-cell>
          <table:table-cell office:value-type="float" office:value="23562">
            <text:p>23562</text:p>
          </table:table-cell>
          <table:table-cell office:value-type="float" office:value="33446">
            <text:p>33446</text:p>
          </table:table-cell>
          <table:table-cell office:value-type="float" office:value="0">
            <text:p>0</text:p>
          </table:table-cell>
          <table:table-cell office:value-type="float" office:value="0.934312">
            <text:p>0.934312</text:p>
          </table:table-cell>
          <table:table-cell office:value-type="float" office:value="0">
            <text:p>0</text:p>
          </table:table-cell>
          <table:table-cell office:value-type="float" office:value="10231">
            <text:p>10231</text:p>
          </table:table-cell>
          <table:table-cell office:value-type="float" office:value="13946">
            <text:p>13946</text:p>
          </table:table-cell>
          <table:table-cell office:value-type="float" office:value="13304">
            <text:p>13304</text:p>
          </table:table-cell>
          <table:table-cell office:value-type="float" office:value="1.7442">
            <text:p>1.7442</text:p>
          </table:table-cell>
          <table:table-cell office:value-type="float" office:value="0">
            <text:p>0</text:p>
          </table:table-cell>
          <table:table-cell office:value-type="float" office:value="20000">
            <text:p>20000</text:p>
          </table:table-cell>
          <table:table-cell office:value-type="float" office:value="28072">
            <text:p>28072</text:p>
          </table:table-cell>
          <table:table-cell office:value-type="float" office:value="14336">
            <text:p>14336</text:p>
          </table:table-cell>
          <table:table-cell office:value-type="float" office:value="0.20206">
            <text:p>0.20206</text:p>
          </table:table-cell>
          <table:table-cell office:value-type="float" office:value="0">
            <text:p>0</text:p>
          </table:table-cell>
          <table:table-cell table:style-name="cellBest" office:value-type="float" office:value="2263">
            <text:p>2263</text:p>
          </table:table-cell>
          <table:table-cell table:number-columns-repeated="2" office:value-type="float" office:value="2799">
            <text:p>2799</text:p>
          </table:table-cell>
          <table:table-cell office:value-type="float" office:value="6.11085">
            <text:p>6.11085</text:p>
          </table:table-cell>
          <table:table-cell office:value-type="float" office:value="0">
            <text:p>0</text:p>
          </table:table-cell>
          <table:table-cell office:value-type="float" office:value="65335">
            <text:p>65335</text:p>
          </table:table-cell>
          <table:table-cell office:value-type="float" office:value="83521">
            <text:p>83521</text:p>
          </table:table-cell>
          <table:table-cell office:value-type="float" office:value="82158">
            <text:p>82158</text:p>
          </table:table-cell>
          <table:table-cell office:value-type="float" office:value="1.69539">
            <text:p>1.69539</text:p>
          </table:table-cell>
          <table:table-cell office:value-type="float" office:value="0">
            <text:p>0</text:p>
          </table:table-cell>
          <table:table-cell office:value-type="float" office:value="19066">
            <text:p>19066</text:p>
          </table:table-cell>
          <table:table-cell office:value-type="float" office:value="27230">
            <text:p>27230</text:p>
          </table:table-cell>
          <table:table-cell office:value-type="float" office:value="13949">
            <text:p>1394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375145">
            <text:p>3375145</text:p>
          </table:table-cell>
          <table:table-cell table:number-columns-repeated="2" office:value-type="float" office:value="3418287">
            <text:p>3418287</text:p>
          </table:table-cell>
          <table:table-cell table:formula="of:=MIN([.$B13];[.$F13];[.$K13];[.$P13];[.$U13];[.$Z13];[.$AE13];[.$AJ13];[.$AO13];[.$AT13];[.$AY13];[.$BD13];[.$BI13];[.$BN13];[.$BS13];[.$BX13];[.$CC13];[.$CH13];[.$CM13];[.$CR13];[.$CW13];[.$DB13];[.$DG13];[.$DL13];[.$DQ13];[.$DV13];[.$EA13];[.$EF13];[.$EK13];[.$EP13];[.$EU13];[.$EZ13];[.$FE13];[.$FJ13];[.$FO13];[.$FT13];[.$FY13];[.$GD13];[.$GI13];[.$GN13];[.$GS13])" office:value-type="float" office:value="0.199047">
            <text:p>0.199047</text:p>
          </table:table-cell>
          <table:table-cell table:formula="of:=MIN([.$C13];[.$G13];[.$L13];[.$Q13];[.$V13];[.$AA13];[.$AF13];[.$AK13];[.$AP13];[.$AU13];[.$AZ13];[.$BE13];[.$BJ13];[.$BO13];[.$BT13];[.$BY13];[.$CD13];[.$CI13];[.$CN13];[.$CS13];[.$CX13];[.$DC13];[.$DH13];[.$DM13];[.$DR13];[.$DW13];[.$EB13];[.$EG13];[.$EL13];[.$EQ13];[.$EV13];[.$FA13];[.$FF13];[.$FK13];[.$FP13];[.$FU13];[.$FZ13];[.$GE13];[.$GJ13];[.$GO13];[.$GT13])" office:value-type="float" office:value="0">
            <text:p>0</text:p>
          </table:table-cell>
          <table:table-cell table:formula="of:=MIN([.$D13];[.$H13];[.$M13];[.$R13];[.$W13];[.$AB13];[.$AG13];[.$AL13];[.$AQ13];[.$AV13];[.$BA13];[.$BF13];[.$BK13];[.$BP13];[.$BU13];[.$BZ13];[.$CE13];[.$CJ13];[.$CO13];[.$CT13];[.$CY13];[.$DD13];[.$DI13];[.$DN13];[.$DS13];[.$DX13];[.$EC13];[.$EH13];[.$EM13];[.$ER13];[.$EW13];[.$FB13];[.$FG13];[.$FL13];[.$FQ13];[.$FV13];[.$GA13];[.$GF13];[.$GK13];[.$GP13];[.$GU13])" office:value-type="float" office:value="2263">
            <text:p>2263</text:p>
          </table:table-cell>
          <table:table-cell table:formula="of:=MIN([.$E13];[.$I13];[.$N13];[.$S13];[.$X13];[.$AC13];[.$AH13];[.$AM13];[.$AR13];[.$AW13];[.$BB13];[.$BG13];[.$BL13];[.$BQ13];[.$BV13];[.$CA13];[.$CF13];[.$CK13];[.$CP13];[.$CU13];[.$CZ13];[.$DE13];[.$DJ13];[.$DO13];[.$DT13];[.$DY13];[.$ED13];[.$EI13];[.$EN13];[.$ES13];[.$EX13];[.$FC13];[.$FH13];[.$FM13];[.$FR13];[.$FW13];[.$GB13];[.$GG13];[.$GL13];[.$GQ13];[.$GV13])" office:value-type="float" office:value="2784">
            <text:p>2784</text:p>
          </table:table-cell>
          <table:table-cell table:formula="of:=MIN([.$J13];[.$O13];[.$T13];[.$Y13];[.$AD13];[.$AI13];[.$AN13];[.$AS13];[.$AX13];[.$BC13];[.$BH13];[.$BM13];[.$BR13];[.$BW13];[.$CB13];[.$CG13];[.$CL13];[.$CQ13];[.$CV13];[.$DA13];[.$DF13];[.$DK13];[.$DP13];[.$DU13];[.$DZ13];[.$EE13];[.$EJ13];[.$EO13];[.$ET13];[.$EY13];[.$FD13];[.$FI13];[.$FN13];[.$FS13];[.$FX13];[.$GC13];[.$GH13];[.$GM13];[.$GR13];[.$GW13])" office:value-type="float" office:value="0">
            <text:p>0</text:p>
          </table:table-cell>
          <table:table-cell table:formula="of:=MEDIAN([.$B13];[.$F13];[.$K13];[.$P13];[.$U13];[.$Z13];[.$AE13];[.$AJ13];[.$AO13];[.$AT13];[.$AY13];[.$BD13];[.$BI13];[.$BN13];[.$BS13];[.$BX13];[.$CC13];[.$CH13];[.$CM13];[.$CR13];[.$CW13];[.$DB13];[.$DG13];[.$DL13];[.$DQ13];[.$DV13];[.$EA13];[.$EF13];[.$EK13];[.$EP13];[.$EU13];[.$EZ13];[.$FE13];[.$FJ13];[.$FO13];[.$FT13];[.$FY13];[.$GD13];[.$GI13];[.$GN13];[.$GS13])" office:value-type="float" office:value="1.69028">
            <text:p>1.69028</text:p>
          </table:table-cell>
          <table:table-cell table:formula="of:=MEDIAN([.$C13];[.$G13];[.$L13];[.$Q13];[.$V13];[.$AA13];[.$AF13];[.$AK13];[.$AP13];[.$AU13];[.$AZ13];[.$BE13];[.$BJ13];[.$BO13];[.$BT13];[.$BY13];[.$CD13];[.$CI13];[.$CN13];[.$CS13];[.$CX13];[.$DC13];[.$DH13];[.$DM13];[.$DR13];[.$DW13];[.$EB13];[.$EG13];[.$EL13];[.$EQ13];[.$EV13];[.$FA13];[.$FF13];[.$FK13];[.$FP13];[.$FU13];[.$FZ13];[.$GE13];[.$GJ13];[.$GO13];[.$GT13])" office:value-type="float" office:value="0">
            <text:p>0</text:p>
          </table:table-cell>
          <table:table-cell table:formula="of:=MEDIAN([.$D13];[.$H13];[.$M13];[.$R13];[.$W13];[.$AB13];[.$AG13];[.$AL13];[.$AQ13];[.$AV13];[.$BA13];[.$BF13];[.$BK13];[.$BP13];[.$BU13];[.$BZ13];[.$CE13];[.$CJ13];[.$CO13];[.$CT13];[.$CY13];[.$DD13];[.$DI13];[.$DN13];[.$DS13];[.$DX13];[.$EC13];[.$EH13];[.$EM13];[.$ER13];[.$EW13];[.$FB13];[.$FG13];[.$FL13];[.$FQ13];[.$FV13];[.$GA13];[.$GF13];[.$GK13];[.$GP13];[.$GU13])" office:value-type="float" office:value="19066">
            <text:p>19066</text:p>
          </table:table-cell>
          <table:table-cell table:formula="of:=MEDIAN([.$E13];[.$I13];[.$N13];[.$S13];[.$X13];[.$AC13];[.$AH13];[.$AM13];[.$AR13];[.$AW13];[.$BB13];[.$BG13];[.$BL13];[.$BQ13];[.$BV13];[.$CA13];[.$CF13];[.$CK13];[.$CP13];[.$CU13];[.$CZ13];[.$DE13];[.$DJ13];[.$DO13];[.$DT13];[.$DY13];[.$ED13];[.$EI13];[.$EN13];[.$ES13];[.$EX13];[.$FC13];[.$FH13];[.$FM13];[.$FR13];[.$FW13];[.$GB13];[.$GG13];[.$GL13];[.$GQ13];[.$GV13])" office:value-type="float" office:value="27230">
            <text:p>27230</text:p>
          </table:table-cell>
          <table:table-cell table:formula="of:=MEDIAN([.$J13];[.$O13];[.$T13];[.$Y13];[.$AD13];[.$AI13];[.$AN13];[.$AS13];[.$AX13];[.$BC13];[.$BH13];[.$BM13];[.$BR13];[.$BW13];[.$CB13];[.$CG13];[.$CL13];[.$CQ13];[.$CV13];[.$DA13];[.$DF13];[.$DK13];[.$DP13];[.$DU13];[.$DZ13];[.$EE13];[.$EJ13];[.$EO13];[.$ET13];[.$EY13];[.$FD13];[.$FI13];[.$FN13];[.$FS13];[.$FX13];[.$GC13];[.$GH13];[.$GM13];[.$GR13];[.$GW13])" office:value-type="float" office:value="12673.5">
            <text:p>12673.5</text:p>
          </table:table-cell>
          <table:table-cell table:formula="of:=MAX([.$B13];[.$F13];[.$K13];[.$P13];[.$U13];[.$Z13];[.$AE13];[.$AJ13];[.$AO13];[.$AT13];[.$AY13];[.$BD13];[.$BI13];[.$BN13];[.$BS13];[.$BX13];[.$CC13];[.$CH13];[.$CM13];[.$CR13];[.$CW13];[.$DB13];[.$DG13];[.$DL13];[.$DQ13];[.$DV13];[.$EA13];[.$EF13];[.$EK13];[.$EP13];[.$EU13];[.$EZ13];[.$FE13];[.$FJ13];[.$FO13];[.$FT13];[.$FY13];[.$GD13];[.$GI13];[.$GN13];[.$GS13])" office:value-type="float" office:value="600">
            <text:p>600</text:p>
          </table:table-cell>
          <table:table-cell table:formula="of:=MAX([.$C13];[.$G13];[.$L13];[.$Q13];[.$V13];[.$AA13];[.$AF13];[.$AK13];[.$AP13];[.$AU13];[.$AZ13];[.$BE13];[.$BJ13];[.$BO13];[.$BT13];[.$BY13];[.$CD13];[.$CI13];[.$CN13];[.$CS13];[.$CX13];[.$DC13];[.$DH13];[.$DM13];[.$DR13];[.$DW13];[.$EB13];[.$EG13];[.$EL13];[.$EQ13];[.$EV13];[.$FA13];[.$FF13];[.$FK13];[.$FP13];[.$FU13];[.$FZ13];[.$GE13];[.$GJ13];[.$GO13];[.$GT13])" office:value-type="float" office:value="1">
            <text:p>1</text:p>
          </table:table-cell>
          <table:table-cell table:formula="of:=MAX([.$D13];[.$H13];[.$M13];[.$R13];[.$W13];[.$AB13];[.$AG13];[.$AL13];[.$AQ13];[.$AV13];[.$BA13];[.$BF13];[.$BK13];[.$BP13];[.$BU13];[.$BZ13];[.$CE13];[.$CJ13];[.$CO13];[.$CT13];[.$CY13];[.$DD13];[.$DI13];[.$DN13];[.$DS13];[.$DX13];[.$EC13];[.$EH13];[.$EM13];[.$ER13];[.$EW13];[.$FB13];[.$FG13];[.$FL13];[.$FQ13];[.$FV13];[.$GA13];[.$GF13];[.$GK13];[.$GP13];[.$GU13])" office:value-type="float" office:value="3467094">
            <text:p>3467094</text:p>
          </table:table-cell>
          <table:table-cell table:formula="of:=MAX([.$E13];[.$I13];[.$N13];[.$S13];[.$X13];[.$AC13];[.$AH13];[.$AM13];[.$AR13];[.$AW13];[.$BB13];[.$BG13];[.$BL13];[.$BQ13];[.$BV13];[.$CA13];[.$CF13];[.$CK13];[.$CP13];[.$CU13];[.$CZ13];[.$DE13];[.$DJ13];[.$DO13];[.$DT13];[.$DY13];[.$ED13];[.$EI13];[.$EN13];[.$ES13];[.$EX13];[.$FC13];[.$FH13];[.$FM13];[.$FR13];[.$FW13];[.$GB13];[.$GG13];[.$GL13];[.$GQ13];[.$GV13])" office:value-type="float" office:value="3504112">
            <text:p>3504112</text:p>
          </table:table-cell>
          <table:table-cell table:formula="of:=MAX([.$J13];[.$O13];[.$T13];[.$Y13];[.$AD13];[.$AI13];[.$AN13];[.$AS13];[.$AX13];[.$BC13];[.$BH13];[.$BM13];[.$BR13];[.$BW13];[.$CB13];[.$CG13];[.$CL13];[.$CQ13];[.$CV13];[.$DA13];[.$DF13];[.$DK13];[.$DP13];[.$DU13];[.$DZ13];[.$EE13];[.$EJ13];[.$EO13];[.$ET13];[.$EY13];[.$FD13];[.$FI13];[.$FN13];[.$FS13];[.$FX13];[.$GC13];[.$GH13];[.$GM13];[.$GR13];[.$GW13])" office:value-type="float" office:value="3504112">
            <text:p>3504112</text:p>
          </table:table-cell>
        </table:table-row>
        <table:table-row table:style-name="ro1">
          <table:table-cell office:value-type="string">
            <text:p>./handmade_soko012.lp</text:p>
          </table:table-cell>
          <table:table-cell office:value-type="float" office:value="25.7317">
            <text:p>25.7317</text:p>
          </table:table-cell>
          <table:table-cell office:value-type="float" office:value="0">
            <text:p>0</text:p>
          </table:table-cell>
          <table:table-cell office:value-type="float" office:value="214331">
            <text:p>214331</text:p>
          </table:table-cell>
          <table:table-cell office:value-type="float" office:value="270382">
            <text:p>270382</text:p>
          </table:table-cell>
          <table:table-cell office:value-type="float" office:value="25.7587">
            <text:p>25.7587</text:p>
          </table:table-cell>
          <table:table-cell office:value-type="float" office:value="0">
            <text:p>0</text:p>
          </table:table-cell>
          <table:table-cell office:value-type="float" office:value="214331">
            <text:p>214331</text:p>
          </table:table-cell>
          <table:table-cell office:value-type="float" office:value="270382">
            <text:p>270382</text:p>
          </table:table-cell>
          <table:table-cell office:value-type="float" office:value="0">
            <text:p>0</text:p>
          </table:table-cell>
          <table:table-cell office:value-type="float" office:value="29.1308">
            <text:p>29.1308</text:p>
          </table:table-cell>
          <table:table-cell office:value-type="float" office:value="0">
            <text:p>0</text:p>
          </table:table-cell>
          <table:table-cell office:value-type="float" office:value="214331">
            <text:p>214331</text:p>
          </table:table-cell>
          <table:table-cell office:value-type="float" office:value="270382">
            <text:p>270382</text:p>
          </table:table-cell>
          <table:table-cell office:value-type="float" office:value="0">
            <text:p>0</text:p>
          </table:table-cell>
          <table:table-cell office:value-type="float" office:value="25.8455">
            <text:p>25.8455</text:p>
          </table:table-cell>
          <table:table-cell office:value-type="float" office:value="0">
            <text:p>0</text:p>
          </table:table-cell>
          <table:table-cell office:value-type="float" office:value="214331">
            <text:p>214331</text:p>
          </table:table-cell>
          <table:table-cell office:value-type="float" office:value="270382">
            <text:p>270382</text:p>
          </table:table-cell>
          <table:table-cell office:value-type="float" office:value="53019">
            <text:p>53019</text:p>
          </table:table-cell>
          <table:table-cell office:value-type="float" office:value="37.1615">
            <text:p>37.1615</text:p>
          </table:table-cell>
          <table:table-cell office:value-type="float" office:value="0">
            <text:p>0</text:p>
          </table:table-cell>
          <table:table-cell office:value-type="float" office:value="303810">
            <text:p>303810</text:p>
          </table:table-cell>
          <table:table-cell office:value-type="float" office:value="444383">
            <text:p>444383</text:p>
          </table:table-cell>
          <table:table-cell office:value-type="float" office:value="107264">
            <text:p>107264</text:p>
          </table:table-cell>
          <table:table-cell office:value-type="float" office:value="18.0363">
            <text:p>18.0363</text:p>
          </table:table-cell>
          <table:table-cell office:value-type="float" office:value="0">
            <text:p>0</text:p>
          </table:table-cell>
          <table:table-cell office:value-type="float" office:value="166370">
            <text:p>166370</text:p>
          </table:table-cell>
          <table:table-cell office:value-type="float" office:value="215786">
            <text:p>215786</text:p>
          </table:table-cell>
          <table:table-cell office:value-type="float" office:value="45551">
            <text:p>45551</text:p>
          </table:table-cell>
          <table:table-cell office:value-type="float" office:value="94.9982">
            <text:p>94.9982</text:p>
          </table:table-cell>
          <table:table-cell office:value-type="float" office:value="0">
            <text:p>0</text:p>
          </table:table-cell>
          <table:table-cell office:value-type="float" office:value="598019">
            <text:p>598019</text:p>
          </table:table-cell>
          <table:table-cell office:value-type="float" office:value="672231">
            <text:p>672231</text:p>
          </table:table-cell>
          <table:table-cell office:value-type="float" office:value="646929">
            <text:p>646929</text:p>
          </table:table-cell>
          <table:table-cell office:value-type="float" office:value="19.8224">
            <text:p>19.8224</text:p>
          </table:table-cell>
          <table:table-cell office:value-type="float" office:value="0">
            <text:p>0</text:p>
          </table:table-cell>
          <table:table-cell office:value-type="float" office:value="151808">
            <text:p>151808</text:p>
          </table:table-cell>
          <table:table-cell office:value-type="float" office:value="173897">
            <text:p>173897</text:p>
          </table:table-cell>
          <table:table-cell office:value-type="float" office:value="171515">
            <text:p>171515</text:p>
          </table:table-cell>
          <table:table-cell office:value-type="float" office:value="3.34242">
            <text:p>3.34242</text:p>
          </table:table-cell>
          <table:table-cell office:value-type="float" office:value="0">
            <text:p>0</text:p>
          </table:table-cell>
          <table:table-cell office:value-type="float" office:value="32239">
            <text:p>32239</text:p>
          </table:table-cell>
          <table:table-cell office:value-type="float" office:value="38914">
            <text:p>38914</text:p>
          </table:table-cell>
          <table:table-cell office:value-type="float" office:value="37927">
            <text:p>37927</text:p>
          </table:table-cell>
          <table:table-cell office:value-type="float" office:value="43.6714">
            <text:p>43.6714</text:p>
          </table:table-cell>
          <table:table-cell office:value-type="float" office:value="0">
            <text:p>0</text:p>
          </table:table-cell>
          <table:table-cell office:value-type="float" office:value="342374">
            <text:p>342374</text:p>
          </table:table-cell>
          <table:table-cell office:value-type="float" office:value="389616">
            <text:p>389616</text:p>
          </table:table-cell>
          <table:table-cell office:value-type="float" office:value="388170">
            <text:p>388170</text:p>
          </table:table-cell>
          <table:table-cell office:value-type="float" office:value="19.0724">
            <text:p>19.0724</text:p>
          </table:table-cell>
          <table:table-cell office:value-type="float" office:value="0">
            <text:p>0</text:p>
          </table:table-cell>
          <table:table-cell office:value-type="float" office:value="174017">
            <text:p>174017</text:p>
          </table:table-cell>
          <table:table-cell office:value-type="float" office:value="226890">
            <text:p>226890</text:p>
          </table:table-cell>
          <table:table-cell office:value-type="float" office:value="49704">
            <text:p>49704</text:p>
          </table:table-cell>
          <table:table-cell office:value-type="float" office:value="36.1976">
            <text:p>36.1976</text:p>
          </table:table-cell>
          <table:table-cell office:value-type="float" office:value="0">
            <text:p>0</text:p>
          </table:table-cell>
          <table:table-cell office:value-type="float" office:value="294063">
            <text:p>294063</text:p>
          </table:table-cell>
          <table:table-cell office:value-type="float" office:value="361874">
            <text:p>361874</text:p>
          </table:table-cell>
          <table:table-cell office:value-type="float" office:value="71542">
            <text:p>71542</text:p>
          </table:table-cell>
          <table:table-cell office:value-type="float" office:value="49.7467">
            <text:p>49.7467</text:p>
          </table:table-cell>
          <table:table-cell office:value-type="float" office:value="0">
            <text:p>0</text:p>
          </table:table-cell>
          <table:table-cell office:value-type="float" office:value="374343">
            <text:p>374343</text:p>
          </table:table-cell>
          <table:table-cell office:value-type="float" office:value="463538">
            <text:p>463538</text:p>
          </table:table-cell>
          <table:table-cell office:value-type="float" office:value="80928">
            <text:p>80928</text:p>
          </table:table-cell>
          <table:table-cell office:value-type="float" office:value="28.168">
            <text:p>28.168</text:p>
          </table:table-cell>
          <table:table-cell office:value-type="float" office:value="0">
            <text:p>0</text:p>
          </table:table-cell>
          <table:table-cell office:value-type="float" office:value="233388">
            <text:p>233388</text:p>
          </table:table-cell>
          <table:table-cell office:value-type="float" office:value="299773">
            <text:p>299773</text:p>
          </table:table-cell>
          <table:table-cell office:value-type="float" office:value="56716">
            <text:p>56716</text:p>
          </table:table-cell>
          <table:table-cell office:value-type="float" office:value="5.13426">
            <text:p>5.13426</text:p>
          </table:table-cell>
          <table:table-cell office:value-type="float" office:value="0">
            <text:p>0</text:p>
          </table:table-cell>
          <table:table-cell office:value-type="float" office:value="51471">
            <text:p>51471</text:p>
          </table:table-cell>
          <table:table-cell table:number-columns-repeated="2" office:value-type="float" office:value="61330">
            <text:p>61330</text:p>
          </table:table-cell>
          <table:table-cell office:value-type="float" office:value="37.9182">
            <text:p>37.9182</text:p>
          </table:table-cell>
          <table:table-cell office:value-type="float" office:value="0">
            <text:p>0</text:p>
          </table:table-cell>
          <table:table-cell office:value-type="float" office:value="348840">
            <text:p>348840</text:p>
          </table:table-cell>
          <table:table-cell office:value-type="float" office:value="914657">
            <text:p>914657</text:p>
          </table:table-cell>
          <table:table-cell office:value-type="float" office:value="0">
            <text:p>0</text:p>
          </table:table-cell>
          <table:table-cell office:value-type="float" office:value="24.2243">
            <text:p>24.2243</text:p>
          </table:table-cell>
          <table:table-cell office:value-type="float" office:value="0">
            <text:p>0</text:p>
          </table:table-cell>
          <table:table-cell office:value-type="float" office:value="224158">
            <text:p>224158</text:p>
          </table:table-cell>
          <table:table-cell office:value-type="float" office:value="254838">
            <text:p>254838</text:p>
          </table:table-cell>
          <table:table-cell office:value-type="float" office:value="252495">
            <text:p>252495</text:p>
          </table:table-cell>
          <table:table-cell office:value-type="float" office:value="63.3686">
            <text:p>63.3686</text:p>
          </table:table-cell>
          <table:table-cell office:value-type="float" office:value="0">
            <text:p>0</text:p>
          </table:table-cell>
          <table:table-cell office:value-type="float" office:value="476070">
            <text:p>476070</text:p>
          </table:table-cell>
          <table:table-cell office:value-type="float" office:value="599822">
            <text:p>599822</text:p>
          </table:table-cell>
          <table:table-cell office:value-type="float" office:value="99103">
            <text:p>99103</text:p>
          </table:table-cell>
          <table:table-cell office:value-type="float" office:value="124.973">
            <text:p>124.973</text:p>
          </table:table-cell>
          <table:table-cell office:value-type="float" office:value="0">
            <text:p>0</text:p>
          </table:table-cell>
          <table:table-cell office:value-type="float" office:value="957580">
            <text:p>957580</text:p>
          </table:table-cell>
          <table:table-cell table:number-columns-repeated="2" office:value-type="float" office:value="963772">
            <text:p>963772</text:p>
          </table:table-cell>
          <table:table-cell office:value-type="float" office:value="45.1353">
            <text:p>45.1353</text:p>
          </table:table-cell>
          <table:table-cell office:value-type="float" office:value="0">
            <text:p>0</text:p>
          </table:table-cell>
          <table:table-cell office:value-type="float" office:value="364229">
            <text:p>364229</text:p>
          </table:table-cell>
          <table:table-cell office:value-type="float" office:value="407224">
            <text:p>407224</text:p>
          </table:table-cell>
          <table:table-cell office:value-type="float" office:value="395609">
            <text:p>395609</text:p>
          </table:table-cell>
          <table:table-cell office:value-type="float" office:value="60.9389">
            <text:p>60.9389</text:p>
          </table:table-cell>
          <table:table-cell office:value-type="float" office:value="0">
            <text:p>0</text:p>
          </table:table-cell>
          <table:table-cell office:value-type="float" office:value="402223">
            <text:p>402223</text:p>
          </table:table-cell>
          <table:table-cell office:value-type="float" office:value="493806">
            <text:p>493806</text:p>
          </table:table-cell>
          <table:table-cell office:value-type="float" office:value="86321">
            <text:p>8632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806433">
            <text:p>2806433</text:p>
          </table:table-cell>
          <table:table-cell table:number-columns-repeated="2" office:value-type="float" office:value="2830975">
            <text:p>2830975</text:p>
          </table:table-cell>
          <table:table-cell office:value-type="float" office:value="26.4439">
            <text:p>26.4439</text:p>
          </table:table-cell>
          <table:table-cell office:value-type="float" office:value="0">
            <text:p>0</text:p>
          </table:table-cell>
          <table:table-cell office:value-type="float" office:value="214331">
            <text:p>214331</text:p>
          </table:table-cell>
          <table:table-cell office:value-type="float" office:value="270382">
            <text:p>270382</text:p>
          </table:table-cell>
          <table:table-cell office:value-type="float" office:value="53019">
            <text:p>53019</text:p>
          </table:table-cell>
          <table:table-cell office:value-type="float" office:value="51.8064">
            <text:p>51.8064</text:p>
          </table:table-cell>
          <table:table-cell office:value-type="float" office:value="0">
            <text:p>0</text:p>
          </table:table-cell>
          <table:table-cell office:value-type="float" office:value="366157">
            <text:p>366157</text:p>
          </table:table-cell>
          <table:table-cell office:value-type="float" office:value="493054">
            <text:p>493054</text:p>
          </table:table-cell>
          <table:table-cell office:value-type="float" office:value="252308">
            <text:p>252308</text:p>
          </table:table-cell>
          <table:table-cell office:value-type="float" office:value="11.3242">
            <text:p>11.3242</text:p>
          </table:table-cell>
          <table:table-cell office:value-type="float" office:value="0">
            <text:p>0</text:p>
          </table:table-cell>
          <table:table-cell office:value-type="float" office:value="113461">
            <text:p>113461</text:p>
          </table:table-cell>
          <table:table-cell office:value-type="float" office:value="150116">
            <text:p>150116</text:p>
          </table:table-cell>
          <table:table-cell office:value-type="float" office:value="71361">
            <text:p>71361</text:p>
          </table:table-cell>
          <table:table-cell office:value-type="float" office:value="35.7557">
            <text:p>35.7557</text:p>
          </table:table-cell>
          <table:table-cell office:value-type="float" office:value="0">
            <text:p>0</text:p>
          </table:table-cell>
          <table:table-cell office:value-type="float" office:value="347725">
            <text:p>347725</text:p>
          </table:table-cell>
          <table:table-cell office:value-type="float" office:value="465080">
            <text:p>465080</text:p>
          </table:table-cell>
          <table:table-cell office:value-type="float" office:value="433164">
            <text:p>433164</text:p>
          </table:table-cell>
          <table:table-cell office:value-type="float" office:value="75.9358">
            <text:p>75.9358</text:p>
          </table:table-cell>
          <table:table-cell office:value-type="float" office:value="0">
            <text:p>0</text:p>
          </table:table-cell>
          <table:table-cell office:value-type="float" office:value="624968">
            <text:p>624968</text:p>
          </table:table-cell>
          <table:table-cell office:value-type="float" office:value="815799">
            <text:p>815799</text:p>
          </table:table-cell>
          <table:table-cell office:value-type="float" office:value="801160">
            <text:p>801160</text:p>
          </table:table-cell>
          <table:table-cell office:value-type="float" office:value="59.3013">
            <text:p>59.3013</text:p>
          </table:table-cell>
          <table:table-cell office:value-type="float" office:value="0">
            <text:p>0</text:p>
          </table:table-cell>
          <table:table-cell office:value-type="float" office:value="490024">
            <text:p>490024</text:p>
          </table:table-cell>
          <table:table-cell office:value-type="float" office:value="648650">
            <text:p>648650</text:p>
          </table:table-cell>
          <table:table-cell office:value-type="float" office:value="641584">
            <text:p>641584</text:p>
          </table:table-cell>
          <table:table-cell office:value-type="float" office:value="99.103">
            <text:p>99.103</text:p>
          </table:table-cell>
          <table:table-cell office:value-type="float" office:value="0">
            <text:p>0</text:p>
          </table:table-cell>
          <table:table-cell office:value-type="float" office:value="794129">
            <text:p>794129</text:p>
          </table:table-cell>
          <table:table-cell office:value-type="float" office:value="1040793">
            <text:p>1040793</text:p>
          </table:table-cell>
          <table:table-cell office:value-type="float" office:value="1033018">
            <text:p>1033018</text:p>
          </table:table-cell>
          <table:table-cell office:value-type="float" office:value="12.8622">
            <text:p>12.8622</text:p>
          </table:table-cell>
          <table:table-cell office:value-type="float" office:value="0">
            <text:p>0</text:p>
          </table:table-cell>
          <table:table-cell office:value-type="float" office:value="128421">
            <text:p>128421</text:p>
          </table:table-cell>
          <table:table-cell office:value-type="float" office:value="169594">
            <text:p>169594</text:p>
          </table:table-cell>
          <table:table-cell office:value-type="float" office:value="78304">
            <text:p>78304</text:p>
          </table:table-cell>
          <table:table-cell office:value-type="float" office:value="60.5994">
            <text:p>60.5994</text:p>
          </table:table-cell>
          <table:table-cell office:value-type="float" office:value="0">
            <text:p>0</text:p>
          </table:table-cell>
          <table:table-cell office:value-type="float" office:value="399401">
            <text:p>399401</text:p>
          </table:table-cell>
          <table:table-cell office:value-type="float" office:value="496767">
            <text:p>496767</text:p>
          </table:table-cell>
          <table:table-cell office:value-type="float" office:value="243779">
            <text:p>243779</text:p>
          </table:table-cell>
          <table:table-cell office:value-type="float" office:value="9.00415">
            <text:p>9.00415</text:p>
          </table:table-cell>
          <table:table-cell office:value-type="float" office:value="0">
            <text:p>0</text:p>
          </table:table-cell>
          <table:table-cell office:value-type="float" office:value="87261">
            <text:p>87261</text:p>
          </table:table-cell>
          <table:table-cell office:value-type="float" office:value="117154">
            <text:p>117154</text:p>
          </table:table-cell>
          <table:table-cell office:value-type="float" office:value="57819">
            <text:p>57819</text:p>
          </table:table-cell>
          <table:table-cell office:value-type="float" office:value="43.9076">
            <text:p>43.9076</text:p>
          </table:table-cell>
          <table:table-cell office:value-type="float" office:value="0">
            <text:p>0</text:p>
          </table:table-cell>
          <table:table-cell office:value-type="float" office:value="340143">
            <text:p>340143</text:p>
          </table:table-cell>
          <table:table-cell office:value-type="float" office:value="425315">
            <text:p>425315</text:p>
          </table:table-cell>
          <table:table-cell office:value-type="float" office:value="222837">
            <text:p>222837</text:p>
          </table:table-cell>
          <table:table-cell office:value-type="float" office:value="134.701">
            <text:p>134.701</text:p>
          </table:table-cell>
          <table:table-cell office:value-type="float" office:value="0">
            <text:p>0</text:p>
          </table:table-cell>
          <table:table-cell office:value-type="float" office:value="992462">
            <text:p>992462</text:p>
          </table:table-cell>
          <table:table-cell table:number-columns-repeated="2" office:value-type="float" office:value="1307339">
            <text:p>1307339</text:p>
          </table:table-cell>
          <table:table-cell office:value-type="float" office:value="52.5669">
            <text:p>52.5669</text:p>
          </table:table-cell>
          <table:table-cell office:value-type="float" office:value="0">
            <text:p>0</text:p>
          </table:table-cell>
          <table:table-cell office:value-type="float" office:value="345404">
            <text:p>345404</text:p>
          </table:table-cell>
          <table:table-cell office:value-type="float" office:value="388845">
            <text:p>388845</text:p>
          </table:table-cell>
          <table:table-cell office:value-type="float" office:value="0">
            <text:p>0</text:p>
          </table:table-cell>
          <table:table-cell office:value-type="float" office:value="90.5601">
            <text:p>90.5601</text:p>
          </table:table-cell>
          <table:table-cell office:value-type="float" office:value="0">
            <text:p>0</text:p>
          </table:table-cell>
          <table:table-cell office:value-type="float" office:value="666335">
            <text:p>666335</text:p>
          </table:table-cell>
          <table:table-cell office:value-type="float" office:value="844888">
            <text:p>844888</text:p>
          </table:table-cell>
          <table:table-cell office:value-type="float" office:value="834808">
            <text:p>834808</text:p>
          </table:table-cell>
          <table:table-cell office:value-type="float" office:value="15.2102">
            <text:p>15.2102</text:p>
          </table:table-cell>
          <table:table-cell office:value-type="float" office:value="0">
            <text:p>0</text:p>
          </table:table-cell>
          <table:table-cell office:value-type="float" office:value="126704">
            <text:p>126704</text:p>
          </table:table-cell>
          <table:table-cell office:value-type="float" office:value="164818">
            <text:p>164818</text:p>
          </table:table-cell>
          <table:table-cell office:value-type="float" office:value="78946">
            <text:p>78946</text:p>
          </table:table-cell>
          <table:table-cell table:style-name="cellBest" office:value-type="float" office:value="0.938343">
            <text:p>0.938343</text:p>
          </table:table-cell>
          <table:table-cell office:value-type="float" office:value="0">
            <text:p>0</text:p>
          </table:table-cell>
          <table:table-cell table:style-name="cellBest" office:value-type="float" office:value="13602">
            <text:p>13602</text:p>
          </table:table-cell>
          <table:table-cell table:style-name="cellBest" office:value-type="float" office:value="17237">
            <text:p>17237</text:p>
          </table:table-cell>
          <table:table-cell office:value-type="float" office:value="17237">
            <text:p>17237</text:p>
          </table:table-cell>
          <table:table-cell office:value-type="float" office:value="153.534">
            <text:p>153.534</text:p>
          </table:table-cell>
          <table:table-cell office:value-type="float" office:value="0">
            <text:p>0</text:p>
          </table:table-cell>
          <table:table-cell office:value-type="float" office:value="1029965">
            <text:p>1029965</text:p>
          </table:table-cell>
          <table:table-cell office:value-type="float" office:value="1289213">
            <text:p>1289213</text:p>
          </table:table-cell>
          <table:table-cell office:value-type="float" office:value="1278307">
            <text:p>1278307</text:p>
          </table:table-cell>
          <table:table-cell office:value-type="float" office:value="31.3847">
            <text:p>31.3847</text:p>
          </table:table-cell>
          <table:table-cell office:value-type="float" office:value="0">
            <text:p>0</text:p>
          </table:table-cell>
          <table:table-cell office:value-type="float" office:value="236309">
            <text:p>236309</text:p>
          </table:table-cell>
          <table:table-cell office:value-type="float" office:value="300810">
            <text:p>300810</text:p>
          </table:table-cell>
          <table:table-cell office:value-type="float" office:value="157508">
            <text:p>15750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3338014">
            <text:p>3338014</text:p>
          </table:table-cell>
          <table:table-cell table:style-name="cellWorst" office:value-type="float" office:value="3381897">
            <text:p>3381897</text:p>
          </table:table-cell>
          <table:table-cell table:style-name="cellWorst" office:value-type="float" office:value="3381897">
            <text:p>3381897</text:p>
          </table:table-cell>
          <table:table-cell table:formula="of:=MIN([.$B14];[.$F14];[.$K14];[.$P14];[.$U14];[.$Z14];[.$AE14];[.$AJ14];[.$AO14];[.$AT14];[.$AY14];[.$BD14];[.$BI14];[.$BN14];[.$BS14];[.$BX14];[.$CC14];[.$CH14];[.$CM14];[.$CR14];[.$CW14];[.$DB14];[.$DG14];[.$DL14];[.$DQ14];[.$DV14];[.$EA14];[.$EF14];[.$EK14];[.$EP14];[.$EU14];[.$EZ14];[.$FE14];[.$FJ14];[.$FO14];[.$FT14];[.$FY14];[.$GD14];[.$GI14];[.$GN14];[.$GS14])" office:value-type="float" office:value="0.938343">
            <text:p>0.938343</text:p>
          </table:table-cell>
          <table:table-cell table:formula="of:=MIN([.$C14];[.$G14];[.$L14];[.$Q14];[.$V14];[.$AA14];[.$AF14];[.$AK14];[.$AP14];[.$AU14];[.$AZ14];[.$BE14];[.$BJ14];[.$BO14];[.$BT14];[.$BY14];[.$CD14];[.$CI14];[.$CN14];[.$CS14];[.$CX14];[.$DC14];[.$DH14];[.$DM14];[.$DR14];[.$DW14];[.$EB14];[.$EG14];[.$EL14];[.$EQ14];[.$EV14];[.$FA14];[.$FF14];[.$FK14];[.$FP14];[.$FU14];[.$FZ14];[.$GE14];[.$GJ14];[.$GO14];[.$GT14])" office:value-type="float" office:value="0">
            <text:p>0</text:p>
          </table:table-cell>
          <table:table-cell table:formula="of:=MIN([.$D14];[.$H14];[.$M14];[.$R14];[.$W14];[.$AB14];[.$AG14];[.$AL14];[.$AQ14];[.$AV14];[.$BA14];[.$BF14];[.$BK14];[.$BP14];[.$BU14];[.$BZ14];[.$CE14];[.$CJ14];[.$CO14];[.$CT14];[.$CY14];[.$DD14];[.$DI14];[.$DN14];[.$DS14];[.$DX14];[.$EC14];[.$EH14];[.$EM14];[.$ER14];[.$EW14];[.$FB14];[.$FG14];[.$FL14];[.$FQ14];[.$FV14];[.$GA14];[.$GF14];[.$GK14];[.$GP14];[.$GU14])" office:value-type="float" office:value="13602">
            <text:p>13602</text:p>
          </table:table-cell>
          <table:table-cell table:formula="of:=MIN([.$E14];[.$I14];[.$N14];[.$S14];[.$X14];[.$AC14];[.$AH14];[.$AM14];[.$AR14];[.$AW14];[.$BB14];[.$BG14];[.$BL14];[.$BQ14];[.$BV14];[.$CA14];[.$CF14];[.$CK14];[.$CP14];[.$CU14];[.$CZ14];[.$DE14];[.$DJ14];[.$DO14];[.$DT14];[.$DY14];[.$ED14];[.$EI14];[.$EN14];[.$ES14];[.$EX14];[.$FC14];[.$FH14];[.$FM14];[.$FR14];[.$FW14];[.$GB14];[.$GG14];[.$GL14];[.$GQ14];[.$GV14])" office:value-type="float" office:value="17237">
            <text:p>17237</text:p>
          </table:table-cell>
          <table:table-cell table:formula="of:=MIN([.$J14];[.$O14];[.$T14];[.$Y14];[.$AD14];[.$AI14];[.$AN14];[.$AS14];[.$AX14];[.$BC14];[.$BH14];[.$BM14];[.$BR14];[.$BW14];[.$CB14];[.$CG14];[.$CL14];[.$CQ14];[.$CV14];[.$DA14];[.$DF14];[.$DK14];[.$DP14];[.$DU14];[.$DZ14];[.$EE14];[.$EJ14];[.$EO14];[.$ET14];[.$EY14];[.$FD14];[.$FI14];[.$FN14];[.$FS14];[.$FX14];[.$GC14];[.$GH14];[.$GM14];[.$GR14];[.$GW14])" office:value-type="float" office:value="0">
            <text:p>0</text:p>
          </table:table-cell>
          <table:table-cell table:formula="of:=MEDIAN([.$B14];[.$F14];[.$K14];[.$P14];[.$U14];[.$Z14];[.$AE14];[.$AJ14];[.$AO14];[.$AT14];[.$AY14];[.$BD14];[.$BI14];[.$BN14];[.$BS14];[.$BX14];[.$CC14];[.$CH14];[.$CM14];[.$CR14];[.$CW14];[.$DB14];[.$DG14];[.$DL14];[.$DQ14];[.$DV14];[.$EA14];[.$EF14];[.$EK14];[.$EP14];[.$EU14];[.$EZ14];[.$FE14];[.$FJ14];[.$FO14];[.$FT14];[.$FY14];[.$GD14];[.$GI14];[.$GN14];[.$GS14])" office:value-type="float" office:value="37.1615">
            <text:p>37.1615</text:p>
          </table:table-cell>
          <table:table-cell table:formula="of:=MEDIAN([.$C14];[.$G14];[.$L14];[.$Q14];[.$V14];[.$AA14];[.$AF14];[.$AK14];[.$AP14];[.$AU14];[.$AZ14];[.$BE14];[.$BJ14];[.$BO14];[.$BT14];[.$BY14];[.$CD14];[.$CI14];[.$CN14];[.$CS14];[.$CX14];[.$DC14];[.$DH14];[.$DM14];[.$DR14];[.$DW14];[.$EB14];[.$EG14];[.$EL14];[.$EQ14];[.$EV14];[.$FA14];[.$FF14];[.$FK14];[.$FP14];[.$FU14];[.$FZ14];[.$GE14];[.$GJ14];[.$GO14];[.$GT14])" office:value-type="float" office:value="0">
            <text:p>0</text:p>
          </table:table-cell>
          <table:table-cell table:formula="of:=MEDIAN([.$D14];[.$H14];[.$M14];[.$R14];[.$W14];[.$AB14];[.$AG14];[.$AL14];[.$AQ14];[.$AV14];[.$BA14];[.$BF14];[.$BK14];[.$BP14];[.$BU14];[.$BZ14];[.$CE14];[.$CJ14];[.$CO14];[.$CT14];[.$CY14];[.$DD14];[.$DI14];[.$DN14];[.$DS14];[.$DX14];[.$EC14];[.$EH14];[.$EM14];[.$ER14];[.$EW14];[.$FB14];[.$FG14];[.$FL14];[.$FQ14];[.$FV14];[.$GA14];[.$GF14];[.$GK14];[.$GP14];[.$GU14])" office:value-type="float" office:value="340143">
            <text:p>340143</text:p>
          </table:table-cell>
          <table:table-cell table:formula="of:=MEDIAN([.$E14];[.$I14];[.$N14];[.$S14];[.$X14];[.$AC14];[.$AH14];[.$AM14];[.$AR14];[.$AW14];[.$BB14];[.$BG14];[.$BL14];[.$BQ14];[.$BV14];[.$CA14];[.$CF14];[.$CK14];[.$CP14];[.$CU14];[.$CZ14];[.$DE14];[.$DJ14];[.$DO14];[.$DT14];[.$DY14];[.$ED14];[.$EI14];[.$EN14];[.$ES14];[.$EX14];[.$FC14];[.$FH14];[.$FM14];[.$FR14];[.$FW14];[.$GB14];[.$GG14];[.$GL14];[.$GQ14];[.$GV14])" office:value-type="float" office:value="389616">
            <text:p>389616</text:p>
          </table:table-cell>
          <table:table-cell table:formula="of:=MEDIAN([.$J14];[.$O14];[.$T14];[.$Y14];[.$AD14];[.$AI14];[.$AN14];[.$AS14];[.$AX14];[.$BC14];[.$BH14];[.$BM14];[.$BR14];[.$BW14];[.$CB14];[.$CG14];[.$CL14];[.$CQ14];[.$CV14];[.$DA14];[.$DF14];[.$DK14];[.$DP14];[.$DU14];[.$DZ14];[.$EE14];[.$EJ14];[.$EO14];[.$ET14];[.$EY14];[.$FD14];[.$FI14];[.$FN14];[.$FS14];[.$FX14];[.$GC14];[.$GH14];[.$GM14];[.$GR14];[.$GW14])" office:value-type="float" office:value="103183.5">
            <text:p>103183.5</text:p>
          </table:table-cell>
          <table:table-cell table:formula="of:=MAX([.$B14];[.$F14];[.$K14];[.$P14];[.$U14];[.$Z14];[.$AE14];[.$AJ14];[.$AO14];[.$AT14];[.$AY14];[.$BD14];[.$BI14];[.$BN14];[.$BS14];[.$BX14];[.$CC14];[.$CH14];[.$CM14];[.$CR14];[.$CW14];[.$DB14];[.$DG14];[.$DL14];[.$DQ14];[.$DV14];[.$EA14];[.$EF14];[.$EK14];[.$EP14];[.$EU14];[.$EZ14];[.$FE14];[.$FJ14];[.$FO14];[.$FT14];[.$FY14];[.$GD14];[.$GI14];[.$GN14];[.$GS14])" office:value-type="float" office:value="600">
            <text:p>600</text:p>
          </table:table-cell>
          <table:table-cell table:formula="of:=MAX([.$C14];[.$G14];[.$L14];[.$Q14];[.$V14];[.$AA14];[.$AF14];[.$AK14];[.$AP14];[.$AU14];[.$AZ14];[.$BE14];[.$BJ14];[.$BO14];[.$BT14];[.$BY14];[.$CD14];[.$CI14];[.$CN14];[.$CS14];[.$CX14];[.$DC14];[.$DH14];[.$DM14];[.$DR14];[.$DW14];[.$EB14];[.$EG14];[.$EL14];[.$EQ14];[.$EV14];[.$FA14];[.$FF14];[.$FK14];[.$FP14];[.$FU14];[.$FZ14];[.$GE14];[.$GJ14];[.$GO14];[.$GT14])" office:value-type="float" office:value="1">
            <text:p>1</text:p>
          </table:table-cell>
          <table:table-cell table:formula="of:=MAX([.$D14];[.$H14];[.$M14];[.$R14];[.$W14];[.$AB14];[.$AG14];[.$AL14];[.$AQ14];[.$AV14];[.$BA14];[.$BF14];[.$BK14];[.$BP14];[.$BU14];[.$BZ14];[.$CE14];[.$CJ14];[.$CO14];[.$CT14];[.$CY14];[.$DD14];[.$DI14];[.$DN14];[.$DS14];[.$DX14];[.$EC14];[.$EH14];[.$EM14];[.$ER14];[.$EW14];[.$FB14];[.$FG14];[.$FL14];[.$FQ14];[.$FV14];[.$GA14];[.$GF14];[.$GK14];[.$GP14];[.$GU14])" office:value-type="float" office:value="3338014">
            <text:p>3338014</text:p>
          </table:table-cell>
          <table:table-cell table:formula="of:=MAX([.$E14];[.$I14];[.$N14];[.$S14];[.$X14];[.$AC14];[.$AH14];[.$AM14];[.$AR14];[.$AW14];[.$BB14];[.$BG14];[.$BL14];[.$BQ14];[.$BV14];[.$CA14];[.$CF14];[.$CK14];[.$CP14];[.$CU14];[.$CZ14];[.$DE14];[.$DJ14];[.$DO14];[.$DT14];[.$DY14];[.$ED14];[.$EI14];[.$EN14];[.$ES14];[.$EX14];[.$FC14];[.$FH14];[.$FM14];[.$FR14];[.$FW14];[.$GB14];[.$GG14];[.$GL14];[.$GQ14];[.$GV14])" office:value-type="float" office:value="3381897">
            <text:p>3381897</text:p>
          </table:table-cell>
          <table:table-cell table:formula="of:=MAX([.$J14];[.$O14];[.$T14];[.$Y14];[.$AD14];[.$AI14];[.$AN14];[.$AS14];[.$AX14];[.$BC14];[.$BH14];[.$BM14];[.$BR14];[.$BW14];[.$CB14];[.$CG14];[.$CL14];[.$CQ14];[.$CV14];[.$DA14];[.$DF14];[.$DK14];[.$DP14];[.$DU14];[.$DZ14];[.$EE14];[.$EJ14];[.$EO14];[.$ET14];[.$EY14];[.$FD14];[.$FI14];[.$FN14];[.$FS14];[.$FX14];[.$GC14];[.$GH14];[.$GM14];[.$GR14];[.$GW14])" office:value-type="float" office:value="3381897">
            <text:p>3381897</text:p>
          </table:table-cell>
        </table:table-row>
        <table:table-row table:style-name="ro1">
          <table:table-cell office:value-type="string">
            <text:p>./handmade_soko013.lp</text:p>
          </table:table-cell>
          <table:table-cell office:value-type="float" office:value="59.3878">
            <text:p>59.3878</text:p>
          </table:table-cell>
          <table:table-cell office:value-type="float" office:value="0">
            <text:p>0</text:p>
          </table:table-cell>
          <table:table-cell office:value-type="float" office:value="220554">
            <text:p>220554</text:p>
          </table:table-cell>
          <table:table-cell office:value-type="float" office:value="1372731">
            <text:p>1372731</text:p>
          </table:table-cell>
          <table:table-cell office:value-type="float" office:value="58.3867">
            <text:p>58.3867</text:p>
          </table:table-cell>
          <table:table-cell office:value-type="float" office:value="0">
            <text:p>0</text:p>
          </table:table-cell>
          <table:table-cell office:value-type="float" office:value="220554">
            <text:p>220554</text:p>
          </table:table-cell>
          <table:table-cell office:value-type="float" office:value="1372731">
            <text:p>1372731</text:p>
          </table:table-cell>
          <table:table-cell office:value-type="float" office:value="0">
            <text:p>0</text:p>
          </table:table-cell>
          <table:table-cell office:value-type="float" office:value="58.36">
            <text:p>58.36</text:p>
          </table:table-cell>
          <table:table-cell office:value-type="float" office:value="0">
            <text:p>0</text:p>
          </table:table-cell>
          <table:table-cell office:value-type="float" office:value="220554">
            <text:p>220554</text:p>
          </table:table-cell>
          <table:table-cell office:value-type="float" office:value="1372731">
            <text:p>1372731</text:p>
          </table:table-cell>
          <table:table-cell office:value-type="float" office:value="0">
            <text:p>0</text:p>
          </table:table-cell>
          <table:table-cell office:value-type="float" office:value="58.1389">
            <text:p>58.1389</text:p>
          </table:table-cell>
          <table:table-cell office:value-type="float" office:value="0">
            <text:p>0</text:p>
          </table:table-cell>
          <table:table-cell office:value-type="float" office:value="220554">
            <text:p>220554</text:p>
          </table:table-cell>
          <table:table-cell office:value-type="float" office:value="1372731">
            <text:p>1372731</text:p>
          </table:table-cell>
          <table:table-cell office:value-type="float" office:value="193430">
            <text:p>193430</text:p>
          </table:table-cell>
          <table:table-cell office:value-type="float" office:value="391.485">
            <text:p>391.485</text:p>
          </table:table-cell>
          <table:table-cell office:value-type="float" office:value="0">
            <text:p>0</text:p>
          </table:table-cell>
          <table:table-cell office:value-type="float" office:value="1173320">
            <text:p>1173320</text:p>
          </table:table-cell>
          <table:table-cell table:style-name="cellWorst" office:value-type="float" office:value="7135811">
            <text:p>7135811</text:p>
          </table:table-cell>
          <table:table-cell office:value-type="float" office:value="676089">
            <text:p>676089</text:p>
          </table:table-cell>
          <table:table-cell office:value-type="float" office:value="149.332">
            <text:p>149.332</text:p>
          </table:table-cell>
          <table:table-cell office:value-type="float" office:value="0">
            <text:p>0</text:p>
          </table:table-cell>
          <table:table-cell office:value-type="float" office:value="468631">
            <text:p>468631</text:p>
          </table:table-cell>
          <table:table-cell office:value-type="float" office:value="804730">
            <text:p>804730</text:p>
          </table:table-cell>
          <table:table-cell office:value-type="float" office:value="101398">
            <text:p>101398</text:p>
          </table:table-cell>
          <table:table-cell office:value-type="float" office:value="361.494">
            <text:p>361.494</text:p>
          </table:table-cell>
          <table:table-cell office:value-type="float" office:value="0">
            <text:p>0</text:p>
          </table:table-cell>
          <table:table-cell office:value-type="float" office:value="1308616">
            <text:p>1308616</text:p>
          </table:table-cell>
          <table:table-cell office:value-type="float" office:value="1459121">
            <text:p>1459121</text:p>
          </table:table-cell>
          <table:table-cell office:value-type="float" office:value="1400373">
            <text:p>1400373</text:p>
          </table:table-cell>
          <table:table-cell office:value-type="float" office:value="212.448">
            <text:p>212.448</text:p>
          </table:table-cell>
          <table:table-cell office:value-type="float" office:value="0">
            <text:p>0</text:p>
          </table:table-cell>
          <table:table-cell office:value-type="float" office:value="868180">
            <text:p>868180</text:p>
          </table:table-cell>
          <table:table-cell office:value-type="float" office:value="969104">
            <text:p>969104</text:p>
          </table:table-cell>
          <table:table-cell office:value-type="float" office:value="954383">
            <text:p>954383</text:p>
          </table:table-cell>
          <table:table-cell office:value-type="float" office:value="173.23">
            <text:p>173.23</text:p>
          </table:table-cell>
          <table:table-cell office:value-type="float" office:value="0">
            <text:p>0</text:p>
          </table:table-cell>
          <table:table-cell office:value-type="float" office:value="754812">
            <text:p>754812</text:p>
          </table:table-cell>
          <table:table-cell office:value-type="float" office:value="833577">
            <text:p>833577</text:p>
          </table:table-cell>
          <table:table-cell office:value-type="float" office:value="827818">
            <text:p>827818</text:p>
          </table:table-cell>
          <table:table-cell office:value-type="float" office:value="127.701">
            <text:p>127.701</text:p>
          </table:table-cell>
          <table:table-cell office:value-type="float" office:value="0">
            <text:p>0</text:p>
          </table:table-cell>
          <table:table-cell office:value-type="float" office:value="601497">
            <text:p>601497</text:p>
          </table:table-cell>
          <table:table-cell office:value-type="float" office:value="679112">
            <text:p>679112</text:p>
          </table:table-cell>
          <table:table-cell office:value-type="float" office:value="674384">
            <text:p>674384</text:p>
          </table:table-cell>
          <table:table-cell office:value-type="float" office:value="368.144">
            <text:p>368.144</text:p>
          </table:table-cell>
          <table:table-cell office:value-type="float" office:value="0">
            <text:p>0</text:p>
          </table:table-cell>
          <table:table-cell office:value-type="float" office:value="1275109">
            <text:p>1275109</text:p>
          </table:table-cell>
          <table:table-cell office:value-type="float" office:value="1501548">
            <text:p>1501548</text:p>
          </table:table-cell>
          <table:table-cell office:value-type="float" office:value="280159">
            <text:p>280159</text:p>
          </table:table-cell>
          <table:table-cell office:value-type="float" office:value="37.8958">
            <text:p>37.8958</text:p>
          </table:table-cell>
          <table:table-cell office:value-type="float" office:value="0">
            <text:p>0</text:p>
          </table:table-cell>
          <table:table-cell office:value-type="float" office:value="145192">
            <text:p>145192</text:p>
          </table:table-cell>
          <table:table-cell office:value-type="float" office:value="206142">
            <text:p>206142</text:p>
          </table:table-cell>
          <table:table-cell office:value-type="float" office:value="51072">
            <text:p>51072</text:p>
          </table:table-cell>
          <table:table-cell office:value-type="float" office:value="290.649">
            <text:p>290.649</text:p>
          </table:table-cell>
          <table:table-cell office:value-type="float" office:value="0">
            <text:p>0</text:p>
          </table:table-cell>
          <table:table-cell office:value-type="float" office:value="1030644">
            <text:p>1030644</text:p>
          </table:table-cell>
          <table:table-cell office:value-type="float" office:value="1229754">
            <text:p>1229754</text:p>
          </table:table-cell>
          <table:table-cell office:value-type="float" office:value="214321">
            <text:p>214321</text:p>
          </table:table-cell>
          <table:table-cell office:value-type="float" office:value="21.1551">
            <text:p>21.1551</text:p>
          </table:table-cell>
          <table:table-cell office:value-type="float" office:value="0">
            <text:p>0</text:p>
          </table:table-cell>
          <table:table-cell office:value-type="float" office:value="83854">
            <text:p>83854</text:p>
          </table:table-cell>
          <table:table-cell office:value-type="float" office:value="124913">
            <text:p>124913</text:p>
          </table:table-cell>
          <table:table-cell office:value-type="float" office:value="29806">
            <text:p>29806</text:p>
          </table:table-cell>
          <table:table-cell table:style-name="cellBest" office:value-type="float" office:value="19.0726">
            <text:p>19.0726</text:p>
          </table:table-cell>
          <table:table-cell office:value-type="float" office:value="0">
            <text:p>0</text:p>
          </table:table-cell>
          <table:table-cell table:style-name="cellBest" office:value-type="float" office:value="62608">
            <text:p>62608</text:p>
          </table:table-cell>
          <table:table-cell table:style-name="cellBest" office:value-type="float" office:value="71750">
            <text:p>71750</text:p>
          </table:table-cell>
          <table:table-cell office:value-type="float" office:value="71750">
            <text:p>71750</text:p>
          </table:table-cell>
          <table:table-cell office:value-type="float" office:value="223.056">
            <text:p>223.056</text:p>
          </table:table-cell>
          <table:table-cell office:value-type="float" office:value="0">
            <text:p>0</text:p>
          </table:table-cell>
          <table:table-cell office:value-type="float" office:value="634752">
            <text:p>634752</text:p>
          </table:table-cell>
          <table:table-cell office:value-type="float" office:value="5047370">
            <text:p>5047370</text:p>
          </table:table-cell>
          <table:table-cell office:value-type="float" office:value="0">
            <text:p>0</text:p>
          </table:table-cell>
          <table:table-cell office:value-type="float" office:value="47.0552">
            <text:p>47.0552</text:p>
          </table:table-cell>
          <table:table-cell office:value-type="float" office:value="0">
            <text:p>0</text:p>
          </table:table-cell>
          <table:table-cell office:value-type="float" office:value="179382">
            <text:p>179382</text:p>
          </table:table-cell>
          <table:table-cell office:value-type="float" office:value="292790">
            <text:p>292790</text:p>
          </table:table-cell>
          <table:table-cell office:value-type="float" office:value="285479">
            <text:p>285479</text:p>
          </table:table-cell>
          <table:table-cell office:value-type="float" office:value="52.0398">
            <text:p>52.0398</text:p>
          </table:table-cell>
          <table:table-cell office:value-type="float" office:value="0">
            <text:p>0</text:p>
          </table:table-cell>
          <table:table-cell office:value-type="float" office:value="196126">
            <text:p>196126</text:p>
          </table:table-cell>
          <table:table-cell office:value-type="float" office:value="270680">
            <text:p>270680</text:p>
          </table:table-cell>
          <table:table-cell office:value-type="float" office:value="62219">
            <text:p>62219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397840">
            <text:p>1397840</text:p>
          </table:table-cell>
          <table:table-cell table:number-columns-repeated="2" office:value-type="float" office:value="1423551">
            <text:p>1423551</text:p>
          </table:table-cell>
          <table:table-cell office:value-type="float" office:value="156.078">
            <text:p>156.078</text:p>
          </table:table-cell>
          <table:table-cell office:value-type="float" office:value="0">
            <text:p>0</text:p>
          </table:table-cell>
          <table:table-cell office:value-type="float" office:value="409937">
            <text:p>409937</text:p>
          </table:table-cell>
          <table:table-cell office:value-type="float" office:value="512411">
            <text:p>512411</text:p>
          </table:table-cell>
          <table:table-cell office:value-type="float" office:value="502018">
            <text:p>502018</text:p>
          </table:table-cell>
          <table:table-cell office:value-type="float" office:value="336.646">
            <text:p>336.646</text:p>
          </table:table-cell>
          <table:table-cell office:value-type="float" office:value="0">
            <text:p>0</text:p>
          </table:table-cell>
          <table:table-cell office:value-type="float" office:value="1202184">
            <text:p>1202184</text:p>
          </table:table-cell>
          <table:table-cell office:value-type="float" office:value="1479830">
            <text:p>1479830</text:p>
          </table:table-cell>
          <table:table-cell office:value-type="float" office:value="245667">
            <text:p>24566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915346">
            <text:p>915346</text:p>
          </table:table-cell>
          <table:table-cell table:number-columns-repeated="2" office:value-type="float" office:value="927184">
            <text:p>927184</text:p>
          </table:table-cell>
          <table:table-cell office:value-type="float" office:value="60.9839">
            <text:p>60.9839</text:p>
          </table:table-cell>
          <table:table-cell office:value-type="float" office:value="0">
            <text:p>0</text:p>
          </table:table-cell>
          <table:table-cell office:value-type="float" office:value="220554">
            <text:p>220554</text:p>
          </table:table-cell>
          <table:table-cell office:value-type="float" office:value="1372731">
            <text:p>1372731</text:p>
          </table:table-cell>
          <table:table-cell office:value-type="float" office:value="193430">
            <text:p>193430</text:p>
          </table:table-cell>
          <table:table-cell office:value-type="float" office:value="61.8225">
            <text:p>61.8225</text:p>
          </table:table-cell>
          <table:table-cell office:value-type="float" office:value="0">
            <text:p>0</text:p>
          </table:table-cell>
          <table:table-cell office:value-type="float" office:value="193043">
            <text:p>193043</text:p>
          </table:table-cell>
          <table:table-cell office:value-type="float" office:value="401079">
            <text:p>401079</text:p>
          </table:table-cell>
          <table:table-cell office:value-type="float" office:value="173042">
            <text:p>173042</text:p>
          </table:table-cell>
          <table:table-cell office:value-type="float" office:value="83.3938">
            <text:p>83.3938</text:p>
          </table:table-cell>
          <table:table-cell office:value-type="float" office:value="0">
            <text:p>0</text:p>
          </table:table-cell>
          <table:table-cell office:value-type="float" office:value="366472">
            <text:p>366472</text:p>
          </table:table-cell>
          <table:table-cell office:value-type="float" office:value="467981">
            <text:p>467981</text:p>
          </table:table-cell>
          <table:table-cell office:value-type="float" office:value="305168">
            <text:p>305168</text:p>
          </table:table-cell>
          <table:table-cell office:value-type="float" office:value="46.3449">
            <text:p>46.3449</text:p>
          </table:table-cell>
          <table:table-cell office:value-type="float" office:value="0">
            <text:p>0</text:p>
          </table:table-cell>
          <table:table-cell office:value-type="float" office:value="199164">
            <text:p>199164</text:p>
          </table:table-cell>
          <table:table-cell office:value-type="float" office:value="666229">
            <text:p>666229</text:p>
          </table:table-cell>
          <table:table-cell office:value-type="float" office:value="369108">
            <text:p>369108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966133">
            <text:p>1966133</text:p>
          </table:table-cell>
          <table:table-cell office:value-type="float" office:value="2661493">
            <text:p>2661493</text:p>
          </table:table-cell>
          <table:table-cell office:value-type="float" office:value="2630459">
            <text:p>2630459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table:style-name="cellWorst" office:value-type="float" office:value="2080122">
            <text:p>2080122</text:p>
          </table:table-cell>
          <table:table-cell office:value-type="float" office:value="2862313">
            <text:p>2862313</text:p>
          </table:table-cell>
          <table:table-cell table:style-name="cellWorst" office:value-type="float" office:value="2847976">
            <text:p>2847976</text:p>
          </table:table-cell>
          <table:table-cell office:value-type="float" office:value="136.028">
            <text:p>136.028</text:p>
          </table:table-cell>
          <table:table-cell office:value-type="float" office:value="0">
            <text:p>0</text:p>
          </table:table-cell>
          <table:table-cell office:value-type="float" office:value="702324">
            <text:p>702324</text:p>
          </table:table-cell>
          <table:table-cell office:value-type="float" office:value="1038685">
            <text:p>1038685</text:p>
          </table:table-cell>
          <table:table-cell office:value-type="float" office:value="1033202">
            <text:p>1033202</text:p>
          </table:table-cell>
          <table:table-cell office:value-type="float" office:value="21.8248">
            <text:p>21.8248</text:p>
          </table:table-cell>
          <table:table-cell office:value-type="float" office:value="0">
            <text:p>0</text:p>
          </table:table-cell>
          <table:table-cell office:value-type="float" office:value="83215">
            <text:p>83215</text:p>
          </table:table-cell>
          <table:table-cell office:value-type="float" office:value="156401">
            <text:p>156401</text:p>
          </table:table-cell>
          <table:table-cell office:value-type="float" office:value="70774">
            <text:p>70774</text:p>
          </table:table-cell>
          <table:table-cell office:value-type="float" office:value="30.0034">
            <text:p>30.0034</text:p>
          </table:table-cell>
          <table:table-cell office:value-type="float" office:value="0">
            <text:p>0</text:p>
          </table:table-cell>
          <table:table-cell office:value-type="float" office:value="94764">
            <text:p>94764</text:p>
          </table:table-cell>
          <table:table-cell office:value-type="float" office:value="190789">
            <text:p>190789</text:p>
          </table:table-cell>
          <table:table-cell office:value-type="float" office:value="68004">
            <text:p>68004</text:p>
          </table:table-cell>
          <table:table-cell office:value-type="float" office:value="25.4381">
            <text:p>25.4381</text:p>
          </table:table-cell>
          <table:table-cell office:value-type="float" office:value="0">
            <text:p>0</text:p>
          </table:table-cell>
          <table:table-cell office:value-type="float" office:value="99293">
            <text:p>99293</text:p>
          </table:table-cell>
          <table:table-cell office:value-type="float" office:value="197714">
            <text:p>197714</text:p>
          </table:table-cell>
          <table:table-cell office:value-type="float" office:value="88965">
            <text:p>88965</text:p>
          </table:table-cell>
          <table:table-cell office:value-type="float" office:value="90.7053">
            <text:p>90.7053</text:p>
          </table:table-cell>
          <table:table-cell office:value-type="float" office:value="0">
            <text:p>0</text:p>
          </table:table-cell>
          <table:table-cell office:value-type="float" office:value="371243">
            <text:p>371243</text:p>
          </table:table-cell>
          <table:table-cell office:value-type="float" office:value="571306">
            <text:p>571306</text:p>
          </table:table-cell>
          <table:table-cell office:value-type="float" office:value="334463">
            <text:p>334463</text:p>
          </table:table-cell>
          <table:table-cell office:value-type="float" office:value="140.829">
            <text:p>140.829</text:p>
          </table:table-cell>
          <table:table-cell office:value-type="float" office:value="0">
            <text:p>0</text:p>
          </table:table-cell>
          <table:table-cell office:value-type="float" office:value="733702">
            <text:p>733702</text:p>
          </table:table-cell>
          <table:table-cell table:number-columns-repeated="2" office:value-type="float" office:value="1264840">
            <text:p>1264840</text:p>
          </table:table-cell>
          <table:table-cell office:value-type="float" office:value="215.92">
            <text:p>215.92</text:p>
          </table:table-cell>
          <table:table-cell office:value-type="float" office:value="0">
            <text:p>0</text:p>
          </table:table-cell>
          <table:table-cell office:value-type="float" office:value="694167">
            <text:p>694167</text:p>
          </table:table-cell>
          <table:table-cell office:value-type="float" office:value="955584">
            <text:p>955584</text:p>
          </table:table-cell>
          <table:table-cell office:value-type="float" office:value="0">
            <text:p>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646986">
            <text:p>1646986</text:p>
          </table:table-cell>
          <table:table-cell office:value-type="float" office:value="2459399">
            <text:p>2459399</text:p>
          </table:table-cell>
          <table:table-cell office:value-type="float" office:value="2420798">
            <text:p>2420798</text:p>
          </table:table-cell>
          <table:table-cell office:value-type="float" office:value="47.9497">
            <text:p>47.9497</text:p>
          </table:table-cell>
          <table:table-cell office:value-type="float" office:value="0">
            <text:p>0</text:p>
          </table:table-cell>
          <table:table-cell office:value-type="float" office:value="191798">
            <text:p>191798</text:p>
          </table:table-cell>
          <table:table-cell office:value-type="float" office:value="260901">
            <text:p>260901</text:p>
          </table:table-cell>
          <table:table-cell office:value-type="float" office:value="149843">
            <text:p>149843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032061">
            <text:p>1032061</text:p>
          </table:table-cell>
          <table:table-cell table:number-columns-repeated="2" office:value-type="float" office:value="1086698">
            <text:p>1086698</text:p>
          </table:table-cell>
          <table:table-cell office:value-type="float" office:value="285.727">
            <text:p>285.727</text:p>
          </table:table-cell>
          <table:table-cell office:value-type="float" office:value="0">
            <text:p>0</text:p>
          </table:table-cell>
          <table:table-cell office:value-type="float" office:value="1247987">
            <text:p>1247987</text:p>
          </table:table-cell>
          <table:table-cell office:value-type="float" office:value="1705039">
            <text:p>1705039</text:p>
          </table:table-cell>
          <table:table-cell office:value-type="float" office:value="1695999">
            <text:p>1695999</text:p>
          </table:table-cell>
          <table:table-cell office:value-type="float" office:value="46.9573">
            <text:p>46.9573</text:p>
          </table:table-cell>
          <table:table-cell office:value-type="float" office:value="0">
            <text:p>0</text:p>
          </table:table-cell>
          <table:table-cell office:value-type="float" office:value="203259">
            <text:p>203259</text:p>
          </table:table-cell>
          <table:table-cell office:value-type="float" office:value="284022">
            <text:p>284022</text:p>
          </table:table-cell>
          <table:table-cell office:value-type="float" office:value="166724">
            <text:p>16672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027981">
            <text:p>1027981</text:p>
          </table:table-cell>
          <table:table-cell table:number-columns-repeated="2" office:value-type="float" office:value="1536816">
            <text:p>1536816</text:p>
          </table:table-cell>
          <table:table-cell table:formula="of:=MIN([.$B15];[.$F15];[.$K15];[.$P15];[.$U15];[.$Z15];[.$AE15];[.$AJ15];[.$AO15];[.$AT15];[.$AY15];[.$BD15];[.$BI15];[.$BN15];[.$BS15];[.$BX15];[.$CC15];[.$CH15];[.$CM15];[.$CR15];[.$CW15];[.$DB15];[.$DG15];[.$DL15];[.$DQ15];[.$DV15];[.$EA15];[.$EF15];[.$EK15];[.$EP15];[.$EU15];[.$EZ15];[.$FE15];[.$FJ15];[.$FO15];[.$FT15];[.$FY15];[.$GD15];[.$GI15];[.$GN15];[.$GS15])" office:value-type="float" office:value="19.0726">
            <text:p>19.0726</text:p>
          </table:table-cell>
          <table:table-cell table:formula="of:=MIN([.$C15];[.$G15];[.$L15];[.$Q15];[.$V15];[.$AA15];[.$AF15];[.$AK15];[.$AP15];[.$AU15];[.$AZ15];[.$BE15];[.$BJ15];[.$BO15];[.$BT15];[.$BY15];[.$CD15];[.$CI15];[.$CN15];[.$CS15];[.$CX15];[.$DC15];[.$DH15];[.$DM15];[.$DR15];[.$DW15];[.$EB15];[.$EG15];[.$EL15];[.$EQ15];[.$EV15];[.$FA15];[.$FF15];[.$FK15];[.$FP15];[.$FU15];[.$FZ15];[.$GE15];[.$GJ15];[.$GO15];[.$GT15])" office:value-type="float" office:value="0">
            <text:p>0</text:p>
          </table:table-cell>
          <table:table-cell table:formula="of:=MIN([.$D15];[.$H15];[.$M15];[.$R15];[.$W15];[.$AB15];[.$AG15];[.$AL15];[.$AQ15];[.$AV15];[.$BA15];[.$BF15];[.$BK15];[.$BP15];[.$BU15];[.$BZ15];[.$CE15];[.$CJ15];[.$CO15];[.$CT15];[.$CY15];[.$DD15];[.$DI15];[.$DN15];[.$DS15];[.$DX15];[.$EC15];[.$EH15];[.$EM15];[.$ER15];[.$EW15];[.$FB15];[.$FG15];[.$FL15];[.$FQ15];[.$FV15];[.$GA15];[.$GF15];[.$GK15];[.$GP15];[.$GU15])" office:value-type="float" office:value="62608">
            <text:p>62608</text:p>
          </table:table-cell>
          <table:table-cell table:formula="of:=MIN([.$E15];[.$I15];[.$N15];[.$S15];[.$X15];[.$AC15];[.$AH15];[.$AM15];[.$AR15];[.$AW15];[.$BB15];[.$BG15];[.$BL15];[.$BQ15];[.$BV15];[.$CA15];[.$CF15];[.$CK15];[.$CP15];[.$CU15];[.$CZ15];[.$DE15];[.$DJ15];[.$DO15];[.$DT15];[.$DY15];[.$ED15];[.$EI15];[.$EN15];[.$ES15];[.$EX15];[.$FC15];[.$FH15];[.$FM15];[.$FR15];[.$FW15];[.$GB15];[.$GG15];[.$GL15];[.$GQ15];[.$GV15])" office:value-type="float" office:value="71750">
            <text:p>71750</text:p>
          </table:table-cell>
          <table:table-cell table:formula="of:=MIN([.$J15];[.$O15];[.$T15];[.$Y15];[.$AD15];[.$AI15];[.$AN15];[.$AS15];[.$AX15];[.$BC15];[.$BH15];[.$BM15];[.$BR15];[.$BW15];[.$CB15];[.$CG15];[.$CL15];[.$CQ15];[.$CV15];[.$DA15];[.$DF15];[.$DK15];[.$DP15];[.$DU15];[.$DZ15];[.$EE15];[.$EJ15];[.$EO15];[.$ET15];[.$EY15];[.$FD15];[.$FI15];[.$FN15];[.$FS15];[.$FX15];[.$GC15];[.$GH15];[.$GM15];[.$GR15];[.$GW15])" office:value-type="float" office:value="0">
            <text:p>0</text:p>
          </table:table-cell>
          <table:table-cell table:formula="of:=MEDIAN([.$B15];[.$F15];[.$K15];[.$P15];[.$U15];[.$Z15];[.$AE15];[.$AJ15];[.$AO15];[.$AT15];[.$AY15];[.$BD15];[.$BI15];[.$BN15];[.$BS15];[.$BX15];[.$CC15];[.$CH15];[.$CM15];[.$CR15];[.$CW15];[.$DB15];[.$DG15];[.$DL15];[.$DQ15];[.$DV15];[.$EA15];[.$EF15];[.$EK15];[.$EP15];[.$EU15];[.$EZ15];[.$FE15];[.$FJ15];[.$FO15];[.$FT15];[.$FY15];[.$GD15];[.$GI15];[.$GN15];[.$GS15])" office:value-type="float" office:value="136.028">
            <text:p>136.028</text:p>
          </table:table-cell>
          <table:table-cell table:formula="of:=MEDIAN([.$C15];[.$G15];[.$L15];[.$Q15];[.$V15];[.$AA15];[.$AF15];[.$AK15];[.$AP15];[.$AU15];[.$AZ15];[.$BE15];[.$BJ15];[.$BO15];[.$BT15];[.$BY15];[.$CD15];[.$CI15];[.$CN15];[.$CS15];[.$CX15];[.$DC15];[.$DH15];[.$DM15];[.$DR15];[.$DW15];[.$EB15];[.$EG15];[.$EL15];[.$EQ15];[.$EV15];[.$FA15];[.$FF15];[.$FK15];[.$FP15];[.$FU15];[.$FZ15];[.$GE15];[.$GJ15];[.$GO15];[.$GT15])" office:value-type="float" office:value="0">
            <text:p>0</text:p>
          </table:table-cell>
          <table:table-cell table:formula="of:=MEDIAN([.$D15];[.$H15];[.$M15];[.$R15];[.$W15];[.$AB15];[.$AG15];[.$AL15];[.$AQ15];[.$AV15];[.$BA15];[.$BF15];[.$BK15];[.$BP15];[.$BU15];[.$BZ15];[.$CE15];[.$CJ15];[.$CO15];[.$CT15];[.$CY15];[.$DD15];[.$DI15];[.$DN15];[.$DS15];[.$DX15];[.$EC15];[.$EH15];[.$EM15];[.$ER15];[.$EW15];[.$FB15];[.$FG15];[.$FL15];[.$FQ15];[.$FV15];[.$GA15];[.$GF15];[.$GK15];[.$GP15];[.$GU15])" office:value-type="float" office:value="468631">
            <text:p>468631</text:p>
          </table:table-cell>
          <table:table-cell table:formula="of:=MEDIAN([.$E15];[.$I15];[.$N15];[.$S15];[.$X15];[.$AC15];[.$AH15];[.$AM15];[.$AR15];[.$AW15];[.$BB15];[.$BG15];[.$BL15];[.$BQ15];[.$BV15];[.$CA15];[.$CF15];[.$CK15];[.$CP15];[.$CU15];[.$CZ15];[.$DE15];[.$DJ15];[.$DO15];[.$DT15];[.$DY15];[.$ED15];[.$EI15];[.$EN15];[.$ES15];[.$EX15];[.$FC15];[.$FH15];[.$FM15];[.$FR15];[.$FW15];[.$GB15];[.$GG15];[.$GL15];[.$GQ15];[.$GV15])" office:value-type="float" office:value="969104">
            <text:p>969104</text:p>
          </table:table-cell>
          <table:table-cell table:formula="of:=MEDIAN([.$J15];[.$O15];[.$T15];[.$Y15];[.$AD15];[.$AI15];[.$AN15];[.$AS15];[.$AX15];[.$BC15];[.$BH15];[.$BM15];[.$BR15];[.$BW15];[.$CB15];[.$CG15];[.$CL15];[.$CQ15];[.$CV15];[.$DA15];[.$DF15];[.$DK15];[.$DP15];[.$DU15];[.$DZ15];[.$EE15];[.$EJ15];[.$EO15];[.$ET15];[.$EY15];[.$FD15];[.$FI15];[.$FN15];[.$FS15];[.$FX15];[.$GC15];[.$GH15];[.$GM15];[.$GR15];[.$GW15])" office:value-type="float" office:value="282819">
            <text:p>282819</text:p>
          </table:table-cell>
          <table:table-cell table:formula="of:=MAX([.$B15];[.$F15];[.$K15];[.$P15];[.$U15];[.$Z15];[.$AE15];[.$AJ15];[.$AO15];[.$AT15];[.$AY15];[.$BD15];[.$BI15];[.$BN15];[.$BS15];[.$BX15];[.$CC15];[.$CH15];[.$CM15];[.$CR15];[.$CW15];[.$DB15];[.$DG15];[.$DL15];[.$DQ15];[.$DV15];[.$EA15];[.$EF15];[.$EK15];[.$EP15];[.$EU15];[.$EZ15];[.$FE15];[.$FJ15];[.$FO15];[.$FT15];[.$FY15];[.$GD15];[.$GI15];[.$GN15];[.$GS15])" office:value-type="float" office:value="600">
            <text:p>600</text:p>
          </table:table-cell>
          <table:table-cell table:formula="of:=MAX([.$C15];[.$G15];[.$L15];[.$Q15];[.$V15];[.$AA15];[.$AF15];[.$AK15];[.$AP15];[.$AU15];[.$AZ15];[.$BE15];[.$BJ15];[.$BO15];[.$BT15];[.$BY15];[.$CD15];[.$CI15];[.$CN15];[.$CS15];[.$CX15];[.$DC15];[.$DH15];[.$DM15];[.$DR15];[.$DW15];[.$EB15];[.$EG15];[.$EL15];[.$EQ15];[.$EV15];[.$FA15];[.$FF15];[.$FK15];[.$FP15];[.$FU15];[.$FZ15];[.$GE15];[.$GJ15];[.$GO15];[.$GT15])" office:value-type="float" office:value="1">
            <text:p>1</text:p>
          </table:table-cell>
          <table:table-cell table:formula="of:=MAX([.$D15];[.$H15];[.$M15];[.$R15];[.$W15];[.$AB15];[.$AG15];[.$AL15];[.$AQ15];[.$AV15];[.$BA15];[.$BF15];[.$BK15];[.$BP15];[.$BU15];[.$BZ15];[.$CE15];[.$CJ15];[.$CO15];[.$CT15];[.$CY15];[.$DD15];[.$DI15];[.$DN15];[.$DS15];[.$DX15];[.$EC15];[.$EH15];[.$EM15];[.$ER15];[.$EW15];[.$FB15];[.$FG15];[.$FL15];[.$FQ15];[.$FV15];[.$GA15];[.$GF15];[.$GK15];[.$GP15];[.$GU15])" office:value-type="float" office:value="2080122">
            <text:p>2080122</text:p>
          </table:table-cell>
          <table:table-cell table:formula="of:=MAX([.$E15];[.$I15];[.$N15];[.$S15];[.$X15];[.$AC15];[.$AH15];[.$AM15];[.$AR15];[.$AW15];[.$BB15];[.$BG15];[.$BL15];[.$BQ15];[.$BV15];[.$CA15];[.$CF15];[.$CK15];[.$CP15];[.$CU15];[.$CZ15];[.$DE15];[.$DJ15];[.$DO15];[.$DT15];[.$DY15];[.$ED15];[.$EI15];[.$EN15];[.$ES15];[.$EX15];[.$FC15];[.$FH15];[.$FM15];[.$FR15];[.$FW15];[.$GB15];[.$GG15];[.$GL15];[.$GQ15];[.$GV15])" office:value-type="float" office:value="7135811">
            <text:p>7135811</text:p>
          </table:table-cell>
          <table:table-cell table:formula="of:=MAX([.$J15];[.$O15];[.$T15];[.$Y15];[.$AD15];[.$AI15];[.$AN15];[.$AS15];[.$AX15];[.$BC15];[.$BH15];[.$BM15];[.$BR15];[.$BW15];[.$CB15];[.$CG15];[.$CL15];[.$CQ15];[.$CV15];[.$DA15];[.$DF15];[.$DK15];[.$DP15];[.$DU15];[.$DZ15];[.$EE15];[.$EJ15];[.$EO15];[.$ET15];[.$EY15];[.$FD15];[.$FI15];[.$FN15];[.$FS15];[.$FX15];[.$GC15];[.$GH15];[.$GM15];[.$GR15];[.$GW15])" office:value-type="float" office:value="2847976">
            <text:p>2847976</text:p>
          </table:table-cell>
        </table:table-row>
        <table:table-row table:style-name="ro1">
          <table:table-cell office:value-type="string">
            <text:p>./handmade_soko014.lp</text:p>
          </table:table-cell>
          <table:table-cell office:value-type="float" office:value="179.654">
            <text:p>179.654</text:p>
          </table:table-cell>
          <table:table-cell office:value-type="float" office:value="0">
            <text:p>0</text:p>
          </table:table-cell>
          <table:table-cell office:value-type="float" office:value="895630">
            <text:p>895630</text:p>
          </table:table-cell>
          <table:table-cell office:value-type="float" office:value="1076038">
            <text:p>1076038</text:p>
          </table:table-cell>
          <table:table-cell office:value-type="float" office:value="221.432">
            <text:p>221.432</text:p>
          </table:table-cell>
          <table:table-cell office:value-type="float" office:value="0">
            <text:p>0</text:p>
          </table:table-cell>
          <table:table-cell office:value-type="float" office:value="895630">
            <text:p>895630</text:p>
          </table:table-cell>
          <table:table-cell office:value-type="float" office:value="1076038">
            <text:p>1076038</text:p>
          </table:table-cell>
          <table:table-cell office:value-type="float" office:value="0">
            <text:p>0</text:p>
          </table:table-cell>
          <table:table-cell office:value-type="float" office:value="200.657">
            <text:p>200.657</text:p>
          </table:table-cell>
          <table:table-cell office:value-type="float" office:value="0">
            <text:p>0</text:p>
          </table:table-cell>
          <table:table-cell office:value-type="float" office:value="895630">
            <text:p>895630</text:p>
          </table:table-cell>
          <table:table-cell office:value-type="float" office:value="1076038">
            <text:p>1076038</text:p>
          </table:table-cell>
          <table:table-cell office:value-type="float" office:value="0">
            <text:p>0</text:p>
          </table:table-cell>
          <table:table-cell office:value-type="float" office:value="220.873">
            <text:p>220.873</text:p>
          </table:table-cell>
          <table:table-cell office:value-type="float" office:value="0">
            <text:p>0</text:p>
          </table:table-cell>
          <table:table-cell office:value-type="float" office:value="895630">
            <text:p>895630</text:p>
          </table:table-cell>
          <table:table-cell office:value-type="float" office:value="1076038">
            <text:p>1076038</text:p>
          </table:table-cell>
          <table:table-cell office:value-type="float" office:value="158474">
            <text:p>158474</text:p>
          </table:table-cell>
          <table:table-cell office:value-type="float" office:value="401.416">
            <text:p>401.416</text:p>
          </table:table-cell>
          <table:table-cell office:value-type="float" office:value="0">
            <text:p>0</text:p>
          </table:table-cell>
          <table:table-cell office:value-type="float" office:value="1684182">
            <text:p>1684182</text:p>
          </table:table-cell>
          <table:table-cell office:value-type="float" office:value="3387469">
            <text:p>3387469</text:p>
          </table:table-cell>
          <table:table-cell office:value-type="float" office:value="514781">
            <text:p>514781</text:p>
          </table:table-cell>
          <table:table-cell office:value-type="float" office:value="76.8045">
            <text:p>76.8045</text:p>
          </table:table-cell>
          <table:table-cell office:value-type="float" office:value="0">
            <text:p>0</text:p>
          </table:table-cell>
          <table:table-cell office:value-type="float" office:value="426645">
            <text:p>426645</text:p>
          </table:table-cell>
          <table:table-cell office:value-type="float" office:value="529007">
            <text:p>529007</text:p>
          </table:table-cell>
          <table:table-cell office:value-type="float" office:value="92638">
            <text:p>92638</text:p>
          </table:table-cell>
          <table:table-cell office:value-type="float" office:value="118.336">
            <text:p>118.336</text:p>
          </table:table-cell>
          <table:table-cell office:value-type="float" office:value="0">
            <text:p>0</text:p>
          </table:table-cell>
          <table:table-cell office:value-type="float" office:value="521607">
            <text:p>521607</text:p>
          </table:table-cell>
          <table:table-cell office:value-type="float" office:value="587941">
            <text:p>587941</text:p>
          </table:table-cell>
          <table:table-cell office:value-type="float" office:value="566816">
            <text:p>566816</text:p>
          </table:table-cell>
          <table:table-cell office:value-type="float" office:value="107.512">
            <text:p>107.512</text:p>
          </table:table-cell>
          <table:table-cell office:value-type="float" office:value="0">
            <text:p>0</text:p>
          </table:table-cell>
          <table:table-cell office:value-type="float" office:value="589361">
            <text:p>589361</text:p>
          </table:table-cell>
          <table:table-cell office:value-type="float" office:value="664874">
            <text:p>664874</text:p>
          </table:table-cell>
          <table:table-cell office:value-type="float" office:value="658956">
            <text:p>658956</text:p>
          </table:table-cell>
          <table:table-cell office:value-type="float" office:value="157.342">
            <text:p>157.342</text:p>
          </table:table-cell>
          <table:table-cell office:value-type="float" office:value="0">
            <text:p>0</text:p>
          </table:table-cell>
          <table:table-cell office:value-type="float" office:value="724639">
            <text:p>724639</text:p>
          </table:table-cell>
          <table:table-cell office:value-type="float" office:value="807015">
            <text:p>807015</text:p>
          </table:table-cell>
          <table:table-cell office:value-type="float" office:value="803722">
            <text:p>803722</text:p>
          </table:table-cell>
          <table:table-cell office:value-type="float" office:value="155.153">
            <text:p>155.153</text:p>
          </table:table-cell>
          <table:table-cell office:value-type="float" office:value="0">
            <text:p>0</text:p>
          </table:table-cell>
          <table:table-cell office:value-type="float" office:value="667736">
            <text:p>667736</text:p>
          </table:table-cell>
          <table:table-cell office:value-type="float" office:value="743070">
            <text:p>743070</text:p>
          </table:table-cell>
          <table:table-cell office:value-type="float" office:value="740469">
            <text:p>740469</text:p>
          </table:table-cell>
          <table:table-cell office:value-type="float" office:value="28.9443">
            <text:p>28.9443</text:p>
          </table:table-cell>
          <table:table-cell office:value-type="float" office:value="0">
            <text:p>0</text:p>
          </table:table-cell>
          <table:table-cell office:value-type="float" office:value="186341">
            <text:p>186341</text:p>
          </table:table-cell>
          <table:table-cell office:value-type="float" office:value="230471">
            <text:p>230471</text:p>
          </table:table-cell>
          <table:table-cell office:value-type="float" office:value="63280">
            <text:p>63280</text:p>
          </table:table-cell>
          <table:table-cell office:value-type="float" office:value="108.869">
            <text:p>108.869</text:p>
          </table:table-cell>
          <table:table-cell office:value-type="float" office:value="0">
            <text:p>0</text:p>
          </table:table-cell>
          <table:table-cell office:value-type="float" office:value="520826">
            <text:p>520826</text:p>
          </table:table-cell>
          <table:table-cell office:value-type="float" office:value="640937">
            <text:p>640937</text:p>
          </table:table-cell>
          <table:table-cell office:value-type="float" office:value="102361">
            <text:p>102361</text:p>
          </table:table-cell>
          <table:table-cell office:value-type="float" office:value="88.0046">
            <text:p>88.0046</text:p>
          </table:table-cell>
          <table:table-cell office:value-type="float" office:value="0">
            <text:p>0</text:p>
          </table:table-cell>
          <table:table-cell office:value-type="float" office:value="463424">
            <text:p>463424</text:p>
          </table:table-cell>
          <table:table-cell office:value-type="float" office:value="565339">
            <text:p>565339</text:p>
          </table:table-cell>
          <table:table-cell office:value-type="float" office:value="117972">
            <text:p>117972</text:p>
          </table:table-cell>
          <table:table-cell office:value-type="float" office:value="37.7754">
            <text:p>37.7754</text:p>
          </table:table-cell>
          <table:table-cell office:value-type="float" office:value="0">
            <text:p>0</text:p>
          </table:table-cell>
          <table:table-cell office:value-type="float" office:value="232517">
            <text:p>232517</text:p>
          </table:table-cell>
          <table:table-cell office:value-type="float" office:value="290937">
            <text:p>290937</text:p>
          </table:table-cell>
          <table:table-cell office:value-type="float" office:value="71494">
            <text:p>71494</text:p>
          </table:table-cell>
          <table:table-cell office:value-type="float" office:value="252.689">
            <text:p>252.689</text:p>
          </table:table-cell>
          <table:table-cell office:value-type="float" office:value="0">
            <text:p>0</text:p>
          </table:table-cell>
          <table:table-cell office:value-type="float" office:value="1084242">
            <text:p>1084242</text:p>
          </table:table-cell>
          <table:table-cell table:number-columns-repeated="2" office:value-type="float" office:value="1192165">
            <text:p>1192165</text:p>
          </table:table-cell>
          <table:table-cell office:value-type="float" office:value="381.607">
            <text:p>381.607</text:p>
          </table:table-cell>
          <table:table-cell office:value-type="float" office:value="0">
            <text:p>0</text:p>
          </table:table-cell>
          <table:table-cell office:value-type="float" office:value="1638446">
            <text:p>1638446</text:p>
          </table:table-cell>
          <table:table-cell table:style-name="cellWorst" office:value-type="float" office:value="4707729">
            <text:p>4707729</text:p>
          </table:table-cell>
          <table:table-cell office:value-type="float" office:value="0">
            <text:p>0</text:p>
          </table:table-cell>
          <table:table-cell office:value-type="float" office:value="300.482">
            <text:p>300.482</text:p>
          </table:table-cell>
          <table:table-cell office:value-type="float" office:value="0">
            <text:p>0</text:p>
          </table:table-cell>
          <table:table-cell office:value-type="float" office:value="1620604">
            <text:p>1620604</text:p>
          </table:table-cell>
          <table:table-cell office:value-type="float" office:value="1771084">
            <text:p>1771084</text:p>
          </table:table-cell>
          <table:table-cell office:value-type="float" office:value="1765850">
            <text:p>1765850</text:p>
          </table:table-cell>
          <table:table-cell office:value-type="float" office:value="38.605">
            <text:p>38.605</text:p>
          </table:table-cell>
          <table:table-cell office:value-type="float" office:value="0">
            <text:p>0</text:p>
          </table:table-cell>
          <table:table-cell office:value-type="float" office:value="222984">
            <text:p>222984</text:p>
          </table:table-cell>
          <table:table-cell office:value-type="float" office:value="269044">
            <text:p>269044</text:p>
          </table:table-cell>
          <table:table-cell office:value-type="float" office:value="75521">
            <text:p>75521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818520">
            <text:p>2818520</text:p>
          </table:table-cell>
          <table:table-cell table:number-columns-repeated="2" office:value-type="float" office:value="2830775">
            <text:p>2830775</text:p>
          </table:table-cell>
          <table:table-cell office:value-type="float" office:value="390.023">
            <text:p>390.023</text:p>
          </table:table-cell>
          <table:table-cell office:value-type="float" office:value="0">
            <text:p>0</text:p>
          </table:table-cell>
          <table:table-cell office:value-type="float" office:value="1465440">
            <text:p>1465440</text:p>
          </table:table-cell>
          <table:table-cell office:value-type="float" office:value="1595984">
            <text:p>1595984</text:p>
          </table:table-cell>
          <table:table-cell office:value-type="float" office:value="1582610">
            <text:p>1582610</text:p>
          </table:table-cell>
          <table:table-cell office:value-type="float" office:value="52.076">
            <text:p>52.076</text:p>
          </table:table-cell>
          <table:table-cell office:value-type="float" office:value="0">
            <text:p>0</text:p>
          </table:table-cell>
          <table:table-cell office:value-type="float" office:value="275531">
            <text:p>275531</text:p>
          </table:table-cell>
          <table:table-cell office:value-type="float" office:value="345140">
            <text:p>345140</text:p>
          </table:table-cell>
          <table:table-cell office:value-type="float" office:value="68813">
            <text:p>6881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10338">
            <text:p>2010338</text:p>
          </table:table-cell>
          <table:table-cell table:number-columns-repeated="2" office:value-type="float" office:value="2041389">
            <text:p>2041389</text:p>
          </table:table-cell>
          <table:table-cell office:value-type="float" office:value="187.94">
            <text:p>187.94</text:p>
          </table:table-cell>
          <table:table-cell office:value-type="float" office:value="0">
            <text:p>0</text:p>
          </table:table-cell>
          <table:table-cell office:value-type="float" office:value="895630">
            <text:p>895630</text:p>
          </table:table-cell>
          <table:table-cell office:value-type="float" office:value="1076038">
            <text:p>1076038</text:p>
          </table:table-cell>
          <table:table-cell office:value-type="float" office:value="158474">
            <text:p>158474</text:p>
          </table:table-cell>
          <table:table-cell office:value-type="float" office:value="176.967">
            <text:p>176.967</text:p>
          </table:table-cell>
          <table:table-cell office:value-type="float" office:value="0">
            <text:p>0</text:p>
          </table:table-cell>
          <table:table-cell office:value-type="float" office:value="718440">
            <text:p>718440</text:p>
          </table:table-cell>
          <table:table-cell office:value-type="float" office:value="976296">
            <text:p>976296</text:p>
          </table:table-cell>
          <table:table-cell office:value-type="float" office:value="460326">
            <text:p>460326</text:p>
          </table:table-cell>
          <table:table-cell office:value-type="float" office:value="74.3746">
            <text:p>74.3746</text:p>
          </table:table-cell>
          <table:table-cell office:value-type="float" office:value="0">
            <text:p>0</text:p>
          </table:table-cell>
          <table:table-cell office:value-type="float" office:value="397402">
            <text:p>397402</text:p>
          </table:table-cell>
          <table:table-cell office:value-type="float" office:value="486229">
            <text:p>486229</text:p>
          </table:table-cell>
          <table:table-cell office:value-type="float" office:value="194430">
            <text:p>194430</text:p>
          </table:table-cell>
          <table:table-cell office:value-type="float" office:value="87.8617">
            <text:p>87.8617</text:p>
          </table:table-cell>
          <table:table-cell office:value-type="float" office:value="0">
            <text:p>0</text:p>
          </table:table-cell>
          <table:table-cell office:value-type="float" office:value="547183">
            <text:p>547183</text:p>
          </table:table-cell>
          <table:table-cell office:value-type="float" office:value="701714">
            <text:p>701714</text:p>
          </table:table-cell>
          <table:table-cell office:value-type="float" office:value="644198">
            <text:p>644198</text:p>
          </table:table-cell>
          <table:table-cell office:value-type="float" office:value="211.417">
            <text:p>211.417</text:p>
          </table:table-cell>
          <table:table-cell office:value-type="float" office:value="0">
            <text:p>0</text:p>
          </table:table-cell>
          <table:table-cell office:value-type="float" office:value="1147728">
            <text:p>1147728</text:p>
          </table:table-cell>
          <table:table-cell office:value-type="float" office:value="1453352">
            <text:p>1453352</text:p>
          </table:table-cell>
          <table:table-cell office:value-type="float" office:value="1423823">
            <text:p>1423823</text:p>
          </table:table-cell>
          <table:table-cell office:value-type="float" office:value="212.645">
            <text:p>212.645</text:p>
          </table:table-cell>
          <table:table-cell office:value-type="float" office:value="0">
            <text:p>0</text:p>
          </table:table-cell>
          <table:table-cell office:value-type="float" office:value="1120606">
            <text:p>1120606</text:p>
          </table:table-cell>
          <table:table-cell office:value-type="float" office:value="1446784">
            <text:p>1446784</text:p>
          </table:table-cell>
          <table:table-cell office:value-type="float" office:value="1431828">
            <text:p>1431828</text:p>
          </table:table-cell>
          <table:table-cell office:value-type="float" office:value="200.51">
            <text:p>200.51</text:p>
          </table:table-cell>
          <table:table-cell office:value-type="float" office:value="0">
            <text:p>0</text:p>
          </table:table-cell>
          <table:table-cell office:value-type="float" office:value="1108917">
            <text:p>1108917</text:p>
          </table:table-cell>
          <table:table-cell office:value-type="float" office:value="1412115">
            <text:p>1412115</text:p>
          </table:table-cell>
          <table:table-cell office:value-type="float" office:value="1401537">
            <text:p>1401537</text:p>
          </table:table-cell>
          <table:table-cell office:value-type="float" office:value="120.132">
            <text:p>120.132</text:p>
          </table:table-cell>
          <table:table-cell office:value-type="float" office:value="0">
            <text:p>0</text:p>
          </table:table-cell>
          <table:table-cell office:value-type="float" office:value="586956">
            <text:p>586956</text:p>
          </table:table-cell>
          <table:table-cell office:value-type="float" office:value="716324">
            <text:p>716324</text:p>
          </table:table-cell>
          <table:table-cell office:value-type="float" office:value="303676">
            <text:p>303676</text:p>
          </table:table-cell>
          <table:table-cell office:value-type="float" office:value="59.9141">
            <text:p>59.9141</text:p>
          </table:table-cell>
          <table:table-cell office:value-type="float" office:value="0">
            <text:p>0</text:p>
          </table:table-cell>
          <table:table-cell office:value-type="float" office:value="312930">
            <text:p>312930</text:p>
          </table:table-cell>
          <table:table-cell office:value-type="float" office:value="389254">
            <text:p>389254</text:p>
          </table:table-cell>
          <table:table-cell office:value-type="float" office:value="152682">
            <text:p>152682</text:p>
          </table:table-cell>
          <table:table-cell table:style-name="cellBest" office:value-type="float" office:value="26.4624">
            <text:p>26.4624</text:p>
          </table:table-cell>
          <table:table-cell office:value-type="float" office:value="0">
            <text:p>0</text:p>
          </table:table-cell>
          <table:table-cell office:value-type="float" office:value="175735">
            <text:p>175735</text:p>
          </table:table-cell>
          <table:table-cell office:value-type="float" office:value="225360">
            <text:p>225360</text:p>
          </table:table-cell>
          <table:table-cell office:value-type="float" office:value="81301">
            <text:p>81301</text:p>
          </table:table-cell>
          <table:table-cell office:value-type="float" office:value="68.9827">
            <text:p>68.9827</text:p>
          </table:table-cell>
          <table:table-cell office:value-type="float" office:value="0">
            <text:p>0</text:p>
          </table:table-cell>
          <table:table-cell office:value-type="float" office:value="399640">
            <text:p>399640</text:p>
          </table:table-cell>
          <table:table-cell office:value-type="float" office:value="486041">
            <text:p>486041</text:p>
          </table:table-cell>
          <table:table-cell office:value-type="float" office:value="180758">
            <text:p>180758</text:p>
          </table:table-cell>
          <table:table-cell office:value-type="float" office:value="465.995">
            <text:p>465.995</text:p>
          </table:table-cell>
          <table:table-cell office:value-type="float" office:value="0">
            <text:p>0</text:p>
          </table:table-cell>
          <table:table-cell office:value-type="float" office:value="2029596">
            <text:p>2029596</text:p>
          </table:table-cell>
          <table:table-cell table:number-columns-repeated="2" office:value-type="float" office:value="2604765">
            <text:p>2604765</text:p>
          </table:table-cell>
          <table:table-cell office:value-type="float" office:value="30.1934">
            <text:p>30.1934</text:p>
          </table:table-cell>
          <table:table-cell office:value-type="float" office:value="0">
            <text:p>0</text:p>
          </table:table-cell>
          <table:table-cell table:style-name="cellBest" office:value-type="float" office:value="168964">
            <text:p>168964</text:p>
          </table:table-cell>
          <table:table-cell table:style-name="cellBest" office:value-type="float" office:value="202807">
            <text:p>202807</text:p>
          </table:table-cell>
          <table:table-cell office:value-type="float" office:value="0">
            <text:p>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table:style-name="cellWorst" office:value-type="float" office:value="2829630">
            <text:p>2829630</text:p>
          </table:table-cell>
          <table:table-cell office:value-type="float" office:value="3423153">
            <text:p>3423153</text:p>
          </table:table-cell>
          <table:table-cell table:style-name="cellWorst" office:value-type="float" office:value="3395572">
            <text:p>3395572</text:p>
          </table:table-cell>
          <table:table-cell office:value-type="float" office:value="103.021">
            <text:p>103.021</text:p>
          </table:table-cell>
          <table:table-cell office:value-type="float" office:value="0">
            <text:p>0</text:p>
          </table:table-cell>
          <table:table-cell office:value-type="float" office:value="507370">
            <text:p>507370</text:p>
          </table:table-cell>
          <table:table-cell office:value-type="float" office:value="623180">
            <text:p>623180</text:p>
          </table:table-cell>
          <table:table-cell office:value-type="float" office:value="270983">
            <text:p>270983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614120">
            <text:p>2614120</text:p>
          </table:table-cell>
          <table:table-cell table:number-columns-repeated="2" office:value-type="float" office:value="2811768">
            <text:p>2811768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659850">
            <text:p>2659850</text:p>
          </table:table-cell>
          <table:table-cell office:value-type="float" office:value="3169346">
            <text:p>3169346</text:p>
          </table:table-cell>
          <table:table-cell office:value-type="float" office:value="3149416">
            <text:p>3149416</text:p>
          </table:table-cell>
          <table:table-cell office:value-type="float" office:value="53.2208">
            <text:p>53.2208</text:p>
          </table:table-cell>
          <table:table-cell office:value-type="float" office:value="0">
            <text:p>0</text:p>
          </table:table-cell>
          <table:table-cell office:value-type="float" office:value="335136">
            <text:p>335136</text:p>
          </table:table-cell>
          <table:table-cell office:value-type="float" office:value="399619">
            <text:p>399619</text:p>
          </table:table-cell>
          <table:table-cell office:value-type="float" office:value="157016">
            <text:p>15701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00871">
            <text:p>2200871</text:p>
          </table:table-cell>
          <table:table-cell table:number-columns-repeated="2" office:value-type="float" office:value="2231576">
            <text:p>2231576</text:p>
          </table:table-cell>
          <table:table-cell table:formula="of:=MIN([.$B16];[.$F16];[.$K16];[.$P16];[.$U16];[.$Z16];[.$AE16];[.$AJ16];[.$AO16];[.$AT16];[.$AY16];[.$BD16];[.$BI16];[.$BN16];[.$BS16];[.$BX16];[.$CC16];[.$CH16];[.$CM16];[.$CR16];[.$CW16];[.$DB16];[.$DG16];[.$DL16];[.$DQ16];[.$DV16];[.$EA16];[.$EF16];[.$EK16];[.$EP16];[.$EU16];[.$EZ16];[.$FE16];[.$FJ16];[.$FO16];[.$FT16];[.$FY16];[.$GD16];[.$GI16];[.$GN16];[.$GS16])" office:value-type="float" office:value="26.4624">
            <text:p>26.4624</text:p>
          </table:table-cell>
          <table:table-cell table:formula="of:=MIN([.$C16];[.$G16];[.$L16];[.$Q16];[.$V16];[.$AA16];[.$AF16];[.$AK16];[.$AP16];[.$AU16];[.$AZ16];[.$BE16];[.$BJ16];[.$BO16];[.$BT16];[.$BY16];[.$CD16];[.$CI16];[.$CN16];[.$CS16];[.$CX16];[.$DC16];[.$DH16];[.$DM16];[.$DR16];[.$DW16];[.$EB16];[.$EG16];[.$EL16];[.$EQ16];[.$EV16];[.$FA16];[.$FF16];[.$FK16];[.$FP16];[.$FU16];[.$FZ16];[.$GE16];[.$GJ16];[.$GO16];[.$GT16])" office:value-type="float" office:value="0">
            <text:p>0</text:p>
          </table:table-cell>
          <table:table-cell table:formula="of:=MIN([.$D16];[.$H16];[.$M16];[.$R16];[.$W16];[.$AB16];[.$AG16];[.$AL16];[.$AQ16];[.$AV16];[.$BA16];[.$BF16];[.$BK16];[.$BP16];[.$BU16];[.$BZ16];[.$CE16];[.$CJ16];[.$CO16];[.$CT16];[.$CY16];[.$DD16];[.$DI16];[.$DN16];[.$DS16];[.$DX16];[.$EC16];[.$EH16];[.$EM16];[.$ER16];[.$EW16];[.$FB16];[.$FG16];[.$FL16];[.$FQ16];[.$FV16];[.$GA16];[.$GF16];[.$GK16];[.$GP16];[.$GU16])" office:value-type="float" office:value="168964">
            <text:p>168964</text:p>
          </table:table-cell>
          <table:table-cell table:formula="of:=MIN([.$E16];[.$I16];[.$N16];[.$S16];[.$X16];[.$AC16];[.$AH16];[.$AM16];[.$AR16];[.$AW16];[.$BB16];[.$BG16];[.$BL16];[.$BQ16];[.$BV16];[.$CA16];[.$CF16];[.$CK16];[.$CP16];[.$CU16];[.$CZ16];[.$DE16];[.$DJ16];[.$DO16];[.$DT16];[.$DY16];[.$ED16];[.$EI16];[.$EN16];[.$ES16];[.$EX16];[.$FC16];[.$FH16];[.$FM16];[.$FR16];[.$FW16];[.$GB16];[.$GG16];[.$GL16];[.$GQ16];[.$GV16])" office:value-type="float" office:value="202807">
            <text:p>202807</text:p>
          </table:table-cell>
          <table:table-cell table:formula="of:=MIN([.$J16];[.$O16];[.$T16];[.$Y16];[.$AD16];[.$AI16];[.$AN16];[.$AS16];[.$AX16];[.$BC16];[.$BH16];[.$BM16];[.$BR16];[.$BW16];[.$CB16];[.$CG16];[.$CL16];[.$CQ16];[.$CV16];[.$DA16];[.$DF16];[.$DK16];[.$DP16];[.$DU16];[.$DZ16];[.$EE16];[.$EJ16];[.$EO16];[.$ET16];[.$EY16];[.$FD16];[.$FI16];[.$FN16];[.$FS16];[.$FX16];[.$GC16];[.$GH16];[.$GM16];[.$GR16];[.$GW16])" office:value-type="float" office:value="0">
            <text:p>0</text:p>
          </table:table-cell>
          <table:table-cell table:formula="of:=MEDIAN([.$B16];[.$F16];[.$K16];[.$P16];[.$U16];[.$Z16];[.$AE16];[.$AJ16];[.$AO16];[.$AT16];[.$AY16];[.$BD16];[.$BI16];[.$BN16];[.$BS16];[.$BX16];[.$CC16];[.$CH16];[.$CM16];[.$CR16];[.$CW16];[.$DB16];[.$DG16];[.$DL16];[.$DQ16];[.$DV16];[.$EA16];[.$EF16];[.$EK16];[.$EP16];[.$EU16];[.$EZ16];[.$FE16];[.$FJ16];[.$FO16];[.$FT16];[.$FY16];[.$GD16];[.$GI16];[.$GN16];[.$GS16])" office:value-type="float" office:value="176.967">
            <text:p>176.967</text:p>
          </table:table-cell>
          <table:table-cell table:formula="of:=MEDIAN([.$C16];[.$G16];[.$L16];[.$Q16];[.$V16];[.$AA16];[.$AF16];[.$AK16];[.$AP16];[.$AU16];[.$AZ16];[.$BE16];[.$BJ16];[.$BO16];[.$BT16];[.$BY16];[.$CD16];[.$CI16];[.$CN16];[.$CS16];[.$CX16];[.$DC16];[.$DH16];[.$DM16];[.$DR16];[.$DW16];[.$EB16];[.$EG16];[.$EL16];[.$EQ16];[.$EV16];[.$FA16];[.$FF16];[.$FK16];[.$FP16];[.$FU16];[.$FZ16];[.$GE16];[.$GJ16];[.$GO16];[.$GT16])" office:value-type="float" office:value="0">
            <text:p>0</text:p>
          </table:table-cell>
          <table:table-cell table:formula="of:=MEDIAN([.$D16];[.$H16];[.$M16];[.$R16];[.$W16];[.$AB16];[.$AG16];[.$AL16];[.$AQ16];[.$AV16];[.$BA16];[.$BF16];[.$BK16];[.$BP16];[.$BU16];[.$BZ16];[.$CE16];[.$CJ16];[.$CO16];[.$CT16];[.$CY16];[.$DD16];[.$DI16];[.$DN16];[.$DS16];[.$DX16];[.$EC16];[.$EH16];[.$EM16];[.$ER16];[.$EW16];[.$FB16];[.$FG16];[.$FL16];[.$FQ16];[.$FV16];[.$GA16];[.$GF16];[.$GK16];[.$GP16];[.$GU16])" office:value-type="float" office:value="724639">
            <text:p>724639</text:p>
          </table:table-cell>
          <table:table-cell table:formula="of:=MEDIAN([.$E16];[.$I16];[.$N16];[.$S16];[.$X16];[.$AC16];[.$AH16];[.$AM16];[.$AR16];[.$AW16];[.$BB16];[.$BG16];[.$BL16];[.$BQ16];[.$BV16];[.$CA16];[.$CF16];[.$CK16];[.$CP16];[.$CU16];[.$CZ16];[.$DE16];[.$DJ16];[.$DO16];[.$DT16];[.$DY16];[.$ED16];[.$EI16];[.$EN16];[.$ES16];[.$EX16];[.$FC16];[.$FH16];[.$FM16];[.$FR16];[.$FW16];[.$GB16];[.$GG16];[.$GL16];[.$GQ16];[.$GV16])" office:value-type="float" office:value="976296">
            <text:p>976296</text:p>
          </table:table-cell>
          <table:table-cell table:formula="of:=MEDIAN([.$J16];[.$O16];[.$T16];[.$Y16];[.$AD16];[.$AI16];[.$AN16];[.$AS16];[.$AX16];[.$BC16];[.$BH16];[.$BM16];[.$BR16];[.$BW16];[.$CB16];[.$CG16];[.$CL16];[.$CQ16];[.$CV16];[.$DA16];[.$DF16];[.$DK16];[.$DP16];[.$DU16];[.$DZ16];[.$EE16];[.$EJ16];[.$EO16];[.$ET16];[.$EY16];[.$FD16];[.$FI16];[.$FN16];[.$FS16];[.$FX16];[.$GC16];[.$GH16];[.$GM16];[.$GR16];[.$GW16])" office:value-type="float" office:value="382001">
            <text:p>382001</text:p>
          </table:table-cell>
          <table:table-cell table:formula="of:=MAX([.$B16];[.$F16];[.$K16];[.$P16];[.$U16];[.$Z16];[.$AE16];[.$AJ16];[.$AO16];[.$AT16];[.$AY16];[.$BD16];[.$BI16];[.$BN16];[.$BS16];[.$BX16];[.$CC16];[.$CH16];[.$CM16];[.$CR16];[.$CW16];[.$DB16];[.$DG16];[.$DL16];[.$DQ16];[.$DV16];[.$EA16];[.$EF16];[.$EK16];[.$EP16];[.$EU16];[.$EZ16];[.$FE16];[.$FJ16];[.$FO16];[.$FT16];[.$FY16];[.$GD16];[.$GI16];[.$GN16];[.$GS16])" office:value-type="float" office:value="600">
            <text:p>600</text:p>
          </table:table-cell>
          <table:table-cell table:formula="of:=MAX([.$C16];[.$G16];[.$L16];[.$Q16];[.$V16];[.$AA16];[.$AF16];[.$AK16];[.$AP16];[.$AU16];[.$AZ16];[.$BE16];[.$BJ16];[.$BO16];[.$BT16];[.$BY16];[.$CD16];[.$CI16];[.$CN16];[.$CS16];[.$CX16];[.$DC16];[.$DH16];[.$DM16];[.$DR16];[.$DW16];[.$EB16];[.$EG16];[.$EL16];[.$EQ16];[.$EV16];[.$FA16];[.$FF16];[.$FK16];[.$FP16];[.$FU16];[.$FZ16];[.$GE16];[.$GJ16];[.$GO16];[.$GT16])" office:value-type="float" office:value="1">
            <text:p>1</text:p>
          </table:table-cell>
          <table:table-cell table:formula="of:=MAX([.$D16];[.$H16];[.$M16];[.$R16];[.$W16];[.$AB16];[.$AG16];[.$AL16];[.$AQ16];[.$AV16];[.$BA16];[.$BF16];[.$BK16];[.$BP16];[.$BU16];[.$BZ16];[.$CE16];[.$CJ16];[.$CO16];[.$CT16];[.$CY16];[.$DD16];[.$DI16];[.$DN16];[.$DS16];[.$DX16];[.$EC16];[.$EH16];[.$EM16];[.$ER16];[.$EW16];[.$FB16];[.$FG16];[.$FL16];[.$FQ16];[.$FV16];[.$GA16];[.$GF16];[.$GK16];[.$GP16];[.$GU16])" office:value-type="float" office:value="2829630">
            <text:p>2829630</text:p>
          </table:table-cell>
          <table:table-cell table:formula="of:=MAX([.$E16];[.$I16];[.$N16];[.$S16];[.$X16];[.$AC16];[.$AH16];[.$AM16];[.$AR16];[.$AW16];[.$BB16];[.$BG16];[.$BL16];[.$BQ16];[.$BV16];[.$CA16];[.$CF16];[.$CK16];[.$CP16];[.$CU16];[.$CZ16];[.$DE16];[.$DJ16];[.$DO16];[.$DT16];[.$DY16];[.$ED16];[.$EI16];[.$EN16];[.$ES16];[.$EX16];[.$FC16];[.$FH16];[.$FM16];[.$FR16];[.$FW16];[.$GB16];[.$GG16];[.$GL16];[.$GQ16];[.$GV16])" office:value-type="float" office:value="4707729">
            <text:p>4707729</text:p>
          </table:table-cell>
          <table:table-cell table:formula="of:=MAX([.$J16];[.$O16];[.$T16];[.$Y16];[.$AD16];[.$AI16];[.$AN16];[.$AS16];[.$AX16];[.$BC16];[.$BH16];[.$BM16];[.$BR16];[.$BW16];[.$CB16];[.$CG16];[.$CL16];[.$CQ16];[.$CV16];[.$DA16];[.$DF16];[.$DK16];[.$DP16];[.$DU16];[.$DZ16];[.$EE16];[.$EJ16];[.$EO16];[.$ET16];[.$EY16];[.$FD16];[.$FI16];[.$FN16];[.$FS16];[.$FX16];[.$GC16];[.$GH16];[.$GM16];[.$GR16];[.$GW16])" office:value-type="float" office:value="3395572">
            <text:p>3395572</text:p>
          </table:table-cell>
        </table:table-row>
        <table:table-row table:style-name="ro1">
          <table:table-cell office:value-type="string">
            <text:p>./handmade_soko015.lp</text:p>
          </table:table-cell>
          <table:table-cell office:value-type="float" office:value="7.03342">
            <text:p>7.03342</text:p>
          </table:table-cell>
          <table:table-cell office:value-type="float" office:value="0">
            <text:p>0</text:p>
          </table:table-cell>
          <table:table-cell office:value-type="float" office:value="70357">
            <text:p>70357</text:p>
          </table:table-cell>
          <table:table-cell office:value-type="float" office:value="92589">
            <text:p>92589</text:p>
          </table:table-cell>
          <table:table-cell office:value-type="float" office:value="6.77286">
            <text:p>6.77286</text:p>
          </table:table-cell>
          <table:table-cell office:value-type="float" office:value="0">
            <text:p>0</text:p>
          </table:table-cell>
          <table:table-cell office:value-type="float" office:value="70357">
            <text:p>70357</text:p>
          </table:table-cell>
          <table:table-cell office:value-type="float" office:value="92589">
            <text:p>92589</text:p>
          </table:table-cell>
          <table:table-cell office:value-type="float" office:value="0">
            <text:p>0</text:p>
          </table:table-cell>
          <table:table-cell office:value-type="float" office:value="7.1145">
            <text:p>7.1145</text:p>
          </table:table-cell>
          <table:table-cell office:value-type="float" office:value="0">
            <text:p>0</text:p>
          </table:table-cell>
          <table:table-cell office:value-type="float" office:value="70357">
            <text:p>70357</text:p>
          </table:table-cell>
          <table:table-cell office:value-type="float" office:value="92589">
            <text:p>92589</text:p>
          </table:table-cell>
          <table:table-cell office:value-type="float" office:value="0">
            <text:p>0</text:p>
          </table:table-cell>
          <table:table-cell office:value-type="float" office:value="7.12229">
            <text:p>7.12229</text:p>
          </table:table-cell>
          <table:table-cell office:value-type="float" office:value="0">
            <text:p>0</text:p>
          </table:table-cell>
          <table:table-cell office:value-type="float" office:value="70357">
            <text:p>70357</text:p>
          </table:table-cell>
          <table:table-cell office:value-type="float" office:value="92589">
            <text:p>92589</text:p>
          </table:table-cell>
          <table:table-cell office:value-type="float" office:value="16081">
            <text:p>16081</text:p>
          </table:table-cell>
          <table:table-cell office:value-type="float" office:value="9.01676">
            <text:p>9.01676</text:p>
          </table:table-cell>
          <table:table-cell office:value-type="float" office:value="0">
            <text:p>0</text:p>
          </table:table-cell>
          <table:table-cell office:value-type="float" office:value="98547">
            <text:p>98547</text:p>
          </table:table-cell>
          <table:table-cell office:value-type="float" office:value="150742">
            <text:p>150742</text:p>
          </table:table-cell>
          <table:table-cell office:value-type="float" office:value="36874">
            <text:p>36874</text:p>
          </table:table-cell>
          <table:table-cell office:value-type="float" office:value="11.7928">
            <text:p>11.7928</text:p>
          </table:table-cell>
          <table:table-cell office:value-type="float" office:value="0">
            <text:p>0</text:p>
          </table:table-cell>
          <table:table-cell office:value-type="float" office:value="112601">
            <text:p>112601</text:p>
          </table:table-cell>
          <table:table-cell office:value-type="float" office:value="146275">
            <text:p>146275</text:p>
          </table:table-cell>
          <table:table-cell office:value-type="float" office:value="24277">
            <text:p>24277</text:p>
          </table:table-cell>
          <table:table-cell office:value-type="float" office:value="1.56414">
            <text:p>1.56414</text:p>
          </table:table-cell>
          <table:table-cell office:value-type="float" office:value="0">
            <text:p>0</text:p>
          </table:table-cell>
          <table:table-cell office:value-type="float" office:value="18360">
            <text:p>18360</text:p>
          </table:table-cell>
          <table:table-cell office:value-type="float" office:value="23325">
            <text:p>23325</text:p>
          </table:table-cell>
          <table:table-cell office:value-type="float" office:value="19992">
            <text:p>19992</text:p>
          </table:table-cell>
          <table:table-cell office:value-type="float" office:value="13.8323">
            <text:p>13.8323</text:p>
          </table:table-cell>
          <table:table-cell office:value-type="float" office:value="0">
            <text:p>0</text:p>
          </table:table-cell>
          <table:table-cell office:value-type="float" office:value="123376">
            <text:p>123376</text:p>
          </table:table-cell>
          <table:table-cell office:value-type="float" office:value="141198">
            <text:p>141198</text:p>
          </table:table-cell>
          <table:table-cell office:value-type="float" office:value="139403">
            <text:p>139403</text:p>
          </table:table-cell>
          <table:table-cell office:value-type="float" office:value="3.79865">
            <text:p>3.79865</text:p>
          </table:table-cell>
          <table:table-cell office:value-type="float" office:value="0">
            <text:p>0</text:p>
          </table:table-cell>
          <table:table-cell office:value-type="float" office:value="42362">
            <text:p>42362</text:p>
          </table:table-cell>
          <table:table-cell office:value-type="float" office:value="50713">
            <text:p>50713</text:p>
          </table:table-cell>
          <table:table-cell office:value-type="float" office:value="49955">
            <text:p>49955</text:p>
          </table:table-cell>
          <table:table-cell office:value-type="float" office:value="4.25569">
            <text:p>4.25569</text:p>
          </table:table-cell>
          <table:table-cell office:value-type="float" office:value="0">
            <text:p>0</text:p>
          </table:table-cell>
          <table:table-cell office:value-type="float" office:value="43928">
            <text:p>43928</text:p>
          </table:table-cell>
          <table:table-cell office:value-type="float" office:value="52398">
            <text:p>52398</text:p>
          </table:table-cell>
          <table:table-cell office:value-type="float" office:value="51720">
            <text:p>51720</text:p>
          </table:table-cell>
          <table:table-cell office:value-type="float" office:value="9.45892">
            <text:p>9.45892</text:p>
          </table:table-cell>
          <table:table-cell office:value-type="float" office:value="0">
            <text:p>0</text:p>
          </table:table-cell>
          <table:table-cell office:value-type="float" office:value="95377">
            <text:p>95377</text:p>
          </table:table-cell>
          <table:table-cell office:value-type="float" office:value="124825">
            <text:p>124825</text:p>
          </table:table-cell>
          <table:table-cell office:value-type="float" office:value="20936">
            <text:p>20936</text:p>
          </table:table-cell>
          <table:table-cell office:value-type="float" office:value="2.49383">
            <text:p>2.49383</text:p>
          </table:table-cell>
          <table:table-cell office:value-type="float" office:value="0">
            <text:p>0</text:p>
          </table:table-cell>
          <table:table-cell office:value-type="float" office:value="29259">
            <text:p>29259</text:p>
          </table:table-cell>
          <table:table-cell office:value-type="float" office:value="42651">
            <text:p>42651</text:p>
          </table:table-cell>
          <table:table-cell office:value-type="float" office:value="11028">
            <text:p>11028</text:p>
          </table:table-cell>
          <table:table-cell office:value-type="float" office:value="5.98846">
            <text:p>5.98846</text:p>
          </table:table-cell>
          <table:table-cell office:value-type="float" office:value="0">
            <text:p>0</text:p>
          </table:table-cell>
          <table:table-cell office:value-type="float" office:value="72390">
            <text:p>72390</text:p>
          </table:table-cell>
          <table:table-cell office:value-type="float" office:value="95111">
            <text:p>95111</text:p>
          </table:table-cell>
          <table:table-cell office:value-type="float" office:value="18640">
            <text:p>18640</text:p>
          </table:table-cell>
          <table:table-cell office:value-type="float" office:value="9.94473">
            <text:p>9.94473</text:p>
          </table:table-cell>
          <table:table-cell office:value-type="float" office:value="0">
            <text:p>0</text:p>
          </table:table-cell>
          <table:table-cell office:value-type="float" office:value="97921">
            <text:p>97921</text:p>
          </table:table-cell>
          <table:table-cell office:value-type="float" office:value="127750">
            <text:p>127750</text:p>
          </table:table-cell>
          <table:table-cell office:value-type="float" office:value="23218">
            <text:p>23218</text:p>
          </table:table-cell>
          <table:table-cell office:value-type="float" office:value="4.33283">
            <text:p>4.33283</text:p>
          </table:table-cell>
          <table:table-cell office:value-type="float" office:value="0">
            <text:p>0</text:p>
          </table:table-cell>
          <table:table-cell office:value-type="float" office:value="51295">
            <text:p>51295</text:p>
          </table:table-cell>
          <table:table-cell table:number-columns-repeated="2" office:value-type="float" office:value="61043">
            <text:p>61043</text:p>
          </table:table-cell>
          <table:table-cell office:value-type="float" office:value="5.06806">
            <text:p>5.06806</text:p>
          </table:table-cell>
          <table:table-cell office:value-type="float" office:value="0">
            <text:p>0</text:p>
          </table:table-cell>
          <table:table-cell office:value-type="float" office:value="59670">
            <text:p>59670</text:p>
          </table:table-cell>
          <table:table-cell office:value-type="float" office:value="171308">
            <text:p>171308</text:p>
          </table:table-cell>
          <table:table-cell office:value-type="float" office:value="0">
            <text:p>0</text:p>
          </table:table-cell>
          <table:table-cell office:value-type="float" office:value="7.72931">
            <text:p>7.72931</text:p>
          </table:table-cell>
          <table:table-cell office:value-type="float" office:value="0">
            <text:p>0</text:p>
          </table:table-cell>
          <table:table-cell office:value-type="float" office:value="75501">
            <text:p>75501</text:p>
          </table:table-cell>
          <table:table-cell office:value-type="float" office:value="87312">
            <text:p>87312</text:p>
          </table:table-cell>
          <table:table-cell office:value-type="float" office:value="86195">
            <text:p>86195</text:p>
          </table:table-cell>
          <table:table-cell office:value-type="float" office:value="6.43623">
            <text:p>6.43623</text:p>
          </table:table-cell>
          <table:table-cell office:value-type="float" office:value="0">
            <text:p>0</text:p>
          </table:table-cell>
          <table:table-cell office:value-type="float" office:value="67984">
            <text:p>67984</text:p>
          </table:table-cell>
          <table:table-cell office:value-type="float" office:value="90273">
            <text:p>90273</text:p>
          </table:table-cell>
          <table:table-cell office:value-type="float" office:value="16540">
            <text:p>16540</text:p>
          </table:table-cell>
          <table:table-cell office:value-type="float" office:value="1.10864">
            <text:p>1.10864</text:p>
          </table:table-cell>
          <table:table-cell office:value-type="float" office:value="0">
            <text:p>0</text:p>
          </table:table-cell>
          <table:table-cell office:value-type="float" office:value="18146">
            <text:p>18146</text:p>
          </table:table-cell>
          <table:table-cell table:number-columns-repeated="2" office:value-type="float" office:value="18878">
            <text:p>18878</text:p>
          </table:table-cell>
          <table:table-cell office:value-type="float" office:value="23.5605">
            <text:p>23.5605</text:p>
          </table:table-cell>
          <table:table-cell office:value-type="float" office:value="0">
            <text:p>0</text:p>
          </table:table-cell>
          <table:table-cell office:value-type="float" office:value="211287">
            <text:p>211287</text:p>
          </table:table-cell>
          <table:table-cell office:value-type="float" office:value="237256">
            <text:p>237256</text:p>
          </table:table-cell>
          <table:table-cell office:value-type="float" office:value="232767">
            <text:p>232767</text:p>
          </table:table-cell>
          <table:table-cell office:value-type="float" office:value="9.14228">
            <text:p>9.14228</text:p>
          </table:table-cell>
          <table:table-cell office:value-type="float" office:value="0">
            <text:p>0</text:p>
          </table:table-cell>
          <table:table-cell office:value-type="float" office:value="97586">
            <text:p>97586</text:p>
          </table:table-cell>
          <table:table-cell office:value-type="float" office:value="128764">
            <text:p>128764</text:p>
          </table:table-cell>
          <table:table-cell office:value-type="float" office:value="21799">
            <text:p>2179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341439">
            <text:p>3341439</text:p>
          </table:table-cell>
          <table:table-cell table:number-columns-repeated="2" office:value-type="float" office:value="3367278">
            <text:p>3367278</text:p>
          </table:table-cell>
          <table:table-cell office:value-type="float" office:value="6.87003">
            <text:p>6.87003</text:p>
          </table:table-cell>
          <table:table-cell office:value-type="float" office:value="0">
            <text:p>0</text:p>
          </table:table-cell>
          <table:table-cell office:value-type="float" office:value="70357">
            <text:p>70357</text:p>
          </table:table-cell>
          <table:table-cell office:value-type="float" office:value="92589">
            <text:p>92589</text:p>
          </table:table-cell>
          <table:table-cell office:value-type="float" office:value="16081">
            <text:p>16081</text:p>
          </table:table-cell>
          <table:table-cell office:value-type="float" office:value="8.9379">
            <text:p>8.9379</text:p>
          </table:table-cell>
          <table:table-cell office:value-type="float" office:value="0">
            <text:p>0</text:p>
          </table:table-cell>
          <table:table-cell office:value-type="float" office:value="80267">
            <text:p>80267</text:p>
          </table:table-cell>
          <table:table-cell office:value-type="float" office:value="117831">
            <text:p>117831</text:p>
          </table:table-cell>
          <table:table-cell office:value-type="float" office:value="60531">
            <text:p>60531</text:p>
          </table:table-cell>
          <table:table-cell office:value-type="float" office:value="6.66828">
            <text:p>6.66828</text:p>
          </table:table-cell>
          <table:table-cell office:value-type="float" office:value="0">
            <text:p>0</text:p>
          </table:table-cell>
          <table:table-cell office:value-type="float" office:value="74583">
            <text:p>74583</text:p>
          </table:table-cell>
          <table:table-cell office:value-type="float" office:value="97530">
            <text:p>97530</text:p>
          </table:table-cell>
          <table:table-cell office:value-type="float" office:value="50892">
            <text:p>50892</text:p>
          </table:table-cell>
          <table:table-cell office:value-type="float" office:value="17.0209">
            <text:p>17.0209</text:p>
          </table:table-cell>
          <table:table-cell office:value-type="float" office:value="0">
            <text:p>0</text:p>
          </table:table-cell>
          <table:table-cell office:value-type="float" office:value="172288">
            <text:p>172288</text:p>
          </table:table-cell>
          <table:table-cell office:value-type="float" office:value="225200">
            <text:p>225200</text:p>
          </table:table-cell>
          <table:table-cell office:value-type="float" office:value="211114">
            <text:p>211114</text:p>
          </table:table-cell>
          <table:table-cell office:value-type="float" office:value="17.9621">
            <text:p>17.9621</text:p>
          </table:table-cell>
          <table:table-cell office:value-type="float" office:value="0">
            <text:p>0</text:p>
          </table:table-cell>
          <table:table-cell office:value-type="float" office:value="194520">
            <text:p>194520</text:p>
          </table:table-cell>
          <table:table-cell office:value-type="float" office:value="256027">
            <text:p>256027</text:p>
          </table:table-cell>
          <table:table-cell office:value-type="float" office:value="251498">
            <text:p>251498</text:p>
          </table:table-cell>
          <table:table-cell office:value-type="float" office:value="1.88531">
            <text:p>1.88531</text:p>
          </table:table-cell>
          <table:table-cell office:value-type="float" office:value="0">
            <text:p>0</text:p>
          </table:table-cell>
          <table:table-cell office:value-type="float" office:value="23428">
            <text:p>23428</text:p>
          </table:table-cell>
          <table:table-cell office:value-type="float" office:value="32630">
            <text:p>32630</text:p>
          </table:table-cell>
          <table:table-cell office:value-type="float" office:value="31980">
            <text:p>31980</text:p>
          </table:table-cell>
          <table:table-cell office:value-type="float" office:value="12.558">
            <text:p>12.558</text:p>
          </table:table-cell>
          <table:table-cell office:value-type="float" office:value="0">
            <text:p>0</text:p>
          </table:table-cell>
          <table:table-cell office:value-type="float" office:value="129248">
            <text:p>129248</text:p>
          </table:table-cell>
          <table:table-cell office:value-type="float" office:value="169930">
            <text:p>169930</text:p>
          </table:table-cell>
          <table:table-cell office:value-type="float" office:value="168316">
            <text:p>168316</text:p>
          </table:table-cell>
          <table:table-cell office:value-type="float" office:value="5.70146">
            <text:p>5.70146</text:p>
          </table:table-cell>
          <table:table-cell office:value-type="float" office:value="0">
            <text:p>0</text:p>
          </table:table-cell>
          <table:table-cell office:value-type="float" office:value="59582">
            <text:p>59582</text:p>
          </table:table-cell>
          <table:table-cell office:value-type="float" office:value="79528">
            <text:p>79528</text:p>
          </table:table-cell>
          <table:table-cell office:value-type="float" office:value="40245">
            <text:p>40245</text:p>
          </table:table-cell>
          <table:table-cell office:value-type="float" office:value="8.23658">
            <text:p>8.23658</text:p>
          </table:table-cell>
          <table:table-cell office:value-type="float" office:value="0">
            <text:p>0</text:p>
          </table:table-cell>
          <table:table-cell office:value-type="float" office:value="77441">
            <text:p>77441</text:p>
          </table:table-cell>
          <table:table-cell office:value-type="float" office:value="102007">
            <text:p>102007</text:p>
          </table:table-cell>
          <table:table-cell office:value-type="float" office:value="49604">
            <text:p>49604</text:p>
          </table:table-cell>
          <table:table-cell office:value-type="float" office:value="6.98526">
            <text:p>6.98526</text:p>
          </table:table-cell>
          <table:table-cell office:value-type="float" office:value="0">
            <text:p>0</text:p>
          </table:table-cell>
          <table:table-cell office:value-type="float" office:value="72063">
            <text:p>72063</text:p>
          </table:table-cell>
          <table:table-cell office:value-type="float" office:value="95949">
            <text:p>95949</text:p>
          </table:table-cell>
          <table:table-cell office:value-type="float" office:value="47093">
            <text:p>47093</text:p>
          </table:table-cell>
          <table:table-cell office:value-type="float" office:value="17.4534">
            <text:p>17.4534</text:p>
          </table:table-cell>
          <table:table-cell office:value-type="float" office:value="0">
            <text:p>0</text:p>
          </table:table-cell>
          <table:table-cell office:value-type="float" office:value="169521">
            <text:p>169521</text:p>
          </table:table-cell>
          <table:table-cell office:value-type="float" office:value="216085">
            <text:p>216085</text:p>
          </table:table-cell>
          <table:table-cell office:value-type="float" office:value="116875">
            <text:p>116875</text:p>
          </table:table-cell>
          <table:table-cell office:value-type="float" office:value="13.2324">
            <text:p>13.2324</text:p>
          </table:table-cell>
          <table:table-cell office:value-type="float" office:value="0">
            <text:p>0</text:p>
          </table:table-cell>
          <table:table-cell office:value-type="float" office:value="141745">
            <text:p>141745</text:p>
          </table:table-cell>
          <table:table-cell table:number-columns-repeated="2" office:value-type="float" office:value="190786">
            <text:p>190786</text:p>
          </table:table-cell>
          <table:table-cell office:value-type="float" office:value="3.27418">
            <text:p>3.27418</text:p>
          </table:table-cell>
          <table:table-cell office:value-type="float" office:value="0">
            <text:p>0</text:p>
          </table:table-cell>
          <table:table-cell office:value-type="float" office:value="35966">
            <text:p>35966</text:p>
          </table:table-cell>
          <table:table-cell office:value-type="float" office:value="47494">
            <text:p>47494</text:p>
          </table:table-cell>
          <table:table-cell office:value-type="float" office:value="0">
            <text:p>0</text:p>
          </table:table-cell>
          <table:table-cell office:value-type="float" office:value="10.5148">
            <text:p>10.5148</text:p>
          </table:table-cell>
          <table:table-cell office:value-type="float" office:value="0">
            <text:p>0</text:p>
          </table:table-cell>
          <table:table-cell office:value-type="float" office:value="119650">
            <text:p>119650</text:p>
          </table:table-cell>
          <table:table-cell office:value-type="float" office:value="156211">
            <text:p>156211</text:p>
          </table:table-cell>
          <table:table-cell office:value-type="float" office:value="153453">
            <text:p>153453</text:p>
          </table:table-cell>
          <table:table-cell office:value-type="float" office:value="3.72786">
            <text:p>3.72786</text:p>
          </table:table-cell>
          <table:table-cell office:value-type="float" office:value="0">
            <text:p>0</text:p>
          </table:table-cell>
          <table:table-cell office:value-type="float" office:value="39046">
            <text:p>39046</text:p>
          </table:table-cell>
          <table:table-cell office:value-type="float" office:value="53300">
            <text:p>53300</text:p>
          </table:table-cell>
          <table:table-cell office:value-type="float" office:value="24714">
            <text:p>24714</text:p>
          </table:table-cell>
          <table:table-cell table:style-name="cellBest" office:value-type="float" office:value="0.689433">
            <text:p>0.689433</text:p>
          </table:table-cell>
          <table:table-cell office:value-type="float" office:value="0">
            <text:p>0</text:p>
          </table:table-cell>
          <table:table-cell table:style-name="cellBest" office:value-type="float" office:value="9433">
            <text:p>9433</text:p>
          </table:table-cell>
          <table:table-cell table:style-name="cellBest" office:value-type="float" office:value="11057">
            <text:p>11057</text:p>
          </table:table-cell>
          <table:table-cell office:value-type="float" office:value="11057">
            <text:p>11057</text:p>
          </table:table-cell>
          <table:table-cell office:value-type="float" office:value="47.2591">
            <text:p>47.2591</text:p>
          </table:table-cell>
          <table:table-cell office:value-type="float" office:value="0">
            <text:p>0</text:p>
          </table:table-cell>
          <table:table-cell office:value-type="float" office:value="418647">
            <text:p>418647</text:p>
          </table:table-cell>
          <table:table-cell office:value-type="float" office:value="519987">
            <text:p>519987</text:p>
          </table:table-cell>
          <table:table-cell office:value-type="float" office:value="515596">
            <text:p>515596</text:p>
          </table:table-cell>
          <table:table-cell office:value-type="float" office:value="9.6279">
            <text:p>9.6279</text:p>
          </table:table-cell>
          <table:table-cell office:value-type="float" office:value="0">
            <text:p>0</text:p>
          </table:table-cell>
          <table:table-cell office:value-type="float" office:value="91626">
            <text:p>91626</text:p>
          </table:table-cell>
          <table:table-cell office:value-type="float" office:value="120547">
            <text:p>120547</text:p>
          </table:table-cell>
          <table:table-cell office:value-type="float" office:value="60316">
            <text:p>6031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3581808">
            <text:p>3581808</text:p>
          </table:table-cell>
          <table:table-cell table:style-name="cellWorst" office:value-type="float" office:value="3622393">
            <text:p>3622393</text:p>
          </table:table-cell>
          <table:table-cell table:style-name="cellWorst" office:value-type="float" office:value="3622393">
            <text:p>3622393</text:p>
          </table:table-cell>
          <table:table-cell table:formula="of:=MIN([.$B17];[.$F17];[.$K17];[.$P17];[.$U17];[.$Z17];[.$AE17];[.$AJ17];[.$AO17];[.$AT17];[.$AY17];[.$BD17];[.$BI17];[.$BN17];[.$BS17];[.$BX17];[.$CC17];[.$CH17];[.$CM17];[.$CR17];[.$CW17];[.$DB17];[.$DG17];[.$DL17];[.$DQ17];[.$DV17];[.$EA17];[.$EF17];[.$EK17];[.$EP17];[.$EU17];[.$EZ17];[.$FE17];[.$FJ17];[.$FO17];[.$FT17];[.$FY17];[.$GD17];[.$GI17];[.$GN17];[.$GS17])" office:value-type="float" office:value="0.689433">
            <text:p>0.689433</text:p>
          </table:table-cell>
          <table:table-cell table:formula="of:=MIN([.$C17];[.$G17];[.$L17];[.$Q17];[.$V17];[.$AA17];[.$AF17];[.$AK17];[.$AP17];[.$AU17];[.$AZ17];[.$BE17];[.$BJ17];[.$BO17];[.$BT17];[.$BY17];[.$CD17];[.$CI17];[.$CN17];[.$CS17];[.$CX17];[.$DC17];[.$DH17];[.$DM17];[.$DR17];[.$DW17];[.$EB17];[.$EG17];[.$EL17];[.$EQ17];[.$EV17];[.$FA17];[.$FF17];[.$FK17];[.$FP17];[.$FU17];[.$FZ17];[.$GE17];[.$GJ17];[.$GO17];[.$GT17])" office:value-type="float" office:value="0">
            <text:p>0</text:p>
          </table:table-cell>
          <table:table-cell table:formula="of:=MIN([.$D17];[.$H17];[.$M17];[.$R17];[.$W17];[.$AB17];[.$AG17];[.$AL17];[.$AQ17];[.$AV17];[.$BA17];[.$BF17];[.$BK17];[.$BP17];[.$BU17];[.$BZ17];[.$CE17];[.$CJ17];[.$CO17];[.$CT17];[.$CY17];[.$DD17];[.$DI17];[.$DN17];[.$DS17];[.$DX17];[.$EC17];[.$EH17];[.$EM17];[.$ER17];[.$EW17];[.$FB17];[.$FG17];[.$FL17];[.$FQ17];[.$FV17];[.$GA17];[.$GF17];[.$GK17];[.$GP17];[.$GU17])" office:value-type="float" office:value="9433">
            <text:p>9433</text:p>
          </table:table-cell>
          <table:table-cell table:formula="of:=MIN([.$E17];[.$I17];[.$N17];[.$S17];[.$X17];[.$AC17];[.$AH17];[.$AM17];[.$AR17];[.$AW17];[.$BB17];[.$BG17];[.$BL17];[.$BQ17];[.$BV17];[.$CA17];[.$CF17];[.$CK17];[.$CP17];[.$CU17];[.$CZ17];[.$DE17];[.$DJ17];[.$DO17];[.$DT17];[.$DY17];[.$ED17];[.$EI17];[.$EN17];[.$ES17];[.$EX17];[.$FC17];[.$FH17];[.$FM17];[.$FR17];[.$FW17];[.$GB17];[.$GG17];[.$GL17];[.$GQ17];[.$GV17])" office:value-type="float" office:value="11057">
            <text:p>11057</text:p>
          </table:table-cell>
          <table:table-cell table:formula="of:=MIN([.$J17];[.$O17];[.$T17];[.$Y17];[.$AD17];[.$AI17];[.$AN17];[.$AS17];[.$AX17];[.$BC17];[.$BH17];[.$BM17];[.$BR17];[.$BW17];[.$CB17];[.$CG17];[.$CL17];[.$CQ17];[.$CV17];[.$DA17];[.$DF17];[.$DK17];[.$DP17];[.$DU17];[.$DZ17];[.$EE17];[.$EJ17];[.$EO17];[.$ET17];[.$EY17];[.$FD17];[.$FI17];[.$FN17];[.$FS17];[.$FX17];[.$GC17];[.$GH17];[.$GM17];[.$GR17];[.$GW17])" office:value-type="float" office:value="0">
            <text:p>0</text:p>
          </table:table-cell>
          <table:table-cell table:formula="of:=MEDIAN([.$B17];[.$F17];[.$K17];[.$P17];[.$U17];[.$Z17];[.$AE17];[.$AJ17];[.$AO17];[.$AT17];[.$AY17];[.$BD17];[.$BI17];[.$BN17];[.$BS17];[.$BX17];[.$CC17];[.$CH17];[.$CM17];[.$CR17];[.$CW17];[.$DB17];[.$DG17];[.$DL17];[.$DQ17];[.$DV17];[.$EA17];[.$EF17];[.$EK17];[.$EP17];[.$EU17];[.$EZ17];[.$FE17];[.$FJ17];[.$FO17];[.$FT17];[.$FY17];[.$GD17];[.$GI17];[.$GN17];[.$GS17])" office:value-type="float" office:value="7.12229">
            <text:p>7.12229</text:p>
          </table:table-cell>
          <table:table-cell table:formula="of:=MEDIAN([.$C17];[.$G17];[.$L17];[.$Q17];[.$V17];[.$AA17];[.$AF17];[.$AK17];[.$AP17];[.$AU17];[.$AZ17];[.$BE17];[.$BJ17];[.$BO17];[.$BT17];[.$BY17];[.$CD17];[.$CI17];[.$CN17];[.$CS17];[.$CX17];[.$DC17];[.$DH17];[.$DM17];[.$DR17];[.$DW17];[.$EB17];[.$EG17];[.$EL17];[.$EQ17];[.$EV17];[.$FA17];[.$FF17];[.$FK17];[.$FP17];[.$FU17];[.$FZ17];[.$GE17];[.$GJ17];[.$GO17];[.$GT17])" office:value-type="float" office:value="0">
            <text:p>0</text:p>
          </table:table-cell>
          <table:table-cell table:formula="of:=MEDIAN([.$D17];[.$H17];[.$M17];[.$R17];[.$W17];[.$AB17];[.$AG17];[.$AL17];[.$AQ17];[.$AV17];[.$BA17];[.$BF17];[.$BK17];[.$BP17];[.$BU17];[.$BZ17];[.$CE17];[.$CJ17];[.$CO17];[.$CT17];[.$CY17];[.$DD17];[.$DI17];[.$DN17];[.$DS17];[.$DX17];[.$EC17];[.$EH17];[.$EM17];[.$ER17];[.$EW17];[.$FB17];[.$FG17];[.$FL17];[.$FQ17];[.$FV17];[.$GA17];[.$GF17];[.$GK17];[.$GP17];[.$GU17])" office:value-type="float" office:value="74583">
            <text:p>74583</text:p>
          </table:table-cell>
          <table:table-cell table:formula="of:=MEDIAN([.$E17];[.$I17];[.$N17];[.$S17];[.$X17];[.$AC17];[.$AH17];[.$AM17];[.$AR17];[.$AW17];[.$BB17];[.$BG17];[.$BL17];[.$BQ17];[.$BV17];[.$CA17];[.$CF17];[.$CK17];[.$CP17];[.$CU17];[.$CZ17];[.$DE17];[.$DJ17];[.$DO17];[.$DT17];[.$DY17];[.$ED17];[.$EI17];[.$EN17];[.$ES17];[.$EX17];[.$FC17];[.$FH17];[.$FM17];[.$FR17];[.$FW17];[.$GB17];[.$GG17];[.$GL17];[.$GQ17];[.$GV17])" office:value-type="float" office:value="97530">
            <text:p>97530</text:p>
          </table:table-cell>
          <table:table-cell table:formula="of:=MEDIAN([.$J17];[.$O17];[.$T17];[.$Y17];[.$AD17];[.$AI17];[.$AN17];[.$AS17];[.$AX17];[.$BC17];[.$BH17];[.$BM17];[.$BR17];[.$BW17];[.$CB17];[.$CG17];[.$CL17];[.$CQ17];[.$CV17];[.$DA17];[.$DF17];[.$DK17];[.$DP17];[.$DU17];[.$DZ17];[.$EE17];[.$EJ17];[.$EO17];[.$ET17];[.$EY17];[.$FD17];[.$FI17];[.$FN17];[.$FS17];[.$FX17];[.$GC17];[.$GH17];[.$GM17];[.$GR17];[.$GW17])" office:value-type="float" office:value="43669">
            <text:p>43669</text:p>
          </table:table-cell>
          <table:table-cell table:formula="of:=MAX([.$B17];[.$F17];[.$K17];[.$P17];[.$U17];[.$Z17];[.$AE17];[.$AJ17];[.$AO17];[.$AT17];[.$AY17];[.$BD17];[.$BI17];[.$BN17];[.$BS17];[.$BX17];[.$CC17];[.$CH17];[.$CM17];[.$CR17];[.$CW17];[.$DB17];[.$DG17];[.$DL17];[.$DQ17];[.$DV17];[.$EA17];[.$EF17];[.$EK17];[.$EP17];[.$EU17];[.$EZ17];[.$FE17];[.$FJ17];[.$FO17];[.$FT17];[.$FY17];[.$GD17];[.$GI17];[.$GN17];[.$GS17])" office:value-type="float" office:value="600">
            <text:p>600</text:p>
          </table:table-cell>
          <table:table-cell table:formula="of:=MAX([.$C17];[.$G17];[.$L17];[.$Q17];[.$V17];[.$AA17];[.$AF17];[.$AK17];[.$AP17];[.$AU17];[.$AZ17];[.$BE17];[.$BJ17];[.$BO17];[.$BT17];[.$BY17];[.$CD17];[.$CI17];[.$CN17];[.$CS17];[.$CX17];[.$DC17];[.$DH17];[.$DM17];[.$DR17];[.$DW17];[.$EB17];[.$EG17];[.$EL17];[.$EQ17];[.$EV17];[.$FA17];[.$FF17];[.$FK17];[.$FP17];[.$FU17];[.$FZ17];[.$GE17];[.$GJ17];[.$GO17];[.$GT17])" office:value-type="float" office:value="1">
            <text:p>1</text:p>
          </table:table-cell>
          <table:table-cell table:formula="of:=MAX([.$D17];[.$H17];[.$M17];[.$R17];[.$W17];[.$AB17];[.$AG17];[.$AL17];[.$AQ17];[.$AV17];[.$BA17];[.$BF17];[.$BK17];[.$BP17];[.$BU17];[.$BZ17];[.$CE17];[.$CJ17];[.$CO17];[.$CT17];[.$CY17];[.$DD17];[.$DI17];[.$DN17];[.$DS17];[.$DX17];[.$EC17];[.$EH17];[.$EM17];[.$ER17];[.$EW17];[.$FB17];[.$FG17];[.$FL17];[.$FQ17];[.$FV17];[.$GA17];[.$GF17];[.$GK17];[.$GP17];[.$GU17])" office:value-type="float" office:value="3581808">
            <text:p>3581808</text:p>
          </table:table-cell>
          <table:table-cell table:formula="of:=MAX([.$E17];[.$I17];[.$N17];[.$S17];[.$X17];[.$AC17];[.$AH17];[.$AM17];[.$AR17];[.$AW17];[.$BB17];[.$BG17];[.$BL17];[.$BQ17];[.$BV17];[.$CA17];[.$CF17];[.$CK17];[.$CP17];[.$CU17];[.$CZ17];[.$DE17];[.$DJ17];[.$DO17];[.$DT17];[.$DY17];[.$ED17];[.$EI17];[.$EN17];[.$ES17];[.$EX17];[.$FC17];[.$FH17];[.$FM17];[.$FR17];[.$FW17];[.$GB17];[.$GG17];[.$GL17];[.$GQ17];[.$GV17])" office:value-type="float" office:value="3622393">
            <text:p>3622393</text:p>
          </table:table-cell>
          <table:table-cell table:formula="of:=MAX([.$J17];[.$O17];[.$T17];[.$Y17];[.$AD17];[.$AI17];[.$AN17];[.$AS17];[.$AX17];[.$BC17];[.$BH17];[.$BM17];[.$BR17];[.$BW17];[.$CB17];[.$CG17];[.$CL17];[.$CQ17];[.$CV17];[.$DA17];[.$DF17];[.$DK17];[.$DP17];[.$DU17];[.$DZ17];[.$EE17];[.$EJ17];[.$EO17];[.$ET17];[.$EY17];[.$FD17];[.$FI17];[.$FN17];[.$FS17];[.$FX17];[.$GC17];[.$GH17];[.$GM17];[.$GR17];[.$GW17])" office:value-type="float" office:value="3622393">
            <text:p>3622393</text:p>
          </table:table-cell>
        </table:table-row>
        <table:table-row table:style-name="ro1">
          <table:table-cell office:value-type="string">
            <text:p>./handmade_soko016.lp</text:p>
          </table:table-cell>
          <table:table-cell office:value-type="float" office:value="2.06426">
            <text:p>2.06426</text:p>
          </table:table-cell>
          <table:table-cell office:value-type="float" office:value="0">
            <text:p>0</text:p>
          </table:table-cell>
          <table:table-cell office:value-type="float" office:value="25295">
            <text:p>25295</text:p>
          </table:table-cell>
          <table:table-cell office:value-type="float" office:value="35292">
            <text:p>35292</text:p>
          </table:table-cell>
          <table:table-cell office:value-type="float" office:value="2.19597">
            <text:p>2.19597</text:p>
          </table:table-cell>
          <table:table-cell office:value-type="float" office:value="0">
            <text:p>0</text:p>
          </table:table-cell>
          <table:table-cell office:value-type="float" office:value="25295">
            <text:p>25295</text:p>
          </table:table-cell>
          <table:table-cell office:value-type="float" office:value="35292">
            <text:p>35292</text:p>
          </table:table-cell>
          <table:table-cell office:value-type="float" office:value="0">
            <text:p>0</text:p>
          </table:table-cell>
          <table:table-cell office:value-type="float" office:value="2.12487">
            <text:p>2.12487</text:p>
          </table:table-cell>
          <table:table-cell office:value-type="float" office:value="0">
            <text:p>0</text:p>
          </table:table-cell>
          <table:table-cell office:value-type="float" office:value="25295">
            <text:p>25295</text:p>
          </table:table-cell>
          <table:table-cell office:value-type="float" office:value="35292">
            <text:p>35292</text:p>
          </table:table-cell>
          <table:table-cell office:value-type="float" office:value="0">
            <text:p>0</text:p>
          </table:table-cell>
          <table:table-cell office:value-type="float" office:value="2.19867">
            <text:p>2.19867</text:p>
          </table:table-cell>
          <table:table-cell office:value-type="float" office:value="0">
            <text:p>0</text:p>
          </table:table-cell>
          <table:table-cell office:value-type="float" office:value="25295">
            <text:p>25295</text:p>
          </table:table-cell>
          <table:table-cell office:value-type="float" office:value="35292">
            <text:p>35292</text:p>
          </table:table-cell>
          <table:table-cell office:value-type="float" office:value="7967">
            <text:p>7967</text:p>
          </table:table-cell>
          <table:table-cell office:value-type="float" office:value="2.44554">
            <text:p>2.44554</text:p>
          </table:table-cell>
          <table:table-cell office:value-type="float" office:value="0">
            <text:p>0</text:p>
          </table:table-cell>
          <table:table-cell office:value-type="float" office:value="29685">
            <text:p>29685</text:p>
          </table:table-cell>
          <table:table-cell office:value-type="float" office:value="47253">
            <text:p>47253</text:p>
          </table:table-cell>
          <table:table-cell office:value-type="float" office:value="11625">
            <text:p>11625</text:p>
          </table:table-cell>
          <table:table-cell office:value-type="float" office:value="1.93767">
            <text:p>1.93767</text:p>
          </table:table-cell>
          <table:table-cell office:value-type="float" office:value="0">
            <text:p>0</text:p>
          </table:table-cell>
          <table:table-cell office:value-type="float" office:value="23019">
            <text:p>23019</text:p>
          </table:table-cell>
          <table:table-cell office:value-type="float" office:value="32638">
            <text:p>32638</text:p>
          </table:table-cell>
          <table:table-cell office:value-type="float" office:value="6967">
            <text:p>6967</text:p>
          </table:table-cell>
          <table:table-cell office:value-type="float" office:value="0.532409">
            <text:p>0.532409</text:p>
          </table:table-cell>
          <table:table-cell office:value-type="float" office:value="0">
            <text:p>0</text:p>
          </table:table-cell>
          <table:table-cell office:value-type="float" office:value="5839">
            <text:p>5839</text:p>
          </table:table-cell>
          <table:table-cell office:value-type="float" office:value="7519">
            <text:p>7519</text:p>
          </table:table-cell>
          <table:table-cell office:value-type="float" office:value="6642">
            <text:p>6642</text:p>
          </table:table-cell>
          <table:table-cell office:value-type="float" office:value="3.71365">
            <text:p>3.71365</text:p>
          </table:table-cell>
          <table:table-cell office:value-type="float" office:value="0">
            <text:p>0</text:p>
          </table:table-cell>
          <table:table-cell office:value-type="float" office:value="35137">
            <text:p>35137</text:p>
          </table:table-cell>
          <table:table-cell office:value-type="float" office:value="41319">
            <text:p>41319</text:p>
          </table:table-cell>
          <table:table-cell office:value-type="float" office:value="40581">
            <text:p>40581</text:p>
          </table:table-cell>
          <table:table-cell office:value-type="float" office:value="2.59364">
            <text:p>2.59364</text:p>
          </table:table-cell>
          <table:table-cell office:value-type="float" office:value="0">
            <text:p>0</text:p>
          </table:table-cell>
          <table:table-cell office:value-type="float" office:value="23978">
            <text:p>23978</text:p>
          </table:table-cell>
          <table:table-cell office:value-type="float" office:value="28757">
            <text:p>28757</text:p>
          </table:table-cell>
          <table:table-cell office:value-type="float" office:value="28336">
            <text:p>28336</text:p>
          </table:table-cell>
          <table:table-cell office:value-type="float" office:value="4.72529">
            <text:p>4.72529</text:p>
          </table:table-cell>
          <table:table-cell office:value-type="float" office:value="0">
            <text:p>0</text:p>
          </table:table-cell>
          <table:table-cell office:value-type="float" office:value="44002">
            <text:p>44002</text:p>
          </table:table-cell>
          <table:table-cell office:value-type="float" office:value="51270">
            <text:p>51270</text:p>
          </table:table-cell>
          <table:table-cell office:value-type="float" office:value="50853">
            <text:p>50853</text:p>
          </table:table-cell>
          <table:table-cell office:value-type="float" office:value="3.67939">
            <text:p>3.67939</text:p>
          </table:table-cell>
          <table:table-cell office:value-type="float" office:value="0">
            <text:p>0</text:p>
          </table:table-cell>
          <table:table-cell office:value-type="float" office:value="42214">
            <text:p>42214</text:p>
          </table:table-cell>
          <table:table-cell office:value-type="float" office:value="56849">
            <text:p>56849</text:p>
          </table:table-cell>
          <table:table-cell office:value-type="float" office:value="10698">
            <text:p>10698</text:p>
          </table:table-cell>
          <table:table-cell office:value-type="float" office:value="1.37667">
            <text:p>1.37667</text:p>
          </table:table-cell>
          <table:table-cell office:value-type="float" office:value="0">
            <text:p>0</text:p>
          </table:table-cell>
          <table:table-cell office:value-type="float" office:value="16684">
            <text:p>16684</text:p>
          </table:table-cell>
          <table:table-cell office:value-type="float" office:value="24648">
            <text:p>24648</text:p>
          </table:table-cell>
          <table:table-cell office:value-type="float" office:value="5916">
            <text:p>5916</text:p>
          </table:table-cell>
          <table:table-cell office:value-type="float" office:value="5.44878">
            <text:p>5.44878</text:p>
          </table:table-cell>
          <table:table-cell office:value-type="float" office:value="0">
            <text:p>0</text:p>
          </table:table-cell>
          <table:table-cell office:value-type="float" office:value="60538">
            <text:p>60538</text:p>
          </table:table-cell>
          <table:table-cell office:value-type="float" office:value="79175">
            <text:p>79175</text:p>
          </table:table-cell>
          <table:table-cell office:value-type="float" office:value="12748">
            <text:p>12748</text:p>
          </table:table-cell>
          <table:table-cell office:value-type="float" office:value="0.871845">
            <text:p>0.871845</text:p>
          </table:table-cell>
          <table:table-cell office:value-type="float" office:value="0">
            <text:p>0</text:p>
          </table:table-cell>
          <table:table-cell office:value-type="float" office:value="9848">
            <text:p>9848</text:p>
          </table:table-cell>
          <table:table-cell office:value-type="float" office:value="14850">
            <text:p>14850</text:p>
          </table:table-cell>
          <table:table-cell office:value-type="float" office:value="4197">
            <text:p>4197</text:p>
          </table:table-cell>
          <table:table-cell table:style-name="cellBest" office:value-type="float" office:value="0.092753">
            <text:p>0.092753</text:p>
          </table:table-cell>
          <table:table-cell office:value-type="float" office:value="0">
            <text:p>0</text:p>
          </table:table-cell>
          <table:table-cell table:style-name="cellBest" office:value-type="float" office:value="751">
            <text:p>751</text:p>
          </table:table-cell>
          <table:table-cell table:style-name="cellBest" office:value-type="float" office:value="1279">
            <text:p>1279</text:p>
          </table:table-cell>
          <table:table-cell office:value-type="float" office:value="1279">
            <text:p>1279</text:p>
          </table:table-cell>
          <table:table-cell office:value-type="float" office:value="6.50991">
            <text:p>6.50991</text:p>
          </table:table-cell>
          <table:table-cell office:value-type="float" office:value="0">
            <text:p>0</text:p>
          </table:table-cell>
          <table:table-cell office:value-type="float" office:value="65355">
            <text:p>65355</text:p>
          </table:table-cell>
          <table:table-cell office:value-type="float" office:value="88488">
            <text:p>88488</text:p>
          </table:table-cell>
          <table:table-cell office:value-type="float" office:value="0">
            <text:p>0</text:p>
          </table:table-cell>
          <table:table-cell office:value-type="float" office:value="0.597799">
            <text:p>0.597799</text:p>
          </table:table-cell>
          <table:table-cell office:value-type="float" office:value="0">
            <text:p>0</text:p>
          </table:table-cell>
          <table:table-cell office:value-type="float" office:value="6980">
            <text:p>6980</text:p>
          </table:table-cell>
          <table:table-cell office:value-type="float" office:value="8747">
            <text:p>8747</text:p>
          </table:table-cell>
          <table:table-cell office:value-type="float" office:value="8290">
            <text:p>8290</text:p>
          </table:table-cell>
          <table:table-cell office:value-type="float" office:value="5.43173">
            <text:p>5.43173</text:p>
          </table:table-cell>
          <table:table-cell office:value-type="float" office:value="0">
            <text:p>0</text:p>
          </table:table-cell>
          <table:table-cell office:value-type="float" office:value="59758">
            <text:p>59758</text:p>
          </table:table-cell>
          <table:table-cell office:value-type="float" office:value="78104">
            <text:p>78104</text:p>
          </table:table-cell>
          <table:table-cell office:value-type="float" office:value="12358">
            <text:p>12358</text:p>
          </table:table-cell>
          <table:table-cell office:value-type="float" office:value="0.214434">
            <text:p>0.214434</text:p>
          </table:table-cell>
          <table:table-cell office:value-type="float" office:value="0">
            <text:p>0</text:p>
          </table:table-cell>
          <table:table-cell office:value-type="float" office:value="2755">
            <text:p>2755</text:p>
          </table:table-cell>
          <table:table-cell table:number-columns-repeated="2" office:value-type="float" office:value="3032">
            <text:p>3032</text:p>
          </table:table-cell>
          <table:table-cell office:value-type="float" office:value="15.4465">
            <text:p>15.4465</text:p>
          </table:table-cell>
          <table:table-cell office:value-type="float" office:value="0">
            <text:p>0</text:p>
          </table:table-cell>
          <table:table-cell office:value-type="float" office:value="139429">
            <text:p>139429</text:p>
          </table:table-cell>
          <table:table-cell office:value-type="float" office:value="157620">
            <text:p>157620</text:p>
          </table:table-cell>
          <table:table-cell office:value-type="float" office:value="155375">
            <text:p>155375</text:p>
          </table:table-cell>
          <table:table-cell office:value-type="float" office:value="1.64399">
            <text:p>1.64399</text:p>
          </table:table-cell>
          <table:table-cell office:value-type="float" office:value="0">
            <text:p>0</text:p>
          </table:table-cell>
          <table:table-cell office:value-type="float" office:value="18676">
            <text:p>18676</text:p>
          </table:table-cell>
          <table:table-cell office:value-type="float" office:value="26345">
            <text:p>26345</text:p>
          </table:table-cell>
          <table:table-cell office:value-type="float" office:value="6610">
            <text:p>661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334118">
            <text:p>3334118</text:p>
          </table:table-cell>
          <table:table-cell table:number-columns-repeated="2" office:value-type="float" office:value="3354861">
            <text:p>3354861</text:p>
          </table:table-cell>
          <table:table-cell office:value-type="float" office:value="2.09698">
            <text:p>2.09698</text:p>
          </table:table-cell>
          <table:table-cell office:value-type="float" office:value="0">
            <text:p>0</text:p>
          </table:table-cell>
          <table:table-cell office:value-type="float" office:value="25295">
            <text:p>25295</text:p>
          </table:table-cell>
          <table:table-cell office:value-type="float" office:value="35292">
            <text:p>35292</text:p>
          </table:table-cell>
          <table:table-cell office:value-type="float" office:value="7967">
            <text:p>7967</text:p>
          </table:table-cell>
          <table:table-cell office:value-type="float" office:value="1.20111">
            <text:p>1.20111</text:p>
          </table:table-cell>
          <table:table-cell office:value-type="float" office:value="0">
            <text:p>0</text:p>
          </table:table-cell>
          <table:table-cell office:value-type="float" office:value="13276">
            <text:p>13276</text:p>
          </table:table-cell>
          <table:table-cell office:value-type="float" office:value="23338">
            <text:p>23338</text:p>
          </table:table-cell>
          <table:table-cell office:value-type="float" office:value="12135">
            <text:p>12135</text:p>
          </table:table-cell>
          <table:table-cell office:value-type="float" office:value="4.20166">
            <text:p>4.20166</text:p>
          </table:table-cell>
          <table:table-cell office:value-type="float" office:value="0">
            <text:p>0</text:p>
          </table:table-cell>
          <table:table-cell office:value-type="float" office:value="48502">
            <text:p>48502</text:p>
          </table:table-cell>
          <table:table-cell office:value-type="float" office:value="64904">
            <text:p>64904</text:p>
          </table:table-cell>
          <table:table-cell office:value-type="float" office:value="33921">
            <text:p>33921</text:p>
          </table:table-cell>
          <table:table-cell office:value-type="float" office:value="1.05556">
            <text:p>1.05556</text:p>
          </table:table-cell>
          <table:table-cell office:value-type="float" office:value="0">
            <text:p>0</text:p>
          </table:table-cell>
          <table:table-cell office:value-type="float" office:value="13170">
            <text:p>13170</text:p>
          </table:table-cell>
          <table:table-cell office:value-type="float" office:value="17871">
            <text:p>17871</text:p>
          </table:table-cell>
          <table:table-cell office:value-type="float" office:value="16595">
            <text:p>16595</text:p>
          </table:table-cell>
          <table:table-cell office:value-type="float" office:value="7.54287">
            <text:p>7.54287</text:p>
          </table:table-cell>
          <table:table-cell office:value-type="float" office:value="0">
            <text:p>0</text:p>
          </table:table-cell>
          <table:table-cell office:value-type="float" office:value="84627">
            <text:p>84627</text:p>
          </table:table-cell>
          <table:table-cell office:value-type="float" office:value="109088">
            <text:p>109088</text:p>
          </table:table-cell>
          <table:table-cell office:value-type="float" office:value="107566">
            <text:p>107566</text:p>
          </table:table-cell>
          <table:table-cell office:value-type="float" office:value="0.477571">
            <text:p>0.477571</text:p>
          </table:table-cell>
          <table:table-cell office:value-type="float" office:value="0">
            <text:p>0</text:p>
          </table:table-cell>
          <table:table-cell office:value-type="float" office:value="5926">
            <text:p>5926</text:p>
          </table:table-cell>
          <table:table-cell office:value-type="float" office:value="8371">
            <text:p>8371</text:p>
          </table:table-cell>
          <table:table-cell office:value-type="float" office:value="8206">
            <text:p>8206</text:p>
          </table:table-cell>
          <table:table-cell office:value-type="float" office:value="5.21665">
            <text:p>5.21665</text:p>
          </table:table-cell>
          <table:table-cell office:value-type="float" office:value="0">
            <text:p>0</text:p>
          </table:table-cell>
          <table:table-cell office:value-type="float" office:value="61861">
            <text:p>61861</text:p>
          </table:table-cell>
          <table:table-cell office:value-type="float" office:value="79304">
            <text:p>79304</text:p>
          </table:table-cell>
          <table:table-cell office:value-type="float" office:value="78739">
            <text:p>78739</text:p>
          </table:table-cell>
          <table:table-cell office:value-type="float" office:value="1.56275">
            <text:p>1.56275</text:p>
          </table:table-cell>
          <table:table-cell office:value-type="float" office:value="0">
            <text:p>0</text:p>
          </table:table-cell>
          <table:table-cell office:value-type="float" office:value="18753">
            <text:p>18753</text:p>
          </table:table-cell>
          <table:table-cell office:value-type="float" office:value="26968">
            <text:p>26968</text:p>
          </table:table-cell>
          <table:table-cell office:value-type="float" office:value="14345">
            <text:p>14345</text:p>
          </table:table-cell>
          <table:table-cell office:value-type="float" office:value="2.80066">
            <text:p>2.80066</text:p>
          </table:table-cell>
          <table:table-cell office:value-type="float" office:value="0">
            <text:p>0</text:p>
          </table:table-cell>
          <table:table-cell office:value-type="float" office:value="32325">
            <text:p>32325</text:p>
          </table:table-cell>
          <table:table-cell office:value-type="float" office:value="44303">
            <text:p>44303</text:p>
          </table:table-cell>
          <table:table-cell office:value-type="float" office:value="23663">
            <text:p>23663</text:p>
          </table:table-cell>
          <table:table-cell office:value-type="float" office:value="2.65381">
            <text:p>2.65381</text:p>
          </table:table-cell>
          <table:table-cell office:value-type="float" office:value="0">
            <text:p>0</text:p>
          </table:table-cell>
          <table:table-cell office:value-type="float" office:value="30704">
            <text:p>30704</text:p>
          </table:table-cell>
          <table:table-cell office:value-type="float" office:value="41504">
            <text:p>41504</text:p>
          </table:table-cell>
          <table:table-cell office:value-type="float" office:value="21472">
            <text:p>21472</text:p>
          </table:table-cell>
          <table:table-cell office:value-type="float" office:value="2.34909">
            <text:p>2.34909</text:p>
          </table:table-cell>
          <table:table-cell office:value-type="float" office:value="0">
            <text:p>0</text:p>
          </table:table-cell>
          <table:table-cell office:value-type="float" office:value="28867">
            <text:p>28867</text:p>
          </table:table-cell>
          <table:table-cell office:value-type="float" office:value="39295">
            <text:p>39295</text:p>
          </table:table-cell>
          <table:table-cell office:value-type="float" office:value="20011">
            <text:p>20011</text:p>
          </table:table-cell>
          <table:table-cell office:value-type="float" office:value="1.41809">
            <text:p>1.41809</text:p>
          </table:table-cell>
          <table:table-cell office:value-type="float" office:value="0">
            <text:p>0</text:p>
          </table:table-cell>
          <table:table-cell office:value-type="float" office:value="16998">
            <text:p>16998</text:p>
          </table:table-cell>
          <table:table-cell table:number-columns-repeated="2" office:value-type="float" office:value="23354">
            <text:p>23354</text:p>
          </table:table-cell>
          <table:table-cell office:value-type="float" office:value="1.38897">
            <text:p>1.38897</text:p>
          </table:table-cell>
          <table:table-cell office:value-type="float" office:value="0">
            <text:p>0</text:p>
          </table:table-cell>
          <table:table-cell office:value-type="float" office:value="15471">
            <text:p>15471</text:p>
          </table:table-cell>
          <table:table-cell office:value-type="float" office:value="22621">
            <text:p>22621</text:p>
          </table:table-cell>
          <table:table-cell office:value-type="float" office:value="0">
            <text:p>0</text:p>
          </table:table-cell>
          <table:table-cell office:value-type="float" office:value="1.77392">
            <text:p>1.77392</text:p>
          </table:table-cell>
          <table:table-cell office:value-type="float" office:value="0">
            <text:p>0</text:p>
          </table:table-cell>
          <table:table-cell office:value-type="float" office:value="20760">
            <text:p>20760</text:p>
          </table:table-cell>
          <table:table-cell office:value-type="float" office:value="27173">
            <text:p>27173</text:p>
          </table:table-cell>
          <table:table-cell office:value-type="float" office:value="26447">
            <text:p>26447</text:p>
          </table:table-cell>
          <table:table-cell office:value-type="float" office:value="5.27832">
            <text:p>5.27832</text:p>
          </table:table-cell>
          <table:table-cell office:value-type="float" office:value="0">
            <text:p>0</text:p>
          </table:table-cell>
          <table:table-cell office:value-type="float" office:value="58336">
            <text:p>58336</text:p>
          </table:table-cell>
          <table:table-cell office:value-type="float" office:value="77176">
            <text:p>77176</text:p>
          </table:table-cell>
          <table:table-cell office:value-type="float" office:value="41421">
            <text:p>41421</text:p>
          </table:table-cell>
          <table:table-cell office:value-type="float" office:value="0.322823">
            <text:p>0.322823</text:p>
          </table:table-cell>
          <table:table-cell office:value-type="float" office:value="0">
            <text:p>0</text:p>
          </table:table-cell>
          <table:table-cell office:value-type="float" office:value="3205">
            <text:p>3205</text:p>
          </table:table-cell>
          <table:table-cell table:number-columns-repeated="2" office:value-type="float" office:value="3858">
            <text:p>3858</text:p>
          </table:table-cell>
          <table:table-cell office:value-type="float" office:value="2.08596">
            <text:p>2.08596</text:p>
          </table:table-cell>
          <table:table-cell office:value-type="float" office:value="0">
            <text:p>0</text:p>
          </table:table-cell>
          <table:table-cell office:value-type="float" office:value="23673">
            <text:p>23673</text:p>
          </table:table-cell>
          <table:table-cell office:value-type="float" office:value="30508">
            <text:p>30508</text:p>
          </table:table-cell>
          <table:table-cell office:value-type="float" office:value="29966">
            <text:p>29966</text:p>
          </table:table-cell>
          <table:table-cell office:value-type="float" office:value="4.93066">
            <text:p>4.93066</text:p>
          </table:table-cell>
          <table:table-cell office:value-type="float" office:value="0">
            <text:p>0</text:p>
          </table:table-cell>
          <table:table-cell office:value-type="float" office:value="56563">
            <text:p>56563</text:p>
          </table:table-cell>
          <table:table-cell office:value-type="float" office:value="73567">
            <text:p>73567</text:p>
          </table:table-cell>
          <table:table-cell office:value-type="float" office:value="38157">
            <text:p>3815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3740863">
            <text:p>3740863</text:p>
          </table:table-cell>
          <table:table-cell table:style-name="cellWorst" office:value-type="float" office:value="3794582">
            <text:p>3794582</text:p>
          </table:table-cell>
          <table:table-cell table:style-name="cellWorst" office:value-type="float" office:value="3794582">
            <text:p>3794582</text:p>
          </table:table-cell>
          <table:table-cell table:formula="of:=MIN([.$B18];[.$F18];[.$K18];[.$P18];[.$U18];[.$Z18];[.$AE18];[.$AJ18];[.$AO18];[.$AT18];[.$AY18];[.$BD18];[.$BI18];[.$BN18];[.$BS18];[.$BX18];[.$CC18];[.$CH18];[.$CM18];[.$CR18];[.$CW18];[.$DB18];[.$DG18];[.$DL18];[.$DQ18];[.$DV18];[.$EA18];[.$EF18];[.$EK18];[.$EP18];[.$EU18];[.$EZ18];[.$FE18];[.$FJ18];[.$FO18];[.$FT18];[.$FY18];[.$GD18];[.$GI18];[.$GN18];[.$GS18])" office:value-type="float" office:value="0.092753">
            <text:p>0.092753</text:p>
          </table:table-cell>
          <table:table-cell table:formula="of:=MIN([.$C18];[.$G18];[.$L18];[.$Q18];[.$V18];[.$AA18];[.$AF18];[.$AK18];[.$AP18];[.$AU18];[.$AZ18];[.$BE18];[.$BJ18];[.$BO18];[.$BT18];[.$BY18];[.$CD18];[.$CI18];[.$CN18];[.$CS18];[.$CX18];[.$DC18];[.$DH18];[.$DM18];[.$DR18];[.$DW18];[.$EB18];[.$EG18];[.$EL18];[.$EQ18];[.$EV18];[.$FA18];[.$FF18];[.$FK18];[.$FP18];[.$FU18];[.$FZ18];[.$GE18];[.$GJ18];[.$GO18];[.$GT18])" office:value-type="float" office:value="0">
            <text:p>0</text:p>
          </table:table-cell>
          <table:table-cell table:formula="of:=MIN([.$D18];[.$H18];[.$M18];[.$R18];[.$W18];[.$AB18];[.$AG18];[.$AL18];[.$AQ18];[.$AV18];[.$BA18];[.$BF18];[.$BK18];[.$BP18];[.$BU18];[.$BZ18];[.$CE18];[.$CJ18];[.$CO18];[.$CT18];[.$CY18];[.$DD18];[.$DI18];[.$DN18];[.$DS18];[.$DX18];[.$EC18];[.$EH18];[.$EM18];[.$ER18];[.$EW18];[.$FB18];[.$FG18];[.$FL18];[.$FQ18];[.$FV18];[.$GA18];[.$GF18];[.$GK18];[.$GP18];[.$GU18])" office:value-type="float" office:value="751">
            <text:p>751</text:p>
          </table:table-cell>
          <table:table-cell table:formula="of:=MIN([.$E18];[.$I18];[.$N18];[.$S18];[.$X18];[.$AC18];[.$AH18];[.$AM18];[.$AR18];[.$AW18];[.$BB18];[.$BG18];[.$BL18];[.$BQ18];[.$BV18];[.$CA18];[.$CF18];[.$CK18];[.$CP18];[.$CU18];[.$CZ18];[.$DE18];[.$DJ18];[.$DO18];[.$DT18];[.$DY18];[.$ED18];[.$EI18];[.$EN18];[.$ES18];[.$EX18];[.$FC18];[.$FH18];[.$FM18];[.$FR18];[.$FW18];[.$GB18];[.$GG18];[.$GL18];[.$GQ18];[.$GV18])" office:value-type="float" office:value="1279">
            <text:p>1279</text:p>
          </table:table-cell>
          <table:table-cell table:formula="of:=MIN([.$J18];[.$O18];[.$T18];[.$Y18];[.$AD18];[.$AI18];[.$AN18];[.$AS18];[.$AX18];[.$BC18];[.$BH18];[.$BM18];[.$BR18];[.$BW18];[.$CB18];[.$CG18];[.$CL18];[.$CQ18];[.$CV18];[.$DA18];[.$DF18];[.$DK18];[.$DP18];[.$DU18];[.$DZ18];[.$EE18];[.$EJ18];[.$EO18];[.$ET18];[.$EY18];[.$FD18];[.$FI18];[.$FN18];[.$FS18];[.$FX18];[.$GC18];[.$GH18];[.$GM18];[.$GR18];[.$GW18])" office:value-type="float" office:value="0">
            <text:p>0</text:p>
          </table:table-cell>
          <table:table-cell table:formula="of:=MEDIAN([.$B18];[.$F18];[.$K18];[.$P18];[.$U18];[.$Z18];[.$AE18];[.$AJ18];[.$AO18];[.$AT18];[.$AY18];[.$BD18];[.$BI18];[.$BN18];[.$BS18];[.$BX18];[.$CC18];[.$CH18];[.$CM18];[.$CR18];[.$CW18];[.$DB18];[.$DG18];[.$DL18];[.$DQ18];[.$DV18];[.$EA18];[.$EF18];[.$EK18];[.$EP18];[.$EU18];[.$EZ18];[.$FE18];[.$FJ18];[.$FO18];[.$FT18];[.$FY18];[.$GD18];[.$GI18];[.$GN18];[.$GS18])" office:value-type="float" office:value="2.19597">
            <text:p>2.19597</text:p>
          </table:table-cell>
          <table:table-cell table:formula="of:=MEDIAN([.$C18];[.$G18];[.$L18];[.$Q18];[.$V18];[.$AA18];[.$AF18];[.$AK18];[.$AP18];[.$AU18];[.$AZ18];[.$BE18];[.$BJ18];[.$BO18];[.$BT18];[.$BY18];[.$CD18];[.$CI18];[.$CN18];[.$CS18];[.$CX18];[.$DC18];[.$DH18];[.$DM18];[.$DR18];[.$DW18];[.$EB18];[.$EG18];[.$EL18];[.$EQ18];[.$EV18];[.$FA18];[.$FF18];[.$FK18];[.$FP18];[.$FU18];[.$FZ18];[.$GE18];[.$GJ18];[.$GO18];[.$GT18])" office:value-type="float" office:value="0">
            <text:p>0</text:p>
          </table:table-cell>
          <table:table-cell table:formula="of:=MEDIAN([.$D18];[.$H18];[.$M18];[.$R18];[.$W18];[.$AB18];[.$AG18];[.$AL18];[.$AQ18];[.$AV18];[.$BA18];[.$BF18];[.$BK18];[.$BP18];[.$BU18];[.$BZ18];[.$CE18];[.$CJ18];[.$CO18];[.$CT18];[.$CY18];[.$DD18];[.$DI18];[.$DN18];[.$DS18];[.$DX18];[.$EC18];[.$EH18];[.$EM18];[.$ER18];[.$EW18];[.$FB18];[.$FG18];[.$FL18];[.$FQ18];[.$FV18];[.$GA18];[.$GF18];[.$GK18];[.$GP18];[.$GU18])" office:value-type="float" office:value="25295">
            <text:p>25295</text:p>
          </table:table-cell>
          <table:table-cell table:formula="of:=MEDIAN([.$E18];[.$I18];[.$N18];[.$S18];[.$X18];[.$AC18];[.$AH18];[.$AM18];[.$AR18];[.$AW18];[.$BB18];[.$BG18];[.$BL18];[.$BQ18];[.$BV18];[.$CA18];[.$CF18];[.$CK18];[.$CP18];[.$CU18];[.$CZ18];[.$DE18];[.$DJ18];[.$DO18];[.$DT18];[.$DY18];[.$ED18];[.$EI18];[.$EN18];[.$ES18];[.$EX18];[.$FC18];[.$FH18];[.$FM18];[.$FR18];[.$FW18];[.$GB18];[.$GG18];[.$GL18];[.$GQ18];[.$GV18])" office:value-type="float" office:value="35292">
            <text:p>35292</text:p>
          </table:table-cell>
          <table:table-cell table:formula="of:=MEDIAN([.$J18];[.$O18];[.$T18];[.$Y18];[.$AD18];[.$AI18];[.$AN18];[.$AS18];[.$AX18];[.$BC18];[.$BH18];[.$BM18];[.$BR18];[.$BW18];[.$CB18];[.$CG18];[.$CL18];[.$CQ18];[.$CV18];[.$DA18];[.$DF18];[.$DK18];[.$DP18];[.$DU18];[.$DZ18];[.$EE18];[.$EJ18];[.$EO18];[.$ET18];[.$EY18];[.$FD18];[.$FI18];[.$FN18];[.$FS18];[.$FX18];[.$GC18];[.$GH18];[.$GM18];[.$GR18];[.$GW18])" office:value-type="float" office:value="12553">
            <text:p>12553</text:p>
          </table:table-cell>
          <table:table-cell table:formula="of:=MAX([.$B18];[.$F18];[.$K18];[.$P18];[.$U18];[.$Z18];[.$AE18];[.$AJ18];[.$AO18];[.$AT18];[.$AY18];[.$BD18];[.$BI18];[.$BN18];[.$BS18];[.$BX18];[.$CC18];[.$CH18];[.$CM18];[.$CR18];[.$CW18];[.$DB18];[.$DG18];[.$DL18];[.$DQ18];[.$DV18];[.$EA18];[.$EF18];[.$EK18];[.$EP18];[.$EU18];[.$EZ18];[.$FE18];[.$FJ18];[.$FO18];[.$FT18];[.$FY18];[.$GD18];[.$GI18];[.$GN18];[.$GS18])" office:value-type="float" office:value="600">
            <text:p>600</text:p>
          </table:table-cell>
          <table:table-cell table:formula="of:=MAX([.$C18];[.$G18];[.$L18];[.$Q18];[.$V18];[.$AA18];[.$AF18];[.$AK18];[.$AP18];[.$AU18];[.$AZ18];[.$BE18];[.$BJ18];[.$BO18];[.$BT18];[.$BY18];[.$CD18];[.$CI18];[.$CN18];[.$CS18];[.$CX18];[.$DC18];[.$DH18];[.$DM18];[.$DR18];[.$DW18];[.$EB18];[.$EG18];[.$EL18];[.$EQ18];[.$EV18];[.$FA18];[.$FF18];[.$FK18];[.$FP18];[.$FU18];[.$FZ18];[.$GE18];[.$GJ18];[.$GO18];[.$GT18])" office:value-type="float" office:value="1">
            <text:p>1</text:p>
          </table:table-cell>
          <table:table-cell table:formula="of:=MAX([.$D18];[.$H18];[.$M18];[.$R18];[.$W18];[.$AB18];[.$AG18];[.$AL18];[.$AQ18];[.$AV18];[.$BA18];[.$BF18];[.$BK18];[.$BP18];[.$BU18];[.$BZ18];[.$CE18];[.$CJ18];[.$CO18];[.$CT18];[.$CY18];[.$DD18];[.$DI18];[.$DN18];[.$DS18];[.$DX18];[.$EC18];[.$EH18];[.$EM18];[.$ER18];[.$EW18];[.$FB18];[.$FG18];[.$FL18];[.$FQ18];[.$FV18];[.$GA18];[.$GF18];[.$GK18];[.$GP18];[.$GU18])" office:value-type="float" office:value="3740863">
            <text:p>3740863</text:p>
          </table:table-cell>
          <table:table-cell table:formula="of:=MAX([.$E18];[.$I18];[.$N18];[.$S18];[.$X18];[.$AC18];[.$AH18];[.$AM18];[.$AR18];[.$AW18];[.$BB18];[.$BG18];[.$BL18];[.$BQ18];[.$BV18];[.$CA18];[.$CF18];[.$CK18];[.$CP18];[.$CU18];[.$CZ18];[.$DE18];[.$DJ18];[.$DO18];[.$DT18];[.$DY18];[.$ED18];[.$EI18];[.$EN18];[.$ES18];[.$EX18];[.$FC18];[.$FH18];[.$FM18];[.$FR18];[.$FW18];[.$GB18];[.$GG18];[.$GL18];[.$GQ18];[.$GV18])" office:value-type="float" office:value="3794582">
            <text:p>3794582</text:p>
          </table:table-cell>
          <table:table-cell table:formula="of:=MAX([.$J18];[.$O18];[.$T18];[.$Y18];[.$AD18];[.$AI18];[.$AN18];[.$AS18];[.$AX18];[.$BC18];[.$BH18];[.$BM18];[.$BR18];[.$BW18];[.$CB18];[.$CG18];[.$CL18];[.$CQ18];[.$CV18];[.$DA18];[.$DF18];[.$DK18];[.$DP18];[.$DU18];[.$DZ18];[.$EE18];[.$EJ18];[.$EO18];[.$ET18];[.$EY18];[.$FD18];[.$FI18];[.$FN18];[.$FS18];[.$FX18];[.$GC18];[.$GH18];[.$GM18];[.$GR18];[.$GW18])" office:value-type="float" office:value="3794582">
            <text:p>3794582</text:p>
          </table:table-cell>
        </table:table-row>
        <table:table-row table:style-name="ro1">
          <table:table-cell office:value-type="string">
            <text:p>./handmade_soko017.lp</text:p>
          </table:table-cell>
          <table:table-cell office:value-type="float" office:value="25.7902">
            <text:p>25.7902</text:p>
          </table:table-cell>
          <table:table-cell office:value-type="float" office:value="0">
            <text:p>0</text:p>
          </table:table-cell>
          <table:table-cell office:value-type="float" office:value="216690">
            <text:p>216690</text:p>
          </table:table-cell>
          <table:table-cell office:value-type="float" office:value="279245">
            <text:p>279245</text:p>
          </table:table-cell>
          <table:table-cell office:value-type="float" office:value="27.4917">
            <text:p>27.4917</text:p>
          </table:table-cell>
          <table:table-cell office:value-type="float" office:value="0">
            <text:p>0</text:p>
          </table:table-cell>
          <table:table-cell office:value-type="float" office:value="216690">
            <text:p>216690</text:p>
          </table:table-cell>
          <table:table-cell office:value-type="float" office:value="279245">
            <text:p>279245</text:p>
          </table:table-cell>
          <table:table-cell office:value-type="float" office:value="0">
            <text:p>0</text:p>
          </table:table-cell>
          <table:table-cell office:value-type="float" office:value="27.871">
            <text:p>27.871</text:p>
          </table:table-cell>
          <table:table-cell office:value-type="float" office:value="0">
            <text:p>0</text:p>
          </table:table-cell>
          <table:table-cell office:value-type="float" office:value="216690">
            <text:p>216690</text:p>
          </table:table-cell>
          <table:table-cell office:value-type="float" office:value="279245">
            <text:p>279245</text:p>
          </table:table-cell>
          <table:table-cell office:value-type="float" office:value="0">
            <text:p>0</text:p>
          </table:table-cell>
          <table:table-cell office:value-type="float" office:value="28.2767">
            <text:p>28.2767</text:p>
          </table:table-cell>
          <table:table-cell office:value-type="float" office:value="0">
            <text:p>0</text:p>
          </table:table-cell>
          <table:table-cell office:value-type="float" office:value="216690">
            <text:p>216690</text:p>
          </table:table-cell>
          <table:table-cell office:value-type="float" office:value="279245">
            <text:p>279245</text:p>
          </table:table-cell>
          <table:table-cell office:value-type="float" office:value="54121">
            <text:p>54121</text:p>
          </table:table-cell>
          <table:table-cell office:value-type="float" office:value="23.1089">
            <text:p>23.1089</text:p>
          </table:table-cell>
          <table:table-cell office:value-type="float" office:value="0">
            <text:p>0</text:p>
          </table:table-cell>
          <table:table-cell office:value-type="float" office:value="175140">
            <text:p>175140</text:p>
          </table:table-cell>
          <table:table-cell office:value-type="float" office:value="273979">
            <text:p>273979</text:p>
          </table:table-cell>
          <table:table-cell office:value-type="float" office:value="79817">
            <text:p>79817</text:p>
          </table:table-cell>
          <table:table-cell office:value-type="float" office:value="13.9943">
            <text:p>13.9943</text:p>
          </table:table-cell>
          <table:table-cell office:value-type="float" office:value="0">
            <text:p>0</text:p>
          </table:table-cell>
          <table:table-cell office:value-type="float" office:value="121416">
            <text:p>121416</text:p>
          </table:table-cell>
          <table:table-cell office:value-type="float" office:value="161978">
            <text:p>161978</text:p>
          </table:table-cell>
          <table:table-cell office:value-type="float" office:value="36597">
            <text:p>36597</text:p>
          </table:table-cell>
          <table:table-cell office:value-type="float" office:value="32.6988">
            <text:p>32.6988</text:p>
          </table:table-cell>
          <table:table-cell office:value-type="float" office:value="0">
            <text:p>0</text:p>
          </table:table-cell>
          <table:table-cell office:value-type="float" office:value="232450">
            <text:p>232450</text:p>
          </table:table-cell>
          <table:table-cell office:value-type="float" office:value="269939">
            <text:p>269939</text:p>
          </table:table-cell>
          <table:table-cell office:value-type="float" office:value="255108">
            <text:p>255108</text:p>
          </table:table-cell>
          <table:table-cell office:value-type="float" office:value="49.7183">
            <text:p>49.7183</text:p>
          </table:table-cell>
          <table:table-cell office:value-type="float" office:value="0">
            <text:p>0</text:p>
          </table:table-cell>
          <table:table-cell office:value-type="float" office:value="348613">
            <text:p>348613</text:p>
          </table:table-cell>
          <table:table-cell office:value-type="float" office:value="395596">
            <text:p>395596</text:p>
          </table:table-cell>
          <table:table-cell office:value-type="float" office:value="391159">
            <text:p>391159</text:p>
          </table:table-cell>
          <table:table-cell office:value-type="float" office:value="33.913">
            <text:p>33.913</text:p>
          </table:table-cell>
          <table:table-cell office:value-type="float" office:value="0">
            <text:p>0</text:p>
          </table:table-cell>
          <table:table-cell office:value-type="float" office:value="264872">
            <text:p>264872</text:p>
          </table:table-cell>
          <table:table-cell office:value-type="float" office:value="302038">
            <text:p>302038</text:p>
          </table:table-cell>
          <table:table-cell office:value-type="float" office:value="299428">
            <text:p>299428</text:p>
          </table:table-cell>
          <table:table-cell office:value-type="float" office:value="43.0502">
            <text:p>43.0502</text:p>
          </table:table-cell>
          <table:table-cell office:value-type="float" office:value="0">
            <text:p>0</text:p>
          </table:table-cell>
          <table:table-cell office:value-type="float" office:value="275268">
            <text:p>275268</text:p>
          </table:table-cell>
          <table:table-cell office:value-type="float" office:value="308364">
            <text:p>308364</text:p>
          </table:table-cell>
          <table:table-cell office:value-type="float" office:value="306402">
            <text:p>306402</text:p>
          </table:table-cell>
          <table:table-cell office:value-type="float" office:value="13.1972">
            <text:p>13.1972</text:p>
          </table:table-cell>
          <table:table-cell office:value-type="float" office:value="0">
            <text:p>0</text:p>
          </table:table-cell>
          <table:table-cell office:value-type="float" office:value="113315">
            <text:p>113315</text:p>
          </table:table-cell>
          <table:table-cell office:value-type="float" office:value="149616">
            <text:p>149616</text:p>
          </table:table-cell>
          <table:table-cell office:value-type="float" office:value="35231">
            <text:p>35231</text:p>
          </table:table-cell>
          <table:table-cell table:style-name="cellBest" office:value-type="float" office:value="6.41922">
            <text:p>6.41922</text:p>
          </table:table-cell>
          <table:table-cell office:value-type="float" office:value="0">
            <text:p>0</text:p>
          </table:table-cell>
          <table:table-cell table:style-name="cellBest" office:value-type="float" office:value="64464">
            <text:p>64464</text:p>
          </table:table-cell>
          <table:table-cell office:value-type="float" office:value="91523">
            <text:p>91523</text:p>
          </table:table-cell>
          <table:table-cell office:value-type="float" office:value="24809">
            <text:p>24809</text:p>
          </table:table-cell>
          <table:table-cell office:value-type="float" office:value="19.2641">
            <text:p>19.2641</text:p>
          </table:table-cell>
          <table:table-cell office:value-type="float" office:value="0">
            <text:p>0</text:p>
          </table:table-cell>
          <table:table-cell office:value-type="float" office:value="166006">
            <text:p>166006</text:p>
          </table:table-cell>
          <table:table-cell office:value-type="float" office:value="213271">
            <text:p>213271</text:p>
          </table:table-cell>
          <table:table-cell office:value-type="float" office:value="45105">
            <text:p>45105</text:p>
          </table:table-cell>
          <table:table-cell office:value-type="float" office:value="18.941">
            <text:p>18.941</text:p>
          </table:table-cell>
          <table:table-cell office:value-type="float" office:value="0">
            <text:p>0</text:p>
          </table:table-cell>
          <table:table-cell office:value-type="float" office:value="167362">
            <text:p>167362</text:p>
          </table:table-cell>
          <table:table-cell office:value-type="float" office:value="218661">
            <text:p>218661</text:p>
          </table:table-cell>
          <table:table-cell office:value-type="float" office:value="47671">
            <text:p>47671</text:p>
          </table:table-cell>
          <table:table-cell office:value-type="float" office:value="32.2691">
            <text:p>32.2691</text:p>
          </table:table-cell>
          <table:table-cell office:value-type="float" office:value="0">
            <text:p>0</text:p>
          </table:table-cell>
          <table:table-cell office:value-type="float" office:value="203970">
            <text:p>203970</text:p>
          </table:table-cell>
          <table:table-cell table:number-columns-repeated="2" office:value-type="float" office:value="231154">
            <text:p>231154</text:p>
          </table:table-cell>
          <table:table-cell office:value-type="float" office:value="10.9743">
            <text:p>10.9743</text:p>
          </table:table-cell>
          <table:table-cell office:value-type="float" office:value="0">
            <text:p>0</text:p>
          </table:table-cell>
          <table:table-cell office:value-type="float" office:value="99258">
            <text:p>99258</text:p>
          </table:table-cell>
          <table:table-cell office:value-type="float" office:value="153351">
            <text:p>153351</text:p>
          </table:table-cell>
          <table:table-cell office:value-type="float" office:value="0">
            <text:p>0</text:p>
          </table:table-cell>
          <table:table-cell office:value-type="float" office:value="45.0387">
            <text:p>45.0387</text:p>
          </table:table-cell>
          <table:table-cell office:value-type="float" office:value="0">
            <text:p>0</text:p>
          </table:table-cell>
          <table:table-cell office:value-type="float" office:value="358237">
            <text:p>358237</text:p>
          </table:table-cell>
          <table:table-cell office:value-type="float" office:value="400982">
            <text:p>400982</text:p>
          </table:table-cell>
          <table:table-cell office:value-type="float" office:value="397236">
            <text:p>397236</text:p>
          </table:table-cell>
          <table:table-cell office:value-type="float" office:value="20.3725">
            <text:p>20.3725</text:p>
          </table:table-cell>
          <table:table-cell office:value-type="float" office:value="0">
            <text:p>0</text:p>
          </table:table-cell>
          <table:table-cell office:value-type="float" office:value="171491">
            <text:p>171491</text:p>
          </table:table-cell>
          <table:table-cell office:value-type="float" office:value="224549">
            <text:p>224549</text:p>
          </table:table-cell>
          <table:table-cell office:value-type="float" office:value="47573">
            <text:p>47573</text:p>
          </table:table-cell>
          <table:table-cell office:value-type="float" office:value="6.47258">
            <text:p>6.47258</text:p>
          </table:table-cell>
          <table:table-cell office:value-type="float" office:value="0">
            <text:p>0</text:p>
          </table:table-cell>
          <table:table-cell office:value-type="float" office:value="72900">
            <text:p>72900</text:p>
          </table:table-cell>
          <table:table-cell table:style-name="cellBest" office:value-type="float" office:value="75026">
            <text:p>75026</text:p>
          </table:table-cell>
          <table:table-cell office:value-type="float" office:value="75026">
            <text:p>75026</text:p>
          </table:table-cell>
          <table:table-cell office:value-type="float" office:value="173.034">
            <text:p>173.034</text:p>
          </table:table-cell>
          <table:table-cell office:value-type="float" office:value="0">
            <text:p>0</text:p>
          </table:table-cell>
          <table:table-cell office:value-type="float" office:value="1048093">
            <text:p>1048093</text:p>
          </table:table-cell>
          <table:table-cell office:value-type="float" office:value="1151556">
            <text:p>1151556</text:p>
          </table:table-cell>
          <table:table-cell office:value-type="float" office:value="1140107">
            <text:p>1140107</text:p>
          </table:table-cell>
          <table:table-cell office:value-type="float" office:value="16.5845">
            <text:p>16.5845</text:p>
          </table:table-cell>
          <table:table-cell office:value-type="float" office:value="0">
            <text:p>0</text:p>
          </table:table-cell>
          <table:table-cell office:value-type="float" office:value="140223">
            <text:p>140223</text:p>
          </table:table-cell>
          <table:table-cell office:value-type="float" office:value="183405">
            <text:p>183405</text:p>
          </table:table-cell>
          <table:table-cell office:value-type="float" office:value="41394">
            <text:p>4139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2578372">
            <text:p>2578372</text:p>
          </table:table-cell>
          <table:table-cell table:style-name="cellWorst" office:value-type="float" office:value="2603083">
            <text:p>2603083</text:p>
          </table:table-cell>
          <table:table-cell table:style-name="cellWorst" office:value-type="float" office:value="2603083">
            <text:p>2603083</text:p>
          </table:table-cell>
          <table:table-cell office:value-type="float" office:value="26.5457">
            <text:p>26.5457</text:p>
          </table:table-cell>
          <table:table-cell office:value-type="float" office:value="0">
            <text:p>0</text:p>
          </table:table-cell>
          <table:table-cell office:value-type="float" office:value="216690">
            <text:p>216690</text:p>
          </table:table-cell>
          <table:table-cell office:value-type="float" office:value="279245">
            <text:p>279245</text:p>
          </table:table-cell>
          <table:table-cell office:value-type="float" office:value="54121">
            <text:p>54121</text:p>
          </table:table-cell>
          <table:table-cell office:value-type="float" office:value="12.7803">
            <text:p>12.7803</text:p>
          </table:table-cell>
          <table:table-cell office:value-type="float" office:value="0">
            <text:p>0</text:p>
          </table:table-cell>
          <table:table-cell office:value-type="float" office:value="109865">
            <text:p>109865</text:p>
          </table:table-cell>
          <table:table-cell office:value-type="float" office:value="163003">
            <text:p>163003</text:p>
          </table:table-cell>
          <table:table-cell office:value-type="float" office:value="84182">
            <text:p>84182</text:p>
          </table:table-cell>
          <table:table-cell office:value-type="float" office:value="11.4833">
            <text:p>11.4833</text:p>
          </table:table-cell>
          <table:table-cell office:value-type="float" office:value="0">
            <text:p>0</text:p>
          </table:table-cell>
          <table:table-cell office:value-type="float" office:value="109623">
            <text:p>109623</text:p>
          </table:table-cell>
          <table:table-cell office:value-type="float" office:value="149571">
            <text:p>149571</text:p>
          </table:table-cell>
          <table:table-cell office:value-type="float" office:value="71519">
            <text:p>71519</text:p>
          </table:table-cell>
          <table:table-cell office:value-type="float" office:value="20.9523">
            <text:p>20.9523</text:p>
          </table:table-cell>
          <table:table-cell office:value-type="float" office:value="0">
            <text:p>0</text:p>
          </table:table-cell>
          <table:table-cell office:value-type="float" office:value="188108">
            <text:p>188108</text:p>
          </table:table-cell>
          <table:table-cell office:value-type="float" office:value="252326">
            <text:p>252326</text:p>
          </table:table-cell>
          <table:table-cell office:value-type="float" office:value="232810">
            <text:p>232810</text:p>
          </table:table-cell>
          <table:table-cell office:value-type="float" office:value="34.0506">
            <text:p>34.0506</text:p>
          </table:table-cell>
          <table:table-cell office:value-type="float" office:value="0">
            <text:p>0</text:p>
          </table:table-cell>
          <table:table-cell office:value-type="float" office:value="287702">
            <text:p>287702</text:p>
          </table:table-cell>
          <table:table-cell office:value-type="float" office:value="386589">
            <text:p>386589</text:p>
          </table:table-cell>
          <table:table-cell office:value-type="float" office:value="377480">
            <text:p>377480</text:p>
          </table:table-cell>
          <table:table-cell office:value-type="float" office:value="76.3669">
            <text:p>76.3669</text:p>
          </table:table-cell>
          <table:table-cell office:value-type="float" office:value="0">
            <text:p>0</text:p>
          </table:table-cell>
          <table:table-cell office:value-type="float" office:value="642378">
            <text:p>642378</text:p>
          </table:table-cell>
          <table:table-cell office:value-type="float" office:value="853337">
            <text:p>853337</text:p>
          </table:table-cell>
          <table:table-cell office:value-type="float" office:value="845173">
            <text:p>845173</text:p>
          </table:table-cell>
          <table:table-cell office:value-type="float" office:value="33.8166">
            <text:p>33.8166</text:p>
          </table:table-cell>
          <table:table-cell office:value-type="float" office:value="0">
            <text:p>0</text:p>
          </table:table-cell>
          <table:table-cell office:value-type="float" office:value="299478">
            <text:p>299478</text:p>
          </table:table-cell>
          <table:table-cell office:value-type="float" office:value="408266">
            <text:p>408266</text:p>
          </table:table-cell>
          <table:table-cell office:value-type="float" office:value="404284">
            <text:p>404284</text:p>
          </table:table-cell>
          <table:table-cell office:value-type="float" office:value="14.767">
            <text:p>14.767</text:p>
          </table:table-cell>
          <table:table-cell office:value-type="float" office:value="0">
            <text:p>0</text:p>
          </table:table-cell>
          <table:table-cell office:value-type="float" office:value="131068">
            <text:p>131068</text:p>
          </table:table-cell>
          <table:table-cell office:value-type="float" office:value="170904">
            <text:p>170904</text:p>
          </table:table-cell>
          <table:table-cell office:value-type="float" office:value="83489">
            <text:p>83489</text:p>
          </table:table-cell>
          <table:table-cell office:value-type="float" office:value="17.8932">
            <text:p>17.8932</text:p>
          </table:table-cell>
          <table:table-cell office:value-type="float" office:value="0">
            <text:p>0</text:p>
          </table:table-cell>
          <table:table-cell office:value-type="float" office:value="132525">
            <text:p>132525</text:p>
          </table:table-cell>
          <table:table-cell office:value-type="float" office:value="173442">
            <text:p>173442</text:p>
          </table:table-cell>
          <table:table-cell office:value-type="float" office:value="83046">
            <text:p>83046</text:p>
          </table:table-cell>
          <table:table-cell office:value-type="float" office:value="8.24174">
            <text:p>8.24174</text:p>
          </table:table-cell>
          <table:table-cell office:value-type="float" office:value="0">
            <text:p>0</text:p>
          </table:table-cell>
          <table:table-cell office:value-type="float" office:value="77589">
            <text:p>77589</text:p>
          </table:table-cell>
          <table:table-cell office:value-type="float" office:value="104967">
            <text:p>104967</text:p>
          </table:table-cell>
          <table:table-cell office:value-type="float" office:value="47481">
            <text:p>47481</text:p>
          </table:table-cell>
          <table:table-cell office:value-type="float" office:value="8.08807">
            <text:p>8.08807</text:p>
          </table:table-cell>
          <table:table-cell office:value-type="float" office:value="0">
            <text:p>0</text:p>
          </table:table-cell>
          <table:table-cell office:value-type="float" office:value="76825">
            <text:p>76825</text:p>
          </table:table-cell>
          <table:table-cell office:value-type="float" office:value="104481">
            <text:p>104481</text:p>
          </table:table-cell>
          <table:table-cell office:value-type="float" office:value="47846">
            <text:p>47846</text:p>
          </table:table-cell>
          <table:table-cell office:value-type="float" office:value="31.3921">
            <text:p>31.3921</text:p>
          </table:table-cell>
          <table:table-cell office:value-type="float" office:value="0">
            <text:p>0</text:p>
          </table:table-cell>
          <table:table-cell office:value-type="float" office:value="278753">
            <text:p>278753</text:p>
          </table:table-cell>
          <table:table-cell table:number-columns-repeated="2" office:value-type="float" office:value="386682">
            <text:p>386682</text:p>
          </table:table-cell>
          <table:table-cell office:value-type="float" office:value="13.178">
            <text:p>13.178</text:p>
          </table:table-cell>
          <table:table-cell office:value-type="float" office:value="0">
            <text:p>0</text:p>
          </table:table-cell>
          <table:table-cell office:value-type="float" office:value="109793">
            <text:p>109793</text:p>
          </table:table-cell>
          <table:table-cell office:value-type="float" office:value="134187">
            <text:p>134187</text:p>
          </table:table-cell>
          <table:table-cell office:value-type="float" office:value="0">
            <text:p>0</text:p>
          </table:table-cell>
          <table:table-cell office:value-type="float" office:value="13.6303">
            <text:p>13.6303</text:p>
          </table:table-cell>
          <table:table-cell office:value-type="float" office:value="0">
            <text:p>0</text:p>
          </table:table-cell>
          <table:table-cell office:value-type="float" office:value="106697">
            <text:p>106697</text:p>
          </table:table-cell>
          <table:table-cell office:value-type="float" office:value="146443">
            <text:p>146443</text:p>
          </table:table-cell>
          <table:table-cell office:value-type="float" office:value="144179">
            <text:p>144179</text:p>
          </table:table-cell>
          <table:table-cell office:value-type="float" office:value="14.4118">
            <text:p>14.4118</text:p>
          </table:table-cell>
          <table:table-cell office:value-type="float" office:value="0">
            <text:p>0</text:p>
          </table:table-cell>
          <table:table-cell office:value-type="float" office:value="120995">
            <text:p>120995</text:p>
          </table:table-cell>
          <table:table-cell office:value-type="float" office:value="160560">
            <text:p>160560</text:p>
          </table:table-cell>
          <table:table-cell office:value-type="float" office:value="77405">
            <text:p>77405</text:p>
          </table:table-cell>
          <table:table-cell office:value-type="float" office:value="10.811">
            <text:p>10.811</text:p>
          </table:table-cell>
          <table:table-cell office:value-type="float" office:value="0">
            <text:p>0</text:p>
          </table:table-cell>
          <table:table-cell office:value-type="float" office:value="123536">
            <text:p>123536</text:p>
          </table:table-cell>
          <table:table-cell table:number-columns-repeated="2" office:value-type="float" office:value="145191">
            <text:p>145191</text:p>
          </table:table-cell>
          <table:table-cell office:value-type="float" office:value="175.003">
            <text:p>175.003</text:p>
          </table:table-cell>
          <table:table-cell office:value-type="float" office:value="0">
            <text:p>0</text:p>
          </table:table-cell>
          <table:table-cell office:value-type="float" office:value="1239365">
            <text:p>1239365</text:p>
          </table:table-cell>
          <table:table-cell office:value-type="float" office:value="1567645">
            <text:p>1567645</text:p>
          </table:table-cell>
          <table:table-cell office:value-type="float" office:value="1555164">
            <text:p>1555164</text:p>
          </table:table-cell>
          <table:table-cell office:value-type="float" office:value="11.4105">
            <text:p>11.4105</text:p>
          </table:table-cell>
          <table:table-cell office:value-type="float" office:value="0">
            <text:p>0</text:p>
          </table:table-cell>
          <table:table-cell office:value-type="float" office:value="101757">
            <text:p>101757</text:p>
          </table:table-cell>
          <table:table-cell office:value-type="float" office:value="136714">
            <text:p>136714</text:p>
          </table:table-cell>
          <table:table-cell office:value-type="float" office:value="64354">
            <text:p>6435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72659">
            <text:p>2372659</text:p>
          </table:table-cell>
          <table:table-cell table:number-columns-repeated="2" office:value-type="float" office:value="2404856">
            <text:p>2404856</text:p>
          </table:table-cell>
          <table:table-cell table:formula="of:=MIN([.$B19];[.$F19];[.$K19];[.$P19];[.$U19];[.$Z19];[.$AE19];[.$AJ19];[.$AO19];[.$AT19];[.$AY19];[.$BD19];[.$BI19];[.$BN19];[.$BS19];[.$BX19];[.$CC19];[.$CH19];[.$CM19];[.$CR19];[.$CW19];[.$DB19];[.$DG19];[.$DL19];[.$DQ19];[.$DV19];[.$EA19];[.$EF19];[.$EK19];[.$EP19];[.$EU19];[.$EZ19];[.$FE19];[.$FJ19];[.$FO19];[.$FT19];[.$FY19];[.$GD19];[.$GI19];[.$GN19];[.$GS19])" office:value-type="float" office:value="6.41922">
            <text:p>6.41922</text:p>
          </table:table-cell>
          <table:table-cell table:formula="of:=MIN([.$C19];[.$G19];[.$L19];[.$Q19];[.$V19];[.$AA19];[.$AF19];[.$AK19];[.$AP19];[.$AU19];[.$AZ19];[.$BE19];[.$BJ19];[.$BO19];[.$BT19];[.$BY19];[.$CD19];[.$CI19];[.$CN19];[.$CS19];[.$CX19];[.$DC19];[.$DH19];[.$DM19];[.$DR19];[.$DW19];[.$EB19];[.$EG19];[.$EL19];[.$EQ19];[.$EV19];[.$FA19];[.$FF19];[.$FK19];[.$FP19];[.$FU19];[.$FZ19];[.$GE19];[.$GJ19];[.$GO19];[.$GT19])" office:value-type="float" office:value="0">
            <text:p>0</text:p>
          </table:table-cell>
          <table:table-cell table:formula="of:=MIN([.$D19];[.$H19];[.$M19];[.$R19];[.$W19];[.$AB19];[.$AG19];[.$AL19];[.$AQ19];[.$AV19];[.$BA19];[.$BF19];[.$BK19];[.$BP19];[.$BU19];[.$BZ19];[.$CE19];[.$CJ19];[.$CO19];[.$CT19];[.$CY19];[.$DD19];[.$DI19];[.$DN19];[.$DS19];[.$DX19];[.$EC19];[.$EH19];[.$EM19];[.$ER19];[.$EW19];[.$FB19];[.$FG19];[.$FL19];[.$FQ19];[.$FV19];[.$GA19];[.$GF19];[.$GK19];[.$GP19];[.$GU19])" office:value-type="float" office:value="64464">
            <text:p>64464</text:p>
          </table:table-cell>
          <table:table-cell table:formula="of:=MIN([.$E19];[.$I19];[.$N19];[.$S19];[.$X19];[.$AC19];[.$AH19];[.$AM19];[.$AR19];[.$AW19];[.$BB19];[.$BG19];[.$BL19];[.$BQ19];[.$BV19];[.$CA19];[.$CF19];[.$CK19];[.$CP19];[.$CU19];[.$CZ19];[.$DE19];[.$DJ19];[.$DO19];[.$DT19];[.$DY19];[.$ED19];[.$EI19];[.$EN19];[.$ES19];[.$EX19];[.$FC19];[.$FH19];[.$FM19];[.$FR19];[.$FW19];[.$GB19];[.$GG19];[.$GL19];[.$GQ19];[.$GV19])" office:value-type="float" office:value="75026">
            <text:p>75026</text:p>
          </table:table-cell>
          <table:table-cell table:formula="of:=MIN([.$J19];[.$O19];[.$T19];[.$Y19];[.$AD19];[.$AI19];[.$AN19];[.$AS19];[.$AX19];[.$BC19];[.$BH19];[.$BM19];[.$BR19];[.$BW19];[.$CB19];[.$CG19];[.$CL19];[.$CQ19];[.$CV19];[.$DA19];[.$DF19];[.$DK19];[.$DP19];[.$DU19];[.$DZ19];[.$EE19];[.$EJ19];[.$EO19];[.$ET19];[.$EY19];[.$FD19];[.$FI19];[.$FN19];[.$FS19];[.$FX19];[.$GC19];[.$GH19];[.$GM19];[.$GR19];[.$GW19])" office:value-type="float" office:value="0">
            <text:p>0</text:p>
          </table:table-cell>
          <table:table-cell table:formula="of:=MEDIAN([.$B19];[.$F19];[.$K19];[.$P19];[.$U19];[.$Z19];[.$AE19];[.$AJ19];[.$AO19];[.$AT19];[.$AY19];[.$BD19];[.$BI19];[.$BN19];[.$BS19];[.$BX19];[.$CC19];[.$CH19];[.$CM19];[.$CR19];[.$CW19];[.$DB19];[.$DG19];[.$DL19];[.$DQ19];[.$DV19];[.$EA19];[.$EF19];[.$EK19];[.$EP19];[.$EU19];[.$EZ19];[.$FE19];[.$FJ19];[.$FO19];[.$FT19];[.$FY19];[.$GD19];[.$GI19];[.$GN19];[.$GS19])" office:value-type="float" office:value="20.9523">
            <text:p>20.9523</text:p>
          </table:table-cell>
          <table:table-cell table:formula="of:=MEDIAN([.$C19];[.$G19];[.$L19];[.$Q19];[.$V19];[.$AA19];[.$AF19];[.$AK19];[.$AP19];[.$AU19];[.$AZ19];[.$BE19];[.$BJ19];[.$BO19];[.$BT19];[.$BY19];[.$CD19];[.$CI19];[.$CN19];[.$CS19];[.$CX19];[.$DC19];[.$DH19];[.$DM19];[.$DR19];[.$DW19];[.$EB19];[.$EG19];[.$EL19];[.$EQ19];[.$EV19];[.$FA19];[.$FF19];[.$FK19];[.$FP19];[.$FU19];[.$FZ19];[.$GE19];[.$GJ19];[.$GO19];[.$GT19])" office:value-type="float" office:value="0">
            <text:p>0</text:p>
          </table:table-cell>
          <table:table-cell table:formula="of:=MEDIAN([.$D19];[.$H19];[.$M19];[.$R19];[.$W19];[.$AB19];[.$AG19];[.$AL19];[.$AQ19];[.$AV19];[.$BA19];[.$BF19];[.$BK19];[.$BP19];[.$BU19];[.$BZ19];[.$CE19];[.$CJ19];[.$CO19];[.$CT19];[.$CY19];[.$DD19];[.$DI19];[.$DN19];[.$DS19];[.$DX19];[.$EC19];[.$EH19];[.$EM19];[.$ER19];[.$EW19];[.$FB19];[.$FG19];[.$FL19];[.$FQ19];[.$FV19];[.$GA19];[.$GF19];[.$GK19];[.$GP19];[.$GU19])" office:value-type="float" office:value="175140">
            <text:p>175140</text:p>
          </table:table-cell>
          <table:table-cell table:formula="of:=MEDIAN([.$E19];[.$I19];[.$N19];[.$S19];[.$X19];[.$AC19];[.$AH19];[.$AM19];[.$AR19];[.$AW19];[.$BB19];[.$BG19];[.$BL19];[.$BQ19];[.$BV19];[.$CA19];[.$CF19];[.$CK19];[.$CP19];[.$CU19];[.$CZ19];[.$DE19];[.$DJ19];[.$DO19];[.$DT19];[.$DY19];[.$ED19];[.$EI19];[.$EN19];[.$ES19];[.$EX19];[.$FC19];[.$FH19];[.$FM19];[.$FR19];[.$FW19];[.$GB19];[.$GG19];[.$GL19];[.$GQ19];[.$GV19])" office:value-type="float" office:value="231154">
            <text:p>231154</text:p>
          </table:table-cell>
          <table:table-cell table:formula="of:=MEDIAN([.$J19];[.$O19];[.$T19];[.$Y19];[.$AD19];[.$AI19];[.$AN19];[.$AS19];[.$AX19];[.$BC19];[.$BH19];[.$BM19];[.$BR19];[.$BW19];[.$CB19];[.$CG19];[.$CL19];[.$CQ19];[.$CV19];[.$DA19];[.$DF19];[.$DK19];[.$DP19];[.$DU19];[.$DZ19];[.$EE19];[.$EJ19];[.$EO19];[.$ET19];[.$EY19];[.$FD19];[.$FI19];[.$FN19];[.$FS19];[.$FX19];[.$GC19];[.$GH19];[.$GM19];[.$GR19];[.$GW19])" office:value-type="float" office:value="81431.5">
            <text:p>81431.5</text:p>
          </table:table-cell>
          <table:table-cell table:formula="of:=MAX([.$B19];[.$F19];[.$K19];[.$P19];[.$U19];[.$Z19];[.$AE19];[.$AJ19];[.$AO19];[.$AT19];[.$AY19];[.$BD19];[.$BI19];[.$BN19];[.$BS19];[.$BX19];[.$CC19];[.$CH19];[.$CM19];[.$CR19];[.$CW19];[.$DB19];[.$DG19];[.$DL19];[.$DQ19];[.$DV19];[.$EA19];[.$EF19];[.$EK19];[.$EP19];[.$EU19];[.$EZ19];[.$FE19];[.$FJ19];[.$FO19];[.$FT19];[.$FY19];[.$GD19];[.$GI19];[.$GN19];[.$GS19])" office:value-type="float" office:value="600">
            <text:p>600</text:p>
          </table:table-cell>
          <table:table-cell table:formula="of:=MAX([.$C19];[.$G19];[.$L19];[.$Q19];[.$V19];[.$AA19];[.$AF19];[.$AK19];[.$AP19];[.$AU19];[.$AZ19];[.$BE19];[.$BJ19];[.$BO19];[.$BT19];[.$BY19];[.$CD19];[.$CI19];[.$CN19];[.$CS19];[.$CX19];[.$DC19];[.$DH19];[.$DM19];[.$DR19];[.$DW19];[.$EB19];[.$EG19];[.$EL19];[.$EQ19];[.$EV19];[.$FA19];[.$FF19];[.$FK19];[.$FP19];[.$FU19];[.$FZ19];[.$GE19];[.$GJ19];[.$GO19];[.$GT19])" office:value-type="float" office:value="1">
            <text:p>1</text:p>
          </table:table-cell>
          <table:table-cell table:formula="of:=MAX([.$D19];[.$H19];[.$M19];[.$R19];[.$W19];[.$AB19];[.$AG19];[.$AL19];[.$AQ19];[.$AV19];[.$BA19];[.$BF19];[.$BK19];[.$BP19];[.$BU19];[.$BZ19];[.$CE19];[.$CJ19];[.$CO19];[.$CT19];[.$CY19];[.$DD19];[.$DI19];[.$DN19];[.$DS19];[.$DX19];[.$EC19];[.$EH19];[.$EM19];[.$ER19];[.$EW19];[.$FB19];[.$FG19];[.$FL19];[.$FQ19];[.$FV19];[.$GA19];[.$GF19];[.$GK19];[.$GP19];[.$GU19])" office:value-type="float" office:value="2578372">
            <text:p>2578372</text:p>
          </table:table-cell>
          <table:table-cell table:formula="of:=MAX([.$E19];[.$I19];[.$N19];[.$S19];[.$X19];[.$AC19];[.$AH19];[.$AM19];[.$AR19];[.$AW19];[.$BB19];[.$BG19];[.$BL19];[.$BQ19];[.$BV19];[.$CA19];[.$CF19];[.$CK19];[.$CP19];[.$CU19];[.$CZ19];[.$DE19];[.$DJ19];[.$DO19];[.$DT19];[.$DY19];[.$ED19];[.$EI19];[.$EN19];[.$ES19];[.$EX19];[.$FC19];[.$FH19];[.$FM19];[.$FR19];[.$FW19];[.$GB19];[.$GG19];[.$GL19];[.$GQ19];[.$GV19])" office:value-type="float" office:value="2603083">
            <text:p>2603083</text:p>
          </table:table-cell>
          <table:table-cell table:formula="of:=MAX([.$J19];[.$O19];[.$T19];[.$Y19];[.$AD19];[.$AI19];[.$AN19];[.$AS19];[.$AX19];[.$BC19];[.$BH19];[.$BM19];[.$BR19];[.$BW19];[.$CB19];[.$CG19];[.$CL19];[.$CQ19];[.$CV19];[.$DA19];[.$DF19];[.$DK19];[.$DP19];[.$DU19];[.$DZ19];[.$EE19];[.$EJ19];[.$EO19];[.$ET19];[.$EY19];[.$FD19];[.$FI19];[.$FN19];[.$FS19];[.$FX19];[.$GC19];[.$GH19];[.$GM19];[.$GR19];[.$GW19])" office:value-type="float" office:value="2603083">
            <text:p>2603083</text:p>
          </table:table-cell>
        </table:table-row>
        <table:table-row table:style-name="ro1">
          <table:table-cell office:value-type="string">
            <text:p>./handmade_soko018.lp</text:p>
          </table:table-cell>
          <table:table-cell office:value-type="float" office:value="86.6218">
            <text:p>86.6218</text:p>
          </table:table-cell>
          <table:table-cell office:value-type="float" office:value="0">
            <text:p>0</text:p>
          </table:table-cell>
          <table:table-cell office:value-type="float" office:value="494798">
            <text:p>494798</text:p>
          </table:table-cell>
          <table:table-cell office:value-type="float" office:value="597725">
            <text:p>597725</text:p>
          </table:table-cell>
          <table:table-cell office:value-type="float" office:value="78.6845">
            <text:p>78.6845</text:p>
          </table:table-cell>
          <table:table-cell office:value-type="float" office:value="0">
            <text:p>0</text:p>
          </table:table-cell>
          <table:table-cell office:value-type="float" office:value="494798">
            <text:p>494798</text:p>
          </table:table-cell>
          <table:table-cell office:value-type="float" office:value="597725">
            <text:p>597725</text:p>
          </table:table-cell>
          <table:table-cell office:value-type="float" office:value="0">
            <text:p>0</text:p>
          </table:table-cell>
          <table:table-cell office:value-type="float" office:value="82.6398">
            <text:p>82.6398</text:p>
          </table:table-cell>
          <table:table-cell office:value-type="float" office:value="0">
            <text:p>0</text:p>
          </table:table-cell>
          <table:table-cell office:value-type="float" office:value="494798">
            <text:p>494798</text:p>
          </table:table-cell>
          <table:table-cell office:value-type="float" office:value="597725">
            <text:p>597725</text:p>
          </table:table-cell>
          <table:table-cell office:value-type="float" office:value="0">
            <text:p>0</text:p>
          </table:table-cell>
          <table:table-cell office:value-type="float" office:value="79.7718">
            <text:p>79.7718</text:p>
          </table:table-cell>
          <table:table-cell office:value-type="float" office:value="0">
            <text:p>0</text:p>
          </table:table-cell>
          <table:table-cell office:value-type="float" office:value="494798">
            <text:p>494798</text:p>
          </table:table-cell>
          <table:table-cell office:value-type="float" office:value="597725">
            <text:p>597725</text:p>
          </table:table-cell>
          <table:table-cell office:value-type="float" office:value="133341">
            <text:p>133341</text:p>
          </table:table-cell>
          <table:table-cell office:value-type="float" office:value="111.555">
            <text:p>111.555</text:p>
          </table:table-cell>
          <table:table-cell office:value-type="float" office:value="0">
            <text:p>0</text:p>
          </table:table-cell>
          <table:table-cell office:value-type="float" office:value="690148">
            <text:p>690148</text:p>
          </table:table-cell>
          <table:table-cell office:value-type="float" office:value="1004182">
            <text:p>1004182</text:p>
          </table:table-cell>
          <table:table-cell office:value-type="float" office:value="283676">
            <text:p>283676</text:p>
          </table:table-cell>
          <table:table-cell office:value-type="float" office:value="86.138">
            <text:p>86.138</text:p>
          </table:table-cell>
          <table:table-cell office:value-type="float" office:value="0">
            <text:p>0</text:p>
          </table:table-cell>
          <table:table-cell office:value-type="float" office:value="565612">
            <text:p>565612</text:p>
          </table:table-cell>
          <table:table-cell office:value-type="float" office:value="686636">
            <text:p>686636</text:p>
          </table:table-cell>
          <table:table-cell office:value-type="float" office:value="133364">
            <text:p>133364</text:p>
          </table:table-cell>
          <table:table-cell office:value-type="float" office:value="210.157">
            <text:p>210.157</text:p>
          </table:table-cell>
          <table:table-cell office:value-type="float" office:value="0">
            <text:p>0</text:p>
          </table:table-cell>
          <table:table-cell office:value-type="float" office:value="1090779">
            <text:p>1090779</text:p>
          </table:table-cell>
          <table:table-cell office:value-type="float" office:value="1212952">
            <text:p>1212952</text:p>
          </table:table-cell>
          <table:table-cell office:value-type="float" office:value="1162294">
            <text:p>1162294</text:p>
          </table:table-cell>
          <table:table-cell office:value-type="float" office:value="264.149">
            <text:p>264.149</text:p>
          </table:table-cell>
          <table:table-cell office:value-type="float" office:value="0">
            <text:p>0</text:p>
          </table:table-cell>
          <table:table-cell office:value-type="float" office:value="1242526">
            <text:p>1242526</text:p>
          </table:table-cell>
          <table:table-cell office:value-type="float" office:value="1383638">
            <text:p>1383638</text:p>
          </table:table-cell>
          <table:table-cell office:value-type="float" office:value="1378530">
            <text:p>1378530</text:p>
          </table:table-cell>
          <table:table-cell office:value-type="float" office:value="233.927">
            <text:p>233.927</text:p>
          </table:table-cell>
          <table:table-cell office:value-type="float" office:value="0">
            <text:p>0</text:p>
          </table:table-cell>
          <table:table-cell office:value-type="float" office:value="1126829">
            <text:p>1126829</text:p>
          </table:table-cell>
          <table:table-cell office:value-type="float" office:value="1257590">
            <text:p>1257590</text:p>
          </table:table-cell>
          <table:table-cell office:value-type="float" office:value="1255622">
            <text:p>1255622</text:p>
          </table:table-cell>
          <table:table-cell office:value-type="float" office:value="357.067">
            <text:p>357.067</text:p>
          </table:table-cell>
          <table:table-cell office:value-type="float" office:value="0">
            <text:p>0</text:p>
          </table:table-cell>
          <table:table-cell office:value-type="float" office:value="1673433">
            <text:p>1673433</text:p>
          </table:table-cell>
          <table:table-cell office:value-type="float" office:value="1843617">
            <text:p>1843617</text:p>
          </table:table-cell>
          <table:table-cell office:value-type="float" office:value="1841956">
            <text:p>1841956</text:p>
          </table:table-cell>
          <table:table-cell office:value-type="float" office:value="132.155">
            <text:p>132.155</text:p>
          </table:table-cell>
          <table:table-cell office:value-type="float" office:value="0">
            <text:p>0</text:p>
          </table:table-cell>
          <table:table-cell office:value-type="float" office:value="731775">
            <text:p>731775</text:p>
          </table:table-cell>
          <table:table-cell office:value-type="float" office:value="885023">
            <text:p>885023</text:p>
          </table:table-cell>
          <table:table-cell office:value-type="float" office:value="167976">
            <text:p>167976</text:p>
          </table:table-cell>
          <table:table-cell office:value-type="float" office:value="180.043">
            <text:p>180.043</text:p>
          </table:table-cell>
          <table:table-cell office:value-type="float" office:value="0">
            <text:p>0</text:p>
          </table:table-cell>
          <table:table-cell office:value-type="float" office:value="914567">
            <text:p>914567</text:p>
          </table:table-cell>
          <table:table-cell office:value-type="float" office:value="1089753">
            <text:p>1089753</text:p>
          </table:table-cell>
          <table:table-cell office:value-type="float" office:value="206750">
            <text:p>206750</text:p>
          </table:table-cell>
          <table:table-cell office:value-type="float" office:value="96.5448">
            <text:p>96.5448</text:p>
          </table:table-cell>
          <table:table-cell office:value-type="float" office:value="0">
            <text:p>0</text:p>
          </table:table-cell>
          <table:table-cell office:value-type="float" office:value="611548">
            <text:p>611548</text:p>
          </table:table-cell>
          <table:table-cell office:value-type="float" office:value="734570">
            <text:p>734570</text:p>
          </table:table-cell>
          <table:table-cell office:value-type="float" office:value="144708">
            <text:p>144708</text:p>
          </table:table-cell>
          <table:table-cell office:value-type="float" office:value="135.532">
            <text:p>135.532</text:p>
          </table:table-cell>
          <table:table-cell office:value-type="float" office:value="0">
            <text:p>0</text:p>
          </table:table-cell>
          <table:table-cell office:value-type="float" office:value="868814">
            <text:p>868814</text:p>
          </table:table-cell>
          <table:table-cell office:value-type="float" office:value="1042164">
            <text:p>1042164</text:p>
          </table:table-cell>
          <table:table-cell office:value-type="float" office:value="197194">
            <text:p>197194</text:p>
          </table:table-cell>
          <table:table-cell office:value-type="float" office:value="226.095">
            <text:p>226.095</text:p>
          </table:table-cell>
          <table:table-cell office:value-type="float" office:value="0">
            <text:p>0</text:p>
          </table:table-cell>
          <table:table-cell office:value-type="float" office:value="999459">
            <text:p>999459</text:p>
          </table:table-cell>
          <table:table-cell table:number-columns-repeated="2" office:value-type="float" office:value="1114607">
            <text:p>1114607</text:p>
          </table:table-cell>
          <table:table-cell office:value-type="float" office:value="125.491">
            <text:p>125.491</text:p>
          </table:table-cell>
          <table:table-cell office:value-type="float" office:value="0">
            <text:p>0</text:p>
          </table:table-cell>
          <table:table-cell office:value-type="float" office:value="722855">
            <text:p>722855</text:p>
          </table:table-cell>
          <table:table-cell office:value-type="float" office:value="912978">
            <text:p>912978</text:p>
          </table:table-cell>
          <table:table-cell office:value-type="float" office:value="0">
            <text:p>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846400">
            <text:p>2846400</text:p>
          </table:table-cell>
          <table:table-cell office:value-type="float" office:value="3085431">
            <text:p>3085431</text:p>
          </table:table-cell>
          <table:table-cell office:value-type="float" office:value="3081109">
            <text:p>3081109</text:p>
          </table:table-cell>
          <table:table-cell office:value-type="float" office:value="89.7323">
            <text:p>89.7323</text:p>
          </table:table-cell>
          <table:table-cell office:value-type="float" office:value="0">
            <text:p>0</text:p>
          </table:table-cell>
          <table:table-cell office:value-type="float" office:value="567367">
            <text:p>567367</text:p>
          </table:table-cell>
          <table:table-cell office:value-type="float" office:value="678282">
            <text:p>678282</text:p>
          </table:table-cell>
          <table:table-cell office:value-type="float" office:value="143102">
            <text:p>143102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table:style-name="cellWorst" office:value-type="float" office:value="3485054">
            <text:p>3485054</text:p>
          </table:table-cell>
          <table:table-cell table:number-columns-repeated="2" office:value-type="float" office:value="3505837">
            <text:p>3505837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380482">
            <text:p>2380482</text:p>
          </table:table-cell>
          <table:table-cell office:value-type="float" office:value="2589677">
            <text:p>2589677</text:p>
          </table:table-cell>
          <table:table-cell office:value-type="float" office:value="2569410">
            <text:p>2569410</text:p>
          </table:table-cell>
          <table:table-cell table:style-name="cellBest" office:value-type="float" office:value="46.2317">
            <text:p>46.2317</text:p>
          </table:table-cell>
          <table:table-cell office:value-type="float" office:value="0">
            <text:p>0</text:p>
          </table:table-cell>
          <table:table-cell table:style-name="cellBest" office:value-type="float" office:value="300844">
            <text:p>300844</text:p>
          </table:table-cell>
          <table:table-cell table:style-name="cellBest" office:value-type="float" office:value="373740">
            <text:p>373740</text:p>
          </table:table-cell>
          <table:table-cell office:value-type="float" office:value="95977">
            <text:p>9597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595175">
            <text:p>2595175</text:p>
          </table:table-cell>
          <table:table-cell table:number-columns-repeated="2" office:value-type="float" office:value="2646843">
            <text:p>2646843</text:p>
          </table:table-cell>
          <table:table-cell office:value-type="float" office:value="73.9727">
            <text:p>73.9727</text:p>
          </table:table-cell>
          <table:table-cell office:value-type="float" office:value="0">
            <text:p>0</text:p>
          </table:table-cell>
          <table:table-cell office:value-type="float" office:value="494798">
            <text:p>494798</text:p>
          </table:table-cell>
          <table:table-cell office:value-type="float" office:value="597725">
            <text:p>597725</text:p>
          </table:table-cell>
          <table:table-cell office:value-type="float" office:value="133341">
            <text:p>133341</text:p>
          </table:table-cell>
          <table:table-cell office:value-type="float" office:value="77.1181">
            <text:p>77.1181</text:p>
          </table:table-cell>
          <table:table-cell office:value-type="float" office:value="0">
            <text:p>0</text:p>
          </table:table-cell>
          <table:table-cell office:value-type="float" office:value="482076">
            <text:p>482076</text:p>
          </table:table-cell>
          <table:table-cell office:value-type="float" office:value="650838">
            <text:p>650838</text:p>
          </table:table-cell>
          <table:table-cell office:value-type="float" office:value="278018">
            <text:p>278018</text:p>
          </table:table-cell>
          <table:table-cell office:value-type="float" office:value="168.897">
            <text:p>168.897</text:p>
          </table:table-cell>
          <table:table-cell office:value-type="float" office:value="0">
            <text:p>0</text:p>
          </table:table-cell>
          <table:table-cell office:value-type="float" office:value="1027168">
            <text:p>1027168</text:p>
          </table:table-cell>
          <table:table-cell office:value-type="float" office:value="1215700">
            <text:p>1215700</text:p>
          </table:table-cell>
          <table:table-cell office:value-type="float" office:value="678593">
            <text:p>678593</text:p>
          </table:table-cell>
          <table:table-cell office:value-type="float" office:value="383.14">
            <text:p>383.14</text:p>
          </table:table-cell>
          <table:table-cell office:value-type="float" office:value="0">
            <text:p>0</text:p>
          </table:table-cell>
          <table:table-cell office:value-type="float" office:value="2249506">
            <text:p>2249506</text:p>
          </table:table-cell>
          <table:table-cell office:value-type="float" office:value="2812402">
            <text:p>2812402</text:p>
          </table:table-cell>
          <table:table-cell office:value-type="float" office:value="2700704">
            <text:p>2700704</text:p>
          </table:table-cell>
          <table:table-cell office:value-type="float" office:value="285.204">
            <text:p>285.204</text:p>
          </table:table-cell>
          <table:table-cell office:value-type="float" office:value="0">
            <text:p>0</text:p>
          </table:table-cell>
          <table:table-cell office:value-type="float" office:value="1679315">
            <text:p>1679315</text:p>
          </table:table-cell>
          <table:table-cell office:value-type="float" office:value="2146993">
            <text:p>2146993</text:p>
          </table:table-cell>
          <table:table-cell office:value-type="float" office:value="2123615">
            <text:p>2123615</text:p>
          </table:table-cell>
          <table:table-cell office:value-type="float" office:value="457.985">
            <text:p>457.985</text:p>
          </table:table-cell>
          <table:table-cell office:value-type="float" office:value="0">
            <text:p>0</text:p>
          </table:table-cell>
          <table:table-cell office:value-type="float" office:value="2443437">
            <text:p>2443437</text:p>
          </table:table-cell>
          <table:table-cell office:value-type="float" office:value="3137040">
            <text:p>3137040</text:p>
          </table:table-cell>
          <table:table-cell office:value-type="float" office:value="3122301">
            <text:p>3122301</text:p>
          </table:table-cell>
          <table:table-cell office:value-type="float" office:value="512.223">
            <text:p>512.223</text:p>
          </table:table-cell>
          <table:table-cell office:value-type="float" office:value="0">
            <text:p>0</text:p>
          </table:table-cell>
          <table:table-cell office:value-type="float" office:value="2698997">
            <text:p>2698997</text:p>
          </table:table-cell>
          <table:table-cell office:value-type="float" office:value="3458974">
            <text:p>3458974</text:p>
          </table:table-cell>
          <table:table-cell office:value-type="float" office:value="3448423">
            <text:p>3448423</text:p>
          </table:table-cell>
          <table:table-cell office:value-type="float" office:value="84.0581">
            <text:p>84.0581</text:p>
          </table:table-cell>
          <table:table-cell office:value-type="float" office:value="0">
            <text:p>0</text:p>
          </table:table-cell>
          <table:table-cell office:value-type="float" office:value="552857">
            <text:p>552857</text:p>
          </table:table-cell>
          <table:table-cell office:value-type="float" office:value="671929">
            <text:p>671929</text:p>
          </table:table-cell>
          <table:table-cell office:value-type="float" office:value="337012">
            <text:p>337012</text:p>
          </table:table-cell>
          <table:table-cell office:value-type="float" office:value="107.449">
            <text:p>107.449</text:p>
          </table:table-cell>
          <table:table-cell office:value-type="float" office:value="0">
            <text:p>0</text:p>
          </table:table-cell>
          <table:table-cell office:value-type="float" office:value="661093">
            <text:p>661093</text:p>
          </table:table-cell>
          <table:table-cell office:value-type="float" office:value="790590">
            <text:p>790590</text:p>
          </table:table-cell>
          <table:table-cell office:value-type="float" office:value="408351">
            <text:p>408351</text:p>
          </table:table-cell>
          <table:table-cell office:value-type="float" office:value="61.6681">
            <text:p>61.6681</text:p>
          </table:table-cell>
          <table:table-cell office:value-type="float" office:value="0">
            <text:p>0</text:p>
          </table:table-cell>
          <table:table-cell office:value-type="float" office:value="407151">
            <text:p>407151</text:p>
          </table:table-cell>
          <table:table-cell office:value-type="float" office:value="496046">
            <text:p>496046</text:p>
          </table:table-cell>
          <table:table-cell office:value-type="float" office:value="247549">
            <text:p>247549</text:p>
          </table:table-cell>
          <table:table-cell office:value-type="float" office:value="71.2925">
            <text:p>71.2925</text:p>
          </table:table-cell>
          <table:table-cell office:value-type="float" office:value="0">
            <text:p>0</text:p>
          </table:table-cell>
          <table:table-cell office:value-type="float" office:value="461627">
            <text:p>461627</text:p>
          </table:table-cell>
          <table:table-cell office:value-type="float" office:value="565971">
            <text:p>565971</text:p>
          </table:table-cell>
          <table:table-cell office:value-type="float" office:value="275363">
            <text:p>275363</text:p>
          </table:table-cell>
          <table:table-cell office:value-type="float" office:value="497.92">
            <text:p>497.92</text:p>
          </table:table-cell>
          <table:table-cell office:value-type="float" office:value="0">
            <text:p>0</text:p>
          </table:table-cell>
          <table:table-cell office:value-type="float" office:value="2485686">
            <text:p>2485686</text:p>
          </table:table-cell>
          <table:table-cell table:number-columns-repeated="2" office:value-type="float" office:value="3229654">
            <text:p>3229654</text:p>
          </table:table-cell>
          <table:table-cell office:value-type="float" office:value="113.396">
            <text:p>113.396</text:p>
          </table:table-cell>
          <table:table-cell office:value-type="float" office:value="0">
            <text:p>0</text:p>
          </table:table-cell>
          <table:table-cell office:value-type="float" office:value="628017">
            <text:p>628017</text:p>
          </table:table-cell>
          <table:table-cell office:value-type="float" office:value="709155">
            <text:p>709155</text:p>
          </table:table-cell>
          <table:table-cell office:value-type="float" office:value="0">
            <text:p>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3145952">
            <text:p>3145952</text:p>
          </table:table-cell>
          <table:table-cell table:style-name="cellWorst" office:value-type="float" office:value="3806943">
            <text:p>3806943</text:p>
          </table:table-cell>
          <table:table-cell table:style-name="cellWorst" office:value-type="float" office:value="3777670">
            <text:p>3777670</text:p>
          </table:table-cell>
          <table:table-cell office:value-type="float" office:value="101.436">
            <text:p>101.436</text:p>
          </table:table-cell>
          <table:table-cell office:value-type="float" office:value="0">
            <text:p>0</text:p>
          </table:table-cell>
          <table:table-cell office:value-type="float" office:value="627496">
            <text:p>627496</text:p>
          </table:table-cell>
          <table:table-cell office:value-type="float" office:value="748316">
            <text:p>748316</text:p>
          </table:table-cell>
          <table:table-cell office:value-type="float" office:value="398434">
            <text:p>398434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529670">
            <text:p>2529670</text:p>
          </table:table-cell>
          <table:table-cell table:number-columns-repeated="2" office:value-type="float" office:value="2706331">
            <text:p>2706331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828715">
            <text:p>2828715</text:p>
          </table:table-cell>
          <table:table-cell office:value-type="float" office:value="3491203">
            <text:p>3491203</text:p>
          </table:table-cell>
          <table:table-cell office:value-type="float" office:value="3472654">
            <text:p>3472654</text:p>
          </table:table-cell>
          <table:table-cell office:value-type="float" office:value="99.3856">
            <text:p>99.3856</text:p>
          </table:table-cell>
          <table:table-cell office:value-type="float" office:value="0">
            <text:p>0</text:p>
          </table:table-cell>
          <table:table-cell office:value-type="float" office:value="609775">
            <text:p>609775</text:p>
          </table:table-cell>
          <table:table-cell office:value-type="float" office:value="730978">
            <text:p>730978</text:p>
          </table:table-cell>
          <table:table-cell office:value-type="float" office:value="390067">
            <text:p>39006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733251">
            <text:p>2733251</text:p>
          </table:table-cell>
          <table:table-cell table:number-columns-repeated="2" office:value-type="float" office:value="2781573">
            <text:p>2781573</text:p>
          </table:table-cell>
          <table:table-cell table:formula="of:=MIN([.$B20];[.$F20];[.$K20];[.$P20];[.$U20];[.$Z20];[.$AE20];[.$AJ20];[.$AO20];[.$AT20];[.$AY20];[.$BD20];[.$BI20];[.$BN20];[.$BS20];[.$BX20];[.$CC20];[.$CH20];[.$CM20];[.$CR20];[.$CW20];[.$DB20];[.$DG20];[.$DL20];[.$DQ20];[.$DV20];[.$EA20];[.$EF20];[.$EK20];[.$EP20];[.$EU20];[.$EZ20];[.$FE20];[.$FJ20];[.$FO20];[.$FT20];[.$FY20];[.$GD20];[.$GI20];[.$GN20];[.$GS20])" office:value-type="float" office:value="46.2317">
            <text:p>46.2317</text:p>
          </table:table-cell>
          <table:table-cell table:formula="of:=MIN([.$C20];[.$G20];[.$L20];[.$Q20];[.$V20];[.$AA20];[.$AF20];[.$AK20];[.$AP20];[.$AU20];[.$AZ20];[.$BE20];[.$BJ20];[.$BO20];[.$BT20];[.$BY20];[.$CD20];[.$CI20];[.$CN20];[.$CS20];[.$CX20];[.$DC20];[.$DH20];[.$DM20];[.$DR20];[.$DW20];[.$EB20];[.$EG20];[.$EL20];[.$EQ20];[.$EV20];[.$FA20];[.$FF20];[.$FK20];[.$FP20];[.$FU20];[.$FZ20];[.$GE20];[.$GJ20];[.$GO20];[.$GT20])" office:value-type="float" office:value="0">
            <text:p>0</text:p>
          </table:table-cell>
          <table:table-cell table:formula="of:=MIN([.$D20];[.$H20];[.$M20];[.$R20];[.$W20];[.$AB20];[.$AG20];[.$AL20];[.$AQ20];[.$AV20];[.$BA20];[.$BF20];[.$BK20];[.$BP20];[.$BU20];[.$BZ20];[.$CE20];[.$CJ20];[.$CO20];[.$CT20];[.$CY20];[.$DD20];[.$DI20];[.$DN20];[.$DS20];[.$DX20];[.$EC20];[.$EH20];[.$EM20];[.$ER20];[.$EW20];[.$FB20];[.$FG20];[.$FL20];[.$FQ20];[.$FV20];[.$GA20];[.$GF20];[.$GK20];[.$GP20];[.$GU20])" office:value-type="float" office:value="300844">
            <text:p>300844</text:p>
          </table:table-cell>
          <table:table-cell table:formula="of:=MIN([.$E20];[.$I20];[.$N20];[.$S20];[.$X20];[.$AC20];[.$AH20];[.$AM20];[.$AR20];[.$AW20];[.$BB20];[.$BG20];[.$BL20];[.$BQ20];[.$BV20];[.$CA20];[.$CF20];[.$CK20];[.$CP20];[.$CU20];[.$CZ20];[.$DE20];[.$DJ20];[.$DO20];[.$DT20];[.$DY20];[.$ED20];[.$EI20];[.$EN20];[.$ES20];[.$EX20];[.$FC20];[.$FH20];[.$FM20];[.$FR20];[.$FW20];[.$GB20];[.$GG20];[.$GL20];[.$GQ20];[.$GV20])" office:value-type="float" office:value="373740">
            <text:p>373740</text:p>
          </table:table-cell>
          <table:table-cell table:formula="of:=MIN([.$J20];[.$O20];[.$T20];[.$Y20];[.$AD20];[.$AI20];[.$AN20];[.$AS20];[.$AX20];[.$BC20];[.$BH20];[.$BM20];[.$BR20];[.$BW20];[.$CB20];[.$CG20];[.$CL20];[.$CQ20];[.$CV20];[.$DA20];[.$DF20];[.$DK20];[.$DP20];[.$DU20];[.$DZ20];[.$EE20];[.$EJ20];[.$EO20];[.$ET20];[.$EY20];[.$FD20];[.$FI20];[.$FN20];[.$FS20];[.$FX20];[.$GC20];[.$GH20];[.$GM20];[.$GR20];[.$GW20])" office:value-type="float" office:value="0">
            <text:p>0</text:p>
          </table:table-cell>
          <table:table-cell table:formula="of:=MEDIAN([.$B20];[.$F20];[.$K20];[.$P20];[.$U20];[.$Z20];[.$AE20];[.$AJ20];[.$AO20];[.$AT20];[.$AY20];[.$BD20];[.$BI20];[.$BN20];[.$BS20];[.$BX20];[.$CC20];[.$CH20];[.$CM20];[.$CR20];[.$CW20];[.$DB20];[.$DG20];[.$DL20];[.$DQ20];[.$DV20];[.$EA20];[.$EF20];[.$EK20];[.$EP20];[.$EU20];[.$EZ20];[.$FE20];[.$FJ20];[.$FO20];[.$FT20];[.$FY20];[.$GD20];[.$GI20];[.$GN20];[.$GS20])" office:value-type="float" office:value="135.532">
            <text:p>135.532</text:p>
          </table:table-cell>
          <table:table-cell table:formula="of:=MEDIAN([.$C20];[.$G20];[.$L20];[.$Q20];[.$V20];[.$AA20];[.$AF20];[.$AK20];[.$AP20];[.$AU20];[.$AZ20];[.$BE20];[.$BJ20];[.$BO20];[.$BT20];[.$BY20];[.$CD20];[.$CI20];[.$CN20];[.$CS20];[.$CX20];[.$DC20];[.$DH20];[.$DM20];[.$DR20];[.$DW20];[.$EB20];[.$EG20];[.$EL20];[.$EQ20];[.$EV20];[.$FA20];[.$FF20];[.$FK20];[.$FP20];[.$FU20];[.$FZ20];[.$GE20];[.$GJ20];[.$GO20];[.$GT20])" office:value-type="float" office:value="0">
            <text:p>0</text:p>
          </table:table-cell>
          <table:table-cell table:formula="of:=MEDIAN([.$D20];[.$H20];[.$M20];[.$R20];[.$W20];[.$AB20];[.$AG20];[.$AL20];[.$AQ20];[.$AV20];[.$BA20];[.$BF20];[.$BK20];[.$BP20];[.$BU20];[.$BZ20];[.$CE20];[.$CJ20];[.$CO20];[.$CT20];[.$CY20];[.$DD20];[.$DI20];[.$DN20];[.$DS20];[.$DX20];[.$EC20];[.$EH20];[.$EM20];[.$ER20];[.$EW20];[.$FB20];[.$FG20];[.$FL20];[.$FQ20];[.$FV20];[.$GA20];[.$GF20];[.$GK20];[.$GP20];[.$GU20])" office:value-type="float" office:value="868814">
            <text:p>868814</text:p>
          </table:table-cell>
          <table:table-cell table:formula="of:=MEDIAN([.$E20];[.$I20];[.$N20];[.$S20];[.$X20];[.$AC20];[.$AH20];[.$AM20];[.$AR20];[.$AW20];[.$BB20];[.$BG20];[.$BL20];[.$BQ20];[.$BV20];[.$CA20];[.$CF20];[.$CK20];[.$CP20];[.$CU20];[.$CZ20];[.$DE20];[.$DJ20];[.$DO20];[.$DT20];[.$DY20];[.$ED20];[.$EI20];[.$EN20];[.$ES20];[.$EX20];[.$FC20];[.$FH20];[.$FM20];[.$FR20];[.$FW20];[.$GB20];[.$GG20];[.$GL20];[.$GQ20];[.$GV20])" office:value-type="float" office:value="1042164">
            <text:p>1042164</text:p>
          </table:table-cell>
          <table:table-cell table:formula="of:=MEDIAN([.$J20];[.$O20];[.$T20];[.$Y20];[.$AD20];[.$AI20];[.$AN20];[.$AS20];[.$AX20];[.$BC20];[.$BH20];[.$BM20];[.$BR20];[.$BW20];[.$CB20];[.$CG20];[.$CL20];[.$CQ20];[.$CV20];[.$DA20];[.$DF20];[.$DK20];[.$DP20];[.$DU20];[.$DZ20];[.$EE20];[.$EJ20];[.$EO20];[.$ET20];[.$EY20];[.$FD20];[.$FI20];[.$FN20];[.$FS20];[.$FX20];[.$GC20];[.$GH20];[.$GM20];[.$GR20];[.$GW20])" office:value-type="float" office:value="403392.5">
            <text:p>403392.5</text:p>
          </table:table-cell>
          <table:table-cell table:formula="of:=MAX([.$B20];[.$F20];[.$K20];[.$P20];[.$U20];[.$Z20];[.$AE20];[.$AJ20];[.$AO20];[.$AT20];[.$AY20];[.$BD20];[.$BI20];[.$BN20];[.$BS20];[.$BX20];[.$CC20];[.$CH20];[.$CM20];[.$CR20];[.$CW20];[.$DB20];[.$DG20];[.$DL20];[.$DQ20];[.$DV20];[.$EA20];[.$EF20];[.$EK20];[.$EP20];[.$EU20];[.$EZ20];[.$FE20];[.$FJ20];[.$FO20];[.$FT20];[.$FY20];[.$GD20];[.$GI20];[.$GN20];[.$GS20])" office:value-type="float" office:value="600">
            <text:p>600</text:p>
          </table:table-cell>
          <table:table-cell table:formula="of:=MAX([.$C20];[.$G20];[.$L20];[.$Q20];[.$V20];[.$AA20];[.$AF20];[.$AK20];[.$AP20];[.$AU20];[.$AZ20];[.$BE20];[.$BJ20];[.$BO20];[.$BT20];[.$BY20];[.$CD20];[.$CI20];[.$CN20];[.$CS20];[.$CX20];[.$DC20];[.$DH20];[.$DM20];[.$DR20];[.$DW20];[.$EB20];[.$EG20];[.$EL20];[.$EQ20];[.$EV20];[.$FA20];[.$FF20];[.$FK20];[.$FP20];[.$FU20];[.$FZ20];[.$GE20];[.$GJ20];[.$GO20];[.$GT20])" office:value-type="float" office:value="1">
            <text:p>1</text:p>
          </table:table-cell>
          <table:table-cell table:formula="of:=MAX([.$D20];[.$H20];[.$M20];[.$R20];[.$W20];[.$AB20];[.$AG20];[.$AL20];[.$AQ20];[.$AV20];[.$BA20];[.$BF20];[.$BK20];[.$BP20];[.$BU20];[.$BZ20];[.$CE20];[.$CJ20];[.$CO20];[.$CT20];[.$CY20];[.$DD20];[.$DI20];[.$DN20];[.$DS20];[.$DX20];[.$EC20];[.$EH20];[.$EM20];[.$ER20];[.$EW20];[.$FB20];[.$FG20];[.$FL20];[.$FQ20];[.$FV20];[.$GA20];[.$GF20];[.$GK20];[.$GP20];[.$GU20])" office:value-type="float" office:value="3485054">
            <text:p>3485054</text:p>
          </table:table-cell>
          <table:table-cell table:formula="of:=MAX([.$E20];[.$I20];[.$N20];[.$S20];[.$X20];[.$AC20];[.$AH20];[.$AM20];[.$AR20];[.$AW20];[.$BB20];[.$BG20];[.$BL20];[.$BQ20];[.$BV20];[.$CA20];[.$CF20];[.$CK20];[.$CP20];[.$CU20];[.$CZ20];[.$DE20];[.$DJ20];[.$DO20];[.$DT20];[.$DY20];[.$ED20];[.$EI20];[.$EN20];[.$ES20];[.$EX20];[.$FC20];[.$FH20];[.$FM20];[.$FR20];[.$FW20];[.$GB20];[.$GG20];[.$GL20];[.$GQ20];[.$GV20])" office:value-type="float" office:value="3806943">
            <text:p>3806943</text:p>
          </table:table-cell>
          <table:table-cell table:formula="of:=MAX([.$J20];[.$O20];[.$T20];[.$Y20];[.$AD20];[.$AI20];[.$AN20];[.$AS20];[.$AX20];[.$BC20];[.$BH20];[.$BM20];[.$BR20];[.$BW20];[.$CB20];[.$CG20];[.$CL20];[.$CQ20];[.$CV20];[.$DA20];[.$DF20];[.$DK20];[.$DP20];[.$DU20];[.$DZ20];[.$EE20];[.$EJ20];[.$EO20];[.$ET20];[.$EY20];[.$FD20];[.$FI20];[.$FN20];[.$FS20];[.$FX20];[.$GC20];[.$GH20];[.$GM20];[.$GR20];[.$GW20])" office:value-type="float" office:value="3777670">
            <text:p>3777670</text:p>
          </table:table-cell>
        </table:table-row>
        <table:table-row table:style-name="ro1">
          <table:table-cell office:value-type="string">
            <text:p>./handmade_soko019.lp</text:p>
          </table:table-cell>
          <table:table-cell office:value-type="float" office:value="27.6531">
            <text:p>27.6531</text:p>
          </table:table-cell>
          <table:table-cell office:value-type="float" office:value="0">
            <text:p>0</text:p>
          </table:table-cell>
          <table:table-cell office:value-type="float" office:value="195686">
            <text:p>195686</text:p>
          </table:table-cell>
          <table:table-cell office:value-type="float" office:value="246729">
            <text:p>246729</text:p>
          </table:table-cell>
          <table:table-cell office:value-type="float" office:value="26.5827">
            <text:p>26.5827</text:p>
          </table:table-cell>
          <table:table-cell office:value-type="float" office:value="0">
            <text:p>0</text:p>
          </table:table-cell>
          <table:table-cell office:value-type="float" office:value="195686">
            <text:p>195686</text:p>
          </table:table-cell>
          <table:table-cell office:value-type="float" office:value="246729">
            <text:p>246729</text:p>
          </table:table-cell>
          <table:table-cell office:value-type="float" office:value="0">
            <text:p>0</text:p>
          </table:table-cell>
          <table:table-cell office:value-type="float" office:value="26.6478">
            <text:p>26.6478</text:p>
          </table:table-cell>
          <table:table-cell office:value-type="float" office:value="0">
            <text:p>0</text:p>
          </table:table-cell>
          <table:table-cell office:value-type="float" office:value="195686">
            <text:p>195686</text:p>
          </table:table-cell>
          <table:table-cell office:value-type="float" office:value="246729">
            <text:p>246729</text:p>
          </table:table-cell>
          <table:table-cell office:value-type="float" office:value="0">
            <text:p>0</text:p>
          </table:table-cell>
          <table:table-cell office:value-type="float" office:value="30.3777">
            <text:p>30.3777</text:p>
          </table:table-cell>
          <table:table-cell office:value-type="float" office:value="0">
            <text:p>0</text:p>
          </table:table-cell>
          <table:table-cell office:value-type="float" office:value="195686">
            <text:p>195686</text:p>
          </table:table-cell>
          <table:table-cell office:value-type="float" office:value="246729">
            <text:p>246729</text:p>
          </table:table-cell>
          <table:table-cell office:value-type="float" office:value="34962">
            <text:p>34962</text:p>
          </table:table-cell>
          <table:table-cell office:value-type="float" office:value="36.5022">
            <text:p>36.5022</text:p>
          </table:table-cell>
          <table:table-cell office:value-type="float" office:value="0">
            <text:p>0</text:p>
          </table:table-cell>
          <table:table-cell office:value-type="float" office:value="275991">
            <text:p>275991</text:p>
          </table:table-cell>
          <table:table-cell office:value-type="float" office:value="382816">
            <text:p>382816</text:p>
          </table:table-cell>
          <table:table-cell office:value-type="float" office:value="70082">
            <text:p>70082</text:p>
          </table:table-cell>
          <table:table-cell office:value-type="float" office:value="22.9962">
            <text:p>22.9962</text:p>
          </table:table-cell>
          <table:table-cell office:value-type="float" office:value="0">
            <text:p>0</text:p>
          </table:table-cell>
          <table:table-cell office:value-type="float" office:value="197111">
            <text:p>197111</text:p>
          </table:table-cell>
          <table:table-cell office:value-type="float" office:value="242397">
            <text:p>242397</text:p>
          </table:table-cell>
          <table:table-cell office:value-type="float" office:value="32082">
            <text:p>32082</text:p>
          </table:table-cell>
          <table:table-cell office:value-type="float" office:value="54.7274">
            <text:p>54.7274</text:p>
          </table:table-cell>
          <table:table-cell office:value-type="float" office:value="0">
            <text:p>0</text:p>
          </table:table-cell>
          <table:table-cell office:value-type="float" office:value="335100">
            <text:p>335100</text:p>
          </table:table-cell>
          <table:table-cell office:value-type="float" office:value="376778">
            <text:p>376778</text:p>
          </table:table-cell>
          <table:table-cell office:value-type="float" office:value="361623">
            <text:p>361623</text:p>
          </table:table-cell>
          <table:table-cell office:value-type="float" office:value="70.8963">
            <text:p>70.8963</text:p>
          </table:table-cell>
          <table:table-cell office:value-type="float" office:value="0">
            <text:p>0</text:p>
          </table:table-cell>
          <table:table-cell office:value-type="float" office:value="430689">
            <text:p>430689</text:p>
          </table:table-cell>
          <table:table-cell office:value-type="float" office:value="480831">
            <text:p>480831</text:p>
          </table:table-cell>
          <table:table-cell office:value-type="float" office:value="478000">
            <text:p>478000</text:p>
          </table:table-cell>
          <table:table-cell office:value-type="float" office:value="55.2229">
            <text:p>55.2229</text:p>
          </table:table-cell>
          <table:table-cell office:value-type="float" office:value="0">
            <text:p>0</text:p>
          </table:table-cell>
          <table:table-cell office:value-type="float" office:value="351446">
            <text:p>351446</text:p>
          </table:table-cell>
          <table:table-cell office:value-type="float" office:value="394709">
            <text:p>394709</text:p>
          </table:table-cell>
          <table:table-cell office:value-type="float" office:value="393415">
            <text:p>393415</text:p>
          </table:table-cell>
          <table:table-cell office:value-type="float" office:value="55.5722">
            <text:p>55.5722</text:p>
          </table:table-cell>
          <table:table-cell office:value-type="float" office:value="0">
            <text:p>0</text:p>
          </table:table-cell>
          <table:table-cell office:value-type="float" office:value="347997">
            <text:p>347997</text:p>
          </table:table-cell>
          <table:table-cell office:value-type="float" office:value="391717">
            <text:p>391717</text:p>
          </table:table-cell>
          <table:table-cell office:value-type="float" office:value="390828">
            <text:p>390828</text:p>
          </table:table-cell>
          <table:table-cell office:value-type="float" office:value="28.852">
            <text:p>28.852</text:p>
          </table:table-cell>
          <table:table-cell office:value-type="float" office:value="0">
            <text:p>0</text:p>
          </table:table-cell>
          <table:table-cell office:value-type="float" office:value="218255">
            <text:p>218255</text:p>
          </table:table-cell>
          <table:table-cell office:value-type="float" office:value="267943">
            <text:p>267943</text:p>
          </table:table-cell>
          <table:table-cell office:value-type="float" office:value="31012">
            <text:p>31012</text:p>
          </table:table-cell>
          <table:table-cell office:value-type="float" office:value="42.0428">
            <text:p>42.0428</text:p>
          </table:table-cell>
          <table:table-cell office:value-type="float" office:value="0">
            <text:p>0</text:p>
          </table:table-cell>
          <table:table-cell office:value-type="float" office:value="245825">
            <text:p>245825</text:p>
          </table:table-cell>
          <table:table-cell office:value-type="float" office:value="304348">
            <text:p>304348</text:p>
          </table:table-cell>
          <table:table-cell office:value-type="float" office:value="43286">
            <text:p>43286</text:p>
          </table:table-cell>
          <table:table-cell office:value-type="float" office:value="21.5382">
            <text:p>21.5382</text:p>
          </table:table-cell>
          <table:table-cell office:value-type="float" office:value="0">
            <text:p>0</text:p>
          </table:table-cell>
          <table:table-cell office:value-type="float" office:value="178330">
            <text:p>178330</text:p>
          </table:table-cell>
          <table:table-cell office:value-type="float" office:value="223648">
            <text:p>223648</text:p>
          </table:table-cell>
          <table:table-cell office:value-type="float" office:value="34275">
            <text:p>34275</text:p>
          </table:table-cell>
          <table:table-cell office:value-type="float" office:value="25.0194">
            <text:p>25.0194</text:p>
          </table:table-cell>
          <table:table-cell office:value-type="float" office:value="0">
            <text:p>0</text:p>
          </table:table-cell>
          <table:table-cell office:value-type="float" office:value="200244">
            <text:p>200244</text:p>
          </table:table-cell>
          <table:table-cell office:value-type="float" office:value="254512">
            <text:p>254512</text:p>
          </table:table-cell>
          <table:table-cell office:value-type="float" office:value="36711">
            <text:p>36711</text:p>
          </table:table-cell>
          <table:table-cell office:value-type="float" office:value="49.9616">
            <text:p>49.9616</text:p>
          </table:table-cell>
          <table:table-cell office:value-type="float" office:value="0">
            <text:p>0</text:p>
          </table:table-cell>
          <table:table-cell office:value-type="float" office:value="327792">
            <text:p>327792</text:p>
          </table:table-cell>
          <table:table-cell table:number-columns-repeated="2" office:value-type="float" office:value="368210">
            <text:p>368210</text:p>
          </table:table-cell>
          <table:table-cell office:value-type="float" office:value="42.8702">
            <text:p>42.8702</text:p>
          </table:table-cell>
          <table:table-cell office:value-type="float" office:value="0">
            <text:p>0</text:p>
          </table:table-cell>
          <table:table-cell office:value-type="float" office:value="301330">
            <text:p>301330</text:p>
          </table:table-cell>
          <table:table-cell office:value-type="float" office:value="389123">
            <text:p>389123</text:p>
          </table:table-cell>
          <table:table-cell office:value-type="float" office:value="0">
            <text:p>0</text:p>
          </table:table-cell>
          <table:table-cell office:value-type="float" office:value="38.9818">
            <text:p>38.9818</text:p>
          </table:table-cell>
          <table:table-cell office:value-type="float" office:value="0">
            <text:p>0</text:p>
          </table:table-cell>
          <table:table-cell office:value-type="float" office:value="276338">
            <text:p>276338</text:p>
          </table:table-cell>
          <table:table-cell office:value-type="float" office:value="309301">
            <text:p>309301</text:p>
          </table:table-cell>
          <table:table-cell office:value-type="float" office:value="307790">
            <text:p>307790</text:p>
          </table:table-cell>
          <table:table-cell office:value-type="float" office:value="52.9218">
            <text:p>52.9218</text:p>
          </table:table-cell>
          <table:table-cell office:value-type="float" office:value="0">
            <text:p>0</text:p>
          </table:table-cell>
          <table:table-cell office:value-type="float" office:value="350683">
            <text:p>350683</text:p>
          </table:table-cell>
          <table:table-cell office:value-type="float" office:value="431148">
            <text:p>431148</text:p>
          </table:table-cell>
          <table:table-cell office:value-type="float" office:value="48726">
            <text:p>48726</text:p>
          </table:table-cell>
          <table:table-cell office:value-type="float" office:value="106.771">
            <text:p>106.771</text:p>
          </table:table-cell>
          <table:table-cell office:value-type="float" office:value="0">
            <text:p>0</text:p>
          </table:table-cell>
          <table:table-cell office:value-type="float" office:value="762180">
            <text:p>762180</text:p>
          </table:table-cell>
          <table:table-cell table:number-columns-repeated="2" office:value-type="float" office:value="766654">
            <text:p>766654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table:style-name="cellWorst" office:value-type="float" office:value="3029256">
            <text:p>3029256</text:p>
          </table:table-cell>
          <table:table-cell table:style-name="cellWorst" office:value-type="float" office:value="3255138">
            <text:p>3255138</text:p>
          </table:table-cell>
          <table:table-cell table:style-name="cellWorst" office:value-type="float" office:value="3236014">
            <text:p>3236014</text:p>
          </table:table-cell>
          <table:table-cell office:value-type="float" office:value="27.2184">
            <text:p>27.2184</text:p>
          </table:table-cell>
          <table:table-cell office:value-type="float" office:value="0">
            <text:p>0</text:p>
          </table:table-cell>
          <table:table-cell office:value-type="float" office:value="205465">
            <text:p>205465</text:p>
          </table:table-cell>
          <table:table-cell office:value-type="float" office:value="258845">
            <text:p>258845</text:p>
          </table:table-cell>
          <table:table-cell office:value-type="float" office:value="35383">
            <text:p>3538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535320">
            <text:p>2535320</text:p>
          </table:table-cell>
          <table:table-cell table:number-columns-repeated="2" office:value-type="float" office:value="2559593">
            <text:p>2559593</text:p>
          </table:table-cell>
          <table:table-cell office:value-type="float" office:value="24.8821">
            <text:p>24.8821</text:p>
          </table:table-cell>
          <table:table-cell office:value-type="float" office:value="0">
            <text:p>0</text:p>
          </table:table-cell>
          <table:table-cell office:value-type="float" office:value="195686">
            <text:p>195686</text:p>
          </table:table-cell>
          <table:table-cell office:value-type="float" office:value="246729">
            <text:p>246729</text:p>
          </table:table-cell>
          <table:table-cell office:value-type="float" office:value="34962">
            <text:p>34962</text:p>
          </table:table-cell>
          <table:table-cell office:value-type="float" office:value="32.6779">
            <text:p>32.6779</text:p>
          </table:table-cell>
          <table:table-cell office:value-type="float" office:value="0">
            <text:p>0</text:p>
          </table:table-cell>
          <table:table-cell office:value-type="float" office:value="248773">
            <text:p>248773</text:p>
          </table:table-cell>
          <table:table-cell office:value-type="float" office:value="339530">
            <text:p>339530</text:p>
          </table:table-cell>
          <table:table-cell office:value-type="float" office:value="177952">
            <text:p>177952</text:p>
          </table:table-cell>
          <table:table-cell office:value-type="float" office:value="21.4881">
            <text:p>21.4881</text:p>
          </table:table-cell>
          <table:table-cell office:value-type="float" office:value="0">
            <text:p>0</text:p>
          </table:table-cell>
          <table:table-cell office:value-type="float" office:value="160969">
            <text:p>160969</text:p>
          </table:table-cell>
          <table:table-cell office:value-type="float" office:value="203901">
            <text:p>203901</text:p>
          </table:table-cell>
          <table:table-cell office:value-type="float" office:value="98521">
            <text:p>98521</text:p>
          </table:table-cell>
          <table:table-cell office:value-type="float" office:value="47.3472">
            <text:p>47.3472</text:p>
          </table:table-cell>
          <table:table-cell office:value-type="float" office:value="0">
            <text:p>0</text:p>
          </table:table-cell>
          <table:table-cell office:value-type="float" office:value="343814">
            <text:p>343814</text:p>
          </table:table-cell>
          <table:table-cell office:value-type="float" office:value="444111">
            <text:p>444111</text:p>
          </table:table-cell>
          <table:table-cell office:value-type="float" office:value="421229">
            <text:p>421229</text:p>
          </table:table-cell>
          <table:table-cell office:value-type="float" office:value="88.3779">
            <text:p>88.3779</text:p>
          </table:table-cell>
          <table:table-cell office:value-type="float" office:value="0">
            <text:p>0</text:p>
          </table:table-cell>
          <table:table-cell office:value-type="float" office:value="542024">
            <text:p>542024</text:p>
          </table:table-cell>
          <table:table-cell office:value-type="float" office:value="692402">
            <text:p>692402</text:p>
          </table:table-cell>
          <table:table-cell office:value-type="float" office:value="685324">
            <text:p>685324</text:p>
          </table:table-cell>
          <table:table-cell office:value-type="float" office:value="97.3371">
            <text:p>97.3371</text:p>
          </table:table-cell>
          <table:table-cell office:value-type="float" office:value="0">
            <text:p>0</text:p>
          </table:table-cell>
          <table:table-cell office:value-type="float" office:value="576442">
            <text:p>576442</text:p>
          </table:table-cell>
          <table:table-cell office:value-type="float" office:value="731451">
            <text:p>731451</text:p>
          </table:table-cell>
          <table:table-cell office:value-type="float" office:value="728086">
            <text:p>728086</text:p>
          </table:table-cell>
          <table:table-cell office:value-type="float" office:value="69.0267">
            <text:p>69.0267</text:p>
          </table:table-cell>
          <table:table-cell office:value-type="float" office:value="0">
            <text:p>0</text:p>
          </table:table-cell>
          <table:table-cell office:value-type="float" office:value="490781">
            <text:p>490781</text:p>
          </table:table-cell>
          <table:table-cell office:value-type="float" office:value="630270">
            <text:p>630270</text:p>
          </table:table-cell>
          <table:table-cell office:value-type="float" office:value="627632">
            <text:p>627632</text:p>
          </table:table-cell>
          <table:table-cell office:value-type="float" office:value="40.6074">
            <text:p>40.6074</text:p>
          </table:table-cell>
          <table:table-cell office:value-type="float" office:value="0">
            <text:p>0</text:p>
          </table:table-cell>
          <table:table-cell office:value-type="float" office:value="282502">
            <text:p>282502</text:p>
          </table:table-cell>
          <table:table-cell office:value-type="float" office:value="350105">
            <text:p>350105</text:p>
          </table:table-cell>
          <table:table-cell office:value-type="float" office:value="179455">
            <text:p>179455</text:p>
          </table:table-cell>
          <table:table-cell office:value-type="float" office:value="20.8237">
            <text:p>20.8237</text:p>
          </table:table-cell>
          <table:table-cell office:value-type="float" office:value="0">
            <text:p>0</text:p>
          </table:table-cell>
          <table:table-cell office:value-type="float" office:value="165554">
            <text:p>165554</text:p>
          </table:table-cell>
          <table:table-cell office:value-type="float" office:value="213101">
            <text:p>213101</text:p>
          </table:table-cell>
          <table:table-cell office:value-type="float" office:value="101912">
            <text:p>101912</text:p>
          </table:table-cell>
          <table:table-cell office:value-type="float" office:value="21.1171">
            <text:p>21.1171</text:p>
          </table:table-cell>
          <table:table-cell office:value-type="float" office:value="0">
            <text:p>0</text:p>
          </table:table-cell>
          <table:table-cell office:value-type="float" office:value="164778">
            <text:p>164778</text:p>
          </table:table-cell>
          <table:table-cell office:value-type="float" office:value="208855">
            <text:p>208855</text:p>
          </table:table-cell>
          <table:table-cell office:value-type="float" office:value="113769">
            <text:p>113769</text:p>
          </table:table-cell>
          <table:table-cell office:value-type="float" office:value="17.9537">
            <text:p>17.9537</text:p>
          </table:table-cell>
          <table:table-cell office:value-type="float" office:value="0">
            <text:p>0</text:p>
          </table:table-cell>
          <table:table-cell office:value-type="float" office:value="131435">
            <text:p>131435</text:p>
          </table:table-cell>
          <table:table-cell office:value-type="float" office:value="168241">
            <text:p>168241</text:p>
          </table:table-cell>
          <table:table-cell office:value-type="float" office:value="84631">
            <text:p>84631</text:p>
          </table:table-cell>
          <table:table-cell office:value-type="float" office:value="69.8575">
            <text:p>69.8575</text:p>
          </table:table-cell>
          <table:table-cell office:value-type="float" office:value="0">
            <text:p>0</text:p>
          </table:table-cell>
          <table:table-cell office:value-type="float" office:value="450008">
            <text:p>450008</text:p>
          </table:table-cell>
          <table:table-cell table:number-columns-repeated="2" office:value-type="float" office:value="585316">
            <text:p>585316</text:p>
          </table:table-cell>
          <table:table-cell office:value-type="float" office:value="21.6627">
            <text:p>21.6627</text:p>
          </table:table-cell>
          <table:table-cell office:value-type="float" office:value="0">
            <text:p>0</text:p>
          </table:table-cell>
          <table:table-cell office:value-type="float" office:value="147730">
            <text:p>147730</text:p>
          </table:table-cell>
          <table:table-cell office:value-type="float" office:value="173511">
            <text:p>173511</text:p>
          </table:table-cell>
          <table:table-cell office:value-type="float" office:value="0">
            <text:p>0</text:p>
          </table:table-cell>
          <table:table-cell office:value-type="float" office:value="110.953">
            <text:p>110.953</text:p>
          </table:table-cell>
          <table:table-cell office:value-type="float" office:value="0">
            <text:p>0</text:p>
          </table:table-cell>
          <table:table-cell office:value-type="float" office:value="714761">
            <text:p>714761</text:p>
          </table:table-cell>
          <table:table-cell office:value-type="float" office:value="872330">
            <text:p>872330</text:p>
          </table:table-cell>
          <table:table-cell office:value-type="float" office:value="866972">
            <text:p>866972</text:p>
          </table:table-cell>
          <table:table-cell table:style-name="cellBest" office:value-type="float" office:value="13.9538">
            <text:p>13.9538</text:p>
          </table:table-cell>
          <table:table-cell office:value-type="float" office:value="0">
            <text:p>0</text:p>
          </table:table-cell>
          <table:table-cell table:style-name="cellBest" office:value-type="float" office:value="120057">
            <text:p>120057</text:p>
          </table:table-cell>
          <table:table-cell table:style-name="cellBest" office:value-type="float" office:value="154216">
            <text:p>154216</text:p>
          </table:table-cell>
          <table:table-cell office:value-type="float" office:value="74707">
            <text:p>74707</text:p>
          </table:table-cell>
          <table:table-cell office:value-type="float" office:value="194.007">
            <text:p>194.007</text:p>
          </table:table-cell>
          <table:table-cell office:value-type="float" office:value="0">
            <text:p>0</text:p>
          </table:table-cell>
          <table:table-cell office:value-type="float" office:value="1089364">
            <text:p>1089364</text:p>
          </table:table-cell>
          <table:table-cell table:number-columns-repeated="2" office:value-type="float" office:value="1162132">
            <text:p>1162132</text:p>
          </table:table-cell>
          <table:table-cell office:value-type="float" office:value="391.335">
            <text:p>391.335</text:p>
          </table:table-cell>
          <table:table-cell office:value-type="float" office:value="0">
            <text:p>0</text:p>
          </table:table-cell>
          <table:table-cell office:value-type="float" office:value="2144866">
            <text:p>2144866</text:p>
          </table:table-cell>
          <table:table-cell office:value-type="float" office:value="2657222">
            <text:p>2657222</text:p>
          </table:table-cell>
          <table:table-cell office:value-type="float" office:value="2647263">
            <text:p>2647263</text:p>
          </table:table-cell>
          <table:table-cell office:value-type="float" office:value="16.8478">
            <text:p>16.8478</text:p>
          </table:table-cell>
          <table:table-cell office:value-type="float" office:value="0">
            <text:p>0</text:p>
          </table:table-cell>
          <table:table-cell office:value-type="float" office:value="145524">
            <text:p>145524</text:p>
          </table:table-cell>
          <table:table-cell office:value-type="float" office:value="188165">
            <text:p>188165</text:p>
          </table:table-cell>
          <table:table-cell office:value-type="float" office:value="95448">
            <text:p>9544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680625">
            <text:p>2680625</text:p>
          </table:table-cell>
          <table:table-cell table:number-columns-repeated="2" office:value-type="float" office:value="2747144">
            <text:p>2747144</text:p>
          </table:table-cell>
          <table:table-cell table:formula="of:=MIN([.$B21];[.$F21];[.$K21];[.$P21];[.$U21];[.$Z21];[.$AE21];[.$AJ21];[.$AO21];[.$AT21];[.$AY21];[.$BD21];[.$BI21];[.$BN21];[.$BS21];[.$BX21];[.$CC21];[.$CH21];[.$CM21];[.$CR21];[.$CW21];[.$DB21];[.$DG21];[.$DL21];[.$DQ21];[.$DV21];[.$EA21];[.$EF21];[.$EK21];[.$EP21];[.$EU21];[.$EZ21];[.$FE21];[.$FJ21];[.$FO21];[.$FT21];[.$FY21];[.$GD21];[.$GI21];[.$GN21];[.$GS21])" office:value-type="float" office:value="13.9538">
            <text:p>13.9538</text:p>
          </table:table-cell>
          <table:table-cell table:formula="of:=MIN([.$C21];[.$G21];[.$L21];[.$Q21];[.$V21];[.$AA21];[.$AF21];[.$AK21];[.$AP21];[.$AU21];[.$AZ21];[.$BE21];[.$BJ21];[.$BO21];[.$BT21];[.$BY21];[.$CD21];[.$CI21];[.$CN21];[.$CS21];[.$CX21];[.$DC21];[.$DH21];[.$DM21];[.$DR21];[.$DW21];[.$EB21];[.$EG21];[.$EL21];[.$EQ21];[.$EV21];[.$FA21];[.$FF21];[.$FK21];[.$FP21];[.$FU21];[.$FZ21];[.$GE21];[.$GJ21];[.$GO21];[.$GT21])" office:value-type="float" office:value="0">
            <text:p>0</text:p>
          </table:table-cell>
          <table:table-cell table:formula="of:=MIN([.$D21];[.$H21];[.$M21];[.$R21];[.$W21];[.$AB21];[.$AG21];[.$AL21];[.$AQ21];[.$AV21];[.$BA21];[.$BF21];[.$BK21];[.$BP21];[.$BU21];[.$BZ21];[.$CE21];[.$CJ21];[.$CO21];[.$CT21];[.$CY21];[.$DD21];[.$DI21];[.$DN21];[.$DS21];[.$DX21];[.$EC21];[.$EH21];[.$EM21];[.$ER21];[.$EW21];[.$FB21];[.$FG21];[.$FL21];[.$FQ21];[.$FV21];[.$GA21];[.$GF21];[.$GK21];[.$GP21];[.$GU21])" office:value-type="float" office:value="120057">
            <text:p>120057</text:p>
          </table:table-cell>
          <table:table-cell table:formula="of:=MIN([.$E21];[.$I21];[.$N21];[.$S21];[.$X21];[.$AC21];[.$AH21];[.$AM21];[.$AR21];[.$AW21];[.$BB21];[.$BG21];[.$BL21];[.$BQ21];[.$BV21];[.$CA21];[.$CF21];[.$CK21];[.$CP21];[.$CU21];[.$CZ21];[.$DE21];[.$DJ21];[.$DO21];[.$DT21];[.$DY21];[.$ED21];[.$EI21];[.$EN21];[.$ES21];[.$EX21];[.$FC21];[.$FH21];[.$FM21];[.$FR21];[.$FW21];[.$GB21];[.$GG21];[.$GL21];[.$GQ21];[.$GV21])" office:value-type="float" office:value="154216">
            <text:p>154216</text:p>
          </table:table-cell>
          <table:table-cell table:formula="of:=MIN([.$J21];[.$O21];[.$T21];[.$Y21];[.$AD21];[.$AI21];[.$AN21];[.$AS21];[.$AX21];[.$BC21];[.$BH21];[.$BM21];[.$BR21];[.$BW21];[.$CB21];[.$CG21];[.$CL21];[.$CQ21];[.$CV21];[.$DA21];[.$DF21];[.$DK21];[.$DP21];[.$DU21];[.$DZ21];[.$EE21];[.$EJ21];[.$EO21];[.$ET21];[.$EY21];[.$FD21];[.$FI21];[.$FN21];[.$FS21];[.$FX21];[.$GC21];[.$GH21];[.$GM21];[.$GR21];[.$GW21])" office:value-type="float" office:value="0">
            <text:p>0</text:p>
          </table:table-cell>
          <table:table-cell table:formula="of:=MEDIAN([.$B21];[.$F21];[.$K21];[.$P21];[.$U21];[.$Z21];[.$AE21];[.$AJ21];[.$AO21];[.$AT21];[.$AY21];[.$BD21];[.$BI21];[.$BN21];[.$BS21];[.$BX21];[.$CC21];[.$CH21];[.$CM21];[.$CR21];[.$CW21];[.$DB21];[.$DG21];[.$DL21];[.$DQ21];[.$DV21];[.$EA21];[.$EF21];[.$EK21];[.$EP21];[.$EU21];[.$EZ21];[.$FE21];[.$FJ21];[.$FO21];[.$FT21];[.$FY21];[.$GD21];[.$GI21];[.$GN21];[.$GS21])" office:value-type="float" office:value="40.6074">
            <text:p>40.6074</text:p>
          </table:table-cell>
          <table:table-cell table:formula="of:=MEDIAN([.$C21];[.$G21];[.$L21];[.$Q21];[.$V21];[.$AA21];[.$AF21];[.$AK21];[.$AP21];[.$AU21];[.$AZ21];[.$BE21];[.$BJ21];[.$BO21];[.$BT21];[.$BY21];[.$CD21];[.$CI21];[.$CN21];[.$CS21];[.$CX21];[.$DC21];[.$DH21];[.$DM21];[.$DR21];[.$DW21];[.$EB21];[.$EG21];[.$EL21];[.$EQ21];[.$EV21];[.$FA21];[.$FF21];[.$FK21];[.$FP21];[.$FU21];[.$FZ21];[.$GE21];[.$GJ21];[.$GO21];[.$GT21])" office:value-type="float" office:value="0">
            <text:p>0</text:p>
          </table:table-cell>
          <table:table-cell table:formula="of:=MEDIAN([.$D21];[.$H21];[.$M21];[.$R21];[.$W21];[.$AB21];[.$AG21];[.$AL21];[.$AQ21];[.$AV21];[.$BA21];[.$BF21];[.$BK21];[.$BP21];[.$BU21];[.$BZ21];[.$CE21];[.$CJ21];[.$CO21];[.$CT21];[.$CY21];[.$DD21];[.$DI21];[.$DN21];[.$DS21];[.$DX21];[.$EC21];[.$EH21];[.$EM21];[.$ER21];[.$EW21];[.$FB21];[.$FG21];[.$FL21];[.$FQ21];[.$FV21];[.$GA21];[.$GF21];[.$GK21];[.$GP21];[.$GU21])" office:value-type="float" office:value="276338">
            <text:p>276338</text:p>
          </table:table-cell>
          <table:table-cell table:formula="of:=MEDIAN([.$E21];[.$I21];[.$N21];[.$S21];[.$X21];[.$AC21];[.$AH21];[.$AM21];[.$AR21];[.$AW21];[.$BB21];[.$BG21];[.$BL21];[.$BQ21];[.$BV21];[.$CA21];[.$CF21];[.$CK21];[.$CP21];[.$CU21];[.$CZ21];[.$DE21];[.$DJ21];[.$DO21];[.$DT21];[.$DY21];[.$ED21];[.$EI21];[.$EN21];[.$ES21];[.$EX21];[.$FC21];[.$FH21];[.$FM21];[.$FR21];[.$FW21];[.$GB21];[.$GG21];[.$GL21];[.$GQ21];[.$GV21])" office:value-type="float" office:value="350105">
            <text:p>350105</text:p>
          </table:table-cell>
          <table:table-cell table:formula="of:=MEDIAN([.$J21];[.$O21];[.$T21];[.$Y21];[.$AD21];[.$AI21];[.$AN21];[.$AS21];[.$AX21];[.$BC21];[.$BH21];[.$BM21];[.$BR21];[.$BW21];[.$CB21];[.$CG21];[.$CL21];[.$CQ21];[.$CV21];[.$DA21];[.$DF21];[.$DK21];[.$DP21];[.$DU21];[.$DZ21];[.$EE21];[.$EJ21];[.$EO21];[.$ET21];[.$EY21];[.$FD21];[.$FI21];[.$FN21];[.$FS21];[.$FX21];[.$GC21];[.$GH21];[.$GM21];[.$GR21];[.$GW21])" office:value-type="float" office:value="145860.5">
            <text:p>145860.5</text:p>
          </table:table-cell>
          <table:table-cell table:formula="of:=MAX([.$B21];[.$F21];[.$K21];[.$P21];[.$U21];[.$Z21];[.$AE21];[.$AJ21];[.$AO21];[.$AT21];[.$AY21];[.$BD21];[.$BI21];[.$BN21];[.$BS21];[.$BX21];[.$CC21];[.$CH21];[.$CM21];[.$CR21];[.$CW21];[.$DB21];[.$DG21];[.$DL21];[.$DQ21];[.$DV21];[.$EA21];[.$EF21];[.$EK21];[.$EP21];[.$EU21];[.$EZ21];[.$FE21];[.$FJ21];[.$FO21];[.$FT21];[.$FY21];[.$GD21];[.$GI21];[.$GN21];[.$GS21])" office:value-type="float" office:value="600">
            <text:p>600</text:p>
          </table:table-cell>
          <table:table-cell table:formula="of:=MAX([.$C21];[.$G21];[.$L21];[.$Q21];[.$V21];[.$AA21];[.$AF21];[.$AK21];[.$AP21];[.$AU21];[.$AZ21];[.$BE21];[.$BJ21];[.$BO21];[.$BT21];[.$BY21];[.$CD21];[.$CI21];[.$CN21];[.$CS21];[.$CX21];[.$DC21];[.$DH21];[.$DM21];[.$DR21];[.$DW21];[.$EB21];[.$EG21];[.$EL21];[.$EQ21];[.$EV21];[.$FA21];[.$FF21];[.$FK21];[.$FP21];[.$FU21];[.$FZ21];[.$GE21];[.$GJ21];[.$GO21];[.$GT21])" office:value-type="float" office:value="1">
            <text:p>1</text:p>
          </table:table-cell>
          <table:table-cell table:formula="of:=MAX([.$D21];[.$H21];[.$M21];[.$R21];[.$W21];[.$AB21];[.$AG21];[.$AL21];[.$AQ21];[.$AV21];[.$BA21];[.$BF21];[.$BK21];[.$BP21];[.$BU21];[.$BZ21];[.$CE21];[.$CJ21];[.$CO21];[.$CT21];[.$CY21];[.$DD21];[.$DI21];[.$DN21];[.$DS21];[.$DX21];[.$EC21];[.$EH21];[.$EM21];[.$ER21];[.$EW21];[.$FB21];[.$FG21];[.$FL21];[.$FQ21];[.$FV21];[.$GA21];[.$GF21];[.$GK21];[.$GP21];[.$GU21])" office:value-type="float" office:value="3029256">
            <text:p>3029256</text:p>
          </table:table-cell>
          <table:table-cell table:formula="of:=MAX([.$E21];[.$I21];[.$N21];[.$S21];[.$X21];[.$AC21];[.$AH21];[.$AM21];[.$AR21];[.$AW21];[.$BB21];[.$BG21];[.$BL21];[.$BQ21];[.$BV21];[.$CA21];[.$CF21];[.$CK21];[.$CP21];[.$CU21];[.$CZ21];[.$DE21];[.$DJ21];[.$DO21];[.$DT21];[.$DY21];[.$ED21];[.$EI21];[.$EN21];[.$ES21];[.$EX21];[.$FC21];[.$FH21];[.$FM21];[.$FR21];[.$FW21];[.$GB21];[.$GG21];[.$GL21];[.$GQ21];[.$GV21])" office:value-type="float" office:value="3255138">
            <text:p>3255138</text:p>
          </table:table-cell>
          <table:table-cell table:formula="of:=MAX([.$J21];[.$O21];[.$T21];[.$Y21];[.$AD21];[.$AI21];[.$AN21];[.$AS21];[.$AX21];[.$BC21];[.$BH21];[.$BM21];[.$BR21];[.$BW21];[.$CB21];[.$CG21];[.$CL21];[.$CQ21];[.$CV21];[.$DA21];[.$DF21];[.$DK21];[.$DP21];[.$DU21];[.$DZ21];[.$EE21];[.$EJ21];[.$EO21];[.$ET21];[.$EY21];[.$FD21];[.$FI21];[.$FN21];[.$FS21];[.$FX21];[.$GC21];[.$GH21];[.$GM21];[.$GR21];[.$GW21])" office:value-type="float" office:value="3236014">
            <text:p>3236014</text:p>
          </table:table-cell>
        </table:table-row>
        <table:table-row table:style-name="ro1">
          <table:table-cell office:value-type="string">
            <text:p>./handmade_soko020.lp</text:p>
          </table:table-cell>
          <table:table-cell office:value-type="float" office:value="53.3135">
            <text:p>53.3135</text:p>
          </table:table-cell>
          <table:table-cell office:value-type="float" office:value="0">
            <text:p>0</text:p>
          </table:table-cell>
          <table:table-cell office:value-type="float" office:value="320294">
            <text:p>320294</text:p>
          </table:table-cell>
          <table:table-cell office:value-type="float" office:value="405773">
            <text:p>405773</text:p>
          </table:table-cell>
          <table:table-cell office:value-type="float" office:value="53.9769">
            <text:p>53.9769</text:p>
          </table:table-cell>
          <table:table-cell office:value-type="float" office:value="0">
            <text:p>0</text:p>
          </table:table-cell>
          <table:table-cell office:value-type="float" office:value="320294">
            <text:p>320294</text:p>
          </table:table-cell>
          <table:table-cell office:value-type="float" office:value="405773">
            <text:p>405773</text:p>
          </table:table-cell>
          <table:table-cell office:value-type="float" office:value="0">
            <text:p>0</text:p>
          </table:table-cell>
          <table:table-cell office:value-type="float" office:value="61.8343">
            <text:p>61.8343</text:p>
          </table:table-cell>
          <table:table-cell office:value-type="float" office:value="0">
            <text:p>0</text:p>
          </table:table-cell>
          <table:table-cell office:value-type="float" office:value="320294">
            <text:p>320294</text:p>
          </table:table-cell>
          <table:table-cell office:value-type="float" office:value="405773">
            <text:p>405773</text:p>
          </table:table-cell>
          <table:table-cell office:value-type="float" office:value="0">
            <text:p>0</text:p>
          </table:table-cell>
          <table:table-cell office:value-type="float" office:value="59.4547">
            <text:p>59.4547</text:p>
          </table:table-cell>
          <table:table-cell office:value-type="float" office:value="0">
            <text:p>0</text:p>
          </table:table-cell>
          <table:table-cell office:value-type="float" office:value="320294">
            <text:p>320294</text:p>
          </table:table-cell>
          <table:table-cell office:value-type="float" office:value="405773">
            <text:p>405773</text:p>
          </table:table-cell>
          <table:table-cell office:value-type="float" office:value="55488">
            <text:p>55488</text:p>
          </table:table-cell>
          <table:table-cell office:value-type="float" office:value="56.8814">
            <text:p>56.8814</text:p>
          </table:table-cell>
          <table:table-cell office:value-type="float" office:value="0">
            <text:p>0</text:p>
          </table:table-cell>
          <table:table-cell office:value-type="float" office:value="373131">
            <text:p>373131</text:p>
          </table:table-cell>
          <table:table-cell office:value-type="float" office:value="542413">
            <text:p>542413</text:p>
          </table:table-cell>
          <table:table-cell office:value-type="float" office:value="118838">
            <text:p>118838</text:p>
          </table:table-cell>
          <table:table-cell office:value-type="float" office:value="88.145">
            <text:p>88.145</text:p>
          </table:table-cell>
          <table:table-cell office:value-type="float" office:value="0">
            <text:p>0</text:p>
          </table:table-cell>
          <table:table-cell office:value-type="float" office:value="534144">
            <text:p>534144</text:p>
          </table:table-cell>
          <table:table-cell office:value-type="float" office:value="666369">
            <text:p>666369</text:p>
          </table:table-cell>
          <table:table-cell office:value-type="float" office:value="69070">
            <text:p>69070</text:p>
          </table:table-cell>
          <table:table-cell office:value-type="float" office:value="55.7892">
            <text:p>55.7892</text:p>
          </table:table-cell>
          <table:table-cell office:value-type="float" office:value="0">
            <text:p>0</text:p>
          </table:table-cell>
          <table:table-cell office:value-type="float" office:value="307903">
            <text:p>307903</text:p>
          </table:table-cell>
          <table:table-cell office:value-type="float" office:value="351750">
            <text:p>351750</text:p>
          </table:table-cell>
          <table:table-cell office:value-type="float" office:value="322644">
            <text:p>322644</text:p>
          </table:table-cell>
          <table:table-cell office:value-type="float" office:value="116.959">
            <text:p>116.959</text:p>
          </table:table-cell>
          <table:table-cell office:value-type="float" office:value="0">
            <text:p>0</text:p>
          </table:table-cell>
          <table:table-cell office:value-type="float" office:value="615567">
            <text:p>615567</text:p>
          </table:table-cell>
          <table:table-cell office:value-type="float" office:value="679898">
            <text:p>679898</text:p>
          </table:table-cell>
          <table:table-cell office:value-type="float" office:value="673253">
            <text:p>673253</text:p>
          </table:table-cell>
          <table:table-cell office:value-type="float" office:value="98.3776">
            <text:p>98.3776</text:p>
          </table:table-cell>
          <table:table-cell office:value-type="float" office:value="0">
            <text:p>0</text:p>
          </table:table-cell>
          <table:table-cell office:value-type="float" office:value="535171">
            <text:p>535171</text:p>
          </table:table-cell>
          <table:table-cell office:value-type="float" office:value="596631">
            <text:p>596631</text:p>
          </table:table-cell>
          <table:table-cell office:value-type="float" office:value="593932">
            <text:p>593932</text:p>
          </table:table-cell>
          <table:table-cell office:value-type="float" office:value="142.73">
            <text:p>142.73</text:p>
          </table:table-cell>
          <table:table-cell office:value-type="float" office:value="0">
            <text:p>0</text:p>
          </table:table-cell>
          <table:table-cell office:value-type="float" office:value="700140">
            <text:p>700140</text:p>
          </table:table-cell>
          <table:table-cell office:value-type="float" office:value="767536">
            <text:p>767536</text:p>
          </table:table-cell>
          <table:table-cell office:value-type="float" office:value="765859">
            <text:p>765859</text:p>
          </table:table-cell>
          <table:table-cell office:value-type="float" office:value="288.134">
            <text:p>288.134</text:p>
          </table:table-cell>
          <table:table-cell office:value-type="float" office:value="0">
            <text:p>0</text:p>
          </table:table-cell>
          <table:table-cell office:value-type="float" office:value="1400017">
            <text:p>1400017</text:p>
          </table:table-cell>
          <table:table-cell office:value-type="float" office:value="1692304">
            <text:p>1692304</text:p>
          </table:table-cell>
          <table:table-cell office:value-type="float" office:value="134440">
            <text:p>13444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322480">
            <text:p>2322480</text:p>
          </table:table-cell>
          <table:table-cell office:value-type="float" office:value="2753334">
            <text:p>2753334</text:p>
          </table:table-cell>
          <table:table-cell office:value-type="float" office:value="270067">
            <text:p>270067</text:p>
          </table:table-cell>
          <table:table-cell office:value-type="float" office:value="37.9557">
            <text:p>37.9557</text:p>
          </table:table-cell>
          <table:table-cell office:value-type="float" office:value="0">
            <text:p>0</text:p>
          </table:table-cell>
          <table:table-cell office:value-type="float" office:value="268844">
            <text:p>268844</text:p>
          </table:table-cell>
          <table:table-cell office:value-type="float" office:value="345382">
            <text:p>345382</text:p>
          </table:table-cell>
          <table:table-cell office:value-type="float" office:value="50629">
            <text:p>50629</text:p>
          </table:table-cell>
          <table:table-cell office:value-type="float" office:value="46.4484">
            <text:p>46.4484</text:p>
          </table:table-cell>
          <table:table-cell office:value-type="float" office:value="0">
            <text:p>0</text:p>
          </table:table-cell>
          <table:table-cell office:value-type="float" office:value="322659">
            <text:p>322659</text:p>
          </table:table-cell>
          <table:table-cell office:value-type="float" office:value="415305">
            <text:p>415305</text:p>
          </table:table-cell>
          <table:table-cell office:value-type="float" office:value="61074">
            <text:p>61074</text:p>
          </table:table-cell>
          <table:table-cell office:value-type="float" office:value="112.986">
            <text:p>112.986</text:p>
          </table:table-cell>
          <table:table-cell office:value-type="float" office:value="0">
            <text:p>0</text:p>
          </table:table-cell>
          <table:table-cell office:value-type="float" office:value="528809">
            <text:p>528809</text:p>
          </table:table-cell>
          <table:table-cell table:number-columns-repeated="2" office:value-type="float" office:value="585753">
            <text:p>585753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502770">
            <text:p>2502770</text:p>
          </table:table-cell>
          <table:table-cell table:style-name="cellWorst" office:value-type="float" office:value="4647776">
            <text:p>4647776</text:p>
          </table:table-cell>
          <table:table-cell office:value-type="float" office:value="0">
            <text:p>0</text:p>
          </table:table-cell>
          <table:table-cell office:value-type="float" office:value="166.822">
            <text:p>166.822</text:p>
          </table:table-cell>
          <table:table-cell office:value-type="float" office:value="0">
            <text:p>0</text:p>
          </table:table-cell>
          <table:table-cell office:value-type="float" office:value="872387">
            <text:p>872387</text:p>
          </table:table-cell>
          <table:table-cell office:value-type="float" office:value="973789">
            <text:p>973789</text:p>
          </table:table-cell>
          <table:table-cell office:value-type="float" office:value="968397">
            <text:p>968397</text:p>
          </table:table-cell>
          <table:table-cell office:value-type="float" office:value="189.257">
            <text:p>189.257</text:p>
          </table:table-cell>
          <table:table-cell office:value-type="float" office:value="0">
            <text:p>0</text:p>
          </table:table-cell>
          <table:table-cell office:value-type="float" office:value="997056">
            <text:p>997056</text:p>
          </table:table-cell>
          <table:table-cell office:value-type="float" office:value="1218756">
            <text:p>1218756</text:p>
          </table:table-cell>
          <table:table-cell office:value-type="float" office:value="114950">
            <text:p>11495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535033">
            <text:p>2535033</text:p>
          </table:table-cell>
          <table:table-cell table:number-columns-repeated="2" office:value-type="float" office:value="2547967">
            <text:p>2547967</text:p>
          </table:table-cell>
          <table:table-cell office:value-type="float" office:value="589.459">
            <text:p>589.459</text:p>
          </table:table-cell>
          <table:table-cell office:value-type="float" office:value="0">
            <text:p>0</text:p>
          </table:table-cell>
          <table:table-cell office:value-type="float" office:value="2407371">
            <text:p>2407371</text:p>
          </table:table-cell>
          <table:table-cell office:value-type="float" office:value="2625600">
            <text:p>2625600</text:p>
          </table:table-cell>
          <table:table-cell office:value-type="float" office:value="2620281">
            <text:p>2620281</text:p>
          </table:table-cell>
          <table:table-cell office:value-type="float" office:value="573.89">
            <text:p>573.89</text:p>
          </table:table-cell>
          <table:table-cell office:value-type="float" office:value="0">
            <text:p>0</text:p>
          </table:table-cell>
          <table:table-cell office:value-type="float" office:value="2537392">
            <text:p>2537392</text:p>
          </table:table-cell>
          <table:table-cell office:value-type="float" office:value="3033465">
            <text:p>3033465</text:p>
          </table:table-cell>
          <table:table-cell office:value-type="float" office:value="201853">
            <text:p>20185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40951">
            <text:p>2240951</text:p>
          </table:table-cell>
          <table:table-cell table:number-columns-repeated="2" office:value-type="float" office:value="2329561">
            <text:p>2329561</text:p>
          </table:table-cell>
          <table:table-cell office:value-type="float" office:value="50.0971">
            <text:p>50.0971</text:p>
          </table:table-cell>
          <table:table-cell office:value-type="float" office:value="0">
            <text:p>0</text:p>
          </table:table-cell>
          <table:table-cell office:value-type="float" office:value="320294">
            <text:p>320294</text:p>
          </table:table-cell>
          <table:table-cell office:value-type="float" office:value="405773">
            <text:p>405773</text:p>
          </table:table-cell>
          <table:table-cell office:value-type="float" office:value="55488">
            <text:p>55488</text:p>
          </table:table-cell>
          <table:table-cell office:value-type="float" office:value="66.1272">
            <text:p>66.1272</text:p>
          </table:table-cell>
          <table:table-cell office:value-type="float" office:value="0">
            <text:p>0</text:p>
          </table:table-cell>
          <table:table-cell office:value-type="float" office:value="444897">
            <text:p>444897</text:p>
          </table:table-cell>
          <table:table-cell office:value-type="float" office:value="1438463">
            <text:p>1438463</text:p>
          </table:table-cell>
          <table:table-cell office:value-type="float" office:value="346576">
            <text:p>346576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836059">
            <text:p>2836059</text:p>
          </table:table-cell>
          <table:table-cell office:value-type="float" office:value="3352061">
            <text:p>3352061</text:p>
          </table:table-cell>
          <table:table-cell office:value-type="float" office:value="2133177">
            <text:p>2133177</text:p>
          </table:table-cell>
          <table:table-cell office:value-type="float" office:value="79.1694">
            <text:p>79.1694</text:p>
          </table:table-cell>
          <table:table-cell office:value-type="float" office:value="0">
            <text:p>0</text:p>
          </table:table-cell>
          <table:table-cell office:value-type="float" office:value="529617">
            <text:p>529617</text:p>
          </table:table-cell>
          <table:table-cell office:value-type="float" office:value="901406">
            <text:p>901406</text:p>
          </table:table-cell>
          <table:table-cell office:value-type="float" office:value="790576">
            <text:p>790576</text:p>
          </table:table-cell>
          <table:table-cell office:value-type="float" office:value="55.2704">
            <text:p>55.2704</text:p>
          </table:table-cell>
          <table:table-cell office:value-type="float" office:value="0">
            <text:p>0</text:p>
          </table:table-cell>
          <table:table-cell office:value-type="float" office:value="358540">
            <text:p>358540</text:p>
          </table:table-cell>
          <table:table-cell office:value-type="float" office:value="550260">
            <text:p>550260</text:p>
          </table:table-cell>
          <table:table-cell office:value-type="float" office:value="538450">
            <text:p>538450</text:p>
          </table:table-cell>
          <table:table-cell office:value-type="float" office:value="33.3992">
            <text:p>33.3992</text:p>
          </table:table-cell>
          <table:table-cell office:value-type="float" office:value="0">
            <text:p>0</text:p>
          </table:table-cell>
          <table:table-cell office:value-type="float" office:value="254592">
            <text:p>254592</text:p>
          </table:table-cell>
          <table:table-cell office:value-type="float" office:value="353438">
            <text:p>353438</text:p>
          </table:table-cell>
          <table:table-cell office:value-type="float" office:value="350346">
            <text:p>350346</text:p>
          </table:table-cell>
          <table:table-cell office:value-type="float" office:value="32.8324">
            <text:p>32.8324</text:p>
          </table:table-cell>
          <table:table-cell office:value-type="float" office:value="0">
            <text:p>0</text:p>
          </table:table-cell>
          <table:table-cell office:value-type="float" office:value="247343">
            <text:p>247343</text:p>
          </table:table-cell>
          <table:table-cell office:value-type="float" office:value="347907">
            <text:p>347907</text:p>
          </table:table-cell>
          <table:table-cell office:value-type="float" office:value="345540">
            <text:p>345540</text:p>
          </table:table-cell>
          <table:table-cell office:value-type="float" office:value="128.368">
            <text:p>128.368</text:p>
          </table:table-cell>
          <table:table-cell office:value-type="float" office:value="0">
            <text:p>0</text:p>
          </table:table-cell>
          <table:table-cell office:value-type="float" office:value="703525">
            <text:p>703525</text:p>
          </table:table-cell>
          <table:table-cell office:value-type="float" office:value="1232393">
            <text:p>1232393</text:p>
          </table:table-cell>
          <table:table-cell office:value-type="float" office:value="455514">
            <text:p>455514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222379">
            <text:p>2222379</text:p>
          </table:table-cell>
          <table:table-cell office:value-type="float" office:value="3078712">
            <text:p>3078712</text:p>
          </table:table-cell>
          <table:table-cell office:value-type="float" office:value="1710045">
            <text:p>1710045</text:p>
          </table:table-cell>
          <table:table-cell office:value-type="float" office:value="100.069">
            <text:p>100.069</text:p>
          </table:table-cell>
          <table:table-cell office:value-type="float" office:value="0">
            <text:p>0</text:p>
          </table:table-cell>
          <table:table-cell office:value-type="float" office:value="488317">
            <text:p>488317</text:p>
          </table:table-cell>
          <table:table-cell office:value-type="float" office:value="1074525">
            <text:p>1074525</text:p>
          </table:table-cell>
          <table:table-cell office:value-type="float" office:value="333330">
            <text:p>333330</text:p>
          </table:table-cell>
          <table:table-cell office:value-type="float" office:value="185.324">
            <text:p>185.324</text:p>
          </table:table-cell>
          <table:table-cell office:value-type="float" office:value="0">
            <text:p>0</text:p>
          </table:table-cell>
          <table:table-cell office:value-type="float" office:value="944787">
            <text:p>944787</text:p>
          </table:table-cell>
          <table:table-cell office:value-type="float" office:value="2155482">
            <text:p>2155482</text:p>
          </table:table-cell>
          <table:table-cell office:value-type="float" office:value="721399">
            <text:p>721399</text:p>
          </table:table-cell>
          <table:table-cell office:value-type="float" office:value="38.6449">
            <text:p>38.6449</text:p>
          </table:table-cell>
          <table:table-cell office:value-type="float" office:value="0">
            <text:p>0</text:p>
          </table:table-cell>
          <table:table-cell office:value-type="float" office:value="302283">
            <text:p>302283</text:p>
          </table:table-cell>
          <table:table-cell table:number-columns-repeated="2" office:value-type="float" office:value="503364">
            <text:p>503364</text:p>
          </table:table-cell>
          <table:table-cell table:style-name="cellBest" office:value-type="float" office:value="30.195">
            <text:p>30.195</text:p>
          </table:table-cell>
          <table:table-cell office:value-type="float" office:value="0">
            <text:p>0</text:p>
          </table:table-cell>
          <table:table-cell table:style-name="cellBest" office:value-type="float" office:value="184216">
            <text:p>184216</text:p>
          </table:table-cell>
          <table:table-cell table:style-name="cellBest" office:value-type="float" office:value="228177">
            <text:p>228177</text:p>
          </table:table-cell>
          <table:table-cell office:value-type="float" office:value="0">
            <text:p>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table:style-name="cellWorst" office:value-type="float" office:value="3117443">
            <text:p>3117443</text:p>
          </table:table-cell>
          <table:table-cell office:value-type="float" office:value="3737195">
            <text:p>3737195</text:p>
          </table:table-cell>
          <table:table-cell table:style-name="cellWorst" office:value-type="float" office:value="3718737">
            <text:p>3718737</text:p>
          </table:table-cell>
          <table:table-cell office:value-type="float" office:value="54.1637">
            <text:p>54.1637</text:p>
          </table:table-cell>
          <table:table-cell office:value-type="float" office:value="0">
            <text:p>0</text:p>
          </table:table-cell>
          <table:table-cell office:value-type="float" office:value="346188">
            <text:p>346188</text:p>
          </table:table-cell>
          <table:table-cell office:value-type="float" office:value="438356">
            <text:p>438356</text:p>
          </table:table-cell>
          <table:table-cell office:value-type="float" office:value="206367">
            <text:p>206367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167626">
            <text:p>2167626</text:p>
          </table:table-cell>
          <table:table-cell table:number-columns-repeated="2" office:value-type="float" office:value="2281189">
            <text:p>2281189</text:p>
          </table:table-cell>
          <table:table-cell office:value-type="float" office:value="65.2326">
            <text:p>65.2326</text:p>
          </table:table-cell>
          <table:table-cell office:value-type="float" office:value="0">
            <text:p>0</text:p>
          </table:table-cell>
          <table:table-cell office:value-type="float" office:value="485343">
            <text:p>485343</text:p>
          </table:table-cell>
          <table:table-cell office:value-type="float" office:value="789399">
            <text:p>789399</text:p>
          </table:table-cell>
          <table:table-cell office:value-type="float" office:value="774818">
            <text:p>774818</text:p>
          </table:table-cell>
          <table:table-cell office:value-type="float" office:value="109.465">
            <text:p>109.465</text:p>
          </table:table-cell>
          <table:table-cell office:value-type="float" office:value="0">
            <text:p>0</text:p>
          </table:table-cell>
          <table:table-cell office:value-type="float" office:value="641955">
            <text:p>641955</text:p>
          </table:table-cell>
          <table:table-cell office:value-type="float" office:value="788140">
            <text:p>788140</text:p>
          </table:table-cell>
          <table:table-cell office:value-type="float" office:value="447986">
            <text:p>44798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30953">
            <text:p>2130953</text:p>
          </table:table-cell>
          <table:table-cell table:number-columns-repeated="2" office:value-type="float" office:value="2201969">
            <text:p>2201969</text:p>
          </table:table-cell>
          <table:table-cell table:formula="of:=MIN([.$B22];[.$F22];[.$K22];[.$P22];[.$U22];[.$Z22];[.$AE22];[.$AJ22];[.$AO22];[.$AT22];[.$AY22];[.$BD22];[.$BI22];[.$BN22];[.$BS22];[.$BX22];[.$CC22];[.$CH22];[.$CM22];[.$CR22];[.$CW22];[.$DB22];[.$DG22];[.$DL22];[.$DQ22];[.$DV22];[.$EA22];[.$EF22];[.$EK22];[.$EP22];[.$EU22];[.$EZ22];[.$FE22];[.$FJ22];[.$FO22];[.$FT22];[.$FY22];[.$GD22];[.$GI22];[.$GN22];[.$GS22])" office:value-type="float" office:value="30.195">
            <text:p>30.195</text:p>
          </table:table-cell>
          <table:table-cell table:formula="of:=MIN([.$C22];[.$G22];[.$L22];[.$Q22];[.$V22];[.$AA22];[.$AF22];[.$AK22];[.$AP22];[.$AU22];[.$AZ22];[.$BE22];[.$BJ22];[.$BO22];[.$BT22];[.$BY22];[.$CD22];[.$CI22];[.$CN22];[.$CS22];[.$CX22];[.$DC22];[.$DH22];[.$DM22];[.$DR22];[.$DW22];[.$EB22];[.$EG22];[.$EL22];[.$EQ22];[.$EV22];[.$FA22];[.$FF22];[.$FK22];[.$FP22];[.$FU22];[.$FZ22];[.$GE22];[.$GJ22];[.$GO22];[.$GT22])" office:value-type="float" office:value="0">
            <text:p>0</text:p>
          </table:table-cell>
          <table:table-cell table:formula="of:=MIN([.$D22];[.$H22];[.$M22];[.$R22];[.$W22];[.$AB22];[.$AG22];[.$AL22];[.$AQ22];[.$AV22];[.$BA22];[.$BF22];[.$BK22];[.$BP22];[.$BU22];[.$BZ22];[.$CE22];[.$CJ22];[.$CO22];[.$CT22];[.$CY22];[.$DD22];[.$DI22];[.$DN22];[.$DS22];[.$DX22];[.$EC22];[.$EH22];[.$EM22];[.$ER22];[.$EW22];[.$FB22];[.$FG22];[.$FL22];[.$FQ22];[.$FV22];[.$GA22];[.$GF22];[.$GK22];[.$GP22];[.$GU22])" office:value-type="float" office:value="184216">
            <text:p>184216</text:p>
          </table:table-cell>
          <table:table-cell table:formula="of:=MIN([.$E22];[.$I22];[.$N22];[.$S22];[.$X22];[.$AC22];[.$AH22];[.$AM22];[.$AR22];[.$AW22];[.$BB22];[.$BG22];[.$BL22];[.$BQ22];[.$BV22];[.$CA22];[.$CF22];[.$CK22];[.$CP22];[.$CU22];[.$CZ22];[.$DE22];[.$DJ22];[.$DO22];[.$DT22];[.$DY22];[.$ED22];[.$EI22];[.$EN22];[.$ES22];[.$EX22];[.$FC22];[.$FH22];[.$FM22];[.$FR22];[.$FW22];[.$GB22];[.$GG22];[.$GL22];[.$GQ22];[.$GV22])" office:value-type="float" office:value="228177">
            <text:p>228177</text:p>
          </table:table-cell>
          <table:table-cell table:formula="of:=MIN([.$J22];[.$O22];[.$T22];[.$Y22];[.$AD22];[.$AI22];[.$AN22];[.$AS22];[.$AX22];[.$BC22];[.$BH22];[.$BM22];[.$BR22];[.$BW22];[.$CB22];[.$CG22];[.$CL22];[.$CQ22];[.$CV22];[.$DA22];[.$DF22];[.$DK22];[.$DP22];[.$DU22];[.$DZ22];[.$EE22];[.$EJ22];[.$EO22];[.$ET22];[.$EY22];[.$FD22];[.$FI22];[.$FN22];[.$FS22];[.$FX22];[.$GC22];[.$GH22];[.$GM22];[.$GR22];[.$GW22])" office:value-type="float" office:value="0">
            <text:p>0</text:p>
          </table:table-cell>
          <table:table-cell table:formula="of:=MEDIAN([.$B22];[.$F22];[.$K22];[.$P22];[.$U22];[.$Z22];[.$AE22];[.$AJ22];[.$AO22];[.$AT22];[.$AY22];[.$BD22];[.$BI22];[.$BN22];[.$BS22];[.$BX22];[.$CC22];[.$CH22];[.$CM22];[.$CR22];[.$CW22];[.$DB22];[.$DG22];[.$DL22];[.$DQ22];[.$DV22];[.$EA22];[.$EF22];[.$EK22];[.$EP22];[.$EU22];[.$EZ22];[.$FE22];[.$FJ22];[.$FO22];[.$FT22];[.$FY22];[.$GD22];[.$GI22];[.$GN22];[.$GS22])" office:value-type="float" office:value="100.069">
            <text:p>100.069</text:p>
          </table:table-cell>
          <table:table-cell table:formula="of:=MEDIAN([.$C22];[.$G22];[.$L22];[.$Q22];[.$V22];[.$AA22];[.$AF22];[.$AK22];[.$AP22];[.$AU22];[.$AZ22];[.$BE22];[.$BJ22];[.$BO22];[.$BT22];[.$BY22];[.$CD22];[.$CI22];[.$CN22];[.$CS22];[.$CX22];[.$DC22];[.$DH22];[.$DM22];[.$DR22];[.$DW22];[.$EB22];[.$EG22];[.$EL22];[.$EQ22];[.$EV22];[.$FA22];[.$FF22];[.$FK22];[.$FP22];[.$FU22];[.$FZ22];[.$GE22];[.$GJ22];[.$GO22];[.$GT22])" office:value-type="float" office:value="0">
            <text:p>0</text:p>
          </table:table-cell>
          <table:table-cell table:formula="of:=MEDIAN([.$D22];[.$H22];[.$M22];[.$R22];[.$W22];[.$AB22];[.$AG22];[.$AL22];[.$AQ22];[.$AV22];[.$BA22];[.$BF22];[.$BK22];[.$BP22];[.$BU22];[.$BZ22];[.$CE22];[.$CJ22];[.$CO22];[.$CT22];[.$CY22];[.$DD22];[.$DI22];[.$DN22];[.$DS22];[.$DX22];[.$EC22];[.$EH22];[.$EM22];[.$ER22];[.$EW22];[.$FB22];[.$FG22];[.$FL22];[.$FQ22];[.$FV22];[.$GA22];[.$GF22];[.$GK22];[.$GP22];[.$GU22])" office:value-type="float" office:value="534144">
            <text:p>534144</text:p>
          </table:table-cell>
          <table:table-cell table:formula="of:=MEDIAN([.$E22];[.$I22];[.$N22];[.$S22];[.$X22];[.$AC22];[.$AH22];[.$AM22];[.$AR22];[.$AW22];[.$BB22];[.$BG22];[.$BL22];[.$BQ22];[.$BV22];[.$CA22];[.$CF22];[.$CK22];[.$CP22];[.$CU22];[.$CZ22];[.$DE22];[.$DJ22];[.$DO22];[.$DT22];[.$DY22];[.$ED22];[.$EI22];[.$EN22];[.$ES22];[.$EX22];[.$FC22];[.$FH22];[.$FM22];[.$FR22];[.$FW22];[.$GB22];[.$GG22];[.$GL22];[.$GQ22];[.$GV22])" office:value-type="float" office:value="788140">
            <text:p>788140</text:p>
          </table:table-cell>
          <table:table-cell table:formula="of:=MEDIAN([.$J22];[.$O22];[.$T22];[.$Y22];[.$AD22];[.$AI22];[.$AN22];[.$AS22];[.$AX22];[.$BC22];[.$BH22];[.$BM22];[.$BR22];[.$BW22];[.$CB22];[.$CG22];[.$CL22];[.$CQ22];[.$CV22];[.$DA22];[.$DF22];[.$DK22];[.$DP22];[.$DU22];[.$DZ22];[.$EE22];[.$EJ22];[.$EO22];[.$ET22];[.$EY22];[.$FD22];[.$FI22];[.$FN22];[.$FS22];[.$FX22];[.$GC22];[.$GH22];[.$GM22];[.$GR22];[.$GW22])" office:value-type="float" office:value="399166">
            <text:p>399166</text:p>
          </table:table-cell>
          <table:table-cell table:formula="of:=MAX([.$B22];[.$F22];[.$K22];[.$P22];[.$U22];[.$Z22];[.$AE22];[.$AJ22];[.$AO22];[.$AT22];[.$AY22];[.$BD22];[.$BI22];[.$BN22];[.$BS22];[.$BX22];[.$CC22];[.$CH22];[.$CM22];[.$CR22];[.$CW22];[.$DB22];[.$DG22];[.$DL22];[.$DQ22];[.$DV22];[.$EA22];[.$EF22];[.$EK22];[.$EP22];[.$EU22];[.$EZ22];[.$FE22];[.$FJ22];[.$FO22];[.$FT22];[.$FY22];[.$GD22];[.$GI22];[.$GN22];[.$GS22])" office:value-type="float" office:value="600">
            <text:p>600</text:p>
          </table:table-cell>
          <table:table-cell table:formula="of:=MAX([.$C22];[.$G22];[.$L22];[.$Q22];[.$V22];[.$AA22];[.$AF22];[.$AK22];[.$AP22];[.$AU22];[.$AZ22];[.$BE22];[.$BJ22];[.$BO22];[.$BT22];[.$BY22];[.$CD22];[.$CI22];[.$CN22];[.$CS22];[.$CX22];[.$DC22];[.$DH22];[.$DM22];[.$DR22];[.$DW22];[.$EB22];[.$EG22];[.$EL22];[.$EQ22];[.$EV22];[.$FA22];[.$FF22];[.$FK22];[.$FP22];[.$FU22];[.$FZ22];[.$GE22];[.$GJ22];[.$GO22];[.$GT22])" office:value-type="float" office:value="1">
            <text:p>1</text:p>
          </table:table-cell>
          <table:table-cell table:formula="of:=MAX([.$D22];[.$H22];[.$M22];[.$R22];[.$W22];[.$AB22];[.$AG22];[.$AL22];[.$AQ22];[.$AV22];[.$BA22];[.$BF22];[.$BK22];[.$BP22];[.$BU22];[.$BZ22];[.$CE22];[.$CJ22];[.$CO22];[.$CT22];[.$CY22];[.$DD22];[.$DI22];[.$DN22];[.$DS22];[.$DX22];[.$EC22];[.$EH22];[.$EM22];[.$ER22];[.$EW22];[.$FB22];[.$FG22];[.$FL22];[.$FQ22];[.$FV22];[.$GA22];[.$GF22];[.$GK22];[.$GP22];[.$GU22])" office:value-type="float" office:value="3117443">
            <text:p>3117443</text:p>
          </table:table-cell>
          <table:table-cell table:formula="of:=MAX([.$E22];[.$I22];[.$N22];[.$S22];[.$X22];[.$AC22];[.$AH22];[.$AM22];[.$AR22];[.$AW22];[.$BB22];[.$BG22];[.$BL22];[.$BQ22];[.$BV22];[.$CA22];[.$CF22];[.$CK22];[.$CP22];[.$CU22];[.$CZ22];[.$DE22];[.$DJ22];[.$DO22];[.$DT22];[.$DY22];[.$ED22];[.$EI22];[.$EN22];[.$ES22];[.$EX22];[.$FC22];[.$FH22];[.$FM22];[.$FR22];[.$FW22];[.$GB22];[.$GG22];[.$GL22];[.$GQ22];[.$GV22])" office:value-type="float" office:value="4647776">
            <text:p>4647776</text:p>
          </table:table-cell>
          <table:table-cell table:formula="of:=MAX([.$J22];[.$O22];[.$T22];[.$Y22];[.$AD22];[.$AI22];[.$AN22];[.$AS22];[.$AX22];[.$BC22];[.$BH22];[.$BM22];[.$BR22];[.$BW22];[.$CB22];[.$CG22];[.$CL22];[.$CQ22];[.$CV22];[.$DA22];[.$DF22];[.$DK22];[.$DP22];[.$DU22];[.$DZ22];[.$EE22];[.$EJ22];[.$EO22];[.$ET22];[.$EY22];[.$FD22];[.$FI22];[.$FN22];[.$FS22];[.$FX22];[.$GC22];[.$GH22];[.$GM22];[.$GR22];[.$GW22])" office:value-type="float" office:value="3718737">
            <text:p>3718737</text:p>
          </table:table-cell>
        </table:table-row>
        <table:table-row table:style-name="ro1">
          <table:table-cell office:value-type="string">
            <text:p>./handmade_soko021.lp</text:p>
          </table:table-cell>
          <table:table-cell office:value-type="float" office:value="324.288">
            <text:p>324.288</text:p>
          </table:table-cell>
          <table:table-cell office:value-type="float" office:value="0">
            <text:p>0</text:p>
          </table:table-cell>
          <table:table-cell office:value-type="float" office:value="1811773">
            <text:p>1811773</text:p>
          </table:table-cell>
          <table:table-cell office:value-type="float" office:value="2157643">
            <text:p>2157643</text:p>
          </table:table-cell>
          <table:table-cell office:value-type="float" office:value="330.359">
            <text:p>330.359</text:p>
          </table:table-cell>
          <table:table-cell office:value-type="float" office:value="0">
            <text:p>0</text:p>
          </table:table-cell>
          <table:table-cell office:value-type="float" office:value="1811773">
            <text:p>1811773</text:p>
          </table:table-cell>
          <table:table-cell office:value-type="float" office:value="2157643">
            <text:p>2157643</text:p>
          </table:table-cell>
          <table:table-cell office:value-type="float" office:value="0">
            <text:p>0</text:p>
          </table:table-cell>
          <table:table-cell office:value-type="float" office:value="325.413">
            <text:p>325.413</text:p>
          </table:table-cell>
          <table:table-cell office:value-type="float" office:value="0">
            <text:p>0</text:p>
          </table:table-cell>
          <table:table-cell office:value-type="float" office:value="1811773">
            <text:p>1811773</text:p>
          </table:table-cell>
          <table:table-cell office:value-type="float" office:value="2157643">
            <text:p>2157643</text:p>
          </table:table-cell>
          <table:table-cell office:value-type="float" office:value="0">
            <text:p>0</text:p>
          </table:table-cell>
          <table:table-cell office:value-type="float" office:value="389.424">
            <text:p>389.424</text:p>
          </table:table-cell>
          <table:table-cell office:value-type="float" office:value="0">
            <text:p>0</text:p>
          </table:table-cell>
          <table:table-cell office:value-type="float" office:value="1811773">
            <text:p>1811773</text:p>
          </table:table-cell>
          <table:table-cell office:value-type="float" office:value="2157643">
            <text:p>2157643</text:p>
          </table:table-cell>
          <table:table-cell office:value-type="float" office:value="493759">
            <text:p>493759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923606">
            <text:p>2923606</text:p>
          </table:table-cell>
          <table:table-cell office:value-type="float" office:value="3978148">
            <text:p>3978148</text:p>
          </table:table-cell>
          <table:table-cell office:value-type="float" office:value="1068034">
            <text:p>1068034</text:p>
          </table:table-cell>
          <table:table-cell office:value-type="float" office:value="254.322">
            <text:p>254.322</text:p>
          </table:table-cell>
          <table:table-cell office:value-type="float" office:value="0">
            <text:p>0</text:p>
          </table:table-cell>
          <table:table-cell office:value-type="float" office:value="1553633">
            <text:p>1553633</text:p>
          </table:table-cell>
          <table:table-cell office:value-type="float" office:value="1859662">
            <text:p>1859662</text:p>
          </table:table-cell>
          <table:table-cell office:value-type="float" office:value="402404">
            <text:p>402404</text:p>
          </table:table-cell>
          <table:table-cell office:value-type="float" office:value="285.136">
            <text:p>285.136</text:p>
          </table:table-cell>
          <table:table-cell office:value-type="float" office:value="0">
            <text:p>0</text:p>
          </table:table-cell>
          <table:table-cell office:value-type="float" office:value="1361777">
            <text:p>1361777</text:p>
          </table:table-cell>
          <table:table-cell office:value-type="float" office:value="1503141">
            <text:p>1503141</text:p>
          </table:table-cell>
          <table:table-cell office:value-type="float" office:value="1454707">
            <text:p>1454707</text:p>
          </table:table-cell>
          <table:table-cell office:value-type="float" office:value="570.585">
            <text:p>570.585</text:p>
          </table:table-cell>
          <table:table-cell office:value-type="float" office:value="0">
            <text:p>0</text:p>
          </table:table-cell>
          <table:table-cell office:value-type="float" office:value="2306958">
            <text:p>2306958</text:p>
          </table:table-cell>
          <table:table-cell office:value-type="float" office:value="2526631">
            <text:p>2526631</text:p>
          </table:table-cell>
          <table:table-cell office:value-type="float" office:value="2517362">
            <text:p>2517362</text:p>
          </table:table-cell>
          <table:table-cell office:value-type="float" office:value="376.885">
            <text:p>376.885</text:p>
          </table:table-cell>
          <table:table-cell office:value-type="float" office:value="0">
            <text:p>0</text:p>
          </table:table-cell>
          <table:table-cell office:value-type="float" office:value="1808461">
            <text:p>1808461</text:p>
          </table:table-cell>
          <table:table-cell office:value-type="float" office:value="1980470">
            <text:p>1980470</text:p>
          </table:table-cell>
          <table:table-cell office:value-type="float" office:value="1977050">
            <text:p>1977050</text:p>
          </table:table-cell>
          <table:table-cell office:value-type="float" office:value="534.249">
            <text:p>534.249</text:p>
          </table:table-cell>
          <table:table-cell office:value-type="float" office:value="0">
            <text:p>0</text:p>
          </table:table-cell>
          <table:table-cell office:value-type="float" office:value="2472663">
            <text:p>2472663</text:p>
          </table:table-cell>
          <table:table-cell office:value-type="float" office:value="2705018">
            <text:p>2705018</text:p>
          </table:table-cell>
          <table:table-cell office:value-type="float" office:value="2701326">
            <text:p>2701326</text:p>
          </table:table-cell>
          <table:table-cell table:style-name="cellBest" office:value-type="float" office:value="120.134">
            <text:p>120.134</text:p>
          </table:table-cell>
          <table:table-cell office:value-type="float" office:value="0">
            <text:p>0</text:p>
          </table:table-cell>
          <table:table-cell table:style-name="cellBest" office:value-type="float" office:value="705219">
            <text:p>705219</text:p>
          </table:table-cell>
          <table:table-cell table:style-name="cellBest" office:value-type="float" office:value="859326">
            <text:p>859326</text:p>
          </table:table-cell>
          <table:table-cell office:value-type="float" office:value="255294">
            <text:p>255294</text:p>
          </table:table-cell>
          <table:table-cell office:value-type="float" office:value="360.258">
            <text:p>360.258</text:p>
          </table:table-cell>
          <table:table-cell office:value-type="float" office:value="0">
            <text:p>0</text:p>
          </table:table-cell>
          <table:table-cell office:value-type="float" office:value="1864451">
            <text:p>1864451</text:p>
          </table:table-cell>
          <table:table-cell office:value-type="float" office:value="2233016">
            <text:p>2233016</text:p>
          </table:table-cell>
          <table:table-cell office:value-type="float" office:value="488711">
            <text:p>488711</text:p>
          </table:table-cell>
          <table:table-cell office:value-type="float" office:value="208.774">
            <text:p>208.774</text:p>
          </table:table-cell>
          <table:table-cell office:value-type="float" office:value="0">
            <text:p>0</text:p>
          </table:table-cell>
          <table:table-cell office:value-type="float" office:value="1202028">
            <text:p>1202028</text:p>
          </table:table-cell>
          <table:table-cell office:value-type="float" office:value="1447465">
            <text:p>1447465</text:p>
          </table:table-cell>
          <table:table-cell office:value-type="float" office:value="347010">
            <text:p>347010</text:p>
          </table:table-cell>
          <table:table-cell office:value-type="float" office:value="383.133">
            <text:p>383.133</text:p>
          </table:table-cell>
          <table:table-cell office:value-type="float" office:value="0">
            <text:p>0</text:p>
          </table:table-cell>
          <table:table-cell office:value-type="float" office:value="1844124">
            <text:p>1844124</text:p>
          </table:table-cell>
          <table:table-cell office:value-type="float" office:value="2194039">
            <text:p>2194039</text:p>
          </table:table-cell>
          <table:table-cell office:value-type="float" office:value="515392">
            <text:p>515392</text:p>
          </table:table-cell>
          <table:table-cell office:value-type="float" office:value="532.863">
            <text:p>532.863</text:p>
          </table:table-cell>
          <table:table-cell office:value-type="float" office:value="0">
            <text:p>0</text:p>
          </table:table-cell>
          <table:table-cell office:value-type="float" office:value="2299146">
            <text:p>2299146</text:p>
          </table:table-cell>
          <table:table-cell table:number-columns-repeated="2" office:value-type="float" office:value="2506846">
            <text:p>2506846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826467">
            <text:p>2826467</text:p>
          </table:table-cell>
          <table:table-cell table:style-name="cellWorst" office:value-type="float" office:value="7407911">
            <text:p>7407911</text:p>
          </table:table-cell>
          <table:table-cell office:value-type="float" office:value="0">
            <text:p>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850135">
            <text:p>2850135</text:p>
          </table:table-cell>
          <table:table-cell office:value-type="float" office:value="3088941">
            <text:p>3088941</text:p>
          </table:table-cell>
          <table:table-cell office:value-type="float" office:value="3081981">
            <text:p>3081981</text:p>
          </table:table-cell>
          <table:table-cell office:value-type="float" office:value="292.376">
            <text:p>292.376</text:p>
          </table:table-cell>
          <table:table-cell office:value-type="float" office:value="0">
            <text:p>0</text:p>
          </table:table-cell>
          <table:table-cell office:value-type="float" office:value="1643418">
            <text:p>1643418</text:p>
          </table:table-cell>
          <table:table-cell office:value-type="float" office:value="1960584">
            <text:p>1960584</text:p>
          </table:table-cell>
          <table:table-cell office:value-type="float" office:value="429434">
            <text:p>429434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3201750">
            <text:p>3201750</text:p>
          </table:table-cell>
          <table:table-cell table:number-columns-repeated="2" office:value-type="float" office:value="3219084">
            <text:p>3219084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510317">
            <text:p>2510317</text:p>
          </table:table-cell>
          <table:table-cell office:value-type="float" office:value="2746330">
            <text:p>2746330</text:p>
          </table:table-cell>
          <table:table-cell office:value-type="float" office:value="2722168">
            <text:p>2722168</text:p>
          </table:table-cell>
          <table:table-cell office:value-type="float" office:value="257.822">
            <text:p>257.822</text:p>
          </table:table-cell>
          <table:table-cell office:value-type="float" office:value="0">
            <text:p>0</text:p>
          </table:table-cell>
          <table:table-cell office:value-type="float" office:value="1203435">
            <text:p>1203435</text:p>
          </table:table-cell>
          <table:table-cell office:value-type="float" office:value="1427577">
            <text:p>1427577</text:p>
          </table:table-cell>
          <table:table-cell office:value-type="float" office:value="369654">
            <text:p>36965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60130">
            <text:p>1960130</text:p>
          </table:table-cell>
          <table:table-cell table:number-columns-repeated="2" office:value-type="float" office:value="1982561">
            <text:p>1982561</text:p>
          </table:table-cell>
          <table:table-cell office:value-type="float" office:value="323.925">
            <text:p>323.925</text:p>
          </table:table-cell>
          <table:table-cell office:value-type="float" office:value="0">
            <text:p>0</text:p>
          </table:table-cell>
          <table:table-cell office:value-type="float" office:value="1811773">
            <text:p>1811773</text:p>
          </table:table-cell>
          <table:table-cell office:value-type="float" office:value="2157643">
            <text:p>2157643</text:p>
          </table:table-cell>
          <table:table-cell office:value-type="float" office:value="493759">
            <text:p>493759</text:p>
          </table:table-cell>
          <table:table-cell office:value-type="float" office:value="537.088">
            <text:p>537.088</text:p>
          </table:table-cell>
          <table:table-cell office:value-type="float" office:value="0">
            <text:p>0</text:p>
          </table:table-cell>
          <table:table-cell office:value-type="float" office:value="2237168">
            <text:p>2237168</text:p>
          </table:table-cell>
          <table:table-cell office:value-type="float" office:value="2809664">
            <text:p>2809664</text:p>
          </table:table-cell>
          <table:table-cell office:value-type="float" office:value="1212593">
            <text:p>1212593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980618">
            <text:p>2980618</text:p>
          </table:table-cell>
          <table:table-cell office:value-type="float" office:value="3543827">
            <text:p>3543827</text:p>
          </table:table-cell>
          <table:table-cell office:value-type="float" office:value="2090937">
            <text:p>2090937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3114632">
            <text:p>3114632</text:p>
          </table:table-cell>
          <table:table-cell office:value-type="float" office:value="3958063">
            <text:p>3958063</text:p>
          </table:table-cell>
          <table:table-cell office:value-type="float" office:value="3809108">
            <text:p>3809108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3014705">
            <text:p>3014705</text:p>
          </table:table-cell>
          <table:table-cell office:value-type="float" office:value="3912434">
            <text:p>3912434</text:p>
          </table:table-cell>
          <table:table-cell office:value-type="float" office:value="3873861">
            <text:p>3873861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783719">
            <text:p>2783719</text:p>
          </table:table-cell>
          <table:table-cell office:value-type="float" office:value="3652295">
            <text:p>3652295</text:p>
          </table:table-cell>
          <table:table-cell office:value-type="float" office:value="3631571">
            <text:p>3631571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901791">
            <text:p>2901791</text:p>
          </table:table-cell>
          <table:table-cell office:value-type="float" office:value="3810492">
            <text:p>3810492</text:p>
          </table:table-cell>
          <table:table-cell office:value-type="float" office:value="3796689">
            <text:p>3796689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563932">
            <text:p>2563932</text:p>
          </table:table-cell>
          <table:table-cell office:value-type="float" office:value="3016053">
            <text:p>3016053</text:p>
          </table:table-cell>
          <table:table-cell office:value-type="float" office:value="1468559">
            <text:p>1468559</text:p>
          </table:table-cell>
          <table:table-cell office:value-type="float" office:value="332.918">
            <text:p>332.918</text:p>
          </table:table-cell>
          <table:table-cell office:value-type="float" office:value="0">
            <text:p>0</text:p>
          </table:table-cell>
          <table:table-cell office:value-type="float" office:value="1939329">
            <text:p>1939329</text:p>
          </table:table-cell>
          <table:table-cell office:value-type="float" office:value="2307978">
            <text:p>2307978</text:p>
          </table:table-cell>
          <table:table-cell office:value-type="float" office:value="1183739">
            <text:p>1183739</text:p>
          </table:table-cell>
          <table:table-cell office:value-type="float" office:value="284.043">
            <text:p>284.043</text:p>
          </table:table-cell>
          <table:table-cell office:value-type="float" office:value="0">
            <text:p>0</text:p>
          </table:table-cell>
          <table:table-cell office:value-type="float" office:value="1488951">
            <text:p>1488951</text:p>
          </table:table-cell>
          <table:table-cell office:value-type="float" office:value="1777004">
            <text:p>1777004</text:p>
          </table:table-cell>
          <table:table-cell office:value-type="float" office:value="957887">
            <text:p>957887</text:p>
          </table:table-cell>
          <table:table-cell office:value-type="float" office:value="506.409">
            <text:p>506.409</text:p>
          </table:table-cell>
          <table:table-cell office:value-type="float" office:value="0">
            <text:p>0</text:p>
          </table:table-cell>
          <table:table-cell office:value-type="float" office:value="2389368">
            <text:p>2389368</text:p>
          </table:table-cell>
          <table:table-cell office:value-type="float" office:value="2822763">
            <text:p>2822763</text:p>
          </table:table-cell>
          <table:table-cell office:value-type="float" office:value="1363910">
            <text:p>136391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3244626">
            <text:p>3244626</text:p>
          </table:table-cell>
          <table:table-cell office:value-type="float" office:value="4277650">
            <text:p>4277650</text:p>
          </table:table-cell>
          <table:table-cell table:style-name="cellWorst" office:value-type="float" office:value="4277650">
            <text:p>427765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277015">
            <text:p>2277015</text:p>
          </table:table-cell>
          <table:table-cell office:value-type="float" office:value="3663047">
            <text:p>3663047</text:p>
          </table:table-cell>
          <table:table-cell office:value-type="float" office:value="0">
            <text:p>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746411">
            <text:p>2746411</text:p>
          </table:table-cell>
          <table:table-cell office:value-type="float" office:value="3427589">
            <text:p>3427589</text:p>
          </table:table-cell>
          <table:table-cell office:value-type="float" office:value="3396671">
            <text:p>3396671</text:p>
          </table:table-cell>
          <table:table-cell office:value-type="float" office:value="508.879">
            <text:p>508.879</text:p>
          </table:table-cell>
          <table:table-cell office:value-type="float" office:value="0">
            <text:p>0</text:p>
          </table:table-cell>
          <table:table-cell office:value-type="float" office:value="2490134">
            <text:p>2490134</text:p>
          </table:table-cell>
          <table:table-cell office:value-type="float" office:value="2960969">
            <text:p>2960969</text:p>
          </table:table-cell>
          <table:table-cell office:value-type="float" office:value="1608018">
            <text:p>1608018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table:style-name="cellWorst" office:value-type="float" office:value="3351585">
            <text:p>3351585</text:p>
          </table:table-cell>
          <table:table-cell table:number-columns-repeated="2" office:value-type="float" office:value="3732574">
            <text:p>3732574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464074">
            <text:p>2464074</text:p>
          </table:table-cell>
          <table:table-cell office:value-type="float" office:value="3233586">
            <text:p>3233586</text:p>
          </table:table-cell>
          <table:table-cell office:value-type="float" office:value="3212427">
            <text:p>3212427</text:p>
          </table:table-cell>
          <table:table-cell office:value-type="float" office:value="554.171">
            <text:p>554.171</text:p>
          </table:table-cell>
          <table:table-cell office:value-type="float" office:value="0">
            <text:p>0</text:p>
          </table:table-cell>
          <table:table-cell office:value-type="float" office:value="2641574">
            <text:p>2641574</text:p>
          </table:table-cell>
          <table:table-cell office:value-type="float" office:value="3075515">
            <text:p>3075515</text:p>
          </table:table-cell>
          <table:table-cell office:value-type="float" office:value="1401587">
            <text:p>140158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08438">
            <text:p>2008438</text:p>
          </table:table-cell>
          <table:table-cell table:number-columns-repeated="2" office:value-type="float" office:value="2089616">
            <text:p>2089616</text:p>
          </table:table-cell>
          <table:table-cell table:formula="of:=MIN([.$B23];[.$F23];[.$K23];[.$P23];[.$U23];[.$Z23];[.$AE23];[.$AJ23];[.$AO23];[.$AT23];[.$AY23];[.$BD23];[.$BI23];[.$BN23];[.$BS23];[.$BX23];[.$CC23];[.$CH23];[.$CM23];[.$CR23];[.$CW23];[.$DB23];[.$DG23];[.$DL23];[.$DQ23];[.$DV23];[.$EA23];[.$EF23];[.$EK23];[.$EP23];[.$EU23];[.$EZ23];[.$FE23];[.$FJ23];[.$FO23];[.$FT23];[.$FY23];[.$GD23];[.$GI23];[.$GN23];[.$GS23])" office:value-type="float" office:value="120.134">
            <text:p>120.134</text:p>
          </table:table-cell>
          <table:table-cell table:formula="of:=MIN([.$C23];[.$G23];[.$L23];[.$Q23];[.$V23];[.$AA23];[.$AF23];[.$AK23];[.$AP23];[.$AU23];[.$AZ23];[.$BE23];[.$BJ23];[.$BO23];[.$BT23];[.$BY23];[.$CD23];[.$CI23];[.$CN23];[.$CS23];[.$CX23];[.$DC23];[.$DH23];[.$DM23];[.$DR23];[.$DW23];[.$EB23];[.$EG23];[.$EL23];[.$EQ23];[.$EV23];[.$FA23];[.$FF23];[.$FK23];[.$FP23];[.$FU23];[.$FZ23];[.$GE23];[.$GJ23];[.$GO23];[.$GT23])" office:value-type="float" office:value="0">
            <text:p>0</text:p>
          </table:table-cell>
          <table:table-cell table:formula="of:=MIN([.$D23];[.$H23];[.$M23];[.$R23];[.$W23];[.$AB23];[.$AG23];[.$AL23];[.$AQ23];[.$AV23];[.$BA23];[.$BF23];[.$BK23];[.$BP23];[.$BU23];[.$BZ23];[.$CE23];[.$CJ23];[.$CO23];[.$CT23];[.$CY23];[.$DD23];[.$DI23];[.$DN23];[.$DS23];[.$DX23];[.$EC23];[.$EH23];[.$EM23];[.$ER23];[.$EW23];[.$FB23];[.$FG23];[.$FL23];[.$FQ23];[.$FV23];[.$GA23];[.$GF23];[.$GK23];[.$GP23];[.$GU23])" office:value-type="float" office:value="705219">
            <text:p>705219</text:p>
          </table:table-cell>
          <table:table-cell table:formula="of:=MIN([.$E23];[.$I23];[.$N23];[.$S23];[.$X23];[.$AC23];[.$AH23];[.$AM23];[.$AR23];[.$AW23];[.$BB23];[.$BG23];[.$BL23];[.$BQ23];[.$BV23];[.$CA23];[.$CF23];[.$CK23];[.$CP23];[.$CU23];[.$CZ23];[.$DE23];[.$DJ23];[.$DO23];[.$DT23];[.$DY23];[.$ED23];[.$EI23];[.$EN23];[.$ES23];[.$EX23];[.$FC23];[.$FH23];[.$FM23];[.$FR23];[.$FW23];[.$GB23];[.$GG23];[.$GL23];[.$GQ23];[.$GV23])" office:value-type="float" office:value="859326">
            <text:p>859326</text:p>
          </table:table-cell>
          <table:table-cell table:formula="of:=MIN([.$J23];[.$O23];[.$T23];[.$Y23];[.$AD23];[.$AI23];[.$AN23];[.$AS23];[.$AX23];[.$BC23];[.$BH23];[.$BM23];[.$BR23];[.$BW23];[.$CB23];[.$CG23];[.$CL23];[.$CQ23];[.$CV23];[.$DA23];[.$DF23];[.$DK23];[.$DP23];[.$DU23];[.$DZ23];[.$EE23];[.$EJ23];[.$EO23];[.$ET23];[.$EY23];[.$FD23];[.$FI23];[.$FN23];[.$FS23];[.$FX23];[.$GC23];[.$GH23];[.$GM23];[.$GR23];[.$GW23])" office:value-type="float" office:value="0">
            <text:p>0</text:p>
          </table:table-cell>
          <table:table-cell table:formula="of:=MEDIAN([.$B23];[.$F23];[.$K23];[.$P23];[.$U23];[.$Z23];[.$AE23];[.$AJ23];[.$AO23];[.$AT23];[.$AY23];[.$BD23];[.$BI23];[.$BN23];[.$BS23];[.$BX23];[.$CC23];[.$CH23];[.$CM23];[.$CR23];[.$CW23];[.$DB23];[.$DG23];[.$DL23];[.$DQ23];[.$DV23];[.$EA23];[.$EF23];[.$EK23];[.$EP23];[.$EU23];[.$EZ23];[.$FE23];[.$FJ23];[.$FO23];[.$FT23];[.$FY23];[.$GD23];[.$GI23];[.$GN23];[.$GS23])" office:value-type="float" office:value="537.088">
            <text:p>537.088</text:p>
          </table:table-cell>
          <table:table-cell table:formula="of:=MEDIAN([.$C23];[.$G23];[.$L23];[.$Q23];[.$V23];[.$AA23];[.$AF23];[.$AK23];[.$AP23];[.$AU23];[.$AZ23];[.$BE23];[.$BJ23];[.$BO23];[.$BT23];[.$BY23];[.$CD23];[.$CI23];[.$CN23];[.$CS23];[.$CX23];[.$DC23];[.$DH23];[.$DM23];[.$DR23];[.$DW23];[.$EB23];[.$EG23];[.$EL23];[.$EQ23];[.$EV23];[.$FA23];[.$FF23];[.$FK23];[.$FP23];[.$FU23];[.$FZ23];[.$GE23];[.$GJ23];[.$GO23];[.$GT23])" office:value-type="float" office:value="0">
            <text:p>0</text:p>
          </table:table-cell>
          <table:table-cell table:formula="of:=MEDIAN([.$D23];[.$H23];[.$M23];[.$R23];[.$W23];[.$AB23];[.$AG23];[.$AL23];[.$AQ23];[.$AV23];[.$BA23];[.$BF23];[.$BK23];[.$BP23];[.$BU23];[.$BZ23];[.$CE23];[.$CJ23];[.$CO23];[.$CT23];[.$CY23];[.$DD23];[.$DI23];[.$DN23];[.$DS23];[.$DX23];[.$EC23];[.$EH23];[.$EM23];[.$ER23];[.$EW23];[.$FB23];[.$FG23];[.$FL23];[.$FQ23];[.$FV23];[.$GA23];[.$GF23];[.$GK23];[.$GP23];[.$GU23])" office:value-type="float" office:value="2299146">
            <text:p>2299146</text:p>
          </table:table-cell>
          <table:table-cell table:formula="of:=MEDIAN([.$E23];[.$I23];[.$N23];[.$S23];[.$X23];[.$AC23];[.$AH23];[.$AM23];[.$AR23];[.$AW23];[.$BB23];[.$BG23];[.$BL23];[.$BQ23];[.$BV23];[.$CA23];[.$CF23];[.$CK23];[.$CP23];[.$CU23];[.$CZ23];[.$DE23];[.$DJ23];[.$DO23];[.$DT23];[.$DY23];[.$ED23];[.$EI23];[.$EN23];[.$ES23];[.$EX23];[.$FC23];[.$FH23];[.$FM23];[.$FR23];[.$FW23];[.$GB23];[.$GG23];[.$GL23];[.$GQ23];[.$GV23])" office:value-type="float" office:value="2705018">
            <text:p>2705018</text:p>
          </table:table-cell>
          <table:table-cell table:formula="of:=MEDIAN([.$J23];[.$O23];[.$T23];[.$Y23];[.$AD23];[.$AI23];[.$AN23];[.$AS23];[.$AX23];[.$BC23];[.$BH23];[.$BM23];[.$BR23];[.$BW23];[.$CB23];[.$CG23];[.$CL23];[.$CQ23];[.$CV23];[.$DA23];[.$DF23];[.$DK23];[.$DP23];[.$DU23];[.$DZ23];[.$EE23];[.$EJ23];[.$EO23];[.$ET23];[.$EY23];[.$FD23];[.$FI23];[.$FN23];[.$FS23];[.$FX23];[.$GC23];[.$GH23];[.$GM23];[.$GR23];[.$GW23])" office:value-type="float" office:value="1461633">
            <text:p>1461633</text:p>
          </table:table-cell>
          <table:table-cell table:formula="of:=MAX([.$B23];[.$F23];[.$K23];[.$P23];[.$U23];[.$Z23];[.$AE23];[.$AJ23];[.$AO23];[.$AT23];[.$AY23];[.$BD23];[.$BI23];[.$BN23];[.$BS23];[.$BX23];[.$CC23];[.$CH23];[.$CM23];[.$CR23];[.$CW23];[.$DB23];[.$DG23];[.$DL23];[.$DQ23];[.$DV23];[.$EA23];[.$EF23];[.$EK23];[.$EP23];[.$EU23];[.$EZ23];[.$FE23];[.$FJ23];[.$FO23];[.$FT23];[.$FY23];[.$GD23];[.$GI23];[.$GN23];[.$GS23])" office:value-type="float" office:value="600">
            <text:p>600</text:p>
          </table:table-cell>
          <table:table-cell table:formula="of:=MAX([.$C23];[.$G23];[.$L23];[.$Q23];[.$V23];[.$AA23];[.$AF23];[.$AK23];[.$AP23];[.$AU23];[.$AZ23];[.$BE23];[.$BJ23];[.$BO23];[.$BT23];[.$BY23];[.$CD23];[.$CI23];[.$CN23];[.$CS23];[.$CX23];[.$DC23];[.$DH23];[.$DM23];[.$DR23];[.$DW23];[.$EB23];[.$EG23];[.$EL23];[.$EQ23];[.$EV23];[.$FA23];[.$FF23];[.$FK23];[.$FP23];[.$FU23];[.$FZ23];[.$GE23];[.$GJ23];[.$GO23];[.$GT23])" office:value-type="float" office:value="1">
            <text:p>1</text:p>
          </table:table-cell>
          <table:table-cell table:formula="of:=MAX([.$D23];[.$H23];[.$M23];[.$R23];[.$W23];[.$AB23];[.$AG23];[.$AL23];[.$AQ23];[.$AV23];[.$BA23];[.$BF23];[.$BK23];[.$BP23];[.$BU23];[.$BZ23];[.$CE23];[.$CJ23];[.$CO23];[.$CT23];[.$CY23];[.$DD23];[.$DI23];[.$DN23];[.$DS23];[.$DX23];[.$EC23];[.$EH23];[.$EM23];[.$ER23];[.$EW23];[.$FB23];[.$FG23];[.$FL23];[.$FQ23];[.$FV23];[.$GA23];[.$GF23];[.$GK23];[.$GP23];[.$GU23])" office:value-type="float" office:value="3351585">
            <text:p>3351585</text:p>
          </table:table-cell>
          <table:table-cell table:formula="of:=MAX([.$E23];[.$I23];[.$N23];[.$S23];[.$X23];[.$AC23];[.$AH23];[.$AM23];[.$AR23];[.$AW23];[.$BB23];[.$BG23];[.$BL23];[.$BQ23];[.$BV23];[.$CA23];[.$CF23];[.$CK23];[.$CP23];[.$CU23];[.$CZ23];[.$DE23];[.$DJ23];[.$DO23];[.$DT23];[.$DY23];[.$ED23];[.$EI23];[.$EN23];[.$ES23];[.$EX23];[.$FC23];[.$FH23];[.$FM23];[.$FR23];[.$FW23];[.$GB23];[.$GG23];[.$GL23];[.$GQ23];[.$GV23])" office:value-type="float" office:value="7407911">
            <text:p>7407911</text:p>
          </table:table-cell>
          <table:table-cell table:formula="of:=MAX([.$J23];[.$O23];[.$T23];[.$Y23];[.$AD23];[.$AI23];[.$AN23];[.$AS23];[.$AX23];[.$BC23];[.$BH23];[.$BM23];[.$BR23];[.$BW23];[.$CB23];[.$CG23];[.$CL23];[.$CQ23];[.$CV23];[.$DA23];[.$DF23];[.$DK23];[.$DP23];[.$DU23];[.$DZ23];[.$EE23];[.$EJ23];[.$EO23];[.$ET23];[.$EY23];[.$FD23];[.$FI23];[.$FN23];[.$FS23];[.$FX23];[.$GC23];[.$GH23];[.$GM23];[.$GR23];[.$GW23])" office:value-type="float" office:value="4277650">
            <text:p>4277650</text:p>
          </table:table-cell>
        </table:table-row>
        <table:table-row table:style-name="ro1">
          <table:table-cell office:value-type="string">
            <text:p>./handmade_soko022.lp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640706">
            <text:p>2640706</text:p>
          </table:table-cell>
          <table:table-cell office:value-type="float" office:value="3168747">
            <text:p>316874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632945">
            <text:p>2632945</text:p>
          </table:table-cell>
          <table:table-cell office:value-type="float" office:value="3159858">
            <text:p>3159858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671803">
            <text:p>2671803</text:p>
          </table:table-cell>
          <table:table-cell office:value-type="float" office:value="3206661">
            <text:p>3206661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596913">
            <text:p>2596913</text:p>
          </table:table-cell>
          <table:table-cell office:value-type="float" office:value="3117314">
            <text:p>3117314</text:p>
          </table:table-cell>
          <table:table-cell office:value-type="float" office:value="437662">
            <text:p>43766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780390">
            <text:p>2780390</text:p>
          </table:table-cell>
          <table:table-cell office:value-type="float" office:value="3621428">
            <text:p>3621428</text:p>
          </table:table-cell>
          <table:table-cell office:value-type="float" office:value="695224">
            <text:p>69522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761132">
            <text:p>2761132</text:p>
          </table:table-cell>
          <table:table-cell office:value-type="float" office:value="3302275">
            <text:p>3302275</text:p>
          </table:table-cell>
          <table:table-cell office:value-type="float" office:value="433579">
            <text:p>433579</text:p>
          </table:table-cell>
          <table:table-cell office:value-type="float" office:value="546.891">
            <text:p>546.891</text:p>
          </table:table-cell>
          <table:table-cell table:style-name="cellBest" office:value-type="float" office:value="0">
            <text:p>0</text:p>
          </table:table-cell>
          <table:table-cell office:value-type="float" office:value="2484530">
            <text:p>2484530</text:p>
          </table:table-cell>
          <table:table-cell office:value-type="float" office:value="2713389">
            <text:p>2713389</text:p>
          </table:table-cell>
          <table:table-cell office:value-type="float" office:value="2635270">
            <text:p>2635270</text:p>
          </table:table-cell>
          <table:table-cell office:value-type="float" office:value="505.344">
            <text:p>505.344</text:p>
          </table:table-cell>
          <table:table-cell table:style-name="cellBest" office:value-type="float" office:value="0">
            <text:p>0</text:p>
          </table:table-cell>
          <table:table-cell office:value-type="float" office:value="2430127">
            <text:p>2430127</text:p>
          </table:table-cell>
          <table:table-cell office:value-type="float" office:value="2659604">
            <text:p>2659604</text:p>
          </table:table-cell>
          <table:table-cell office:value-type="float" office:value="2652234">
            <text:p>265223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837459">
            <text:p>2837459</text:p>
          </table:table-cell>
          <table:table-cell office:value-type="float" office:value="3105257">
            <text:p>3105257</text:p>
          </table:table-cell>
          <table:table-cell office:value-type="float" office:value="3101328">
            <text:p>3101328</text:p>
          </table:table-cell>
          <table:table-cell office:value-type="float" office:value="519.768">
            <text:p>519.768</text:p>
          </table:table-cell>
          <table:table-cell table:style-name="cellBest" office:value-type="float" office:value="0">
            <text:p>0</text:p>
          </table:table-cell>
          <table:table-cell office:value-type="float" office:value="2389383">
            <text:p>2389383</text:p>
          </table:table-cell>
          <table:table-cell office:value-type="float" office:value="2618258">
            <text:p>2618258</text:p>
          </table:table-cell>
          <table:table-cell office:value-type="float" office:value="2615974">
            <text:p>2615974</text:p>
          </table:table-cell>
          <table:table-cell office:value-type="float" office:value="388.484">
            <text:p>388.484</text:p>
          </table:table-cell>
          <table:table-cell table:style-name="cellBest" office:value-type="float" office:value="0">
            <text:p>0</text:p>
          </table:table-cell>
          <table:table-cell office:value-type="float" office:value="2125676">
            <text:p>2125676</text:p>
          </table:table-cell>
          <table:table-cell office:value-type="float" office:value="2547333">
            <text:p>2547333</text:p>
          </table:table-cell>
          <table:table-cell office:value-type="float" office:value="358402">
            <text:p>358402</text:p>
          </table:table-cell>
          <table:table-cell office:value-type="float" office:value="396.631">
            <text:p>396.631</text:p>
          </table:table-cell>
          <table:table-cell table:style-name="cellBest" office:value-type="float" office:value="0">
            <text:p>0</text:p>
          </table:table-cell>
          <table:table-cell office:value-type="float" office:value="1848364">
            <text:p>1848364</text:p>
          </table:table-cell>
          <table:table-cell office:value-type="float" office:value="2233956">
            <text:p>2233956</text:p>
          </table:table-cell>
          <table:table-cell office:value-type="float" office:value="358617">
            <text:p>35861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846604">
            <text:p>2846604</text:p>
          </table:table-cell>
          <table:table-cell office:value-type="float" office:value="3437085">
            <text:p>3437085</text:p>
          </table:table-cell>
          <table:table-cell office:value-type="float" office:value="446423">
            <text:p>44642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620059">
            <text:p>2620059</text:p>
          </table:table-cell>
          <table:table-cell office:value-type="float" office:value="3124083">
            <text:p>3124083</text:p>
          </table:table-cell>
          <table:table-cell office:value-type="float" office:value="467514">
            <text:p>46751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776863">
            <text:p>2776863</text:p>
          </table:table-cell>
          <table:table-cell table:number-columns-repeated="2" office:value-type="float" office:value="3024734">
            <text:p>302473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557712">
            <text:p>2557712</text:p>
          </table:table-cell>
          <table:table-cell office:value-type="float" office:value="3592985">
            <text:p>3592985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623135">
            <text:p>2623135</text:p>
          </table:table-cell>
          <table:table-cell office:value-type="float" office:value="2846603">
            <text:p>2846603</text:p>
          </table:table-cell>
          <table:table-cell office:value-type="float" office:value="2841312">
            <text:p>2841312</text:p>
          </table:table-cell>
          <table:table-cell office:value-type="float" office:value="564.983">
            <text:p>564.983</text:p>
          </table:table-cell>
          <table:table-cell table:style-name="cellBest" office:value-type="float" office:value="0">
            <text:p>0</text:p>
          </table:table-cell>
          <table:table-cell office:value-type="float" office:value="2636400">
            <text:p>2636400</text:p>
          </table:table-cell>
          <table:table-cell office:value-type="float" office:value="3117222">
            <text:p>3117222</text:p>
          </table:table-cell>
          <table:table-cell office:value-type="float" office:value="471327">
            <text:p>47132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052398">
            <text:p>3052398</text:p>
          </table:table-cell>
          <table:table-cell table:number-columns-repeated="2" office:value-type="float" office:value="3067080">
            <text:p>306708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608580">
            <text:p>2608580</text:p>
          </table:table-cell>
          <table:table-cell office:value-type="float" office:value="2851010">
            <text:p>2851010</text:p>
          </table:table-cell>
          <table:table-cell office:value-type="float" office:value="2827397">
            <text:p>282739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784882">
            <text:p>2784882</text:p>
          </table:table-cell>
          <table:table-cell office:value-type="float" office:value="3313401">
            <text:p>3313401</text:p>
          </table:table-cell>
          <table:table-cell office:value-type="float" office:value="451833">
            <text:p>451833</text:p>
          </table:table-cell>
          <table:table-cell table:style-name="Default" office:value-type="float" office:value="600">
            <text:p>600</text:p>
          </table:table-cell>
          <table:table-cell table:style-name="Default" office:value-type="float" office:value="1">
            <text:p>1</text:p>
          </table:table-cell>
          <table:table-cell office:value-type="float" office:value="2453724">
            <text:p>2453724</text:p>
          </table:table-cell>
          <table:table-cell table:number-columns-repeated="2" office:value-type="float" office:value="2488467">
            <text:p>248846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736986">
            <text:p>2736986</text:p>
          </table:table-cell>
          <table:table-cell office:value-type="float" office:value="3284132">
            <text:p>3284132</text:p>
          </table:table-cell>
          <table:table-cell office:value-type="float" office:value="461038">
            <text:p>461038</text:p>
          </table:table-cell>
          <table:table-cell office:value-type="float" office:value="532.539">
            <text:p>532.539</text:p>
          </table:table-cell>
          <table:table-cell table:style-name="cellBest" office:value-type="float" office:value="0">
            <text:p>0</text:p>
          </table:table-cell>
          <table:table-cell office:value-type="float" office:value="2487850">
            <text:p>2487850</text:p>
          </table:table-cell>
          <table:table-cell office:value-type="float" office:value="3196218">
            <text:p>3196218</text:p>
          </table:table-cell>
          <table:table-cell office:value-type="float" office:value="1675823">
            <text:p>1675823</text:p>
          </table:table-cell>
          <table:table-cell table:style-name="cellBest" office:value-type="float" office:value="144.133">
            <text:p>144.133</text:p>
          </table:table-cell>
          <table:table-cell table:style-name="cellBest" office:value-type="float" office:value="0">
            <text:p>0</text:p>
          </table:table-cell>
          <table:table-cell table:style-name="cellBest" office:value-type="float" office:value="895582">
            <text:p>895582</text:p>
          </table:table-cell>
          <table:table-cell office:value-type="float" office:value="1085272">
            <text:p>1085272</text:p>
          </table:table-cell>
          <table:table-cell office:value-type="float" office:value="577177">
            <text:p>57717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3284775">
            <text:p>3284775</text:p>
          </table:table-cell>
          <table:table-cell table:style-name="cellWorst" office:value-type="float" office:value="4117366">
            <text:p>4117366</text:p>
          </table:table-cell>
          <table:table-cell table:style-name="cellWorst" office:value-type="float" office:value="3995629">
            <text:p>399562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159020">
            <text:p>3159020</text:p>
          </table:table-cell>
          <table:table-cell office:value-type="float" office:value="3918277">
            <text:p>3918277</text:p>
          </table:table-cell>
          <table:table-cell office:value-type="float" office:value="3890971">
            <text:p>389097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818536">
            <text:p>2818536</text:p>
          </table:table-cell>
          <table:table-cell office:value-type="float" office:value="3564992">
            <text:p>3564992</text:p>
          </table:table-cell>
          <table:table-cell office:value-type="float" office:value="3552760">
            <text:p>355276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054980">
            <text:p>3054980</text:p>
          </table:table-cell>
          <table:table-cell office:value-type="float" office:value="3812578">
            <text:p>3812578</text:p>
          </table:table-cell>
          <table:table-cell office:value-type="float" office:value="3804373">
            <text:p>3804373</text:p>
          </table:table-cell>
          <table:table-cell office:value-type="float" office:value="148.729">
            <text:p>148.729</text:p>
          </table:table-cell>
          <table:table-cell table:style-name="cellBest" office:value-type="float" office:value="0">
            <text:p>0</text:p>
          </table:table-cell>
          <table:table-cell office:value-type="float" office:value="906246">
            <text:p>906246</text:p>
          </table:table-cell>
          <table:table-cell table:style-name="cellBest" office:value-type="float" office:value="1084238">
            <text:p>1084238</text:p>
          </table:table-cell>
          <table:table-cell office:value-type="float" office:value="598357">
            <text:p>59835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93877">
            <text:p>2493877</text:p>
          </table:table-cell>
          <table:table-cell office:value-type="float" office:value="2955693">
            <text:p>2955693</text:p>
          </table:table-cell>
          <table:table-cell office:value-type="float" office:value="1618589">
            <text:p>161858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84239">
            <text:p>2484239</text:p>
          </table:table-cell>
          <table:table-cell office:value-type="float" office:value="2957359">
            <text:p>2957359</text:p>
          </table:table-cell>
          <table:table-cell office:value-type="float" office:value="1604174">
            <text:p>1604174</text:p>
          </table:table-cell>
          <table:table-cell office:value-type="float" office:value="597.236">
            <text:p>597.236</text:p>
          </table:table-cell>
          <table:table-cell table:style-name="cellBest" office:value-type="float" office:value="0">
            <text:p>0</text:p>
          </table:table-cell>
          <table:table-cell office:value-type="float" office:value="2859609">
            <text:p>2859609</text:p>
          </table:table-cell>
          <table:table-cell office:value-type="float" office:value="3403957">
            <text:p>3403957</text:p>
          </table:table-cell>
          <table:table-cell office:value-type="float" office:value="1842708">
            <text:p>184270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046772">
            <text:p>3046772</text:p>
          </table:table-cell>
          <table:table-cell table:number-columns-repeated="2" office:value-type="float" office:value="3826035">
            <text:p>3826035</text:p>
          </table:table-cell>
          <table:table-cell office:value-type="float" office:value="532.667">
            <text:p>532.667</text:p>
          </table:table-cell>
          <table:table-cell table:style-name="cellBest" office:value-type="float" office:value="0">
            <text:p>0</text:p>
          </table:table-cell>
          <table:table-cell office:value-type="float" office:value="2150430">
            <text:p>2150430</text:p>
          </table:table-cell>
          <table:table-cell office:value-type="float" office:value="2386411">
            <text:p>2386411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232261">
            <text:p>3232261</text:p>
          </table:table-cell>
          <table:table-cell office:value-type="float" office:value="3834576">
            <text:p>3834576</text:p>
          </table:table-cell>
          <table:table-cell office:value-type="float" office:value="3811781">
            <text:p>3811781</text:p>
          </table:table-cell>
          <table:table-cell office:value-type="float" office:value="491.139">
            <text:p>491.139</text:p>
          </table:table-cell>
          <table:table-cell table:style-name="cellBest" office:value-type="float" office:value="0">
            <text:p>0</text:p>
          </table:table-cell>
          <table:table-cell office:value-type="float" office:value="2613217">
            <text:p>2613217</text:p>
          </table:table-cell>
          <table:table-cell office:value-type="float" office:value="3112477">
            <text:p>3112477</text:p>
          </table:table-cell>
          <table:table-cell office:value-type="float" office:value="1710977">
            <text:p>171097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253019">
            <text:p>3253019</text:p>
          </table:table-cell>
          <table:table-cell table:number-columns-repeated="2" office:value-type="float" office:value="3510851">
            <text:p>3510851</text:p>
          </table:table-cell>
          <table:table-cell office:value-type="float" office:value="435.2">
            <text:p>435.2</text:p>
          </table:table-cell>
          <table:table-cell table:style-name="cellBest" office:value-type="float" office:value="0">
            <text:p>0</text:p>
          </table:table-cell>
          <table:table-cell office:value-type="float" office:value="2415601">
            <text:p>2415601</text:p>
          </table:table-cell>
          <table:table-cell office:value-type="float" office:value="2966321">
            <text:p>2966321</text:p>
          </table:table-cell>
          <table:table-cell office:value-type="float" office:value="2950819">
            <text:p>295081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744209">
            <text:p>2744209</text:p>
          </table:table-cell>
          <table:table-cell office:value-type="float" office:value="3287448">
            <text:p>3287448</text:p>
          </table:table-cell>
          <table:table-cell office:value-type="float" office:value="1843665">
            <text:p>1843665</text:p>
          </table:table-cell>
          <table:table-cell table:style-name="Default" office:value-type="float" office:value="600">
            <text:p>600</text:p>
          </table:table-cell>
          <table:table-cell table:style-name="Default" office:value-type="float" office:value="1">
            <text:p>1</text:p>
          </table:table-cell>
          <table:table-cell office:value-type="float" office:value="2664434">
            <text:p>2664434</text:p>
          </table:table-cell>
          <table:table-cell table:number-columns-repeated="2" office:value-type="float" office:value="2726606">
            <text:p>2726606</text:p>
          </table:table-cell>
          <table:table-cell table:formula="of:=MIN([.$B24];[.$F24];[.$K24];[.$P24];[.$U24];[.$Z24];[.$AE24];[.$AJ24];[.$AO24];[.$AT24];[.$AY24];[.$BD24];[.$BI24];[.$BN24];[.$BS24];[.$BX24];[.$CC24];[.$CH24];[.$CM24];[.$CR24];[.$CW24];[.$DB24];[.$DG24];[.$DL24];[.$DQ24];[.$DV24];[.$EA24];[.$EF24];[.$EK24];[.$EP24];[.$EU24];[.$EZ24];[.$FE24];[.$FJ24];[.$FO24];[.$FT24];[.$FY24];[.$GD24];[.$GI24];[.$GN24];[.$GS24])" office:value-type="float" office:value="144.133">
            <text:p>144.133</text:p>
          </table:table-cell>
          <table:table-cell table:formula="of:=MIN([.$C24];[.$G24];[.$L24];[.$Q24];[.$V24];[.$AA24];[.$AF24];[.$AK24];[.$AP24];[.$AU24];[.$AZ24];[.$BE24];[.$BJ24];[.$BO24];[.$BT24];[.$BY24];[.$CD24];[.$CI24];[.$CN24];[.$CS24];[.$CX24];[.$DC24];[.$DH24];[.$DM24];[.$DR24];[.$DW24];[.$EB24];[.$EG24];[.$EL24];[.$EQ24];[.$EV24];[.$FA24];[.$FF24];[.$FK24];[.$FP24];[.$FU24];[.$FZ24];[.$GE24];[.$GJ24];[.$GO24];[.$GT24])" office:value-type="float" office:value="0">
            <text:p>0</text:p>
          </table:table-cell>
          <table:table-cell table:formula="of:=MIN([.$D24];[.$H24];[.$M24];[.$R24];[.$W24];[.$AB24];[.$AG24];[.$AL24];[.$AQ24];[.$AV24];[.$BA24];[.$BF24];[.$BK24];[.$BP24];[.$BU24];[.$BZ24];[.$CE24];[.$CJ24];[.$CO24];[.$CT24];[.$CY24];[.$DD24];[.$DI24];[.$DN24];[.$DS24];[.$DX24];[.$EC24];[.$EH24];[.$EM24];[.$ER24];[.$EW24];[.$FB24];[.$FG24];[.$FL24];[.$FQ24];[.$FV24];[.$GA24];[.$GF24];[.$GK24];[.$GP24];[.$GU24])" office:value-type="float" office:value="895582">
            <text:p>895582</text:p>
          </table:table-cell>
          <table:table-cell table:formula="of:=MIN([.$E24];[.$I24];[.$N24];[.$S24];[.$X24];[.$AC24];[.$AH24];[.$AM24];[.$AR24];[.$AW24];[.$BB24];[.$BG24];[.$BL24];[.$BQ24];[.$BV24];[.$CA24];[.$CF24];[.$CK24];[.$CP24];[.$CU24];[.$CZ24];[.$DE24];[.$DJ24];[.$DO24];[.$DT24];[.$DY24];[.$ED24];[.$EI24];[.$EN24];[.$ES24];[.$EX24];[.$FC24];[.$FH24];[.$FM24];[.$FR24];[.$FW24];[.$GB24];[.$GG24];[.$GL24];[.$GQ24];[.$GV24])" office:value-type="float" office:value="1084238">
            <text:p>1084238</text:p>
          </table:table-cell>
          <table:table-cell table:formula="of:=MIN([.$J24];[.$O24];[.$T24];[.$Y24];[.$AD24];[.$AI24];[.$AN24];[.$AS24];[.$AX24];[.$BC24];[.$BH24];[.$BM24];[.$BR24];[.$BW24];[.$CB24];[.$CG24];[.$CL24];[.$CQ24];[.$CV24];[.$DA24];[.$DF24];[.$DK24];[.$DP24];[.$DU24];[.$DZ24];[.$EE24];[.$EJ24];[.$EO24];[.$ET24];[.$EY24];[.$FD24];[.$FI24];[.$FN24];[.$FS24];[.$FX24];[.$GC24];[.$GH24];[.$GM24];[.$GR24];[.$GW24])" office:value-type="float" office:value="0">
            <text:p>0</text:p>
          </table:table-cell>
          <table:table-cell table:formula="of:=MEDIAN([.$B24];[.$F24];[.$K24];[.$P24];[.$U24];[.$Z24];[.$AE24];[.$AJ24];[.$AO24];[.$AT24];[.$AY24];[.$BD24];[.$BI24];[.$BN24];[.$BS24];[.$BX24];[.$CC24];[.$CH24];[.$CM24];[.$CR24];[.$CW24];[.$DB24];[.$DG24];[.$DL24];[.$DQ24];[.$DV24];[.$EA24];[.$EF24];[.$EK24];[.$EP24];[.$EU24];[.$EZ24];[.$FE24];[.$FJ24];[.$FO24];[.$FT24];[.$FY24];[.$GD24];[.$GI24];[.$GN24];[.$GS24])" office:value-type="float" office:value="600">
            <text:p>600</text:p>
          </table:table-cell>
          <table:table-cell table:formula="of:=MEDIAN([.$C24];[.$G24];[.$L24];[.$Q24];[.$V24];[.$AA24];[.$AF24];[.$AK24];[.$AP24];[.$AU24];[.$AZ24];[.$BE24];[.$BJ24];[.$BO24];[.$BT24];[.$BY24];[.$CD24];[.$CI24];[.$CN24];[.$CS24];[.$CX24];[.$DC24];[.$DH24];[.$DM24];[.$DR24];[.$DW24];[.$EB24];[.$EG24];[.$EL24];[.$EQ24];[.$EV24];[.$FA24];[.$FF24];[.$FK24];[.$FP24];[.$FU24];[.$FZ24];[.$GE24];[.$GJ24];[.$GO24];[.$GT24])" office:value-type="float" office:value="1">
            <text:p>1</text:p>
          </table:table-cell>
          <table:table-cell table:formula="of:=MEDIAN([.$D24];[.$H24];[.$M24];[.$R24];[.$W24];[.$AB24];[.$AG24];[.$AL24];[.$AQ24];[.$AV24];[.$BA24];[.$BF24];[.$BK24];[.$BP24];[.$BU24];[.$BZ24];[.$CE24];[.$CJ24];[.$CO24];[.$CT24];[.$CY24];[.$DD24];[.$DI24];[.$DN24];[.$DS24];[.$DX24];[.$EC24];[.$EH24];[.$EM24];[.$ER24];[.$EW24];[.$FB24];[.$FG24];[.$FL24];[.$FQ24];[.$FV24];[.$GA24];[.$GF24];[.$GK24];[.$GP24];[.$GU24])" office:value-type="float" office:value="2636400">
            <text:p>2636400</text:p>
          </table:table-cell>
          <table:table-cell table:formula="of:=MEDIAN([.$E24];[.$I24];[.$N24];[.$S24];[.$X24];[.$AC24];[.$AH24];[.$AM24];[.$AR24];[.$AW24];[.$BB24];[.$BG24];[.$BL24];[.$BQ24];[.$BV24];[.$CA24];[.$CF24];[.$CK24];[.$CP24];[.$CU24];[.$CZ24];[.$DE24];[.$DJ24];[.$DO24];[.$DT24];[.$DY24];[.$ED24];[.$EI24];[.$EN24];[.$ES24];[.$EX24];[.$FC24];[.$FH24];[.$FM24];[.$FR24];[.$FW24];[.$GB24];[.$GG24];[.$GL24];[.$GQ24];[.$GV24])" office:value-type="float" office:value="3117314">
            <text:p>3117314</text:p>
          </table:table-cell>
          <table:table-cell table:formula="of:=MEDIAN([.$J24];[.$O24];[.$T24];[.$Y24];[.$AD24];[.$AI24];[.$AN24];[.$AS24];[.$AX24];[.$BC24];[.$BH24];[.$BM24];[.$BR24];[.$BW24];[.$CB24];[.$CG24];[.$CL24];[.$CQ24];[.$CV24];[.$DA24];[.$DF24];[.$DK24];[.$DP24];[.$DU24];[.$DZ24];[.$EE24];[.$EJ24];[.$EO24];[.$ET24];[.$EY24];[.$FD24];[.$FI24];[.$FN24];[.$FS24];[.$FX24];[.$GC24];[.$GH24];[.$GM24];[.$GR24];[.$GW24])" office:value-type="float" office:value="1776842.5">
            <text:p>1776842.5</text:p>
          </table:table-cell>
          <table:table-cell table:formula="of:=MAX([.$B24];[.$F24];[.$K24];[.$P24];[.$U24];[.$Z24];[.$AE24];[.$AJ24];[.$AO24];[.$AT24];[.$AY24];[.$BD24];[.$BI24];[.$BN24];[.$BS24];[.$BX24];[.$CC24];[.$CH24];[.$CM24];[.$CR24];[.$CW24];[.$DB24];[.$DG24];[.$DL24];[.$DQ24];[.$DV24];[.$EA24];[.$EF24];[.$EK24];[.$EP24];[.$EU24];[.$EZ24];[.$FE24];[.$FJ24];[.$FO24];[.$FT24];[.$FY24];[.$GD24];[.$GI24];[.$GN24];[.$GS24])" office:value-type="float" office:value="600">
            <text:p>600</text:p>
          </table:table-cell>
          <table:table-cell table:formula="of:=MAX([.$C24];[.$G24];[.$L24];[.$Q24];[.$V24];[.$AA24];[.$AF24];[.$AK24];[.$AP24];[.$AU24];[.$AZ24];[.$BE24];[.$BJ24];[.$BO24];[.$BT24];[.$BY24];[.$CD24];[.$CI24];[.$CN24];[.$CS24];[.$CX24];[.$DC24];[.$DH24];[.$DM24];[.$DR24];[.$DW24];[.$EB24];[.$EG24];[.$EL24];[.$EQ24];[.$EV24];[.$FA24];[.$FF24];[.$FK24];[.$FP24];[.$FU24];[.$FZ24];[.$GE24];[.$GJ24];[.$GO24];[.$GT24])" office:value-type="float" office:value="1">
            <text:p>1</text:p>
          </table:table-cell>
          <table:table-cell table:formula="of:=MAX([.$D24];[.$H24];[.$M24];[.$R24];[.$W24];[.$AB24];[.$AG24];[.$AL24];[.$AQ24];[.$AV24];[.$BA24];[.$BF24];[.$BK24];[.$BP24];[.$BU24];[.$BZ24];[.$CE24];[.$CJ24];[.$CO24];[.$CT24];[.$CY24];[.$DD24];[.$DI24];[.$DN24];[.$DS24];[.$DX24];[.$EC24];[.$EH24];[.$EM24];[.$ER24];[.$EW24];[.$FB24];[.$FG24];[.$FL24];[.$FQ24];[.$FV24];[.$GA24];[.$GF24];[.$GK24];[.$GP24];[.$GU24])" office:value-type="float" office:value="3284775">
            <text:p>3284775</text:p>
          </table:table-cell>
          <table:table-cell table:formula="of:=MAX([.$E24];[.$I24];[.$N24];[.$S24];[.$X24];[.$AC24];[.$AH24];[.$AM24];[.$AR24];[.$AW24];[.$BB24];[.$BG24];[.$BL24];[.$BQ24];[.$BV24];[.$CA24];[.$CF24];[.$CK24];[.$CP24];[.$CU24];[.$CZ24];[.$DE24];[.$DJ24];[.$DO24];[.$DT24];[.$DY24];[.$ED24];[.$EI24];[.$EN24];[.$ES24];[.$EX24];[.$FC24];[.$FH24];[.$FM24];[.$FR24];[.$FW24];[.$GB24];[.$GG24];[.$GL24];[.$GQ24];[.$GV24])" office:value-type="float" office:value="4117366">
            <text:p>4117366</text:p>
          </table:table-cell>
          <table:table-cell table:formula="of:=MAX([.$J24];[.$O24];[.$T24];[.$Y24];[.$AD24];[.$AI24];[.$AN24];[.$AS24];[.$AX24];[.$BC24];[.$BH24];[.$BM24];[.$BR24];[.$BW24];[.$CB24];[.$CG24];[.$CL24];[.$CQ24];[.$CV24];[.$DA24];[.$DF24];[.$DK24];[.$DP24];[.$DU24];[.$DZ24];[.$EE24];[.$EJ24];[.$EO24];[.$ET24];[.$EY24];[.$FD24];[.$FI24];[.$FN24];[.$FS24];[.$FX24];[.$GC24];[.$GH24];[.$GM24];[.$GR24];[.$GW24])" office:value-type="float" office:value="3995629">
            <text:p>3995629</text:p>
          </table:table-cell>
        </table:table-row>
        <table:table-row table:style-name="ro1">
          <table:table-cell office:value-type="string">
            <text:p>./handmade_soko023.lp</text:p>
          </table:table-cell>
          <table:table-cell office:value-type="float" office:value="19.0735">
            <text:p>19.0735</text:p>
          </table:table-cell>
          <table:table-cell office:value-type="float" office:value="0">
            <text:p>0</text:p>
          </table:table-cell>
          <table:table-cell office:value-type="float" office:value="179331">
            <text:p>179331</text:p>
          </table:table-cell>
          <table:table-cell office:value-type="float" office:value="233555">
            <text:p>233555</text:p>
          </table:table-cell>
          <table:table-cell office:value-type="float" office:value="23.3734">
            <text:p>23.3734</text:p>
          </table:table-cell>
          <table:table-cell office:value-type="float" office:value="0">
            <text:p>0</text:p>
          </table:table-cell>
          <table:table-cell office:value-type="float" office:value="179331">
            <text:p>179331</text:p>
          </table:table-cell>
          <table:table-cell office:value-type="float" office:value="233555">
            <text:p>233555</text:p>
          </table:table-cell>
          <table:table-cell office:value-type="float" office:value="0">
            <text:p>0</text:p>
          </table:table-cell>
          <table:table-cell office:value-type="float" office:value="19.6751">
            <text:p>19.6751</text:p>
          </table:table-cell>
          <table:table-cell office:value-type="float" office:value="0">
            <text:p>0</text:p>
          </table:table-cell>
          <table:table-cell office:value-type="float" office:value="179331">
            <text:p>179331</text:p>
          </table:table-cell>
          <table:table-cell office:value-type="float" office:value="233555">
            <text:p>233555</text:p>
          </table:table-cell>
          <table:table-cell office:value-type="float" office:value="0">
            <text:p>0</text:p>
          </table:table-cell>
          <table:table-cell office:value-type="float" office:value="21.5776">
            <text:p>21.5776</text:p>
          </table:table-cell>
          <table:table-cell office:value-type="float" office:value="0">
            <text:p>0</text:p>
          </table:table-cell>
          <table:table-cell office:value-type="float" office:value="179331">
            <text:p>179331</text:p>
          </table:table-cell>
          <table:table-cell office:value-type="float" office:value="233555">
            <text:p>233555</text:p>
          </table:table-cell>
          <table:table-cell office:value-type="float" office:value="38647">
            <text:p>38647</text:p>
          </table:table-cell>
          <table:table-cell office:value-type="float" office:value="11.0145">
            <text:p>11.0145</text:p>
          </table:table-cell>
          <table:table-cell office:value-type="float" office:value="0">
            <text:p>0</text:p>
          </table:table-cell>
          <table:table-cell office:value-type="float" office:value="102891">
            <text:p>102891</text:p>
          </table:table-cell>
          <table:table-cell office:value-type="float" office:value="171479">
            <text:p>171479</text:p>
          </table:table-cell>
          <table:table-cell office:value-type="float" office:value="52591">
            <text:p>52591</text:p>
          </table:table-cell>
          <table:table-cell office:value-type="float" office:value="21.5003">
            <text:p>21.5003</text:p>
          </table:table-cell>
          <table:table-cell office:value-type="float" office:value="0">
            <text:p>0</text:p>
          </table:table-cell>
          <table:table-cell office:value-type="float" office:value="192118">
            <text:p>192118</text:p>
          </table:table-cell>
          <table:table-cell office:value-type="float" office:value="247986">
            <text:p>247986</text:p>
          </table:table-cell>
          <table:table-cell office:value-type="float" office:value="43199">
            <text:p>43199</text:p>
          </table:table-cell>
          <table:table-cell office:value-type="float" office:value="30.9993">
            <text:p>30.9993</text:p>
          </table:table-cell>
          <table:table-cell office:value-type="float" office:value="0">
            <text:p>0</text:p>
          </table:table-cell>
          <table:table-cell office:value-type="float" office:value="246709">
            <text:p>246709</text:p>
          </table:table-cell>
          <table:table-cell office:value-type="float" office:value="285569">
            <text:p>285569</text:p>
          </table:table-cell>
          <table:table-cell office:value-type="float" office:value="269765">
            <text:p>269765</text:p>
          </table:table-cell>
          <table:table-cell office:value-type="float" office:value="35.6447">
            <text:p>35.6447</text:p>
          </table:table-cell>
          <table:table-cell office:value-type="float" office:value="0">
            <text:p>0</text:p>
          </table:table-cell>
          <table:table-cell office:value-type="float" office:value="266056">
            <text:p>266056</text:p>
          </table:table-cell>
          <table:table-cell office:value-type="float" office:value="306039">
            <text:p>306039</text:p>
          </table:table-cell>
          <table:table-cell office:value-type="float" office:value="302881">
            <text:p>302881</text:p>
          </table:table-cell>
          <table:table-cell office:value-type="float" office:value="81.0391">
            <text:p>81.0391</text:p>
          </table:table-cell>
          <table:table-cell office:value-type="float" office:value="0">
            <text:p>0</text:p>
          </table:table-cell>
          <table:table-cell office:value-type="float" office:value="577658">
            <text:p>577658</text:p>
          </table:table-cell>
          <table:table-cell office:value-type="float" office:value="651775">
            <text:p>651775</text:p>
          </table:table-cell>
          <table:table-cell office:value-type="float" office:value="649713">
            <text:p>649713</text:p>
          </table:table-cell>
          <table:table-cell office:value-type="float" office:value="10.8031">
            <text:p>10.8031</text:p>
          </table:table-cell>
          <table:table-cell office:value-type="float" office:value="0">
            <text:p>0</text:p>
          </table:table-cell>
          <table:table-cell office:value-type="float" office:value="96485">
            <text:p>96485</text:p>
          </table:table-cell>
          <table:table-cell office:value-type="float" office:value="113758">
            <text:p>113758</text:p>
          </table:table-cell>
          <table:table-cell office:value-type="float" office:value="112474">
            <text:p>112474</text:p>
          </table:table-cell>
          <table:table-cell office:value-type="float" office:value="22.9177">
            <text:p>22.9177</text:p>
          </table:table-cell>
          <table:table-cell office:value-type="float" office:value="0">
            <text:p>0</text:p>
          </table:table-cell>
          <table:table-cell office:value-type="float" office:value="196004">
            <text:p>196004</text:p>
          </table:table-cell>
          <table:table-cell office:value-type="float" office:value="250226">
            <text:p>250226</text:p>
          </table:table-cell>
          <table:table-cell office:value-type="float" office:value="50254">
            <text:p>50254</text:p>
          </table:table-cell>
          <table:table-cell office:value-type="float" office:value="11.1122">
            <text:p>11.1122</text:p>
          </table:table-cell>
          <table:table-cell office:value-type="float" office:value="0">
            <text:p>0</text:p>
          </table:table-cell>
          <table:table-cell office:value-type="float" office:value="104070">
            <text:p>104070</text:p>
          </table:table-cell>
          <table:table-cell office:value-type="float" office:value="141614">
            <text:p>141614</text:p>
          </table:table-cell>
          <table:table-cell office:value-type="float" office:value="28125">
            <text:p>28125</text:p>
          </table:table-cell>
          <table:table-cell office:value-type="float" office:value="24.1049">
            <text:p>24.1049</text:p>
          </table:table-cell>
          <table:table-cell office:value-type="float" office:value="0">
            <text:p>0</text:p>
          </table:table-cell>
          <table:table-cell office:value-type="float" office:value="179748">
            <text:p>179748</text:p>
          </table:table-cell>
          <table:table-cell office:value-type="float" office:value="230881">
            <text:p>230881</text:p>
          </table:table-cell>
          <table:table-cell office:value-type="float" office:value="39767">
            <text:p>39767</text:p>
          </table:table-cell>
          <table:table-cell office:value-type="float" office:value="14.5284">
            <text:p>14.5284</text:p>
          </table:table-cell>
          <table:table-cell office:value-type="float" office:value="0">
            <text:p>0</text:p>
          </table:table-cell>
          <table:table-cell office:value-type="float" office:value="130955">
            <text:p>130955</text:p>
          </table:table-cell>
          <table:table-cell office:value-type="float" office:value="174076">
            <text:p>174076</text:p>
          </table:table-cell>
          <table:table-cell office:value-type="float" office:value="33259">
            <text:p>33259</text:p>
          </table:table-cell>
          <table:table-cell office:value-type="float" office:value="25.2718">
            <text:p>25.2718</text:p>
          </table:table-cell>
          <table:table-cell office:value-type="float" office:value="0">
            <text:p>0</text:p>
          </table:table-cell>
          <table:table-cell office:value-type="float" office:value="205711">
            <text:p>205711</text:p>
          </table:table-cell>
          <table:table-cell table:number-columns-repeated="2" office:value-type="float" office:value="237234">
            <text:p>237234</text:p>
          </table:table-cell>
          <table:table-cell office:value-type="float" office:value="20.1883">
            <text:p>20.1883</text:p>
          </table:table-cell>
          <table:table-cell office:value-type="float" office:value="0">
            <text:p>0</text:p>
          </table:table-cell>
          <table:table-cell office:value-type="float" office:value="174149">
            <text:p>174149</text:p>
          </table:table-cell>
          <table:table-cell office:value-type="float" office:value="247427">
            <text:p>247427</text:p>
          </table:table-cell>
          <table:table-cell office:value-type="float" office:value="0">
            <text:p>0</text:p>
          </table:table-cell>
          <table:table-cell office:value-type="float" office:value="10.3856">
            <text:p>10.3856</text:p>
          </table:table-cell>
          <table:table-cell office:value-type="float" office:value="0">
            <text:p>0</text:p>
          </table:table-cell>
          <table:table-cell office:value-type="float" office:value="88612">
            <text:p>88612</text:p>
          </table:table-cell>
          <table:table-cell office:value-type="float" office:value="103651">
            <text:p>103651</text:p>
          </table:table-cell>
          <table:table-cell office:value-type="float" office:value="102047">
            <text:p>102047</text:p>
          </table:table-cell>
          <table:table-cell office:value-type="float" office:value="15.1264">
            <text:p>15.1264</text:p>
          </table:table-cell>
          <table:table-cell office:value-type="float" office:value="0">
            <text:p>0</text:p>
          </table:table-cell>
          <table:table-cell office:value-type="float" office:value="132776">
            <text:p>132776</text:p>
          </table:table-cell>
          <table:table-cell office:value-type="float" office:value="175516">
            <text:p>175516</text:p>
          </table:table-cell>
          <table:table-cell office:value-type="float" office:value="37131">
            <text:p>37131</text:p>
          </table:table-cell>
          <table:table-cell office:value-type="float" office:value="4.80396">
            <text:p>4.80396</text:p>
          </table:table-cell>
          <table:table-cell office:value-type="float" office:value="0">
            <text:p>0</text:p>
          </table:table-cell>
          <table:table-cell office:value-type="float" office:value="56973">
            <text:p>56973</text:p>
          </table:table-cell>
          <table:table-cell table:number-columns-repeated="2" office:value-type="float" office:value="58466">
            <text:p>58466</text:p>
          </table:table-cell>
          <table:table-cell office:value-type="float" office:value="96.5479">
            <text:p>96.5479</text:p>
          </table:table-cell>
          <table:table-cell office:value-type="float" office:value="0">
            <text:p>0</text:p>
          </table:table-cell>
          <table:table-cell office:value-type="float" office:value="609848">
            <text:p>609848</text:p>
          </table:table-cell>
          <table:table-cell office:value-type="float" office:value="678333">
            <text:p>678333</text:p>
          </table:table-cell>
          <table:table-cell office:value-type="float" office:value="670835">
            <text:p>670835</text:p>
          </table:table-cell>
          <table:table-cell table:style-name="cellBest" office:value-type="float" office:value="4.55871">
            <text:p>4.55871</text:p>
          </table:table-cell>
          <table:table-cell office:value-type="float" office:value="0">
            <text:p>0</text:p>
          </table:table-cell>
          <table:table-cell table:style-name="cellBest" office:value-type="float" office:value="37247">
            <text:p>37247</text:p>
          </table:table-cell>
          <table:table-cell table:style-name="cellBest" office:value-type="float" office:value="53945">
            <text:p>53945</text:p>
          </table:table-cell>
          <table:table-cell office:value-type="float" office:value="15221">
            <text:p>1522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702204">
            <text:p>2702204</text:p>
          </table:table-cell>
          <table:table-cell table:number-columns-repeated="2" office:value-type="float" office:value="2733723">
            <text:p>2733723</text:p>
          </table:table-cell>
          <table:table-cell office:value-type="float" office:value="20.0194">
            <text:p>20.0194</text:p>
          </table:table-cell>
          <table:table-cell office:value-type="float" office:value="0">
            <text:p>0</text:p>
          </table:table-cell>
          <table:table-cell office:value-type="float" office:value="179331">
            <text:p>179331</text:p>
          </table:table-cell>
          <table:table-cell office:value-type="float" office:value="233555">
            <text:p>233555</text:p>
          </table:table-cell>
          <table:table-cell office:value-type="float" office:value="38647">
            <text:p>38647</text:p>
          </table:table-cell>
          <table:table-cell office:value-type="float" office:value="29.8502">
            <text:p>29.8502</text:p>
          </table:table-cell>
          <table:table-cell office:value-type="float" office:value="0">
            <text:p>0</text:p>
          </table:table-cell>
          <table:table-cell office:value-type="float" office:value="228767">
            <text:p>228767</text:p>
          </table:table-cell>
          <table:table-cell office:value-type="float" office:value="321192">
            <text:p>321192</text:p>
          </table:table-cell>
          <table:table-cell office:value-type="float" office:value="147175">
            <text:p>147175</text:p>
          </table:table-cell>
          <table:table-cell office:value-type="float" office:value="47.8823">
            <text:p>47.8823</text:p>
          </table:table-cell>
          <table:table-cell office:value-type="float" office:value="0">
            <text:p>0</text:p>
          </table:table-cell>
          <table:table-cell office:value-type="float" office:value="354495">
            <text:p>354495</text:p>
          </table:table-cell>
          <table:table-cell office:value-type="float" office:value="440001">
            <text:p>440001</text:p>
          </table:table-cell>
          <table:table-cell office:value-type="float" office:value="230338">
            <text:p>230338</text:p>
          </table:table-cell>
          <table:table-cell office:value-type="float" office:value="52.0782">
            <text:p>52.0782</text:p>
          </table:table-cell>
          <table:table-cell office:value-type="float" office:value="0">
            <text:p>0</text:p>
          </table:table-cell>
          <table:table-cell office:value-type="float" office:value="418396">
            <text:p>418396</text:p>
          </table:table-cell>
          <table:table-cell office:value-type="float" office:value="555212">
            <text:p>555212</text:p>
          </table:table-cell>
          <table:table-cell office:value-type="float" office:value="516490">
            <text:p>516490</text:p>
          </table:table-cell>
          <table:table-cell office:value-type="float" office:value="107.957">
            <text:p>107.957</text:p>
          </table:table-cell>
          <table:table-cell office:value-type="float" office:value="0">
            <text:p>0</text:p>
          </table:table-cell>
          <table:table-cell office:value-type="float" office:value="824506">
            <text:p>824506</text:p>
          </table:table-cell>
          <table:table-cell office:value-type="float" office:value="1060049">
            <text:p>1060049</text:p>
          </table:table-cell>
          <table:table-cell office:value-type="float" office:value="1048187">
            <text:p>1048187</text:p>
          </table:table-cell>
          <table:table-cell office:value-type="float" office:value="88.9332">
            <text:p>88.9332</text:p>
          </table:table-cell>
          <table:table-cell office:value-type="float" office:value="0">
            <text:p>0</text:p>
          </table:table-cell>
          <table:table-cell office:value-type="float" office:value="690614">
            <text:p>690614</text:p>
          </table:table-cell>
          <table:table-cell office:value-type="float" office:value="891130">
            <text:p>891130</text:p>
          </table:table-cell>
          <table:table-cell office:value-type="float" office:value="883729">
            <text:p>883729</text:p>
          </table:table-cell>
          <table:table-cell office:value-type="float" office:value="104.793">
            <text:p>104.793</text:p>
          </table:table-cell>
          <table:table-cell office:value-type="float" office:value="0">
            <text:p>0</text:p>
          </table:table-cell>
          <table:table-cell office:value-type="float" office:value="830587">
            <text:p>830587</text:p>
          </table:table-cell>
          <table:table-cell office:value-type="float" office:value="1073540">
            <text:p>1073540</text:p>
          </table:table-cell>
          <table:table-cell office:value-type="float" office:value="1068307">
            <text:p>1068307</text:p>
          </table:table-cell>
          <table:table-cell office:value-type="float" office:value="11.4404">
            <text:p>11.4404</text:p>
          </table:table-cell>
          <table:table-cell office:value-type="float" office:value="0">
            <text:p>0</text:p>
          </table:table-cell>
          <table:table-cell office:value-type="float" office:value="103117">
            <text:p>103117</text:p>
          </table:table-cell>
          <table:table-cell office:value-type="float" office:value="141178">
            <text:p>141178</text:p>
          </table:table-cell>
          <table:table-cell office:value-type="float" office:value="62637">
            <text:p>62637</text:p>
          </table:table-cell>
          <table:table-cell office:value-type="float" office:value="12.6076">
            <text:p>12.6076</text:p>
          </table:table-cell>
          <table:table-cell office:value-type="float" office:value="0">
            <text:p>0</text:p>
          </table:table-cell>
          <table:table-cell office:value-type="float" office:value="122667">
            <text:p>122667</text:p>
          </table:table-cell>
          <table:table-cell office:value-type="float" office:value="161578">
            <text:p>161578</text:p>
          </table:table-cell>
          <table:table-cell office:value-type="float" office:value="72556">
            <text:p>72556</text:p>
          </table:table-cell>
          <table:table-cell office:value-type="float" office:value="40.9709">
            <text:p>40.9709</text:p>
          </table:table-cell>
          <table:table-cell office:value-type="float" office:value="0">
            <text:p>0</text:p>
          </table:table-cell>
          <table:table-cell office:value-type="float" office:value="331424">
            <text:p>331424</text:p>
          </table:table-cell>
          <table:table-cell office:value-type="float" office:value="414538">
            <text:p>414538</text:p>
          </table:table-cell>
          <table:table-cell office:value-type="float" office:value="202495">
            <text:p>202495</text:p>
          </table:table-cell>
          <table:table-cell office:value-type="float" office:value="8.83267">
            <text:p>8.83267</text:p>
          </table:table-cell>
          <table:table-cell office:value-type="float" office:value="0">
            <text:p>0</text:p>
          </table:table-cell>
          <table:table-cell office:value-type="float" office:value="92627">
            <text:p>92627</text:p>
          </table:table-cell>
          <table:table-cell office:value-type="float" office:value="126775">
            <text:p>126775</text:p>
          </table:table-cell>
          <table:table-cell office:value-type="float" office:value="57308">
            <text:p>57308</text:p>
          </table:table-cell>
          <table:table-cell office:value-type="float" office:value="70.5174">
            <text:p>70.5174</text:p>
          </table:table-cell>
          <table:table-cell office:value-type="float" office:value="0">
            <text:p>0</text:p>
          </table:table-cell>
          <table:table-cell office:value-type="float" office:value="517456">
            <text:p>517456</text:p>
          </table:table-cell>
          <table:table-cell table:number-columns-repeated="2" office:value-type="float" office:value="674861">
            <text:p>674861</text:p>
          </table:table-cell>
          <table:table-cell office:value-type="float" office:value="8.3697">
            <text:p>8.3697</text:p>
          </table:table-cell>
          <table:table-cell office:value-type="float" office:value="0">
            <text:p>0</text:p>
          </table:table-cell>
          <table:table-cell office:value-type="float" office:value="72229">
            <text:p>72229</text:p>
          </table:table-cell>
          <table:table-cell office:value-type="float" office:value="94182">
            <text:p>94182</text:p>
          </table:table-cell>
          <table:table-cell office:value-type="float" office:value="0">
            <text:p>0</text:p>
          </table:table-cell>
          <table:table-cell office:value-type="float" office:value="33.839">
            <text:p>33.839</text:p>
          </table:table-cell>
          <table:table-cell office:value-type="float" office:value="0">
            <text:p>0</text:p>
          </table:table-cell>
          <table:table-cell office:value-type="float" office:value="309669">
            <text:p>309669</text:p>
          </table:table-cell>
          <table:table-cell office:value-type="float" office:value="397221">
            <text:p>397221</text:p>
          </table:table-cell>
          <table:table-cell office:value-type="float" office:value="391467">
            <text:p>391467</text:p>
          </table:table-cell>
          <table:table-cell office:value-type="float" office:value="12.1144">
            <text:p>12.1144</text:p>
          </table:table-cell>
          <table:table-cell office:value-type="float" office:value="0">
            <text:p>0</text:p>
          </table:table-cell>
          <table:table-cell office:value-type="float" office:value="111076">
            <text:p>111076</text:p>
          </table:table-cell>
          <table:table-cell office:value-type="float" office:value="148657">
            <text:p>148657</text:p>
          </table:table-cell>
          <table:table-cell office:value-type="float" office:value="66935">
            <text:p>66935</text:p>
          </table:table-cell>
          <table:table-cell office:value-type="float" office:value="5.07937">
            <text:p>5.07937</text:p>
          </table:table-cell>
          <table:table-cell office:value-type="float" office:value="0">
            <text:p>0</text:p>
          </table:table-cell>
          <table:table-cell office:value-type="float" office:value="48182">
            <text:p>48182</text:p>
          </table:table-cell>
          <table:table-cell table:number-columns-repeated="2" office:value-type="float" office:value="54129">
            <text:p>54129</text:p>
          </table:table-cell>
          <table:table-cell office:value-type="float" office:value="188.933">
            <text:p>188.933</text:p>
          </table:table-cell>
          <table:table-cell office:value-type="float" office:value="0">
            <text:p>0</text:p>
          </table:table-cell>
          <table:table-cell office:value-type="float" office:value="1265977">
            <text:p>1265977</text:p>
          </table:table-cell>
          <table:table-cell office:value-type="float" office:value="1543779">
            <text:p>1543779</text:p>
          </table:table-cell>
          <table:table-cell office:value-type="float" office:value="1533803">
            <text:p>1533803</text:p>
          </table:table-cell>
          <table:table-cell office:value-type="float" office:value="45.3899">
            <text:p>45.3899</text:p>
          </table:table-cell>
          <table:table-cell office:value-type="float" office:value="0">
            <text:p>0</text:p>
          </table:table-cell>
          <table:table-cell office:value-type="float" office:value="356323">
            <text:p>356323</text:p>
          </table:table-cell>
          <table:table-cell office:value-type="float" office:value="439775">
            <text:p>439775</text:p>
          </table:table-cell>
          <table:table-cell office:value-type="float" office:value="230951">
            <text:p>23095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2853716">
            <text:p>2853716</text:p>
          </table:table-cell>
          <table:table-cell table:style-name="cellWorst" office:value-type="float" office:value="2934937">
            <text:p>2934937</text:p>
          </table:table-cell>
          <table:table-cell table:style-name="cellWorst" office:value-type="float" office:value="2934937">
            <text:p>2934937</text:p>
          </table:table-cell>
          <table:table-cell table:formula="of:=MIN([.$B25];[.$F25];[.$K25];[.$P25];[.$U25];[.$Z25];[.$AE25];[.$AJ25];[.$AO25];[.$AT25];[.$AY25];[.$BD25];[.$BI25];[.$BN25];[.$BS25];[.$BX25];[.$CC25];[.$CH25];[.$CM25];[.$CR25];[.$CW25];[.$DB25];[.$DG25];[.$DL25];[.$DQ25];[.$DV25];[.$EA25];[.$EF25];[.$EK25];[.$EP25];[.$EU25];[.$EZ25];[.$FE25];[.$FJ25];[.$FO25];[.$FT25];[.$FY25];[.$GD25];[.$GI25];[.$GN25];[.$GS25])" office:value-type="float" office:value="4.55871">
            <text:p>4.55871</text:p>
          </table:table-cell>
          <table:table-cell table:formula="of:=MIN([.$C25];[.$G25];[.$L25];[.$Q25];[.$V25];[.$AA25];[.$AF25];[.$AK25];[.$AP25];[.$AU25];[.$AZ25];[.$BE25];[.$BJ25];[.$BO25];[.$BT25];[.$BY25];[.$CD25];[.$CI25];[.$CN25];[.$CS25];[.$CX25];[.$DC25];[.$DH25];[.$DM25];[.$DR25];[.$DW25];[.$EB25];[.$EG25];[.$EL25];[.$EQ25];[.$EV25];[.$FA25];[.$FF25];[.$FK25];[.$FP25];[.$FU25];[.$FZ25];[.$GE25];[.$GJ25];[.$GO25];[.$GT25])" office:value-type="float" office:value="0">
            <text:p>0</text:p>
          </table:table-cell>
          <table:table-cell table:formula="of:=MIN([.$D25];[.$H25];[.$M25];[.$R25];[.$W25];[.$AB25];[.$AG25];[.$AL25];[.$AQ25];[.$AV25];[.$BA25];[.$BF25];[.$BK25];[.$BP25];[.$BU25];[.$BZ25];[.$CE25];[.$CJ25];[.$CO25];[.$CT25];[.$CY25];[.$DD25];[.$DI25];[.$DN25];[.$DS25];[.$DX25];[.$EC25];[.$EH25];[.$EM25];[.$ER25];[.$EW25];[.$FB25];[.$FG25];[.$FL25];[.$FQ25];[.$FV25];[.$GA25];[.$GF25];[.$GK25];[.$GP25];[.$GU25])" office:value-type="float" office:value="37247">
            <text:p>37247</text:p>
          </table:table-cell>
          <table:table-cell table:formula="of:=MIN([.$E25];[.$I25];[.$N25];[.$S25];[.$X25];[.$AC25];[.$AH25];[.$AM25];[.$AR25];[.$AW25];[.$BB25];[.$BG25];[.$BL25];[.$BQ25];[.$BV25];[.$CA25];[.$CF25];[.$CK25];[.$CP25];[.$CU25];[.$CZ25];[.$DE25];[.$DJ25];[.$DO25];[.$DT25];[.$DY25];[.$ED25];[.$EI25];[.$EN25];[.$ES25];[.$EX25];[.$FC25];[.$FH25];[.$FM25];[.$FR25];[.$FW25];[.$GB25];[.$GG25];[.$GL25];[.$GQ25];[.$GV25])" office:value-type="float" office:value="53945">
            <text:p>53945</text:p>
          </table:table-cell>
          <table:table-cell table:formula="of:=MIN([.$J25];[.$O25];[.$T25];[.$Y25];[.$AD25];[.$AI25];[.$AN25];[.$AS25];[.$AX25];[.$BC25];[.$BH25];[.$BM25];[.$BR25];[.$BW25];[.$CB25];[.$CG25];[.$CL25];[.$CQ25];[.$CV25];[.$DA25];[.$DF25];[.$DK25];[.$DP25];[.$DU25];[.$DZ25];[.$EE25];[.$EJ25];[.$EO25];[.$ET25];[.$EY25];[.$FD25];[.$FI25];[.$FN25];[.$FS25];[.$FX25];[.$GC25];[.$GH25];[.$GM25];[.$GR25];[.$GW25])" office:value-type="float" office:value="0">
            <text:p>0</text:p>
          </table:table-cell>
          <table:table-cell table:formula="of:=MEDIAN([.$B25];[.$F25];[.$K25];[.$P25];[.$U25];[.$Z25];[.$AE25];[.$AJ25];[.$AO25];[.$AT25];[.$AY25];[.$BD25];[.$BI25];[.$BN25];[.$BS25];[.$BX25];[.$CC25];[.$CH25];[.$CM25];[.$CR25];[.$CW25];[.$DB25];[.$DG25];[.$DL25];[.$DQ25];[.$DV25];[.$EA25];[.$EF25];[.$EK25];[.$EP25];[.$EU25];[.$EZ25];[.$FE25];[.$FJ25];[.$FO25];[.$FT25];[.$FY25];[.$GD25];[.$GI25];[.$GN25];[.$GS25])" office:value-type="float" office:value="22.9177">
            <text:p>22.9177</text:p>
          </table:table-cell>
          <table:table-cell table:formula="of:=MEDIAN([.$C25];[.$G25];[.$L25];[.$Q25];[.$V25];[.$AA25];[.$AF25];[.$AK25];[.$AP25];[.$AU25];[.$AZ25];[.$BE25];[.$BJ25];[.$BO25];[.$BT25];[.$BY25];[.$CD25];[.$CI25];[.$CN25];[.$CS25];[.$CX25];[.$DC25];[.$DH25];[.$DM25];[.$DR25];[.$DW25];[.$EB25];[.$EG25];[.$EL25];[.$EQ25];[.$EV25];[.$FA25];[.$FF25];[.$FK25];[.$FP25];[.$FU25];[.$FZ25];[.$GE25];[.$GJ25];[.$GO25];[.$GT25])" office:value-type="float" office:value="0">
            <text:p>0</text:p>
          </table:table-cell>
          <table:table-cell table:formula="of:=MEDIAN([.$D25];[.$H25];[.$M25];[.$R25];[.$W25];[.$AB25];[.$AG25];[.$AL25];[.$AQ25];[.$AV25];[.$BA25];[.$BF25];[.$BK25];[.$BP25];[.$BU25];[.$BZ25];[.$CE25];[.$CJ25];[.$CO25];[.$CT25];[.$CY25];[.$DD25];[.$DI25];[.$DN25];[.$DS25];[.$DX25];[.$EC25];[.$EH25];[.$EM25];[.$ER25];[.$EW25];[.$FB25];[.$FG25];[.$FL25];[.$FQ25];[.$FV25];[.$GA25];[.$GF25];[.$GK25];[.$GP25];[.$GU25])" office:value-type="float" office:value="179748">
            <text:p>179748</text:p>
          </table:table-cell>
          <table:table-cell table:formula="of:=MEDIAN([.$E25];[.$I25];[.$N25];[.$S25];[.$X25];[.$AC25];[.$AH25];[.$AM25];[.$AR25];[.$AW25];[.$BB25];[.$BG25];[.$BL25];[.$BQ25];[.$BV25];[.$CA25];[.$CF25];[.$CK25];[.$CP25];[.$CU25];[.$CZ25];[.$DE25];[.$DJ25];[.$DO25];[.$DT25];[.$DY25];[.$ED25];[.$EI25];[.$EN25];[.$ES25];[.$EX25];[.$FC25];[.$FH25];[.$FM25];[.$FR25];[.$FW25];[.$GB25];[.$GG25];[.$GL25];[.$GQ25];[.$GV25])" office:value-type="float" office:value="237234">
            <text:p>237234</text:p>
          </table:table-cell>
          <table:table-cell table:formula="of:=MEDIAN([.$J25];[.$O25];[.$T25];[.$Y25];[.$AD25];[.$AI25];[.$AN25];[.$AS25];[.$AX25];[.$BC25];[.$BH25];[.$BM25];[.$BR25];[.$BW25];[.$CB25];[.$CG25];[.$CL25];[.$CQ25];[.$CV25];[.$DA25];[.$DF25];[.$DK25];[.$DP25];[.$DU25];[.$DZ25];[.$EE25];[.$EJ25];[.$EO25];[.$ET25];[.$EY25];[.$FD25];[.$FI25];[.$FN25];[.$FS25];[.$FX25];[.$GC25];[.$GH25];[.$GM25];[.$GR25];[.$GW25])" office:value-type="float" office:value="87301.5">
            <text:p>87301.5</text:p>
          </table:table-cell>
          <table:table-cell table:formula="of:=MAX([.$B25];[.$F25];[.$K25];[.$P25];[.$U25];[.$Z25];[.$AE25];[.$AJ25];[.$AO25];[.$AT25];[.$AY25];[.$BD25];[.$BI25];[.$BN25];[.$BS25];[.$BX25];[.$CC25];[.$CH25];[.$CM25];[.$CR25];[.$CW25];[.$DB25];[.$DG25];[.$DL25];[.$DQ25];[.$DV25];[.$EA25];[.$EF25];[.$EK25];[.$EP25];[.$EU25];[.$EZ25];[.$FE25];[.$FJ25];[.$FO25];[.$FT25];[.$FY25];[.$GD25];[.$GI25];[.$GN25];[.$GS25])" office:value-type="float" office:value="600">
            <text:p>600</text:p>
          </table:table-cell>
          <table:table-cell table:formula="of:=MAX([.$C25];[.$G25];[.$L25];[.$Q25];[.$V25];[.$AA25];[.$AF25];[.$AK25];[.$AP25];[.$AU25];[.$AZ25];[.$BE25];[.$BJ25];[.$BO25];[.$BT25];[.$BY25];[.$CD25];[.$CI25];[.$CN25];[.$CS25];[.$CX25];[.$DC25];[.$DH25];[.$DM25];[.$DR25];[.$DW25];[.$EB25];[.$EG25];[.$EL25];[.$EQ25];[.$EV25];[.$FA25];[.$FF25];[.$FK25];[.$FP25];[.$FU25];[.$FZ25];[.$GE25];[.$GJ25];[.$GO25];[.$GT25])" office:value-type="float" office:value="1">
            <text:p>1</text:p>
          </table:table-cell>
          <table:table-cell table:formula="of:=MAX([.$D25];[.$H25];[.$M25];[.$R25];[.$W25];[.$AB25];[.$AG25];[.$AL25];[.$AQ25];[.$AV25];[.$BA25];[.$BF25];[.$BK25];[.$BP25];[.$BU25];[.$BZ25];[.$CE25];[.$CJ25];[.$CO25];[.$CT25];[.$CY25];[.$DD25];[.$DI25];[.$DN25];[.$DS25];[.$DX25];[.$EC25];[.$EH25];[.$EM25];[.$ER25];[.$EW25];[.$FB25];[.$FG25];[.$FL25];[.$FQ25];[.$FV25];[.$GA25];[.$GF25];[.$GK25];[.$GP25];[.$GU25])" office:value-type="float" office:value="2853716">
            <text:p>2853716</text:p>
          </table:table-cell>
          <table:table-cell table:formula="of:=MAX([.$E25];[.$I25];[.$N25];[.$S25];[.$X25];[.$AC25];[.$AH25];[.$AM25];[.$AR25];[.$AW25];[.$BB25];[.$BG25];[.$BL25];[.$BQ25];[.$BV25];[.$CA25];[.$CF25];[.$CK25];[.$CP25];[.$CU25];[.$CZ25];[.$DE25];[.$DJ25];[.$DO25];[.$DT25];[.$DY25];[.$ED25];[.$EI25];[.$EN25];[.$ES25];[.$EX25];[.$FC25];[.$FH25];[.$FM25];[.$FR25];[.$FW25];[.$GB25];[.$GG25];[.$GL25];[.$GQ25];[.$GV25])" office:value-type="float" office:value="2934937">
            <text:p>2934937</text:p>
          </table:table-cell>
          <table:table-cell table:formula="of:=MAX([.$J25];[.$O25];[.$T25];[.$Y25];[.$AD25];[.$AI25];[.$AN25];[.$AS25];[.$AX25];[.$BC25];[.$BH25];[.$BM25];[.$BR25];[.$BW25];[.$CB25];[.$CG25];[.$CL25];[.$CQ25];[.$CV25];[.$DA25];[.$DF25];[.$DK25];[.$DP25];[.$DU25];[.$DZ25];[.$EE25];[.$EJ25];[.$EO25];[.$ET25];[.$EY25];[.$FD25];[.$FI25];[.$FN25];[.$FS25];[.$FX25];[.$GC25];[.$GH25];[.$GM25];[.$GR25];[.$GW25])" office:value-type="float" office:value="2934937">
            <text:p>2934937</text:p>
          </table:table-cell>
        </table:table-row>
        <table:table-row table:style-name="ro1">
          <table:table-cell office:value-type="string">
            <text:p>./handmade_soko024.lp</text:p>
          </table:table-cell>
          <table:table-cell office:value-type="float" office:value="13.7799">
            <text:p>13.7799</text:p>
          </table:table-cell>
          <table:table-cell office:value-type="float" office:value="0">
            <text:p>0</text:p>
          </table:table-cell>
          <table:table-cell office:value-type="float" office:value="130107">
            <text:p>130107</text:p>
          </table:table-cell>
          <table:table-cell office:value-type="float" office:value="165416">
            <text:p>165416</text:p>
          </table:table-cell>
          <table:table-cell office:value-type="float" office:value="13.6349">
            <text:p>13.6349</text:p>
          </table:table-cell>
          <table:table-cell office:value-type="float" office:value="0">
            <text:p>0</text:p>
          </table:table-cell>
          <table:table-cell office:value-type="float" office:value="130107">
            <text:p>130107</text:p>
          </table:table-cell>
          <table:table-cell office:value-type="float" office:value="165416">
            <text:p>165416</text:p>
          </table:table-cell>
          <table:table-cell office:value-type="float" office:value="0">
            <text:p>0</text:p>
          </table:table-cell>
          <table:table-cell office:value-type="float" office:value="15.542">
            <text:p>15.542</text:p>
          </table:table-cell>
          <table:table-cell office:value-type="float" office:value="0">
            <text:p>0</text:p>
          </table:table-cell>
          <table:table-cell office:value-type="float" office:value="130107">
            <text:p>130107</text:p>
          </table:table-cell>
          <table:table-cell office:value-type="float" office:value="165416">
            <text:p>165416</text:p>
          </table:table-cell>
          <table:table-cell office:value-type="float" office:value="0">
            <text:p>0</text:p>
          </table:table-cell>
          <table:table-cell office:value-type="float" office:value="14.6459">
            <text:p>14.6459</text:p>
          </table:table-cell>
          <table:table-cell office:value-type="float" office:value="0">
            <text:p>0</text:p>
          </table:table-cell>
          <table:table-cell office:value-type="float" office:value="130107">
            <text:p>130107</text:p>
          </table:table-cell>
          <table:table-cell office:value-type="float" office:value="165416">
            <text:p>165416</text:p>
          </table:table-cell>
          <table:table-cell office:value-type="float" office:value="31376">
            <text:p>31376</text:p>
          </table:table-cell>
          <table:table-cell office:value-type="float" office:value="16.9374">
            <text:p>16.9374</text:p>
          </table:table-cell>
          <table:table-cell office:value-type="float" office:value="0">
            <text:p>0</text:p>
          </table:table-cell>
          <table:table-cell office:value-type="float" office:value="167012">
            <text:p>167012</text:p>
          </table:table-cell>
          <table:table-cell office:value-type="float" office:value="240135">
            <text:p>240135</text:p>
          </table:table-cell>
          <table:table-cell office:value-type="float" office:value="58141">
            <text:p>58141</text:p>
          </table:table-cell>
          <table:table-cell office:value-type="float" office:value="16.7174">
            <text:p>16.7174</text:p>
          </table:table-cell>
          <table:table-cell office:value-type="float" office:value="0">
            <text:p>0</text:p>
          </table:table-cell>
          <table:table-cell office:value-type="float" office:value="155752">
            <text:p>155752</text:p>
          </table:table-cell>
          <table:table-cell office:value-type="float" office:value="192764">
            <text:p>192764</text:p>
          </table:table-cell>
          <table:table-cell office:value-type="float" office:value="36446">
            <text:p>36446</text:p>
          </table:table-cell>
          <table:table-cell office:value-type="float" office:value="36.3542">
            <text:p>36.3542</text:p>
          </table:table-cell>
          <table:table-cell office:value-type="float" office:value="0">
            <text:p>0</text:p>
          </table:table-cell>
          <table:table-cell office:value-type="float" office:value="261361">
            <text:p>261361</text:p>
          </table:table-cell>
          <table:table-cell office:value-type="float" office:value="298217">
            <text:p>298217</text:p>
          </table:table-cell>
          <table:table-cell office:value-type="float" office:value="284424">
            <text:p>284424</text:p>
          </table:table-cell>
          <table:table-cell office:value-type="float" office:value="73.4213">
            <text:p>73.4213</text:p>
          </table:table-cell>
          <table:table-cell office:value-type="float" office:value="0">
            <text:p>0</text:p>
          </table:table-cell>
          <table:table-cell office:value-type="float" office:value="516258">
            <text:p>516258</text:p>
          </table:table-cell>
          <table:table-cell office:value-type="float" office:value="575165">
            <text:p>575165</text:p>
          </table:table-cell>
          <table:table-cell office:value-type="float" office:value="572268">
            <text:p>572268</text:p>
          </table:table-cell>
          <table:table-cell office:value-type="float" office:value="77.5918">
            <text:p>77.5918</text:p>
          </table:table-cell>
          <table:table-cell office:value-type="float" office:value="0">
            <text:p>0</text:p>
          </table:table-cell>
          <table:table-cell office:value-type="float" office:value="602262">
            <text:p>602262</text:p>
          </table:table-cell>
          <table:table-cell office:value-type="float" office:value="668061">
            <text:p>668061</text:p>
          </table:table-cell>
          <table:table-cell office:value-type="float" office:value="666549">
            <text:p>666549</text:p>
          </table:table-cell>
          <table:table-cell office:value-type="float" office:value="27.3705">
            <text:p>27.3705</text:p>
          </table:table-cell>
          <table:table-cell office:value-type="float" office:value="0">
            <text:p>0</text:p>
          </table:table-cell>
          <table:table-cell office:value-type="float" office:value="250105">
            <text:p>250105</text:p>
          </table:table-cell>
          <table:table-cell office:value-type="float" office:value="286335">
            <text:p>286335</text:p>
          </table:table-cell>
          <table:table-cell office:value-type="float" office:value="285267">
            <text:p>285267</text:p>
          </table:table-cell>
          <table:table-cell office:value-type="float" office:value="33.6056">
            <text:p>33.6056</text:p>
          </table:table-cell>
          <table:table-cell office:value-type="float" office:value="0">
            <text:p>0</text:p>
          </table:table-cell>
          <table:table-cell office:value-type="float" office:value="302362">
            <text:p>302362</text:p>
          </table:table-cell>
          <table:table-cell office:value-type="float" office:value="365310">
            <text:p>365310</text:p>
          </table:table-cell>
          <table:table-cell office:value-type="float" office:value="58996">
            <text:p>58996</text:p>
          </table:table-cell>
          <table:table-cell office:value-type="float" office:value="9.74824">
            <text:p>9.74824</text:p>
          </table:table-cell>
          <table:table-cell office:value-type="float" office:value="0">
            <text:p>0</text:p>
          </table:table-cell>
          <table:table-cell office:value-type="float" office:value="99670">
            <text:p>99670</text:p>
          </table:table-cell>
          <table:table-cell office:value-type="float" office:value="129707">
            <text:p>129707</text:p>
          </table:table-cell>
          <table:table-cell office:value-type="float" office:value="26804">
            <text:p>26804</text:p>
          </table:table-cell>
          <table:table-cell office:value-type="float" office:value="14.4413">
            <text:p>14.4413</text:p>
          </table:table-cell>
          <table:table-cell office:value-type="float" office:value="0">
            <text:p>0</text:p>
          </table:table-cell>
          <table:table-cell office:value-type="float" office:value="134881">
            <text:p>134881</text:p>
          </table:table-cell>
          <table:table-cell office:value-type="float" office:value="169279">
            <text:p>169279</text:p>
          </table:table-cell>
          <table:table-cell office:value-type="float" office:value="31931">
            <text:p>31931</text:p>
          </table:table-cell>
          <table:table-cell office:value-type="float" office:value="36.7358">
            <text:p>36.7358</text:p>
          </table:table-cell>
          <table:table-cell office:value-type="float" office:value="0">
            <text:p>0</text:p>
          </table:table-cell>
          <table:table-cell office:value-type="float" office:value="302081">
            <text:p>302081</text:p>
          </table:table-cell>
          <table:table-cell office:value-type="float" office:value="365019">
            <text:p>365019</text:p>
          </table:table-cell>
          <table:table-cell office:value-type="float" office:value="50878">
            <text:p>50878</text:p>
          </table:table-cell>
          <table:table-cell office:value-type="float" office:value="67.3399">
            <text:p>67.3399</text:p>
          </table:table-cell>
          <table:table-cell office:value-type="float" office:value="0">
            <text:p>0</text:p>
          </table:table-cell>
          <table:table-cell office:value-type="float" office:value="494311">
            <text:p>494311</text:p>
          </table:table-cell>
          <table:table-cell table:number-columns-repeated="2" office:value-type="float" office:value="556599">
            <text:p>556599</text:p>
          </table:table-cell>
          <table:table-cell office:value-type="float" office:value="26.6293">
            <text:p>26.6293</text:p>
          </table:table-cell>
          <table:table-cell office:value-type="float" office:value="0">
            <text:p>0</text:p>
          </table:table-cell>
          <table:table-cell office:value-type="float" office:value="249834">
            <text:p>249834</text:p>
          </table:table-cell>
          <table:table-cell office:value-type="float" office:value="319183">
            <text:p>319183</text:p>
          </table:table-cell>
          <table:table-cell office:value-type="float" office:value="0">
            <text:p>0</text:p>
          </table:table-cell>
          <table:table-cell office:value-type="float" office:value="25.3471">
            <text:p>25.3471</text:p>
          </table:table-cell>
          <table:table-cell office:value-type="float" office:value="0">
            <text:p>0</text:p>
          </table:table-cell>
          <table:table-cell office:value-type="float" office:value="242794">
            <text:p>242794</text:p>
          </table:table-cell>
          <table:table-cell office:value-type="float" office:value="276051">
            <text:p>276051</text:p>
          </table:table-cell>
          <table:table-cell office:value-type="float" office:value="274242">
            <text:p>274242</text:p>
          </table:table-cell>
          <table:table-cell office:value-type="float" office:value="25.2609">
            <text:p>25.2609</text:p>
          </table:table-cell>
          <table:table-cell office:value-type="float" office:value="0">
            <text:p>0</text:p>
          </table:table-cell>
          <table:table-cell office:value-type="float" office:value="222002">
            <text:p>222002</text:p>
          </table:table-cell>
          <table:table-cell office:value-type="float" office:value="270681">
            <text:p>270681</text:p>
          </table:table-cell>
          <table:table-cell office:value-type="float" office:value="45117">
            <text:p>45117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table:style-name="cellWorst" office:value-type="float" office:value="4237158">
            <text:p>4237158</text:p>
          </table:table-cell>
          <table:table-cell table:style-name="cellWorst" office:value-type="float" office:value="4264959">
            <text:p>4264959</text:p>
          </table:table-cell>
          <table:table-cell table:style-name="cellWorst" office:value-type="float" office:value="4264959">
            <text:p>4264959</text:p>
          </table:table-cell>
          <table:table-cell office:value-type="float" office:value="449.61">
            <text:p>449.61</text:p>
          </table:table-cell>
          <table:table-cell office:value-type="float" office:value="0">
            <text:p>0</text:p>
          </table:table-cell>
          <table:table-cell office:value-type="float" office:value="2371513">
            <text:p>2371513</text:p>
          </table:table-cell>
          <table:table-cell office:value-type="float" office:value="2547951">
            <text:p>2547951</text:p>
          </table:table-cell>
          <table:table-cell office:value-type="float" office:value="2533325">
            <text:p>2533325</text:p>
          </table:table-cell>
          <table:table-cell office:value-type="float" office:value="29.0856">
            <text:p>29.0856</text:p>
          </table:table-cell>
          <table:table-cell office:value-type="float" office:value="0">
            <text:p>0</text:p>
          </table:table-cell>
          <table:table-cell office:value-type="float" office:value="222287">
            <text:p>222287</text:p>
          </table:table-cell>
          <table:table-cell office:value-type="float" office:value="266415">
            <text:p>266415</text:p>
          </table:table-cell>
          <table:table-cell office:value-type="float" office:value="46236">
            <text:p>4623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245659">
            <text:p>3245659</text:p>
          </table:table-cell>
          <table:table-cell table:number-columns-repeated="2" office:value-type="float" office:value="3284518">
            <text:p>3284518</text:p>
          </table:table-cell>
          <table:table-cell office:value-type="float" office:value="13.3542">
            <text:p>13.3542</text:p>
          </table:table-cell>
          <table:table-cell office:value-type="float" office:value="0">
            <text:p>0</text:p>
          </table:table-cell>
          <table:table-cell office:value-type="float" office:value="130107">
            <text:p>130107</text:p>
          </table:table-cell>
          <table:table-cell office:value-type="float" office:value="165416">
            <text:p>165416</text:p>
          </table:table-cell>
          <table:table-cell office:value-type="float" office:value="31376">
            <text:p>31376</text:p>
          </table:table-cell>
          <table:table-cell office:value-type="float" office:value="22.9313">
            <text:p>22.9313</text:p>
          </table:table-cell>
          <table:table-cell office:value-type="float" office:value="0">
            <text:p>0</text:p>
          </table:table-cell>
          <table:table-cell office:value-type="float" office:value="193114">
            <text:p>193114</text:p>
          </table:table-cell>
          <table:table-cell office:value-type="float" office:value="268875">
            <text:p>268875</text:p>
          </table:table-cell>
          <table:table-cell office:value-type="float" office:value="137495">
            <text:p>137495</text:p>
          </table:table-cell>
          <table:table-cell office:value-type="float" office:value="9.89545">
            <text:p>9.89545</text:p>
          </table:table-cell>
          <table:table-cell office:value-type="float" office:value="0">
            <text:p>0</text:p>
          </table:table-cell>
          <table:table-cell office:value-type="float" office:value="103068">
            <text:p>103068</text:p>
          </table:table-cell>
          <table:table-cell office:value-type="float" office:value="132790">
            <text:p>132790</text:p>
          </table:table-cell>
          <table:table-cell office:value-type="float" office:value="59503">
            <text:p>59503</text:p>
          </table:table-cell>
          <table:table-cell office:value-type="float" office:value="37.9109">
            <text:p>37.9109</text:p>
          </table:table-cell>
          <table:table-cell office:value-type="float" office:value="0">
            <text:p>0</text:p>
          </table:table-cell>
          <table:table-cell office:value-type="float" office:value="363484">
            <text:p>363484</text:p>
          </table:table-cell>
          <table:table-cell office:value-type="float" office:value="457365">
            <text:p>457365</text:p>
          </table:table-cell>
          <table:table-cell office:value-type="float" office:value="426443">
            <text:p>426443</text:p>
          </table:table-cell>
          <table:table-cell office:value-type="float" office:value="65.3261">
            <text:p>65.3261</text:p>
          </table:table-cell>
          <table:table-cell office:value-type="float" office:value="0">
            <text:p>0</text:p>
          </table:table-cell>
          <table:table-cell office:value-type="float" office:value="542392">
            <text:p>542392</text:p>
          </table:table-cell>
          <table:table-cell office:value-type="float" office:value="689889">
            <text:p>689889</text:p>
          </table:table-cell>
          <table:table-cell office:value-type="float" office:value="679212">
            <text:p>679212</text:p>
          </table:table-cell>
          <table:table-cell office:value-type="float" office:value="64.9748">
            <text:p>64.9748</text:p>
          </table:table-cell>
          <table:table-cell office:value-type="float" office:value="0">
            <text:p>0</text:p>
          </table:table-cell>
          <table:table-cell office:value-type="float" office:value="600082">
            <text:p>600082</text:p>
          </table:table-cell>
          <table:table-cell office:value-type="float" office:value="753892">
            <text:p>753892</text:p>
          </table:table-cell>
          <table:table-cell office:value-type="float" office:value="747798">
            <text:p>747798</text:p>
          </table:table-cell>
          <table:table-cell office:value-type="float" office:value="58.6825">
            <text:p>58.6825</text:p>
          </table:table-cell>
          <table:table-cell office:value-type="float" office:value="0">
            <text:p>0</text:p>
          </table:table-cell>
          <table:table-cell office:value-type="float" office:value="568132">
            <text:p>568132</text:p>
          </table:table-cell>
          <table:table-cell office:value-type="float" office:value="731360">
            <text:p>731360</text:p>
          </table:table-cell>
          <table:table-cell office:value-type="float" office:value="726181">
            <text:p>726181</text:p>
          </table:table-cell>
          <table:table-cell office:value-type="float" office:value="35.2845">
            <text:p>35.2845</text:p>
          </table:table-cell>
          <table:table-cell office:value-type="float" office:value="0">
            <text:p>0</text:p>
          </table:table-cell>
          <table:table-cell office:value-type="float" office:value="293309">
            <text:p>293309</text:p>
          </table:table-cell>
          <table:table-cell office:value-type="float" office:value="352806">
            <text:p>352806</text:p>
          </table:table-cell>
          <table:table-cell office:value-type="float" office:value="197287">
            <text:p>197287</text:p>
          </table:table-cell>
          <table:table-cell office:value-type="float" office:value="19.6536">
            <text:p>19.6536</text:p>
          </table:table-cell>
          <table:table-cell office:value-type="float" office:value="0">
            <text:p>0</text:p>
          </table:table-cell>
          <table:table-cell office:value-type="float" office:value="182984">
            <text:p>182984</text:p>
          </table:table-cell>
          <table:table-cell office:value-type="float" office:value="225597">
            <text:p>225597</text:p>
          </table:table-cell>
          <table:table-cell office:value-type="float" office:value="115921">
            <text:p>115921</text:p>
          </table:table-cell>
          <table:table-cell office:value-type="float" office:value="8.84834">
            <text:p>8.84834</text:p>
          </table:table-cell>
          <table:table-cell office:value-type="float" office:value="0">
            <text:p>0</text:p>
          </table:table-cell>
          <table:table-cell office:value-type="float" office:value="95596">
            <text:p>95596</text:p>
          </table:table-cell>
          <table:table-cell office:value-type="float" office:value="124123">
            <text:p>124123</text:p>
          </table:table-cell>
          <table:table-cell office:value-type="float" office:value="52317">
            <text:p>52317</text:p>
          </table:table-cell>
          <table:table-cell office:value-type="float" office:value="21.1807">
            <text:p>21.1807</text:p>
          </table:table-cell>
          <table:table-cell office:value-type="float" office:value="0">
            <text:p>0</text:p>
          </table:table-cell>
          <table:table-cell office:value-type="float" office:value="191495">
            <text:p>191495</text:p>
          </table:table-cell>
          <table:table-cell office:value-type="float" office:value="234884">
            <text:p>234884</text:p>
          </table:table-cell>
          <table:table-cell office:value-type="float" office:value="115286">
            <text:p>115286</text:p>
          </table:table-cell>
          <table:table-cell office:value-type="float" office:value="68.7053">
            <text:p>68.7053</text:p>
          </table:table-cell>
          <table:table-cell office:value-type="float" office:value="0">
            <text:p>0</text:p>
          </table:table-cell>
          <table:table-cell office:value-type="float" office:value="640703">
            <text:p>640703</text:p>
          </table:table-cell>
          <table:table-cell table:number-columns-repeated="2" office:value-type="float" office:value="816515">
            <text:p>816515</text:p>
          </table:table-cell>
          <table:table-cell table:style-name="cellBest" office:value-type="float" office:value="6.58492">
            <text:p>6.58492</text:p>
          </table:table-cell>
          <table:table-cell office:value-type="float" office:value="0">
            <text:p>0</text:p>
          </table:table-cell>
          <table:table-cell table:style-name="cellBest" office:value-type="float" office:value="62979">
            <text:p>62979</text:p>
          </table:table-cell>
          <table:table-cell table:style-name="cellBest" office:value-type="float" office:value="82774">
            <text:p>82774</text:p>
          </table:table-cell>
          <table:table-cell office:value-type="float" office:value="0">
            <text:p>0</text:p>
          </table:table-cell>
          <table:table-cell office:value-type="float" office:value="7.22883">
            <text:p>7.22883</text:p>
          </table:table-cell>
          <table:table-cell office:value-type="float" office:value="0">
            <text:p>0</text:p>
          </table:table-cell>
          <table:table-cell office:value-type="float" office:value="86762">
            <text:p>86762</text:p>
          </table:table-cell>
          <table:table-cell office:value-type="float" office:value="112179">
            <text:p>112179</text:p>
          </table:table-cell>
          <table:table-cell office:value-type="float" office:value="109974">
            <text:p>109974</text:p>
          </table:table-cell>
          <table:table-cell office:value-type="float" office:value="12.8991">
            <text:p>12.8991</text:p>
          </table:table-cell>
          <table:table-cell office:value-type="float" office:value="0">
            <text:p>0</text:p>
          </table:table-cell>
          <table:table-cell office:value-type="float" office:value="112368">
            <text:p>112368</text:p>
          </table:table-cell>
          <table:table-cell office:value-type="float" office:value="142472">
            <text:p>142472</text:p>
          </table:table-cell>
          <table:table-cell office:value-type="float" office:value="65244">
            <text:p>65244</text:p>
          </table:table-cell>
          <table:table-cell office:value-type="float" office:value="426.082">
            <text:p>426.082</text:p>
          </table:table-cell>
          <table:table-cell office:value-type="float" office:value="0">
            <text:p>0</text:p>
          </table:table-cell>
          <table:table-cell office:value-type="float" office:value="2696621">
            <text:p>2696621</text:p>
          </table:table-cell>
          <table:table-cell table:number-columns-repeated="2" office:value-type="float" office:value="2874009">
            <text:p>2874009</text:p>
          </table:table-cell>
          <table:table-cell office:value-type="float" office:value="182.844">
            <text:p>182.844</text:p>
          </table:table-cell>
          <table:table-cell office:value-type="float" office:value="0">
            <text:p>0</text:p>
          </table:table-cell>
          <table:table-cell office:value-type="float" office:value="1323047">
            <text:p>1323047</text:p>
          </table:table-cell>
          <table:table-cell office:value-type="float" office:value="1603199">
            <text:p>1603199</text:p>
          </table:table-cell>
          <table:table-cell office:value-type="float" office:value="1593389">
            <text:p>1593389</text:p>
          </table:table-cell>
          <table:table-cell office:value-type="float" office:value="13.2091">
            <text:p>13.2091</text:p>
          </table:table-cell>
          <table:table-cell office:value-type="float" office:value="0">
            <text:p>0</text:p>
          </table:table-cell>
          <table:table-cell office:value-type="float" office:value="133121">
            <text:p>133121</text:p>
          </table:table-cell>
          <table:table-cell office:value-type="float" office:value="169127">
            <text:p>169127</text:p>
          </table:table-cell>
          <table:table-cell office:value-type="float" office:value="80262">
            <text:p>8026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250351">
            <text:p>3250351</text:p>
          </table:table-cell>
          <table:table-cell table:number-columns-repeated="2" office:value-type="float" office:value="3288945">
            <text:p>3288945</text:p>
          </table:table-cell>
          <table:table-cell table:formula="of:=MIN([.$B26];[.$F26];[.$K26];[.$P26];[.$U26];[.$Z26];[.$AE26];[.$AJ26];[.$AO26];[.$AT26];[.$AY26];[.$BD26];[.$BI26];[.$BN26];[.$BS26];[.$BX26];[.$CC26];[.$CH26];[.$CM26];[.$CR26];[.$CW26];[.$DB26];[.$DG26];[.$DL26];[.$DQ26];[.$DV26];[.$EA26];[.$EF26];[.$EK26];[.$EP26];[.$EU26];[.$EZ26];[.$FE26];[.$FJ26];[.$FO26];[.$FT26];[.$FY26];[.$GD26];[.$GI26];[.$GN26];[.$GS26])" office:value-type="float" office:value="6.58492">
            <text:p>6.58492</text:p>
          </table:table-cell>
          <table:table-cell table:formula="of:=MIN([.$C26];[.$G26];[.$L26];[.$Q26];[.$V26];[.$AA26];[.$AF26];[.$AK26];[.$AP26];[.$AU26];[.$AZ26];[.$BE26];[.$BJ26];[.$BO26];[.$BT26];[.$BY26];[.$CD26];[.$CI26];[.$CN26];[.$CS26];[.$CX26];[.$DC26];[.$DH26];[.$DM26];[.$DR26];[.$DW26];[.$EB26];[.$EG26];[.$EL26];[.$EQ26];[.$EV26];[.$FA26];[.$FF26];[.$FK26];[.$FP26];[.$FU26];[.$FZ26];[.$GE26];[.$GJ26];[.$GO26];[.$GT26])" office:value-type="float" office:value="0">
            <text:p>0</text:p>
          </table:table-cell>
          <table:table-cell table:formula="of:=MIN([.$D26];[.$H26];[.$M26];[.$R26];[.$W26];[.$AB26];[.$AG26];[.$AL26];[.$AQ26];[.$AV26];[.$BA26];[.$BF26];[.$BK26];[.$BP26];[.$BU26];[.$BZ26];[.$CE26];[.$CJ26];[.$CO26];[.$CT26];[.$CY26];[.$DD26];[.$DI26];[.$DN26];[.$DS26];[.$DX26];[.$EC26];[.$EH26];[.$EM26];[.$ER26];[.$EW26];[.$FB26];[.$FG26];[.$FL26];[.$FQ26];[.$FV26];[.$GA26];[.$GF26];[.$GK26];[.$GP26];[.$GU26])" office:value-type="float" office:value="62979">
            <text:p>62979</text:p>
          </table:table-cell>
          <table:table-cell table:formula="of:=MIN([.$E26];[.$I26];[.$N26];[.$S26];[.$X26];[.$AC26];[.$AH26];[.$AM26];[.$AR26];[.$AW26];[.$BB26];[.$BG26];[.$BL26];[.$BQ26];[.$BV26];[.$CA26];[.$CF26];[.$CK26];[.$CP26];[.$CU26];[.$CZ26];[.$DE26];[.$DJ26];[.$DO26];[.$DT26];[.$DY26];[.$ED26];[.$EI26];[.$EN26];[.$ES26];[.$EX26];[.$FC26];[.$FH26];[.$FM26];[.$FR26];[.$FW26];[.$GB26];[.$GG26];[.$GL26];[.$GQ26];[.$GV26])" office:value-type="float" office:value="82774">
            <text:p>82774</text:p>
          </table:table-cell>
          <table:table-cell table:formula="of:=MIN([.$J26];[.$O26];[.$T26];[.$Y26];[.$AD26];[.$AI26];[.$AN26];[.$AS26];[.$AX26];[.$BC26];[.$BH26];[.$BM26];[.$BR26];[.$BW26];[.$CB26];[.$CG26];[.$CL26];[.$CQ26];[.$CV26];[.$DA26];[.$DF26];[.$DK26];[.$DP26];[.$DU26];[.$DZ26];[.$EE26];[.$EJ26];[.$EO26];[.$ET26];[.$EY26];[.$FD26];[.$FI26];[.$FN26];[.$FS26];[.$FX26];[.$GC26];[.$GH26];[.$GM26];[.$GR26];[.$GW26])" office:value-type="float" office:value="0">
            <text:p>0</text:p>
          </table:table-cell>
          <table:table-cell table:formula="of:=MEDIAN([.$B26];[.$F26];[.$K26];[.$P26];[.$U26];[.$Z26];[.$AE26];[.$AJ26];[.$AO26];[.$AT26];[.$AY26];[.$BD26];[.$BI26];[.$BN26];[.$BS26];[.$BX26];[.$CC26];[.$CH26];[.$CM26];[.$CR26];[.$CW26];[.$DB26];[.$DG26];[.$DL26];[.$DQ26];[.$DV26];[.$EA26];[.$EF26];[.$EK26];[.$EP26];[.$EU26];[.$EZ26];[.$FE26];[.$FJ26];[.$FO26];[.$FT26];[.$FY26];[.$GD26];[.$GI26];[.$GN26];[.$GS26])" office:value-type="float" office:value="26.6293">
            <text:p>26.6293</text:p>
          </table:table-cell>
          <table:table-cell table:formula="of:=MEDIAN([.$C26];[.$G26];[.$L26];[.$Q26];[.$V26];[.$AA26];[.$AF26];[.$AK26];[.$AP26];[.$AU26];[.$AZ26];[.$BE26];[.$BJ26];[.$BO26];[.$BT26];[.$BY26];[.$CD26];[.$CI26];[.$CN26];[.$CS26];[.$CX26];[.$DC26];[.$DH26];[.$DM26];[.$DR26];[.$DW26];[.$EB26];[.$EG26];[.$EL26];[.$EQ26];[.$EV26];[.$FA26];[.$FF26];[.$FK26];[.$FP26];[.$FU26];[.$FZ26];[.$GE26];[.$GJ26];[.$GO26];[.$GT26])" office:value-type="float" office:value="0">
            <text:p>0</text:p>
          </table:table-cell>
          <table:table-cell table:formula="of:=MEDIAN([.$D26];[.$H26];[.$M26];[.$R26];[.$W26];[.$AB26];[.$AG26];[.$AL26];[.$AQ26];[.$AV26];[.$BA26];[.$BF26];[.$BK26];[.$BP26];[.$BU26];[.$BZ26];[.$CE26];[.$CJ26];[.$CO26];[.$CT26];[.$CY26];[.$DD26];[.$DI26];[.$DN26];[.$DS26];[.$DX26];[.$EC26];[.$EH26];[.$EM26];[.$ER26];[.$EW26];[.$FB26];[.$FG26];[.$FL26];[.$FQ26];[.$FV26];[.$GA26];[.$GF26];[.$GK26];[.$GP26];[.$GU26])" office:value-type="float" office:value="242794">
            <text:p>242794</text:p>
          </table:table-cell>
          <table:table-cell table:formula="of:=MEDIAN([.$E26];[.$I26];[.$N26];[.$S26];[.$X26];[.$AC26];[.$AH26];[.$AM26];[.$AR26];[.$AW26];[.$BB26];[.$BG26];[.$BL26];[.$BQ26];[.$BV26];[.$CA26];[.$CF26];[.$CK26];[.$CP26];[.$CU26];[.$CZ26];[.$DE26];[.$DJ26];[.$DO26];[.$DT26];[.$DY26];[.$ED26];[.$EI26];[.$EN26];[.$ES26];[.$EX26];[.$FC26];[.$FH26];[.$FM26];[.$FR26];[.$FW26];[.$GB26];[.$GG26];[.$GL26];[.$GQ26];[.$GV26])" office:value-type="float" office:value="276051">
            <text:p>276051</text:p>
          </table:table-cell>
          <table:table-cell table:formula="of:=MEDIAN([.$J26];[.$O26];[.$T26];[.$Y26];[.$AD26];[.$AI26];[.$AN26];[.$AS26];[.$AX26];[.$BC26];[.$BH26];[.$BM26];[.$BR26];[.$BW26];[.$CB26];[.$CG26];[.$CL26];[.$CQ26];[.$CV26];[.$DA26];[.$DF26];[.$DK26];[.$DP26];[.$DU26];[.$DZ26];[.$EE26];[.$EJ26];[.$EO26];[.$ET26];[.$EY26];[.$FD26];[.$FI26];[.$FN26];[.$FS26];[.$FX26];[.$GC26];[.$GH26];[.$GM26];[.$GR26];[.$GW26])" office:value-type="float" office:value="115603.5">
            <text:p>115603.5</text:p>
          </table:table-cell>
          <table:table-cell table:formula="of:=MAX([.$B26];[.$F26];[.$K26];[.$P26];[.$U26];[.$Z26];[.$AE26];[.$AJ26];[.$AO26];[.$AT26];[.$AY26];[.$BD26];[.$BI26];[.$BN26];[.$BS26];[.$BX26];[.$CC26];[.$CH26];[.$CM26];[.$CR26];[.$CW26];[.$DB26];[.$DG26];[.$DL26];[.$DQ26];[.$DV26];[.$EA26];[.$EF26];[.$EK26];[.$EP26];[.$EU26];[.$EZ26];[.$FE26];[.$FJ26];[.$FO26];[.$FT26];[.$FY26];[.$GD26];[.$GI26];[.$GN26];[.$GS26])" office:value-type="float" office:value="600">
            <text:p>600</text:p>
          </table:table-cell>
          <table:table-cell table:formula="of:=MAX([.$C26];[.$G26];[.$L26];[.$Q26];[.$V26];[.$AA26];[.$AF26];[.$AK26];[.$AP26];[.$AU26];[.$AZ26];[.$BE26];[.$BJ26];[.$BO26];[.$BT26];[.$BY26];[.$CD26];[.$CI26];[.$CN26];[.$CS26];[.$CX26];[.$DC26];[.$DH26];[.$DM26];[.$DR26];[.$DW26];[.$EB26];[.$EG26];[.$EL26];[.$EQ26];[.$EV26];[.$FA26];[.$FF26];[.$FK26];[.$FP26];[.$FU26];[.$FZ26];[.$GE26];[.$GJ26];[.$GO26];[.$GT26])" office:value-type="float" office:value="1">
            <text:p>1</text:p>
          </table:table-cell>
          <table:table-cell table:formula="of:=MAX([.$D26];[.$H26];[.$M26];[.$R26];[.$W26];[.$AB26];[.$AG26];[.$AL26];[.$AQ26];[.$AV26];[.$BA26];[.$BF26];[.$BK26];[.$BP26];[.$BU26];[.$BZ26];[.$CE26];[.$CJ26];[.$CO26];[.$CT26];[.$CY26];[.$DD26];[.$DI26];[.$DN26];[.$DS26];[.$DX26];[.$EC26];[.$EH26];[.$EM26];[.$ER26];[.$EW26];[.$FB26];[.$FG26];[.$FL26];[.$FQ26];[.$FV26];[.$GA26];[.$GF26];[.$GK26];[.$GP26];[.$GU26])" office:value-type="float" office:value="4237158">
            <text:p>4237158</text:p>
          </table:table-cell>
          <table:table-cell table:formula="of:=MAX([.$E26];[.$I26];[.$N26];[.$S26];[.$X26];[.$AC26];[.$AH26];[.$AM26];[.$AR26];[.$AW26];[.$BB26];[.$BG26];[.$BL26];[.$BQ26];[.$BV26];[.$CA26];[.$CF26];[.$CK26];[.$CP26];[.$CU26];[.$CZ26];[.$DE26];[.$DJ26];[.$DO26];[.$DT26];[.$DY26];[.$ED26];[.$EI26];[.$EN26];[.$ES26];[.$EX26];[.$FC26];[.$FH26];[.$FM26];[.$FR26];[.$FW26];[.$GB26];[.$GG26];[.$GL26];[.$GQ26];[.$GV26])" office:value-type="float" office:value="4264959">
            <text:p>4264959</text:p>
          </table:table-cell>
          <table:table-cell table:formula="of:=MAX([.$J26];[.$O26];[.$T26];[.$Y26];[.$AD26];[.$AI26];[.$AN26];[.$AS26];[.$AX26];[.$BC26];[.$BH26];[.$BM26];[.$BR26];[.$BW26];[.$CB26];[.$CG26];[.$CL26];[.$CQ26];[.$CV26];[.$DA26];[.$DF26];[.$DK26];[.$DP26];[.$DU26];[.$DZ26];[.$EE26];[.$EJ26];[.$EO26];[.$ET26];[.$EY26];[.$FD26];[.$FI26];[.$FN26];[.$FS26];[.$FX26];[.$GC26];[.$GH26];[.$GM26];[.$GR26];[.$GW26])" office:value-type="float" office:value="4264959">
            <text:p>4264959</text:p>
          </table:table-cell>
        </table:table-row>
        <table:table-row table:style-name="ro1">
          <table:table-cell office:value-type="string">
            <text:p>./handmade_soko025.lp</text:p>
          </table:table-cell>
          <table:table-cell office:value-type="float" office:value="16.7466">
            <text:p>16.7466</text:p>
          </table:table-cell>
          <table:table-cell office:value-type="float" office:value="0">
            <text:p>0</text:p>
          </table:table-cell>
          <table:table-cell office:value-type="float" office:value="137886">
            <text:p>137886</text:p>
          </table:table-cell>
          <table:table-cell office:value-type="float" office:value="180186">
            <text:p>180186</text:p>
          </table:table-cell>
          <table:table-cell office:value-type="float" office:value="17.2758">
            <text:p>17.2758</text:p>
          </table:table-cell>
          <table:table-cell office:value-type="float" office:value="0">
            <text:p>0</text:p>
          </table:table-cell>
          <table:table-cell office:value-type="float" office:value="137886">
            <text:p>137886</text:p>
          </table:table-cell>
          <table:table-cell office:value-type="float" office:value="180186">
            <text:p>180186</text:p>
          </table:table-cell>
          <table:table-cell office:value-type="float" office:value="0">
            <text:p>0</text:p>
          </table:table-cell>
          <table:table-cell office:value-type="float" office:value="16.2617">
            <text:p>16.2617</text:p>
          </table:table-cell>
          <table:table-cell office:value-type="float" office:value="0">
            <text:p>0</text:p>
          </table:table-cell>
          <table:table-cell office:value-type="float" office:value="137886">
            <text:p>137886</text:p>
          </table:table-cell>
          <table:table-cell office:value-type="float" office:value="180186">
            <text:p>180186</text:p>
          </table:table-cell>
          <table:table-cell office:value-type="float" office:value="0">
            <text:p>0</text:p>
          </table:table-cell>
          <table:table-cell office:value-type="float" office:value="16.9915">
            <text:p>16.9915</text:p>
          </table:table-cell>
          <table:table-cell office:value-type="float" office:value="0">
            <text:p>0</text:p>
          </table:table-cell>
          <table:table-cell office:value-type="float" office:value="137886">
            <text:p>137886</text:p>
          </table:table-cell>
          <table:table-cell office:value-type="float" office:value="180186">
            <text:p>180186</text:p>
          </table:table-cell>
          <table:table-cell office:value-type="float" office:value="36368">
            <text:p>36368</text:p>
          </table:table-cell>
          <table:table-cell office:value-type="float" office:value="29.0391">
            <text:p>29.0391</text:p>
          </table:table-cell>
          <table:table-cell office:value-type="float" office:value="0">
            <text:p>0</text:p>
          </table:table-cell>
          <table:table-cell office:value-type="float" office:value="229343">
            <text:p>229343</text:p>
          </table:table-cell>
          <table:table-cell office:value-type="float" office:value="341599">
            <text:p>341599</text:p>
          </table:table-cell>
          <table:table-cell office:value-type="float" office:value="87711">
            <text:p>87711</text:p>
          </table:table-cell>
          <table:table-cell office:value-type="float" office:value="29.9891">
            <text:p>29.9891</text:p>
          </table:table-cell>
          <table:table-cell office:value-type="float" office:value="0">
            <text:p>0</text:p>
          </table:table-cell>
          <table:table-cell office:value-type="float" office:value="207138">
            <text:p>207138</text:p>
          </table:table-cell>
          <table:table-cell office:value-type="float" office:value="260493">
            <text:p>260493</text:p>
          </table:table-cell>
          <table:table-cell office:value-type="float" office:value="45071">
            <text:p>45071</text:p>
          </table:table-cell>
          <table:table-cell office:value-type="float" office:value="31.2027">
            <text:p>31.2027</text:p>
          </table:table-cell>
          <table:table-cell office:value-type="float" office:value="0">
            <text:p>0</text:p>
          </table:table-cell>
          <table:table-cell office:value-type="float" office:value="236499">
            <text:p>236499</text:p>
          </table:table-cell>
          <table:table-cell office:value-type="float" office:value="272239">
            <text:p>272239</text:p>
          </table:table-cell>
          <table:table-cell office:value-type="float" office:value="261352">
            <text:p>261352</text:p>
          </table:table-cell>
          <table:table-cell office:value-type="float" office:value="48.1272">
            <text:p>48.1272</text:p>
          </table:table-cell>
          <table:table-cell office:value-type="float" office:value="0">
            <text:p>0</text:p>
          </table:table-cell>
          <table:table-cell office:value-type="float" office:value="301669">
            <text:p>301669</text:p>
          </table:table-cell>
          <table:table-cell office:value-type="float" office:value="343828">
            <text:p>343828</text:p>
          </table:table-cell>
          <table:table-cell office:value-type="float" office:value="341323">
            <text:p>341323</text:p>
          </table:table-cell>
          <table:table-cell office:value-type="float" office:value="50.1839">
            <text:p>50.1839</text:p>
          </table:table-cell>
          <table:table-cell office:value-type="float" office:value="0">
            <text:p>0</text:p>
          </table:table-cell>
          <table:table-cell office:value-type="float" office:value="365401">
            <text:p>365401</text:p>
          </table:table-cell>
          <table:table-cell office:value-type="float" office:value="414969">
            <text:p>414969</text:p>
          </table:table-cell>
          <table:table-cell office:value-type="float" office:value="413466">
            <text:p>413466</text:p>
          </table:table-cell>
          <table:table-cell office:value-type="float" office:value="52.3543">
            <text:p>52.3543</text:p>
          </table:table-cell>
          <table:table-cell office:value-type="float" office:value="0">
            <text:p>0</text:p>
          </table:table-cell>
          <table:table-cell office:value-type="float" office:value="387333">
            <text:p>387333</text:p>
          </table:table-cell>
          <table:table-cell office:value-type="float" office:value="442298">
            <text:p>442298</text:p>
          </table:table-cell>
          <table:table-cell office:value-type="float" office:value="441103">
            <text:p>44110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22214">
            <text:p>122214</text:p>
          </table:table-cell>
          <table:table-cell office:value-type="float" office:value="158872">
            <text:p>158872</text:p>
          </table:table-cell>
          <table:table-cell office:value-type="float" office:value="33430">
            <text:p>33430</text:p>
          </table:table-cell>
          <table:table-cell office:value-type="float" office:value="12.3786">
            <text:p>12.3786</text:p>
          </table:table-cell>
          <table:table-cell office:value-type="float" office:value="0">
            <text:p>0</text:p>
          </table:table-cell>
          <table:table-cell office:value-type="float" office:value="106941">
            <text:p>106941</text:p>
          </table:table-cell>
          <table:table-cell office:value-type="float" office:value="139250">
            <text:p>139250</text:p>
          </table:table-cell>
          <table:table-cell office:value-type="float" office:value="31787">
            <text:p>31787</text:p>
          </table:table-cell>
          <table:table-cell office:value-type="float" office:value="10.5551">
            <text:p>10.5551</text:p>
          </table:table-cell>
          <table:table-cell office:value-type="float" office:value="0">
            <text:p>0</text:p>
          </table:table-cell>
          <table:table-cell office:value-type="float" office:value="82398">
            <text:p>82398</text:p>
          </table:table-cell>
          <table:table-cell office:value-type="float" office:value="107957">
            <text:p>107957</text:p>
          </table:table-cell>
          <table:table-cell office:value-type="float" office:value="27227">
            <text:p>27227</text:p>
          </table:table-cell>
          <table:table-cell office:value-type="float" office:value="13.738">
            <text:p>13.738</text:p>
          </table:table-cell>
          <table:table-cell office:value-type="float" office:value="0">
            <text:p>0</text:p>
          </table:table-cell>
          <table:table-cell office:value-type="float" office:value="115781">
            <text:p>115781</text:p>
          </table:table-cell>
          <table:table-cell office:value-type="float" office:value="150419">
            <text:p>150419</text:p>
          </table:table-cell>
          <table:table-cell office:value-type="float" office:value="33203">
            <text:p>33203</text:p>
          </table:table-cell>
          <table:table-cell office:value-type="float" office:value="56.6922">
            <text:p>56.6922</text:p>
          </table:table-cell>
          <table:table-cell office:value-type="float" office:value="0">
            <text:p>0</text:p>
          </table:table-cell>
          <table:table-cell office:value-type="float" office:value="376372">
            <text:p>376372</text:p>
          </table:table-cell>
          <table:table-cell table:number-columns-repeated="2" office:value-type="float" office:value="423712">
            <text:p>423712</text:p>
          </table:table-cell>
          <table:table-cell office:value-type="float" office:value="20.9511">
            <text:p>20.9511</text:p>
          </table:table-cell>
          <table:table-cell office:value-type="float" office:value="0">
            <text:p>0</text:p>
          </table:table-cell>
          <table:table-cell office:value-type="float" office:value="166775">
            <text:p>166775</text:p>
          </table:table-cell>
          <table:table-cell office:value-type="float" office:value="224280">
            <text:p>224280</text:p>
          </table:table-cell>
          <table:table-cell office:value-type="float" office:value="0">
            <text:p>0</text:p>
          </table:table-cell>
          <table:table-cell office:value-type="float" office:value="352.453">
            <text:p>352.453</text:p>
          </table:table-cell>
          <table:table-cell office:value-type="float" office:value="0">
            <text:p>0</text:p>
          </table:table-cell>
          <table:table-cell office:value-type="float" office:value="1835591">
            <text:p>1835591</text:p>
          </table:table-cell>
          <table:table-cell office:value-type="float" office:value="1980150">
            <text:p>1980150</text:p>
          </table:table-cell>
          <table:table-cell office:value-type="float" office:value="1976416">
            <text:p>1976416</text:p>
          </table:table-cell>
          <table:table-cell table:style-name="cellBest" office:value-type="float" office:value="8.67677">
            <text:p>8.67677</text:p>
          </table:table-cell>
          <table:table-cell office:value-type="float" office:value="0">
            <text:p>0</text:p>
          </table:table-cell>
          <table:table-cell table:style-name="cellBest" office:value-type="float" office:value="78538">
            <text:p>78538</text:p>
          </table:table-cell>
          <table:table-cell table:style-name="cellBest" office:value-type="float" office:value="104962">
            <text:p>104962</text:p>
          </table:table-cell>
          <table:table-cell office:value-type="float" office:value="26339">
            <text:p>26339</text:p>
          </table:table-cell>
          <table:table-cell office:value-type="float" office:value="244.613">
            <text:p>244.613</text:p>
          </table:table-cell>
          <table:table-cell office:value-type="float" office:value="0">
            <text:p>0</text:p>
          </table:table-cell>
          <table:table-cell office:value-type="float" office:value="1348687">
            <text:p>1348687</text:p>
          </table:table-cell>
          <table:table-cell table:number-columns-repeated="2" office:value-type="float" office:value="1356895">
            <text:p>1356895</text:p>
          </table:table-cell>
          <table:table-cell office:value-type="float" office:value="117.919">
            <text:p>117.919</text:p>
          </table:table-cell>
          <table:table-cell office:value-type="float" office:value="0">
            <text:p>0</text:p>
          </table:table-cell>
          <table:table-cell office:value-type="float" office:value="646181">
            <text:p>646181</text:p>
          </table:table-cell>
          <table:table-cell office:value-type="float" office:value="716171">
            <text:p>716171</text:p>
          </table:table-cell>
          <table:table-cell office:value-type="float" office:value="698566">
            <text:p>698566</text:p>
          </table:table-cell>
          <table:table-cell office:value-type="float" office:value="12.7571">
            <text:p>12.7571</text:p>
          </table:table-cell>
          <table:table-cell office:value-type="float" office:value="0">
            <text:p>0</text:p>
          </table:table-cell>
          <table:table-cell office:value-type="float" office:value="93307">
            <text:p>93307</text:p>
          </table:table-cell>
          <table:table-cell office:value-type="float" office:value="121143">
            <text:p>121143</text:p>
          </table:table-cell>
          <table:table-cell office:value-type="float" office:value="28029">
            <text:p>2802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68341">
            <text:p>2468341</text:p>
          </table:table-cell>
          <table:table-cell table:number-columns-repeated="2" office:value-type="float" office:value="2491756">
            <text:p>2491756</text:p>
          </table:table-cell>
          <table:table-cell office:value-type="float" office:value="15.9325">
            <text:p>15.9325</text:p>
          </table:table-cell>
          <table:table-cell office:value-type="float" office:value="0">
            <text:p>0</text:p>
          </table:table-cell>
          <table:table-cell office:value-type="float" office:value="137886">
            <text:p>137886</text:p>
          </table:table-cell>
          <table:table-cell office:value-type="float" office:value="180186">
            <text:p>180186</text:p>
          </table:table-cell>
          <table:table-cell office:value-type="float" office:value="36368">
            <text:p>36368</text:p>
          </table:table-cell>
          <table:table-cell office:value-type="float" office:value="49.5">
            <text:p>49.5</text:p>
          </table:table-cell>
          <table:table-cell office:value-type="float" office:value="0">
            <text:p>0</text:p>
          </table:table-cell>
          <table:table-cell office:value-type="float" office:value="328770">
            <text:p>328770</text:p>
          </table:table-cell>
          <table:table-cell office:value-type="float" office:value="433954">
            <text:p>433954</text:p>
          </table:table-cell>
          <table:table-cell office:value-type="float" office:value="212754">
            <text:p>212754</text:p>
          </table:table-cell>
          <table:table-cell office:value-type="float" office:value="15.771">
            <text:p>15.771</text:p>
          </table:table-cell>
          <table:table-cell office:value-type="float" office:value="0">
            <text:p>0</text:p>
          </table:table-cell>
          <table:table-cell office:value-type="float" office:value="133869">
            <text:p>133869</text:p>
          </table:table-cell>
          <table:table-cell office:value-type="float" office:value="171835">
            <text:p>171835</text:p>
          </table:table-cell>
          <table:table-cell office:value-type="float" office:value="80582">
            <text:p>80582</text:p>
          </table:table-cell>
          <table:table-cell office:value-type="float" office:value="54.2884">
            <text:p>54.2884</text:p>
          </table:table-cell>
          <table:table-cell office:value-type="float" office:value="0">
            <text:p>0</text:p>
          </table:table-cell>
          <table:table-cell office:value-type="float" office:value="432906">
            <text:p>432906</text:p>
          </table:table-cell>
          <table:table-cell office:value-type="float" office:value="570439">
            <text:p>570439</text:p>
          </table:table-cell>
          <table:table-cell office:value-type="float" office:value="532891">
            <text:p>532891</text:p>
          </table:table-cell>
          <table:table-cell office:value-type="float" office:value="116.012">
            <text:p>116.012</text:p>
          </table:table-cell>
          <table:table-cell office:value-type="float" office:value="0">
            <text:p>0</text:p>
          </table:table-cell>
          <table:table-cell office:value-type="float" office:value="780568">
            <text:p>780568</text:p>
          </table:table-cell>
          <table:table-cell office:value-type="float" office:value="1016277">
            <text:p>1016277</text:p>
          </table:table-cell>
          <table:table-cell office:value-type="float" office:value="1001768">
            <text:p>1001768</text:p>
          </table:table-cell>
          <table:table-cell office:value-type="float" office:value="116.222">
            <text:p>116.222</text:p>
          </table:table-cell>
          <table:table-cell office:value-type="float" office:value="0">
            <text:p>0</text:p>
          </table:table-cell>
          <table:table-cell office:value-type="float" office:value="808251">
            <text:p>808251</text:p>
          </table:table-cell>
          <table:table-cell office:value-type="float" office:value="1077415">
            <text:p>1077415</text:p>
          </table:table-cell>
          <table:table-cell office:value-type="float" office:value="1069401">
            <text:p>1069401</text:p>
          </table:table-cell>
          <table:table-cell office:value-type="float" office:value="105.845">
            <text:p>105.845</text:p>
          </table:table-cell>
          <table:table-cell office:value-type="float" office:value="0">
            <text:p>0</text:p>
          </table:table-cell>
          <table:table-cell office:value-type="float" office:value="757509">
            <text:p>757509</text:p>
          </table:table-cell>
          <table:table-cell office:value-type="float" office:value="1010216">
            <text:p>1010216</text:p>
          </table:table-cell>
          <table:table-cell office:value-type="float" office:value="1005007">
            <text:p>1005007</text:p>
          </table:table-cell>
          <table:table-cell office:value-type="float" office:value="41.7638">
            <text:p>41.7638</text:p>
          </table:table-cell>
          <table:table-cell office:value-type="float" office:value="0">
            <text:p>0</text:p>
          </table:table-cell>
          <table:table-cell office:value-type="float" office:value="246958">
            <text:p>246958</text:p>
          </table:table-cell>
          <table:table-cell office:value-type="float" office:value="308669">
            <text:p>308669</text:p>
          </table:table-cell>
          <table:table-cell office:value-type="float" office:value="149586">
            <text:p>149586</text:p>
          </table:table-cell>
          <table:table-cell office:value-type="float" office:value="11.9759">
            <text:p>11.9759</text:p>
          </table:table-cell>
          <table:table-cell office:value-type="float" office:value="0">
            <text:p>0</text:p>
          </table:table-cell>
          <table:table-cell office:value-type="float" office:value="99517">
            <text:p>99517</text:p>
          </table:table-cell>
          <table:table-cell office:value-type="float" office:value="132036">
            <text:p>132036</text:p>
          </table:table-cell>
          <table:table-cell office:value-type="float" office:value="59723">
            <text:p>59723</text:p>
          </table:table-cell>
          <table:table-cell office:value-type="float" office:value="16.4165">
            <text:p>16.4165</text:p>
          </table:table-cell>
          <table:table-cell office:value-type="float" office:value="0">
            <text:p>0</text:p>
          </table:table-cell>
          <table:table-cell office:value-type="float" office:value="139883">
            <text:p>139883</text:p>
          </table:table-cell>
          <table:table-cell office:value-type="float" office:value="179650">
            <text:p>179650</text:p>
          </table:table-cell>
          <table:table-cell office:value-type="float" office:value="83283">
            <text:p>83283</text:p>
          </table:table-cell>
          <table:table-cell office:value-type="float" office:value="19.1151">
            <text:p>19.1151</text:p>
          </table:table-cell>
          <table:table-cell office:value-type="float" office:value="0">
            <text:p>0</text:p>
          </table:table-cell>
          <table:table-cell office:value-type="float" office:value="160102">
            <text:p>160102</text:p>
          </table:table-cell>
          <table:table-cell office:value-type="float" office:value="204789">
            <text:p>204789</text:p>
          </table:table-cell>
          <table:table-cell office:value-type="float" office:value="97135">
            <text:p>97135</text:p>
          </table:table-cell>
          <table:table-cell office:value-type="float" office:value="188.065">
            <text:p>188.065</text:p>
          </table:table-cell>
          <table:table-cell office:value-type="float" office:value="0">
            <text:p>0</text:p>
          </table:table-cell>
          <table:table-cell office:value-type="float" office:value="1141224">
            <text:p>1141224</text:p>
          </table:table-cell>
          <table:table-cell table:number-columns-repeated="2" office:value-type="float" office:value="1490558">
            <text:p>1490558</text:p>
          </table:table-cell>
          <table:table-cell office:value-type="float" office:value="16.2723">
            <text:p>16.2723</text:p>
          </table:table-cell>
          <table:table-cell office:value-type="float" office:value="0">
            <text:p>0</text:p>
          </table:table-cell>
          <table:table-cell office:value-type="float" office:value="111568">
            <text:p>111568</text:p>
          </table:table-cell>
          <table:table-cell office:value-type="float" office:value="134702">
            <text:p>134702</text:p>
          </table:table-cell>
          <table:table-cell office:value-type="float" office:value="0">
            <text:p>0</text:p>
          </table:table-cell>
          <table:table-cell office:value-type="float" office:value="558.334">
            <text:p>558.334</text:p>
          </table:table-cell>
          <table:table-cell office:value-type="float" office:value="0">
            <text:p>0</text:p>
          </table:table-cell>
          <table:table-cell table:style-name="cellWorst" office:value-type="float" office:value="2917887">
            <text:p>2917887</text:p>
          </table:table-cell>
          <table:table-cell table:style-name="cellWorst" office:value-type="float" office:value="3542262">
            <text:p>3542262</text:p>
          </table:table-cell>
          <table:table-cell table:style-name="cellWorst" office:value-type="float" office:value="3517302">
            <text:p>3517302</text:p>
          </table:table-cell>
          <table:table-cell office:value-type="float" office:value="211.441">
            <text:p>211.441</text:p>
          </table:table-cell>
          <table:table-cell office:value-type="float" office:value="0">
            <text:p>0</text:p>
          </table:table-cell>
          <table:table-cell office:value-type="float" office:value="1164407">
            <text:p>1164407</text:p>
          </table:table-cell>
          <table:table-cell office:value-type="float" office:value="1388123">
            <text:p>1388123</text:p>
          </table:table-cell>
          <table:table-cell office:value-type="float" office:value="830593">
            <text:p>830593</text:p>
          </table:table-cell>
          <table:table-cell office:value-type="float" office:value="248.249">
            <text:p>248.249</text:p>
          </table:table-cell>
          <table:table-cell office:value-type="float" office:value="0">
            <text:p>0</text:p>
          </table:table-cell>
          <table:table-cell office:value-type="float" office:value="1413221">
            <text:p>1413221</text:p>
          </table:table-cell>
          <table:table-cell table:number-columns-repeated="2" office:value-type="float" office:value="1542159">
            <text:p>1542159</text:p>
          </table:table-cell>
          <table:table-cell office:value-type="float" office:value="171.924">
            <text:p>171.924</text:p>
          </table:table-cell>
          <table:table-cell office:value-type="float" office:value="0">
            <text:p>0</text:p>
          </table:table-cell>
          <table:table-cell office:value-type="float" office:value="1148284">
            <text:p>1148284</text:p>
          </table:table-cell>
          <table:table-cell office:value-type="float" office:value="1445972">
            <text:p>1445972</text:p>
          </table:table-cell>
          <table:table-cell office:value-type="float" office:value="1434369">
            <text:p>1434369</text:p>
          </table:table-cell>
          <table:table-cell office:value-type="float" office:value="21.4794">
            <text:p>21.4794</text:p>
          </table:table-cell>
          <table:table-cell office:value-type="float" office:value="0">
            <text:p>0</text:p>
          </table:table-cell>
          <table:table-cell office:value-type="float" office:value="147547">
            <text:p>147547</text:p>
          </table:table-cell>
          <table:table-cell office:value-type="float" office:value="188058">
            <text:p>188058</text:p>
          </table:table-cell>
          <table:table-cell office:value-type="float" office:value="84810">
            <text:p>8481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646451">
            <text:p>2646451</text:p>
          </table:table-cell>
          <table:table-cell table:number-columns-repeated="2" office:value-type="float" office:value="2696087">
            <text:p>2696087</text:p>
          </table:table-cell>
          <table:table-cell table:formula="of:=MIN([.$B27];[.$F27];[.$K27];[.$P27];[.$U27];[.$Z27];[.$AE27];[.$AJ27];[.$AO27];[.$AT27];[.$AY27];[.$BD27];[.$BI27];[.$BN27];[.$BS27];[.$BX27];[.$CC27];[.$CH27];[.$CM27];[.$CR27];[.$CW27];[.$DB27];[.$DG27];[.$DL27];[.$DQ27];[.$DV27];[.$EA27];[.$EF27];[.$EK27];[.$EP27];[.$EU27];[.$EZ27];[.$FE27];[.$FJ27];[.$FO27];[.$FT27];[.$FY27];[.$GD27];[.$GI27];[.$GN27];[.$GS27])" office:value-type="float" office:value="8.67677">
            <text:p>8.67677</text:p>
          </table:table-cell>
          <table:table-cell table:formula="of:=MIN([.$C27];[.$G27];[.$L27];[.$Q27];[.$V27];[.$AA27];[.$AF27];[.$AK27];[.$AP27];[.$AU27];[.$AZ27];[.$BE27];[.$BJ27];[.$BO27];[.$BT27];[.$BY27];[.$CD27];[.$CI27];[.$CN27];[.$CS27];[.$CX27];[.$DC27];[.$DH27];[.$DM27];[.$DR27];[.$DW27];[.$EB27];[.$EG27];[.$EL27];[.$EQ27];[.$EV27];[.$FA27];[.$FF27];[.$FK27];[.$FP27];[.$FU27];[.$FZ27];[.$GE27];[.$GJ27];[.$GO27];[.$GT27])" office:value-type="float" office:value="0">
            <text:p>0</text:p>
          </table:table-cell>
          <table:table-cell table:formula="of:=MIN([.$D27];[.$H27];[.$M27];[.$R27];[.$W27];[.$AB27];[.$AG27];[.$AL27];[.$AQ27];[.$AV27];[.$BA27];[.$BF27];[.$BK27];[.$BP27];[.$BU27];[.$BZ27];[.$CE27];[.$CJ27];[.$CO27];[.$CT27];[.$CY27];[.$DD27];[.$DI27];[.$DN27];[.$DS27];[.$DX27];[.$EC27];[.$EH27];[.$EM27];[.$ER27];[.$EW27];[.$FB27];[.$FG27];[.$FL27];[.$FQ27];[.$FV27];[.$GA27];[.$GF27];[.$GK27];[.$GP27];[.$GU27])" office:value-type="float" office:value="78538">
            <text:p>78538</text:p>
          </table:table-cell>
          <table:table-cell table:formula="of:=MIN([.$E27];[.$I27];[.$N27];[.$S27];[.$X27];[.$AC27];[.$AH27];[.$AM27];[.$AR27];[.$AW27];[.$BB27];[.$BG27];[.$BL27];[.$BQ27];[.$BV27];[.$CA27];[.$CF27];[.$CK27];[.$CP27];[.$CU27];[.$CZ27];[.$DE27];[.$DJ27];[.$DO27];[.$DT27];[.$DY27];[.$ED27];[.$EI27];[.$EN27];[.$ES27];[.$EX27];[.$FC27];[.$FH27];[.$FM27];[.$FR27];[.$FW27];[.$GB27];[.$GG27];[.$GL27];[.$GQ27];[.$GV27])" office:value-type="float" office:value="104962">
            <text:p>104962</text:p>
          </table:table-cell>
          <table:table-cell table:formula="of:=MIN([.$J27];[.$O27];[.$T27];[.$Y27];[.$AD27];[.$AI27];[.$AN27];[.$AS27];[.$AX27];[.$BC27];[.$BH27];[.$BM27];[.$BR27];[.$BW27];[.$CB27];[.$CG27];[.$CL27];[.$CQ27];[.$CV27];[.$DA27];[.$DF27];[.$DK27];[.$DP27];[.$DU27];[.$DZ27];[.$EE27];[.$EJ27];[.$EO27];[.$ET27];[.$EY27];[.$FD27];[.$FI27];[.$FN27];[.$FS27];[.$FX27];[.$GC27];[.$GH27];[.$GM27];[.$GR27];[.$GW27])" office:value-type="float" office:value="0">
            <text:p>0</text:p>
          </table:table-cell>
          <table:table-cell table:formula="of:=MEDIAN([.$B27];[.$F27];[.$K27];[.$P27];[.$U27];[.$Z27];[.$AE27];[.$AJ27];[.$AO27];[.$AT27];[.$AY27];[.$BD27];[.$BI27];[.$BN27];[.$BS27];[.$BX27];[.$CC27];[.$CH27];[.$CM27];[.$CR27];[.$CW27];[.$DB27];[.$DG27];[.$DL27];[.$DQ27];[.$DV27];[.$EA27];[.$EF27];[.$EK27];[.$EP27];[.$EU27];[.$EZ27];[.$FE27];[.$FJ27];[.$FO27];[.$FT27];[.$FY27];[.$GD27];[.$GI27];[.$GN27];[.$GS27])" office:value-type="float" office:value="31.2027">
            <text:p>31.2027</text:p>
          </table:table-cell>
          <table:table-cell table:formula="of:=MEDIAN([.$C27];[.$G27];[.$L27];[.$Q27];[.$V27];[.$AA27];[.$AF27];[.$AK27];[.$AP27];[.$AU27];[.$AZ27];[.$BE27];[.$BJ27];[.$BO27];[.$BT27];[.$BY27];[.$CD27];[.$CI27];[.$CN27];[.$CS27];[.$CX27];[.$DC27];[.$DH27];[.$DM27];[.$DR27];[.$DW27];[.$EB27];[.$EG27];[.$EL27];[.$EQ27];[.$EV27];[.$FA27];[.$FF27];[.$FK27];[.$FP27];[.$FU27];[.$FZ27];[.$GE27];[.$GJ27];[.$GO27];[.$GT27])" office:value-type="float" office:value="0">
            <text:p>0</text:p>
          </table:table-cell>
          <table:table-cell table:formula="of:=MEDIAN([.$D27];[.$H27];[.$M27];[.$R27];[.$W27];[.$AB27];[.$AG27];[.$AL27];[.$AQ27];[.$AV27];[.$BA27];[.$BF27];[.$BK27];[.$BP27];[.$BU27];[.$BZ27];[.$CE27];[.$CJ27];[.$CO27];[.$CT27];[.$CY27];[.$DD27];[.$DI27];[.$DN27];[.$DS27];[.$DX27];[.$EC27];[.$EH27];[.$EM27];[.$ER27];[.$EW27];[.$FB27];[.$FG27];[.$FL27];[.$FQ27];[.$FV27];[.$GA27];[.$GF27];[.$GK27];[.$GP27];[.$GU27])" office:value-type="float" office:value="236499">
            <text:p>236499</text:p>
          </table:table-cell>
          <table:table-cell table:formula="of:=MEDIAN([.$E27];[.$I27];[.$N27];[.$S27];[.$X27];[.$AC27];[.$AH27];[.$AM27];[.$AR27];[.$AW27];[.$BB27];[.$BG27];[.$BL27];[.$BQ27];[.$BV27];[.$CA27];[.$CF27];[.$CK27];[.$CP27];[.$CU27];[.$CZ27];[.$DE27];[.$DJ27];[.$DO27];[.$DT27];[.$DY27];[.$ED27];[.$EI27];[.$EN27];[.$ES27];[.$EX27];[.$FC27];[.$FH27];[.$FM27];[.$FR27];[.$FW27];[.$GB27];[.$GG27];[.$GL27];[.$GQ27];[.$GV27])" office:value-type="float" office:value="308669">
            <text:p>308669</text:p>
          </table:table-cell>
          <table:table-cell table:formula="of:=MEDIAN([.$J27];[.$O27];[.$T27];[.$Y27];[.$AD27];[.$AI27];[.$AN27];[.$AS27];[.$AX27];[.$BC27];[.$BH27];[.$BM27];[.$BR27];[.$BW27];[.$CB27];[.$CG27];[.$CL27];[.$CQ27];[.$CV27];[.$DA27];[.$DF27];[.$DK27];[.$DP27];[.$DU27];[.$DZ27];[.$EE27];[.$EJ27];[.$EO27];[.$ET27];[.$EY27];[.$FD27];[.$FI27];[.$FN27];[.$FS27];[.$FX27];[.$GC27];[.$GH27];[.$GM27];[.$GR27];[.$GW27])" office:value-type="float" office:value="181170">
            <text:p>181170</text:p>
          </table:table-cell>
          <table:table-cell table:formula="of:=MAX([.$B27];[.$F27];[.$K27];[.$P27];[.$U27];[.$Z27];[.$AE27];[.$AJ27];[.$AO27];[.$AT27];[.$AY27];[.$BD27];[.$BI27];[.$BN27];[.$BS27];[.$BX27];[.$CC27];[.$CH27];[.$CM27];[.$CR27];[.$CW27];[.$DB27];[.$DG27];[.$DL27];[.$DQ27];[.$DV27];[.$EA27];[.$EF27];[.$EK27];[.$EP27];[.$EU27];[.$EZ27];[.$FE27];[.$FJ27];[.$FO27];[.$FT27];[.$FY27];[.$GD27];[.$GI27];[.$GN27];[.$GS27])" office:value-type="float" office:value="600">
            <text:p>600</text:p>
          </table:table-cell>
          <table:table-cell table:formula="of:=MAX([.$C27];[.$G27];[.$L27];[.$Q27];[.$V27];[.$AA27];[.$AF27];[.$AK27];[.$AP27];[.$AU27];[.$AZ27];[.$BE27];[.$BJ27];[.$BO27];[.$BT27];[.$BY27];[.$CD27];[.$CI27];[.$CN27];[.$CS27];[.$CX27];[.$DC27];[.$DH27];[.$DM27];[.$DR27];[.$DW27];[.$EB27];[.$EG27];[.$EL27];[.$EQ27];[.$EV27];[.$FA27];[.$FF27];[.$FK27];[.$FP27];[.$FU27];[.$FZ27];[.$GE27];[.$GJ27];[.$GO27];[.$GT27])" office:value-type="float" office:value="1">
            <text:p>1</text:p>
          </table:table-cell>
          <table:table-cell table:formula="of:=MAX([.$D27];[.$H27];[.$M27];[.$R27];[.$W27];[.$AB27];[.$AG27];[.$AL27];[.$AQ27];[.$AV27];[.$BA27];[.$BF27];[.$BK27];[.$BP27];[.$BU27];[.$BZ27];[.$CE27];[.$CJ27];[.$CO27];[.$CT27];[.$CY27];[.$DD27];[.$DI27];[.$DN27];[.$DS27];[.$DX27];[.$EC27];[.$EH27];[.$EM27];[.$ER27];[.$EW27];[.$FB27];[.$FG27];[.$FL27];[.$FQ27];[.$FV27];[.$GA27];[.$GF27];[.$GK27];[.$GP27];[.$GU27])" office:value-type="float" office:value="2917887">
            <text:p>2917887</text:p>
          </table:table-cell>
          <table:table-cell table:formula="of:=MAX([.$E27];[.$I27];[.$N27];[.$S27];[.$X27];[.$AC27];[.$AH27];[.$AM27];[.$AR27];[.$AW27];[.$BB27];[.$BG27];[.$BL27];[.$BQ27];[.$BV27];[.$CA27];[.$CF27];[.$CK27];[.$CP27];[.$CU27];[.$CZ27];[.$DE27];[.$DJ27];[.$DO27];[.$DT27];[.$DY27];[.$ED27];[.$EI27];[.$EN27];[.$ES27];[.$EX27];[.$FC27];[.$FH27];[.$FM27];[.$FR27];[.$FW27];[.$GB27];[.$GG27];[.$GL27];[.$GQ27];[.$GV27])" office:value-type="float" office:value="3542262">
            <text:p>3542262</text:p>
          </table:table-cell>
          <table:table-cell table:formula="of:=MAX([.$J27];[.$O27];[.$T27];[.$Y27];[.$AD27];[.$AI27];[.$AN27];[.$AS27];[.$AX27];[.$BC27];[.$BH27];[.$BM27];[.$BR27];[.$BW27];[.$CB27];[.$CG27];[.$CL27];[.$CQ27];[.$CV27];[.$DA27];[.$DF27];[.$DK27];[.$DP27];[.$DU27];[.$DZ27];[.$EE27];[.$EJ27];[.$EO27];[.$ET27];[.$EY27];[.$FD27];[.$FI27];[.$FN27];[.$FS27];[.$FX27];[.$GC27];[.$GH27];[.$GM27];[.$GR27];[.$GW27])" office:value-type="float" office:value="3517302">
            <text:p>3517302</text:p>
          </table:table-cell>
        </table:table-row>
        <table:table-row table:style-name="ro1">
          <table:table-cell office:value-type="string">
            <text:p>./handmade_soko026.lp</text:p>
          </table:table-cell>
          <table:table-cell office:value-type="float" office:value="23.0858">
            <text:p>23.0858</text:p>
          </table:table-cell>
          <table:table-cell office:value-type="float" office:value="0">
            <text:p>0</text:p>
          </table:table-cell>
          <table:table-cell table:style-name="cellBest" office:value-type="float" office:value="228275">
            <text:p>228275</text:p>
          </table:table-cell>
          <table:table-cell table:style-name="cellBest" office:value-type="float" office:value="282003">
            <text:p>282003</text:p>
          </table:table-cell>
          <table:table-cell office:value-type="float" office:value="23.3837">
            <text:p>23.3837</text:p>
          </table:table-cell>
          <table:table-cell office:value-type="float" office:value="0">
            <text:p>0</text:p>
          </table:table-cell>
          <table:table-cell table:style-name="cellBest" office:value-type="float" office:value="228275">
            <text:p>228275</text:p>
          </table:table-cell>
          <table:table-cell table:style-name="cellBest" office:value-type="float" office:value="282003">
            <text:p>282003</text:p>
          </table:table-cell>
          <table:table-cell office:value-type="float" office:value="0">
            <text:p>0</text:p>
          </table:table-cell>
          <table:table-cell table:style-name="cellBest" office:value-type="float" office:value="22.8299">
            <text:p>22.8299</text:p>
          </table:table-cell>
          <table:table-cell office:value-type="float" office:value="0">
            <text:p>0</text:p>
          </table:table-cell>
          <table:table-cell table:style-name="cellBest" office:value-type="float" office:value="228275">
            <text:p>228275</text:p>
          </table:table-cell>
          <table:table-cell table:style-name="cellBest" office:value-type="float" office:value="282003">
            <text:p>282003</text:p>
          </table:table-cell>
          <table:table-cell office:value-type="float" office:value="0">
            <text:p>0</text:p>
          </table:table-cell>
          <table:table-cell office:value-type="float" office:value="26.6826">
            <text:p>26.6826</text:p>
          </table:table-cell>
          <table:table-cell office:value-type="float" office:value="0">
            <text:p>0</text:p>
          </table:table-cell>
          <table:table-cell table:style-name="cellBest" office:value-type="float" office:value="228275">
            <text:p>228275</text:p>
          </table:table-cell>
          <table:table-cell table:style-name="cellBest" office:value-type="float" office:value="282003">
            <text:p>282003</text:p>
          </table:table-cell>
          <table:table-cell office:value-type="float" office:value="49850">
            <text:p>49850</text:p>
          </table:table-cell>
          <table:table-cell office:value-type="float" office:value="37.5444">
            <text:p>37.5444</text:p>
          </table:table-cell>
          <table:table-cell office:value-type="float" office:value="0">
            <text:p>0</text:p>
          </table:table-cell>
          <table:table-cell office:value-type="float" office:value="341539">
            <text:p>341539</text:p>
          </table:table-cell>
          <table:table-cell office:value-type="float" office:value="460474">
            <text:p>460474</text:p>
          </table:table-cell>
          <table:table-cell office:value-type="float" office:value="90860">
            <text:p>90860</text:p>
          </table:table-cell>
          <table:table-cell office:value-type="float" office:value="24.9133">
            <text:p>24.9133</text:p>
          </table:table-cell>
          <table:table-cell office:value-type="float" office:value="0">
            <text:p>0</text:p>
          </table:table-cell>
          <table:table-cell office:value-type="float" office:value="238207">
            <text:p>238207</text:p>
          </table:table-cell>
          <table:table-cell office:value-type="float" office:value="295221">
            <text:p>295221</text:p>
          </table:table-cell>
          <table:table-cell office:value-type="float" office:value="50324">
            <text:p>50324</text:p>
          </table:table-cell>
          <table:table-cell office:value-type="float" office:value="280.153">
            <text:p>280.153</text:p>
          </table:table-cell>
          <table:table-cell office:value-type="float" office:value="0">
            <text:p>0</text:p>
          </table:table-cell>
          <table:table-cell office:value-type="float" office:value="1839824">
            <text:p>1839824</text:p>
          </table:table-cell>
          <table:table-cell office:value-type="float" office:value="2006901">
            <text:p>2006901</text:p>
          </table:table-cell>
          <table:table-cell office:value-type="float" office:value="1838209">
            <text:p>1838209</text:p>
          </table:table-cell>
          <table:table-cell office:value-type="float" office:value="163.553">
            <text:p>163.553</text:p>
          </table:table-cell>
          <table:table-cell office:value-type="float" office:value="0">
            <text:p>0</text:p>
          </table:table-cell>
          <table:table-cell office:value-type="float" office:value="1038195">
            <text:p>1038195</text:p>
          </table:table-cell>
          <table:table-cell office:value-type="float" office:value="1156252">
            <text:p>1156252</text:p>
          </table:table-cell>
          <table:table-cell office:value-type="float" office:value="1149706">
            <text:p>1149706</text:p>
          </table:table-cell>
          <table:table-cell office:value-type="float" office:value="78.1289">
            <text:p>78.1289</text:p>
          </table:table-cell>
          <table:table-cell office:value-type="float" office:value="0">
            <text:p>0</text:p>
          </table:table-cell>
          <table:table-cell office:value-type="float" office:value="681620">
            <text:p>681620</text:p>
          </table:table-cell>
          <table:table-cell office:value-type="float" office:value="768448">
            <text:p>768448</text:p>
          </table:table-cell>
          <table:table-cell office:value-type="float" office:value="766368">
            <text:p>766368</text:p>
          </table:table-cell>
          <table:table-cell office:value-type="float" office:value="99.4011">
            <text:p>99.4011</text:p>
          </table:table-cell>
          <table:table-cell office:value-type="float" office:value="0">
            <text:p>0</text:p>
          </table:table-cell>
          <table:table-cell office:value-type="float" office:value="790703">
            <text:p>790703</text:p>
          </table:table-cell>
          <table:table-cell office:value-type="float" office:value="889386">
            <text:p>889386</text:p>
          </table:table-cell>
          <table:table-cell office:value-type="float" office:value="887476">
            <text:p>887476</text:p>
          </table:table-cell>
          <table:table-cell office:value-type="float" office:value="30.7682">
            <text:p>30.7682</text:p>
          </table:table-cell>
          <table:table-cell office:value-type="float" office:value="0">
            <text:p>0</text:p>
          </table:table-cell>
          <table:table-cell office:value-type="float" office:value="293412">
            <text:p>293412</text:p>
          </table:table-cell>
          <table:table-cell office:value-type="float" office:value="360091">
            <text:p>360091</text:p>
          </table:table-cell>
          <table:table-cell office:value-type="float" office:value="58845">
            <text:p>58845</text:p>
          </table:table-cell>
          <table:table-cell office:value-type="float" office:value="77.8052">
            <text:p>77.8052</text:p>
          </table:table-cell>
          <table:table-cell office:value-type="float" office:value="0">
            <text:p>0</text:p>
          </table:table-cell>
          <table:table-cell office:value-type="float" office:value="584537">
            <text:p>584537</text:p>
          </table:table-cell>
          <table:table-cell office:value-type="float" office:value="700494">
            <text:p>700494</text:p>
          </table:table-cell>
          <table:table-cell office:value-type="float" office:value="80205">
            <text:p>80205</text:p>
          </table:table-cell>
          <table:table-cell office:value-type="float" office:value="48.9332">
            <text:p>48.9332</text:p>
          </table:table-cell>
          <table:table-cell office:value-type="float" office:value="0">
            <text:p>0</text:p>
          </table:table-cell>
          <table:table-cell office:value-type="float" office:value="415180">
            <text:p>415180</text:p>
          </table:table-cell>
          <table:table-cell office:value-type="float" office:value="506369">
            <text:p>506369</text:p>
          </table:table-cell>
          <table:table-cell office:value-type="float" office:value="70545">
            <text:p>70545</text:p>
          </table:table-cell>
          <table:table-cell office:value-type="float" office:value="32.3605">
            <text:p>32.3605</text:p>
          </table:table-cell>
          <table:table-cell office:value-type="float" office:value="0">
            <text:p>0</text:p>
          </table:table-cell>
          <table:table-cell office:value-type="float" office:value="281348">
            <text:p>281348</text:p>
          </table:table-cell>
          <table:table-cell office:value-type="float" office:value="343672">
            <text:p>343672</text:p>
          </table:table-cell>
          <table:table-cell office:value-type="float" office:value="53780">
            <text:p>53780</text:p>
          </table:table-cell>
          <table:table-cell office:value-type="float" office:value="79.5597">
            <text:p>79.5597</text:p>
          </table:table-cell>
          <table:table-cell office:value-type="float" office:value="0">
            <text:p>0</text:p>
          </table:table-cell>
          <table:table-cell office:value-type="float" office:value="648344">
            <text:p>648344</text:p>
          </table:table-cell>
          <table:table-cell table:number-columns-repeated="2" office:value-type="float" office:value="730749">
            <text:p>730749</text:p>
          </table:table-cell>
          <table:table-cell office:value-type="float" office:value="84.6482">
            <text:p>84.6482</text:p>
          </table:table-cell>
          <table:table-cell office:value-type="float" office:value="0">
            <text:p>0</text:p>
          </table:table-cell>
          <table:table-cell office:value-type="float" office:value="667553">
            <text:p>667553</text:p>
          </table:table-cell>
          <table:table-cell office:value-type="float" office:value="1647389">
            <text:p>1647389</text:p>
          </table:table-cell>
          <table:table-cell office:value-type="float" office:value="0">
            <text:p>0</text:p>
          </table:table-cell>
          <table:table-cell office:value-type="float" office:value="64.2541">
            <text:p>64.2541</text:p>
          </table:table-cell>
          <table:table-cell office:value-type="float" office:value="0">
            <text:p>0</text:p>
          </table:table-cell>
          <table:table-cell office:value-type="float" office:value="528892">
            <text:p>528892</text:p>
          </table:table-cell>
          <table:table-cell office:value-type="float" office:value="594174">
            <text:p>594174</text:p>
          </table:table-cell>
          <table:table-cell office:value-type="float" office:value="591641">
            <text:p>591641</text:p>
          </table:table-cell>
          <table:table-cell office:value-type="float" office:value="43.9948">
            <text:p>43.9948</text:p>
          </table:table-cell>
          <table:table-cell office:value-type="float" office:value="0">
            <text:p>0</text:p>
          </table:table-cell>
          <table:table-cell office:value-type="float" office:value="382988">
            <text:p>382988</text:p>
          </table:table-cell>
          <table:table-cell office:value-type="float" office:value="463272">
            <text:p>463272</text:p>
          </table:table-cell>
          <table:table-cell office:value-type="float" office:value="66341">
            <text:p>66341</text:p>
          </table:table-cell>
          <table:table-cell office:value-type="float" office:value="33.5198">
            <text:p>33.5198</text:p>
          </table:table-cell>
          <table:table-cell office:value-type="float" office:value="0">
            <text:p>0</text:p>
          </table:table-cell>
          <table:table-cell office:value-type="float" office:value="424948">
            <text:p>424948</text:p>
          </table:table-cell>
          <table:table-cell table:number-columns-repeated="2" office:value-type="float" office:value="430074">
            <text:p>430074</text:p>
          </table:table-cell>
          <table:table-cell office:value-type="float" office:value="234.472">
            <text:p>234.472</text:p>
          </table:table-cell>
          <table:table-cell office:value-type="float" office:value="0">
            <text:p>0</text:p>
          </table:table-cell>
          <table:table-cell office:value-type="float" office:value="1474115">
            <text:p>1474115</text:p>
          </table:table-cell>
          <table:table-cell office:value-type="float" office:value="1616672">
            <text:p>1616672</text:p>
          </table:table-cell>
          <table:table-cell office:value-type="float" office:value="1603469">
            <text:p>1603469</text:p>
          </table:table-cell>
          <table:table-cell office:value-type="float" office:value="44.6279">
            <text:p>44.6279</text:p>
          </table:table-cell>
          <table:table-cell office:value-type="float" office:value="0">
            <text:p>0</text:p>
          </table:table-cell>
          <table:table-cell office:value-type="float" office:value="356186">
            <text:p>356186</text:p>
          </table:table-cell>
          <table:table-cell office:value-type="float" office:value="437154">
            <text:p>437154</text:p>
          </table:table-cell>
          <table:table-cell office:value-type="float" office:value="71438">
            <text:p>7143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844793">
            <text:p>2844793</text:p>
          </table:table-cell>
          <table:table-cell table:number-columns-repeated="2" office:value-type="float" office:value="2862532">
            <text:p>2862532</text:p>
          </table:table-cell>
          <table:table-cell office:value-type="float" office:value="23.8254">
            <text:p>23.8254</text:p>
          </table:table-cell>
          <table:table-cell office:value-type="float" office:value="0">
            <text:p>0</text:p>
          </table:table-cell>
          <table:table-cell table:style-name="cellBest" office:value-type="float" office:value="228275">
            <text:p>228275</text:p>
          </table:table-cell>
          <table:table-cell table:style-name="cellBest" office:value-type="float" office:value="282003">
            <text:p>282003</text:p>
          </table:table-cell>
          <table:table-cell office:value-type="float" office:value="49850">
            <text:p>49850</text:p>
          </table:table-cell>
          <table:table-cell office:value-type="float" office:value="46.3979">
            <text:p>46.3979</text:p>
          </table:table-cell>
          <table:table-cell office:value-type="float" office:value="0">
            <text:p>0</text:p>
          </table:table-cell>
          <table:table-cell office:value-type="float" office:value="411376">
            <text:p>411376</text:p>
          </table:table-cell>
          <table:table-cell office:value-type="float" office:value="541545">
            <text:p>541545</text:p>
          </table:table-cell>
          <table:table-cell office:value-type="float" office:value="316861">
            <text:p>316861</text:p>
          </table:table-cell>
          <table:table-cell office:value-type="float" office:value="32.996">
            <text:p>32.996</text:p>
          </table:table-cell>
          <table:table-cell office:value-type="float" office:value="0">
            <text:p>0</text:p>
          </table:table-cell>
          <table:table-cell office:value-type="float" office:value="316407">
            <text:p>316407</text:p>
          </table:table-cell>
          <table:table-cell office:value-type="float" office:value="389053">
            <text:p>389053</text:p>
          </table:table-cell>
          <table:table-cell office:value-type="float" office:value="223687">
            <text:p>223687</text:p>
          </table:table-cell>
          <table:table-cell office:value-type="float" office:value="53.03">
            <text:p>53.03</text:p>
          </table:table-cell>
          <table:table-cell office:value-type="float" office:value="0">
            <text:p>0</text:p>
          </table:table-cell>
          <table:table-cell office:value-type="float" office:value="484781">
            <text:p>484781</text:p>
          </table:table-cell>
          <table:table-cell office:value-type="float" office:value="628696">
            <text:p>628696</text:p>
          </table:table-cell>
          <table:table-cell office:value-type="float" office:value="592750">
            <text:p>592750</text:p>
          </table:table-cell>
          <table:table-cell office:value-type="float" office:value="88.3476">
            <text:p>88.3476</text:p>
          </table:table-cell>
          <table:table-cell office:value-type="float" office:value="0">
            <text:p>0</text:p>
          </table:table-cell>
          <table:table-cell office:value-type="float" office:value="787523">
            <text:p>787523</text:p>
          </table:table-cell>
          <table:table-cell office:value-type="float" office:value="1016009">
            <text:p>1016009</text:p>
          </table:table-cell>
          <table:table-cell office:value-type="float" office:value="1001428">
            <text:p>1001428</text:p>
          </table:table-cell>
          <table:table-cell office:value-type="float" office:value="128.645">
            <text:p>128.645</text:p>
          </table:table-cell>
          <table:table-cell office:value-type="float" office:value="0">
            <text:p>0</text:p>
          </table:table-cell>
          <table:table-cell office:value-type="float" office:value="1017792">
            <text:p>1017792</text:p>
          </table:table-cell>
          <table:table-cell office:value-type="float" office:value="1299629">
            <text:p>1299629</text:p>
          </table:table-cell>
          <table:table-cell office:value-type="float" office:value="1291145">
            <text:p>1291145</text:p>
          </table:table-cell>
          <table:table-cell office:value-type="float" office:value="94.7309">
            <text:p>94.7309</text:p>
          </table:table-cell>
          <table:table-cell office:value-type="float" office:value="0">
            <text:p>0</text:p>
          </table:table-cell>
          <table:table-cell office:value-type="float" office:value="822021">
            <text:p>822021</text:p>
          </table:table-cell>
          <table:table-cell office:value-type="float" office:value="1064702">
            <text:p>1064702</text:p>
          </table:table-cell>
          <table:table-cell office:value-type="float" office:value="1058103">
            <text:p>1058103</text:p>
          </table:table-cell>
          <table:table-cell office:value-type="float" office:value="27.9935">
            <text:p>27.9935</text:p>
          </table:table-cell>
          <table:table-cell office:value-type="float" office:value="0">
            <text:p>0</text:p>
          </table:table-cell>
          <table:table-cell office:value-type="float" office:value="259720">
            <text:p>259720</text:p>
          </table:table-cell>
          <table:table-cell office:value-type="float" office:value="320786">
            <text:p>320786</text:p>
          </table:table-cell>
          <table:table-cell office:value-type="float" office:value="176076">
            <text:p>176076</text:p>
          </table:table-cell>
          <table:table-cell office:value-type="float" office:value="34.7959">
            <text:p>34.7959</text:p>
          </table:table-cell>
          <table:table-cell office:value-type="float" office:value="0">
            <text:p>0</text:p>
          </table:table-cell>
          <table:table-cell office:value-type="float" office:value="298940">
            <text:p>298940</text:p>
          </table:table-cell>
          <table:table-cell office:value-type="float" office:value="367243">
            <text:p>367243</text:p>
          </table:table-cell>
          <table:table-cell office:value-type="float" office:value="208465">
            <text:p>208465</text:p>
          </table:table-cell>
          <table:table-cell office:value-type="float" office:value="27.99">
            <text:p>27.99</text:p>
          </table:table-cell>
          <table:table-cell office:value-type="float" office:value="0">
            <text:p>0</text:p>
          </table:table-cell>
          <table:table-cell office:value-type="float" office:value="242988">
            <text:p>242988</text:p>
          </table:table-cell>
          <table:table-cell office:value-type="float" office:value="299518">
            <text:p>299518</text:p>
          </table:table-cell>
          <table:table-cell office:value-type="float" office:value="155695">
            <text:p>155695</text:p>
          </table:table-cell>
          <table:table-cell office:value-type="float" office:value="48.0989">
            <text:p>48.0989</text:p>
          </table:table-cell>
          <table:table-cell office:value-type="float" office:value="0">
            <text:p>0</text:p>
          </table:table-cell>
          <table:table-cell office:value-type="float" office:value="412169">
            <text:p>412169</text:p>
          </table:table-cell>
          <table:table-cell office:value-type="float" office:value="503667">
            <text:p>503667</text:p>
          </table:table-cell>
          <table:table-cell office:value-type="float" office:value="296031">
            <text:p>296031</text:p>
          </table:table-cell>
          <table:table-cell office:value-type="float" office:value="124.643">
            <text:p>124.643</text:p>
          </table:table-cell>
          <table:table-cell office:value-type="float" office:value="0">
            <text:p>0</text:p>
          </table:table-cell>
          <table:table-cell office:value-type="float" office:value="1055656">
            <text:p>1055656</text:p>
          </table:table-cell>
          <table:table-cell table:number-columns-repeated="2" office:value-type="float" office:value="1366263">
            <text:p>1366263</text:p>
          </table:table-cell>
          <table:table-cell office:value-type="float" office:value="37.5693">
            <text:p>37.5693</text:p>
          </table:table-cell>
          <table:table-cell office:value-type="float" office:value="0">
            <text:p>0</text:p>
          </table:table-cell>
          <table:table-cell office:value-type="float" office:value="294403">
            <text:p>294403</text:p>
          </table:table-cell>
          <table:table-cell office:value-type="float" office:value="337256">
            <text:p>337256</text:p>
          </table:table-cell>
          <table:table-cell office:value-type="float" office:value="0">
            <text:p>0</text:p>
          </table:table-cell>
          <table:table-cell office:value-type="float" office:value="70.0584">
            <text:p>70.0584</text:p>
          </table:table-cell>
          <table:table-cell office:value-type="float" office:value="0">
            <text:p>0</text:p>
          </table:table-cell>
          <table:table-cell office:value-type="float" office:value="629552">
            <text:p>629552</text:p>
          </table:table-cell>
          <table:table-cell office:value-type="float" office:value="798510">
            <text:p>798510</text:p>
          </table:table-cell>
          <table:table-cell office:value-type="float" office:value="790057">
            <text:p>790057</text:p>
          </table:table-cell>
          <table:table-cell office:value-type="float" office:value="37.1051">
            <text:p>37.1051</text:p>
          </table:table-cell>
          <table:table-cell office:value-type="float" office:value="0">
            <text:p>0</text:p>
          </table:table-cell>
          <table:table-cell office:value-type="float" office:value="298402">
            <text:p>298402</text:p>
          </table:table-cell>
          <table:table-cell office:value-type="float" office:value="365017">
            <text:p>365017</text:p>
          </table:table-cell>
          <table:table-cell office:value-type="float" office:value="208749">
            <text:p>208749</text:p>
          </table:table-cell>
          <table:table-cell office:value-type="float" office:value="35.9093">
            <text:p>35.9093</text:p>
          </table:table-cell>
          <table:table-cell office:value-type="float" office:value="0">
            <text:p>0</text:p>
          </table:table-cell>
          <table:table-cell office:value-type="float" office:value="373137">
            <text:p>373137</text:p>
          </table:table-cell>
          <table:table-cell table:number-columns-repeated="2" office:value-type="float" office:value="423962">
            <text:p>423962</text:p>
          </table:table-cell>
          <table:table-cell office:value-type="float" office:value="142.657">
            <text:p>142.657</text:p>
          </table:table-cell>
          <table:table-cell office:value-type="float" office:value="0">
            <text:p>0</text:p>
          </table:table-cell>
          <table:table-cell office:value-type="float" office:value="1093280">
            <text:p>1093280</text:p>
          </table:table-cell>
          <table:table-cell office:value-type="float" office:value="1365861">
            <text:p>1365861</text:p>
          </table:table-cell>
          <table:table-cell office:value-type="float" office:value="1355481">
            <text:p>1355481</text:p>
          </table:table-cell>
          <table:table-cell office:value-type="float" office:value="22.8827">
            <text:p>22.8827</text:p>
          </table:table-cell>
          <table:table-cell office:value-type="float" office:value="0">
            <text:p>0</text:p>
          </table:table-cell>
          <table:table-cell office:value-type="float" office:value="233045">
            <text:p>233045</text:p>
          </table:table-cell>
          <table:table-cell office:value-type="float" office:value="289765">
            <text:p>289765</text:p>
          </table:table-cell>
          <table:table-cell office:value-type="float" office:value="155375">
            <text:p>15537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3334853">
            <text:p>3334853</text:p>
          </table:table-cell>
          <table:table-cell table:style-name="cellWorst" office:value-type="float" office:value="3392713">
            <text:p>3392713</text:p>
          </table:table-cell>
          <table:table-cell table:style-name="cellWorst" office:value-type="float" office:value="3392713">
            <text:p>3392713</text:p>
          </table:table-cell>
          <table:table-cell table:formula="of:=MIN([.$B28];[.$F28];[.$K28];[.$P28];[.$U28];[.$Z28];[.$AE28];[.$AJ28];[.$AO28];[.$AT28];[.$AY28];[.$BD28];[.$BI28];[.$BN28];[.$BS28];[.$BX28];[.$CC28];[.$CH28];[.$CM28];[.$CR28];[.$CW28];[.$DB28];[.$DG28];[.$DL28];[.$DQ28];[.$DV28];[.$EA28];[.$EF28];[.$EK28];[.$EP28];[.$EU28];[.$EZ28];[.$FE28];[.$FJ28];[.$FO28];[.$FT28];[.$FY28];[.$GD28];[.$GI28];[.$GN28];[.$GS28])" office:value-type="float" office:value="22.8299">
            <text:p>22.8299</text:p>
          </table:table-cell>
          <table:table-cell table:formula="of:=MIN([.$C28];[.$G28];[.$L28];[.$Q28];[.$V28];[.$AA28];[.$AF28];[.$AK28];[.$AP28];[.$AU28];[.$AZ28];[.$BE28];[.$BJ28];[.$BO28];[.$BT28];[.$BY28];[.$CD28];[.$CI28];[.$CN28];[.$CS28];[.$CX28];[.$DC28];[.$DH28];[.$DM28];[.$DR28];[.$DW28];[.$EB28];[.$EG28];[.$EL28];[.$EQ28];[.$EV28];[.$FA28];[.$FF28];[.$FK28];[.$FP28];[.$FU28];[.$FZ28];[.$GE28];[.$GJ28];[.$GO28];[.$GT28])" office:value-type="float" office:value="0">
            <text:p>0</text:p>
          </table:table-cell>
          <table:table-cell table:formula="of:=MIN([.$D28];[.$H28];[.$M28];[.$R28];[.$W28];[.$AB28];[.$AG28];[.$AL28];[.$AQ28];[.$AV28];[.$BA28];[.$BF28];[.$BK28];[.$BP28];[.$BU28];[.$BZ28];[.$CE28];[.$CJ28];[.$CO28];[.$CT28];[.$CY28];[.$DD28];[.$DI28];[.$DN28];[.$DS28];[.$DX28];[.$EC28];[.$EH28];[.$EM28];[.$ER28];[.$EW28];[.$FB28];[.$FG28];[.$FL28];[.$FQ28];[.$FV28];[.$GA28];[.$GF28];[.$GK28];[.$GP28];[.$GU28])" office:value-type="float" office:value="228275">
            <text:p>228275</text:p>
          </table:table-cell>
          <table:table-cell table:formula="of:=MIN([.$E28];[.$I28];[.$N28];[.$S28];[.$X28];[.$AC28];[.$AH28];[.$AM28];[.$AR28];[.$AW28];[.$BB28];[.$BG28];[.$BL28];[.$BQ28];[.$BV28];[.$CA28];[.$CF28];[.$CK28];[.$CP28];[.$CU28];[.$CZ28];[.$DE28];[.$DJ28];[.$DO28];[.$DT28];[.$DY28];[.$ED28];[.$EI28];[.$EN28];[.$ES28];[.$EX28];[.$FC28];[.$FH28];[.$FM28];[.$FR28];[.$FW28];[.$GB28];[.$GG28];[.$GL28];[.$GQ28];[.$GV28])" office:value-type="float" office:value="282003">
            <text:p>282003</text:p>
          </table:table-cell>
          <table:table-cell table:formula="of:=MIN([.$J28];[.$O28];[.$T28];[.$Y28];[.$AD28];[.$AI28];[.$AN28];[.$AS28];[.$AX28];[.$BC28];[.$BH28];[.$BM28];[.$BR28];[.$BW28];[.$CB28];[.$CG28];[.$CL28];[.$CQ28];[.$CV28];[.$DA28];[.$DF28];[.$DK28];[.$DP28];[.$DU28];[.$DZ28];[.$EE28];[.$EJ28];[.$EO28];[.$ET28];[.$EY28];[.$FD28];[.$FI28];[.$FN28];[.$FS28];[.$FX28];[.$GC28];[.$GH28];[.$GM28];[.$GR28];[.$GW28])" office:value-type="float" office:value="0">
            <text:p>0</text:p>
          </table:table-cell>
          <table:table-cell table:formula="of:=MEDIAN([.$B28];[.$F28];[.$K28];[.$P28];[.$U28];[.$Z28];[.$AE28];[.$AJ28];[.$AO28];[.$AT28];[.$AY28];[.$BD28];[.$BI28];[.$BN28];[.$BS28];[.$BX28];[.$CC28];[.$CH28];[.$CM28];[.$CR28];[.$CW28];[.$DB28];[.$DG28];[.$DL28];[.$DQ28];[.$DV28];[.$EA28];[.$EF28];[.$EK28];[.$EP28];[.$EU28];[.$EZ28];[.$FE28];[.$FJ28];[.$FO28];[.$FT28];[.$FY28];[.$GD28];[.$GI28];[.$GN28];[.$GS28])" office:value-type="float" office:value="46.3979">
            <text:p>46.3979</text:p>
          </table:table-cell>
          <table:table-cell table:formula="of:=MEDIAN([.$C28];[.$G28];[.$L28];[.$Q28];[.$V28];[.$AA28];[.$AF28];[.$AK28];[.$AP28];[.$AU28];[.$AZ28];[.$BE28];[.$BJ28];[.$BO28];[.$BT28];[.$BY28];[.$CD28];[.$CI28];[.$CN28];[.$CS28];[.$CX28];[.$DC28];[.$DH28];[.$DM28];[.$DR28];[.$DW28];[.$EB28];[.$EG28];[.$EL28];[.$EQ28];[.$EV28];[.$FA28];[.$FF28];[.$FK28];[.$FP28];[.$FU28];[.$FZ28];[.$GE28];[.$GJ28];[.$GO28];[.$GT28])" office:value-type="float" office:value="0">
            <text:p>0</text:p>
          </table:table-cell>
          <table:table-cell table:formula="of:=MEDIAN([.$D28];[.$H28];[.$M28];[.$R28];[.$W28];[.$AB28];[.$AG28];[.$AL28];[.$AQ28];[.$AV28];[.$BA28];[.$BF28];[.$BK28];[.$BP28];[.$BU28];[.$BZ28];[.$CE28];[.$CJ28];[.$CO28];[.$CT28];[.$CY28];[.$DD28];[.$DI28];[.$DN28];[.$DS28];[.$DX28];[.$EC28];[.$EH28];[.$EM28];[.$ER28];[.$EW28];[.$FB28];[.$FG28];[.$FL28];[.$FQ28];[.$FV28];[.$GA28];[.$GF28];[.$GK28];[.$GP28];[.$GU28])" office:value-type="float" office:value="412169">
            <text:p>412169</text:p>
          </table:table-cell>
          <table:table-cell table:formula="of:=MEDIAN([.$E28];[.$I28];[.$N28];[.$S28];[.$X28];[.$AC28];[.$AH28];[.$AM28];[.$AR28];[.$AW28];[.$BB28];[.$BG28];[.$BL28];[.$BQ28];[.$BV28];[.$CA28];[.$CF28];[.$CK28];[.$CP28];[.$CU28];[.$CZ28];[.$DE28];[.$DJ28];[.$DO28];[.$DT28];[.$DY28];[.$ED28];[.$EI28];[.$EN28];[.$ES28];[.$EX28];[.$FC28];[.$FH28];[.$FM28];[.$FR28];[.$FW28];[.$GB28];[.$GG28];[.$GL28];[.$GQ28];[.$GV28])" office:value-type="float" office:value="503667">
            <text:p>503667</text:p>
          </table:table-cell>
          <table:table-cell table:formula="of:=MEDIAN([.$J28];[.$O28];[.$T28];[.$Y28];[.$AD28];[.$AI28];[.$AN28];[.$AS28];[.$AX28];[.$BC28];[.$BH28];[.$BM28];[.$BR28];[.$BW28];[.$CB28];[.$CG28];[.$CL28];[.$CQ28];[.$CV28];[.$DA28];[.$DF28];[.$DK28];[.$DP28];[.$DU28];[.$DZ28];[.$EE28];[.$EJ28];[.$EO28];[.$ET28];[.$EY28];[.$FD28];[.$FI28];[.$FN28];[.$FS28];[.$FX28];[.$GC28];[.$GH28];[.$GM28];[.$GR28];[.$GW28])" office:value-type="float" office:value="259859">
            <text:p>259859</text:p>
          </table:table-cell>
          <table:table-cell table:formula="of:=MAX([.$B28];[.$F28];[.$K28];[.$P28];[.$U28];[.$Z28];[.$AE28];[.$AJ28];[.$AO28];[.$AT28];[.$AY28];[.$BD28];[.$BI28];[.$BN28];[.$BS28];[.$BX28];[.$CC28];[.$CH28];[.$CM28];[.$CR28];[.$CW28];[.$DB28];[.$DG28];[.$DL28];[.$DQ28];[.$DV28];[.$EA28];[.$EF28];[.$EK28];[.$EP28];[.$EU28];[.$EZ28];[.$FE28];[.$FJ28];[.$FO28];[.$FT28];[.$FY28];[.$GD28];[.$GI28];[.$GN28];[.$GS28])" office:value-type="float" office:value="600">
            <text:p>600</text:p>
          </table:table-cell>
          <table:table-cell table:formula="of:=MAX([.$C28];[.$G28];[.$L28];[.$Q28];[.$V28];[.$AA28];[.$AF28];[.$AK28];[.$AP28];[.$AU28];[.$AZ28];[.$BE28];[.$BJ28];[.$BO28];[.$BT28];[.$BY28];[.$CD28];[.$CI28];[.$CN28];[.$CS28];[.$CX28];[.$DC28];[.$DH28];[.$DM28];[.$DR28];[.$DW28];[.$EB28];[.$EG28];[.$EL28];[.$EQ28];[.$EV28];[.$FA28];[.$FF28];[.$FK28];[.$FP28];[.$FU28];[.$FZ28];[.$GE28];[.$GJ28];[.$GO28];[.$GT28])" office:value-type="float" office:value="1">
            <text:p>1</text:p>
          </table:table-cell>
          <table:table-cell table:formula="of:=MAX([.$D28];[.$H28];[.$M28];[.$R28];[.$W28];[.$AB28];[.$AG28];[.$AL28];[.$AQ28];[.$AV28];[.$BA28];[.$BF28];[.$BK28];[.$BP28];[.$BU28];[.$BZ28];[.$CE28];[.$CJ28];[.$CO28];[.$CT28];[.$CY28];[.$DD28];[.$DI28];[.$DN28];[.$DS28];[.$DX28];[.$EC28];[.$EH28];[.$EM28];[.$ER28];[.$EW28];[.$FB28];[.$FG28];[.$FL28];[.$FQ28];[.$FV28];[.$GA28];[.$GF28];[.$GK28];[.$GP28];[.$GU28])" office:value-type="float" office:value="3334853">
            <text:p>3334853</text:p>
          </table:table-cell>
          <table:table-cell table:formula="of:=MAX([.$E28];[.$I28];[.$N28];[.$S28];[.$X28];[.$AC28];[.$AH28];[.$AM28];[.$AR28];[.$AW28];[.$BB28];[.$BG28];[.$BL28];[.$BQ28];[.$BV28];[.$CA28];[.$CF28];[.$CK28];[.$CP28];[.$CU28];[.$CZ28];[.$DE28];[.$DJ28];[.$DO28];[.$DT28];[.$DY28];[.$ED28];[.$EI28];[.$EN28];[.$ES28];[.$EX28];[.$FC28];[.$FH28];[.$FM28];[.$FR28];[.$FW28];[.$GB28];[.$GG28];[.$GL28];[.$GQ28];[.$GV28])" office:value-type="float" office:value="3392713">
            <text:p>3392713</text:p>
          </table:table-cell>
          <table:table-cell table:formula="of:=MAX([.$J28];[.$O28];[.$T28];[.$Y28];[.$AD28];[.$AI28];[.$AN28];[.$AS28];[.$AX28];[.$BC28];[.$BH28];[.$BM28];[.$BR28];[.$BW28];[.$CB28];[.$CG28];[.$CL28];[.$CQ28];[.$CV28];[.$DA28];[.$DF28];[.$DK28];[.$DP28];[.$DU28];[.$DZ28];[.$EE28];[.$EJ28];[.$EO28];[.$ET28];[.$EY28];[.$FD28];[.$FI28];[.$FN28];[.$FS28];[.$FX28];[.$GC28];[.$GH28];[.$GM28];[.$GR28];[.$GW28])" office:value-type="float" office:value="3392713">
            <text:p>3392713</text:p>
          </table:table-cell>
        </table:table-row>
        <table:table-row table:style-name="ro1">
          <table:table-cell office:value-type="string">
            <text:p>./handmade_soko027.lp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607090">
            <text:p>2607090</text:p>
          </table:table-cell>
          <table:table-cell office:value-type="float" office:value="3212598">
            <text:p>321259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566883">
            <text:p>2566883</text:p>
          </table:table-cell>
          <table:table-cell office:value-type="float" office:value="3164007">
            <text:p>3164007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69964">
            <text:p>2369964</text:p>
          </table:table-cell>
          <table:table-cell office:value-type="float" office:value="2927219">
            <text:p>2927219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514012">
            <text:p>2514012</text:p>
          </table:table-cell>
          <table:table-cell office:value-type="float" office:value="3100366">
            <text:p>3100366</text:p>
          </table:table-cell>
          <table:table-cell office:value-type="float" office:value="473802">
            <text:p>47380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634246">
            <text:p>2634246</text:p>
          </table:table-cell>
          <table:table-cell office:value-type="float" office:value="3737331">
            <text:p>3737331</text:p>
          </table:table-cell>
          <table:table-cell office:value-type="float" office:value="877237">
            <text:p>87723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703833">
            <text:p>2703833</text:p>
          </table:table-cell>
          <table:table-cell office:value-type="float" office:value="4141266">
            <text:p>4141266</text:p>
          </table:table-cell>
          <table:table-cell office:value-type="float" office:value="451382">
            <text:p>45138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93504">
            <text:p>2493504</text:p>
          </table:table-cell>
          <table:table-cell office:value-type="float" office:value="2713788">
            <text:p>2713788</text:p>
          </table:table-cell>
          <table:table-cell office:value-type="float" office:value="2622799">
            <text:p>262279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80091">
            <text:p>2280091</text:p>
          </table:table-cell>
          <table:table-cell office:value-type="float" office:value="3522833">
            <text:p>3522833</text:p>
          </table:table-cell>
          <table:table-cell office:value-type="float" office:value="3484047">
            <text:p>348404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47592">
            <text:p>2447592</text:p>
          </table:table-cell>
          <table:table-cell office:value-type="float" office:value="2725295">
            <text:p>2725295</text:p>
          </table:table-cell>
          <table:table-cell office:value-type="float" office:value="2718745">
            <text:p>271874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85528">
            <text:p>2385528</text:p>
          </table:table-cell>
          <table:table-cell office:value-type="float" office:value="2628185">
            <text:p>2628185</text:p>
          </table:table-cell>
          <table:table-cell office:value-type="float" office:value="2623450">
            <text:p>262345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517457">
            <text:p>2517457</text:p>
          </table:table-cell>
          <table:table-cell office:value-type="float" office:value="3102738">
            <text:p>3102738</text:p>
          </table:table-cell>
          <table:table-cell office:value-type="float" office:value="433189">
            <text:p>43318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796489">
            <text:p>2796489</text:p>
          </table:table-cell>
          <table:table-cell office:value-type="float" office:value="3431778">
            <text:p>3431778</text:p>
          </table:table-cell>
          <table:table-cell office:value-type="float" office:value="537713">
            <text:p>53771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700344">
            <text:p>2700344</text:p>
          </table:table-cell>
          <table:table-cell office:value-type="float" office:value="3302385">
            <text:p>3302385</text:p>
          </table:table-cell>
          <table:table-cell office:value-type="float" office:value="562072">
            <text:p>56207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563061">
            <text:p>2563061</text:p>
          </table:table-cell>
          <table:table-cell office:value-type="float" office:value="3139709">
            <text:p>3139709</text:p>
          </table:table-cell>
          <table:table-cell office:value-type="float" office:value="417765">
            <text:p>41776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39129">
            <text:p>2139129</text:p>
          </table:table-cell>
          <table:table-cell table:number-columns-repeated="2" office:value-type="float" office:value="2374640">
            <text:p>237464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33123">
            <text:p>2133123</text:p>
          </table:table-cell>
          <table:table-cell office:value-type="float" office:value="7633900">
            <text:p>7633900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32525">
            <text:p>2232525</text:p>
          </table:table-cell>
          <table:table-cell office:value-type="float" office:value="2488686">
            <text:p>2488686</text:p>
          </table:table-cell>
          <table:table-cell office:value-type="float" office:value="2476945">
            <text:p>247694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50426">
            <text:p>2350426</text:p>
          </table:table-cell>
          <table:table-cell office:value-type="float" office:value="2898313">
            <text:p>2898313</text:p>
          </table:table-cell>
          <table:table-cell office:value-type="float" office:value="393586">
            <text:p>39358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580114">
            <text:p>2580114</text:p>
          </table:table-cell>
          <table:table-cell table:number-columns-repeated="2" office:value-type="float" office:value="2602429">
            <text:p>260242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561535">
            <text:p>2561535</text:p>
          </table:table-cell>
          <table:table-cell office:value-type="float" office:value="2820819">
            <text:p>2820819</text:p>
          </table:table-cell>
          <table:table-cell office:value-type="float" office:value="2805404">
            <text:p>280540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23321">
            <text:p>2123321</text:p>
          </table:table-cell>
          <table:table-cell office:value-type="float" office:value="2637424">
            <text:p>2637424</text:p>
          </table:table-cell>
          <table:table-cell office:value-type="float" office:value="379132">
            <text:p>379132</text:p>
          </table:table-cell>
          <table:table-cell table:style-name="Default" office:value-type="float" office:value="600">
            <text:p>600</text:p>
          </table:table-cell>
          <table:table-cell table:style-name="Default" office:value-type="float" office:value="1">
            <text:p>1</text:p>
          </table:table-cell>
          <table:table-cell table:style-name="cellBest" office:value-type="float" office:value="1703606">
            <text:p>1703606</text:p>
          </table:table-cell>
          <table:table-cell table:style-name="cellBest" office:value-type="float" office:value="1721456">
            <text:p>1721456</text:p>
          </table:table-cell>
          <table:table-cell office:value-type="float" office:value="1721456">
            <text:p>172145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804541">
            <text:p>2804541</text:p>
          </table:table-cell>
          <table:table-cell office:value-type="float" office:value="3450911">
            <text:p>3450911</text:p>
          </table:table-cell>
          <table:table-cell office:value-type="float" office:value="509912">
            <text:p>50991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94152">
            <text:p>1994152</text:p>
          </table:table-cell>
          <table:table-cell office:value-type="float" office:value="2618192">
            <text:p>2618192</text:p>
          </table:table-cell>
          <table:table-cell office:value-type="float" office:value="1459019">
            <text:p>145901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528404">
            <text:p>2528404</text:p>
          </table:table-cell>
          <table:table-cell office:value-type="float" office:value="3101426">
            <text:p>3101426</text:p>
          </table:table-cell>
          <table:table-cell office:value-type="float" office:value="1714727">
            <text:p>171472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897240">
            <text:p>2897240</text:p>
          </table:table-cell>
          <table:table-cell office:value-type="float" office:value="3876584">
            <text:p>3876584</text:p>
          </table:table-cell>
          <table:table-cell office:value-type="float" office:value="3715443">
            <text:p>371544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962910">
            <text:p>2962910</text:p>
          </table:table-cell>
          <table:table-cell office:value-type="float" office:value="4035094">
            <text:p>4035094</text:p>
          </table:table-cell>
          <table:table-cell office:value-type="float" office:value="3995134">
            <text:p>399513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86011">
            <text:p>2486011</text:p>
          </table:table-cell>
          <table:table-cell office:value-type="float" office:value="3393412">
            <text:p>3393412</text:p>
          </table:table-cell>
          <table:table-cell office:value-type="float" office:value="3376434">
            <text:p>337643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978810">
            <text:p>2978810</text:p>
          </table:table-cell>
          <table:table-cell office:value-type="float" office:value="4092213">
            <text:p>4092213</text:p>
          </table:table-cell>
          <table:table-cell office:value-type="float" office:value="4078874">
            <text:p>407887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79250">
            <text:p>2479250</text:p>
          </table:table-cell>
          <table:table-cell office:value-type="float" office:value="3070336">
            <text:p>3070336</text:p>
          </table:table-cell>
          <table:table-cell office:value-type="float" office:value="1777777">
            <text:p>177777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14328">
            <text:p>2414328</text:p>
          </table:table-cell>
          <table:table-cell office:value-type="float" office:value="2935697">
            <text:p>2935697</text:p>
          </table:table-cell>
          <table:table-cell office:value-type="float" office:value="1558018">
            <text:p>155801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91851">
            <text:p>2291851</text:p>
          </table:table-cell>
          <table:table-cell office:value-type="float" office:value="2855292">
            <text:p>2855292</text:p>
          </table:table-cell>
          <table:table-cell office:value-type="float" office:value="1598853">
            <text:p>159885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00026">
            <text:p>2300026</text:p>
          </table:table-cell>
          <table:table-cell office:value-type="float" office:value="2848647">
            <text:p>2848647</text:p>
          </table:table-cell>
          <table:table-cell office:value-type="float" office:value="1652315">
            <text:p>165231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3034315">
            <text:p>3034315</text:p>
          </table:table-cell>
          <table:table-cell office:value-type="float" office:value="4219258">
            <text:p>4219258</text:p>
          </table:table-cell>
          <table:table-cell table:style-name="cellWorst" office:value-type="float" office:value="4219258">
            <text:p>421925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39166">
            <text:p>2039166</text:p>
          </table:table-cell>
          <table:table-cell office:value-type="float" office:value="2212174">
            <text:p>2212174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86856">
            <text:p>2486856</text:p>
          </table:table-cell>
          <table:table-cell office:value-type="float" office:value="3296989">
            <text:p>3296989</text:p>
          </table:table-cell>
          <table:table-cell office:value-type="float" office:value="3269325">
            <text:p>326932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99428">
            <text:p>2199428</text:p>
          </table:table-cell>
          <table:table-cell office:value-type="float" office:value="2737532">
            <text:p>2737532</text:p>
          </table:table-cell>
          <table:table-cell office:value-type="float" office:value="1437196">
            <text:p>143719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29503">
            <text:p>2029503</text:p>
          </table:table-cell>
          <table:table-cell table:number-columns-repeated="2" office:value-type="float" office:value="2270514">
            <text:p>227051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898607">
            <text:p>2898607</text:p>
          </table:table-cell>
          <table:table-cell office:value-type="float" office:value="3944982">
            <text:p>3944982</text:p>
          </table:table-cell>
          <table:table-cell office:value-type="float" office:value="3912758">
            <text:p>391275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62087">
            <text:p>2362087</text:p>
          </table:table-cell>
          <table:table-cell table:style-name="cellWorst" office:value-type="float" office:value="7880849">
            <text:p>7880849</text:p>
          </table:table-cell>
          <table:table-cell office:value-type="float" office:value="1903979">
            <text:p>1903979</text:p>
          </table:table-cell>
          <table:table-cell table:style-name="Default" office:value-type="float" office:value="600">
            <text:p>600</text:p>
          </table:table-cell>
          <table:table-cell table:style-name="Default" office:value-type="float" office:value="1">
            <text:p>1</text:p>
          </table:table-cell>
          <table:table-cell office:value-type="float" office:value="1902255">
            <text:p>1902255</text:p>
          </table:table-cell>
          <table:table-cell table:number-columns-repeated="2" office:value-type="float" office:value="2495812">
            <text:p>2495812</text:p>
          </table:table-cell>
          <table:table-cell table:formula="of:=MIN([.$B29];[.$F29];[.$K29];[.$P29];[.$U29];[.$Z29];[.$AE29];[.$AJ29];[.$AO29];[.$AT29];[.$AY29];[.$BD29];[.$BI29];[.$BN29];[.$BS29];[.$BX29];[.$CC29];[.$CH29];[.$CM29];[.$CR29];[.$CW29];[.$DB29];[.$DG29];[.$DL29];[.$DQ29];[.$DV29];[.$EA29];[.$EF29];[.$EK29];[.$EP29];[.$EU29];[.$EZ29];[.$FE29];[.$FJ29];[.$FO29];[.$FT29];[.$FY29];[.$GD29];[.$GI29];[.$GN29];[.$GS29])" office:value-type="float" office:value="600">
            <text:p>600</text:p>
          </table:table-cell>
          <table:table-cell table:formula="of:=MIN([.$C29];[.$G29];[.$L29];[.$Q29];[.$V29];[.$AA29];[.$AF29];[.$AK29];[.$AP29];[.$AU29];[.$AZ29];[.$BE29];[.$BJ29];[.$BO29];[.$BT29];[.$BY29];[.$CD29];[.$CI29];[.$CN29];[.$CS29];[.$CX29];[.$DC29];[.$DH29];[.$DM29];[.$DR29];[.$DW29];[.$EB29];[.$EG29];[.$EL29];[.$EQ29];[.$EV29];[.$FA29];[.$FF29];[.$FK29];[.$FP29];[.$FU29];[.$FZ29];[.$GE29];[.$GJ29];[.$GO29];[.$GT29])" office:value-type="float" office:value="1">
            <text:p>1</text:p>
          </table:table-cell>
          <table:table-cell table:formula="of:=MIN([.$D29];[.$H29];[.$M29];[.$R29];[.$W29];[.$AB29];[.$AG29];[.$AL29];[.$AQ29];[.$AV29];[.$BA29];[.$BF29];[.$BK29];[.$BP29];[.$BU29];[.$BZ29];[.$CE29];[.$CJ29];[.$CO29];[.$CT29];[.$CY29];[.$DD29];[.$DI29];[.$DN29];[.$DS29];[.$DX29];[.$EC29];[.$EH29];[.$EM29];[.$ER29];[.$EW29];[.$FB29];[.$FG29];[.$FL29];[.$FQ29];[.$FV29];[.$GA29];[.$GF29];[.$GK29];[.$GP29];[.$GU29])" office:value-type="float" office:value="1703606">
            <text:p>1703606</text:p>
          </table:table-cell>
          <table:table-cell table:formula="of:=MIN([.$E29];[.$I29];[.$N29];[.$S29];[.$X29];[.$AC29];[.$AH29];[.$AM29];[.$AR29];[.$AW29];[.$BB29];[.$BG29];[.$BL29];[.$BQ29];[.$BV29];[.$CA29];[.$CF29];[.$CK29];[.$CP29];[.$CU29];[.$CZ29];[.$DE29];[.$DJ29];[.$DO29];[.$DT29];[.$DY29];[.$ED29];[.$EI29];[.$EN29];[.$ES29];[.$EX29];[.$FC29];[.$FH29];[.$FM29];[.$FR29];[.$FW29];[.$GB29];[.$GG29];[.$GL29];[.$GQ29];[.$GV29])" office:value-type="float" office:value="1721456">
            <text:p>1721456</text:p>
          </table:table-cell>
          <table:table-cell table:formula="of:=MIN([.$J29];[.$O29];[.$T29];[.$Y29];[.$AD29];[.$AI29];[.$AN29];[.$AS29];[.$AX29];[.$BC29];[.$BH29];[.$BM29];[.$BR29];[.$BW29];[.$CB29];[.$CG29];[.$CL29];[.$CQ29];[.$CV29];[.$DA29];[.$DF29];[.$DK29];[.$DP29];[.$DU29];[.$DZ29];[.$EE29];[.$EJ29];[.$EO29];[.$ET29];[.$EY29];[.$FD29];[.$FI29];[.$FN29];[.$FS29];[.$FX29];[.$GC29];[.$GH29];[.$GM29];[.$GR29];[.$GW29])" office:value-type="float" office:value="0">
            <text:p>0</text:p>
          </table:table-cell>
          <table:table-cell table:formula="of:=MEDIAN([.$B29];[.$F29];[.$K29];[.$P29];[.$U29];[.$Z29];[.$AE29];[.$AJ29];[.$AO29];[.$AT29];[.$AY29];[.$BD29];[.$BI29];[.$BN29];[.$BS29];[.$BX29];[.$CC29];[.$CH29];[.$CM29];[.$CR29];[.$CW29];[.$DB29];[.$DG29];[.$DL29];[.$DQ29];[.$DV29];[.$EA29];[.$EF29];[.$EK29];[.$EP29];[.$EU29];[.$EZ29];[.$FE29];[.$FJ29];[.$FO29];[.$FT29];[.$FY29];[.$GD29];[.$GI29];[.$GN29];[.$GS29])" office:value-type="float" office:value="600">
            <text:p>600</text:p>
          </table:table-cell>
          <table:table-cell table:formula="of:=MEDIAN([.$C29];[.$G29];[.$L29];[.$Q29];[.$V29];[.$AA29];[.$AF29];[.$AK29];[.$AP29];[.$AU29];[.$AZ29];[.$BE29];[.$BJ29];[.$BO29];[.$BT29];[.$BY29];[.$CD29];[.$CI29];[.$CN29];[.$CS29];[.$CX29];[.$DC29];[.$DH29];[.$DM29];[.$DR29];[.$DW29];[.$EB29];[.$EG29];[.$EL29];[.$EQ29];[.$EV29];[.$FA29];[.$FF29];[.$FK29];[.$FP29];[.$FU29];[.$FZ29];[.$GE29];[.$GJ29];[.$GO29];[.$GT29])" office:value-type="float" office:value="1">
            <text:p>1</text:p>
          </table:table-cell>
          <table:table-cell table:formula="of:=MEDIAN([.$D29];[.$H29];[.$M29];[.$R29];[.$W29];[.$AB29];[.$AG29];[.$AL29];[.$AQ29];[.$AV29];[.$BA29];[.$BF29];[.$BK29];[.$BP29];[.$BU29];[.$BZ29];[.$CE29];[.$CJ29];[.$CO29];[.$CT29];[.$CY29];[.$DD29];[.$DI29];[.$DN29];[.$DS29];[.$DX29];[.$EC29];[.$EH29];[.$EM29];[.$ER29];[.$EW29];[.$FB29];[.$FG29];[.$FL29];[.$FQ29];[.$FV29];[.$GA29];[.$GF29];[.$GK29];[.$GP29];[.$GU29])" office:value-type="float" office:value="2486011">
            <text:p>2486011</text:p>
          </table:table-cell>
          <table:table-cell table:formula="of:=MEDIAN([.$E29];[.$I29];[.$N29];[.$S29];[.$X29];[.$AC29];[.$AH29];[.$AM29];[.$AR29];[.$AW29];[.$BB29];[.$BG29];[.$BL29];[.$BQ29];[.$BV29];[.$CA29];[.$CF29];[.$CK29];[.$CP29];[.$CU29];[.$CZ29];[.$DE29];[.$DJ29];[.$DO29];[.$DT29];[.$DY29];[.$ED29];[.$EI29];[.$EN29];[.$ES29];[.$EX29];[.$FC29];[.$FH29];[.$FM29];[.$FR29];[.$FW29];[.$GB29];[.$GG29];[.$GL29];[.$GQ29];[.$GV29])" office:value-type="float" office:value="3100366">
            <text:p>3100366</text:p>
          </table:table-cell>
          <table:table-cell table:formula="of:=MEDIAN([.$J29];[.$O29];[.$T29];[.$Y29];[.$AD29];[.$AI29];[.$AN29];[.$AS29];[.$AX29];[.$BC29];[.$BH29];[.$BM29];[.$BR29];[.$BW29];[.$CB29];[.$CG29];[.$CL29];[.$CQ29];[.$CV29];[.$DA29];[.$DF29];[.$DK29];[.$DP29];[.$DU29];[.$DZ29];[.$EE29];[.$EJ29];[.$EO29];[.$ET29];[.$EY29];[.$FD29];[.$FI29];[.$FN29];[.$FS29];[.$FX29];[.$GC29];[.$GH29];[.$GM29];[.$GR29];[.$GW29])" office:value-type="float" office:value="1718091.5">
            <text:p>1718091.5</text:p>
          </table:table-cell>
          <table:table-cell table:formula="of:=MAX([.$B29];[.$F29];[.$K29];[.$P29];[.$U29];[.$Z29];[.$AE29];[.$AJ29];[.$AO29];[.$AT29];[.$AY29];[.$BD29];[.$BI29];[.$BN29];[.$BS29];[.$BX29];[.$CC29];[.$CH29];[.$CM29];[.$CR29];[.$CW29];[.$DB29];[.$DG29];[.$DL29];[.$DQ29];[.$DV29];[.$EA29];[.$EF29];[.$EK29];[.$EP29];[.$EU29];[.$EZ29];[.$FE29];[.$FJ29];[.$FO29];[.$FT29];[.$FY29];[.$GD29];[.$GI29];[.$GN29];[.$GS29])" office:value-type="float" office:value="600">
            <text:p>600</text:p>
          </table:table-cell>
          <table:table-cell table:formula="of:=MAX([.$C29];[.$G29];[.$L29];[.$Q29];[.$V29];[.$AA29];[.$AF29];[.$AK29];[.$AP29];[.$AU29];[.$AZ29];[.$BE29];[.$BJ29];[.$BO29];[.$BT29];[.$BY29];[.$CD29];[.$CI29];[.$CN29];[.$CS29];[.$CX29];[.$DC29];[.$DH29];[.$DM29];[.$DR29];[.$DW29];[.$EB29];[.$EG29];[.$EL29];[.$EQ29];[.$EV29];[.$FA29];[.$FF29];[.$FK29];[.$FP29];[.$FU29];[.$FZ29];[.$GE29];[.$GJ29];[.$GO29];[.$GT29])" office:value-type="float" office:value="1">
            <text:p>1</text:p>
          </table:table-cell>
          <table:table-cell table:formula="of:=MAX([.$D29];[.$H29];[.$M29];[.$R29];[.$W29];[.$AB29];[.$AG29];[.$AL29];[.$AQ29];[.$AV29];[.$BA29];[.$BF29];[.$BK29];[.$BP29];[.$BU29];[.$BZ29];[.$CE29];[.$CJ29];[.$CO29];[.$CT29];[.$CY29];[.$DD29];[.$DI29];[.$DN29];[.$DS29];[.$DX29];[.$EC29];[.$EH29];[.$EM29];[.$ER29];[.$EW29];[.$FB29];[.$FG29];[.$FL29];[.$FQ29];[.$FV29];[.$GA29];[.$GF29];[.$GK29];[.$GP29];[.$GU29])" office:value-type="float" office:value="3034315">
            <text:p>3034315</text:p>
          </table:table-cell>
          <table:table-cell table:formula="of:=MAX([.$E29];[.$I29];[.$N29];[.$S29];[.$X29];[.$AC29];[.$AH29];[.$AM29];[.$AR29];[.$AW29];[.$BB29];[.$BG29];[.$BL29];[.$BQ29];[.$BV29];[.$CA29];[.$CF29];[.$CK29];[.$CP29];[.$CU29];[.$CZ29];[.$DE29];[.$DJ29];[.$DO29];[.$DT29];[.$DY29];[.$ED29];[.$EI29];[.$EN29];[.$ES29];[.$EX29];[.$FC29];[.$FH29];[.$FM29];[.$FR29];[.$FW29];[.$GB29];[.$GG29];[.$GL29];[.$GQ29];[.$GV29])" office:value-type="float" office:value="7880849">
            <text:p>7880849</text:p>
          </table:table-cell>
          <table:table-cell table:formula="of:=MAX([.$J29];[.$O29];[.$T29];[.$Y29];[.$AD29];[.$AI29];[.$AN29];[.$AS29];[.$AX29];[.$BC29];[.$BH29];[.$BM29];[.$BR29];[.$BW29];[.$CB29];[.$CG29];[.$CL29];[.$CQ29];[.$CV29];[.$DA29];[.$DF29];[.$DK29];[.$DP29];[.$DU29];[.$DZ29];[.$EE29];[.$EJ29];[.$EO29];[.$ET29];[.$EY29];[.$FD29];[.$FI29];[.$FN29];[.$FS29];[.$FX29];[.$GC29];[.$GH29];[.$GM29];[.$GR29];[.$GW29])" office:value-type="float" office:value="4219258">
            <text:p>4219258</text:p>
          </table:table-cell>
        </table:table-row>
        <table:table-row table:style-name="ro1">
          <table:table-cell office:value-type="string">
            <text:p>./handmade_soko028.lp</text:p>
          </table:table-cell>
          <table:table-cell office:value-type="float" office:value="17.239">
            <text:p>17.239</text:p>
          </table:table-cell>
          <table:table-cell office:value-type="float" office:value="0">
            <text:p>0</text:p>
          </table:table-cell>
          <table:table-cell office:value-type="float" office:value="137512">
            <text:p>137512</text:p>
          </table:table-cell>
          <table:table-cell office:value-type="float" office:value="179187">
            <text:p>179187</text:p>
          </table:table-cell>
          <table:table-cell office:value-type="float" office:value="17.079">
            <text:p>17.079</text:p>
          </table:table-cell>
          <table:table-cell office:value-type="float" office:value="0">
            <text:p>0</text:p>
          </table:table-cell>
          <table:table-cell office:value-type="float" office:value="137512">
            <text:p>137512</text:p>
          </table:table-cell>
          <table:table-cell office:value-type="float" office:value="179187">
            <text:p>179187</text:p>
          </table:table-cell>
          <table:table-cell office:value-type="float" office:value="0">
            <text:p>0</text:p>
          </table:table-cell>
          <table:table-cell office:value-type="float" office:value="17.0157">
            <text:p>17.0157</text:p>
          </table:table-cell>
          <table:table-cell office:value-type="float" office:value="0">
            <text:p>0</text:p>
          </table:table-cell>
          <table:table-cell office:value-type="float" office:value="137512">
            <text:p>137512</text:p>
          </table:table-cell>
          <table:table-cell office:value-type="float" office:value="179187">
            <text:p>179187</text:p>
          </table:table-cell>
          <table:table-cell office:value-type="float" office:value="0">
            <text:p>0</text:p>
          </table:table-cell>
          <table:table-cell office:value-type="float" office:value="17.3145">
            <text:p>17.3145</text:p>
          </table:table-cell>
          <table:table-cell office:value-type="float" office:value="0">
            <text:p>0</text:p>
          </table:table-cell>
          <table:table-cell office:value-type="float" office:value="137512">
            <text:p>137512</text:p>
          </table:table-cell>
          <table:table-cell office:value-type="float" office:value="179187">
            <text:p>179187</text:p>
          </table:table-cell>
          <table:table-cell office:value-type="float" office:value="32416">
            <text:p>32416</text:p>
          </table:table-cell>
          <table:table-cell office:value-type="float" office:value="59.8975">
            <text:p>59.8975</text:p>
          </table:table-cell>
          <table:table-cell office:value-type="float" office:value="0">
            <text:p>0</text:p>
          </table:table-cell>
          <table:table-cell office:value-type="float" office:value="385896">
            <text:p>385896</text:p>
          </table:table-cell>
          <table:table-cell office:value-type="float" office:value="532064">
            <text:p>532064</text:p>
          </table:table-cell>
          <table:table-cell office:value-type="float" office:value="93664">
            <text:p>93664</text:p>
          </table:table-cell>
          <table:table-cell office:value-type="float" office:value="12.7831">
            <text:p>12.7831</text:p>
          </table:table-cell>
          <table:table-cell office:value-type="float" office:value="0">
            <text:p>0</text:p>
          </table:table-cell>
          <table:table-cell office:value-type="float" office:value="107694">
            <text:p>107694</text:p>
          </table:table-cell>
          <table:table-cell office:value-type="float" office:value="143781">
            <text:p>143781</text:p>
          </table:table-cell>
          <table:table-cell office:value-type="float" office:value="29835">
            <text:p>29835</text:p>
          </table:table-cell>
          <table:table-cell office:value-type="float" office:value="79.5003">
            <text:p>79.5003</text:p>
          </table:table-cell>
          <table:table-cell office:value-type="float" office:value="0">
            <text:p>0</text:p>
          </table:table-cell>
          <table:table-cell office:value-type="float" office:value="422338">
            <text:p>422338</text:p>
          </table:table-cell>
          <table:table-cell office:value-type="float" office:value="476820">
            <text:p>476820</text:p>
          </table:table-cell>
          <table:table-cell office:value-type="float" office:value="456610">
            <text:p>456610</text:p>
          </table:table-cell>
          <table:table-cell office:value-type="float" office:value="40.9312">
            <text:p>40.9312</text:p>
          </table:table-cell>
          <table:table-cell office:value-type="float" office:value="0">
            <text:p>0</text:p>
          </table:table-cell>
          <table:table-cell office:value-type="float" office:value="236053">
            <text:p>236053</text:p>
          </table:table-cell>
          <table:table-cell office:value-type="float" office:value="269476">
            <text:p>269476</text:p>
          </table:table-cell>
          <table:table-cell office:value-type="float" office:value="267008">
            <text:p>267008</text:p>
          </table:table-cell>
          <table:table-cell office:value-type="float" office:value="39.7846">
            <text:p>39.7846</text:p>
          </table:table-cell>
          <table:table-cell office:value-type="float" office:value="0">
            <text:p>0</text:p>
          </table:table-cell>
          <table:table-cell office:value-type="float" office:value="250480">
            <text:p>250480</text:p>
          </table:table-cell>
          <table:table-cell office:value-type="float" office:value="284698">
            <text:p>284698</text:p>
          </table:table-cell>
          <table:table-cell office:value-type="float" office:value="283390">
            <text:p>283390</text:p>
          </table:table-cell>
          <table:table-cell office:value-type="float" office:value="54.7929">
            <text:p>54.7929</text:p>
          </table:table-cell>
          <table:table-cell office:value-type="float" office:value="0">
            <text:p>0</text:p>
          </table:table-cell>
          <table:table-cell office:value-type="float" office:value="309612">
            <text:p>309612</text:p>
          </table:table-cell>
          <table:table-cell office:value-type="float" office:value="347553">
            <text:p>347553</text:p>
          </table:table-cell>
          <table:table-cell office:value-type="float" office:value="346526">
            <text:p>346526</text:p>
          </table:table-cell>
          <table:table-cell office:value-type="float" office:value="23.7415">
            <text:p>23.7415</text:p>
          </table:table-cell>
          <table:table-cell office:value-type="float" office:value="0">
            <text:p>0</text:p>
          </table:table-cell>
          <table:table-cell office:value-type="float" office:value="160058">
            <text:p>160058</text:p>
          </table:table-cell>
          <table:table-cell office:value-type="float" office:value="206317">
            <text:p>206317</text:p>
          </table:table-cell>
          <table:table-cell office:value-type="float" office:value="32867">
            <text:p>32867</text:p>
          </table:table-cell>
          <table:table-cell office:value-type="float" office:value="12.7398">
            <text:p>12.7398</text:p>
          </table:table-cell>
          <table:table-cell office:value-type="float" office:value="0">
            <text:p>0</text:p>
          </table:table-cell>
          <table:table-cell office:value-type="float" office:value="96377">
            <text:p>96377</text:p>
          </table:table-cell>
          <table:table-cell office:value-type="float" office:value="129406">
            <text:p>129406</text:p>
          </table:table-cell>
          <table:table-cell office:value-type="float" office:value="27638">
            <text:p>27638</text:p>
          </table:table-cell>
          <table:table-cell office:value-type="float" office:value="30.6254">
            <text:p>30.6254</text:p>
          </table:table-cell>
          <table:table-cell office:value-type="float" office:value="0">
            <text:p>0</text:p>
          </table:table-cell>
          <table:table-cell office:value-type="float" office:value="210322">
            <text:p>210322</text:p>
          </table:table-cell>
          <table:table-cell office:value-type="float" office:value="267819">
            <text:p>267819</text:p>
          </table:table-cell>
          <table:table-cell office:value-type="float" office:value="44456">
            <text:p>44456</text:p>
          </table:table-cell>
          <table:table-cell office:value-type="float" office:value="21.9848">
            <text:p>21.9848</text:p>
          </table:table-cell>
          <table:table-cell office:value-type="float" office:value="0">
            <text:p>0</text:p>
          </table:table-cell>
          <table:table-cell office:value-type="float" office:value="154621">
            <text:p>154621</text:p>
          </table:table-cell>
          <table:table-cell office:value-type="float" office:value="200660">
            <text:p>200660</text:p>
          </table:table-cell>
          <table:table-cell office:value-type="float" office:value="36779">
            <text:p>36779</text:p>
          </table:table-cell>
          <table:table-cell office:value-type="float" office:value="23.0392">
            <text:p>23.0392</text:p>
          </table:table-cell>
          <table:table-cell office:value-type="float" office:value="0">
            <text:p>0</text:p>
          </table:table-cell>
          <table:table-cell office:value-type="float" office:value="129741">
            <text:p>129741</text:p>
          </table:table-cell>
          <table:table-cell table:number-columns-repeated="2" office:value-type="float" office:value="149118">
            <text:p>149118</text:p>
          </table:table-cell>
          <table:table-cell office:value-type="float" office:value="28.1691">
            <text:p>28.1691</text:p>
          </table:table-cell>
          <table:table-cell office:value-type="float" office:value="0">
            <text:p>0</text:p>
          </table:table-cell>
          <table:table-cell office:value-type="float" office:value="214214">
            <text:p>214214</text:p>
          </table:table-cell>
          <table:table-cell office:value-type="float" office:value="292278">
            <text:p>292278</text:p>
          </table:table-cell>
          <table:table-cell office:value-type="float" office:value="0">
            <text:p>0</text:p>
          </table:table-cell>
          <table:table-cell office:value-type="float" office:value="27.0481">
            <text:p>27.0481</text:p>
          </table:table-cell>
          <table:table-cell office:value-type="float" office:value="0">
            <text:p>0</text:p>
          </table:table-cell>
          <table:table-cell office:value-type="float" office:value="215204">
            <text:p>215204</text:p>
          </table:table-cell>
          <table:table-cell office:value-type="float" office:value="246329">
            <text:p>246329</text:p>
          </table:table-cell>
          <table:table-cell office:value-type="float" office:value="244191">
            <text:p>244191</text:p>
          </table:table-cell>
          <table:table-cell office:value-type="float" office:value="57.683">
            <text:p>57.683</text:p>
          </table:table-cell>
          <table:table-cell office:value-type="float" office:value="0">
            <text:p>0</text:p>
          </table:table-cell>
          <table:table-cell office:value-type="float" office:value="372314">
            <text:p>372314</text:p>
          </table:table-cell>
          <table:table-cell office:value-type="float" office:value="461690">
            <text:p>461690</text:p>
          </table:table-cell>
          <table:table-cell office:value-type="float" office:value="59015">
            <text:p>59015</text:p>
          </table:table-cell>
          <table:table-cell office:value-type="float" office:value="267.493">
            <text:p>267.493</text:p>
          </table:table-cell>
          <table:table-cell office:value-type="float" office:value="0">
            <text:p>0</text:p>
          </table:table-cell>
          <table:table-cell office:value-type="float" office:value="1616780">
            <text:p>1616780</text:p>
          </table:table-cell>
          <table:table-cell table:number-columns-repeated="2" office:value-type="float" office:value="1626764">
            <text:p>1626764</text:p>
          </table:table-cell>
          <table:table-cell office:value-type="float" office:value="72.8202">
            <text:p>72.8202</text:p>
          </table:table-cell>
          <table:table-cell office:value-type="float" office:value="0">
            <text:p>0</text:p>
          </table:table-cell>
          <table:table-cell office:value-type="float" office:value="422280">
            <text:p>422280</text:p>
          </table:table-cell>
          <table:table-cell office:value-type="float" office:value="469138">
            <text:p>469138</text:p>
          </table:table-cell>
          <table:table-cell office:value-type="float" office:value="466175">
            <text:p>466175</text:p>
          </table:table-cell>
          <table:table-cell office:value-type="float" office:value="28.1009">
            <text:p>28.1009</text:p>
          </table:table-cell>
          <table:table-cell office:value-type="float" office:value="0">
            <text:p>0</text:p>
          </table:table-cell>
          <table:table-cell office:value-type="float" office:value="198384">
            <text:p>198384</text:p>
          </table:table-cell>
          <table:table-cell office:value-type="float" office:value="253374">
            <text:p>253374</text:p>
          </table:table-cell>
          <table:table-cell office:value-type="float" office:value="38932">
            <text:p>3893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808106">
            <text:p>2808106</text:p>
          </table:table-cell>
          <table:table-cell table:number-columns-repeated="2" office:value-type="float" office:value="2867178">
            <text:p>2867178</text:p>
          </table:table-cell>
          <table:table-cell office:value-type="float" office:value="16.4247">
            <text:p>16.4247</text:p>
          </table:table-cell>
          <table:table-cell office:value-type="float" office:value="0">
            <text:p>0</text:p>
          </table:table-cell>
          <table:table-cell office:value-type="float" office:value="137512">
            <text:p>137512</text:p>
          </table:table-cell>
          <table:table-cell office:value-type="float" office:value="179187">
            <text:p>179187</text:p>
          </table:table-cell>
          <table:table-cell office:value-type="float" office:value="32416">
            <text:p>32416</text:p>
          </table:table-cell>
          <table:table-cell office:value-type="float" office:value="12.6973">
            <text:p>12.6973</text:p>
          </table:table-cell>
          <table:table-cell office:value-type="float" office:value="0">
            <text:p>0</text:p>
          </table:table-cell>
          <table:table-cell office:value-type="float" office:value="103703">
            <text:p>103703</text:p>
          </table:table-cell>
          <table:table-cell office:value-type="float" office:value="160544">
            <text:p>160544</text:p>
          </table:table-cell>
          <table:table-cell office:value-type="float" office:value="80803">
            <text:p>80803</text:p>
          </table:table-cell>
          <table:table-cell table:style-name="cellBest" office:value-type="float" office:value="10.0514">
            <text:p>10.0514</text:p>
          </table:table-cell>
          <table:table-cell office:value-type="float" office:value="0">
            <text:p>0</text:p>
          </table:table-cell>
          <table:table-cell table:style-name="cellBest" office:value-type="float" office:value="82125">
            <text:p>82125</text:p>
          </table:table-cell>
          <table:table-cell table:style-name="cellBest" office:value-type="float" office:value="112930">
            <text:p>112930</text:p>
          </table:table-cell>
          <table:table-cell office:value-type="float" office:value="54382">
            <text:p>54382</text:p>
          </table:table-cell>
          <table:table-cell office:value-type="float" office:value="15.661">
            <text:p>15.661</text:p>
          </table:table-cell>
          <table:table-cell office:value-type="float" office:value="0">
            <text:p>0</text:p>
          </table:table-cell>
          <table:table-cell office:value-type="float" office:value="134405">
            <text:p>134405</text:p>
          </table:table-cell>
          <table:table-cell office:value-type="float" office:value="183831">
            <text:p>183831</text:p>
          </table:table-cell>
          <table:table-cell office:value-type="float" office:value="169192">
            <text:p>169192</text:p>
          </table:table-cell>
          <table:table-cell office:value-type="float" office:value="95.0093">
            <text:p>95.0093</text:p>
          </table:table-cell>
          <table:table-cell office:value-type="float" office:value="0">
            <text:p>0</text:p>
          </table:table-cell>
          <table:table-cell office:value-type="float" office:value="643619">
            <text:p>643619</text:p>
          </table:table-cell>
          <table:table-cell office:value-type="float" office:value="834613">
            <text:p>834613</text:p>
          </table:table-cell>
          <table:table-cell office:value-type="float" office:value="823707">
            <text:p>823707</text:p>
          </table:table-cell>
          <table:table-cell office:value-type="float" office:value="13.0595">
            <text:p>13.0595</text:p>
          </table:table-cell>
          <table:table-cell office:value-type="float" office:value="0">
            <text:p>0</text:p>
          </table:table-cell>
          <table:table-cell office:value-type="float" office:value="110706">
            <text:p>110706</text:p>
          </table:table-cell>
          <table:table-cell office:value-type="float" office:value="147930">
            <text:p>147930</text:p>
          </table:table-cell>
          <table:table-cell office:value-type="float" office:value="146107">
            <text:p>146107</text:p>
          </table:table-cell>
          <table:table-cell office:value-type="float" office:value="99.979">
            <text:p>99.979</text:p>
          </table:table-cell>
          <table:table-cell office:value-type="float" office:value="0">
            <text:p>0</text:p>
          </table:table-cell>
          <table:table-cell office:value-type="float" office:value="664485">
            <text:p>664485</text:p>
          </table:table-cell>
          <table:table-cell office:value-type="float" office:value="863738">
            <text:p>863738</text:p>
          </table:table-cell>
          <table:table-cell office:value-type="float" office:value="859317">
            <text:p>859317</text:p>
          </table:table-cell>
          <table:table-cell office:value-type="float" office:value="36.5989">
            <text:p>36.5989</text:p>
          </table:table-cell>
          <table:table-cell office:value-type="float" office:value="0">
            <text:p>0</text:p>
          </table:table-cell>
          <table:table-cell office:value-type="float" office:value="254492">
            <text:p>254492</text:p>
          </table:table-cell>
          <table:table-cell office:value-type="float" office:value="323473">
            <text:p>323473</text:p>
          </table:table-cell>
          <table:table-cell office:value-type="float" office:value="180211">
            <text:p>180211</text:p>
          </table:table-cell>
          <table:table-cell office:value-type="float" office:value="38.5247">
            <text:p>38.5247</text:p>
          </table:table-cell>
          <table:table-cell office:value-type="float" office:value="0">
            <text:p>0</text:p>
          </table:table-cell>
          <table:table-cell office:value-type="float" office:value="269459">
            <text:p>269459</text:p>
          </table:table-cell>
          <table:table-cell office:value-type="float" office:value="340257">
            <text:p>340257</text:p>
          </table:table-cell>
          <table:table-cell office:value-type="float" office:value="183995">
            <text:p>183995</text:p>
          </table:table-cell>
          <table:table-cell office:value-type="float" office:value="17.594">
            <text:p>17.594</text:p>
          </table:table-cell>
          <table:table-cell office:value-type="float" office:value="0">
            <text:p>0</text:p>
          </table:table-cell>
          <table:table-cell office:value-type="float" office:value="134553">
            <text:p>134553</text:p>
          </table:table-cell>
          <table:table-cell office:value-type="float" office:value="174451">
            <text:p>174451</text:p>
          </table:table-cell>
          <table:table-cell office:value-type="float" office:value="90444">
            <text:p>90444</text:p>
          </table:table-cell>
          <table:table-cell office:value-type="float" office:value="15.873">
            <text:p>15.873</text:p>
          </table:table-cell>
          <table:table-cell office:value-type="float" office:value="0">
            <text:p>0</text:p>
          </table:table-cell>
          <table:table-cell office:value-type="float" office:value="133725">
            <text:p>133725</text:p>
          </table:table-cell>
          <table:table-cell office:value-type="float" office:value="174257">
            <text:p>174257</text:p>
          </table:table-cell>
          <table:table-cell office:value-type="float" office:value="82063">
            <text:p>82063</text:p>
          </table:table-cell>
          <table:table-cell office:value-type="float" office:value="26.2208">
            <text:p>26.2208</text:p>
          </table:table-cell>
          <table:table-cell office:value-type="float" office:value="0">
            <text:p>0</text:p>
          </table:table-cell>
          <table:table-cell office:value-type="float" office:value="201755">
            <text:p>201755</text:p>
          </table:table-cell>
          <table:table-cell table:number-columns-repeated="2" office:value-type="float" office:value="274404">
            <text:p>274404</text:p>
          </table:table-cell>
          <table:table-cell office:value-type="float" office:value="16.9468">
            <text:p>16.9468</text:p>
          </table:table-cell>
          <table:table-cell office:value-type="float" office:value="0">
            <text:p>0</text:p>
          </table:table-cell>
          <table:table-cell office:value-type="float" office:value="117532">
            <text:p>117532</text:p>
          </table:table-cell>
          <table:table-cell office:value-type="float" office:value="141551">
            <text:p>141551</text:p>
          </table:table-cell>
          <table:table-cell office:value-type="float" office:value="0">
            <text:p>0</text:p>
          </table:table-cell>
          <table:table-cell office:value-type="float" office:value="77.9722">
            <text:p>77.9722</text:p>
          </table:table-cell>
          <table:table-cell office:value-type="float" office:value="0">
            <text:p>0</text:p>
          </table:table-cell>
          <table:table-cell office:value-type="float" office:value="537582">
            <text:p>537582</text:p>
          </table:table-cell>
          <table:table-cell office:value-type="float" office:value="666817">
            <text:p>666817</text:p>
          </table:table-cell>
          <table:table-cell office:value-type="float" office:value="659152">
            <text:p>659152</text:p>
          </table:table-cell>
          <table:table-cell office:value-type="float" office:value="18.5188">
            <text:p>18.5188</text:p>
          </table:table-cell>
          <table:table-cell office:value-type="float" office:value="0">
            <text:p>0</text:p>
          </table:table-cell>
          <table:table-cell office:value-type="float" office:value="143634">
            <text:p>143634</text:p>
          </table:table-cell>
          <table:table-cell office:value-type="float" office:value="186733">
            <text:p>186733</text:p>
          </table:table-cell>
          <table:table-cell office:value-type="float" office:value="93668">
            <text:p>93668</text:p>
          </table:table-cell>
          <table:table-cell office:value-type="float" office:value="61.0632">
            <text:p>61.0632</text:p>
          </table:table-cell>
          <table:table-cell office:value-type="float" office:value="0">
            <text:p>0</text:p>
          </table:table-cell>
          <table:table-cell office:value-type="float" office:value="377793">
            <text:p>377793</text:p>
          </table:table-cell>
          <table:table-cell table:number-columns-repeated="2" office:value-type="float" office:value="406631">
            <text:p>406631</text:p>
          </table:table-cell>
          <table:table-cell office:value-type="float" office:value="198.292">
            <text:p>198.292</text:p>
          </table:table-cell>
          <table:table-cell office:value-type="float" office:value="0">
            <text:p>0</text:p>
          </table:table-cell>
          <table:table-cell office:value-type="float" office:value="1039873">
            <text:p>1039873</text:p>
          </table:table-cell>
          <table:table-cell office:value-type="float" office:value="1307179">
            <text:p>1307179</text:p>
          </table:table-cell>
          <table:table-cell office:value-type="float" office:value="1300142">
            <text:p>1300142</text:p>
          </table:table-cell>
          <table:table-cell office:value-type="float" office:value="36.0469">
            <text:p>36.0469</text:p>
          </table:table-cell>
          <table:table-cell office:value-type="float" office:value="0">
            <text:p>0</text:p>
          </table:table-cell>
          <table:table-cell office:value-type="float" office:value="284383">
            <text:p>284383</text:p>
          </table:table-cell>
          <table:table-cell office:value-type="float" office:value="359162">
            <text:p>359162</text:p>
          </table:table-cell>
          <table:table-cell office:value-type="float" office:value="200624">
            <text:p>20062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2853761">
            <text:p>2853761</text:p>
          </table:table-cell>
          <table:table-cell table:style-name="cellWorst" office:value-type="float" office:value="2920517">
            <text:p>2920517</text:p>
          </table:table-cell>
          <table:table-cell table:style-name="cellWorst" office:value-type="float" office:value="2920517">
            <text:p>2920517</text:p>
          </table:table-cell>
          <table:table-cell table:formula="of:=MIN([.$B30];[.$F30];[.$K30];[.$P30];[.$U30];[.$Z30];[.$AE30];[.$AJ30];[.$AO30];[.$AT30];[.$AY30];[.$BD30];[.$BI30];[.$BN30];[.$BS30];[.$BX30];[.$CC30];[.$CH30];[.$CM30];[.$CR30];[.$CW30];[.$DB30];[.$DG30];[.$DL30];[.$DQ30];[.$DV30];[.$EA30];[.$EF30];[.$EK30];[.$EP30];[.$EU30];[.$EZ30];[.$FE30];[.$FJ30];[.$FO30];[.$FT30];[.$FY30];[.$GD30];[.$GI30];[.$GN30];[.$GS30])" office:value-type="float" office:value="10.0514">
            <text:p>10.0514</text:p>
          </table:table-cell>
          <table:table-cell table:formula="of:=MIN([.$C30];[.$G30];[.$L30];[.$Q30];[.$V30];[.$AA30];[.$AF30];[.$AK30];[.$AP30];[.$AU30];[.$AZ30];[.$BE30];[.$BJ30];[.$BO30];[.$BT30];[.$BY30];[.$CD30];[.$CI30];[.$CN30];[.$CS30];[.$CX30];[.$DC30];[.$DH30];[.$DM30];[.$DR30];[.$DW30];[.$EB30];[.$EG30];[.$EL30];[.$EQ30];[.$EV30];[.$FA30];[.$FF30];[.$FK30];[.$FP30];[.$FU30];[.$FZ30];[.$GE30];[.$GJ30];[.$GO30];[.$GT30])" office:value-type="float" office:value="0">
            <text:p>0</text:p>
          </table:table-cell>
          <table:table-cell table:formula="of:=MIN([.$D30];[.$H30];[.$M30];[.$R30];[.$W30];[.$AB30];[.$AG30];[.$AL30];[.$AQ30];[.$AV30];[.$BA30];[.$BF30];[.$BK30];[.$BP30];[.$BU30];[.$BZ30];[.$CE30];[.$CJ30];[.$CO30];[.$CT30];[.$CY30];[.$DD30];[.$DI30];[.$DN30];[.$DS30];[.$DX30];[.$EC30];[.$EH30];[.$EM30];[.$ER30];[.$EW30];[.$FB30];[.$FG30];[.$FL30];[.$FQ30];[.$FV30];[.$GA30];[.$GF30];[.$GK30];[.$GP30];[.$GU30])" office:value-type="float" office:value="82125">
            <text:p>82125</text:p>
          </table:table-cell>
          <table:table-cell table:formula="of:=MIN([.$E30];[.$I30];[.$N30];[.$S30];[.$X30];[.$AC30];[.$AH30];[.$AM30];[.$AR30];[.$AW30];[.$BB30];[.$BG30];[.$BL30];[.$BQ30];[.$BV30];[.$CA30];[.$CF30];[.$CK30];[.$CP30];[.$CU30];[.$CZ30];[.$DE30];[.$DJ30];[.$DO30];[.$DT30];[.$DY30];[.$ED30];[.$EI30];[.$EN30];[.$ES30];[.$EX30];[.$FC30];[.$FH30];[.$FM30];[.$FR30];[.$FW30];[.$GB30];[.$GG30];[.$GL30];[.$GQ30];[.$GV30])" office:value-type="float" office:value="112930">
            <text:p>112930</text:p>
          </table:table-cell>
          <table:table-cell table:formula="of:=MIN([.$J30];[.$O30];[.$T30];[.$Y30];[.$AD30];[.$AI30];[.$AN30];[.$AS30];[.$AX30];[.$BC30];[.$BH30];[.$BM30];[.$BR30];[.$BW30];[.$CB30];[.$CG30];[.$CL30];[.$CQ30];[.$CV30];[.$DA30];[.$DF30];[.$DK30];[.$DP30];[.$DU30];[.$DZ30];[.$EE30];[.$EJ30];[.$EO30];[.$ET30];[.$EY30];[.$FD30];[.$FI30];[.$FN30];[.$FS30];[.$FX30];[.$GC30];[.$GH30];[.$GM30];[.$GR30];[.$GW30])" office:value-type="float" office:value="0">
            <text:p>0</text:p>
          </table:table-cell>
          <table:table-cell table:formula="of:=MEDIAN([.$B30];[.$F30];[.$K30];[.$P30];[.$U30];[.$Z30];[.$AE30];[.$AJ30];[.$AO30];[.$AT30];[.$AY30];[.$BD30];[.$BI30];[.$BN30];[.$BS30];[.$BX30];[.$CC30];[.$CH30];[.$CM30];[.$CR30];[.$CW30];[.$DB30];[.$DG30];[.$DL30];[.$DQ30];[.$DV30];[.$EA30];[.$EF30];[.$EK30];[.$EP30];[.$EU30];[.$EZ30];[.$FE30];[.$FJ30];[.$FO30];[.$FT30];[.$FY30];[.$GD30];[.$GI30];[.$GN30];[.$GS30])" office:value-type="float" office:value="28.1009">
            <text:p>28.1009</text:p>
          </table:table-cell>
          <table:table-cell table:formula="of:=MEDIAN([.$C30];[.$G30];[.$L30];[.$Q30];[.$V30];[.$AA30];[.$AF30];[.$AK30];[.$AP30];[.$AU30];[.$AZ30];[.$BE30];[.$BJ30];[.$BO30];[.$BT30];[.$BY30];[.$CD30];[.$CI30];[.$CN30];[.$CS30];[.$CX30];[.$DC30];[.$DH30];[.$DM30];[.$DR30];[.$DW30];[.$EB30];[.$EG30];[.$EL30];[.$EQ30];[.$EV30];[.$FA30];[.$FF30];[.$FK30];[.$FP30];[.$FU30];[.$FZ30];[.$GE30];[.$GJ30];[.$GO30];[.$GT30])" office:value-type="float" office:value="0">
            <text:p>0</text:p>
          </table:table-cell>
          <table:table-cell table:formula="of:=MEDIAN([.$D30];[.$H30];[.$M30];[.$R30];[.$W30];[.$AB30];[.$AG30];[.$AL30];[.$AQ30];[.$AV30];[.$BA30];[.$BF30];[.$BK30];[.$BP30];[.$BU30];[.$BZ30];[.$CE30];[.$CJ30];[.$CO30];[.$CT30];[.$CY30];[.$DD30];[.$DI30];[.$DN30];[.$DS30];[.$DX30];[.$EC30];[.$EH30];[.$EM30];[.$ER30];[.$EW30];[.$FB30];[.$FG30];[.$FL30];[.$FQ30];[.$FV30];[.$GA30];[.$GF30];[.$GK30];[.$GP30];[.$GU30])" office:value-type="float" office:value="210322">
            <text:p>210322</text:p>
          </table:table-cell>
          <table:table-cell table:formula="of:=MEDIAN([.$E30];[.$I30];[.$N30];[.$S30];[.$X30];[.$AC30];[.$AH30];[.$AM30];[.$AR30];[.$AW30];[.$BB30];[.$BG30];[.$BL30];[.$BQ30];[.$BV30];[.$CA30];[.$CF30];[.$CK30];[.$CP30];[.$CU30];[.$CZ30];[.$DE30];[.$DJ30];[.$DO30];[.$DT30];[.$DY30];[.$ED30];[.$EI30];[.$EN30];[.$ES30];[.$EX30];[.$FC30];[.$FH30];[.$FM30];[.$FR30];[.$FW30];[.$GB30];[.$GG30];[.$GL30];[.$GQ30];[.$GV30])" office:value-type="float" office:value="267819">
            <text:p>267819</text:p>
          </table:table-cell>
          <table:table-cell table:formula="of:=MEDIAN([.$J30];[.$O30];[.$T30];[.$Y30];[.$AD30];[.$AI30];[.$AN30];[.$AS30];[.$AX30];[.$BC30];[.$BH30];[.$BM30];[.$BR30];[.$BW30];[.$CB30];[.$CG30];[.$CL30];[.$CQ30];[.$CV30];[.$DA30];[.$DF30];[.$DK30];[.$DP30];[.$DU30];[.$DZ30];[.$EE30];[.$EJ30];[.$EO30];[.$ET30];[.$EY30];[.$FD30];[.$FI30];[.$FN30];[.$FS30];[.$FX30];[.$GC30];[.$GH30];[.$GM30];[.$GR30];[.$GW30])" office:value-type="float" office:value="147612.5">
            <text:p>147612.5</text:p>
          </table:table-cell>
          <table:table-cell table:formula="of:=MAX([.$B30];[.$F30];[.$K30];[.$P30];[.$U30];[.$Z30];[.$AE30];[.$AJ30];[.$AO30];[.$AT30];[.$AY30];[.$BD30];[.$BI30];[.$BN30];[.$BS30];[.$BX30];[.$CC30];[.$CH30];[.$CM30];[.$CR30];[.$CW30];[.$DB30];[.$DG30];[.$DL30];[.$DQ30];[.$DV30];[.$EA30];[.$EF30];[.$EK30];[.$EP30];[.$EU30];[.$EZ30];[.$FE30];[.$FJ30];[.$FO30];[.$FT30];[.$FY30];[.$GD30];[.$GI30];[.$GN30];[.$GS30])" office:value-type="float" office:value="600">
            <text:p>600</text:p>
          </table:table-cell>
          <table:table-cell table:formula="of:=MAX([.$C30];[.$G30];[.$L30];[.$Q30];[.$V30];[.$AA30];[.$AF30];[.$AK30];[.$AP30];[.$AU30];[.$AZ30];[.$BE30];[.$BJ30];[.$BO30];[.$BT30];[.$BY30];[.$CD30];[.$CI30];[.$CN30];[.$CS30];[.$CX30];[.$DC30];[.$DH30];[.$DM30];[.$DR30];[.$DW30];[.$EB30];[.$EG30];[.$EL30];[.$EQ30];[.$EV30];[.$FA30];[.$FF30];[.$FK30];[.$FP30];[.$FU30];[.$FZ30];[.$GE30];[.$GJ30];[.$GO30];[.$GT30])" office:value-type="float" office:value="1">
            <text:p>1</text:p>
          </table:table-cell>
          <table:table-cell table:formula="of:=MAX([.$D30];[.$H30];[.$M30];[.$R30];[.$W30];[.$AB30];[.$AG30];[.$AL30];[.$AQ30];[.$AV30];[.$BA30];[.$BF30];[.$BK30];[.$BP30];[.$BU30];[.$BZ30];[.$CE30];[.$CJ30];[.$CO30];[.$CT30];[.$CY30];[.$DD30];[.$DI30];[.$DN30];[.$DS30];[.$DX30];[.$EC30];[.$EH30];[.$EM30];[.$ER30];[.$EW30];[.$FB30];[.$FG30];[.$FL30];[.$FQ30];[.$FV30];[.$GA30];[.$GF30];[.$GK30];[.$GP30];[.$GU30])" office:value-type="float" office:value="2853761">
            <text:p>2853761</text:p>
          </table:table-cell>
          <table:table-cell table:formula="of:=MAX([.$E30];[.$I30];[.$N30];[.$S30];[.$X30];[.$AC30];[.$AH30];[.$AM30];[.$AR30];[.$AW30];[.$BB30];[.$BG30];[.$BL30];[.$BQ30];[.$BV30];[.$CA30];[.$CF30];[.$CK30];[.$CP30];[.$CU30];[.$CZ30];[.$DE30];[.$DJ30];[.$DO30];[.$DT30];[.$DY30];[.$ED30];[.$EI30];[.$EN30];[.$ES30];[.$EX30];[.$FC30];[.$FH30];[.$FM30];[.$FR30];[.$FW30];[.$GB30];[.$GG30];[.$GL30];[.$GQ30];[.$GV30])" office:value-type="float" office:value="2920517">
            <text:p>2920517</text:p>
          </table:table-cell>
          <table:table-cell table:formula="of:=MAX([.$J30];[.$O30];[.$T30];[.$Y30];[.$AD30];[.$AI30];[.$AN30];[.$AS30];[.$AX30];[.$BC30];[.$BH30];[.$BM30];[.$BR30];[.$BW30];[.$CB30];[.$CG30];[.$CL30];[.$CQ30];[.$CV30];[.$DA30];[.$DF30];[.$DK30];[.$DP30];[.$DU30];[.$DZ30];[.$EE30];[.$EJ30];[.$EO30];[.$ET30];[.$EY30];[.$FD30];[.$FI30];[.$FN30];[.$FS30];[.$FX30];[.$GC30];[.$GH30];[.$GM30];[.$GR30];[.$GW30])" office:value-type="float" office:value="2920517">
            <text:p>2920517</text:p>
          </table:table-cell>
        </table:table-row>
        <table:table-row table:style-name="ro1">
          <table:table-cell office:value-type="string">
            <text:p>./handmade_soko029.lp</text:p>
          </table:table-cell>
          <table:table-cell office:value-type="float" office:value="12.1038">
            <text:p>12.1038</text:p>
          </table:table-cell>
          <table:table-cell office:value-type="float" office:value="0">
            <text:p>0</text:p>
          </table:table-cell>
          <table:table-cell office:value-type="float" office:value="73004">
            <text:p>73004</text:p>
          </table:table-cell>
          <table:table-cell office:value-type="float" office:value="106678">
            <text:p>106678</text:p>
          </table:table-cell>
          <table:table-cell office:value-type="float" office:value="12.2424">
            <text:p>12.2424</text:p>
          </table:table-cell>
          <table:table-cell office:value-type="float" office:value="0">
            <text:p>0</text:p>
          </table:table-cell>
          <table:table-cell office:value-type="float" office:value="73004">
            <text:p>73004</text:p>
          </table:table-cell>
          <table:table-cell office:value-type="float" office:value="106678">
            <text:p>106678</text:p>
          </table:table-cell>
          <table:table-cell office:value-type="float" office:value="0">
            <text:p>0</text:p>
          </table:table-cell>
          <table:table-cell office:value-type="float" office:value="11.3896">
            <text:p>11.3896</text:p>
          </table:table-cell>
          <table:table-cell office:value-type="float" office:value="0">
            <text:p>0</text:p>
          </table:table-cell>
          <table:table-cell office:value-type="float" office:value="73004">
            <text:p>73004</text:p>
          </table:table-cell>
          <table:table-cell office:value-type="float" office:value="106678">
            <text:p>106678</text:p>
          </table:table-cell>
          <table:table-cell office:value-type="float" office:value="0">
            <text:p>0</text:p>
          </table:table-cell>
          <table:table-cell office:value-type="float" office:value="12.3157">
            <text:p>12.3157</text:p>
          </table:table-cell>
          <table:table-cell office:value-type="float" office:value="0">
            <text:p>0</text:p>
          </table:table-cell>
          <table:table-cell office:value-type="float" office:value="73004">
            <text:p>73004</text:p>
          </table:table-cell>
          <table:table-cell office:value-type="float" office:value="106678">
            <text:p>106678</text:p>
          </table:table-cell>
          <table:table-cell office:value-type="float" office:value="25513">
            <text:p>25513</text:p>
          </table:table-cell>
          <table:table-cell office:value-type="float" office:value="9.68027">
            <text:p>9.68027</text:p>
          </table:table-cell>
          <table:table-cell office:value-type="float" office:value="0">
            <text:p>0</text:p>
          </table:table-cell>
          <table:table-cell office:value-type="float" office:value="60249">
            <text:p>60249</text:p>
          </table:table-cell>
          <table:table-cell office:value-type="float" office:value="153485">
            <text:p>153485</text:p>
          </table:table-cell>
          <table:table-cell office:value-type="float" office:value="75930">
            <text:p>75930</text:p>
          </table:table-cell>
          <table:table-cell office:value-type="float" office:value="9.7906">
            <text:p>9.7906</text:p>
          </table:table-cell>
          <table:table-cell office:value-type="float" office:value="0">
            <text:p>0</text:p>
          </table:table-cell>
          <table:table-cell office:value-type="float" office:value="58693">
            <text:p>58693</text:p>
          </table:table-cell>
          <table:table-cell office:value-type="float" office:value="87408">
            <text:p>87408</text:p>
          </table:table-cell>
          <table:table-cell office:value-type="float" office:value="21551">
            <text:p>21551</text:p>
          </table:table-cell>
          <table:table-cell office:value-type="float" office:value="12.3037">
            <text:p>12.3037</text:p>
          </table:table-cell>
          <table:table-cell office:value-type="float" office:value="0">
            <text:p>0</text:p>
          </table:table-cell>
          <table:table-cell office:value-type="float" office:value="61778">
            <text:p>61778</text:p>
          </table:table-cell>
          <table:table-cell office:value-type="float" office:value="75113">
            <text:p>75113</text:p>
          </table:table-cell>
          <table:table-cell office:value-type="float" office:value="68250">
            <text:p>68250</text:p>
          </table:table-cell>
          <table:table-cell office:value-type="float" office:value="31.129">
            <text:p>31.129</text:p>
          </table:table-cell>
          <table:table-cell office:value-type="float" office:value="0">
            <text:p>0</text:p>
          </table:table-cell>
          <table:table-cell office:value-type="float" office:value="182845">
            <text:p>182845</text:p>
          </table:table-cell>
          <table:table-cell office:value-type="float" office:value="207520">
            <text:p>207520</text:p>
          </table:table-cell>
          <table:table-cell office:value-type="float" office:value="203015">
            <text:p>203015</text:p>
          </table:table-cell>
          <table:table-cell table:style-name="cellBest" office:value-type="float" office:value="3.56518">
            <text:p>3.56518</text:p>
          </table:table-cell>
          <table:table-cell office:value-type="float" office:value="0">
            <text:p>0</text:p>
          </table:table-cell>
          <table:table-cell table:style-name="cellBest" office:value-type="float" office:value="21416">
            <text:p>21416</text:p>
          </table:table-cell>
          <table:table-cell table:style-name="cellBest" office:value-type="float" office:value="28755">
            <text:p>28755</text:p>
          </table:table-cell>
          <table:table-cell office:value-type="float" office:value="26462">
            <text:p>26462</text:p>
          </table:table-cell>
          <table:table-cell office:value-type="float" office:value="11.927">
            <text:p>11.927</text:p>
          </table:table-cell>
          <table:table-cell office:value-type="float" office:value="0">
            <text:p>0</text:p>
          </table:table-cell>
          <table:table-cell office:value-type="float" office:value="63683">
            <text:p>63683</text:p>
          </table:table-cell>
          <table:table-cell office:value-type="float" office:value="76316">
            <text:p>76316</text:p>
          </table:table-cell>
          <table:table-cell office:value-type="float" office:value="72882">
            <text:p>72882</text:p>
          </table:table-cell>
          <table:table-cell office:value-type="float" office:value="9.32141">
            <text:p>9.32141</text:p>
          </table:table-cell>
          <table:table-cell office:value-type="float" office:value="0">
            <text:p>0</text:p>
          </table:table-cell>
          <table:table-cell office:value-type="float" office:value="53151">
            <text:p>53151</text:p>
          </table:table-cell>
          <table:table-cell office:value-type="float" office:value="81581">
            <text:p>81581</text:p>
          </table:table-cell>
          <table:table-cell office:value-type="float" office:value="21477">
            <text:p>21477</text:p>
          </table:table-cell>
          <table:table-cell office:value-type="float" office:value="7.86108">
            <text:p>7.86108</text:p>
          </table:table-cell>
          <table:table-cell office:value-type="float" office:value="0">
            <text:p>0</text:p>
          </table:table-cell>
          <table:table-cell office:value-type="float" office:value="38338">
            <text:p>38338</text:p>
          </table:table-cell>
          <table:table-cell office:value-type="float" office:value="58795">
            <text:p>58795</text:p>
          </table:table-cell>
          <table:table-cell office:value-type="float" office:value="17447">
            <text:p>17447</text:p>
          </table:table-cell>
          <table:table-cell office:value-type="float" office:value="7.80528">
            <text:p>7.80528</text:p>
          </table:table-cell>
          <table:table-cell office:value-type="float" office:value="0">
            <text:p>0</text:p>
          </table:table-cell>
          <table:table-cell office:value-type="float" office:value="44882">
            <text:p>44882</text:p>
          </table:table-cell>
          <table:table-cell office:value-type="float" office:value="69802">
            <text:p>69802</text:p>
          </table:table-cell>
          <table:table-cell office:value-type="float" office:value="19127">
            <text:p>19127</text:p>
          </table:table-cell>
          <table:table-cell office:value-type="float" office:value="3.88358">
            <text:p>3.88358</text:p>
          </table:table-cell>
          <table:table-cell office:value-type="float" office:value="0">
            <text:p>0</text:p>
          </table:table-cell>
          <table:table-cell office:value-type="float" office:value="22610">
            <text:p>22610</text:p>
          </table:table-cell>
          <table:table-cell office:value-type="float" office:value="36298">
            <text:p>36298</text:p>
          </table:table-cell>
          <table:table-cell office:value-type="float" office:value="11670">
            <text:p>11670</text:p>
          </table:table-cell>
          <table:table-cell office:value-type="float" office:value="5.77529">
            <text:p>5.77529</text:p>
          </table:table-cell>
          <table:table-cell office:value-type="float" office:value="0">
            <text:p>0</text:p>
          </table:table-cell>
          <table:table-cell office:value-type="float" office:value="34820">
            <text:p>34820</text:p>
          </table:table-cell>
          <table:table-cell table:number-columns-repeated="2" office:value-type="float" office:value="42640">
            <text:p>42640</text:p>
          </table:table-cell>
          <table:table-cell office:value-type="float" office:value="61.3486">
            <text:p>61.3486</text:p>
          </table:table-cell>
          <table:table-cell office:value-type="float" office:value="0">
            <text:p>0</text:p>
          </table:table-cell>
          <table:table-cell office:value-type="float" office:value="308362">
            <text:p>308362</text:p>
          </table:table-cell>
          <table:table-cell office:value-type="float" office:value="1632194">
            <text:p>1632194</text:p>
          </table:table-cell>
          <table:table-cell office:value-type="float" office:value="0">
            <text:p>0</text:p>
          </table:table-cell>
          <table:table-cell office:value-type="float" office:value="14.2362">
            <text:p>14.2362</text:p>
          </table:table-cell>
          <table:table-cell office:value-type="float" office:value="0">
            <text:p>0</text:p>
          </table:table-cell>
          <table:table-cell office:value-type="float" office:value="74140">
            <text:p>74140</text:p>
          </table:table-cell>
          <table:table-cell office:value-type="float" office:value="91067">
            <text:p>91067</text:p>
          </table:table-cell>
          <table:table-cell office:value-type="float" office:value="86837">
            <text:p>86837</text:p>
          </table:table-cell>
          <table:table-cell office:value-type="float" office:value="6.14316">
            <text:p>6.14316</text:p>
          </table:table-cell>
          <table:table-cell office:value-type="float" office:value="0">
            <text:p>0</text:p>
          </table:table-cell>
          <table:table-cell office:value-type="float" office:value="32445">
            <text:p>32445</text:p>
          </table:table-cell>
          <table:table-cell office:value-type="float" office:value="53326">
            <text:p>53326</text:p>
          </table:table-cell>
          <table:table-cell office:value-type="float" office:value="15481">
            <text:p>15481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table:style-name="cellWorst" office:value-type="float" office:value="1851928">
            <text:p>1851928</text:p>
          </table:table-cell>
          <table:table-cell table:style-name="cellWorst" office:value-type="float" office:value="1870245">
            <text:p>1870245</text:p>
          </table:table-cell>
          <table:table-cell table:style-name="cellWorst" office:value-type="float" office:value="1870245">
            <text:p>1870245</text:p>
          </table:table-cell>
          <table:table-cell office:value-type="float" office:value="42.5696">
            <text:p>42.5696</text:p>
          </table:table-cell>
          <table:table-cell office:value-type="float" office:value="0">
            <text:p>0</text:p>
          </table:table-cell>
          <table:table-cell office:value-type="float" office:value="182369">
            <text:p>182369</text:p>
          </table:table-cell>
          <table:table-cell office:value-type="float" office:value="212145">
            <text:p>212145</text:p>
          </table:table-cell>
          <table:table-cell office:value-type="float" office:value="205622">
            <text:p>205622</text:p>
          </table:table-cell>
          <table:table-cell office:value-type="float" office:value="5.43342">
            <text:p>5.43342</text:p>
          </table:table-cell>
          <table:table-cell office:value-type="float" office:value="0">
            <text:p>0</text:p>
          </table:table-cell>
          <table:table-cell office:value-type="float" office:value="32388">
            <text:p>32388</text:p>
          </table:table-cell>
          <table:table-cell office:value-type="float" office:value="50215">
            <text:p>50215</text:p>
          </table:table-cell>
          <table:table-cell office:value-type="float" office:value="15654">
            <text:p>1565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437541">
            <text:p>1437541</text:p>
          </table:table-cell>
          <table:table-cell table:number-columns-repeated="2" office:value-type="float" office:value="1462110">
            <text:p>1462110</text:p>
          </table:table-cell>
          <table:table-cell office:value-type="float" office:value="11.5219">
            <text:p>11.5219</text:p>
          </table:table-cell>
          <table:table-cell office:value-type="float" office:value="0">
            <text:p>0</text:p>
          </table:table-cell>
          <table:table-cell office:value-type="float" office:value="73004">
            <text:p>73004</text:p>
          </table:table-cell>
          <table:table-cell office:value-type="float" office:value="106678">
            <text:p>106678</text:p>
          </table:table-cell>
          <table:table-cell office:value-type="float" office:value="25513">
            <text:p>25513</text:p>
          </table:table-cell>
          <table:table-cell office:value-type="float" office:value="6.05213">
            <text:p>6.05213</text:p>
          </table:table-cell>
          <table:table-cell office:value-type="float" office:value="0">
            <text:p>0</text:p>
          </table:table-cell>
          <table:table-cell office:value-type="float" office:value="33885">
            <text:p>33885</text:p>
          </table:table-cell>
          <table:table-cell office:value-type="float" office:value="69451">
            <text:p>69451</text:p>
          </table:table-cell>
          <table:table-cell office:value-type="float" office:value="35438">
            <text:p>35438</text:p>
          </table:table-cell>
          <table:table-cell office:value-type="float" office:value="9.8758">
            <text:p>9.8758</text:p>
          </table:table-cell>
          <table:table-cell office:value-type="float" office:value="0">
            <text:p>0</text:p>
          </table:table-cell>
          <table:table-cell office:value-type="float" office:value="64674">
            <text:p>64674</text:p>
          </table:table-cell>
          <table:table-cell office:value-type="float" office:value="95877">
            <text:p>95877</text:p>
          </table:table-cell>
          <table:table-cell office:value-type="float" office:value="53661">
            <text:p>53661</text:p>
          </table:table-cell>
          <table:table-cell office:value-type="float" office:value="12.6248">
            <text:p>12.6248</text:p>
          </table:table-cell>
          <table:table-cell office:value-type="float" office:value="0">
            <text:p>0</text:p>
          </table:table-cell>
          <table:table-cell office:value-type="float" office:value="79046">
            <text:p>79046</text:p>
          </table:table-cell>
          <table:table-cell office:value-type="float" office:value="118683">
            <text:p>118683</text:p>
          </table:table-cell>
          <table:table-cell office:value-type="float" office:value="107965">
            <text:p>107965</text:p>
          </table:table-cell>
          <table:table-cell office:value-type="float" office:value="7.31227">
            <text:p>7.31227</text:p>
          </table:table-cell>
          <table:table-cell office:value-type="float" office:value="0">
            <text:p>0</text:p>
          </table:table-cell>
          <table:table-cell office:value-type="float" office:value="51187">
            <text:p>51187</text:p>
          </table:table-cell>
          <table:table-cell office:value-type="float" office:value="76271">
            <text:p>76271</text:p>
          </table:table-cell>
          <table:table-cell office:value-type="float" office:value="73783">
            <text:p>73783</text:p>
          </table:table-cell>
          <table:table-cell office:value-type="float" office:value="10.6399">
            <text:p>10.6399</text:p>
          </table:table-cell>
          <table:table-cell office:value-type="float" office:value="0">
            <text:p>0</text:p>
          </table:table-cell>
          <table:table-cell office:value-type="float" office:value="78612">
            <text:p>78612</text:p>
          </table:table-cell>
          <table:table-cell office:value-type="float" office:value="113293">
            <text:p>113293</text:p>
          </table:table-cell>
          <table:table-cell office:value-type="float" office:value="111824">
            <text:p>111824</text:p>
          </table:table-cell>
          <table:table-cell office:value-type="float" office:value="17.4813">
            <text:p>17.4813</text:p>
          </table:table-cell>
          <table:table-cell office:value-type="float" office:value="0">
            <text:p>0</text:p>
          </table:table-cell>
          <table:table-cell office:value-type="float" office:value="119426">
            <text:p>119426</text:p>
          </table:table-cell>
          <table:table-cell office:value-type="float" office:value="169507">
            <text:p>169507</text:p>
          </table:table-cell>
          <table:table-cell office:value-type="float" office:value="167872">
            <text:p>167872</text:p>
          </table:table-cell>
          <table:table-cell office:value-type="float" office:value="8.28092">
            <text:p>8.28092</text:p>
          </table:table-cell>
          <table:table-cell office:value-type="float" office:value="0">
            <text:p>0</text:p>
          </table:table-cell>
          <table:table-cell office:value-type="float" office:value="51448">
            <text:p>51448</text:p>
          </table:table-cell>
          <table:table-cell office:value-type="float" office:value="81861">
            <text:p>81861</text:p>
          </table:table-cell>
          <table:table-cell office:value-type="float" office:value="42902">
            <text:p>42902</text:p>
          </table:table-cell>
          <table:table-cell office:value-type="float" office:value="8.07347">
            <text:p>8.07347</text:p>
          </table:table-cell>
          <table:table-cell office:value-type="float" office:value="0">
            <text:p>0</text:p>
          </table:table-cell>
          <table:table-cell office:value-type="float" office:value="45317">
            <text:p>45317</text:p>
          </table:table-cell>
          <table:table-cell office:value-type="float" office:value="69220">
            <text:p>69220</text:p>
          </table:table-cell>
          <table:table-cell office:value-type="float" office:value="33580">
            <text:p>33580</text:p>
          </table:table-cell>
          <table:table-cell office:value-type="float" office:value="7.60483">
            <text:p>7.60483</text:p>
          </table:table-cell>
          <table:table-cell office:value-type="float" office:value="0">
            <text:p>0</text:p>
          </table:table-cell>
          <table:table-cell office:value-type="float" office:value="44596">
            <text:p>44596</text:p>
          </table:table-cell>
          <table:table-cell office:value-type="float" office:value="69656">
            <text:p>69656</text:p>
          </table:table-cell>
          <table:table-cell office:value-type="float" office:value="33836">
            <text:p>33836</text:p>
          </table:table-cell>
          <table:table-cell office:value-type="float" office:value="10.0271">
            <text:p>10.0271</text:p>
          </table:table-cell>
          <table:table-cell office:value-type="float" office:value="0">
            <text:p>0</text:p>
          </table:table-cell>
          <table:table-cell office:value-type="float" office:value="61916">
            <text:p>61916</text:p>
          </table:table-cell>
          <table:table-cell office:value-type="float" office:value="93193">
            <text:p>93193</text:p>
          </table:table-cell>
          <table:table-cell office:value-type="float" office:value="43686">
            <text:p>43686</text:p>
          </table:table-cell>
          <table:table-cell office:value-type="float" office:value="35.6342">
            <text:p>35.6342</text:p>
          </table:table-cell>
          <table:table-cell office:value-type="float" office:value="0">
            <text:p>0</text:p>
          </table:table-cell>
          <table:table-cell office:value-type="float" office:value="255944">
            <text:p>255944</text:p>
          </table:table-cell>
          <table:table-cell table:number-columns-repeated="2" office:value-type="float" office:value="357341">
            <text:p>357341</text:p>
          </table:table-cell>
          <table:table-cell office:value-type="float" office:value="10.0076">
            <text:p>10.0076</text:p>
          </table:table-cell>
          <table:table-cell office:value-type="float" office:value="0">
            <text:p>0</text:p>
          </table:table-cell>
          <table:table-cell office:value-type="float" office:value="53922">
            <text:p>53922</text:p>
          </table:table-cell>
          <table:table-cell office:value-type="float" office:value="77639">
            <text:p>77639</text:p>
          </table:table-cell>
          <table:table-cell office:value-type="float" office:value="0">
            <text:p>0</text:p>
          </table:table-cell>
          <table:table-cell office:value-type="float" office:value="78.6228">
            <text:p>78.6228</text:p>
          </table:table-cell>
          <table:table-cell office:value-type="float" office:value="0">
            <text:p>0</text:p>
          </table:table-cell>
          <table:table-cell office:value-type="float" office:value="489354">
            <text:p>489354</text:p>
          </table:table-cell>
          <table:table-cell office:value-type="float" office:value="576495">
            <text:p>576495</text:p>
          </table:table-cell>
          <table:table-cell office:value-type="float" office:value="569884">
            <text:p>569884</text:p>
          </table:table-cell>
          <table:table-cell office:value-type="float" office:value="6.26448">
            <text:p>6.26448</text:p>
          </table:table-cell>
          <table:table-cell office:value-type="float" office:value="0">
            <text:p>0</text:p>
          </table:table-cell>
          <table:table-cell office:value-type="float" office:value="38919">
            <text:p>38919</text:p>
          </table:table-cell>
          <table:table-cell office:value-type="float" office:value="60900">
            <text:p>60900</text:p>
          </table:table-cell>
          <table:table-cell office:value-type="float" office:value="29502">
            <text:p>29502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668836">
            <text:p>1668836</text:p>
          </table:table-cell>
          <table:table-cell table:number-columns-repeated="2" office:value-type="float" office:value="1762199">
            <text:p>1762199</text:p>
          </table:table-cell>
          <table:table-cell office:value-type="float" office:value="131.131">
            <text:p>131.131</text:p>
          </table:table-cell>
          <table:table-cell office:value-type="float" office:value="0">
            <text:p>0</text:p>
          </table:table-cell>
          <table:table-cell office:value-type="float" office:value="650069">
            <text:p>650069</text:p>
          </table:table-cell>
          <table:table-cell office:value-type="float" office:value="911930">
            <text:p>911930</text:p>
          </table:table-cell>
          <table:table-cell office:value-type="float" office:value="902319">
            <text:p>902319</text:p>
          </table:table-cell>
          <table:table-cell office:value-type="float" office:value="6.52439">
            <text:p>6.52439</text:p>
          </table:table-cell>
          <table:table-cell office:value-type="float" office:value="0">
            <text:p>0</text:p>
          </table:table-cell>
          <table:table-cell office:value-type="float" office:value="39499">
            <text:p>39499</text:p>
          </table:table-cell>
          <table:table-cell office:value-type="float" office:value="62512">
            <text:p>62512</text:p>
          </table:table-cell>
          <table:table-cell office:value-type="float" office:value="28572">
            <text:p>2857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721104">
            <text:p>1721104</text:p>
          </table:table-cell>
          <table:table-cell table:number-columns-repeated="2" office:value-type="float" office:value="1785280">
            <text:p>1785280</text:p>
          </table:table-cell>
          <table:table-cell table:formula="of:=MIN([.$B31];[.$F31];[.$K31];[.$P31];[.$U31];[.$Z31];[.$AE31];[.$AJ31];[.$AO31];[.$AT31];[.$AY31];[.$BD31];[.$BI31];[.$BN31];[.$BS31];[.$BX31];[.$CC31];[.$CH31];[.$CM31];[.$CR31];[.$CW31];[.$DB31];[.$DG31];[.$DL31];[.$DQ31];[.$DV31];[.$EA31];[.$EF31];[.$EK31];[.$EP31];[.$EU31];[.$EZ31];[.$FE31];[.$FJ31];[.$FO31];[.$FT31];[.$FY31];[.$GD31];[.$GI31];[.$GN31];[.$GS31])" office:value-type="float" office:value="3.56518">
            <text:p>3.56518</text:p>
          </table:table-cell>
          <table:table-cell table:formula="of:=MIN([.$C31];[.$G31];[.$L31];[.$Q31];[.$V31];[.$AA31];[.$AF31];[.$AK31];[.$AP31];[.$AU31];[.$AZ31];[.$BE31];[.$BJ31];[.$BO31];[.$BT31];[.$BY31];[.$CD31];[.$CI31];[.$CN31];[.$CS31];[.$CX31];[.$DC31];[.$DH31];[.$DM31];[.$DR31];[.$DW31];[.$EB31];[.$EG31];[.$EL31];[.$EQ31];[.$EV31];[.$FA31];[.$FF31];[.$FK31];[.$FP31];[.$FU31];[.$FZ31];[.$GE31];[.$GJ31];[.$GO31];[.$GT31])" office:value-type="float" office:value="0">
            <text:p>0</text:p>
          </table:table-cell>
          <table:table-cell table:formula="of:=MIN([.$D31];[.$H31];[.$M31];[.$R31];[.$W31];[.$AB31];[.$AG31];[.$AL31];[.$AQ31];[.$AV31];[.$BA31];[.$BF31];[.$BK31];[.$BP31];[.$BU31];[.$BZ31];[.$CE31];[.$CJ31];[.$CO31];[.$CT31];[.$CY31];[.$DD31];[.$DI31];[.$DN31];[.$DS31];[.$DX31];[.$EC31];[.$EH31];[.$EM31];[.$ER31];[.$EW31];[.$FB31];[.$FG31];[.$FL31];[.$FQ31];[.$FV31];[.$GA31];[.$GF31];[.$GK31];[.$GP31];[.$GU31])" office:value-type="float" office:value="21416">
            <text:p>21416</text:p>
          </table:table-cell>
          <table:table-cell table:formula="of:=MIN([.$E31];[.$I31];[.$N31];[.$S31];[.$X31];[.$AC31];[.$AH31];[.$AM31];[.$AR31];[.$AW31];[.$BB31];[.$BG31];[.$BL31];[.$BQ31];[.$BV31];[.$CA31];[.$CF31];[.$CK31];[.$CP31];[.$CU31];[.$CZ31];[.$DE31];[.$DJ31];[.$DO31];[.$DT31];[.$DY31];[.$ED31];[.$EI31];[.$EN31];[.$ES31];[.$EX31];[.$FC31];[.$FH31];[.$FM31];[.$FR31];[.$FW31];[.$GB31];[.$GG31];[.$GL31];[.$GQ31];[.$GV31])" office:value-type="float" office:value="28755">
            <text:p>28755</text:p>
          </table:table-cell>
          <table:table-cell table:formula="of:=MIN([.$J31];[.$O31];[.$T31];[.$Y31];[.$AD31];[.$AI31];[.$AN31];[.$AS31];[.$AX31];[.$BC31];[.$BH31];[.$BM31];[.$BR31];[.$BW31];[.$CB31];[.$CG31];[.$CL31];[.$CQ31];[.$CV31];[.$DA31];[.$DF31];[.$DK31];[.$DP31];[.$DU31];[.$DZ31];[.$EE31];[.$EJ31];[.$EO31];[.$ET31];[.$EY31];[.$FD31];[.$FI31];[.$FN31];[.$FS31];[.$FX31];[.$GC31];[.$GH31];[.$GM31];[.$GR31];[.$GW31])" office:value-type="float" office:value="0">
            <text:p>0</text:p>
          </table:table-cell>
          <table:table-cell table:formula="of:=MEDIAN([.$B31];[.$F31];[.$K31];[.$P31];[.$U31];[.$Z31];[.$AE31];[.$AJ31];[.$AO31];[.$AT31];[.$AY31];[.$BD31];[.$BI31];[.$BN31];[.$BS31];[.$BX31];[.$CC31];[.$CH31];[.$CM31];[.$CR31];[.$CW31];[.$DB31];[.$DG31];[.$DL31];[.$DQ31];[.$DV31];[.$EA31];[.$EF31];[.$EK31];[.$EP31];[.$EU31];[.$EZ31];[.$FE31];[.$FJ31];[.$FO31];[.$FT31];[.$FY31];[.$GD31];[.$GI31];[.$GN31];[.$GS31])" office:value-type="float" office:value="10.6399">
            <text:p>10.6399</text:p>
          </table:table-cell>
          <table:table-cell table:formula="of:=MEDIAN([.$C31];[.$G31];[.$L31];[.$Q31];[.$V31];[.$AA31];[.$AF31];[.$AK31];[.$AP31];[.$AU31];[.$AZ31];[.$BE31];[.$BJ31];[.$BO31];[.$BT31];[.$BY31];[.$CD31];[.$CI31];[.$CN31];[.$CS31];[.$CX31];[.$DC31];[.$DH31];[.$DM31];[.$DR31];[.$DW31];[.$EB31];[.$EG31];[.$EL31];[.$EQ31];[.$EV31];[.$FA31];[.$FF31];[.$FK31];[.$FP31];[.$FU31];[.$FZ31];[.$GE31];[.$GJ31];[.$GO31];[.$GT31])" office:value-type="float" office:value="0">
            <text:p>0</text:p>
          </table:table-cell>
          <table:table-cell table:formula="of:=MEDIAN([.$D31];[.$H31];[.$M31];[.$R31];[.$W31];[.$AB31];[.$AG31];[.$AL31];[.$AQ31];[.$AV31];[.$BA31];[.$BF31];[.$BK31];[.$BP31];[.$BU31];[.$BZ31];[.$CE31];[.$CJ31];[.$CO31];[.$CT31];[.$CY31];[.$DD31];[.$DI31];[.$DN31];[.$DS31];[.$DX31];[.$EC31];[.$EH31];[.$EM31];[.$ER31];[.$EW31];[.$FB31];[.$FG31];[.$FL31];[.$FQ31];[.$FV31];[.$GA31];[.$GF31];[.$GK31];[.$GP31];[.$GU31])" office:value-type="float" office:value="63683">
            <text:p>63683</text:p>
          </table:table-cell>
          <table:table-cell table:formula="of:=MEDIAN([.$E31];[.$I31];[.$N31];[.$S31];[.$X31];[.$AC31];[.$AH31];[.$AM31];[.$AR31];[.$AW31];[.$BB31];[.$BG31];[.$BL31];[.$BQ31];[.$BV31];[.$CA31];[.$CF31];[.$CK31];[.$CP31];[.$CU31];[.$CZ31];[.$DE31];[.$DJ31];[.$DO31];[.$DT31];[.$DY31];[.$ED31];[.$EI31];[.$EN31];[.$ES31];[.$EX31];[.$FC31];[.$FH31];[.$FM31];[.$FR31];[.$FW31];[.$GB31];[.$GG31];[.$GL31];[.$GQ31];[.$GV31])" office:value-type="float" office:value="93193">
            <text:p>93193</text:p>
          </table:table-cell>
          <table:table-cell table:formula="of:=MEDIAN([.$J31];[.$O31];[.$T31];[.$Y31];[.$AD31];[.$AI31];[.$AN31];[.$AS31];[.$AX31];[.$BC31];[.$BH31];[.$BM31];[.$BR31];[.$BW31];[.$CB31];[.$CG31];[.$CL31];[.$CQ31];[.$CV31];[.$DA31];[.$DF31];[.$DK31];[.$DP31];[.$DU31];[.$DZ31];[.$EE31];[.$EJ31];[.$EO31];[.$ET31];[.$EY31];[.$FD31];[.$FI31];[.$FN31];[.$FS31];[.$FX31];[.$GC31];[.$GH31];[.$GM31];[.$GR31];[.$GW31])" office:value-type="float" office:value="42771">
            <text:p>42771</text:p>
          </table:table-cell>
          <table:table-cell table:formula="of:=MAX([.$B31];[.$F31];[.$K31];[.$P31];[.$U31];[.$Z31];[.$AE31];[.$AJ31];[.$AO31];[.$AT31];[.$AY31];[.$BD31];[.$BI31];[.$BN31];[.$BS31];[.$BX31];[.$CC31];[.$CH31];[.$CM31];[.$CR31];[.$CW31];[.$DB31];[.$DG31];[.$DL31];[.$DQ31];[.$DV31];[.$EA31];[.$EF31];[.$EK31];[.$EP31];[.$EU31];[.$EZ31];[.$FE31];[.$FJ31];[.$FO31];[.$FT31];[.$FY31];[.$GD31];[.$GI31];[.$GN31];[.$GS31])" office:value-type="float" office:value="600">
            <text:p>600</text:p>
          </table:table-cell>
          <table:table-cell table:formula="of:=MAX([.$C31];[.$G31];[.$L31];[.$Q31];[.$V31];[.$AA31];[.$AF31];[.$AK31];[.$AP31];[.$AU31];[.$AZ31];[.$BE31];[.$BJ31];[.$BO31];[.$BT31];[.$BY31];[.$CD31];[.$CI31];[.$CN31];[.$CS31];[.$CX31];[.$DC31];[.$DH31];[.$DM31];[.$DR31];[.$DW31];[.$EB31];[.$EG31];[.$EL31];[.$EQ31];[.$EV31];[.$FA31];[.$FF31];[.$FK31];[.$FP31];[.$FU31];[.$FZ31];[.$GE31];[.$GJ31];[.$GO31];[.$GT31])" office:value-type="float" office:value="1">
            <text:p>1</text:p>
          </table:table-cell>
          <table:table-cell table:formula="of:=MAX([.$D31];[.$H31];[.$M31];[.$R31];[.$W31];[.$AB31];[.$AG31];[.$AL31];[.$AQ31];[.$AV31];[.$BA31];[.$BF31];[.$BK31];[.$BP31];[.$BU31];[.$BZ31];[.$CE31];[.$CJ31];[.$CO31];[.$CT31];[.$CY31];[.$DD31];[.$DI31];[.$DN31];[.$DS31];[.$DX31];[.$EC31];[.$EH31];[.$EM31];[.$ER31];[.$EW31];[.$FB31];[.$FG31];[.$FL31];[.$FQ31];[.$FV31];[.$GA31];[.$GF31];[.$GK31];[.$GP31];[.$GU31])" office:value-type="float" office:value="1851928">
            <text:p>1851928</text:p>
          </table:table-cell>
          <table:table-cell table:formula="of:=MAX([.$E31];[.$I31];[.$N31];[.$S31];[.$X31];[.$AC31];[.$AH31];[.$AM31];[.$AR31];[.$AW31];[.$BB31];[.$BG31];[.$BL31];[.$BQ31];[.$BV31];[.$CA31];[.$CF31];[.$CK31];[.$CP31];[.$CU31];[.$CZ31];[.$DE31];[.$DJ31];[.$DO31];[.$DT31];[.$DY31];[.$ED31];[.$EI31];[.$EN31];[.$ES31];[.$EX31];[.$FC31];[.$FH31];[.$FM31];[.$FR31];[.$FW31];[.$GB31];[.$GG31];[.$GL31];[.$GQ31];[.$GV31])" office:value-type="float" office:value="1870245">
            <text:p>1870245</text:p>
          </table:table-cell>
          <table:table-cell table:formula="of:=MAX([.$J31];[.$O31];[.$T31];[.$Y31];[.$AD31];[.$AI31];[.$AN31];[.$AS31];[.$AX31];[.$BC31];[.$BH31];[.$BM31];[.$BR31];[.$BW31];[.$CB31];[.$CG31];[.$CL31];[.$CQ31];[.$CV31];[.$DA31];[.$DF31];[.$DK31];[.$DP31];[.$DU31];[.$DZ31];[.$EE31];[.$EJ31];[.$EO31];[.$ET31];[.$EY31];[.$FD31];[.$FI31];[.$FN31];[.$FS31];[.$FX31];[.$GC31];[.$GH31];[.$GM31];[.$GR31];[.$GW31])" office:value-type="float" office:value="1870245">
            <text:p>1870245</text:p>
          </table:table-cell>
        </table:table-row>
        <table:table-row table:style-name="ro1">
          <table:table-cell office:value-type="string">
            <text:p>./handmade_soko030.lp</text:p>
          </table:table-cell>
          <table:table-cell office:value-type="float" office:value="19.588">
            <text:p>19.588</text:p>
          </table:table-cell>
          <table:table-cell office:value-type="float" office:value="0">
            <text:p>0</text:p>
          </table:table-cell>
          <table:table-cell office:value-type="float" office:value="153849">
            <text:p>153849</text:p>
          </table:table-cell>
          <table:table-cell office:value-type="float" office:value="202450">
            <text:p>202450</text:p>
          </table:table-cell>
          <table:table-cell office:value-type="float" office:value="19.5428">
            <text:p>19.5428</text:p>
          </table:table-cell>
          <table:table-cell office:value-type="float" office:value="0">
            <text:p>0</text:p>
          </table:table-cell>
          <table:table-cell office:value-type="float" office:value="153849">
            <text:p>153849</text:p>
          </table:table-cell>
          <table:table-cell office:value-type="float" office:value="202450">
            <text:p>202450</text:p>
          </table:table-cell>
          <table:table-cell office:value-type="float" office:value="0">
            <text:p>0</text:p>
          </table:table-cell>
          <table:table-cell office:value-type="float" office:value="19.3747">
            <text:p>19.3747</text:p>
          </table:table-cell>
          <table:table-cell office:value-type="float" office:value="0">
            <text:p>0</text:p>
          </table:table-cell>
          <table:table-cell office:value-type="float" office:value="153849">
            <text:p>153849</text:p>
          </table:table-cell>
          <table:table-cell office:value-type="float" office:value="202450">
            <text:p>202450</text:p>
          </table:table-cell>
          <table:table-cell office:value-type="float" office:value="0">
            <text:p>0</text:p>
          </table:table-cell>
          <table:table-cell office:value-type="float" office:value="19.526">
            <text:p>19.526</text:p>
          </table:table-cell>
          <table:table-cell office:value-type="float" office:value="0">
            <text:p>0</text:p>
          </table:table-cell>
          <table:table-cell office:value-type="float" office:value="153849">
            <text:p>153849</text:p>
          </table:table-cell>
          <table:table-cell office:value-type="float" office:value="202450">
            <text:p>202450</text:p>
          </table:table-cell>
          <table:table-cell office:value-type="float" office:value="54048">
            <text:p>54048</text:p>
          </table:table-cell>
          <table:table-cell table:style-name="cellBest" office:value-type="float" office:value="8.91108">
            <text:p>8.91108</text:p>
          </table:table-cell>
          <table:table-cell office:value-type="float" office:value="0">
            <text:p>0</text:p>
          </table:table-cell>
          <table:table-cell table:style-name="cellBest" office:value-type="float" office:value="75946">
            <text:p>75946</text:p>
          </table:table-cell>
          <table:table-cell office:value-type="float" office:value="137857">
            <text:p>137857</text:p>
          </table:table-cell>
          <table:table-cell office:value-type="float" office:value="56544">
            <text:p>56544</text:p>
          </table:table-cell>
          <table:table-cell office:value-type="float" office:value="27.639">
            <text:p>27.639</text:p>
          </table:table-cell>
          <table:table-cell office:value-type="float" office:value="0">
            <text:p>0</text:p>
          </table:table-cell>
          <table:table-cell office:value-type="float" office:value="215724">
            <text:p>215724</text:p>
          </table:table-cell>
          <table:table-cell office:value-type="float" office:value="278890">
            <text:p>278890</text:p>
          </table:table-cell>
          <table:table-cell office:value-type="float" office:value="69901">
            <text:p>69901</text:p>
          </table:table-cell>
          <table:table-cell office:value-type="float" office:value="72.4753">
            <text:p>72.4753</text:p>
          </table:table-cell>
          <table:table-cell office:value-type="float" office:value="0">
            <text:p>0</text:p>
          </table:table-cell>
          <table:table-cell office:value-type="float" office:value="422383">
            <text:p>422383</text:p>
          </table:table-cell>
          <table:table-cell office:value-type="float" office:value="480807">
            <text:p>480807</text:p>
          </table:table-cell>
          <table:table-cell office:value-type="float" office:value="460071">
            <text:p>460071</text:p>
          </table:table-cell>
          <table:table-cell office:value-type="float" office:value="85.1678">
            <text:p>85.1678</text:p>
          </table:table-cell>
          <table:table-cell office:value-type="float" office:value="0">
            <text:p>0</text:p>
          </table:table-cell>
          <table:table-cell office:value-type="float" office:value="514262">
            <text:p>514262</text:p>
          </table:table-cell>
          <table:table-cell office:value-type="float" office:value="579304">
            <text:p>579304</text:p>
          </table:table-cell>
          <table:table-cell office:value-type="float" office:value="574630">
            <text:p>574630</text:p>
          </table:table-cell>
          <table:table-cell office:value-type="float" office:value="54.1556">
            <text:p>54.1556</text:p>
          </table:table-cell>
          <table:table-cell office:value-type="float" office:value="0">
            <text:p>0</text:p>
          </table:table-cell>
          <table:table-cell office:value-type="float" office:value="388115">
            <text:p>388115</text:p>
          </table:table-cell>
          <table:table-cell office:value-type="float" office:value="440257">
            <text:p>440257</text:p>
          </table:table-cell>
          <table:table-cell office:value-type="float" office:value="436867">
            <text:p>436867</text:p>
          </table:table-cell>
          <table:table-cell office:value-type="float" office:value="33.4044">
            <text:p>33.4044</text:p>
          </table:table-cell>
          <table:table-cell office:value-type="float" office:value="0">
            <text:p>0</text:p>
          </table:table-cell>
          <table:table-cell office:value-type="float" office:value="219252">
            <text:p>219252</text:p>
          </table:table-cell>
          <table:table-cell office:value-type="float" office:value="249680">
            <text:p>249680</text:p>
          </table:table-cell>
          <table:table-cell office:value-type="float" office:value="247689">
            <text:p>247689</text:p>
          </table:table-cell>
          <table:table-cell office:value-type="float" office:value="14.0701">
            <text:p>14.0701</text:p>
          </table:table-cell>
          <table:table-cell office:value-type="float" office:value="0">
            <text:p>0</text:p>
          </table:table-cell>
          <table:table-cell office:value-type="float" office:value="108768">
            <text:p>108768</text:p>
          </table:table-cell>
          <table:table-cell office:value-type="float" office:value="146462">
            <text:p>146462</text:p>
          </table:table-cell>
          <table:table-cell office:value-type="float" office:value="39490">
            <text:p>39490</text:p>
          </table:table-cell>
          <table:table-cell office:value-type="float" office:value="18.0498">
            <text:p>18.0498</text:p>
          </table:table-cell>
          <table:table-cell office:value-type="float" office:value="0">
            <text:p>0</text:p>
          </table:table-cell>
          <table:table-cell office:value-type="float" office:value="142014">
            <text:p>142014</text:p>
          </table:table-cell>
          <table:table-cell office:value-type="float" office:value="189174">
            <text:p>189174</text:p>
          </table:table-cell>
          <table:table-cell office:value-type="float" office:value="52939">
            <text:p>52939</text:p>
          </table:table-cell>
          <table:table-cell office:value-type="float" office:value="30.5284">
            <text:p>30.5284</text:p>
          </table:table-cell>
          <table:table-cell office:value-type="float" office:value="0">
            <text:p>0</text:p>
          </table:table-cell>
          <table:table-cell office:value-type="float" office:value="217537">
            <text:p>217537</text:p>
          </table:table-cell>
          <table:table-cell office:value-type="float" office:value="277599">
            <text:p>277599</text:p>
          </table:table-cell>
          <table:table-cell office:value-type="float" office:value="69737">
            <text:p>69737</text:p>
          </table:table-cell>
          <table:table-cell office:value-type="float" office:value="9.68523">
            <text:p>9.68523</text:p>
          </table:table-cell>
          <table:table-cell office:value-type="float" office:value="0">
            <text:p>0</text:p>
          </table:table-cell>
          <table:table-cell office:value-type="float" office:value="79331">
            <text:p>79331</text:p>
          </table:table-cell>
          <table:table-cell office:value-type="float" office:value="110656">
            <text:p>110656</text:p>
          </table:table-cell>
          <table:table-cell office:value-type="float" office:value="30377">
            <text:p>30377</text:p>
          </table:table-cell>
          <table:table-cell office:value-type="float" office:value="57.02">
            <text:p>57.02</text:p>
          </table:table-cell>
          <table:table-cell office:value-type="float" office:value="0">
            <text:p>0</text:p>
          </table:table-cell>
          <table:table-cell office:value-type="float" office:value="389689">
            <text:p>389689</text:p>
          </table:table-cell>
          <table:table-cell table:number-columns-repeated="2" office:value-type="float" office:value="442258">
            <text:p>442258</text:p>
          </table:table-cell>
          <table:table-cell office:value-type="float" office:value="25.825">
            <text:p>25.825</text:p>
          </table:table-cell>
          <table:table-cell office:value-type="float" office:value="0">
            <text:p>0</text:p>
          </table:table-cell>
          <table:table-cell office:value-type="float" office:value="185514">
            <text:p>185514</text:p>
          </table:table-cell>
          <table:table-cell office:value-type="float" office:value="734182">
            <text:p>734182</text:p>
          </table:table-cell>
          <table:table-cell office:value-type="float" office:value="0">
            <text:p>0</text:p>
          </table:table-cell>
          <table:table-cell office:value-type="float" office:value="41.1723">
            <text:p>41.1723</text:p>
          </table:table-cell>
          <table:table-cell office:value-type="float" office:value="0">
            <text:p>0</text:p>
          </table:table-cell>
          <table:table-cell office:value-type="float" office:value="278151">
            <text:p>278151</text:p>
          </table:table-cell>
          <table:table-cell office:value-type="float" office:value="312784">
            <text:p>312784</text:p>
          </table:table-cell>
          <table:table-cell office:value-type="float" office:value="309168">
            <text:p>309168</text:p>
          </table:table-cell>
          <table:table-cell office:value-type="float" office:value="23.1336">
            <text:p>23.1336</text:p>
          </table:table-cell>
          <table:table-cell office:value-type="float" office:value="0">
            <text:p>0</text:p>
          </table:table-cell>
          <table:table-cell office:value-type="float" office:value="164852">
            <text:p>164852</text:p>
          </table:table-cell>
          <table:table-cell office:value-type="float" office:value="213951">
            <text:p>213951</text:p>
          </table:table-cell>
          <table:table-cell office:value-type="float" office:value="54684">
            <text:p>54684</text:p>
          </table:table-cell>
          <table:table-cell office:value-type="float" office:value="12.7083">
            <text:p>12.7083</text:p>
          </table:table-cell>
          <table:table-cell office:value-type="float" office:value="0">
            <text:p>0</text:p>
          </table:table-cell>
          <table:table-cell office:value-type="float" office:value="137321">
            <text:p>137321</text:p>
          </table:table-cell>
          <table:table-cell table:number-columns-repeated="2" office:value-type="float" office:value="140058">
            <text:p>140058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429439">
            <text:p>2429439</text:p>
          </table:table-cell>
          <table:table-cell table:style-name="cellWorst" office:value-type="float" office:value="2642841">
            <text:p>2642841</text:p>
          </table:table-cell>
          <table:table-cell table:style-name="cellWorst" office:value-type="float" office:value="2624918">
            <text:p>2624918</text:p>
          </table:table-cell>
          <table:table-cell office:value-type="float" office:value="23.3183">
            <text:p>23.3183</text:p>
          </table:table-cell>
          <table:table-cell office:value-type="float" office:value="0">
            <text:p>0</text:p>
          </table:table-cell>
          <table:table-cell office:value-type="float" office:value="170139">
            <text:p>170139</text:p>
          </table:table-cell>
          <table:table-cell office:value-type="float" office:value="223305">
            <text:p>223305</text:p>
          </table:table-cell>
          <table:table-cell office:value-type="float" office:value="58495">
            <text:p>5849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2494423">
            <text:p>2494423</text:p>
          </table:table-cell>
          <table:table-cell table:number-columns-repeated="2" office:value-type="float" office:value="2547152">
            <text:p>2547152</text:p>
          </table:table-cell>
          <table:table-cell office:value-type="float" office:value="18.3326">
            <text:p>18.3326</text:p>
          </table:table-cell>
          <table:table-cell office:value-type="float" office:value="0">
            <text:p>0</text:p>
          </table:table-cell>
          <table:table-cell office:value-type="float" office:value="153849">
            <text:p>153849</text:p>
          </table:table-cell>
          <table:table-cell office:value-type="float" office:value="202450">
            <text:p>202450</text:p>
          </table:table-cell>
          <table:table-cell office:value-type="float" office:value="54048">
            <text:p>54048</text:p>
          </table:table-cell>
          <table:table-cell office:value-type="float" office:value="21.5248">
            <text:p>21.5248</text:p>
          </table:table-cell>
          <table:table-cell office:value-type="float" office:value="0">
            <text:p>0</text:p>
          </table:table-cell>
          <table:table-cell office:value-type="float" office:value="141083">
            <text:p>141083</text:p>
          </table:table-cell>
          <table:table-cell office:value-type="float" office:value="208501">
            <text:p>208501</text:p>
          </table:table-cell>
          <table:table-cell office:value-type="float" office:value="105043">
            <text:p>105043</text:p>
          </table:table-cell>
          <table:table-cell office:value-type="float" office:value="18.6097">
            <text:p>18.6097</text:p>
          </table:table-cell>
          <table:table-cell office:value-type="float" office:value="0">
            <text:p>0</text:p>
          </table:table-cell>
          <table:table-cell office:value-type="float" office:value="153537">
            <text:p>153537</text:p>
          </table:table-cell>
          <table:table-cell office:value-type="float" office:value="203744">
            <text:p>203744</text:p>
          </table:table-cell>
          <table:table-cell office:value-type="float" office:value="93520">
            <text:p>93520</text:p>
          </table:table-cell>
          <table:table-cell office:value-type="float" office:value="22.5665">
            <text:p>22.5665</text:p>
          </table:table-cell>
          <table:table-cell office:value-type="float" office:value="0">
            <text:p>0</text:p>
          </table:table-cell>
          <table:table-cell office:value-type="float" office:value="162413">
            <text:p>162413</text:p>
          </table:table-cell>
          <table:table-cell office:value-type="float" office:value="222386">
            <text:p>222386</text:p>
          </table:table-cell>
          <table:table-cell office:value-type="float" office:value="202076">
            <text:p>202076</text:p>
          </table:table-cell>
          <table:table-cell office:value-type="float" office:value="60.4187">
            <text:p>60.4187</text:p>
          </table:table-cell>
          <table:table-cell office:value-type="float" office:value="0">
            <text:p>0</text:p>
          </table:table-cell>
          <table:table-cell office:value-type="float" office:value="422687">
            <text:p>422687</text:p>
          </table:table-cell>
          <table:table-cell office:value-type="float" office:value="574354">
            <text:p>574354</text:p>
          </table:table-cell>
          <table:table-cell office:value-type="float" office:value="561423">
            <text:p>561423</text:p>
          </table:table-cell>
          <table:table-cell office:value-type="float" office:value="95.0653">
            <text:p>95.0653</text:p>
          </table:table-cell>
          <table:table-cell office:value-type="float" office:value="0">
            <text:p>0</text:p>
          </table:table-cell>
          <table:table-cell office:value-type="float" office:value="607705">
            <text:p>607705</text:p>
          </table:table-cell>
          <table:table-cell office:value-type="float" office:value="813033">
            <text:p>813033</text:p>
          </table:table-cell>
          <table:table-cell office:value-type="float" office:value="804360">
            <text:p>804360</text:p>
          </table:table-cell>
          <table:table-cell office:value-type="float" office:value="78.5045">
            <text:p>78.5045</text:p>
          </table:table-cell>
          <table:table-cell office:value-type="float" office:value="0">
            <text:p>0</text:p>
          </table:table-cell>
          <table:table-cell office:value-type="float" office:value="551199">
            <text:p>551199</text:p>
          </table:table-cell>
          <table:table-cell office:value-type="float" office:value="749314">
            <text:p>749314</text:p>
          </table:table-cell>
          <table:table-cell office:value-type="float" office:value="743238">
            <text:p>743238</text:p>
          </table:table-cell>
          <table:table-cell office:value-type="float" office:value="14.2486">
            <text:p>14.2486</text:p>
          </table:table-cell>
          <table:table-cell office:value-type="float" office:value="0">
            <text:p>0</text:p>
          </table:table-cell>
          <table:table-cell office:value-type="float" office:value="112875">
            <text:p>112875</text:p>
          </table:table-cell>
          <table:table-cell office:value-type="float" office:value="150781">
            <text:p>150781</text:p>
          </table:table-cell>
          <table:table-cell office:value-type="float" office:value="65333">
            <text:p>65333</text:p>
          </table:table-cell>
          <table:table-cell office:value-type="float" office:value="22.0459">
            <text:p>22.0459</text:p>
          </table:table-cell>
          <table:table-cell office:value-type="float" office:value="0">
            <text:p>0</text:p>
          </table:table-cell>
          <table:table-cell office:value-type="float" office:value="155224">
            <text:p>155224</text:p>
          </table:table-cell>
          <table:table-cell office:value-type="float" office:value="207433">
            <text:p>207433</text:p>
          </table:table-cell>
          <table:table-cell office:value-type="float" office:value="98162">
            <text:p>98162</text:p>
          </table:table-cell>
          <table:table-cell office:value-type="float" office:value="12.5885">
            <text:p>12.5885</text:p>
          </table:table-cell>
          <table:table-cell office:value-type="float" office:value="0">
            <text:p>0</text:p>
          </table:table-cell>
          <table:table-cell office:value-type="float" office:value="98687">
            <text:p>98687</text:p>
          </table:table-cell>
          <table:table-cell office:value-type="float" office:value="135419">
            <text:p>135419</text:p>
          </table:table-cell>
          <table:table-cell office:value-type="float" office:value="58266">
            <text:p>58266</text:p>
          </table:table-cell>
          <table:table-cell office:value-type="float" office:value="24.416">
            <text:p>24.416</text:p>
          </table:table-cell>
          <table:table-cell office:value-type="float" office:value="0">
            <text:p>0</text:p>
          </table:table-cell>
          <table:table-cell office:value-type="float" office:value="175213">
            <text:p>175213</text:p>
          </table:table-cell>
          <table:table-cell office:value-type="float" office:value="225492">
            <text:p>225492</text:p>
          </table:table-cell>
          <table:table-cell office:value-type="float" office:value="101353">
            <text:p>101353</text:p>
          </table:table-cell>
          <table:table-cell office:value-type="float" office:value="97.241">
            <text:p>97.241</text:p>
          </table:table-cell>
          <table:table-cell office:value-type="float" office:value="0">
            <text:p>0</text:p>
          </table:table-cell>
          <table:table-cell office:value-type="float" office:value="626927">
            <text:p>626927</text:p>
          </table:table-cell>
          <table:table-cell table:number-columns-repeated="2" office:value-type="float" office:value="851897">
            <text:p>851897</text:p>
          </table:table-cell>
          <table:table-cell office:value-type="float" office:value="32.3634">
            <text:p>32.3634</text:p>
          </table:table-cell>
          <table:table-cell office:value-type="float" office:value="0">
            <text:p>0</text:p>
          </table:table-cell>
          <table:table-cell office:value-type="float" office:value="191503">
            <text:p>191503</text:p>
          </table:table-cell>
          <table:table-cell office:value-type="float" office:value="227450">
            <text:p>227450</text:p>
          </table:table-cell>
          <table:table-cell office:value-type="float" office:value="0">
            <text:p>0</text:p>
          </table:table-cell>
          <table:table-cell office:value-type="float" office:value="39.9422">
            <text:p>39.9422</text:p>
          </table:table-cell>
          <table:table-cell office:value-type="float" office:value="0">
            <text:p>0</text:p>
          </table:table-cell>
          <table:table-cell office:value-type="float" office:value="307618">
            <text:p>307618</text:p>
          </table:table-cell>
          <table:table-cell office:value-type="float" office:value="416022">
            <text:p>416022</text:p>
          </table:table-cell>
          <table:table-cell office:value-type="float" office:value="409214">
            <text:p>409214</text:p>
          </table:table-cell>
          <table:table-cell office:value-type="float" office:value="23.8866">
            <text:p>23.8866</text:p>
          </table:table-cell>
          <table:table-cell office:value-type="float" office:value="0">
            <text:p>0</text:p>
          </table:table-cell>
          <table:table-cell office:value-type="float" office:value="184719">
            <text:p>184719</text:p>
          </table:table-cell>
          <table:table-cell office:value-type="float" office:value="240841">
            <text:p>240841</text:p>
          </table:table-cell>
          <table:table-cell office:value-type="float" office:value="106706">
            <text:p>106706</text:p>
          </table:table-cell>
          <table:table-cell office:value-type="float" office:value="33.1302">
            <text:p>33.1302</text:p>
          </table:table-cell>
          <table:table-cell office:value-type="float" office:value="0">
            <text:p>0</text:p>
          </table:table-cell>
          <table:table-cell office:value-type="float" office:value="291447">
            <text:p>291447</text:p>
          </table:table-cell>
          <table:table-cell table:number-columns-repeated="2" office:value-type="float" office:value="342903">
            <text:p>342903</text:p>
          </table:table-cell>
          <table:table-cell office:value-type="float" office:value="251.532">
            <text:p>251.532</text:p>
          </table:table-cell>
          <table:table-cell office:value-type="float" office:value="0">
            <text:p>0</text:p>
          </table:table-cell>
          <table:table-cell office:value-type="float" office:value="1372933">
            <text:p>1372933</text:p>
          </table:table-cell>
          <table:table-cell office:value-type="float" office:value="1786917">
            <text:p>1786917</text:p>
          </table:table-cell>
          <table:table-cell office:value-type="float" office:value="1772864">
            <text:p>1772864</text:p>
          </table:table-cell>
          <table:table-cell office:value-type="float" office:value="9.20767">
            <text:p>9.20767</text:p>
          </table:table-cell>
          <table:table-cell office:value-type="float" office:value="0">
            <text:p>0</text:p>
          </table:table-cell>
          <table:table-cell office:value-type="float" office:value="78061">
            <text:p>78061</text:p>
          </table:table-cell>
          <table:table-cell table:style-name="cellBest" office:value-type="float" office:value="108864">
            <text:p>108864</text:p>
          </table:table-cell>
          <table:table-cell office:value-type="float" office:value="46680">
            <text:p>4668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13675">
            <text:p>2213675</text:p>
          </table:table-cell>
          <table:table-cell table:number-columns-repeated="2" office:value-type="float" office:value="2268521">
            <text:p>2268521</text:p>
          </table:table-cell>
          <table:table-cell table:formula="of:=MIN([.$B32];[.$F32];[.$K32];[.$P32];[.$U32];[.$Z32];[.$AE32];[.$AJ32];[.$AO32];[.$AT32];[.$AY32];[.$BD32];[.$BI32];[.$BN32];[.$BS32];[.$BX32];[.$CC32];[.$CH32];[.$CM32];[.$CR32];[.$CW32];[.$DB32];[.$DG32];[.$DL32];[.$DQ32];[.$DV32];[.$EA32];[.$EF32];[.$EK32];[.$EP32];[.$EU32];[.$EZ32];[.$FE32];[.$FJ32];[.$FO32];[.$FT32];[.$FY32];[.$GD32];[.$GI32];[.$GN32];[.$GS32])" office:value-type="float" office:value="8.91108">
            <text:p>8.91108</text:p>
          </table:table-cell>
          <table:table-cell table:formula="of:=MIN([.$C32];[.$G32];[.$L32];[.$Q32];[.$V32];[.$AA32];[.$AF32];[.$AK32];[.$AP32];[.$AU32];[.$AZ32];[.$BE32];[.$BJ32];[.$BO32];[.$BT32];[.$BY32];[.$CD32];[.$CI32];[.$CN32];[.$CS32];[.$CX32];[.$DC32];[.$DH32];[.$DM32];[.$DR32];[.$DW32];[.$EB32];[.$EG32];[.$EL32];[.$EQ32];[.$EV32];[.$FA32];[.$FF32];[.$FK32];[.$FP32];[.$FU32];[.$FZ32];[.$GE32];[.$GJ32];[.$GO32];[.$GT32])" office:value-type="float" office:value="0">
            <text:p>0</text:p>
          </table:table-cell>
          <table:table-cell table:formula="of:=MIN([.$D32];[.$H32];[.$M32];[.$R32];[.$W32];[.$AB32];[.$AG32];[.$AL32];[.$AQ32];[.$AV32];[.$BA32];[.$BF32];[.$BK32];[.$BP32];[.$BU32];[.$BZ32];[.$CE32];[.$CJ32];[.$CO32];[.$CT32];[.$CY32];[.$DD32];[.$DI32];[.$DN32];[.$DS32];[.$DX32];[.$EC32];[.$EH32];[.$EM32];[.$ER32];[.$EW32];[.$FB32];[.$FG32];[.$FL32];[.$FQ32];[.$FV32];[.$GA32];[.$GF32];[.$GK32];[.$GP32];[.$GU32])" office:value-type="float" office:value="75946">
            <text:p>75946</text:p>
          </table:table-cell>
          <table:table-cell table:formula="of:=MIN([.$E32];[.$I32];[.$N32];[.$S32];[.$X32];[.$AC32];[.$AH32];[.$AM32];[.$AR32];[.$AW32];[.$BB32];[.$BG32];[.$BL32];[.$BQ32];[.$BV32];[.$CA32];[.$CF32];[.$CK32];[.$CP32];[.$CU32];[.$CZ32];[.$DE32];[.$DJ32];[.$DO32];[.$DT32];[.$DY32];[.$ED32];[.$EI32];[.$EN32];[.$ES32];[.$EX32];[.$FC32];[.$FH32];[.$FM32];[.$FR32];[.$FW32];[.$GB32];[.$GG32];[.$GL32];[.$GQ32];[.$GV32])" office:value-type="float" office:value="108864">
            <text:p>108864</text:p>
          </table:table-cell>
          <table:table-cell table:formula="of:=MIN([.$J32];[.$O32];[.$T32];[.$Y32];[.$AD32];[.$AI32];[.$AN32];[.$AS32];[.$AX32];[.$BC32];[.$BH32];[.$BM32];[.$BR32];[.$BW32];[.$CB32];[.$CG32];[.$CL32];[.$CQ32];[.$CV32];[.$DA32];[.$DF32];[.$DK32];[.$DP32];[.$DU32];[.$DZ32];[.$EE32];[.$EJ32];[.$EO32];[.$ET32];[.$EY32];[.$FD32];[.$FI32];[.$FN32];[.$FS32];[.$FX32];[.$GC32];[.$GH32];[.$GM32];[.$GR32];[.$GW32])" office:value-type="float" office:value="0">
            <text:p>0</text:p>
          </table:table-cell>
          <table:table-cell table:formula="of:=MEDIAN([.$B32];[.$F32];[.$K32];[.$P32];[.$U32];[.$Z32];[.$AE32];[.$AJ32];[.$AO32];[.$AT32];[.$AY32];[.$BD32];[.$BI32];[.$BN32];[.$BS32];[.$BX32];[.$CC32];[.$CH32];[.$CM32];[.$CR32];[.$CW32];[.$DB32];[.$DG32];[.$DL32];[.$DQ32];[.$DV32];[.$EA32];[.$EF32];[.$EK32];[.$EP32];[.$EU32];[.$EZ32];[.$FE32];[.$FJ32];[.$FO32];[.$FT32];[.$FY32];[.$GD32];[.$GI32];[.$GN32];[.$GS32])" office:value-type="float" office:value="24.416">
            <text:p>24.416</text:p>
          </table:table-cell>
          <table:table-cell table:formula="of:=MEDIAN([.$C32];[.$G32];[.$L32];[.$Q32];[.$V32];[.$AA32];[.$AF32];[.$AK32];[.$AP32];[.$AU32];[.$AZ32];[.$BE32];[.$BJ32];[.$BO32];[.$BT32];[.$BY32];[.$CD32];[.$CI32];[.$CN32];[.$CS32];[.$CX32];[.$DC32];[.$DH32];[.$DM32];[.$DR32];[.$DW32];[.$EB32];[.$EG32];[.$EL32];[.$EQ32];[.$EV32];[.$FA32];[.$FF32];[.$FK32];[.$FP32];[.$FU32];[.$FZ32];[.$GE32];[.$GJ32];[.$GO32];[.$GT32])" office:value-type="float" office:value="0">
            <text:p>0</text:p>
          </table:table-cell>
          <table:table-cell table:formula="of:=MEDIAN([.$D32];[.$H32];[.$M32];[.$R32];[.$W32];[.$AB32];[.$AG32];[.$AL32];[.$AQ32];[.$AV32];[.$BA32];[.$BF32];[.$BK32];[.$BP32];[.$BU32];[.$BZ32];[.$CE32];[.$CJ32];[.$CO32];[.$CT32];[.$CY32];[.$DD32];[.$DI32];[.$DN32];[.$DS32];[.$DX32];[.$EC32];[.$EH32];[.$EM32];[.$ER32];[.$EW32];[.$FB32];[.$FG32];[.$FL32];[.$FQ32];[.$FV32];[.$GA32];[.$GF32];[.$GK32];[.$GP32];[.$GU32])" office:value-type="float" office:value="184719">
            <text:p>184719</text:p>
          </table:table-cell>
          <table:table-cell table:formula="of:=MEDIAN([.$E32];[.$I32];[.$N32];[.$S32];[.$X32];[.$AC32];[.$AH32];[.$AM32];[.$AR32];[.$AW32];[.$BB32];[.$BG32];[.$BL32];[.$BQ32];[.$BV32];[.$CA32];[.$CF32];[.$CK32];[.$CP32];[.$CU32];[.$CZ32];[.$DE32];[.$DJ32];[.$DO32];[.$DT32];[.$DY32];[.$ED32];[.$EI32];[.$EN32];[.$ES32];[.$EX32];[.$FC32];[.$FH32];[.$FM32];[.$FR32];[.$FW32];[.$GB32];[.$GG32];[.$GL32];[.$GQ32];[.$GV32])" office:value-type="float" office:value="227450">
            <text:p>227450</text:p>
          </table:table-cell>
          <table:table-cell table:formula="of:=MEDIAN([.$J32];[.$O32];[.$T32];[.$Y32];[.$AD32];[.$AI32];[.$AN32];[.$AS32];[.$AX32];[.$BC32];[.$BH32];[.$BM32];[.$BR32];[.$BW32];[.$CB32];[.$CG32];[.$CL32];[.$CQ32];[.$CV32];[.$DA32];[.$DF32];[.$DK32];[.$DP32];[.$DU32];[.$DZ32];[.$EE32];[.$EJ32];[.$EO32];[.$ET32];[.$EY32];[.$FD32];[.$FI32];[.$FN32];[.$FS32];[.$FX32];[.$GC32];[.$GH32];[.$GM32];[.$GR32];[.$GW32])" office:value-type="float" office:value="103198">
            <text:p>103198</text:p>
          </table:table-cell>
          <table:table-cell table:formula="of:=MAX([.$B32];[.$F32];[.$K32];[.$P32];[.$U32];[.$Z32];[.$AE32];[.$AJ32];[.$AO32];[.$AT32];[.$AY32];[.$BD32];[.$BI32];[.$BN32];[.$BS32];[.$BX32];[.$CC32];[.$CH32];[.$CM32];[.$CR32];[.$CW32];[.$DB32];[.$DG32];[.$DL32];[.$DQ32];[.$DV32];[.$EA32];[.$EF32];[.$EK32];[.$EP32];[.$EU32];[.$EZ32];[.$FE32];[.$FJ32];[.$FO32];[.$FT32];[.$FY32];[.$GD32];[.$GI32];[.$GN32];[.$GS32])" office:value-type="float" office:value="600">
            <text:p>600</text:p>
          </table:table-cell>
          <table:table-cell table:formula="of:=MAX([.$C32];[.$G32];[.$L32];[.$Q32];[.$V32];[.$AA32];[.$AF32];[.$AK32];[.$AP32];[.$AU32];[.$AZ32];[.$BE32];[.$BJ32];[.$BO32];[.$BT32];[.$BY32];[.$CD32];[.$CI32];[.$CN32];[.$CS32];[.$CX32];[.$DC32];[.$DH32];[.$DM32];[.$DR32];[.$DW32];[.$EB32];[.$EG32];[.$EL32];[.$EQ32];[.$EV32];[.$FA32];[.$FF32];[.$FK32];[.$FP32];[.$FU32];[.$FZ32];[.$GE32];[.$GJ32];[.$GO32];[.$GT32])" office:value-type="float" office:value="1">
            <text:p>1</text:p>
          </table:table-cell>
          <table:table-cell table:formula="of:=MAX([.$D32];[.$H32];[.$M32];[.$R32];[.$W32];[.$AB32];[.$AG32];[.$AL32];[.$AQ32];[.$AV32];[.$BA32];[.$BF32];[.$BK32];[.$BP32];[.$BU32];[.$BZ32];[.$CE32];[.$CJ32];[.$CO32];[.$CT32];[.$CY32];[.$DD32];[.$DI32];[.$DN32];[.$DS32];[.$DX32];[.$EC32];[.$EH32];[.$EM32];[.$ER32];[.$EW32];[.$FB32];[.$FG32];[.$FL32];[.$FQ32];[.$FV32];[.$GA32];[.$GF32];[.$GK32];[.$GP32];[.$GU32])" office:value-type="float" office:value="2494423">
            <text:p>2494423</text:p>
          </table:table-cell>
          <table:table-cell table:formula="of:=MAX([.$E32];[.$I32];[.$N32];[.$S32];[.$X32];[.$AC32];[.$AH32];[.$AM32];[.$AR32];[.$AW32];[.$BB32];[.$BG32];[.$BL32];[.$BQ32];[.$BV32];[.$CA32];[.$CF32];[.$CK32];[.$CP32];[.$CU32];[.$CZ32];[.$DE32];[.$DJ32];[.$DO32];[.$DT32];[.$DY32];[.$ED32];[.$EI32];[.$EN32];[.$ES32];[.$EX32];[.$FC32];[.$FH32];[.$FM32];[.$FR32];[.$FW32];[.$GB32];[.$GG32];[.$GL32];[.$GQ32];[.$GV32])" office:value-type="float" office:value="2642841">
            <text:p>2642841</text:p>
          </table:table-cell>
          <table:table-cell table:formula="of:=MAX([.$J32];[.$O32];[.$T32];[.$Y32];[.$AD32];[.$AI32];[.$AN32];[.$AS32];[.$AX32];[.$BC32];[.$BH32];[.$BM32];[.$BR32];[.$BW32];[.$CB32];[.$CG32];[.$CL32];[.$CQ32];[.$CV32];[.$DA32];[.$DF32];[.$DK32];[.$DP32];[.$DU32];[.$DZ32];[.$EE32];[.$EJ32];[.$EO32];[.$ET32];[.$EY32];[.$FD32];[.$FI32];[.$FN32];[.$FS32];[.$FX32];[.$GC32];[.$GH32];[.$GM32];[.$GR32];[.$GW32])" office:value-type="float" office:value="2624918">
            <text:p>2624918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64"/>
          <table:table-cell table:style-name="Default"/>
          <table:table-cell table:number-columns-repeated="25"/>
          <table:table-cell table:style-name="Default" table:number-columns-repeated="2"/>
          <table:table-cell table:number-columns-repeated="67"/>
          <table:table-cell table:style-name="Default"/>
          <table:table-cell table:number-columns-repeated="25"/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string">
            <text:p>SUM</text:p>
          </table:table-cell>
          <table:table-cell table:style-name="ce1" table:formula="of:=SUM([.B3:.B32])" office:value-type="float" office:value="2795.7029">
            <text:p>2795.7029</text:p>
          </table:table-cell>
          <table:table-cell table:style-name="ce1" table:formula="of:=SUM([.C3:.C32])" office:value-type="float" office:value="3">
            <text:p>3</text:p>
          </table:table-cell>
          <table:table-cell table:style-name="ce1" table:formula="of:=SUM([.D3:.D32])" office:value-type="float" office:value="13873580">
            <text:p>13873580</text:p>
          </table:table-cell>
          <table:table-cell table:style-name="ce1" table:formula="of:=SUM([.E3:.E32])" office:value-type="float" office:value="19466813">
            <text:p>19466813</text:p>
          </table:table-cell>
          <table:table-cell table:style-name="ce2" table:formula="of:=SUM([.F3:.F32])" office:value-type="float" office:value="2844.043938">
            <text:p>2844.043938</text:p>
          </table:table-cell>
          <table:table-cell table:formula="of:=SUM([.G3:.G32])" office:value-type="float" office:value="3">
            <text:p>3</text:p>
          </table:table-cell>
          <table:table-cell table:formula="of:=SUM([.H3:.H32])" office:value-type="float" office:value="13799878">
            <text:p>13799878</text:p>
          </table:table-cell>
          <table:table-cell table:style-name="ce2" table:formula="of:=SUM([.I3:.I32])" office:value-type="float" office:value="19371267">
            <text:p>19371267</text:p>
          </table:table-cell>
          <table:table-cell table:formula="of:=SUM([.J3:.J32])" office:value-type="float" office:value="0">
            <text:p>0</text:p>
          </table:table-cell>
          <table:table-cell table:formula="of:=SUM([.K3:.K32])" office:value-type="float" office:value="2827.858693">
            <text:p>2827.858693</text:p>
          </table:table-cell>
          <table:table-cell table:formula="of:=SUM([.L3:.L32])" office:value-type="float" office:value="3">
            <text:p>3</text:p>
          </table:table-cell>
          <table:table-cell table:formula="of:=SUM([.M3:.M32])" office:value-type="float" office:value="13652866">
            <text:p>13652866</text:p>
          </table:table-cell>
          <table:table-cell table:formula="of:=SUM([.N3:.N32])" office:value-type="float" office:value="19197101">
            <text:p>19197101</text:p>
          </table:table-cell>
          <table:table-cell table:formula="of:=SUM([.O3:.O32])" office:value-type="float" office:value="0">
            <text:p>0</text:p>
          </table:table-cell>
          <table:table-cell table:formula="of:=SUM([.P3:.P32])" office:value-type="float" office:value="2915.693432">
            <text:p>2915.693432</text:p>
          </table:table-cell>
          <table:table-cell table:formula="of:=SUM([.Q3:.Q32])" office:value-type="float" office:value="3">
            <text:p>3</text:p>
          </table:table-cell>
          <table:table-cell table:formula="of:=SUM([.R3:.R32])" office:value-type="float" office:value="13579526">
            <text:p>13579526</text:p>
          </table:table-cell>
          <table:table-cell table:formula="of:=SUM([.S3:.S32])" office:value-type="float" office:value="19056456">
            <text:p>19056456</text:p>
          </table:table-cell>
          <table:table-cell table:formula="of:=SUM([.T3:.T32])" office:value-type="float" office:value="3147065">
            <text:p>3147065</text:p>
          </table:table-cell>
          <table:table-cell table:formula="of:=SUM([.U3:.U32])" office:value-type="float" office:value="3420.52987">
            <text:p>3420.52987</text:p>
          </table:table-cell>
          <table:table-cell table:formula="of:=SUM([.V3:.V32])" office:value-type="float" office:value="3">
            <text:p>3</text:p>
          </table:table-cell>
          <table:table-cell table:formula="of:=SUM([.W3:.W32])" office:value-type="float" office:value="16695944">
            <text:p>16695944</text:p>
          </table:table-cell>
          <table:table-cell table:formula="of:=SUM([.X3:.X32])" office:value-type="float" office:value="31669807">
            <text:p>31669807</text:p>
          </table:table-cell>
          <table:table-cell table:formula="of:=SUM([.Y3:.Y32])" office:value-type="float" office:value="6391595">
            <text:p>6391595</text:p>
          </table:table-cell>
          <table:table-cell table:formula="of:=SUM([.Z3:.Z32])" office:value-type="float" office:value="2763.01574">
            <text:p>2763.01574</text:p>
          </table:table-cell>
          <table:table-cell table:formula="of:=SUM([.AA3:.AA32])" office:value-type="float" office:value="3">
            <text:p>3</text:p>
          </table:table-cell>
          <table:table-cell table:formula="of:=SUM([.AB3:.AB32])" office:value-type="float" office:value="14646933">
            <text:p>14646933</text:p>
          </table:table-cell>
          <table:table-cell table:formula="of:=SUM([.AC3:.AC32])" office:value-type="float" office:value="18922075">
            <text:p>18922075</text:p>
          </table:table-cell>
          <table:table-cell table:formula="of:=SUM([.AD3:.AD32])" office:value-type="float" office:value="3036680">
            <text:p>3036680</text:p>
          </table:table-cell>
          <table:table-cell table:formula="of:=SUM([.AE3:.AE32])" office:value-type="float" office:value="3689.767771">
            <text:p>3689.767771</text:p>
          </table:table-cell>
          <table:table-cell table:formula="of:=SUM([.AF3:.AF32])" office:value-type="float" office:value="2">
            <text:p>2</text:p>
          </table:table-cell>
          <table:table-cell table:formula="of:=SUM([.AG3:.AG32])" office:value-type="float" office:value="17853806">
            <text:p>17853806</text:p>
          </table:table-cell>
          <table:table-cell table:formula="of:=SUM([.AH3:.AH32])" office:value-type="float" office:value="21921380">
            <text:p>21921380</text:p>
          </table:table-cell>
          <table:table-cell table:formula="of:=SUM([.AI3:.AI32])" office:value-type="float" office:value="20580225">
            <text:p>20580225</text:p>
          </table:table-cell>
          <table:table-cell table:formula="of:=SUM([.AJ3:.AJ32])" office:value-type="float" office:value="3407.96579">
            <text:p>3407.96579</text:p>
          </table:table-cell>
          <table:table-cell table:style-name="cellBest" table:formula="of:=SUM([.AK3:.AK32])" office:value-type="float" office:value="1">
            <text:p>1</text:p>
          </table:table-cell>
          <table:table-cell table:formula="of:=SUM([.AL3:.AL32])" office:value-type="float" office:value="16572553">
            <text:p>16572553</text:p>
          </table:table-cell>
          <table:table-cell table:formula="of:=SUM([.AM3:.AM32])" office:value-type="float" office:value="20660201">
            <text:p>20660201</text:p>
          </table:table-cell>
          <table:table-cell table:formula="of:=SUM([.AN3:.AN32])" office:value-type="float" office:value="20452413">
            <text:p>20452413</text:p>
          </table:table-cell>
          <table:table-cell table:formula="of:=SUM([.AO3:.AO32])" office:value-type="float" office:value="2976.532554">
            <text:p>2976.532554</text:p>
          </table:table-cell>
          <table:table-cell table:formula="of:=SUM([.AP3:.AP32])" office:value-type="float" office:value="2">
            <text:p>2</text:p>
          </table:table-cell>
          <table:table-cell table:formula="of:=SUM([.AQ3:.AQ32])" office:value-type="float" office:value="15356924">
            <text:p>15356924</text:p>
          </table:table-cell>
          <table:table-cell table:formula="of:=SUM([.AR3:.AR32])" office:value-type="float" office:value="17934241">
            <text:p>17934241</text:p>
          </table:table-cell>
          <table:table-cell table:formula="of:=SUM([.AS3:.AS32])" office:value-type="float" office:value="17853258">
            <text:p>17853258</text:p>
          </table:table-cell>
          <table:table-cell table:formula="of:=SUM([.AT3:.AT32])" office:value-type="float" office:value="3358.707515">
            <text:p>3358.707515</text:p>
          </table:table-cell>
          <table:table-cell table:style-name="cellBest" table:formula="of:=SUM([.AU3:.AU32])" office:value-type="float" office:value="1">
            <text:p>1</text:p>
          </table:table-cell>
          <table:table-cell table:formula="of:=SUM([.AV3:.AV32])" office:value-type="float" office:value="16529356">
            <text:p>16529356</text:p>
          </table:table-cell>
          <table:table-cell table:formula="of:=SUM([.AW3:.AW32])" office:value-type="float" office:value="20067634">
            <text:p>20067634</text:p>
          </table:table-cell>
          <table:table-cell table:formula="of:=SUM([.AX3:.AX32])" office:value-type="float" office:value="19986597">
            <text:p>19986597</text:p>
          </table:table-cell>
          <table:table-cell table:formula="of:=SUM([.AY3:.AY32])" office:value-type="float" office:value="2589.58175">
            <text:p>2589.58175</text:p>
          </table:table-cell>
          <table:table-cell table:style-name="cellBest" table:formula="of:=SUM([.AZ3:.AZ32])" office:value-type="float" office:value="1">
            <text:p>1</text:p>
          </table:table-cell>
          <table:table-cell table:formula="of:=SUM([.BA3:.BA32])" office:value-type="float" office:value="13298742">
            <text:p>13298742</text:p>
          </table:table-cell>
          <table:table-cell table:formula="of:=SUM([.BB3:.BB32])" office:value-type="float" office:value="16232046">
            <text:p>16232046</text:p>
          </table:table-cell>
          <table:table-cell table:formula="of:=SUM([.BC3:.BC32])" office:value-type="float" office:value="2843993">
            <text:p>2843993</text:p>
          </table:table-cell>
          <table:table-cell table:formula="of:=SUM([.BD3:.BD32])" office:value-type="float" office:value="2872.13572">
            <text:p>2872.13572</text:p>
          </table:table-cell>
          <table:table-cell table:formula="of:=SUM([.BE3:.BE32])" office:value-type="float" office:value="2">
            <text:p>2</text:p>
          </table:table-cell>
          <table:table-cell table:formula="of:=SUM([.BF3:.BF32])" office:value-type="float" office:value="14375836">
            <text:p>14375836</text:p>
          </table:table-cell>
          <table:table-cell table:formula="of:=SUM([.BG3:.BG32])" office:value-type="float" office:value="17535016">
            <text:p>17535016</text:p>
          </table:table-cell>
          <table:table-cell table:formula="of:=SUM([.BH3:.BH32])" office:value-type="float" office:value="3083717">
            <text:p>3083717</text:p>
          </table:table-cell>
          <table:table-cell table:formula="of:=SUM([.BI3:.BI32])" office:value-type="float" office:value="2886.055078">
            <text:p>2886.055078</text:p>
          </table:table-cell>
          <table:table-cell table:formula="of:=SUM([.BJ3:.BJ32])" office:value-type="float" office:value="3">
            <text:p>3</text:p>
          </table:table-cell>
          <table:table-cell table:formula="of:=SUM([.BK3:.BK32])" office:value-type="float" office:value="14859560">
            <text:p>14859560</text:p>
          </table:table-cell>
          <table:table-cell table:formula="of:=SUM([.BL3:.BL32])" office:value-type="float" office:value="18106655">
            <text:p>18106655</text:p>
          </table:table-cell>
          <table:table-cell table:formula="of:=SUM([.BM3:.BM32])" office:value-type="float" office:value="3228273">
            <text:p>3228273</text:p>
          </table:table-cell>
          <table:table-cell table:formula="of:=SUM([.BN3:.BN32])" office:value-type="float" office:value="2385.575745">
            <text:p>2385.575745</text:p>
          </table:table-cell>
          <table:table-cell table:formula="of:=SUM([.BO3:.BO32])" office:value-type="float" office:value="2">
            <text:p>2</text:p>
          </table:table-cell>
          <table:table-cell table:formula="of:=SUM([.BP3:.BP32])" office:value-type="float" office:value="12562386">
            <text:p>12562386</text:p>
          </table:table-cell>
          <table:table-cell table:formula="of:=SUM([.BQ3:.BQ32])" office:value-type="float" office:value="15355145">
            <text:p>15355145</text:p>
          </table:table-cell>
          <table:table-cell table:formula="of:=SUM([.BR3:.BR32])" office:value-type="float" office:value="2864886">
            <text:p>2864886</text:p>
          </table:table-cell>
          <table:table-cell table:formula="of:=SUM([.BS3:.BS32])" office:value-type="float" office:value="3377.801843">
            <text:p>3377.801843</text:p>
          </table:table-cell>
          <table:table-cell table:formula="of:=SUM([.BT3:.BT32])" office:value-type="float" office:value="2">
            <text:p>2</text:p>
          </table:table-cell>
          <table:table-cell table:formula="of:=SUM([.BU3:.BU32])" office:value-type="float" office:value="15907748">
            <text:p>15907748</text:p>
          </table:table-cell>
          <table:table-cell table:formula="of:=SUM([.BV3:.BV32])" office:value-type="float" office:value="17619808">
            <text:p>17619808</text:p>
          </table:table-cell>
          <table:table-cell table:formula="of:=SUM([.BW3:.BW32])" office:value-type="float" office:value="17619808">
            <text:p>17619808</text:p>
          </table:table-cell>
          <table:table-cell table:formula="of:=SUM([.BX3:.BX32])" office:value-type="float" office:value="4318.796745">
            <text:p>4318.796745</text:p>
          </table:table-cell>
          <table:table-cell table:formula="of:=SUM([.BY3:.BY32])" office:value-type="float" office:value="5">
            <text:p>5</text:p>
          </table:table-cell>
          <table:table-cell table:formula="of:=SUM([.BZ3:.BZ32])" office:value-type="float" office:value="20097871">
            <text:p>20097871</text:p>
          </table:table-cell>
          <table:table-cell table:formula="of:=SUM([.CA3:.CA32])" office:value-type="float" office:value="50590611">
            <text:p>50590611</text:p>
          </table:table-cell>
          <table:table-cell table:formula="of:=SUM([.CB3:.CB32])" office:value-type="float" office:value="0">
            <text:p>0</text:p>
          </table:table-cell>
          <table:table-cell table:formula="of:=SUM([.CC3:.CC32])" office:value-type="float" office:value="4855.076037">
            <text:p>4855.076037</text:p>
          </table:table-cell>
          <table:table-cell table:formula="of:=SUM([.CD3:.CD32])" office:value-type="float" office:value="5">
            <text:p>5</text:p>
          </table:table-cell>
          <table:table-cell table:formula="of:=SUM([.CE3:.CE32])" office:value-type="float" office:value="22660356">
            <text:p>22660356</text:p>
          </table:table-cell>
          <table:table-cell table:formula="of:=SUM([.CF3:.CF32])" office:value-type="float" office:value="25269347">
            <text:p>25269347</text:p>
          </table:table-cell>
          <table:table-cell table:formula="of:=SUM([.CG3:.CG32])" office:value-type="float" office:value="25164415">
            <text:p>25164415</text:p>
          </table:table-cell>
          <table:table-cell table:formula="of:=SUM([.CH3:.CH32])" office:value-type="float" office:value="2794.024665">
            <text:p>2794.024665</text:p>
          </table:table-cell>
          <table:table-cell table:style-name="cellBest" table:formula="of:=SUM([.CI3:.CI32])" office:value-type="float" office:value="1">
            <text:p>1</text:p>
          </table:table-cell>
          <table:table-cell table:formula="of:=SUM([.CJ3:.CJ32])" office:value-type="float" office:value="14630566">
            <text:p>14630566</text:p>
          </table:table-cell>
          <table:table-cell table:formula="of:=SUM([.CK3:.CK32])" office:value-type="float" office:value="17783868">
            <text:p>17783868</text:p>
          </table:table-cell>
          <table:table-cell table:formula="of:=SUM([.CL3:.CL32])" office:value-type="float" office:value="3136602">
            <text:p>3136602</text:p>
          </table:table-cell>
          <table:table-cell table:formula="of:=SUM([.CM3:.CM32])" office:value-type="float" office:value="7600.508835">
            <text:p>7600.508835</text:p>
          </table:table-cell>
          <table:table-cell table:formula="of:=SUM([.CN3:.CN32])" office:value-type="float" office:value="11">
            <text:p>11</text:p>
          </table:table-cell>
          <table:table-cell table:formula="of:=SUM([.CO3:.CO32])" office:value-type="float" office:value="36688580">
            <text:p>36688580</text:p>
          </table:table-cell>
          <table:table-cell table:formula="of:=SUM([.CP3:.CP32])" office:value-type="float" office:value="36952002">
            <text:p>36952002</text:p>
          </table:table-cell>
          <table:table-cell table:formula="of:=SUM([.CQ3:.CQ32])" office:value-type="float" office:value="36952002">
            <text:p>36952002</text:p>
          </table:table-cell>
          <table:table-cell table:formula="of:=SUM([.CR3:.CR32])" office:value-type="float" office:value="7756.68345">
            <text:p>7756.68345</text:p>
          </table:table-cell>
          <table:table-cell table:formula="of:=SUM([.CS3:.CS32])" office:value-type="float" office:value="7">
            <text:p>7</text:p>
          </table:table-cell>
          <table:table-cell table:formula="of:=SUM([.CT3:.CT32])" office:value-type="float" office:value="33714294">
            <text:p>33714294</text:p>
          </table:table-cell>
          <table:table-cell table:formula="of:=SUM([.CU3:.CU32])" office:value-type="float" office:value="39342546">
            <text:p>39342546</text:p>
          </table:table-cell>
          <table:table-cell table:formula="of:=SUM([.CV3:.CV32])" office:value-type="float" office:value="38933612">
            <text:p>38933612</text:p>
          </table:table-cell>
          <table:table-cell table:formula="of:=SUM([.CW3:.CW32])" office:value-type="float" office:value="3085.666369">
            <text:p>3085.666369</text:p>
          </table:table-cell>
          <table:table-cell table:formula="of:=SUM([.CX3:.CX32])" office:value-type="float" office:value="2">
            <text:p>2</text:p>
          </table:table-cell>
          <table:table-cell table:formula="of:=SUM([.CY3:.CY32])" office:value-type="float" office:value="14373799">
            <text:p>14373799</text:p>
          </table:table-cell>
          <table:table-cell table:formula="of:=SUM([.CZ3:.CZ32])" office:value-type="float" office:value="17533055">
            <text:p>17533055</text:p>
          </table:table-cell>
          <table:table-cell table:formula="of:=SUM([.DA3:.DA32])" office:value-type="float" office:value="2864137">
            <text:p>2864137</text:p>
          </table:table-cell>
          <table:table-cell table:formula="of:=SUM([.DB3:.DB32])" office:value-type="float" office:value="16360.84876">
            <text:p>16360.84876</text:p>
          </table:table-cell>
          <table:table-cell table:formula="of:=SUM([.DC3:.DC32])" office:value-type="float" office:value="27">
            <text:p>27</text:p>
          </table:table-cell>
          <table:table-cell table:formula="of:=SUM([.DD3:.DD32])" office:value-type="float" office:value="68927100">
            <text:p>68927100</text:p>
          </table:table-cell>
          <table:table-cell table:formula="of:=SUM([.DE3:.DE32])" office:value-type="float" office:value="69880063">
            <text:p>69880063</text:p>
          </table:table-cell>
          <table:table-cell table:formula="of:=SUM([.DF3:.DF32])" office:value-type="float" office:value="69880063">
            <text:p>69880063</text:p>
          </table:table-cell>
          <table:table-cell table:formula="of:=SUM([.DG3:.DG32])" office:value-type="float" office:value="2780.389357">
            <text:p>2780.389357</text:p>
          </table:table-cell>
          <table:table-cell table:formula="of:=SUM([.DH3:.DH32])" office:value-type="float" office:value="2">
            <text:p>2</text:p>
          </table:table-cell>
          <table:table-cell table:formula="of:=SUM([.DI3:.DI32])" office:value-type="float" office:value="14366500">
            <text:p>14366500</text:p>
          </table:table-cell>
          <table:table-cell table:formula="of:=SUM([.DJ3:.DJ32])" office:value-type="float" office:value="20133773">
            <text:p>20133773</text:p>
          </table:table-cell>
          <table:table-cell table:formula="of:=SUM([.DK3:.DK32])" office:value-type="float" office:value="3267734">
            <text:p>3267734</text:p>
          </table:table-cell>
          <table:table-cell table:formula="of:=SUM([.DL3:.DL32])" office:value-type="float" office:value="2974.427339">
            <text:p>2974.427339</text:p>
          </table:table-cell>
          <table:table-cell table:style-name="cellBest" table:formula="of:=SUM([.DM3:.DM32])" office:value-type="float" office:value="1">
            <text:p>1</text:p>
          </table:table-cell>
          <table:table-cell table:formula="of:=SUM([.DN3:.DN32])" office:value-type="float" office:value="13927236">
            <text:p>13927236</text:p>
          </table:table-cell>
          <table:table-cell table:formula="of:=SUM([.DO3:.DO32])" office:value-type="float" office:value="19467553">
            <text:p>19467553</text:p>
          </table:table-cell>
          <table:table-cell table:formula="of:=SUM([.DP3:.DP32])" office:value-type="float" office:value="9370212">
            <text:p>9370212</text:p>
          </table:table-cell>
          <table:table-cell table:formula="of:=SUM([.DQ3:.DQ32])" office:value-type="float" office:value="2630.171135">
            <text:p>2630.171135</text:p>
          </table:table-cell>
          <table:table-cell table:formula="of:=SUM([.DR3:.DR32])" office:value-type="float" office:value="3">
            <text:p>3</text:p>
          </table:table-cell>
          <table:table-cell table:formula="of:=SUM([.DS3:.DS32])" office:value-type="float" office:value="13899593">
            <text:p>13899593</text:p>
          </table:table-cell>
          <table:table-cell table:formula="of:=SUM([.DT3:.DT32])" office:value-type="float" office:value="16944160">
            <text:p>16944160</text:p>
          </table:table-cell>
          <table:table-cell table:formula="of:=SUM([.DU3:.DU32])" office:value-type="float" office:value="9450530">
            <text:p>9450530</text:p>
          </table:table-cell>
          <table:table-cell table:formula="of:=SUM([.DV3:.DV32])" office:value-type="float" office:value="3291.055303">
            <text:p>3291.055303</text:p>
          </table:table-cell>
          <table:table-cell table:formula="of:=SUM([.DW3:.DW32])" office:value-type="float" office:value="3">
            <text:p>3</text:p>
          </table:table-cell>
          <table:table-cell table:formula="of:=SUM([.DX3:.DX32])" office:value-type="float" office:value="19163315">
            <text:p>19163315</text:p>
          </table:table-cell>
          <table:table-cell table:formula="of:=SUM([.DY3:.DY32])" office:value-type="float" office:value="25975532">
            <text:p>25975532</text:p>
          </table:table-cell>
          <table:table-cell table:formula="of:=SUM([.DZ3:.DZ32])" office:value-type="float" office:value="24194698">
            <text:p>24194698</text:p>
          </table:table-cell>
          <table:table-cell table:formula="of:=SUM([.EA3:.EA32])" office:value-type="float" office:value="4587.796409">
            <text:p>4587.796409</text:p>
          </table:table-cell>
          <table:table-cell table:formula="of:=SUM([.EB3:.EB32])" office:value-type="float" office:value="5">
            <text:p>5</text:p>
          </table:table-cell>
          <table:table-cell table:formula="of:=SUM([.EC3:.EC32])" office:value-type="float" office:value="24830227">
            <text:p>24830227</text:p>
          </table:table-cell>
          <table:table-cell table:formula="of:=SUM([.ED3:.ED32])" office:value-type="float" office:value="32328520">
            <text:p>32328520</text:p>
          </table:table-cell>
          <table:table-cell table:formula="of:=SUM([.EE3:.EE32])" office:value-type="float" office:value="31916297">
            <text:p>31916297</text:p>
          </table:table-cell>
          <table:table-cell table:formula="of:=SUM([.EF3:.EF32])" office:value-type="float" office:value="4785.681969">
            <text:p>4785.681969</text:p>
          </table:table-cell>
          <table:table-cell table:formula="of:=SUM([.EG3:.EG32])" office:value-type="float" office:value="5">
            <text:p>5</text:p>
          </table:table-cell>
          <table:table-cell table:formula="of:=SUM([.EH3:.EH32])" office:value-type="float" office:value="24434487">
            <text:p>24434487</text:p>
          </table:table-cell>
          <table:table-cell table:formula="of:=SUM([.EI3:.EI32])" office:value-type="float" office:value="31955382">
            <text:p>31955382</text:p>
          </table:table-cell>
          <table:table-cell table:formula="of:=SUM([.EJ3:.EJ32])" office:value-type="float" office:value="31749331">
            <text:p>31749331</text:p>
          </table:table-cell>
          <table:table-cell table:formula="of:=SUM([.EK3:.EK32])" office:value-type="float" office:value="4280.747833">
            <text:p>4280.747833</text:p>
          </table:table-cell>
          <table:table-cell table:formula="of:=SUM([.EL3:.EL32])" office:value-type="float" office:value="4">
            <text:p>4</text:p>
          </table:table-cell>
          <table:table-cell table:formula="of:=SUM([.EM3:.EM32])" office:value-type="float" office:value="24526022">
            <text:p>24526022</text:p>
          </table:table-cell>
          <table:table-cell table:formula="of:=SUM([.EN3:.EN32])" office:value-type="float" office:value="32045417">
            <text:p>32045417</text:p>
          </table:table-cell>
          <table:table-cell table:formula="of:=SUM([.EO3:.EO32])" office:value-type="float" office:value="31896260">
            <text:p>31896260</text:p>
          </table:table-cell>
          <table:table-cell table:style-name="cellBest" table:formula="of:=SUM([.EP3:.EP32])" office:value-type="float" office:value="2105.938211">
            <text:p>2105.938211</text:p>
          </table:table-cell>
          <table:table-cell table:formula="of:=SUM([.EQ3:.EQ32])" office:value-type="float" office:value="2">
            <text:p>2</text:p>
          </table:table-cell>
          <table:table-cell table:style-name="cellBest" table:formula="of:=SUM([.ER3:.ER32])" office:value-type="float" office:value="10780869">
            <text:p>10780869</text:p>
          </table:table-cell>
          <table:table-cell table:style-name="cellBest" table:formula="of:=SUM([.ES3:.ES32])" office:value-type="float" office:value="13737575">
            <text:p>13737575</text:p>
          </table:table-cell>
          <table:table-cell table:formula="of:=SUM([.ET3:.ET32])" office:value-type="float" office:value="6826782">
            <text:p>6826782</text:p>
          </table:table-cell>
          <table:table-cell table:formula="of:=SUM([.EU3:.EU32])" office:value-type="float" office:value="2964.320553">
            <text:p>2964.320553</text:p>
          </table:table-cell>
          <table:table-cell table:formula="of:=SUM([.EV3:.EV32])" office:value-type="float" office:value="3">
            <text:p>3</text:p>
          </table:table-cell>
          <table:table-cell table:formula="of:=SUM([.EW3:.EW32])" office:value-type="float" office:value="14072729">
            <text:p>14072729</text:p>
          </table:table-cell>
          <table:table-cell table:formula="of:=SUM([.EX3:.EX32])" office:value-type="float" office:value="17710159">
            <text:p>17710159</text:p>
          </table:table-cell>
          <table:table-cell table:formula="of:=SUM([.EY3:.EY32])" office:value-type="float" office:value="9034691">
            <text:p>9034691</text:p>
          </table:table-cell>
          <table:table-cell table:formula="of:=SUM([.EZ3:.EZ32])" office:value-type="float" office:value="2583.490459">
            <text:p>2583.490459</text:p>
          </table:table-cell>
          <table:table-cell table:formula="of:=SUM([.FA3:.FA32])" office:value-type="float" office:value="3">
            <text:p>3</text:p>
          </table:table-cell>
          <table:table-cell table:formula="of:=SUM([.FB3:.FB32])" office:value-type="float" office:value="12711710">
            <text:p>12711710</text:p>
          </table:table-cell>
          <table:table-cell table:formula="of:=SUM([.FC3:.FC32])" office:value-type="float" office:value="16125639">
            <text:p>16125639</text:p>
          </table:table-cell>
          <table:table-cell table:formula="of:=SUM([.FD3:.FD32])" office:value-type="float" office:value="8082802">
            <text:p>8082802</text:p>
          </table:table-cell>
          <table:table-cell table:formula="of:=SUM([.FE3:.FE32])" office:value-type="float" office:value="3042.55636">
            <text:p>3042.55636</text:p>
          </table:table-cell>
          <table:table-cell table:formula="of:=SUM([.FF3:.FF32])" office:value-type="float" office:value="2">
            <text:p>2</text:p>
          </table:table-cell>
          <table:table-cell table:formula="of:=SUM([.FG3:.FG32])" office:value-type="float" office:value="14943898">
            <text:p>14943898</text:p>
          </table:table-cell>
          <table:table-cell table:formula="of:=SUM([.FH3:.FH32])" office:value-type="float" office:value="19330167">
            <text:p>19330167</text:p>
          </table:table-cell>
          <table:table-cell table:formula="of:=SUM([.FI3:.FI32])" office:value-type="float" office:value="9552669">
            <text:p>9552669</text:p>
          </table:table-cell>
          <table:table-cell table:formula="of:=SUM([.FJ3:.FJ32])" office:value-type="float" office:value="4757.07828">
            <text:p>4757.07828</text:p>
          </table:table-cell>
          <table:table-cell table:formula="of:=SUM([.FK3:.FK32])" office:value-type="float" office:value="4">
            <text:p>4</text:p>
          </table:table-cell>
          <table:table-cell table:formula="of:=SUM([.FL3:.FL32])" office:value-type="float" office:value="26222846">
            <text:p>26222846</text:p>
          </table:table-cell>
          <table:table-cell table:formula="of:=SUM([.FM3:.FM32])" office:value-type="float" office:value="35433951">
            <text:p>35433951</text:p>
          </table:table-cell>
          <table:table-cell table:formula="of:=SUM([.FN3:.FN32])" office:value-type="float" office:value="35433951">
            <text:p>35433951</text:p>
          </table:table-cell>
          <table:table-cell table:formula="of:=SUM([.FO3:.FO32])" office:value-type="float" office:value="2691.616634">
            <text:p>2691.616634</text:p>
          </table:table-cell>
          <table:table-cell table:formula="of:=SUM([.FP3:.FP32])" office:value-type="float" office:value="2">
            <text:p>2</text:p>
          </table:table-cell>
          <table:table-cell table:formula="of:=SUM([.FQ3:.FQ32])" office:value-type="float" office:value="11262122">
            <text:p>11262122</text:p>
          </table:table-cell>
          <table:table-cell table:formula="of:=SUM([.FR3:.FR32])" office:value-type="float" office:value="16070240">
            <text:p>16070240</text:p>
          </table:table-cell>
          <table:table-cell table:formula="of:=SUM([.FS3:.FS32])" office:value-type="float" office:value="0">
            <text:p>0</text:p>
          </table:table-cell>
          <table:table-cell table:formula="of:=SUM([.FT3:.FT32])" office:value-type="float" office:value="6851.105688">
            <text:p>6851.105688</text:p>
          </table:table-cell>
          <table:table-cell table:formula="of:=SUM([.FU3:.FU32])" office:value-type="float" office:value="8">
            <text:p>8</text:p>
          </table:table-cell>
          <table:table-cell table:formula="of:=SUM([.FV3:.FV32])" office:value-type="float" office:value="34084043">
            <text:p>34084043</text:p>
          </table:table-cell>
          <table:table-cell table:formula="of:=SUM([.FW3:.FW32])" office:value-type="float" office:value="42533667">
            <text:p>42533667</text:p>
          </table:table-cell>
          <table:table-cell table:formula="of:=SUM([.FX3:.FX32])" office:value-type="float" office:value="42165010">
            <text:p>42165010</text:p>
          </table:table-cell>
          <table:table-cell table:formula="of:=SUM([.FY3:.FY32])" office:value-type="float" office:value="2946.766201">
            <text:p>2946.766201</text:p>
          </table:table-cell>
          <table:table-cell table:formula="of:=SUM([.FZ3:.FZ32])" office:value-type="float" office:value="2">
            <text:p>2</text:p>
          </table:table-cell>
          <table:table-cell table:formula="of:=SUM([.GA3:.GA32])" office:value-type="float" office:value="14511558">
            <text:p>14511558</text:p>
          </table:table-cell>
          <table:table-cell table:formula="of:=SUM([.GB3:.GB32])" office:value-type="float" office:value="17734462">
            <text:p>17734462</text:p>
          </table:table-cell>
          <table:table-cell table:formula="of:=SUM([.GC3:.GC32])" office:value-type="float" office:value="9526262">
            <text:p>9526262</text:p>
          </table:table-cell>
          <table:table-cell table:formula="of:=SUM([.GD3:.GD32])" office:value-type="float" office:value="7048.424199">
            <text:p>7048.424199</text:p>
          </table:table-cell>
          <table:table-cell table:formula="of:=SUM([.GE3:.GE32])" office:value-type="float" office:value="10">
            <text:p>10</text:p>
          </table:table-cell>
          <table:table-cell table:formula="of:=SUM([.GF3:.GF32])" office:value-type="float" office:value="29821347">
            <text:p>29821347</text:p>
          </table:table-cell>
          <table:table-cell table:formula="of:=SUM([.GG3:.GG32])" office:value-type="float" office:value="32837700">
            <text:p>32837700</text:p>
          </table:table-cell>
          <table:table-cell table:formula="of:=SUM([.GH3:.GH32])" office:value-type="float" office:value="32837700">
            <text:p>32837700</text:p>
          </table:table-cell>
          <table:table-cell table:formula="of:=SUM([.GI3:.GI32])" office:value-type="float" office:value="6194.176137">
            <text:p>6194.176137</text:p>
          </table:table-cell>
          <table:table-cell table:formula="of:=SUM([.GJ3:.GJ32])" office:value-type="float" office:value="5">
            <text:p>5</text:p>
          </table:table-cell>
          <table:table-cell table:formula="of:=SUM([.GK3:.GK32])" office:value-type="float" office:value="33233036">
            <text:p>33233036</text:p>
          </table:table-cell>
          <table:table-cell table:formula="of:=SUM([.GL3:.GL32])" office:value-type="float" office:value="43015569">
            <text:p>43015569</text:p>
          </table:table-cell>
          <table:table-cell table:formula="of:=SUM([.GM3:.GM32])" office:value-type="float" office:value="42638512">
            <text:p>42638512</text:p>
          </table:table-cell>
          <table:table-cell table:formula="of:=SUM([.GN3:.GN32])" office:value-type="float" office:value="2974.02742">
            <text:p>2974.02742</text:p>
          </table:table-cell>
          <table:table-cell table:formula="of:=SUM([.GO3:.GO32])" office:value-type="float" office:value="2">
            <text:p>2</text:p>
          </table:table-cell>
          <table:table-cell table:formula="of:=SUM([.GP3:.GP32])" office:value-type="float" office:value="15229419">
            <text:p>15229419</text:p>
          </table:table-cell>
          <table:table-cell table:formula="of:=SUM([.GQ3:.GQ32])" office:value-type="float" office:value="24369169">
            <text:p>24369169</text:p>
          </table:table-cell>
          <table:table-cell table:formula="of:=SUM([.GR3:.GR32])" office:value-type="float" office:value="9711474">
            <text:p>9711474</text:p>
          </table:table-cell>
          <table:table-cell table:style-name="Default" table:formula="of:=SUM([.GS3:.GS32])" office:value-type="float" office:value="16172.9617">
            <text:p>16172.9617</text:p>
          </table:table-cell>
          <table:table-cell table:style-name="Default" table:formula="of:=SUM([.GT3:.GT32])" office:value-type="float" office:value="26">
            <text:p>26</text:p>
          </table:table-cell>
          <table:table-cell table:style-name="cellWorst" table:formula="of:=SUM([.GU3:.GU32])" office:value-type="float" office:value="70737398">
            <text:p>70737398</text:p>
          </table:table-cell>
          <table:table-cell table:style-name="cellWorst" table:formula="of:=SUM([.GV3:.GV32])" office:value-type="float" office:value="73867463">
            <text:p>73867463</text:p>
          </table:table-cell>
          <table:table-cell table:style-name="cellWorst" table:formula="of:=SUM([.GW3:.GW32])" office:value-type="float" office:value="73867463">
            <text:p>73867463</text:p>
          </table:table-cell>
          <table:table-cell table:formula="of:=SUM([.GX3:.GX32])" office:value-type="float" office:value="1168.103115">
            <text:p>1168.103115</text:p>
          </table:table-cell>
          <table:table-cell table:formula="of:=SUM([.GY3:.GY32])" office:value-type="float" office:value="1">
            <text:p>1</text:p>
          </table:table-cell>
          <table:table-cell table:formula="of:=SUM([.GZ3:.GZ32])" office:value-type="float" office:value="5422173">
            <text:p>5422173</text:p>
          </table:table-cell>
          <table:table-cell table:formula="of:=SUM([.HA3:.HA32])" office:value-type="float" office:value="6382689">
            <text:p>6382689</text:p>
          </table:table-cell>
          <table:table-cell table:formula="of:=SUM([.HB3:.HB32])" office:value-type="float" office:value="0">
            <text:p>0</text:p>
          </table:table-cell>
          <table:table-cell table:formula="of:=SUM([.HC3:.HC32])" office:value-type="float" office:value="3289.573702">
            <text:p>3289.573702</text:p>
          </table:table-cell>
          <table:table-cell table:formula="of:=SUM([.HD3:.HD32])" office:value-type="float" office:value="3">
            <text:p>3</text:p>
          </table:table-cell>
          <table:table-cell table:formula="of:=SUM([.HE3:.HE32])" office:value-type="float" office:value="15710378">
            <text:p>15710378</text:p>
          </table:table-cell>
          <table:table-cell table:formula="of:=SUM([.HF3:.HF32])" office:value-type="float" office:value="20060747">
            <text:p>20060747</text:p>
          </table:table-cell>
          <table:table-cell table:formula="of:=SUM([.HG3:.HG32])" office:value-type="float" office:value="9912320.5">
            <text:p>9912320.5</text:p>
          </table:table-cell>
          <table:table-cell table:formula="of:=SUM([.HH3:.HH32])" office:value-type="float" office:value="16364.3606">
            <text:p>16364.3606</text:p>
          </table:table-cell>
          <table:table-cell table:formula="of:=SUM([.HI3:.HI32])" office:value-type="float" office:value="27">
            <text:p>27</text:p>
          </table:table-cell>
          <table:table-cell table:formula="of:=SUM([.HJ3:.HJ32])" office:value-type="float" office:value="82380187">
            <text:p>82380187</text:p>
          </table:table-cell>
          <table:table-cell table:formula="of:=SUM([.HK3:.HK32])" office:value-type="float" office:value="106618830">
            <text:p>106618830</text:p>
          </table:table-cell>
          <table:table-cell table:formula="of:=SUM([.HL3:.HL32])" office:value-type="float" office:value="91236030">
            <text:p>91236030</text:p>
          </table:table-cell>
        </table:table-row>
        <table:table-row table:style-name="ro1">
          <table:table-cell office:value-type="string">
            <text:p>AVG</text:p>
          </table:table-cell>
          <table:table-cell table:formula="of:=AVERAGE([.B3:.B32])" office:value-type="float" office:value="93.1900966666667">
            <text:p>93.1900966667</text:p>
          </table:table-cell>
          <table:table-cell table:formula="of:=AVERAGE([.C3:.C32])" office:value-type="float" office:value="0.1">
            <text:p>0.1</text:p>
          </table:table-cell>
          <table:table-cell table:formula="of:=AVERAGE([.D3:.D32])" office:value-type="float" office:value="462452.666666667">
            <text:p>462452.666666667</text:p>
          </table:table-cell>
          <table:table-cell table:formula="of:=AVERAGE([.E3:.E32])" office:value-type="float" office:value="648893.766666667">
            <text:p>648893.766666667</text:p>
          </table:table-cell>
          <table:table-cell table:formula="of:=AVERAGE([.F3:.F32])" office:value-type="float" office:value="94.8014646">
            <text:p>94.8014646</text:p>
          </table:table-cell>
          <table:table-cell table:formula="of:=AVERAGE([.G3:.G32])" office:value-type="float" office:value="0.1">
            <text:p>0.1</text:p>
          </table:table-cell>
          <table:table-cell table:formula="of:=AVERAGE([.H3:.H32])" office:value-type="float" office:value="459995.933333333">
            <text:p>459995.933333333</text:p>
          </table:table-cell>
          <table:table-cell table:formula="of:=AVERAGE([.I3:.I32])" office:value-type="float" office:value="645708.9">
            <text:p>645708.9</text:p>
          </table:table-cell>
          <table:table-cell table:formula="of:=AVERAGE([.J3:.J32])" office:value-type="float" office:value="0">
            <text:p>0</text:p>
          </table:table-cell>
          <table:table-cell table:formula="of:=AVERAGE([.K3:.K32])" office:value-type="float" office:value="94.2619564333333">
            <text:p>94.2619564333</text:p>
          </table:table-cell>
          <table:table-cell table:formula="of:=AVERAGE([.L3:.L32])" office:value-type="float" office:value="0.1">
            <text:p>0.1</text:p>
          </table:table-cell>
          <table:table-cell table:formula="of:=AVERAGE([.M3:.M32])" office:value-type="float" office:value="455095.533333333">
            <text:p>455095.533333333</text:p>
          </table:table-cell>
          <table:table-cell table:formula="of:=AVERAGE([.N3:.N32])" office:value-type="float" office:value="639903.366666667">
            <text:p>639903.366666667</text:p>
          </table:table-cell>
          <table:table-cell table:formula="of:=AVERAGE([.O3:.O32])" office:value-type="float" office:value="0">
            <text:p>0</text:p>
          </table:table-cell>
          <table:table-cell table:formula="of:=AVERAGE([.P3:.P32])" office:value-type="float" office:value="97.1897810666667">
            <text:p>97.1897810667</text:p>
          </table:table-cell>
          <table:table-cell table:formula="of:=AVERAGE([.Q3:.Q32])" office:value-type="float" office:value="0.1">
            <text:p>0.1</text:p>
          </table:table-cell>
          <table:table-cell table:formula="of:=AVERAGE([.R3:.R32])" office:value-type="float" office:value="452650.866666667">
            <text:p>452650.866666667</text:p>
          </table:table-cell>
          <table:table-cell table:formula="of:=AVERAGE([.S3:.S32])" office:value-type="float" office:value="635215.2">
            <text:p>635215.2</text:p>
          </table:table-cell>
          <table:table-cell table:formula="of:=AVERAGE([.T3:.T32])" office:value-type="float" office:value="104902.166666667">
            <text:p>104902.166666667</text:p>
          </table:table-cell>
          <table:table-cell table:formula="of:=AVERAGE([.U3:.U32])" office:value-type="float" office:value="114.017662333333">
            <text:p>114.0176623333</text:p>
          </table:table-cell>
          <table:table-cell table:formula="of:=AVERAGE([.V3:.V32])" office:value-type="float" office:value="0.1">
            <text:p>0.1</text:p>
          </table:table-cell>
          <table:table-cell table:formula="of:=AVERAGE([.W3:.W32])" office:value-type="float" office:value="556531.466666667">
            <text:p>556531.466666667</text:p>
          </table:table-cell>
          <table:table-cell table:formula="of:=AVERAGE([.X3:.X32])" office:value-type="float" office:value="1055660.23333333">
            <text:p>1055660.23333333</text:p>
          </table:table-cell>
          <table:table-cell table:formula="of:=AVERAGE([.Y3:.Y32])" office:value-type="float" office:value="213053.166666667">
            <text:p>213053.166666667</text:p>
          </table:table-cell>
          <table:table-cell table:formula="of:=AVERAGE([.Z3:.Z32])" office:value-type="float" office:value="92.1005246666667">
            <text:p>92.1005246667</text:p>
          </table:table-cell>
          <table:table-cell table:formula="of:=AVERAGE([.AA3:.AA32])" office:value-type="float" office:value="0.1">
            <text:p>0.1</text:p>
          </table:table-cell>
          <table:table-cell table:formula="of:=AVERAGE([.AB3:.AB32])" office:value-type="float" office:value="488231.1">
            <text:p>488231.1</text:p>
          </table:table-cell>
          <table:table-cell table:formula="of:=AVERAGE([.AC3:.AC32])" office:value-type="float" office:value="630735.833333333">
            <text:p>630735.833333333</text:p>
          </table:table-cell>
          <table:table-cell table:formula="of:=AVERAGE([.AD3:.AD32])" office:value-type="float" office:value="101222.666666667">
            <text:p>101222.666666667</text:p>
          </table:table-cell>
          <table:table-cell table:formula="of:=AVERAGE([.AE3:.AE32])" office:value-type="float" office:value="122.992259033333">
            <text:p>122.9922590333</text:p>
          </table:table-cell>
          <table:table-cell table:formula="of:=AVERAGE([.AF3:.AF32])" office:value-type="float" office:value="0.0666666666666667">
            <text:p>0.0666666667</text:p>
          </table:table-cell>
          <table:table-cell table:formula="of:=AVERAGE([.AG3:.AG32])" office:value-type="float" office:value="595126.866666667">
            <text:p>595126.866666667</text:p>
          </table:table-cell>
          <table:table-cell table:formula="of:=AVERAGE([.AH3:.AH32])" office:value-type="float" office:value="730712.666666667">
            <text:p>730712.666666667</text:p>
          </table:table-cell>
          <table:table-cell table:formula="of:=AVERAGE([.AI3:.AI32])" office:value-type="float" office:value="686007.5">
            <text:p>686007.5</text:p>
          </table:table-cell>
          <table:table-cell table:formula="of:=AVERAGE([.AJ3:.AJ32])" office:value-type="float" office:value="113.598859666667">
            <text:p>113.5988596667</text:p>
          </table:table-cell>
          <table:table-cell table:style-name="cellBest" table:formula="of:=AVERAGE([.AK3:.AK32])" office:value-type="float" office:value="0.0333333333333333">
            <text:p>0.0333333333</text:p>
          </table:table-cell>
          <table:table-cell table:formula="of:=AVERAGE([.AL3:.AL32])" office:value-type="float" office:value="552418.433333333">
            <text:p>552418.433333333</text:p>
          </table:table-cell>
          <table:table-cell table:formula="of:=AVERAGE([.AM3:.AM32])" office:value-type="float" office:value="688673.366666667">
            <text:p>688673.366666667</text:p>
          </table:table-cell>
          <table:table-cell table:formula="of:=AVERAGE([.AN3:.AN32])" office:value-type="float" office:value="681747.1">
            <text:p>681747.1</text:p>
          </table:table-cell>
          <table:table-cell table:formula="of:=AVERAGE([.AO3:.AO32])" office:value-type="float" office:value="99.2177518">
            <text:p>99.2177518</text:p>
          </table:table-cell>
          <table:table-cell table:formula="of:=AVERAGE([.AP3:.AP32])" office:value-type="float" office:value="0.0666666666666667">
            <text:p>0.0666666667</text:p>
          </table:table-cell>
          <table:table-cell table:formula="of:=AVERAGE([.AQ3:.AQ32])" office:value-type="float" office:value="511897.466666667">
            <text:p>511897.466666667</text:p>
          </table:table-cell>
          <table:table-cell table:formula="of:=AVERAGE([.AR3:.AR32])" office:value-type="float" office:value="597808.033333333">
            <text:p>597808.033333333</text:p>
          </table:table-cell>
          <table:table-cell table:formula="of:=AVERAGE([.AS3:.AS32])" office:value-type="float" office:value="595108.6">
            <text:p>595108.6</text:p>
          </table:table-cell>
          <table:table-cell table:formula="of:=AVERAGE([.AT3:.AT32])" office:value-type="float" office:value="111.956917166667">
            <text:p>111.9569171667</text:p>
          </table:table-cell>
          <table:table-cell table:style-name="cellBest" table:formula="of:=AVERAGE([.AU3:.AU32])" office:value-type="float" office:value="0.0333333333333333">
            <text:p>0.0333333333</text:p>
          </table:table-cell>
          <table:table-cell table:formula="of:=AVERAGE([.AV3:.AV32])" office:value-type="float" office:value="550978.533333333">
            <text:p>550978.533333333</text:p>
          </table:table-cell>
          <table:table-cell table:formula="of:=AVERAGE([.AW3:.AW32])" office:value-type="float" office:value="668921.133333333">
            <text:p>668921.133333333</text:p>
          </table:table-cell>
          <table:table-cell table:formula="of:=AVERAGE([.AX3:.AX32])" office:value-type="float" office:value="666219.9">
            <text:p>666219.9</text:p>
          </table:table-cell>
          <table:table-cell table:formula="of:=AVERAGE([.AY3:.AY32])" office:value-type="float" office:value="86.3193916666667">
            <text:p>86.3193916667</text:p>
          </table:table-cell>
          <table:table-cell table:style-name="cellBest" table:formula="of:=AVERAGE([.AZ3:.AZ32])" office:value-type="float" office:value="0.0333333333333333">
            <text:p>0.0333333333</text:p>
          </table:table-cell>
          <table:table-cell table:formula="of:=AVERAGE([.BA3:.BA32])" office:value-type="float" office:value="443291.4">
            <text:p>443291.4</text:p>
          </table:table-cell>
          <table:table-cell table:formula="of:=AVERAGE([.BB3:.BB32])" office:value-type="float" office:value="541068.2">
            <text:p>541068.2</text:p>
          </table:table-cell>
          <table:table-cell table:formula="of:=AVERAGE([.BC3:.BC32])" office:value-type="float" office:value="94799.7666666667">
            <text:p>94799.7666666667</text:p>
          </table:table-cell>
          <table:table-cell table:formula="of:=AVERAGE([.BD3:.BD32])" office:value-type="float" office:value="95.7378573333333">
            <text:p>95.7378573333</text:p>
          </table:table-cell>
          <table:table-cell table:formula="of:=AVERAGE([.BE3:.BE32])" office:value-type="float" office:value="0.0666666666666667">
            <text:p>0.0666666667</text:p>
          </table:table-cell>
          <table:table-cell table:formula="of:=AVERAGE([.BF3:.BF32])" office:value-type="float" office:value="479194.533333333">
            <text:p>479194.533333333</text:p>
          </table:table-cell>
          <table:table-cell table:formula="of:=AVERAGE([.BG3:.BG32])" office:value-type="float" office:value="584500.533333333">
            <text:p>584500.533333333</text:p>
          </table:table-cell>
          <table:table-cell table:formula="of:=AVERAGE([.BH3:.BH32])" office:value-type="float" office:value="102790.566666667">
            <text:p>102790.566666667</text:p>
          </table:table-cell>
          <table:table-cell table:formula="of:=AVERAGE([.BI3:.BI32])" office:value-type="float" office:value="96.2018359333333">
            <text:p>96.2018359333</text:p>
          </table:table-cell>
          <table:table-cell table:formula="of:=AVERAGE([.BJ3:.BJ32])" office:value-type="float" office:value="0.1">
            <text:p>0.1</text:p>
          </table:table-cell>
          <table:table-cell table:formula="of:=AVERAGE([.BK3:.BK32])" office:value-type="float" office:value="495318.666666667">
            <text:p>495318.666666667</text:p>
          </table:table-cell>
          <table:table-cell table:formula="of:=AVERAGE([.BL3:.BL32])" office:value-type="float" office:value="603555.166666667">
            <text:p>603555.166666667</text:p>
          </table:table-cell>
          <table:table-cell table:formula="of:=AVERAGE([.BM3:.BM32])" office:value-type="float" office:value="107609.1">
            <text:p>107609.1</text:p>
          </table:table-cell>
          <table:table-cell table:formula="of:=AVERAGE([.BN3:.BN32])" office:value-type="float" office:value="79.5191915">
            <text:p>79.5191915</text:p>
          </table:table-cell>
          <table:table-cell table:formula="of:=AVERAGE([.BO3:.BO32])" office:value-type="float" office:value="0.0666666666666667">
            <text:p>0.0666666667</text:p>
          </table:table-cell>
          <table:table-cell table:formula="of:=AVERAGE([.BP3:.BP32])" office:value-type="float" office:value="418746.2">
            <text:p>418746.2</text:p>
          </table:table-cell>
          <table:table-cell table:formula="of:=AVERAGE([.BQ3:.BQ32])" office:value-type="float" office:value="511838.166666667">
            <text:p>511838.166666667</text:p>
          </table:table-cell>
          <table:table-cell table:formula="of:=AVERAGE([.BR3:.BR32])" office:value-type="float" office:value="95496.2">
            <text:p>95496.2</text:p>
          </table:table-cell>
          <table:table-cell table:formula="of:=AVERAGE([.BS3:.BS32])" office:value-type="float" office:value="112.593394766667">
            <text:p>112.5933947667</text:p>
          </table:table-cell>
          <table:table-cell table:formula="of:=AVERAGE([.BT3:.BT32])" office:value-type="float" office:value="0.0666666666666667">
            <text:p>0.0666666667</text:p>
          </table:table-cell>
          <table:table-cell table:formula="of:=AVERAGE([.BU3:.BU32])" office:value-type="float" office:value="530258.266666667">
            <text:p>530258.266666667</text:p>
          </table:table-cell>
          <table:table-cell table:formula="of:=AVERAGE([.BV3:.BV32])" office:value-type="float" office:value="587326.933333333">
            <text:p>587326.933333333</text:p>
          </table:table-cell>
          <table:table-cell table:formula="of:=AVERAGE([.BW3:.BW32])" office:value-type="float" office:value="587326.933333333">
            <text:p>587326.933333333</text:p>
          </table:table-cell>
          <table:table-cell table:formula="of:=AVERAGE([.BX3:.BX32])" office:value-type="float" office:value="143.9598915">
            <text:p>143.9598915</text:p>
          </table:table-cell>
          <table:table-cell table:formula="of:=AVERAGE([.BY3:.BY32])" office:value-type="float" office:value="0.166666666666667">
            <text:p>0.1666666667</text:p>
          </table:table-cell>
          <table:table-cell table:formula="of:=AVERAGE([.BZ3:.BZ32])" office:value-type="float" office:value="669929.033333333">
            <text:p>669929.033333333</text:p>
          </table:table-cell>
          <table:table-cell table:formula="of:=AVERAGE([.CA3:.CA32])" office:value-type="float" office:value="1686353.7">
            <text:p>1686353.7</text:p>
          </table:table-cell>
          <table:table-cell table:formula="of:=AVERAGE([.CB3:.CB32])" office:value-type="float" office:value="0">
            <text:p>0</text:p>
          </table:table-cell>
          <table:table-cell table:formula="of:=AVERAGE([.CC3:.CC32])" office:value-type="float" office:value="161.8358679">
            <text:p>161.8358679</text:p>
          </table:table-cell>
          <table:table-cell table:formula="of:=AVERAGE([.CD3:.CD32])" office:value-type="float" office:value="0.166666666666667">
            <text:p>0.1666666667</text:p>
          </table:table-cell>
          <table:table-cell table:formula="of:=AVERAGE([.CE3:.CE32])" office:value-type="float" office:value="755345.2">
            <text:p>755345.2</text:p>
          </table:table-cell>
          <table:table-cell table:formula="of:=AVERAGE([.CF3:.CF32])" office:value-type="float" office:value="842311.566666667">
            <text:p>842311.566666667</text:p>
          </table:table-cell>
          <table:table-cell table:formula="of:=AVERAGE([.CG3:.CG32])" office:value-type="float" office:value="838813.833333333">
            <text:p>838813.833333333</text:p>
          </table:table-cell>
          <table:table-cell table:formula="of:=AVERAGE([.CH3:.CH32])" office:value-type="float" office:value="93.1341555">
            <text:p>93.1341555</text:p>
          </table:table-cell>
          <table:table-cell table:style-name="cellBest" table:formula="of:=AVERAGE([.CI3:.CI32])" office:value-type="float" office:value="0.0333333333333333">
            <text:p>0.0333333333</text:p>
          </table:table-cell>
          <table:table-cell table:formula="of:=AVERAGE([.CJ3:.CJ32])" office:value-type="float" office:value="487685.533333333">
            <text:p>487685.533333333</text:p>
          </table:table-cell>
          <table:table-cell table:formula="of:=AVERAGE([.CK3:.CK32])" office:value-type="float" office:value="592795.6">
            <text:p>592795.6</text:p>
          </table:table-cell>
          <table:table-cell table:formula="of:=AVERAGE([.CL3:.CL32])" office:value-type="float" office:value="104553.4">
            <text:p>104553.4</text:p>
          </table:table-cell>
          <table:table-cell table:formula="of:=AVERAGE([.CM3:.CM32])" office:value-type="float" office:value="253.3502945">
            <text:p>253.3502945</text:p>
          </table:table-cell>
          <table:table-cell table:formula="of:=AVERAGE([.CN3:.CN32])" office:value-type="float" office:value="0.366666666666667">
            <text:p>0.3666666667</text:p>
          </table:table-cell>
          <table:table-cell table:formula="of:=AVERAGE([.CO3:.CO32])" office:value-type="float" office:value="1222952.66666667">
            <text:p>1222952.66666667</text:p>
          </table:table-cell>
          <table:table-cell table:formula="of:=AVERAGE([.CP3:.CP32])" office:value-type="float" office:value="1231733.4">
            <text:p>1231733.4</text:p>
          </table:table-cell>
          <table:table-cell table:formula="of:=AVERAGE([.CQ3:.CQ32])" office:value-type="float" office:value="1231733.4">
            <text:p>1231733.4</text:p>
          </table:table-cell>
          <table:table-cell table:formula="of:=AVERAGE([.CR3:.CR32])" office:value-type="float" office:value="258.556115">
            <text:p>258.556115</text:p>
          </table:table-cell>
          <table:table-cell table:formula="of:=AVERAGE([.CS3:.CS32])" office:value-type="float" office:value="0.233333333333333">
            <text:p>0.2333333333</text:p>
          </table:table-cell>
          <table:table-cell table:formula="of:=AVERAGE([.CT3:.CT32])" office:value-type="float" office:value="1123809.8">
            <text:p>1123809.8</text:p>
          </table:table-cell>
          <table:table-cell table:formula="of:=AVERAGE([.CU3:.CU32])" office:value-type="float" office:value="1311418.2">
            <text:p>1311418.2</text:p>
          </table:table-cell>
          <table:table-cell table:formula="of:=AVERAGE([.CV3:.CV32])" office:value-type="float" office:value="1297787.06666667">
            <text:p>1297787.06666667</text:p>
          </table:table-cell>
          <table:table-cell table:formula="of:=AVERAGE([.CW3:.CW32])" office:value-type="float" office:value="102.855545633333">
            <text:p>102.8555456333</text:p>
          </table:table-cell>
          <table:table-cell table:formula="of:=AVERAGE([.CX3:.CX32])" office:value-type="float" office:value="0.0666666666666667">
            <text:p>0.0666666667</text:p>
          </table:table-cell>
          <table:table-cell table:formula="of:=AVERAGE([.CY3:.CY32])" office:value-type="float" office:value="479126.633333333">
            <text:p>479126.633333333</text:p>
          </table:table-cell>
          <table:table-cell table:formula="of:=AVERAGE([.CZ3:.CZ32])" office:value-type="float" office:value="584435.166666667">
            <text:p>584435.166666667</text:p>
          </table:table-cell>
          <table:table-cell table:formula="of:=AVERAGE([.DA3:.DA32])" office:value-type="float" office:value="95471.2333333333">
            <text:p>95471.2333333333</text:p>
          </table:table-cell>
          <table:table-cell table:formula="of:=AVERAGE([.DB3:.DB32])" office:value-type="float" office:value="545.361625333333">
            <text:p>545.3616253333</text:p>
          </table:table-cell>
          <table:table-cell table:formula="of:=AVERAGE([.DC3:.DC32])" office:value-type="float" office:value="0.9">
            <text:p>0.9</text:p>
          </table:table-cell>
          <table:table-cell table:formula="of:=AVERAGE([.DD3:.DD32])" office:value-type="float" office:value="2297570">
            <text:p>2297570</text:p>
          </table:table-cell>
          <table:table-cell table:formula="of:=AVERAGE([.DE3:.DE32])" office:value-type="float" office:value="2329335.43333333">
            <text:p>2329335.43333333</text:p>
          </table:table-cell>
          <table:table-cell table:formula="of:=AVERAGE([.DF3:.DF32])" office:value-type="float" office:value="2329335.43333333">
            <text:p>2329335.43333333</text:p>
          </table:table-cell>
          <table:table-cell table:formula="of:=AVERAGE([.DG3:.DG32])" office:value-type="float" office:value="92.6796452333333">
            <text:p>92.6796452333</text:p>
          </table:table-cell>
          <table:table-cell table:formula="of:=AVERAGE([.DH3:.DH32])" office:value-type="float" office:value="0.0666666666666667">
            <text:p>0.0666666667</text:p>
          </table:table-cell>
          <table:table-cell table:formula="of:=AVERAGE([.DI3:.DI32])" office:value-type="float" office:value="478883.333333333">
            <text:p>478883.333333333</text:p>
          </table:table-cell>
          <table:table-cell table:formula="of:=AVERAGE([.DJ3:.DJ32])" office:value-type="float" office:value="671125.766666667">
            <text:p>671125.766666667</text:p>
          </table:table-cell>
          <table:table-cell table:formula="of:=AVERAGE([.DK3:.DK32])" office:value-type="float" office:value="108924.466666667">
            <text:p>108924.466666667</text:p>
          </table:table-cell>
          <table:table-cell table:formula="of:=AVERAGE([.DL3:.DL32])" office:value-type="float" office:value="99.1475779666667">
            <text:p>99.1475779667</text:p>
          </table:table-cell>
          <table:table-cell table:style-name="cellBest" table:formula="of:=AVERAGE([.DM3:.DM32])" office:value-type="float" office:value="0.0333333333333333">
            <text:p>0.0333333333</text:p>
          </table:table-cell>
          <table:table-cell table:formula="of:=AVERAGE([.DN3:.DN32])" office:value-type="float" office:value="464241.2">
            <text:p>464241.2</text:p>
          </table:table-cell>
          <table:table-cell table:formula="of:=AVERAGE([.DO3:.DO32])" office:value-type="float" office:value="648918.433333333">
            <text:p>648918.433333333</text:p>
          </table:table-cell>
          <table:table-cell table:formula="of:=AVERAGE([.DP3:.DP32])" office:value-type="float" office:value="312340.4">
            <text:p>312340.4</text:p>
          </table:table-cell>
          <table:table-cell table:formula="of:=AVERAGE([.DQ3:.DQ32])" office:value-type="float" office:value="87.6723711666667">
            <text:p>87.6723711667</text:p>
          </table:table-cell>
          <table:table-cell table:formula="of:=AVERAGE([.DR3:.DR32])" office:value-type="float" office:value="0.1">
            <text:p>0.1</text:p>
          </table:table-cell>
          <table:table-cell table:formula="of:=AVERAGE([.DS3:.DS32])" office:value-type="float" office:value="463319.766666667">
            <text:p>463319.766666667</text:p>
          </table:table-cell>
          <table:table-cell table:formula="of:=AVERAGE([.DT3:.DT32])" office:value-type="float" office:value="564805.333333333">
            <text:p>564805.333333333</text:p>
          </table:table-cell>
          <table:table-cell table:formula="of:=AVERAGE([.DU3:.DU32])" office:value-type="float" office:value="315017.666666667">
            <text:p>315017.666666667</text:p>
          </table:table-cell>
          <table:table-cell table:formula="of:=AVERAGE([.DV3:.DV32])" office:value-type="float" office:value="109.701843433333">
            <text:p>109.7018434333</text:p>
          </table:table-cell>
          <table:table-cell table:formula="of:=AVERAGE([.DW3:.DW32])" office:value-type="float" office:value="0.1">
            <text:p>0.1</text:p>
          </table:table-cell>
          <table:table-cell table:formula="of:=AVERAGE([.DX3:.DX32])" office:value-type="float" office:value="638777.166666667">
            <text:p>638777.166666667</text:p>
          </table:table-cell>
          <table:table-cell table:formula="of:=AVERAGE([.DY3:.DY32])" office:value-type="float" office:value="865851.066666667">
            <text:p>865851.066666667</text:p>
          </table:table-cell>
          <table:table-cell table:formula="of:=AVERAGE([.DZ3:.DZ32])" office:value-type="float" office:value="806489.933333333">
            <text:p>806489.933333333</text:p>
          </table:table-cell>
          <table:table-cell table:formula="of:=AVERAGE([.EA3:.EA32])" office:value-type="float" office:value="152.926546966667">
            <text:p>152.9265469667</text:p>
          </table:table-cell>
          <table:table-cell table:formula="of:=AVERAGE([.EB3:.EB32])" office:value-type="float" office:value="0.166666666666667">
            <text:p>0.1666666667</text:p>
          </table:table-cell>
          <table:table-cell table:formula="of:=AVERAGE([.EC3:.EC32])" office:value-type="float" office:value="827674.233333333">
            <text:p>827674.233333333</text:p>
          </table:table-cell>
          <table:table-cell table:formula="of:=AVERAGE([.ED3:.ED32])" office:value-type="float" office:value="1077617.33333333">
            <text:p>1077617.33333333</text:p>
          </table:table-cell>
          <table:table-cell table:formula="of:=AVERAGE([.EE3:.EE32])" office:value-type="float" office:value="1063876.56666667">
            <text:p>1063876.56666667</text:p>
          </table:table-cell>
          <table:table-cell table:formula="of:=AVERAGE([.EF3:.EF32])" office:value-type="float" office:value="159.5227323">
            <text:p>159.5227323</text:p>
          </table:table-cell>
          <table:table-cell table:formula="of:=AVERAGE([.EG3:.EG32])" office:value-type="float" office:value="0.166666666666667">
            <text:p>0.1666666667</text:p>
          </table:table-cell>
          <table:table-cell table:formula="of:=AVERAGE([.EH3:.EH32])" office:value-type="float" office:value="814482.9">
            <text:p>814482.9</text:p>
          </table:table-cell>
          <table:table-cell table:formula="of:=AVERAGE([.EI3:.EI32])" office:value-type="float" office:value="1065179.4">
            <text:p>1065179.4</text:p>
          </table:table-cell>
          <table:table-cell table:formula="of:=AVERAGE([.EJ3:.EJ32])" office:value-type="float" office:value="1058311.03333333">
            <text:p>1058311.03333333</text:p>
          </table:table-cell>
          <table:table-cell table:formula="of:=AVERAGE([.EK3:.EK32])" office:value-type="float" office:value="142.691594433333">
            <text:p>142.6915944333</text:p>
          </table:table-cell>
          <table:table-cell table:formula="of:=AVERAGE([.EL3:.EL32])" office:value-type="float" office:value="0.133333333333333">
            <text:p>0.1333333333</text:p>
          </table:table-cell>
          <table:table-cell table:formula="of:=AVERAGE([.EM3:.EM32])" office:value-type="float" office:value="817534.066666667">
            <text:p>817534.066666667</text:p>
          </table:table-cell>
          <table:table-cell table:formula="of:=AVERAGE([.EN3:.EN32])" office:value-type="float" office:value="1068180.56666667">
            <text:p>1068180.56666667</text:p>
          </table:table-cell>
          <table:table-cell table:formula="of:=AVERAGE([.EO3:.EO32])" office:value-type="float" office:value="1063208.66666667">
            <text:p>1063208.66666667</text:p>
          </table:table-cell>
          <table:table-cell table:style-name="cellBest" table:formula="of:=AVERAGE([.EP3:.EP32])" office:value-type="float" office:value="70.1979403666667">
            <text:p>70.1979403667</text:p>
          </table:table-cell>
          <table:table-cell table:formula="of:=AVERAGE([.EQ3:.EQ32])" office:value-type="float" office:value="0.0666666666666667">
            <text:p>0.0666666667</text:p>
          </table:table-cell>
          <table:table-cell table:style-name="cellBest" table:formula="of:=AVERAGE([.ER3:.ER32])" office:value-type="float" office:value="359362.3">
            <text:p>359362.3</text:p>
          </table:table-cell>
          <table:table-cell table:style-name="cellBest" table:formula="of:=AVERAGE([.ES3:.ES32])" office:value-type="float" office:value="457919.166666667">
            <text:p>457919.166666667</text:p>
          </table:table-cell>
          <table:table-cell table:formula="of:=AVERAGE([.ET3:.ET32])" office:value-type="float" office:value="227559.4">
            <text:p>227559.4</text:p>
          </table:table-cell>
          <table:table-cell table:formula="of:=AVERAGE([.EU3:.EU32])" office:value-type="float" office:value="98.8106851">
            <text:p>98.8106851</text:p>
          </table:table-cell>
          <table:table-cell table:formula="of:=AVERAGE([.EV3:.EV32])" office:value-type="float" office:value="0.1">
            <text:p>0.1</text:p>
          </table:table-cell>
          <table:table-cell table:formula="of:=AVERAGE([.EW3:.EW32])" office:value-type="float" office:value="469090.966666667">
            <text:p>469090.966666667</text:p>
          </table:table-cell>
          <table:table-cell table:formula="of:=AVERAGE([.EX3:.EX32])" office:value-type="float" office:value="590338.633333333">
            <text:p>590338.633333333</text:p>
          </table:table-cell>
          <table:table-cell table:formula="of:=AVERAGE([.EY3:.EY32])" office:value-type="float" office:value="301156.366666667">
            <text:p>301156.366666667</text:p>
          </table:table-cell>
          <table:table-cell table:formula="of:=AVERAGE([.EZ3:.EZ32])" office:value-type="float" office:value="86.1163486333333">
            <text:p>86.1163486333</text:p>
          </table:table-cell>
          <table:table-cell table:formula="of:=AVERAGE([.FA3:.FA32])" office:value-type="float" office:value="0.1">
            <text:p>0.1</text:p>
          </table:table-cell>
          <table:table-cell table:formula="of:=AVERAGE([.FB3:.FB32])" office:value-type="float" office:value="423723.666666667">
            <text:p>423723.666666667</text:p>
          </table:table-cell>
          <table:table-cell table:formula="of:=AVERAGE([.FC3:.FC32])" office:value-type="float" office:value="537521.3">
            <text:p>537521.3</text:p>
          </table:table-cell>
          <table:table-cell table:formula="of:=AVERAGE([.FD3:.FD32])" office:value-type="float" office:value="269426.733333333">
            <text:p>269426.733333333</text:p>
          </table:table-cell>
          <table:table-cell table:formula="of:=AVERAGE([.FE3:.FE32])" office:value-type="float" office:value="101.418545333333">
            <text:p>101.4185453333</text:p>
          </table:table-cell>
          <table:table-cell table:formula="of:=AVERAGE([.FF3:.FF32])" office:value-type="float" office:value="0.0666666666666667">
            <text:p>0.0666666667</text:p>
          </table:table-cell>
          <table:table-cell table:formula="of:=AVERAGE([.FG3:.FG32])" office:value-type="float" office:value="498129.933333333">
            <text:p>498129.933333333</text:p>
          </table:table-cell>
          <table:table-cell table:formula="of:=AVERAGE([.FH3:.FH32])" office:value-type="float" office:value="644338.9">
            <text:p>644338.9</text:p>
          </table:table-cell>
          <table:table-cell table:formula="of:=AVERAGE([.FI3:.FI32])" office:value-type="float" office:value="318422.3">
            <text:p>318422.3</text:p>
          </table:table-cell>
          <table:table-cell table:formula="of:=AVERAGE([.FJ3:.FJ32])" office:value-type="float" office:value="158.569276">
            <text:p>158.569276</text:p>
          </table:table-cell>
          <table:table-cell table:formula="of:=AVERAGE([.FK3:.FK32])" office:value-type="float" office:value="0.133333333333333">
            <text:p>0.1333333333</text:p>
          </table:table-cell>
          <table:table-cell table:formula="of:=AVERAGE([.FL3:.FL32])" office:value-type="float" office:value="874094.866666667">
            <text:p>874094.866666667</text:p>
          </table:table-cell>
          <table:table-cell table:formula="of:=AVERAGE([.FM3:.FM32])" office:value-type="float" office:value="1181131.7">
            <text:p>1181131.7</text:p>
          </table:table-cell>
          <table:table-cell table:formula="of:=AVERAGE([.FN3:.FN32])" office:value-type="float" office:value="1181131.7">
            <text:p>1181131.7</text:p>
          </table:table-cell>
          <table:table-cell table:formula="of:=AVERAGE([.FO3:.FO32])" office:value-type="float" office:value="89.7205544666667">
            <text:p>89.7205544667</text:p>
          </table:table-cell>
          <table:table-cell table:formula="of:=AVERAGE([.FP3:.FP32])" office:value-type="float" office:value="0.0666666666666667">
            <text:p>0.0666666667</text:p>
          </table:table-cell>
          <table:table-cell table:formula="of:=AVERAGE([.FQ3:.FQ32])" office:value-type="float" office:value="375404.066666667">
            <text:p>375404.066666667</text:p>
          </table:table-cell>
          <table:table-cell table:formula="of:=AVERAGE([.FR3:.FR32])" office:value-type="float" office:value="535674.666666667">
            <text:p>535674.666666667</text:p>
          </table:table-cell>
          <table:table-cell table:formula="of:=AVERAGE([.FS3:.FS32])" office:value-type="float" office:value="0">
            <text:p>0</text:p>
          </table:table-cell>
          <table:table-cell table:formula="of:=AVERAGE([.FT3:.FT32])" office:value-type="float" office:value="228.3701896">
            <text:p>228.3701896</text:p>
          </table:table-cell>
          <table:table-cell table:formula="of:=AVERAGE([.FU3:.FU32])" office:value-type="float" office:value="0.266666666666667">
            <text:p>0.2666666667</text:p>
          </table:table-cell>
          <table:table-cell table:formula="of:=AVERAGE([.FV3:.FV32])" office:value-type="float" office:value="1136134.76666667">
            <text:p>1136134.76666667</text:p>
          </table:table-cell>
          <table:table-cell table:formula="of:=AVERAGE([.FW3:.FW32])" office:value-type="float" office:value="1417788.9">
            <text:p>1417788.9</text:p>
          </table:table-cell>
          <table:table-cell table:formula="of:=AVERAGE([.FX3:.FX32])" office:value-type="float" office:value="1405500.33333333">
            <text:p>1405500.33333333</text:p>
          </table:table-cell>
          <table:table-cell table:formula="of:=AVERAGE([.FY3:.FY32])" office:value-type="float" office:value="98.2255400333333">
            <text:p>98.2255400333</text:p>
          </table:table-cell>
          <table:table-cell table:formula="of:=AVERAGE([.FZ3:.FZ32])" office:value-type="float" office:value="0.0666666666666667">
            <text:p>0.0666666667</text:p>
          </table:table-cell>
          <table:table-cell table:formula="of:=AVERAGE([.GA3:.GA32])" office:value-type="float" office:value="483718.6">
            <text:p>483718.6</text:p>
          </table:table-cell>
          <table:table-cell table:formula="of:=AVERAGE([.GB3:.GB32])" office:value-type="float" office:value="591148.733333333">
            <text:p>591148.733333333</text:p>
          </table:table-cell>
          <table:table-cell table:formula="of:=AVERAGE([.GC3:.GC32])" office:value-type="float" office:value="317542.066666667">
            <text:p>317542.066666667</text:p>
          </table:table-cell>
          <table:table-cell table:formula="of:=AVERAGE([.GD3:.GD32])" office:value-type="float" office:value="234.9474733">
            <text:p>234.9474733</text:p>
          </table:table-cell>
          <table:table-cell table:formula="of:=AVERAGE([.GE3:.GE32])" office:value-type="float" office:value="0.333333333333333">
            <text:p>0.3333333333</text:p>
          </table:table-cell>
          <table:table-cell table:formula="of:=AVERAGE([.GF3:.GF32])" office:value-type="float" office:value="994044.9">
            <text:p>994044.9</text:p>
          </table:table-cell>
          <table:table-cell table:formula="of:=AVERAGE([.GG3:.GG32])" office:value-type="float" office:value="1094590">
            <text:p>1094590</text:p>
          </table:table-cell>
          <table:table-cell table:formula="of:=AVERAGE([.GH3:.GH32])" office:value-type="float" office:value="1094590">
            <text:p>1094590</text:p>
          </table:table-cell>
          <table:table-cell table:formula="of:=AVERAGE([.GI3:.GI32])" office:value-type="float" office:value="206.4725379">
            <text:p>206.4725379</text:p>
          </table:table-cell>
          <table:table-cell table:formula="of:=AVERAGE([.GJ3:.GJ32])" office:value-type="float" office:value="0.166666666666667">
            <text:p>0.1666666667</text:p>
          </table:table-cell>
          <table:table-cell table:formula="of:=AVERAGE([.GK3:.GK32])" office:value-type="float" office:value="1107767.86666667">
            <text:p>1107767.86666667</text:p>
          </table:table-cell>
          <table:table-cell table:formula="of:=AVERAGE([.GL3:.GL32])" office:value-type="float" office:value="1433852.3">
            <text:p>1433852.3</text:p>
          </table:table-cell>
          <table:table-cell table:formula="of:=AVERAGE([.GM3:.GM32])" office:value-type="float" office:value="1421283.73333333">
            <text:p>1421283.73333333</text:p>
          </table:table-cell>
          <table:table-cell table:formula="of:=AVERAGE([.GN3:.GN32])" office:value-type="float" office:value="99.1342473333333">
            <text:p>99.1342473333</text:p>
          </table:table-cell>
          <table:table-cell table:formula="of:=AVERAGE([.GO3:.GO32])" office:value-type="float" office:value="0.0666666666666667">
            <text:p>0.0666666667</text:p>
          </table:table-cell>
          <table:table-cell table:formula="of:=AVERAGE([.GP3:.GP32])" office:value-type="float" office:value="507647.3">
            <text:p>507647.3</text:p>
          </table:table-cell>
          <table:table-cell table:formula="of:=AVERAGE([.GQ3:.GQ32])" office:value-type="float" office:value="812305.633333333">
            <text:p>812305.633333333</text:p>
          </table:table-cell>
          <table:table-cell table:formula="of:=AVERAGE([.GR3:.GR32])" office:value-type="float" office:value="323715.8">
            <text:p>323715.8</text:p>
          </table:table-cell>
          <table:table-cell table:style-name="Default" table:formula="of:=AVERAGE([.GS3:.GS32])" office:value-type="float" office:value="539.098723333333">
            <text:p>539.0987233333</text:p>
          </table:table-cell>
          <table:table-cell table:style-name="Default" table:formula="of:=AVERAGE([.GT3:.GT32])" office:value-type="float" office:value="0.866666666666667">
            <text:p>0.8666666667</text:p>
          </table:table-cell>
          <table:table-cell table:style-name="cellWorst" table:formula="of:=AVERAGE([.GU3:.GU32])" office:value-type="float" office:value="2357913.26666667">
            <text:p>2357913.26666667</text:p>
          </table:table-cell>
          <table:table-cell table:style-name="cellWorst" table:formula="of:=AVERAGE([.GV3:.GV32])" office:value-type="float" office:value="2462248.76666667">
            <text:p>2462248.76666667</text:p>
          </table:table-cell>
          <table:table-cell table:style-name="cellWorst" table:formula="of:=AVERAGE([.GW3:.GW32])" office:value-type="float" office:value="2462248.76666667">
            <text:p>2462248.76666667</text:p>
          </table:table-cell>
          <table:table-cell table:formula="of:=AVERAGE([.GX3:.GX32])" office:value-type="float" office:value="38.9367705">
            <text:p>38.9367705</text:p>
          </table:table-cell>
          <table:table-cell table:formula="of:=AVERAGE([.GY3:.GY32])" office:value-type="float" office:value="0.0333333333333333">
            <text:p>0.0333333333</text:p>
          </table:table-cell>
          <table:table-cell table:formula="of:=AVERAGE([.GZ3:.GZ32])" office:value-type="float" office:value="180739.1">
            <text:p>180739.1</text:p>
          </table:table-cell>
          <table:table-cell table:formula="of:=AVERAGE([.HA3:.HA32])" office:value-type="float" office:value="212756.3">
            <text:p>212756.3</text:p>
          </table:table-cell>
          <table:table-cell table:formula="of:=AVERAGE([.HB3:.HB32])" office:value-type="float" office:value="0">
            <text:p>0</text:p>
          </table:table-cell>
          <table:table-cell table:formula="of:=AVERAGE([.HC3:.HC32])" office:value-type="float" office:value="109.652456733333">
            <text:p>109.6524567333</text:p>
          </table:table-cell>
          <table:table-cell table:formula="of:=AVERAGE([.HD3:.HD32])" office:value-type="float" office:value="0.1">
            <text:p>0.1</text:p>
          </table:table-cell>
          <table:table-cell table:formula="of:=AVERAGE([.HE3:.HE32])" office:value-type="float" office:value="523679.266666667">
            <text:p>523679.266666667</text:p>
          </table:table-cell>
          <table:table-cell table:formula="of:=AVERAGE([.HF3:.HF32])" office:value-type="float" office:value="668691.566666667">
            <text:p>668691.566666667</text:p>
          </table:table-cell>
          <table:table-cell table:formula="of:=AVERAGE([.HG3:.HG32])" office:value-type="float" office:value="330410.683333333">
            <text:p>330410.683333333</text:p>
          </table:table-cell>
          <table:table-cell table:formula="of:=AVERAGE([.HH3:.HH32])" office:value-type="float" office:value="545.478686666667">
            <text:p>545.4786866667</text:p>
          </table:table-cell>
          <table:table-cell table:formula="of:=AVERAGE([.HI3:.HI32])" office:value-type="float" office:value="0.9">
            <text:p>0.9</text:p>
          </table:table-cell>
          <table:table-cell table:formula="of:=AVERAGE([.HJ3:.HJ32])" office:value-type="float" office:value="2746006.23333333">
            <text:p>2746006.23333333</text:p>
          </table:table-cell>
          <table:table-cell table:formula="of:=AVERAGE([.HK3:.HK32])" office:value-type="float" office:value="3553961">
            <text:p>3553961</text:p>
          </table:table-cell>
          <table:table-cell table:formula="of:=AVERAGE([.HL3:.HL32])" office:value-type="float" office:value="3041201">
            <text:p>3041201</text:p>
          </table:table-cell>
        </table:table-row>
        <table:table-row table:style-name="ro1">
          <table:table-cell office:value-type="string">
            <text:p>DEV</text:p>
          </table:table-cell>
          <table:table-cell table:formula="of:=STDEV([.B3:.B32])" office:value-type="float" office:value="183.565091189674">
            <text:p>183.5650911897</text:p>
          </table:table-cell>
          <table:table-cell table:formula="of:=STDEV([.C3:.C32])" office:value-type="float" office:value="0.305128576629365">
            <text:p>0.3051285766</text:p>
          </table:table-cell>
          <table:table-cell table:formula="of:=STDEV([.D3:.D32])" office:value-type="float" office:value="806401.158048153">
            <text:p>806401.158048153</text:p>
          </table:table-cell>
          <table:table-cell table:formula="of:=STDEV([.E3:.E32])" office:value-type="float" office:value="1115822.97942203">
            <text:p>1115822.97942203</text:p>
          </table:table-cell>
          <table:table-cell table:formula="of:=STDEV([.F3:.F32])" office:value-type="float" office:value="184.567905684289">
            <text:p>184.5679056843</text:p>
          </table:table-cell>
          <table:table-cell table:formula="of:=STDEV([.G3:.G32])" office:value-type="float" office:value="0.305128576629365">
            <text:p>0.3051285766</text:p>
          </table:table-cell>
          <table:table-cell table:formula="of:=STDEV([.H3:.H32])" office:value-type="float" office:value="799677.71618002">
            <text:p>799677.71618002</text:p>
          </table:table-cell>
          <table:table-cell table:formula="of:=STDEV([.I3:.I32])" office:value-type="float" office:value="1106864.55991973">
            <text:p>1106864.55991973</text:p>
          </table:table-cell>
          <table:table-cell table:formula="of:=STDEV([.J3:.J32])" office:value-type="float" office:value="0">
            <text:p>0</text:p>
          </table:table-cell>
          <table:table-cell table:formula="of:=STDEV([.K3:.K32])" office:value-type="float" office:value="183.864293319513">
            <text:p>183.8642933195</text:p>
          </table:table-cell>
          <table:table-cell table:formula="of:=STDEV([.L3:.L32])" office:value-type="float" office:value="0.305128576629365">
            <text:p>0.3051285766</text:p>
          </table:table-cell>
          <table:table-cell table:formula="of:=STDEV([.M3:.M32])" office:value-type="float" office:value="787184.888215256">
            <text:p>787184.888215256</text:p>
          </table:table-cell>
          <table:table-cell table:formula="of:=STDEV([.N3:.N32])" office:value-type="float" office:value="1094622.53114372">
            <text:p>1094622.53114372</text:p>
          </table:table-cell>
          <table:table-cell table:formula="of:=STDEV([.O3:.O32])" office:value-type="float" office:value="0">
            <text:p>0</text:p>
          </table:table-cell>
          <table:table-cell table:formula="of:=STDEV([.P3:.P32])" office:value-type="float" office:value="187.312008033431">
            <text:p>187.3120080334</text:p>
          </table:table-cell>
          <table:table-cell table:formula="of:=STDEV([.Q3:.Q32])" office:value-type="float" office:value="0.305128576629365">
            <text:p>0.3051285766</text:p>
          </table:table-cell>
          <table:table-cell table:formula="of:=STDEV([.R3:.R32])" office:value-type="float" office:value="779800.220855614">
            <text:p>779800.220855614</text:p>
          </table:table-cell>
          <table:table-cell table:formula="of:=STDEV([.S3:.S32])" office:value-type="float" office:value="1074502.43864377">
            <text:p>1074502.43864377</text:p>
          </table:table-cell>
          <table:table-cell table:formula="of:=STDEV([.T3:.T32])" office:value-type="float" office:value="163750.293811178">
            <text:p>163750.293811178</text:p>
          </table:table-cell>
          <table:table-cell table:formula="of:=STDEV([.U3:.U32])" office:value-type="float" office:value="193.408524023339">
            <text:p>193.4085240233</text:p>
          </table:table-cell>
          <table:table-cell table:formula="of:=STDEV([.V3:.V32])" office:value-type="float" office:value="0.305128576629365">
            <text:p>0.3051285766</text:p>
          </table:table-cell>
          <table:table-cell table:formula="of:=STDEV([.W3:.W32])" office:value-type="float" office:value="852978.248186449">
            <text:p>852978.248186449</text:p>
          </table:table-cell>
          <table:table-cell table:formula="of:=STDEV([.X3:.X32])" office:value-type="float" office:value="1686110.14702964">
            <text:p>1686110.14702964</text:p>
          </table:table-cell>
          <table:table-cell table:formula="of:=STDEV([.Y3:.Y32])" office:value-type="float" office:value="296220.469309727">
            <text:p>296220.469309727</text:p>
          </table:table-cell>
          <table:table-cell table:formula="of:=STDEV([.Z3:.Z32])" office:value-type="float" office:value="180.116572710771">
            <text:p>180.1165727108</text:p>
          </table:table-cell>
          <table:table-cell table:formula="of:=STDEV([.AA3:.AA32])" office:value-type="float" office:value="0.305128576629365">
            <text:p>0.3051285766</text:p>
          </table:table-cell>
          <table:table-cell table:formula="of:=STDEV([.AB3:.AB32])" office:value-type="float" office:value="862783.291834264">
            <text:p>862783.291834264</text:p>
          </table:table-cell>
          <table:table-cell table:formula="of:=STDEV([.AC3:.AC32])" office:value-type="float" office:value="1108077.49643833">
            <text:p>1108077.49643833</text:p>
          </table:table-cell>
          <table:table-cell table:formula="of:=STDEV([.AD3:.AD32])" office:value-type="float" office:value="167727.450746192">
            <text:p>167727.450746192</text:p>
          </table:table-cell>
          <table:table-cell table:formula="of:=STDEV([.AE3:.AE32])" office:value-type="float" office:value="181.745297478038">
            <text:p>181.745297478</text:p>
          </table:table-cell>
          <table:table-cell table:formula="of:=STDEV([.AF3:.AF32])" office:value-type="float" office:value="0.253708131702462">
            <text:p>0.2537081317</text:p>
          </table:table-cell>
          <table:table-cell table:formula="of:=STDEV([.AG3:.AG32])" office:value-type="float" office:value="798169.26889164">
            <text:p>798169.26889164</text:p>
          </table:table-cell>
          <table:table-cell table:formula="of:=STDEV([.AH3:.AH32])" office:value-type="float" office:value="1102208.01781613">
            <text:p>1102208.01781613</text:p>
          </table:table-cell>
          <table:table-cell table:formula="of:=STDEV([.AI3:.AI32])" office:value-type="float" office:value="1011802.5093395">
            <text:p>1011802.5093395</text:p>
          </table:table-cell>
          <table:table-cell table:formula="of:=STDEV([.AJ3:.AJ32])" office:value-type="float" office:value="167.540665236588">
            <text:p>167.5406652366</text:p>
          </table:table-cell>
          <table:table-cell table:style-name="cellBest" table:formula="of:=STDEV([.AK3:.AK32])" office:value-type="float" office:value="0.182574185835055">
            <text:p>0.1825741858</text:p>
          </table:table-cell>
          <table:table-cell table:formula="of:=STDEV([.AL3:.AL32])" office:value-type="float" office:value="702368.125957473">
            <text:p>702368.125957473</text:p>
          </table:table-cell>
          <table:table-cell table:formula="of:=STDEV([.AM3:.AM32])" office:value-type="float" office:value="930076.832235973">
            <text:p>930076.832235973</text:p>
          </table:table-cell>
          <table:table-cell table:formula="of:=STDEV([.AN3:.AN32])" office:value-type="float" office:value="921385.866098842">
            <text:p>921385.866098842</text:p>
          </table:table-cell>
          <table:table-cell table:formula="of:=STDEV([.AO3:.AO32])" office:value-type="float" office:value="159.280796087917">
            <text:p>159.2807960879</text:p>
          </table:table-cell>
          <table:table-cell table:formula="of:=STDEV([.AP3:.AP32])" office:value-type="float" office:value="0.253708131702462">
            <text:p>0.2537081317</text:p>
          </table:table-cell>
          <table:table-cell table:formula="of:=STDEV([.AQ3:.AQ32])" office:value-type="float" office:value="706247.641752046">
            <text:p>706247.641752046</text:p>
          </table:table-cell>
          <table:table-cell table:formula="of:=STDEV([.AR3:.AR32])" office:value-type="float" office:value="795260.047793107">
            <text:p>795260.047793107</text:p>
          </table:table-cell>
          <table:table-cell table:formula="of:=STDEV([.AS3:.AS32])" office:value-type="float" office:value="793629.826451185">
            <text:p>793629.826451185</text:p>
          </table:table-cell>
          <table:table-cell table:formula="of:=STDEV([.AT3:.AT32])" office:value-type="float" office:value="170.428288157482">
            <text:p>170.4282881575</text:p>
          </table:table-cell>
          <table:table-cell table:style-name="cellBest" table:formula="of:=STDEV([.AU3:.AU32])" office:value-type="float" office:value="0.182574185835055">
            <text:p>0.1825741858</text:p>
          </table:table-cell>
          <table:table-cell table:formula="of:=STDEV([.AV3:.AV32])" office:value-type="float" office:value="741577.032668601">
            <text:p>741577.032668601</text:p>
          </table:table-cell>
          <table:table-cell table:formula="of:=STDEV([.AW3:.AW32])" office:value-type="float" office:value="916051.219218766">
            <text:p>916051.219218766</text:p>
          </table:table-cell>
          <table:table-cell table:formula="of:=STDEV([.AX3:.AX32])" office:value-type="float" office:value="912975.093615047">
            <text:p>912975.093615047</text:p>
          </table:table-cell>
          <table:table-cell table:formula="of:=STDEV([.AY3:.AY32])" office:value-type="float" office:value="154.084773546532">
            <text:p>154.0847735465</text:p>
          </table:table-cell>
          <table:table-cell table:style-name="cellBest" table:formula="of:=STDEV([.AZ3:.AZ32])" office:value-type="float" office:value="0.182574185835055">
            <text:p>0.1825741858</text:p>
          </table:table-cell>
          <table:table-cell table:formula="of:=STDEV([.BA3:.BA32])" office:value-type="float" office:value="693760.744598528">
            <text:p>693760.744598528</text:p>
          </table:table-cell>
          <table:table-cell table:formula="of:=STDEV([.BB3:.BB32])" office:value-type="float" office:value="832493.437507422">
            <text:p>832493.437507422</text:p>
          </table:table-cell>
          <table:table-cell table:formula="of:=STDEV([.BC3:.BC32])" office:value-type="float" office:value="139260.773894278">
            <text:p>139260.773894278</text:p>
          </table:table-cell>
          <table:table-cell table:formula="of:=STDEV([.BD3:.BD32])" office:value-type="float" office:value="172.41762761228">
            <text:p>172.4176276123</text:p>
          </table:table-cell>
          <table:table-cell table:formula="of:=STDEV([.BE3:.BE32])" office:value-type="float" office:value="0.253708131702462">
            <text:p>0.2537081317</text:p>
          </table:table-cell>
          <table:table-cell table:formula="of:=STDEV([.BF3:.BF32])" office:value-type="float" office:value="772716.69840477">
            <text:p>772716.69840477</text:p>
          </table:table-cell>
          <table:table-cell table:formula="of:=STDEV([.BG3:.BG32])" office:value-type="float" office:value="926694.254196054">
            <text:p>926694.254196054</text:p>
          </table:table-cell>
          <table:table-cell table:formula="of:=STDEV([.BH3:.BH32])" office:value-type="float" office:value="155784.605434751">
            <text:p>155784.605434751</text:p>
          </table:table-cell>
          <table:table-cell table:formula="of:=STDEV([.BI3:.BI32])" office:value-type="float" office:value="181.932648676867">
            <text:p>181.9326486769</text:p>
          </table:table-cell>
          <table:table-cell table:formula="of:=STDEV([.BJ3:.BJ32])" office:value-type="float" office:value="0.305128576629365">
            <text:p>0.3051285766</text:p>
          </table:table-cell>
          <table:table-cell table:formula="of:=STDEV([.BK3:.BK32])" office:value-type="float" office:value="845712.152132331">
            <text:p>845712.152132331</text:p>
          </table:table-cell>
          <table:table-cell table:formula="of:=STDEV([.BL3:.BL32])" office:value-type="float" office:value="1010939.57367395">
            <text:p>1010939.57367395</text:p>
          </table:table-cell>
          <table:table-cell table:formula="of:=STDEV([.BM3:.BM32])" office:value-type="float" office:value="170139.617489903">
            <text:p>170139.617489903</text:p>
          </table:table-cell>
          <table:table-cell table:formula="of:=STDEV([.BN3:.BN32])" office:value-type="float" office:value="164.151586153762">
            <text:p>164.1515861538</text:p>
          </table:table-cell>
          <table:table-cell table:formula="of:=STDEV([.BO3:.BO32])" office:value-type="float" office:value="0.253708131702462">
            <text:p>0.2537081317</text:p>
          </table:table-cell>
          <table:table-cell table:formula="of:=STDEV([.BP3:.BP32])" office:value-type="float" office:value="738741.111006135">
            <text:p>738741.111006135</text:p>
          </table:table-cell>
          <table:table-cell table:formula="of:=STDEV([.BQ3:.BQ32])" office:value-type="float" office:value="882464.538092279">
            <text:p>882464.538092279</text:p>
          </table:table-cell>
          <table:table-cell table:formula="of:=STDEV([.BR3:.BR32])" office:value-type="float" office:value="157450.660344078">
            <text:p>157450.660344078</text:p>
          </table:table-cell>
          <table:table-cell table:formula="of:=STDEV([.BS3:.BS32])" office:value-type="float" office:value="185.964824230052">
            <text:p>185.9648242301</text:p>
          </table:table-cell>
          <table:table-cell table:formula="of:=STDEV([.BT3:.BT32])" office:value-type="float" office:value="0.253708131702462">
            <text:p>0.2537081317</text:p>
          </table:table-cell>
          <table:table-cell table:formula="of:=STDEV([.BU3:.BU32])" office:value-type="float" office:value="786390.541287695">
            <text:p>786390.541287695</text:p>
          </table:table-cell>
          <table:table-cell table:formula="of:=STDEV([.BV3:.BV32])" office:value-type="float" office:value="859347.78920034">
            <text:p>859347.78920034</text:p>
          </table:table-cell>
          <table:table-cell table:formula="of:=STDEV([.BW3:.BW32])" office:value-type="float" office:value="859347.78920034">
            <text:p>859347.78920034</text:p>
          </table:table-cell>
          <table:table-cell table:formula="of:=STDEV([.BX3:.BX32])" office:value-type="float" office:value="222.078481069314">
            <text:p>222.0784810693</text:p>
          </table:table-cell>
          <table:table-cell table:formula="of:=STDEV([.BY3:.BY32])" office:value-type="float" office:value="0.379049021789452">
            <text:p>0.3790490218</text:p>
          </table:table-cell>
          <table:table-cell table:formula="of:=STDEV([.BZ3:.BZ32])" office:value-type="float" office:value="935908.402988775">
            <text:p>935908.402988775</text:p>
          </table:table-cell>
          <table:table-cell table:style-name="cellWorst" table:formula="of:=STDEV([.CA3:.CA32])" office:value-type="float" office:value="2386058.82936712">
            <text:p>2386058.82936712</text:p>
          </table:table-cell>
          <table:table-cell table:formula="of:=STDEV([.CB3:.CB32])" office:value-type="float" office:value="0">
            <text:p>0</text:p>
          </table:table-cell>
          <table:table-cell table:formula="of:=STDEV([.CC3:.CC32])" office:value-type="float" office:value="235.673538660782">
            <text:p>235.6735386608</text:p>
          </table:table-cell>
          <table:table-cell table:formula="of:=STDEV([.CD3:.CD32])" office:value-type="float" office:value="0.379049021789452">
            <text:p>0.3790490218</text:p>
          </table:table-cell>
          <table:table-cell table:formula="of:=STDEV([.CE3:.CE32])" office:value-type="float" office:value="1026340.19825459">
            <text:p>1026340.19825459</text:p>
          </table:table-cell>
          <table:table-cell table:formula="of:=STDEV([.CF3:.CF32])" office:value-type="float" office:value="1117241.26821973">
            <text:p>1117241.26821973</text:p>
          </table:table-cell>
          <table:table-cell table:formula="of:=STDEV([.CG3:.CG32])" office:value-type="float" office:value="1115079.79237285">
            <text:p>1115079.79237285</text:p>
          </table:table-cell>
          <table:table-cell table:formula="of:=STDEV([.CH3:.CH32])" office:value-type="float" office:value="174.279846949287">
            <text:p>174.2798469493</text:p>
          </table:table-cell>
          <table:table-cell table:style-name="cellBest" table:formula="of:=STDEV([.CI3:.CI32])" office:value-type="float" office:value="0.182574185835055">
            <text:p>0.1825741858</text:p>
          </table:table-cell>
          <table:table-cell table:formula="of:=STDEV([.CJ3:.CJ32])" office:value-type="float" office:value="806268.704284455">
            <text:p>806268.704284455</text:p>
          </table:table-cell>
          <table:table-cell table:formula="of:=STDEV([.CK3:.CK32])" office:value-type="float" office:value="955981.528266741">
            <text:p>955981.528266741</text:p>
          </table:table-cell>
          <table:table-cell table:formula="of:=STDEV([.CL3:.CL32])" office:value-type="float" office:value="171578.730108247">
            <text:p>171578.730108247</text:p>
          </table:table-cell>
          <table:table-cell table:formula="of:=STDEV([.CM3:.CM32])" office:value-type="float" office:value="276.863658210614">
            <text:p>276.8636582106</text:p>
          </table:table-cell>
          <table:table-cell table:style-name="cellWorst" table:formula="of:=STDEV([.CN3:.CN32])" office:value-type="float" office:value="0.490132517853561">
            <text:p>0.4901325179</text:p>
          </table:table-cell>
          <table:table-cell table:style-name="cellWorst" table:formula="of:=STDEV([.CO3:.CO32])" office:value-type="float" office:value="1330707.89859503">
            <text:p>1330707.89859503</text:p>
          </table:table-cell>
          <table:table-cell table:formula="of:=STDEV([.CP3:.CP32])" office:value-type="float" office:value="1338492.11630542">
            <text:p>1338492.11630542</text:p>
          </table:table-cell>
          <table:table-cell table:formula="of:=STDEV([.CQ3:.CQ32])" office:value-type="float" office:value="1338492.11630542">
            <text:p>1338492.11630542</text:p>
          </table:table-cell>
          <table:table-cell table:formula="of:=STDEV([.CR3:.CR32])" office:value-type="float" office:value="259.012999246142">
            <text:p>259.0129992461</text:p>
          </table:table-cell>
          <table:table-cell table:formula="of:=STDEV([.CS3:.CS32])" office:value-type="float" office:value="0.430183067152076">
            <text:p>0.4301830672</text:p>
          </table:table-cell>
          <table:table-cell table:formula="of:=STDEV([.CT3:.CT32])" office:value-type="float" office:value="1062955.89499251">
            <text:p>1062955.89499251</text:p>
          </table:table-cell>
          <table:table-cell table:formula="of:=STDEV([.CU3:.CU32])" office:value-type="float" office:value="1292215.59279182">
            <text:p>1292215.59279182</text:p>
          </table:table-cell>
          <table:table-cell table:formula="of:=STDEV([.CV3:.CV32])" office:value-type="float" office:value="1279912.08820213">
            <text:p>1279912.08820213</text:p>
          </table:table-cell>
          <table:table-cell table:formula="of:=STDEV([.CW3:.CW32])" office:value-type="float" office:value="184.971644920876">
            <text:p>184.9716449209</text:p>
          </table:table-cell>
          <table:table-cell table:formula="of:=STDEV([.CX3:.CX32])" office:value-type="float" office:value="0.253708131702462">
            <text:p>0.2537081317</text:p>
          </table:table-cell>
          <table:table-cell table:formula="of:=STDEV([.CY3:.CY32])" office:value-type="float" office:value="773931.528380479">
            <text:p>773931.528380479</text:p>
          </table:table-cell>
          <table:table-cell table:formula="of:=STDEV([.CZ3:.CZ32])" office:value-type="float" office:value="927304.953655525">
            <text:p>927304.953655525</text:p>
          </table:table-cell>
          <table:table-cell table:formula="of:=STDEV([.DA3:.DA32])" office:value-type="float" office:value="135004.278169168">
            <text:p>135004.278169168</text:p>
          </table:table-cell>
          <table:table-cell table:style-name="Default" table:formula="of:=STDEV([.DB3:.DB32])" office:value-type="float" office:value="167.383604799531">
            <text:p>167.3836047995</text:p>
          </table:table-cell>
          <table:table-cell table:style-name="Default" table:formula="of:=STDEV([.DC3:.DC32])" office:value-type="float" office:value="0.305128576629364">
            <text:p>0.3051285766</text:p>
          </table:table-cell>
          <table:table-cell table:formula="of:=STDEV([.DD3:.DD32])" office:value-type="float" office:value="911929.53525081">
            <text:p>911929.53525081</text:p>
          </table:table-cell>
          <table:table-cell table:formula="of:=STDEV([.DE3:.DE32])" office:value-type="float" office:value="921863.214990563">
            <text:p>921863.214990563</text:p>
          </table:table-cell>
          <table:table-cell table:formula="of:=STDEV([.DF3:.DF32])" office:value-type="float" office:value="921863.214990563">
            <text:p>921863.214990563</text:p>
          </table:table-cell>
          <table:table-cell table:formula="of:=STDEV([.DG3:.DG32])" office:value-type="float" office:value="183.083632637556">
            <text:p>183.0836326376</text:p>
          </table:table-cell>
          <table:table-cell table:formula="of:=STDEV([.DH3:.DH32])" office:value-type="float" office:value="0.253708131702462">
            <text:p>0.2537081317</text:p>
          </table:table-cell>
          <table:table-cell table:formula="of:=STDEV([.DI3:.DI32])" office:value-type="float" office:value="851943.307054882">
            <text:p>851943.307054882</text:p>
          </table:table-cell>
          <table:table-cell table:formula="of:=STDEV([.DJ3:.DJ32])" office:value-type="float" office:value="1180679.81986436">
            <text:p>1180679.81986436</text:p>
          </table:table-cell>
          <table:table-cell table:formula="of:=STDEV([.DK3:.DK32])" office:value-type="float" office:value="174527.174332633">
            <text:p>174527.174332633</text:p>
          </table:table-cell>
          <table:table-cell table:formula="of:=STDEV([.DL3:.DL32])" office:value-type="float" office:value="185.428126169976">
            <text:p>185.42812617</text:p>
          </table:table-cell>
          <table:table-cell table:style-name="cellBest" table:formula="of:=STDEV([.DM3:.DM32])" office:value-type="float" office:value="0.182574185835055">
            <text:p>0.1825741858</text:p>
          </table:table-cell>
          <table:table-cell table:formula="of:=STDEV([.DN3:.DN32])" office:value-type="float" office:value="767962.731550952">
            <text:p>767962.731550952</text:p>
          </table:table-cell>
          <table:table-cell table:formula="of:=STDEV([.DO3:.DO32])" office:value-type="float" office:value="991091.180757079">
            <text:p>991091.180757079</text:p>
          </table:table-cell>
          <table:table-cell table:formula="of:=STDEV([.DP3:.DP32])" office:value-type="float" office:value="499675.425759259">
            <text:p>499675.425759259</text:p>
          </table:table-cell>
          <table:table-cell table:formula="of:=STDEV([.DQ3:.DQ32])" office:value-type="float" office:value="178.500363803185">
            <text:p>178.5003638032</text:p>
          </table:table-cell>
          <table:table-cell table:formula="of:=STDEV([.DR3:.DR32])" office:value-type="float" office:value="0.305128576629365">
            <text:p>0.3051285766</text:p>
          </table:table-cell>
          <table:table-cell table:formula="of:=STDEV([.DS3:.DS32])" office:value-type="float" office:value="825033.370043806">
            <text:p>825033.370043806</text:p>
          </table:table-cell>
          <table:table-cell table:formula="of:=STDEV([.DT3:.DT32])" office:value-type="float" office:value="983607.878918652">
            <text:p>983607.878918652</text:p>
          </table:table-cell>
          <table:table-cell table:formula="of:=STDEV([.DU3:.DU32])" office:value-type="float" office:value="588636.749853793">
            <text:p>588636.749853793</text:p>
          </table:table-cell>
          <table:table-cell table:formula="of:=STDEV([.DV3:.DV32])" office:value-type="float" office:value="188.036070409326">
            <text:p>188.0360704093</text:p>
          </table:table-cell>
          <table:table-cell table:formula="of:=STDEV([.DW3:.DW32])" office:value-type="float" office:value="0.305128576629365">
            <text:p>0.3051285766</text:p>
          </table:table-cell>
          <table:table-cell table:formula="of:=STDEV([.DX3:.DX32])" office:value-type="float" office:value="971986.806943283">
            <text:p>971986.806943283</text:p>
          </table:table-cell>
          <table:table-cell table:formula="of:=STDEV([.DY3:.DY32])" office:value-type="float" office:value="1268067.15464382">
            <text:p>1268067.15464382</text:p>
          </table:table-cell>
          <table:table-cell table:formula="of:=STDEV([.DZ3:.DZ32])" office:value-type="float" office:value="1212850.7318199">
            <text:p>1212850.7318199</text:p>
          </table:table-cell>
          <table:table-cell table:formula="of:=STDEV([.EA3:.EA32])" office:value-type="float" office:value="213.218530614434">
            <text:p>213.2185306144</text:p>
          </table:table-cell>
          <table:table-cell table:formula="of:=STDEV([.EB3:.EB32])" office:value-type="float" office:value="0.379049021789452">
            <text:p>0.3790490218</text:p>
          </table:table-cell>
          <table:table-cell table:formula="of:=STDEV([.EC3:.EC32])" office:value-type="float" office:value="1002257.63481104">
            <text:p>1002257.63481104</text:p>
          </table:table-cell>
          <table:table-cell table:formula="of:=STDEV([.ED3:.ED32])" office:value-type="float" office:value="1287438.87699">
            <text:p>1287438.87699</text:p>
          </table:table-cell>
          <table:table-cell table:formula="of:=STDEV([.EE3:.EE32])" office:value-type="float" office:value="1275592.69904231">
            <text:p>1275592.69904231</text:p>
          </table:table-cell>
          <table:table-cell table:formula="of:=STDEV([.EF3:.EF32])" office:value-type="float" office:value="219.83869399873">
            <text:p>219.8386939987</text:p>
          </table:table-cell>
          <table:table-cell table:formula="of:=STDEV([.EG3:.EG32])" office:value-type="float" office:value="0.379049021789452">
            <text:p>0.3790490218</text:p>
          </table:table-cell>
          <table:table-cell table:formula="of:=STDEV([.EH3:.EH32])" office:value-type="float" office:value="967320.179732374">
            <text:p>967320.179732374</text:p>
          </table:table-cell>
          <table:table-cell table:formula="of:=STDEV([.EI3:.EI32])" office:value-type="float" office:value="1252139.7351997">
            <text:p>1252139.7351997</text:p>
          </table:table-cell>
          <table:table-cell table:formula="of:=STDEV([.EJ3:.EJ32])" office:value-type="float" office:value="1246351.56861204">
            <text:p>1246351.56861204</text:p>
          </table:table-cell>
          <table:table-cell table:formula="of:=STDEV([.EK3:.EK32])" office:value-type="float" office:value="206.177005663385">
            <text:p>206.1770056634</text:p>
          </table:table-cell>
          <table:table-cell table:formula="of:=STDEV([.EL3:.EL32])" office:value-type="float" office:value="0.34574590364176">
            <text:p>0.3457459036</text:p>
          </table:table-cell>
          <table:table-cell table:formula="of:=STDEV([.EM3:.EM32])" office:value-type="float" office:value="1031589.38940058">
            <text:p>1031589.38940058</text:p>
          </table:table-cell>
          <table:table-cell table:formula="of:=STDEV([.EN3:.EN32])" office:value-type="float" office:value="1327528.92265849">
            <text:p>1327528.92265849</text:p>
          </table:table-cell>
          <table:table-cell table:formula="of:=STDEV([.EO3:.EO32])" office:value-type="float" office:value="1323779.00224365">
            <text:p>1323779.00224365</text:p>
          </table:table-cell>
          <table:table-cell table:style-name="cellBest" table:formula="of:=STDEV([.EP3:.EP32])" office:value-type="float" office:value="149.256071098064">
            <text:p>149.2560710981</text:p>
          </table:table-cell>
          <table:table-cell table:formula="of:=STDEV([.EQ3:.EQ32])" office:value-type="float" office:value="0.253708131702462">
            <text:p>0.2537081317</text:p>
          </table:table-cell>
          <table:table-cell table:style-name="cellBest" table:formula="of:=STDEV([.ER3:.ER32])" office:value-type="float" office:value="627634.643074223">
            <text:p>627634.643074223</text:p>
          </table:table-cell>
          <table:table-cell table:style-name="cellBest" table:formula="of:=STDEV([.ES3:.ES32])" office:value-type="float" office:value="763429.384253444">
            <text:p>763429.384253444</text:p>
          </table:table-cell>
          <table:table-cell table:formula="of:=STDEV([.ET3:.ET32])" office:value-type="float" office:value="405609.910944562">
            <text:p>405609.910944562</text:p>
          </table:table-cell>
          <table:table-cell table:formula="of:=STDEV([.EU3:.EU32])" office:value-type="float" office:value="183.429184463651">
            <text:p>183.4291844637</text:p>
          </table:table-cell>
          <table:table-cell table:formula="of:=STDEV([.EV3:.EV32])" office:value-type="float" office:value="0.305128576629365">
            <text:p>0.3051285766</text:p>
          </table:table-cell>
          <table:table-cell table:formula="of:=STDEV([.EW3:.EW32])" office:value-type="float" office:value="755239.542180583">
            <text:p>755239.542180583</text:p>
          </table:table-cell>
          <table:table-cell table:formula="of:=STDEV([.EX3:.EX32])" office:value-type="float" office:value="935016.179737364">
            <text:p>935016.179737364</text:p>
          </table:table-cell>
          <table:table-cell table:formula="of:=STDEV([.EY3:.EY32])" office:value-type="float" office:value="505451.003192573">
            <text:p>505451.003192573</text:p>
          </table:table-cell>
          <table:table-cell table:formula="of:=STDEV([.EZ3:.EZ32])" office:value-type="float" office:value="182.039121798179">
            <text:p>182.0391217982</text:p>
          </table:table-cell>
          <table:table-cell table:formula="of:=STDEV([.FA3:.FA32])" office:value-type="float" office:value="0.305128576629365">
            <text:p>0.3051285766</text:p>
          </table:table-cell>
          <table:table-cell table:formula="of:=STDEV([.FB3:.FB32])" office:value-type="float" office:value="800744.039753861">
            <text:p>800744.039753861</text:p>
          </table:table-cell>
          <table:table-cell table:formula="of:=STDEV([.FC3:.FC32])" office:value-type="float" office:value="956894.740941298">
            <text:p>956894.740941298</text:p>
          </table:table-cell>
          <table:table-cell table:formula="of:=STDEV([.FD3:.FD32])" office:value-type="float" office:value="503075.532515603">
            <text:p>503075.532515603</text:p>
          </table:table-cell>
          <table:table-cell table:formula="of:=STDEV([.FE3:.FE32])" office:value-type="float" office:value="193.495311007557">
            <text:p>193.4953110076</text:p>
          </table:table-cell>
          <table:table-cell table:formula="of:=STDEV([.FF3:.FF32])" office:value-type="float" office:value="0.253708131702462">
            <text:p>0.2537081317</text:p>
          </table:table-cell>
          <table:table-cell table:formula="of:=STDEV([.FG3:.FG32])" office:value-type="float" office:value="843049.951236945">
            <text:p>843049.951236945</text:p>
          </table:table-cell>
          <table:table-cell table:formula="of:=STDEV([.FH3:.FH32])" office:value-type="float" office:value="1036130.70960165">
            <text:p>1036130.70960165</text:p>
          </table:table-cell>
          <table:table-cell table:formula="of:=STDEV([.FI3:.FI32])" office:value-type="float" office:value="531328.10175551">
            <text:p>531328.10175551</text:p>
          </table:table-cell>
          <table:table-cell table:formula="of:=STDEV([.FJ3:.FJ32])" office:value-type="float" office:value="214.868219574753">
            <text:p>214.8682195748</text:p>
          </table:table-cell>
          <table:table-cell table:formula="of:=STDEV([.FK3:.FK32])" office:value-type="float" office:value="0.34574590364176">
            <text:p>0.3457459036</text:p>
          </table:table-cell>
          <table:table-cell table:formula="of:=STDEV([.FL3:.FL32])" office:value-type="float" office:value="1054337.09556939">
            <text:p>1054337.09556939</text:p>
          </table:table-cell>
          <table:table-cell table:formula="of:=STDEV([.FM3:.FM32])" office:value-type="float" office:value="1415126.36712749">
            <text:p>1415126.36712749</text:p>
          </table:table-cell>
          <table:table-cell table:formula="of:=STDEV([.FN3:.FN32])" office:value-type="float" office:value="1415126.36712749">
            <text:p>1415126.36712749</text:p>
          </table:table-cell>
          <table:table-cell table:formula="of:=STDEV([.FO3:.FO32])" office:value-type="float" office:value="174.02951188392">
            <text:p>174.0295118839</text:p>
          </table:table-cell>
          <table:table-cell table:formula="of:=STDEV([.FP3:.FP32])" office:value-type="float" office:value="0.253708131702462">
            <text:p>0.2537081317</text:p>
          </table:table-cell>
          <table:table-cell table:formula="of:=STDEV([.FQ3:.FQ32])" office:value-type="float" office:value="640689.886093212">
            <text:p>640689.886093212</text:p>
          </table:table-cell>
          <table:table-cell table:formula="of:=STDEV([.FR3:.FR32])" office:value-type="float" office:value="911595.623146516">
            <text:p>911595.623146516</text:p>
          </table:table-cell>
          <table:table-cell table:formula="of:=STDEV([.FS3:.FS32])" office:value-type="float" office:value="0">
            <text:p>0</text:p>
          </table:table-cell>
          <table:table-cell table:formula="of:=STDEV([.FT3:.FT32])" office:value-type="float" office:value="267.532140678911">
            <text:p>267.5321406789</text:p>
          </table:table-cell>
          <table:table-cell table:formula="of:=STDEV([.FU3:.FU32])" office:value-type="float" office:value="0.449776445108804">
            <text:p>0.4497764451</text:p>
          </table:table-cell>
          <table:table-cell table:formula="of:=STDEV([.FV3:.FV32])" office:value-type="float" office:value="1265209.15003371">
            <text:p>1265209.15003371</text:p>
          </table:table-cell>
          <table:table-cell table:formula="of:=STDEV([.FW3:.FW32])" office:value-type="float" office:value="1549777.45835615">
            <text:p>1549777.45835615</text:p>
          </table:table-cell>
          <table:table-cell table:style-name="cellWorst" table:formula="of:=STDEV([.FX3:.FX32])" office:value-type="float" office:value="1538070.1869507">
            <text:p>1538070.1869507</text:p>
          </table:table-cell>
          <table:table-cell table:formula="of:=STDEV([.FY3:.FY32])" office:value-type="float" office:value="186.24692598019">
            <text:p>186.2469259802</text:p>
          </table:table-cell>
          <table:table-cell table:formula="of:=STDEV([.FZ3:.FZ32])" office:value-type="float" office:value="0.253708131702462">
            <text:p>0.2537081317</text:p>
          </table:table-cell>
          <table:table-cell table:formula="of:=STDEV([.GA3:.GA32])" office:value-type="float" office:value="825066.640453493">
            <text:p>825066.640453493</text:p>
          </table:table-cell>
          <table:table-cell table:formula="of:=STDEV([.GB3:.GB32])" office:value-type="float" office:value="988078.316380107">
            <text:p>988078.316380107</text:p>
          </table:table-cell>
          <table:table-cell table:formula="of:=STDEV([.GC3:.GC32])" office:value-type="float" office:value="547440.737042514">
            <text:p>547440.737042514</text:p>
          </table:table-cell>
          <table:table-cell table:style-name="cellWorst" table:formula="of:=STDEV([.GD3:.GD32])" office:value-type="float" office:value="277.411098679218">
            <text:p>277.4110986792</text:p>
          </table:table-cell>
          <table:table-cell table:formula="of:=STDEV([.GE3:.GE32])" office:value-type="float" office:value="0.479463301485384">
            <text:p>0.4794633015</text:p>
          </table:table-cell>
          <table:table-cell table:formula="of:=STDEV([.GF3:.GF32])" office:value-type="float" office:value="1169307.37917899">
            <text:p>1169307.37917899</text:p>
          </table:table-cell>
          <table:table-cell table:formula="of:=STDEV([.GG3:.GG32])" office:value-type="float" office:value="1277566.81354983">
            <text:p>1277566.81354983</text:p>
          </table:table-cell>
          <table:table-cell table:formula="of:=STDEV([.GH3:.GH32])" office:value-type="float" office:value="1277566.81354983">
            <text:p>1277566.81354983</text:p>
          </table:table-cell>
          <table:table-cell table:formula="of:=STDEV([.GI3:.GI32])" office:value-type="float" office:value="210.285715234517">
            <text:p>210.2857152345</text:p>
          </table:table-cell>
          <table:table-cell table:formula="of:=STDEV([.GJ3:.GJ32])" office:value-type="float" office:value="0.379049021789452">
            <text:p>0.3790490218</text:p>
          </table:table-cell>
          <table:table-cell table:formula="of:=STDEV([.GK3:.GK32])" office:value-type="float" office:value="968559.699370072">
            <text:p>968559.699370072</text:p>
          </table:table-cell>
          <table:table-cell table:formula="of:=STDEV([.GL3:.GL32])" office:value-type="float" office:value="1280193.32710787">
            <text:p>1280193.32710787</text:p>
          </table:table-cell>
          <table:table-cell table:formula="of:=STDEV([.GM3:.GM32])" office:value-type="float" office:value="1267232.90927337">
            <text:p>1267232.90927337</text:p>
          </table:table-cell>
          <table:table-cell table:formula="of:=STDEV([.GN3:.GN32])" office:value-type="float" office:value="196.32713353691">
            <text:p>196.3271335369</text:p>
          </table:table-cell>
          <table:table-cell table:formula="of:=STDEV([.GO3:.GO32])" office:value-type="float" office:value="0.253708131702462">
            <text:p>0.2537081317</text:p>
          </table:table-cell>
          <table:table-cell table:formula="of:=STDEV([.GP3:.GP32])" office:value-type="float" office:value="911123.801156804">
            <text:p>911123.801156804</text:p>
          </table:table-cell>
          <table:table-cell table:formula="of:=STDEV([.GQ3:.GQ32])" office:value-type="float" office:value="1662354.01029613">
            <text:p>1662354.01029613</text:p>
          </table:table-cell>
          <table:table-cell table:formula="of:=STDEV([.GR3:.GR32])" office:value-type="float" office:value="573492.88784986">
            <text:p>573492.88784986</text:p>
          </table:table-cell>
          <table:table-cell table:style-name="Default" table:formula="of:=STDEV([.GS3:.GS32])" office:value-type="float" office:value="177.815860460473">
            <text:p>177.8158604605</text:p>
          </table:table-cell>
          <table:table-cell table:style-name="Default" table:formula="of:=STDEV([.GT3:.GT32])" office:value-type="float" office:value="0.345745903641761">
            <text:p>0.3457459036</text:p>
          </table:table-cell>
          <table:table-cell table:formula="of:=STDEV([.GU3:.GU32])" office:value-type="float" office:value="979227.722700586">
            <text:p>979227.722700586</text:p>
          </table:table-cell>
          <table:table-cell table:formula="of:=STDEV([.GV3:.GV32])" office:value-type="float" office:value="951830.781591498">
            <text:p>951830.781591498</text:p>
          </table:table-cell>
          <table:table-cell table:formula="of:=STDEV([.GW3:.GW32])" office:value-type="float" office:value="951830.781591498">
            <text:p>951830.781591498</text:p>
          </table:table-cell>
          <table:table-cell table:formula="of:=STDEV([.GX3:.GX32])" office:value-type="float" office:value="111.190378532731">
            <text:p>111.1903785327</text:p>
          </table:table-cell>
          <table:table-cell table:formula="of:=STDEV([.GY3:.GY32])" office:value-type="float" office:value="0.182574185835055">
            <text:p>0.1825741858</text:p>
          </table:table-cell>
          <table:table-cell table:formula="of:=STDEV([.GZ3:.GZ32])" office:value-type="float" office:value="353058.603867184">
            <text:p>353058.603867184</text:p>
          </table:table-cell>
          <table:table-cell table:formula="of:=STDEV([.HA3:.HA32])" office:value-type="float" office:value="377962.547927715">
            <text:p>377962.547927715</text:p>
          </table:table-cell>
          <table:table-cell table:formula="of:=STDEV([.HB3:.HB32])" office:value-type="float" office:value="0">
            <text:p>0</text:p>
          </table:table-cell>
          <table:table-cell table:formula="of:=STDEV([.HC3:.HC32])" office:value-type="float" office:value="194.643411649999">
            <text:p>194.64341165</text:p>
          </table:table-cell>
          <table:table-cell table:formula="of:=STDEV([.HD3:.HD32])" office:value-type="float" office:value="0.305128576629365">
            <text:p>0.3051285766</text:p>
          </table:table-cell>
          <table:table-cell table:formula="of:=STDEV([.HE3:.HE32])" office:value-type="float" office:value="815774.803581569">
            <text:p>815774.803581569</text:p>
          </table:table-cell>
          <table:table-cell table:formula="of:=STDEV([.HF3:.HF32])" office:value-type="float" office:value="1004919.79805602">
            <text:p>1004919.79805602</text:p>
          </table:table-cell>
          <table:table-cell table:formula="of:=STDEV([.HG3:.HG32])" office:value-type="float" office:value="549874.252360177">
            <text:p>549874.252360177</text:p>
          </table:table-cell>
          <table:table-cell table:formula="of:=STDEV([.HH3:.HH32])" office:value-type="float" office:value="166.992687031226">
            <text:p>166.9926870312</text:p>
          </table:table-cell>
          <table:table-cell table:formula="of:=STDEV([.HI3:.HI32])" office:value-type="float" office:value="0.305128576629364">
            <text:p>0.3051285766</text:p>
          </table:table-cell>
          <table:table-cell table:formula="of:=STDEV([.HJ3:.HJ32])" office:value-type="float" office:value="979283.054947384">
            <text:p>979283.054947384</text:p>
          </table:table-cell>
          <table:table-cell table:formula="of:=STDEV([.HK3:.HK32])" office:value-type="float" office:value="1826935.75032006">
            <text:p>1826935.75032006</text:p>
          </table:table-cell>
          <table:table-cell table:formula="of:=STDEV([.HL3:.HL32])" office:value-type="float" office:value="1092901.50351912">
            <text:p>1092901.50351912</text:p>
          </table:table-cell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2]-[.$GX3:.$GX32])^2)^0.5" office:value-type="float" office:value="759.169565254129">
            <text:p>759.1695652541</text:p>
          </table:table-cell>
          <table:table-cell table:number-matrix-columns-spanned="1" table:number-matrix-rows-spanned="1" table:formula="of:=SUM(([.C3:.C32]-[.$GY3:.$GY32])^2)^0.5" office:value-type="float" office:value="1.4142135623731">
            <text:p>1.4142135624</text:p>
          </table:table-cell>
          <table:table-cell table:number-matrix-columns-spanned="1" table:number-matrix-rows-spanned="1" table:formula="of:=SUM(([.D3:.D32]-[.$GZ3:.$GZ32])^2)^0.5" office:value-type="float" office:value="3290340.01469255">
            <text:p>3290340.01469255</text:p>
          </table:table-cell>
          <table:table-cell table:number-matrix-columns-spanned="1" table:number-matrix-rows-spanned="1" table:formula="of:=SUM(([.E3:.E32]-[.$HA3:.$HA32])^2)^0.5" office:value-type="float" office:value="5193814.86593775">
            <text:p>5193814.86593775</text:p>
          </table:table-cell>
          <table:table-cell table:number-matrix-columns-spanned="1" table:number-matrix-rows-spanned="1" table:formula="of:=SUM(([.F3:.F32]-[.$GX3:.$GX32])^2)^0.5" office:value-type="float" office:value="770.091926286857">
            <text:p>770.0919262869</text:p>
          </table:table-cell>
          <table:table-cell table:number-matrix-columns-spanned="1" table:number-matrix-rows-spanned="1" table:formula="of:=SUM(([.G3:.G32]-[.$GY3:.$GY32])^2)^0.5" office:value-type="float" office:value="1.4142135623731">
            <text:p>1.4142135624</text:p>
          </table:table-cell>
          <table:table-cell table:number-matrix-columns-spanned="1" table:number-matrix-rows-spanned="1" table:formula="of:=SUM(([.H3:.H32]-[.$GZ3:.$GZ32])^2)^0.5" office:value-type="float" office:value="3257879.72857824">
            <text:p>3257879.72857824</text:p>
          </table:table-cell>
          <table:table-cell table:number-matrix-columns-spanned="1" table:number-matrix-rows-spanned="1" table:formula="of:=SUM(([.I3:.I32]-[.$HA3:.$HA32])^2)^0.5" office:value-type="float" office:value="5147170.19082369">
            <text:p>5147170.19082369</text:p>
          </table:table-cell>
          <table:table-cell table:number-matrix-columns-spanned="1" table:number-matrix-rows-spanned="1" table:formula="of:=SUM(([.J3:.J32]-[.$HB3:.$HB32])^2)^0.5" office:value-type="float" office:value="0">
            <text:p>0</text:p>
          </table:table-cell>
          <table:table-cell table:number-matrix-columns-spanned="1" table:number-matrix-rows-spanned="1" table:formula="of:=SUM(([.K3:.K32]-[.$GX3:.$GX32])^2)^0.5" office:value-type="float" office:value="764.22357216892">
            <text:p>764.2235721689</text:p>
          </table:table-cell>
          <table:table-cell table:number-matrix-columns-spanned="1" table:number-matrix-rows-spanned="1" table:formula="of:=SUM(([.L3:.L32]-[.$GY3:.$GY32])^2)^0.5" office:value-type="float" office:value="1.4142135623731">
            <text:p>1.4142135624</text:p>
          </table:table-cell>
          <table:table-cell table:number-matrix-columns-spanned="1" table:number-matrix-rows-spanned="1" table:formula="of:=SUM(([.M3:.M32]-[.$GZ3:.$GZ32])^2)^0.5" office:value-type="float" office:value="3240076.06671742">
            <text:p>3240076.06671742</text:p>
          </table:table-cell>
          <table:table-cell table:number-matrix-columns-spanned="1" table:number-matrix-rows-spanned="1" table:formula="of:=SUM(([.N3:.N32]-[.$HA3:.$HA32])^2)^0.5" office:value-type="float" office:value="5117445.05409682">
            <text:p>5117445.05409682</text:p>
          </table:table-cell>
          <table:table-cell table:number-matrix-columns-spanned="1" table:number-matrix-rows-spanned="1" table:formula="of:=SUM(([.O3:.O32]-[.$HB3:.$HB32])^2)^0.5" office:value-type="float" office:value="0">
            <text:p>0</text:p>
          </table:table-cell>
          <table:table-cell table:number-matrix-columns-spanned="1" table:number-matrix-rows-spanned="1" table:formula="of:=SUM(([.P3:.P32]-[.$GX3:.$GX32])^2)^0.5" office:value-type="float" office:value="788.398686268921">
            <text:p>788.3986862689</text:p>
          </table:table-cell>
          <table:table-cell table:number-matrix-columns-spanned="1" table:number-matrix-rows-spanned="1" table:formula="of:=SUM(([.Q3:.Q32]-[.$GY3:.$GY32])^2)^0.5" office:value-type="float" office:value="1.4142135623731">
            <text:p>1.4142135624</text:p>
          </table:table-cell>
          <table:table-cell table:number-matrix-columns-spanned="1" table:number-matrix-rows-spanned="1" table:formula="of:=SUM(([.R3:.R32]-[.$GZ3:.$GZ32])^2)^0.5" office:value-type="float" office:value="3136434.08355014">
            <text:p>3136434.08355014</text:p>
          </table:table-cell>
          <table:table-cell table:number-matrix-columns-spanned="1" table:number-matrix-rows-spanned="1" table:formula="of:=SUM(([.S3:.S32]-[.$HA3:.$HA32])^2)^0.5" office:value-type="float" office:value="4952858.92159296">
            <text:p>4952858.92159296</text:p>
          </table:table-cell>
          <table:table-cell table:number-matrix-columns-spanned="1" table:number-matrix-rows-spanned="1" table:formula="of:=SUM(([.T3:.T32]-[.$HB3:.$HB32])^2)^0.5" office:value-type="float" office:value="1052494.43709456">
            <text:p>1052494.43709456</text:p>
          </table:table-cell>
          <table:table-cell table:number-matrix-columns-spanned="1" table:number-matrix-rows-spanned="1" table:formula="of:=SUM(([.U3:.U32]-[.$GX3:.$GX32])^2)^0.5" office:value-type="float" office:value="871.158774037078">
            <text:p>871.1587740371</text:p>
          </table:table-cell>
          <table:table-cell table:number-matrix-columns-spanned="1" table:number-matrix-rows-spanned="1" table:formula="of:=SUM(([.V3:.V32]-[.$GY3:.$GY32])^2)^0.5" office:value-type="float" office:value="1.4142135623731">
            <text:p>1.4142135624</text:p>
          </table:table-cell>
          <table:table-cell table:number-matrix-columns-spanned="1" table:number-matrix-rows-spanned="1" table:formula="of:=SUM(([.W3:.W32]-[.$GZ3:.$GZ32])^2)^0.5" office:value-type="float" office:value="3775523.31440358">
            <text:p>3775523.31440358</text:p>
          </table:table-cell>
          <table:table-cell table:number-matrix-columns-spanned="1" table:number-matrix-rows-spanned="1" table:formula="of:=SUM(([.X3:.X32]-[.$HA3:.$HA32])^2)^0.5" office:value-type="float" office:value="9350162.82956784">
            <text:p>9350162.82956784</text:p>
          </table:table-cell>
          <table:table-cell table:number-matrix-columns-spanned="1" table:number-matrix-rows-spanned="1" table:formula="of:=SUM(([.Y3:.Y32]-[.$HB3:.$HB32])^2)^0.5" office:value-type="float" office:value="1976461.47989406">
            <text:p>1976461.47989406</text:p>
          </table:table-cell>
          <table:table-cell table:number-matrix-columns-spanned="1" table:number-matrix-rows-spanned="1" table:formula="of:=SUM(([.Z3:.Z32]-[.$GX3:.$GX32])^2)^0.5" office:value-type="float" office:value="741.760560501099">
            <text:p>741.7605605011</text:p>
          </table:table-cell>
          <table:table-cell table:number-matrix-columns-spanned="1" table:number-matrix-rows-spanned="1" table:formula="of:=SUM(([.AA3:.AA32]-[.$GY3:.$GY32])^2)^0.5" office:value-type="float" office:value="1.4142135623731">
            <text:p>1.4142135624</text:p>
          </table:table-cell>
          <table:table-cell table:number-matrix-columns-spanned="1" table:number-matrix-rows-spanned="1" table:formula="of:=SUM(([.AB3:.AB32]-[.$GZ3:.$GZ32])^2)^0.5" office:value-type="float" office:value="3698574.53164378">
            <text:p>3698574.53164378</text:p>
          </table:table-cell>
          <table:table-cell table:number-matrix-columns-spanned="1" table:number-matrix-rows-spanned="1" table:formula="of:=SUM(([.AC3:.AC32]-[.$HA3:.$HA32])^2)^0.5" office:value-type="float" office:value="4846025.27936762">
            <text:p>4846025.27936762</text:p>
          </table:table-cell>
          <table:table-cell table:number-matrix-columns-spanned="1" table:number-matrix-rows-spanned="1" table:formula="of:=SUM(([.AD3:.AD32]-[.$HB3:.$HB32])^2)^0.5" office:value-type="float" office:value="1059822.28778885">
            <text:p>1059822.28778885</text:p>
          </table:table-cell>
          <table:table-cell table:number-matrix-columns-spanned="1" table:number-matrix-rows-spanned="1" table:formula="of:=SUM(([.AE3:.AE32]-[.$GX3:.$GX32])^2)^0.5" office:value-type="float" office:value="858.063377129688">
            <text:p>858.0633771297</text:p>
          </table:table-cell>
          <table:table-cell table:number-matrix-columns-spanned="1" table:number-matrix-rows-spanned="1" table:formula="of:=SUM(([.AF3:.AF32]-[.$GY3:.$GY32])^2)^0.5" office:value-type="float" office:value="1">
            <text:p>1</text:p>
          </table:table-cell>
          <table:table-cell table:number-matrix-columns-spanned="1" table:number-matrix-rows-spanned="1" table:formula="of:=SUM(([.AG3:.AG32]-[.$GZ3:.$GZ32])^2)^0.5" office:value-type="float" office:value="3817214.13926819">
            <text:p>3817214.13926819</text:p>
          </table:table-cell>
          <table:table-cell table:number-matrix-columns-spanned="1" table:number-matrix-rows-spanned="1" table:formula="of:=SUM(([.AH3:.AH32]-[.$HA3:.$HA32])^2)^0.5" office:value-type="float" office:value="5594610.14250636">
            <text:p>5594610.14250636</text:p>
          </table:table-cell>
          <table:table-cell table:number-matrix-columns-spanned="1" table:number-matrix-rows-spanned="1" table:formula="of:=SUM(([.AI3:.AI32]-[.$HB3:.$HB32])^2)^0.5" office:value-type="float" office:value="6618668.59126161">
            <text:p>6618668.59126161</text:p>
          </table:table-cell>
          <table:table-cell table:number-matrix-columns-spanned="1" table:number-matrix-rows-spanned="1" table:formula="of:=SUM(([.AJ3:.AJ32]-[.$GX3:.$GX32])^2)^0.5" office:value-type="float" office:value="715.162394903738">
            <text:p>715.1623949037</text:p>
          </table:table-cell>
          <table:table-cell table:style-name="cellBest" table:number-matrix-columns-spanned="1" table:number-matrix-rows-spanned="1" table:formula="of:=SUM(([.AK3:.AK32]-[.$GY3:.$GY32])^2)^0.5" office:value-type="float" office:value="0">
            <text:p>0</text:p>
          </table:table-cell>
          <table:table-cell table:number-matrix-columns-spanned="1" table:number-matrix-rows-spanned="1" table:formula="of:=SUM(([.AL3:.AL32]-[.$GZ3:.$GZ32])^2)^0.5" office:value-type="float" office:value="3083543.95133976">
            <text:p>3083543.95133976</text:p>
          </table:table-cell>
          <table:table-cell table:number-matrix-columns-spanned="1" table:number-matrix-rows-spanned="1" table:formula="of:=SUM(([.AM3:.AM32]-[.$HA3:.$HA32])^2)^0.5" office:value-type="float" office:value="4138624.58779122">
            <text:p>4138624.58779122</text:p>
          </table:table-cell>
          <table:table-cell table:number-matrix-columns-spanned="1" table:number-matrix-rows-spanned="1" table:formula="of:=SUM(([.AN3:.AN32]-[.$HB3:.$HB32])^2)^0.5" office:value-type="float" office:value="6209909.72268575">
            <text:p>6209909.72268575</text:p>
          </table:table-cell>
          <table:table-cell table:number-matrix-columns-spanned="1" table:number-matrix-rows-spanned="1" table:formula="of:=SUM(([.AO3:.AO32]-[.$GX3:.$GX32])^2)^0.5" office:value-type="float" office:value="618.701789333421">
            <text:p>618.7017893334</text:p>
          </table:table-cell>
          <table:table-cell table:number-matrix-columns-spanned="1" table:number-matrix-rows-spanned="1" table:formula="of:=SUM(([.AP3:.AP32]-[.$GY3:.$GY32])^2)^0.5" office:value-type="float" office:value="1">
            <text:p>1</text:p>
          </table:table-cell>
          <table:table-cell table:number-matrix-columns-spanned="1" table:number-matrix-rows-spanned="1" table:formula="of:=SUM(([.AQ3:.AQ32]-[.$GZ3:.$GZ32])^2)^0.5" office:value-type="float" office:value="2903244.9709897">
            <text:p>2903244.9709897</text:p>
          </table:table-cell>
          <table:table-cell table:number-matrix-columns-spanned="1" table:number-matrix-rows-spanned="1" table:formula="of:=SUM(([.AR3:.AR32]-[.$HA3:.$HA32])^2)^0.5" office:value-type="float" office:value="3288766.67792229">
            <text:p>3288766.67792229</text:p>
          </table:table-cell>
          <table:table-cell table:number-matrix-columns-spanned="1" table:number-matrix-rows-spanned="1" table:formula="of:=SUM(([.AS3:.AS32]-[.$HB3:.$HB32])^2)^0.5" office:value-type="float" office:value="5374963.08037311">
            <text:p>5374963.08037311</text:p>
          </table:table-cell>
          <table:table-cell table:number-matrix-columns-spanned="1" table:number-matrix-rows-spanned="1" table:formula="of:=SUM(([.AT3:.AT32]-[.$GX3:.$GX32])^2)^0.5" office:value-type="float" office:value="723.751979739409">
            <text:p>723.7519797394</text:p>
          </table:table-cell>
          <table:table-cell table:style-name="cellBest" table:number-matrix-columns-spanned="1" table:number-matrix-rows-spanned="1" table:formula="of:=SUM(([.AU3:.AU32]-[.$GY3:.$GY32])^2)^0.5" office:value-type="float" office:value="0">
            <text:p>0</text:p>
          </table:table-cell>
          <table:table-cell table:number-matrix-columns-spanned="1" table:number-matrix-rows-spanned="1" table:formula="of:=SUM(([.AV3:.AV32]-[.$GZ3:.$GZ32])^2)^0.5" office:value-type="float" office:value="3229774.2773341">
            <text:p>3229774.2773341</text:p>
          </table:table-cell>
          <table:table-cell table:number-matrix-columns-spanned="1" table:number-matrix-rows-spanned="1" table:formula="of:=SUM(([.AW3:.AW32]-[.$HA3:.$HA32])^2)^0.5" office:value-type="float" office:value="4221323.1562927">
            <text:p>4221323.1562927</text:p>
          </table:table-cell>
          <table:table-cell table:number-matrix-columns-spanned="1" table:number-matrix-rows-spanned="1" table:formula="of:=SUM(([.AX3:.AX32]-[.$HB3:.$HB32])^2)^0.5" office:value-type="float" office:value="6122715.96433813">
            <text:p>6122715.96433813</text:p>
          </table:table-cell>
          <table:table-cell table:number-matrix-columns-spanned="1" table:number-matrix-rows-spanned="1" table:formula="of:=SUM(([.AY3:.AY32]-[.$GX3:.$GX32])^2)^0.5" office:value-type="float" office:value="602.50689067708">
            <text:p>602.5068906771</text:p>
          </table:table-cell>
          <table:table-cell table:style-name="cellBest" table:number-matrix-columns-spanned="1" table:number-matrix-rows-spanned="1" table:formula="of:=SUM(([.AZ3:.AZ32]-[.$GY3:.$GY32])^2)^0.5" office:value-type="float" office:value="0">
            <text:p>0</text:p>
          </table:table-cell>
          <table:table-cell table:number-matrix-columns-spanned="1" table:number-matrix-rows-spanned="1" table:formula="of:=SUM(([.BA3:.BA32]-[.$GZ3:.$GZ32])^2)^0.5" office:value-type="float" office:value="2854243.32760979">
            <text:p>2854243.32760979</text:p>
          </table:table-cell>
          <table:table-cell table:number-matrix-columns-spanned="1" table:number-matrix-rows-spanned="1" table:formula="of:=SUM(([.BB3:.BB32]-[.$HA3:.$HA32])^2)^0.5" office:value-type="float" office:value="3513982.5900754">
            <text:p>3513982.5900754</text:p>
          </table:table-cell>
          <table:table-cell table:number-matrix-columns-spanned="1" table:number-matrix-rows-spanned="1" table:formula="of:=SUM(([.BC3:.BC32]-[.$HB3:.$HB32])^2)^0.5" office:value-type="float" office:value="912153.059538255">
            <text:p>912153.059538255</text:p>
          </table:table-cell>
          <table:table-cell table:number-matrix-columns-spanned="1" table:number-matrix-rows-spanned="1" table:formula="of:=SUM(([.BD3:.BD32]-[.$GX3:.$GX32])^2)^0.5" office:value-type="float" office:value="723.109402018378">
            <text:p>723.1094020184</text:p>
          </table:table-cell>
          <table:table-cell table:number-matrix-columns-spanned="1" table:number-matrix-rows-spanned="1" table:formula="of:=SUM(([.BE3:.BE32]-[.$GY3:.$GY32])^2)^0.5" office:value-type="float" office:value="1">
            <text:p>1</text:p>
          </table:table-cell>
          <table:table-cell table:number-matrix-columns-spanned="1" table:number-matrix-rows-spanned="1" table:formula="of:=SUM(([.BF3:.BF32]-[.$GZ3:.$GZ32])^2)^0.5" office:value-type="float" office:value="3191934.27200577">
            <text:p>3191934.27200577</text:p>
          </table:table-cell>
          <table:table-cell table:number-matrix-columns-spanned="1" table:number-matrix-rows-spanned="1" table:formula="of:=SUM(([.BG3:.BG32]-[.$HA3:.$HA32])^2)^0.5" office:value-type="float" office:value="3934070.25693403">
            <text:p>3934070.25693403</text:p>
          </table:table-cell>
          <table:table-cell table:number-matrix-columns-spanned="1" table:number-matrix-rows-spanned="1" table:formula="of:=SUM(([.BH3:.BH32]-[.$HB3:.$HB32])^2)^0.5" office:value-type="float" office:value="1010333.34761008">
            <text:p>1010333.34761008</text:p>
          </table:table-cell>
          <table:table-cell table:number-matrix-columns-spanned="1" table:number-matrix-rows-spanned="1" table:formula="of:=SUM(([.BI3:.BI32]-[.$GX3:.$GX32])^2)^0.5" office:value-type="float" office:value="773.582572698983">
            <text:p>773.582572699</text:p>
          </table:table-cell>
          <table:table-cell table:number-matrix-columns-spanned="1" table:number-matrix-rows-spanned="1" table:formula="of:=SUM(([.BJ3:.BJ32]-[.$GY3:.$GY32])^2)^0.5" office:value-type="float" office:value="1.4142135623731">
            <text:p>1.4142135624</text:p>
          </table:table-cell>
          <table:table-cell table:number-matrix-columns-spanned="1" table:number-matrix-rows-spanned="1" table:formula="of:=SUM(([.BK3:.BK32]-[.$GZ3:.$GZ32])^2)^0.5" office:value-type="float" office:value="3666796.80218512">
            <text:p>3666796.80218512</text:p>
          </table:table-cell>
          <table:table-cell table:number-matrix-columns-spanned="1" table:number-matrix-rows-spanned="1" table:formula="of:=SUM(([.BL3:.BL32]-[.$HA3:.$HA32])^2)^0.5" office:value-type="float" office:value="4463860.54689548">
            <text:p>4463860.54689548</text:p>
          </table:table-cell>
          <table:table-cell table:number-matrix-columns-spanned="1" table:number-matrix-rows-spanned="1" table:formula="of:=SUM(([.BM3:.BM32]-[.$HB3:.$HB32])^2)^0.5" office:value-type="float" office:value="1089435.05810718">
            <text:p>1089435.05810718</text:p>
          </table:table-cell>
          <table:table-cell table:number-matrix-columns-spanned="1" table:number-matrix-rows-spanned="1" table:formula="of:=SUM(([.BN3:.BN32]-[.$GX3:.$GX32])^2)^0.5" office:value-type="float" office:value="579.858592973992">
            <text:p>579.858592974</text:p>
          </table:table-cell>
          <table:table-cell table:number-matrix-columns-spanned="1" table:number-matrix-rows-spanned="1" table:formula="of:=SUM(([.BO3:.BO32]-[.$GY3:.$GY32])^2)^0.5" office:value-type="float" office:value="1">
            <text:p>1</text:p>
          </table:table-cell>
          <table:table-cell table:number-matrix-columns-spanned="1" table:number-matrix-rows-spanned="1" table:formula="of:=SUM(([.BP3:.BP32]-[.$GZ3:.$GZ32])^2)^0.5" office:value-type="float" office:value="2715623.3605526">
            <text:p>2715623.3605526</text:p>
          </table:table-cell>
          <table:table-cell table:number-matrix-columns-spanned="1" table:number-matrix-rows-spanned="1" table:formula="of:=SUM(([.BQ3:.BQ32]-[.$HA3:.$HA32])^2)^0.5" office:value-type="float" office:value="3340776.69153537">
            <text:p>3340776.69153537</text:p>
          </table:table-cell>
          <table:table-cell table:number-matrix-columns-spanned="1" table:number-matrix-rows-spanned="1" table:formula="of:=SUM(([.BR3:.BR32]-[.$HB3:.$HB32])^2)^0.5" office:value-type="float" office:value="996251.13765255">
            <text:p>996251.13765255</text:p>
          </table:table-cell>
          <table:table-cell table:number-matrix-columns-spanned="1" table:number-matrix-rows-spanned="1" table:formula="of:=SUM(([.BS3:.BS32]-[.$GX3:.$GX32])^2)^0.5" office:value-type="float" office:value="812.224981175218">
            <text:p>812.2249811752</text:p>
          </table:table-cell>
          <table:table-cell table:number-matrix-columns-spanned="1" table:number-matrix-rows-spanned="1" table:formula="of:=SUM(([.BT3:.BT32]-[.$GY3:.$GY32])^2)^0.5" office:value-type="float" office:value="1">
            <text:p>1</text:p>
          </table:table-cell>
          <table:table-cell table:number-matrix-columns-spanned="1" table:number-matrix-rows-spanned="1" table:formula="of:=SUM(([.BU3:.BU32]-[.$GZ3:.$GZ32])^2)^0.5" office:value-type="float" office:value="3463496.9795643">
            <text:p>3463496.9795643</text:p>
          </table:table-cell>
          <table:table-cell table:number-matrix-columns-spanned="1" table:number-matrix-rows-spanned="1" table:formula="of:=SUM(([.BV3:.BV32]-[.$HA3:.$HA32])^2)^0.5" office:value-type="float" office:value="3663686.13306831">
            <text:p>3663686.13306831</text:p>
          </table:table-cell>
          <table:table-cell table:number-matrix-columns-spanned="1" table:number-matrix-rows-spanned="1" table:formula="of:=SUM(([.BW3:.BW32]-[.$HB3:.$HB32])^2)^0.5" office:value-type="float" office:value="5635997.503536">
            <text:p>5635997.503536</text:p>
          </table:table-cell>
          <table:table-cell table:number-matrix-columns-spanned="1" table:number-matrix-rows-spanned="1" table:formula="of:=SUM(([.BX3:.BX32]-[.$GX3:.$GX32])^2)^0.5" office:value-type="float" office:value="1123.87623689355">
            <text:p>1123.8762368936</text:p>
          </table:table-cell>
          <table:table-cell table:number-matrix-columns-spanned="1" table:number-matrix-rows-spanned="1" table:formula="of:=SUM(([.BY3:.BY32]-[.$GY3:.$GY32])^2)^0.5" office:value-type="float" office:value="2">
            <text:p>2</text:p>
          </table:table-cell>
          <table:table-cell table:number-matrix-columns-spanned="1" table:number-matrix-rows-spanned="1" table:formula="of:=SUM(([.BZ3:.BZ32]-[.$GZ3:.$GZ32])^2)^0.5" office:value-type="float" office:value="4783691.88031754">
            <text:p>4783691.88031754</text:p>
          </table:table-cell>
          <table:table-cell table:style-name="cellWorst" table:number-matrix-columns-spanned="1" table:number-matrix-rows-spanned="1" table:formula="of:=SUM(([.CA3:.CA32]-[.$HA3:.$HA32])^2)^0.5" office:value-type="float" office:value="13990466.188937">
            <text:p>13990466.188937</text:p>
          </table:table-cell>
          <table:table-cell table:number-matrix-columns-spanned="1" table:number-matrix-rows-spanned="1" table:formula="of:=SUM(([.CB3:.CB32]-[.$HB3:.$HB32])^2)^0.5" office:value-type="float" office:value="0">
            <text:p>0</text:p>
          </table:table-cell>
          <table:table-cell table:number-matrix-columns-spanned="1" table:number-matrix-rows-spanned="1" table:formula="of:=SUM(([.CC3:.CC32]-[.$GX3:.$GX32])^2)^0.5" office:value-type="float" office:value="1255.90799861784">
            <text:p>1255.9079986179</text:p>
          </table:table-cell>
          <table:table-cell table:number-matrix-columns-spanned="1" table:number-matrix-rows-spanned="1" table:formula="of:=SUM(([.CD3:.CD32]-[.$GY3:.$GY32])^2)^0.5" office:value-type="float" office:value="2">
            <text:p>2</text:p>
          </table:table-cell>
          <table:table-cell table:number-matrix-columns-spanned="1" table:number-matrix-rows-spanned="1" table:formula="of:=SUM(([.CE3:.CE32]-[.$GZ3:.$GZ32])^2)^0.5" office:value-type="float" office:value="5478653.61186752">
            <text:p>5478653.61186752</text:p>
          </table:table-cell>
          <table:table-cell table:number-matrix-columns-spanned="1" table:number-matrix-rows-spanned="1" table:formula="of:=SUM(([.CF3:.CF32]-[.$HA3:.$HA32])^2)^0.5" office:value-type="float" office:value="5894040.98210574">
            <text:p>5894040.98210574</text:p>
          </table:table-cell>
          <table:table-cell table:number-matrix-columns-spanned="1" table:number-matrix-rows-spanned="1" table:formula="of:=SUM(([.CG3:.CG32]-[.$HB3:.$HB32])^2)^0.5" office:value-type="float" office:value="7560882.53890583">
            <text:p>7560882.53890583</text:p>
          </table:table-cell>
          <table:table-cell table:number-matrix-columns-spanned="1" table:number-matrix-rows-spanned="1" table:formula="of:=SUM(([.CH3:.CH32]-[.$GX3:.$GX32])^2)^0.5" office:value-type="float" office:value="706.55110780569">
            <text:p>706.5511078057</text:p>
          </table:table-cell>
          <table:table-cell table:style-name="cellBest" table:number-matrix-columns-spanned="1" table:number-matrix-rows-spanned="1" table:formula="of:=SUM(([.CI3:.CI32]-[.$GY3:.$GY32])^2)^0.5" office:value-type="float" office:value="0">
            <text:p>0</text:p>
          </table:table-cell>
          <table:table-cell table:number-matrix-columns-spanned="1" table:number-matrix-rows-spanned="1" table:formula="of:=SUM(([.CJ3:.CJ32]-[.$GZ3:.$GZ32])^2)^0.5" office:value-type="float" office:value="3495495.44667605">
            <text:p>3495495.44667605</text:p>
          </table:table-cell>
          <table:table-cell table:number-matrix-columns-spanned="1" table:number-matrix-rows-spanned="1" table:formula="of:=SUM(([.CK3:.CK32]-[.$HA3:.$HA32])^2)^0.5" office:value-type="float" office:value="4185819.27230823">
            <text:p>4185819.27230823</text:p>
          </table:table-cell>
          <table:table-cell table:number-matrix-columns-spanned="1" table:number-matrix-rows-spanned="1" table:formula="of:=SUM(([.CL3:.CL32]-[.$HB3:.$HB32])^2)^0.5" office:value-type="float" office:value="1087051.49909652">
            <text:p>1087051.49909652</text:p>
          </table:table-cell>
          <table:table-cell table:number-matrix-columns-spanned="1" table:number-matrix-rows-spanned="1" table:formula="of:=SUM(([.CM3:.CM32]-[.$GX3:.$GX32])^2)^0.5" office:value-type="float" office:value="1803.23004965715">
            <text:p>1803.2300496572</text:p>
          </table:table-cell>
          <table:table-cell table:number-matrix-columns-spanned="1" table:number-matrix-rows-spanned="1" table:formula="of:=SUM(([.CN3:.CN32]-[.$GY3:.$GY32])^2)^0.5" office:value-type="float" office:value="3.16227766016838">
            <text:p>3.1622776602</text:p>
          </table:table-cell>
          <table:table-cell table:number-matrix-columns-spanned="1" table:number-matrix-rows-spanned="1" table:formula="of:=SUM(([.CO3:.CO32]-[.$GZ3:.$GZ32])^2)^0.5" office:value-type="float" office:value="8588499.48076665">
            <text:p>8588499.48076665</text:p>
          </table:table-cell>
          <table:table-cell table:number-matrix-columns-spanned="1" table:number-matrix-rows-spanned="1" table:formula="of:=SUM(([.CP3:.CP32]-[.$HA3:.$HA32])^2)^0.5" office:value-type="float" office:value="8446807.31191857">
            <text:p>8446807.31191857</text:p>
          </table:table-cell>
          <table:table-cell table:number-matrix-columns-spanned="1" table:number-matrix-rows-spanned="1" table:formula="of:=SUM(([.CQ3:.CQ32]-[.$HB3:.$HB32])^2)^0.5" office:value-type="float" office:value="9872704.20286195">
            <text:p>9872704.20286195</text:p>
          </table:table-cell>
          <table:table-cell table:number-matrix-columns-spanned="1" table:number-matrix-rows-spanned="1" table:formula="of:=SUM(([.CR3:.CR32]-[.$GX3:.$GX32])^2)^0.5" office:value-type="float" office:value="1745.41571064074">
            <text:p>1745.4157106407</text:p>
          </table:table-cell>
          <table:table-cell table:number-matrix-columns-spanned="1" table:number-matrix-rows-spanned="1" table:formula="of:=SUM(([.CS3:.CS32]-[.$GY3:.$GY32])^2)^0.5" office:value-type="float" office:value="2.44948974278318">
            <text:p>2.4494897428</text:p>
          </table:table-cell>
          <table:table-cell table:number-matrix-columns-spanned="1" table:number-matrix-rows-spanned="1" table:formula="of:=SUM(([.CT3:.CT32]-[.$GZ3:.$GZ32])^2)^0.5" office:value-type="float" office:value="7118624.41053024">
            <text:p>7118624.41053024</text:p>
          </table:table-cell>
          <table:table-cell table:number-matrix-columns-spanned="1" table:number-matrix-rows-spanned="1" table:formula="of:=SUM(([.CU3:.CU32]-[.$HA3:.$HA32])^2)^0.5" office:value-type="float" office:value="8506084.02729523">
            <text:p>8506084.02729523</text:p>
          </table:table-cell>
          <table:table-cell table:number-matrix-columns-spanned="1" table:number-matrix-rows-spanned="1" table:formula="of:=SUM(([.CV3:.CV32]-[.$HB3:.$HB32])^2)^0.5" office:value-type="float" office:value="9901242.94038228">
            <text:p>9901242.94038228</text:p>
          </table:table-cell>
          <table:table-cell table:number-matrix-columns-spanned="1" table:number-matrix-rows-spanned="1" table:formula="of:=SUM(([.CW3:.CW32]-[.$GX3:.$GX32])^2)^0.5" office:value-type="float" office:value="817.914617427502">
            <text:p>817.9146174275</text:p>
          </table:table-cell>
          <table:table-cell table:number-matrix-columns-spanned="1" table:number-matrix-rows-spanned="1" table:formula="of:=SUM(([.CX3:.CX32]-[.$GY3:.$GY32])^2)^0.5" office:value-type="float" office:value="1">
            <text:p>1</text:p>
          </table:table-cell>
          <table:table-cell table:number-matrix-columns-spanned="1" table:number-matrix-rows-spanned="1" table:formula="of:=SUM(([.CY3:.CY32]-[.$GZ3:.$GZ32])^2)^0.5" office:value-type="float" office:value="3490315.44633977">
            <text:p>3490315.44633977</text:p>
          </table:table-cell>
          <table:table-cell table:number-matrix-columns-spanned="1" table:number-matrix-rows-spanned="1" table:formula="of:=SUM(([.CZ3:.CZ32]-[.$HA3:.$HA32])^2)^0.5" office:value-type="float" office:value="4223101.90274897">
            <text:p>4223101.90274897</text:p>
          </table:table-cell>
          <table:table-cell table:number-matrix-columns-spanned="1" table:number-matrix-rows-spanned="1" table:formula="of:=SUM(([.DA3:.DA32]-[.$HB3:.$HB32])^2)^0.5" office:value-type="float" office:value="895545.191724572">
            <text:p>895545.191724572</text:p>
          </table:table-cell>
          <table:table-cell table:number-matrix-columns-spanned="1" table:number-matrix-rows-spanned="1" table:formula="of:=SUM(([.DB3:.DB32]-[.$GX3:.$GX32])^2)^0.5" office:value-type="float" office:value="2956.0622462603">
            <text:p>2956.0622462603</text:p>
          </table:table-cell>
          <table:table-cell table:number-matrix-columns-spanned="1" table:number-matrix-rows-spanned="1" table:formula="of:=SUM(([.DC3:.DC32]-[.$GY3:.$GY32])^2)^0.5" office:value-type="float" office:value="5.09901951359278">
            <text:p>5.0990195136</text:p>
          </table:table-cell>
          <table:table-cell table:number-matrix-columns-spanned="1" table:number-matrix-rows-spanned="1" table:formula="of:=SUM(([.DD3:.DD32]-[.$GZ3:.$GZ32])^2)^0.5" office:value-type="float" office:value="12806761.0088228">
            <text:p>12806761.0088228</text:p>
          </table:table-cell>
          <table:table-cell table:number-matrix-columns-spanned="1" table:number-matrix-rows-spanned="1" table:formula="of:=SUM(([.DE3:.DE32]-[.$HA3:.$HA32])^2)^0.5" office:value-type="float" office:value="12845843.3987018">
            <text:p>12845843.3987018</text:p>
          </table:table-cell>
          <table:table-cell table:number-matrix-columns-spanned="1" table:number-matrix-rows-spanned="1" table:formula="of:=SUM(([.DF3:.DF32]-[.$HB3:.$HB32])^2)^0.5" office:value-type="float" office:value="13690114.2674886">
            <text:p>13690114.2674886</text:p>
          </table:table-cell>
          <table:table-cell table:number-matrix-columns-spanned="1" table:number-matrix-rows-spanned="1" table:formula="of:=SUM(([.DG3:.DG32]-[.$GX3:.$GX32])^2)^0.5" office:value-type="float" office:value="755.058841012511">
            <text:p>755.0588410125</text:p>
          </table:table-cell>
          <table:table-cell table:number-matrix-columns-spanned="1" table:number-matrix-rows-spanned="1" table:formula="of:=SUM(([.DH3:.DH32]-[.$GY3:.$GY32])^2)^0.5" office:value-type="float" office:value="1">
            <text:p>1</text:p>
          </table:table-cell>
          <table:table-cell table:number-matrix-columns-spanned="1" table:number-matrix-rows-spanned="1" table:formula="of:=SUM(([.DI3:.DI32]-[.$GZ3:.$GZ32])^2)^0.5" office:value-type="float" office:value="3535313.05897441">
            <text:p>3535313.05897441</text:p>
          </table:table-cell>
          <table:table-cell table:number-matrix-columns-spanned="1" table:number-matrix-rows-spanned="1" table:formula="of:=SUM(([.DJ3:.DJ32]-[.$HA3:.$HA32])^2)^0.5" office:value-type="float" office:value="5553349.29430916">
            <text:p>5553349.29430916</text:p>
          </table:table-cell>
          <table:table-cell table:number-matrix-columns-spanned="1" table:number-matrix-rows-spanned="1" table:formula="of:=SUM(([.DK3:.DK32]-[.$HB3:.$HB32])^2)^0.5" office:value-type="float" office:value="1113224.36462467">
            <text:p>1113224.36462467</text:p>
          </table:table-cell>
          <table:table-cell table:number-matrix-columns-spanned="1" table:number-matrix-rows-spanned="1" table:formula="of:=SUM(([.DL3:.DL32]-[.$GX3:.$GX32])^2)^0.5" office:value-type="float" office:value="776.605469541759">
            <text:p>776.6054695418</text:p>
          </table:table-cell>
          <table:table-cell table:style-name="cellBest" table:number-matrix-columns-spanned="1" table:number-matrix-rows-spanned="1" table:formula="of:=SUM(([.DM3:.DM32]-[.$GY3:.$GY32])^2)^0.5" office:value-type="float" office:value="0">
            <text:p>0</text:p>
          </table:table-cell>
          <table:table-cell table:number-matrix-columns-spanned="1" table:number-matrix-rows-spanned="1" table:formula="of:=SUM(([.DN3:.DN32]-[.$GZ3:.$GZ32])^2)^0.5" office:value-type="float" office:value="3284317.47436526">
            <text:p>3284317.47436526</text:p>
          </table:table-cell>
          <table:table-cell table:number-matrix-columns-spanned="1" table:number-matrix-rows-spanned="1" table:formula="of:=SUM(([.DO3:.DO32]-[.$HA3:.$HA32])^2)^0.5" office:value-type="float" office:value="4533159.83207299">
            <text:p>4533159.83207299</text:p>
          </table:table-cell>
          <table:table-cell table:number-matrix-columns-spanned="1" table:number-matrix-rows-spanned="1" table:formula="of:=SUM(([.DP3:.DP32]-[.$HB3:.$HB32])^2)^0.5" office:value-type="float" office:value="3188618.22209684">
            <text:p>3188618.22209684</text:p>
          </table:table-cell>
          <table:table-cell table:number-matrix-columns-spanned="1" table:number-matrix-rows-spanned="1" table:formula="of:=SUM(([.DQ3:.DQ32]-[.$GX3:.$GX32])^2)^0.5" office:value-type="float" office:value="761.37724797349">
            <text:p>761.3772479735</text:p>
          </table:table-cell>
          <table:table-cell table:number-matrix-columns-spanned="1" table:number-matrix-rows-spanned="1" table:formula="of:=SUM(([.DR3:.DR32]-[.$GY3:.$GY32])^2)^0.5" office:value-type="float" office:value="1.4142135623731">
            <text:p>1.4142135624</text:p>
          </table:table-cell>
          <table:table-cell table:number-matrix-columns-spanned="1" table:number-matrix-rows-spanned="1" table:formula="of:=SUM(([.DS3:.DS32]-[.$GZ3:.$GZ32])^2)^0.5" office:value-type="float" office:value="3709377.86427185">
            <text:p>3709377.86427185</text:p>
          </table:table-cell>
          <table:table-cell table:number-matrix-columns-spanned="1" table:number-matrix-rows-spanned="1" table:formula="of:=SUM(([.DT3:.DT32]-[.$HA3:.$HA32])^2)^0.5" office:value-type="float" office:value="4484568.26077082">
            <text:p>4484568.26077082</text:p>
          </table:table-cell>
          <table:table-cell table:number-matrix-columns-spanned="1" table:number-matrix-rows-spanned="1" table:formula="of:=SUM(([.DU3:.DU32]-[.$HB3:.$HB32])^2)^0.5" office:value-type="float" office:value="3609070.15510062">
            <text:p>3609070.15510062</text:p>
          </table:table-cell>
          <table:table-cell table:number-matrix-columns-spanned="1" table:number-matrix-rows-spanned="1" table:formula="of:=SUM(([.DV3:.DV32]-[.$GX3:.$GX32])^2)^0.5" office:value-type="float" office:value="811.193342771246">
            <text:p>811.1933427712</text:p>
          </table:table-cell>
          <table:table-cell table:number-matrix-columns-spanned="1" table:number-matrix-rows-spanned="1" table:formula="of:=SUM(([.DW3:.DW32]-[.$GY3:.$GY32])^2)^0.5" office:value-type="float" office:value="1.4142135623731">
            <text:p>1.4142135624</text:p>
          </table:table-cell>
          <table:table-cell table:number-matrix-columns-spanned="1" table:number-matrix-rows-spanned="1" table:formula="of:=SUM(([.DX3:.DX32]-[.$GZ3:.$GZ32])^2)^0.5" office:value-type="float" office:value="4508769.35971558">
            <text:p>4508769.35971558</text:p>
          </table:table-cell>
          <table:table-cell table:number-matrix-columns-spanned="1" table:number-matrix-rows-spanned="1" table:formula="of:=SUM(([.DY3:.DY32]-[.$HA3:.$HA32])^2)^0.5" office:value-type="float" office:value="6233757.99296901">
            <text:p>6233757.99296901</text:p>
          </table:table-cell>
          <table:table-cell table:number-matrix-columns-spanned="1" table:number-matrix-rows-spanned="1" table:formula="of:=SUM(([.DZ3:.DZ32]-[.$HB3:.$HB32])^2)^0.5" office:value-type="float" office:value="7884921.07821289">
            <text:p>7884921.07821289</text:p>
          </table:table-cell>
          <table:table-cell table:number-matrix-columns-spanned="1" table:number-matrix-rows-spanned="1" table:formula="of:=SUM(([.EA3:.EA32]-[.$GX3:.$GX32])^2)^0.5" office:value-type="float" office:value="1111.53265055886">
            <text:p>1111.5326505589</text:p>
          </table:table-cell>
          <table:table-cell table:number-matrix-columns-spanned="1" table:number-matrix-rows-spanned="1" table:formula="of:=SUM(([.EB3:.EB32]-[.$GY3:.$GY32])^2)^0.5" office:value-type="float" office:value="2">
            <text:p>2</text:p>
          </table:table-cell>
          <table:table-cell table:number-matrix-columns-spanned="1" table:number-matrix-rows-spanned="1" table:formula="of:=SUM(([.EC3:.EC32]-[.$GZ3:.$GZ32])^2)^0.5" office:value-type="float" office:value="5399863.24785971">
            <text:p>5399863.24785971</text:p>
          </table:table-cell>
          <table:table-cell table:number-matrix-columns-spanned="1" table:number-matrix-rows-spanned="1" table:formula="of:=SUM(([.ED3:.ED32]-[.$HA3:.$HA32])^2)^0.5" office:value-type="float" office:value="7146656.19791613">
            <text:p>7146656.19791613</text:p>
          </table:table-cell>
          <table:table-cell table:number-matrix-columns-spanned="1" table:number-matrix-rows-spanned="1" table:formula="of:=SUM(([.EE3:.EE32]-[.$HB3:.$HB32])^2)^0.5" office:value-type="float" office:value="9007883.53359017">
            <text:p>9007883.53359017</text:p>
          </table:table-cell>
          <table:table-cell table:number-matrix-columns-spanned="1" table:number-matrix-rows-spanned="1" table:formula="of:=SUM(([.EF3:.EF32]-[.$GX3:.$GX32])^2)^0.5" office:value-type="float" office:value="1167.34659050823">
            <text:p>1167.3465905082</text:p>
          </table:table-cell>
          <table:table-cell table:number-matrix-columns-spanned="1" table:number-matrix-rows-spanned="1" table:formula="of:=SUM(([.EG3:.EG32]-[.$GY3:.$GY32])^2)^0.5" office:value-type="float" office:value="2">
            <text:p>2</text:p>
          </table:table-cell>
          <table:table-cell table:number-matrix-columns-spanned="1" table:number-matrix-rows-spanned="1" table:formula="of:=SUM(([.EH3:.EH32]-[.$GZ3:.$GZ32])^2)^0.5" office:value-type="float" office:value="5347762.45682734">
            <text:p>5347762.45682734</text:p>
          </table:table-cell>
          <table:table-cell table:number-matrix-columns-spanned="1" table:number-matrix-rows-spanned="1" table:formula="of:=SUM(([.EI3:.EI32]-[.$HA3:.$HA32])^2)^0.5" office:value-type="float" office:value="7095719.81776627">
            <text:p>7095719.81776627</text:p>
          </table:table-cell>
          <table:table-cell table:number-matrix-columns-spanned="1" table:number-matrix-rows-spanned="1" table:formula="of:=SUM(([.EJ3:.EJ32]-[.$HB3:.$HB32])^2)^0.5" office:value-type="float" office:value="8868429.51390611">
            <text:p>8868429.51390611</text:p>
          </table:table-cell>
          <table:table-cell table:number-matrix-columns-spanned="1" table:number-matrix-rows-spanned="1" table:formula="of:=SUM(([.EK3:.EK32]-[.$GX3:.$GX32])^2)^0.5" office:value-type="float" office:value="1029.45854306084">
            <text:p>1029.4585430608</text:p>
          </table:table-cell>
          <table:table-cell table:number-matrix-columns-spanned="1" table:number-matrix-rows-spanned="1" table:formula="of:=SUM(([.EL3:.EL32]-[.$GY3:.$GY32])^2)^0.5" office:value-type="float" office:value="1.73205080756888">
            <text:p>1.7320508076</text:p>
          </table:table-cell>
          <table:table-cell table:number-matrix-columns-spanned="1" table:number-matrix-rows-spanned="1" table:formula="of:=SUM(([.EM3:.EM32]-[.$GZ3:.$GZ32])^2)^0.5" office:value-type="float" office:value="5490580.79979332">
            <text:p>5490580.79979332</text:p>
          </table:table-cell>
          <table:table-cell table:number-matrix-columns-spanned="1" table:number-matrix-rows-spanned="1" table:formula="of:=SUM(([.EN3:.EN32]-[.$HA3:.$HA32])^2)^0.5" office:value-type="float" office:value="7271332.54858186">
            <text:p>7271332.54858186</text:p>
          </table:table-cell>
          <table:table-cell table:number-matrix-columns-spanned="1" table:number-matrix-rows-spanned="1" table:formula="of:=SUM(([.EO3:.EO32]-[.$HB3:.$HB32])^2)^0.5" office:value-type="float" office:value="9204983.14082693">
            <text:p>9204983.14082693</text:p>
          </table:table-cell>
          <table:table-cell table:style-name="cellBest" table:number-matrix-columns-spanned="1" table:number-matrix-rows-spanned="1" table:formula="of:=SUM(([.EP3:.EP32]-[.$GX3:.$GX32])^2)^0.5" office:value-type="float" office:value="504.751898656349">
            <text:p>504.7518986563</text:p>
          </table:table-cell>
          <table:table-cell table:number-matrix-columns-spanned="1" table:number-matrix-rows-spanned="1" table:formula="of:=SUM(([.EQ3:.EQ32]-[.$GY3:.$GY32])^2)^0.5" office:value-type="float" office:value="1">
            <text:p>1</text:p>
          </table:table-cell>
          <table:table-cell table:style-name="cellBest" table:number-matrix-columns-spanned="1" table:number-matrix-rows-spanned="1" table:formula="of:=SUM(([.ER3:.ER32]-[.$GZ3:.$GZ32])^2)^0.5" office:value-type="float" office:value="2179057.51137963">
            <text:p>2179057.51137963</text:p>
          </table:table-cell>
          <table:table-cell table:style-name="cellBest" table:number-matrix-columns-spanned="1" table:number-matrix-rows-spanned="1" table:formula="of:=SUM(([.ES3:.ES32]-[.$HA3:.$HA32])^2)^0.5" office:value-type="float" office:value="2851251.05940743">
            <text:p>2851251.05940743</text:p>
          </table:table-cell>
          <table:table-cell table:number-matrix-columns-spanned="1" table:number-matrix-rows-spanned="1" table:formula="of:=SUM(([.ET3:.ET32]-[.$HB3:.$HB32])^2)^0.5" office:value-type="float" office:value="2514867.99090688">
            <text:p>2514867.99090688</text:p>
          </table:table-cell>
          <table:table-cell table:number-matrix-columns-spanned="1" table:number-matrix-rows-spanned="1" table:formula="of:=SUM(([.EU3:.EU32]-[.$GX3:.$GX32])^2)^0.5" office:value-type="float" office:value="787.042812515327">
            <text:p>787.0428125153</text:p>
          </table:table-cell>
          <table:table-cell table:number-matrix-columns-spanned="1" table:number-matrix-rows-spanned="1" table:formula="of:=SUM(([.EV3:.EV32]-[.$GY3:.$GY32])^2)^0.5" office:value-type="float" office:value="1.4142135623731">
            <text:p>1.4142135624</text:p>
          </table:table-cell>
          <table:table-cell table:number-matrix-columns-spanned="1" table:number-matrix-rows-spanned="1" table:formula="of:=SUM(([.EW3:.EW32]-[.$GZ3:.$GZ32])^2)^0.5" office:value-type="float" office:value="3127866.68956527">
            <text:p>3127866.68956527</text:p>
          </table:table-cell>
          <table:table-cell table:number-matrix-columns-spanned="1" table:number-matrix-rows-spanned="1" table:formula="of:=SUM(([.EX3:.EX32]-[.$HA3:.$HA32])^2)^0.5" office:value-type="float" office:value="4095469.47706048">
            <text:p>4095469.47706048</text:p>
          </table:table-cell>
          <table:table-cell table:number-matrix-columns-spanned="1" table:number-matrix-rows-spanned="1" table:formula="of:=SUM(([.EY3:.EY32]-[.$HB3:.$HB32])^2)^0.5" office:value-type="float" office:value="3182733.96590714">
            <text:p>3182733.96590714</text:p>
          </table:table-cell>
          <table:table-cell table:number-matrix-columns-spanned="1" table:number-matrix-rows-spanned="1" table:formula="of:=SUM(([.EZ3:.EZ32]-[.$GX3:.$GX32])^2)^0.5" office:value-type="float" office:value="734.911283480053">
            <text:p>734.9112834801</text:p>
          </table:table-cell>
          <table:table-cell table:number-matrix-columns-spanned="1" table:number-matrix-rows-spanned="1" table:formula="of:=SUM(([.FA3:.FA32]-[.$GY3:.$GY32])^2)^0.5" office:value-type="float" office:value="1.4142135623731">
            <text:p>1.4142135624</text:p>
          </table:table-cell>
          <table:table-cell table:number-matrix-columns-spanned="1" table:number-matrix-rows-spanned="1" table:formula="of:=SUM(([.FB3:.FB32]-[.$GZ3:.$GZ32])^2)^0.5" office:value-type="float" office:value="3352798.33666432">
            <text:p>3352798.33666432</text:p>
          </table:table-cell>
          <table:table-cell table:number-matrix-columns-spanned="1" table:number-matrix-rows-spanned="1" table:formula="of:=SUM(([.FC3:.FC32]-[.$HA3:.$HA32])^2)^0.5" office:value-type="float" office:value="4093006.34974391">
            <text:p>4093006.34974391</text:p>
          </table:table-cell>
          <table:table-cell table:number-matrix-columns-spanned="1" table:number-matrix-rows-spanned="1" table:formula="of:=SUM(([.FD3:.FD32]-[.$HB3:.$HB32])^2)^0.5" office:value-type="float" office:value="3084993.95300866">
            <text:p>3084993.95300866</text:p>
          </table:table-cell>
          <table:table-cell table:number-matrix-columns-spanned="1" table:number-matrix-rows-spanned="1" table:formula="of:=SUM(([.FE3:.FE32]-[.$GX3:.$GX32])^2)^0.5" office:value-type="float" office:value="829.042513312198">
            <text:p>829.0425133122</text:p>
          </table:table-cell>
          <table:table-cell table:number-matrix-columns-spanned="1" table:number-matrix-rows-spanned="1" table:formula="of:=SUM(([.FF3:.FF32]-[.$GY3:.$GY32])^2)^0.5" office:value-type="float" office:value="1">
            <text:p>1</text:p>
          </table:table-cell>
          <table:table-cell table:number-matrix-columns-spanned="1" table:number-matrix-rows-spanned="1" table:formula="of:=SUM(([.FG3:.FG32]-[.$GZ3:.$GZ32])^2)^0.5" office:value-type="float" office:value="3643469.38348808">
            <text:p>3643469.38348808</text:p>
          </table:table-cell>
          <table:table-cell table:number-matrix-columns-spanned="1" table:number-matrix-rows-spanned="1" table:formula="of:=SUM(([.FH3:.FH32]-[.$HA3:.$HA32])^2)^0.5" office:value-type="float" office:value="4692799.44766959">
            <text:p>4692799.44766959</text:p>
          </table:table-cell>
          <table:table-cell table:number-matrix-columns-spanned="1" table:number-matrix-rows-spanned="1" table:formula="of:=SUM(([.FI3:.FI32]-[.$HB3:.$HB32])^2)^0.5" office:value-type="float" office:value="3350934.17331003">
            <text:p>3350934.17331003</text:p>
          </table:table-cell>
          <table:table-cell table:number-matrix-columns-spanned="1" table:number-matrix-rows-spanned="1" table:formula="of:=SUM(([.FJ3:.FJ32]-[.$GX3:.$GX32])^2)^0.5" office:value-type="float" office:value="1135.87697603263">
            <text:p>1135.8769760326</text:p>
          </table:table-cell>
          <table:table-cell table:number-matrix-columns-spanned="1" table:number-matrix-rows-spanned="1" table:formula="of:=SUM(([.FK3:.FK32]-[.$GY3:.$GY32])^2)^0.5" office:value-type="float" office:value="1.73205080756888">
            <text:p>1.7320508076</text:p>
          </table:table-cell>
          <table:table-cell table:number-matrix-columns-spanned="1" table:number-matrix-rows-spanned="1" table:formula="of:=SUM(([.FL3:.FL32]-[.$GZ3:.$GZ32])^2)^0.5" office:value-type="float" office:value="5793507.20471987">
            <text:p>5793507.20471987</text:p>
          </table:table-cell>
          <table:table-cell table:number-matrix-columns-spanned="1" table:number-matrix-rows-spanned="1" table:formula="of:=SUM(([.FM3:.FM32]-[.$HA3:.$HA32])^2)^0.5" office:value-type="float" office:value="8071633.32819102">
            <text:p>8071633.32819102</text:p>
          </table:table-cell>
          <table:table-cell table:number-matrix-columns-spanned="1" table:number-matrix-rows-spanned="1" table:formula="of:=SUM(([.FN3:.FN32]-[.$HB3:.$HB32])^2)^0.5" office:value-type="float" office:value="9996352.29449178">
            <text:p>9996352.29449178</text:p>
          </table:table-cell>
          <table:table-cell table:number-matrix-columns-spanned="1" table:number-matrix-rows-spanned="1" table:formula="of:=SUM(([.FO3:.FO32]-[.$GX3:.$GX32])^2)^0.5" office:value-type="float" office:value="674.257515679762">
            <text:p>674.2575156798</text:p>
          </table:table-cell>
          <table:table-cell table:number-matrix-columns-spanned="1" table:number-matrix-rows-spanned="1" table:formula="of:=SUM(([.FP3:.FP32]-[.$GY3:.$GY32])^2)^0.5" office:value-type="float" office:value="1">
            <text:p>1</text:p>
          </table:table-cell>
          <table:table-cell table:number-matrix-columns-spanned="1" table:number-matrix-rows-spanned="1" table:formula="of:=SUM(([.FQ3:.FQ32]-[.$GZ3:.$GZ32])^2)^0.5" office:value-type="float" office:value="2268138.16560478">
            <text:p>2268138.16560478</text:p>
          </table:table-cell>
          <table:table-cell table:number-matrix-columns-spanned="1" table:number-matrix-rows-spanned="1" table:formula="of:=SUM(([.FR3:.FR32]-[.$HA3:.$HA32])^2)^0.5" office:value-type="float" office:value="4040278.14870771">
            <text:p>4040278.14870771</text:p>
          </table:table-cell>
          <table:table-cell table:number-matrix-columns-spanned="1" table:number-matrix-rows-spanned="1" table:formula="of:=SUM(([.FS3:.FS32]-[.$HB3:.$HB32])^2)^0.5" office:value-type="float" office:value="0">
            <text:p>0</text:p>
          </table:table-cell>
          <table:table-cell table:number-matrix-columns-spanned="1" table:number-matrix-rows-spanned="1" table:formula="of:=SUM(([.FT3:.FT32]-[.$GX3:.$GX32])^2)^0.5" office:value-type="float" office:value="1656.52525826707">
            <text:p>1656.5252582671</text:p>
          </table:table-cell>
          <table:table-cell table:number-matrix-columns-spanned="1" table:number-matrix-rows-spanned="1" table:formula="of:=SUM(([.FU3:.FU32]-[.$GY3:.$GY32])^2)^0.5" office:value-type="float" office:value="2.64575131106459">
            <text:p>2.6457513111</text:p>
          </table:table-cell>
          <table:table-cell table:number-matrix-columns-spanned="1" table:number-matrix-rows-spanned="1" table:formula="of:=SUM(([.FV3:.FV32]-[.$GZ3:.$GZ32])^2)^0.5" office:value-type="float" office:value="7939785.3753873">
            <text:p>7939785.3753873</text:p>
          </table:table-cell>
          <table:table-cell table:number-matrix-columns-spanned="1" table:number-matrix-rows-spanned="1" table:formula="of:=SUM(([.FW3:.FW32]-[.$HA3:.$HA32])^2)^0.5" office:value-type="float" office:value="9829802.99607149">
            <text:p>9829802.99607149</text:p>
          </table:table-cell>
          <table:table-cell table:number-matrix-columns-spanned="1" table:number-matrix-rows-spanned="1" table:formula="of:=SUM(([.FX3:.FX32]-[.$HB3:.$HB32])^2)^0.5" office:value-type="float" office:value="11307832.3612271">
            <text:p>11307832.3612271</text:p>
          </table:table-cell>
          <table:table-cell table:number-matrix-columns-spanned="1" table:number-matrix-rows-spanned="1" table:formula="of:=SUM(([.FY3:.FY32]-[.$GX3:.$GX32])^2)^0.5" office:value-type="float" office:value="788.200130236156">
            <text:p>788.2001302362</text:p>
          </table:table-cell>
          <table:table-cell table:number-matrix-columns-spanned="1" table:number-matrix-rows-spanned="1" table:formula="of:=SUM(([.FZ3:.FZ32]-[.$GY3:.$GY32])^2)^0.5" office:value-type="float" office:value="1">
            <text:p>1</text:p>
          </table:table-cell>
          <table:table-cell table:number-matrix-columns-spanned="1" table:number-matrix-rows-spanned="1" table:formula="of:=SUM(([.GA3:.GA32]-[.$GZ3:.$GZ32])^2)^0.5" office:value-type="float" office:value="3566048.0800257">
            <text:p>3566048.0800257</text:p>
          </table:table-cell>
          <table:table-cell table:number-matrix-columns-spanned="1" table:number-matrix-rows-spanned="1" table:formula="of:=SUM(([.GB3:.GB32]-[.$HA3:.$HA32])^2)^0.5" office:value-type="float" office:value="4309101.88032762">
            <text:p>4309101.88032762</text:p>
          </table:table-cell>
          <table:table-cell table:number-matrix-columns-spanned="1" table:number-matrix-rows-spanned="1" table:formula="of:=SUM(([.GC3:.GC32]-[.$HB3:.$HB32])^2)^0.5" office:value-type="float" office:value="3422869.9040022">
            <text:p>3422869.9040022</text:p>
          </table:table-cell>
          <table:table-cell table:number-matrix-columns-spanned="1" table:number-matrix-rows-spanned="1" table:formula="of:=SUM(([.GD3:.GD32]-[.$GX3:.$GX32])^2)^0.5" office:value-type="float" office:value="1730.80748053883">
            <text:p>1730.8074805388</text:p>
          </table:table-cell>
          <table:table-cell table:number-matrix-columns-spanned="1" table:number-matrix-rows-spanned="1" table:formula="of:=SUM(([.GE3:.GE32]-[.$GY3:.$GY32])^2)^0.5" office:value-type="float" office:value="3">
            <text:p>3</text:p>
          </table:table-cell>
          <table:table-cell table:number-matrix-columns-spanned="1" table:number-matrix-rows-spanned="1" table:formula="of:=SUM(([.GF3:.GF32]-[.$GZ3:.$GZ32])^2)^0.5" office:value-type="float" office:value="7043168.29821026">
            <text:p>7043168.29821026</text:p>
          </table:table-cell>
          <table:table-cell table:number-matrix-columns-spanned="1" table:number-matrix-rows-spanned="1" table:formula="of:=SUM(([.GG3:.GG32]-[.$HA3:.$HA32])^2)^0.5" office:value-type="float" office:value="7588736.33882565">
            <text:p>7588736.33882565</text:p>
          </table:table-cell>
          <table:table-cell table:number-matrix-columns-spanned="1" table:number-matrix-rows-spanned="1" table:formula="of:=SUM(([.GH3:.GH32]-[.$HB3:.$HB32])^2)^0.5" office:value-type="float" office:value="9125620.52533591">
            <text:p>9125620.52533591</text:p>
          </table:table-cell>
          <table:table-cell table:number-matrix-columns-spanned="1" table:number-matrix-rows-spanned="1" table:formula="of:=SUM(([.GI3:.GI32]-[.$GX3:.$GX32])^2)^0.5" office:value-type="float" office:value="1327.86110184701">
            <text:p>1327.861101847</text:p>
          </table:table-cell>
          <table:table-cell table:number-matrix-columns-spanned="1" table:number-matrix-rows-spanned="1" table:formula="of:=SUM(([.GJ3:.GJ32]-[.$GY3:.$GY32])^2)^0.5" office:value-type="float" office:value="2">
            <text:p>2</text:p>
          </table:table-cell>
          <table:table-cell table:number-matrix-columns-spanned="1" table:number-matrix-rows-spanned="1" table:formula="of:=SUM(([.GK3:.GK32]-[.$GZ3:.$GZ32])^2)^0.5" office:value-type="float" office:value="6601198.10635426">
            <text:p>6601198.10635426</text:p>
          </table:table-cell>
          <table:table-cell table:number-matrix-columns-spanned="1" table:number-matrix-rows-spanned="1" table:formula="of:=SUM(([.GL3:.GL32]-[.$HA3:.$HA32])^2)^0.5" office:value-type="float" office:value="8766332.62603171">
            <text:p>8766332.62603171</text:p>
          </table:table-cell>
          <table:table-cell table:number-matrix-columns-spanned="1" table:number-matrix-rows-spanned="1" table:formula="of:=SUM(([.GM3:.GM32]-[.$HB3:.$HB32])^2)^0.5" office:value-type="float" office:value="10352387.2446483">
            <text:p>10352387.2446483</text:p>
          </table:table-cell>
          <table:table-cell table:number-matrix-columns-spanned="1" table:number-matrix-rows-spanned="1" table:formula="of:=SUM(([.GN3:.GN32]-[.$GX3:.$GX32])^2)^0.5" office:value-type="float" office:value="836.132622771004">
            <text:p>836.132622771</text:p>
          </table:table-cell>
          <table:table-cell table:number-matrix-columns-spanned="1" table:number-matrix-rows-spanned="1" table:formula="of:=SUM(([.GO3:.GO32]-[.$GY3:.$GY32])^2)^0.5" office:value-type="float" office:value="1">
            <text:p>1</text:p>
          </table:table-cell>
          <table:table-cell table:number-matrix-columns-spanned="1" table:number-matrix-rows-spanned="1" table:formula="of:=SUM(([.GP3:.GP32]-[.$GZ3:.$GZ32])^2)^0.5" office:value-type="float" office:value="4048556.83417264">
            <text:p>4048556.83417264</text:p>
          </table:table-cell>
          <table:table-cell table:number-matrix-columns-spanned="1" table:number-matrix-rows-spanned="1" table:formula="of:=SUM(([.GQ3:.GQ32]-[.$HA3:.$HA32])^2)^0.5" office:value-type="float" office:value="7792790.63145803">
            <text:p>7792790.63145803</text:p>
          </table:table-cell>
          <table:table-cell table:number-matrix-columns-spanned="1" table:number-matrix-rows-spanned="1" table:formula="of:=SUM(([.GR3:.GR32]-[.$HB3:.$HB32])^2)^0.5" office:value-type="float" office:value="3561135.52888766">
            <text:p>3561135.52888766</text:p>
          </table:table-cell>
          <table:table-cell table:style-name="Default" table:number-matrix-columns-spanned="1" table:number-matrix-rows-spanned="1" table:formula="of:=SUM(([.GS3:.GS32]-[.$GX3:.$GX32])^2)^0.5" office:value-type="float" office:value="2939.24037002616">
            <text:p>2939.2403700262</text:p>
          </table:table-cell>
          <table:table-cell table:style-name="Default" table:number-matrix-columns-spanned="1" table:number-matrix-rows-spanned="1" table:formula="of:=SUM(([.GT3:.GT32]-[.$GY3:.$GY32])^2)^0.5" office:value-type="float" office:value="5">
            <text:p>5</text:p>
          </table:table-cell>
          <table:table-cell table:style-name="cellWorst" table:number-matrix-columns-spanned="1" table:number-matrix-rows-spanned="1" table:formula="of:=SUM(([.GU3:.GU32]-[.$GZ3:.$GZ32])^2)^0.5" office:value-type="float" office:value="13210540.9022048">
            <text:p>13210540.9022048</text:p>
          </table:table-cell>
          <table:table-cell table:number-matrix-columns-spanned="1" table:number-matrix-rows-spanned="1" table:formula="of:=SUM(([.GV3:.GV32]-[.$HA3:.$HA32])^2)^0.5" office:value-type="float" office:value="13471819.2273633">
            <text:p>13471819.2273633</text:p>
          </table:table-cell>
          <table:table-cell table:style-name="cellWorst" table:number-matrix-columns-spanned="1" table:number-matrix-rows-spanned="1" table:formula="of:=SUM(([.GW3:.GW32]-[.$HB3:.$HB32])^2)^0.5" office:value-type="float" office:value="14427527.263371">
            <text:p>14427527.263371</text:p>
          </table:table-cell>
          <table:table-cell table:number-columns-repeated="15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2]=[.$GX3:.$GX32])" office:value-type="float" office:value="1">
            <text:p>1</text:p>
          </table:table-cell>
          <table:table-cell table:number-matrix-columns-spanned="1" table:number-matrix-rows-spanned="1" table:formula="of:=SUM([.C3:.C32]=[.$GY3:.$GY32])" office:value-type="float" office:value="28">
            <text:p>28</text:p>
          </table:table-cell>
          <table:table-cell table:number-matrix-columns-spanned="1" table:number-matrix-rows-spanned="1" table:formula="of:=SUM([.D3:.D32]=[.$GZ3:.$GZ32])" office:value-type="float" office:value="1">
            <text:p>1</text:p>
          </table:table-cell>
          <table:table-cell table:number-matrix-columns-spanned="1" table:number-matrix-rows-spanned="1" table:formula="of:=SUM([.E3:.E32]=[.$HA3:.$HA32])" office:value-type="float" office:value="1">
            <text:p>1</text:p>
          </table:table-cell>
          <table:table-cell table:number-matrix-columns-spanned="1" table:number-matrix-rows-spanned="1" table:formula="of:=SUM([.F3:.F32]=[.$GX3:.$GX32])" office:value-type="float" office:value="1">
            <text:p>1</text:p>
          </table:table-cell>
          <table:table-cell table:number-matrix-columns-spanned="1" table:number-matrix-rows-spanned="1" table:formula="of:=SUM([.G3:.G32]=[.$GY3:.$GY32])" office:value-type="float" office:value="28">
            <text:p>28</text:p>
          </table:table-cell>
          <table:table-cell table:number-matrix-columns-spanned="1" table:number-matrix-rows-spanned="1" table:formula="of:=SUM([.H3:.H32]=[.$GZ3:.$GZ32])" office:value-type="float" office:value="1">
            <text:p>1</text:p>
          </table:table-cell>
          <table:table-cell table:number-matrix-columns-spanned="1" table:number-matrix-rows-spanned="1" table:formula="of:=SUM([.I3:.I32]=[.$HA3:.$HA32])" office:value-type="float" office:value="1">
            <text:p>1</text:p>
          </table:table-cell>
          <table:table-cell table:number-matrix-columns-spanned="1" table:number-matrix-rows-spanned="1" table:formula="of:=SUM([.J3:.J32]=[.$HB3:.$HB32])" office:value-type="float" office:value="30">
            <text:p>30</text:p>
          </table:table-cell>
          <table:table-cell table:number-matrix-columns-spanned="1" table:number-matrix-rows-spanned="1" table:formula="of:=SUM([.K3:.K32]=[.$GX3:.$GX32])" office:value-type="float" office:value="2">
            <text:p>2</text:p>
          </table:table-cell>
          <table:table-cell table:number-matrix-columns-spanned="1" table:number-matrix-rows-spanned="1" table:formula="of:=SUM([.L3:.L32]=[.$GY3:.$GY32])" office:value-type="float" office:value="28">
            <text:p>28</text:p>
          </table:table-cell>
          <table:table-cell table:number-matrix-columns-spanned="1" table:number-matrix-rows-spanned="1" table:formula="of:=SUM([.M3:.M32]=[.$GZ3:.$GZ32])" office:value-type="float" office:value="1">
            <text:p>1</text:p>
          </table:table-cell>
          <table:table-cell table:number-matrix-columns-spanned="1" table:number-matrix-rows-spanned="1" table:formula="of:=SUM([.N3:.N32]=[.$HA3:.$HA32])" office:value-type="float" office:value="1">
            <text:p>1</text:p>
          </table:table-cell>
          <table:table-cell table:number-matrix-columns-spanned="1" table:number-matrix-rows-spanned="1" table:formula="of:=SUM([.O3:.O32]=[.$HB3:.$HB32])" office:value-type="float" office:value="30">
            <text:p>30</text:p>
          </table:table-cell>
          <table:table-cell table:number-matrix-columns-spanned="1" table:number-matrix-rows-spanned="1" table:formula="of:=SUM([.P3:.P32]=[.$GX3:.$GX32])" office:value-type="float" office:value="1">
            <text:p>1</text:p>
          </table:table-cell>
          <table:table-cell table:number-matrix-columns-spanned="1" table:number-matrix-rows-spanned="1" table:formula="of:=SUM([.Q3:.Q32]=[.$GY3:.$GY32])" office:value-type="float" office:value="28">
            <text:p>28</text:p>
          </table:table-cell>
          <table:table-cell table:number-matrix-columns-spanned="1" table:number-matrix-rows-spanned="1" table:formula="of:=SUM([.R3:.R32]=[.$GZ3:.$GZ32])" office:value-type="float" office:value="1">
            <text:p>1</text:p>
          </table:table-cell>
          <table:table-cell table:number-matrix-columns-spanned="1" table:number-matrix-rows-spanned="1" table:formula="of:=SUM([.S3:.S32]=[.$HA3:.$HA32])" office:value-type="float" office:value="1">
            <text:p>1</text:p>
          </table:table-cell>
          <table:table-cell table:number-matrix-columns-spanned="1" table:number-matrix-rows-spanned="1" table:formula="of:=SUM([.T3:.T32]=[.$HB3:.$HB32])" office:value-type="float" office:value="0">
            <text:p>0</text:p>
          </table:table-cell>
          <table:table-cell table:number-matrix-columns-spanned="1" table:number-matrix-rows-spanned="1" table:formula="of:=SUM([.U3:.U32]=[.$GX3:.$GX32])" office:value-type="float" office:value="2">
            <text:p>2</text:p>
          </table:table-cell>
          <table:table-cell table:number-matrix-columns-spanned="1" table:number-matrix-rows-spanned="1" table:formula="of:=SUM([.V3:.V32]=[.$GY3:.$GY32])" office:value-type="float" office:value="28">
            <text:p>28</text:p>
          </table:table-cell>
          <table:table-cell table:number-matrix-columns-spanned="1" table:number-matrix-rows-spanned="1" table:formula="of:=SUM([.W3:.W32]=[.$GZ3:.$GZ32])" office:value-type="float" office:value="1">
            <text:p>1</text:p>
          </table:table-cell>
          <table:table-cell table:number-matrix-columns-spanned="1" table:number-matrix-rows-spanned="1" table:formula="of:=SUM([.X3:.X32]=[.$HA3:.$HA32])" office:value-type="float" office:value="0">
            <text:p>0</text:p>
          </table:table-cell>
          <table:table-cell table:number-matrix-columns-spanned="1" table:number-matrix-rows-spanned="1" table:formula="of:=SUM([.Y3:.Y32]=[.$HB3:.$HB32])" office:value-type="float" office:value="0">
            <text:p>0</text:p>
          </table:table-cell>
          <table:table-cell table:number-matrix-columns-spanned="1" table:number-matrix-rows-spanned="1" table:formula="of:=SUM([.Z3:.Z32]=[.$GX3:.$GX32])" office:value-type="float" office:value="1">
            <text:p>1</text:p>
          </table:table-cell>
          <table:table-cell table:number-matrix-columns-spanned="1" table:number-matrix-rows-spanned="1" table:formula="of:=SUM([.AA3:.AA32]=[.$GY3:.$GY32])" office:value-type="float" office:value="28">
            <text:p>28</text:p>
          </table:table-cell>
          <table:table-cell table:number-matrix-columns-spanned="1" table:number-matrix-rows-spanned="1" table:formula="of:=SUM([.AB3:.AB32]=[.$GZ3:.$GZ32])" office:value-type="float" office:value="0">
            <text:p>0</text:p>
          </table:table-cell>
          <table:table-cell table:number-matrix-columns-spanned="1" table:number-matrix-rows-spanned="1" table:formula="of:=SUM([.AC3:.AC32]=[.$HA3:.$HA32])" office:value-type="float" office:value="0">
            <text:p>0</text:p>
          </table:table-cell>
          <table:table-cell table:number-matrix-columns-spanned="1" table:number-matrix-rows-spanned="1" table:formula="of:=SUM([.AD3:.AD32]=[.$HB3:.$HB32])" office:value-type="float" office:value="0">
            <text:p>0</text:p>
          </table:table-cell>
          <table:table-cell table:number-matrix-columns-spanned="1" table:number-matrix-rows-spanned="1" table:formula="of:=SUM([.AE3:.AE32]=[.$GX3:.$GX32])" office:value-type="float" office:value="1">
            <text:p>1</text:p>
          </table:table-cell>
          <table:table-cell table:number-matrix-columns-spanned="1" table:number-matrix-rows-spanned="1" table:formula="of:=SUM([.AF3:.AF32]=[.$GY3:.$GY32])" office:value-type="float" office:value="29">
            <text:p>29</text:p>
          </table:table-cell>
          <table:table-cell table:number-matrix-columns-spanned="1" table:number-matrix-rows-spanned="1" table:formula="of:=SUM([.AG3:.AG32]=[.$GZ3:.$GZ32])" office:value-type="float" office:value="0">
            <text:p>0</text:p>
          </table:table-cell>
          <table:table-cell table:number-matrix-columns-spanned="1" table:number-matrix-rows-spanned="1" table:formula="of:=SUM([.AH3:.AH32]=[.$HA3:.$HA32])" office:value-type="float" office:value="0">
            <text:p>0</text:p>
          </table:table-cell>
          <table:table-cell table:number-matrix-columns-spanned="1" table:number-matrix-rows-spanned="1" table:formula="of:=SUM([.AI3:.AI32]=[.$HB3:.$HB32])" office:value-type="float" office:value="0">
            <text:p>0</text:p>
          </table:table-cell>
          <table:table-cell table:number-matrix-columns-spanned="1" table:number-matrix-rows-spanned="1" table:formula="of:=SUM([.AJ3:.AJ32]=[.$GX3:.$GX32])" office:value-type="float" office:value="1">
            <text:p>1</text:p>
          </table:table-cell>
          <table:table-cell table:style-name="cellBest" table:number-matrix-columns-spanned="1" table:number-matrix-rows-spanned="1" table:formula="of:=SUM([.AK3:.AK32]=[.$GY3:.$GY32])" office:value-type="float" office:value="30">
            <text:p>30</text:p>
          </table:table-cell>
          <table:table-cell table:number-matrix-columns-spanned="1" table:number-matrix-rows-spanned="1" table:formula="of:=SUM([.AL3:.AL32]=[.$GZ3:.$GZ32])" office:value-type="float" office:value="0">
            <text:p>0</text:p>
          </table:table-cell>
          <table:table-cell table:number-matrix-columns-spanned="1" table:number-matrix-rows-spanned="1" table:formula="of:=SUM([.AM3:.AM32]=[.$HA3:.$HA32])" office:value-type="float" office:value="0">
            <text:p>0</text:p>
          </table:table-cell>
          <table:table-cell table:number-matrix-columns-spanned="1" table:number-matrix-rows-spanned="1" table:formula="of:=SUM([.AN3:.AN32]=[.$HB3:.$HB32])" office:value-type="float" office:value="0">
            <text:p>0</text:p>
          </table:table-cell>
          <table:table-cell table:number-matrix-columns-spanned="1" table:number-matrix-rows-spanned="1" table:formula="of:=SUM([.AO3:.AO32]=[.$GX3:.$GX32])" office:value-type="float" office:value="2">
            <text:p>2</text:p>
          </table:table-cell>
          <table:table-cell table:number-matrix-columns-spanned="1" table:number-matrix-rows-spanned="1" table:formula="of:=SUM([.AP3:.AP32]=[.$GY3:.$GY32])" office:value-type="float" office:value="29">
            <text:p>29</text:p>
          </table:table-cell>
          <table:table-cell table:number-matrix-columns-spanned="1" table:number-matrix-rows-spanned="1" table:formula="of:=SUM([.AQ3:.AQ32]=[.$GZ3:.$GZ32])" office:value-type="float" office:value="1">
            <text:p>1</text:p>
          </table:table-cell>
          <table:table-cell table:number-matrix-columns-spanned="1" table:number-matrix-rows-spanned="1" table:formula="of:=SUM([.AR3:.AR32]=[.$HA3:.$HA32])" office:value-type="float" office:value="1">
            <text:p>1</text:p>
          </table:table-cell>
          <table:table-cell table:number-matrix-columns-spanned="1" table:number-matrix-rows-spanned="1" table:formula="of:=SUM([.AS3:.AS32]=[.$HB3:.$HB32])" office:value-type="float" office:value="0">
            <text:p>0</text:p>
          </table:table-cell>
          <table:table-cell table:number-matrix-columns-spanned="1" table:number-matrix-rows-spanned="1" table:formula="of:=SUM([.AT3:.AT32]=[.$GX3:.$GX32])" office:value-type="float" office:value="1">
            <text:p>1</text:p>
          </table:table-cell>
          <table:table-cell table:style-name="cellBest" table:number-matrix-columns-spanned="1" table:number-matrix-rows-spanned="1" table:formula="of:=SUM([.AU3:.AU32]=[.$GY3:.$GY32])" office:value-type="float" office:value="30">
            <text:p>30</text:p>
          </table:table-cell>
          <table:table-cell table:number-matrix-columns-spanned="1" table:number-matrix-rows-spanned="1" table:formula="of:=SUM([.AV3:.AV32]=[.$GZ3:.$GZ32])" office:value-type="float" office:value="0">
            <text:p>0</text:p>
          </table:table-cell>
          <table:table-cell table:number-matrix-columns-spanned="1" table:number-matrix-rows-spanned="1" table:formula="of:=SUM([.AW3:.AW32]=[.$HA3:.$HA32])" office:value-type="float" office:value="0">
            <text:p>0</text:p>
          </table:table-cell>
          <table:table-cell table:number-matrix-columns-spanned="1" table:number-matrix-rows-spanned="1" table:formula="of:=SUM([.AX3:.AX32]=[.$HB3:.$HB32])" office:value-type="float" office:value="0">
            <text:p>0</text:p>
          </table:table-cell>
          <table:table-cell table:number-matrix-columns-spanned="1" table:number-matrix-rows-spanned="1" table:formula="of:=SUM([.AY3:.AY32]=[.$GX3:.$GX32])" office:value-type="float" office:value="3">
            <text:p>3</text:p>
          </table:table-cell>
          <table:table-cell table:style-name="cellBest" table:number-matrix-columns-spanned="1" table:number-matrix-rows-spanned="1" table:formula="of:=SUM([.AZ3:.AZ32]=[.$GY3:.$GY32])" office:value-type="float" office:value="30">
            <text:p>30</text:p>
          </table:table-cell>
          <table:table-cell table:number-matrix-columns-spanned="1" table:number-matrix-rows-spanned="1" table:formula="of:=SUM([.BA3:.BA32]=[.$GZ3:.$GZ32])" office:value-type="float" office:value="2">
            <text:p>2</text:p>
          </table:table-cell>
          <table:table-cell table:number-matrix-columns-spanned="1" table:number-matrix-rows-spanned="1" table:formula="of:=SUM([.BB3:.BB32]=[.$HA3:.$HA32])" office:value-type="float" office:value="1">
            <text:p>1</text:p>
          </table:table-cell>
          <table:table-cell table:number-matrix-columns-spanned="1" table:number-matrix-rows-spanned="1" table:formula="of:=SUM([.BC3:.BC32]=[.$HB3:.$HB32])" office:value-type="float" office:value="0">
            <text:p>0</text:p>
          </table:table-cell>
          <table:table-cell table:number-matrix-columns-spanned="1" table:number-matrix-rows-spanned="1" table:formula="of:=SUM([.BD3:.BD32]=[.$GX3:.$GX32])" office:value-type="float" office:value="2">
            <text:p>2</text:p>
          </table:table-cell>
          <table:table-cell table:number-matrix-columns-spanned="1" table:number-matrix-rows-spanned="1" table:formula="of:=SUM([.BE3:.BE32]=[.$GY3:.$GY32])" office:value-type="float" office:value="29">
            <text:p>29</text:p>
          </table:table-cell>
          <table:table-cell table:number-matrix-columns-spanned="1" table:number-matrix-rows-spanned="1" table:formula="of:=SUM([.BF3:.BF32]=[.$GZ3:.$GZ32])" office:value-type="float" office:value="1">
            <text:p>1</text:p>
          </table:table-cell>
          <table:table-cell table:number-matrix-columns-spanned="1" table:number-matrix-rows-spanned="1" table:formula="of:=SUM([.BG3:.BG32]=[.$HA3:.$HA32])" office:value-type="float" office:value="0">
            <text:p>0</text:p>
          </table:table-cell>
          <table:table-cell table:number-matrix-columns-spanned="1" table:number-matrix-rows-spanned="1" table:formula="of:=SUM([.BH3:.BH32]=[.$HB3:.$HB32])" office:value-type="float" office:value="0">
            <text:p>0</text:p>
          </table:table-cell>
          <table:table-cell table:number-matrix-columns-spanned="1" table:number-matrix-rows-spanned="1" table:formula="of:=SUM([.BI3:.BI32]=[.$GX3:.$GX32])" office:value-type="float" office:value="1">
            <text:p>1</text:p>
          </table:table-cell>
          <table:table-cell table:number-matrix-columns-spanned="1" table:number-matrix-rows-spanned="1" table:formula="of:=SUM([.BJ3:.BJ32]=[.$GY3:.$GY32])" office:value-type="float" office:value="28">
            <text:p>28</text:p>
          </table:table-cell>
          <table:table-cell table:number-matrix-columns-spanned="1" table:number-matrix-rows-spanned="1" table:formula="of:=SUM([.BK3:.BK32]=[.$GZ3:.$GZ32])" office:value-type="float" office:value="0">
            <text:p>0</text:p>
          </table:table-cell>
          <table:table-cell table:number-matrix-columns-spanned="1" table:number-matrix-rows-spanned="1" table:formula="of:=SUM([.BL3:.BL32]=[.$HA3:.$HA32])" office:value-type="float" office:value="0">
            <text:p>0</text:p>
          </table:table-cell>
          <table:table-cell table:number-matrix-columns-spanned="1" table:number-matrix-rows-spanned="1" table:formula="of:=SUM([.BM3:.BM32]=[.$HB3:.$HB32])" office:value-type="float" office:value="0">
            <text:p>0</text:p>
          </table:table-cell>
          <table:table-cell table:number-matrix-columns-spanned="1" table:number-matrix-rows-spanned="1" table:formula="of:=SUM([.BN3:.BN32]=[.$GX3:.$GX32])" office:value-type="float" office:value="1">
            <text:p>1</text:p>
          </table:table-cell>
          <table:table-cell table:number-matrix-columns-spanned="1" table:number-matrix-rows-spanned="1" table:formula="of:=SUM([.BO3:.BO32]=[.$GY3:.$GY32])" office:value-type="float" office:value="29">
            <text:p>29</text:p>
          </table:table-cell>
          <table:table-cell table:number-matrix-columns-spanned="1" table:number-matrix-rows-spanned="1" table:formula="of:=SUM([.BP3:.BP32]=[.$GZ3:.$GZ32])" office:value-type="float" office:value="0">
            <text:p>0</text:p>
          </table:table-cell>
          <table:table-cell table:number-matrix-columns-spanned="1" table:number-matrix-rows-spanned="1" table:formula="of:=SUM([.BQ3:.BQ32]=[.$HA3:.$HA32])" office:value-type="float" office:value="0">
            <text:p>0</text:p>
          </table:table-cell>
          <table:table-cell table:number-matrix-columns-spanned="1" table:number-matrix-rows-spanned="1" table:formula="of:=SUM([.BR3:.BR32]=[.$HB3:.$HB32])" office:value-type="float" office:value="0">
            <text:p>0</text:p>
          </table:table-cell>
          <table:table-cell table:number-matrix-columns-spanned="1" table:number-matrix-rows-spanned="1" table:formula="of:=SUM([.BS3:.BS32]=[.$GX3:.$GX32])" office:value-type="float" office:value="3">
            <text:p>3</text:p>
          </table:table-cell>
          <table:table-cell table:number-matrix-columns-spanned="1" table:number-matrix-rows-spanned="1" table:formula="of:=SUM([.BT3:.BT32]=[.$GY3:.$GY32])" office:value-type="float" office:value="29">
            <text:p>29</text:p>
          </table:table-cell>
          <table:table-cell table:number-matrix-columns-spanned="1" table:number-matrix-rows-spanned="1" table:formula="of:=SUM([.BU3:.BU32]=[.$GZ3:.$GZ32])" office:value-type="float" office:value="2">
            <text:p>2</text:p>
          </table:table-cell>
          <table:table-cell table:number-matrix-columns-spanned="1" table:number-matrix-rows-spanned="1" table:formula="of:=SUM([.BV3:.BV32]=[.$HA3:.$HA32])" office:value-type="float" office:value="3">
            <text:p>3</text:p>
          </table:table-cell>
          <table:table-cell table:number-matrix-columns-spanned="1" table:number-matrix-rows-spanned="1" table:formula="of:=SUM([.BW3:.BW32]=[.$HB3:.$HB32])" office:value-type="float" office:value="0">
            <text:p>0</text:p>
          </table:table-cell>
          <table:table-cell table:number-matrix-columns-spanned="1" table:number-matrix-rows-spanned="1" table:formula="of:=SUM([.BX3:.BX32]=[.$GX3:.$GX32])" office:value-type="float" office:value="1">
            <text:p>1</text:p>
          </table:table-cell>
          <table:table-cell table:number-matrix-columns-spanned="1" table:number-matrix-rows-spanned="1" table:formula="of:=SUM([.BY3:.BY32]=[.$GY3:.$GY32])" office:value-type="float" office:value="26">
            <text:p>26</text:p>
          </table:table-cell>
          <table:table-cell table:number-matrix-columns-spanned="1" table:number-matrix-rows-spanned="1" table:formula="of:=SUM([.BZ3:.BZ32]=[.$GZ3:.$GZ32])" office:value-type="float" office:value="0">
            <text:p>0</text:p>
          </table:table-cell>
          <table:table-cell table:number-matrix-columns-spanned="1" table:number-matrix-rows-spanned="1" table:formula="of:=SUM([.CA3:.CA32]=[.$HA3:.$HA32])" office:value-type="float" office:value="0">
            <text:p>0</text:p>
          </table:table-cell>
          <table:table-cell table:number-matrix-columns-spanned="1" table:number-matrix-rows-spanned="1" table:formula="of:=SUM([.CB3:.CB32]=[.$HB3:.$HB32])" office:value-type="float" office:value="30">
            <text:p>30</text:p>
          </table:table-cell>
          <table:table-cell table:number-matrix-columns-spanned="1" table:number-matrix-rows-spanned="1" table:formula="of:=SUM([.CC3:.CC32]=[.$GX3:.$GX32])" office:value-type="float" office:value="1">
            <text:p>1</text:p>
          </table:table-cell>
          <table:table-cell table:number-matrix-columns-spanned="1" table:number-matrix-rows-spanned="1" table:formula="of:=SUM([.CD3:.CD32]=[.$GY3:.$GY32])" office:value-type="float" office:value="26">
            <text:p>26</text:p>
          </table:table-cell>
          <table:table-cell table:number-matrix-columns-spanned="1" table:number-matrix-rows-spanned="1" table:formula="of:=SUM([.CE3:.CE32]=[.$GZ3:.$GZ32])" office:value-type="float" office:value="0">
            <text:p>0</text:p>
          </table:table-cell>
          <table:table-cell table:number-matrix-columns-spanned="1" table:number-matrix-rows-spanned="1" table:formula="of:=SUM([.CF3:.CF32]=[.$HA3:.$HA32])" office:value-type="float" office:value="0">
            <text:p>0</text:p>
          </table:table-cell>
          <table:table-cell table:number-matrix-columns-spanned="1" table:number-matrix-rows-spanned="1" table:formula="of:=SUM([.CG3:.CG32]=[.$HB3:.$HB32])" office:value-type="float" office:value="0">
            <text:p>0</text:p>
          </table:table-cell>
          <table:table-cell table:number-matrix-columns-spanned="1" table:number-matrix-rows-spanned="1" table:formula="of:=SUM([.CH3:.CH32]=[.$GX3:.$GX32])" office:value-type="float" office:value="2">
            <text:p>2</text:p>
          </table:table-cell>
          <table:table-cell table:style-name="cellBest" table:number-matrix-columns-spanned="1" table:number-matrix-rows-spanned="1" table:formula="of:=SUM([.CI3:.CI32]=[.$GY3:.$GY32])" office:value-type="float" office:value="30">
            <text:p>30</text:p>
          </table:table-cell>
          <table:table-cell table:number-matrix-columns-spanned="1" table:number-matrix-rows-spanned="1" table:formula="of:=SUM([.CJ3:.CJ32]=[.$GZ3:.$GZ32])" office:value-type="float" office:value="1">
            <text:p>1</text:p>
          </table:table-cell>
          <table:table-cell table:number-matrix-columns-spanned="1" table:number-matrix-rows-spanned="1" table:formula="of:=SUM([.CK3:.CK32]=[.$HA3:.$HA32])" office:value-type="float" office:value="2">
            <text:p>2</text:p>
          </table:table-cell>
          <table:table-cell table:number-matrix-columns-spanned="1" table:number-matrix-rows-spanned="1" table:formula="of:=SUM([.CL3:.CL32]=[.$HB3:.$HB32])" office:value-type="float" office:value="0">
            <text:p>0</text:p>
          </table:table-cell>
          <table:table-cell table:number-matrix-columns-spanned="1" table:number-matrix-rows-spanned="1" table:formula="of:=SUM([.CM3:.CM32]=[.$GX3:.$GX32])" office:value-type="float" office:value="5">
            <text:p>5</text:p>
          </table:table-cell>
          <table:table-cell table:number-matrix-columns-spanned="1" table:number-matrix-rows-spanned="1" table:formula="of:=SUM([.CN3:.CN32]=[.$GY3:.$GY32])" office:value-type="float" office:value="20">
            <text:p>20</text:p>
          </table:table-cell>
          <table:table-cell table:number-matrix-columns-spanned="1" table:number-matrix-rows-spanned="1" table:formula="of:=SUM([.CO3:.CO32]=[.$GZ3:.$GZ32])" office:value-type="float" office:value="2">
            <text:p>2</text:p>
          </table:table-cell>
          <table:table-cell table:style-name="cellBest" table:number-matrix-columns-spanned="1" table:number-matrix-rows-spanned="1" table:formula="of:=SUM([.CP3:.CP32]=[.$HA3:.$HA32])" office:value-type="float" office:value="6">
            <text:p>6</text:p>
          </table:table-cell>
          <table:table-cell table:number-matrix-columns-spanned="1" table:number-matrix-rows-spanned="1" table:formula="of:=SUM([.CQ3:.CQ32]=[.$HB3:.$HB32])" office:value-type="float" office:value="0">
            <text:p>0</text:p>
          </table:table-cell>
          <table:table-cell table:number-matrix-columns-spanned="1" table:number-matrix-rows-spanned="1" table:formula="of:=SUM([.CR3:.CR32]=[.$GX3:.$GX32])" office:value-type="float" office:value="1">
            <text:p>1</text:p>
          </table:table-cell>
          <table:table-cell table:number-matrix-columns-spanned="1" table:number-matrix-rows-spanned="1" table:formula="of:=SUM([.CS3:.CS32]=[.$GY3:.$GY32])" office:value-type="float" office:value="24">
            <text:p>24</text:p>
          </table:table-cell>
          <table:table-cell table:number-matrix-columns-spanned="1" table:number-matrix-rows-spanned="1" table:formula="of:=SUM([.CT3:.CT32]=[.$GZ3:.$GZ32])" office:value-type="float" office:value="0">
            <text:p>0</text:p>
          </table:table-cell>
          <table:table-cell table:number-matrix-columns-spanned="1" table:number-matrix-rows-spanned="1" table:formula="of:=SUM([.CU3:.CU32]=[.$HA3:.$HA32])" office:value-type="float" office:value="0">
            <text:p>0</text:p>
          </table:table-cell>
          <table:table-cell table:number-matrix-columns-spanned="1" table:number-matrix-rows-spanned="1" table:formula="of:=SUM([.CV3:.CV32]=[.$HB3:.$HB32])" office:value-type="float" office:value="0">
            <text:p>0</text:p>
          </table:table-cell>
          <table:table-cell table:number-matrix-columns-spanned="1" table:number-matrix-rows-spanned="1" table:formula="of:=SUM([.CW3:.CW32]=[.$GX3:.$GX32])" office:value-type="float" office:value="3">
            <text:p>3</text:p>
          </table:table-cell>
          <table:table-cell table:number-matrix-columns-spanned="1" table:number-matrix-rows-spanned="1" table:formula="of:=SUM([.CX3:.CX32]=[.$GY3:.$GY32])" office:value-type="float" office:value="29">
            <text:p>29</text:p>
          </table:table-cell>
          <table:table-cell table:number-matrix-columns-spanned="1" table:number-matrix-rows-spanned="1" table:formula="of:=SUM([.CY3:.CY32]=[.$GZ3:.$GZ32])" office:value-type="float" office:value="2">
            <text:p>2</text:p>
          </table:table-cell>
          <table:table-cell table:number-matrix-columns-spanned="1" table:number-matrix-rows-spanned="1" table:formula="of:=SUM([.CZ3:.CZ32]=[.$HA3:.$HA32])" office:value-type="float" office:value="2">
            <text:p>2</text:p>
          </table:table-cell>
          <table:table-cell table:number-matrix-columns-spanned="1" table:number-matrix-rows-spanned="1" table:formula="of:=SUM([.DA3:.DA32]=[.$HB3:.$HB32])" office:value-type="float" office:value="0">
            <text:p>0</text:p>
          </table:table-cell>
          <table:table-cell table:style-name="Default" table:number-matrix-columns-spanned="1" table:number-matrix-rows-spanned="1" table:formula="of:=SUM([.DB3:.DB32]=[.$GX3:.$GX32])" office:value-type="float" office:value="1">
            <text:p>1</text:p>
          </table:table-cell>
          <table:table-cell table:number-matrix-columns-spanned="1" table:number-matrix-rows-spanned="1" table:formula="of:=SUM([.DC3:.DC32]=[.$GY3:.$GY32])" office:value-type="float" office:value="4">
            <text:p>4</text:p>
          </table:table-cell>
          <table:table-cell table:number-matrix-columns-spanned="1" table:number-matrix-rows-spanned="1" table:formula="of:=SUM([.DD3:.DD32]=[.$GZ3:.$GZ32])" office:value-type="float" office:value="1">
            <text:p>1</text:p>
          </table:table-cell>
          <table:table-cell table:number-matrix-columns-spanned="1" table:number-matrix-rows-spanned="1" table:formula="of:=SUM([.DE3:.DE32]=[.$HA3:.$HA32])" office:value-type="float" office:value="1">
            <text:p>1</text:p>
          </table:table-cell>
          <table:table-cell table:number-matrix-columns-spanned="1" table:number-matrix-rows-spanned="1" table:formula="of:=SUM([.DF3:.DF32]=[.$HB3:.$HB32])" office:value-type="float" office:value="0">
            <text:p>0</text:p>
          </table:table-cell>
          <table:table-cell table:number-matrix-columns-spanned="1" table:number-matrix-rows-spanned="1" table:formula="of:=SUM([.DG3:.DG32]=[.$GX3:.$GX32])" office:value-type="float" office:value="1">
            <text:p>1</text:p>
          </table:table-cell>
          <table:table-cell table:number-matrix-columns-spanned="1" table:number-matrix-rows-spanned="1" table:formula="of:=SUM([.DH3:.DH32]=[.$GY3:.$GY32])" office:value-type="float" office:value="29">
            <text:p>29</text:p>
          </table:table-cell>
          <table:table-cell table:number-matrix-columns-spanned="1" table:number-matrix-rows-spanned="1" table:formula="of:=SUM([.DI3:.DI32]=[.$GZ3:.$GZ32])" office:value-type="float" office:value="1">
            <text:p>1</text:p>
          </table:table-cell>
          <table:table-cell table:number-matrix-columns-spanned="1" table:number-matrix-rows-spanned="1" table:formula="of:=SUM([.DJ3:.DJ32]=[.$HA3:.$HA32])" office:value-type="float" office:value="1">
            <text:p>1</text:p>
          </table:table-cell>
          <table:table-cell table:number-matrix-columns-spanned="1" table:number-matrix-rows-spanned="1" table:formula="of:=SUM([.DK3:.DK32]=[.$HB3:.$HB32])" office:value-type="float" office:value="0">
            <text:p>0</text:p>
          </table:table-cell>
          <table:table-cell table:number-matrix-columns-spanned="1" table:number-matrix-rows-spanned="1" table:formula="of:=SUM([.DL3:.DL32]=[.$GX3:.$GX32])" office:value-type="float" office:value="2">
            <text:p>2</text:p>
          </table:table-cell>
          <table:table-cell table:style-name="cellBest" table:number-matrix-columns-spanned="1" table:number-matrix-rows-spanned="1" table:formula="of:=SUM([.DM3:.DM32]=[.$GY3:.$GY32])" office:value-type="float" office:value="30">
            <text:p>30</text:p>
          </table:table-cell>
          <table:table-cell table:number-matrix-columns-spanned="1" table:number-matrix-rows-spanned="1" table:formula="of:=SUM([.DN3:.DN32]=[.$GZ3:.$GZ32])" office:value-type="float" office:value="1">
            <text:p>1</text:p>
          </table:table-cell>
          <table:table-cell table:number-matrix-columns-spanned="1" table:number-matrix-rows-spanned="1" table:formula="of:=SUM([.DO3:.DO32]=[.$HA3:.$HA32])" office:value-type="float" office:value="0">
            <text:p>0</text:p>
          </table:table-cell>
          <table:table-cell table:number-matrix-columns-spanned="1" table:number-matrix-rows-spanned="1" table:formula="of:=SUM([.DP3:.DP32]=[.$HB3:.$HB32])" office:value-type="float" office:value="0">
            <text:p>0</text:p>
          </table:table-cell>
          <table:table-cell table:number-matrix-columns-spanned="1" table:number-matrix-rows-spanned="1" table:formula="of:=SUM([.DQ3:.DQ32]=[.$GX3:.$GX32])" office:value-type="float" office:value="3">
            <text:p>3</text:p>
          </table:table-cell>
          <table:table-cell table:number-matrix-columns-spanned="1" table:number-matrix-rows-spanned="1" table:formula="of:=SUM([.DR3:.DR32]=[.$GY3:.$GY32])" office:value-type="float" office:value="28">
            <text:p>28</text:p>
          </table:table-cell>
          <table:table-cell table:number-matrix-columns-spanned="1" table:number-matrix-rows-spanned="1" table:formula="of:=SUM([.DS3:.DS32]=[.$GZ3:.$GZ32])" office:value-type="float" office:value="2">
            <text:p>2</text:p>
          </table:table-cell>
          <table:table-cell table:number-matrix-columns-spanned="1" table:number-matrix-rows-spanned="1" table:formula="of:=SUM([.DT3:.DT32]=[.$HA3:.$HA32])" office:value-type="float" office:value="1">
            <text:p>1</text:p>
          </table:table-cell>
          <table:table-cell table:number-matrix-columns-spanned="1" table:number-matrix-rows-spanned="1" table:formula="of:=SUM([.DU3:.DU32]=[.$HB3:.$HB32])" office:value-type="float" office:value="0">
            <text:p>0</text:p>
          </table:table-cell>
          <table:table-cell table:number-matrix-columns-spanned="1" table:number-matrix-rows-spanned="1" table:formula="of:=SUM([.DV3:.DV32]=[.$GX3:.$GX32])" office:value-type="float" office:value="1">
            <text:p>1</text:p>
          </table:table-cell>
          <table:table-cell table:number-matrix-columns-spanned="1" table:number-matrix-rows-spanned="1" table:formula="of:=SUM([.DW3:.DW32]=[.$GY3:.$GY32])" office:value-type="float" office:value="28">
            <text:p>28</text:p>
          </table:table-cell>
          <table:table-cell table:number-matrix-columns-spanned="1" table:number-matrix-rows-spanned="1" table:formula="of:=SUM([.DX3:.DX32]=[.$GZ3:.$GZ32])" office:value-type="float" office:value="0">
            <text:p>0</text:p>
          </table:table-cell>
          <table:table-cell table:number-matrix-columns-spanned="1" table:number-matrix-rows-spanned="1" table:formula="of:=SUM([.DY3:.DY32]=[.$HA3:.$HA32])" office:value-type="float" office:value="0">
            <text:p>0</text:p>
          </table:table-cell>
          <table:table-cell table:number-matrix-columns-spanned="1" table:number-matrix-rows-spanned="1" table:formula="of:=SUM([.DZ3:.DZ32]=[.$HB3:.$HB32])" office:value-type="float" office:value="0">
            <text:p>0</text:p>
          </table:table-cell>
          <table:table-cell table:number-matrix-columns-spanned="1" table:number-matrix-rows-spanned="1" table:formula="of:=SUM([.EA3:.EA32]=[.$GX3:.$GX32])" office:value-type="float" office:value="1">
            <text:p>1</text:p>
          </table:table-cell>
          <table:table-cell table:number-matrix-columns-spanned="1" table:number-matrix-rows-spanned="1" table:formula="of:=SUM([.EB3:.EB32]=[.$GY3:.$GY32])" office:value-type="float" office:value="26">
            <text:p>26</text:p>
          </table:table-cell>
          <table:table-cell table:number-matrix-columns-spanned="1" table:number-matrix-rows-spanned="1" table:formula="of:=SUM([.EC3:.EC32]=[.$GZ3:.$GZ32])" office:value-type="float" office:value="0">
            <text:p>0</text:p>
          </table:table-cell>
          <table:table-cell table:number-matrix-columns-spanned="1" table:number-matrix-rows-spanned="1" table:formula="of:=SUM([.ED3:.ED32]=[.$HA3:.$HA32])" office:value-type="float" office:value="0">
            <text:p>0</text:p>
          </table:table-cell>
          <table:table-cell table:number-matrix-columns-spanned="1" table:number-matrix-rows-spanned="1" table:formula="of:=SUM([.EE3:.EE32]=[.$HB3:.$HB32])" office:value-type="float" office:value="0">
            <text:p>0</text:p>
          </table:table-cell>
          <table:table-cell table:number-matrix-columns-spanned="1" table:number-matrix-rows-spanned="1" table:formula="of:=SUM([.EF3:.EF32]=[.$GX3:.$GX32])" office:value-type="float" office:value="2">
            <text:p>2</text:p>
          </table:table-cell>
          <table:table-cell table:number-matrix-columns-spanned="1" table:number-matrix-rows-spanned="1" table:formula="of:=SUM([.EG3:.EG32]=[.$GY3:.$GY32])" office:value-type="float" office:value="26">
            <text:p>26</text:p>
          </table:table-cell>
          <table:table-cell table:number-matrix-columns-spanned="1" table:number-matrix-rows-spanned="1" table:formula="of:=SUM([.EH3:.EH32]=[.$GZ3:.$GZ32])" office:value-type="float" office:value="1">
            <text:p>1</text:p>
          </table:table-cell>
          <table:table-cell table:number-matrix-columns-spanned="1" table:number-matrix-rows-spanned="1" table:formula="of:=SUM([.EI3:.EI32]=[.$HA3:.$HA32])" office:value-type="float" office:value="0">
            <text:p>0</text:p>
          </table:table-cell>
          <table:table-cell table:number-matrix-columns-spanned="1" table:number-matrix-rows-spanned="1" table:formula="of:=SUM([.EJ3:.EJ32]=[.$HB3:.$HB32])" office:value-type="float" office:value="0">
            <text:p>0</text:p>
          </table:table-cell>
          <table:table-cell table:number-matrix-columns-spanned="1" table:number-matrix-rows-spanned="1" table:formula="of:=SUM([.EK3:.EK32]=[.$GX3:.$GX32])" office:value-type="float" office:value="1">
            <text:p>1</text:p>
          </table:table-cell>
          <table:table-cell table:number-matrix-columns-spanned="1" table:number-matrix-rows-spanned="1" table:formula="of:=SUM([.EL3:.EL32]=[.$GY3:.$GY32])" office:value-type="float" office:value="27">
            <text:p>27</text:p>
          </table:table-cell>
          <table:table-cell table:number-matrix-columns-spanned="1" table:number-matrix-rows-spanned="1" table:formula="of:=SUM([.EM3:.EM32]=[.$GZ3:.$GZ32])" office:value-type="float" office:value="0">
            <text:p>0</text:p>
          </table:table-cell>
          <table:table-cell table:number-matrix-columns-spanned="1" table:number-matrix-rows-spanned="1" table:formula="of:=SUM([.EN3:.EN32]=[.$HA3:.$HA32])" office:value-type="float" office:value="0">
            <text:p>0</text:p>
          </table:table-cell>
          <table:table-cell table:number-matrix-columns-spanned="1" table:number-matrix-rows-spanned="1" table:formula="of:=SUM([.EO3:.EO32]=[.$HB3:.$HB32])" office:value-type="float" office:value="0">
            <text:p>0</text:p>
          </table:table-cell>
          <table:table-cell table:number-matrix-columns-spanned="1" table:number-matrix-rows-spanned="1" table:formula="of:=SUM([.EP3:.EP32]=[.$GX3:.$GX32])" office:value-type="float" office:value="2">
            <text:p>2</text:p>
          </table:table-cell>
          <table:table-cell table:number-matrix-columns-spanned="1" table:number-matrix-rows-spanned="1" table:formula="of:=SUM([.EQ3:.EQ32]=[.$GY3:.$GY32])" office:value-type="float" office:value="29">
            <text:p>29</text:p>
          </table:table-cell>
          <table:table-cell table:number-matrix-columns-spanned="1" table:number-matrix-rows-spanned="1" table:formula="of:=SUM([.ER3:.ER32]=[.$GZ3:.$GZ32])" office:value-type="float" office:value="1">
            <text:p>1</text:p>
          </table:table-cell>
          <table:table-cell table:number-matrix-columns-spanned="1" table:number-matrix-rows-spanned="1" table:formula="of:=SUM([.ES3:.ES32]=[.$HA3:.$HA32])" office:value-type="float" office:value="2">
            <text:p>2</text:p>
          </table:table-cell>
          <table:table-cell table:number-matrix-columns-spanned="1" table:number-matrix-rows-spanned="1" table:formula="of:=SUM([.ET3:.ET32]=[.$HB3:.$HB32])" office:value-type="float" office:value="0">
            <text:p>0</text:p>
          </table:table-cell>
          <table:table-cell table:number-matrix-columns-spanned="1" table:number-matrix-rows-spanned="1" table:formula="of:=SUM([.EU3:.EU32]=[.$GX3:.$GX32])" office:value-type="float" office:value="1">
            <text:p>1</text:p>
          </table:table-cell>
          <table:table-cell table:number-matrix-columns-spanned="1" table:number-matrix-rows-spanned="1" table:formula="of:=SUM([.EV3:.EV32]=[.$GY3:.$GY32])" office:value-type="float" office:value="28">
            <text:p>28</text:p>
          </table:table-cell>
          <table:table-cell table:number-matrix-columns-spanned="1" table:number-matrix-rows-spanned="1" table:formula="of:=SUM([.EW3:.EW32]=[.$GZ3:.$GZ32])" office:value-type="float" office:value="0">
            <text:p>0</text:p>
          </table:table-cell>
          <table:table-cell table:number-matrix-columns-spanned="1" table:number-matrix-rows-spanned="1" table:formula="of:=SUM([.EX3:.EX32]=[.$HA3:.$HA32])" office:value-type="float" office:value="0">
            <text:p>0</text:p>
          </table:table-cell>
          <table:table-cell table:number-matrix-columns-spanned="1" table:number-matrix-rows-spanned="1" table:formula="of:=SUM([.EY3:.EY32]=[.$HB3:.$HB32])" office:value-type="float" office:value="0">
            <text:p>0</text:p>
          </table:table-cell>
          <table:table-cell table:number-matrix-columns-spanned="1" table:number-matrix-rows-spanned="1" table:formula="of:=SUM([.EZ3:.EZ32]=[.$GX3:.$GX32])" office:value-type="float" office:value="2">
            <text:p>2</text:p>
          </table:table-cell>
          <table:table-cell table:number-matrix-columns-spanned="1" table:number-matrix-rows-spanned="1" table:formula="of:=SUM([.FA3:.FA32]=[.$GY3:.$GY32])" office:value-type="float" office:value="28">
            <text:p>28</text:p>
          </table:table-cell>
          <table:table-cell table:number-matrix-columns-spanned="1" table:number-matrix-rows-spanned="1" table:formula="of:=SUM([.FB3:.FB32]=[.$GZ3:.$GZ32])" office:value-type="float" office:value="0">
            <text:p>0</text:p>
          </table:table-cell>
          <table:table-cell table:number-matrix-columns-spanned="1" table:number-matrix-rows-spanned="1" table:formula="of:=SUM([.FC3:.FC32]=[.$HA3:.$HA32])" office:value-type="float" office:value="0">
            <text:p>0</text:p>
          </table:table-cell>
          <table:table-cell table:number-matrix-columns-spanned="1" table:number-matrix-rows-spanned="1" table:formula="of:=SUM([.FD3:.FD32]=[.$HB3:.$HB32])" office:value-type="float" office:value="0">
            <text:p>0</text:p>
          </table:table-cell>
          <table:table-cell table:number-matrix-columns-spanned="1" table:number-matrix-rows-spanned="1" table:formula="of:=SUM([.FE3:.FE32]=[.$GX3:.$GX32])" office:value-type="float" office:value="1">
            <text:p>1</text:p>
          </table:table-cell>
          <table:table-cell table:number-matrix-columns-spanned="1" table:number-matrix-rows-spanned="1" table:formula="of:=SUM([.FF3:.FF32]=[.$GY3:.$GY32])" office:value-type="float" office:value="29">
            <text:p>29</text:p>
          </table:table-cell>
          <table:table-cell table:number-matrix-columns-spanned="1" table:number-matrix-rows-spanned="1" table:formula="of:=SUM([.FG3:.FG32]=[.$GZ3:.$GZ32])" office:value-type="float" office:value="0">
            <text:p>0</text:p>
          </table:table-cell>
          <table:table-cell table:number-matrix-columns-spanned="1" table:number-matrix-rows-spanned="1" table:formula="of:=SUM([.FH3:.FH32]=[.$HA3:.$HA32])" office:value-type="float" office:value="0">
            <text:p>0</text:p>
          </table:table-cell>
          <table:table-cell table:number-matrix-columns-spanned="1" table:number-matrix-rows-spanned="1" table:formula="of:=SUM([.FI3:.FI32]=[.$HB3:.$HB32])" office:value-type="float" office:value="0">
            <text:p>0</text:p>
          </table:table-cell>
          <table:table-cell table:number-matrix-columns-spanned="1" table:number-matrix-rows-spanned="1" table:formula="of:=SUM([.FJ3:.FJ32]=[.$GX3:.$GX32])" office:value-type="float" office:value="1">
            <text:p>1</text:p>
          </table:table-cell>
          <table:table-cell table:number-matrix-columns-spanned="1" table:number-matrix-rows-spanned="1" table:formula="of:=SUM([.FK3:.FK32]=[.$GY3:.$GY32])" office:value-type="float" office:value="27">
            <text:p>27</text:p>
          </table:table-cell>
          <table:table-cell table:number-matrix-columns-spanned="1" table:number-matrix-rows-spanned="1" table:formula="of:=SUM([.FL3:.FL32]=[.$GZ3:.$GZ32])" office:value-type="float" office:value="0">
            <text:p>0</text:p>
          </table:table-cell>
          <table:table-cell table:number-matrix-columns-spanned="1" table:number-matrix-rows-spanned="1" table:formula="of:=SUM([.FM3:.FM32]=[.$HA3:.$HA32])" office:value-type="float" office:value="0">
            <text:p>0</text:p>
          </table:table-cell>
          <table:table-cell table:number-matrix-columns-spanned="1" table:number-matrix-rows-spanned="1" table:formula="of:=SUM([.FN3:.FN32]=[.$HB3:.$HB32])" office:value-type="float" office:value="0">
            <text:p>0</text:p>
          </table:table-cell>
          <table:table-cell table:number-matrix-columns-spanned="1" table:number-matrix-rows-spanned="1" table:formula="of:=SUM([.FO3:.FO32]=[.$GX3:.$GX32])" office:value-type="float" office:value="3">
            <text:p>3</text:p>
          </table:table-cell>
          <table:table-cell table:number-matrix-columns-spanned="1" table:number-matrix-rows-spanned="1" table:formula="of:=SUM([.FP3:.FP32]=[.$GY3:.$GY32])" office:value-type="float" office:value="29">
            <text:p>29</text:p>
          </table:table-cell>
          <table:table-cell table:number-matrix-columns-spanned="1" table:number-matrix-rows-spanned="1" table:formula="of:=SUM([.FQ3:.FQ32]=[.$GZ3:.$GZ32])" office:value-type="float" office:value="4">
            <text:p>4</text:p>
          </table:table-cell>
          <table:table-cell table:number-matrix-columns-spanned="1" table:number-matrix-rows-spanned="1" table:formula="of:=SUM([.FR3:.FR32]=[.$HA3:.$HA32])" office:value-type="float" office:value="4">
            <text:p>4</text:p>
          </table:table-cell>
          <table:table-cell table:number-matrix-columns-spanned="1" table:number-matrix-rows-spanned="1" table:formula="of:=SUM([.FS3:.FS32]=[.$HB3:.$HB32])" office:value-type="float" office:value="30">
            <text:p>30</text:p>
          </table:table-cell>
          <table:table-cell table:number-matrix-columns-spanned="1" table:number-matrix-rows-spanned="1" table:formula="of:=SUM([.FT3:.FT32]=[.$GX3:.$GX32])" office:value-type="float" office:value="1">
            <text:p>1</text:p>
          </table:table-cell>
          <table:table-cell table:number-matrix-columns-spanned="1" table:number-matrix-rows-spanned="1" table:formula="of:=SUM([.FU3:.FU32]=[.$GY3:.$GY32])" office:value-type="float" office:value="23">
            <text:p>23</text:p>
          </table:table-cell>
          <table:table-cell table:number-matrix-columns-spanned="1" table:number-matrix-rows-spanned="1" table:formula="of:=SUM([.FV3:.FV32]=[.$GZ3:.$GZ32])" office:value-type="float" office:value="0">
            <text:p>0</text:p>
          </table:table-cell>
          <table:table-cell table:number-matrix-columns-spanned="1" table:number-matrix-rows-spanned="1" table:formula="of:=SUM([.FW3:.FW32]=[.$HA3:.$HA32])" office:value-type="float" office:value="0">
            <text:p>0</text:p>
          </table:table-cell>
          <table:table-cell table:number-matrix-columns-spanned="1" table:number-matrix-rows-spanned="1" table:formula="of:=SUM([.FX3:.FX32]=[.$HB3:.$HB32])" office:value-type="float" office:value="0">
            <text:p>0</text:p>
          </table:table-cell>
          <table:table-cell table:number-matrix-columns-spanned="1" table:number-matrix-rows-spanned="1" table:formula="of:=SUM([.FY3:.FY32]=[.$GX3:.$GX32])" office:value-type="float" office:value="2">
            <text:p>2</text:p>
          </table:table-cell>
          <table:table-cell table:number-matrix-columns-spanned="1" table:number-matrix-rows-spanned="1" table:formula="of:=SUM([.FZ3:.FZ32]=[.$GY3:.$GY32])" office:value-type="float" office:value="29">
            <text:p>29</text:p>
          </table:table-cell>
          <table:table-cell table:number-matrix-columns-spanned="1" table:number-matrix-rows-spanned="1" table:formula="of:=SUM([.GA3:.GA32]=[.$GZ3:.$GZ32])" office:value-type="float" office:value="1">
            <text:p>1</text:p>
          </table:table-cell>
          <table:table-cell table:number-matrix-columns-spanned="1" table:number-matrix-rows-spanned="1" table:formula="of:=SUM([.GB3:.GB32]=[.$HA3:.$HA32])" office:value-type="float" office:value="1">
            <text:p>1</text:p>
          </table:table-cell>
          <table:table-cell table:number-matrix-columns-spanned="1" table:number-matrix-rows-spanned="1" table:formula="of:=SUM([.GC3:.GC32]=[.$HB3:.$HB32])" office:value-type="float" office:value="0">
            <text:p>0</text:p>
          </table:table-cell>
          <table:table-cell table:style-name="cellBest" table:number-matrix-columns-spanned="1" table:number-matrix-rows-spanned="1" table:formula="of:=SUM([.GD3:.GD32]=[.$GX3:.$GX32])" office:value-type="float" office:value="6">
            <text:p>6</text:p>
          </table:table-cell>
          <table:table-cell table:number-matrix-columns-spanned="1" table:number-matrix-rows-spanned="1" table:formula="of:=SUM([.GE3:.GE32]=[.$GY3:.$GY32])" office:value-type="float" office:value="21">
            <text:p>21</text:p>
          </table:table-cell>
          <table:table-cell table:style-name="cellBest" table:number-matrix-columns-spanned="1" table:number-matrix-rows-spanned="1" table:formula="of:=SUM([.GF3:.GF32]=[.$GZ3:.$GZ32])" office:value-type="float" office:value="6">
            <text:p>6</text:p>
          </table:table-cell>
          <table:table-cell table:number-matrix-columns-spanned="1" table:number-matrix-rows-spanned="1" table:formula="of:=SUM([.GG3:.GG32]=[.$HA3:.$HA32])" office:value-type="float" office:value="4">
            <text:p>4</text:p>
          </table:table-cell>
          <table:table-cell table:number-matrix-columns-spanned="1" table:number-matrix-rows-spanned="1" table:formula="of:=SUM([.GH3:.GH32]=[.$HB3:.$HB32])" office:value-type="float" office:value="0">
            <text:p>0</text:p>
          </table:table-cell>
          <table:table-cell table:number-matrix-columns-spanned="1" table:number-matrix-rows-spanned="1" table:formula="of:=SUM([.GI3:.GI32]=[.$GX3:.$GX32])" office:value-type="float" office:value="1">
            <text:p>1</text:p>
          </table:table-cell>
          <table:table-cell table:number-matrix-columns-spanned="1" table:number-matrix-rows-spanned="1" table:formula="of:=SUM([.GJ3:.GJ32]=[.$GY3:.$GY32])" office:value-type="float" office:value="26">
            <text:p>26</text:p>
          </table:table-cell>
          <table:table-cell table:number-matrix-columns-spanned="1" table:number-matrix-rows-spanned="1" table:formula="of:=SUM([.GK3:.GK32]=[.$GZ3:.$GZ32])" office:value-type="float" office:value="0">
            <text:p>0</text:p>
          </table:table-cell>
          <table:table-cell table:number-matrix-columns-spanned="1" table:number-matrix-rows-spanned="1" table:formula="of:=SUM([.GL3:.GL32]=[.$HA3:.$HA32])" office:value-type="float" office:value="0">
            <text:p>0</text:p>
          </table:table-cell>
          <table:table-cell table:number-matrix-columns-spanned="1" table:number-matrix-rows-spanned="1" table:formula="of:=SUM([.GM3:.GM32]=[.$HB3:.$HB32])" office:value-type="float" office:value="0">
            <text:p>0</text:p>
          </table:table-cell>
          <table:table-cell table:number-matrix-columns-spanned="1" table:number-matrix-rows-spanned="1" table:formula="of:=SUM([.GN3:.GN32]=[.$GX3:.$GX32])" office:value-type="float" office:value="1">
            <text:p>1</text:p>
          </table:table-cell>
          <table:table-cell table:number-matrix-columns-spanned="1" table:number-matrix-rows-spanned="1" table:formula="of:=SUM([.GO3:.GO32]=[.$GY3:.$GY32])" office:value-type="float" office:value="29">
            <text:p>29</text:p>
          </table:table-cell>
          <table:table-cell table:number-matrix-columns-spanned="1" table:number-matrix-rows-spanned="1" table:formula="of:=SUM([.GP3:.GP32]=[.$GZ3:.$GZ32])" office:value-type="float" office:value="0">
            <text:p>0</text:p>
          </table:table-cell>
          <table:table-cell table:number-matrix-columns-spanned="1" table:number-matrix-rows-spanned="1" table:formula="of:=SUM([.GQ3:.GQ32]=[.$HA3:.$HA32])" office:value-type="float" office:value="1">
            <text:p>1</text:p>
          </table:table-cell>
          <table:table-cell table:number-matrix-columns-spanned="1" table:number-matrix-rows-spanned="1" table:formula="of:=SUM([.GR3:.GR32]=[.$HB3:.$HB32])" office:value-type="float" office:value="0">
            <text:p>0</text:p>
          </table:table-cell>
          <table:table-cell table:style-name="Default" table:number-matrix-columns-spanned="1" table:number-matrix-rows-spanned="1" table:formula="of:=SUM([.GS3:.GS32]=[.$GX3:.$GX32])" office:value-type="float" office:value="1">
            <text:p>1</text:p>
          </table:table-cell>
          <table:table-cell table:style-name="Default" table:number-matrix-columns-spanned="1" table:number-matrix-rows-spanned="1" table:formula="of:=SUM([.GT3:.GT32]=[.$GY3:.$GY32])" office:value-type="float" office:value="5">
            <text:p>5</text:p>
          </table:table-cell>
          <table:table-cell table:number-matrix-columns-spanned="1" table:number-matrix-rows-spanned="1" table:formula="of:=SUM([.GU3:.GU32]=[.$GZ3:.$GZ32])" office:value-type="float" office:value="0">
            <text:p>0</text:p>
          </table:table-cell>
          <table:table-cell table:number-matrix-columns-spanned="1" table:number-matrix-rows-spanned="1" table:formula="of:=SUM([.GV3:.GV32]=[.$HA3:.$HA32])" office:value-type="float" office:value="0">
            <text:p>0</text:p>
          </table:table-cell>
          <table:table-cell table:number-matrix-columns-spanned="1" table:number-matrix-rows-spanned="1" table:formula="of:=SUM([.GW3:.GW32]=[.$HB3:.$HB32])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2]&lt;[.$HC3:.$HC32])" office:value-type="float" office:value="20">
            <text:p>20</text:p>
          </table:table-cell>
          <table:table-cell table:style-name="cellWorst" table:number-matrix-columns-spanned="1" table:number-matrix-rows-spanned="1" table:formula="of:=SUM([.C3:.C32]&lt;[.$HD3:.$HD32])" office:value-type="float" office:value="0">
            <text:p>0</text:p>
          </table:table-cell>
          <table:table-cell table:number-matrix-columns-spanned="1" table:number-matrix-rows-spanned="1" table:formula="of:=SUM([.D3:.D32]&lt;[.$HE3:.$HE32])" office:value-type="float" office:value="20">
            <text:p>20</text:p>
          </table:table-cell>
          <table:table-cell table:number-matrix-columns-spanned="1" table:number-matrix-rows-spanned="1" table:formula="of:=SUM([.E3:.E32]&lt;[.$HF3:.$HF32])" office:value-type="float" office:value="19">
            <text:p>19</text:p>
          </table:table-cell>
          <table:table-cell table:number-matrix-columns-spanned="1" table:number-matrix-rows-spanned="1" table:formula="of:=SUM([.F3:.F32]&lt;[.$HC3:.$HC32])" office:value-type="float" office:value="18">
            <text:p>18</text:p>
          </table:table-cell>
          <table:table-cell table:style-name="cellWorst" table:number-matrix-columns-spanned="1" table:number-matrix-rows-spanned="1" table:formula="of:=SUM([.G3:.G32]&lt;[.$HD3:.$HD32])" office:value-type="float" office:value="0">
            <text:p>0</text:p>
          </table:table-cell>
          <table:table-cell table:number-matrix-columns-spanned="1" table:number-matrix-rows-spanned="1" table:formula="of:=SUM([.H3:.H32]&lt;[.$HE3:.$HE32])" office:value-type="float" office:value="22">
            <text:p>22</text:p>
          </table:table-cell>
          <table:table-cell table:number-matrix-columns-spanned="1" table:number-matrix-rows-spanned="1" table:formula="of:=SUM([.I3:.I32]&lt;[.$HF3:.$HF32])" office:value-type="float" office:value="19">
            <text:p>19</text:p>
          </table:table-cell>
          <table:table-cell table:number-matrix-columns-spanned="1" table:number-matrix-rows-spanned="1" table:formula="of:=SUM([.J3:.J32]&lt;[.$HG3:.$HG32])" office:value-type="float" office:value="30">
            <text:p>30</text:p>
          </table:table-cell>
          <table:table-cell table:number-matrix-columns-spanned="1" table:number-matrix-rows-spanned="1" table:formula="of:=SUM([.K3:.K32]&lt;[.$HC3:.$HC32])" office:value-type="float" office:value="21">
            <text:p>21</text:p>
          </table:table-cell>
          <table:table-cell table:style-name="cellWorst" table:number-matrix-columns-spanned="1" table:number-matrix-rows-spanned="1" table:formula="of:=SUM([.L3:.L32]&lt;[.$HD3:.$HD32])" office:value-type="float" office:value="0">
            <text:p>0</text:p>
          </table:table-cell>
          <table:table-cell table:number-matrix-columns-spanned="1" table:number-matrix-rows-spanned="1" table:formula="of:=SUM([.M3:.M32]&lt;[.$HE3:.$HE32])" office:value-type="float" office:value="21">
            <text:p>21</text:p>
          </table:table-cell>
          <table:table-cell table:number-matrix-columns-spanned="1" table:number-matrix-rows-spanned="1" table:formula="of:=SUM([.N3:.N32]&lt;[.$HF3:.$HF32])" office:value-type="float" office:value="20">
            <text:p>20</text:p>
          </table:table-cell>
          <table:table-cell table:number-matrix-columns-spanned="1" table:number-matrix-rows-spanned="1" table:formula="of:=SUM([.O3:.O32]&lt;[.$HG3:.$HG32])" office:value-type="float" office:value="30">
            <text:p>30</text:p>
          </table:table-cell>
          <table:table-cell table:number-matrix-columns-spanned="1" table:number-matrix-rows-spanned="1" table:formula="of:=SUM([.P3:.P32]&lt;[.$HC3:.$HC32])" office:value-type="float" office:value="18">
            <text:p>18</text:p>
          </table:table-cell>
          <table:table-cell table:style-name="cellWorst" table:number-matrix-columns-spanned="1" table:number-matrix-rows-spanned="1" table:formula="of:=SUM([.Q3:.Q32]&lt;[.$HD3:.$HD32])" office:value-type="float" office:value="0">
            <text:p>0</text:p>
          </table:table-cell>
          <table:table-cell table:number-matrix-columns-spanned="1" table:number-matrix-rows-spanned="1" table:formula="of:=SUM([.R3:.R32]&lt;[.$HE3:.$HE32])" office:value-type="float" office:value="22">
            <text:p>22</text:p>
          </table:table-cell>
          <table:table-cell table:number-matrix-columns-spanned="1" table:number-matrix-rows-spanned="1" table:formula="of:=SUM([.S3:.S32]&lt;[.$HF3:.$HF32])" office:value-type="float" office:value="19">
            <text:p>19</text:p>
          </table:table-cell>
          <table:table-cell table:number-matrix-columns-spanned="1" table:number-matrix-rows-spanned="1" table:formula="of:=SUM([.T3:.T32]&lt;[.$HG3:.$HG32])" office:value-type="float" office:value="29">
            <text:p>29</text:p>
          </table:table-cell>
          <table:table-cell table:number-matrix-columns-spanned="1" table:number-matrix-rows-spanned="1" table:formula="of:=SUM([.U3:.U32]&lt;[.$HC3:.$HC32])" office:value-type="float" office:value="13">
            <text:p>13</text:p>
          </table:table-cell>
          <table:table-cell table:number-matrix-columns-spanned="1" table:number-matrix-rows-spanned="1" table:formula="of:=SUM([.V3:.V32]&lt;[.$HD3:.$HD32])" office:value-type="float" office:value="1">
            <text:p>1</text:p>
          </table:table-cell>
          <table:table-cell table:number-matrix-columns-spanned="1" table:number-matrix-rows-spanned="1" table:formula="of:=SUM([.W3:.W32]&lt;[.$HE3:.$HE32])" office:value-type="float" office:value="12">
            <text:p>12</text:p>
          </table:table-cell>
          <table:table-cell table:number-matrix-columns-spanned="1" table:number-matrix-rows-spanned="1" table:formula="of:=SUM([.X3:.X32]&lt;[.$HF3:.$HF32])" office:value-type="float" office:value="7">
            <text:p>7</text:p>
          </table:table-cell>
          <table:table-cell table:number-matrix-columns-spanned="1" table:number-matrix-rows-spanned="1" table:formula="of:=SUM([.Y3:.Y32]&lt;[.$HG3:.$HG32])" office:value-type="float" office:value="20">
            <text:p>20</text:p>
          </table:table-cell>
          <table:table-cell table:number-matrix-columns-spanned="1" table:number-matrix-rows-spanned="1" table:formula="of:=SUM([.Z3:.Z32]&lt;[.$HC3:.$HC32])" office:value-type="float" office:value="19">
            <text:p>19</text:p>
          </table:table-cell>
          <table:table-cell table:style-name="cellWorst" table:number-matrix-columns-spanned="1" table:number-matrix-rows-spanned="1" table:formula="of:=SUM([.AA3:.AA32]&lt;[.$HD3:.$HD32])" office:value-type="float" office:value="0">
            <text:p>0</text:p>
          </table:table-cell>
          <table:table-cell table:number-matrix-columns-spanned="1" table:number-matrix-rows-spanned="1" table:formula="of:=SUM([.AB3:.AB32]&lt;[.$HE3:.$HE32])" office:value-type="float" office:value="16">
            <text:p>16</text:p>
          </table:table-cell>
          <table:table-cell table:number-matrix-columns-spanned="1" table:number-matrix-rows-spanned="1" table:formula="of:=SUM([.AC3:.AC32]&lt;[.$HF3:.$HF32])" office:value-type="float" office:value="18">
            <text:p>18</text:p>
          </table:table-cell>
          <table:table-cell table:style-name="cellBest" table:number-matrix-columns-spanned="1" table:number-matrix-rows-spanned="1" table:formula="of:=SUM([.AD3:.AD32]&lt;[.$HG3:.$HG32])" office:value-type="float" office:value="30">
            <text:p>30</text:p>
          </table:table-cell>
          <table:table-cell table:number-matrix-columns-spanned="1" table:number-matrix-rows-spanned="1" table:formula="of:=SUM([.AE3:.AE32]&lt;[.$HC3:.$HC32])" office:value-type="float" office:value="11">
            <text:p>11</text:p>
          </table:table-cell>
          <table:table-cell table:number-matrix-columns-spanned="1" table:number-matrix-rows-spanned="1" table:formula="of:=SUM([.AF3:.AF32]&lt;[.$HD3:.$HD32])" office:value-type="float" office:value="1">
            <text:p>1</text:p>
          </table:table-cell>
          <table:table-cell table:number-matrix-columns-spanned="1" table:number-matrix-rows-spanned="1" table:formula="of:=SUM([.AG3:.AG32]&lt;[.$HE3:.$HE32])" office:value-type="float" office:value="11">
            <text:p>11</text:p>
          </table:table-cell>
          <table:table-cell table:number-matrix-columns-spanned="1" table:number-matrix-rows-spanned="1" table:formula="of:=SUM([.AH3:.AH32]&lt;[.$HF3:.$HF32])" office:value-type="float" office:value="14">
            <text:p>14</text:p>
          </table:table-cell>
          <table:table-cell table:number-matrix-columns-spanned="1" table:number-matrix-rows-spanned="1" table:formula="of:=SUM([.AI3:.AI32]&lt;[.$HG3:.$HG32])" office:value-type="float" office:value="4">
            <text:p>4</text:p>
          </table:table-cell>
          <table:table-cell table:number-matrix-columns-spanned="1" table:number-matrix-rows-spanned="1" table:formula="of:=SUM([.AJ3:.AJ32]&lt;[.$HC3:.$HC32])" office:value-type="float" office:value="9">
            <text:p>9</text:p>
          </table:table-cell>
          <table:table-cell table:style-name="cellBest" table:number-matrix-columns-spanned="1" table:number-matrix-rows-spanned="1" table:formula="of:=SUM([.AK3:.AK32]&lt;[.$HD3:.$HD32])" office:value-type="float" office:value="2">
            <text:p>2</text:p>
          </table:table-cell>
          <table:table-cell table:number-matrix-columns-spanned="1" table:number-matrix-rows-spanned="1" table:formula="of:=SUM([.AL3:.AL32]&lt;[.$HE3:.$HE32])" office:value-type="float" office:value="10">
            <text:p>10</text:p>
          </table:table-cell>
          <table:table-cell table:number-matrix-columns-spanned="1" table:number-matrix-rows-spanned="1" table:formula="of:=SUM([.AM3:.AM32]&lt;[.$HF3:.$HF32])" office:value-type="float" office:value="12">
            <text:p>12</text:p>
          </table:table-cell>
          <table:table-cell table:number-matrix-columns-spanned="1" table:number-matrix-rows-spanned="1" table:formula="of:=SUM([.AN3:.AN32]&lt;[.$HG3:.$HG32])" office:value-type="float" office:value="1">
            <text:p>1</text:p>
          </table:table-cell>
          <table:table-cell table:number-matrix-columns-spanned="1" table:number-matrix-rows-spanned="1" table:formula="of:=SUM([.AO3:.AO32]&lt;[.$HC3:.$HC32])" office:value-type="float" office:value="11">
            <text:p>11</text:p>
          </table:table-cell>
          <table:table-cell table:number-matrix-columns-spanned="1" table:number-matrix-rows-spanned="1" table:formula="of:=SUM([.AP3:.AP32]&lt;[.$HD3:.$HD32])" office:value-type="float" office:value="1">
            <text:p>1</text:p>
          </table:table-cell>
          <table:table-cell table:number-matrix-columns-spanned="1" table:number-matrix-rows-spanned="1" table:formula="of:=SUM([.AQ3:.AQ32]&lt;[.$HE3:.$HE32])" office:value-type="float" office:value="11">
            <text:p>11</text:p>
          </table:table-cell>
          <table:table-cell table:number-matrix-columns-spanned="1" table:number-matrix-rows-spanned="1" table:formula="of:=SUM([.AR3:.AR32]&lt;[.$HF3:.$HF32])" office:value-type="float" office:value="16">
            <text:p>16</text:p>
          </table:table-cell>
          <table:table-cell table:number-matrix-columns-spanned="1" table:number-matrix-rows-spanned="1" table:formula="of:=SUM([.AS3:.AS32]&lt;[.$HG3:.$HG32])" office:value-type="float" office:value="5">
            <text:p>5</text:p>
          </table:table-cell>
          <table:table-cell table:number-matrix-columns-spanned="1" table:number-matrix-rows-spanned="1" table:formula="of:=SUM([.AT3:.AT32]&lt;[.$HC3:.$HC32])" office:value-type="float" office:value="13">
            <text:p>13</text:p>
          </table:table-cell>
          <table:table-cell table:style-name="cellBest" table:number-matrix-columns-spanned="1" table:number-matrix-rows-spanned="1" table:formula="of:=SUM([.AU3:.AU32]&lt;[.$HD3:.$HD32])" office:value-type="float" office:value="2">
            <text:p>2</text:p>
          </table:table-cell>
          <table:table-cell table:number-matrix-columns-spanned="1" table:number-matrix-rows-spanned="1" table:formula="of:=SUM([.AV3:.AV32]&lt;[.$HE3:.$HE32])" office:value-type="float" office:value="12">
            <text:p>12</text:p>
          </table:table-cell>
          <table:table-cell table:number-matrix-columns-spanned="1" table:number-matrix-rows-spanned="1" table:formula="of:=SUM([.AW3:.AW32]&lt;[.$HF3:.$HF32])" office:value-type="float" office:value="15">
            <text:p>15</text:p>
          </table:table-cell>
          <table:table-cell table:number-matrix-columns-spanned="1" table:number-matrix-rows-spanned="1" table:formula="of:=SUM([.AX3:.AX32]&lt;[.$HG3:.$HG32])" office:value-type="float" office:value="1">
            <text:p>1</text:p>
          </table:table-cell>
          <table:table-cell table:number-matrix-columns-spanned="1" table:number-matrix-rows-spanned="1" table:formula="of:=SUM([.AY3:.AY32]&lt;[.$HC3:.$HC32])" office:value-type="float" office:value="18">
            <text:p>18</text:p>
          </table:table-cell>
          <table:table-cell table:style-name="cellBest" table:number-matrix-columns-spanned="1" table:number-matrix-rows-spanned="1" table:formula="of:=SUM([.AZ3:.AZ32]&lt;[.$HD3:.$HD32])" office:value-type="float" office:value="2">
            <text:p>2</text:p>
          </table:table-cell>
          <table:table-cell table:number-matrix-columns-spanned="1" table:number-matrix-rows-spanned="1" table:formula="of:=SUM([.BA3:.BA32]&lt;[.$HE3:.$HE32])" office:value-type="float" office:value="18">
            <text:p>18</text:p>
          </table:table-cell>
          <table:table-cell table:number-matrix-columns-spanned="1" table:number-matrix-rows-spanned="1" table:formula="of:=SUM([.BB3:.BB32]&lt;[.$HF3:.$HF32])" office:value-type="float" office:value="18">
            <text:p>18</text:p>
          </table:table-cell>
          <table:table-cell table:style-name="cellBest" table:number-matrix-columns-spanned="1" table:number-matrix-rows-spanned="1" table:formula="of:=SUM([.BC3:.BC32]&lt;[.$HG3:.$HG32])" office:value-type="float" office:value="30">
            <text:p>30</text:p>
          </table:table-cell>
          <table:table-cell table:number-matrix-columns-spanned="1" table:number-matrix-rows-spanned="1" table:formula="of:=SUM([.BD3:.BD32]&lt;[.$HC3:.$HC32])" office:value-type="float" office:value="20">
            <text:p>20</text:p>
          </table:table-cell>
          <table:table-cell table:style-name="cellBest" table:number-matrix-columns-spanned="1" table:number-matrix-rows-spanned="1" table:formula="of:=SUM([.BE3:.BE32]&lt;[.$HD3:.$HD32])" office:value-type="float" office:value="2">
            <text:p>2</text:p>
          </table:table-cell>
          <table:table-cell table:number-matrix-columns-spanned="1" table:number-matrix-rows-spanned="1" table:formula="of:=SUM([.BF3:.BF32]&lt;[.$HE3:.$HE32])" office:value-type="float" office:value="21">
            <text:p>21</text:p>
          </table:table-cell>
          <table:table-cell table:number-matrix-columns-spanned="1" table:number-matrix-rows-spanned="1" table:formula="of:=SUM([.BG3:.BG32]&lt;[.$HF3:.$HF32])" office:value-type="float" office:value="21">
            <text:p>21</text:p>
          </table:table-cell>
          <table:table-cell table:style-name="cellBest" table:number-matrix-columns-spanned="1" table:number-matrix-rows-spanned="1" table:formula="of:=SUM([.BH3:.BH32]&lt;[.$HG3:.$HG32])" office:value-type="float" office:value="30">
            <text:p>30</text:p>
          </table:table-cell>
          <table:table-cell table:number-matrix-columns-spanned="1" table:number-matrix-rows-spanned="1" table:formula="of:=SUM([.BI3:.BI32]&lt;[.$HC3:.$HC32])" office:value-type="float" office:value="14">
            <text:p>14</text:p>
          </table:table-cell>
          <table:table-cell table:style-name="cellWorst" table:number-matrix-columns-spanned="1" table:number-matrix-rows-spanned="1" table:formula="of:=SUM([.BJ3:.BJ32]&lt;[.$HD3:.$HD32])" office:value-type="float" office:value="0">
            <text:p>0</text:p>
          </table:table-cell>
          <table:table-cell table:number-matrix-columns-spanned="1" table:number-matrix-rows-spanned="1" table:formula="of:=SUM([.BK3:.BK32]&lt;[.$HE3:.$HE32])" office:value-type="float" office:value="14">
            <text:p>14</text:p>
          </table:table-cell>
          <table:table-cell table:number-matrix-columns-spanned="1" table:number-matrix-rows-spanned="1" table:formula="of:=SUM([.BL3:.BL32]&lt;[.$HF3:.$HF32])" office:value-type="float" office:value="15">
            <text:p>15</text:p>
          </table:table-cell>
          <table:table-cell table:number-matrix-columns-spanned="1" table:number-matrix-rows-spanned="1" table:formula="of:=SUM([.BM3:.BM32]&lt;[.$HG3:.$HG32])" office:value-type="float" office:value="29">
            <text:p>29</text:p>
          </table:table-cell>
          <table:table-cell table:number-matrix-columns-spanned="1" table:number-matrix-rows-spanned="1" table:formula="of:=SUM([.BN3:.BN32]&lt;[.$HC3:.$HC32])" office:value-type="float" office:value="22">
            <text:p>22</text:p>
          </table:table-cell>
          <table:table-cell table:number-matrix-columns-spanned="1" table:number-matrix-rows-spanned="1" table:formula="of:=SUM([.BO3:.BO32]&lt;[.$HD3:.$HD32])" office:value-type="float" office:value="1">
            <text:p>1</text:p>
          </table:table-cell>
          <table:table-cell table:number-matrix-columns-spanned="1" table:number-matrix-rows-spanned="1" table:formula="of:=SUM([.BP3:.BP32]&lt;[.$HE3:.$HE32])" office:value-type="float" office:value="22">
            <text:p>22</text:p>
          </table:table-cell>
          <table:table-cell table:number-matrix-columns-spanned="1" table:number-matrix-rows-spanned="1" table:formula="of:=SUM([.BQ3:.BQ32]&lt;[.$HF3:.$HF32])" office:value-type="float" office:value="21">
            <text:p>21</text:p>
          </table:table-cell>
          <table:table-cell table:style-name="cellBest" table:number-matrix-columns-spanned="1" table:number-matrix-rows-spanned="1" table:formula="of:=SUM([.BR3:.BR32]&lt;[.$HG3:.$HG32])" office:value-type="float" office:value="30">
            <text:p>30</text:p>
          </table:table-cell>
          <table:table-cell table:number-matrix-columns-spanned="1" table:number-matrix-rows-spanned="1" table:formula="of:=SUM([.BS3:.BS32]&lt;[.$HC3:.$HC32])" office:value-type="float" office:value="15">
            <text:p>15</text:p>
          </table:table-cell>
          <table:table-cell table:number-matrix-columns-spanned="1" table:number-matrix-rows-spanned="1" table:formula="of:=SUM([.BT3:.BT32]&lt;[.$HD3:.$HD32])" office:value-type="float" office:value="1">
            <text:p>1</text:p>
          </table:table-cell>
          <table:table-cell table:number-matrix-columns-spanned="1" table:number-matrix-rows-spanned="1" table:formula="of:=SUM([.BU3:.BU32]&lt;[.$HE3:.$HE32])" office:value-type="float" office:value="16">
            <text:p>16</text:p>
          </table:table-cell>
          <table:table-cell table:number-matrix-columns-spanned="1" table:number-matrix-rows-spanned="1" table:formula="of:=SUM([.BV3:.BV32]&lt;[.$HF3:.$HF32])" office:value-type="float" office:value="18">
            <text:p>18</text:p>
          </table:table-cell>
          <table:table-cell table:number-matrix-columns-spanned="1" table:number-matrix-rows-spanned="1" table:formula="of:=SUM([.BW3:.BW32]&lt;[.$HG3:.$HG32])" office:value-type="float" office:value="6">
            <text:p>6</text:p>
          </table:table-cell>
          <table:table-cell table:number-matrix-columns-spanned="1" table:number-matrix-rows-spanned="1" table:formula="of:=SUM([.BX3:.BX32]&lt;[.$HC3:.$HC32])" office:value-type="float" office:value="8">
            <text:p>8</text:p>
          </table:table-cell>
          <table:table-cell table:style-name="cellWorst" table:number-matrix-columns-spanned="1" table:number-matrix-rows-spanned="1" table:formula="of:=SUM([.BY3:.BY32]&lt;[.$HD3:.$HD32])" office:value-type="float" office:value="0">
            <text:p>0</text:p>
          </table:table-cell>
          <table:table-cell table:number-matrix-columns-spanned="1" table:number-matrix-rows-spanned="1" table:formula="of:=SUM([.BZ3:.BZ32]&lt;[.$HE3:.$HE32])" office:value-type="float" office:value="10">
            <text:p>10</text:p>
          </table:table-cell>
          <table:table-cell table:number-matrix-columns-spanned="1" table:number-matrix-rows-spanned="1" table:formula="of:=SUM([.CA3:.CA32]&lt;[.$HF3:.$HF32])" office:value-type="float" office:value="5">
            <text:p>5</text:p>
          </table:table-cell>
          <table:table-cell table:number-matrix-columns-spanned="1" table:number-matrix-rows-spanned="1" table:formula="of:=SUM([.CB3:.CB32]&lt;[.$HG3:.$HG32])" office:value-type="float" office:value="30">
            <text:p>30</text:p>
          </table:table-cell>
          <table:table-cell table:number-matrix-columns-spanned="1" table:number-matrix-rows-spanned="1" table:formula="of:=SUM([.CC3:.CC32]&lt;[.$HC3:.$HC32])" office:value-type="float" office:value="11">
            <text:p>11</text:p>
          </table:table-cell>
          <table:table-cell table:style-name="cellWorst" table:number-matrix-columns-spanned="1" table:number-matrix-rows-spanned="1" table:formula="of:=SUM([.CD3:.CD32]&lt;[.$HD3:.$HD32])" office:value-type="float" office:value="0">
            <text:p>0</text:p>
          </table:table-cell>
          <table:table-cell table:number-matrix-columns-spanned="1" table:number-matrix-rows-spanned="1" table:formula="of:=SUM([.CE3:.CE32]&lt;[.$HE3:.$HE32])" office:value-type="float" office:value="10">
            <text:p>10</text:p>
          </table:table-cell>
          <table:table-cell table:number-matrix-columns-spanned="1" table:number-matrix-rows-spanned="1" table:formula="of:=SUM([.CF3:.CF32]&lt;[.$HF3:.$HF32])" office:value-type="float" office:value="14">
            <text:p>14</text:p>
          </table:table-cell>
          <table:table-cell table:number-matrix-columns-spanned="1" table:number-matrix-rows-spanned="1" table:formula="of:=SUM([.CG3:.CG32]&lt;[.$HG3:.$HG32])" office:value-type="float" office:value="4">
            <text:p>4</text:p>
          </table:table-cell>
          <table:table-cell table:number-matrix-columns-spanned="1" table:number-matrix-rows-spanned="1" table:formula="of:=SUM([.CH3:.CH32]&lt;[.$HC3:.$HC32])" office:value-type="float" office:value="19">
            <text:p>19</text:p>
          </table:table-cell>
          <table:table-cell table:style-name="cellBest" table:number-matrix-columns-spanned="1" table:number-matrix-rows-spanned="1" table:formula="of:=SUM([.CI3:.CI32]&lt;[.$HD3:.$HD32])" office:value-type="float" office:value="2">
            <text:p>2</text:p>
          </table:table-cell>
          <table:table-cell table:number-matrix-columns-spanned="1" table:number-matrix-rows-spanned="1" table:formula="of:=SUM([.CJ3:.CJ32]&lt;[.$HE3:.$HE32])" office:value-type="float" office:value="19">
            <text:p>19</text:p>
          </table:table-cell>
          <table:table-cell table:number-matrix-columns-spanned="1" table:number-matrix-rows-spanned="1" table:formula="of:=SUM([.CK3:.CK32]&lt;[.$HF3:.$HF32])" office:value-type="float" office:value="19">
            <text:p>19</text:p>
          </table:table-cell>
          <table:table-cell table:style-name="cellBest" table:number-matrix-columns-spanned="1" table:number-matrix-rows-spanned="1" table:formula="of:=SUM([.CL3:.CL32]&lt;[.$HG3:.$HG32])" office:value-type="float" office:value="30">
            <text:p>30</text:p>
          </table:table-cell>
          <table:table-cell table:number-matrix-columns-spanned="1" table:number-matrix-rows-spanned="1" table:formula="of:=SUM([.CM3:.CM32]&lt;[.$HC3:.$HC32])" office:value-type="float" office:value="14">
            <text:p>14</text:p>
          </table:table-cell>
          <table:table-cell table:style-name="cellWorst" table:number-matrix-columns-spanned="1" table:number-matrix-rows-spanned="1" table:formula="of:=SUM([.CN3:.CN32]&lt;[.$HD3:.$HD32])" office:value-type="float" office:value="0">
            <text:p>0</text:p>
          </table:table-cell>
          <table:table-cell table:number-matrix-columns-spanned="1" table:number-matrix-rows-spanned="1" table:formula="of:=SUM([.CO3:.CO32]&lt;[.$HE3:.$HE32])" office:value-type="float" office:value="13">
            <text:p>13</text:p>
          </table:table-cell>
          <table:table-cell table:number-matrix-columns-spanned="1" table:number-matrix-rows-spanned="1" table:formula="of:=SUM([.CP3:.CP32]&lt;[.$HF3:.$HF32])" office:value-type="float" office:value="17">
            <text:p>17</text:p>
          </table:table-cell>
          <table:table-cell table:number-matrix-columns-spanned="1" table:number-matrix-rows-spanned="1" table:formula="of:=SUM([.CQ3:.CQ32]&lt;[.$HG3:.$HG32])" office:value-type="float" office:value="10">
            <text:p>10</text:p>
          </table:table-cell>
          <table:table-cell table:number-matrix-columns-spanned="1" table:number-matrix-rows-spanned="1" table:formula="of:=SUM([.CR3:.CR32]&lt;[.$HC3:.$HC32])" office:value-type="float" office:value="1">
            <text:p>1</text:p>
          </table:table-cell>
          <table:table-cell table:style-name="cellWorst" table:number-matrix-columns-spanned="1" table:number-matrix-rows-spanned="1" table:formula="of:=SUM([.CS3:.CS32]&lt;[.$HD3:.$HD32])" office:value-type="float" office:value="0">
            <text:p>0</text:p>
          </table:table-cell>
          <table:table-cell table:number-matrix-columns-spanned="1" table:number-matrix-rows-spanned="1" table:formula="of:=SUM([.CT3:.CT32]&lt;[.$HE3:.$HE32])" office:value-type="float" office:value="4">
            <text:p>4</text:p>
          </table:table-cell>
          <table:table-cell table:number-matrix-columns-spanned="1" table:number-matrix-rows-spanned="1" table:formula="of:=SUM([.CU3:.CU32]&lt;[.$HF3:.$HF32])" office:value-type="float" office:value="5">
            <text:p>5</text:p>
          </table:table-cell>
          <table:table-cell table:style-name="cellWorst" table:number-matrix-columns-spanned="1" table:number-matrix-rows-spanned="1" table:formula="of:=SUM([.CV3:.CV32]&lt;[.$HG3:.$HG32])" office:value-type="float" office:value="0">
            <text:p>0</text:p>
          </table:table-cell>
          <table:table-cell table:number-matrix-columns-spanned="1" table:number-matrix-rows-spanned="1" table:formula="of:=SUM([.CW3:.CW32]&lt;[.$HC3:.$HC32])" office:value-type="float" office:value="19">
            <text:p>19</text:p>
          </table:table-cell>
          <table:table-cell table:number-matrix-columns-spanned="1" table:number-matrix-rows-spanned="1" table:formula="of:=SUM([.CX3:.CX32]&lt;[.$HD3:.$HD32])" office:value-type="float" office:value="1">
            <text:p>1</text:p>
          </table:table-cell>
          <table:table-cell table:number-matrix-columns-spanned="1" table:number-matrix-rows-spanned="1" table:formula="of:=SUM([.CY3:.CY32]&lt;[.$HE3:.$HE32])" office:value-type="float" office:value="22">
            <text:p>22</text:p>
          </table:table-cell>
          <table:table-cell table:number-matrix-columns-spanned="1" table:number-matrix-rows-spanned="1" table:formula="of:=SUM([.CZ3:.CZ32]&lt;[.$HF3:.$HF32])" office:value-type="float" office:value="22">
            <text:p>22</text:p>
          </table:table-cell>
          <table:table-cell table:style-name="cellBest" table:number-matrix-columns-spanned="1" table:number-matrix-rows-spanned="1" table:formula="of:=SUM([.DA3:.DA32]&lt;[.$HG3:.$HG32])" office:value-type="float" office:value="30">
            <text:p>30</text:p>
          </table:table-cell>
          <table:table-cell table:number-matrix-columns-spanned="1" table:number-matrix-rows-spanned="1" table:formula="of:=SUM([.DB3:.DB32]&lt;[.$HC3:.$HC32])" office:value-type="float" office:value="0">
            <text:p>0</text:p>
          </table:table-cell>
          <table:table-cell table:number-matrix-columns-spanned="1" table:number-matrix-rows-spanned="1" table:formula="of:=SUM([.DC3:.DC32]&lt;[.$HD3:.$HD32])" office:value-type="float" office:value="0">
            <text:p>0</text:p>
          </table:table-cell>
          <table:table-cell table:number-matrix-columns-spanned="1" table:number-matrix-rows-spanned="1" table:formula="of:=SUM([.DD3:.DD32]&lt;[.$HE3:.$HE32])" office:value-type="float" office:value="4">
            <text:p>4</text:p>
          </table:table-cell>
          <table:table-cell table:number-matrix-columns-spanned="1" table:number-matrix-rows-spanned="1" table:formula="of:=SUM([.DE3:.DE32]&lt;[.$HF3:.$HF32])" office:value-type="float" office:value="5">
            <text:p>5</text:p>
          </table:table-cell>
          <table:table-cell table:style-name="cellWorst" table:number-matrix-columns-spanned="1" table:number-matrix-rows-spanned="1" table:formula="of:=SUM([.DF3:.DF32]&lt;[.$HG3:.$HG32])" office:value-type="float" office:value="0">
            <text:p>0</text:p>
          </table:table-cell>
          <table:table-cell table:number-matrix-columns-spanned="1" table:number-matrix-rows-spanned="1" table:formula="of:=SUM([.DG3:.DG32]&lt;[.$HC3:.$HC32])" office:value-type="float" office:value="22">
            <text:p>22</text:p>
          </table:table-cell>
          <table:table-cell table:number-matrix-columns-spanned="1" table:number-matrix-rows-spanned="1" table:formula="of:=SUM([.DH3:.DH32]&lt;[.$HD3:.$HD32])" office:value-type="float" office:value="1">
            <text:p>1</text:p>
          </table:table-cell>
          <table:table-cell table:number-matrix-columns-spanned="1" table:number-matrix-rows-spanned="1" table:formula="of:=SUM([.DI3:.DI32]&lt;[.$HE3:.$HE32])" office:value-type="float" office:value="20">
            <text:p>20</text:p>
          </table:table-cell>
          <table:table-cell table:number-matrix-columns-spanned="1" table:number-matrix-rows-spanned="1" table:formula="of:=SUM([.DJ3:.DJ32]&lt;[.$HF3:.$HF32])" office:value-type="float" office:value="19">
            <text:p>19</text:p>
          </table:table-cell>
          <table:table-cell table:number-matrix-columns-spanned="1" table:number-matrix-rows-spanned="1" table:formula="of:=SUM([.DK3:.DK32]&lt;[.$HG3:.$HG32])" office:value-type="float" office:value="29">
            <text:p>29</text:p>
          </table:table-cell>
          <table:table-cell table:number-matrix-columns-spanned="1" table:number-matrix-rows-spanned="1" table:formula="of:=SUM([.DL3:.DL32]&lt;[.$HC3:.$HC32])" office:value-type="float" office:value="17">
            <text:p>17</text:p>
          </table:table-cell>
          <table:table-cell table:style-name="cellBest" table:number-matrix-columns-spanned="1" table:number-matrix-rows-spanned="1" table:formula="of:=SUM([.DM3:.DM32]&lt;[.$HD3:.$HD32])" office:value-type="float" office:value="2">
            <text:p>2</text:p>
          </table:table-cell>
          <table:table-cell table:number-matrix-columns-spanned="1" table:number-matrix-rows-spanned="1" table:formula="of:=SUM([.DN3:.DN32]&lt;[.$HE3:.$HE32])" office:value-type="float" office:value="21">
            <text:p>21</text:p>
          </table:table-cell>
          <table:table-cell table:number-matrix-columns-spanned="1" table:number-matrix-rows-spanned="1" table:formula="of:=SUM([.DO3:.DO32]&lt;[.$HF3:.$HF32])" office:value-type="float" office:value="14">
            <text:p>14</text:p>
          </table:table-cell>
          <table:table-cell table:number-matrix-columns-spanned="1" table:number-matrix-rows-spanned="1" table:formula="of:=SUM([.DP3:.DP32]&lt;[.$HG3:.$HG32])" office:value-type="float" office:value="14">
            <text:p>14</text:p>
          </table:table-cell>
          <table:table-cell table:number-matrix-columns-spanned="1" table:number-matrix-rows-spanned="1" table:formula="of:=SUM([.DQ3:.DQ32]&lt;[.$HC3:.$HC32])" office:value-type="float" office:value="19">
            <text:p>19</text:p>
          </table:table-cell>
          <table:table-cell table:style-name="cellBest" table:number-matrix-columns-spanned="1" table:number-matrix-rows-spanned="1" table:formula="of:=SUM([.DR3:.DR32]&lt;[.$HD3:.$HD32])" office:value-type="float" office:value="2">
            <text:p>2</text:p>
          </table:table-cell>
          <table:table-cell table:number-matrix-columns-spanned="1" table:number-matrix-rows-spanned="1" table:formula="of:=SUM([.DS3:.DS32]&lt;[.$HE3:.$HE32])" office:value-type="float" office:value="18">
            <text:p>18</text:p>
          </table:table-cell>
          <table:table-cell table:number-matrix-columns-spanned="1" table:number-matrix-rows-spanned="1" table:formula="of:=SUM([.DT3:.DT32]&lt;[.$HF3:.$HF32])" office:value-type="float" office:value="18">
            <text:p>18</text:p>
          </table:table-cell>
          <table:table-cell table:number-matrix-columns-spanned="1" table:number-matrix-rows-spanned="1" table:formula="of:=SUM([.DU3:.DU32]&lt;[.$HG3:.$HG32])" office:value-type="float" office:value="17">
            <text:p>17</text:p>
          </table:table-cell>
          <table:table-cell table:number-matrix-columns-spanned="1" table:number-matrix-rows-spanned="1" table:formula="of:=SUM([.DV3:.DV32]&lt;[.$HC3:.$HC32])" office:value-type="float" office:value="13">
            <text:p>13</text:p>
          </table:table-cell>
          <table:table-cell table:number-matrix-columns-spanned="1" table:number-matrix-rows-spanned="1" table:formula="of:=SUM([.DW3:.DW32]&lt;[.$HD3:.$HD32])" office:value-type="float" office:value="1">
            <text:p>1</text:p>
          </table:table-cell>
          <table:table-cell table:number-matrix-columns-spanned="1" table:number-matrix-rows-spanned="1" table:formula="of:=SUM([.DX3:.DX32]&lt;[.$HE3:.$HE32])" office:value-type="float" office:value="12">
            <text:p>12</text:p>
          </table:table-cell>
          <table:table-cell table:number-matrix-columns-spanned="1" table:number-matrix-rows-spanned="1" table:formula="of:=SUM([.DY3:.DY32]&lt;[.$HF3:.$HF32])" office:value-type="float" office:value="11">
            <text:p>11</text:p>
          </table:table-cell>
          <table:table-cell table:number-matrix-columns-spanned="1" table:number-matrix-rows-spanned="1" table:formula="of:=SUM([.DZ3:.DZ32]&lt;[.$HG3:.$HG32])" office:value-type="float" office:value="1">
            <text:p>1</text:p>
          </table:table-cell>
          <table:table-cell table:number-matrix-columns-spanned="1" table:number-matrix-rows-spanned="1" table:formula="of:=SUM([.EA3:.EA32]&lt;[.$HC3:.$HC32])" office:value-type="float" office:value="5">
            <text:p>5</text:p>
          </table:table-cell>
          <table:table-cell table:style-name="cellWorst" table:number-matrix-columns-spanned="1" table:number-matrix-rows-spanned="1" table:formula="of:=SUM([.EB3:.EB32]&lt;[.$HD3:.$HD32])" office:value-type="float" office:value="0">
            <text:p>0</text:p>
          </table:table-cell>
          <table:table-cell table:number-matrix-columns-spanned="1" table:number-matrix-rows-spanned="1" table:formula="of:=SUM([.EC3:.EC32]&lt;[.$HE3:.$HE32])" office:value-type="float" office:value="4">
            <text:p>4</text:p>
          </table:table-cell>
          <table:table-cell table:number-matrix-columns-spanned="1" table:number-matrix-rows-spanned="1" table:formula="of:=SUM([.ED3:.ED32]&lt;[.$HF3:.$HF32])" office:value-type="float" office:value="5">
            <text:p>5</text:p>
          </table:table-cell>
          <table:table-cell table:number-matrix-columns-spanned="1" table:number-matrix-rows-spanned="1" table:formula="of:=SUM([.EE3:.EE32]&lt;[.$HG3:.$HG32])" office:value-type="float" office:value="1">
            <text:p>1</text:p>
          </table:table-cell>
          <table:table-cell table:number-matrix-columns-spanned="1" table:number-matrix-rows-spanned="1" table:formula="of:=SUM([.EF3:.EF32]&lt;[.$HC3:.$HC32])" office:value-type="float" office:value="8">
            <text:p>8</text:p>
          </table:table-cell>
          <table:table-cell table:style-name="cellWorst" table:number-matrix-columns-spanned="1" table:number-matrix-rows-spanned="1" table:formula="of:=SUM([.EG3:.EG32]&lt;[.$HD3:.$HD32])" office:value-type="float" office:value="0">
            <text:p>0</text:p>
          </table:table-cell>
          <table:table-cell table:number-matrix-columns-spanned="1" table:number-matrix-rows-spanned="1" table:formula="of:=SUM([.EH3:.EH32]&lt;[.$HE3:.$HE32])" office:value-type="float" office:value="8">
            <text:p>8</text:p>
          </table:table-cell>
          <table:table-cell table:number-matrix-columns-spanned="1" table:number-matrix-rows-spanned="1" table:formula="of:=SUM([.EI3:.EI32]&lt;[.$HF3:.$HF32])" office:value-type="float" office:value="8">
            <text:p>8</text:p>
          </table:table-cell>
          <table:table-cell table:number-matrix-columns-spanned="1" table:number-matrix-rows-spanned="1" table:formula="of:=SUM([.EJ3:.EJ32]&lt;[.$HG3:.$HG32])" office:value-type="float" office:value="5">
            <text:p>5</text:p>
          </table:table-cell>
          <table:table-cell table:number-matrix-columns-spanned="1" table:number-matrix-rows-spanned="1" table:formula="of:=SUM([.EK3:.EK32]&lt;[.$HC3:.$HC32])" office:value-type="float" office:value="3">
            <text:p>3</text:p>
          </table:table-cell>
          <table:table-cell table:style-name="cellWorst" table:number-matrix-columns-spanned="1" table:number-matrix-rows-spanned="1" table:formula="of:=SUM([.EL3:.EL32]&lt;[.$HD3:.$HD32])" office:value-type="float" office:value="0">
            <text:p>0</text:p>
          </table:table-cell>
          <table:table-cell table:style-name="cellWorst" table:number-matrix-columns-spanned="1" table:number-matrix-rows-spanned="1" table:formula="of:=SUM([.EM3:.EM32]&lt;[.$HE3:.$HE32])" office:value-type="float" office:value="3">
            <text:p>3</text:p>
          </table:table-cell>
          <table:table-cell table:style-name="cellWorst" table:number-matrix-columns-spanned="1" table:number-matrix-rows-spanned="1" table:formula="of:=SUM([.EN3:.EN32]&lt;[.$HF3:.$HF32])" office:value-type="float" office:value="3">
            <text:p>3</text:p>
          </table:table-cell>
          <table:table-cell table:number-matrix-columns-spanned="1" table:number-matrix-rows-spanned="1" table:formula="of:=SUM([.EO3:.EO32]&lt;[.$HG3:.$HG32])" office:value-type="float" office:value="2">
            <text:p>2</text:p>
          </table:table-cell>
          <table:table-cell table:number-matrix-columns-spanned="1" table:number-matrix-rows-spanned="1" table:formula="of:=SUM([.EP3:.EP32]&lt;[.$HC3:.$HC32])" office:value-type="float" office:value="15">
            <text:p>15</text:p>
          </table:table-cell>
          <table:table-cell table:style-name="cellBest" table:number-matrix-columns-spanned="1" table:number-matrix-rows-spanned="1" table:formula="of:=SUM([.EQ3:.EQ32]&lt;[.$HD3:.$HD32])" office:value-type="float" office:value="2">
            <text:p>2</text:p>
          </table:table-cell>
          <table:table-cell table:number-matrix-columns-spanned="1" table:number-matrix-rows-spanned="1" table:formula="of:=SUM([.ER3:.ER32]&lt;[.$HE3:.$HE32])" office:value-type="float" office:value="17">
            <text:p>17</text:p>
          </table:table-cell>
          <table:table-cell table:number-matrix-columns-spanned="1" table:number-matrix-rows-spanned="1" table:formula="of:=SUM([.ES3:.ES32]&lt;[.$HF3:.$HF32])" office:value-type="float" office:value="17">
            <text:p>17</text:p>
          </table:table-cell>
          <table:table-cell table:number-matrix-columns-spanned="1" table:number-matrix-rows-spanned="1" table:formula="of:=SUM([.ET3:.ET32]&lt;[.$HG3:.$HG32])" office:value-type="float" office:value="14">
            <text:p>14</text:p>
          </table:table-cell>
          <table:table-cell table:number-matrix-columns-spanned="1" table:number-matrix-rows-spanned="1" table:formula="of:=SUM([.EU3:.EU32]&lt;[.$HC3:.$HC32])" office:value-type="float" office:value="18">
            <text:p>18</text:p>
          </table:table-cell>
          <table:table-cell table:number-matrix-columns-spanned="1" table:number-matrix-rows-spanned="1" table:formula="of:=SUM([.EV3:.EV32]&lt;[.$HD3:.$HD32])" office:value-type="float" office:value="1">
            <text:p>1</text:p>
          </table:table-cell>
          <table:table-cell table:number-matrix-columns-spanned="1" table:number-matrix-rows-spanned="1" table:formula="of:=SUM([.EW3:.EW32]&lt;[.$HE3:.$HE32])" office:value-type="float" office:value="20">
            <text:p>20</text:p>
          </table:table-cell>
          <table:table-cell table:number-matrix-columns-spanned="1" table:number-matrix-rows-spanned="1" table:formula="of:=SUM([.EX3:.EX32]&lt;[.$HF3:.$HF32])" office:value-type="float" office:value="20">
            <text:p>20</text:p>
          </table:table-cell>
          <table:table-cell table:number-matrix-columns-spanned="1" table:number-matrix-rows-spanned="1" table:formula="of:=SUM([.EY3:.EY32]&lt;[.$HG3:.$HG32])" office:value-type="float" office:value="17">
            <text:p>17</text:p>
          </table:table-cell>
          <table:table-cell table:number-matrix-columns-spanned="1" table:number-matrix-rows-spanned="1" table:formula="of:=SUM([.EZ3:.EZ32]&lt;[.$HC3:.$HC32])" office:value-type="float" office:value="20">
            <text:p>20</text:p>
          </table:table-cell>
          <table:table-cell table:style-name="cellWorst" table:number-matrix-columns-spanned="1" table:number-matrix-rows-spanned="1" table:formula="of:=SUM([.FA3:.FA32]&lt;[.$HD3:.$HD32])" office:value-type="float" office:value="0">
            <text:p>0</text:p>
          </table:table-cell>
          <table:table-cell table:number-matrix-columns-spanned="1" table:number-matrix-rows-spanned="1" table:formula="of:=SUM([.FB3:.FB32]&lt;[.$HE3:.$HE32])" office:value-type="float" office:value="23">
            <text:p>23</text:p>
          </table:table-cell>
          <table:table-cell table:number-matrix-columns-spanned="1" table:number-matrix-rows-spanned="1" table:formula="of:=SUM([.FC3:.FC32]&lt;[.$HF3:.$HF32])" office:value-type="float" office:value="22">
            <text:p>22</text:p>
          </table:table-cell>
          <table:table-cell table:number-matrix-columns-spanned="1" table:number-matrix-rows-spanned="1" table:formula="of:=SUM([.FD3:.FD32]&lt;[.$HG3:.$HG32])" office:value-type="float" office:value="21">
            <text:p>21</text:p>
          </table:table-cell>
          <table:table-cell table:number-matrix-columns-spanned="1" table:number-matrix-rows-spanned="1" table:formula="of:=SUM([.FE3:.FE32]&lt;[.$HC3:.$HC32])" office:value-type="float" office:value="16">
            <text:p>16</text:p>
          </table:table-cell>
          <table:table-cell table:number-matrix-columns-spanned="1" table:number-matrix-rows-spanned="1" table:formula="of:=SUM([.FF3:.FF32]&lt;[.$HD3:.$HD32])" office:value-type="float" office:value="1">
            <text:p>1</text:p>
          </table:table-cell>
          <table:table-cell table:number-matrix-columns-spanned="1" table:number-matrix-rows-spanned="1" table:formula="of:=SUM([.FG3:.FG32]&lt;[.$HE3:.$HE32])" office:value-type="float" office:value="16">
            <text:p>16</text:p>
          </table:table-cell>
          <table:table-cell table:number-matrix-columns-spanned="1" table:number-matrix-rows-spanned="1" table:formula="of:=SUM([.FH3:.FH32]&lt;[.$HF3:.$HF32])" office:value-type="float" office:value="16">
            <text:p>16</text:p>
          </table:table-cell>
          <table:table-cell table:number-matrix-columns-spanned="1" table:number-matrix-rows-spanned="1" table:formula="of:=SUM([.FI3:.FI32]&lt;[.$HG3:.$HG32])" office:value-type="float" office:value="15">
            <text:p>15</text:p>
          </table:table-cell>
          <table:table-cell table:number-matrix-columns-spanned="1" table:number-matrix-rows-spanned="1" table:formula="of:=SUM([.FJ3:.FJ32]&lt;[.$HC3:.$HC32])" office:value-type="float" office:value="7">
            <text:p>7</text:p>
          </table:table-cell>
          <table:table-cell table:style-name="cellWorst" table:number-matrix-columns-spanned="1" table:number-matrix-rows-spanned="1" table:formula="of:=SUM([.FK3:.FK32]&lt;[.$HD3:.$HD32])" office:value-type="float" office:value="0">
            <text:p>0</text:p>
          </table:table-cell>
          <table:table-cell table:number-matrix-columns-spanned="1" table:number-matrix-rows-spanned="1" table:formula="of:=SUM([.FL3:.FL32]&lt;[.$HE3:.$HE32])" office:value-type="float" office:value="7">
            <text:p>7</text:p>
          </table:table-cell>
          <table:table-cell table:number-matrix-columns-spanned="1" table:number-matrix-rows-spanned="1" table:formula="of:=SUM([.FM3:.FM32]&lt;[.$HF3:.$HF32])" office:value-type="float" office:value="6">
            <text:p>6</text:p>
          </table:table-cell>
          <table:table-cell table:style-name="cellWorst" table:number-matrix-columns-spanned="1" table:number-matrix-rows-spanned="1" table:formula="of:=SUM([.FN3:.FN32]&lt;[.$HG3:.$HG32])" office:value-type="float" office:value="0">
            <text:p>0</text:p>
          </table:table-cell>
          <table:table-cell table:number-matrix-columns-spanned="1" table:number-matrix-rows-spanned="1" table:formula="of:=SUM([.FO3:.FO32]&lt;[.$HC3:.$HC32])" office:value-type="float" office:value="22">
            <text:p>22</text:p>
          </table:table-cell>
          <table:table-cell table:style-name="cellBest" table:number-matrix-columns-spanned="1" table:number-matrix-rows-spanned="1" table:formula="of:=SUM([.FP3:.FP32]&lt;[.$HD3:.$HD32])" office:value-type="float" office:value="2">
            <text:p>2</text:p>
          </table:table-cell>
          <table:table-cell table:style-name="cellBest" table:number-matrix-columns-spanned="1" table:number-matrix-rows-spanned="1" table:formula="of:=SUM([.FQ3:.FQ32]&lt;[.$HE3:.$HE32])" office:value-type="float" office:value="24">
            <text:p>24</text:p>
          </table:table-cell>
          <table:table-cell table:style-name="cellBest" table:number-matrix-columns-spanned="1" table:number-matrix-rows-spanned="1" table:formula="of:=SUM([.FR3:.FR32]&lt;[.$HF3:.$HF32])" office:value-type="float" office:value="25">
            <text:p>25</text:p>
          </table:table-cell>
          <table:table-cell table:number-matrix-columns-spanned="1" table:number-matrix-rows-spanned="1" table:formula="of:=SUM([.FS3:.FS32]&lt;[.$HG3:.$HG32])" office:value-type="float" office:value="30">
            <text:p>30</text:p>
          </table:table-cell>
          <table:table-cell table:number-matrix-columns-spanned="1" table:number-matrix-rows-spanned="1" table:formula="of:=SUM([.FT3:.FT32]&lt;[.$HC3:.$HC32])" office:value-type="float" office:value="8">
            <text:p>8</text:p>
          </table:table-cell>
          <table:table-cell table:style-name="cellWorst" table:number-matrix-columns-spanned="1" table:number-matrix-rows-spanned="1" table:formula="of:=SUM([.FU3:.FU32]&lt;[.$HD3:.$HD32])" office:value-type="float" office:value="0">
            <text:p>0</text:p>
          </table:table-cell>
          <table:table-cell table:number-matrix-columns-spanned="1" table:number-matrix-rows-spanned="1" table:formula="of:=SUM([.FV3:.FV32]&lt;[.$HE3:.$HE32])" office:value-type="float" office:value="8">
            <text:p>8</text:p>
          </table:table-cell>
          <table:table-cell table:number-matrix-columns-spanned="1" table:number-matrix-rows-spanned="1" table:formula="of:=SUM([.FW3:.FW32]&lt;[.$HF3:.$HF32])" office:value-type="float" office:value="8">
            <text:p>8</text:p>
          </table:table-cell>
          <table:table-cell table:number-matrix-columns-spanned="1" table:number-matrix-rows-spanned="1" table:formula="of:=SUM([.FX3:.FX32]&lt;[.$HG3:.$HG32])" office:value-type="float" office:value="3">
            <text:p>3</text:p>
          </table:table-cell>
          <table:table-cell table:style-name="cellBest" table:number-matrix-columns-spanned="1" table:number-matrix-rows-spanned="1" table:formula="of:=SUM([.FY3:.FY32]&lt;[.$HC3:.$HC32])" office:value-type="float" office:value="24">
            <text:p>24</text:p>
          </table:table-cell>
          <table:table-cell table:number-matrix-columns-spanned="1" table:number-matrix-rows-spanned="1" table:formula="of:=SUM([.FZ3:.FZ32]&lt;[.$HD3:.$HD32])" office:value-type="float" office:value="1">
            <text:p>1</text:p>
          </table:table-cell>
          <table:table-cell table:style-name="cellBest" table:number-matrix-columns-spanned="1" table:number-matrix-rows-spanned="1" table:formula="of:=SUM([.GA3:.GA32]&lt;[.$HE3:.$HE32])" office:value-type="float" office:value="24">
            <text:p>24</text:p>
          </table:table-cell>
          <table:table-cell table:number-matrix-columns-spanned="1" table:number-matrix-rows-spanned="1" table:formula="of:=SUM([.GB3:.GB32]&lt;[.$HF3:.$HF32])" office:value-type="float" office:value="24">
            <text:p>24</text:p>
          </table:table-cell>
          <table:table-cell table:number-matrix-columns-spanned="1" table:number-matrix-rows-spanned="1" table:formula="of:=SUM([.GC3:.GC32]&lt;[.$HG3:.$HG32])" office:value-type="float" office:value="21">
            <text:p>21</text:p>
          </table:table-cell>
          <table:table-cell table:number-matrix-columns-spanned="1" table:number-matrix-rows-spanned="1" table:formula="of:=SUM([.GD3:.GD32]&lt;[.$HC3:.$HC32])" office:value-type="float" office:value="15">
            <text:p>15</text:p>
          </table:table-cell>
          <table:table-cell table:style-name="cellWorst" table:number-matrix-columns-spanned="1" table:number-matrix-rows-spanned="1" table:formula="of:=SUM([.GE3:.GE32]&lt;[.$HD3:.$HD32])" office:value-type="float" office:value="0">
            <text:p>0</text:p>
          </table:table-cell>
          <table:table-cell table:number-matrix-columns-spanned="1" table:number-matrix-rows-spanned="1" table:formula="of:=SUM([.GF3:.GF32]&lt;[.$HE3:.$HE32])" office:value-type="float" office:value="16">
            <text:p>16</text:p>
          </table:table-cell>
          <table:table-cell table:number-matrix-columns-spanned="1" table:number-matrix-rows-spanned="1" table:formula="of:=SUM([.GG3:.GG32]&lt;[.$HF3:.$HF32])" office:value-type="float" office:value="17">
            <text:p>17</text:p>
          </table:table-cell>
          <table:table-cell table:number-matrix-columns-spanned="1" table:number-matrix-rows-spanned="1" table:formula="of:=SUM([.GH3:.GH32]&lt;[.$HG3:.$HG32])" office:value-type="float" office:value="12">
            <text:p>12</text:p>
          </table:table-cell>
          <table:table-cell table:number-matrix-columns-spanned="1" table:number-matrix-rows-spanned="1" table:formula="of:=SUM([.GI3:.GI32]&lt;[.$HC3:.$HC32])" office:value-type="float" office:value="4">
            <text:p>4</text:p>
          </table:table-cell>
          <table:table-cell table:number-matrix-columns-spanned="1" table:number-matrix-rows-spanned="1" table:formula="of:=SUM([.GJ3:.GJ32]&lt;[.$HD3:.$HD32])" office:value-type="float" office:value="1">
            <text:p>1</text:p>
          </table:table-cell>
          <table:table-cell table:number-matrix-columns-spanned="1" table:number-matrix-rows-spanned="1" table:formula="of:=SUM([.GK3:.GK32]&lt;[.$HE3:.$HE32])" office:value-type="float" office:value="4">
            <text:p>4</text:p>
          </table:table-cell>
          <table:table-cell table:style-name="cellWorst" table:number-matrix-columns-spanned="1" table:number-matrix-rows-spanned="1" table:formula="of:=SUM([.GL3:.GL32]&lt;[.$HF3:.$HF32])" office:value-type="float" office:value="3">
            <text:p>3</text:p>
          </table:table-cell>
          <table:table-cell table:style-name="cellWorst" table:number-matrix-columns-spanned="1" table:number-matrix-rows-spanned="1" table:formula="of:=SUM([.GM3:.GM32]&lt;[.$HG3:.$HG32])" office:value-type="float" office:value="0">
            <text:p>0</text:p>
          </table:table-cell>
          <table:table-cell table:number-matrix-columns-spanned="1" table:number-matrix-rows-spanned="1" table:formula="of:=SUM([.GN3:.GN32]&lt;[.$HC3:.$HC32])" office:value-type="float" office:value="21">
            <text:p>21</text:p>
          </table:table-cell>
          <table:table-cell table:number-matrix-columns-spanned="1" table:number-matrix-rows-spanned="1" table:formula="of:=SUM([.GO3:.GO32]&lt;[.$HD3:.$HD32])" office:value-type="float" office:value="1">
            <text:p>1</text:p>
          </table:table-cell>
          <table:table-cell table:number-matrix-columns-spanned="1" table:number-matrix-rows-spanned="1" table:formula="of:=SUM([.GP3:.GP32]&lt;[.$HE3:.$HE32])" office:value-type="float" office:value="20">
            <text:p>20</text:p>
          </table:table-cell>
          <table:table-cell table:number-matrix-columns-spanned="1" table:number-matrix-rows-spanned="1" table:formula="of:=SUM([.GQ3:.GQ32]&lt;[.$HF3:.$HF32])" office:value-type="float" office:value="19">
            <text:p>19</text:p>
          </table:table-cell>
          <table:table-cell table:number-matrix-columns-spanned="1" table:number-matrix-rows-spanned="1" table:formula="of:=SUM([.GR3:.GR32]&lt;[.$HG3:.$HG32])" office:value-type="float" office:value="18">
            <text:p>18</text:p>
          </table:table-cell>
          <table:table-cell table:number-matrix-columns-spanned="1" table:number-matrix-rows-spanned="1" table:formula="of:=SUM([.GS3:.GS32]&lt;[.$HC3:.$HC32])" office:value-type="float" office:value="0">
            <text:p>0</text:p>
          </table:table-cell>
          <table:table-cell table:number-matrix-columns-spanned="1" table:number-matrix-rows-spanned="1" table:formula="of:=SUM([.GT3:.GT32]&lt;[.$HD3:.$HD32])" office:value-type="float" office:value="0">
            <text:p>0</text:p>
          </table:table-cell>
          <table:table-cell table:style-name="cellWorst" table:number-matrix-columns-spanned="1" table:number-matrix-rows-spanned="1" table:formula="of:=SUM([.GU3:.GU32]&lt;[.$HE3:.$HE32])" office:value-type="float" office:value="3">
            <text:p>3</text:p>
          </table:table-cell>
          <table:table-cell table:number-matrix-columns-spanned="1" table:number-matrix-rows-spanned="1" table:formula="of:=SUM([.GV3:.GV32]&lt;[.$HF3:.$HF32])" office:value-type="float" office:value="4">
            <text:p>4</text:p>
          </table:table-cell>
          <table:table-cell table:style-name="cellWorst" table:number-matrix-columns-spanned="1" table:number-matrix-rows-spanned="1" table:formula="of:=SUM([.GW3:.GW32]&lt;[.$HG3:.$HG32])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2]&gt;[.$HC3:.$HC32])" office:value-type="float" office:value="7">
            <text:p>7</text:p>
          </table:table-cell>
          <table:table-cell table:number-matrix-columns-spanned="1" table:number-matrix-rows-spanned="1" table:formula="of:=SUM([.C3:.C32]&gt;[.$HD3:.$HD32])" office:value-type="float" office:value="0">
            <text:p>0</text:p>
          </table:table-cell>
          <table:table-cell table:number-matrix-columns-spanned="1" table:number-matrix-rows-spanned="1" table:formula="of:=SUM([.D3:.D32]&gt;[.$HE3:.$HE32])" office:value-type="float" office:value="9">
            <text:p>9</text:p>
          </table:table-cell>
          <table:table-cell table:number-matrix-columns-spanned="1" table:number-matrix-rows-spanned="1" table:formula="of:=SUM([.E3:.E32]&gt;[.$HF3:.$HF32])" office:value-type="float" office:value="10">
            <text:p>10</text:p>
          </table:table-cell>
          <table:table-cell table:number-matrix-columns-spanned="1" table:number-matrix-rows-spanned="1" table:formula="of:=SUM([.F3:.F32]&gt;[.$HC3:.$HC32])" office:value-type="float" office:value="7">
            <text:p>7</text:p>
          </table:table-cell>
          <table:table-cell table:number-matrix-columns-spanned="1" table:number-matrix-rows-spanned="1" table:formula="of:=SUM([.G3:.G32]&gt;[.$HD3:.$HD32])" office:value-type="float" office:value="0">
            <text:p>0</text:p>
          </table:table-cell>
          <table:table-cell table:number-matrix-columns-spanned="1" table:number-matrix-rows-spanned="1" table:formula="of:=SUM([.H3:.H32]&gt;[.$HE3:.$HE32])" office:value-type="float" office:value="7">
            <text:p>7</text:p>
          </table:table-cell>
          <table:table-cell table:number-matrix-columns-spanned="1" table:number-matrix-rows-spanned="1" table:formula="of:=SUM([.I3:.I32]&gt;[.$HF3:.$HF32])" office:value-type="float" office:value="10">
            <text:p>10</text:p>
          </table:table-cell>
          <table:table-cell table:number-matrix-columns-spanned="1" table:number-matrix-rows-spanned="1" table:formula="of:=SUM([.J3:.J32]&gt;[.$HG3:.$HG32])" office:value-type="float" office:value="0">
            <text:p>0</text:p>
          </table:table-cell>
          <table:table-cell table:number-matrix-columns-spanned="1" table:number-matrix-rows-spanned="1" table:formula="of:=SUM([.K3:.K32]&gt;[.$HC3:.$HC32])" office:value-type="float" office:value="6">
            <text:p>6</text:p>
          </table:table-cell>
          <table:table-cell table:number-matrix-columns-spanned="1" table:number-matrix-rows-spanned="1" table:formula="of:=SUM([.L3:.L32]&gt;[.$HD3:.$HD32])" office:value-type="float" office:value="0">
            <text:p>0</text:p>
          </table:table-cell>
          <table:table-cell table:number-matrix-columns-spanned="1" table:number-matrix-rows-spanned="1" table:formula="of:=SUM([.M3:.M32]&gt;[.$HE3:.$HE32])" office:value-type="float" office:value="7">
            <text:p>7</text:p>
          </table:table-cell>
          <table:table-cell table:number-matrix-columns-spanned="1" table:number-matrix-rows-spanned="1" table:formula="of:=SUM([.N3:.N32]&gt;[.$HF3:.$HF32])" office:value-type="float" office:value="9">
            <text:p>9</text:p>
          </table:table-cell>
          <table:table-cell table:number-matrix-columns-spanned="1" table:number-matrix-rows-spanned="1" table:formula="of:=SUM([.O3:.O32]&gt;[.$HG3:.$HG32])" office:value-type="float" office:value="0">
            <text:p>0</text:p>
          </table:table-cell>
          <table:table-cell table:number-matrix-columns-spanned="1" table:number-matrix-rows-spanned="1" table:formula="of:=SUM([.P3:.P32]&gt;[.$HC3:.$HC32])" office:value-type="float" office:value="8">
            <text:p>8</text:p>
          </table:table-cell>
          <table:table-cell table:number-matrix-columns-spanned="1" table:number-matrix-rows-spanned="1" table:formula="of:=SUM([.Q3:.Q32]&gt;[.$HD3:.$HD32])" office:value-type="float" office:value="0">
            <text:p>0</text:p>
          </table:table-cell>
          <table:table-cell table:number-matrix-columns-spanned="1" table:number-matrix-rows-spanned="1" table:formula="of:=SUM([.R3:.R32]&gt;[.$HE3:.$HE32])" office:value-type="float" office:value="7">
            <text:p>7</text:p>
          </table:table-cell>
          <table:table-cell table:number-matrix-columns-spanned="1" table:number-matrix-rows-spanned="1" table:formula="of:=SUM([.S3:.S32]&gt;[.$HF3:.$HF32])" office:value-type="float" office:value="8">
            <text:p>8</text:p>
          </table:table-cell>
          <table:table-cell table:style-name="cellBest" table:number-matrix-columns-spanned="1" table:number-matrix-rows-spanned="1" table:formula="of:=SUM([.T3:.T32]&gt;[.$HG3:.$HG32])" office:value-type="float" office:value="0">
            <text:p>0</text:p>
          </table:table-cell>
          <table:table-cell table:number-matrix-columns-spanned="1" table:number-matrix-rows-spanned="1" table:formula="of:=SUM([.U3:.U32]&gt;[.$HC3:.$HC32])" office:value-type="float" office:value="12">
            <text:p>12</text:p>
          </table:table-cell>
          <table:table-cell table:number-matrix-columns-spanned="1" table:number-matrix-rows-spanned="1" table:formula="of:=SUM([.V3:.V32]&gt;[.$HD3:.$HD32])" office:value-type="float" office:value="1">
            <text:p>1</text:p>
          </table:table-cell>
          <table:table-cell table:number-matrix-columns-spanned="1" table:number-matrix-rows-spanned="1" table:formula="of:=SUM([.W3:.W32]&gt;[.$HE3:.$HE32])" office:value-type="float" office:value="17">
            <text:p>17</text:p>
          </table:table-cell>
          <table:table-cell table:number-matrix-columns-spanned="1" table:number-matrix-rows-spanned="1" table:formula="of:=SUM([.X3:.X32]&gt;[.$HF3:.$HF32])" office:value-type="float" office:value="23">
            <text:p>23</text:p>
          </table:table-cell>
          <table:table-cell table:number-matrix-columns-spanned="1" table:number-matrix-rows-spanned="1" table:formula="of:=SUM([.Y3:.Y32]&gt;[.$HG3:.$HG32])" office:value-type="float" office:value="10">
            <text:p>10</text:p>
          </table:table-cell>
          <table:table-cell table:number-matrix-columns-spanned="1" table:number-matrix-rows-spanned="1" table:formula="of:=SUM([.Z3:.Z32]&gt;[.$HC3:.$HC32])" office:value-type="float" office:value="7">
            <text:p>7</text:p>
          </table:table-cell>
          <table:table-cell table:number-matrix-columns-spanned="1" table:number-matrix-rows-spanned="1" table:formula="of:=SUM([.AA3:.AA32]&gt;[.$HD3:.$HD32])" office:value-type="float" office:value="0">
            <text:p>0</text:p>
          </table:table-cell>
          <table:table-cell table:number-matrix-columns-spanned="1" table:number-matrix-rows-spanned="1" table:formula="of:=SUM([.AB3:.AB32]&gt;[.$HE3:.$HE32])" office:value-type="float" office:value="11">
            <text:p>11</text:p>
          </table:table-cell>
          <table:table-cell table:number-matrix-columns-spanned="1" table:number-matrix-rows-spanned="1" table:formula="of:=SUM([.AC3:.AC32]&gt;[.$HF3:.$HF32])" office:value-type="float" office:value="10">
            <text:p>10</text:p>
          </table:table-cell>
          <table:table-cell table:style-name="cellBest" table:number-matrix-columns-spanned="1" table:number-matrix-rows-spanned="1" table:formula="of:=SUM([.AD3:.AD32]&gt;[.$HG3:.$HG32])" office:value-type="float" office:value="0">
            <text:p>0</text:p>
          </table:table-cell>
          <table:table-cell table:number-matrix-columns-spanned="1" table:number-matrix-rows-spanned="1" table:formula="of:=SUM([.AE3:.AE32]&gt;[.$HC3:.$HC32])" office:value-type="float" office:value="16">
            <text:p>16</text:p>
          </table:table-cell>
          <table:table-cell table:number-matrix-columns-spanned="1" table:number-matrix-rows-spanned="1" table:formula="of:=SUM([.AF3:.AF32]&gt;[.$HD3:.$HD32])" office:value-type="float" office:value="0">
            <text:p>0</text:p>
          </table:table-cell>
          <table:table-cell table:number-matrix-columns-spanned="1" table:number-matrix-rows-spanned="1" table:formula="of:=SUM([.AG3:.AG32]&gt;[.$HE3:.$HE32])" office:value-type="float" office:value="17">
            <text:p>17</text:p>
          </table:table-cell>
          <table:table-cell table:number-matrix-columns-spanned="1" table:number-matrix-rows-spanned="1" table:formula="of:=SUM([.AH3:.AH32]&gt;[.$HF3:.$HF32])" office:value-type="float" office:value="16">
            <text:p>16</text:p>
          </table:table-cell>
          <table:table-cell table:number-matrix-columns-spanned="1" table:number-matrix-rows-spanned="1" table:formula="of:=SUM([.AI3:.AI32]&gt;[.$HG3:.$HG32])" office:value-type="float" office:value="26">
            <text:p>26</text:p>
          </table:table-cell>
          <table:table-cell table:number-matrix-columns-spanned="1" table:number-matrix-rows-spanned="1" table:formula="of:=SUM([.AJ3:.AJ32]&gt;[.$HC3:.$HC32])" office:value-type="float" office:value="20">
            <text:p>20</text:p>
          </table:table-cell>
          <table:table-cell table:number-matrix-columns-spanned="1" table:number-matrix-rows-spanned="1" table:formula="of:=SUM([.AK3:.AK32]&gt;[.$HD3:.$HD32])" office:value-type="float" office:value="0">
            <text:p>0</text:p>
          </table:table-cell>
          <table:table-cell table:number-matrix-columns-spanned="1" table:number-matrix-rows-spanned="1" table:formula="of:=SUM([.AL3:.AL32]&gt;[.$HE3:.$HE32])" office:value-type="float" office:value="20">
            <text:p>20</text:p>
          </table:table-cell>
          <table:table-cell table:number-matrix-columns-spanned="1" table:number-matrix-rows-spanned="1" table:formula="of:=SUM([.AM3:.AM32]&gt;[.$HF3:.$HF32])" office:value-type="float" office:value="16">
            <text:p>16</text:p>
          </table:table-cell>
          <table:table-cell table:number-matrix-columns-spanned="1" table:number-matrix-rows-spanned="1" table:formula="of:=SUM([.AN3:.AN32]&gt;[.$HG3:.$HG32])" office:value-type="float" office:value="29">
            <text:p>29</text:p>
          </table:table-cell>
          <table:table-cell table:number-matrix-columns-spanned="1" table:number-matrix-rows-spanned="1" table:formula="of:=SUM([.AO3:.AO32]&gt;[.$HC3:.$HC32])" office:value-type="float" office:value="17">
            <text:p>17</text:p>
          </table:table-cell>
          <table:table-cell table:number-matrix-columns-spanned="1" table:number-matrix-rows-spanned="1" table:formula="of:=SUM([.AP3:.AP32]&gt;[.$HD3:.$HD32])" office:value-type="float" office:value="0">
            <text:p>0</text:p>
          </table:table-cell>
          <table:table-cell table:number-matrix-columns-spanned="1" table:number-matrix-rows-spanned="1" table:formula="of:=SUM([.AQ3:.AQ32]&gt;[.$HE3:.$HE32])" office:value-type="float" office:value="18">
            <text:p>18</text:p>
          </table:table-cell>
          <table:table-cell table:number-matrix-columns-spanned="1" table:number-matrix-rows-spanned="1" table:formula="of:=SUM([.AR3:.AR32]&gt;[.$HF3:.$HF32])" office:value-type="float" office:value="13">
            <text:p>13</text:p>
          </table:table-cell>
          <table:table-cell table:number-matrix-columns-spanned="1" table:number-matrix-rows-spanned="1" table:formula="of:=SUM([.AS3:.AS32]&gt;[.$HG3:.$HG32])" office:value-type="float" office:value="25">
            <text:p>25</text:p>
          </table:table-cell>
          <table:table-cell table:number-matrix-columns-spanned="1" table:number-matrix-rows-spanned="1" table:formula="of:=SUM([.AT3:.AT32]&gt;[.$HC3:.$HC32])" office:value-type="float" office:value="16">
            <text:p>16</text:p>
          </table:table-cell>
          <table:table-cell table:number-matrix-columns-spanned="1" table:number-matrix-rows-spanned="1" table:formula="of:=SUM([.AU3:.AU32]&gt;[.$HD3:.$HD32])" office:value-type="float" office:value="0">
            <text:p>0</text:p>
          </table:table-cell>
          <table:table-cell table:number-matrix-columns-spanned="1" table:number-matrix-rows-spanned="1" table:formula="of:=SUM([.AV3:.AV32]&gt;[.$HE3:.$HE32])" office:value-type="float" office:value="17">
            <text:p>17</text:p>
          </table:table-cell>
          <table:table-cell table:number-matrix-columns-spanned="1" table:number-matrix-rows-spanned="1" table:formula="of:=SUM([.AW3:.AW32]&gt;[.$HF3:.$HF32])" office:value-type="float" office:value="13">
            <text:p>13</text:p>
          </table:table-cell>
          <table:table-cell table:number-matrix-columns-spanned="1" table:number-matrix-rows-spanned="1" table:formula="of:=SUM([.AX3:.AX32]&gt;[.$HG3:.$HG32])" office:value-type="float" office:value="29">
            <text:p>29</text:p>
          </table:table-cell>
          <table:table-cell table:number-matrix-columns-spanned="1" table:number-matrix-rows-spanned="1" table:formula="of:=SUM([.AY3:.AY32]&gt;[.$HC3:.$HC32])" office:value-type="float" office:value="10">
            <text:p>10</text:p>
          </table:table-cell>
          <table:table-cell table:number-matrix-columns-spanned="1" table:number-matrix-rows-spanned="1" table:formula="of:=SUM([.AZ3:.AZ32]&gt;[.$HD3:.$HD32])" office:value-type="float" office:value="0">
            <text:p>0</text:p>
          </table:table-cell>
          <table:table-cell table:number-matrix-columns-spanned="1" table:number-matrix-rows-spanned="1" table:formula="of:=SUM([.BA3:.BA32]&gt;[.$HE3:.$HE32])" office:value-type="float" office:value="12">
            <text:p>12</text:p>
          </table:table-cell>
          <table:table-cell table:number-matrix-columns-spanned="1" table:number-matrix-rows-spanned="1" table:formula="of:=SUM([.BB3:.BB32]&gt;[.$HF3:.$HF32])" office:value-type="float" office:value="12">
            <text:p>12</text:p>
          </table:table-cell>
          <table:table-cell table:style-name="cellBest" table:number-matrix-columns-spanned="1" table:number-matrix-rows-spanned="1" table:formula="of:=SUM([.BC3:.BC32]&gt;[.$HG3:.$HG32])" office:value-type="float" office:value="0">
            <text:p>0</text:p>
          </table:table-cell>
          <table:table-cell table:number-matrix-columns-spanned="1" table:number-matrix-rows-spanned="1" table:formula="of:=SUM([.BD3:.BD32]&gt;[.$HC3:.$HC32])" office:value-type="float" office:value="9">
            <text:p>9</text:p>
          </table:table-cell>
          <table:table-cell table:number-matrix-columns-spanned="1" table:number-matrix-rows-spanned="1" table:formula="of:=SUM([.BE3:.BE32]&gt;[.$HD3:.$HD32])" office:value-type="float" office:value="1">
            <text:p>1</text:p>
          </table:table-cell>
          <table:table-cell table:number-matrix-columns-spanned="1" table:number-matrix-rows-spanned="1" table:formula="of:=SUM([.BF3:.BF32]&gt;[.$HE3:.$HE32])" office:value-type="float" office:value="9">
            <text:p>9</text:p>
          </table:table-cell>
          <table:table-cell table:number-matrix-columns-spanned="1" table:number-matrix-rows-spanned="1" table:formula="of:=SUM([.BG3:.BG32]&gt;[.$HF3:.$HF32])" office:value-type="float" office:value="9">
            <text:p>9</text:p>
          </table:table-cell>
          <table:table-cell table:style-name="cellBest" table:number-matrix-columns-spanned="1" table:number-matrix-rows-spanned="1" table:formula="of:=SUM([.BH3:.BH32]&gt;[.$HG3:.$HG32])" office:value-type="float" office:value="0">
            <text:p>0</text:p>
          </table:table-cell>
          <table:table-cell table:number-matrix-columns-spanned="1" table:number-matrix-rows-spanned="1" table:formula="of:=SUM([.BI3:.BI32]&gt;[.$HC3:.$HC32])" office:value-type="float" office:value="13">
            <text:p>13</text:p>
          </table:table-cell>
          <table:table-cell table:number-matrix-columns-spanned="1" table:number-matrix-rows-spanned="1" table:formula="of:=SUM([.BJ3:.BJ32]&gt;[.$HD3:.$HD32])" office:value-type="float" office:value="0">
            <text:p>0</text:p>
          </table:table-cell>
          <table:table-cell table:number-matrix-columns-spanned="1" table:number-matrix-rows-spanned="1" table:formula="of:=SUM([.BK3:.BK32]&gt;[.$HE3:.$HE32])" office:value-type="float" office:value="13">
            <text:p>13</text:p>
          </table:table-cell>
          <table:table-cell table:number-matrix-columns-spanned="1" table:number-matrix-rows-spanned="1" table:formula="of:=SUM([.BL3:.BL32]&gt;[.$HF3:.$HF32])" office:value-type="float" office:value="13">
            <text:p>13</text:p>
          </table:table-cell>
          <table:table-cell table:number-matrix-columns-spanned="1" table:number-matrix-rows-spanned="1" table:formula="of:=SUM([.BM3:.BM32]&gt;[.$HG3:.$HG32])" office:value-type="float" office:value="1">
            <text:p>1</text:p>
          </table:table-cell>
          <table:table-cell table:number-matrix-columns-spanned="1" table:number-matrix-rows-spanned="1" table:formula="of:=SUM([.BN3:.BN32]&gt;[.$HC3:.$HC32])" office:value-type="float" office:value="5">
            <text:p>5</text:p>
          </table:table-cell>
          <table:table-cell table:number-matrix-columns-spanned="1" table:number-matrix-rows-spanned="1" table:formula="of:=SUM([.BO3:.BO32]&gt;[.$HD3:.$HD32])" office:value-type="float" office:value="0">
            <text:p>0</text:p>
          </table:table-cell>
          <table:table-cell table:number-matrix-columns-spanned="1" table:number-matrix-rows-spanned="1" table:formula="of:=SUM([.BP3:.BP32]&gt;[.$HE3:.$HE32])" office:value-type="float" office:value="7">
            <text:p>7</text:p>
          </table:table-cell>
          <table:table-cell table:number-matrix-columns-spanned="1" table:number-matrix-rows-spanned="1" table:formula="of:=SUM([.BQ3:.BQ32]&gt;[.$HF3:.$HF32])" office:value-type="float" office:value="8">
            <text:p>8</text:p>
          </table:table-cell>
          <table:table-cell table:style-name="cellBest" table:number-matrix-columns-spanned="1" table:number-matrix-rows-spanned="1" table:formula="of:=SUM([.BR3:.BR32]&gt;[.$HG3:.$HG32])" office:value-type="float" office:value="0">
            <text:p>0</text:p>
          </table:table-cell>
          <table:table-cell table:number-matrix-columns-spanned="1" table:number-matrix-rows-spanned="1" table:formula="of:=SUM([.BS3:.BS32]&gt;[.$HC3:.$HC32])" office:value-type="float" office:value="13">
            <text:p>13</text:p>
          </table:table-cell>
          <table:table-cell table:number-matrix-columns-spanned="1" table:number-matrix-rows-spanned="1" table:formula="of:=SUM([.BT3:.BT32]&gt;[.$HD3:.$HD32])" office:value-type="float" office:value="0">
            <text:p>0</text:p>
          </table:table-cell>
          <table:table-cell table:number-matrix-columns-spanned="1" table:number-matrix-rows-spanned="1" table:formula="of:=SUM([.BU3:.BU32]&gt;[.$HE3:.$HE32])" office:value-type="float" office:value="13">
            <text:p>13</text:p>
          </table:table-cell>
          <table:table-cell table:number-matrix-columns-spanned="1" table:number-matrix-rows-spanned="1" table:formula="of:=SUM([.BV3:.BV32]&gt;[.$HF3:.$HF32])" office:value-type="float" office:value="10">
            <text:p>10</text:p>
          </table:table-cell>
          <table:table-cell table:number-matrix-columns-spanned="1" table:number-matrix-rows-spanned="1" table:formula="of:=SUM([.BW3:.BW32]&gt;[.$HG3:.$HG32])" office:value-type="float" office:value="24">
            <text:p>24</text:p>
          </table:table-cell>
          <table:table-cell table:number-matrix-columns-spanned="1" table:number-matrix-rows-spanned="1" table:formula="of:=SUM([.BX3:.BX32]&gt;[.$HC3:.$HC32])" office:value-type="float" office:value="18">
            <text:p>18</text:p>
          </table:table-cell>
          <table:table-cell table:number-matrix-columns-spanned="1" table:number-matrix-rows-spanned="1" table:formula="of:=SUM([.BY3:.BY32]&gt;[.$HD3:.$HD32])" office:value-type="float" office:value="2">
            <text:p>2</text:p>
          </table:table-cell>
          <table:table-cell table:number-matrix-columns-spanned="1" table:number-matrix-rows-spanned="1" table:formula="of:=SUM([.BZ3:.BZ32]&gt;[.$HE3:.$HE32])" office:value-type="float" office:value="20">
            <text:p>20</text:p>
          </table:table-cell>
          <table:table-cell table:number-matrix-columns-spanned="1" table:number-matrix-rows-spanned="1" table:formula="of:=SUM([.CA3:.CA32]&gt;[.$HF3:.$HF32])" office:value-type="float" office:value="24">
            <text:p>24</text:p>
          </table:table-cell>
          <table:table-cell table:number-matrix-columns-spanned="1" table:number-matrix-rows-spanned="1" table:formula="of:=SUM([.CB3:.CB32]&gt;[.$HG3:.$HG32])" office:value-type="float" office:value="0">
            <text:p>0</text:p>
          </table:table-cell>
          <table:table-cell table:number-matrix-columns-spanned="1" table:number-matrix-rows-spanned="1" table:formula="of:=SUM([.CC3:.CC32]&gt;[.$HC3:.$HC32])" office:value-type="float" office:value="15">
            <text:p>15</text:p>
          </table:table-cell>
          <table:table-cell table:number-matrix-columns-spanned="1" table:number-matrix-rows-spanned="1" table:formula="of:=SUM([.CD3:.CD32]&gt;[.$HD3:.$HD32])" office:value-type="float" office:value="2">
            <text:p>2</text:p>
          </table:table-cell>
          <table:table-cell table:number-matrix-columns-spanned="1" table:number-matrix-rows-spanned="1" table:formula="of:=SUM([.CE3:.CE32]&gt;[.$HE3:.$HE32])" office:value-type="float" office:value="18">
            <text:p>18</text:p>
          </table:table-cell>
          <table:table-cell table:number-matrix-columns-spanned="1" table:number-matrix-rows-spanned="1" table:formula="of:=SUM([.CF3:.CF32]&gt;[.$HF3:.$HF32])" office:value-type="float" office:value="14">
            <text:p>14</text:p>
          </table:table-cell>
          <table:table-cell table:number-matrix-columns-spanned="1" table:number-matrix-rows-spanned="1" table:formula="of:=SUM([.CG3:.CG32]&gt;[.$HG3:.$HG32])" office:value-type="float" office:value="26">
            <text:p>26</text:p>
          </table:table-cell>
          <table:table-cell table:number-matrix-columns-spanned="1" table:number-matrix-rows-spanned="1" table:formula="of:=SUM([.CH3:.CH32]&gt;[.$HC3:.$HC32])" office:value-type="float" office:value="10">
            <text:p>10</text:p>
          </table:table-cell>
          <table:table-cell table:number-matrix-columns-spanned="1" table:number-matrix-rows-spanned="1" table:formula="of:=SUM([.CI3:.CI32]&gt;[.$HD3:.$HD32])" office:value-type="float" office:value="0">
            <text:p>0</text:p>
          </table:table-cell>
          <table:table-cell table:number-matrix-columns-spanned="1" table:number-matrix-rows-spanned="1" table:formula="of:=SUM([.CJ3:.CJ32]&gt;[.$HE3:.$HE32])" office:value-type="float" office:value="10">
            <text:p>10</text:p>
          </table:table-cell>
          <table:table-cell table:number-matrix-columns-spanned="1" table:number-matrix-rows-spanned="1" table:formula="of:=SUM([.CK3:.CK32]&gt;[.$HF3:.$HF32])" office:value-type="float" office:value="11">
            <text:p>11</text:p>
          </table:table-cell>
          <table:table-cell table:style-name="cellBest" table:number-matrix-columns-spanned="1" table:number-matrix-rows-spanned="1" table:formula="of:=SUM([.CL3:.CL32]&gt;[.$HG3:.$HG32])" office:value-type="float" office:value="0">
            <text:p>0</text:p>
          </table:table-cell>
          <table:table-cell table:number-matrix-columns-spanned="1" table:number-matrix-rows-spanned="1" table:formula="of:=SUM([.CM3:.CM32]&gt;[.$HC3:.$HC32])" office:value-type="float" office:value="13">
            <text:p>13</text:p>
          </table:table-cell>
          <table:table-cell table:number-matrix-columns-spanned="1" table:number-matrix-rows-spanned="1" table:formula="of:=SUM([.CN3:.CN32]&gt;[.$HD3:.$HD32])" office:value-type="float" office:value="8">
            <text:p>8</text:p>
          </table:table-cell>
          <table:table-cell table:number-matrix-columns-spanned="1" table:number-matrix-rows-spanned="1" table:formula="of:=SUM([.CO3:.CO32]&gt;[.$HE3:.$HE32])" office:value-type="float" office:value="17">
            <text:p>17</text:p>
          </table:table-cell>
          <table:table-cell table:number-matrix-columns-spanned="1" table:number-matrix-rows-spanned="1" table:formula="of:=SUM([.CP3:.CP32]&gt;[.$HF3:.$HF32])" office:value-type="float" office:value="13">
            <text:p>13</text:p>
          </table:table-cell>
          <table:table-cell table:number-matrix-columns-spanned="1" table:number-matrix-rows-spanned="1" table:formula="of:=SUM([.CQ3:.CQ32]&gt;[.$HG3:.$HG32])" office:value-type="float" office:value="20">
            <text:p>20</text:p>
          </table:table-cell>
          <table:table-cell table:number-matrix-columns-spanned="1" table:number-matrix-rows-spanned="1" table:formula="of:=SUM([.CR3:.CR32]&gt;[.$HC3:.$HC32])" office:value-type="float" office:value="26">
            <text:p>26</text:p>
          </table:table-cell>
          <table:table-cell table:number-matrix-columns-spanned="1" table:number-matrix-rows-spanned="1" table:formula="of:=SUM([.CS3:.CS32]&gt;[.$HD3:.$HD32])" office:value-type="float" office:value="4">
            <text:p>4</text:p>
          </table:table-cell>
          <table:table-cell table:number-matrix-columns-spanned="1" table:number-matrix-rows-spanned="1" table:formula="of:=SUM([.CT3:.CT32]&gt;[.$HE3:.$HE32])" office:value-type="float" office:value="26">
            <text:p>26</text:p>
          </table:table-cell>
          <table:table-cell table:number-matrix-columns-spanned="1" table:number-matrix-rows-spanned="1" table:formula="of:=SUM([.CU3:.CU32]&gt;[.$HF3:.$HF32])" office:value-type="float" office:value="25">
            <text:p>25</text:p>
          </table:table-cell>
          <table:table-cell table:style-name="cellWorst" table:number-matrix-columns-spanned="1" table:number-matrix-rows-spanned="1" table:formula="of:=SUM([.CV3:.CV32]&gt;[.$HG3:.$HG32])" office:value-type="float" office:value="30">
            <text:p>30</text:p>
          </table:table-cell>
          <table:table-cell table:number-matrix-columns-spanned="1" table:number-matrix-rows-spanned="1" table:formula="of:=SUM([.CW3:.CW32]&gt;[.$HC3:.$HC32])" office:value-type="float" office:value="8">
            <text:p>8</text:p>
          </table:table-cell>
          <table:table-cell table:number-matrix-columns-spanned="1" table:number-matrix-rows-spanned="1" table:formula="of:=SUM([.CX3:.CX32]&gt;[.$HD3:.$HD32])" office:value-type="float" office:value="0">
            <text:p>0</text:p>
          </table:table-cell>
          <table:table-cell table:number-matrix-columns-spanned="1" table:number-matrix-rows-spanned="1" table:formula="of:=SUM([.CY3:.CY32]&gt;[.$HE3:.$HE32])" office:value-type="float" office:value="7">
            <text:p>7</text:p>
          </table:table-cell>
          <table:table-cell table:number-matrix-columns-spanned="1" table:number-matrix-rows-spanned="1" table:formula="of:=SUM([.CZ3:.CZ32]&gt;[.$HF3:.$HF32])" office:value-type="float" office:value="8">
            <text:p>8</text:p>
          </table:table-cell>
          <table:table-cell table:style-name="cellBest" table:number-matrix-columns-spanned="1" table:number-matrix-rows-spanned="1" table:formula="of:=SUM([.DA3:.DA32]&gt;[.$HG3:.$HG32])" office:value-type="float" office:value="0">
            <text:p>0</text:p>
          </table:table-cell>
          <table:table-cell table:number-matrix-columns-spanned="1" table:number-matrix-rows-spanned="1" table:formula="of:=SUM([.DB3:.DB32]&gt;[.$HC3:.$HC32])" office:value-type="float" office:value="27">
            <text:p>27</text:p>
          </table:table-cell>
          <table:table-cell table:number-matrix-columns-spanned="1" table:number-matrix-rows-spanned="1" table:formula="of:=SUM([.DC3:.DC32]&gt;[.$HD3:.$HD32])" office:value-type="float" office:value="24">
            <text:p>24</text:p>
          </table:table-cell>
          <table:table-cell table:number-matrix-columns-spanned="1" table:number-matrix-rows-spanned="1" table:formula="of:=SUM([.DD3:.DD32]&gt;[.$HE3:.$HE32])" office:value-type="float" office:value="26">
            <text:p>26</text:p>
          </table:table-cell>
          <table:table-cell table:number-matrix-columns-spanned="1" table:number-matrix-rows-spanned="1" table:formula="of:=SUM([.DE3:.DE32]&gt;[.$HF3:.$HF32])" office:value-type="float" office:value="25">
            <text:p>25</text:p>
          </table:table-cell>
          <table:table-cell table:style-name="cellWorst" table:number-matrix-columns-spanned="1" table:number-matrix-rows-spanned="1" table:formula="of:=SUM([.DF3:.DF32]&gt;[.$HG3:.$HG32])" office:value-type="float" office:value="30">
            <text:p>30</text:p>
          </table:table-cell>
          <table:table-cell table:number-matrix-columns-spanned="1" table:number-matrix-rows-spanned="1" table:formula="of:=SUM([.DG3:.DG32]&gt;[.$HC3:.$HC32])" office:value-type="float" office:value="6">
            <text:p>6</text:p>
          </table:table-cell>
          <table:table-cell table:number-matrix-columns-spanned="1" table:number-matrix-rows-spanned="1" table:formula="of:=SUM([.DH3:.DH32]&gt;[.$HD3:.$HD32])" office:value-type="float" office:value="0">
            <text:p>0</text:p>
          </table:table-cell>
          <table:table-cell table:number-matrix-columns-spanned="1" table:number-matrix-rows-spanned="1" table:formula="of:=SUM([.DI3:.DI32]&gt;[.$HE3:.$HE32])" office:value-type="float" office:value="9">
            <text:p>9</text:p>
          </table:table-cell>
          <table:table-cell table:number-matrix-columns-spanned="1" table:number-matrix-rows-spanned="1" table:formula="of:=SUM([.DJ3:.DJ32]&gt;[.$HF3:.$HF32])" office:value-type="float" office:value="10">
            <text:p>10</text:p>
          </table:table-cell>
          <table:table-cell table:style-name="cellBest" table:number-matrix-columns-spanned="1" table:number-matrix-rows-spanned="1" table:formula="of:=SUM([.DK3:.DK32]&gt;[.$HG3:.$HG32])" office:value-type="float" office:value="0">
            <text:p>0</text:p>
          </table:table-cell>
          <table:table-cell table:number-matrix-columns-spanned="1" table:number-matrix-rows-spanned="1" table:formula="of:=SUM([.DL3:.DL32]&gt;[.$HC3:.$HC32])" office:value-type="float" office:value="9">
            <text:p>9</text:p>
          </table:table-cell>
          <table:table-cell table:number-matrix-columns-spanned="1" table:number-matrix-rows-spanned="1" table:formula="of:=SUM([.DM3:.DM32]&gt;[.$HD3:.$HD32])" office:value-type="float" office:value="0">
            <text:p>0</text:p>
          </table:table-cell>
          <table:table-cell table:number-matrix-columns-spanned="1" table:number-matrix-rows-spanned="1" table:formula="of:=SUM([.DN3:.DN32]&gt;[.$HE3:.$HE32])" office:value-type="float" office:value="9">
            <text:p>9</text:p>
          </table:table-cell>
          <table:table-cell table:number-matrix-columns-spanned="1" table:number-matrix-rows-spanned="1" table:formula="of:=SUM([.DO3:.DO32]&gt;[.$HF3:.$HF32])" office:value-type="float" office:value="14">
            <text:p>14</text:p>
          </table:table-cell>
          <table:table-cell table:number-matrix-columns-spanned="1" table:number-matrix-rows-spanned="1" table:formula="of:=SUM([.DP3:.DP32]&gt;[.$HG3:.$HG32])" office:value-type="float" office:value="16">
            <text:p>16</text:p>
          </table:table-cell>
          <table:table-cell table:number-matrix-columns-spanned="1" table:number-matrix-rows-spanned="1" table:formula="of:=SUM([.DQ3:.DQ32]&gt;[.$HC3:.$HC32])" office:value-type="float" office:value="9">
            <text:p>9</text:p>
          </table:table-cell>
          <table:table-cell table:number-matrix-columns-spanned="1" table:number-matrix-rows-spanned="1" table:formula="of:=SUM([.DR3:.DR32]&gt;[.$HD3:.$HD32])" office:value-type="float" office:value="2">
            <text:p>2</text:p>
          </table:table-cell>
          <table:table-cell table:number-matrix-columns-spanned="1" table:number-matrix-rows-spanned="1" table:formula="of:=SUM([.DS3:.DS32]&gt;[.$HE3:.$HE32])" office:value-type="float" office:value="11">
            <text:p>11</text:p>
          </table:table-cell>
          <table:table-cell table:number-matrix-columns-spanned="1" table:number-matrix-rows-spanned="1" table:formula="of:=SUM([.DT3:.DT32]&gt;[.$HF3:.$HF32])" office:value-type="float" office:value="11">
            <text:p>11</text:p>
          </table:table-cell>
          <table:table-cell table:number-matrix-columns-spanned="1" table:number-matrix-rows-spanned="1" table:formula="of:=SUM([.DU3:.DU32]&gt;[.$HG3:.$HG32])" office:value-type="float" office:value="13">
            <text:p>13</text:p>
          </table:table-cell>
          <table:table-cell table:number-matrix-columns-spanned="1" table:number-matrix-rows-spanned="1" table:formula="of:=SUM([.DV3:.DV32]&gt;[.$HC3:.$HC32])" office:value-type="float" office:value="14">
            <text:p>14</text:p>
          </table:table-cell>
          <table:table-cell table:number-matrix-columns-spanned="1" table:number-matrix-rows-spanned="1" table:formula="of:=SUM([.DW3:.DW32]&gt;[.$HD3:.$HD32])" office:value-type="float" office:value="1">
            <text:p>1</text:p>
          </table:table-cell>
          <table:table-cell table:number-matrix-columns-spanned="1" table:number-matrix-rows-spanned="1" table:formula="of:=SUM([.DX3:.DX32]&gt;[.$HE3:.$HE32])" office:value-type="float" office:value="18">
            <text:p>18</text:p>
          </table:table-cell>
          <table:table-cell table:number-matrix-columns-spanned="1" table:number-matrix-rows-spanned="1" table:formula="of:=SUM([.DY3:.DY32]&gt;[.$HF3:.$HF32])" office:value-type="float" office:value="19">
            <text:p>19</text:p>
          </table:table-cell>
          <table:table-cell table:number-matrix-columns-spanned="1" table:number-matrix-rows-spanned="1" table:formula="of:=SUM([.DZ3:.DZ32]&gt;[.$HG3:.$HG32])" office:value-type="float" office:value="29">
            <text:p>29</text:p>
          </table:table-cell>
          <table:table-cell table:number-matrix-columns-spanned="1" table:number-matrix-rows-spanned="1" table:formula="of:=SUM([.EA3:.EA32]&gt;[.$HC3:.$HC32])" office:value-type="float" office:value="22">
            <text:p>22</text:p>
          </table:table-cell>
          <table:table-cell table:number-matrix-columns-spanned="1" table:number-matrix-rows-spanned="1" table:formula="of:=SUM([.EB3:.EB32]&gt;[.$HD3:.$HD32])" office:value-type="float" office:value="2">
            <text:p>2</text:p>
          </table:table-cell>
          <table:table-cell table:number-matrix-columns-spanned="1" table:number-matrix-rows-spanned="1" table:formula="of:=SUM([.EC3:.EC32]&gt;[.$HE3:.$HE32])" office:value-type="float" office:value="25">
            <text:p>25</text:p>
          </table:table-cell>
          <table:table-cell table:number-matrix-columns-spanned="1" table:number-matrix-rows-spanned="1" table:formula="of:=SUM([.ED3:.ED32]&gt;[.$HF3:.$HF32])" office:value-type="float" office:value="25">
            <text:p>25</text:p>
          </table:table-cell>
          <table:table-cell table:number-matrix-columns-spanned="1" table:number-matrix-rows-spanned="1" table:formula="of:=SUM([.EE3:.EE32]&gt;[.$HG3:.$HG32])" office:value-type="float" office:value="29">
            <text:p>29</text:p>
          </table:table-cell>
          <table:table-cell table:number-matrix-columns-spanned="1" table:number-matrix-rows-spanned="1" table:formula="of:=SUM([.EF3:.EF32]&gt;[.$HC3:.$HC32])" office:value-type="float" office:value="18">
            <text:p>18</text:p>
          </table:table-cell>
          <table:table-cell table:number-matrix-columns-spanned="1" table:number-matrix-rows-spanned="1" table:formula="of:=SUM([.EG3:.EG32]&gt;[.$HD3:.$HD32])" office:value-type="float" office:value="2">
            <text:p>2</text:p>
          </table:table-cell>
          <table:table-cell table:number-matrix-columns-spanned="1" table:number-matrix-rows-spanned="1" table:formula="of:=SUM([.EH3:.EH32]&gt;[.$HE3:.$HE32])" office:value-type="float" office:value="21">
            <text:p>21</text:p>
          </table:table-cell>
          <table:table-cell table:number-matrix-columns-spanned="1" table:number-matrix-rows-spanned="1" table:formula="of:=SUM([.EI3:.EI32]&gt;[.$HF3:.$HF32])" office:value-type="float" office:value="22">
            <text:p>22</text:p>
          </table:table-cell>
          <table:table-cell table:number-matrix-columns-spanned="1" table:number-matrix-rows-spanned="1" table:formula="of:=SUM([.EJ3:.EJ32]&gt;[.$HG3:.$HG32])" office:value-type="float" office:value="25">
            <text:p>25</text:p>
          </table:table-cell>
          <table:table-cell table:number-matrix-columns-spanned="1" table:number-matrix-rows-spanned="1" table:formula="of:=SUM([.EK3:.EK32]&gt;[.$HC3:.$HC32])" office:value-type="float" office:value="22">
            <text:p>22</text:p>
          </table:table-cell>
          <table:table-cell table:number-matrix-columns-spanned="1" table:number-matrix-rows-spanned="1" table:formula="of:=SUM([.EL3:.EL32]&gt;[.$HD3:.$HD32])" office:value-type="float" office:value="1">
            <text:p>1</text:p>
          </table:table-cell>
          <table:table-cell table:style-name="cellWorst" table:number-matrix-columns-spanned="1" table:number-matrix-rows-spanned="1" table:formula="of:=SUM([.EM3:.EM32]&gt;[.$HE3:.$HE32])" office:value-type="float" office:value="27">
            <text:p>27</text:p>
          </table:table-cell>
          <table:table-cell table:style-name="cellWorst" table:number-matrix-columns-spanned="1" table:number-matrix-rows-spanned="1" table:formula="of:=SUM([.EN3:.EN32]&gt;[.$HF3:.$HF32])" office:value-type="float" office:value="27">
            <text:p>27</text:p>
          </table:table-cell>
          <table:table-cell table:number-matrix-columns-spanned="1" table:number-matrix-rows-spanned="1" table:formula="of:=SUM([.EO3:.EO32]&gt;[.$HG3:.$HG32])" office:value-type="float" office:value="28">
            <text:p>28</text:p>
          </table:table-cell>
          <table:table-cell table:number-matrix-columns-spanned="1" table:number-matrix-rows-spanned="1" table:formula="of:=SUM([.EP3:.EP32]&gt;[.$HC3:.$HC32])" office:value-type="float" office:value="12">
            <text:p>12</text:p>
          </table:table-cell>
          <table:table-cell table:number-matrix-columns-spanned="1" table:number-matrix-rows-spanned="1" table:formula="of:=SUM([.EQ3:.EQ32]&gt;[.$HD3:.$HD32])" office:value-type="float" office:value="1">
            <text:p>1</text:p>
          </table:table-cell>
          <table:table-cell table:number-matrix-columns-spanned="1" table:number-matrix-rows-spanned="1" table:formula="of:=SUM([.ER3:.ER32]&gt;[.$HE3:.$HE32])" office:value-type="float" office:value="12">
            <text:p>12</text:p>
          </table:table-cell>
          <table:table-cell table:number-matrix-columns-spanned="1" table:number-matrix-rows-spanned="1" table:formula="of:=SUM([.ES3:.ES32]&gt;[.$HF3:.$HF32])" office:value-type="float" office:value="11">
            <text:p>11</text:p>
          </table:table-cell>
          <table:table-cell table:number-matrix-columns-spanned="1" table:number-matrix-rows-spanned="1" table:formula="of:=SUM([.ET3:.ET32]&gt;[.$HG3:.$HG32])" office:value-type="float" office:value="16">
            <text:p>16</text:p>
          </table:table-cell>
          <table:table-cell table:number-matrix-columns-spanned="1" table:number-matrix-rows-spanned="1" table:formula="of:=SUM([.EU3:.EU32]&gt;[.$HC3:.$HC32])" office:value-type="float" office:value="10">
            <text:p>10</text:p>
          </table:table-cell>
          <table:table-cell table:number-matrix-columns-spanned="1" table:number-matrix-rows-spanned="1" table:formula="of:=SUM([.EV3:.EV32]&gt;[.$HD3:.$HD32])" office:value-type="float" office:value="1">
            <text:p>1</text:p>
          </table:table-cell>
          <table:table-cell table:number-matrix-columns-spanned="1" table:number-matrix-rows-spanned="1" table:formula="of:=SUM([.EW3:.EW32]&gt;[.$HE3:.$HE32])" office:value-type="float" office:value="10">
            <text:p>10</text:p>
          </table:table-cell>
          <table:table-cell table:number-matrix-columns-spanned="1" table:number-matrix-rows-spanned="1" table:formula="of:=SUM([.EX3:.EX32]&gt;[.$HF3:.$HF32])" office:value-type="float" office:value="10">
            <text:p>10</text:p>
          </table:table-cell>
          <table:table-cell table:number-matrix-columns-spanned="1" table:number-matrix-rows-spanned="1" table:formula="of:=SUM([.EY3:.EY32]&gt;[.$HG3:.$HG32])" office:value-type="float" office:value="13">
            <text:p>13</text:p>
          </table:table-cell>
          <table:table-cell table:number-matrix-columns-spanned="1" table:number-matrix-rows-spanned="1" table:formula="of:=SUM([.EZ3:.EZ32]&gt;[.$HC3:.$HC32])" office:value-type="float" office:value="6">
            <text:p>6</text:p>
          </table:table-cell>
          <table:table-cell table:number-matrix-columns-spanned="1" table:number-matrix-rows-spanned="1" table:formula="of:=SUM([.FA3:.FA32]&gt;[.$HD3:.$HD32])" office:value-type="float" office:value="0">
            <text:p>0</text:p>
          </table:table-cell>
          <table:table-cell table:style-name="cellBest" table:number-matrix-columns-spanned="1" table:number-matrix-rows-spanned="1" table:formula="of:=SUM([.FB3:.FB32]&gt;[.$HE3:.$HE32])" office:value-type="float" office:value="5">
            <text:p>5</text:p>
          </table:table-cell>
          <table:table-cell table:number-matrix-columns-spanned="1" table:number-matrix-rows-spanned="1" table:formula="of:=SUM([.FC3:.FC32]&gt;[.$HF3:.$HF32])" office:value-type="float" office:value="7">
            <text:p>7</text:p>
          </table:table-cell>
          <table:table-cell table:number-matrix-columns-spanned="1" table:number-matrix-rows-spanned="1" table:formula="of:=SUM([.FD3:.FD32]&gt;[.$HG3:.$HG32])" office:value-type="float" office:value="9">
            <text:p>9</text:p>
          </table:table-cell>
          <table:table-cell table:number-matrix-columns-spanned="1" table:number-matrix-rows-spanned="1" table:formula="of:=SUM([.FE3:.FE32]&gt;[.$HC3:.$HC32])" office:value-type="float" office:value="10">
            <text:p>10</text:p>
          </table:table-cell>
          <table:table-cell table:number-matrix-columns-spanned="1" table:number-matrix-rows-spanned="1" table:formula="of:=SUM([.FF3:.FF32]&gt;[.$HD3:.$HD32])" office:value-type="float" office:value="0">
            <text:p>0</text:p>
          </table:table-cell>
          <table:table-cell table:number-matrix-columns-spanned="1" table:number-matrix-rows-spanned="1" table:formula="of:=SUM([.FG3:.FG32]&gt;[.$HE3:.$HE32])" office:value-type="float" office:value="12">
            <text:p>12</text:p>
          </table:table-cell>
          <table:table-cell table:number-matrix-columns-spanned="1" table:number-matrix-rows-spanned="1" table:formula="of:=SUM([.FH3:.FH32]&gt;[.$HF3:.$HF32])" office:value-type="float" office:value="11">
            <text:p>11</text:p>
          </table:table-cell>
          <table:table-cell table:number-matrix-columns-spanned="1" table:number-matrix-rows-spanned="1" table:formula="of:=SUM([.FI3:.FI32]&gt;[.$HG3:.$HG32])" office:value-type="float" office:value="15">
            <text:p>15</text:p>
          </table:table-cell>
          <table:table-cell table:number-matrix-columns-spanned="1" table:number-matrix-rows-spanned="1" table:formula="of:=SUM([.FJ3:.FJ32]&gt;[.$HC3:.$HC32])" office:value-type="float" office:value="20">
            <text:p>20</text:p>
          </table:table-cell>
          <table:table-cell table:number-matrix-columns-spanned="1" table:number-matrix-rows-spanned="1" table:formula="of:=SUM([.FK3:.FK32]&gt;[.$HD3:.$HD32])" office:value-type="float" office:value="1">
            <text:p>1</text:p>
          </table:table-cell>
          <table:table-cell table:number-matrix-columns-spanned="1" table:number-matrix-rows-spanned="1" table:formula="of:=SUM([.FL3:.FL32]&gt;[.$HE3:.$HE32])" office:value-type="float" office:value="23">
            <text:p>23</text:p>
          </table:table-cell>
          <table:table-cell table:number-matrix-columns-spanned="1" table:number-matrix-rows-spanned="1" table:formula="of:=SUM([.FM3:.FM32]&gt;[.$HF3:.$HF32])" office:value-type="float" office:value="24">
            <text:p>24</text:p>
          </table:table-cell>
          <table:table-cell table:style-name="cellWorst" table:number-matrix-columns-spanned="1" table:number-matrix-rows-spanned="1" table:formula="of:=SUM([.FN3:.FN32]&gt;[.$HG3:.$HG32])" office:value-type="float" office:value="30">
            <text:p>30</text:p>
          </table:table-cell>
          <table:table-cell table:number-matrix-columns-spanned="1" table:number-matrix-rows-spanned="1" table:formula="of:=SUM([.FO3:.FO32]&gt;[.$HC3:.$HC32])" office:value-type="float" office:value="6">
            <text:p>6</text:p>
          </table:table-cell>
          <table:table-cell table:number-matrix-columns-spanned="1" table:number-matrix-rows-spanned="1" table:formula="of:=SUM([.FP3:.FP32]&gt;[.$HD3:.$HD32])" office:value-type="float" office:value="1">
            <text:p>1</text:p>
          </table:table-cell>
          <table:table-cell table:style-name="cellBest" table:number-matrix-columns-spanned="1" table:number-matrix-rows-spanned="1" table:formula="of:=SUM([.FQ3:.FQ32]&gt;[.$HE3:.$HE32])" office:value-type="float" office:value="5">
            <text:p>5</text:p>
          </table:table-cell>
          <table:table-cell table:style-name="cellBest" table:number-matrix-columns-spanned="1" table:number-matrix-rows-spanned="1" table:formula="of:=SUM([.FR3:.FR32]&gt;[.$HF3:.$HF32])" office:value-type="float" office:value="4">
            <text:p>4</text:p>
          </table:table-cell>
          <table:table-cell table:number-matrix-columns-spanned="1" table:number-matrix-rows-spanned="1" table:formula="of:=SUM([.FS3:.FS32]&gt;[.$HG3:.$HG32])" office:value-type="float" office:value="0">
            <text:p>0</text:p>
          </table:table-cell>
          <table:table-cell table:number-matrix-columns-spanned="1" table:number-matrix-rows-spanned="1" table:formula="of:=SUM([.FT3:.FT32]&gt;[.$HC3:.$HC32])" office:value-type="float" office:value="19">
            <text:p>19</text:p>
          </table:table-cell>
          <table:table-cell table:number-matrix-columns-spanned="1" table:number-matrix-rows-spanned="1" table:formula="of:=SUM([.FU3:.FU32]&gt;[.$HD3:.$HD32])" office:value-type="float" office:value="5">
            <text:p>5</text:p>
          </table:table-cell>
          <table:table-cell table:number-matrix-columns-spanned="1" table:number-matrix-rows-spanned="1" table:formula="of:=SUM([.FV3:.FV32]&gt;[.$HE3:.$HE32])" office:value-type="float" office:value="22">
            <text:p>22</text:p>
          </table:table-cell>
          <table:table-cell table:number-matrix-columns-spanned="1" table:number-matrix-rows-spanned="1" table:formula="of:=SUM([.FW3:.FW32]&gt;[.$HF3:.$HF32])" office:value-type="float" office:value="22">
            <text:p>22</text:p>
          </table:table-cell>
          <table:table-cell table:number-matrix-columns-spanned="1" table:number-matrix-rows-spanned="1" table:formula="of:=SUM([.FX3:.FX32]&gt;[.$HG3:.$HG32])" office:value-type="float" office:value="27">
            <text:p>27</text:p>
          </table:table-cell>
          <table:table-cell table:style-name="cellBest" table:number-matrix-columns-spanned="1" table:number-matrix-rows-spanned="1" table:formula="of:=SUM([.FY3:.FY32]&gt;[.$HC3:.$HC32])" office:value-type="float" office:value="4">
            <text:p>4</text:p>
          </table:table-cell>
          <table:table-cell table:number-matrix-columns-spanned="1" table:number-matrix-rows-spanned="1" table:formula="of:=SUM([.FZ3:.FZ32]&gt;[.$HD3:.$HD32])" office:value-type="float" office:value="0">
            <text:p>0</text:p>
          </table:table-cell>
          <table:table-cell table:style-name="cellBest" table:number-matrix-columns-spanned="1" table:number-matrix-rows-spanned="1" table:formula="of:=SUM([.GA3:.GA32]&gt;[.$HE3:.$HE32])" office:value-type="float" office:value="5">
            <text:p>5</text:p>
          </table:table-cell>
          <table:table-cell table:number-matrix-columns-spanned="1" table:number-matrix-rows-spanned="1" table:formula="of:=SUM([.GB3:.GB32]&gt;[.$HF3:.$HF32])" office:value-type="float" office:value="6">
            <text:p>6</text:p>
          </table:table-cell>
          <table:table-cell table:number-matrix-columns-spanned="1" table:number-matrix-rows-spanned="1" table:formula="of:=SUM([.GC3:.GC32]&gt;[.$HG3:.$HG32])" office:value-type="float" office:value="9">
            <text:p>9</text:p>
          </table:table-cell>
          <table:table-cell table:number-matrix-columns-spanned="1" table:number-matrix-rows-spanned="1" table:formula="of:=SUM([.GD3:.GD32]&gt;[.$HC3:.$HC32])" office:value-type="float" office:value="12">
            <text:p>12</text:p>
          </table:table-cell>
          <table:table-cell table:number-matrix-columns-spanned="1" table:number-matrix-rows-spanned="1" table:formula="of:=SUM([.GE3:.GE32]&gt;[.$HD3:.$HD32])" office:value-type="float" office:value="7">
            <text:p>7</text:p>
          </table:table-cell>
          <table:table-cell table:number-matrix-columns-spanned="1" table:number-matrix-rows-spanned="1" table:formula="of:=SUM([.GF3:.GF32]&gt;[.$HE3:.$HE32])" office:value-type="float" office:value="14">
            <text:p>14</text:p>
          </table:table-cell>
          <table:table-cell table:number-matrix-columns-spanned="1" table:number-matrix-rows-spanned="1" table:formula="of:=SUM([.GG3:.GG32]&gt;[.$HF3:.$HF32])" office:value-type="float" office:value="13">
            <text:p>13</text:p>
          </table:table-cell>
          <table:table-cell table:number-matrix-columns-spanned="1" table:number-matrix-rows-spanned="1" table:formula="of:=SUM([.GH3:.GH32]&gt;[.$HG3:.$HG32])" office:value-type="float" office:value="18">
            <text:p>18</text:p>
          </table:table-cell>
          <table:table-cell table:number-matrix-columns-spanned="1" table:number-matrix-rows-spanned="1" table:formula="of:=SUM([.GI3:.GI32]&gt;[.$HC3:.$HC32])" office:value-type="float" office:value="24">
            <text:p>24</text:p>
          </table:table-cell>
          <table:table-cell table:number-matrix-columns-spanned="1" table:number-matrix-rows-spanned="1" table:formula="of:=SUM([.GJ3:.GJ32]&gt;[.$HD3:.$HD32])" office:value-type="float" office:value="3">
            <text:p>3</text:p>
          </table:table-cell>
          <table:table-cell table:number-matrix-columns-spanned="1" table:number-matrix-rows-spanned="1" table:formula="of:=SUM([.GK3:.GK32]&gt;[.$HE3:.$HE32])" office:value-type="float" office:value="26">
            <text:p>26</text:p>
          </table:table-cell>
          <table:table-cell table:style-name="cellWorst" table:number-matrix-columns-spanned="1" table:number-matrix-rows-spanned="1" table:formula="of:=SUM([.GL3:.GL32]&gt;[.$HF3:.$HF32])" office:value-type="float" office:value="27">
            <text:p>27</text:p>
          </table:table-cell>
          <table:table-cell table:style-name="cellWorst" table:number-matrix-columns-spanned="1" table:number-matrix-rows-spanned="1" table:formula="of:=SUM([.GM3:.GM32]&gt;[.$HG3:.$HG32])" office:value-type="float" office:value="30">
            <text:p>30</text:p>
          </table:table-cell>
          <table:table-cell table:number-matrix-columns-spanned="1" table:number-matrix-rows-spanned="1" table:formula="of:=SUM([.GN3:.GN32]&gt;[.$HC3:.$HC32])" office:value-type="float" office:value="7">
            <text:p>7</text:p>
          </table:table-cell>
          <table:table-cell table:number-matrix-columns-spanned="1" table:number-matrix-rows-spanned="1" table:formula="of:=SUM([.GO3:.GO32]&gt;[.$HD3:.$HD32])" office:value-type="float" office:value="0">
            <text:p>0</text:p>
          </table:table-cell>
          <table:table-cell table:number-matrix-columns-spanned="1" table:number-matrix-rows-spanned="1" table:formula="of:=SUM([.GP3:.GP32]&gt;[.$HE3:.$HE32])" office:value-type="float" office:value="9">
            <text:p>9</text:p>
          </table:table-cell>
          <table:table-cell table:number-matrix-columns-spanned="1" table:number-matrix-rows-spanned="1" table:formula="of:=SUM([.GQ3:.GQ32]&gt;[.$HF3:.$HF32])" office:value-type="float" office:value="9">
            <text:p>9</text:p>
          </table:table-cell>
          <table:table-cell table:number-matrix-columns-spanned="1" table:number-matrix-rows-spanned="1" table:formula="of:=SUM([.GR3:.GR32]&gt;[.$HG3:.$HG32])" office:value-type="float" office:value="12">
            <text:p>12</text:p>
          </table:table-cell>
          <table:table-cell table:number-matrix-columns-spanned="1" table:number-matrix-rows-spanned="1" table:formula="of:=SUM([.GS3:.GS32]&gt;[.$HC3:.$HC32])" office:value-type="float" office:value="27">
            <text:p>27</text:p>
          </table:table-cell>
          <table:table-cell table:style-name="Default" table:number-matrix-columns-spanned="1" table:number-matrix-rows-spanned="1" table:formula="of:=SUM([.GT3:.GT32]&gt;[.$HD3:.$HD32])" office:value-type="float" office:value="23">
            <text:p>23</text:p>
          </table:table-cell>
          <table:table-cell table:style-name="cellWorst" table:number-matrix-columns-spanned="1" table:number-matrix-rows-spanned="1" table:formula="of:=SUM([.GU3:.GU32]&gt;[.$HE3:.$HE32])" office:value-type="float" office:value="27">
            <text:p>27</text:p>
          </table:table-cell>
          <table:table-cell table:number-matrix-columns-spanned="1" table:number-matrix-rows-spanned="1" table:formula="of:=SUM([.GV3:.GV32]&gt;[.$HF3:.$HF32])" office:value-type="float" office:value="26">
            <text:p>26</text:p>
          </table:table-cell>
          <table:table-cell table:style-name="cellWorst" table:number-matrix-columns-spanned="1" table:number-matrix-rows-spanned="1" table:formula="of:=SUM([.GW3:.GW32]&gt;[.$HG3:.$HG32])" office:value-type="float" office:value="30">
            <text:p>30</text:p>
          </table:table-cell>
          <table:table-cell table:number-columns-repeated="15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2]=[.$HH3:.$HH32])" office:value-type="float" office:value="3">
            <text:p>3</text:p>
          </table:table-cell>
          <table:table-cell table:number-matrix-columns-spanned="1" table:number-matrix-rows-spanned="1" table:formula="of:=SUM([.C3:.C32]=[.$HI3:.$HI32])" office:value-type="float" office:value="6">
            <text:p>6</text:p>
          </table:table-cell>
          <table:table-cell table:number-matrix-columns-spanned="1" table:number-matrix-rows-spanned="1" table:formula="of:=SUM([.D3:.D32]=[.$HJ3:.$HJ32])" office:value-type="float" office:value="0">
            <text:p>0</text:p>
          </table:table-cell>
          <table:table-cell table:number-matrix-columns-spanned="1" table:number-matrix-rows-spanned="1" table:formula="of:=SUM([.E3:.E32]=[.$HK3:.$HK32])" office:value-type="float" office:value="0">
            <text:p>0</text:p>
          </table:table-cell>
          <table:table-cell table:number-matrix-columns-spanned="1" table:number-matrix-rows-spanned="1" table:formula="of:=SUM([.F3:.F32]=[.$HH3:.$HH32])" office:value-type="float" office:value="3">
            <text:p>3</text:p>
          </table:table-cell>
          <table:table-cell table:number-matrix-columns-spanned="1" table:number-matrix-rows-spanned="1" table:formula="of:=SUM([.G3:.G32]=[.$HI3:.$HI32])" office:value-type="float" office:value="6">
            <text:p>6</text:p>
          </table:table-cell>
          <table:table-cell table:number-matrix-columns-spanned="1" table:number-matrix-rows-spanned="1" table:formula="of:=SUM([.H3:.H32]=[.$HJ3:.$HJ32])" office:value-type="float" office:value="0">
            <text:p>0</text:p>
          </table:table-cell>
          <table:table-cell table:number-matrix-columns-spanned="1" table:number-matrix-rows-spanned="1" table:formula="of:=SUM([.I3:.I32]=[.$HK3:.$HK32])" office:value-type="float" office:value="0">
            <text:p>0</text:p>
          </table:table-cell>
          <table:table-cell table:style-name="Default" table:number-matrix-columns-spanned="1" table:number-matrix-rows-spanned="1" table:formula="of:=SUM([.J3:.J32]=[.$HL3:.$HL32])" office:value-type="float" office:value="0">
            <text:p>0</text:p>
          </table:table-cell>
          <table:table-cell table:number-matrix-columns-spanned="1" table:number-matrix-rows-spanned="1" table:formula="of:=SUM([.K3:.K32]=[.$HH3:.$HH32])" office:value-type="float" office:value="3">
            <text:p>3</text:p>
          </table:table-cell>
          <table:table-cell table:number-matrix-columns-spanned="1" table:number-matrix-rows-spanned="1" table:formula="of:=SUM([.L3:.L32]=[.$HI3:.$HI32])" office:value-type="float" office:value="6">
            <text:p>6</text:p>
          </table:table-cell>
          <table:table-cell table:number-matrix-columns-spanned="1" table:number-matrix-rows-spanned="1" table:formula="of:=SUM([.M3:.M32]=[.$HJ3:.$HJ32])" office:value-type="float" office:value="0">
            <text:p>0</text:p>
          </table:table-cell>
          <table:table-cell table:number-matrix-columns-spanned="1" table:number-matrix-rows-spanned="1" table:formula="of:=SUM([.N3:.N32]=[.$HK3:.$HK32])" office:value-type="float" office:value="0">
            <text:p>0</text:p>
          </table:table-cell>
          <table:table-cell table:style-name="Default" table:number-matrix-columns-spanned="1" table:number-matrix-rows-spanned="1" table:formula="of:=SUM([.O3:.O32]=[.$HL3:.$HL32])" office:value-type="float" office:value="0">
            <text:p>0</text:p>
          </table:table-cell>
          <table:table-cell table:number-matrix-columns-spanned="1" table:number-matrix-rows-spanned="1" table:formula="of:=SUM([.P3:.P32]=[.$HH3:.$HH32])" office:value-type="float" office:value="3">
            <text:p>3</text:p>
          </table:table-cell>
          <table:table-cell table:number-matrix-columns-spanned="1" table:number-matrix-rows-spanned="1" table:formula="of:=SUM([.Q3:.Q32]=[.$HI3:.$HI32])" office:value-type="float" office:value="6">
            <text:p>6</text:p>
          </table:table-cell>
          <table:table-cell table:number-matrix-columns-spanned="1" table:number-matrix-rows-spanned="1" table:formula="of:=SUM([.R3:.R32]=[.$HJ3:.$HJ32])" office:value-type="float" office:value="0">
            <text:p>0</text:p>
          </table:table-cell>
          <table:table-cell table:number-matrix-columns-spanned="1" table:number-matrix-rows-spanned="1" table:formula="of:=SUM([.S3:.S32]=[.$HK3:.$HK32])" office:value-type="float" office:value="0">
            <text:p>0</text:p>
          </table:table-cell>
          <table:table-cell table:number-matrix-columns-spanned="1" table:number-matrix-rows-spanned="1" table:formula="of:=SUM([.T3:.T32]=[.$HL3:.$HL32])" office:value-type="float" office:value="0">
            <text:p>0</text:p>
          </table:table-cell>
          <table:table-cell table:number-matrix-columns-spanned="1" table:number-matrix-rows-spanned="1" table:formula="of:=SUM([.U3:.U32]=[.$HH3:.$HH32])" office:value-type="float" office:value="3">
            <text:p>3</text:p>
          </table:table-cell>
          <table:table-cell table:number-matrix-columns-spanned="1" table:number-matrix-rows-spanned="1" table:formula="of:=SUM([.V3:.V32]=[.$HI3:.$HI32])" office:value-type="float" office:value="6">
            <text:p>6</text:p>
          </table:table-cell>
          <table:table-cell table:number-matrix-columns-spanned="1" table:number-matrix-rows-spanned="1" table:formula="of:=SUM([.W3:.W32]=[.$HJ3:.$HJ32])" office:value-type="float" office:value="0">
            <text:p>0</text:p>
          </table:table-cell>
          <table:table-cell table:number-matrix-columns-spanned="1" table:number-matrix-rows-spanned="1" table:formula="of:=SUM([.X3:.X32]=[.$HK3:.$HK32])" office:value-type="float" office:value="1">
            <text:p>1</text:p>
          </table:table-cell>
          <table:table-cell table:number-matrix-columns-spanned="1" table:number-matrix-rows-spanned="1" table:formula="of:=SUM([.Y3:.Y32]=[.$HL3:.$HL32])" office:value-type="float" office:value="0">
            <text:p>0</text:p>
          </table:table-cell>
          <table:table-cell table:number-matrix-columns-spanned="1" table:number-matrix-rows-spanned="1" table:formula="of:=SUM([.Z3:.Z32]=[.$HH3:.$HH32])" office:value-type="float" office:value="3">
            <text:p>3</text:p>
          </table:table-cell>
          <table:table-cell table:number-matrix-columns-spanned="1" table:number-matrix-rows-spanned="1" table:formula="of:=SUM([.AA3:.AA32]=[.$HI3:.$HI32])" office:value-type="float" office:value="6">
            <text:p>6</text:p>
          </table:table-cell>
          <table:table-cell table:number-matrix-columns-spanned="1" table:number-matrix-rows-spanned="1" table:formula="of:=SUM([.AB3:.AB32]=[.$HJ3:.$HJ32])" office:value-type="float" office:value="0">
            <text:p>0</text:p>
          </table:table-cell>
          <table:table-cell table:number-matrix-columns-spanned="1" table:number-matrix-rows-spanned="1" table:formula="of:=SUM([.AC3:.AC32]=[.$HK3:.$HK32])" office:value-type="float" office:value="0">
            <text:p>0</text:p>
          </table:table-cell>
          <table:table-cell table:number-matrix-columns-spanned="1" table:number-matrix-rows-spanned="1" table:formula="of:=SUM([.AD3:.AD32]=[.$HL3:.$HL32])" office:value-type="float" office:value="0">
            <text:p>0</text:p>
          </table:table-cell>
          <table:table-cell table:number-matrix-columns-spanned="1" table:number-matrix-rows-spanned="1" table:formula="of:=SUM([.AE3:.AE32]=[.$HH3:.$HH32])" office:value-type="float" office:value="2">
            <text:p>2</text:p>
          </table:table-cell>
          <table:table-cell table:number-matrix-columns-spanned="1" table:number-matrix-rows-spanned="1" table:formula="of:=SUM([.AF3:.AF32]=[.$HI3:.$HI32])" office:value-type="float" office:value="5">
            <text:p>5</text:p>
          </table:table-cell>
          <table:table-cell table:number-matrix-columns-spanned="1" table:number-matrix-rows-spanned="1" table:formula="of:=SUM([.AG3:.AG32]=[.$HJ3:.$HJ32])" office:value-type="float" office:value="0">
            <text:p>0</text:p>
          </table:table-cell>
          <table:table-cell table:number-matrix-columns-spanned="1" table:number-matrix-rows-spanned="1" table:formula="of:=SUM([.AH3:.AH32]=[.$HK3:.$HK32])" office:value-type="float" office:value="0">
            <text:p>0</text:p>
          </table:table-cell>
          <table:table-cell table:number-matrix-columns-spanned="1" table:number-matrix-rows-spanned="1" table:formula="of:=SUM([.AI3:.AI32]=[.$HL3:.$HL32])" office:value-type="float" office:value="0">
            <text:p>0</text:p>
          </table:table-cell>
          <table:table-cell table:style-name="cellBest" table:number-matrix-columns-spanned="1" table:number-matrix-rows-spanned="1" table:formula="of:=SUM([.AJ3:.AJ32]=[.$HH3:.$HH32])" office:value-type="float" office:value="1">
            <text:p>1</text:p>
          </table:table-cell>
          <table:table-cell table:style-name="cellBest" table:number-matrix-columns-spanned="1" table:number-matrix-rows-spanned="1" table:formula="of:=SUM([.AK3:.AK32]=[.$HI3:.$HI32])" office:value-type="float" office:value="4">
            <text:p>4</text:p>
          </table:table-cell>
          <table:table-cell table:number-matrix-columns-spanned="1" table:number-matrix-rows-spanned="1" table:formula="of:=SUM([.AL3:.AL32]=[.$HJ3:.$HJ32])" office:value-type="float" office:value="0">
            <text:p>0</text:p>
          </table:table-cell>
          <table:table-cell table:number-matrix-columns-spanned="1" table:number-matrix-rows-spanned="1" table:formula="of:=SUM([.AM3:.AM32]=[.$HK3:.$HK32])" office:value-type="float" office:value="0">
            <text:p>0</text:p>
          </table:table-cell>
          <table:table-cell table:number-matrix-columns-spanned="1" table:number-matrix-rows-spanned="1" table:formula="of:=SUM([.AN3:.AN32]=[.$HL3:.$HL32])" office:value-type="float" office:value="0">
            <text:p>0</text:p>
          </table:table-cell>
          <table:table-cell table:number-matrix-columns-spanned="1" table:number-matrix-rows-spanned="1" table:formula="of:=SUM([.AO3:.AO32]=[.$HH3:.$HH32])" office:value-type="float" office:value="2">
            <text:p>2</text:p>
          </table:table-cell>
          <table:table-cell table:number-matrix-columns-spanned="1" table:number-matrix-rows-spanned="1" table:formula="of:=SUM([.AP3:.AP32]=[.$HI3:.$HI32])" office:value-type="float" office:value="5">
            <text:p>5</text:p>
          </table:table-cell>
          <table:table-cell table:number-matrix-columns-spanned="1" table:number-matrix-rows-spanned="1" table:formula="of:=SUM([.AQ3:.AQ32]=[.$HJ3:.$HJ32])" office:value-type="float" office:value="0">
            <text:p>0</text:p>
          </table:table-cell>
          <table:table-cell table:number-matrix-columns-spanned="1" table:number-matrix-rows-spanned="1" table:formula="of:=SUM([.AR3:.AR32]=[.$HK3:.$HK32])" office:value-type="float" office:value="0">
            <text:p>0</text:p>
          </table:table-cell>
          <table:table-cell table:number-matrix-columns-spanned="1" table:number-matrix-rows-spanned="1" table:formula="of:=SUM([.AS3:.AS32]=[.$HL3:.$HL32])" office:value-type="float" office:value="0">
            <text:p>0</text:p>
          </table:table-cell>
          <table:table-cell table:style-name="cellBest" table:number-matrix-columns-spanned="1" table:number-matrix-rows-spanned="1" table:formula="of:=SUM([.AT3:.AT32]=[.$HH3:.$HH32])" office:value-type="float" office:value="1">
            <text:p>1</text:p>
          </table:table-cell>
          <table:table-cell table:style-name="cellBest" table:number-matrix-columns-spanned="1" table:number-matrix-rows-spanned="1" table:formula="of:=SUM([.AU3:.AU32]=[.$HI3:.$HI32])" office:value-type="float" office:value="4">
            <text:p>4</text:p>
          </table:table-cell>
          <table:table-cell table:number-matrix-columns-spanned="1" table:number-matrix-rows-spanned="1" table:formula="of:=SUM([.AV3:.AV32]=[.$HJ3:.$HJ32])" office:value-type="float" office:value="0">
            <text:p>0</text:p>
          </table:table-cell>
          <table:table-cell table:number-matrix-columns-spanned="1" table:number-matrix-rows-spanned="1" table:formula="of:=SUM([.AW3:.AW32]=[.$HK3:.$HK32])" office:value-type="float" office:value="0">
            <text:p>0</text:p>
          </table:table-cell>
          <table:table-cell table:number-matrix-columns-spanned="1" table:number-matrix-rows-spanned="1" table:formula="of:=SUM([.AX3:.AX32]=[.$HL3:.$HL32])" office:value-type="float" office:value="0">
            <text:p>0</text:p>
          </table:table-cell>
          <table:table-cell table:style-name="cellBest" table:number-matrix-columns-spanned="1" table:number-matrix-rows-spanned="1" table:formula="of:=SUM([.AY3:.AY32]=[.$HH3:.$HH32])" office:value-type="float" office:value="1">
            <text:p>1</text:p>
          </table:table-cell>
          <table:table-cell table:style-name="cellBest" table:number-matrix-columns-spanned="1" table:number-matrix-rows-spanned="1" table:formula="of:=SUM([.AZ3:.AZ32]=[.$HI3:.$HI32])" office:value-type="float" office:value="4">
            <text:p>4</text:p>
          </table:table-cell>
          <table:table-cell table:number-matrix-columns-spanned="1" table:number-matrix-rows-spanned="1" table:formula="of:=SUM([.BA3:.BA32]=[.$HJ3:.$HJ32])" office:value-type="float" office:value="0">
            <text:p>0</text:p>
          </table:table-cell>
          <table:table-cell table:number-matrix-columns-spanned="1" table:number-matrix-rows-spanned="1" table:formula="of:=SUM([.BB3:.BB32]=[.$HK3:.$HK32])" office:value-type="float" office:value="0">
            <text:p>0</text:p>
          </table:table-cell>
          <table:table-cell table:number-matrix-columns-spanned="1" table:number-matrix-rows-spanned="1" table:formula="of:=SUM([.BC3:.BC32]=[.$HL3:.$HL32])" office:value-type="float" office:value="0">
            <text:p>0</text:p>
          </table:table-cell>
          <table:table-cell table:number-matrix-columns-spanned="1" table:number-matrix-rows-spanned="1" table:formula="of:=SUM([.BD3:.BD32]=[.$HH3:.$HH32])" office:value-type="float" office:value="2">
            <text:p>2</text:p>
          </table:table-cell>
          <table:table-cell table:number-matrix-columns-spanned="1" table:number-matrix-rows-spanned="1" table:formula="of:=SUM([.BE3:.BE32]=[.$HI3:.$HI32])" office:value-type="float" office:value="5">
            <text:p>5</text:p>
          </table:table-cell>
          <table:table-cell table:number-matrix-columns-spanned="1" table:number-matrix-rows-spanned="1" table:formula="of:=SUM([.BF3:.BF32]=[.$HJ3:.$HJ32])" office:value-type="float" office:value="0">
            <text:p>0</text:p>
          </table:table-cell>
          <table:table-cell table:number-matrix-columns-spanned="1" table:number-matrix-rows-spanned="1" table:formula="of:=SUM([.BG3:.BG32]=[.$HK3:.$HK32])" office:value-type="float" office:value="0">
            <text:p>0</text:p>
          </table:table-cell>
          <table:table-cell table:number-matrix-columns-spanned="1" table:number-matrix-rows-spanned="1" table:formula="of:=SUM([.BH3:.BH32]=[.$HL3:.$HL32])" office:value-type="float" office:value="0">
            <text:p>0</text:p>
          </table:table-cell>
          <table:table-cell table:number-matrix-columns-spanned="1" table:number-matrix-rows-spanned="1" table:formula="of:=SUM([.BI3:.BI32]=[.$HH3:.$HH32])" office:value-type="float" office:value="3">
            <text:p>3</text:p>
          </table:table-cell>
          <table:table-cell table:number-matrix-columns-spanned="1" table:number-matrix-rows-spanned="1" table:formula="of:=SUM([.BJ3:.BJ32]=[.$HI3:.$HI32])" office:value-type="float" office:value="6">
            <text:p>6</text:p>
          </table:table-cell>
          <table:table-cell table:number-matrix-columns-spanned="1" table:number-matrix-rows-spanned="1" table:formula="of:=SUM([.BK3:.BK32]=[.$HJ3:.$HJ32])" office:value-type="float" office:value="0">
            <text:p>0</text:p>
          </table:table-cell>
          <table:table-cell table:number-matrix-columns-spanned="1" table:number-matrix-rows-spanned="1" table:formula="of:=SUM([.BL3:.BL32]=[.$HK3:.$HK32])" office:value-type="float" office:value="0">
            <text:p>0</text:p>
          </table:table-cell>
          <table:table-cell table:number-matrix-columns-spanned="1" table:number-matrix-rows-spanned="1" table:formula="of:=SUM([.BM3:.BM32]=[.$HL3:.$HL32])" office:value-type="float" office:value="0">
            <text:p>0</text:p>
          </table:table-cell>
          <table:table-cell table:number-matrix-columns-spanned="1" table:number-matrix-rows-spanned="1" table:formula="of:=SUM([.BN3:.BN32]=[.$HH3:.$HH32])" office:value-type="float" office:value="2">
            <text:p>2</text:p>
          </table:table-cell>
          <table:table-cell table:number-matrix-columns-spanned="1" table:number-matrix-rows-spanned="1" table:formula="of:=SUM([.BO3:.BO32]=[.$HI3:.$HI32])" office:value-type="float" office:value="5">
            <text:p>5</text:p>
          </table:table-cell>
          <table:table-cell table:number-matrix-columns-spanned="1" table:number-matrix-rows-spanned="1" table:formula="of:=SUM([.BP3:.BP32]=[.$HJ3:.$HJ32])" office:value-type="float" office:value="0">
            <text:p>0</text:p>
          </table:table-cell>
          <table:table-cell table:number-matrix-columns-spanned="1" table:number-matrix-rows-spanned="1" table:formula="of:=SUM([.BQ3:.BQ32]=[.$HK3:.$HK32])" office:value-type="float" office:value="0">
            <text:p>0</text:p>
          </table:table-cell>
          <table:table-cell table:number-matrix-columns-spanned="1" table:number-matrix-rows-spanned="1" table:formula="of:=SUM([.BR3:.BR32]=[.$HL3:.$HL32])" office:value-type="float" office:value="0">
            <text:p>0</text:p>
          </table:table-cell>
          <table:table-cell table:number-matrix-columns-spanned="1" table:number-matrix-rows-spanned="1" table:formula="of:=SUM([.BS3:.BS32]=[.$HH3:.$HH32])" office:value-type="float" office:value="2">
            <text:p>2</text:p>
          </table:table-cell>
          <table:table-cell table:number-matrix-columns-spanned="1" table:number-matrix-rows-spanned="1" table:formula="of:=SUM([.BT3:.BT32]=[.$HI3:.$HI32])" office:value-type="float" office:value="5">
            <text:p>5</text:p>
          </table:table-cell>
          <table:table-cell table:number-matrix-columns-spanned="1" table:number-matrix-rows-spanned="1" table:formula="of:=SUM([.BU3:.BU32]=[.$HJ3:.$HJ32])" office:value-type="float" office:value="0">
            <text:p>0</text:p>
          </table:table-cell>
          <table:table-cell table:number-matrix-columns-spanned="1" table:number-matrix-rows-spanned="1" table:formula="of:=SUM([.BV3:.BV32]=[.$HK3:.$HK32])" office:value-type="float" office:value="0">
            <text:p>0</text:p>
          </table:table-cell>
          <table:table-cell table:number-matrix-columns-spanned="1" table:number-matrix-rows-spanned="1" table:formula="of:=SUM([.BW3:.BW32]=[.$HL3:.$HL32])" office:value-type="float" office:value="0">
            <text:p>0</text:p>
          </table:table-cell>
          <table:table-cell table:number-matrix-columns-spanned="1" table:number-matrix-rows-spanned="1" table:formula="of:=SUM([.BX3:.BX32]=[.$HH3:.$HH32])" office:value-type="float" office:value="5">
            <text:p>5</text:p>
          </table:table-cell>
          <table:table-cell table:number-matrix-columns-spanned="1" table:number-matrix-rows-spanned="1" table:formula="of:=SUM([.BY3:.BY32]=[.$HI3:.$HI32])" office:value-type="float" office:value="8">
            <text:p>8</text:p>
          </table:table-cell>
          <table:table-cell table:number-matrix-columns-spanned="1" table:number-matrix-rows-spanned="1" table:formula="of:=SUM([.BZ3:.BZ32]=[.$HJ3:.$HJ32])" office:value-type="float" office:value="0">
            <text:p>0</text:p>
          </table:table-cell>
          <table:table-cell table:number-matrix-columns-spanned="1" table:number-matrix-rows-spanned="1" table:formula="of:=SUM([.CA3:.CA32]=[.$HK3:.$HK32])" office:value-type="float" office:value="4">
            <text:p>4</text:p>
          </table:table-cell>
          <table:table-cell table:style-name="Default" table:number-matrix-columns-spanned="1" table:number-matrix-rows-spanned="1" table:formula="of:=SUM([.CB3:.CB32]=[.$HL3:.$HL32])" office:value-type="float" office:value="0">
            <text:p>0</text:p>
          </table:table-cell>
          <table:table-cell table:number-matrix-columns-spanned="1" table:number-matrix-rows-spanned="1" table:formula="of:=SUM([.CC3:.CC32]=[.$HH3:.$HH32])" office:value-type="float" office:value="5">
            <text:p>5</text:p>
          </table:table-cell>
          <table:table-cell table:number-matrix-columns-spanned="1" table:number-matrix-rows-spanned="1" table:formula="of:=SUM([.CD3:.CD32]=[.$HI3:.$HI32])" office:value-type="float" office:value="8">
            <text:p>8</text:p>
          </table:table-cell>
          <table:table-cell table:number-matrix-columns-spanned="1" table:number-matrix-rows-spanned="1" table:formula="of:=SUM([.CE3:.CE32]=[.$HJ3:.$HJ32])" office:value-type="float" office:value="0">
            <text:p>0</text:p>
          </table:table-cell>
          <table:table-cell table:number-matrix-columns-spanned="1" table:number-matrix-rows-spanned="1" table:formula="of:=SUM([.CF3:.CF32]=[.$HK3:.$HK32])" office:value-type="float" office:value="0">
            <text:p>0</text:p>
          </table:table-cell>
          <table:table-cell table:number-matrix-columns-spanned="1" table:number-matrix-rows-spanned="1" table:formula="of:=SUM([.CG3:.CG32]=[.$HL3:.$HL32])" office:value-type="float" office:value="0">
            <text:p>0</text:p>
          </table:table-cell>
          <table:table-cell table:style-name="cellBest" table:number-matrix-columns-spanned="1" table:number-matrix-rows-spanned="1" table:formula="of:=SUM([.CH3:.CH32]=[.$HH3:.$HH32])" office:value-type="float" office:value="1">
            <text:p>1</text:p>
          </table:table-cell>
          <table:table-cell table:style-name="cellBest" table:number-matrix-columns-spanned="1" table:number-matrix-rows-spanned="1" table:formula="of:=SUM([.CI3:.CI32]=[.$HI3:.$HI32])" office:value-type="float" office:value="4">
            <text:p>4</text:p>
          </table:table-cell>
          <table:table-cell table:number-matrix-columns-spanned="1" table:number-matrix-rows-spanned="1" table:formula="of:=SUM([.CJ3:.CJ32]=[.$HJ3:.$HJ32])" office:value-type="float" office:value="0">
            <text:p>0</text:p>
          </table:table-cell>
          <table:table-cell table:number-matrix-columns-spanned="1" table:number-matrix-rows-spanned="1" table:formula="of:=SUM([.CK3:.CK32]=[.$HK3:.$HK32])" office:value-type="float" office:value="0">
            <text:p>0</text:p>
          </table:table-cell>
          <table:table-cell table:number-matrix-columns-spanned="1" table:number-matrix-rows-spanned="1" table:formula="of:=SUM([.CL3:.CL32]=[.$HL3:.$HL32])" office:value-type="float" office:value="0">
            <text:p>0</text:p>
          </table:table-cell>
          <table:table-cell table:number-matrix-columns-spanned="1" table:number-matrix-rows-spanned="1" table:formula="of:=SUM([.CM3:.CM32]=[.$HH3:.$HH32])" office:value-type="float" office:value="11">
            <text:p>11</text:p>
          </table:table-cell>
          <table:table-cell table:number-matrix-columns-spanned="1" table:number-matrix-rows-spanned="1" table:formula="of:=SUM([.CN3:.CN32]=[.$HI3:.$HI32])" office:value-type="float" office:value="14">
            <text:p>14</text:p>
          </table:table-cell>
          <table:table-cell table:number-matrix-columns-spanned="1" table:number-matrix-rows-spanned="1" table:formula="of:=SUM([.CO3:.CO32]=[.$HJ3:.$HJ32])" office:value-type="float" office:value="3">
            <text:p>3</text:p>
          </table:table-cell>
          <table:table-cell table:number-matrix-columns-spanned="1" table:number-matrix-rows-spanned="1" table:formula="of:=SUM([.CP3:.CP32]=[.$HK3:.$HK32])" office:value-type="float" office:value="2">
            <text:p>2</text:p>
          </table:table-cell>
          <table:table-cell table:number-matrix-columns-spanned="1" table:number-matrix-rows-spanned="1" table:formula="of:=SUM([.CQ3:.CQ32]=[.$HL3:.$HL32])" office:value-type="float" office:value="2">
            <text:p>2</text:p>
          </table:table-cell>
          <table:table-cell table:number-matrix-columns-spanned="1" table:number-matrix-rows-spanned="1" table:formula="of:=SUM([.CR3:.CR32]=[.$HH3:.$HH32])" office:value-type="float" office:value="7">
            <text:p>7</text:p>
          </table:table-cell>
          <table:table-cell table:number-matrix-columns-spanned="1" table:number-matrix-rows-spanned="1" table:formula="of:=SUM([.CS3:.CS32]=[.$HI3:.$HI32])" office:value-type="float" office:value="10">
            <text:p>10</text:p>
          </table:table-cell>
          <table:table-cell table:number-matrix-columns-spanned="1" table:number-matrix-rows-spanned="1" table:formula="of:=SUM([.CT3:.CT32]=[.$HJ3:.$HJ32])" office:value-type="float" office:value="2">
            <text:p>2</text:p>
          </table:table-cell>
          <table:table-cell table:number-matrix-columns-spanned="1" table:number-matrix-rows-spanned="1" table:formula="of:=SUM([.CU3:.CU32]=[.$HK3:.$HK32])" office:value-type="float" office:value="2">
            <text:p>2</text:p>
          </table:table-cell>
          <table:table-cell table:number-matrix-columns-spanned="1" table:number-matrix-rows-spanned="1" table:formula="of:=SUM([.CV3:.CV32]=[.$HL3:.$HL32])" office:value-type="float" office:value="3">
            <text:p>3</text:p>
          </table:table-cell>
          <table:table-cell table:number-matrix-columns-spanned="1" table:number-matrix-rows-spanned="1" table:formula="of:=SUM([.CW3:.CW32]=[.$HH3:.$HH32])" office:value-type="float" office:value="2">
            <text:p>2</text:p>
          </table:table-cell>
          <table:table-cell table:number-matrix-columns-spanned="1" table:number-matrix-rows-spanned="1" table:formula="of:=SUM([.CX3:.CX32]=[.$HI3:.$HI32])" office:value-type="float" office:value="5">
            <text:p>5</text:p>
          </table:table-cell>
          <table:table-cell table:number-matrix-columns-spanned="1" table:number-matrix-rows-spanned="1" table:formula="of:=SUM([.CY3:.CY32]=[.$HJ3:.$HJ32])" office:value-type="float" office:value="0">
            <text:p>0</text:p>
          </table:table-cell>
          <table:table-cell table:number-matrix-columns-spanned="1" table:number-matrix-rows-spanned="1" table:formula="of:=SUM([.CZ3:.CZ32]=[.$HK3:.$HK32])" office:value-type="float" office:value="0">
            <text:p>0</text:p>
          </table:table-cell>
          <table:table-cell table:number-matrix-columns-spanned="1" table:number-matrix-rows-spanned="1" table:formula="of:=SUM([.DA3:.DA32]=[.$HL3:.$HL32])" office:value-type="float" office:value="0">
            <text:p>0</text:p>
          </table:table-cell>
          <table:table-cell table:number-matrix-columns-spanned="1" table:number-matrix-rows-spanned="1" table:formula="of:=SUM([.DB3:.DB32]=[.$HH3:.$HH32])" office:value-type="float" office:value="29">
            <text:p>29</text:p>
          </table:table-cell>
          <table:table-cell table:number-matrix-columns-spanned="1" table:number-matrix-rows-spanned="1" table:formula="of:=SUM([.DC3:.DC32]=[.$HI3:.$HI32])" office:value-type="float" office:value="30">
            <text:p>30</text:p>
          </table:table-cell>
          <table:table-cell table:number-matrix-columns-spanned="1" table:number-matrix-rows-spanned="1" table:formula="of:=SUM([.DD3:.DD32]=[.$HJ3:.$HJ32])" office:value-type="float" office:value="7">
            <text:p>7</text:p>
          </table:table-cell>
          <table:table-cell table:number-matrix-columns-spanned="1" table:number-matrix-rows-spanned="1" table:formula="of:=SUM([.DE3:.DE32]=[.$HK3:.$HK32])" office:value-type="float" office:value="6">
            <text:p>6</text:p>
          </table:table-cell>
          <table:table-cell table:number-matrix-columns-spanned="1" table:number-matrix-rows-spanned="1" table:formula="of:=SUM([.DF3:.DF32]=[.$HL3:.$HL32])" office:value-type="float" office:value="6">
            <text:p>6</text:p>
          </table:table-cell>
          <table:table-cell table:number-matrix-columns-spanned="1" table:number-matrix-rows-spanned="1" table:formula="of:=SUM([.DG3:.DG32]=[.$HH3:.$HH32])" office:value-type="float" office:value="2">
            <text:p>2</text:p>
          </table:table-cell>
          <table:table-cell table:number-matrix-columns-spanned="1" table:number-matrix-rows-spanned="1" table:formula="of:=SUM([.DH3:.DH32]=[.$HI3:.$HI32])" office:value-type="float" office:value="5">
            <text:p>5</text:p>
          </table:table-cell>
          <table:table-cell table:number-matrix-columns-spanned="1" table:number-matrix-rows-spanned="1" table:formula="of:=SUM([.DI3:.DI32]=[.$HJ3:.$HJ32])" office:value-type="float" office:value="0">
            <text:p>0</text:p>
          </table:table-cell>
          <table:table-cell table:number-matrix-columns-spanned="1" table:number-matrix-rows-spanned="1" table:formula="of:=SUM([.DJ3:.DJ32]=[.$HK3:.$HK32])" office:value-type="float" office:value="0">
            <text:p>0</text:p>
          </table:table-cell>
          <table:table-cell table:number-matrix-columns-spanned="1" table:number-matrix-rows-spanned="1" table:formula="of:=SUM([.DK3:.DK32]=[.$HL3:.$HL32])" office:value-type="float" office:value="0">
            <text:p>0</text:p>
          </table:table-cell>
          <table:table-cell table:style-name="cellBest" table:number-matrix-columns-spanned="1" table:number-matrix-rows-spanned="1" table:formula="of:=SUM([.DL3:.DL32]=[.$HH3:.$HH32])" office:value-type="float" office:value="1">
            <text:p>1</text:p>
          </table:table-cell>
          <table:table-cell table:style-name="cellBest" table:number-matrix-columns-spanned="1" table:number-matrix-rows-spanned="1" table:formula="of:=SUM([.DM3:.DM32]=[.$HI3:.$HI32])" office:value-type="float" office:value="4">
            <text:p>4</text:p>
          </table:table-cell>
          <table:table-cell table:number-matrix-columns-spanned="1" table:number-matrix-rows-spanned="1" table:formula="of:=SUM([.DN3:.DN32]=[.$HJ3:.$HJ32])" office:value-type="float" office:value="0">
            <text:p>0</text:p>
          </table:table-cell>
          <table:table-cell table:number-matrix-columns-spanned="1" table:number-matrix-rows-spanned="1" table:formula="of:=SUM([.DO3:.DO32]=[.$HK3:.$HK32])" office:value-type="float" office:value="0">
            <text:p>0</text:p>
          </table:table-cell>
          <table:table-cell table:number-matrix-columns-spanned="1" table:number-matrix-rows-spanned="1" table:formula="of:=SUM([.DP3:.DP32]=[.$HL3:.$HL32])" office:value-type="float" office:value="0">
            <text:p>0</text:p>
          </table:table-cell>
          <table:table-cell table:number-matrix-columns-spanned="1" table:number-matrix-rows-spanned="1" table:formula="of:=SUM([.DQ3:.DQ32]=[.$HH3:.$HH32])" office:value-type="float" office:value="3">
            <text:p>3</text:p>
          </table:table-cell>
          <table:table-cell table:number-matrix-columns-spanned="1" table:number-matrix-rows-spanned="1" table:formula="of:=SUM([.DR3:.DR32]=[.$HI3:.$HI32])" office:value-type="float" office:value="6">
            <text:p>6</text:p>
          </table:table-cell>
          <table:table-cell table:number-matrix-columns-spanned="1" table:number-matrix-rows-spanned="1" table:formula="of:=SUM([.DS3:.DS32]=[.$HJ3:.$HJ32])" office:value-type="float" office:value="0">
            <text:p>0</text:p>
          </table:table-cell>
          <table:table-cell table:number-matrix-columns-spanned="1" table:number-matrix-rows-spanned="1" table:formula="of:=SUM([.DT3:.DT32]=[.$HK3:.$HK32])" office:value-type="float" office:value="0">
            <text:p>0</text:p>
          </table:table-cell>
          <table:table-cell table:number-matrix-columns-spanned="1" table:number-matrix-rows-spanned="1" table:formula="of:=SUM([.DU3:.DU32]=[.$HL3:.$HL32])" office:value-type="float" office:value="0">
            <text:p>0</text:p>
          </table:table-cell>
          <table:table-cell table:number-matrix-columns-spanned="1" table:number-matrix-rows-spanned="1" table:formula="of:=SUM([.DV3:.DV32]=[.$HH3:.$HH32])" office:value-type="float" office:value="3">
            <text:p>3</text:p>
          </table:table-cell>
          <table:table-cell table:number-matrix-columns-spanned="1" table:number-matrix-rows-spanned="1" table:formula="of:=SUM([.DW3:.DW32]=[.$HI3:.$HI32])" office:value-type="float" office:value="6">
            <text:p>6</text:p>
          </table:table-cell>
          <table:table-cell table:number-matrix-columns-spanned="1" table:number-matrix-rows-spanned="1" table:formula="of:=SUM([.DX3:.DX32]=[.$HJ3:.$HJ32])" office:value-type="float" office:value="1">
            <text:p>1</text:p>
          </table:table-cell>
          <table:table-cell table:number-matrix-columns-spanned="1" table:number-matrix-rows-spanned="1" table:formula="of:=SUM([.DY3:.DY32]=[.$HK3:.$HK32])" office:value-type="float" office:value="1">
            <text:p>1</text:p>
          </table:table-cell>
          <table:table-cell table:number-matrix-columns-spanned="1" table:number-matrix-rows-spanned="1" table:formula="of:=SUM([.DZ3:.DZ32]=[.$HL3:.$HL32])" office:value-type="float" office:value="1">
            <text:p>1</text:p>
          </table:table-cell>
          <table:table-cell table:number-matrix-columns-spanned="1" table:number-matrix-rows-spanned="1" table:formula="of:=SUM([.EA3:.EA32]=[.$HH3:.$HH32])" office:value-type="float" office:value="5">
            <text:p>5</text:p>
          </table:table-cell>
          <table:table-cell table:number-matrix-columns-spanned="1" table:number-matrix-rows-spanned="1" table:formula="of:=SUM([.EB3:.EB32]=[.$HI3:.$HI32])" office:value-type="float" office:value="8">
            <text:p>8</text:p>
          </table:table-cell>
          <table:table-cell table:number-matrix-columns-spanned="1" table:number-matrix-rows-spanned="1" table:formula="of:=SUM([.EC3:.EC32]=[.$HJ3:.$HJ32])" office:value-type="float" office:value="0">
            <text:p>0</text:p>
          </table:table-cell>
          <table:table-cell table:number-matrix-columns-spanned="1" table:number-matrix-rows-spanned="1" table:formula="of:=SUM([.ED3:.ED32]=[.$HK3:.$HK32])" office:value-type="float" office:value="0">
            <text:p>0</text:p>
          </table:table-cell>
          <table:table-cell table:number-matrix-columns-spanned="1" table:number-matrix-rows-spanned="1" table:formula="of:=SUM([.EE3:.EE32]=[.$HL3:.$HL32])" office:value-type="float" office:value="0">
            <text:p>0</text:p>
          </table:table-cell>
          <table:table-cell table:number-matrix-columns-spanned="1" table:number-matrix-rows-spanned="1" table:formula="of:=SUM([.EF3:.EF32]=[.$HH3:.$HH32])" office:value-type="float" office:value="5">
            <text:p>5</text:p>
          </table:table-cell>
          <table:table-cell table:number-matrix-columns-spanned="1" table:number-matrix-rows-spanned="1" table:formula="of:=SUM([.EG3:.EG32]=[.$HI3:.$HI32])" office:value-type="float" office:value="8">
            <text:p>8</text:p>
          </table:table-cell>
          <table:table-cell table:number-matrix-columns-spanned="1" table:number-matrix-rows-spanned="1" table:formula="of:=SUM([.EH3:.EH32]=[.$HJ3:.$HJ32])" office:value-type="float" office:value="1">
            <text:p>1</text:p>
          </table:table-cell>
          <table:table-cell table:number-matrix-columns-spanned="1" table:number-matrix-rows-spanned="1" table:formula="of:=SUM([.EI3:.EI32]=[.$HK3:.$HK32])" office:value-type="float" office:value="0">
            <text:p>0</text:p>
          </table:table-cell>
          <table:table-cell table:number-matrix-columns-spanned="1" table:number-matrix-rows-spanned="1" table:formula="of:=SUM([.EJ3:.EJ32]=[.$HL3:.$HL32])" office:value-type="float" office:value="1">
            <text:p>1</text:p>
          </table:table-cell>
          <table:table-cell table:number-matrix-columns-spanned="1" table:number-matrix-rows-spanned="1" table:formula="of:=SUM([.EK3:.EK32]=[.$HH3:.$HH32])" office:value-type="float" office:value="4">
            <text:p>4</text:p>
          </table:table-cell>
          <table:table-cell table:number-matrix-columns-spanned="1" table:number-matrix-rows-spanned="1" table:formula="of:=SUM([.EL3:.EL32]=[.$HI3:.$HI32])" office:value-type="float" office:value="7">
            <text:p>7</text:p>
          </table:table-cell>
          <table:table-cell table:number-matrix-columns-spanned="1" table:number-matrix-rows-spanned="1" table:formula="of:=SUM([.EM3:.EM32]=[.$HJ3:.$HJ32])" office:value-type="float" office:value="0">
            <text:p>0</text:p>
          </table:table-cell>
          <table:table-cell table:number-matrix-columns-spanned="1" table:number-matrix-rows-spanned="1" table:formula="of:=SUM([.EN3:.EN32]=[.$HK3:.$HK32])" office:value-type="float" office:value="0">
            <text:p>0</text:p>
          </table:table-cell>
          <table:table-cell table:number-matrix-columns-spanned="1" table:number-matrix-rows-spanned="1" table:formula="of:=SUM([.EO3:.EO32]=[.$HL3:.$HL32])" office:value-type="float" office:value="0">
            <text:p>0</text:p>
          </table:table-cell>
          <table:table-cell table:number-matrix-columns-spanned="1" table:number-matrix-rows-spanned="1" table:formula="of:=SUM([.EP3:.EP32]=[.$HH3:.$HH32])" office:value-type="float" office:value="2">
            <text:p>2</text:p>
          </table:table-cell>
          <table:table-cell table:number-matrix-columns-spanned="1" table:number-matrix-rows-spanned="1" table:formula="of:=SUM([.EQ3:.EQ32]=[.$HI3:.$HI32])" office:value-type="float" office:value="5">
            <text:p>5</text:p>
          </table:table-cell>
          <table:table-cell table:number-matrix-columns-spanned="1" table:number-matrix-rows-spanned="1" table:formula="of:=SUM([.ER3:.ER32]=[.$HJ3:.$HJ32])" office:value-type="float" office:value="0">
            <text:p>0</text:p>
          </table:table-cell>
          <table:table-cell table:number-matrix-columns-spanned="1" table:number-matrix-rows-spanned="1" table:formula="of:=SUM([.ES3:.ES32]=[.$HK3:.$HK32])" office:value-type="float" office:value="0">
            <text:p>0</text:p>
          </table:table-cell>
          <table:table-cell table:number-matrix-columns-spanned="1" table:number-matrix-rows-spanned="1" table:formula="of:=SUM([.ET3:.ET32]=[.$HL3:.$HL32])" office:value-type="float" office:value="0">
            <text:p>0</text:p>
          </table:table-cell>
          <table:table-cell table:number-matrix-columns-spanned="1" table:number-matrix-rows-spanned="1" table:formula="of:=SUM([.EU3:.EU32]=[.$HH3:.$HH32])" office:value-type="float" office:value="3">
            <text:p>3</text:p>
          </table:table-cell>
          <table:table-cell table:number-matrix-columns-spanned="1" table:number-matrix-rows-spanned="1" table:formula="of:=SUM([.EV3:.EV32]=[.$HI3:.$HI32])" office:value-type="float" office:value="6">
            <text:p>6</text:p>
          </table:table-cell>
          <table:table-cell table:number-matrix-columns-spanned="1" table:number-matrix-rows-spanned="1" table:formula="of:=SUM([.EW3:.EW32]=[.$HJ3:.$HJ32])" office:value-type="float" office:value="0">
            <text:p>0</text:p>
          </table:table-cell>
          <table:table-cell table:number-matrix-columns-spanned="1" table:number-matrix-rows-spanned="1" table:formula="of:=SUM([.EX3:.EX32]=[.$HK3:.$HK32])" office:value-type="float" office:value="0">
            <text:p>0</text:p>
          </table:table-cell>
          <table:table-cell table:number-matrix-columns-spanned="1" table:number-matrix-rows-spanned="1" table:formula="of:=SUM([.EY3:.EY32]=[.$HL3:.$HL32])" office:value-type="float" office:value="0">
            <text:p>0</text:p>
          </table:table-cell>
          <table:table-cell table:number-matrix-columns-spanned="1" table:number-matrix-rows-spanned="1" table:formula="of:=SUM([.EZ3:.EZ32]=[.$HH3:.$HH32])" office:value-type="float" office:value="3">
            <text:p>3</text:p>
          </table:table-cell>
          <table:table-cell table:number-matrix-columns-spanned="1" table:number-matrix-rows-spanned="1" table:formula="of:=SUM([.FA3:.FA32]=[.$HI3:.$HI32])" office:value-type="float" office:value="6">
            <text:p>6</text:p>
          </table:table-cell>
          <table:table-cell table:number-matrix-columns-spanned="1" table:number-matrix-rows-spanned="1" table:formula="of:=SUM([.FB3:.FB32]=[.$HJ3:.$HJ32])" office:value-type="float" office:value="0">
            <text:p>0</text:p>
          </table:table-cell>
          <table:table-cell table:number-matrix-columns-spanned="1" table:number-matrix-rows-spanned="1" table:formula="of:=SUM([.FC3:.FC32]=[.$HK3:.$HK32])" office:value-type="float" office:value="0">
            <text:p>0</text:p>
          </table:table-cell>
          <table:table-cell table:number-matrix-columns-spanned="1" table:number-matrix-rows-spanned="1" table:formula="of:=SUM([.FD3:.FD32]=[.$HL3:.$HL32])" office:value-type="float" office:value="0">
            <text:p>0</text:p>
          </table:table-cell>
          <table:table-cell table:number-matrix-columns-spanned="1" table:number-matrix-rows-spanned="1" table:formula="of:=SUM([.FE3:.FE32]=[.$HH3:.$HH32])" office:value-type="float" office:value="2">
            <text:p>2</text:p>
          </table:table-cell>
          <table:table-cell table:number-matrix-columns-spanned="1" table:number-matrix-rows-spanned="1" table:formula="of:=SUM([.FF3:.FF32]=[.$HI3:.$HI32])" office:value-type="float" office:value="5">
            <text:p>5</text:p>
          </table:table-cell>
          <table:table-cell table:number-matrix-columns-spanned="1" table:number-matrix-rows-spanned="1" table:formula="of:=SUM([.FG3:.FG32]=[.$HJ3:.$HJ32])" office:value-type="float" office:value="0">
            <text:p>0</text:p>
          </table:table-cell>
          <table:table-cell table:number-matrix-columns-spanned="1" table:number-matrix-rows-spanned="1" table:formula="of:=SUM([.FH3:.FH32]=[.$HK3:.$HK32])" office:value-type="float" office:value="0">
            <text:p>0</text:p>
          </table:table-cell>
          <table:table-cell table:number-matrix-columns-spanned="1" table:number-matrix-rows-spanned="1" table:formula="of:=SUM([.FI3:.FI32]=[.$HL3:.$HL32])" office:value-type="float" office:value="0">
            <text:p>0</text:p>
          </table:table-cell>
          <table:table-cell table:number-matrix-columns-spanned="1" table:number-matrix-rows-spanned="1" table:formula="of:=SUM([.FJ3:.FJ32]=[.$HH3:.$HH32])" office:value-type="float" office:value="4">
            <text:p>4</text:p>
          </table:table-cell>
          <table:table-cell table:number-matrix-columns-spanned="1" table:number-matrix-rows-spanned="1" table:formula="of:=SUM([.FK3:.FK32]=[.$HI3:.$HI32])" office:value-type="float" office:value="7">
            <text:p>7</text:p>
          </table:table-cell>
          <table:table-cell table:number-matrix-columns-spanned="1" table:number-matrix-rows-spanned="1" table:formula="of:=SUM([.FL3:.FL32]=[.$HJ3:.$HJ32])" office:value-type="float" office:value="1">
            <text:p>1</text:p>
          </table:table-cell>
          <table:table-cell table:number-matrix-columns-spanned="1" table:number-matrix-rows-spanned="1" table:formula="of:=SUM([.FM3:.FM32]=[.$HK3:.$HK32])" office:value-type="float" office:value="0">
            <text:p>0</text:p>
          </table:table-cell>
          <table:table-cell table:number-matrix-columns-spanned="1" table:number-matrix-rows-spanned="1" table:formula="of:=SUM([.FN3:.FN32]=[.$HL3:.$HL32])" office:value-type="float" office:value="2">
            <text:p>2</text:p>
          </table:table-cell>
          <table:table-cell table:number-matrix-columns-spanned="1" table:number-matrix-rows-spanned="1" table:formula="of:=SUM([.FO3:.FO32]=[.$HH3:.$HH32])" office:value-type="float" office:value="2">
            <text:p>2</text:p>
          </table:table-cell>
          <table:table-cell table:number-matrix-columns-spanned="1" table:number-matrix-rows-spanned="1" table:formula="of:=SUM([.FP3:.FP32]=[.$HI3:.$HI32])" office:value-type="float" office:value="5">
            <text:p>5</text:p>
          </table:table-cell>
          <table:table-cell table:number-matrix-columns-spanned="1" table:number-matrix-rows-spanned="1" table:formula="of:=SUM([.FQ3:.FQ32]=[.$HJ3:.$HJ32])" office:value-type="float" office:value="0">
            <text:p>0</text:p>
          </table:table-cell>
          <table:table-cell table:number-matrix-columns-spanned="1" table:number-matrix-rows-spanned="1" table:formula="of:=SUM([.FR3:.FR32]=[.$HK3:.$HK32])" office:value-type="float" office:value="0">
            <text:p>0</text:p>
          </table:table-cell>
          <table:table-cell table:style-name="Default" table:number-matrix-columns-spanned="1" table:number-matrix-rows-spanned="1" table:formula="of:=SUM([.FS3:.FS32]=[.$HL3:.$HL32])" office:value-type="float" office:value="0">
            <text:p>0</text:p>
          </table:table-cell>
          <table:table-cell table:number-matrix-columns-spanned="1" table:number-matrix-rows-spanned="1" table:formula="of:=SUM([.FT3:.FT32]=[.$HH3:.$HH32])" office:value-type="float" office:value="8">
            <text:p>8</text:p>
          </table:table-cell>
          <table:table-cell table:number-matrix-columns-spanned="1" table:number-matrix-rows-spanned="1" table:formula="of:=SUM([.FU3:.FU32]=[.$HI3:.$HI32])" office:value-type="float" office:value="11">
            <text:p>11</text:p>
          </table:table-cell>
          <table:table-cell table:number-matrix-columns-spanned="1" table:number-matrix-rows-spanned="1" table:formula="of:=SUM([.FV3:.FV32]=[.$HJ3:.$HJ32])" office:value-type="float" office:value="5">
            <text:p>5</text:p>
          </table:table-cell>
          <table:table-cell table:number-matrix-columns-spanned="1" table:number-matrix-rows-spanned="1" table:formula="of:=SUM([.FW3:.FW32]=[.$HK3:.$HK32])" office:value-type="float" office:value="4">
            <text:p>4</text:p>
          </table:table-cell>
          <table:table-cell table:number-matrix-columns-spanned="1" table:number-matrix-rows-spanned="1" table:formula="of:=SUM([.FX3:.FX32]=[.$HL3:.$HL32])" office:value-type="float" office:value="6">
            <text:p>6</text:p>
          </table:table-cell>
          <table:table-cell table:number-matrix-columns-spanned="1" table:number-matrix-rows-spanned="1" table:formula="of:=SUM([.FY3:.FY32]=[.$HH3:.$HH32])" office:value-type="float" office:value="2">
            <text:p>2</text:p>
          </table:table-cell>
          <table:table-cell table:number-matrix-columns-spanned="1" table:number-matrix-rows-spanned="1" table:formula="of:=SUM([.FZ3:.FZ32]=[.$HI3:.$HI32])" office:value-type="float" office:value="5">
            <text:p>5</text:p>
          </table:table-cell>
          <table:table-cell table:number-matrix-columns-spanned="1" table:number-matrix-rows-spanned="1" table:formula="of:=SUM([.GA3:.GA32]=[.$HJ3:.$HJ32])" office:value-type="float" office:value="0">
            <text:p>0</text:p>
          </table:table-cell>
          <table:table-cell table:number-matrix-columns-spanned="1" table:number-matrix-rows-spanned="1" table:formula="of:=SUM([.GB3:.GB32]=[.$HK3:.$HK32])" office:value-type="float" office:value="0">
            <text:p>0</text:p>
          </table:table-cell>
          <table:table-cell table:number-matrix-columns-spanned="1" table:number-matrix-rows-spanned="1" table:formula="of:=SUM([.GC3:.GC32]=[.$HL3:.$HL32])" office:value-type="float" office:value="0">
            <text:p>0</text:p>
          </table:table-cell>
          <table:table-cell table:number-matrix-columns-spanned="1" table:number-matrix-rows-spanned="1" table:formula="of:=SUM([.GD3:.GD32]=[.$HH3:.$HH32])" office:value-type="float" office:value="10">
            <text:p>10</text:p>
          </table:table-cell>
          <table:table-cell table:number-matrix-columns-spanned="1" table:number-matrix-rows-spanned="1" table:formula="of:=SUM([.GE3:.GE32]=[.$HI3:.$HI32])" office:value-type="float" office:value="13">
            <text:p>13</text:p>
          </table:table-cell>
          <table:table-cell table:number-matrix-columns-spanned="1" table:number-matrix-rows-spanned="1" table:formula="of:=SUM([.GF3:.GF32]=[.$HJ3:.$HJ32])" office:value-type="float" office:value="1">
            <text:p>1</text:p>
          </table:table-cell>
          <table:table-cell table:number-matrix-columns-spanned="1" table:number-matrix-rows-spanned="1" table:formula="of:=SUM([.GG3:.GG32]=[.$HK3:.$HK32])" office:value-type="float" office:value="0">
            <text:p>0</text:p>
          </table:table-cell>
          <table:table-cell table:number-matrix-columns-spanned="1" table:number-matrix-rows-spanned="1" table:formula="of:=SUM([.GH3:.GH32]=[.$HL3:.$HL32])" office:value-type="float" office:value="0">
            <text:p>0</text:p>
          </table:table-cell>
          <table:table-cell table:number-matrix-columns-spanned="1" table:number-matrix-rows-spanned="1" table:formula="of:=SUM([.GI3:.GI32]=[.$HH3:.$HH32])" office:value-type="float" office:value="5">
            <text:p>5</text:p>
          </table:table-cell>
          <table:table-cell table:number-matrix-columns-spanned="1" table:number-matrix-rows-spanned="1" table:formula="of:=SUM([.GJ3:.GJ32]=[.$HI3:.$HI32])" office:value-type="float" office:value="8">
            <text:p>8</text:p>
          </table:table-cell>
          <table:table-cell table:number-matrix-columns-spanned="1" table:number-matrix-rows-spanned="1" table:formula="of:=SUM([.GK3:.GK32]=[.$HJ3:.$HJ32])" office:value-type="float" office:value="0">
            <text:p>0</text:p>
          </table:table-cell>
          <table:table-cell table:number-matrix-columns-spanned="1" table:number-matrix-rows-spanned="1" table:formula="of:=SUM([.GL3:.GL32]=[.$HK3:.$HK32])" office:value-type="float" office:value="0">
            <text:p>0</text:p>
          </table:table-cell>
          <table:table-cell table:number-matrix-columns-spanned="1" table:number-matrix-rows-spanned="1" table:formula="of:=SUM([.GM3:.GM32]=[.$HL3:.$HL32])" office:value-type="float" office:value="0">
            <text:p>0</text:p>
          </table:table-cell>
          <table:table-cell table:number-matrix-columns-spanned="1" table:number-matrix-rows-spanned="1" table:formula="of:=SUM([.GN3:.GN32]=[.$HH3:.$HH32])" office:value-type="float" office:value="2">
            <text:p>2</text:p>
          </table:table-cell>
          <table:table-cell table:number-matrix-columns-spanned="1" table:number-matrix-rows-spanned="1" table:formula="of:=SUM([.GO3:.GO32]=[.$HI3:.$HI32])" office:value-type="float" office:value="5">
            <text:p>5</text:p>
          </table:table-cell>
          <table:table-cell table:number-matrix-columns-spanned="1" table:number-matrix-rows-spanned="1" table:formula="of:=SUM([.GP3:.GP32]=[.$HJ3:.$HJ32])" office:value-type="float" office:value="0">
            <text:p>0</text:p>
          </table:table-cell>
          <table:table-cell table:number-matrix-columns-spanned="1" table:number-matrix-rows-spanned="1" table:formula="of:=SUM([.GQ3:.GQ32]=[.$HK3:.$HK32])" office:value-type="float" office:value="1">
            <text:p>1</text:p>
          </table:table-cell>
          <table:table-cell table:number-matrix-columns-spanned="1" table:number-matrix-rows-spanned="1" table:formula="of:=SUM([.GR3:.GR32]=[.$HL3:.$HL32])" office:value-type="float" office:value="0">
            <text:p>0</text:p>
          </table:table-cell>
          <table:table-cell table:style-name="Default" table:number-matrix-columns-spanned="1" table:number-matrix-rows-spanned="1" table:formula="of:=SUM([.GS3:.GS32]=[.$HH3:.$HH32])" office:value-type="float" office:value="27">
            <text:p>27</text:p>
          </table:table-cell>
          <table:table-cell table:style-name="Default" table:number-matrix-columns-spanned="1" table:number-matrix-rows-spanned="1" table:formula="of:=SUM([.GT3:.GT32]=[.$HI3:.$HI32])" office:value-type="float" office:value="29">
            <text:p>29</text:p>
          </table:table-cell>
          <table:table-cell table:style-name="cellWorst" table:number-matrix-columns-spanned="1" table:number-matrix-rows-spanned="1" table:formula="of:=SUM([.GU3:.GU32]=[.$HJ3:.$HJ32])" office:value-type="float" office:value="9">
            <text:p>9</text:p>
          </table:table-cell>
          <table:table-cell table:style-name="cellWorst" table:number-matrix-columns-spanned="1" table:number-matrix-rows-spanned="1" table:formula="of:=SUM([.GV3:.GV32]=[.$HK3:.$HK32])" office:value-type="float" office:value="9">
            <text:p>9</text:p>
          </table:table-cell>
          <table:table-cell table:style-name="cellWorst" table:number-matrix-columns-spanned="1" table:number-matrix-rows-spanned="1" table:formula="of:=SUM([.GW3:.GW32]=[.$HL3:.$HL32])" office:value-type="float" office:value="9">
            <text:p>9</text:p>
          </table:table-cell>
          <table:table-cell table:number-columns-repeated="15"/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64"/>
          <table:table-cell table:style-name="Default"/>
          <table:table-cell table:number-columns-repeated="25"/>
          <table:table-cell table:style-name="Default" table:number-columns-repeated="2"/>
          <table:table-cell table:number-columns-repeated="67"/>
          <table:table-cell table:style-name="Default"/>
          <table:table-cell table:number-columns-repeated="25"/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table:style-name="Default"/>
          <table:table-cell table:style-name="ce3" table:formula="of:=[.P34]/[.F34]" office:value-type="float" office:value="1.02519282246054">
            <text:p>1.0251928225</text:p>
          </table:table-cell>
          <table:table-cell table:number-columns-repeated="9"/>
          <table:table-cell table:style-name="ce4" table:formula="of:=[.Z34]/[.F34]" office:value-type="float" office:value="0.971509512593191">
            <text:p>0.9715095126</text:p>
          </table:table-cell>
          <table:table-cell table:style-name="ce4" table:number-columns-repeated="2"/>
          <table:table-cell table:style-name="ce4" table:formula="of:=[.AC34]/[.I34]" office:value-type="float" office:value="0.97681142900978">
            <text:p>0.976811429</text:p>
          </table:table-cell>
          <table:table-cell table:number-columns-repeated="6"/>
          <table:table-cell table:style-name="ce1" table:formula="of:=[.AJ34]/[.F34]" office:value-type="float" office:value="1.19828169476051">
            <text:p>1.1982816948</text:p>
          </table:table-cell>
          <table:table-cell table:style-name="ce1" table:number-columns-repeated="2"/>
          <table:table-cell table:style-name="ce1" table:formula="of:=[.AM34]/[.I34]" office:value-type="float" office:value="1.0665384458332">
            <text:p>1.0665384458</text:p>
          </table:table-cell>
          <table:table-cell table:number-columns-repeated="8"/>
          <table:table-cell table:style-name="ce1" table:formula="of:=[.AV34]/[.D34]" office:value-type="float" office:value="1.19142687035358">
            <text:p>1.1914268704</text:p>
          </table:table-cell>
          <table:table-cell table:style-name="ce1" table:formula="of:=[.AW34]/[.E34]" office:value-type="float" office:value="1.03086386045831">
            <text:p>1.0308638605</text:p>
          </table:table-cell>
          <table:table-cell/>
          <table:table-cell table:style-name="ce4" table:formula="of:=[.AY34]/[.F34]" office:value-type="float" office:value="0.910528039106546">
            <text:p>0.9105280391</text:p>
          </table:table-cell>
          <table:table-cell table:style-name="ce4" table:number-columns-repeated="2"/>
          <table:table-cell table:style-name="ce4" table:formula="of:=[.BB34]/[.I34]" office:value-type="float" office:value="0.837944466926195">
            <text:p>0.8379444669</text:p>
          </table:table-cell>
          <table:table-cell table:number-columns-repeated="16"/>
          <table:table-cell table:style-name="ce5" table:formula="of:=[.BS34]/[.F34]" office:value-type="float" office:value="1.18767568878537">
            <text:p>1.1876756888</text:p>
          </table:table-cell>
          <table:table-cell table:style-name="ce5" table:number-columns-repeated="2"/>
          <table:table-cell table:style-name="ce5" table:formula="of:=[.BV34]/[.I34]" office:value-type="float" office:value="0.909584695724859">
            <text:p>0.9095846957</text:p>
          </table:table-cell>
          <table:table-cell table:number-columns-repeated="5"/>
          <table:table-cell table:style-name="Default"/>
          <table:table-cell table:number-columns-repeated="25"/>
          <table:table-cell table:style-name="Default" table:number-columns-repeated="2"/>
          <table:table-cell table:number-columns-repeated="8"/>
          <table:table-cell table:style-name="ce4" table:formula="of:=[.DL34]/[.F34]" office:value-type="float" office:value="1.04584436944096">
            <text:p>1.0458443694</text:p>
          </table:table-cell>
          <table:table-cell table:style-name="ce4" table:number-columns-repeated="2"/>
          <table:table-cell table:style-name="ce4" table:formula="of:=[.DO34]/[.I34]" office:value-type="float" office:value="1.00497055768216">
            <text:p>1.0049705577</text:p>
          </table:table-cell>
          <table:table-cell table:number-columns-repeated="6"/>
          <table:table-cell table:style-name="ce4" table:formula="of:=[.DV34]/[.F34]" office:value-type="float" office:value="1.15717456366527">
            <text:p>1.1571745637</text:p>
          </table:table-cell>
          <table:table-cell table:style-name="ce4" table:number-columns-repeated="2"/>
          <table:table-cell table:style-name="ce4" table:formula="of:=[.DY34]/[.I34]" office:value-type="float" office:value="1.34093097782401">
            <text:p>1.3409309778</text:p>
          </table:table-cell>
          <table:table-cell table:number-columns-repeated="16"/>
          <table:table-cell table:style-name="ce4" table:formula="of:=[.EP34]/[.F34]" office:value-type="float" office:value="0.740473163182193">
            <text:p>0.7404731632</text:p>
          </table:table-cell>
          <table:table-cell table:style-name="ce4" table:number-columns-repeated="2"/>
          <table:table-cell table:style-name="ce4" table:formula="of:=[.ES34]/[.I34]" office:value-type="float" office:value="0.709172766035386">
            <text:p>0.709172766</text:p>
          </table:table-cell>
          <table:table-cell table:number-columns-repeated="25"/>
          <table:table-cell table:style-name="Default"/>
          <table:table-cell table:number-columns-repeated="25"/>
          <table:table-cell table:style-name="Default" table:number-columns-repeated="2"/>
          <table:table-cell table:number-columns-repeated="18"/>
        </table:table-row>
      </table:table>
      <table:table table:name="Classes" table:style-name="ta1" table:print="false">
        <office:forms form:automatic-focus="false" form:apply-design-mode="false"/>
        <table:table-column table:style-name="co3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default-cell-style-name="ce6"/>
        <table:table-column table:style-name="co3" table:number-columns-repeated="4" table:default-cell-style-name="ce6"/>
        <table:table-column table:style-name="co5" table:default-cell-style-name="ce6"/>
        <table:table-column table:style-name="co3" table:number-columns-repeated="4" table:default-cell-style-name="ce6"/>
        <table:table-column table:style-name="co6" table:default-cell-style-name="ce6"/>
        <table:table-column table:style-name="co3" table:number-columns-repeated="4" table:default-cell-style-name="ce6"/>
        <table:table-column table:style-name="co7" table:default-cell-style-name="ce6"/>
        <table:table-column table:style-name="co3" table:number-columns-repeated="4" table:default-cell-style-name="ce6"/>
        <table:table-column table:style-name="co8" table:default-cell-style-name="ce6"/>
        <table:table-column table:style-name="co3" table:number-columns-repeated="4" table:default-cell-style-name="ce6"/>
        <table:table-column table:style-name="co6" table:default-cell-style-name="ce6"/>
        <table:table-column table:style-name="co3" table:number-columns-repeated="4" table:default-cell-style-name="ce6"/>
        <table:table-column table:style-name="co6" table:default-cell-style-name="ce6"/>
        <table:table-column table:style-name="co3" table:number-columns-repeated="4" table:default-cell-style-name="ce6"/>
        <table:table-column table:style-name="co6" table:default-cell-style-name="ce6"/>
        <table:table-column table:style-name="co3" table:number-columns-repeated="4" table:default-cell-style-name="ce6"/>
        <table:table-column table:style-name="co1" table:default-cell-style-name="ce6"/>
        <table:table-column table:style-name="co3" table:number-columns-repeated="4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4" table:default-cell-style-name="ce6"/>
        <table:table-column table:style-name="co6" table:default-cell-style-name="ce6"/>
        <table:table-column table:style-name="co3" table:number-columns-repeated="4" table:default-cell-style-name="ce6"/>
        <table:table-column table:style-name="co9" table:default-cell-style-name="ce6"/>
        <table:table-column table:style-name="co3" table:number-columns-repeated="4" table:default-cell-style-name="ce6"/>
        <table:table-column table:style-name="co10" table:default-cell-style-name="ce6"/>
        <table:table-column table:style-name="co3" table:number-columns-repeated="4" table:default-cell-style-name="ce6"/>
        <table:table-column table:style-name="co11" table:default-cell-style-name="ce6"/>
        <table:table-column table:style-name="co3" table:number-columns-repeated="4" table:default-cell-style-name="ce6"/>
        <table:table-column table:style-name="co12" table:default-cell-style-name="ce6"/>
        <table:table-column table:style-name="co3" table:number-columns-repeated="4" table:default-cell-style-name="ce6"/>
        <table:table-column table:style-name="co13" table:default-cell-style-name="ce6"/>
        <table:table-column table:style-name="co3" table:number-columns-repeated="4" table:default-cell-style-name="ce6"/>
        <table:table-column table:style-name="co14" table:default-cell-style-name="ce6"/>
        <table:table-column table:style-name="co3" table:number-columns-repeated="4" table:default-cell-style-name="ce6"/>
        <table:table-column table:style-name="co15" table:default-cell-style-name="ce6"/>
        <table:table-column table:style-name="co3" table:number-columns-repeated="4" table:default-cell-style-name="ce6"/>
        <table:table-column table:style-name="co9" table:default-cell-style-name="ce6"/>
        <table:table-column table:style-name="co3" table:number-columns-repeated="4" table:default-cell-style-name="ce6"/>
        <table:table-column table:style-name="co11" table:default-cell-style-name="ce6"/>
        <table:table-column table:style-name="co3" table:number-columns-repeated="4" table:default-cell-style-name="ce6"/>
        <table:table-column table:style-name="co15" table:default-cell-style-name="ce6"/>
        <table:table-column table:style-name="co3" table:number-columns-repeated="4" table:default-cell-style-name="ce6"/>
        <table:table-column table:style-name="co15" table:default-cell-style-name="ce6"/>
        <table:table-column table:style-name="co3" table:number-columns-repeated="4" table:default-cell-style-name="ce6"/>
        <table:table-column table:style-name="co15" table:default-cell-style-name="ce6"/>
        <table:table-column table:style-name="co3" table:number-columns-repeated="4" table:default-cell-style-name="ce6"/>
        <table:table-column table:style-name="co10" table:default-cell-style-name="ce6"/>
        <table:table-column table:style-name="co3" table:number-columns-repeated="4" table:default-cell-style-name="ce6"/>
        <table:table-column table:style-name="co8" table:default-cell-style-name="ce6"/>
        <table:table-column table:style-name="co3" table:number-columns-repeated="4" table:default-cell-style-name="ce6"/>
        <table:table-column table:style-name="co8" table:default-cell-style-name="ce6"/>
        <table:table-column table:style-name="co3" table:number-columns-repeated="4" table:default-cell-style-name="ce6"/>
        <table:table-column table:style-name="co8" table:default-cell-style-name="ce6"/>
        <table:table-column table:style-name="co3" table:number-columns-repeated="4" table:default-cell-style-name="ce6"/>
        <table:table-column table:style-name="co7" table:default-cell-style-name="ce6"/>
        <table:table-column table:style-name="co3" table:number-columns-repeated="4" table:default-cell-style-name="ce6"/>
        <table:table-column table:style-name="co7" table:default-cell-style-name="ce6"/>
        <table:table-column table:style-name="co3" table:number-columns-repeated="4" table:default-cell-style-name="ce6"/>
        <table:table-column table:style-name="co15" table:default-cell-style-name="ce6"/>
        <table:table-column table:style-name="co3" table:number-columns-repeated="4" table:default-cell-style-name="ce6"/>
        <table:table-column table:style-name="co12" table:default-cell-style-name="ce6"/>
        <table:table-column table:style-name="co3" table:number-columns-repeated="4" table:default-cell-style-name="ce6"/>
        <table:table-column table:style-name="co13" table:default-cell-style-name="ce6"/>
        <table:table-column table:style-name="co3" table:number-columns-repeated="4" table:default-cell-style-name="ce6"/>
        <table:table-column table:style-name="co14" table:default-cell-style-name="ce6"/>
        <table:table-column table:style-name="co3" table:number-columns-repeated="4" table:default-cell-style-name="ce6"/>
        <table:table-column table:style-name="co16" table:default-cell-style-name="ce6"/>
        <table:table-column table:style-name="co3" table:number-columns-repeated="4" table:default-cell-style-name="ce6"/>
        <table:table-column table:style-name="co17" table:default-cell-style-name="ce6"/>
        <table:table-column table:style-name="co3" table:number-columns-repeated="4" table:default-cell-style-name="ce6"/>
        <table:table-column table:style-name="co18" table:default-cell-style-name="ce6"/>
        <table:table-column table:style-name="co3" table:number-columns-repeated="823" table:default-cell-style-name="ce6"/>
        <table:table-row table:style-name="ro1">
          <table:table-cell/>
          <table:table-cell office:value-type="string">
            <text:p>bm-1/soko-vsids-n1</text:p>
          </table:table-cell>
          <table:table-cell table:number-columns-repeated="3"/>
          <table:table-cell office:value-type="string">
            <text:p>bm-1/soko-hvsids-n1</text:p>
          </table:table-cell>
          <table:table-cell table:number-columns-repeated="4"/>
          <table:table-cell office:value-type="string">
            <text:p>bm-1/soko-none-n1</text:p>
          </table:table-cell>
          <table:table-cell table:number-columns-repeated="4"/>
          <table:table-cell office:value-type="string">
            <text:p>bm-1/soko-neutral-n1</text:p>
          </table:table-cell>
          <table:table-cell table:number-columns-repeated="4"/>
          <table:table-cell office:value-type="string">
            <text:p>bm-1/soko-pref_false-n1</text:p>
          </table:table-cell>
          <table:table-cell table:number-columns-repeated="4"/>
          <table:table-cell office:value-type="string">
            <text:p>bm-1/soko-pref_true-n1</text:p>
          </table:table-cell>
          <table:table-cell table:number-columns-repeated="4"/>
          <table:table-cell office:value-type="string">
            <text:p>bm-1/soko-factor2-n1</text:p>
          </table:table-cell>
          <table:table-cell table:number-columns-repeated="4"/>
          <table:table-cell office:value-type="string">
            <text:p>bm-1/soko-factor4-n1</text:p>
          </table:table-cell>
          <table:table-cell table:number-columns-repeated="4"/>
          <table:table-cell office:value-type="string">
            <text:p>bm-1/soko-factor8-n1</text:p>
          </table:table-cell>
          <table:table-cell table:number-columns-repeated="4"/>
          <table:table-cell office:value-type="string">
            <text:p>bm-1/soko-factor16-n1</text:p>
          </table:table-cell>
          <table:table-cell table:number-columns-repeated="4"/>
          <table:table-cell office:value-type="string">
            <text:p>bm-1/soko-init2-n1</text:p>
          </table:table-cell>
          <table:table-cell table:number-columns-repeated="4"/>
          <table:table-cell office:value-type="string">
            <text:p>bm-1/soko-init4-n1</text:p>
          </table:table-cell>
          <table:table-cell table:number-columns-repeated="4"/>
          <table:table-cell office:value-type="string">
            <text:p>bm-1/soko-init8-n1</text:p>
          </table:table-cell>
          <table:table-cell table:number-columns-repeated="4"/>
          <table:table-cell office:value-type="string">
            <text:p>bm-1/soko-init16-n1</text:p>
          </table:table-cell>
          <table:table-cell table:number-columns-repeated="4"/>
          <table:table-cell office:value-type="string">
            <text:p>bm-1/soko-level1-n1</text:p>
          </table:table-cell>
          <table:table-cell table:number-columns-repeated="4"/>
          <table:table-cell office:value-type="string">
            <text:p>bm-1/soko-level-1-n1</text:p>
          </table:table-cell>
          <table:table-cell table:number-columns-repeated="4"/>
          <table:table-cell office:value-type="string">
            <text:p>bm-1/soko-ordered_factor-n1</text:p>
          </table:table-cell>
          <table:table-cell table:number-columns-repeated="4"/>
          <table:table-cell office:value-type="string">
            <text:p>bm-1/soko-ordered_init-n1</text:p>
          </table:table-cell>
          <table:table-cell table:number-columns-repeated="4"/>
          <table:table-cell office:value-type="string">
            <text:p>bm-1/soko-ordered_level-n1</text:p>
          </table:table-cell>
          <table:table-cell table:number-columns-repeated="4"/>
          <table:table-cell office:value-type="string">
            <text:p>bm-1/soko-ordered_inv_factor-n1</text:p>
          </table:table-cell>
          <table:table-cell table:number-columns-repeated="4"/>
          <table:table-cell office:value-type="string">
            <text:p>bm-1/soko-ordered_inv_init-n1</text:p>
          </table:table-cell>
          <table:table-cell table:number-columns-repeated="4"/>
          <table:table-cell office:value-type="string">
            <text:p>bm-1/soko-ordered_inv_level-n1</text:p>
          </table:table-cell>
          <table:table-cell table:number-columns-repeated="4"/>
          <table:table-cell office:value-type="string">
            <text:p>bm-1/soko-flu-neutral-n1</text:p>
          </table:table-cell>
          <table:table-cell table:number-columns-repeated="4"/>
          <table:table-cell office:value-type="string">
            <text:p>bm-1/soko-flu-pref_false-n1</text:p>
          </table:table-cell>
          <table:table-cell table:number-columns-repeated="4"/>
          <table:table-cell office:value-type="string">
            <text:p>bm-1/soko-flu-pref_true-n1</text:p>
          </table:table-cell>
          <table:table-cell table:number-columns-repeated="4"/>
          <table:table-cell office:value-type="string">
            <text:p>bm-1/soko-flu-factor2-n1</text:p>
          </table:table-cell>
          <table:table-cell table:number-columns-repeated="4"/>
          <table:table-cell office:value-type="string">
            <text:p>bm-1/soko-flu-factor4-n1</text:p>
          </table:table-cell>
          <table:table-cell table:number-columns-repeated="4"/>
          <table:table-cell office:value-type="string">
            <text:p>bm-1/soko-flu-factor8-n1</text:p>
          </table:table-cell>
          <table:table-cell table:number-columns-repeated="4"/>
          <table:table-cell office:value-type="string">
            <text:p>bm-1/soko-flu-factor16-n1</text:p>
          </table:table-cell>
          <table:table-cell table:number-columns-repeated="4"/>
          <table:table-cell office:value-type="string">
            <text:p>bm-1/soko-flu-init2-n1</text:p>
          </table:table-cell>
          <table:table-cell table:number-columns-repeated="4"/>
          <table:table-cell office:value-type="string">
            <text:p>bm-1/soko-flu-init4-n1</text:p>
          </table:table-cell>
          <table:table-cell table:number-columns-repeated="4"/>
          <table:table-cell office:value-type="string">
            <text:p>bm-1/soko-flu-init8-n1</text:p>
          </table:table-cell>
          <table:table-cell table:number-columns-repeated="4"/>
          <table:table-cell office:value-type="string">
            <text:p>bm-1/soko-flu-init16-n1</text:p>
          </table:table-cell>
          <table:table-cell table:number-columns-repeated="4"/>
          <table:table-cell office:value-type="string">
            <text:p>bm-1/soko-flu-level1-n1</text:p>
          </table:table-cell>
          <table:table-cell table:number-columns-repeated="4"/>
          <table:table-cell office:value-type="string">
            <text:p>bm-1/soko-flu-level-1-n1</text:p>
          </table:table-cell>
          <table:table-cell table:number-columns-repeated="4"/>
          <table:table-cell office:value-type="string">
            <text:p>bm-1/soko-flu-ordered_factor-n1</text:p>
          </table:table-cell>
          <table:table-cell table:number-columns-repeated="4"/>
          <table:table-cell office:value-type="string">
            <text:p>bm-1/soko-flu-ordered_init-n1</text:p>
          </table:table-cell>
          <table:table-cell table:number-columns-repeated="4"/>
          <table:table-cell office:value-type="string">
            <text:p>bm-1/soko-flu-ordered_level-n1</text:p>
          </table:table-cell>
          <table:table-cell table:number-columns-repeated="4"/>
          <table:table-cell office:value-type="string">
            <text:p>bm-1/soko-flu-ordered_inv_factor-n1</text:p>
          </table:table-cell>
          <table:table-cell table:number-columns-repeated="4"/>
          <table:table-cell office:value-type="string">
            <text:p>bm-1/soko-flu-ordered_inv_init-n1</text:p>
          </table:table-cell>
          <table:table-cell table:number-columns-repeated="4"/>
          <table:table-cell office:value-type="string">
            <text:p>bm-1/soko-flu-ordered_inv_level-n1</text:p>
          </table:table-cell>
          <table:table-cell table:number-columns-repeated="4"/>
          <table:table-cell office:value-type="string">
            <text:p>min</text:p>
          </table:table-cell>
          <table:table-cell table:number-columns-repeated="4"/>
          <table:table-cell office:value-type="string">
            <text:p>median</text:p>
          </table:table-cell>
          <table:table-cell table:number-columns-repeated="4"/>
          <table:table-cell office:value-type="string">
            <text:p>max</text:p>
          </table:table-cell>
          <table:table-cell table:number-columns-repeated="808"/>
        </table:table-row>
        <table:table-row table:style-name="ro1">
          <table:table-cell/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table:number-columns-repeated="804"/>
        </table:table-row>
        <table:table-row table:style-name="ro1">
          <table:table-cell office:value-type="string">
            <text:p>.</text:p>
          </table:table-cell>
          <table:table-cell table:formula="of:=AVERAGE([Instances.B3:Instances.B32])" office:value-type="float" office:value="93.1900966666667">
            <text:p>93</text:p>
          </table:table-cell>
          <table:table-cell table:formula="of:=SUM([Instances.C3:Instances.C32])" office:value-type="float" office:value="3">
            <text:p>3</text:p>
          </table:table-cell>
          <table:table-cell table:formula="of:=AVERAGE([Instances.D3:Instances.D32])" office:value-type="float" office:value="462452.666666667">
            <text:p>462453</text:p>
          </table:table-cell>
          <table:table-cell table:formula="of:=AVERAGE([Instances.E3:Instances.E32])" office:value-type="float" office:value="648893.766666667">
            <text:p>648894</text:p>
          </table:table-cell>
          <table:table-cell table:formula="of:=AVERAGE([Instances.F3:Instances.F32])" office:value-type="float" office:value="94.8014646">
            <text:p>95</text:p>
          </table:table-cell>
          <table:table-cell table:formula="of:=SUM([Instances.G3:Instances.G32])" office:value-type="float" office:value="3">
            <text:p>3</text:p>
          </table:table-cell>
          <table:table-cell table:formula="of:=AVERAGE([Instances.H3:Instances.H32])" office:value-type="float" office:value="459995.933333333">
            <text:p>459996</text:p>
          </table:table-cell>
          <table:table-cell table:formula="of:=AVERAGE([Instances.I3:Instances.I32])" office:value-type="float" office:value="645708.9">
            <text:p>645709</text:p>
          </table:table-cell>
          <table:table-cell table:style-name="ce8" table:formula="of:=AVERAGE([Instances.J3:Instances.J32])" office:value-type="float" office:value="0">
            <text:p>0</text:p>
          </table:table-cell>
          <table:table-cell table:formula="of:=AVERAGE([Instances.K3:Instances.K32])" office:value-type="float" office:value="94.2619564333333">
            <text:p>94</text:p>
          </table:table-cell>
          <table:table-cell table:formula="of:=SUM([Instances.L3:Instances.L32])" office:value-type="float" office:value="3">
            <text:p>3</text:p>
          </table:table-cell>
          <table:table-cell table:formula="of:=AVERAGE([Instances.M3:Instances.M32])" office:value-type="float" office:value="455095.533333333">
            <text:p>455096</text:p>
          </table:table-cell>
          <table:table-cell table:formula="of:=AVERAGE([Instances.N3:Instances.N32])" office:value-type="float" office:value="639903.366666667">
            <text:p>639903</text:p>
          </table:table-cell>
          <table:table-cell table:style-name="ce8" table:formula="of:=AVERAGE([Instances.O3:Instances.O32])" office:value-type="float" office:value="0">
            <text:p>0</text:p>
          </table:table-cell>
          <table:table-cell table:formula="of:=AVERAGE([Instances.P3:Instances.P32])" office:value-type="float" office:value="97.1897810666667">
            <text:p>97</text:p>
          </table:table-cell>
          <table:table-cell table:formula="of:=SUM([Instances.Q3:Instances.Q32])" office:value-type="float" office:value="3">
            <text:p>3</text:p>
          </table:table-cell>
          <table:table-cell table:formula="of:=AVERAGE([Instances.R3:Instances.R32])" office:value-type="float" office:value="452650.866666667">
            <text:p>452651</text:p>
          </table:table-cell>
          <table:table-cell table:formula="of:=AVERAGE([Instances.S3:Instances.S32])" office:value-type="float" office:value="635215.2">
            <text:p>635215</text:p>
          </table:table-cell>
          <table:table-cell table:formula="of:=AVERAGE([Instances.T3:Instances.T32])" office:value-type="float" office:value="104902.166666667">
            <text:p>104902</text:p>
          </table:table-cell>
          <table:table-cell table:formula="of:=AVERAGE([Instances.U3:Instances.U32])" office:value-type="float" office:value="114.017662333333">
            <text:p>114</text:p>
          </table:table-cell>
          <table:table-cell table:formula="of:=SUM([Instances.V3:Instances.V32])" office:value-type="float" office:value="3">
            <text:p>3</text:p>
          </table:table-cell>
          <table:table-cell table:formula="of:=AVERAGE([Instances.W3:Instances.W32])" office:value-type="float" office:value="556531.466666667">
            <text:p>556531</text:p>
          </table:table-cell>
          <table:table-cell table:formula="of:=AVERAGE([Instances.X3:Instances.X32])" office:value-type="float" office:value="1055660.23333333">
            <text:p>1055660</text:p>
          </table:table-cell>
          <table:table-cell table:formula="of:=AVERAGE([Instances.Y3:Instances.Y32])" office:value-type="float" office:value="213053.166666667">
            <text:p>213053</text:p>
          </table:table-cell>
          <table:table-cell table:formula="of:=AVERAGE([Instances.Z3:Instances.Z32])" office:value-type="float" office:value="92.1005246666667">
            <text:p>92</text:p>
          </table:table-cell>
          <table:table-cell table:formula="of:=SUM([Instances.AA3:Instances.AA32])" office:value-type="float" office:value="3">
            <text:p>3</text:p>
          </table:table-cell>
          <table:table-cell table:formula="of:=AVERAGE([Instances.AB3:Instances.AB32])" office:value-type="float" office:value="488231.1">
            <text:p>488231</text:p>
          </table:table-cell>
          <table:table-cell table:formula="of:=AVERAGE([Instances.AC3:Instances.AC32])" office:value-type="float" office:value="630735.833333333">
            <text:p>630736</text:p>
          </table:table-cell>
          <table:table-cell table:formula="of:=AVERAGE([Instances.AD3:Instances.AD32])" office:value-type="float" office:value="101222.666666667">
            <text:p>101223</text:p>
          </table:table-cell>
          <table:table-cell table:formula="of:=AVERAGE([Instances.AE3:Instances.AE32])" office:value-type="float" office:value="122.992259033333">
            <text:p>123</text:p>
          </table:table-cell>
          <table:table-cell table:formula="of:=SUM([Instances.AF3:Instances.AF32])" office:value-type="float" office:value="2">
            <text:p>2</text:p>
          </table:table-cell>
          <table:table-cell table:formula="of:=AVERAGE([Instances.AG3:Instances.AG32])" office:value-type="float" office:value="595126.866666667">
            <text:p>595127</text:p>
          </table:table-cell>
          <table:table-cell table:formula="of:=AVERAGE([Instances.AH3:Instances.AH32])" office:value-type="float" office:value="730712.666666667">
            <text:p>730713</text:p>
          </table:table-cell>
          <table:table-cell table:formula="of:=AVERAGE([Instances.AI3:Instances.AI32])" office:value-type="float" office:value="686007.5">
            <text:p>686008</text:p>
          </table:table-cell>
          <table:table-cell table:formula="of:=AVERAGE([Instances.AJ3:Instances.AJ32])" office:value-type="float" office:value="113.598859666667">
            <text:p>114</text:p>
          </table:table-cell>
          <table:table-cell table:style-name="ce8" table:formula="of:=SUM([Instances.AK3:Instances.AK32])" office:value-type="float" office:value="1">
            <text:p>1</text:p>
          </table:table-cell>
          <table:table-cell table:formula="of:=AVERAGE([Instances.AL3:Instances.AL32])" office:value-type="float" office:value="552418.433333333">
            <text:p>552418</text:p>
          </table:table-cell>
          <table:table-cell table:formula="of:=AVERAGE([Instances.AM3:Instances.AM32])" office:value-type="float" office:value="688673.366666667">
            <text:p>688673</text:p>
          </table:table-cell>
          <table:table-cell table:formula="of:=AVERAGE([Instances.AN3:Instances.AN32])" office:value-type="float" office:value="681747.1">
            <text:p>681747</text:p>
          </table:table-cell>
          <table:table-cell table:formula="of:=AVERAGE([Instances.AO3:Instances.AO32])" office:value-type="float" office:value="99.2177518">
            <text:p>99</text:p>
          </table:table-cell>
          <table:table-cell table:formula="of:=SUM([Instances.AP3:Instances.AP32])" office:value-type="float" office:value="2">
            <text:p>2</text:p>
          </table:table-cell>
          <table:table-cell table:formula="of:=AVERAGE([Instances.AQ3:Instances.AQ32])" office:value-type="float" office:value="511897.466666667">
            <text:p>511897</text:p>
          </table:table-cell>
          <table:table-cell table:formula="of:=AVERAGE([Instances.AR3:Instances.AR32])" office:value-type="float" office:value="597808.033333333">
            <text:p>597808</text:p>
          </table:table-cell>
          <table:table-cell table:formula="of:=AVERAGE([Instances.AS3:Instances.AS32])" office:value-type="float" office:value="595108.6">
            <text:p>595109</text:p>
          </table:table-cell>
          <table:table-cell table:formula="of:=AVERAGE([Instances.AT3:Instances.AT32])" office:value-type="float" office:value="111.956917166667">
            <text:p>112</text:p>
          </table:table-cell>
          <table:table-cell table:style-name="ce8" table:formula="of:=SUM([Instances.AU3:Instances.AU32])" office:value-type="float" office:value="1">
            <text:p>1</text:p>
          </table:table-cell>
          <table:table-cell table:formula="of:=AVERAGE([Instances.AV3:Instances.AV32])" office:value-type="float" office:value="550978.533333333">
            <text:p>550979</text:p>
          </table:table-cell>
          <table:table-cell table:formula="of:=AVERAGE([Instances.AW3:Instances.AW32])" office:value-type="float" office:value="668921.133333333">
            <text:p>668921</text:p>
          </table:table-cell>
          <table:table-cell table:formula="of:=AVERAGE([Instances.AX3:Instances.AX32])" office:value-type="float" office:value="666219.9">
            <text:p>666220</text:p>
          </table:table-cell>
          <table:table-cell table:formula="of:=AVERAGE([Instances.AY3:Instances.AY32])" office:value-type="float" office:value="86.3193916666667">
            <text:p>86</text:p>
          </table:table-cell>
          <table:table-cell table:style-name="ce8" table:formula="of:=SUM([Instances.AZ3:Instances.AZ32])" office:value-type="float" office:value="1">
            <text:p>1</text:p>
          </table:table-cell>
          <table:table-cell table:formula="of:=AVERAGE([Instances.BA3:Instances.BA32])" office:value-type="float" office:value="443291.4">
            <text:p>443291</text:p>
          </table:table-cell>
          <table:table-cell table:formula="of:=AVERAGE([Instances.BB3:Instances.BB32])" office:value-type="float" office:value="541068.2">
            <text:p>541068</text:p>
          </table:table-cell>
          <table:table-cell table:formula="of:=AVERAGE([Instances.BC3:Instances.BC32])" office:value-type="float" office:value="94799.7666666667">
            <text:p>94800</text:p>
          </table:table-cell>
          <table:table-cell table:formula="of:=AVERAGE([Instances.BD3:Instances.BD32])" office:value-type="float" office:value="95.7378573333333">
            <text:p>96</text:p>
          </table:table-cell>
          <table:table-cell table:formula="of:=SUM([Instances.BE3:Instances.BE32])" office:value-type="float" office:value="2">
            <text:p>2</text:p>
          </table:table-cell>
          <table:table-cell table:formula="of:=AVERAGE([Instances.BF3:Instances.BF32])" office:value-type="float" office:value="479194.533333333">
            <text:p>479195</text:p>
          </table:table-cell>
          <table:table-cell table:formula="of:=AVERAGE([Instances.BG3:Instances.BG32])" office:value-type="float" office:value="584500.533333333">
            <text:p>584501</text:p>
          </table:table-cell>
          <table:table-cell table:formula="of:=AVERAGE([Instances.BH3:Instances.BH32])" office:value-type="float" office:value="102790.566666667">
            <text:p>102791</text:p>
          </table:table-cell>
          <table:table-cell table:formula="of:=AVERAGE([Instances.BI3:Instances.BI32])" office:value-type="float" office:value="96.2018359333333">
            <text:p>96</text:p>
          </table:table-cell>
          <table:table-cell table:formula="of:=SUM([Instances.BJ3:Instances.BJ32])" office:value-type="float" office:value="3">
            <text:p>3</text:p>
          </table:table-cell>
          <table:table-cell table:formula="of:=AVERAGE([Instances.BK3:Instances.BK32])" office:value-type="float" office:value="495318.666666667">
            <text:p>495319</text:p>
          </table:table-cell>
          <table:table-cell table:formula="of:=AVERAGE([Instances.BL3:Instances.BL32])" office:value-type="float" office:value="603555.166666667">
            <text:p>603555</text:p>
          </table:table-cell>
          <table:table-cell table:formula="of:=AVERAGE([Instances.BM3:Instances.BM32])" office:value-type="float" office:value="107609.1">
            <text:p>107609</text:p>
          </table:table-cell>
          <table:table-cell table:formula="of:=AVERAGE([Instances.BN3:Instances.BN32])" office:value-type="float" office:value="79.5191915">
            <text:p>80</text:p>
          </table:table-cell>
          <table:table-cell table:formula="of:=SUM([Instances.BO3:Instances.BO32])" office:value-type="float" office:value="2">
            <text:p>2</text:p>
          </table:table-cell>
          <table:table-cell table:formula="of:=AVERAGE([Instances.BP3:Instances.BP32])" office:value-type="float" office:value="418746.2">
            <text:p>418746</text:p>
          </table:table-cell>
          <table:table-cell table:formula="of:=AVERAGE([Instances.BQ3:Instances.BQ32])" office:value-type="float" office:value="511838.166666667">
            <text:p>511838</text:p>
          </table:table-cell>
          <table:table-cell table:formula="of:=AVERAGE([Instances.BR3:Instances.BR32])" office:value-type="float" office:value="95496.2">
            <text:p>95496</text:p>
          </table:table-cell>
          <table:table-cell table:formula="of:=AVERAGE([Instances.BS3:Instances.BS32])" office:value-type="float" office:value="112.593394766667">
            <text:p>113</text:p>
          </table:table-cell>
          <table:table-cell table:formula="of:=SUM([Instances.BT3:Instances.BT32])" office:value-type="float" office:value="2">
            <text:p>2</text:p>
          </table:table-cell>
          <table:table-cell table:formula="of:=AVERAGE([Instances.BU3:Instances.BU32])" office:value-type="float" office:value="530258.266666667">
            <text:p>530258</text:p>
          </table:table-cell>
          <table:table-cell table:formula="of:=AVERAGE([Instances.BV3:Instances.BV32])" office:value-type="float" office:value="587326.933333333">
            <text:p>587327</text:p>
          </table:table-cell>
          <table:table-cell table:formula="of:=AVERAGE([Instances.BW3:Instances.BW32])" office:value-type="float" office:value="587326.933333333">
            <text:p>587327</text:p>
          </table:table-cell>
          <table:table-cell table:formula="of:=AVERAGE([Instances.BX3:Instances.BX32])" office:value-type="float" office:value="143.9598915">
            <text:p>144</text:p>
          </table:table-cell>
          <table:table-cell table:formula="of:=SUM([Instances.BY3:Instances.BY32])" office:value-type="float" office:value="5">
            <text:p>5</text:p>
          </table:table-cell>
          <table:table-cell table:formula="of:=AVERAGE([Instances.BZ3:Instances.BZ32])" office:value-type="float" office:value="669929.033333333">
            <text:p>669929</text:p>
          </table:table-cell>
          <table:table-cell table:formula="of:=AVERAGE([Instances.CA3:Instances.CA32])" office:value-type="float" office:value="1686353.7">
            <text:p>1686354</text:p>
          </table:table-cell>
          <table:table-cell table:style-name="ce8" table:formula="of:=AVERAGE([Instances.CB3:Instances.CB32])" office:value-type="float" office:value="0">
            <text:p>0</text:p>
          </table:table-cell>
          <table:table-cell table:formula="of:=AVERAGE([Instances.CC3:Instances.CC32])" office:value-type="float" office:value="161.8358679">
            <text:p>162</text:p>
          </table:table-cell>
          <table:table-cell table:formula="of:=SUM([Instances.CD3:Instances.CD32])" office:value-type="float" office:value="5">
            <text:p>5</text:p>
          </table:table-cell>
          <table:table-cell table:formula="of:=AVERAGE([Instances.CE3:Instances.CE32])" office:value-type="float" office:value="755345.2">
            <text:p>755345</text:p>
          </table:table-cell>
          <table:table-cell table:formula="of:=AVERAGE([Instances.CF3:Instances.CF32])" office:value-type="float" office:value="842311.566666667">
            <text:p>842312</text:p>
          </table:table-cell>
          <table:table-cell table:formula="of:=AVERAGE([Instances.CG3:Instances.CG32])" office:value-type="float" office:value="838813.833333333">
            <text:p>838814</text:p>
          </table:table-cell>
          <table:table-cell table:formula="of:=AVERAGE([Instances.CH3:Instances.CH32])" office:value-type="float" office:value="93.1341555">
            <text:p>93</text:p>
          </table:table-cell>
          <table:table-cell table:style-name="ce8" table:formula="of:=SUM([Instances.CI3:Instances.CI32])" office:value-type="float" office:value="1">
            <text:p>1</text:p>
          </table:table-cell>
          <table:table-cell table:formula="of:=AVERAGE([Instances.CJ3:Instances.CJ32])" office:value-type="float" office:value="487685.533333333">
            <text:p>487686</text:p>
          </table:table-cell>
          <table:table-cell table:formula="of:=AVERAGE([Instances.CK3:Instances.CK32])" office:value-type="float" office:value="592795.6">
            <text:p>592796</text:p>
          </table:table-cell>
          <table:table-cell table:formula="of:=AVERAGE([Instances.CL3:Instances.CL32])" office:value-type="float" office:value="104553.4">
            <text:p>104553</text:p>
          </table:table-cell>
          <table:table-cell table:formula="of:=AVERAGE([Instances.CM3:Instances.CM32])" office:value-type="float" office:value="253.3502945">
            <text:p>253</text:p>
          </table:table-cell>
          <table:table-cell table:formula="of:=SUM([Instances.CN3:Instances.CN32])" office:value-type="float" office:value="11">
            <text:p>11</text:p>
          </table:table-cell>
          <table:table-cell table:formula="of:=AVERAGE([Instances.CO3:Instances.CO32])" office:value-type="float" office:value="1222952.66666667">
            <text:p>1222953</text:p>
          </table:table-cell>
          <table:table-cell table:formula="of:=AVERAGE([Instances.CP3:Instances.CP32])" office:value-type="float" office:value="1231733.4">
            <text:p>1231733</text:p>
          </table:table-cell>
          <table:table-cell table:formula="of:=AVERAGE([Instances.CQ3:Instances.CQ32])" office:value-type="float" office:value="1231733.4">
            <text:p>1231733</text:p>
          </table:table-cell>
          <table:table-cell table:formula="of:=AVERAGE([Instances.CR3:Instances.CR32])" office:value-type="float" office:value="258.556115">
            <text:p>259</text:p>
          </table:table-cell>
          <table:table-cell table:formula="of:=SUM([Instances.CS3:Instances.CS32])" office:value-type="float" office:value="7">
            <text:p>7</text:p>
          </table:table-cell>
          <table:table-cell table:formula="of:=AVERAGE([Instances.CT3:Instances.CT32])" office:value-type="float" office:value="1123809.8">
            <text:p>1123810</text:p>
          </table:table-cell>
          <table:table-cell table:formula="of:=AVERAGE([Instances.CU3:Instances.CU32])" office:value-type="float" office:value="1311418.2">
            <text:p>1311418</text:p>
          </table:table-cell>
          <table:table-cell table:formula="of:=AVERAGE([Instances.CV3:Instances.CV32])" office:value-type="float" office:value="1297787.06666667">
            <text:p>1297787</text:p>
          </table:table-cell>
          <table:table-cell table:formula="of:=AVERAGE([Instances.CW3:Instances.CW32])" office:value-type="float" office:value="102.855545633333">
            <text:p>103</text:p>
          </table:table-cell>
          <table:table-cell table:formula="of:=SUM([Instances.CX3:Instances.CX32])" office:value-type="float" office:value="2">
            <text:p>2</text:p>
          </table:table-cell>
          <table:table-cell table:formula="of:=AVERAGE([Instances.CY3:Instances.CY32])" office:value-type="float" office:value="479126.633333333">
            <text:p>479127</text:p>
          </table:table-cell>
          <table:table-cell table:formula="of:=AVERAGE([Instances.CZ3:Instances.CZ32])" office:value-type="float" office:value="584435.166666667">
            <text:p>584435</text:p>
          </table:table-cell>
          <table:table-cell table:formula="of:=AVERAGE([Instances.DA3:Instances.DA32])" office:value-type="float" office:value="95471.2333333333">
            <text:p>95471</text:p>
          </table:table-cell>
          <table:table-cell table:style-name="ce9" table:formula="of:=AVERAGE([Instances.DB3:Instances.DB32])" office:value-type="float" office:value="545.361625333333">
            <text:p>545</text:p>
          </table:table-cell>
          <table:table-cell table:style-name="ce9" table:formula="of:=SUM([Instances.DC3:Instances.DC32])" office:value-type="float" office:value="27">
            <text:p>27</text:p>
          </table:table-cell>
          <table:table-cell table:formula="of:=AVERAGE([Instances.DD3:Instances.DD32])" office:value-type="float" office:value="2297570">
            <text:p>2297570</text:p>
          </table:table-cell>
          <table:table-cell table:formula="of:=AVERAGE([Instances.DE3:Instances.DE32])" office:value-type="float" office:value="2329335.43333333">
            <text:p>2329335</text:p>
          </table:table-cell>
          <table:table-cell table:formula="of:=AVERAGE([Instances.DF3:Instances.DF32])" office:value-type="float" office:value="2329335.43333333">
            <text:p>2329335</text:p>
          </table:table-cell>
          <table:table-cell table:formula="of:=AVERAGE([Instances.DG3:Instances.DG32])" office:value-type="float" office:value="92.6796452333333">
            <text:p>93</text:p>
          </table:table-cell>
          <table:table-cell table:formula="of:=SUM([Instances.DH3:Instances.DH32])" office:value-type="float" office:value="2">
            <text:p>2</text:p>
          </table:table-cell>
          <table:table-cell table:formula="of:=AVERAGE([Instances.DI3:Instances.DI32])" office:value-type="float" office:value="478883.333333333">
            <text:p>478883</text:p>
          </table:table-cell>
          <table:table-cell table:formula="of:=AVERAGE([Instances.DJ3:Instances.DJ32])" office:value-type="float" office:value="671125.766666667">
            <text:p>671126</text:p>
          </table:table-cell>
          <table:table-cell table:formula="of:=AVERAGE([Instances.DK3:Instances.DK32])" office:value-type="float" office:value="108924.466666667">
            <text:p>108924</text:p>
          </table:table-cell>
          <table:table-cell table:formula="of:=AVERAGE([Instances.DL3:Instances.DL32])" office:value-type="float" office:value="99.1475779666667">
            <text:p>99</text:p>
          </table:table-cell>
          <table:table-cell table:style-name="ce8" table:formula="of:=SUM([Instances.DM3:Instances.DM32])" office:value-type="float" office:value="1">
            <text:p>1</text:p>
          </table:table-cell>
          <table:table-cell table:formula="of:=AVERAGE([Instances.DN3:Instances.DN32])" office:value-type="float" office:value="464241.2">
            <text:p>464241</text:p>
          </table:table-cell>
          <table:table-cell table:formula="of:=AVERAGE([Instances.DO3:Instances.DO32])" office:value-type="float" office:value="648918.433333333">
            <text:p>648918</text:p>
          </table:table-cell>
          <table:table-cell table:formula="of:=AVERAGE([Instances.DP3:Instances.DP32])" office:value-type="float" office:value="312340.4">
            <text:p>312340</text:p>
          </table:table-cell>
          <table:table-cell table:formula="of:=AVERAGE([Instances.DQ3:Instances.DQ32])" office:value-type="float" office:value="87.6723711666667">
            <text:p>88</text:p>
          </table:table-cell>
          <table:table-cell table:formula="of:=SUM([Instances.DR3:Instances.DR32])" office:value-type="float" office:value="3">
            <text:p>3</text:p>
          </table:table-cell>
          <table:table-cell table:formula="of:=AVERAGE([Instances.DS3:Instances.DS32])" office:value-type="float" office:value="463319.766666667">
            <text:p>463320</text:p>
          </table:table-cell>
          <table:table-cell table:formula="of:=AVERAGE([Instances.DT3:Instances.DT32])" office:value-type="float" office:value="564805.333333333">
            <text:p>564805</text:p>
          </table:table-cell>
          <table:table-cell table:formula="of:=AVERAGE([Instances.DU3:Instances.DU32])" office:value-type="float" office:value="315017.666666667">
            <text:p>315018</text:p>
          </table:table-cell>
          <table:table-cell table:formula="of:=AVERAGE([Instances.DV3:Instances.DV32])" office:value-type="float" office:value="109.701843433333">
            <text:p>110</text:p>
          </table:table-cell>
          <table:table-cell table:formula="of:=SUM([Instances.DW3:Instances.DW32])" office:value-type="float" office:value="3">
            <text:p>3</text:p>
          </table:table-cell>
          <table:table-cell table:formula="of:=AVERAGE([Instances.DX3:Instances.DX32])" office:value-type="float" office:value="638777.166666667">
            <text:p>638777</text:p>
          </table:table-cell>
          <table:table-cell table:formula="of:=AVERAGE([Instances.DY3:Instances.DY32])" office:value-type="float" office:value="865851.066666667">
            <text:p>865851</text:p>
          </table:table-cell>
          <table:table-cell table:formula="of:=AVERAGE([Instances.DZ3:Instances.DZ32])" office:value-type="float" office:value="806489.933333333">
            <text:p>806490</text:p>
          </table:table-cell>
          <table:table-cell table:formula="of:=AVERAGE([Instances.EA3:Instances.EA32])" office:value-type="float" office:value="152.926546966667">
            <text:p>153</text:p>
          </table:table-cell>
          <table:table-cell table:formula="of:=SUM([Instances.EB3:Instances.EB32])" office:value-type="float" office:value="5">
            <text:p>5</text:p>
          </table:table-cell>
          <table:table-cell table:formula="of:=AVERAGE([Instances.EC3:Instances.EC32])" office:value-type="float" office:value="827674.233333333">
            <text:p>827674</text:p>
          </table:table-cell>
          <table:table-cell table:formula="of:=AVERAGE([Instances.ED3:Instances.ED32])" office:value-type="float" office:value="1077617.33333333">
            <text:p>1077617</text:p>
          </table:table-cell>
          <table:table-cell table:formula="of:=AVERAGE([Instances.EE3:Instances.EE32])" office:value-type="float" office:value="1063876.56666667">
            <text:p>1063877</text:p>
          </table:table-cell>
          <table:table-cell table:formula="of:=AVERAGE([Instances.EF3:Instances.EF32])" office:value-type="float" office:value="159.5227323">
            <text:p>160</text:p>
          </table:table-cell>
          <table:table-cell table:formula="of:=SUM([Instances.EG3:Instances.EG32])" office:value-type="float" office:value="5">
            <text:p>5</text:p>
          </table:table-cell>
          <table:table-cell table:formula="of:=AVERAGE([Instances.EH3:Instances.EH32])" office:value-type="float" office:value="814482.9">
            <text:p>814483</text:p>
          </table:table-cell>
          <table:table-cell table:formula="of:=AVERAGE([Instances.EI3:Instances.EI32])" office:value-type="float" office:value="1065179.4">
            <text:p>1065179</text:p>
          </table:table-cell>
          <table:table-cell table:formula="of:=AVERAGE([Instances.EJ3:Instances.EJ32])" office:value-type="float" office:value="1058311.03333333">
            <text:p>1058311</text:p>
          </table:table-cell>
          <table:table-cell table:formula="of:=AVERAGE([Instances.EK3:Instances.EK32])" office:value-type="float" office:value="142.691594433333">
            <text:p>143</text:p>
          </table:table-cell>
          <table:table-cell table:formula="of:=SUM([Instances.EL3:Instances.EL32])" office:value-type="float" office:value="4">
            <text:p>4</text:p>
          </table:table-cell>
          <table:table-cell table:formula="of:=AVERAGE([Instances.EM3:Instances.EM32])" office:value-type="float" office:value="817534.066666667">
            <text:p>817534</text:p>
          </table:table-cell>
          <table:table-cell table:formula="of:=AVERAGE([Instances.EN3:Instances.EN32])" office:value-type="float" office:value="1068180.56666667">
            <text:p>1068181</text:p>
          </table:table-cell>
          <table:table-cell table:formula="of:=AVERAGE([Instances.EO3:Instances.EO32])" office:value-type="float" office:value="1063208.66666667">
            <text:p>1063209</text:p>
          </table:table-cell>
          <table:table-cell table:style-name="ce8" table:formula="of:=AVERAGE([Instances.EP3:Instances.EP32])" office:value-type="float" office:value="70.1979403666667">
            <text:p>70</text:p>
          </table:table-cell>
          <table:table-cell table:formula="of:=SUM([Instances.EQ3:Instances.EQ32])" office:value-type="float" office:value="2">
            <text:p>2</text:p>
          </table:table-cell>
          <table:table-cell table:style-name="ce8" table:formula="of:=AVERAGE([Instances.ER3:Instances.ER32])" office:value-type="float" office:value="359362.3">
            <text:p>359362</text:p>
          </table:table-cell>
          <table:table-cell table:style-name="ce8" table:formula="of:=AVERAGE([Instances.ES3:Instances.ES32])" office:value-type="float" office:value="457919.166666667">
            <text:p>457919</text:p>
          </table:table-cell>
          <table:table-cell table:formula="of:=AVERAGE([Instances.ET3:Instances.ET32])" office:value-type="float" office:value="227559.4">
            <text:p>227559</text:p>
          </table:table-cell>
          <table:table-cell table:formula="of:=AVERAGE([Instances.EU3:Instances.EU32])" office:value-type="float" office:value="98.8106851">
            <text:p>99</text:p>
          </table:table-cell>
          <table:table-cell table:formula="of:=SUM([Instances.EV3:Instances.EV32])" office:value-type="float" office:value="3">
            <text:p>3</text:p>
          </table:table-cell>
          <table:table-cell table:formula="of:=AVERAGE([Instances.EW3:Instances.EW32])" office:value-type="float" office:value="469090.966666667">
            <text:p>469091</text:p>
          </table:table-cell>
          <table:table-cell table:formula="of:=AVERAGE([Instances.EX3:Instances.EX32])" office:value-type="float" office:value="590338.633333333">
            <text:p>590339</text:p>
          </table:table-cell>
          <table:table-cell table:formula="of:=AVERAGE([Instances.EY3:Instances.EY32])" office:value-type="float" office:value="301156.366666667">
            <text:p>301156</text:p>
          </table:table-cell>
          <table:table-cell table:formula="of:=AVERAGE([Instances.EZ3:Instances.EZ32])" office:value-type="float" office:value="86.1163486333333">
            <text:p>86</text:p>
          </table:table-cell>
          <table:table-cell table:formula="of:=SUM([Instances.FA3:Instances.FA32])" office:value-type="float" office:value="3">
            <text:p>3</text:p>
          </table:table-cell>
          <table:table-cell table:formula="of:=AVERAGE([Instances.FB3:Instances.FB32])" office:value-type="float" office:value="423723.666666667">
            <text:p>423724</text:p>
          </table:table-cell>
          <table:table-cell table:formula="of:=AVERAGE([Instances.FC3:Instances.FC32])" office:value-type="float" office:value="537521.3">
            <text:p>537521</text:p>
          </table:table-cell>
          <table:table-cell table:formula="of:=AVERAGE([Instances.FD3:Instances.FD32])" office:value-type="float" office:value="269426.733333333">
            <text:p>269427</text:p>
          </table:table-cell>
          <table:table-cell table:formula="of:=AVERAGE([Instances.FE3:Instances.FE32])" office:value-type="float" office:value="101.418545333333">
            <text:p>101</text:p>
          </table:table-cell>
          <table:table-cell table:formula="of:=SUM([Instances.FF3:Instances.FF32])" office:value-type="float" office:value="2">
            <text:p>2</text:p>
          </table:table-cell>
          <table:table-cell table:formula="of:=AVERAGE([Instances.FG3:Instances.FG32])" office:value-type="float" office:value="498129.933333333">
            <text:p>498130</text:p>
          </table:table-cell>
          <table:table-cell table:formula="of:=AVERAGE([Instances.FH3:Instances.FH32])" office:value-type="float" office:value="644338.9">
            <text:p>644339</text:p>
          </table:table-cell>
          <table:table-cell table:formula="of:=AVERAGE([Instances.FI3:Instances.FI32])" office:value-type="float" office:value="318422.3">
            <text:p>318422</text:p>
          </table:table-cell>
          <table:table-cell table:formula="of:=AVERAGE([Instances.FJ3:Instances.FJ32])" office:value-type="float" office:value="158.569276">
            <text:p>159</text:p>
          </table:table-cell>
          <table:table-cell table:formula="of:=SUM([Instances.FK3:Instances.FK32])" office:value-type="float" office:value="4">
            <text:p>4</text:p>
          </table:table-cell>
          <table:table-cell table:formula="of:=AVERAGE([Instances.FL3:Instances.FL32])" office:value-type="float" office:value="874094.866666667">
            <text:p>874095</text:p>
          </table:table-cell>
          <table:table-cell table:formula="of:=AVERAGE([Instances.FM3:Instances.FM32])" office:value-type="float" office:value="1181131.7">
            <text:p>1181132</text:p>
          </table:table-cell>
          <table:table-cell table:formula="of:=AVERAGE([Instances.FN3:Instances.FN32])" office:value-type="float" office:value="1181131.7">
            <text:p>1181132</text:p>
          </table:table-cell>
          <table:table-cell table:formula="of:=AVERAGE([Instances.FO3:Instances.FO32])" office:value-type="float" office:value="89.7205544666667">
            <text:p>90</text:p>
          </table:table-cell>
          <table:table-cell table:formula="of:=SUM([Instances.FP3:Instances.FP32])" office:value-type="float" office:value="2">
            <text:p>2</text:p>
          </table:table-cell>
          <table:table-cell table:formula="of:=AVERAGE([Instances.FQ3:Instances.FQ32])" office:value-type="float" office:value="375404.066666667">
            <text:p>375404</text:p>
          </table:table-cell>
          <table:table-cell table:formula="of:=AVERAGE([Instances.FR3:Instances.FR32])" office:value-type="float" office:value="535674.666666667">
            <text:p>535675</text:p>
          </table:table-cell>
          <table:table-cell table:style-name="ce8" table:formula="of:=AVERAGE([Instances.FS3:Instances.FS32])" office:value-type="float" office:value="0">
            <text:p>0</text:p>
          </table:table-cell>
          <table:table-cell table:formula="of:=AVERAGE([Instances.FT3:Instances.FT32])" office:value-type="float" office:value="228.3701896">
            <text:p>228</text:p>
          </table:table-cell>
          <table:table-cell table:formula="of:=SUM([Instances.FU3:Instances.FU32])" office:value-type="float" office:value="8">
            <text:p>8</text:p>
          </table:table-cell>
          <table:table-cell table:formula="of:=AVERAGE([Instances.FV3:Instances.FV32])" office:value-type="float" office:value="1136134.76666667">
            <text:p>1136135</text:p>
          </table:table-cell>
          <table:table-cell table:formula="of:=AVERAGE([Instances.FW3:Instances.FW32])" office:value-type="float" office:value="1417788.9">
            <text:p>1417789</text:p>
          </table:table-cell>
          <table:table-cell table:formula="of:=AVERAGE([Instances.FX3:Instances.FX32])" office:value-type="float" office:value="1405500.33333333">
            <text:p>1405500</text:p>
          </table:table-cell>
          <table:table-cell table:formula="of:=AVERAGE([Instances.FY3:Instances.FY32])" office:value-type="float" office:value="98.2255400333333">
            <text:p>98</text:p>
          </table:table-cell>
          <table:table-cell table:formula="of:=SUM([Instances.FZ3:Instances.FZ32])" office:value-type="float" office:value="2">
            <text:p>2</text:p>
          </table:table-cell>
          <table:table-cell table:formula="of:=AVERAGE([Instances.GA3:Instances.GA32])" office:value-type="float" office:value="483718.6">
            <text:p>483719</text:p>
          </table:table-cell>
          <table:table-cell table:formula="of:=AVERAGE([Instances.GB3:Instances.GB32])" office:value-type="float" office:value="591148.733333333">
            <text:p>591149</text:p>
          </table:table-cell>
          <table:table-cell table:formula="of:=AVERAGE([Instances.GC3:Instances.GC32])" office:value-type="float" office:value="317542.066666667">
            <text:p>317542</text:p>
          </table:table-cell>
          <table:table-cell table:formula="of:=AVERAGE([Instances.GD3:Instances.GD32])" office:value-type="float" office:value="234.9474733">
            <text:p>235</text:p>
          </table:table-cell>
          <table:table-cell table:formula="of:=SUM([Instances.GE3:Instances.GE32])" office:value-type="float" office:value="10">
            <text:p>10</text:p>
          </table:table-cell>
          <table:table-cell table:formula="of:=AVERAGE([Instances.GF3:Instances.GF32])" office:value-type="float" office:value="994044.9">
            <text:p>994045</text:p>
          </table:table-cell>
          <table:table-cell table:formula="of:=AVERAGE([Instances.GG3:Instances.GG32])" office:value-type="float" office:value="1094590">
            <text:p>1094590</text:p>
          </table:table-cell>
          <table:table-cell table:formula="of:=AVERAGE([Instances.GH3:Instances.GH32])" office:value-type="float" office:value="1094590">
            <text:p>1094590</text:p>
          </table:table-cell>
          <table:table-cell table:formula="of:=AVERAGE([Instances.GI3:Instances.GI32])" office:value-type="float" office:value="206.4725379">
            <text:p>206</text:p>
          </table:table-cell>
          <table:table-cell table:formula="of:=SUM([Instances.GJ3:Instances.GJ32])" office:value-type="float" office:value="5">
            <text:p>5</text:p>
          </table:table-cell>
          <table:table-cell table:formula="of:=AVERAGE([Instances.GK3:Instances.GK32])" office:value-type="float" office:value="1107767.86666667">
            <text:p>1107768</text:p>
          </table:table-cell>
          <table:table-cell table:formula="of:=AVERAGE([Instances.GL3:Instances.GL32])" office:value-type="float" office:value="1433852.3">
            <text:p>1433852</text:p>
          </table:table-cell>
          <table:table-cell table:formula="of:=AVERAGE([Instances.GM3:Instances.GM32])" office:value-type="float" office:value="1421283.73333333">
            <text:p>1421284</text:p>
          </table:table-cell>
          <table:table-cell table:formula="of:=AVERAGE([Instances.GN3:Instances.GN32])" office:value-type="float" office:value="99.1342473333333">
            <text:p>99</text:p>
          </table:table-cell>
          <table:table-cell table:formula="of:=SUM([Instances.GO3:Instances.GO32])" office:value-type="float" office:value="2">
            <text:p>2</text:p>
          </table:table-cell>
          <table:table-cell table:formula="of:=AVERAGE([Instances.GP3:Instances.GP32])" office:value-type="float" office:value="507647.3">
            <text:p>507647</text:p>
          </table:table-cell>
          <table:table-cell table:formula="of:=AVERAGE([Instances.GQ3:Instances.GQ32])" office:value-type="float" office:value="812305.633333333">
            <text:p>812306</text:p>
          </table:table-cell>
          <table:table-cell table:formula="of:=AVERAGE([Instances.GR3:Instances.GR32])" office:value-type="float" office:value="323715.8">
            <text:p>323716</text:p>
          </table:table-cell>
          <table:table-cell table:formula="of:=AVERAGE([Instances.GS3:Instances.GS32])" office:value-type="float" office:value="539.098723333333">
            <text:p>539</text:p>
          </table:table-cell>
          <table:table-cell table:formula="of:=SUM([Instances.GT3:Instances.GT32])" office:value-type="float" office:value="26">
            <text:p>26</text:p>
          </table:table-cell>
          <table:table-cell table:style-name="ce9" table:formula="of:=AVERAGE([Instances.GU3:Instances.GU32])" office:value-type="float" office:value="2357913.26666667">
            <text:p>2357913</text:p>
          </table:table-cell>
          <table:table-cell table:style-name="ce9" table:formula="of:=AVERAGE([Instances.GV3:Instances.GV32])" office:value-type="float" office:value="2462248.76666667">
            <text:p>2462249</text:p>
          </table:table-cell>
          <table:table-cell table:style-name="ce9" table:formula="of:=AVERAGE([Instances.GW3:Instances.GW32])" office:value-type="float" office:value="2462248.76666667">
            <text:p>2462249</text:p>
          </table:table-cell>
          <table:table-cell table:formula="of:=MIN([.$B3];[.$F3];[.$K3];[.$P3];[.$U3];[.$Z3];[.$AE3];[.$AJ3];[.$AO3];[.$AT3];[.$AY3];[.$BD3];[.$BI3];[.$BN3];[.$BS3];[.$BX3];[.$CC3];[.$CH3];[.$CM3];[.$CR3];[.$CW3];[.$DB3];[.$DG3];[.$DL3];[.$DQ3];[.$DV3];[.$EA3];[.$EF3];[.$EK3];[.$EP3];[.$EU3];[.$EZ3];[.$FE3];[.$FJ3];[.$FO3];[.$FT3];[.$FY3];[.$GD3];[.$GI3];[.$GN3];[.$GS3])" office:value-type="float" office:value="70.1979403666667">
            <text:p>70</text:p>
          </table:table-cell>
          <table:table-cell table:formula="of:=MIN([.$C3];[.$G3];[.$L3];[.$Q3];[.$V3];[.$AA3];[.$AF3];[.$AK3];[.$AP3];[.$AU3];[.$AZ3];[.$BE3];[.$BJ3];[.$BO3];[.$BT3];[.$BY3];[.$CD3];[.$CI3];[.$CN3];[.$CS3];[.$CX3];[.$DC3];[.$DH3];[.$DM3];[.$DR3];[.$DW3];[.$EB3];[.$EG3];[.$EL3];[.$EQ3];[.$EV3];[.$FA3];[.$FF3];[.$FK3];[.$FP3];[.$FU3];[.$FZ3];[.$GE3];[.$GJ3];[.$GO3];[.$GT3])" office:value-type="float" office:value="1">
            <text:p>1</text:p>
          </table:table-cell>
          <table:table-cell table:formula="of:=MIN([.$D3];[.$H3];[.$M3];[.$R3];[.$W3];[.$AB3];[.$AG3];[.$AL3];[.$AQ3];[.$AV3];[.$BA3];[.$BF3];[.$BK3];[.$BP3];[.$BU3];[.$BZ3];[.$CE3];[.$CJ3];[.$CO3];[.$CT3];[.$CY3];[.$DD3];[.$DI3];[.$DN3];[.$DS3];[.$DX3];[.$EC3];[.$EH3];[.$EM3];[.$ER3];[.$EW3];[.$FB3];[.$FG3];[.$FL3];[.$FQ3];[.$FV3];[.$GA3];[.$GF3];[.$GK3];[.$GP3];[.$GU3])" office:value-type="float" office:value="359362.3">
            <text:p>359362</text:p>
          </table:table-cell>
          <table:table-cell table:formula="of:=MIN([.$E3];[.$I3];[.$N3];[.$S3];[.$X3];[.$AC3];[.$AH3];[.$AM3];[.$AR3];[.$AW3];[.$BB3];[.$BG3];[.$BL3];[.$BQ3];[.$BV3];[.$CA3];[.$CF3];[.$CK3];[.$CP3];[.$CU3];[.$CZ3];[.$DE3];[.$DJ3];[.$DO3];[.$DT3];[.$DY3];[.$ED3];[.$EI3];[.$EN3];[.$ES3];[.$EX3];[.$FC3];[.$FH3];[.$FM3];[.$FR3];[.$FW3];[.$GB3];[.$GG3];[.$GL3];[.$GQ3];[.$GV3])" office:value-type="float" office:value="457919.166666667">
            <text:p>457919</text:p>
          </table:table-cell>
          <table:table-cell table:formula="of:=MIN([.$J3];[.$O3];[.$T3];[.$Y3];[.$AD3];[.$AI3];[.$AN3];[.$AS3];[.$AX3];[.$BC3];[.$BH3];[.$BM3];[.$BR3];[.$BW3];[.$CB3];[.$CG3];[.$CL3];[.$CQ3];[.$CV3];[.$DA3];[.$DF3];[.$DK3];[.$DP3];[.$DU3];[.$DZ3];[.$EE3];[.$EJ3];[.$EO3];[.$ET3];[.$EY3];[.$FD3];[.$FI3];[.$FN3];[.$FS3];[.$FX3];[.$GC3];[.$GH3];[.$GM3];[.$GR3];[.$GW3])" office:value-type="float" office:value="0">
            <text:p>0</text:p>
          </table:table-cell>
          <table:table-cell table:formula="of:=MEDIAN([.$B3];[.$F3];[.$K3];[.$P3];[.$U3];[.$Z3];[.$AE3];[.$AJ3];[.$AO3];[.$AT3];[.$AY3];[.$BD3];[.$BI3];[.$BN3];[.$BS3];[.$BX3];[.$CC3];[.$CH3];[.$CM3];[.$CR3];[.$CW3];[.$DB3];[.$DG3];[.$DL3];[.$DQ3];[.$DV3];[.$EA3];[.$EF3];[.$EK3];[.$EP3];[.$EU3];[.$EZ3];[.$FE3];[.$FJ3];[.$FO3];[.$FT3];[.$FY3];[.$GD3];[.$GI3];[.$GN3];[.$GS3])" office:value-type="float" office:value="101.418545333333">
            <text:p>101</text:p>
          </table:table-cell>
          <table:table-cell table:formula="of:=MEDIAN([.$C3];[.$G3];[.$L3];[.$Q3];[.$V3];[.$AA3];[.$AF3];[.$AK3];[.$AP3];[.$AU3];[.$AZ3];[.$BE3];[.$BJ3];[.$BO3];[.$BT3];[.$BY3];[.$CD3];[.$CI3];[.$CN3];[.$CS3];[.$CX3];[.$DC3];[.$DH3];[.$DM3];[.$DR3];[.$DW3];[.$EB3];[.$EG3];[.$EL3];[.$EQ3];[.$EV3];[.$FA3];[.$FF3];[.$FK3];[.$FP3];[.$FU3];[.$FZ3];[.$GE3];[.$GJ3];[.$GO3];[.$GT3])" office:value-type="float" office:value="3">
            <text:p>3</text:p>
          </table:table-cell>
          <table:table-cell table:formula="of:=MEDIAN([.$D3];[.$H3];[.$M3];[.$R3];[.$W3];[.$AB3];[.$AG3];[.$AL3];[.$AQ3];[.$AV3];[.$BA3];[.$BF3];[.$BK3];[.$BP3];[.$BU3];[.$BZ3];[.$CE3];[.$CJ3];[.$CO3];[.$CT3];[.$CY3];[.$DD3];[.$DI3];[.$DN3];[.$DS3];[.$DX3];[.$EC3];[.$EH3];[.$EM3];[.$ER3];[.$EW3];[.$FB3];[.$FG3];[.$FL3];[.$FQ3];[.$FV3];[.$GA3];[.$GF3];[.$GK3];[.$GP3];[.$GU3])" office:value-type="float" office:value="507647.3">
            <text:p>507647</text:p>
          </table:table-cell>
          <table:table-cell table:formula="of:=MEDIAN([.$E3];[.$I3];[.$N3];[.$S3];[.$X3];[.$AC3];[.$AH3];[.$AM3];[.$AR3];[.$AW3];[.$BB3];[.$BG3];[.$BL3];[.$BQ3];[.$BV3];[.$CA3];[.$CF3];[.$CK3];[.$CP3];[.$CU3];[.$CZ3];[.$DE3];[.$DJ3];[.$DO3];[.$DT3];[.$DY3];[.$ED3];[.$EI3];[.$EN3];[.$ES3];[.$EX3];[.$FC3];[.$FH3];[.$FM3];[.$FR3];[.$FW3];[.$GB3];[.$GG3];[.$GL3];[.$GQ3];[.$GV3])" office:value-type="float" office:value="648918.433333333">
            <text:p>648918</text:p>
          </table:table-cell>
          <table:table-cell table:formula="of:=MEDIAN([.$J3];[.$O3];[.$T3];[.$Y3];[.$AD3];[.$AI3];[.$AN3];[.$AS3];[.$AX3];[.$BC3];[.$BH3];[.$BM3];[.$BR3];[.$BW3];[.$CB3];[.$CG3];[.$CL3];[.$CQ3];[.$CV3];[.$DA3];[.$DF3];[.$DK3];[.$DP3];[.$DU3];[.$DZ3];[.$EE3];[.$EJ3];[.$EO3];[.$ET3];[.$EY3];[.$FD3];[.$FI3];[.$FN3];[.$FS3];[.$FX3];[.$GC3];[.$GH3];[.$GM3];[.$GR3];[.$GW3])" office:value-type="float" office:value="317982.183333333">
            <text:p>317982</text:p>
          </table:table-cell>
          <table:table-cell table:formula="of:=MAX([.$B3];[.$F3];[.$K3];[.$P3];[.$U3];[.$Z3];[.$AE3];[.$AJ3];[.$AO3];[.$AT3];[.$AY3];[.$BD3];[.$BI3];[.$BN3];[.$BS3];[.$BX3];[.$CC3];[.$CH3];[.$CM3];[.$CR3];[.$CW3];[.$DB3];[.$DG3];[.$DL3];[.$DQ3];[.$DV3];[.$EA3];[.$EF3];[.$EK3];[.$EP3];[.$EU3];[.$EZ3];[.$FE3];[.$FJ3];[.$FO3];[.$FT3];[.$FY3];[.$GD3];[.$GI3];[.$GN3];[.$GS3])" office:value-type="float" office:value="545.361625333333">
            <text:p>545</text:p>
          </table:table-cell>
          <table:table-cell table:formula="of:=MAX([.$C3];[.$G3];[.$L3];[.$Q3];[.$V3];[.$AA3];[.$AF3];[.$AK3];[.$AP3];[.$AU3];[.$AZ3];[.$BE3];[.$BJ3];[.$BO3];[.$BT3];[.$BY3];[.$CD3];[.$CI3];[.$CN3];[.$CS3];[.$CX3];[.$DC3];[.$DH3];[.$DM3];[.$DR3];[.$DW3];[.$EB3];[.$EG3];[.$EL3];[.$EQ3];[.$EV3];[.$FA3];[.$FF3];[.$FK3];[.$FP3];[.$FU3];[.$FZ3];[.$GE3];[.$GJ3];[.$GO3];[.$GT3])" office:value-type="float" office:value="27">
            <text:p>27</text:p>
          </table:table-cell>
          <table:table-cell table:formula="of:=MAX([.$D3];[.$H3];[.$M3];[.$R3];[.$W3];[.$AB3];[.$AG3];[.$AL3];[.$AQ3];[.$AV3];[.$BA3];[.$BF3];[.$BK3];[.$BP3];[.$BU3];[.$BZ3];[.$CE3];[.$CJ3];[.$CO3];[.$CT3];[.$CY3];[.$DD3];[.$DI3];[.$DN3];[.$DS3];[.$DX3];[.$EC3];[.$EH3];[.$EM3];[.$ER3];[.$EW3];[.$FB3];[.$FG3];[.$FL3];[.$FQ3];[.$FV3];[.$GA3];[.$GF3];[.$GK3];[.$GP3];[.$GU3])" office:value-type="float" office:value="2357913.26666667">
            <text:p>2357913</text:p>
          </table:table-cell>
          <table:table-cell table:formula="of:=MAX([.$E3];[.$I3];[.$N3];[.$S3];[.$X3];[.$AC3];[.$AH3];[.$AM3];[.$AR3];[.$AW3];[.$BB3];[.$BG3];[.$BL3];[.$BQ3];[.$BV3];[.$CA3];[.$CF3];[.$CK3];[.$CP3];[.$CU3];[.$CZ3];[.$DE3];[.$DJ3];[.$DO3];[.$DT3];[.$DY3];[.$ED3];[.$EI3];[.$EN3];[.$ES3];[.$EX3];[.$FC3];[.$FH3];[.$FM3];[.$FR3];[.$FW3];[.$GB3];[.$GG3];[.$GL3];[.$GQ3];[.$GV3])" office:value-type="float" office:value="2462248.76666667">
            <text:p>2462249</text:p>
          </table:table-cell>
          <table:table-cell table:formula="of:=MAX([.$J3];[.$O3];[.$T3];[.$Y3];[.$AD3];[.$AI3];[.$AN3];[.$AS3];[.$AX3];[.$BC3];[.$BH3];[.$BM3];[.$BR3];[.$BW3];[.$CB3];[.$CG3];[.$CL3];[.$CQ3];[.$CV3];[.$DA3];[.$DF3];[.$DK3];[.$DP3];[.$DU3];[.$DZ3];[.$EE3];[.$EJ3];[.$EO3];[.$ET3];[.$EY3];[.$FD3];[.$FI3];[.$FN3];[.$FS3];[.$FX3];[.$GC3];[.$GH3];[.$GM3];[.$GR3];[.$GW3])" office:value-type="float" office:value="2462248.76666667">
            <text:p>2462249</text:p>
          </table:table-cell>
          <table:table-cell table:number-columns-repeated="80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M</text:p>
          </table:table-cell>
          <table:table-cell table:style-name="ce7" table:formula="of:=SUM([.B3:.B3])" office:value-type="float" office:value="93.1900966666667">
            <text:p>93</text:p>
          </table:table-cell>
          <table:table-cell table:style-name="ce7" table:formula="of:=SUM([.C3:.C3])" office:value-type="float" office:value="3">
            <text:p>3</text:p>
          </table:table-cell>
          <table:table-cell table:style-name="ce7" table:formula="of:=SUM([.D3:.D3])" office:value-type="float" office:value="462452.666666667">
            <text:p>462453</text:p>
          </table:table-cell>
          <table:table-cell table:style-name="ce7" table:formula="of:=SUM([.E3:.E3])" office:value-type="float" office:value="648893.766666667">
            <text:p>648894</text:p>
          </table:table-cell>
          <table:table-cell table:formula="of:=SUM([.F3:.F3])" office:value-type="float" office:value="94.8014646">
            <text:p>95</text:p>
          </table:table-cell>
          <table:table-cell table:formula="of:=SUM([.G3:.G3])" office:value-type="float" office:value="3">
            <text:p>3</text:p>
          </table:table-cell>
          <table:table-cell table:formula="of:=SUM([.H3:.H3])" office:value-type="float" office:value="459995.933333333">
            <text:p>459996</text:p>
          </table:table-cell>
          <table:table-cell table:formula="of:=SUM([.I3:.I3])" office:value-type="float" office:value="645708.9">
            <text:p>645709</text:p>
          </table:table-cell>
          <table:table-cell table:style-name="ce8" table:formula="of:=SUM([.J3:.J3])" office:value-type="float" office:value="0">
            <text:p>0</text:p>
          </table:table-cell>
          <table:table-cell table:formula="of:=SUM([.K3:.K3])" office:value-type="float" office:value="94.2619564333333">
            <text:p>94</text:p>
          </table:table-cell>
          <table:table-cell table:formula="of:=SUM([.L3:.L3])" office:value-type="float" office:value="3">
            <text:p>3</text:p>
          </table:table-cell>
          <table:table-cell table:formula="of:=SUM([.M3:.M3])" office:value-type="float" office:value="455095.533333333">
            <text:p>455096</text:p>
          </table:table-cell>
          <table:table-cell table:formula="of:=SUM([.N3:.N3])" office:value-type="float" office:value="639903.366666667">
            <text:p>639903</text:p>
          </table:table-cell>
          <table:table-cell table:style-name="ce8" table:formula="of:=SUM([.O3:.O3])" office:value-type="float" office:value="0">
            <text:p>0</text:p>
          </table:table-cell>
          <table:table-cell table:formula="of:=SUM([.P3:.P3])" office:value-type="float" office:value="97.1897810666667">
            <text:p>97</text:p>
          </table:table-cell>
          <table:table-cell table:formula="of:=SUM([.Q3:.Q3])" office:value-type="float" office:value="3">
            <text:p>3</text:p>
          </table:table-cell>
          <table:table-cell table:formula="of:=SUM([.R3:.R3])" office:value-type="float" office:value="452650.866666667">
            <text:p>452651</text:p>
          </table:table-cell>
          <table:table-cell table:formula="of:=SUM([.S3:.S3])" office:value-type="float" office:value="635215.2">
            <text:p>635215</text:p>
          </table:table-cell>
          <table:table-cell table:formula="of:=SUM([.T3:.T3])" office:value-type="float" office:value="104902.166666667">
            <text:p>104902</text:p>
          </table:table-cell>
          <table:table-cell table:formula="of:=SUM([.U3:.U3])" office:value-type="float" office:value="114.017662333333">
            <text:p>114</text:p>
          </table:table-cell>
          <table:table-cell table:formula="of:=SUM([.V3:.V3])" office:value-type="float" office:value="3">
            <text:p>3</text:p>
          </table:table-cell>
          <table:table-cell table:formula="of:=SUM([.W3:.W3])" office:value-type="float" office:value="556531.466666667">
            <text:p>556531</text:p>
          </table:table-cell>
          <table:table-cell table:formula="of:=SUM([.X3:.X3])" office:value-type="float" office:value="1055660.23333333">
            <text:p>1055660</text:p>
          </table:table-cell>
          <table:table-cell table:formula="of:=SUM([.Y3:.Y3])" office:value-type="float" office:value="213053.166666667">
            <text:p>213053</text:p>
          </table:table-cell>
          <table:table-cell table:formula="of:=SUM([.Z3:.Z3])" office:value-type="float" office:value="92.1005246666667">
            <text:p>92</text:p>
          </table:table-cell>
          <table:table-cell table:formula="of:=SUM([.AA3:.AA3])" office:value-type="float" office:value="3">
            <text:p>3</text:p>
          </table:table-cell>
          <table:table-cell table:formula="of:=SUM([.AB3:.AB3])" office:value-type="float" office:value="488231.1">
            <text:p>488231</text:p>
          </table:table-cell>
          <table:table-cell table:formula="of:=SUM([.AC3:.AC3])" office:value-type="float" office:value="630735.833333333">
            <text:p>630736</text:p>
          </table:table-cell>
          <table:table-cell table:formula="of:=SUM([.AD3:.AD3])" office:value-type="float" office:value="101222.666666667">
            <text:p>101223</text:p>
          </table:table-cell>
          <table:table-cell table:formula="of:=SUM([.AE3:.AE3])" office:value-type="float" office:value="122.992259033333">
            <text:p>123</text:p>
          </table:table-cell>
          <table:table-cell table:formula="of:=SUM([.AF3:.AF3])" office:value-type="float" office:value="2">
            <text:p>2</text:p>
          </table:table-cell>
          <table:table-cell table:formula="of:=SUM([.AG3:.AG3])" office:value-type="float" office:value="595126.866666667">
            <text:p>595127</text:p>
          </table:table-cell>
          <table:table-cell table:formula="of:=SUM([.AH3:.AH3])" office:value-type="float" office:value="730712.666666667">
            <text:p>730713</text:p>
          </table:table-cell>
          <table:table-cell table:formula="of:=SUM([.AI3:.AI3])" office:value-type="float" office:value="686007.5">
            <text:p>686008</text:p>
          </table:table-cell>
          <table:table-cell table:formula="of:=SUM([.AJ3:.AJ3])" office:value-type="float" office:value="113.598859666667">
            <text:p>114</text:p>
          </table:table-cell>
          <table:table-cell table:style-name="ce8" table:formula="of:=SUM([.AK3:.AK3])" office:value-type="float" office:value="1">
            <text:p>1</text:p>
          </table:table-cell>
          <table:table-cell table:formula="of:=SUM([.AL3:.AL3])" office:value-type="float" office:value="552418.433333333">
            <text:p>552418</text:p>
          </table:table-cell>
          <table:table-cell table:formula="of:=SUM([.AM3:.AM3])" office:value-type="float" office:value="688673.366666667">
            <text:p>688673</text:p>
          </table:table-cell>
          <table:table-cell table:formula="of:=SUM([.AN3:.AN3])" office:value-type="float" office:value="681747.1">
            <text:p>681747</text:p>
          </table:table-cell>
          <table:table-cell table:formula="of:=SUM([.AO3:.AO3])" office:value-type="float" office:value="99.2177518">
            <text:p>99</text:p>
          </table:table-cell>
          <table:table-cell table:formula="of:=SUM([.AP3:.AP3])" office:value-type="float" office:value="2">
            <text:p>2</text:p>
          </table:table-cell>
          <table:table-cell table:formula="of:=SUM([.AQ3:.AQ3])" office:value-type="float" office:value="511897.466666667">
            <text:p>511897</text:p>
          </table:table-cell>
          <table:table-cell table:formula="of:=SUM([.AR3:.AR3])" office:value-type="float" office:value="597808.033333333">
            <text:p>597808</text:p>
          </table:table-cell>
          <table:table-cell table:formula="of:=SUM([.AS3:.AS3])" office:value-type="float" office:value="595108.6">
            <text:p>595109</text:p>
          </table:table-cell>
          <table:table-cell table:formula="of:=SUM([.AT3:.AT3])" office:value-type="float" office:value="111.956917166667">
            <text:p>112</text:p>
          </table:table-cell>
          <table:table-cell table:style-name="ce8" table:formula="of:=SUM([.AU3:.AU3])" office:value-type="float" office:value="1">
            <text:p>1</text:p>
          </table:table-cell>
          <table:table-cell table:formula="of:=SUM([.AV3:.AV3])" office:value-type="float" office:value="550978.533333333">
            <text:p>550979</text:p>
          </table:table-cell>
          <table:table-cell table:formula="of:=SUM([.AW3:.AW3])" office:value-type="float" office:value="668921.133333333">
            <text:p>668921</text:p>
          </table:table-cell>
          <table:table-cell table:formula="of:=SUM([.AX3:.AX3])" office:value-type="float" office:value="666219.9">
            <text:p>666220</text:p>
          </table:table-cell>
          <table:table-cell table:formula="of:=SUM([.AY3:.AY3])" office:value-type="float" office:value="86.3193916666667">
            <text:p>86</text:p>
          </table:table-cell>
          <table:table-cell table:style-name="ce8" table:formula="of:=SUM([.AZ3:.AZ3])" office:value-type="float" office:value="1">
            <text:p>1</text:p>
          </table:table-cell>
          <table:table-cell table:formula="of:=SUM([.BA3:.BA3])" office:value-type="float" office:value="443291.4">
            <text:p>443291</text:p>
          </table:table-cell>
          <table:table-cell table:formula="of:=SUM([.BB3:.BB3])" office:value-type="float" office:value="541068.2">
            <text:p>541068</text:p>
          </table:table-cell>
          <table:table-cell table:formula="of:=SUM([.BC3:.BC3])" office:value-type="float" office:value="94799.7666666667">
            <text:p>94800</text:p>
          </table:table-cell>
          <table:table-cell table:formula="of:=SUM([.BD3:.BD3])" office:value-type="float" office:value="95.7378573333333">
            <text:p>96</text:p>
          </table:table-cell>
          <table:table-cell table:formula="of:=SUM([.BE3:.BE3])" office:value-type="float" office:value="2">
            <text:p>2</text:p>
          </table:table-cell>
          <table:table-cell table:formula="of:=SUM([.BF3:.BF3])" office:value-type="float" office:value="479194.533333333">
            <text:p>479195</text:p>
          </table:table-cell>
          <table:table-cell table:formula="of:=SUM([.BG3:.BG3])" office:value-type="float" office:value="584500.533333333">
            <text:p>584501</text:p>
          </table:table-cell>
          <table:table-cell table:formula="of:=SUM([.BH3:.BH3])" office:value-type="float" office:value="102790.566666667">
            <text:p>102791</text:p>
          </table:table-cell>
          <table:table-cell table:formula="of:=SUM([.BI3:.BI3])" office:value-type="float" office:value="96.2018359333333">
            <text:p>96</text:p>
          </table:table-cell>
          <table:table-cell table:formula="of:=SUM([.BJ3:.BJ3])" office:value-type="float" office:value="3">
            <text:p>3</text:p>
          </table:table-cell>
          <table:table-cell table:formula="of:=SUM([.BK3:.BK3])" office:value-type="float" office:value="495318.666666667">
            <text:p>495319</text:p>
          </table:table-cell>
          <table:table-cell table:formula="of:=SUM([.BL3:.BL3])" office:value-type="float" office:value="603555.166666667">
            <text:p>603555</text:p>
          </table:table-cell>
          <table:table-cell table:formula="of:=SUM([.BM3:.BM3])" office:value-type="float" office:value="107609.1">
            <text:p>107609</text:p>
          </table:table-cell>
          <table:table-cell table:formula="of:=SUM([.BN3:.BN3])" office:value-type="float" office:value="79.5191915">
            <text:p>80</text:p>
          </table:table-cell>
          <table:table-cell table:formula="of:=SUM([.BO3:.BO3])" office:value-type="float" office:value="2">
            <text:p>2</text:p>
          </table:table-cell>
          <table:table-cell table:formula="of:=SUM([.BP3:.BP3])" office:value-type="float" office:value="418746.2">
            <text:p>418746</text:p>
          </table:table-cell>
          <table:table-cell table:formula="of:=SUM([.BQ3:.BQ3])" office:value-type="float" office:value="511838.166666667">
            <text:p>511838</text:p>
          </table:table-cell>
          <table:table-cell table:formula="of:=SUM([.BR3:.BR3])" office:value-type="float" office:value="95496.2">
            <text:p>95496</text:p>
          </table:table-cell>
          <table:table-cell table:formula="of:=SUM([.BS3:.BS3])" office:value-type="float" office:value="112.593394766667">
            <text:p>113</text:p>
          </table:table-cell>
          <table:table-cell table:formula="of:=SUM([.BT3:.BT3])" office:value-type="float" office:value="2">
            <text:p>2</text:p>
          </table:table-cell>
          <table:table-cell table:formula="of:=SUM([.BU3:.BU3])" office:value-type="float" office:value="530258.266666667">
            <text:p>530258</text:p>
          </table:table-cell>
          <table:table-cell table:formula="of:=SUM([.BV3:.BV3])" office:value-type="float" office:value="587326.933333333">
            <text:p>587327</text:p>
          </table:table-cell>
          <table:table-cell table:formula="of:=SUM([.BW3:.BW3])" office:value-type="float" office:value="587326.933333333">
            <text:p>587327</text:p>
          </table:table-cell>
          <table:table-cell table:formula="of:=SUM([.BX3:.BX3])" office:value-type="float" office:value="143.9598915">
            <text:p>144</text:p>
          </table:table-cell>
          <table:table-cell table:formula="of:=SUM([.BY3:.BY3])" office:value-type="float" office:value="5">
            <text:p>5</text:p>
          </table:table-cell>
          <table:table-cell table:formula="of:=SUM([.BZ3:.BZ3])" office:value-type="float" office:value="669929.033333333">
            <text:p>669929</text:p>
          </table:table-cell>
          <table:table-cell table:formula="of:=SUM([.CA3:.CA3])" office:value-type="float" office:value="1686353.7">
            <text:p>1686354</text:p>
          </table:table-cell>
          <table:table-cell table:style-name="ce8" table:formula="of:=SUM([.CB3:.CB3])" office:value-type="float" office:value="0">
            <text:p>0</text:p>
          </table:table-cell>
          <table:table-cell table:formula="of:=SUM([.CC3:.CC3])" office:value-type="float" office:value="161.8358679">
            <text:p>162</text:p>
          </table:table-cell>
          <table:table-cell table:formula="of:=SUM([.CD3:.CD3])" office:value-type="float" office:value="5">
            <text:p>5</text:p>
          </table:table-cell>
          <table:table-cell table:formula="of:=SUM([.CE3:.CE3])" office:value-type="float" office:value="755345.2">
            <text:p>755345</text:p>
          </table:table-cell>
          <table:table-cell table:formula="of:=SUM([.CF3:.CF3])" office:value-type="float" office:value="842311.566666667">
            <text:p>842312</text:p>
          </table:table-cell>
          <table:table-cell table:formula="of:=SUM([.CG3:.CG3])" office:value-type="float" office:value="838813.833333333">
            <text:p>838814</text:p>
          </table:table-cell>
          <table:table-cell table:formula="of:=SUM([.CH3:.CH3])" office:value-type="float" office:value="93.1341555">
            <text:p>93</text:p>
          </table:table-cell>
          <table:table-cell table:style-name="ce8" table:formula="of:=SUM([.CI3:.CI3])" office:value-type="float" office:value="1">
            <text:p>1</text:p>
          </table:table-cell>
          <table:table-cell table:formula="of:=SUM([.CJ3:.CJ3])" office:value-type="float" office:value="487685.533333333">
            <text:p>487686</text:p>
          </table:table-cell>
          <table:table-cell table:formula="of:=SUM([.CK3:.CK3])" office:value-type="float" office:value="592795.6">
            <text:p>592796</text:p>
          </table:table-cell>
          <table:table-cell table:formula="of:=SUM([.CL3:.CL3])" office:value-type="float" office:value="104553.4">
            <text:p>104553</text:p>
          </table:table-cell>
          <table:table-cell table:formula="of:=SUM([.CM3:.CM3])" office:value-type="float" office:value="253.3502945">
            <text:p>253</text:p>
          </table:table-cell>
          <table:table-cell table:formula="of:=SUM([.CN3:.CN3])" office:value-type="float" office:value="11">
            <text:p>11</text:p>
          </table:table-cell>
          <table:table-cell table:formula="of:=SUM([.CO3:.CO3])" office:value-type="float" office:value="1222952.66666667">
            <text:p>1222953</text:p>
          </table:table-cell>
          <table:table-cell table:formula="of:=SUM([.CP3:.CP3])" office:value-type="float" office:value="1231733.4">
            <text:p>1231733</text:p>
          </table:table-cell>
          <table:table-cell table:formula="of:=SUM([.CQ3:.CQ3])" office:value-type="float" office:value="1231733.4">
            <text:p>1231733</text:p>
          </table:table-cell>
          <table:table-cell table:formula="of:=SUM([.CR3:.CR3])" office:value-type="float" office:value="258.556115">
            <text:p>259</text:p>
          </table:table-cell>
          <table:table-cell table:formula="of:=SUM([.CS3:.CS3])" office:value-type="float" office:value="7">
            <text:p>7</text:p>
          </table:table-cell>
          <table:table-cell table:formula="of:=SUM([.CT3:.CT3])" office:value-type="float" office:value="1123809.8">
            <text:p>1123810</text:p>
          </table:table-cell>
          <table:table-cell table:formula="of:=SUM([.CU3:.CU3])" office:value-type="float" office:value="1311418.2">
            <text:p>1311418</text:p>
          </table:table-cell>
          <table:table-cell table:formula="of:=SUM([.CV3:.CV3])" office:value-type="float" office:value="1297787.06666667">
            <text:p>1297787</text:p>
          </table:table-cell>
          <table:table-cell table:formula="of:=SUM([.CW3:.CW3])" office:value-type="float" office:value="102.855545633333">
            <text:p>103</text:p>
          </table:table-cell>
          <table:table-cell table:formula="of:=SUM([.CX3:.CX3])" office:value-type="float" office:value="2">
            <text:p>2</text:p>
          </table:table-cell>
          <table:table-cell table:formula="of:=SUM([.CY3:.CY3])" office:value-type="float" office:value="479126.633333333">
            <text:p>479127</text:p>
          </table:table-cell>
          <table:table-cell table:formula="of:=SUM([.CZ3:.CZ3])" office:value-type="float" office:value="584435.166666667">
            <text:p>584435</text:p>
          </table:table-cell>
          <table:table-cell table:formula="of:=SUM([.DA3:.DA3])" office:value-type="float" office:value="95471.2333333333">
            <text:p>95471</text:p>
          </table:table-cell>
          <table:table-cell table:style-name="ce9" table:formula="of:=SUM([.DB3:.DB3])" office:value-type="float" office:value="545.361625333333">
            <text:p>545</text:p>
          </table:table-cell>
          <table:table-cell table:style-name="ce9" table:formula="of:=SUM([.DC3:.DC3])" office:value-type="float" office:value="27">
            <text:p>27</text:p>
          </table:table-cell>
          <table:table-cell table:formula="of:=SUM([.DD3:.DD3])" office:value-type="float" office:value="2297570">
            <text:p>2297570</text:p>
          </table:table-cell>
          <table:table-cell table:formula="of:=SUM([.DE3:.DE3])" office:value-type="float" office:value="2329335.43333333">
            <text:p>2329335</text:p>
          </table:table-cell>
          <table:table-cell table:formula="of:=SUM([.DF3:.DF3])" office:value-type="float" office:value="2329335.43333333">
            <text:p>2329335</text:p>
          </table:table-cell>
          <table:table-cell table:formula="of:=SUM([.DG3:.DG3])" office:value-type="float" office:value="92.6796452333333">
            <text:p>93</text:p>
          </table:table-cell>
          <table:table-cell table:formula="of:=SUM([.DH3:.DH3])" office:value-type="float" office:value="2">
            <text:p>2</text:p>
          </table:table-cell>
          <table:table-cell table:formula="of:=SUM([.DI3:.DI3])" office:value-type="float" office:value="478883.333333333">
            <text:p>478883</text:p>
          </table:table-cell>
          <table:table-cell table:formula="of:=SUM([.DJ3:.DJ3])" office:value-type="float" office:value="671125.766666667">
            <text:p>671126</text:p>
          </table:table-cell>
          <table:table-cell table:formula="of:=SUM([.DK3:.DK3])" office:value-type="float" office:value="108924.466666667">
            <text:p>108924</text:p>
          </table:table-cell>
          <table:table-cell table:formula="of:=SUM([.DL3:.DL3])" office:value-type="float" office:value="99.1475779666667">
            <text:p>99</text:p>
          </table:table-cell>
          <table:table-cell table:style-name="ce8" table:formula="of:=SUM([.DM3:.DM3])" office:value-type="float" office:value="1">
            <text:p>1</text:p>
          </table:table-cell>
          <table:table-cell table:formula="of:=SUM([.DN3:.DN3])" office:value-type="float" office:value="464241.2">
            <text:p>464241</text:p>
          </table:table-cell>
          <table:table-cell table:formula="of:=SUM([.DO3:.DO3])" office:value-type="float" office:value="648918.433333333">
            <text:p>648918</text:p>
          </table:table-cell>
          <table:table-cell table:formula="of:=SUM([.DP3:.DP3])" office:value-type="float" office:value="312340.4">
            <text:p>312340</text:p>
          </table:table-cell>
          <table:table-cell table:formula="of:=SUM([.DQ3:.DQ3])" office:value-type="float" office:value="87.6723711666667">
            <text:p>88</text:p>
          </table:table-cell>
          <table:table-cell table:formula="of:=SUM([.DR3:.DR3])" office:value-type="float" office:value="3">
            <text:p>3</text:p>
          </table:table-cell>
          <table:table-cell table:formula="of:=SUM([.DS3:.DS3])" office:value-type="float" office:value="463319.766666667">
            <text:p>463320</text:p>
          </table:table-cell>
          <table:table-cell table:formula="of:=SUM([.DT3:.DT3])" office:value-type="float" office:value="564805.333333333">
            <text:p>564805</text:p>
          </table:table-cell>
          <table:table-cell table:formula="of:=SUM([.DU3:.DU3])" office:value-type="float" office:value="315017.666666667">
            <text:p>315018</text:p>
          </table:table-cell>
          <table:table-cell table:formula="of:=SUM([.DV3:.DV3])" office:value-type="float" office:value="109.701843433333">
            <text:p>110</text:p>
          </table:table-cell>
          <table:table-cell table:formula="of:=SUM([.DW3:.DW3])" office:value-type="float" office:value="3">
            <text:p>3</text:p>
          </table:table-cell>
          <table:table-cell table:formula="of:=SUM([.DX3:.DX3])" office:value-type="float" office:value="638777.166666667">
            <text:p>638777</text:p>
          </table:table-cell>
          <table:table-cell table:formula="of:=SUM([.DY3:.DY3])" office:value-type="float" office:value="865851.066666667">
            <text:p>865851</text:p>
          </table:table-cell>
          <table:table-cell table:formula="of:=SUM([.DZ3:.DZ3])" office:value-type="float" office:value="806489.933333333">
            <text:p>806490</text:p>
          </table:table-cell>
          <table:table-cell table:formula="of:=SUM([.EA3:.EA3])" office:value-type="float" office:value="152.926546966667">
            <text:p>153</text:p>
          </table:table-cell>
          <table:table-cell table:formula="of:=SUM([.EB3:.EB3])" office:value-type="float" office:value="5">
            <text:p>5</text:p>
          </table:table-cell>
          <table:table-cell table:formula="of:=SUM([.EC3:.EC3])" office:value-type="float" office:value="827674.233333333">
            <text:p>827674</text:p>
          </table:table-cell>
          <table:table-cell table:formula="of:=SUM([.ED3:.ED3])" office:value-type="float" office:value="1077617.33333333">
            <text:p>1077617</text:p>
          </table:table-cell>
          <table:table-cell table:formula="of:=SUM([.EE3:.EE3])" office:value-type="float" office:value="1063876.56666667">
            <text:p>1063877</text:p>
          </table:table-cell>
          <table:table-cell table:formula="of:=SUM([.EF3:.EF3])" office:value-type="float" office:value="159.5227323">
            <text:p>160</text:p>
          </table:table-cell>
          <table:table-cell table:formula="of:=SUM([.EG3:.EG3])" office:value-type="float" office:value="5">
            <text:p>5</text:p>
          </table:table-cell>
          <table:table-cell table:formula="of:=SUM([.EH3:.EH3])" office:value-type="float" office:value="814482.9">
            <text:p>814483</text:p>
          </table:table-cell>
          <table:table-cell table:formula="of:=SUM([.EI3:.EI3])" office:value-type="float" office:value="1065179.4">
            <text:p>1065179</text:p>
          </table:table-cell>
          <table:table-cell table:formula="of:=SUM([.EJ3:.EJ3])" office:value-type="float" office:value="1058311.03333333">
            <text:p>1058311</text:p>
          </table:table-cell>
          <table:table-cell table:formula="of:=SUM([.EK3:.EK3])" office:value-type="float" office:value="142.691594433333">
            <text:p>143</text:p>
          </table:table-cell>
          <table:table-cell table:formula="of:=SUM([.EL3:.EL3])" office:value-type="float" office:value="4">
            <text:p>4</text:p>
          </table:table-cell>
          <table:table-cell table:formula="of:=SUM([.EM3:.EM3])" office:value-type="float" office:value="817534.066666667">
            <text:p>817534</text:p>
          </table:table-cell>
          <table:table-cell table:formula="of:=SUM([.EN3:.EN3])" office:value-type="float" office:value="1068180.56666667">
            <text:p>1068181</text:p>
          </table:table-cell>
          <table:table-cell table:formula="of:=SUM([.EO3:.EO3])" office:value-type="float" office:value="1063208.66666667">
            <text:p>1063209</text:p>
          </table:table-cell>
          <table:table-cell table:style-name="ce8" table:formula="of:=SUM([.EP3:.EP3])" office:value-type="float" office:value="70.1979403666667">
            <text:p>70</text:p>
          </table:table-cell>
          <table:table-cell table:formula="of:=SUM([.EQ3:.EQ3])" office:value-type="float" office:value="2">
            <text:p>2</text:p>
          </table:table-cell>
          <table:table-cell table:style-name="ce8" table:formula="of:=SUM([.ER3:.ER3])" office:value-type="float" office:value="359362.3">
            <text:p>359362</text:p>
          </table:table-cell>
          <table:table-cell table:style-name="ce8" table:formula="of:=SUM([.ES3:.ES3])" office:value-type="float" office:value="457919.166666667">
            <text:p>457919</text:p>
          </table:table-cell>
          <table:table-cell table:formula="of:=SUM([.ET3:.ET3])" office:value-type="float" office:value="227559.4">
            <text:p>227559</text:p>
          </table:table-cell>
          <table:table-cell table:formula="of:=SUM([.EU3:.EU3])" office:value-type="float" office:value="98.8106851">
            <text:p>99</text:p>
          </table:table-cell>
          <table:table-cell table:formula="of:=SUM([.EV3:.EV3])" office:value-type="float" office:value="3">
            <text:p>3</text:p>
          </table:table-cell>
          <table:table-cell table:formula="of:=SUM([.EW3:.EW3])" office:value-type="float" office:value="469090.966666667">
            <text:p>469091</text:p>
          </table:table-cell>
          <table:table-cell table:formula="of:=SUM([.EX3:.EX3])" office:value-type="float" office:value="590338.633333333">
            <text:p>590339</text:p>
          </table:table-cell>
          <table:table-cell table:formula="of:=SUM([.EY3:.EY3])" office:value-type="float" office:value="301156.366666667">
            <text:p>301156</text:p>
          </table:table-cell>
          <table:table-cell table:formula="of:=SUM([.EZ3:.EZ3])" office:value-type="float" office:value="86.1163486333333">
            <text:p>86</text:p>
          </table:table-cell>
          <table:table-cell table:formula="of:=SUM([.FA3:.FA3])" office:value-type="float" office:value="3">
            <text:p>3</text:p>
          </table:table-cell>
          <table:table-cell table:formula="of:=SUM([.FB3:.FB3])" office:value-type="float" office:value="423723.666666667">
            <text:p>423724</text:p>
          </table:table-cell>
          <table:table-cell table:formula="of:=SUM([.FC3:.FC3])" office:value-type="float" office:value="537521.3">
            <text:p>537521</text:p>
          </table:table-cell>
          <table:table-cell table:formula="of:=SUM([.FD3:.FD3])" office:value-type="float" office:value="269426.733333333">
            <text:p>269427</text:p>
          </table:table-cell>
          <table:table-cell table:formula="of:=SUM([.FE3:.FE3])" office:value-type="float" office:value="101.418545333333">
            <text:p>101</text:p>
          </table:table-cell>
          <table:table-cell table:formula="of:=SUM([.FF3:.FF3])" office:value-type="float" office:value="2">
            <text:p>2</text:p>
          </table:table-cell>
          <table:table-cell table:formula="of:=SUM([.FG3:.FG3])" office:value-type="float" office:value="498129.933333333">
            <text:p>498130</text:p>
          </table:table-cell>
          <table:table-cell table:formula="of:=SUM([.FH3:.FH3])" office:value-type="float" office:value="644338.9">
            <text:p>644339</text:p>
          </table:table-cell>
          <table:table-cell table:formula="of:=SUM([.FI3:.FI3])" office:value-type="float" office:value="318422.3">
            <text:p>318422</text:p>
          </table:table-cell>
          <table:table-cell table:formula="of:=SUM([.FJ3:.FJ3])" office:value-type="float" office:value="158.569276">
            <text:p>159</text:p>
          </table:table-cell>
          <table:table-cell table:formula="of:=SUM([.FK3:.FK3])" office:value-type="float" office:value="4">
            <text:p>4</text:p>
          </table:table-cell>
          <table:table-cell table:formula="of:=SUM([.FL3:.FL3])" office:value-type="float" office:value="874094.866666667">
            <text:p>874095</text:p>
          </table:table-cell>
          <table:table-cell table:formula="of:=SUM([.FM3:.FM3])" office:value-type="float" office:value="1181131.7">
            <text:p>1181132</text:p>
          </table:table-cell>
          <table:table-cell table:formula="of:=SUM([.FN3:.FN3])" office:value-type="float" office:value="1181131.7">
            <text:p>1181132</text:p>
          </table:table-cell>
          <table:table-cell table:formula="of:=SUM([.FO3:.FO3])" office:value-type="float" office:value="89.7205544666667">
            <text:p>90</text:p>
          </table:table-cell>
          <table:table-cell table:formula="of:=SUM([.FP3:.FP3])" office:value-type="float" office:value="2">
            <text:p>2</text:p>
          </table:table-cell>
          <table:table-cell table:formula="of:=SUM([.FQ3:.FQ3])" office:value-type="float" office:value="375404.066666667">
            <text:p>375404</text:p>
          </table:table-cell>
          <table:table-cell table:formula="of:=SUM([.FR3:.FR3])" office:value-type="float" office:value="535674.666666667">
            <text:p>535675</text:p>
          </table:table-cell>
          <table:table-cell table:style-name="ce8" table:formula="of:=SUM([.FS3:.FS3])" office:value-type="float" office:value="0">
            <text:p>0</text:p>
          </table:table-cell>
          <table:table-cell table:formula="of:=SUM([.FT3:.FT3])" office:value-type="float" office:value="228.3701896">
            <text:p>228</text:p>
          </table:table-cell>
          <table:table-cell table:formula="of:=SUM([.FU3:.FU3])" office:value-type="float" office:value="8">
            <text:p>8</text:p>
          </table:table-cell>
          <table:table-cell table:formula="of:=SUM([.FV3:.FV3])" office:value-type="float" office:value="1136134.76666667">
            <text:p>1136135</text:p>
          </table:table-cell>
          <table:table-cell table:formula="of:=SUM([.FW3:.FW3])" office:value-type="float" office:value="1417788.9">
            <text:p>1417789</text:p>
          </table:table-cell>
          <table:table-cell table:formula="of:=SUM([.FX3:.FX3])" office:value-type="float" office:value="1405500.33333333">
            <text:p>1405500</text:p>
          </table:table-cell>
          <table:table-cell table:formula="of:=SUM([.FY3:.FY3])" office:value-type="float" office:value="98.2255400333333">
            <text:p>98</text:p>
          </table:table-cell>
          <table:table-cell table:formula="of:=SUM([.FZ3:.FZ3])" office:value-type="float" office:value="2">
            <text:p>2</text:p>
          </table:table-cell>
          <table:table-cell table:formula="of:=SUM([.GA3:.GA3])" office:value-type="float" office:value="483718.6">
            <text:p>483719</text:p>
          </table:table-cell>
          <table:table-cell table:formula="of:=SUM([.GB3:.GB3])" office:value-type="float" office:value="591148.733333333">
            <text:p>591149</text:p>
          </table:table-cell>
          <table:table-cell table:formula="of:=SUM([.GC3:.GC3])" office:value-type="float" office:value="317542.066666667">
            <text:p>317542</text:p>
          </table:table-cell>
          <table:table-cell table:formula="of:=SUM([.GD3:.GD3])" office:value-type="float" office:value="234.9474733">
            <text:p>235</text:p>
          </table:table-cell>
          <table:table-cell table:formula="of:=SUM([.GE3:.GE3])" office:value-type="float" office:value="10">
            <text:p>10</text:p>
          </table:table-cell>
          <table:table-cell table:formula="of:=SUM([.GF3:.GF3])" office:value-type="float" office:value="994044.9">
            <text:p>994045</text:p>
          </table:table-cell>
          <table:table-cell table:formula="of:=SUM([.GG3:.GG3])" office:value-type="float" office:value="1094590">
            <text:p>1094590</text:p>
          </table:table-cell>
          <table:table-cell table:formula="of:=SUM([.GH3:.GH3])" office:value-type="float" office:value="1094590">
            <text:p>1094590</text:p>
          </table:table-cell>
          <table:table-cell table:formula="of:=SUM([.GI3:.GI3])" office:value-type="float" office:value="206.4725379">
            <text:p>206</text:p>
          </table:table-cell>
          <table:table-cell table:formula="of:=SUM([.GJ3:.GJ3])" office:value-type="float" office:value="5">
            <text:p>5</text:p>
          </table:table-cell>
          <table:table-cell table:formula="of:=SUM([.GK3:.GK3])" office:value-type="float" office:value="1107767.86666667">
            <text:p>1107768</text:p>
          </table:table-cell>
          <table:table-cell table:formula="of:=SUM([.GL3:.GL3])" office:value-type="float" office:value="1433852.3">
            <text:p>1433852</text:p>
          </table:table-cell>
          <table:table-cell table:formula="of:=SUM([.GM3:.GM3])" office:value-type="float" office:value="1421283.73333333">
            <text:p>1421284</text:p>
          </table:table-cell>
          <table:table-cell table:formula="of:=SUM([.GN3:.GN3])" office:value-type="float" office:value="99.1342473333333">
            <text:p>99</text:p>
          </table:table-cell>
          <table:table-cell table:formula="of:=SUM([.GO3:.GO3])" office:value-type="float" office:value="2">
            <text:p>2</text:p>
          </table:table-cell>
          <table:table-cell table:formula="of:=SUM([.GP3:.GP3])" office:value-type="float" office:value="507647.3">
            <text:p>507647</text:p>
          </table:table-cell>
          <table:table-cell table:formula="of:=SUM([.GQ3:.GQ3])" office:value-type="float" office:value="812305.633333333">
            <text:p>812306</text:p>
          </table:table-cell>
          <table:table-cell table:formula="of:=SUM([.GR3:.GR3])" office:value-type="float" office:value="323715.8">
            <text:p>323716</text:p>
          </table:table-cell>
          <table:table-cell table:formula="of:=SUM([.GS3:.GS3])" office:value-type="float" office:value="539.098723333333">
            <text:p>539</text:p>
          </table:table-cell>
          <table:table-cell table:formula="of:=SUM([.GT3:.GT3])" office:value-type="float" office:value="26">
            <text:p>26</text:p>
          </table:table-cell>
          <table:table-cell table:style-name="ce9" table:formula="of:=SUM([.GU3:.GU3])" office:value-type="float" office:value="2357913.26666667">
            <text:p>2357913</text:p>
          </table:table-cell>
          <table:table-cell table:style-name="ce9" table:formula="of:=SUM([.GV3:.GV3])" office:value-type="float" office:value="2462248.76666667">
            <text:p>2462249</text:p>
          </table:table-cell>
          <table:table-cell table:style-name="ce9" table:formula="of:=SUM([.GW3:.GW3])" office:value-type="float" office:value="2462248.76666667">
            <text:p>2462249</text:p>
          </table:table-cell>
          <table:table-cell table:formula="of:=SUM([.GX3:.GX3])" office:value-type="float" office:value="70.1979403666667">
            <text:p>70</text:p>
          </table:table-cell>
          <table:table-cell table:formula="of:=SUM([.GY3:.GY3])" office:value-type="float" office:value="1">
            <text:p>1</text:p>
          </table:table-cell>
          <table:table-cell table:formula="of:=SUM([.GZ3:.GZ3])" office:value-type="float" office:value="359362.3">
            <text:p>359362</text:p>
          </table:table-cell>
          <table:table-cell table:formula="of:=SUM([.HA3:.HA3])" office:value-type="float" office:value="457919.166666667">
            <text:p>457919</text:p>
          </table:table-cell>
          <table:table-cell table:formula="of:=SUM([.HB3:.HB3])" office:value-type="float" office:value="0">
            <text:p>0</text:p>
          </table:table-cell>
          <table:table-cell table:formula="of:=SUM([.HC3:.HC3])" office:value-type="float" office:value="101.418545333333">
            <text:p>101</text:p>
          </table:table-cell>
          <table:table-cell table:formula="of:=SUM([.HD3:.HD3])" office:value-type="float" office:value="3">
            <text:p>3</text:p>
          </table:table-cell>
          <table:table-cell table:formula="of:=SUM([.HE3:.HE3])" office:value-type="float" office:value="507647.3">
            <text:p>507647</text:p>
          </table:table-cell>
          <table:table-cell table:formula="of:=SUM([.HF3:.HF3])" office:value-type="float" office:value="648918.433333333">
            <text:p>648918</text:p>
          </table:table-cell>
          <table:table-cell table:formula="of:=SUM([.HG3:.HG3])" office:value-type="float" office:value="317982.183333333">
            <text:p>317982</text:p>
          </table:table-cell>
          <table:table-cell table:formula="of:=SUM([.HH3:.HH3])" office:value-type="float" office:value="545.361625333333">
            <text:p>545</text:p>
          </table:table-cell>
          <table:table-cell table:formula="of:=SUM([.HI3:.HI3])" office:value-type="float" office:value="27">
            <text:p>27</text:p>
          </table:table-cell>
          <table:table-cell table:formula="of:=SUM([.HJ3:.HJ3])" office:value-type="float" office:value="2357913.26666667">
            <text:p>2357913</text:p>
          </table:table-cell>
          <table:table-cell table:formula="of:=SUM([.HK3:.HK3])" office:value-type="float" office:value="2462248.76666667">
            <text:p>2462249</text:p>
          </table:table-cell>
          <table:table-cell table:formula="of:=SUM([.HL3:.HL3])" office:value-type="float" office:value="2462248.76666667">
            <text:p>2462249</text:p>
          </table:table-cell>
          <table:table-cell table:number-columns-repeated="804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 office:value="93.1900966666667">
            <text:p>93</text:p>
          </table:table-cell>
          <table:table-cell table:formula="of:=AVERAGE([.C3:.C3])" office:value-type="float" office:value="3">
            <text:p>3</text:p>
          </table:table-cell>
          <table:table-cell table:formula="of:=AVERAGE([.D3:.D3])" office:value-type="float" office:value="462452.666666667">
            <text:p>462453</text:p>
          </table:table-cell>
          <table:table-cell table:formula="of:=AVERAGE([.E3:.E3])" office:value-type="float" office:value="648893.766666667">
            <text:p>648894</text:p>
          </table:table-cell>
          <table:table-cell table:formula="of:=AVERAGE([.F3:.F3])" office:value-type="float" office:value="94.8014646">
            <text:p>95</text:p>
          </table:table-cell>
          <table:table-cell table:formula="of:=AVERAGE([.G3:.G3])" office:value-type="float" office:value="3">
            <text:p>3</text:p>
          </table:table-cell>
          <table:table-cell table:formula="of:=AVERAGE([.H3:.H3])" office:value-type="float" office:value="459995.933333333">
            <text:p>459996</text:p>
          </table:table-cell>
          <table:table-cell table:formula="of:=AVERAGE([.I3:.I3])" office:value-type="float" office:value="645708.9">
            <text:p>645709</text:p>
          </table:table-cell>
          <table:table-cell table:style-name="ce8" table:formula="of:=AVERAGE([.J3:.J3])" office:value-type="float" office:value="0">
            <text:p>0</text:p>
          </table:table-cell>
          <table:table-cell table:formula="of:=AVERAGE([.K3:.K3])" office:value-type="float" office:value="94.2619564333333">
            <text:p>94</text:p>
          </table:table-cell>
          <table:table-cell table:formula="of:=AVERAGE([.L3:.L3])" office:value-type="float" office:value="3">
            <text:p>3</text:p>
          </table:table-cell>
          <table:table-cell table:formula="of:=AVERAGE([.M3:.M3])" office:value-type="float" office:value="455095.533333333">
            <text:p>455096</text:p>
          </table:table-cell>
          <table:table-cell table:formula="of:=AVERAGE([.N3:.N3])" office:value-type="float" office:value="639903.366666667">
            <text:p>639903</text:p>
          </table:table-cell>
          <table:table-cell table:style-name="ce8" table:formula="of:=AVERAGE([.O3:.O3])" office:value-type="float" office:value="0">
            <text:p>0</text:p>
          </table:table-cell>
          <table:table-cell table:formula="of:=AVERAGE([.P3:.P3])" office:value-type="float" office:value="97.1897810666667">
            <text:p>97</text:p>
          </table:table-cell>
          <table:table-cell table:formula="of:=AVERAGE([.Q3:.Q3])" office:value-type="float" office:value="3">
            <text:p>3</text:p>
          </table:table-cell>
          <table:table-cell table:formula="of:=AVERAGE([.R3:.R3])" office:value-type="float" office:value="452650.866666667">
            <text:p>452651</text:p>
          </table:table-cell>
          <table:table-cell table:formula="of:=AVERAGE([.S3:.S3])" office:value-type="float" office:value="635215.2">
            <text:p>635215</text:p>
          </table:table-cell>
          <table:table-cell table:formula="of:=AVERAGE([.T3:.T3])" office:value-type="float" office:value="104902.166666667">
            <text:p>104902</text:p>
          </table:table-cell>
          <table:table-cell table:formula="of:=AVERAGE([.U3:.U3])" office:value-type="float" office:value="114.017662333333">
            <text:p>114</text:p>
          </table:table-cell>
          <table:table-cell table:formula="of:=AVERAGE([.V3:.V3])" office:value-type="float" office:value="3">
            <text:p>3</text:p>
          </table:table-cell>
          <table:table-cell table:formula="of:=AVERAGE([.W3:.W3])" office:value-type="float" office:value="556531.466666667">
            <text:p>556531</text:p>
          </table:table-cell>
          <table:table-cell table:formula="of:=AVERAGE([.X3:.X3])" office:value-type="float" office:value="1055660.23333333">
            <text:p>1055660</text:p>
          </table:table-cell>
          <table:table-cell table:formula="of:=AVERAGE([.Y3:.Y3])" office:value-type="float" office:value="213053.166666667">
            <text:p>213053</text:p>
          </table:table-cell>
          <table:table-cell table:formula="of:=AVERAGE([.Z3:.Z3])" office:value-type="float" office:value="92.1005246666667">
            <text:p>92</text:p>
          </table:table-cell>
          <table:table-cell table:formula="of:=AVERAGE([.AA3:.AA3])" office:value-type="float" office:value="3">
            <text:p>3</text:p>
          </table:table-cell>
          <table:table-cell table:formula="of:=AVERAGE([.AB3:.AB3])" office:value-type="float" office:value="488231.1">
            <text:p>488231</text:p>
          </table:table-cell>
          <table:table-cell table:formula="of:=AVERAGE([.AC3:.AC3])" office:value-type="float" office:value="630735.833333333">
            <text:p>630736</text:p>
          </table:table-cell>
          <table:table-cell table:formula="of:=AVERAGE([.AD3:.AD3])" office:value-type="float" office:value="101222.666666667">
            <text:p>101223</text:p>
          </table:table-cell>
          <table:table-cell table:formula="of:=AVERAGE([.AE3:.AE3])" office:value-type="float" office:value="122.992259033333">
            <text:p>123</text:p>
          </table:table-cell>
          <table:table-cell table:formula="of:=AVERAGE([.AF3:.AF3])" office:value-type="float" office:value="2">
            <text:p>2</text:p>
          </table:table-cell>
          <table:table-cell table:formula="of:=AVERAGE([.AG3:.AG3])" office:value-type="float" office:value="595126.866666667">
            <text:p>595127</text:p>
          </table:table-cell>
          <table:table-cell table:formula="of:=AVERAGE([.AH3:.AH3])" office:value-type="float" office:value="730712.666666667">
            <text:p>730713</text:p>
          </table:table-cell>
          <table:table-cell table:formula="of:=AVERAGE([.AI3:.AI3])" office:value-type="float" office:value="686007.5">
            <text:p>686008</text:p>
          </table:table-cell>
          <table:table-cell table:formula="of:=AVERAGE([.AJ3:.AJ3])" office:value-type="float" office:value="113.598859666667">
            <text:p>114</text:p>
          </table:table-cell>
          <table:table-cell table:style-name="ce8" table:formula="of:=AVERAGE([.AK3:.AK3])" office:value-type="float" office:value="1">
            <text:p>1</text:p>
          </table:table-cell>
          <table:table-cell table:formula="of:=AVERAGE([.AL3:.AL3])" office:value-type="float" office:value="552418.433333333">
            <text:p>552418</text:p>
          </table:table-cell>
          <table:table-cell table:formula="of:=AVERAGE([.AM3:.AM3])" office:value-type="float" office:value="688673.366666667">
            <text:p>688673</text:p>
          </table:table-cell>
          <table:table-cell table:formula="of:=AVERAGE([.AN3:.AN3])" office:value-type="float" office:value="681747.1">
            <text:p>681747</text:p>
          </table:table-cell>
          <table:table-cell table:formula="of:=AVERAGE([.AO3:.AO3])" office:value-type="float" office:value="99.2177518">
            <text:p>99</text:p>
          </table:table-cell>
          <table:table-cell table:formula="of:=AVERAGE([.AP3:.AP3])" office:value-type="float" office:value="2">
            <text:p>2</text:p>
          </table:table-cell>
          <table:table-cell table:formula="of:=AVERAGE([.AQ3:.AQ3])" office:value-type="float" office:value="511897.466666667">
            <text:p>511897</text:p>
          </table:table-cell>
          <table:table-cell table:formula="of:=AVERAGE([.AR3:.AR3])" office:value-type="float" office:value="597808.033333333">
            <text:p>597808</text:p>
          </table:table-cell>
          <table:table-cell table:formula="of:=AVERAGE([.AS3:.AS3])" office:value-type="float" office:value="595108.6">
            <text:p>595109</text:p>
          </table:table-cell>
          <table:table-cell table:formula="of:=AVERAGE([.AT3:.AT3])" office:value-type="float" office:value="111.956917166667">
            <text:p>112</text:p>
          </table:table-cell>
          <table:table-cell table:style-name="ce8" table:formula="of:=AVERAGE([.AU3:.AU3])" office:value-type="float" office:value="1">
            <text:p>1</text:p>
          </table:table-cell>
          <table:table-cell table:formula="of:=AVERAGE([.AV3:.AV3])" office:value-type="float" office:value="550978.533333333">
            <text:p>550979</text:p>
          </table:table-cell>
          <table:table-cell table:formula="of:=AVERAGE([.AW3:.AW3])" office:value-type="float" office:value="668921.133333333">
            <text:p>668921</text:p>
          </table:table-cell>
          <table:table-cell table:formula="of:=AVERAGE([.AX3:.AX3])" office:value-type="float" office:value="666219.9">
            <text:p>666220</text:p>
          </table:table-cell>
          <table:table-cell table:formula="of:=AVERAGE([.AY3:.AY3])" office:value-type="float" office:value="86.3193916666667">
            <text:p>86</text:p>
          </table:table-cell>
          <table:table-cell table:style-name="ce8" table:formula="of:=AVERAGE([.AZ3:.AZ3])" office:value-type="float" office:value="1">
            <text:p>1</text:p>
          </table:table-cell>
          <table:table-cell table:formula="of:=AVERAGE([.BA3:.BA3])" office:value-type="float" office:value="443291.4">
            <text:p>443291</text:p>
          </table:table-cell>
          <table:table-cell table:formula="of:=AVERAGE([.BB3:.BB3])" office:value-type="float" office:value="541068.2">
            <text:p>541068</text:p>
          </table:table-cell>
          <table:table-cell table:formula="of:=AVERAGE([.BC3:.BC3])" office:value-type="float" office:value="94799.7666666667">
            <text:p>94800</text:p>
          </table:table-cell>
          <table:table-cell table:formula="of:=AVERAGE([.BD3:.BD3])" office:value-type="float" office:value="95.7378573333333">
            <text:p>96</text:p>
          </table:table-cell>
          <table:table-cell table:formula="of:=AVERAGE([.BE3:.BE3])" office:value-type="float" office:value="2">
            <text:p>2</text:p>
          </table:table-cell>
          <table:table-cell table:formula="of:=AVERAGE([.BF3:.BF3])" office:value-type="float" office:value="479194.533333333">
            <text:p>479195</text:p>
          </table:table-cell>
          <table:table-cell table:formula="of:=AVERAGE([.BG3:.BG3])" office:value-type="float" office:value="584500.533333333">
            <text:p>584501</text:p>
          </table:table-cell>
          <table:table-cell table:formula="of:=AVERAGE([.BH3:.BH3])" office:value-type="float" office:value="102790.566666667">
            <text:p>102791</text:p>
          </table:table-cell>
          <table:table-cell table:formula="of:=AVERAGE([.BI3:.BI3])" office:value-type="float" office:value="96.2018359333333">
            <text:p>96</text:p>
          </table:table-cell>
          <table:table-cell table:formula="of:=AVERAGE([.BJ3:.BJ3])" office:value-type="float" office:value="3">
            <text:p>3</text:p>
          </table:table-cell>
          <table:table-cell table:formula="of:=AVERAGE([.BK3:.BK3])" office:value-type="float" office:value="495318.666666667">
            <text:p>495319</text:p>
          </table:table-cell>
          <table:table-cell table:formula="of:=AVERAGE([.BL3:.BL3])" office:value-type="float" office:value="603555.166666667">
            <text:p>603555</text:p>
          </table:table-cell>
          <table:table-cell table:formula="of:=AVERAGE([.BM3:.BM3])" office:value-type="float" office:value="107609.1">
            <text:p>107609</text:p>
          </table:table-cell>
          <table:table-cell table:formula="of:=AVERAGE([.BN3:.BN3])" office:value-type="float" office:value="79.5191915">
            <text:p>80</text:p>
          </table:table-cell>
          <table:table-cell table:formula="of:=AVERAGE([.BO3:.BO3])" office:value-type="float" office:value="2">
            <text:p>2</text:p>
          </table:table-cell>
          <table:table-cell table:formula="of:=AVERAGE([.BP3:.BP3])" office:value-type="float" office:value="418746.2">
            <text:p>418746</text:p>
          </table:table-cell>
          <table:table-cell table:formula="of:=AVERAGE([.BQ3:.BQ3])" office:value-type="float" office:value="511838.166666667">
            <text:p>511838</text:p>
          </table:table-cell>
          <table:table-cell table:formula="of:=AVERAGE([.BR3:.BR3])" office:value-type="float" office:value="95496.2">
            <text:p>95496</text:p>
          </table:table-cell>
          <table:table-cell table:formula="of:=AVERAGE([.BS3:.BS3])" office:value-type="float" office:value="112.593394766667">
            <text:p>113</text:p>
          </table:table-cell>
          <table:table-cell table:formula="of:=AVERAGE([.BT3:.BT3])" office:value-type="float" office:value="2">
            <text:p>2</text:p>
          </table:table-cell>
          <table:table-cell table:formula="of:=AVERAGE([.BU3:.BU3])" office:value-type="float" office:value="530258.266666667">
            <text:p>530258</text:p>
          </table:table-cell>
          <table:table-cell table:formula="of:=AVERAGE([.BV3:.BV3])" office:value-type="float" office:value="587326.933333333">
            <text:p>587327</text:p>
          </table:table-cell>
          <table:table-cell table:formula="of:=AVERAGE([.BW3:.BW3])" office:value-type="float" office:value="587326.933333333">
            <text:p>587327</text:p>
          </table:table-cell>
          <table:table-cell table:formula="of:=AVERAGE([.BX3:.BX3])" office:value-type="float" office:value="143.9598915">
            <text:p>144</text:p>
          </table:table-cell>
          <table:table-cell table:formula="of:=AVERAGE([.BY3:.BY3])" office:value-type="float" office:value="5">
            <text:p>5</text:p>
          </table:table-cell>
          <table:table-cell table:formula="of:=AVERAGE([.BZ3:.BZ3])" office:value-type="float" office:value="669929.033333333">
            <text:p>669929</text:p>
          </table:table-cell>
          <table:table-cell table:formula="of:=AVERAGE([.CA3:.CA3])" office:value-type="float" office:value="1686353.7">
            <text:p>1686354</text:p>
          </table:table-cell>
          <table:table-cell table:style-name="ce8" table:formula="of:=AVERAGE([.CB3:.CB3])" office:value-type="float" office:value="0">
            <text:p>0</text:p>
          </table:table-cell>
          <table:table-cell table:formula="of:=AVERAGE([.CC3:.CC3])" office:value-type="float" office:value="161.8358679">
            <text:p>162</text:p>
          </table:table-cell>
          <table:table-cell table:formula="of:=AVERAGE([.CD3:.CD3])" office:value-type="float" office:value="5">
            <text:p>5</text:p>
          </table:table-cell>
          <table:table-cell table:formula="of:=AVERAGE([.CE3:.CE3])" office:value-type="float" office:value="755345.2">
            <text:p>755345</text:p>
          </table:table-cell>
          <table:table-cell table:formula="of:=AVERAGE([.CF3:.CF3])" office:value-type="float" office:value="842311.566666667">
            <text:p>842312</text:p>
          </table:table-cell>
          <table:table-cell table:formula="of:=AVERAGE([.CG3:.CG3])" office:value-type="float" office:value="838813.833333333">
            <text:p>838814</text:p>
          </table:table-cell>
          <table:table-cell table:formula="of:=AVERAGE([.CH3:.CH3])" office:value-type="float" office:value="93.1341555">
            <text:p>93</text:p>
          </table:table-cell>
          <table:table-cell table:style-name="ce8" table:formula="of:=AVERAGE([.CI3:.CI3])" office:value-type="float" office:value="1">
            <text:p>1</text:p>
          </table:table-cell>
          <table:table-cell table:formula="of:=AVERAGE([.CJ3:.CJ3])" office:value-type="float" office:value="487685.533333333">
            <text:p>487686</text:p>
          </table:table-cell>
          <table:table-cell table:formula="of:=AVERAGE([.CK3:.CK3])" office:value-type="float" office:value="592795.6">
            <text:p>592796</text:p>
          </table:table-cell>
          <table:table-cell table:formula="of:=AVERAGE([.CL3:.CL3])" office:value-type="float" office:value="104553.4">
            <text:p>104553</text:p>
          </table:table-cell>
          <table:table-cell table:formula="of:=AVERAGE([.CM3:.CM3])" office:value-type="float" office:value="253.3502945">
            <text:p>253</text:p>
          </table:table-cell>
          <table:table-cell table:formula="of:=AVERAGE([.CN3:.CN3])" office:value-type="float" office:value="11">
            <text:p>11</text:p>
          </table:table-cell>
          <table:table-cell table:formula="of:=AVERAGE([.CO3:.CO3])" office:value-type="float" office:value="1222952.66666667">
            <text:p>1222953</text:p>
          </table:table-cell>
          <table:table-cell table:formula="of:=AVERAGE([.CP3:.CP3])" office:value-type="float" office:value="1231733.4">
            <text:p>1231733</text:p>
          </table:table-cell>
          <table:table-cell table:formula="of:=AVERAGE([.CQ3:.CQ3])" office:value-type="float" office:value="1231733.4">
            <text:p>1231733</text:p>
          </table:table-cell>
          <table:table-cell table:formula="of:=AVERAGE([.CR3:.CR3])" office:value-type="float" office:value="258.556115">
            <text:p>259</text:p>
          </table:table-cell>
          <table:table-cell table:formula="of:=AVERAGE([.CS3:.CS3])" office:value-type="float" office:value="7">
            <text:p>7</text:p>
          </table:table-cell>
          <table:table-cell table:formula="of:=AVERAGE([.CT3:.CT3])" office:value-type="float" office:value="1123809.8">
            <text:p>1123810</text:p>
          </table:table-cell>
          <table:table-cell table:formula="of:=AVERAGE([.CU3:.CU3])" office:value-type="float" office:value="1311418.2">
            <text:p>1311418</text:p>
          </table:table-cell>
          <table:table-cell table:formula="of:=AVERAGE([.CV3:.CV3])" office:value-type="float" office:value="1297787.06666667">
            <text:p>1297787</text:p>
          </table:table-cell>
          <table:table-cell table:formula="of:=AVERAGE([.CW3:.CW3])" office:value-type="float" office:value="102.855545633333">
            <text:p>103</text:p>
          </table:table-cell>
          <table:table-cell table:formula="of:=AVERAGE([.CX3:.CX3])" office:value-type="float" office:value="2">
            <text:p>2</text:p>
          </table:table-cell>
          <table:table-cell table:formula="of:=AVERAGE([.CY3:.CY3])" office:value-type="float" office:value="479126.633333333">
            <text:p>479127</text:p>
          </table:table-cell>
          <table:table-cell table:formula="of:=AVERAGE([.CZ3:.CZ3])" office:value-type="float" office:value="584435.166666667">
            <text:p>584435</text:p>
          </table:table-cell>
          <table:table-cell table:formula="of:=AVERAGE([.DA3:.DA3])" office:value-type="float" office:value="95471.2333333333">
            <text:p>95471</text:p>
          </table:table-cell>
          <table:table-cell table:style-name="ce9" table:formula="of:=AVERAGE([.DB3:.DB3])" office:value-type="float" office:value="545.361625333333">
            <text:p>545</text:p>
          </table:table-cell>
          <table:table-cell table:style-name="ce9" table:formula="of:=AVERAGE([.DC3:.DC3])" office:value-type="float" office:value="27">
            <text:p>27</text:p>
          </table:table-cell>
          <table:table-cell table:formula="of:=AVERAGE([.DD3:.DD3])" office:value-type="float" office:value="2297570">
            <text:p>2297570</text:p>
          </table:table-cell>
          <table:table-cell table:formula="of:=AVERAGE([.DE3:.DE3])" office:value-type="float" office:value="2329335.43333333">
            <text:p>2329335</text:p>
          </table:table-cell>
          <table:table-cell table:formula="of:=AVERAGE([.DF3:.DF3])" office:value-type="float" office:value="2329335.43333333">
            <text:p>2329335</text:p>
          </table:table-cell>
          <table:table-cell table:formula="of:=AVERAGE([.DG3:.DG3])" office:value-type="float" office:value="92.6796452333333">
            <text:p>93</text:p>
          </table:table-cell>
          <table:table-cell table:formula="of:=AVERAGE([.DH3:.DH3])" office:value-type="float" office:value="2">
            <text:p>2</text:p>
          </table:table-cell>
          <table:table-cell table:formula="of:=AVERAGE([.DI3:.DI3])" office:value-type="float" office:value="478883.333333333">
            <text:p>478883</text:p>
          </table:table-cell>
          <table:table-cell table:formula="of:=AVERAGE([.DJ3:.DJ3])" office:value-type="float" office:value="671125.766666667">
            <text:p>671126</text:p>
          </table:table-cell>
          <table:table-cell table:formula="of:=AVERAGE([.DK3:.DK3])" office:value-type="float" office:value="108924.466666667">
            <text:p>108924</text:p>
          </table:table-cell>
          <table:table-cell table:formula="of:=AVERAGE([.DL3:.DL3])" office:value-type="float" office:value="99.1475779666667">
            <text:p>99</text:p>
          </table:table-cell>
          <table:table-cell table:style-name="ce8" table:formula="of:=AVERAGE([.DM3:.DM3])" office:value-type="float" office:value="1">
            <text:p>1</text:p>
          </table:table-cell>
          <table:table-cell table:formula="of:=AVERAGE([.DN3:.DN3])" office:value-type="float" office:value="464241.2">
            <text:p>464241</text:p>
          </table:table-cell>
          <table:table-cell table:formula="of:=AVERAGE([.DO3:.DO3])" office:value-type="float" office:value="648918.433333333">
            <text:p>648918</text:p>
          </table:table-cell>
          <table:table-cell table:formula="of:=AVERAGE([.DP3:.DP3])" office:value-type="float" office:value="312340.4">
            <text:p>312340</text:p>
          </table:table-cell>
          <table:table-cell table:formula="of:=AVERAGE([.DQ3:.DQ3])" office:value-type="float" office:value="87.6723711666667">
            <text:p>88</text:p>
          </table:table-cell>
          <table:table-cell table:formula="of:=AVERAGE([.DR3:.DR3])" office:value-type="float" office:value="3">
            <text:p>3</text:p>
          </table:table-cell>
          <table:table-cell table:formula="of:=AVERAGE([.DS3:.DS3])" office:value-type="float" office:value="463319.766666667">
            <text:p>463320</text:p>
          </table:table-cell>
          <table:table-cell table:formula="of:=AVERAGE([.DT3:.DT3])" office:value-type="float" office:value="564805.333333333">
            <text:p>564805</text:p>
          </table:table-cell>
          <table:table-cell table:formula="of:=AVERAGE([.DU3:.DU3])" office:value-type="float" office:value="315017.666666667">
            <text:p>315018</text:p>
          </table:table-cell>
          <table:table-cell table:formula="of:=AVERAGE([.DV3:.DV3])" office:value-type="float" office:value="109.701843433333">
            <text:p>110</text:p>
          </table:table-cell>
          <table:table-cell table:formula="of:=AVERAGE([.DW3:.DW3])" office:value-type="float" office:value="3">
            <text:p>3</text:p>
          </table:table-cell>
          <table:table-cell table:formula="of:=AVERAGE([.DX3:.DX3])" office:value-type="float" office:value="638777.166666667">
            <text:p>638777</text:p>
          </table:table-cell>
          <table:table-cell table:formula="of:=AVERAGE([.DY3:.DY3])" office:value-type="float" office:value="865851.066666667">
            <text:p>865851</text:p>
          </table:table-cell>
          <table:table-cell table:formula="of:=AVERAGE([.DZ3:.DZ3])" office:value-type="float" office:value="806489.933333333">
            <text:p>806490</text:p>
          </table:table-cell>
          <table:table-cell table:formula="of:=AVERAGE([.EA3:.EA3])" office:value-type="float" office:value="152.926546966667">
            <text:p>153</text:p>
          </table:table-cell>
          <table:table-cell table:formula="of:=AVERAGE([.EB3:.EB3])" office:value-type="float" office:value="5">
            <text:p>5</text:p>
          </table:table-cell>
          <table:table-cell table:formula="of:=AVERAGE([.EC3:.EC3])" office:value-type="float" office:value="827674.233333333">
            <text:p>827674</text:p>
          </table:table-cell>
          <table:table-cell table:formula="of:=AVERAGE([.ED3:.ED3])" office:value-type="float" office:value="1077617.33333333">
            <text:p>1077617</text:p>
          </table:table-cell>
          <table:table-cell table:formula="of:=AVERAGE([.EE3:.EE3])" office:value-type="float" office:value="1063876.56666667">
            <text:p>1063877</text:p>
          </table:table-cell>
          <table:table-cell table:formula="of:=AVERAGE([.EF3:.EF3])" office:value-type="float" office:value="159.5227323">
            <text:p>160</text:p>
          </table:table-cell>
          <table:table-cell table:formula="of:=AVERAGE([.EG3:.EG3])" office:value-type="float" office:value="5">
            <text:p>5</text:p>
          </table:table-cell>
          <table:table-cell table:formula="of:=AVERAGE([.EH3:.EH3])" office:value-type="float" office:value="814482.9">
            <text:p>814483</text:p>
          </table:table-cell>
          <table:table-cell table:formula="of:=AVERAGE([.EI3:.EI3])" office:value-type="float" office:value="1065179.4">
            <text:p>1065179</text:p>
          </table:table-cell>
          <table:table-cell table:formula="of:=AVERAGE([.EJ3:.EJ3])" office:value-type="float" office:value="1058311.03333333">
            <text:p>1058311</text:p>
          </table:table-cell>
          <table:table-cell table:formula="of:=AVERAGE([.EK3:.EK3])" office:value-type="float" office:value="142.691594433333">
            <text:p>143</text:p>
          </table:table-cell>
          <table:table-cell table:formula="of:=AVERAGE([.EL3:.EL3])" office:value-type="float" office:value="4">
            <text:p>4</text:p>
          </table:table-cell>
          <table:table-cell table:formula="of:=AVERAGE([.EM3:.EM3])" office:value-type="float" office:value="817534.066666667">
            <text:p>817534</text:p>
          </table:table-cell>
          <table:table-cell table:formula="of:=AVERAGE([.EN3:.EN3])" office:value-type="float" office:value="1068180.56666667">
            <text:p>1068181</text:p>
          </table:table-cell>
          <table:table-cell table:formula="of:=AVERAGE([.EO3:.EO3])" office:value-type="float" office:value="1063208.66666667">
            <text:p>1063209</text:p>
          </table:table-cell>
          <table:table-cell table:style-name="ce8" table:formula="of:=AVERAGE([.EP3:.EP3])" office:value-type="float" office:value="70.1979403666667">
            <text:p>70</text:p>
          </table:table-cell>
          <table:table-cell table:formula="of:=AVERAGE([.EQ3:.EQ3])" office:value-type="float" office:value="2">
            <text:p>2</text:p>
          </table:table-cell>
          <table:table-cell table:style-name="ce8" table:formula="of:=AVERAGE([.ER3:.ER3])" office:value-type="float" office:value="359362.3">
            <text:p>359362</text:p>
          </table:table-cell>
          <table:table-cell table:style-name="ce8" table:formula="of:=AVERAGE([.ES3:.ES3])" office:value-type="float" office:value="457919.166666667">
            <text:p>457919</text:p>
          </table:table-cell>
          <table:table-cell table:formula="of:=AVERAGE([.ET3:.ET3])" office:value-type="float" office:value="227559.4">
            <text:p>227559</text:p>
          </table:table-cell>
          <table:table-cell table:formula="of:=AVERAGE([.EU3:.EU3])" office:value-type="float" office:value="98.8106851">
            <text:p>99</text:p>
          </table:table-cell>
          <table:table-cell table:formula="of:=AVERAGE([.EV3:.EV3])" office:value-type="float" office:value="3">
            <text:p>3</text:p>
          </table:table-cell>
          <table:table-cell table:formula="of:=AVERAGE([.EW3:.EW3])" office:value-type="float" office:value="469090.966666667">
            <text:p>469091</text:p>
          </table:table-cell>
          <table:table-cell table:formula="of:=AVERAGE([.EX3:.EX3])" office:value-type="float" office:value="590338.633333333">
            <text:p>590339</text:p>
          </table:table-cell>
          <table:table-cell table:formula="of:=AVERAGE([.EY3:.EY3])" office:value-type="float" office:value="301156.366666667">
            <text:p>301156</text:p>
          </table:table-cell>
          <table:table-cell table:formula="of:=AVERAGE([.EZ3:.EZ3])" office:value-type="float" office:value="86.1163486333333">
            <text:p>86</text:p>
          </table:table-cell>
          <table:table-cell table:formula="of:=AVERAGE([.FA3:.FA3])" office:value-type="float" office:value="3">
            <text:p>3</text:p>
          </table:table-cell>
          <table:table-cell table:formula="of:=AVERAGE([.FB3:.FB3])" office:value-type="float" office:value="423723.666666667">
            <text:p>423724</text:p>
          </table:table-cell>
          <table:table-cell table:formula="of:=AVERAGE([.FC3:.FC3])" office:value-type="float" office:value="537521.3">
            <text:p>537521</text:p>
          </table:table-cell>
          <table:table-cell table:formula="of:=AVERAGE([.FD3:.FD3])" office:value-type="float" office:value="269426.733333333">
            <text:p>269427</text:p>
          </table:table-cell>
          <table:table-cell table:formula="of:=AVERAGE([.FE3:.FE3])" office:value-type="float" office:value="101.418545333333">
            <text:p>101</text:p>
          </table:table-cell>
          <table:table-cell table:formula="of:=AVERAGE([.FF3:.FF3])" office:value-type="float" office:value="2">
            <text:p>2</text:p>
          </table:table-cell>
          <table:table-cell table:formula="of:=AVERAGE([.FG3:.FG3])" office:value-type="float" office:value="498129.933333333">
            <text:p>498130</text:p>
          </table:table-cell>
          <table:table-cell table:formula="of:=AVERAGE([.FH3:.FH3])" office:value-type="float" office:value="644338.9">
            <text:p>644339</text:p>
          </table:table-cell>
          <table:table-cell table:formula="of:=AVERAGE([.FI3:.FI3])" office:value-type="float" office:value="318422.3">
            <text:p>318422</text:p>
          </table:table-cell>
          <table:table-cell table:formula="of:=AVERAGE([.FJ3:.FJ3])" office:value-type="float" office:value="158.569276">
            <text:p>159</text:p>
          </table:table-cell>
          <table:table-cell table:formula="of:=AVERAGE([.FK3:.FK3])" office:value-type="float" office:value="4">
            <text:p>4</text:p>
          </table:table-cell>
          <table:table-cell table:formula="of:=AVERAGE([.FL3:.FL3])" office:value-type="float" office:value="874094.866666667">
            <text:p>874095</text:p>
          </table:table-cell>
          <table:table-cell table:formula="of:=AVERAGE([.FM3:.FM3])" office:value-type="float" office:value="1181131.7">
            <text:p>1181132</text:p>
          </table:table-cell>
          <table:table-cell table:formula="of:=AVERAGE([.FN3:.FN3])" office:value-type="float" office:value="1181131.7">
            <text:p>1181132</text:p>
          </table:table-cell>
          <table:table-cell table:formula="of:=AVERAGE([.FO3:.FO3])" office:value-type="float" office:value="89.7205544666667">
            <text:p>90</text:p>
          </table:table-cell>
          <table:table-cell table:formula="of:=AVERAGE([.FP3:.FP3])" office:value-type="float" office:value="2">
            <text:p>2</text:p>
          </table:table-cell>
          <table:table-cell table:formula="of:=AVERAGE([.FQ3:.FQ3])" office:value-type="float" office:value="375404.066666667">
            <text:p>375404</text:p>
          </table:table-cell>
          <table:table-cell table:formula="of:=AVERAGE([.FR3:.FR3])" office:value-type="float" office:value="535674.666666667">
            <text:p>535675</text:p>
          </table:table-cell>
          <table:table-cell table:style-name="ce8" table:formula="of:=AVERAGE([.FS3:.FS3])" office:value-type="float" office:value="0">
            <text:p>0</text:p>
          </table:table-cell>
          <table:table-cell table:formula="of:=AVERAGE([.FT3:.FT3])" office:value-type="float" office:value="228.3701896">
            <text:p>228</text:p>
          </table:table-cell>
          <table:table-cell table:formula="of:=AVERAGE([.FU3:.FU3])" office:value-type="float" office:value="8">
            <text:p>8</text:p>
          </table:table-cell>
          <table:table-cell table:formula="of:=AVERAGE([.FV3:.FV3])" office:value-type="float" office:value="1136134.76666667">
            <text:p>1136135</text:p>
          </table:table-cell>
          <table:table-cell table:formula="of:=AVERAGE([.FW3:.FW3])" office:value-type="float" office:value="1417788.9">
            <text:p>1417789</text:p>
          </table:table-cell>
          <table:table-cell table:formula="of:=AVERAGE([.FX3:.FX3])" office:value-type="float" office:value="1405500.33333333">
            <text:p>1405500</text:p>
          </table:table-cell>
          <table:table-cell table:formula="of:=AVERAGE([.FY3:.FY3])" office:value-type="float" office:value="98.2255400333333">
            <text:p>98</text:p>
          </table:table-cell>
          <table:table-cell table:formula="of:=AVERAGE([.FZ3:.FZ3])" office:value-type="float" office:value="2">
            <text:p>2</text:p>
          </table:table-cell>
          <table:table-cell table:formula="of:=AVERAGE([.GA3:.GA3])" office:value-type="float" office:value="483718.6">
            <text:p>483719</text:p>
          </table:table-cell>
          <table:table-cell table:formula="of:=AVERAGE([.GB3:.GB3])" office:value-type="float" office:value="591148.733333333">
            <text:p>591149</text:p>
          </table:table-cell>
          <table:table-cell table:formula="of:=AVERAGE([.GC3:.GC3])" office:value-type="float" office:value="317542.066666667">
            <text:p>317542</text:p>
          </table:table-cell>
          <table:table-cell table:formula="of:=AVERAGE([.GD3:.GD3])" office:value-type="float" office:value="234.9474733">
            <text:p>235</text:p>
          </table:table-cell>
          <table:table-cell table:formula="of:=AVERAGE([.GE3:.GE3])" office:value-type="float" office:value="10">
            <text:p>10</text:p>
          </table:table-cell>
          <table:table-cell table:formula="of:=AVERAGE([.GF3:.GF3])" office:value-type="float" office:value="994044.9">
            <text:p>994045</text:p>
          </table:table-cell>
          <table:table-cell table:formula="of:=AVERAGE([.GG3:.GG3])" office:value-type="float" office:value="1094590">
            <text:p>1094590</text:p>
          </table:table-cell>
          <table:table-cell table:formula="of:=AVERAGE([.GH3:.GH3])" office:value-type="float" office:value="1094590">
            <text:p>1094590</text:p>
          </table:table-cell>
          <table:table-cell table:formula="of:=AVERAGE([.GI3:.GI3])" office:value-type="float" office:value="206.4725379">
            <text:p>206</text:p>
          </table:table-cell>
          <table:table-cell table:formula="of:=AVERAGE([.GJ3:.GJ3])" office:value-type="float" office:value="5">
            <text:p>5</text:p>
          </table:table-cell>
          <table:table-cell table:formula="of:=AVERAGE([.GK3:.GK3])" office:value-type="float" office:value="1107767.86666667">
            <text:p>1107768</text:p>
          </table:table-cell>
          <table:table-cell table:formula="of:=AVERAGE([.GL3:.GL3])" office:value-type="float" office:value="1433852.3">
            <text:p>1433852</text:p>
          </table:table-cell>
          <table:table-cell table:formula="of:=AVERAGE([.GM3:.GM3])" office:value-type="float" office:value="1421283.73333333">
            <text:p>1421284</text:p>
          </table:table-cell>
          <table:table-cell table:formula="of:=AVERAGE([.GN3:.GN3])" office:value-type="float" office:value="99.1342473333333">
            <text:p>99</text:p>
          </table:table-cell>
          <table:table-cell table:formula="of:=AVERAGE([.GO3:.GO3])" office:value-type="float" office:value="2">
            <text:p>2</text:p>
          </table:table-cell>
          <table:table-cell table:formula="of:=AVERAGE([.GP3:.GP3])" office:value-type="float" office:value="507647.3">
            <text:p>507647</text:p>
          </table:table-cell>
          <table:table-cell table:formula="of:=AVERAGE([.GQ3:.GQ3])" office:value-type="float" office:value="812305.633333333">
            <text:p>812306</text:p>
          </table:table-cell>
          <table:table-cell table:formula="of:=AVERAGE([.GR3:.GR3])" office:value-type="float" office:value="323715.8">
            <text:p>323716</text:p>
          </table:table-cell>
          <table:table-cell table:formula="of:=AVERAGE([.GS3:.GS3])" office:value-type="float" office:value="539.098723333333">
            <text:p>539</text:p>
          </table:table-cell>
          <table:table-cell table:formula="of:=AVERAGE([.GT3:.GT3])" office:value-type="float" office:value="26">
            <text:p>26</text:p>
          </table:table-cell>
          <table:table-cell table:style-name="ce9" table:formula="of:=AVERAGE([.GU3:.GU3])" office:value-type="float" office:value="2357913.26666667">
            <text:p>2357913</text:p>
          </table:table-cell>
          <table:table-cell table:style-name="ce9" table:formula="of:=AVERAGE([.GV3:.GV3])" office:value-type="float" office:value="2462248.76666667">
            <text:p>2462249</text:p>
          </table:table-cell>
          <table:table-cell table:style-name="ce9" table:formula="of:=AVERAGE([.GW3:.GW3])" office:value-type="float" office:value="2462248.76666667">
            <text:p>2462249</text:p>
          </table:table-cell>
          <table:table-cell table:formula="of:=AVERAGE([.GX3:.GX3])" office:value-type="float" office:value="70.1979403666667">
            <text:p>70</text:p>
          </table:table-cell>
          <table:table-cell table:formula="of:=AVERAGE([.GY3:.GY3])" office:value-type="float" office:value="1">
            <text:p>1</text:p>
          </table:table-cell>
          <table:table-cell table:formula="of:=AVERAGE([.GZ3:.GZ3])" office:value-type="float" office:value="359362.3">
            <text:p>359362</text:p>
          </table:table-cell>
          <table:table-cell table:formula="of:=AVERAGE([.HA3:.HA3])" office:value-type="float" office:value="457919.166666667">
            <text:p>457919</text:p>
          </table:table-cell>
          <table:table-cell table:formula="of:=AVERAGE([.HB3:.HB3])" office:value-type="float" office:value="0">
            <text:p>0</text:p>
          </table:table-cell>
          <table:table-cell table:formula="of:=AVERAGE([.HC3:.HC3])" office:value-type="float" office:value="101.418545333333">
            <text:p>101</text:p>
          </table:table-cell>
          <table:table-cell table:formula="of:=AVERAGE([.HD3:.HD3])" office:value-type="float" office:value="3">
            <text:p>3</text:p>
          </table:table-cell>
          <table:table-cell table:formula="of:=AVERAGE([.HE3:.HE3])" office:value-type="float" office:value="507647.3">
            <text:p>507647</text:p>
          </table:table-cell>
          <table:table-cell table:formula="of:=AVERAGE([.HF3:.HF3])" office:value-type="float" office:value="648918.433333333">
            <text:p>648918</text:p>
          </table:table-cell>
          <table:table-cell table:formula="of:=AVERAGE([.HG3:.HG3])" office:value-type="float" office:value="317982.183333333">
            <text:p>317982</text:p>
          </table:table-cell>
          <table:table-cell table:formula="of:=AVERAGE([.HH3:.HH3])" office:value-type="float" office:value="545.361625333333">
            <text:p>545</text:p>
          </table:table-cell>
          <table:table-cell table:formula="of:=AVERAGE([.HI3:.HI3])" office:value-type="float" office:value="27">
            <text:p>27</text:p>
          </table:table-cell>
          <table:table-cell table:formula="of:=AVERAGE([.HJ3:.HJ3])" office:value-type="float" office:value="2357913.26666667">
            <text:p>2357913</text:p>
          </table:table-cell>
          <table:table-cell table:formula="of:=AVERAGE([.HK3:.HK3])" office:value-type="float" office:value="2462248.76666667">
            <text:p>2462249</text:p>
          </table:table-cell>
          <table:table-cell table:formula="of:=AVERAGE([.HL3:.HL3])" office:value-type="float" office:value="2462248.76666667">
            <text:p>2462249</text:p>
          </table:table-cell>
          <table:table-cell table:number-columns-repeated="804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 office:value="0">
            <text:p>#DIV/0!</text:p>
          </table:table-cell>
          <table:table-cell table:formula="of:=STDEV([.C3:.C3])" office:value-type="float" office:value="0">
            <text:p>#DIV/0!</text:p>
          </table:table-cell>
          <table:table-cell table:formula="of:=STDEV([.D3:.D3])" office:value-type="float" office:value="0">
            <text:p>#DIV/0!</text:p>
          </table:table-cell>
          <table:table-cell table:formula="of:=STDEV([.E3:.E3])" office:value-type="float" office:value="0">
            <text:p>#DIV/0!</text:p>
          </table:table-cell>
          <table:table-cell table:formula="of:=STDEV([.F3:.F3])" office:value-type="float" office:value="0">
            <text:p>#DIV/0!</text:p>
          </table:table-cell>
          <table:table-cell table:formula="of:=STDEV([.G3:.G3])" office:value-type="float" office:value="0">
            <text:p>#DIV/0!</text:p>
          </table:table-cell>
          <table:table-cell table:formula="of:=STDEV([.H3:.H3])" office:value-type="float" office:value="0">
            <text:p>#DIV/0!</text:p>
          </table:table-cell>
          <table:table-cell table:formula="of:=STDEV([.I3:.I3])" office:value-type="float" office:value="0">
            <text:p>#DIV/0!</text:p>
          </table:table-cell>
          <table:table-cell table:formula="of:=STDEV([.J3:.J3])" office:value-type="float" office:value="0">
            <text:p>#DIV/0!</text:p>
          </table:table-cell>
          <table:table-cell table:formula="of:=STDEV([.K3:.K3])" office:value-type="float" office:value="0">
            <text:p>#DIV/0!</text:p>
          </table:table-cell>
          <table:table-cell table:formula="of:=STDEV([.L3:.L3])" office:value-type="float" office:value="0">
            <text:p>#DIV/0!</text:p>
          </table:table-cell>
          <table:table-cell table:formula="of:=STDEV([.M3:.M3])" office:value-type="float" office:value="0">
            <text:p>#DIV/0!</text:p>
          </table:table-cell>
          <table:table-cell table:formula="of:=STDEV([.N3:.N3])" office:value-type="float" office:value="0">
            <text:p>#DIV/0!</text:p>
          </table:table-cell>
          <table:table-cell table:formula="of:=STDEV([.O3:.O3])" office:value-type="float" office:value="0">
            <text:p>#DIV/0!</text:p>
          </table:table-cell>
          <table:table-cell table:formula="of:=STDEV([.P3:.P3])" office:value-type="float" office:value="0">
            <text:p>#DIV/0!</text:p>
          </table:table-cell>
          <table:table-cell table:formula="of:=STDEV([.Q3:.Q3])" office:value-type="float" office:value="0">
            <text:p>#DIV/0!</text:p>
          </table:table-cell>
          <table:table-cell table:formula="of:=STDEV([.R3:.R3])" office:value-type="float" office:value="0">
            <text:p>#DIV/0!</text:p>
          </table:table-cell>
          <table:table-cell table:formula="of:=STDEV([.S3:.S3])" office:value-type="float" office:value="0">
            <text:p>#DIV/0!</text:p>
          </table:table-cell>
          <table:table-cell table:formula="of:=STDEV([.T3:.T3])" office:value-type="float" office:value="0">
            <text:p>#DIV/0!</text:p>
          </table:table-cell>
          <table:table-cell table:formula="of:=STDEV([.U3:.U3])" office:value-type="float" office:value="0">
            <text:p>#DIV/0!</text:p>
          </table:table-cell>
          <table:table-cell table:formula="of:=STDEV([.V3:.V3])" office:value-type="float" office:value="0">
            <text:p>#DIV/0!</text:p>
          </table:table-cell>
          <table:table-cell table:formula="of:=STDEV([.W3:.W3])" office:value-type="float" office:value="0">
            <text:p>#DIV/0!</text:p>
          </table:table-cell>
          <table:table-cell table:formula="of:=STDEV([.X3:.X3])" office:value-type="float" office:value="0">
            <text:p>#DIV/0!</text:p>
          </table:table-cell>
          <table:table-cell table:formula="of:=STDEV([.Y3:.Y3])" office:value-type="float" office:value="0">
            <text:p>#DIV/0!</text:p>
          </table:table-cell>
          <table:table-cell table:formula="of:=STDEV([.Z3:.Z3])" office:value-type="float" office:value="0">
            <text:p>#DIV/0!</text:p>
          </table:table-cell>
          <table:table-cell table:formula="of:=STDEV([.AA3:.AA3])" office:value-type="float" office:value="0">
            <text:p>#DIV/0!</text:p>
          </table:table-cell>
          <table:table-cell table:formula="of:=STDEV([.AB3:.AB3])" office:value-type="float" office:value="0">
            <text:p>#DIV/0!</text:p>
          </table:table-cell>
          <table:table-cell table:formula="of:=STDEV([.AC3:.AC3])" office:value-type="float" office:value="0">
            <text:p>#DIV/0!</text:p>
          </table:table-cell>
          <table:table-cell table:formula="of:=STDEV([.AD3:.AD3])" office:value-type="float" office:value="0">
            <text:p>#DIV/0!</text:p>
          </table:table-cell>
          <table:table-cell table:formula="of:=STDEV([.AE3:.AE3])" office:value-type="float" office:value="0">
            <text:p>#DIV/0!</text:p>
          </table:table-cell>
          <table:table-cell table:formula="of:=STDEV([.AF3:.AF3])" office:value-type="float" office:value="0">
            <text:p>#DIV/0!</text:p>
          </table:table-cell>
          <table:table-cell table:formula="of:=STDEV([.AG3:.AG3])" office:value-type="float" office:value="0">
            <text:p>#DIV/0!</text:p>
          </table:table-cell>
          <table:table-cell table:formula="of:=STDEV([.AH3:.AH3])" office:value-type="float" office:value="0">
            <text:p>#DIV/0!</text:p>
          </table:table-cell>
          <table:table-cell table:formula="of:=STDEV([.AI3:.AI3])" office:value-type="float" office:value="0">
            <text:p>#DIV/0!</text:p>
          </table:table-cell>
          <table:table-cell table:formula="of:=STDEV([.AJ3:.AJ3])" office:value-type="float" office:value="0">
            <text:p>#DIV/0!</text:p>
          </table:table-cell>
          <table:table-cell table:formula="of:=STDEV([.AK3:.AK3])" office:value-type="float" office:value="0">
            <text:p>#DIV/0!</text:p>
          </table:table-cell>
          <table:table-cell table:formula="of:=STDEV([.AL3:.AL3])" office:value-type="float" office:value="0">
            <text:p>#DIV/0!</text:p>
          </table:table-cell>
          <table:table-cell table:formula="of:=STDEV([.AM3:.AM3])" office:value-type="float" office:value="0">
            <text:p>#DIV/0!</text:p>
          </table:table-cell>
          <table:table-cell table:formula="of:=STDEV([.AN3:.AN3])" office:value-type="float" office:value="0">
            <text:p>#DIV/0!</text:p>
          </table:table-cell>
          <table:table-cell table:formula="of:=STDEV([.AO3:.AO3])" office:value-type="float" office:value="0">
            <text:p>#DIV/0!</text:p>
          </table:table-cell>
          <table:table-cell table:formula="of:=STDEV([.AP3:.AP3])" office:value-type="float" office:value="0">
            <text:p>#DIV/0!</text:p>
          </table:table-cell>
          <table:table-cell table:formula="of:=STDEV([.AQ3:.AQ3])" office:value-type="float" office:value="0">
            <text:p>#DIV/0!</text:p>
          </table:table-cell>
          <table:table-cell table:formula="of:=STDEV([.AR3:.AR3])" office:value-type="float" office:value="0">
            <text:p>#DIV/0!</text:p>
          </table:table-cell>
          <table:table-cell table:formula="of:=STDEV([.AS3:.AS3])" office:value-type="float" office:value="0">
            <text:p>#DIV/0!</text:p>
          </table:table-cell>
          <table:table-cell table:formula="of:=STDEV([.AT3:.AT3])" office:value-type="float" office:value="0">
            <text:p>#DIV/0!</text:p>
          </table:table-cell>
          <table:table-cell table:formula="of:=STDEV([.AU3:.AU3])" office:value-type="float" office:value="0">
            <text:p>#DIV/0!</text:p>
          </table:table-cell>
          <table:table-cell table:formula="of:=STDEV([.AV3:.AV3])" office:value-type="float" office:value="0">
            <text:p>#DIV/0!</text:p>
          </table:table-cell>
          <table:table-cell table:formula="of:=STDEV([.AW3:.AW3])" office:value-type="float" office:value="0">
            <text:p>#DIV/0!</text:p>
          </table:table-cell>
          <table:table-cell table:formula="of:=STDEV([.AX3:.AX3])" office:value-type="float" office:value="0">
            <text:p>#DIV/0!</text:p>
          </table:table-cell>
          <table:table-cell table:formula="of:=STDEV([.AY3:.AY3])" office:value-type="float" office:value="0">
            <text:p>#DIV/0!</text:p>
          </table:table-cell>
          <table:table-cell table:formula="of:=STDEV([.AZ3:.AZ3])" office:value-type="float" office:value="0">
            <text:p>#DIV/0!</text:p>
          </table:table-cell>
          <table:table-cell table:formula="of:=STDEV([.BA3:.BA3])" office:value-type="float" office:value="0">
            <text:p>#DIV/0!</text:p>
          </table:table-cell>
          <table:table-cell table:formula="of:=STDEV([.BB3:.BB3])" office:value-type="float" office:value="0">
            <text:p>#DIV/0!</text:p>
          </table:table-cell>
          <table:table-cell table:formula="of:=STDEV([.BC3:.BC3])" office:value-type="float" office:value="0">
            <text:p>#DIV/0!</text:p>
          </table:table-cell>
          <table:table-cell table:formula="of:=STDEV([.BD3:.BD3])" office:value-type="float" office:value="0">
            <text:p>#DIV/0!</text:p>
          </table:table-cell>
          <table:table-cell table:formula="of:=STDEV([.BE3:.BE3])" office:value-type="float" office:value="0">
            <text:p>#DIV/0!</text:p>
          </table:table-cell>
          <table:table-cell table:formula="of:=STDEV([.BF3:.BF3])" office:value-type="float" office:value="0">
            <text:p>#DIV/0!</text:p>
          </table:table-cell>
          <table:table-cell table:formula="of:=STDEV([.BG3:.BG3])" office:value-type="float" office:value="0">
            <text:p>#DIV/0!</text:p>
          </table:table-cell>
          <table:table-cell table:formula="of:=STDEV([.BH3:.BH3])" office:value-type="float" office:value="0">
            <text:p>#DIV/0!</text:p>
          </table:table-cell>
          <table:table-cell table:formula="of:=STDEV([.BI3:.BI3])" office:value-type="float" office:value="0">
            <text:p>#DIV/0!</text:p>
          </table:table-cell>
          <table:table-cell table:formula="of:=STDEV([.BJ3:.BJ3])" office:value-type="float" office:value="0">
            <text:p>#DIV/0!</text:p>
          </table:table-cell>
          <table:table-cell table:formula="of:=STDEV([.BK3:.BK3])" office:value-type="float" office:value="0">
            <text:p>#DIV/0!</text:p>
          </table:table-cell>
          <table:table-cell table:formula="of:=STDEV([.BL3:.BL3])" office:value-type="float" office:value="0">
            <text:p>#DIV/0!</text:p>
          </table:table-cell>
          <table:table-cell table:formula="of:=STDEV([.BM3:.BM3])" office:value-type="float" office:value="0">
            <text:p>#DIV/0!</text:p>
          </table:table-cell>
          <table:table-cell table:formula="of:=STDEV([.BN3:.BN3])" office:value-type="float" office:value="0">
            <text:p>#DIV/0!</text:p>
          </table:table-cell>
          <table:table-cell table:formula="of:=STDEV([.BO3:.BO3])" office:value-type="float" office:value="0">
            <text:p>#DIV/0!</text:p>
          </table:table-cell>
          <table:table-cell table:formula="of:=STDEV([.BP3:.BP3])" office:value-type="float" office:value="0">
            <text:p>#DIV/0!</text:p>
          </table:table-cell>
          <table:table-cell table:formula="of:=STDEV([.BQ3:.BQ3])" office:value-type="float" office:value="0">
            <text:p>#DIV/0!</text:p>
          </table:table-cell>
          <table:table-cell table:formula="of:=STDEV([.BR3:.BR3])" office:value-type="float" office:value="0">
            <text:p>#DIV/0!</text:p>
          </table:table-cell>
          <table:table-cell table:formula="of:=STDEV([.BS3:.BS3])" office:value-type="float" office:value="0">
            <text:p>#DIV/0!</text:p>
          </table:table-cell>
          <table:table-cell table:formula="of:=STDEV([.BT3:.BT3])" office:value-type="float" office:value="0">
            <text:p>#DIV/0!</text:p>
          </table:table-cell>
          <table:table-cell table:formula="of:=STDEV([.BU3:.BU3])" office:value-type="float" office:value="0">
            <text:p>#DIV/0!</text:p>
          </table:table-cell>
          <table:table-cell table:formula="of:=STDEV([.BV3:.BV3])" office:value-type="float" office:value="0">
            <text:p>#DIV/0!</text:p>
          </table:table-cell>
          <table:table-cell table:formula="of:=STDEV([.BW3:.BW3])" office:value-type="float" office:value="0">
            <text:p>#DIV/0!</text:p>
          </table:table-cell>
          <table:table-cell table:formula="of:=STDEV([.BX3:.BX3])" office:value-type="float" office:value="0">
            <text:p>#DIV/0!</text:p>
          </table:table-cell>
          <table:table-cell table:formula="of:=STDEV([.BY3:.BY3])" office:value-type="float" office:value="0">
            <text:p>#DIV/0!</text:p>
          </table:table-cell>
          <table:table-cell table:formula="of:=STDEV([.BZ3:.BZ3])" office:value-type="float" office:value="0">
            <text:p>#DIV/0!</text:p>
          </table:table-cell>
          <table:table-cell table:formula="of:=STDEV([.CA3:.CA3])" office:value-type="float" office:value="0">
            <text:p>#DIV/0!</text:p>
          </table:table-cell>
          <table:table-cell table:formula="of:=STDEV([.CB3:.CB3])" office:value-type="float" office:value="0">
            <text:p>#DIV/0!</text:p>
          </table:table-cell>
          <table:table-cell table:formula="of:=STDEV([.CC3:.CC3])" office:value-type="float" office:value="0">
            <text:p>#DIV/0!</text:p>
          </table:table-cell>
          <table:table-cell table:formula="of:=STDEV([.CD3:.CD3])" office:value-type="float" office:value="0">
            <text:p>#DIV/0!</text:p>
          </table:table-cell>
          <table:table-cell table:formula="of:=STDEV([.CE3:.CE3])" office:value-type="float" office:value="0">
            <text:p>#DIV/0!</text:p>
          </table:table-cell>
          <table:table-cell table:formula="of:=STDEV([.CF3:.CF3])" office:value-type="float" office:value="0">
            <text:p>#DIV/0!</text:p>
          </table:table-cell>
          <table:table-cell table:formula="of:=STDEV([.CG3:.CG3])" office:value-type="float" office:value="0">
            <text:p>#DIV/0!</text:p>
          </table:table-cell>
          <table:table-cell table:formula="of:=STDEV([.CH3:.CH3])" office:value-type="float" office:value="0">
            <text:p>#DIV/0!</text:p>
          </table:table-cell>
          <table:table-cell table:formula="of:=STDEV([.CI3:.CI3])" office:value-type="float" office:value="0">
            <text:p>#DIV/0!</text:p>
          </table:table-cell>
          <table:table-cell table:formula="of:=STDEV([.CJ3:.CJ3])" office:value-type="float" office:value="0">
            <text:p>#DIV/0!</text:p>
          </table:table-cell>
          <table:table-cell table:formula="of:=STDEV([.CK3:.CK3])" office:value-type="float" office:value="0">
            <text:p>#DIV/0!</text:p>
          </table:table-cell>
          <table:table-cell table:formula="of:=STDEV([.CL3:.CL3])" office:value-type="float" office:value="0">
            <text:p>#DIV/0!</text:p>
          </table:table-cell>
          <table:table-cell table:formula="of:=STDEV([.CM3:.CM3])" office:value-type="float" office:value="0">
            <text:p>#DIV/0!</text:p>
          </table:table-cell>
          <table:table-cell table:formula="of:=STDEV([.CN3:.CN3])" office:value-type="float" office:value="0">
            <text:p>#DIV/0!</text:p>
          </table:table-cell>
          <table:table-cell table:formula="of:=STDEV([.CO3:.CO3])" office:value-type="float" office:value="0">
            <text:p>#DIV/0!</text:p>
          </table:table-cell>
          <table:table-cell table:formula="of:=STDEV([.CP3:.CP3])" office:value-type="float" office:value="0">
            <text:p>#DIV/0!</text:p>
          </table:table-cell>
          <table:table-cell table:formula="of:=STDEV([.CQ3:.CQ3])" office:value-type="float" office:value="0">
            <text:p>#DIV/0!</text:p>
          </table:table-cell>
          <table:table-cell table:formula="of:=STDEV([.CR3:.CR3])" office:value-type="float" office:value="0">
            <text:p>#DIV/0!</text:p>
          </table:table-cell>
          <table:table-cell table:formula="of:=STDEV([.CS3:.CS3])" office:value-type="float" office:value="0">
            <text:p>#DIV/0!</text:p>
          </table:table-cell>
          <table:table-cell table:formula="of:=STDEV([.CT3:.CT3])" office:value-type="float" office:value="0">
            <text:p>#DIV/0!</text:p>
          </table:table-cell>
          <table:table-cell table:formula="of:=STDEV([.CU3:.CU3])" office:value-type="float" office:value="0">
            <text:p>#DIV/0!</text:p>
          </table:table-cell>
          <table:table-cell table:formula="of:=STDEV([.CV3:.CV3])" office:value-type="float" office:value="0">
            <text:p>#DIV/0!</text:p>
          </table:table-cell>
          <table:table-cell table:formula="of:=STDEV([.CW3:.CW3])" office:value-type="float" office:value="0">
            <text:p>#DIV/0!</text:p>
          </table:table-cell>
          <table:table-cell table:formula="of:=STDEV([.CX3:.CX3])" office:value-type="float" office:value="0">
            <text:p>#DIV/0!</text:p>
          </table:table-cell>
          <table:table-cell table:formula="of:=STDEV([.CY3:.CY3])" office:value-type="float" office:value="0">
            <text:p>#DIV/0!</text:p>
          </table:table-cell>
          <table:table-cell table:formula="of:=STDEV([.CZ3:.CZ3])" office:value-type="float" office:value="0">
            <text:p>#DIV/0!</text:p>
          </table:table-cell>
          <table:table-cell table:formula="of:=STDEV([.DA3:.DA3])" office:value-type="float" office:value="0">
            <text:p>#DIV/0!</text:p>
          </table:table-cell>
          <table:table-cell table:formula="of:=STDEV([.DB3:.DB3])" office:value-type="float" office:value="0">
            <text:p>#DIV/0!</text:p>
          </table:table-cell>
          <table:table-cell table:formula="of:=STDEV([.DC3:.DC3])" office:value-type="float" office:value="0">
            <text:p>#DIV/0!</text:p>
          </table:table-cell>
          <table:table-cell table:formula="of:=STDEV([.DD3:.DD3])" office:value-type="float" office:value="0">
            <text:p>#DIV/0!</text:p>
          </table:table-cell>
          <table:table-cell table:formula="of:=STDEV([.DE3:.DE3])" office:value-type="float" office:value="0">
            <text:p>#DIV/0!</text:p>
          </table:table-cell>
          <table:table-cell table:formula="of:=STDEV([.DF3:.DF3])" office:value-type="float" office:value="0">
            <text:p>#DIV/0!</text:p>
          </table:table-cell>
          <table:table-cell table:formula="of:=STDEV([.DG3:.DG3])" office:value-type="float" office:value="0">
            <text:p>#DIV/0!</text:p>
          </table:table-cell>
          <table:table-cell table:formula="of:=STDEV([.DH3:.DH3])" office:value-type="float" office:value="0">
            <text:p>#DIV/0!</text:p>
          </table:table-cell>
          <table:table-cell table:formula="of:=STDEV([.DI3:.DI3])" office:value-type="float" office:value="0">
            <text:p>#DIV/0!</text:p>
          </table:table-cell>
          <table:table-cell table:formula="of:=STDEV([.DJ3:.DJ3])" office:value-type="float" office:value="0">
            <text:p>#DIV/0!</text:p>
          </table:table-cell>
          <table:table-cell table:formula="of:=STDEV([.DK3:.DK3])" office:value-type="float" office:value="0">
            <text:p>#DIV/0!</text:p>
          </table:table-cell>
          <table:table-cell table:formula="of:=STDEV([.DL3:.DL3])" office:value-type="float" office:value="0">
            <text:p>#DIV/0!</text:p>
          </table:table-cell>
          <table:table-cell table:formula="of:=STDEV([.DM3:.DM3])" office:value-type="float" office:value="0">
            <text:p>#DIV/0!</text:p>
          </table:table-cell>
          <table:table-cell table:formula="of:=STDEV([.DN3:.DN3])" office:value-type="float" office:value="0">
            <text:p>#DIV/0!</text:p>
          </table:table-cell>
          <table:table-cell table:formula="of:=STDEV([.DO3:.DO3])" office:value-type="float" office:value="0">
            <text:p>#DIV/0!</text:p>
          </table:table-cell>
          <table:table-cell table:formula="of:=STDEV([.DP3:.DP3])" office:value-type="float" office:value="0">
            <text:p>#DIV/0!</text:p>
          </table:table-cell>
          <table:table-cell table:formula="of:=STDEV([.DQ3:.DQ3])" office:value-type="float" office:value="0">
            <text:p>#DIV/0!</text:p>
          </table:table-cell>
          <table:table-cell table:formula="of:=STDEV([.DR3:.DR3])" office:value-type="float" office:value="0">
            <text:p>#DIV/0!</text:p>
          </table:table-cell>
          <table:table-cell table:formula="of:=STDEV([.DS3:.DS3])" office:value-type="float" office:value="0">
            <text:p>#DIV/0!</text:p>
          </table:table-cell>
          <table:table-cell table:formula="of:=STDEV([.DT3:.DT3])" office:value-type="float" office:value="0">
            <text:p>#DIV/0!</text:p>
          </table:table-cell>
          <table:table-cell table:formula="of:=STDEV([.DU3:.DU3])" office:value-type="float" office:value="0">
            <text:p>#DIV/0!</text:p>
          </table:table-cell>
          <table:table-cell table:formula="of:=STDEV([.DV3:.DV3])" office:value-type="float" office:value="0">
            <text:p>#DIV/0!</text:p>
          </table:table-cell>
          <table:table-cell table:formula="of:=STDEV([.DW3:.DW3])" office:value-type="float" office:value="0">
            <text:p>#DIV/0!</text:p>
          </table:table-cell>
          <table:table-cell table:formula="of:=STDEV([.DX3:.DX3])" office:value-type="float" office:value="0">
            <text:p>#DIV/0!</text:p>
          </table:table-cell>
          <table:table-cell table:formula="of:=STDEV([.DY3:.DY3])" office:value-type="float" office:value="0">
            <text:p>#DIV/0!</text:p>
          </table:table-cell>
          <table:table-cell table:formula="of:=STDEV([.DZ3:.DZ3])" office:value-type="float" office:value="0">
            <text:p>#DIV/0!</text:p>
          </table:table-cell>
          <table:table-cell table:formula="of:=STDEV([.EA3:.EA3])" office:value-type="float" office:value="0">
            <text:p>#DIV/0!</text:p>
          </table:table-cell>
          <table:table-cell table:formula="of:=STDEV([.EB3:.EB3])" office:value-type="float" office:value="0">
            <text:p>#DIV/0!</text:p>
          </table:table-cell>
          <table:table-cell table:formula="of:=STDEV([.EC3:.EC3])" office:value-type="float" office:value="0">
            <text:p>#DIV/0!</text:p>
          </table:table-cell>
          <table:table-cell table:formula="of:=STDEV([.ED3:.ED3])" office:value-type="float" office:value="0">
            <text:p>#DIV/0!</text:p>
          </table:table-cell>
          <table:table-cell table:formula="of:=STDEV([.EE3:.EE3])" office:value-type="float" office:value="0">
            <text:p>#DIV/0!</text:p>
          </table:table-cell>
          <table:table-cell table:formula="of:=STDEV([.EF3:.EF3])" office:value-type="float" office:value="0">
            <text:p>#DIV/0!</text:p>
          </table:table-cell>
          <table:table-cell table:formula="of:=STDEV([.EG3:.EG3])" office:value-type="float" office:value="0">
            <text:p>#DIV/0!</text:p>
          </table:table-cell>
          <table:table-cell table:formula="of:=STDEV([.EH3:.EH3])" office:value-type="float" office:value="0">
            <text:p>#DIV/0!</text:p>
          </table:table-cell>
          <table:table-cell table:formula="of:=STDEV([.EI3:.EI3])" office:value-type="float" office:value="0">
            <text:p>#DIV/0!</text:p>
          </table:table-cell>
          <table:table-cell table:formula="of:=STDEV([.EJ3:.EJ3])" office:value-type="float" office:value="0">
            <text:p>#DIV/0!</text:p>
          </table:table-cell>
          <table:table-cell table:formula="of:=STDEV([.EK3:.EK3])" office:value-type="float" office:value="0">
            <text:p>#DIV/0!</text:p>
          </table:table-cell>
          <table:table-cell table:formula="of:=STDEV([.EL3:.EL3])" office:value-type="float" office:value="0">
            <text:p>#DIV/0!</text:p>
          </table:table-cell>
          <table:table-cell table:formula="of:=STDEV([.EM3:.EM3])" office:value-type="float" office:value="0">
            <text:p>#DIV/0!</text:p>
          </table:table-cell>
          <table:table-cell table:formula="of:=STDEV([.EN3:.EN3])" office:value-type="float" office:value="0">
            <text:p>#DIV/0!</text:p>
          </table:table-cell>
          <table:table-cell table:formula="of:=STDEV([.EO3:.EO3])" office:value-type="float" office:value="0">
            <text:p>#DIV/0!</text:p>
          </table:table-cell>
          <table:table-cell table:formula="of:=STDEV([.EP3:.EP3])" office:value-type="float" office:value="0">
            <text:p>#DIV/0!</text:p>
          </table:table-cell>
          <table:table-cell table:formula="of:=STDEV([.EQ3:.EQ3])" office:value-type="float" office:value="0">
            <text:p>#DIV/0!</text:p>
          </table:table-cell>
          <table:table-cell table:formula="of:=STDEV([.ER3:.ER3])" office:value-type="float" office:value="0">
            <text:p>#DIV/0!</text:p>
          </table:table-cell>
          <table:table-cell table:formula="of:=STDEV([.ES3:.ES3])" office:value-type="float" office:value="0">
            <text:p>#DIV/0!</text:p>
          </table:table-cell>
          <table:table-cell table:formula="of:=STDEV([.ET3:.ET3])" office:value-type="float" office:value="0">
            <text:p>#DIV/0!</text:p>
          </table:table-cell>
          <table:table-cell table:formula="of:=STDEV([.EU3:.EU3])" office:value-type="float" office:value="0">
            <text:p>#DIV/0!</text:p>
          </table:table-cell>
          <table:table-cell table:formula="of:=STDEV([.EV3:.EV3])" office:value-type="float" office:value="0">
            <text:p>#DIV/0!</text:p>
          </table:table-cell>
          <table:table-cell table:formula="of:=STDEV([.EW3:.EW3])" office:value-type="float" office:value="0">
            <text:p>#DIV/0!</text:p>
          </table:table-cell>
          <table:table-cell table:formula="of:=STDEV([.EX3:.EX3])" office:value-type="float" office:value="0">
            <text:p>#DIV/0!</text:p>
          </table:table-cell>
          <table:table-cell table:formula="of:=STDEV([.EY3:.EY3])" office:value-type="float" office:value="0">
            <text:p>#DIV/0!</text:p>
          </table:table-cell>
          <table:table-cell table:formula="of:=STDEV([.EZ3:.EZ3])" office:value-type="float" office:value="0">
            <text:p>#DIV/0!</text:p>
          </table:table-cell>
          <table:table-cell table:formula="of:=STDEV([.FA3:.FA3])" office:value-type="float" office:value="0">
            <text:p>#DIV/0!</text:p>
          </table:table-cell>
          <table:table-cell table:formula="of:=STDEV([.FB3:.FB3])" office:value-type="float" office:value="0">
            <text:p>#DIV/0!</text:p>
          </table:table-cell>
          <table:table-cell table:formula="of:=STDEV([.FC3:.FC3])" office:value-type="float" office:value="0">
            <text:p>#DIV/0!</text:p>
          </table:table-cell>
          <table:table-cell table:formula="of:=STDEV([.FD3:.FD3])" office:value-type="float" office:value="0">
            <text:p>#DIV/0!</text:p>
          </table:table-cell>
          <table:table-cell table:formula="of:=STDEV([.FE3:.FE3])" office:value-type="float" office:value="0">
            <text:p>#DIV/0!</text:p>
          </table:table-cell>
          <table:table-cell table:formula="of:=STDEV([.FF3:.FF3])" office:value-type="float" office:value="0">
            <text:p>#DIV/0!</text:p>
          </table:table-cell>
          <table:table-cell table:formula="of:=STDEV([.FG3:.FG3])" office:value-type="float" office:value="0">
            <text:p>#DIV/0!</text:p>
          </table:table-cell>
          <table:table-cell table:formula="of:=STDEV([.FH3:.FH3])" office:value-type="float" office:value="0">
            <text:p>#DIV/0!</text:p>
          </table:table-cell>
          <table:table-cell table:formula="of:=STDEV([.FI3:.FI3])" office:value-type="float" office:value="0">
            <text:p>#DIV/0!</text:p>
          </table:table-cell>
          <table:table-cell table:formula="of:=STDEV([.FJ3:.FJ3])" office:value-type="float" office:value="0">
            <text:p>#DIV/0!</text:p>
          </table:table-cell>
          <table:table-cell table:formula="of:=STDEV([.FK3:.FK3])" office:value-type="float" office:value="0">
            <text:p>#DIV/0!</text:p>
          </table:table-cell>
          <table:table-cell table:formula="of:=STDEV([.FL3:.FL3])" office:value-type="float" office:value="0">
            <text:p>#DIV/0!</text:p>
          </table:table-cell>
          <table:table-cell table:formula="of:=STDEV([.FM3:.FM3])" office:value-type="float" office:value="0">
            <text:p>#DIV/0!</text:p>
          </table:table-cell>
          <table:table-cell table:formula="of:=STDEV([.FN3:.FN3])" office:value-type="float" office:value="0">
            <text:p>#DIV/0!</text:p>
          </table:table-cell>
          <table:table-cell table:formula="of:=STDEV([.FO3:.FO3])" office:value-type="float" office:value="0">
            <text:p>#DIV/0!</text:p>
          </table:table-cell>
          <table:table-cell table:formula="of:=STDEV([.FP3:.FP3])" office:value-type="float" office:value="0">
            <text:p>#DIV/0!</text:p>
          </table:table-cell>
          <table:table-cell table:formula="of:=STDEV([.FQ3:.FQ3])" office:value-type="float" office:value="0">
            <text:p>#DIV/0!</text:p>
          </table:table-cell>
          <table:table-cell table:formula="of:=STDEV([.FR3:.FR3])" office:value-type="float" office:value="0">
            <text:p>#DIV/0!</text:p>
          </table:table-cell>
          <table:table-cell table:formula="of:=STDEV([.FS3:.FS3])" office:value-type="float" office:value="0">
            <text:p>#DIV/0!</text:p>
          </table:table-cell>
          <table:table-cell table:formula="of:=STDEV([.FT3:.FT3])" office:value-type="float" office:value="0">
            <text:p>#DIV/0!</text:p>
          </table:table-cell>
          <table:table-cell table:formula="of:=STDEV([.FU3:.FU3])" office:value-type="float" office:value="0">
            <text:p>#DIV/0!</text:p>
          </table:table-cell>
          <table:table-cell table:formula="of:=STDEV([.FV3:.FV3])" office:value-type="float" office:value="0">
            <text:p>#DIV/0!</text:p>
          </table:table-cell>
          <table:table-cell table:formula="of:=STDEV([.FW3:.FW3])" office:value-type="float" office:value="0">
            <text:p>#DIV/0!</text:p>
          </table:table-cell>
          <table:table-cell table:formula="of:=STDEV([.FX3:.FX3])" office:value-type="float" office:value="0">
            <text:p>#DIV/0!</text:p>
          </table:table-cell>
          <table:table-cell table:formula="of:=STDEV([.FY3:.FY3])" office:value-type="float" office:value="0">
            <text:p>#DIV/0!</text:p>
          </table:table-cell>
          <table:table-cell table:formula="of:=STDEV([.FZ3:.FZ3])" office:value-type="float" office:value="0">
            <text:p>#DIV/0!</text:p>
          </table:table-cell>
          <table:table-cell table:formula="of:=STDEV([.GA3:.GA3])" office:value-type="float" office:value="0">
            <text:p>#DIV/0!</text:p>
          </table:table-cell>
          <table:table-cell table:formula="of:=STDEV([.GB3:.GB3])" office:value-type="float" office:value="0">
            <text:p>#DIV/0!</text:p>
          </table:table-cell>
          <table:table-cell table:formula="of:=STDEV([.GC3:.GC3])" office:value-type="float" office:value="0">
            <text:p>#DIV/0!</text:p>
          </table:table-cell>
          <table:table-cell table:formula="of:=STDEV([.GD3:.GD3])" office:value-type="float" office:value="0">
            <text:p>#DIV/0!</text:p>
          </table:table-cell>
          <table:table-cell table:formula="of:=STDEV([.GE3:.GE3])" office:value-type="float" office:value="0">
            <text:p>#DIV/0!</text:p>
          </table:table-cell>
          <table:table-cell table:formula="of:=STDEV([.GF3:.GF3])" office:value-type="float" office:value="0">
            <text:p>#DIV/0!</text:p>
          </table:table-cell>
          <table:table-cell table:formula="of:=STDEV([.GG3:.GG3])" office:value-type="float" office:value="0">
            <text:p>#DIV/0!</text:p>
          </table:table-cell>
          <table:table-cell table:formula="of:=STDEV([.GH3:.GH3])" office:value-type="float" office:value="0">
            <text:p>#DIV/0!</text:p>
          </table:table-cell>
          <table:table-cell table:formula="of:=STDEV([.GI3:.GI3])" office:value-type="float" office:value="0">
            <text:p>#DIV/0!</text:p>
          </table:table-cell>
          <table:table-cell table:formula="of:=STDEV([.GJ3:.GJ3])" office:value-type="float" office:value="0">
            <text:p>#DIV/0!</text:p>
          </table:table-cell>
          <table:table-cell table:formula="of:=STDEV([.GK3:.GK3])" office:value-type="float" office:value="0">
            <text:p>#DIV/0!</text:p>
          </table:table-cell>
          <table:table-cell table:formula="of:=STDEV([.GL3:.GL3])" office:value-type="float" office:value="0">
            <text:p>#DIV/0!</text:p>
          </table:table-cell>
          <table:table-cell table:formula="of:=STDEV([.GM3:.GM3])" office:value-type="float" office:value="0">
            <text:p>#DIV/0!</text:p>
          </table:table-cell>
          <table:table-cell table:formula="of:=STDEV([.GN3:.GN3])" office:value-type="float" office:value="0">
            <text:p>#DIV/0!</text:p>
          </table:table-cell>
          <table:table-cell table:formula="of:=STDEV([.GO3:.GO3])" office:value-type="float" office:value="0">
            <text:p>#DIV/0!</text:p>
          </table:table-cell>
          <table:table-cell table:formula="of:=STDEV([.GP3:.GP3])" office:value-type="float" office:value="0">
            <text:p>#DIV/0!</text:p>
          </table:table-cell>
          <table:table-cell table:formula="of:=STDEV([.GQ3:.GQ3])" office:value-type="float" office:value="0">
            <text:p>#DIV/0!</text:p>
          </table:table-cell>
          <table:table-cell table:formula="of:=STDEV([.GR3:.GR3])" office:value-type="float" office:value="0">
            <text:p>#DIV/0!</text:p>
          </table:table-cell>
          <table:table-cell table:formula="of:=STDEV([.GS3:.GS3])" office:value-type="float" office:value="0">
            <text:p>#DIV/0!</text:p>
          </table:table-cell>
          <table:table-cell table:formula="of:=STDEV([.GT3:.GT3])" office:value-type="float" office:value="0">
            <text:p>#DIV/0!</text:p>
          </table:table-cell>
          <table:table-cell table:formula="of:=STDEV([.GU3:.GU3])" office:value-type="float" office:value="0">
            <text:p>#DIV/0!</text:p>
          </table:table-cell>
          <table:table-cell table:formula="of:=STDEV([.GV3:.GV3])" office:value-type="float" office:value="0">
            <text:p>#DIV/0!</text:p>
          </table:table-cell>
          <table:table-cell table:formula="of:=STDEV([.GW3:.GW3])" office:value-type="float" office:value="0">
            <text:p>#DIV/0!</text:p>
          </table:table-cell>
          <table:table-cell table:formula="of:=STDEV([.GX3:.GX3])" office:value-type="float" office:value="0">
            <text:p>#DIV/0!</text:p>
          </table:table-cell>
          <table:table-cell table:formula="of:=STDEV([.GY3:.GY3])" office:value-type="float" office:value="0">
            <text:p>#DIV/0!</text:p>
          </table:table-cell>
          <table:table-cell table:formula="of:=STDEV([.GZ3:.GZ3])" office:value-type="float" office:value="0">
            <text:p>#DIV/0!</text:p>
          </table:table-cell>
          <table:table-cell table:formula="of:=STDEV([.HA3:.HA3])" office:value-type="float" office:value="0">
            <text:p>#DIV/0!</text:p>
          </table:table-cell>
          <table:table-cell table:formula="of:=STDEV([.HB3:.HB3])" office:value-type="float" office:value="0">
            <text:p>#DIV/0!</text:p>
          </table:table-cell>
          <table:table-cell table:formula="of:=STDEV([.HC3:.HC3])" office:value-type="float" office:value="0">
            <text:p>#DIV/0!</text:p>
          </table:table-cell>
          <table:table-cell table:formula="of:=STDEV([.HD3:.HD3])" office:value-type="float" office:value="0">
            <text:p>#DIV/0!</text:p>
          </table:table-cell>
          <table:table-cell table:formula="of:=STDEV([.HE3:.HE3])" office:value-type="float" office:value="0">
            <text:p>#DIV/0!</text:p>
          </table:table-cell>
          <table:table-cell table:formula="of:=STDEV([.HF3:.HF3])" office:value-type="float" office:value="0">
            <text:p>#DIV/0!</text:p>
          </table:table-cell>
          <table:table-cell table:formula="of:=STDEV([.HG3:.HG3])" office:value-type="float" office:value="0">
            <text:p>#DIV/0!</text:p>
          </table:table-cell>
          <table:table-cell table:formula="of:=STDEV([.HH3:.HH3])" office:value-type="float" office:value="0">
            <text:p>#DIV/0!</text:p>
          </table:table-cell>
          <table:table-cell table:formula="of:=STDEV([.HI3:.HI3])" office:value-type="float" office:value="0">
            <text:p>#DIV/0!</text:p>
          </table:table-cell>
          <table:table-cell table:formula="of:=STDEV([.HJ3:.HJ3])" office:value-type="float" office:value="0">
            <text:p>#DIV/0!</text:p>
          </table:table-cell>
          <table:table-cell table:formula="of:=STDEV([.HK3:.HK3])" office:value-type="float" office:value="0">
            <text:p>#DIV/0!</text:p>
          </table:table-cell>
          <table:table-cell table:formula="of:=STDEV([.HL3:.HL3])" office:value-type="float" office:value="0">
            <text:p>#DIV/0!</text:p>
          </table:table-cell>
          <table:table-cell table:number-columns-repeated="804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GX3:.$GX3])^2)^0.5" office:value-type="float" office:value="22.9921563">
            <text:p>23</text:p>
          </table:table-cell>
          <table:table-cell table:number-matrix-columns-spanned="1" table:number-matrix-rows-spanned="1" table:formula="of:=SUM(([.C3:.C3]-[.$GY3:.$GY3])^2)^0.5" office:value-type="float" office:value="2">
            <text:p>2</text:p>
          </table:table-cell>
          <table:table-cell table:number-matrix-columns-spanned="1" table:number-matrix-rows-spanned="1" table:formula="of:=SUM(([.D3:.D3]-[.$GZ3:.$GZ3])^2)^0.5" office:value-type="float" office:value="103090.366666667">
            <text:p>103090</text:p>
          </table:table-cell>
          <table:table-cell table:number-matrix-columns-spanned="1" table:number-matrix-rows-spanned="1" table:formula="of:=SUM(([.E3:.E3]-[.$HA3:.$HA3])^2)^0.5" office:value-type="float" office:value="190974.6">
            <text:p>190975</text:p>
          </table:table-cell>
          <table:table-cell table:number-matrix-columns-spanned="1" table:number-matrix-rows-spanned="1" table:formula="of:=SUM(([.F3:.F3]-[.$GX3:.$GX3])^2)^0.5" office:value-type="float" office:value="24.6035242333333">
            <text:p>25</text:p>
          </table:table-cell>
          <table:table-cell table:number-matrix-columns-spanned="1" table:number-matrix-rows-spanned="1" table:formula="of:=SUM(([.G3:.G3]-[.$GY3:.$GY3])^2)^0.5" office:value-type="float" office:value="2">
            <text:p>2</text:p>
          </table:table-cell>
          <table:table-cell table:number-matrix-columns-spanned="1" table:number-matrix-rows-spanned="1" table:formula="of:=SUM(([.H3:.H3]-[.$GZ3:.$GZ3])^2)^0.5" office:value-type="float" office:value="100633.633333333">
            <text:p>100634</text:p>
          </table:table-cell>
          <table:table-cell table:number-matrix-columns-spanned="1" table:number-matrix-rows-spanned="1" table:formula="of:=SUM(([.I3:.I3]-[.$HA3:.$HA3])^2)^0.5" office:value-type="float" office:value="187789.733333333">
            <text:p>187790</text:p>
          </table:table-cell>
          <table:table-cell table:style-name="ce8" table:number-matrix-columns-spanned="1" table:number-matrix-rows-spanned="1" table:formula="of:=SUM(([.J3:.J3]-[.$HB3:.$HB3])^2)^0.5" office:value-type="float" office:value="0">
            <text:p>0</text:p>
          </table:table-cell>
          <table:table-cell table:number-matrix-columns-spanned="1" table:number-matrix-rows-spanned="1" table:formula="of:=SUM(([.K3:.K3]-[.$GX3:.$GX3])^2)^0.5" office:value-type="float" office:value="24.0640160666667">
            <text:p>24</text:p>
          </table:table-cell>
          <table:table-cell table:number-matrix-columns-spanned="1" table:number-matrix-rows-spanned="1" table:formula="of:=SUM(([.L3:.L3]-[.$GY3:.$GY3])^2)^0.5" office:value-type="float" office:value="2">
            <text:p>2</text:p>
          </table:table-cell>
          <table:table-cell table:number-matrix-columns-spanned="1" table:number-matrix-rows-spanned="1" table:formula="of:=SUM(([.M3:.M3]-[.$GZ3:.$GZ3])^2)^0.5" office:value-type="float" office:value="95733.2333333333">
            <text:p>95733</text:p>
          </table:table-cell>
          <table:table-cell table:number-matrix-columns-spanned="1" table:number-matrix-rows-spanned="1" table:formula="of:=SUM(([.N3:.N3]-[.$HA3:.$HA3])^2)^0.5" office:value-type="float" office:value="181984.2">
            <text:p>181984</text:p>
          </table:table-cell>
          <table:table-cell table:style-name="ce8" table:number-matrix-columns-spanned="1" table:number-matrix-rows-spanned="1" table:formula="of:=SUM(([.O3:.O3]-[.$HB3:.$HB3])^2)^0.5" office:value-type="float" office:value="0">
            <text:p>0</text:p>
          </table:table-cell>
          <table:table-cell table:number-matrix-columns-spanned="1" table:number-matrix-rows-spanned="1" table:formula="of:=SUM(([.P3:.P3]-[.$GX3:.$GX3])^2)^0.5" office:value-type="float" office:value="26.9918407">
            <text:p>27</text:p>
          </table:table-cell>
          <table:table-cell table:number-matrix-columns-spanned="1" table:number-matrix-rows-spanned="1" table:formula="of:=SUM(([.Q3:.Q3]-[.$GY3:.$GY3])^2)^0.5" office:value-type="float" office:value="2">
            <text:p>2</text:p>
          </table:table-cell>
          <table:table-cell table:number-matrix-columns-spanned="1" table:number-matrix-rows-spanned="1" table:formula="of:=SUM(([.R3:.R3]-[.$GZ3:.$GZ3])^2)^0.5" office:value-type="float" office:value="93288.5666666667">
            <text:p>93289</text:p>
          </table:table-cell>
          <table:table-cell table:number-matrix-columns-spanned="1" table:number-matrix-rows-spanned="1" table:formula="of:=SUM(([.S3:.S3]-[.$HA3:.$HA3])^2)^0.5" office:value-type="float" office:value="177296.033333333">
            <text:p>177296</text:p>
          </table:table-cell>
          <table:table-cell table:number-matrix-columns-spanned="1" table:number-matrix-rows-spanned="1" table:formula="of:=SUM(([.T3:.T3]-[.$HB3:.$HB3])^2)^0.5" office:value-type="float" office:value="104902.166666667">
            <text:p>104902</text:p>
          </table:table-cell>
          <table:table-cell table:number-matrix-columns-spanned="1" table:number-matrix-rows-spanned="1" table:formula="of:=SUM(([.U3:.U3]-[.$GX3:.$GX3])^2)^0.5" office:value-type="float" office:value="43.8197219666667">
            <text:p>44</text:p>
          </table:table-cell>
          <table:table-cell table:number-matrix-columns-spanned="1" table:number-matrix-rows-spanned="1" table:formula="of:=SUM(([.V3:.V3]-[.$GY3:.$GY3])^2)^0.5" office:value-type="float" office:value="2">
            <text:p>2</text:p>
          </table:table-cell>
          <table:table-cell table:number-matrix-columns-spanned="1" table:number-matrix-rows-spanned="1" table:formula="of:=SUM(([.W3:.W3]-[.$GZ3:.$GZ3])^2)^0.5" office:value-type="float" office:value="197169.166666667">
            <text:p>197169</text:p>
          </table:table-cell>
          <table:table-cell table:number-matrix-columns-spanned="1" table:number-matrix-rows-spanned="1" table:formula="of:=SUM(([.X3:.X3]-[.$HA3:.$HA3])^2)^0.5" office:value-type="float" office:value="597741.066666667">
            <text:p>597741</text:p>
          </table:table-cell>
          <table:table-cell table:number-matrix-columns-spanned="1" table:number-matrix-rows-spanned="1" table:formula="of:=SUM(([.Y3:.Y3]-[.$HB3:.$HB3])^2)^0.5" office:value-type="float" office:value="213053.166666667">
            <text:p>213053</text:p>
          </table:table-cell>
          <table:table-cell table:number-matrix-columns-spanned="1" table:number-matrix-rows-spanned="1" table:formula="of:=SUM(([.Z3:.Z3]-[.$GX3:.$GX3])^2)^0.5" office:value-type="float" office:value="21.9025843">
            <text:p>22</text:p>
          </table:table-cell>
          <table:table-cell table:number-matrix-columns-spanned="1" table:number-matrix-rows-spanned="1" table:formula="of:=SUM(([.AA3:.AA3]-[.$GY3:.$GY3])^2)^0.5" office:value-type="float" office:value="2">
            <text:p>2</text:p>
          </table:table-cell>
          <table:table-cell table:number-matrix-columns-spanned="1" table:number-matrix-rows-spanned="1" table:formula="of:=SUM(([.AB3:.AB3]-[.$GZ3:.$GZ3])^2)^0.5" office:value-type="float" office:value="128868.8">
            <text:p>128869</text:p>
          </table:table-cell>
          <table:table-cell table:number-matrix-columns-spanned="1" table:number-matrix-rows-spanned="1" table:formula="of:=SUM(([.AC3:.AC3]-[.$HA3:.$HA3])^2)^0.5" office:value-type="float" office:value="172816.666666667">
            <text:p>172817</text:p>
          </table:table-cell>
          <table:table-cell table:number-matrix-columns-spanned="1" table:number-matrix-rows-spanned="1" table:formula="of:=SUM(([.AD3:.AD3]-[.$HB3:.$HB3])^2)^0.5" office:value-type="float" office:value="101222.666666667">
            <text:p>101223</text:p>
          </table:table-cell>
          <table:table-cell table:number-matrix-columns-spanned="1" table:number-matrix-rows-spanned="1" table:formula="of:=SUM(([.AE3:.AE3]-[.$GX3:.$GX3])^2)^0.5" office:value-type="float" office:value="52.7943186666667">
            <text:p>53</text:p>
          </table:table-cell>
          <table:table-cell table:number-matrix-columns-spanned="1" table:number-matrix-rows-spanned="1" table:formula="of:=SUM(([.AF3:.AF3]-[.$GY3:.$GY3])^2)^0.5" office:value-type="float" office:value="1">
            <text:p>1</text:p>
          </table:table-cell>
          <table:table-cell table:number-matrix-columns-spanned="1" table:number-matrix-rows-spanned="1" table:formula="of:=SUM(([.AG3:.AG3]-[.$GZ3:.$GZ3])^2)^0.5" office:value-type="float" office:value="235764.566666667">
            <text:p>235765</text:p>
          </table:table-cell>
          <table:table-cell table:number-matrix-columns-spanned="1" table:number-matrix-rows-spanned="1" table:formula="of:=SUM(([.AH3:.AH3]-[.$HA3:.$HA3])^2)^0.5" office:value-type="float" office:value="272793.5">
            <text:p>272794</text:p>
          </table:table-cell>
          <table:table-cell table:number-matrix-columns-spanned="1" table:number-matrix-rows-spanned="1" table:formula="of:=SUM(([.AI3:.AI3]-[.$HB3:.$HB3])^2)^0.5" office:value-type="float" office:value="686007.5">
            <text:p>686008</text:p>
          </table:table-cell>
          <table:table-cell table:number-matrix-columns-spanned="1" table:number-matrix-rows-spanned="1" table:formula="of:=SUM(([.AJ3:.AJ3]-[.$GX3:.$GX3])^2)^0.5" office:value-type="float" office:value="43.4009193">
            <text:p>43</text:p>
          </table:table-cell>
          <table:table-cell table:style-name="ce8" table:number-matrix-columns-spanned="1" table:number-matrix-rows-spanned="1" table:formula="of:=SUM(([.AK3:.AK3]-[.$GY3:.$GY3])^2)^0.5" office:value-type="float" office:value="0">
            <text:p>0</text:p>
          </table:table-cell>
          <table:table-cell table:number-matrix-columns-spanned="1" table:number-matrix-rows-spanned="1" table:formula="of:=SUM(([.AL3:.AL3]-[.$GZ3:.$GZ3])^2)^0.5" office:value-type="float" office:value="193056.133333333">
            <text:p>193056</text:p>
          </table:table-cell>
          <table:table-cell table:number-matrix-columns-spanned="1" table:number-matrix-rows-spanned="1" table:formula="of:=SUM(([.AM3:.AM3]-[.$HA3:.$HA3])^2)^0.5" office:value-type="float" office:value="230754.2">
            <text:p>230754</text:p>
          </table:table-cell>
          <table:table-cell table:number-matrix-columns-spanned="1" table:number-matrix-rows-spanned="1" table:formula="of:=SUM(([.AN3:.AN3]-[.$HB3:.$HB3])^2)^0.5" office:value-type="float" office:value="681747.1">
            <text:p>681747</text:p>
          </table:table-cell>
          <table:table-cell table:number-matrix-columns-spanned="1" table:number-matrix-rows-spanned="1" table:formula="of:=SUM(([.AO3:.AO3]-[.$GX3:.$GX3])^2)^0.5" office:value-type="float" office:value="29.0198114333334">
            <text:p>29</text:p>
          </table:table-cell>
          <table:table-cell table:number-matrix-columns-spanned="1" table:number-matrix-rows-spanned="1" table:formula="of:=SUM(([.AP3:.AP3]-[.$GY3:.$GY3])^2)^0.5" office:value-type="float" office:value="1">
            <text:p>1</text:p>
          </table:table-cell>
          <table:table-cell table:number-matrix-columns-spanned="1" table:number-matrix-rows-spanned="1" table:formula="of:=SUM(([.AQ3:.AQ3]-[.$GZ3:.$GZ3])^2)^0.5" office:value-type="float" office:value="152535.166666667">
            <text:p>152535</text:p>
          </table:table-cell>
          <table:table-cell table:number-matrix-columns-spanned="1" table:number-matrix-rows-spanned="1" table:formula="of:=SUM(([.AR3:.AR3]-[.$HA3:.$HA3])^2)^0.5" office:value-type="float" office:value="139888.866666667">
            <text:p>139889</text:p>
          </table:table-cell>
          <table:table-cell table:number-matrix-columns-spanned="1" table:number-matrix-rows-spanned="1" table:formula="of:=SUM(([.AS3:.AS3]-[.$HB3:.$HB3])^2)^0.5" office:value-type="float" office:value="595108.6">
            <text:p>595109</text:p>
          </table:table-cell>
          <table:table-cell table:number-matrix-columns-spanned="1" table:number-matrix-rows-spanned="1" table:formula="of:=SUM(([.AT3:.AT3]-[.$GX3:.$GX3])^2)^0.5" office:value-type="float" office:value="41.7589768">
            <text:p>42</text:p>
          </table:table-cell>
          <table:table-cell table:style-name="ce8" table:number-matrix-columns-spanned="1" table:number-matrix-rows-spanned="1" table:formula="of:=SUM(([.AU3:.AU3]-[.$GY3:.$GY3])^2)^0.5" office:value-type="float" office:value="0">
            <text:p>0</text:p>
          </table:table-cell>
          <table:table-cell table:number-matrix-columns-spanned="1" table:number-matrix-rows-spanned="1" table:formula="of:=SUM(([.AV3:.AV3]-[.$GZ3:.$GZ3])^2)^0.5" office:value-type="float" office:value="191616.233333333">
            <text:p>191616</text:p>
          </table:table-cell>
          <table:table-cell table:number-matrix-columns-spanned="1" table:number-matrix-rows-spanned="1" table:formula="of:=SUM(([.AW3:.AW3]-[.$HA3:.$HA3])^2)^0.5" office:value-type="float" office:value="211001.966666667">
            <text:p>211002</text:p>
          </table:table-cell>
          <table:table-cell table:number-matrix-columns-spanned="1" table:number-matrix-rows-spanned="1" table:formula="of:=SUM(([.AX3:.AX3]-[.$HB3:.$HB3])^2)^0.5" office:value-type="float" office:value="666219.9">
            <text:p>666220</text:p>
          </table:table-cell>
          <table:table-cell table:number-matrix-columns-spanned="1" table:number-matrix-rows-spanned="1" table:formula="of:=SUM(([.AY3:.AY3]-[.$GX3:.$GX3])^2)^0.5" office:value-type="float" office:value="16.1214513">
            <text:p>16</text:p>
          </table:table-cell>
          <table:table-cell table:style-name="ce8" table:number-matrix-columns-spanned="1" table:number-matrix-rows-spanned="1" table:formula="of:=SUM(([.AZ3:.AZ3]-[.$GY3:.$GY3])^2)^0.5" office:value-type="float" office:value="0">
            <text:p>0</text:p>
          </table:table-cell>
          <table:table-cell table:number-matrix-columns-spanned="1" table:number-matrix-rows-spanned="1" table:formula="of:=SUM(([.BA3:.BA3]-[.$GZ3:.$GZ3])^2)^0.5" office:value-type="float" office:value="83929.1">
            <text:p>83929</text:p>
          </table:table-cell>
          <table:table-cell table:number-matrix-columns-spanned="1" table:number-matrix-rows-spanned="1" table:formula="of:=SUM(([.BB3:.BB3]-[.$HA3:.$HA3])^2)^0.5" office:value-type="float" office:value="83149.0333333333">
            <text:p>83149</text:p>
          </table:table-cell>
          <table:table-cell table:number-matrix-columns-spanned="1" table:number-matrix-rows-spanned="1" table:formula="of:=SUM(([.BC3:.BC3]-[.$HB3:.$HB3])^2)^0.5" office:value-type="float" office:value="94799.7666666667">
            <text:p>94800</text:p>
          </table:table-cell>
          <table:table-cell table:number-matrix-columns-spanned="1" table:number-matrix-rows-spanned="1" table:formula="of:=SUM(([.BD3:.BD3]-[.$GX3:.$GX3])^2)^0.5" office:value-type="float" office:value="25.5399169666667">
            <text:p>26</text:p>
          </table:table-cell>
          <table:table-cell table:number-matrix-columns-spanned="1" table:number-matrix-rows-spanned="1" table:formula="of:=SUM(([.BE3:.BE3]-[.$GY3:.$GY3])^2)^0.5" office:value-type="float" office:value="1">
            <text:p>1</text:p>
          </table:table-cell>
          <table:table-cell table:number-matrix-columns-spanned="1" table:number-matrix-rows-spanned="1" table:formula="of:=SUM(([.BF3:.BF3]-[.$GZ3:.$GZ3])^2)^0.5" office:value-type="float" office:value="119832.233333333">
            <text:p>119832</text:p>
          </table:table-cell>
          <table:table-cell table:number-matrix-columns-spanned="1" table:number-matrix-rows-spanned="1" table:formula="of:=SUM(([.BG3:.BG3]-[.$HA3:.$HA3])^2)^0.5" office:value-type="float" office:value="126581.366666667">
            <text:p>126581</text:p>
          </table:table-cell>
          <table:table-cell table:number-matrix-columns-spanned="1" table:number-matrix-rows-spanned="1" table:formula="of:=SUM(([.BH3:.BH3]-[.$HB3:.$HB3])^2)^0.5" office:value-type="float" office:value="102790.566666667">
            <text:p>102791</text:p>
          </table:table-cell>
          <table:table-cell table:number-matrix-columns-spanned="1" table:number-matrix-rows-spanned="1" table:formula="of:=SUM(([.BI3:.BI3]-[.$GX3:.$GX3])^2)^0.5" office:value-type="float" office:value="26.0038955666667">
            <text:p>26</text:p>
          </table:table-cell>
          <table:table-cell table:number-matrix-columns-spanned="1" table:number-matrix-rows-spanned="1" table:formula="of:=SUM(([.BJ3:.BJ3]-[.$GY3:.$GY3])^2)^0.5" office:value-type="float" office:value="2">
            <text:p>2</text:p>
          </table:table-cell>
          <table:table-cell table:number-matrix-columns-spanned="1" table:number-matrix-rows-spanned="1" table:formula="of:=SUM(([.BK3:.BK3]-[.$GZ3:.$GZ3])^2)^0.5" office:value-type="float" office:value="135956.366666667">
            <text:p>135956</text:p>
          </table:table-cell>
          <table:table-cell table:number-matrix-columns-spanned="1" table:number-matrix-rows-spanned="1" table:formula="of:=SUM(([.BL3:.BL3]-[.$HA3:.$HA3])^2)^0.5" office:value-type="float" office:value="145636">
            <text:p>145636</text:p>
          </table:table-cell>
          <table:table-cell table:number-matrix-columns-spanned="1" table:number-matrix-rows-spanned="1" table:formula="of:=SUM(([.BM3:.BM3]-[.$HB3:.$HB3])^2)^0.5" office:value-type="float" office:value="107609.1">
            <text:p>107609</text:p>
          </table:table-cell>
          <table:table-cell table:number-matrix-columns-spanned="1" table:number-matrix-rows-spanned="1" table:formula="of:=SUM(([.BN3:.BN3]-[.$GX3:.$GX3])^2)^0.5" office:value-type="float" office:value="9.32125113333336">
            <text:p>9</text:p>
          </table:table-cell>
          <table:table-cell table:number-matrix-columns-spanned="1" table:number-matrix-rows-spanned="1" table:formula="of:=SUM(([.BO3:.BO3]-[.$GY3:.$GY3])^2)^0.5" office:value-type="float" office:value="1">
            <text:p>1</text:p>
          </table:table-cell>
          <table:table-cell table:number-matrix-columns-spanned="1" table:number-matrix-rows-spanned="1" table:formula="of:=SUM(([.BP3:.BP3]-[.$GZ3:.$GZ3])^2)^0.5" office:value-type="float" office:value="59383.9">
            <text:p>59384</text:p>
          </table:table-cell>
          <table:table-cell table:number-matrix-columns-spanned="1" table:number-matrix-rows-spanned="1" table:formula="of:=SUM(([.BQ3:.BQ3]-[.$HA3:.$HA3])^2)^0.5" office:value-type="float" office:value="53919">
            <text:p>53919</text:p>
          </table:table-cell>
          <table:table-cell table:number-matrix-columns-spanned="1" table:number-matrix-rows-spanned="1" table:formula="of:=SUM(([.BR3:.BR3]-[.$HB3:.$HB3])^2)^0.5" office:value-type="float" office:value="95496.2">
            <text:p>95496</text:p>
          </table:table-cell>
          <table:table-cell table:number-matrix-columns-spanned="1" table:number-matrix-rows-spanned="1" table:formula="of:=SUM(([.BS3:.BS3]-[.$GX3:.$GX3])^2)^0.5" office:value-type="float" office:value="42.3954544">
            <text:p>42</text:p>
          </table:table-cell>
          <table:table-cell table:number-matrix-columns-spanned="1" table:number-matrix-rows-spanned="1" table:formula="of:=SUM(([.BT3:.BT3]-[.$GY3:.$GY3])^2)^0.5" office:value-type="float" office:value="1">
            <text:p>1</text:p>
          </table:table-cell>
          <table:table-cell table:number-matrix-columns-spanned="1" table:number-matrix-rows-spanned="1" table:formula="of:=SUM(([.BU3:.BU3]-[.$GZ3:.$GZ3])^2)^0.5" office:value-type="float" office:value="170895.966666667">
            <text:p>170896</text:p>
          </table:table-cell>
          <table:table-cell table:number-matrix-columns-spanned="1" table:number-matrix-rows-spanned="1" table:formula="of:=SUM(([.BV3:.BV3]-[.$HA3:.$HA3])^2)^0.5" office:value-type="float" office:value="129407.766666667">
            <text:p>129408</text:p>
          </table:table-cell>
          <table:table-cell table:number-matrix-columns-spanned="1" table:number-matrix-rows-spanned="1" table:formula="of:=SUM(([.BW3:.BW3]-[.$HB3:.$HB3])^2)^0.5" office:value-type="float" office:value="587326.933333333">
            <text:p>587327</text:p>
          </table:table-cell>
          <table:table-cell table:number-matrix-columns-spanned="1" table:number-matrix-rows-spanned="1" table:formula="of:=SUM(([.BX3:.BX3]-[.$GX3:.$GX3])^2)^0.5" office:value-type="float" office:value="73.7619511333333">
            <text:p>74</text:p>
          </table:table-cell>
          <table:table-cell table:number-matrix-columns-spanned="1" table:number-matrix-rows-spanned="1" table:formula="of:=SUM(([.BY3:.BY3]-[.$GY3:.$GY3])^2)^0.5" office:value-type="float" office:value="4">
            <text:p>4</text:p>
          </table:table-cell>
          <table:table-cell table:number-matrix-columns-spanned="1" table:number-matrix-rows-spanned="1" table:formula="of:=SUM(([.BZ3:.BZ3]-[.$GZ3:.$GZ3])^2)^0.5" office:value-type="float" office:value="310566.733333333">
            <text:p>310567</text:p>
          </table:table-cell>
          <table:table-cell table:number-matrix-columns-spanned="1" table:number-matrix-rows-spanned="1" table:formula="of:=SUM(([.CA3:.CA3]-[.$HA3:.$HA3])^2)^0.5" office:value-type="float" office:value="1228434.53333333">
            <text:p>1228435</text:p>
          </table:table-cell>
          <table:table-cell table:style-name="ce8" table:number-matrix-columns-spanned="1" table:number-matrix-rows-spanned="1" table:formula="of:=SUM(([.CB3:.CB3]-[.$HB3:.$HB3])^2)^0.5" office:value-type="float" office:value="0">
            <text:p>0</text:p>
          </table:table-cell>
          <table:table-cell table:number-matrix-columns-spanned="1" table:number-matrix-rows-spanned="1" table:formula="of:=SUM(([.CC3:.CC3]-[.$GX3:.$GX3])^2)^0.5" office:value-type="float" office:value="91.6379275333333">
            <text:p>92</text:p>
          </table:table-cell>
          <table:table-cell table:number-matrix-columns-spanned="1" table:number-matrix-rows-spanned="1" table:formula="of:=SUM(([.CD3:.CD3]-[.$GY3:.$GY3])^2)^0.5" office:value-type="float" office:value="4">
            <text:p>4</text:p>
          </table:table-cell>
          <table:table-cell table:number-matrix-columns-spanned="1" table:number-matrix-rows-spanned="1" table:formula="of:=SUM(([.CE3:.CE3]-[.$GZ3:.$GZ3])^2)^0.5" office:value-type="float" office:value="395982.9">
            <text:p>395983</text:p>
          </table:table-cell>
          <table:table-cell table:number-matrix-columns-spanned="1" table:number-matrix-rows-spanned="1" table:formula="of:=SUM(([.CF3:.CF3]-[.$HA3:.$HA3])^2)^0.5" office:value-type="float" office:value="384392.4">
            <text:p>384392</text:p>
          </table:table-cell>
          <table:table-cell table:number-matrix-columns-spanned="1" table:number-matrix-rows-spanned="1" table:formula="of:=SUM(([.CG3:.CG3]-[.$HB3:.$HB3])^2)^0.5" office:value-type="float" office:value="838813.833333333">
            <text:p>838814</text:p>
          </table:table-cell>
          <table:table-cell table:number-matrix-columns-spanned="1" table:number-matrix-rows-spanned="1" table:formula="of:=SUM(([.CH3:.CH3]-[.$GX3:.$GX3])^2)^0.5" office:value-type="float" office:value="22.9362151333333">
            <text:p>23</text:p>
          </table:table-cell>
          <table:table-cell table:style-name="ce8" table:number-matrix-columns-spanned="1" table:number-matrix-rows-spanned="1" table:formula="of:=SUM(([.CI3:.CI3]-[.$GY3:.$GY3])^2)^0.5" office:value-type="float" office:value="0">
            <text:p>0</text:p>
          </table:table-cell>
          <table:table-cell table:number-matrix-columns-spanned="1" table:number-matrix-rows-spanned="1" table:formula="of:=SUM(([.CJ3:.CJ3]-[.$GZ3:.$GZ3])^2)^0.5" office:value-type="float" office:value="128323.233333333">
            <text:p>128323</text:p>
          </table:table-cell>
          <table:table-cell table:number-matrix-columns-spanned="1" table:number-matrix-rows-spanned="1" table:formula="of:=SUM(([.CK3:.CK3]-[.$HA3:.$HA3])^2)^0.5" office:value-type="float" office:value="134876.433333333">
            <text:p>134876</text:p>
          </table:table-cell>
          <table:table-cell table:number-matrix-columns-spanned="1" table:number-matrix-rows-spanned="1" table:formula="of:=SUM(([.CL3:.CL3]-[.$HB3:.$HB3])^2)^0.5" office:value-type="float" office:value="104553.4">
            <text:p>104553</text:p>
          </table:table-cell>
          <table:table-cell table:number-matrix-columns-spanned="1" table:number-matrix-rows-spanned="1" table:formula="of:=SUM(([.CM3:.CM3]-[.$GX3:.$GX3])^2)^0.5" office:value-type="float" office:value="183.152354133333">
            <text:p>183</text:p>
          </table:table-cell>
          <table:table-cell table:number-matrix-columns-spanned="1" table:number-matrix-rows-spanned="1" table:formula="of:=SUM(([.CN3:.CN3]-[.$GY3:.$GY3])^2)^0.5" office:value-type="float" office:value="10">
            <text:p>10</text:p>
          </table:table-cell>
          <table:table-cell table:number-matrix-columns-spanned="1" table:number-matrix-rows-spanned="1" table:formula="of:=SUM(([.CO3:.CO3]-[.$GZ3:.$GZ3])^2)^0.5" office:value-type="float" office:value="863590.366666667">
            <text:p>863590</text:p>
          </table:table-cell>
          <table:table-cell table:number-matrix-columns-spanned="1" table:number-matrix-rows-spanned="1" table:formula="of:=SUM(([.CP3:.CP3]-[.$HA3:.$HA3])^2)^0.5" office:value-type="float" office:value="773814.233333333">
            <text:p>773814</text:p>
          </table:table-cell>
          <table:table-cell table:number-matrix-columns-spanned="1" table:number-matrix-rows-spanned="1" table:formula="of:=SUM(([.CQ3:.CQ3]-[.$HB3:.$HB3])^2)^0.5" office:value-type="float" office:value="1231733.4">
            <text:p>1231733</text:p>
          </table:table-cell>
          <table:table-cell table:number-matrix-columns-spanned="1" table:number-matrix-rows-spanned="1" table:formula="of:=SUM(([.CR3:.CR3]-[.$GX3:.$GX3])^2)^0.5" office:value-type="float" office:value="188.358174633333">
            <text:p>188</text:p>
          </table:table-cell>
          <table:table-cell table:number-matrix-columns-spanned="1" table:number-matrix-rows-spanned="1" table:formula="of:=SUM(([.CS3:.CS3]-[.$GY3:.$GY3])^2)^0.5" office:value-type="float" office:value="6">
            <text:p>6</text:p>
          </table:table-cell>
          <table:table-cell table:number-matrix-columns-spanned="1" table:number-matrix-rows-spanned="1" table:formula="of:=SUM(([.CT3:.CT3]-[.$GZ3:.$GZ3])^2)^0.5" office:value-type="float" office:value="764447.5">
            <text:p>764448</text:p>
          </table:table-cell>
          <table:table-cell table:number-matrix-columns-spanned="1" table:number-matrix-rows-spanned="1" table:formula="of:=SUM(([.CU3:.CU3]-[.$HA3:.$HA3])^2)^0.5" office:value-type="float" office:value="853499.033333333">
            <text:p>853499</text:p>
          </table:table-cell>
          <table:table-cell table:number-matrix-columns-spanned="1" table:number-matrix-rows-spanned="1" table:formula="of:=SUM(([.CV3:.CV3]-[.$HB3:.$HB3])^2)^0.5" office:value-type="float" office:value="1297787.06666667">
            <text:p>1297787</text:p>
          </table:table-cell>
          <table:table-cell table:number-matrix-columns-spanned="1" table:number-matrix-rows-spanned="1" table:formula="of:=SUM(([.CW3:.CW3]-[.$GX3:.$GX3])^2)^0.5" office:value-type="float" office:value="32.6576052666667">
            <text:p>33</text:p>
          </table:table-cell>
          <table:table-cell table:number-matrix-columns-spanned="1" table:number-matrix-rows-spanned="1" table:formula="of:=SUM(([.CX3:.CX3]-[.$GY3:.$GY3])^2)^0.5" office:value-type="float" office:value="1">
            <text:p>1</text:p>
          </table:table-cell>
          <table:table-cell table:number-matrix-columns-spanned="1" table:number-matrix-rows-spanned="1" table:formula="of:=SUM(([.CY3:.CY3]-[.$GZ3:.$GZ3])^2)^0.5" office:value-type="float" office:value="119764.333333333">
            <text:p>119764</text:p>
          </table:table-cell>
          <table:table-cell table:number-matrix-columns-spanned="1" table:number-matrix-rows-spanned="1" table:formula="of:=SUM(([.CZ3:.CZ3]-[.$HA3:.$HA3])^2)^0.5" office:value-type="float" office:value="126516">
            <text:p>126516</text:p>
          </table:table-cell>
          <table:table-cell table:number-matrix-columns-spanned="1" table:number-matrix-rows-spanned="1" table:formula="of:=SUM(([.DA3:.DA3]-[.$HB3:.$HB3])^2)^0.5" office:value-type="float" office:value="95471.2333333333">
            <text:p>95471</text:p>
          </table:table-cell>
          <table:table-cell table:style-name="ce9" table:number-matrix-columns-spanned="1" table:number-matrix-rows-spanned="1" table:formula="of:=SUM(([.DB3:.DB3]-[.$GX3:.$GX3])^2)^0.5" office:value-type="float" office:value="475.163684966667">
            <text:p>475</text:p>
          </table:table-cell>
          <table:table-cell table:style-name="ce9" table:number-matrix-columns-spanned="1" table:number-matrix-rows-spanned="1" table:formula="of:=SUM(([.DC3:.DC3]-[.$GY3:.$GY3])^2)^0.5" office:value-type="float" office:value="26">
            <text:p>26</text:p>
          </table:table-cell>
          <table:table-cell table:number-matrix-columns-spanned="1" table:number-matrix-rows-spanned="1" table:formula="of:=SUM(([.DD3:.DD3]-[.$GZ3:.$GZ3])^2)^0.5" office:value-type="float" office:value="1938207.7">
            <text:p>1938208</text:p>
          </table:table-cell>
          <table:table-cell table:number-matrix-columns-spanned="1" table:number-matrix-rows-spanned="1" table:formula="of:=SUM(([.DE3:.DE3]-[.$HA3:.$HA3])^2)^0.5" office:value-type="float" office:value="1871416.26666667">
            <text:p>1871416</text:p>
          </table:table-cell>
          <table:table-cell table:number-matrix-columns-spanned="1" table:number-matrix-rows-spanned="1" table:formula="of:=SUM(([.DF3:.DF3]-[.$HB3:.$HB3])^2)^0.5" office:value-type="float" office:value="2329335.43333333">
            <text:p>2329335</text:p>
          </table:table-cell>
          <table:table-cell table:number-matrix-columns-spanned="1" table:number-matrix-rows-spanned="1" table:formula="of:=SUM(([.DG3:.DG3]-[.$GX3:.$GX3])^2)^0.5" office:value-type="float" office:value="22.4817048666667">
            <text:p>22</text:p>
          </table:table-cell>
          <table:table-cell table:number-matrix-columns-spanned="1" table:number-matrix-rows-spanned="1" table:formula="of:=SUM(([.DH3:.DH3]-[.$GY3:.$GY3])^2)^0.5" office:value-type="float" office:value="1">
            <text:p>1</text:p>
          </table:table-cell>
          <table:table-cell table:number-matrix-columns-spanned="1" table:number-matrix-rows-spanned="1" table:formula="of:=SUM(([.DI3:.DI3]-[.$GZ3:.$GZ3])^2)^0.5" office:value-type="float" office:value="119521.033333333">
            <text:p>119521</text:p>
          </table:table-cell>
          <table:table-cell table:number-matrix-columns-spanned="1" table:number-matrix-rows-spanned="1" table:formula="of:=SUM(([.DJ3:.DJ3]-[.$HA3:.$HA3])^2)^0.5" office:value-type="float" office:value="213206.6">
            <text:p>213207</text:p>
          </table:table-cell>
          <table:table-cell table:number-matrix-columns-spanned="1" table:number-matrix-rows-spanned="1" table:formula="of:=SUM(([.DK3:.DK3]-[.$HB3:.$HB3])^2)^0.5" office:value-type="float" office:value="108924.466666667">
            <text:p>108924</text:p>
          </table:table-cell>
          <table:table-cell table:number-matrix-columns-spanned="1" table:number-matrix-rows-spanned="1" table:formula="of:=SUM(([.DL3:.DL3]-[.$GX3:.$GX3])^2)^0.5" office:value-type="float" office:value="28.9496376">
            <text:p>29</text:p>
          </table:table-cell>
          <table:table-cell table:style-name="ce8" table:number-matrix-columns-spanned="1" table:number-matrix-rows-spanned="1" table:formula="of:=SUM(([.DM3:.DM3]-[.$GY3:.$GY3])^2)^0.5" office:value-type="float" office:value="0">
            <text:p>0</text:p>
          </table:table-cell>
          <table:table-cell table:number-matrix-columns-spanned="1" table:number-matrix-rows-spanned="1" table:formula="of:=SUM(([.DN3:.DN3]-[.$GZ3:.$GZ3])^2)^0.5" office:value-type="float" office:value="104878.9">
            <text:p>104879</text:p>
          </table:table-cell>
          <table:table-cell table:number-matrix-columns-spanned="1" table:number-matrix-rows-spanned="1" table:formula="of:=SUM(([.DO3:.DO3]-[.$HA3:.$HA3])^2)^0.5" office:value-type="float" office:value="190999.266666667">
            <text:p>190999</text:p>
          </table:table-cell>
          <table:table-cell table:number-matrix-columns-spanned="1" table:number-matrix-rows-spanned="1" table:formula="of:=SUM(([.DP3:.DP3]-[.$HB3:.$HB3])^2)^0.5" office:value-type="float" office:value="312340.4">
            <text:p>312340</text:p>
          </table:table-cell>
          <table:table-cell table:number-matrix-columns-spanned="1" table:number-matrix-rows-spanned="1" table:formula="of:=SUM(([.DQ3:.DQ3]-[.$GX3:.$GX3])^2)^0.5" office:value-type="float" office:value="17.4744308">
            <text:p>17</text:p>
          </table:table-cell>
          <table:table-cell table:number-matrix-columns-spanned="1" table:number-matrix-rows-spanned="1" table:formula="of:=SUM(([.DR3:.DR3]-[.$GY3:.$GY3])^2)^0.5" office:value-type="float" office:value="2">
            <text:p>2</text:p>
          </table:table-cell>
          <table:table-cell table:number-matrix-columns-spanned="1" table:number-matrix-rows-spanned="1" table:formula="of:=SUM(([.DS3:.DS3]-[.$GZ3:.$GZ3])^2)^0.5" office:value-type="float" office:value="103957.466666667">
            <text:p>103957</text:p>
          </table:table-cell>
          <table:table-cell table:number-matrix-columns-spanned="1" table:number-matrix-rows-spanned="1" table:formula="of:=SUM(([.DT3:.DT3]-[.$HA3:.$HA3])^2)^0.5" office:value-type="float" office:value="106886.166666667">
            <text:p>106886</text:p>
          </table:table-cell>
          <table:table-cell table:number-matrix-columns-spanned="1" table:number-matrix-rows-spanned="1" table:formula="of:=SUM(([.DU3:.DU3]-[.$HB3:.$HB3])^2)^0.5" office:value-type="float" office:value="315017.666666667">
            <text:p>315018</text:p>
          </table:table-cell>
          <table:table-cell table:number-matrix-columns-spanned="1" table:number-matrix-rows-spanned="1" table:formula="of:=SUM(([.DV3:.DV3]-[.$GX3:.$GX3])^2)^0.5" office:value-type="float" office:value="39.5039030666667">
            <text:p>40</text:p>
          </table:table-cell>
          <table:table-cell table:number-matrix-columns-spanned="1" table:number-matrix-rows-spanned="1" table:formula="of:=SUM(([.DW3:.DW3]-[.$GY3:.$GY3])^2)^0.5" office:value-type="float" office:value="2">
            <text:p>2</text:p>
          </table:table-cell>
          <table:table-cell table:number-matrix-columns-spanned="1" table:number-matrix-rows-spanned="1" table:formula="of:=SUM(([.DX3:.DX3]-[.$GZ3:.$GZ3])^2)^0.5" office:value-type="float" office:value="279414.866666667">
            <text:p>279415</text:p>
          </table:table-cell>
          <table:table-cell table:number-matrix-columns-spanned="1" table:number-matrix-rows-spanned="1" table:formula="of:=SUM(([.DY3:.DY3]-[.$HA3:.$HA3])^2)^0.5" office:value-type="float" office:value="407931.9">
            <text:p>407932</text:p>
          </table:table-cell>
          <table:table-cell table:number-matrix-columns-spanned="1" table:number-matrix-rows-spanned="1" table:formula="of:=SUM(([.DZ3:.DZ3]-[.$HB3:.$HB3])^2)^0.5" office:value-type="float" office:value="806489.933333333">
            <text:p>806490</text:p>
          </table:table-cell>
          <table:table-cell table:number-matrix-columns-spanned="1" table:number-matrix-rows-spanned="1" table:formula="of:=SUM(([.EA3:.EA3]-[.$GX3:.$GX3])^2)^0.5" office:value-type="float" office:value="82.7286066">
            <text:p>83</text:p>
          </table:table-cell>
          <table:table-cell table:number-matrix-columns-spanned="1" table:number-matrix-rows-spanned="1" table:formula="of:=SUM(([.EB3:.EB3]-[.$GY3:.$GY3])^2)^0.5" office:value-type="float" office:value="4">
            <text:p>4</text:p>
          </table:table-cell>
          <table:table-cell table:number-matrix-columns-spanned="1" table:number-matrix-rows-spanned="1" table:formula="of:=SUM(([.EC3:.EC3]-[.$GZ3:.$GZ3])^2)^0.5" office:value-type="float" office:value="468311.933333333">
            <text:p>468312</text:p>
          </table:table-cell>
          <table:table-cell table:number-matrix-columns-spanned="1" table:number-matrix-rows-spanned="1" table:formula="of:=SUM(([.ED3:.ED3]-[.$HA3:.$HA3])^2)^0.5" office:value-type="float" office:value="619698.166666667">
            <text:p>619698</text:p>
          </table:table-cell>
          <table:table-cell table:number-matrix-columns-spanned="1" table:number-matrix-rows-spanned="1" table:formula="of:=SUM(([.EE3:.EE3]-[.$HB3:.$HB3])^2)^0.5" office:value-type="float" office:value="1063876.56666667">
            <text:p>1063877</text:p>
          </table:table-cell>
          <table:table-cell table:number-matrix-columns-spanned="1" table:number-matrix-rows-spanned="1" table:formula="of:=SUM(([.EF3:.EF3]-[.$GX3:.$GX3])^2)^0.5" office:value-type="float" office:value="89.3247919333333">
            <text:p>89</text:p>
          </table:table-cell>
          <table:table-cell table:number-matrix-columns-spanned="1" table:number-matrix-rows-spanned="1" table:formula="of:=SUM(([.EG3:.EG3]-[.$GY3:.$GY3])^2)^0.5" office:value-type="float" office:value="4">
            <text:p>4</text:p>
          </table:table-cell>
          <table:table-cell table:number-matrix-columns-spanned="1" table:number-matrix-rows-spanned="1" table:formula="of:=SUM(([.EH3:.EH3]-[.$GZ3:.$GZ3])^2)^0.5" office:value-type="float" office:value="455120.6">
            <text:p>455121</text:p>
          </table:table-cell>
          <table:table-cell table:number-matrix-columns-spanned="1" table:number-matrix-rows-spanned="1" table:formula="of:=SUM(([.EI3:.EI3]-[.$HA3:.$HA3])^2)^0.5" office:value-type="float" office:value="607260.233333333">
            <text:p>607260</text:p>
          </table:table-cell>
          <table:table-cell table:number-matrix-columns-spanned="1" table:number-matrix-rows-spanned="1" table:formula="of:=SUM(([.EJ3:.EJ3]-[.$HB3:.$HB3])^2)^0.5" office:value-type="float" office:value="1058311.03333333">
            <text:p>1058311</text:p>
          </table:table-cell>
          <table:table-cell table:number-matrix-columns-spanned="1" table:number-matrix-rows-spanned="1" table:formula="of:=SUM(([.EK3:.EK3]-[.$GX3:.$GX3])^2)^0.5" office:value-type="float" office:value="72.4936540666667">
            <text:p>72</text:p>
          </table:table-cell>
          <table:table-cell table:number-matrix-columns-spanned="1" table:number-matrix-rows-spanned="1" table:formula="of:=SUM(([.EL3:.EL3]-[.$GY3:.$GY3])^2)^0.5" office:value-type="float" office:value="3">
            <text:p>3</text:p>
          </table:table-cell>
          <table:table-cell table:number-matrix-columns-spanned="1" table:number-matrix-rows-spanned="1" table:formula="of:=SUM(([.EM3:.EM3]-[.$GZ3:.$GZ3])^2)^0.5" office:value-type="float" office:value="458171.766666667">
            <text:p>458172</text:p>
          </table:table-cell>
          <table:table-cell table:number-matrix-columns-spanned="1" table:number-matrix-rows-spanned="1" table:formula="of:=SUM(([.EN3:.EN3]-[.$HA3:.$HA3])^2)^0.5" office:value-type="float" office:value="610261.4">
            <text:p>610261</text:p>
          </table:table-cell>
          <table:table-cell table:number-matrix-columns-spanned="1" table:number-matrix-rows-spanned="1" table:formula="of:=SUM(([.EO3:.EO3]-[.$HB3:.$HB3])^2)^0.5" office:value-type="float" office:value="1063208.66666667">
            <text:p>1063209</text:p>
          </table:table-cell>
          <table:table-cell table:style-name="ce8" table:number-matrix-columns-spanned="1" table:number-matrix-rows-spanned="1" table:formula="of:=SUM(([.EP3:.EP3]-[.$GX3:.$GX3])^2)^0.5" office:value-type="float" office:value="0">
            <text:p>0</text:p>
          </table:table-cell>
          <table:table-cell table:number-matrix-columns-spanned="1" table:number-matrix-rows-spanned="1" table:formula="of:=SUM(([.EQ3:.EQ3]-[.$GY3:.$GY3])^2)^0.5" office:value-type="float" office:value="1">
            <text:p>1</text:p>
          </table:table-cell>
          <table:table-cell table:style-name="ce8" table:number-matrix-columns-spanned="1" table:number-matrix-rows-spanned="1" table:formula="of:=SUM(([.ER3:.ER3]-[.$GZ3:.$GZ3])^2)^0.5" office:value-type="float" office:value="0">
            <text:p>0</text:p>
          </table:table-cell>
          <table:table-cell table:style-name="ce8" table:number-matrix-columns-spanned="1" table:number-matrix-rows-spanned="1" table:formula="of:=SUM(([.ES3:.ES3]-[.$HA3:.$HA3])^2)^0.5" office:value-type="float" office:value="0">
            <text:p>0</text:p>
          </table:table-cell>
          <table:table-cell table:number-matrix-columns-spanned="1" table:number-matrix-rows-spanned="1" table:formula="of:=SUM(([.ET3:.ET3]-[.$HB3:.$HB3])^2)^0.5" office:value-type="float" office:value="227559.4">
            <text:p>227559</text:p>
          </table:table-cell>
          <table:table-cell table:number-matrix-columns-spanned="1" table:number-matrix-rows-spanned="1" table:formula="of:=SUM(([.EU3:.EU3]-[.$GX3:.$GX3])^2)^0.5" office:value-type="float" office:value="28.6127447333333">
            <text:p>29</text:p>
          </table:table-cell>
          <table:table-cell table:number-matrix-columns-spanned="1" table:number-matrix-rows-spanned="1" table:formula="of:=SUM(([.EV3:.EV3]-[.$GY3:.$GY3])^2)^0.5" office:value-type="float" office:value="2">
            <text:p>2</text:p>
          </table:table-cell>
          <table:table-cell table:number-matrix-columns-spanned="1" table:number-matrix-rows-spanned="1" table:formula="of:=SUM(([.EW3:.EW3]-[.$GZ3:.$GZ3])^2)^0.5" office:value-type="float" office:value="109728.666666667">
            <text:p>109729</text:p>
          </table:table-cell>
          <table:table-cell table:number-matrix-columns-spanned="1" table:number-matrix-rows-spanned="1" table:formula="of:=SUM(([.EX3:.EX3]-[.$HA3:.$HA3])^2)^0.5" office:value-type="float" office:value="132419.466666667">
            <text:p>132419</text:p>
          </table:table-cell>
          <table:table-cell table:number-matrix-columns-spanned="1" table:number-matrix-rows-spanned="1" table:formula="of:=SUM(([.EY3:.EY3]-[.$HB3:.$HB3])^2)^0.5" office:value-type="float" office:value="301156.366666667">
            <text:p>301156</text:p>
          </table:table-cell>
          <table:table-cell table:number-matrix-columns-spanned="1" table:number-matrix-rows-spanned="1" table:formula="of:=SUM(([.EZ3:.EZ3]-[.$GX3:.$GX3])^2)^0.5" office:value-type="float" office:value="15.9184082666667">
            <text:p>16</text:p>
          </table:table-cell>
          <table:table-cell table:number-matrix-columns-spanned="1" table:number-matrix-rows-spanned="1" table:formula="of:=SUM(([.FA3:.FA3]-[.$GY3:.$GY3])^2)^0.5" office:value-type="float" office:value="2">
            <text:p>2</text:p>
          </table:table-cell>
          <table:table-cell table:number-matrix-columns-spanned="1" table:number-matrix-rows-spanned="1" table:formula="of:=SUM(([.FB3:.FB3]-[.$GZ3:.$GZ3])^2)^0.5" office:value-type="float" office:value="64361.3666666667">
            <text:p>64361</text:p>
          </table:table-cell>
          <table:table-cell table:number-matrix-columns-spanned="1" table:number-matrix-rows-spanned="1" table:formula="of:=SUM(([.FC3:.FC3]-[.$HA3:.$HA3])^2)^0.5" office:value-type="float" office:value="79602.1333333334">
            <text:p>79602</text:p>
          </table:table-cell>
          <table:table-cell table:number-matrix-columns-spanned="1" table:number-matrix-rows-spanned="1" table:formula="of:=SUM(([.FD3:.FD3]-[.$HB3:.$HB3])^2)^0.5" office:value-type="float" office:value="269426.733333333">
            <text:p>269427</text:p>
          </table:table-cell>
          <table:table-cell table:number-matrix-columns-spanned="1" table:number-matrix-rows-spanned="1" table:formula="of:=SUM(([.FE3:.FE3]-[.$GX3:.$GX3])^2)^0.5" office:value-type="float" office:value="31.2206049666667">
            <text:p>31</text:p>
          </table:table-cell>
          <table:table-cell table:number-matrix-columns-spanned="1" table:number-matrix-rows-spanned="1" table:formula="of:=SUM(([.FF3:.FF3]-[.$GY3:.$GY3])^2)^0.5" office:value-type="float" office:value="1">
            <text:p>1</text:p>
          </table:table-cell>
          <table:table-cell table:number-matrix-columns-spanned="1" table:number-matrix-rows-spanned="1" table:formula="of:=SUM(([.FG3:.FG3]-[.$GZ3:.$GZ3])^2)^0.5" office:value-type="float" office:value="138767.633333333">
            <text:p>138768</text:p>
          </table:table-cell>
          <table:table-cell table:number-matrix-columns-spanned="1" table:number-matrix-rows-spanned="1" table:formula="of:=SUM(([.FH3:.FH3]-[.$HA3:.$HA3])^2)^0.5" office:value-type="float" office:value="186419.733333333">
            <text:p>186420</text:p>
          </table:table-cell>
          <table:table-cell table:number-matrix-columns-spanned="1" table:number-matrix-rows-spanned="1" table:formula="of:=SUM(([.FI3:.FI3]-[.$HB3:.$HB3])^2)^0.5" office:value-type="float" office:value="318422.3">
            <text:p>318422</text:p>
          </table:table-cell>
          <table:table-cell table:number-matrix-columns-spanned="1" table:number-matrix-rows-spanned="1" table:formula="of:=SUM(([.FJ3:.FJ3]-[.$GX3:.$GX3])^2)^0.5" office:value-type="float" office:value="88.3713356333334">
            <text:p>88</text:p>
          </table:table-cell>
          <table:table-cell table:number-matrix-columns-spanned="1" table:number-matrix-rows-spanned="1" table:formula="of:=SUM(([.FK3:.FK3]-[.$GY3:.$GY3])^2)^0.5" office:value-type="float" office:value="3">
            <text:p>3</text:p>
          </table:table-cell>
          <table:table-cell table:number-matrix-columns-spanned="1" table:number-matrix-rows-spanned="1" table:formula="of:=SUM(([.FL3:.FL3]-[.$GZ3:.$GZ3])^2)^0.5" office:value-type="float" office:value="514732.566666667">
            <text:p>514733</text:p>
          </table:table-cell>
          <table:table-cell table:number-matrix-columns-spanned="1" table:number-matrix-rows-spanned="1" table:formula="of:=SUM(([.FM3:.FM3]-[.$HA3:.$HA3])^2)^0.5" office:value-type="float" office:value="723212.533333333">
            <text:p>723213</text:p>
          </table:table-cell>
          <table:table-cell table:number-matrix-columns-spanned="1" table:number-matrix-rows-spanned="1" table:formula="of:=SUM(([.FN3:.FN3]-[.$HB3:.$HB3])^2)^0.5" office:value-type="float" office:value="1181131.7">
            <text:p>1181132</text:p>
          </table:table-cell>
          <table:table-cell table:number-matrix-columns-spanned="1" table:number-matrix-rows-spanned="1" table:formula="of:=SUM(([.FO3:.FO3]-[.$GX3:.$GX3])^2)^0.5" office:value-type="float" office:value="19.5226141">
            <text:p>20</text:p>
          </table:table-cell>
          <table:table-cell table:number-matrix-columns-spanned="1" table:number-matrix-rows-spanned="1" table:formula="of:=SUM(([.FP3:.FP3]-[.$GY3:.$GY3])^2)^0.5" office:value-type="float" office:value="1">
            <text:p>1</text:p>
          </table:table-cell>
          <table:table-cell table:number-matrix-columns-spanned="1" table:number-matrix-rows-spanned="1" table:formula="of:=SUM(([.FQ3:.FQ3]-[.$GZ3:.$GZ3])^2)^0.5" office:value-type="float" office:value="16041.7666666667">
            <text:p>16042</text:p>
          </table:table-cell>
          <table:table-cell table:number-matrix-columns-spanned="1" table:number-matrix-rows-spanned="1" table:formula="of:=SUM(([.FR3:.FR3]-[.$HA3:.$HA3])^2)^0.5" office:value-type="float" office:value="77755.4999999999">
            <text:p>77756</text:p>
          </table:table-cell>
          <table:table-cell table:style-name="ce8" table:number-matrix-columns-spanned="1" table:number-matrix-rows-spanned="1" table:formula="of:=SUM(([.FS3:.FS3]-[.$HB3:.$HB3])^2)^0.5" office:value-type="float" office:value="0">
            <text:p>0</text:p>
          </table:table-cell>
          <table:table-cell table:number-matrix-columns-spanned="1" table:number-matrix-rows-spanned="1" table:formula="of:=SUM(([.FT3:.FT3]-[.$GX3:.$GX3])^2)^0.5" office:value-type="float" office:value="158.172249233333">
            <text:p>158</text:p>
          </table:table-cell>
          <table:table-cell table:number-matrix-columns-spanned="1" table:number-matrix-rows-spanned="1" table:formula="of:=SUM(([.FU3:.FU3]-[.$GY3:.$GY3])^2)^0.5" office:value-type="float" office:value="7">
            <text:p>7</text:p>
          </table:table-cell>
          <table:table-cell table:number-matrix-columns-spanned="1" table:number-matrix-rows-spanned="1" table:formula="of:=SUM(([.FV3:.FV3]-[.$GZ3:.$GZ3])^2)^0.5" office:value-type="float" office:value="776772.466666667">
            <text:p>776772</text:p>
          </table:table-cell>
          <table:table-cell table:number-matrix-columns-spanned="1" table:number-matrix-rows-spanned="1" table:formula="of:=SUM(([.FW3:.FW3]-[.$HA3:.$HA3])^2)^0.5" office:value-type="float" office:value="959869.733333333">
            <text:p>959870</text:p>
          </table:table-cell>
          <table:table-cell table:number-matrix-columns-spanned="1" table:number-matrix-rows-spanned="1" table:formula="of:=SUM(([.FX3:.FX3]-[.$HB3:.$HB3])^2)^0.5" office:value-type="float" office:value="1405500.33333333">
            <text:p>1405500</text:p>
          </table:table-cell>
          <table:table-cell table:number-matrix-columns-spanned="1" table:number-matrix-rows-spanned="1" table:formula="of:=SUM(([.FY3:.FY3]-[.$GX3:.$GX3])^2)^0.5" office:value-type="float" office:value="28.0275996666667">
            <text:p>28</text:p>
          </table:table-cell>
          <table:table-cell table:number-matrix-columns-spanned="1" table:number-matrix-rows-spanned="1" table:formula="of:=SUM(([.FZ3:.FZ3]-[.$GY3:.$GY3])^2)^0.5" office:value-type="float" office:value="1">
            <text:p>1</text:p>
          </table:table-cell>
          <table:table-cell table:number-matrix-columns-spanned="1" table:number-matrix-rows-spanned="1" table:formula="of:=SUM(([.GA3:.GA3]-[.$GZ3:.$GZ3])^2)^0.5" office:value-type="float" office:value="124356.3">
            <text:p>124356</text:p>
          </table:table-cell>
          <table:table-cell table:number-matrix-columns-spanned="1" table:number-matrix-rows-spanned="1" table:formula="of:=SUM(([.GB3:.GB3]-[.$HA3:.$HA3])^2)^0.5" office:value-type="float" office:value="133229.566666667">
            <text:p>133230</text:p>
          </table:table-cell>
          <table:table-cell table:number-matrix-columns-spanned="1" table:number-matrix-rows-spanned="1" table:formula="of:=SUM(([.GC3:.GC3]-[.$HB3:.$HB3])^2)^0.5" office:value-type="float" office:value="317542.066666667">
            <text:p>317542</text:p>
          </table:table-cell>
          <table:table-cell table:number-matrix-columns-spanned="1" table:number-matrix-rows-spanned="1" table:formula="of:=SUM(([.GD3:.GD3]-[.$GX3:.$GX3])^2)^0.5" office:value-type="float" office:value="164.749532933333">
            <text:p>165</text:p>
          </table:table-cell>
          <table:table-cell table:number-matrix-columns-spanned="1" table:number-matrix-rows-spanned="1" table:formula="of:=SUM(([.GE3:.GE3]-[.$GY3:.$GY3])^2)^0.5" office:value-type="float" office:value="9">
            <text:p>9</text:p>
          </table:table-cell>
          <table:table-cell table:number-matrix-columns-spanned="1" table:number-matrix-rows-spanned="1" table:formula="of:=SUM(([.GF3:.GF3]-[.$GZ3:.$GZ3])^2)^0.5" office:value-type="float" office:value="634682.6">
            <text:p>634683</text:p>
          </table:table-cell>
          <table:table-cell table:number-matrix-columns-spanned="1" table:number-matrix-rows-spanned="1" table:formula="of:=SUM(([.GG3:.GG3]-[.$HA3:.$HA3])^2)^0.5" office:value-type="float" office:value="636670.833333333">
            <text:p>636671</text:p>
          </table:table-cell>
          <table:table-cell table:number-matrix-columns-spanned="1" table:number-matrix-rows-spanned="1" table:formula="of:=SUM(([.GH3:.GH3]-[.$HB3:.$HB3])^2)^0.5" office:value-type="float" office:value="1094590">
            <text:p>1094590</text:p>
          </table:table-cell>
          <table:table-cell table:number-matrix-columns-spanned="1" table:number-matrix-rows-spanned="1" table:formula="of:=SUM(([.GI3:.GI3]-[.$GX3:.$GX3])^2)^0.5" office:value-type="float" office:value="136.274597533333">
            <text:p>136</text:p>
          </table:table-cell>
          <table:table-cell table:number-matrix-columns-spanned="1" table:number-matrix-rows-spanned="1" table:formula="of:=SUM(([.GJ3:.GJ3]-[.$GY3:.$GY3])^2)^0.5" office:value-type="float" office:value="4">
            <text:p>4</text:p>
          </table:table-cell>
          <table:table-cell table:number-matrix-columns-spanned="1" table:number-matrix-rows-spanned="1" table:formula="of:=SUM(([.GK3:.GK3]-[.$GZ3:.$GZ3])^2)^0.5" office:value-type="float" office:value="748405.566666667">
            <text:p>748406</text:p>
          </table:table-cell>
          <table:table-cell table:number-matrix-columns-spanned="1" table:number-matrix-rows-spanned="1" table:formula="of:=SUM(([.GL3:.GL3]-[.$HA3:.$HA3])^2)^0.5" office:value-type="float" office:value="975933.133333333">
            <text:p>975933</text:p>
          </table:table-cell>
          <table:table-cell table:number-matrix-columns-spanned="1" table:number-matrix-rows-spanned="1" table:formula="of:=SUM(([.GM3:.GM3]-[.$HB3:.$HB3])^2)^0.5" office:value-type="float" office:value="1421283.73333333">
            <text:p>1421284</text:p>
          </table:table-cell>
          <table:table-cell table:number-matrix-columns-spanned="1" table:number-matrix-rows-spanned="1" table:formula="of:=SUM(([.GN3:.GN3]-[.$GX3:.$GX3])^2)^0.5" office:value-type="float" office:value="28.9363069666667">
            <text:p>29</text:p>
          </table:table-cell>
          <table:table-cell table:number-matrix-columns-spanned="1" table:number-matrix-rows-spanned="1" table:formula="of:=SUM(([.GO3:.GO3]-[.$GY3:.$GY3])^2)^0.5" office:value-type="float" office:value="1">
            <text:p>1</text:p>
          </table:table-cell>
          <table:table-cell table:number-matrix-columns-spanned="1" table:number-matrix-rows-spanned="1" table:formula="of:=SUM(([.GP3:.GP3]-[.$GZ3:.$GZ3])^2)^0.5" office:value-type="float" office:value="148285">
            <text:p>148285</text:p>
          </table:table-cell>
          <table:table-cell table:number-matrix-columns-spanned="1" table:number-matrix-rows-spanned="1" table:formula="of:=SUM(([.GQ3:.GQ3]-[.$HA3:.$HA3])^2)^0.5" office:value-type="float" office:value="354386.466666667">
            <text:p>354386</text:p>
          </table:table-cell>
          <table:table-cell table:number-matrix-columns-spanned="1" table:number-matrix-rows-spanned="1" table:formula="of:=SUM(([.GR3:.GR3]-[.$HB3:.$HB3])^2)^0.5" office:value-type="float" office:value="323715.8">
            <text:p>323716</text:p>
          </table:table-cell>
          <table:table-cell table:number-matrix-columns-spanned="1" table:number-matrix-rows-spanned="1" table:formula="of:=SUM(([.GS3:.GS3]-[.$GX3:.$GX3])^2)^0.5" office:value-type="float" office:value="468.900782966667">
            <text:p>469</text:p>
          </table:table-cell>
          <table:table-cell table:number-matrix-columns-spanned="1" table:number-matrix-rows-spanned="1" table:formula="of:=SUM(([.GT3:.GT3]-[.$GY3:.$GY3])^2)^0.5" office:value-type="float" office:value="25">
            <text:p>25</text:p>
          </table:table-cell>
          <table:table-cell table:style-name="ce9" table:number-matrix-columns-spanned="1" table:number-matrix-rows-spanned="1" table:formula="of:=SUM(([.GU3:.GU3]-[.$GZ3:.$GZ3])^2)^0.5" office:value-type="float" office:value="1998550.96666667">
            <text:p>1998551</text:p>
          </table:table-cell>
          <table:table-cell table:style-name="ce9" table:number-matrix-columns-spanned="1" table:number-matrix-rows-spanned="1" table:formula="of:=SUM(([.GV3:.GV3]-[.$HA3:.$HA3])^2)^0.5" office:value-type="float" office:value="2004329.6">
            <text:p>2004330</text:p>
          </table:table-cell>
          <table:table-cell table:style-name="ce9" table:number-matrix-columns-spanned="1" table:number-matrix-rows-spanned="1" table:formula="of:=SUM(([.GW3:.GW3]-[.$HB3:.$HB3])^2)^0.5" office:value-type="float" office:value="2462248.76666667">
            <text:p>2462249</text:p>
          </table:table-cell>
          <table:table-cell table:number-columns-repeated="819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GX3:.$GX3])" office:value-type="float" office:value="0">
            <text:p>0</text:p>
          </table:table-cell>
          <table:table-cell table:number-matrix-columns-spanned="1" table:number-matrix-rows-spanned="1" table:formula="of:=SUM([.C3:.C3]=[.$GY3:.$GY3])" office:value-type="float" office:value="0">
            <text:p>0</text:p>
          </table:table-cell>
          <table:table-cell table:number-matrix-columns-spanned="1" table:number-matrix-rows-spanned="1" table:formula="of:=SUM([.D3:.D3]=[.$GZ3:.$GZ3])" office:value-type="float" office:value="0">
            <text:p>0</text:p>
          </table:table-cell>
          <table:table-cell table:number-matrix-columns-spanned="1" table:number-matrix-rows-spanned="1" table:formula="of:=SUM([.E3:.E3]=[.$HA3:.$HA3])" office:value-type="float" office:value="0">
            <text:p>0</text:p>
          </table:table-cell>
          <table:table-cell table:number-matrix-columns-spanned="1" table:number-matrix-rows-spanned="1" table:formula="of:=SUM([.F3:.F3]=[.$GX3:.$GX3])" office:value-type="float" office:value="0">
            <text:p>0</text:p>
          </table:table-cell>
          <table:table-cell table:number-matrix-columns-spanned="1" table:number-matrix-rows-spanned="1" table:formula="of:=SUM([.G3:.G3]=[.$GY3:.$GY3])" office:value-type="float" office:value="0">
            <text:p>0</text:p>
          </table:table-cell>
          <table:table-cell table:number-matrix-columns-spanned="1" table:number-matrix-rows-spanned="1" table:formula="of:=SUM([.H3:.H3]=[.$GZ3:.$GZ3])" office:value-type="float" office:value="0">
            <text:p>0</text:p>
          </table:table-cell>
          <table:table-cell table:number-matrix-columns-spanned="1" table:number-matrix-rows-spanned="1" table:formula="of:=SUM([.I3:.I3]=[.$HA3:.$HA3])" office:value-type="float" office:value="0">
            <text:p>0</text:p>
          </table:table-cell>
          <table:table-cell table:number-matrix-columns-spanned="1" table:number-matrix-rows-spanned="1" table:formula="of:=SUM([.J3:.J3]=[.$HB3:.$HB3])" office:value-type="float" office:value="1">
            <text:p>1</text:p>
          </table:table-cell>
          <table:table-cell table:number-matrix-columns-spanned="1" table:number-matrix-rows-spanned="1" table:formula="of:=SUM([.K3:.K3]=[.$GX3:.$GX3])" office:value-type="float" office:value="0">
            <text:p>0</text:p>
          </table:table-cell>
          <table:table-cell table:number-matrix-columns-spanned="1" table:number-matrix-rows-spanned="1" table:formula="of:=SUM([.L3:.L3]=[.$GY3:.$GY3])" office:value-type="float" office:value="0">
            <text:p>0</text:p>
          </table:table-cell>
          <table:table-cell table:number-matrix-columns-spanned="1" table:number-matrix-rows-spanned="1" table:formula="of:=SUM([.M3:.M3]=[.$GZ3:.$GZ3])" office:value-type="float" office:value="0">
            <text:p>0</text:p>
          </table:table-cell>
          <table:table-cell table:number-matrix-columns-spanned="1" table:number-matrix-rows-spanned="1" table:formula="of:=SUM([.N3:.N3]=[.$HA3:.$HA3])" office:value-type="float" office:value="0">
            <text:p>0</text:p>
          </table:table-cell>
          <table:table-cell table:number-matrix-columns-spanned="1" table:number-matrix-rows-spanned="1" table:formula="of:=SUM([.O3:.O3]=[.$HB3:.$HB3])" office:value-type="float" office:value="1">
            <text:p>1</text:p>
          </table:table-cell>
          <table:table-cell table:number-matrix-columns-spanned="1" table:number-matrix-rows-spanned="1" table:formula="of:=SUM([.P3:.P3]=[.$GX3:.$GX3])" office:value-type="float" office:value="0">
            <text:p>0</text:p>
          </table:table-cell>
          <table:table-cell table:number-matrix-columns-spanned="1" table:number-matrix-rows-spanned="1" table:formula="of:=SUM([.Q3:.Q3]=[.$GY3:.$GY3])" office:value-type="float" office:value="0">
            <text:p>0</text:p>
          </table:table-cell>
          <table:table-cell table:number-matrix-columns-spanned="1" table:number-matrix-rows-spanned="1" table:formula="of:=SUM([.R3:.R3]=[.$GZ3:.$GZ3])" office:value-type="float" office:value="0">
            <text:p>0</text:p>
          </table:table-cell>
          <table:table-cell table:number-matrix-columns-spanned="1" table:number-matrix-rows-spanned="1" table:formula="of:=SUM([.S3:.S3]=[.$HA3:.$HA3])" office:value-type="float" office:value="0">
            <text:p>0</text:p>
          </table:table-cell>
          <table:table-cell table:number-matrix-columns-spanned="1" table:number-matrix-rows-spanned="1" table:formula="of:=SUM([.T3:.T3]=[.$HB3:.$HB3])" office:value-type="float" office:value="0">
            <text:p>0</text:p>
          </table:table-cell>
          <table:table-cell table:number-matrix-columns-spanned="1" table:number-matrix-rows-spanned="1" table:formula="of:=SUM([.U3:.U3]=[.$GX3:.$GX3])" office:value-type="float" office:value="0">
            <text:p>0</text:p>
          </table:table-cell>
          <table:table-cell table:number-matrix-columns-spanned="1" table:number-matrix-rows-spanned="1" table:formula="of:=SUM([.V3:.V3]=[.$GY3:.$GY3])" office:value-type="float" office:value="0">
            <text:p>0</text:p>
          </table:table-cell>
          <table:table-cell table:number-matrix-columns-spanned="1" table:number-matrix-rows-spanned="1" table:formula="of:=SUM([.W3:.W3]=[.$GZ3:.$GZ3])" office:value-type="float" office:value="0">
            <text:p>0</text:p>
          </table:table-cell>
          <table:table-cell table:number-matrix-columns-spanned="1" table:number-matrix-rows-spanned="1" table:formula="of:=SUM([.X3:.X3]=[.$HA3:.$HA3])" office:value-type="float" office:value="0">
            <text:p>0</text:p>
          </table:table-cell>
          <table:table-cell table:number-matrix-columns-spanned="1" table:number-matrix-rows-spanned="1" table:formula="of:=SUM([.Y3:.Y3]=[.$HB3:.$HB3])" office:value-type="float" office:value="0">
            <text:p>0</text:p>
          </table:table-cell>
          <table:table-cell table:number-matrix-columns-spanned="1" table:number-matrix-rows-spanned="1" table:formula="of:=SUM([.Z3:.Z3]=[.$GX3:.$GX3])" office:value-type="float" office:value="0">
            <text:p>0</text:p>
          </table:table-cell>
          <table:table-cell table:number-matrix-columns-spanned="1" table:number-matrix-rows-spanned="1" table:formula="of:=SUM([.AA3:.AA3]=[.$GY3:.$GY3])" office:value-type="float" office:value="0">
            <text:p>0</text:p>
          </table:table-cell>
          <table:table-cell table:number-matrix-columns-spanned="1" table:number-matrix-rows-spanned="1" table:formula="of:=SUM([.AB3:.AB3]=[.$GZ3:.$GZ3])" office:value-type="float" office:value="0">
            <text:p>0</text:p>
          </table:table-cell>
          <table:table-cell table:number-matrix-columns-spanned="1" table:number-matrix-rows-spanned="1" table:formula="of:=SUM([.AC3:.AC3]=[.$HA3:.$HA3])" office:value-type="float" office:value="0">
            <text:p>0</text:p>
          </table:table-cell>
          <table:table-cell table:number-matrix-columns-spanned="1" table:number-matrix-rows-spanned="1" table:formula="of:=SUM([.AD3:.AD3]=[.$HB3:.$HB3])" office:value-type="float" office:value="0">
            <text:p>0</text:p>
          </table:table-cell>
          <table:table-cell table:number-matrix-columns-spanned="1" table:number-matrix-rows-spanned="1" table:formula="of:=SUM([.AE3:.AE3]=[.$GX3:.$GX3])" office:value-type="float" office:value="0">
            <text:p>0</text:p>
          </table:table-cell>
          <table:table-cell table:number-matrix-columns-spanned="1" table:number-matrix-rows-spanned="1" table:formula="of:=SUM([.AF3:.AF3]=[.$GY3:.$GY3])" office:value-type="float" office:value="0">
            <text:p>0</text:p>
          </table:table-cell>
          <table:table-cell table:number-matrix-columns-spanned="1" table:number-matrix-rows-spanned="1" table:formula="of:=SUM([.AG3:.AG3]=[.$GZ3:.$GZ3])" office:value-type="float" office:value="0">
            <text:p>0</text:p>
          </table:table-cell>
          <table:table-cell table:number-matrix-columns-spanned="1" table:number-matrix-rows-spanned="1" table:formula="of:=SUM([.AH3:.AH3]=[.$HA3:.$HA3])" office:value-type="float" office:value="0">
            <text:p>0</text:p>
          </table:table-cell>
          <table:table-cell table:number-matrix-columns-spanned="1" table:number-matrix-rows-spanned="1" table:formula="of:=SUM([.AI3:.AI3]=[.$HB3:.$HB3])" office:value-type="float" office:value="0">
            <text:p>0</text:p>
          </table:table-cell>
          <table:table-cell table:number-matrix-columns-spanned="1" table:number-matrix-rows-spanned="1" table:formula="of:=SUM([.AJ3:.AJ3]=[.$GX3:.$GX3])" office:value-type="float" office:value="0">
            <text:p>0</text:p>
          </table:table-cell>
          <table:table-cell table:style-name="ce8" table:number-matrix-columns-spanned="1" table:number-matrix-rows-spanned="1" table:formula="of:=SUM([.AK3:.AK3]=[.$GY3:.$GY3])" office:value-type="float" office:value="1">
            <text:p>1</text:p>
          </table:table-cell>
          <table:table-cell table:number-matrix-columns-spanned="1" table:number-matrix-rows-spanned="1" table:formula="of:=SUM([.AL3:.AL3]=[.$GZ3:.$GZ3])" office:value-type="float" office:value="0">
            <text:p>0</text:p>
          </table:table-cell>
          <table:table-cell table:number-matrix-columns-spanned="1" table:number-matrix-rows-spanned="1" table:formula="of:=SUM([.AM3:.AM3]=[.$HA3:.$HA3])" office:value-type="float" office:value="0">
            <text:p>0</text:p>
          </table:table-cell>
          <table:table-cell table:number-matrix-columns-spanned="1" table:number-matrix-rows-spanned="1" table:formula="of:=SUM([.AN3:.AN3]=[.$HB3:.$HB3])" office:value-type="float" office:value="0">
            <text:p>0</text:p>
          </table:table-cell>
          <table:table-cell table:number-matrix-columns-spanned="1" table:number-matrix-rows-spanned="1" table:formula="of:=SUM([.AO3:.AO3]=[.$GX3:.$GX3])" office:value-type="float" office:value="0">
            <text:p>0</text:p>
          </table:table-cell>
          <table:table-cell table:number-matrix-columns-spanned="1" table:number-matrix-rows-spanned="1" table:formula="of:=SUM([.AP3:.AP3]=[.$GY3:.$GY3])" office:value-type="float" office:value="0">
            <text:p>0</text:p>
          </table:table-cell>
          <table:table-cell table:number-matrix-columns-spanned="1" table:number-matrix-rows-spanned="1" table:formula="of:=SUM([.AQ3:.AQ3]=[.$GZ3:.$GZ3])" office:value-type="float" office:value="0">
            <text:p>0</text:p>
          </table:table-cell>
          <table:table-cell table:number-matrix-columns-spanned="1" table:number-matrix-rows-spanned="1" table:formula="of:=SUM([.AR3:.AR3]=[.$HA3:.$HA3])" office:value-type="float" office:value="0">
            <text:p>0</text:p>
          </table:table-cell>
          <table:table-cell table:number-matrix-columns-spanned="1" table:number-matrix-rows-spanned="1" table:formula="of:=SUM([.AS3:.AS3]=[.$HB3:.$HB3])" office:value-type="float" office:value="0">
            <text:p>0</text:p>
          </table:table-cell>
          <table:table-cell table:number-matrix-columns-spanned="1" table:number-matrix-rows-spanned="1" table:formula="of:=SUM([.AT3:.AT3]=[.$GX3:.$GX3])" office:value-type="float" office:value="0">
            <text:p>0</text:p>
          </table:table-cell>
          <table:table-cell table:style-name="ce8" table:number-matrix-columns-spanned="1" table:number-matrix-rows-spanned="1" table:formula="of:=SUM([.AU3:.AU3]=[.$GY3:.$GY3])" office:value-type="float" office:value="1">
            <text:p>1</text:p>
          </table:table-cell>
          <table:table-cell table:number-matrix-columns-spanned="1" table:number-matrix-rows-spanned="1" table:formula="of:=SUM([.AV3:.AV3]=[.$GZ3:.$GZ3])" office:value-type="float" office:value="0">
            <text:p>0</text:p>
          </table:table-cell>
          <table:table-cell table:number-matrix-columns-spanned="1" table:number-matrix-rows-spanned="1" table:formula="of:=SUM([.AW3:.AW3]=[.$HA3:.$HA3])" office:value-type="float" office:value="0">
            <text:p>0</text:p>
          </table:table-cell>
          <table:table-cell table:number-matrix-columns-spanned="1" table:number-matrix-rows-spanned="1" table:formula="of:=SUM([.AX3:.AX3]=[.$HB3:.$HB3])" office:value-type="float" office:value="0">
            <text:p>0</text:p>
          </table:table-cell>
          <table:table-cell table:number-matrix-columns-spanned="1" table:number-matrix-rows-spanned="1" table:formula="of:=SUM([.AY3:.AY3]=[.$GX3:.$GX3])" office:value-type="float" office:value="0">
            <text:p>0</text:p>
          </table:table-cell>
          <table:table-cell table:style-name="ce8" table:number-matrix-columns-spanned="1" table:number-matrix-rows-spanned="1" table:formula="of:=SUM([.AZ3:.AZ3]=[.$GY3:.$GY3])" office:value-type="float" office:value="1">
            <text:p>1</text:p>
          </table:table-cell>
          <table:table-cell table:number-matrix-columns-spanned="1" table:number-matrix-rows-spanned="1" table:formula="of:=SUM([.BA3:.BA3]=[.$GZ3:.$GZ3])" office:value-type="float" office:value="0">
            <text:p>0</text:p>
          </table:table-cell>
          <table:table-cell table:number-matrix-columns-spanned="1" table:number-matrix-rows-spanned="1" table:formula="of:=SUM([.BB3:.BB3]=[.$HA3:.$HA3])" office:value-type="float" office:value="0">
            <text:p>0</text:p>
          </table:table-cell>
          <table:table-cell table:number-matrix-columns-spanned="1" table:number-matrix-rows-spanned="1" table:formula="of:=SUM([.BC3:.BC3]=[.$HB3:.$HB3])" office:value-type="float" office:value="0">
            <text:p>0</text:p>
          </table:table-cell>
          <table:table-cell table:number-matrix-columns-spanned="1" table:number-matrix-rows-spanned="1" table:formula="of:=SUM([.BD3:.BD3]=[.$GX3:.$GX3])" office:value-type="float" office:value="0">
            <text:p>0</text:p>
          </table:table-cell>
          <table:table-cell table:number-matrix-columns-spanned="1" table:number-matrix-rows-spanned="1" table:formula="of:=SUM([.BE3:.BE3]=[.$GY3:.$GY3])" office:value-type="float" office:value="0">
            <text:p>0</text:p>
          </table:table-cell>
          <table:table-cell table:number-matrix-columns-spanned="1" table:number-matrix-rows-spanned="1" table:formula="of:=SUM([.BF3:.BF3]=[.$GZ3:.$GZ3])" office:value-type="float" office:value="0">
            <text:p>0</text:p>
          </table:table-cell>
          <table:table-cell table:number-matrix-columns-spanned="1" table:number-matrix-rows-spanned="1" table:formula="of:=SUM([.BG3:.BG3]=[.$HA3:.$HA3])" office:value-type="float" office:value="0">
            <text:p>0</text:p>
          </table:table-cell>
          <table:table-cell table:number-matrix-columns-spanned="1" table:number-matrix-rows-spanned="1" table:formula="of:=SUM([.BH3:.BH3]=[.$HB3:.$HB3])" office:value-type="float" office:value="0">
            <text:p>0</text:p>
          </table:table-cell>
          <table:table-cell table:number-matrix-columns-spanned="1" table:number-matrix-rows-spanned="1" table:formula="of:=SUM([.BI3:.BI3]=[.$GX3:.$GX3])" office:value-type="float" office:value="0">
            <text:p>0</text:p>
          </table:table-cell>
          <table:table-cell table:number-matrix-columns-spanned="1" table:number-matrix-rows-spanned="1" table:formula="of:=SUM([.BJ3:.BJ3]=[.$GY3:.$GY3])" office:value-type="float" office:value="0">
            <text:p>0</text:p>
          </table:table-cell>
          <table:table-cell table:number-matrix-columns-spanned="1" table:number-matrix-rows-spanned="1" table:formula="of:=SUM([.BK3:.BK3]=[.$GZ3:.$GZ3])" office:value-type="float" office:value="0">
            <text:p>0</text:p>
          </table:table-cell>
          <table:table-cell table:number-matrix-columns-spanned="1" table:number-matrix-rows-spanned="1" table:formula="of:=SUM([.BL3:.BL3]=[.$HA3:.$HA3])" office:value-type="float" office:value="0">
            <text:p>0</text:p>
          </table:table-cell>
          <table:table-cell table:number-matrix-columns-spanned="1" table:number-matrix-rows-spanned="1" table:formula="of:=SUM([.BM3:.BM3]=[.$HB3:.$HB3])" office:value-type="float" office:value="0">
            <text:p>0</text:p>
          </table:table-cell>
          <table:table-cell table:number-matrix-columns-spanned="1" table:number-matrix-rows-spanned="1" table:formula="of:=SUM([.BN3:.BN3]=[.$GX3:.$GX3])" office:value-type="float" office:value="0">
            <text:p>0</text:p>
          </table:table-cell>
          <table:table-cell table:number-matrix-columns-spanned="1" table:number-matrix-rows-spanned="1" table:formula="of:=SUM([.BO3:.BO3]=[.$GY3:.$GY3])" office:value-type="float" office:value="0">
            <text:p>0</text:p>
          </table:table-cell>
          <table:table-cell table:number-matrix-columns-spanned="1" table:number-matrix-rows-spanned="1" table:formula="of:=SUM([.BP3:.BP3]=[.$GZ3:.$GZ3])" office:value-type="float" office:value="0">
            <text:p>0</text:p>
          </table:table-cell>
          <table:table-cell table:number-matrix-columns-spanned="1" table:number-matrix-rows-spanned="1" table:formula="of:=SUM([.BQ3:.BQ3]=[.$HA3:.$HA3])" office:value-type="float" office:value="0">
            <text:p>0</text:p>
          </table:table-cell>
          <table:table-cell table:number-matrix-columns-spanned="1" table:number-matrix-rows-spanned="1" table:formula="of:=SUM([.BR3:.BR3]=[.$HB3:.$HB3])" office:value-type="float" office:value="0">
            <text:p>0</text:p>
          </table:table-cell>
          <table:table-cell table:number-matrix-columns-spanned="1" table:number-matrix-rows-spanned="1" table:formula="of:=SUM([.BS3:.BS3]=[.$GX3:.$GX3])" office:value-type="float" office:value="0">
            <text:p>0</text:p>
          </table:table-cell>
          <table:table-cell table:number-matrix-columns-spanned="1" table:number-matrix-rows-spanned="1" table:formula="of:=SUM([.BT3:.BT3]=[.$GY3:.$GY3])" office:value-type="float" office:value="0">
            <text:p>0</text:p>
          </table:table-cell>
          <table:table-cell table:number-matrix-columns-spanned="1" table:number-matrix-rows-spanned="1" table:formula="of:=SUM([.BU3:.BU3]=[.$GZ3:.$GZ3])" office:value-type="float" office:value="0">
            <text:p>0</text:p>
          </table:table-cell>
          <table:table-cell table:number-matrix-columns-spanned="1" table:number-matrix-rows-spanned="1" table:formula="of:=SUM([.BV3:.BV3]=[.$HA3:.$HA3])" office:value-type="float" office:value="0">
            <text:p>0</text:p>
          </table:table-cell>
          <table:table-cell table:number-matrix-columns-spanned="1" table:number-matrix-rows-spanned="1" table:formula="of:=SUM([.BW3:.BW3]=[.$HB3:.$HB3])" office:value-type="float" office:value="0">
            <text:p>0</text:p>
          </table:table-cell>
          <table:table-cell table:number-matrix-columns-spanned="1" table:number-matrix-rows-spanned="1" table:formula="of:=SUM([.BX3:.BX3]=[.$GX3:.$GX3])" office:value-type="float" office:value="0">
            <text:p>0</text:p>
          </table:table-cell>
          <table:table-cell table:number-matrix-columns-spanned="1" table:number-matrix-rows-spanned="1" table:formula="of:=SUM([.BY3:.BY3]=[.$GY3:.$GY3])" office:value-type="float" office:value="0">
            <text:p>0</text:p>
          </table:table-cell>
          <table:table-cell table:number-matrix-columns-spanned="1" table:number-matrix-rows-spanned="1" table:formula="of:=SUM([.BZ3:.BZ3]=[.$GZ3:.$GZ3])" office:value-type="float" office:value="0">
            <text:p>0</text:p>
          </table:table-cell>
          <table:table-cell table:number-matrix-columns-spanned="1" table:number-matrix-rows-spanned="1" table:formula="of:=SUM([.CA3:.CA3]=[.$HA3:.$HA3])" office:value-type="float" office:value="0">
            <text:p>0</text:p>
          </table:table-cell>
          <table:table-cell table:number-matrix-columns-spanned="1" table:number-matrix-rows-spanned="1" table:formula="of:=SUM([.CB3:.CB3]=[.$HB3:.$HB3])" office:value-type="float" office:value="1">
            <text:p>1</text:p>
          </table:table-cell>
          <table:table-cell table:number-matrix-columns-spanned="1" table:number-matrix-rows-spanned="1" table:formula="of:=SUM([.CC3:.CC3]=[.$GX3:.$GX3])" office:value-type="float" office:value="0">
            <text:p>0</text:p>
          </table:table-cell>
          <table:table-cell table:number-matrix-columns-spanned="1" table:number-matrix-rows-spanned="1" table:formula="of:=SUM([.CD3:.CD3]=[.$GY3:.$GY3])" office:value-type="float" office:value="0">
            <text:p>0</text:p>
          </table:table-cell>
          <table:table-cell table:number-matrix-columns-spanned="1" table:number-matrix-rows-spanned="1" table:formula="of:=SUM([.CE3:.CE3]=[.$GZ3:.$GZ3])" office:value-type="float" office:value="0">
            <text:p>0</text:p>
          </table:table-cell>
          <table:table-cell table:number-matrix-columns-spanned="1" table:number-matrix-rows-spanned="1" table:formula="of:=SUM([.CF3:.CF3]=[.$HA3:.$HA3])" office:value-type="float" office:value="0">
            <text:p>0</text:p>
          </table:table-cell>
          <table:table-cell table:number-matrix-columns-spanned="1" table:number-matrix-rows-spanned="1" table:formula="of:=SUM([.CG3:.CG3]=[.$HB3:.$HB3])" office:value-type="float" office:value="0">
            <text:p>0</text:p>
          </table:table-cell>
          <table:table-cell table:number-matrix-columns-spanned="1" table:number-matrix-rows-spanned="1" table:formula="of:=SUM([.CH3:.CH3]=[.$GX3:.$GX3])" office:value-type="float" office:value="0">
            <text:p>0</text:p>
          </table:table-cell>
          <table:table-cell table:style-name="ce8" table:number-matrix-columns-spanned="1" table:number-matrix-rows-spanned="1" table:formula="of:=SUM([.CI3:.CI3]=[.$GY3:.$GY3])" office:value-type="float" office:value="1">
            <text:p>1</text:p>
          </table:table-cell>
          <table:table-cell table:number-matrix-columns-spanned="1" table:number-matrix-rows-spanned="1" table:formula="of:=SUM([.CJ3:.CJ3]=[.$GZ3:.$GZ3])" office:value-type="float" office:value="0">
            <text:p>0</text:p>
          </table:table-cell>
          <table:table-cell table:number-matrix-columns-spanned="1" table:number-matrix-rows-spanned="1" table:formula="of:=SUM([.CK3:.CK3]=[.$HA3:.$HA3])" office:value-type="float" office:value="0">
            <text:p>0</text:p>
          </table:table-cell>
          <table:table-cell table:number-matrix-columns-spanned="1" table:number-matrix-rows-spanned="1" table:formula="of:=SUM([.CL3:.CL3]=[.$HB3:.$HB3])" office:value-type="float" office:value="0">
            <text:p>0</text:p>
          </table:table-cell>
          <table:table-cell table:number-matrix-columns-spanned="1" table:number-matrix-rows-spanned="1" table:formula="of:=SUM([.CM3:.CM3]=[.$GX3:.$GX3])" office:value-type="float" office:value="0">
            <text:p>0</text:p>
          </table:table-cell>
          <table:table-cell table:number-matrix-columns-spanned="1" table:number-matrix-rows-spanned="1" table:formula="of:=SUM([.CN3:.CN3]=[.$GY3:.$GY3])" office:value-type="float" office:value="0">
            <text:p>0</text:p>
          </table:table-cell>
          <table:table-cell table:number-matrix-columns-spanned="1" table:number-matrix-rows-spanned="1" table:formula="of:=SUM([.CO3:.CO3]=[.$GZ3:.$GZ3])" office:value-type="float" office:value="0">
            <text:p>0</text:p>
          </table:table-cell>
          <table:table-cell table:number-matrix-columns-spanned="1" table:number-matrix-rows-spanned="1" table:formula="of:=SUM([.CP3:.CP3]=[.$HA3:.$HA3])" office:value-type="float" office:value="0">
            <text:p>0</text:p>
          </table:table-cell>
          <table:table-cell table:number-matrix-columns-spanned="1" table:number-matrix-rows-spanned="1" table:formula="of:=SUM([.CQ3:.CQ3]=[.$HB3:.$HB3])" office:value-type="float" office:value="0">
            <text:p>0</text:p>
          </table:table-cell>
          <table:table-cell table:number-matrix-columns-spanned="1" table:number-matrix-rows-spanned="1" table:formula="of:=SUM([.CR3:.CR3]=[.$GX3:.$GX3])" office:value-type="float" office:value="0">
            <text:p>0</text:p>
          </table:table-cell>
          <table:table-cell table:number-matrix-columns-spanned="1" table:number-matrix-rows-spanned="1" table:formula="of:=SUM([.CS3:.CS3]=[.$GY3:.$GY3])" office:value-type="float" office:value="0">
            <text:p>0</text:p>
          </table:table-cell>
          <table:table-cell table:number-matrix-columns-spanned="1" table:number-matrix-rows-spanned="1" table:formula="of:=SUM([.CT3:.CT3]=[.$GZ3:.$GZ3])" office:value-type="float" office:value="0">
            <text:p>0</text:p>
          </table:table-cell>
          <table:table-cell table:number-matrix-columns-spanned="1" table:number-matrix-rows-spanned="1" table:formula="of:=SUM([.CU3:.CU3]=[.$HA3:.$HA3])" office:value-type="float" office:value="0">
            <text:p>0</text:p>
          </table:table-cell>
          <table:table-cell table:number-matrix-columns-spanned="1" table:number-matrix-rows-spanned="1" table:formula="of:=SUM([.CV3:.CV3]=[.$HB3:.$HB3])" office:value-type="float" office:value="0">
            <text:p>0</text:p>
          </table:table-cell>
          <table:table-cell table:number-matrix-columns-spanned="1" table:number-matrix-rows-spanned="1" table:formula="of:=SUM([.CW3:.CW3]=[.$GX3:.$GX3])" office:value-type="float" office:value="0">
            <text:p>0</text:p>
          </table:table-cell>
          <table:table-cell table:number-matrix-columns-spanned="1" table:number-matrix-rows-spanned="1" table:formula="of:=SUM([.CX3:.CX3]=[.$GY3:.$GY3])" office:value-type="float" office:value="0">
            <text:p>0</text:p>
          </table:table-cell>
          <table:table-cell table:number-matrix-columns-spanned="1" table:number-matrix-rows-spanned="1" table:formula="of:=SUM([.CY3:.CY3]=[.$GZ3:.$GZ3])" office:value-type="float" office:value="0">
            <text:p>0</text:p>
          </table:table-cell>
          <table:table-cell table:number-matrix-columns-spanned="1" table:number-matrix-rows-spanned="1" table:formula="of:=SUM([.CZ3:.CZ3]=[.$HA3:.$HA3])" office:value-type="float" office:value="0">
            <text:p>0</text:p>
          </table:table-cell>
          <table:table-cell table:number-matrix-columns-spanned="1" table:number-matrix-rows-spanned="1" table:formula="of:=SUM([.DA3:.DA3]=[.$HB3:.$HB3])" office:value-type="float" office:value="0">
            <text:p>0</text:p>
          </table:table-cell>
          <table:table-cell table:number-matrix-columns-spanned="1" table:number-matrix-rows-spanned="1" table:formula="of:=SUM([.DB3:.DB3]=[.$GX3:.$GX3])" office:value-type="float" office:value="0">
            <text:p>0</text:p>
          </table:table-cell>
          <table:table-cell table:number-matrix-columns-spanned="1" table:number-matrix-rows-spanned="1" table:formula="of:=SUM([.DC3:.DC3]=[.$GY3:.$GY3])" office:value-type="float" office:value="0">
            <text:p>0</text:p>
          </table:table-cell>
          <table:table-cell table:number-matrix-columns-spanned="1" table:number-matrix-rows-spanned="1" table:formula="of:=SUM([.DD3:.DD3]=[.$GZ3:.$GZ3])" office:value-type="float" office:value="0">
            <text:p>0</text:p>
          </table:table-cell>
          <table:table-cell table:number-matrix-columns-spanned="1" table:number-matrix-rows-spanned="1" table:formula="of:=SUM([.DE3:.DE3]=[.$HA3:.$HA3])" office:value-type="float" office:value="0">
            <text:p>0</text:p>
          </table:table-cell>
          <table:table-cell table:number-matrix-columns-spanned="1" table:number-matrix-rows-spanned="1" table:formula="of:=SUM([.DF3:.DF3]=[.$HB3:.$HB3])" office:value-type="float" office:value="0">
            <text:p>0</text:p>
          </table:table-cell>
          <table:table-cell table:number-matrix-columns-spanned="1" table:number-matrix-rows-spanned="1" table:formula="of:=SUM([.DG3:.DG3]=[.$GX3:.$GX3])" office:value-type="float" office:value="0">
            <text:p>0</text:p>
          </table:table-cell>
          <table:table-cell table:number-matrix-columns-spanned="1" table:number-matrix-rows-spanned="1" table:formula="of:=SUM([.DH3:.DH3]=[.$GY3:.$GY3])" office:value-type="float" office:value="0">
            <text:p>0</text:p>
          </table:table-cell>
          <table:table-cell table:number-matrix-columns-spanned="1" table:number-matrix-rows-spanned="1" table:formula="of:=SUM([.DI3:.DI3]=[.$GZ3:.$GZ3])" office:value-type="float" office:value="0">
            <text:p>0</text:p>
          </table:table-cell>
          <table:table-cell table:number-matrix-columns-spanned="1" table:number-matrix-rows-spanned="1" table:formula="of:=SUM([.DJ3:.DJ3]=[.$HA3:.$HA3])" office:value-type="float" office:value="0">
            <text:p>0</text:p>
          </table:table-cell>
          <table:table-cell table:number-matrix-columns-spanned="1" table:number-matrix-rows-spanned="1" table:formula="of:=SUM([.DK3:.DK3]=[.$HB3:.$HB3])" office:value-type="float" office:value="0">
            <text:p>0</text:p>
          </table:table-cell>
          <table:table-cell table:number-matrix-columns-spanned="1" table:number-matrix-rows-spanned="1" table:formula="of:=SUM([.DL3:.DL3]=[.$GX3:.$GX3])" office:value-type="float" office:value="0">
            <text:p>0</text:p>
          </table:table-cell>
          <table:table-cell table:style-name="ce8" table:number-matrix-columns-spanned="1" table:number-matrix-rows-spanned="1" table:formula="of:=SUM([.DM3:.DM3]=[.$GY3:.$GY3])" office:value-type="float" office:value="1">
            <text:p>1</text:p>
          </table:table-cell>
          <table:table-cell table:number-matrix-columns-spanned="1" table:number-matrix-rows-spanned="1" table:formula="of:=SUM([.DN3:.DN3]=[.$GZ3:.$GZ3])" office:value-type="float" office:value="0">
            <text:p>0</text:p>
          </table:table-cell>
          <table:table-cell table:number-matrix-columns-spanned="1" table:number-matrix-rows-spanned="1" table:formula="of:=SUM([.DO3:.DO3]=[.$HA3:.$HA3])" office:value-type="float" office:value="0">
            <text:p>0</text:p>
          </table:table-cell>
          <table:table-cell table:number-matrix-columns-spanned="1" table:number-matrix-rows-spanned="1" table:formula="of:=SUM([.DP3:.DP3]=[.$HB3:.$HB3])" office:value-type="float" office:value="0">
            <text:p>0</text:p>
          </table:table-cell>
          <table:table-cell table:number-matrix-columns-spanned="1" table:number-matrix-rows-spanned="1" table:formula="of:=SUM([.DQ3:.DQ3]=[.$GX3:.$GX3])" office:value-type="float" office:value="0">
            <text:p>0</text:p>
          </table:table-cell>
          <table:table-cell table:number-matrix-columns-spanned="1" table:number-matrix-rows-spanned="1" table:formula="of:=SUM([.DR3:.DR3]=[.$GY3:.$GY3])" office:value-type="float" office:value="0">
            <text:p>0</text:p>
          </table:table-cell>
          <table:table-cell table:number-matrix-columns-spanned="1" table:number-matrix-rows-spanned="1" table:formula="of:=SUM([.DS3:.DS3]=[.$GZ3:.$GZ3])" office:value-type="float" office:value="0">
            <text:p>0</text:p>
          </table:table-cell>
          <table:table-cell table:number-matrix-columns-spanned="1" table:number-matrix-rows-spanned="1" table:formula="of:=SUM([.DT3:.DT3]=[.$HA3:.$HA3])" office:value-type="float" office:value="0">
            <text:p>0</text:p>
          </table:table-cell>
          <table:table-cell table:number-matrix-columns-spanned="1" table:number-matrix-rows-spanned="1" table:formula="of:=SUM([.DU3:.DU3]=[.$HB3:.$HB3])" office:value-type="float" office:value="0">
            <text:p>0</text:p>
          </table:table-cell>
          <table:table-cell table:number-matrix-columns-spanned="1" table:number-matrix-rows-spanned="1" table:formula="of:=SUM([.DV3:.DV3]=[.$GX3:.$GX3])" office:value-type="float" office:value="0">
            <text:p>0</text:p>
          </table:table-cell>
          <table:table-cell table:number-matrix-columns-spanned="1" table:number-matrix-rows-spanned="1" table:formula="of:=SUM([.DW3:.DW3]=[.$GY3:.$GY3])" office:value-type="float" office:value="0">
            <text:p>0</text:p>
          </table:table-cell>
          <table:table-cell table:number-matrix-columns-spanned="1" table:number-matrix-rows-spanned="1" table:formula="of:=SUM([.DX3:.DX3]=[.$GZ3:.$GZ3])" office:value-type="float" office:value="0">
            <text:p>0</text:p>
          </table:table-cell>
          <table:table-cell table:number-matrix-columns-spanned="1" table:number-matrix-rows-spanned="1" table:formula="of:=SUM([.DY3:.DY3]=[.$HA3:.$HA3])" office:value-type="float" office:value="0">
            <text:p>0</text:p>
          </table:table-cell>
          <table:table-cell table:number-matrix-columns-spanned="1" table:number-matrix-rows-spanned="1" table:formula="of:=SUM([.DZ3:.DZ3]=[.$HB3:.$HB3])" office:value-type="float" office:value="0">
            <text:p>0</text:p>
          </table:table-cell>
          <table:table-cell table:number-matrix-columns-spanned="1" table:number-matrix-rows-spanned="1" table:formula="of:=SUM([.EA3:.EA3]=[.$GX3:.$GX3])" office:value-type="float" office:value="0">
            <text:p>0</text:p>
          </table:table-cell>
          <table:table-cell table:number-matrix-columns-spanned="1" table:number-matrix-rows-spanned="1" table:formula="of:=SUM([.EB3:.EB3]=[.$GY3:.$GY3])" office:value-type="float" office:value="0">
            <text:p>0</text:p>
          </table:table-cell>
          <table:table-cell table:number-matrix-columns-spanned="1" table:number-matrix-rows-spanned="1" table:formula="of:=SUM([.EC3:.EC3]=[.$GZ3:.$GZ3])" office:value-type="float" office:value="0">
            <text:p>0</text:p>
          </table:table-cell>
          <table:table-cell table:number-matrix-columns-spanned="1" table:number-matrix-rows-spanned="1" table:formula="of:=SUM([.ED3:.ED3]=[.$HA3:.$HA3])" office:value-type="float" office:value="0">
            <text:p>0</text:p>
          </table:table-cell>
          <table:table-cell table:number-matrix-columns-spanned="1" table:number-matrix-rows-spanned="1" table:formula="of:=SUM([.EE3:.EE3]=[.$HB3:.$HB3])" office:value-type="float" office:value="0">
            <text:p>0</text:p>
          </table:table-cell>
          <table:table-cell table:number-matrix-columns-spanned="1" table:number-matrix-rows-spanned="1" table:formula="of:=SUM([.EF3:.EF3]=[.$GX3:.$GX3])" office:value-type="float" office:value="0">
            <text:p>0</text:p>
          </table:table-cell>
          <table:table-cell table:number-matrix-columns-spanned="1" table:number-matrix-rows-spanned="1" table:formula="of:=SUM([.EG3:.EG3]=[.$GY3:.$GY3])" office:value-type="float" office:value="0">
            <text:p>0</text:p>
          </table:table-cell>
          <table:table-cell table:number-matrix-columns-spanned="1" table:number-matrix-rows-spanned="1" table:formula="of:=SUM([.EH3:.EH3]=[.$GZ3:.$GZ3])" office:value-type="float" office:value="0">
            <text:p>0</text:p>
          </table:table-cell>
          <table:table-cell table:number-matrix-columns-spanned="1" table:number-matrix-rows-spanned="1" table:formula="of:=SUM([.EI3:.EI3]=[.$HA3:.$HA3])" office:value-type="float" office:value="0">
            <text:p>0</text:p>
          </table:table-cell>
          <table:table-cell table:number-matrix-columns-spanned="1" table:number-matrix-rows-spanned="1" table:formula="of:=SUM([.EJ3:.EJ3]=[.$HB3:.$HB3])" office:value-type="float" office:value="0">
            <text:p>0</text:p>
          </table:table-cell>
          <table:table-cell table:number-matrix-columns-spanned="1" table:number-matrix-rows-spanned="1" table:formula="of:=SUM([.EK3:.EK3]=[.$GX3:.$GX3])" office:value-type="float" office:value="0">
            <text:p>0</text:p>
          </table:table-cell>
          <table:table-cell table:number-matrix-columns-spanned="1" table:number-matrix-rows-spanned="1" table:formula="of:=SUM([.EL3:.EL3]=[.$GY3:.$GY3])" office:value-type="float" office:value="0">
            <text:p>0</text:p>
          </table:table-cell>
          <table:table-cell table:number-matrix-columns-spanned="1" table:number-matrix-rows-spanned="1" table:formula="of:=SUM([.EM3:.EM3]=[.$GZ3:.$GZ3])" office:value-type="float" office:value="0">
            <text:p>0</text:p>
          </table:table-cell>
          <table:table-cell table:number-matrix-columns-spanned="1" table:number-matrix-rows-spanned="1" table:formula="of:=SUM([.EN3:.EN3]=[.$HA3:.$HA3])" office:value-type="float" office:value="0">
            <text:p>0</text:p>
          </table:table-cell>
          <table:table-cell table:number-matrix-columns-spanned="1" table:number-matrix-rows-spanned="1" table:formula="of:=SUM([.EO3:.EO3]=[.$HB3:.$HB3])" office:value-type="float" office:value="0">
            <text:p>0</text:p>
          </table:table-cell>
          <table:table-cell table:number-matrix-columns-spanned="1" table:number-matrix-rows-spanned="1" table:formula="of:=SUM([.EP3:.EP3]=[.$GX3:.$GX3])" office:value-type="float" office:value="1">
            <text:p>1</text:p>
          </table:table-cell>
          <table:table-cell table:number-matrix-columns-spanned="1" table:number-matrix-rows-spanned="1" table:formula="of:=SUM([.EQ3:.EQ3]=[.$GY3:.$GY3])" office:value-type="float" office:value="0">
            <text:p>0</text:p>
          </table:table-cell>
          <table:table-cell table:number-matrix-columns-spanned="1" table:number-matrix-rows-spanned="1" table:formula="of:=SUM([.ER3:.ER3]=[.$GZ3:.$GZ3])" office:value-type="float" office:value="1">
            <text:p>1</text:p>
          </table:table-cell>
          <table:table-cell table:number-matrix-columns-spanned="1" table:number-matrix-rows-spanned="1" table:formula="of:=SUM([.ES3:.ES3]=[.$HA3:.$HA3])" office:value-type="float" office:value="1">
            <text:p>1</text:p>
          </table:table-cell>
          <table:table-cell table:number-matrix-columns-spanned="1" table:number-matrix-rows-spanned="1" table:formula="of:=SUM([.ET3:.ET3]=[.$HB3:.$HB3])" office:value-type="float" office:value="0">
            <text:p>0</text:p>
          </table:table-cell>
          <table:table-cell table:number-matrix-columns-spanned="1" table:number-matrix-rows-spanned="1" table:formula="of:=SUM([.EU3:.EU3]=[.$GX3:.$GX3])" office:value-type="float" office:value="0">
            <text:p>0</text:p>
          </table:table-cell>
          <table:table-cell table:number-matrix-columns-spanned="1" table:number-matrix-rows-spanned="1" table:formula="of:=SUM([.EV3:.EV3]=[.$GY3:.$GY3])" office:value-type="float" office:value="0">
            <text:p>0</text:p>
          </table:table-cell>
          <table:table-cell table:number-matrix-columns-spanned="1" table:number-matrix-rows-spanned="1" table:formula="of:=SUM([.EW3:.EW3]=[.$GZ3:.$GZ3])" office:value-type="float" office:value="0">
            <text:p>0</text:p>
          </table:table-cell>
          <table:table-cell table:number-matrix-columns-spanned="1" table:number-matrix-rows-spanned="1" table:formula="of:=SUM([.EX3:.EX3]=[.$HA3:.$HA3])" office:value-type="float" office:value="0">
            <text:p>0</text:p>
          </table:table-cell>
          <table:table-cell table:number-matrix-columns-spanned="1" table:number-matrix-rows-spanned="1" table:formula="of:=SUM([.EY3:.EY3]=[.$HB3:.$HB3])" office:value-type="float" office:value="0">
            <text:p>0</text:p>
          </table:table-cell>
          <table:table-cell table:number-matrix-columns-spanned="1" table:number-matrix-rows-spanned="1" table:formula="of:=SUM([.EZ3:.EZ3]=[.$GX3:.$GX3])" office:value-type="float" office:value="0">
            <text:p>0</text:p>
          </table:table-cell>
          <table:table-cell table:number-matrix-columns-spanned="1" table:number-matrix-rows-spanned="1" table:formula="of:=SUM([.FA3:.FA3]=[.$GY3:.$GY3])" office:value-type="float" office:value="0">
            <text:p>0</text:p>
          </table:table-cell>
          <table:table-cell table:number-matrix-columns-spanned="1" table:number-matrix-rows-spanned="1" table:formula="of:=SUM([.FB3:.FB3]=[.$GZ3:.$GZ3])" office:value-type="float" office:value="0">
            <text:p>0</text:p>
          </table:table-cell>
          <table:table-cell table:number-matrix-columns-spanned="1" table:number-matrix-rows-spanned="1" table:formula="of:=SUM([.FC3:.FC3]=[.$HA3:.$HA3])" office:value-type="float" office:value="0">
            <text:p>0</text:p>
          </table:table-cell>
          <table:table-cell table:number-matrix-columns-spanned="1" table:number-matrix-rows-spanned="1" table:formula="of:=SUM([.FD3:.FD3]=[.$HB3:.$HB3])" office:value-type="float" office:value="0">
            <text:p>0</text:p>
          </table:table-cell>
          <table:table-cell table:number-matrix-columns-spanned="1" table:number-matrix-rows-spanned="1" table:formula="of:=SUM([.FE3:.FE3]=[.$GX3:.$GX3])" office:value-type="float" office:value="0">
            <text:p>0</text:p>
          </table:table-cell>
          <table:table-cell table:number-matrix-columns-spanned="1" table:number-matrix-rows-spanned="1" table:formula="of:=SUM([.FF3:.FF3]=[.$GY3:.$GY3])" office:value-type="float" office:value="0">
            <text:p>0</text:p>
          </table:table-cell>
          <table:table-cell table:number-matrix-columns-spanned="1" table:number-matrix-rows-spanned="1" table:formula="of:=SUM([.FG3:.FG3]=[.$GZ3:.$GZ3])" office:value-type="float" office:value="0">
            <text:p>0</text:p>
          </table:table-cell>
          <table:table-cell table:number-matrix-columns-spanned="1" table:number-matrix-rows-spanned="1" table:formula="of:=SUM([.FH3:.FH3]=[.$HA3:.$HA3])" office:value-type="float" office:value="0">
            <text:p>0</text:p>
          </table:table-cell>
          <table:table-cell table:number-matrix-columns-spanned="1" table:number-matrix-rows-spanned="1" table:formula="of:=SUM([.FI3:.FI3]=[.$HB3:.$HB3])" office:value-type="float" office:value="0">
            <text:p>0</text:p>
          </table:table-cell>
          <table:table-cell table:number-matrix-columns-spanned="1" table:number-matrix-rows-spanned="1" table:formula="of:=SUM([.FJ3:.FJ3]=[.$GX3:.$GX3])" office:value-type="float" office:value="0">
            <text:p>0</text:p>
          </table:table-cell>
          <table:table-cell table:number-matrix-columns-spanned="1" table:number-matrix-rows-spanned="1" table:formula="of:=SUM([.FK3:.FK3]=[.$GY3:.$GY3])" office:value-type="float" office:value="0">
            <text:p>0</text:p>
          </table:table-cell>
          <table:table-cell table:number-matrix-columns-spanned="1" table:number-matrix-rows-spanned="1" table:formula="of:=SUM([.FL3:.FL3]=[.$GZ3:.$GZ3])" office:value-type="float" office:value="0">
            <text:p>0</text:p>
          </table:table-cell>
          <table:table-cell table:number-matrix-columns-spanned="1" table:number-matrix-rows-spanned="1" table:formula="of:=SUM([.FM3:.FM3]=[.$HA3:.$HA3])" office:value-type="float" office:value="0">
            <text:p>0</text:p>
          </table:table-cell>
          <table:table-cell table:number-matrix-columns-spanned="1" table:number-matrix-rows-spanned="1" table:formula="of:=SUM([.FN3:.FN3]=[.$HB3:.$HB3])" office:value-type="float" office:value="0">
            <text:p>0</text:p>
          </table:table-cell>
          <table:table-cell table:number-matrix-columns-spanned="1" table:number-matrix-rows-spanned="1" table:formula="of:=SUM([.FO3:.FO3]=[.$GX3:.$GX3])" office:value-type="float" office:value="0">
            <text:p>0</text:p>
          </table:table-cell>
          <table:table-cell table:number-matrix-columns-spanned="1" table:number-matrix-rows-spanned="1" table:formula="of:=SUM([.FP3:.FP3]=[.$GY3:.$GY3])" office:value-type="float" office:value="0">
            <text:p>0</text:p>
          </table:table-cell>
          <table:table-cell table:number-matrix-columns-spanned="1" table:number-matrix-rows-spanned="1" table:formula="of:=SUM([.FQ3:.FQ3]=[.$GZ3:.$GZ3])" office:value-type="float" office:value="0">
            <text:p>0</text:p>
          </table:table-cell>
          <table:table-cell table:number-matrix-columns-spanned="1" table:number-matrix-rows-spanned="1" table:formula="of:=SUM([.FR3:.FR3]=[.$HA3:.$HA3])" office:value-type="float" office:value="0">
            <text:p>0</text:p>
          </table:table-cell>
          <table:table-cell table:number-matrix-columns-spanned="1" table:number-matrix-rows-spanned="1" table:formula="of:=SUM([.FS3:.FS3]=[.$HB3:.$HB3])" office:value-type="float" office:value="1">
            <text:p>1</text:p>
          </table:table-cell>
          <table:table-cell table:number-matrix-columns-spanned="1" table:number-matrix-rows-spanned="1" table:formula="of:=SUM([.FT3:.FT3]=[.$GX3:.$GX3])" office:value-type="float" office:value="0">
            <text:p>0</text:p>
          </table:table-cell>
          <table:table-cell table:number-matrix-columns-spanned="1" table:number-matrix-rows-spanned="1" table:formula="of:=SUM([.FU3:.FU3]=[.$GY3:.$GY3])" office:value-type="float" office:value="0">
            <text:p>0</text:p>
          </table:table-cell>
          <table:table-cell table:number-matrix-columns-spanned="1" table:number-matrix-rows-spanned="1" table:formula="of:=SUM([.FV3:.FV3]=[.$GZ3:.$GZ3])" office:value-type="float" office:value="0">
            <text:p>0</text:p>
          </table:table-cell>
          <table:table-cell table:number-matrix-columns-spanned="1" table:number-matrix-rows-spanned="1" table:formula="of:=SUM([.FW3:.FW3]=[.$HA3:.$HA3])" office:value-type="float" office:value="0">
            <text:p>0</text:p>
          </table:table-cell>
          <table:table-cell table:number-matrix-columns-spanned="1" table:number-matrix-rows-spanned="1" table:formula="of:=SUM([.FX3:.FX3]=[.$HB3:.$HB3])" office:value-type="float" office:value="0">
            <text:p>0</text:p>
          </table:table-cell>
          <table:table-cell table:number-matrix-columns-spanned="1" table:number-matrix-rows-spanned="1" table:formula="of:=SUM([.FY3:.FY3]=[.$GX3:.$GX3])" office:value-type="float" office:value="0">
            <text:p>0</text:p>
          </table:table-cell>
          <table:table-cell table:number-matrix-columns-spanned="1" table:number-matrix-rows-spanned="1" table:formula="of:=SUM([.FZ3:.FZ3]=[.$GY3:.$GY3])" office:value-type="float" office:value="0">
            <text:p>0</text:p>
          </table:table-cell>
          <table:table-cell table:number-matrix-columns-spanned="1" table:number-matrix-rows-spanned="1" table:formula="of:=SUM([.GA3:.GA3]=[.$GZ3:.$GZ3])" office:value-type="float" office:value="0">
            <text:p>0</text:p>
          </table:table-cell>
          <table:table-cell table:number-matrix-columns-spanned="1" table:number-matrix-rows-spanned="1" table:formula="of:=SUM([.GB3:.GB3]=[.$HA3:.$HA3])" office:value-type="float" office:value="0">
            <text:p>0</text:p>
          </table:table-cell>
          <table:table-cell table:number-matrix-columns-spanned="1" table:number-matrix-rows-spanned="1" table:formula="of:=SUM([.GC3:.GC3]=[.$HB3:.$HB3])" office:value-type="float" office:value="0">
            <text:p>0</text:p>
          </table:table-cell>
          <table:table-cell table:number-matrix-columns-spanned="1" table:number-matrix-rows-spanned="1" table:formula="of:=SUM([.GD3:.GD3]=[.$GX3:.$GX3])" office:value-type="float" office:value="0">
            <text:p>0</text:p>
          </table:table-cell>
          <table:table-cell table:number-matrix-columns-spanned="1" table:number-matrix-rows-spanned="1" table:formula="of:=SUM([.GE3:.GE3]=[.$GY3:.$GY3])" office:value-type="float" office:value="0">
            <text:p>0</text:p>
          </table:table-cell>
          <table:table-cell table:number-matrix-columns-spanned="1" table:number-matrix-rows-spanned="1" table:formula="of:=SUM([.GF3:.GF3]=[.$GZ3:.$GZ3])" office:value-type="float" office:value="0">
            <text:p>0</text:p>
          </table:table-cell>
          <table:table-cell table:number-matrix-columns-spanned="1" table:number-matrix-rows-spanned="1" table:formula="of:=SUM([.GG3:.GG3]=[.$HA3:.$HA3])" office:value-type="float" office:value="0">
            <text:p>0</text:p>
          </table:table-cell>
          <table:table-cell table:number-matrix-columns-spanned="1" table:number-matrix-rows-spanned="1" table:formula="of:=SUM([.GH3:.GH3]=[.$HB3:.$HB3])" office:value-type="float" office:value="0">
            <text:p>0</text:p>
          </table:table-cell>
          <table:table-cell table:number-matrix-columns-spanned="1" table:number-matrix-rows-spanned="1" table:formula="of:=SUM([.GI3:.GI3]=[.$GX3:.$GX3])" office:value-type="float" office:value="0">
            <text:p>0</text:p>
          </table:table-cell>
          <table:table-cell table:number-matrix-columns-spanned="1" table:number-matrix-rows-spanned="1" table:formula="of:=SUM([.GJ3:.GJ3]=[.$GY3:.$GY3])" office:value-type="float" office:value="0">
            <text:p>0</text:p>
          </table:table-cell>
          <table:table-cell table:number-matrix-columns-spanned="1" table:number-matrix-rows-spanned="1" table:formula="of:=SUM([.GK3:.GK3]=[.$GZ3:.$GZ3])" office:value-type="float" office:value="0">
            <text:p>0</text:p>
          </table:table-cell>
          <table:table-cell table:number-matrix-columns-spanned="1" table:number-matrix-rows-spanned="1" table:formula="of:=SUM([.GL3:.GL3]=[.$HA3:.$HA3])" office:value-type="float" office:value="0">
            <text:p>0</text:p>
          </table:table-cell>
          <table:table-cell table:number-matrix-columns-spanned="1" table:number-matrix-rows-spanned="1" table:formula="of:=SUM([.GM3:.GM3]=[.$HB3:.$HB3])" office:value-type="float" office:value="0">
            <text:p>0</text:p>
          </table:table-cell>
          <table:table-cell table:number-matrix-columns-spanned="1" table:number-matrix-rows-spanned="1" table:formula="of:=SUM([.GN3:.GN3]=[.$GX3:.$GX3])" office:value-type="float" office:value="0">
            <text:p>0</text:p>
          </table:table-cell>
          <table:table-cell table:number-matrix-columns-spanned="1" table:number-matrix-rows-spanned="1" table:formula="of:=SUM([.GO3:.GO3]=[.$GY3:.$GY3])" office:value-type="float" office:value="0">
            <text:p>0</text:p>
          </table:table-cell>
          <table:table-cell table:number-matrix-columns-spanned="1" table:number-matrix-rows-spanned="1" table:formula="of:=SUM([.GP3:.GP3]=[.$GZ3:.$GZ3])" office:value-type="float" office:value="0">
            <text:p>0</text:p>
          </table:table-cell>
          <table:table-cell table:number-matrix-columns-spanned="1" table:number-matrix-rows-spanned="1" table:formula="of:=SUM([.GQ3:.GQ3]=[.$HA3:.$HA3])" office:value-type="float" office:value="0">
            <text:p>0</text:p>
          </table:table-cell>
          <table:table-cell table:number-matrix-columns-spanned="1" table:number-matrix-rows-spanned="1" table:formula="of:=SUM([.GR3:.GR3]=[.$HB3:.$HB3])" office:value-type="float" office:value="0">
            <text:p>0</text:p>
          </table:table-cell>
          <table:table-cell table:number-matrix-columns-spanned="1" table:number-matrix-rows-spanned="1" table:formula="of:=SUM([.GS3:.GS3]=[.$GX3:.$GX3])" office:value-type="float" office:value="0">
            <text:p>0</text:p>
          </table:table-cell>
          <table:table-cell table:number-matrix-columns-spanned="1" table:number-matrix-rows-spanned="1" table:formula="of:=SUM([.GT3:.GT3]=[.$GY3:.$GY3])" office:value-type="float" office:value="0">
            <text:p>0</text:p>
          </table:table-cell>
          <table:table-cell table:number-matrix-columns-spanned="1" table:number-matrix-rows-spanned="1" table:formula="of:=SUM([.GU3:.GU3]=[.$GZ3:.$GZ3])" office:value-type="float" office:value="0">
            <text:p>0</text:p>
          </table:table-cell>
          <table:table-cell table:number-matrix-columns-spanned="1" table:number-matrix-rows-spanned="1" table:formula="of:=SUM([.GV3:.GV3]=[.$HA3:.$HA3])" office:value-type="float" office:value="0">
            <text:p>0</text:p>
          </table:table-cell>
          <table:table-cell table:number-matrix-columns-spanned="1" table:number-matrix-rows-spanned="1" table:formula="of:=SUM([.GW3:.GW3]=[.$HB3:.$HB3])" office:value-type="float" office:value="0">
            <text:p>0</text:p>
          </table:table-cell>
          <table:table-cell table:number-columns-repeated="819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HC3:.$HC3])" office:value-type="float" office:value="1">
            <text:p>1</text:p>
          </table:table-cell>
          <table:table-cell table:number-matrix-columns-spanned="1" table:number-matrix-rows-spanned="1" table:formula="of:=SUM([.C3:.C3]&lt;[.$HD3:.$HD3])" office:value-type="float" office:value="0">
            <text:p>0</text:p>
          </table:table-cell>
          <table:table-cell table:number-matrix-columns-spanned="1" table:number-matrix-rows-spanned="1" table:formula="of:=SUM([.D3:.D3]&lt;[.$HE3:.$HE3])" office:value-type="float" office:value="1">
            <text:p>1</text:p>
          </table:table-cell>
          <table:table-cell table:number-matrix-columns-spanned="1" table:number-matrix-rows-spanned="1" table:formula="of:=SUM([.E3:.E3]&lt;[.$HF3:.$HF3])" office:value-type="float" office:value="1">
            <text:p>1</text:p>
          </table:table-cell>
          <table:table-cell table:number-matrix-columns-spanned="1" table:number-matrix-rows-spanned="1" table:formula="of:=SUM([.F3:.F3]&lt;[.$HC3:.$HC3])" office:value-type="float" office:value="1">
            <text:p>1</text:p>
          </table:table-cell>
          <table:table-cell table:number-matrix-columns-spanned="1" table:number-matrix-rows-spanned="1" table:formula="of:=SUM([.G3:.G3]&lt;[.$HD3:.$HD3])" office:value-type="float" office:value="0">
            <text:p>0</text:p>
          </table:table-cell>
          <table:table-cell table:number-matrix-columns-spanned="1" table:number-matrix-rows-spanned="1" table:formula="of:=SUM([.H3:.H3]&lt;[.$HE3:.$HE3])" office:value-type="float" office:value="1">
            <text:p>1</text:p>
          </table:table-cell>
          <table:table-cell table:number-matrix-columns-spanned="1" table:number-matrix-rows-spanned="1" table:formula="of:=SUM([.I3:.I3]&lt;[.$HF3:.$HF3])" office:value-type="float" office:value="1">
            <text:p>1</text:p>
          </table:table-cell>
          <table:table-cell table:number-matrix-columns-spanned="1" table:number-matrix-rows-spanned="1" table:formula="of:=SUM([.J3:.J3]&lt;[.$HG3:.$HG3])" office:value-type="float" office:value="1">
            <text:p>1</text:p>
          </table:table-cell>
          <table:table-cell table:number-matrix-columns-spanned="1" table:number-matrix-rows-spanned="1" table:formula="of:=SUM([.K3:.K3]&lt;[.$HC3:.$HC3])" office:value-type="float" office:value="1">
            <text:p>1</text:p>
          </table:table-cell>
          <table:table-cell table:number-matrix-columns-spanned="1" table:number-matrix-rows-spanned="1" table:formula="of:=SUM([.L3:.L3]&lt;[.$HD3:.$HD3])" office:value-type="float" office:value="0">
            <text:p>0</text:p>
          </table:table-cell>
          <table:table-cell table:number-matrix-columns-spanned="1" table:number-matrix-rows-spanned="1" table:formula="of:=SUM([.M3:.M3]&lt;[.$HE3:.$HE3])" office:value-type="float" office:value="1">
            <text:p>1</text:p>
          </table:table-cell>
          <table:table-cell table:number-matrix-columns-spanned="1" table:number-matrix-rows-spanned="1" table:formula="of:=SUM([.N3:.N3]&lt;[.$HF3:.$HF3])" office:value-type="float" office:value="1">
            <text:p>1</text:p>
          </table:table-cell>
          <table:table-cell table:number-matrix-columns-spanned="1" table:number-matrix-rows-spanned="1" table:formula="of:=SUM([.O3:.O3]&lt;[.$HG3:.$HG3])" office:value-type="float" office:value="1">
            <text:p>1</text:p>
          </table:table-cell>
          <table:table-cell table:number-matrix-columns-spanned="1" table:number-matrix-rows-spanned="1" table:formula="of:=SUM([.P3:.P3]&lt;[.$HC3:.$HC3])" office:value-type="float" office:value="1">
            <text:p>1</text:p>
          </table:table-cell>
          <table:table-cell table:number-matrix-columns-spanned="1" table:number-matrix-rows-spanned="1" table:formula="of:=SUM([.Q3:.Q3]&lt;[.$HD3:.$HD3])" office:value-type="float" office:value="0">
            <text:p>0</text:p>
          </table:table-cell>
          <table:table-cell table:number-matrix-columns-spanned="1" table:number-matrix-rows-spanned="1" table:formula="of:=SUM([.R3:.R3]&lt;[.$HE3:.$HE3])" office:value-type="float" office:value="1">
            <text:p>1</text:p>
          </table:table-cell>
          <table:table-cell table:number-matrix-columns-spanned="1" table:number-matrix-rows-spanned="1" table:formula="of:=SUM([.S3:.S3]&lt;[.$HF3:.$HF3])" office:value-type="float" office:value="1">
            <text:p>1</text:p>
          </table:table-cell>
          <table:table-cell table:number-matrix-columns-spanned="1" table:number-matrix-rows-spanned="1" table:formula="of:=SUM([.T3:.T3]&lt;[.$HG3:.$HG3])" office:value-type="float" office:value="1">
            <text:p>1</text:p>
          </table:table-cell>
          <table:table-cell table:number-matrix-columns-spanned="1" table:number-matrix-rows-spanned="1" table:formula="of:=SUM([.U3:.U3]&lt;[.$HC3:.$HC3])" office:value-type="float" office:value="0">
            <text:p>0</text:p>
          </table:table-cell>
          <table:table-cell table:number-matrix-columns-spanned="1" table:number-matrix-rows-spanned="1" table:formula="of:=SUM([.V3:.V3]&lt;[.$HD3:.$HD3])" office:value-type="float" office:value="0">
            <text:p>0</text:p>
          </table:table-cell>
          <table:table-cell table:number-matrix-columns-spanned="1" table:number-matrix-rows-spanned="1" table:formula="of:=SUM([.W3:.W3]&lt;[.$HE3:.$HE3])" office:value-type="float" office:value="0">
            <text:p>0</text:p>
          </table:table-cell>
          <table:table-cell table:number-matrix-columns-spanned="1" table:number-matrix-rows-spanned="1" table:formula="of:=SUM([.X3:.X3]&lt;[.$HF3:.$HF3])" office:value-type="float" office:value="0">
            <text:p>0</text:p>
          </table:table-cell>
          <table:table-cell table:number-matrix-columns-spanned="1" table:number-matrix-rows-spanned="1" table:formula="of:=SUM([.Y3:.Y3]&lt;[.$HG3:.$HG3])" office:value-type="float" office:value="1">
            <text:p>1</text:p>
          </table:table-cell>
          <table:table-cell table:number-matrix-columns-spanned="1" table:number-matrix-rows-spanned="1" table:formula="of:=SUM([.Z3:.Z3]&lt;[.$HC3:.$HC3])" office:value-type="float" office:value="1">
            <text:p>1</text:p>
          </table:table-cell>
          <table:table-cell table:number-matrix-columns-spanned="1" table:number-matrix-rows-spanned="1" table:formula="of:=SUM([.AA3:.AA3]&lt;[.$HD3:.$HD3])" office:value-type="float" office:value="0">
            <text:p>0</text:p>
          </table:table-cell>
          <table:table-cell table:number-matrix-columns-spanned="1" table:number-matrix-rows-spanned="1" table:formula="of:=SUM([.AB3:.AB3]&lt;[.$HE3:.$HE3])" office:value-type="float" office:value="1">
            <text:p>1</text:p>
          </table:table-cell>
          <table:table-cell table:number-matrix-columns-spanned="1" table:number-matrix-rows-spanned="1" table:formula="of:=SUM([.AC3:.AC3]&lt;[.$HF3:.$HF3])" office:value-type="float" office:value="1">
            <text:p>1</text:p>
          </table:table-cell>
          <table:table-cell table:number-matrix-columns-spanned="1" table:number-matrix-rows-spanned="1" table:formula="of:=SUM([.AD3:.AD3]&lt;[.$HG3:.$HG3])" office:value-type="float" office:value="1">
            <text:p>1</text:p>
          </table:table-cell>
          <table:table-cell table:number-matrix-columns-spanned="1" table:number-matrix-rows-spanned="1" table:formula="of:=SUM([.AE3:.AE3]&lt;[.$HC3:.$HC3])" office:value-type="float" office:value="0">
            <text:p>0</text:p>
          </table:table-cell>
          <table:table-cell table:style-name="ce8" table:number-matrix-columns-spanned="1" table:number-matrix-rows-spanned="1" table:formula="of:=SUM([.AF3:.AF3]&lt;[.$HD3:.$HD3])" office:value-type="float" office:value="1">
            <text:p>1</text:p>
          </table:table-cell>
          <table:table-cell table:number-matrix-columns-spanned="1" table:number-matrix-rows-spanned="1" table:formula="of:=SUM([.AG3:.AG3]&lt;[.$HE3:.$HE3])" office:value-type="float" office:value="0">
            <text:p>0</text:p>
          </table:table-cell>
          <table:table-cell table:number-matrix-columns-spanned="1" table:number-matrix-rows-spanned="1" table:formula="of:=SUM([.AH3:.AH3]&lt;[.$HF3:.$HF3])" office:value-type="float" office:value="0">
            <text:p>0</text:p>
          </table:table-cell>
          <table:table-cell table:number-matrix-columns-spanned="1" table:number-matrix-rows-spanned="1" table:formula="of:=SUM([.AI3:.AI3]&lt;[.$HG3:.$HG3])" office:value-type="float" office:value="0">
            <text:p>0</text:p>
          </table:table-cell>
          <table:table-cell table:number-matrix-columns-spanned="1" table:number-matrix-rows-spanned="1" table:formula="of:=SUM([.AJ3:.AJ3]&lt;[.$HC3:.$HC3])" office:value-type="float" office:value="0">
            <text:p>0</text:p>
          </table:table-cell>
          <table:table-cell table:style-name="ce8" table:number-matrix-columns-spanned="1" table:number-matrix-rows-spanned="1" table:formula="of:=SUM([.AK3:.AK3]&lt;[.$HD3:.$HD3])" office:value-type="float" office:value="1">
            <text:p>1</text:p>
          </table:table-cell>
          <table:table-cell table:number-matrix-columns-spanned="1" table:number-matrix-rows-spanned="1" table:formula="of:=SUM([.AL3:.AL3]&lt;[.$HE3:.$HE3])" office:value-type="float" office:value="0">
            <text:p>0</text:p>
          </table:table-cell>
          <table:table-cell table:number-matrix-columns-spanned="1" table:number-matrix-rows-spanned="1" table:formula="of:=SUM([.AM3:.AM3]&lt;[.$HF3:.$HF3])" office:value-type="float" office:value="0">
            <text:p>0</text:p>
          </table:table-cell>
          <table:table-cell table:number-matrix-columns-spanned="1" table:number-matrix-rows-spanned="1" table:formula="of:=SUM([.AN3:.AN3]&lt;[.$HG3:.$HG3])" office:value-type="float" office:value="0">
            <text:p>0</text:p>
          </table:table-cell>
          <table:table-cell table:number-matrix-columns-spanned="1" table:number-matrix-rows-spanned="1" table:formula="of:=SUM([.AO3:.AO3]&lt;[.$HC3:.$HC3])" office:value-type="float" office:value="1">
            <text:p>1</text:p>
          </table:table-cell>
          <table:table-cell table:style-name="ce8" table:number-matrix-columns-spanned="1" table:number-matrix-rows-spanned="1" table:formula="of:=SUM([.AP3:.AP3]&lt;[.$HD3:.$HD3])" office:value-type="float" office:value="1">
            <text:p>1</text:p>
          </table:table-cell>
          <table:table-cell table:number-matrix-columns-spanned="1" table:number-matrix-rows-spanned="1" table:formula="of:=SUM([.AQ3:.AQ3]&lt;[.$HE3:.$HE3])" office:value-type="float" office:value="0">
            <text:p>0</text:p>
          </table:table-cell>
          <table:table-cell table:number-matrix-columns-spanned="1" table:number-matrix-rows-spanned="1" table:formula="of:=SUM([.AR3:.AR3]&lt;[.$HF3:.$HF3])" office:value-type="float" office:value="1">
            <text:p>1</text:p>
          </table:table-cell>
          <table:table-cell table:number-matrix-columns-spanned="1" table:number-matrix-rows-spanned="1" table:formula="of:=SUM([.AS3:.AS3]&lt;[.$HG3:.$HG3])" office:value-type="float" office:value="0">
            <text:p>0</text:p>
          </table:table-cell>
          <table:table-cell table:number-matrix-columns-spanned="1" table:number-matrix-rows-spanned="1" table:formula="of:=SUM([.AT3:.AT3]&lt;[.$HC3:.$HC3])" office:value-type="float" office:value="0">
            <text:p>0</text:p>
          </table:table-cell>
          <table:table-cell table:style-name="ce8" table:number-matrix-columns-spanned="1" table:number-matrix-rows-spanned="1" table:formula="of:=SUM([.AU3:.AU3]&lt;[.$HD3:.$HD3])" office:value-type="float" office:value="1">
            <text:p>1</text:p>
          </table:table-cell>
          <table:table-cell table:number-matrix-columns-spanned="1" table:number-matrix-rows-spanned="1" table:formula="of:=SUM([.AV3:.AV3]&lt;[.$HE3:.$HE3])" office:value-type="float" office:value="0">
            <text:p>0</text:p>
          </table:table-cell>
          <table:table-cell table:number-matrix-columns-spanned="1" table:number-matrix-rows-spanned="1" table:formula="of:=SUM([.AW3:.AW3]&lt;[.$HF3:.$HF3])" office:value-type="float" office:value="0">
            <text:p>0</text:p>
          </table:table-cell>
          <table:table-cell table:number-matrix-columns-spanned="1" table:number-matrix-rows-spanned="1" table:formula="of:=SUM([.AX3:.AX3]&lt;[.$HG3:.$HG3])" office:value-type="float" office:value="0">
            <text:p>0</text:p>
          </table:table-cell>
          <table:table-cell table:number-matrix-columns-spanned="1" table:number-matrix-rows-spanned="1" table:formula="of:=SUM([.AY3:.AY3]&lt;[.$HC3:.$HC3])" office:value-type="float" office:value="1">
            <text:p>1</text:p>
          </table:table-cell>
          <table:table-cell table:style-name="ce8" table:number-matrix-columns-spanned="1" table:number-matrix-rows-spanned="1" table:formula="of:=SUM([.AZ3:.AZ3]&lt;[.$HD3:.$HD3])" office:value-type="float" office:value="1">
            <text:p>1</text:p>
          </table:table-cell>
          <table:table-cell table:number-matrix-columns-spanned="1" table:number-matrix-rows-spanned="1" table:formula="of:=SUM([.BA3:.BA3]&lt;[.$HE3:.$HE3])" office:value-type="float" office:value="1">
            <text:p>1</text:p>
          </table:table-cell>
          <table:table-cell table:number-matrix-columns-spanned="1" table:number-matrix-rows-spanned="1" table:formula="of:=SUM([.BB3:.BB3]&lt;[.$HF3:.$HF3])" office:value-type="float" office:value="1">
            <text:p>1</text:p>
          </table:table-cell>
          <table:table-cell table:number-matrix-columns-spanned="1" table:number-matrix-rows-spanned="1" table:formula="of:=SUM([.BC3:.BC3]&lt;[.$HG3:.$HG3])" office:value-type="float" office:value="1">
            <text:p>1</text:p>
          </table:table-cell>
          <table:table-cell table:number-matrix-columns-spanned="1" table:number-matrix-rows-spanned="1" table:formula="of:=SUM([.BD3:.BD3]&lt;[.$HC3:.$HC3])" office:value-type="float" office:value="1">
            <text:p>1</text:p>
          </table:table-cell>
          <table:table-cell table:style-name="ce8" table:number-matrix-columns-spanned="1" table:number-matrix-rows-spanned="1" table:formula="of:=SUM([.BE3:.BE3]&lt;[.$HD3:.$HD3])" office:value-type="float" office:value="1">
            <text:p>1</text:p>
          </table:table-cell>
          <table:table-cell table:number-matrix-columns-spanned="1" table:number-matrix-rows-spanned="1" table:formula="of:=SUM([.BF3:.BF3]&lt;[.$HE3:.$HE3])" office:value-type="float" office:value="1">
            <text:p>1</text:p>
          </table:table-cell>
          <table:table-cell table:number-matrix-columns-spanned="1" table:number-matrix-rows-spanned="1" table:formula="of:=SUM([.BG3:.BG3]&lt;[.$HF3:.$HF3])" office:value-type="float" office:value="1">
            <text:p>1</text:p>
          </table:table-cell>
          <table:table-cell table:number-matrix-columns-spanned="1" table:number-matrix-rows-spanned="1" table:formula="of:=SUM([.BH3:.BH3]&lt;[.$HG3:.$HG3])" office:value-type="float" office:value="1">
            <text:p>1</text:p>
          </table:table-cell>
          <table:table-cell table:number-matrix-columns-spanned="1" table:number-matrix-rows-spanned="1" table:formula="of:=SUM([.BI3:.BI3]&lt;[.$HC3:.$HC3])" office:value-type="float" office:value="1">
            <text:p>1</text:p>
          </table:table-cell>
          <table:table-cell table:number-matrix-columns-spanned="1" table:number-matrix-rows-spanned="1" table:formula="of:=SUM([.BJ3:.BJ3]&lt;[.$HD3:.$HD3])" office:value-type="float" office:value="0">
            <text:p>0</text:p>
          </table:table-cell>
          <table:table-cell table:number-matrix-columns-spanned="1" table:number-matrix-rows-spanned="1" table:formula="of:=SUM([.BK3:.BK3]&lt;[.$HE3:.$HE3])" office:value-type="float" office:value="1">
            <text:p>1</text:p>
          </table:table-cell>
          <table:table-cell table:number-matrix-columns-spanned="1" table:number-matrix-rows-spanned="1" table:formula="of:=SUM([.BL3:.BL3]&lt;[.$HF3:.$HF3])" office:value-type="float" office:value="1">
            <text:p>1</text:p>
          </table:table-cell>
          <table:table-cell table:number-matrix-columns-spanned="1" table:number-matrix-rows-spanned="1" table:formula="of:=SUM([.BM3:.BM3]&lt;[.$HG3:.$HG3])" office:value-type="float" office:value="1">
            <text:p>1</text:p>
          </table:table-cell>
          <table:table-cell table:number-matrix-columns-spanned="1" table:number-matrix-rows-spanned="1" table:formula="of:=SUM([.BN3:.BN3]&lt;[.$HC3:.$HC3])" office:value-type="float" office:value="1">
            <text:p>1</text:p>
          </table:table-cell>
          <table:table-cell table:style-name="ce8" table:number-matrix-columns-spanned="1" table:number-matrix-rows-spanned="1" table:formula="of:=SUM([.BO3:.BO3]&lt;[.$HD3:.$HD3])" office:value-type="float" office:value="1">
            <text:p>1</text:p>
          </table:table-cell>
          <table:table-cell table:number-matrix-columns-spanned="1" table:number-matrix-rows-spanned="1" table:formula="of:=SUM([.BP3:.BP3]&lt;[.$HE3:.$HE3])" office:value-type="float" office:value="1">
            <text:p>1</text:p>
          </table:table-cell>
          <table:table-cell table:number-matrix-columns-spanned="1" table:number-matrix-rows-spanned="1" table:formula="of:=SUM([.BQ3:.BQ3]&lt;[.$HF3:.$HF3])" office:value-type="float" office:value="1">
            <text:p>1</text:p>
          </table:table-cell>
          <table:table-cell table:number-matrix-columns-spanned="1" table:number-matrix-rows-spanned="1" table:formula="of:=SUM([.BR3:.BR3]&lt;[.$HG3:.$HG3])" office:value-type="float" office:value="1">
            <text:p>1</text:p>
          </table:table-cell>
          <table:table-cell table:number-matrix-columns-spanned="1" table:number-matrix-rows-spanned="1" table:formula="of:=SUM([.BS3:.BS3]&lt;[.$HC3:.$HC3])" office:value-type="float" office:value="0">
            <text:p>0</text:p>
          </table:table-cell>
          <table:table-cell table:style-name="ce8" table:number-matrix-columns-spanned="1" table:number-matrix-rows-spanned="1" table:formula="of:=SUM([.BT3:.BT3]&lt;[.$HD3:.$HD3])" office:value-type="float" office:value="1">
            <text:p>1</text:p>
          </table:table-cell>
          <table:table-cell table:number-matrix-columns-spanned="1" table:number-matrix-rows-spanned="1" table:formula="of:=SUM([.BU3:.BU3]&lt;[.$HE3:.$HE3])" office:value-type="float" office:value="0">
            <text:p>0</text:p>
          </table:table-cell>
          <table:table-cell table:number-matrix-columns-spanned="1" table:number-matrix-rows-spanned="1" table:formula="of:=SUM([.BV3:.BV3]&lt;[.$HF3:.$HF3])" office:value-type="float" office:value="1">
            <text:p>1</text:p>
          </table:table-cell>
          <table:table-cell table:number-matrix-columns-spanned="1" table:number-matrix-rows-spanned="1" table:formula="of:=SUM([.BW3:.BW3]&lt;[.$HG3:.$HG3])" office:value-type="float" office:value="0">
            <text:p>0</text:p>
          </table:table-cell>
          <table:table-cell table:number-matrix-columns-spanned="1" table:number-matrix-rows-spanned="1" table:formula="of:=SUM([.BX3:.BX3]&lt;[.$HC3:.$HC3])" office:value-type="float" office:value="0">
            <text:p>0</text:p>
          </table:table-cell>
          <table:table-cell table:number-matrix-columns-spanned="1" table:number-matrix-rows-spanned="1" table:formula="of:=SUM([.BY3:.BY3]&lt;[.$HD3:.$HD3])" office:value-type="float" office:value="0">
            <text:p>0</text:p>
          </table:table-cell>
          <table:table-cell table:number-matrix-columns-spanned="1" table:number-matrix-rows-spanned="1" table:formula="of:=SUM([.BZ3:.BZ3]&lt;[.$HE3:.$HE3])" office:value-type="float" office:value="0">
            <text:p>0</text:p>
          </table:table-cell>
          <table:table-cell table:number-matrix-columns-spanned="1" table:number-matrix-rows-spanned="1" table:formula="of:=SUM([.CA3:.CA3]&lt;[.$HF3:.$HF3])" office:value-type="float" office:value="0">
            <text:p>0</text:p>
          </table:table-cell>
          <table:table-cell table:number-matrix-columns-spanned="1" table:number-matrix-rows-spanned="1" table:formula="of:=SUM([.CB3:.CB3]&lt;[.$HG3:.$HG3])" office:value-type="float" office:value="1">
            <text:p>1</text:p>
          </table:table-cell>
          <table:table-cell table:number-matrix-columns-spanned="1" table:number-matrix-rows-spanned="1" table:formula="of:=SUM([.CC3:.CC3]&lt;[.$HC3:.$HC3])" office:value-type="float" office:value="0">
            <text:p>0</text:p>
          </table:table-cell>
          <table:table-cell table:number-matrix-columns-spanned="1" table:number-matrix-rows-spanned="1" table:formula="of:=SUM([.CD3:.CD3]&lt;[.$HD3:.$HD3])" office:value-type="float" office:value="0">
            <text:p>0</text:p>
          </table:table-cell>
          <table:table-cell table:number-matrix-columns-spanned="1" table:number-matrix-rows-spanned="1" table:formula="of:=SUM([.CE3:.CE3]&lt;[.$HE3:.$HE3])" office:value-type="float" office:value="0">
            <text:p>0</text:p>
          </table:table-cell>
          <table:table-cell table:number-matrix-columns-spanned="1" table:number-matrix-rows-spanned="1" table:formula="of:=SUM([.CF3:.CF3]&lt;[.$HF3:.$HF3])" office:value-type="float" office:value="0">
            <text:p>0</text:p>
          </table:table-cell>
          <table:table-cell table:number-matrix-columns-spanned="1" table:number-matrix-rows-spanned="1" table:formula="of:=SUM([.CG3:.CG3]&lt;[.$HG3:.$HG3])" office:value-type="float" office:value="0">
            <text:p>0</text:p>
          </table:table-cell>
          <table:table-cell table:number-matrix-columns-spanned="1" table:number-matrix-rows-spanned="1" table:formula="of:=SUM([.CH3:.CH3]&lt;[.$HC3:.$HC3])" office:value-type="float" office:value="1">
            <text:p>1</text:p>
          </table:table-cell>
          <table:table-cell table:style-name="ce8" table:number-matrix-columns-spanned="1" table:number-matrix-rows-spanned="1" table:formula="of:=SUM([.CI3:.CI3]&lt;[.$HD3:.$HD3])" office:value-type="float" office:value="1">
            <text:p>1</text:p>
          </table:table-cell>
          <table:table-cell table:number-matrix-columns-spanned="1" table:number-matrix-rows-spanned="1" table:formula="of:=SUM([.CJ3:.CJ3]&lt;[.$HE3:.$HE3])" office:value-type="float" office:value="1">
            <text:p>1</text:p>
          </table:table-cell>
          <table:table-cell table:number-matrix-columns-spanned="1" table:number-matrix-rows-spanned="1" table:formula="of:=SUM([.CK3:.CK3]&lt;[.$HF3:.$HF3])" office:value-type="float" office:value="1">
            <text:p>1</text:p>
          </table:table-cell>
          <table:table-cell table:number-matrix-columns-spanned="1" table:number-matrix-rows-spanned="1" table:formula="of:=SUM([.CL3:.CL3]&lt;[.$HG3:.$HG3])" office:value-type="float" office:value="1">
            <text:p>1</text:p>
          </table:table-cell>
          <table:table-cell table:number-matrix-columns-spanned="1" table:number-matrix-rows-spanned="1" table:formula="of:=SUM([.CM3:.CM3]&lt;[.$HC3:.$HC3])" office:value-type="float" office:value="0">
            <text:p>0</text:p>
          </table:table-cell>
          <table:table-cell table:number-matrix-columns-spanned="1" table:number-matrix-rows-spanned="1" table:formula="of:=SUM([.CN3:.CN3]&lt;[.$HD3:.$HD3])" office:value-type="float" office:value="0">
            <text:p>0</text:p>
          </table:table-cell>
          <table:table-cell table:number-matrix-columns-spanned="1" table:number-matrix-rows-spanned="1" table:formula="of:=SUM([.CO3:.CO3]&lt;[.$HE3:.$HE3])" office:value-type="float" office:value="0">
            <text:p>0</text:p>
          </table:table-cell>
          <table:table-cell table:number-matrix-columns-spanned="1" table:number-matrix-rows-spanned="1" table:formula="of:=SUM([.CP3:.CP3]&lt;[.$HF3:.$HF3])" office:value-type="float" office:value="0">
            <text:p>0</text:p>
          </table:table-cell>
          <table:table-cell table:number-matrix-columns-spanned="1" table:number-matrix-rows-spanned="1" table:formula="of:=SUM([.CQ3:.CQ3]&lt;[.$HG3:.$HG3])" office:value-type="float" office:value="0">
            <text:p>0</text:p>
          </table:table-cell>
          <table:table-cell table:number-matrix-columns-spanned="1" table:number-matrix-rows-spanned="1" table:formula="of:=SUM([.CR3:.CR3]&lt;[.$HC3:.$HC3])" office:value-type="float" office:value="0">
            <text:p>0</text:p>
          </table:table-cell>
          <table:table-cell table:number-matrix-columns-spanned="1" table:number-matrix-rows-spanned="1" table:formula="of:=SUM([.CS3:.CS3]&lt;[.$HD3:.$HD3])" office:value-type="float" office:value="0">
            <text:p>0</text:p>
          </table:table-cell>
          <table:table-cell table:number-matrix-columns-spanned="1" table:number-matrix-rows-spanned="1" table:formula="of:=SUM([.CT3:.CT3]&lt;[.$HE3:.$HE3])" office:value-type="float" office:value="0">
            <text:p>0</text:p>
          </table:table-cell>
          <table:table-cell table:number-matrix-columns-spanned="1" table:number-matrix-rows-spanned="1" table:formula="of:=SUM([.CU3:.CU3]&lt;[.$HF3:.$HF3])" office:value-type="float" office:value="0">
            <text:p>0</text:p>
          </table:table-cell>
          <table:table-cell table:number-matrix-columns-spanned="1" table:number-matrix-rows-spanned="1" table:formula="of:=SUM([.CV3:.CV3]&lt;[.$HG3:.$HG3])" office:value-type="float" office:value="0">
            <text:p>0</text:p>
          </table:table-cell>
          <table:table-cell table:number-matrix-columns-spanned="1" table:number-matrix-rows-spanned="1" table:formula="of:=SUM([.CW3:.CW3]&lt;[.$HC3:.$HC3])" office:value-type="float" office:value="0">
            <text:p>0</text:p>
          </table:table-cell>
          <table:table-cell table:style-name="ce8" table:number-matrix-columns-spanned="1" table:number-matrix-rows-spanned="1" table:formula="of:=SUM([.CX3:.CX3]&lt;[.$HD3:.$HD3])" office:value-type="float" office:value="1">
            <text:p>1</text:p>
          </table:table-cell>
          <table:table-cell table:number-matrix-columns-spanned="1" table:number-matrix-rows-spanned="1" table:formula="of:=SUM([.CY3:.CY3]&lt;[.$HE3:.$HE3])" office:value-type="float" office:value="1">
            <text:p>1</text:p>
          </table:table-cell>
          <table:table-cell table:number-matrix-columns-spanned="1" table:number-matrix-rows-spanned="1" table:formula="of:=SUM([.CZ3:.CZ3]&lt;[.$HF3:.$HF3])" office:value-type="float" office:value="1">
            <text:p>1</text:p>
          </table:table-cell>
          <table:table-cell table:number-matrix-columns-spanned="1" table:number-matrix-rows-spanned="1" table:formula="of:=SUM([.DA3:.DA3]&lt;[.$HG3:.$HG3])" office:value-type="float" office:value="1">
            <text:p>1</text:p>
          </table:table-cell>
          <table:table-cell table:number-matrix-columns-spanned="1" table:number-matrix-rows-spanned="1" table:formula="of:=SUM([.DB3:.DB3]&lt;[.$HC3:.$HC3])" office:value-type="float" office:value="0">
            <text:p>0</text:p>
          </table:table-cell>
          <table:table-cell table:number-matrix-columns-spanned="1" table:number-matrix-rows-spanned="1" table:formula="of:=SUM([.DC3:.DC3]&lt;[.$HD3:.$HD3])" office:value-type="float" office:value="0">
            <text:p>0</text:p>
          </table:table-cell>
          <table:table-cell table:number-matrix-columns-spanned="1" table:number-matrix-rows-spanned="1" table:formula="of:=SUM([.DD3:.DD3]&lt;[.$HE3:.$HE3])" office:value-type="float" office:value="0">
            <text:p>0</text:p>
          </table:table-cell>
          <table:table-cell table:number-matrix-columns-spanned="1" table:number-matrix-rows-spanned="1" table:formula="of:=SUM([.DE3:.DE3]&lt;[.$HF3:.$HF3])" office:value-type="float" office:value="0">
            <text:p>0</text:p>
          </table:table-cell>
          <table:table-cell table:number-matrix-columns-spanned="1" table:number-matrix-rows-spanned="1" table:formula="of:=SUM([.DF3:.DF3]&lt;[.$HG3:.$HG3])" office:value-type="float" office:value="0">
            <text:p>0</text:p>
          </table:table-cell>
          <table:table-cell table:number-matrix-columns-spanned="1" table:number-matrix-rows-spanned="1" table:formula="of:=SUM([.DG3:.DG3]&lt;[.$HC3:.$HC3])" office:value-type="float" office:value="1">
            <text:p>1</text:p>
          </table:table-cell>
          <table:table-cell table:style-name="ce8" table:number-matrix-columns-spanned="1" table:number-matrix-rows-spanned="1" table:formula="of:=SUM([.DH3:.DH3]&lt;[.$HD3:.$HD3])" office:value-type="float" office:value="1">
            <text:p>1</text:p>
          </table:table-cell>
          <table:table-cell table:number-matrix-columns-spanned="1" table:number-matrix-rows-spanned="1" table:formula="of:=SUM([.DI3:.DI3]&lt;[.$HE3:.$HE3])" office:value-type="float" office:value="1">
            <text:p>1</text:p>
          </table:table-cell>
          <table:table-cell table:number-matrix-columns-spanned="1" table:number-matrix-rows-spanned="1" table:formula="of:=SUM([.DJ3:.DJ3]&lt;[.$HF3:.$HF3])" office:value-type="float" office:value="0">
            <text:p>0</text:p>
          </table:table-cell>
          <table:table-cell table:number-matrix-columns-spanned="1" table:number-matrix-rows-spanned="1" table:formula="of:=SUM([.DK3:.DK3]&lt;[.$HG3:.$HG3])" office:value-type="float" office:value="1">
            <text:p>1</text:p>
          </table:table-cell>
          <table:table-cell table:number-matrix-columns-spanned="1" table:number-matrix-rows-spanned="1" table:formula="of:=SUM([.DL3:.DL3]&lt;[.$HC3:.$HC3])" office:value-type="float" office:value="1">
            <text:p>1</text:p>
          </table:table-cell>
          <table:table-cell table:style-name="ce8" table:number-matrix-columns-spanned="1" table:number-matrix-rows-spanned="1" table:formula="of:=SUM([.DM3:.DM3]&lt;[.$HD3:.$HD3])" office:value-type="float" office:value="1">
            <text:p>1</text:p>
          </table:table-cell>
          <table:table-cell table:number-matrix-columns-spanned="1" table:number-matrix-rows-spanned="1" table:formula="of:=SUM([.DN3:.DN3]&lt;[.$HE3:.$HE3])" office:value-type="float" office:value="1">
            <text:p>1</text:p>
          </table:table-cell>
          <table:table-cell table:number-matrix-columns-spanned="1" table:number-matrix-rows-spanned="1" table:formula="of:=SUM([.DO3:.DO3]&lt;[.$HF3:.$HF3])" office:value-type="float" office:value="0">
            <text:p>0</text:p>
          </table:table-cell>
          <table:table-cell table:number-matrix-columns-spanned="1" table:number-matrix-rows-spanned="1" table:formula="of:=SUM([.DP3:.DP3]&lt;[.$HG3:.$HG3])" office:value-type="float" office:value="1">
            <text:p>1</text:p>
          </table:table-cell>
          <table:table-cell table:number-matrix-columns-spanned="1" table:number-matrix-rows-spanned="1" table:formula="of:=SUM([.DQ3:.DQ3]&lt;[.$HC3:.$HC3])" office:value-type="float" office:value="1">
            <text:p>1</text:p>
          </table:table-cell>
          <table:table-cell table:number-matrix-columns-spanned="1" table:number-matrix-rows-spanned="1" table:formula="of:=SUM([.DR3:.DR3]&lt;[.$HD3:.$HD3])" office:value-type="float" office:value="0">
            <text:p>0</text:p>
          </table:table-cell>
          <table:table-cell table:number-matrix-columns-spanned="1" table:number-matrix-rows-spanned="1" table:formula="of:=SUM([.DS3:.DS3]&lt;[.$HE3:.$HE3])" office:value-type="float" office:value="1">
            <text:p>1</text:p>
          </table:table-cell>
          <table:table-cell table:number-matrix-columns-spanned="1" table:number-matrix-rows-spanned="1" table:formula="of:=SUM([.DT3:.DT3]&lt;[.$HF3:.$HF3])" office:value-type="float" office:value="1">
            <text:p>1</text:p>
          </table:table-cell>
          <table:table-cell table:number-matrix-columns-spanned="1" table:number-matrix-rows-spanned="1" table:formula="of:=SUM([.DU3:.DU3]&lt;[.$HG3:.$HG3])" office:value-type="float" office:value="1">
            <text:p>1</text:p>
          </table:table-cell>
          <table:table-cell table:number-matrix-columns-spanned="1" table:number-matrix-rows-spanned="1" table:formula="of:=SUM([.DV3:.DV3]&lt;[.$HC3:.$HC3])" office:value-type="float" office:value="0">
            <text:p>0</text:p>
          </table:table-cell>
          <table:table-cell table:number-matrix-columns-spanned="1" table:number-matrix-rows-spanned="1" table:formula="of:=SUM([.DW3:.DW3]&lt;[.$HD3:.$HD3])" office:value-type="float" office:value="0">
            <text:p>0</text:p>
          </table:table-cell>
          <table:table-cell table:number-matrix-columns-spanned="1" table:number-matrix-rows-spanned="1" table:formula="of:=SUM([.DX3:.DX3]&lt;[.$HE3:.$HE3])" office:value-type="float" office:value="0">
            <text:p>0</text:p>
          </table:table-cell>
          <table:table-cell table:number-matrix-columns-spanned="1" table:number-matrix-rows-spanned="1" table:formula="of:=SUM([.DY3:.DY3]&lt;[.$HF3:.$HF3])" office:value-type="float" office:value="0">
            <text:p>0</text:p>
          </table:table-cell>
          <table:table-cell table:number-matrix-columns-spanned="1" table:number-matrix-rows-spanned="1" table:formula="of:=SUM([.DZ3:.DZ3]&lt;[.$HG3:.$HG3])" office:value-type="float" office:value="0">
            <text:p>0</text:p>
          </table:table-cell>
          <table:table-cell table:number-matrix-columns-spanned="1" table:number-matrix-rows-spanned="1" table:formula="of:=SUM([.EA3:.EA3]&lt;[.$HC3:.$HC3])" office:value-type="float" office:value="0">
            <text:p>0</text:p>
          </table:table-cell>
          <table:table-cell table:number-matrix-columns-spanned="1" table:number-matrix-rows-spanned="1" table:formula="of:=SUM([.EB3:.EB3]&lt;[.$HD3:.$HD3])" office:value-type="float" office:value="0">
            <text:p>0</text:p>
          </table:table-cell>
          <table:table-cell table:number-matrix-columns-spanned="1" table:number-matrix-rows-spanned="1" table:formula="of:=SUM([.EC3:.EC3]&lt;[.$HE3:.$HE3])" office:value-type="float" office:value="0">
            <text:p>0</text:p>
          </table:table-cell>
          <table:table-cell table:number-matrix-columns-spanned="1" table:number-matrix-rows-spanned="1" table:formula="of:=SUM([.ED3:.ED3]&lt;[.$HF3:.$HF3])" office:value-type="float" office:value="0">
            <text:p>0</text:p>
          </table:table-cell>
          <table:table-cell table:number-matrix-columns-spanned="1" table:number-matrix-rows-spanned="1" table:formula="of:=SUM([.EE3:.EE3]&lt;[.$HG3:.$HG3])" office:value-type="float" office:value="0">
            <text:p>0</text:p>
          </table:table-cell>
          <table:table-cell table:number-matrix-columns-spanned="1" table:number-matrix-rows-spanned="1" table:formula="of:=SUM([.EF3:.EF3]&lt;[.$HC3:.$HC3])" office:value-type="float" office:value="0">
            <text:p>0</text:p>
          </table:table-cell>
          <table:table-cell table:number-matrix-columns-spanned="1" table:number-matrix-rows-spanned="1" table:formula="of:=SUM([.EG3:.EG3]&lt;[.$HD3:.$HD3])" office:value-type="float" office:value="0">
            <text:p>0</text:p>
          </table:table-cell>
          <table:table-cell table:number-matrix-columns-spanned="1" table:number-matrix-rows-spanned="1" table:formula="of:=SUM([.EH3:.EH3]&lt;[.$HE3:.$HE3])" office:value-type="float" office:value="0">
            <text:p>0</text:p>
          </table:table-cell>
          <table:table-cell table:number-matrix-columns-spanned="1" table:number-matrix-rows-spanned="1" table:formula="of:=SUM([.EI3:.EI3]&lt;[.$HF3:.$HF3])" office:value-type="float" office:value="0">
            <text:p>0</text:p>
          </table:table-cell>
          <table:table-cell table:number-matrix-columns-spanned="1" table:number-matrix-rows-spanned="1" table:formula="of:=SUM([.EJ3:.EJ3]&lt;[.$HG3:.$HG3])" office:value-type="float" office:value="0">
            <text:p>0</text:p>
          </table:table-cell>
          <table:table-cell table:number-matrix-columns-spanned="1" table:number-matrix-rows-spanned="1" table:formula="of:=SUM([.EK3:.EK3]&lt;[.$HC3:.$HC3])" office:value-type="float" office:value="0">
            <text:p>0</text:p>
          </table:table-cell>
          <table:table-cell table:number-matrix-columns-spanned="1" table:number-matrix-rows-spanned="1" table:formula="of:=SUM([.EL3:.EL3]&lt;[.$HD3:.$HD3])" office:value-type="float" office:value="0">
            <text:p>0</text:p>
          </table:table-cell>
          <table:table-cell table:number-matrix-columns-spanned="1" table:number-matrix-rows-spanned="1" table:formula="of:=SUM([.EM3:.EM3]&lt;[.$HE3:.$HE3])" office:value-type="float" office:value="0">
            <text:p>0</text:p>
          </table:table-cell>
          <table:table-cell table:number-matrix-columns-spanned="1" table:number-matrix-rows-spanned="1" table:formula="of:=SUM([.EN3:.EN3]&lt;[.$HF3:.$HF3])" office:value-type="float" office:value="0">
            <text:p>0</text:p>
          </table:table-cell>
          <table:table-cell table:number-matrix-columns-spanned="1" table:number-matrix-rows-spanned="1" table:formula="of:=SUM([.EO3:.EO3]&lt;[.$HG3:.$HG3])" office:value-type="float" office:value="0">
            <text:p>0</text:p>
          </table:table-cell>
          <table:table-cell table:number-matrix-columns-spanned="1" table:number-matrix-rows-spanned="1" table:formula="of:=SUM([.EP3:.EP3]&lt;[.$HC3:.$HC3])" office:value-type="float" office:value="1">
            <text:p>1</text:p>
          </table:table-cell>
          <table:table-cell table:style-name="ce8" table:number-matrix-columns-spanned="1" table:number-matrix-rows-spanned="1" table:formula="of:=SUM([.EQ3:.EQ3]&lt;[.$HD3:.$HD3])" office:value-type="float" office:value="1">
            <text:p>1</text:p>
          </table:table-cell>
          <table:table-cell table:number-matrix-columns-spanned="1" table:number-matrix-rows-spanned="1" table:formula="of:=SUM([.ER3:.ER3]&lt;[.$HE3:.$HE3])" office:value-type="float" office:value="1">
            <text:p>1</text:p>
          </table:table-cell>
          <table:table-cell table:number-matrix-columns-spanned="1" table:number-matrix-rows-spanned="1" table:formula="of:=SUM([.ES3:.ES3]&lt;[.$HF3:.$HF3])" office:value-type="float" office:value="1">
            <text:p>1</text:p>
          </table:table-cell>
          <table:table-cell table:number-matrix-columns-spanned="1" table:number-matrix-rows-spanned="1" table:formula="of:=SUM([.ET3:.ET3]&lt;[.$HG3:.$HG3])" office:value-type="float" office:value="1">
            <text:p>1</text:p>
          </table:table-cell>
          <table:table-cell table:number-matrix-columns-spanned="1" table:number-matrix-rows-spanned="1" table:formula="of:=SUM([.EU3:.EU3]&lt;[.$HC3:.$HC3])" office:value-type="float" office:value="1">
            <text:p>1</text:p>
          </table:table-cell>
          <table:table-cell table:number-matrix-columns-spanned="1" table:number-matrix-rows-spanned="1" table:formula="of:=SUM([.EV3:.EV3]&lt;[.$HD3:.$HD3])" office:value-type="float" office:value="0">
            <text:p>0</text:p>
          </table:table-cell>
          <table:table-cell table:number-matrix-columns-spanned="1" table:number-matrix-rows-spanned="1" table:formula="of:=SUM([.EW3:.EW3]&lt;[.$HE3:.$HE3])" office:value-type="float" office:value="1">
            <text:p>1</text:p>
          </table:table-cell>
          <table:table-cell table:number-matrix-columns-spanned="1" table:number-matrix-rows-spanned="1" table:formula="of:=SUM([.EX3:.EX3]&lt;[.$HF3:.$HF3])" office:value-type="float" office:value="1">
            <text:p>1</text:p>
          </table:table-cell>
          <table:table-cell table:number-matrix-columns-spanned="1" table:number-matrix-rows-spanned="1" table:formula="of:=SUM([.EY3:.EY3]&lt;[.$HG3:.$HG3])" office:value-type="float" office:value="1">
            <text:p>1</text:p>
          </table:table-cell>
          <table:table-cell table:number-matrix-columns-spanned="1" table:number-matrix-rows-spanned="1" table:formula="of:=SUM([.EZ3:.EZ3]&lt;[.$HC3:.$HC3])" office:value-type="float" office:value="1">
            <text:p>1</text:p>
          </table:table-cell>
          <table:table-cell table:number-matrix-columns-spanned="1" table:number-matrix-rows-spanned="1" table:formula="of:=SUM([.FA3:.FA3]&lt;[.$HD3:.$HD3])" office:value-type="float" office:value="0">
            <text:p>0</text:p>
          </table:table-cell>
          <table:table-cell table:number-matrix-columns-spanned="1" table:number-matrix-rows-spanned="1" table:formula="of:=SUM([.FB3:.FB3]&lt;[.$HE3:.$HE3])" office:value-type="float" office:value="1">
            <text:p>1</text:p>
          </table:table-cell>
          <table:table-cell table:number-matrix-columns-spanned="1" table:number-matrix-rows-spanned="1" table:formula="of:=SUM([.FC3:.FC3]&lt;[.$HF3:.$HF3])" office:value-type="float" office:value="1">
            <text:p>1</text:p>
          </table:table-cell>
          <table:table-cell table:number-matrix-columns-spanned="1" table:number-matrix-rows-spanned="1" table:formula="of:=SUM([.FD3:.FD3]&lt;[.$HG3:.$HG3])" office:value-type="float" office:value="1">
            <text:p>1</text:p>
          </table:table-cell>
          <table:table-cell table:number-matrix-columns-spanned="1" table:number-matrix-rows-spanned="1" table:formula="of:=SUM([.FE3:.FE3]&lt;[.$HC3:.$HC3])" office:value-type="float" office:value="0">
            <text:p>0</text:p>
          </table:table-cell>
          <table:table-cell table:style-name="ce8" table:number-matrix-columns-spanned="1" table:number-matrix-rows-spanned="1" table:formula="of:=SUM([.FF3:.FF3]&lt;[.$HD3:.$HD3])" office:value-type="float" office:value="1">
            <text:p>1</text:p>
          </table:table-cell>
          <table:table-cell table:number-matrix-columns-spanned="1" table:number-matrix-rows-spanned="1" table:formula="of:=SUM([.FG3:.FG3]&lt;[.$HE3:.$HE3])" office:value-type="float" office:value="1">
            <text:p>1</text:p>
          </table:table-cell>
          <table:table-cell table:number-matrix-columns-spanned="1" table:number-matrix-rows-spanned="1" table:formula="of:=SUM([.FH3:.FH3]&lt;[.$HF3:.$HF3])" office:value-type="float" office:value="1">
            <text:p>1</text:p>
          </table:table-cell>
          <table:table-cell table:number-matrix-columns-spanned="1" table:number-matrix-rows-spanned="1" table:formula="of:=SUM([.FI3:.FI3]&lt;[.$HG3:.$HG3])" office:value-type="float" office:value="0">
            <text:p>0</text:p>
          </table:table-cell>
          <table:table-cell table:number-matrix-columns-spanned="1" table:number-matrix-rows-spanned="1" table:formula="of:=SUM([.FJ3:.FJ3]&lt;[.$HC3:.$HC3])" office:value-type="float" office:value="0">
            <text:p>0</text:p>
          </table:table-cell>
          <table:table-cell table:number-matrix-columns-spanned="1" table:number-matrix-rows-spanned="1" table:formula="of:=SUM([.FK3:.FK3]&lt;[.$HD3:.$HD3])" office:value-type="float" office:value="0">
            <text:p>0</text:p>
          </table:table-cell>
          <table:table-cell table:number-matrix-columns-spanned="1" table:number-matrix-rows-spanned="1" table:formula="of:=SUM([.FL3:.FL3]&lt;[.$HE3:.$HE3])" office:value-type="float" office:value="0">
            <text:p>0</text:p>
          </table:table-cell>
          <table:table-cell table:number-matrix-columns-spanned="1" table:number-matrix-rows-spanned="1" table:formula="of:=SUM([.FM3:.FM3]&lt;[.$HF3:.$HF3])" office:value-type="float" office:value="0">
            <text:p>0</text:p>
          </table:table-cell>
          <table:table-cell table:number-matrix-columns-spanned="1" table:number-matrix-rows-spanned="1" table:formula="of:=SUM([.FN3:.FN3]&lt;[.$HG3:.$HG3])" office:value-type="float" office:value="0">
            <text:p>0</text:p>
          </table:table-cell>
          <table:table-cell table:number-matrix-columns-spanned="1" table:number-matrix-rows-spanned="1" table:formula="of:=SUM([.FO3:.FO3]&lt;[.$HC3:.$HC3])" office:value-type="float" office:value="1">
            <text:p>1</text:p>
          </table:table-cell>
          <table:table-cell table:style-name="ce8" table:number-matrix-columns-spanned="1" table:number-matrix-rows-spanned="1" table:formula="of:=SUM([.FP3:.FP3]&lt;[.$HD3:.$HD3])" office:value-type="float" office:value="1">
            <text:p>1</text:p>
          </table:table-cell>
          <table:table-cell table:number-matrix-columns-spanned="1" table:number-matrix-rows-spanned="1" table:formula="of:=SUM([.FQ3:.FQ3]&lt;[.$HE3:.$HE3])" office:value-type="float" office:value="1">
            <text:p>1</text:p>
          </table:table-cell>
          <table:table-cell table:number-matrix-columns-spanned="1" table:number-matrix-rows-spanned="1" table:formula="of:=SUM([.FR3:.FR3]&lt;[.$HF3:.$HF3])" office:value-type="float" office:value="1">
            <text:p>1</text:p>
          </table:table-cell>
          <table:table-cell table:number-matrix-columns-spanned="1" table:number-matrix-rows-spanned="1" table:formula="of:=SUM([.FS3:.FS3]&lt;[.$HG3:.$HG3])" office:value-type="float" office:value="1">
            <text:p>1</text:p>
          </table:table-cell>
          <table:table-cell table:number-matrix-columns-spanned="1" table:number-matrix-rows-spanned="1" table:formula="of:=SUM([.FT3:.FT3]&lt;[.$HC3:.$HC3])" office:value-type="float" office:value="0">
            <text:p>0</text:p>
          </table:table-cell>
          <table:table-cell table:number-matrix-columns-spanned="1" table:number-matrix-rows-spanned="1" table:formula="of:=SUM([.FU3:.FU3]&lt;[.$HD3:.$HD3])" office:value-type="float" office:value="0">
            <text:p>0</text:p>
          </table:table-cell>
          <table:table-cell table:number-matrix-columns-spanned="1" table:number-matrix-rows-spanned="1" table:formula="of:=SUM([.FV3:.FV3]&lt;[.$HE3:.$HE3])" office:value-type="float" office:value="0">
            <text:p>0</text:p>
          </table:table-cell>
          <table:table-cell table:number-matrix-columns-spanned="1" table:number-matrix-rows-spanned="1" table:formula="of:=SUM([.FW3:.FW3]&lt;[.$HF3:.$HF3])" office:value-type="float" office:value="0">
            <text:p>0</text:p>
          </table:table-cell>
          <table:table-cell table:number-matrix-columns-spanned="1" table:number-matrix-rows-spanned="1" table:formula="of:=SUM([.FX3:.FX3]&lt;[.$HG3:.$HG3])" office:value-type="float" office:value="0">
            <text:p>0</text:p>
          </table:table-cell>
          <table:table-cell table:number-matrix-columns-spanned="1" table:number-matrix-rows-spanned="1" table:formula="of:=SUM([.FY3:.FY3]&lt;[.$HC3:.$HC3])" office:value-type="float" office:value="1">
            <text:p>1</text:p>
          </table:table-cell>
          <table:table-cell table:style-name="ce8" table:number-matrix-columns-spanned="1" table:number-matrix-rows-spanned="1" table:formula="of:=SUM([.FZ3:.FZ3]&lt;[.$HD3:.$HD3])" office:value-type="float" office:value="1">
            <text:p>1</text:p>
          </table:table-cell>
          <table:table-cell table:number-matrix-columns-spanned="1" table:number-matrix-rows-spanned="1" table:formula="of:=SUM([.GA3:.GA3]&lt;[.$HE3:.$HE3])" office:value-type="float" office:value="1">
            <text:p>1</text:p>
          </table:table-cell>
          <table:table-cell table:number-matrix-columns-spanned="1" table:number-matrix-rows-spanned="1" table:formula="of:=SUM([.GB3:.GB3]&lt;[.$HF3:.$HF3])" office:value-type="float" office:value="1">
            <text:p>1</text:p>
          </table:table-cell>
          <table:table-cell table:number-matrix-columns-spanned="1" table:number-matrix-rows-spanned="1" table:formula="of:=SUM([.GC3:.GC3]&lt;[.$HG3:.$HG3])" office:value-type="float" office:value="1">
            <text:p>1</text:p>
          </table:table-cell>
          <table:table-cell table:number-matrix-columns-spanned="1" table:number-matrix-rows-spanned="1" table:formula="of:=SUM([.GD3:.GD3]&lt;[.$HC3:.$HC3])" office:value-type="float" office:value="0">
            <text:p>0</text:p>
          </table:table-cell>
          <table:table-cell table:number-matrix-columns-spanned="1" table:number-matrix-rows-spanned="1" table:formula="of:=SUM([.GE3:.GE3]&lt;[.$HD3:.$HD3])" office:value-type="float" office:value="0">
            <text:p>0</text:p>
          </table:table-cell>
          <table:table-cell table:number-matrix-columns-spanned="1" table:number-matrix-rows-spanned="1" table:formula="of:=SUM([.GF3:.GF3]&lt;[.$HE3:.$HE3])" office:value-type="float" office:value="0">
            <text:p>0</text:p>
          </table:table-cell>
          <table:table-cell table:number-matrix-columns-spanned="1" table:number-matrix-rows-spanned="1" table:formula="of:=SUM([.GG3:.GG3]&lt;[.$HF3:.$HF3])" office:value-type="float" office:value="0">
            <text:p>0</text:p>
          </table:table-cell>
          <table:table-cell table:number-matrix-columns-spanned="1" table:number-matrix-rows-spanned="1" table:formula="of:=SUM([.GH3:.GH3]&lt;[.$HG3:.$HG3])" office:value-type="float" office:value="0">
            <text:p>0</text:p>
          </table:table-cell>
          <table:table-cell table:number-matrix-columns-spanned="1" table:number-matrix-rows-spanned="1" table:formula="of:=SUM([.GI3:.GI3]&lt;[.$HC3:.$HC3])" office:value-type="float" office:value="0">
            <text:p>0</text:p>
          </table:table-cell>
          <table:table-cell table:number-matrix-columns-spanned="1" table:number-matrix-rows-spanned="1" table:formula="of:=SUM([.GJ3:.GJ3]&lt;[.$HD3:.$HD3])" office:value-type="float" office:value="0">
            <text:p>0</text:p>
          </table:table-cell>
          <table:table-cell table:number-matrix-columns-spanned="1" table:number-matrix-rows-spanned="1" table:formula="of:=SUM([.GK3:.GK3]&lt;[.$HE3:.$HE3])" office:value-type="float" office:value="0">
            <text:p>0</text:p>
          </table:table-cell>
          <table:table-cell table:number-matrix-columns-spanned="1" table:number-matrix-rows-spanned="1" table:formula="of:=SUM([.GL3:.GL3]&lt;[.$HF3:.$HF3])" office:value-type="float" office:value="0">
            <text:p>0</text:p>
          </table:table-cell>
          <table:table-cell table:number-matrix-columns-spanned="1" table:number-matrix-rows-spanned="1" table:formula="of:=SUM([.GM3:.GM3]&lt;[.$HG3:.$HG3])" office:value-type="float" office:value="0">
            <text:p>0</text:p>
          </table:table-cell>
          <table:table-cell table:number-matrix-columns-spanned="1" table:number-matrix-rows-spanned="1" table:formula="of:=SUM([.GN3:.GN3]&lt;[.$HC3:.$HC3])" office:value-type="float" office:value="1">
            <text:p>1</text:p>
          </table:table-cell>
          <table:table-cell table:style-name="ce8" table:number-matrix-columns-spanned="1" table:number-matrix-rows-spanned="1" table:formula="of:=SUM([.GO3:.GO3]&lt;[.$HD3:.$HD3])" office:value-type="float" office:value="1">
            <text:p>1</text:p>
          </table:table-cell>
          <table:table-cell table:number-matrix-columns-spanned="1" table:number-matrix-rows-spanned="1" table:formula="of:=SUM([.GP3:.GP3]&lt;[.$HE3:.$HE3])" office:value-type="float" office:value="0">
            <text:p>0</text:p>
          </table:table-cell>
          <table:table-cell table:number-matrix-columns-spanned="1" table:number-matrix-rows-spanned="1" table:formula="of:=SUM([.GQ3:.GQ3]&lt;[.$HF3:.$HF3])" office:value-type="float" office:value="0">
            <text:p>0</text:p>
          </table:table-cell>
          <table:table-cell table:number-matrix-columns-spanned="1" table:number-matrix-rows-spanned="1" table:formula="of:=SUM([.GR3:.GR3]&lt;[.$HG3:.$HG3])" office:value-type="float" office:value="0">
            <text:p>0</text:p>
          </table:table-cell>
          <table:table-cell table:number-matrix-columns-spanned="1" table:number-matrix-rows-spanned="1" table:formula="of:=SUM([.GS3:.GS3]&lt;[.$HC3:.$HC3])" office:value-type="float" office:value="0">
            <text:p>0</text:p>
          </table:table-cell>
          <table:table-cell table:number-matrix-columns-spanned="1" table:number-matrix-rows-spanned="1" table:formula="of:=SUM([.GT3:.GT3]&lt;[.$HD3:.$HD3])" office:value-type="float" office:value="0">
            <text:p>0</text:p>
          </table:table-cell>
          <table:table-cell table:number-matrix-columns-spanned="1" table:number-matrix-rows-spanned="1" table:formula="of:=SUM([.GU3:.GU3]&lt;[.$HE3:.$HE3])" office:value-type="float" office:value="0">
            <text:p>0</text:p>
          </table:table-cell>
          <table:table-cell table:number-matrix-columns-spanned="1" table:number-matrix-rows-spanned="1" table:formula="of:=SUM([.GV3:.GV3]&lt;[.$HF3:.$HF3])" office:value-type="float" office:value="0">
            <text:p>0</text:p>
          </table:table-cell>
          <table:table-cell table:number-matrix-columns-spanned="1" table:number-matrix-rows-spanned="1" table:formula="of:=SUM([.GW3:.GW3]&lt;[.$HG3:.$HG3])" office:value-type="float" office:value="0">
            <text:p>0</text:p>
          </table:table-cell>
          <table:table-cell table:number-columns-repeated="819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HC3:.$HC3])" office:value-type="float" office:value="0">
            <text:p>0</text:p>
          </table:table-cell>
          <table:table-cell table:number-matrix-columns-spanned="1" table:number-matrix-rows-spanned="1" table:formula="of:=SUM([.C3:.C3]&gt;[.$HD3:.$HD3])" office:value-type="float" office:value="0">
            <text:p>0</text:p>
          </table:table-cell>
          <table:table-cell table:number-matrix-columns-spanned="1" table:number-matrix-rows-spanned="1" table:formula="of:=SUM([.D3:.D3]&gt;[.$HE3:.$HE3])" office:value-type="float" office:value="0">
            <text:p>0</text:p>
          </table:table-cell>
          <table:table-cell table:number-matrix-columns-spanned="1" table:number-matrix-rows-spanned="1" table:formula="of:=SUM([.E3:.E3]&gt;[.$HF3:.$HF3])" office:value-type="float" office:value="0">
            <text:p>0</text:p>
          </table:table-cell>
          <table:table-cell table:number-matrix-columns-spanned="1" table:number-matrix-rows-spanned="1" table:formula="of:=SUM([.F3:.F3]&gt;[.$HC3:.$HC3])" office:value-type="float" office:value="0">
            <text:p>0</text:p>
          </table:table-cell>
          <table:table-cell table:number-matrix-columns-spanned="1" table:number-matrix-rows-spanned="1" table:formula="of:=SUM([.G3:.G3]&gt;[.$HD3:.$HD3])" office:value-type="float" office:value="0">
            <text:p>0</text:p>
          </table:table-cell>
          <table:table-cell table:number-matrix-columns-spanned="1" table:number-matrix-rows-spanned="1" table:formula="of:=SUM([.H3:.H3]&gt;[.$HE3:.$HE3])" office:value-type="float" office:value="0">
            <text:p>0</text:p>
          </table:table-cell>
          <table:table-cell table:number-matrix-columns-spanned="1" table:number-matrix-rows-spanned="1" table:formula="of:=SUM([.I3:.I3]&gt;[.$HF3:.$HF3])" office:value-type="float" office:value="0">
            <text:p>0</text:p>
          </table:table-cell>
          <table:table-cell table:number-matrix-columns-spanned="1" table:number-matrix-rows-spanned="1" table:formula="of:=SUM([.J3:.J3]&gt;[.$HG3:.$HG3])" office:value-type="float" office:value="0">
            <text:p>0</text:p>
          </table:table-cell>
          <table:table-cell table:number-matrix-columns-spanned="1" table:number-matrix-rows-spanned="1" table:formula="of:=SUM([.K3:.K3]&gt;[.$HC3:.$HC3])" office:value-type="float" office:value="0">
            <text:p>0</text:p>
          </table:table-cell>
          <table:table-cell table:number-matrix-columns-spanned="1" table:number-matrix-rows-spanned="1" table:formula="of:=SUM([.L3:.L3]&gt;[.$HD3:.$HD3])" office:value-type="float" office:value="0">
            <text:p>0</text:p>
          </table:table-cell>
          <table:table-cell table:number-matrix-columns-spanned="1" table:number-matrix-rows-spanned="1" table:formula="of:=SUM([.M3:.M3]&gt;[.$HE3:.$HE3])" office:value-type="float" office:value="0">
            <text:p>0</text:p>
          </table:table-cell>
          <table:table-cell table:number-matrix-columns-spanned="1" table:number-matrix-rows-spanned="1" table:formula="of:=SUM([.N3:.N3]&gt;[.$HF3:.$HF3])" office:value-type="float" office:value="0">
            <text:p>0</text:p>
          </table:table-cell>
          <table:table-cell table:number-matrix-columns-spanned="1" table:number-matrix-rows-spanned="1" table:formula="of:=SUM([.O3:.O3]&gt;[.$HG3:.$HG3])" office:value-type="float" office:value="0">
            <text:p>0</text:p>
          </table:table-cell>
          <table:table-cell table:number-matrix-columns-spanned="1" table:number-matrix-rows-spanned="1" table:formula="of:=SUM([.P3:.P3]&gt;[.$HC3:.$HC3])" office:value-type="float" office:value="0">
            <text:p>0</text:p>
          </table:table-cell>
          <table:table-cell table:number-matrix-columns-spanned="1" table:number-matrix-rows-spanned="1" table:formula="of:=SUM([.Q3:.Q3]&gt;[.$HD3:.$HD3])" office:value-type="float" office:value="0">
            <text:p>0</text:p>
          </table:table-cell>
          <table:table-cell table:number-matrix-columns-spanned="1" table:number-matrix-rows-spanned="1" table:formula="of:=SUM([.R3:.R3]&gt;[.$HE3:.$HE3])" office:value-type="float" office:value="0">
            <text:p>0</text:p>
          </table:table-cell>
          <table:table-cell table:number-matrix-columns-spanned="1" table:number-matrix-rows-spanned="1" table:formula="of:=SUM([.S3:.S3]&gt;[.$HF3:.$HF3])" office:value-type="float" office:value="0">
            <text:p>0</text:p>
          </table:table-cell>
          <table:table-cell table:number-matrix-columns-spanned="1" table:number-matrix-rows-spanned="1" table:formula="of:=SUM([.T3:.T3]&gt;[.$HG3:.$HG3])" office:value-type="float" office:value="0">
            <text:p>0</text:p>
          </table:table-cell>
          <table:table-cell table:number-matrix-columns-spanned="1" table:number-matrix-rows-spanned="1" table:formula="of:=SUM([.U3:.U3]&gt;[.$HC3:.$HC3])" office:value-type="float" office:value="1">
            <text:p>1</text:p>
          </table:table-cell>
          <table:table-cell table:number-matrix-columns-spanned="1" table:number-matrix-rows-spanned="1" table:formula="of:=SUM([.V3:.V3]&gt;[.$HD3:.$HD3])" office:value-type="float" office:value="0">
            <text:p>0</text:p>
          </table:table-cell>
          <table:table-cell table:number-matrix-columns-spanned="1" table:number-matrix-rows-spanned="1" table:formula="of:=SUM([.W3:.W3]&gt;[.$HE3:.$HE3])" office:value-type="float" office:value="1">
            <text:p>1</text:p>
          </table:table-cell>
          <table:table-cell table:number-matrix-columns-spanned="1" table:number-matrix-rows-spanned="1" table:formula="of:=SUM([.X3:.X3]&gt;[.$HF3:.$HF3])" office:value-type="float" office:value="1">
            <text:p>1</text:p>
          </table:table-cell>
          <table:table-cell table:number-matrix-columns-spanned="1" table:number-matrix-rows-spanned="1" table:formula="of:=SUM([.Y3:.Y3]&gt;[.$HG3:.$HG3])" office:value-type="float" office:value="0">
            <text:p>0</text:p>
          </table:table-cell>
          <table:table-cell table:number-matrix-columns-spanned="1" table:number-matrix-rows-spanned="1" table:formula="of:=SUM([.Z3:.Z3]&gt;[.$HC3:.$HC3])" office:value-type="float" office:value="0">
            <text:p>0</text:p>
          </table:table-cell>
          <table:table-cell table:number-matrix-columns-spanned="1" table:number-matrix-rows-spanned="1" table:formula="of:=SUM([.AA3:.AA3]&gt;[.$HD3:.$HD3])" office:value-type="float" office:value="0">
            <text:p>0</text:p>
          </table:table-cell>
          <table:table-cell table:number-matrix-columns-spanned="1" table:number-matrix-rows-spanned="1" table:formula="of:=SUM([.AB3:.AB3]&gt;[.$HE3:.$HE3])" office:value-type="float" office:value="0">
            <text:p>0</text:p>
          </table:table-cell>
          <table:table-cell table:number-matrix-columns-spanned="1" table:number-matrix-rows-spanned="1" table:formula="of:=SUM([.AC3:.AC3]&gt;[.$HF3:.$HF3])" office:value-type="float" office:value="0">
            <text:p>0</text:p>
          </table:table-cell>
          <table:table-cell table:number-matrix-columns-spanned="1" table:number-matrix-rows-spanned="1" table:formula="of:=SUM([.AD3:.AD3]&gt;[.$HG3:.$HG3])" office:value-type="float" office:value="0">
            <text:p>0</text:p>
          </table:table-cell>
          <table:table-cell table:number-matrix-columns-spanned="1" table:number-matrix-rows-spanned="1" table:formula="of:=SUM([.AE3:.AE3]&gt;[.$HC3:.$HC3])" office:value-type="float" office:value="1">
            <text:p>1</text:p>
          </table:table-cell>
          <table:table-cell table:number-matrix-columns-spanned="1" table:number-matrix-rows-spanned="1" table:formula="of:=SUM([.AF3:.AF3]&gt;[.$HD3:.$HD3])" office:value-type="float" office:value="0">
            <text:p>0</text:p>
          </table:table-cell>
          <table:table-cell table:number-matrix-columns-spanned="1" table:number-matrix-rows-spanned="1" table:formula="of:=SUM([.AG3:.AG3]&gt;[.$HE3:.$HE3])" office:value-type="float" office:value="1">
            <text:p>1</text:p>
          </table:table-cell>
          <table:table-cell table:number-matrix-columns-spanned="1" table:number-matrix-rows-spanned="1" table:formula="of:=SUM([.AH3:.AH3]&gt;[.$HF3:.$HF3])" office:value-type="float" office:value="1">
            <text:p>1</text:p>
          </table:table-cell>
          <table:table-cell table:number-matrix-columns-spanned="1" table:number-matrix-rows-spanned="1" table:formula="of:=SUM([.AI3:.AI3]&gt;[.$HG3:.$HG3])" office:value-type="float" office:value="1">
            <text:p>1</text:p>
          </table:table-cell>
          <table:table-cell table:number-matrix-columns-spanned="1" table:number-matrix-rows-spanned="1" table:formula="of:=SUM([.AJ3:.AJ3]&gt;[.$HC3:.$HC3])" office:value-type="float" office:value="1">
            <text:p>1</text:p>
          </table:table-cell>
          <table:table-cell table:number-matrix-columns-spanned="1" table:number-matrix-rows-spanned="1" table:formula="of:=SUM([.AK3:.AK3]&gt;[.$HD3:.$HD3])" office:value-type="float" office:value="0">
            <text:p>0</text:p>
          </table:table-cell>
          <table:table-cell table:number-matrix-columns-spanned="1" table:number-matrix-rows-spanned="1" table:formula="of:=SUM([.AL3:.AL3]&gt;[.$HE3:.$HE3])" office:value-type="float" office:value="1">
            <text:p>1</text:p>
          </table:table-cell>
          <table:table-cell table:number-matrix-columns-spanned="1" table:number-matrix-rows-spanned="1" table:formula="of:=SUM([.AM3:.AM3]&gt;[.$HF3:.$HF3])" office:value-type="float" office:value="1">
            <text:p>1</text:p>
          </table:table-cell>
          <table:table-cell table:number-matrix-columns-spanned="1" table:number-matrix-rows-spanned="1" table:formula="of:=SUM([.AN3:.AN3]&gt;[.$HG3:.$HG3])" office:value-type="float" office:value="1">
            <text:p>1</text:p>
          </table:table-cell>
          <table:table-cell table:number-matrix-columns-spanned="1" table:number-matrix-rows-spanned="1" table:formula="of:=SUM([.AO3:.AO3]&gt;[.$HC3:.$HC3])" office:value-type="float" office:value="0">
            <text:p>0</text:p>
          </table:table-cell>
          <table:table-cell table:number-matrix-columns-spanned="1" table:number-matrix-rows-spanned="1" table:formula="of:=SUM([.AP3:.AP3]&gt;[.$HD3:.$HD3])" office:value-type="float" office:value="0">
            <text:p>0</text:p>
          </table:table-cell>
          <table:table-cell table:number-matrix-columns-spanned="1" table:number-matrix-rows-spanned="1" table:formula="of:=SUM([.AQ3:.AQ3]&gt;[.$HE3:.$HE3])" office:value-type="float" office:value="1">
            <text:p>1</text:p>
          </table:table-cell>
          <table:table-cell table:number-matrix-columns-spanned="1" table:number-matrix-rows-spanned="1" table:formula="of:=SUM([.AR3:.AR3]&gt;[.$HF3:.$HF3])" office:value-type="float" office:value="0">
            <text:p>0</text:p>
          </table:table-cell>
          <table:table-cell table:number-matrix-columns-spanned="1" table:number-matrix-rows-spanned="1" table:formula="of:=SUM([.AS3:.AS3]&gt;[.$HG3:.$HG3])" office:value-type="float" office:value="1">
            <text:p>1</text:p>
          </table:table-cell>
          <table:table-cell table:number-matrix-columns-spanned="1" table:number-matrix-rows-spanned="1" table:formula="of:=SUM([.AT3:.AT3]&gt;[.$HC3:.$HC3])" office:value-type="float" office:value="1">
            <text:p>1</text:p>
          </table:table-cell>
          <table:table-cell table:number-matrix-columns-spanned="1" table:number-matrix-rows-spanned="1" table:formula="of:=SUM([.AU3:.AU3]&gt;[.$HD3:.$HD3])" office:value-type="float" office:value="0">
            <text:p>0</text:p>
          </table:table-cell>
          <table:table-cell table:number-matrix-columns-spanned="1" table:number-matrix-rows-spanned="1" table:formula="of:=SUM([.AV3:.AV3]&gt;[.$HE3:.$HE3])" office:value-type="float" office:value="1">
            <text:p>1</text:p>
          </table:table-cell>
          <table:table-cell table:number-matrix-columns-spanned="1" table:number-matrix-rows-spanned="1" table:formula="of:=SUM([.AW3:.AW3]&gt;[.$HF3:.$HF3])" office:value-type="float" office:value="1">
            <text:p>1</text:p>
          </table:table-cell>
          <table:table-cell table:number-matrix-columns-spanned="1" table:number-matrix-rows-spanned="1" table:formula="of:=SUM([.AX3:.AX3]&gt;[.$HG3:.$HG3])" office:value-type="float" office:value="1">
            <text:p>1</text:p>
          </table:table-cell>
          <table:table-cell table:number-matrix-columns-spanned="1" table:number-matrix-rows-spanned="1" table:formula="of:=SUM([.AY3:.AY3]&gt;[.$HC3:.$HC3])" office:value-type="float" office:value="0">
            <text:p>0</text:p>
          </table:table-cell>
          <table:table-cell table:number-matrix-columns-spanned="1" table:number-matrix-rows-spanned="1" table:formula="of:=SUM([.AZ3:.AZ3]&gt;[.$HD3:.$HD3])" office:value-type="float" office:value="0">
            <text:p>0</text:p>
          </table:table-cell>
          <table:table-cell table:number-matrix-columns-spanned="1" table:number-matrix-rows-spanned="1" table:formula="of:=SUM([.BA3:.BA3]&gt;[.$HE3:.$HE3])" office:value-type="float" office:value="0">
            <text:p>0</text:p>
          </table:table-cell>
          <table:table-cell table:number-matrix-columns-spanned="1" table:number-matrix-rows-spanned="1" table:formula="of:=SUM([.BB3:.BB3]&gt;[.$HF3:.$HF3])" office:value-type="float" office:value="0">
            <text:p>0</text:p>
          </table:table-cell>
          <table:table-cell table:number-matrix-columns-spanned="1" table:number-matrix-rows-spanned="1" table:formula="of:=SUM([.BC3:.BC3]&gt;[.$HG3:.$HG3])" office:value-type="float" office:value="0">
            <text:p>0</text:p>
          </table:table-cell>
          <table:table-cell table:number-matrix-columns-spanned="1" table:number-matrix-rows-spanned="1" table:formula="of:=SUM([.BD3:.BD3]&gt;[.$HC3:.$HC3])" office:value-type="float" office:value="0">
            <text:p>0</text:p>
          </table:table-cell>
          <table:table-cell table:number-matrix-columns-spanned="1" table:number-matrix-rows-spanned="1" table:formula="of:=SUM([.BE3:.BE3]&gt;[.$HD3:.$HD3])" office:value-type="float" office:value="0">
            <text:p>0</text:p>
          </table:table-cell>
          <table:table-cell table:number-matrix-columns-spanned="1" table:number-matrix-rows-spanned="1" table:formula="of:=SUM([.BF3:.BF3]&gt;[.$HE3:.$HE3])" office:value-type="float" office:value="0">
            <text:p>0</text:p>
          </table:table-cell>
          <table:table-cell table:number-matrix-columns-spanned="1" table:number-matrix-rows-spanned="1" table:formula="of:=SUM([.BG3:.BG3]&gt;[.$HF3:.$HF3])" office:value-type="float" office:value="0">
            <text:p>0</text:p>
          </table:table-cell>
          <table:table-cell table:number-matrix-columns-spanned="1" table:number-matrix-rows-spanned="1" table:formula="of:=SUM([.BH3:.BH3]&gt;[.$HG3:.$HG3])" office:value-type="float" office:value="0">
            <text:p>0</text:p>
          </table:table-cell>
          <table:table-cell table:number-matrix-columns-spanned="1" table:number-matrix-rows-spanned="1" table:formula="of:=SUM([.BI3:.BI3]&gt;[.$HC3:.$HC3])" office:value-type="float" office:value="0">
            <text:p>0</text:p>
          </table:table-cell>
          <table:table-cell table:number-matrix-columns-spanned="1" table:number-matrix-rows-spanned="1" table:formula="of:=SUM([.BJ3:.BJ3]&gt;[.$HD3:.$HD3])" office:value-type="float" office:value="0">
            <text:p>0</text:p>
          </table:table-cell>
          <table:table-cell table:number-matrix-columns-spanned="1" table:number-matrix-rows-spanned="1" table:formula="of:=SUM([.BK3:.BK3]&gt;[.$HE3:.$HE3])" office:value-type="float" office:value="0">
            <text:p>0</text:p>
          </table:table-cell>
          <table:table-cell table:number-matrix-columns-spanned="1" table:number-matrix-rows-spanned="1" table:formula="of:=SUM([.BL3:.BL3]&gt;[.$HF3:.$HF3])" office:value-type="float" office:value="0">
            <text:p>0</text:p>
          </table:table-cell>
          <table:table-cell table:number-matrix-columns-spanned="1" table:number-matrix-rows-spanned="1" table:formula="of:=SUM([.BM3:.BM3]&gt;[.$HG3:.$HG3])" office:value-type="float" office:value="0">
            <text:p>0</text:p>
          </table:table-cell>
          <table:table-cell table:number-matrix-columns-spanned="1" table:number-matrix-rows-spanned="1" table:formula="of:=SUM([.BN3:.BN3]&gt;[.$HC3:.$HC3])" office:value-type="float" office:value="0">
            <text:p>0</text:p>
          </table:table-cell>
          <table:table-cell table:number-matrix-columns-spanned="1" table:number-matrix-rows-spanned="1" table:formula="of:=SUM([.BO3:.BO3]&gt;[.$HD3:.$HD3])" office:value-type="float" office:value="0">
            <text:p>0</text:p>
          </table:table-cell>
          <table:table-cell table:number-matrix-columns-spanned="1" table:number-matrix-rows-spanned="1" table:formula="of:=SUM([.BP3:.BP3]&gt;[.$HE3:.$HE3])" office:value-type="float" office:value="0">
            <text:p>0</text:p>
          </table:table-cell>
          <table:table-cell table:number-matrix-columns-spanned="1" table:number-matrix-rows-spanned="1" table:formula="of:=SUM([.BQ3:.BQ3]&gt;[.$HF3:.$HF3])" office:value-type="float" office:value="0">
            <text:p>0</text:p>
          </table:table-cell>
          <table:table-cell table:number-matrix-columns-spanned="1" table:number-matrix-rows-spanned="1" table:formula="of:=SUM([.BR3:.BR3]&gt;[.$HG3:.$HG3])" office:value-type="float" office:value="0">
            <text:p>0</text:p>
          </table:table-cell>
          <table:table-cell table:number-matrix-columns-spanned="1" table:number-matrix-rows-spanned="1" table:formula="of:=SUM([.BS3:.BS3]&gt;[.$HC3:.$HC3])" office:value-type="float" office:value="1">
            <text:p>1</text:p>
          </table:table-cell>
          <table:table-cell table:number-matrix-columns-spanned="1" table:number-matrix-rows-spanned="1" table:formula="of:=SUM([.BT3:.BT3]&gt;[.$HD3:.$HD3])" office:value-type="float" office:value="0">
            <text:p>0</text:p>
          </table:table-cell>
          <table:table-cell table:number-matrix-columns-spanned="1" table:number-matrix-rows-spanned="1" table:formula="of:=SUM([.BU3:.BU3]&gt;[.$HE3:.$HE3])" office:value-type="float" office:value="1">
            <text:p>1</text:p>
          </table:table-cell>
          <table:table-cell table:number-matrix-columns-spanned="1" table:number-matrix-rows-spanned="1" table:formula="of:=SUM([.BV3:.BV3]&gt;[.$HF3:.$HF3])" office:value-type="float" office:value="0">
            <text:p>0</text:p>
          </table:table-cell>
          <table:table-cell table:number-matrix-columns-spanned="1" table:number-matrix-rows-spanned="1" table:formula="of:=SUM([.BW3:.BW3]&gt;[.$HG3:.$HG3])" office:value-type="float" office:value="1">
            <text:p>1</text:p>
          </table:table-cell>
          <table:table-cell table:number-matrix-columns-spanned="1" table:number-matrix-rows-spanned="1" table:formula="of:=SUM([.BX3:.BX3]&gt;[.$HC3:.$HC3])" office:value-type="float" office:value="1">
            <text:p>1</text:p>
          </table:table-cell>
          <table:table-cell table:style-name="ce9" table:number-matrix-columns-spanned="1" table:number-matrix-rows-spanned="1" table:formula="of:=SUM([.BY3:.BY3]&gt;[.$HD3:.$HD3])" office:value-type="float" office:value="1">
            <text:p>1</text:p>
          </table:table-cell>
          <table:table-cell table:number-matrix-columns-spanned="1" table:number-matrix-rows-spanned="1" table:formula="of:=SUM([.BZ3:.BZ3]&gt;[.$HE3:.$HE3])" office:value-type="float" office:value="1">
            <text:p>1</text:p>
          </table:table-cell>
          <table:table-cell table:number-matrix-columns-spanned="1" table:number-matrix-rows-spanned="1" table:formula="of:=SUM([.CA3:.CA3]&gt;[.$HF3:.$HF3])" office:value-type="float" office:value="1">
            <text:p>1</text:p>
          </table:table-cell>
          <table:table-cell table:number-matrix-columns-spanned="1" table:number-matrix-rows-spanned="1" table:formula="of:=SUM([.CB3:.CB3]&gt;[.$HG3:.$HG3])" office:value-type="float" office:value="0">
            <text:p>0</text:p>
          </table:table-cell>
          <table:table-cell table:number-matrix-columns-spanned="1" table:number-matrix-rows-spanned="1" table:formula="of:=SUM([.CC3:.CC3]&gt;[.$HC3:.$HC3])" office:value-type="float" office:value="1">
            <text:p>1</text:p>
          </table:table-cell>
          <table:table-cell table:style-name="ce9" table:number-matrix-columns-spanned="1" table:number-matrix-rows-spanned="1" table:formula="of:=SUM([.CD3:.CD3]&gt;[.$HD3:.$HD3])" office:value-type="float" office:value="1">
            <text:p>1</text:p>
          </table:table-cell>
          <table:table-cell table:number-matrix-columns-spanned="1" table:number-matrix-rows-spanned="1" table:formula="of:=SUM([.CE3:.CE3]&gt;[.$HE3:.$HE3])" office:value-type="float" office:value="1">
            <text:p>1</text:p>
          </table:table-cell>
          <table:table-cell table:number-matrix-columns-spanned="1" table:number-matrix-rows-spanned="1" table:formula="of:=SUM([.CF3:.CF3]&gt;[.$HF3:.$HF3])" office:value-type="float" office:value="1">
            <text:p>1</text:p>
          </table:table-cell>
          <table:table-cell table:number-matrix-columns-spanned="1" table:number-matrix-rows-spanned="1" table:formula="of:=SUM([.CG3:.CG3]&gt;[.$HG3:.$HG3])" office:value-type="float" office:value="1">
            <text:p>1</text:p>
          </table:table-cell>
          <table:table-cell table:number-matrix-columns-spanned="1" table:number-matrix-rows-spanned="1" table:formula="of:=SUM([.CH3:.CH3]&gt;[.$HC3:.$HC3])" office:value-type="float" office:value="0">
            <text:p>0</text:p>
          </table:table-cell>
          <table:table-cell table:number-matrix-columns-spanned="1" table:number-matrix-rows-spanned="1" table:formula="of:=SUM([.CI3:.CI3]&gt;[.$HD3:.$HD3])" office:value-type="float" office:value="0">
            <text:p>0</text:p>
          </table:table-cell>
          <table:table-cell table:number-matrix-columns-spanned="1" table:number-matrix-rows-spanned="1" table:formula="of:=SUM([.CJ3:.CJ3]&gt;[.$HE3:.$HE3])" office:value-type="float" office:value="0">
            <text:p>0</text:p>
          </table:table-cell>
          <table:table-cell table:number-matrix-columns-spanned="1" table:number-matrix-rows-spanned="1" table:formula="of:=SUM([.CK3:.CK3]&gt;[.$HF3:.$HF3])" office:value-type="float" office:value="0">
            <text:p>0</text:p>
          </table:table-cell>
          <table:table-cell table:number-matrix-columns-spanned="1" table:number-matrix-rows-spanned="1" table:formula="of:=SUM([.CL3:.CL3]&gt;[.$HG3:.$HG3])" office:value-type="float" office:value="0">
            <text:p>0</text:p>
          </table:table-cell>
          <table:table-cell table:number-matrix-columns-spanned="1" table:number-matrix-rows-spanned="1" table:formula="of:=SUM([.CM3:.CM3]&gt;[.$HC3:.$HC3])" office:value-type="float" office:value="1">
            <text:p>1</text:p>
          </table:table-cell>
          <table:table-cell table:style-name="ce9" table:number-matrix-columns-spanned="1" table:number-matrix-rows-spanned="1" table:formula="of:=SUM([.CN3:.CN3]&gt;[.$HD3:.$HD3])" office:value-type="float" office:value="1">
            <text:p>1</text:p>
          </table:table-cell>
          <table:table-cell table:number-matrix-columns-spanned="1" table:number-matrix-rows-spanned="1" table:formula="of:=SUM([.CO3:.CO3]&gt;[.$HE3:.$HE3])" office:value-type="float" office:value="1">
            <text:p>1</text:p>
          </table:table-cell>
          <table:table-cell table:number-matrix-columns-spanned="1" table:number-matrix-rows-spanned="1" table:formula="of:=SUM([.CP3:.CP3]&gt;[.$HF3:.$HF3])" office:value-type="float" office:value="1">
            <text:p>1</text:p>
          </table:table-cell>
          <table:table-cell table:number-matrix-columns-spanned="1" table:number-matrix-rows-spanned="1" table:formula="of:=SUM([.CQ3:.CQ3]&gt;[.$HG3:.$HG3])" office:value-type="float" office:value="1">
            <text:p>1</text:p>
          </table:table-cell>
          <table:table-cell table:number-matrix-columns-spanned="1" table:number-matrix-rows-spanned="1" table:formula="of:=SUM([.CR3:.CR3]&gt;[.$HC3:.$HC3])" office:value-type="float" office:value="1">
            <text:p>1</text:p>
          </table:table-cell>
          <table:table-cell table:style-name="ce9" table:number-matrix-columns-spanned="1" table:number-matrix-rows-spanned="1" table:formula="of:=SUM([.CS3:.CS3]&gt;[.$HD3:.$HD3])" office:value-type="float" office:value="1">
            <text:p>1</text:p>
          </table:table-cell>
          <table:table-cell table:number-matrix-columns-spanned="1" table:number-matrix-rows-spanned="1" table:formula="of:=SUM([.CT3:.CT3]&gt;[.$HE3:.$HE3])" office:value-type="float" office:value="1">
            <text:p>1</text:p>
          </table:table-cell>
          <table:table-cell table:number-matrix-columns-spanned="1" table:number-matrix-rows-spanned="1" table:formula="of:=SUM([.CU3:.CU3]&gt;[.$HF3:.$HF3])" office:value-type="float" office:value="1">
            <text:p>1</text:p>
          </table:table-cell>
          <table:table-cell table:number-matrix-columns-spanned="1" table:number-matrix-rows-spanned="1" table:formula="of:=SUM([.CV3:.CV3]&gt;[.$HG3:.$HG3])" office:value-type="float" office:value="1">
            <text:p>1</text:p>
          </table:table-cell>
          <table:table-cell table:number-matrix-columns-spanned="1" table:number-matrix-rows-spanned="1" table:formula="of:=SUM([.CW3:.CW3]&gt;[.$HC3:.$HC3])" office:value-type="float" office:value="1">
            <text:p>1</text:p>
          </table:table-cell>
          <table:table-cell table:number-matrix-columns-spanned="1" table:number-matrix-rows-spanned="1" table:formula="of:=SUM([.CX3:.CX3]&gt;[.$HD3:.$HD3])" office:value-type="float" office:value="0">
            <text:p>0</text:p>
          </table:table-cell>
          <table:table-cell table:number-matrix-columns-spanned="1" table:number-matrix-rows-spanned="1" table:formula="of:=SUM([.CY3:.CY3]&gt;[.$HE3:.$HE3])" office:value-type="float" office:value="0">
            <text:p>0</text:p>
          </table:table-cell>
          <table:table-cell table:number-matrix-columns-spanned="1" table:number-matrix-rows-spanned="1" table:formula="of:=SUM([.CZ3:.CZ3]&gt;[.$HF3:.$HF3])" office:value-type="float" office:value="0">
            <text:p>0</text:p>
          </table:table-cell>
          <table:table-cell table:number-matrix-columns-spanned="1" table:number-matrix-rows-spanned="1" table:formula="of:=SUM([.DA3:.DA3]&gt;[.$HG3:.$HG3])" office:value-type="float" office:value="0">
            <text:p>0</text:p>
          </table:table-cell>
          <table:table-cell table:number-matrix-columns-spanned="1" table:number-matrix-rows-spanned="1" table:formula="of:=SUM([.DB3:.DB3]&gt;[.$HC3:.$HC3])" office:value-type="float" office:value="1">
            <text:p>1</text:p>
          </table:table-cell>
          <table:table-cell table:style-name="ce9" table:number-matrix-columns-spanned="1" table:number-matrix-rows-spanned="1" table:formula="of:=SUM([.DC3:.DC3]&gt;[.$HD3:.$HD3])" office:value-type="float" office:value="1">
            <text:p>1</text:p>
          </table:table-cell>
          <table:table-cell table:number-matrix-columns-spanned="1" table:number-matrix-rows-spanned="1" table:formula="of:=SUM([.DD3:.DD3]&gt;[.$HE3:.$HE3])" office:value-type="float" office:value="1">
            <text:p>1</text:p>
          </table:table-cell>
          <table:table-cell table:number-matrix-columns-spanned="1" table:number-matrix-rows-spanned="1" table:formula="of:=SUM([.DE3:.DE3]&gt;[.$HF3:.$HF3])" office:value-type="float" office:value="1">
            <text:p>1</text:p>
          </table:table-cell>
          <table:table-cell table:number-matrix-columns-spanned="1" table:number-matrix-rows-spanned="1" table:formula="of:=SUM([.DF3:.DF3]&gt;[.$HG3:.$HG3])" office:value-type="float" office:value="1">
            <text:p>1</text:p>
          </table:table-cell>
          <table:table-cell table:number-matrix-columns-spanned="1" table:number-matrix-rows-spanned="1" table:formula="of:=SUM([.DG3:.DG3]&gt;[.$HC3:.$HC3])" office:value-type="float" office:value="0">
            <text:p>0</text:p>
          </table:table-cell>
          <table:table-cell table:number-matrix-columns-spanned="1" table:number-matrix-rows-spanned="1" table:formula="of:=SUM([.DH3:.DH3]&gt;[.$HD3:.$HD3])" office:value-type="float" office:value="0">
            <text:p>0</text:p>
          </table:table-cell>
          <table:table-cell table:number-matrix-columns-spanned="1" table:number-matrix-rows-spanned="1" table:formula="of:=SUM([.DI3:.DI3]&gt;[.$HE3:.$HE3])" office:value-type="float" office:value="0">
            <text:p>0</text:p>
          </table:table-cell>
          <table:table-cell table:number-matrix-columns-spanned="1" table:number-matrix-rows-spanned="1" table:formula="of:=SUM([.DJ3:.DJ3]&gt;[.$HF3:.$HF3])" office:value-type="float" office:value="1">
            <text:p>1</text:p>
          </table:table-cell>
          <table:table-cell table:number-matrix-columns-spanned="1" table:number-matrix-rows-spanned="1" table:formula="of:=SUM([.DK3:.DK3]&gt;[.$HG3:.$HG3])" office:value-type="float" office:value="0">
            <text:p>0</text:p>
          </table:table-cell>
          <table:table-cell table:number-matrix-columns-spanned="1" table:number-matrix-rows-spanned="1" table:formula="of:=SUM([.DL3:.DL3]&gt;[.$HC3:.$HC3])" office:value-type="float" office:value="0">
            <text:p>0</text:p>
          </table:table-cell>
          <table:table-cell table:number-matrix-columns-spanned="1" table:number-matrix-rows-spanned="1" table:formula="of:=SUM([.DM3:.DM3]&gt;[.$HD3:.$HD3])" office:value-type="float" office:value="0">
            <text:p>0</text:p>
          </table:table-cell>
          <table:table-cell table:number-matrix-columns-spanned="1" table:number-matrix-rows-spanned="1" table:formula="of:=SUM([.DN3:.DN3]&gt;[.$HE3:.$HE3])" office:value-type="float" office:value="0">
            <text:p>0</text:p>
          </table:table-cell>
          <table:table-cell table:number-matrix-columns-spanned="1" table:number-matrix-rows-spanned="1" table:formula="of:=SUM([.DO3:.DO3]&gt;[.$HF3:.$HF3])" office:value-type="float" office:value="0">
            <text:p>0</text:p>
          </table:table-cell>
          <table:table-cell table:number-matrix-columns-spanned="1" table:number-matrix-rows-spanned="1" table:formula="of:=SUM([.DP3:.DP3]&gt;[.$HG3:.$HG3])" office:value-type="float" office:value="0">
            <text:p>0</text:p>
          </table:table-cell>
          <table:table-cell table:number-matrix-columns-spanned="1" table:number-matrix-rows-spanned="1" table:formula="of:=SUM([.DQ3:.DQ3]&gt;[.$HC3:.$HC3])" office:value-type="float" office:value="0">
            <text:p>0</text:p>
          </table:table-cell>
          <table:table-cell table:number-matrix-columns-spanned="1" table:number-matrix-rows-spanned="1" table:formula="of:=SUM([.DR3:.DR3]&gt;[.$HD3:.$HD3])" office:value-type="float" office:value="0">
            <text:p>0</text:p>
          </table:table-cell>
          <table:table-cell table:number-matrix-columns-spanned="1" table:number-matrix-rows-spanned="1" table:formula="of:=SUM([.DS3:.DS3]&gt;[.$HE3:.$HE3])" office:value-type="float" office:value="0">
            <text:p>0</text:p>
          </table:table-cell>
          <table:table-cell table:number-matrix-columns-spanned="1" table:number-matrix-rows-spanned="1" table:formula="of:=SUM([.DT3:.DT3]&gt;[.$HF3:.$HF3])" office:value-type="float" office:value="0">
            <text:p>0</text:p>
          </table:table-cell>
          <table:table-cell table:number-matrix-columns-spanned="1" table:number-matrix-rows-spanned="1" table:formula="of:=SUM([.DU3:.DU3]&gt;[.$HG3:.$HG3])" office:value-type="float" office:value="0">
            <text:p>0</text:p>
          </table:table-cell>
          <table:table-cell table:number-matrix-columns-spanned="1" table:number-matrix-rows-spanned="1" table:formula="of:=SUM([.DV3:.DV3]&gt;[.$HC3:.$HC3])" office:value-type="float" office:value="1">
            <text:p>1</text:p>
          </table:table-cell>
          <table:table-cell table:number-matrix-columns-spanned="1" table:number-matrix-rows-spanned="1" table:formula="of:=SUM([.DW3:.DW3]&gt;[.$HD3:.$HD3])" office:value-type="float" office:value="0">
            <text:p>0</text:p>
          </table:table-cell>
          <table:table-cell table:number-matrix-columns-spanned="1" table:number-matrix-rows-spanned="1" table:formula="of:=SUM([.DX3:.DX3]&gt;[.$HE3:.$HE3])" office:value-type="float" office:value="1">
            <text:p>1</text:p>
          </table:table-cell>
          <table:table-cell table:number-matrix-columns-spanned="1" table:number-matrix-rows-spanned="1" table:formula="of:=SUM([.DY3:.DY3]&gt;[.$HF3:.$HF3])" office:value-type="float" office:value="1">
            <text:p>1</text:p>
          </table:table-cell>
          <table:table-cell table:number-matrix-columns-spanned="1" table:number-matrix-rows-spanned="1" table:formula="of:=SUM([.DZ3:.DZ3]&gt;[.$HG3:.$HG3])" office:value-type="float" office:value="1">
            <text:p>1</text:p>
          </table:table-cell>
          <table:table-cell table:number-matrix-columns-spanned="1" table:number-matrix-rows-spanned="1" table:formula="of:=SUM([.EA3:.EA3]&gt;[.$HC3:.$HC3])" office:value-type="float" office:value="1">
            <text:p>1</text:p>
          </table:table-cell>
          <table:table-cell table:style-name="ce9" table:number-matrix-columns-spanned="1" table:number-matrix-rows-spanned="1" table:formula="of:=SUM([.EB3:.EB3]&gt;[.$HD3:.$HD3])" office:value-type="float" office:value="1">
            <text:p>1</text:p>
          </table:table-cell>
          <table:table-cell table:number-matrix-columns-spanned="1" table:number-matrix-rows-spanned="1" table:formula="of:=SUM([.EC3:.EC3]&gt;[.$HE3:.$HE3])" office:value-type="float" office:value="1">
            <text:p>1</text:p>
          </table:table-cell>
          <table:table-cell table:number-matrix-columns-spanned="1" table:number-matrix-rows-spanned="1" table:formula="of:=SUM([.ED3:.ED3]&gt;[.$HF3:.$HF3])" office:value-type="float" office:value="1">
            <text:p>1</text:p>
          </table:table-cell>
          <table:table-cell table:number-matrix-columns-spanned="1" table:number-matrix-rows-spanned="1" table:formula="of:=SUM([.EE3:.EE3]&gt;[.$HG3:.$HG3])" office:value-type="float" office:value="1">
            <text:p>1</text:p>
          </table:table-cell>
          <table:table-cell table:number-matrix-columns-spanned="1" table:number-matrix-rows-spanned="1" table:formula="of:=SUM([.EF3:.EF3]&gt;[.$HC3:.$HC3])" office:value-type="float" office:value="1">
            <text:p>1</text:p>
          </table:table-cell>
          <table:table-cell table:style-name="ce9" table:number-matrix-columns-spanned="1" table:number-matrix-rows-spanned="1" table:formula="of:=SUM([.EG3:.EG3]&gt;[.$HD3:.$HD3])" office:value-type="float" office:value="1">
            <text:p>1</text:p>
          </table:table-cell>
          <table:table-cell table:number-matrix-columns-spanned="1" table:number-matrix-rows-spanned="1" table:formula="of:=SUM([.EH3:.EH3]&gt;[.$HE3:.$HE3])" office:value-type="float" office:value="1">
            <text:p>1</text:p>
          </table:table-cell>
          <table:table-cell table:number-matrix-columns-spanned="1" table:number-matrix-rows-spanned="1" table:formula="of:=SUM([.EI3:.EI3]&gt;[.$HF3:.$HF3])" office:value-type="float" office:value="1">
            <text:p>1</text:p>
          </table:table-cell>
          <table:table-cell table:number-matrix-columns-spanned="1" table:number-matrix-rows-spanned="1" table:formula="of:=SUM([.EJ3:.EJ3]&gt;[.$HG3:.$HG3])" office:value-type="float" office:value="1">
            <text:p>1</text:p>
          </table:table-cell>
          <table:table-cell table:number-matrix-columns-spanned="1" table:number-matrix-rows-spanned="1" table:formula="of:=SUM([.EK3:.EK3]&gt;[.$HC3:.$HC3])" office:value-type="float" office:value="1">
            <text:p>1</text:p>
          </table:table-cell>
          <table:table-cell table:style-name="ce9" table:number-matrix-columns-spanned="1" table:number-matrix-rows-spanned="1" table:formula="of:=SUM([.EL3:.EL3]&gt;[.$HD3:.$HD3])" office:value-type="float" office:value="1">
            <text:p>1</text:p>
          </table:table-cell>
          <table:table-cell table:number-matrix-columns-spanned="1" table:number-matrix-rows-spanned="1" table:formula="of:=SUM([.EM3:.EM3]&gt;[.$HE3:.$HE3])" office:value-type="float" office:value="1">
            <text:p>1</text:p>
          </table:table-cell>
          <table:table-cell table:number-matrix-columns-spanned="1" table:number-matrix-rows-spanned="1" table:formula="of:=SUM([.EN3:.EN3]&gt;[.$HF3:.$HF3])" office:value-type="float" office:value="1">
            <text:p>1</text:p>
          </table:table-cell>
          <table:table-cell table:number-matrix-columns-spanned="1" table:number-matrix-rows-spanned="1" table:formula="of:=SUM([.EO3:.EO3]&gt;[.$HG3:.$HG3])" office:value-type="float" office:value="1">
            <text:p>1</text:p>
          </table:table-cell>
          <table:table-cell table:number-matrix-columns-spanned="1" table:number-matrix-rows-spanned="1" table:formula="of:=SUM([.EP3:.EP3]&gt;[.$HC3:.$HC3])" office:value-type="float" office:value="0">
            <text:p>0</text:p>
          </table:table-cell>
          <table:table-cell table:number-matrix-columns-spanned="1" table:number-matrix-rows-spanned="1" table:formula="of:=SUM([.EQ3:.EQ3]&gt;[.$HD3:.$HD3])" office:value-type="float" office:value="0">
            <text:p>0</text:p>
          </table:table-cell>
          <table:table-cell table:number-matrix-columns-spanned="1" table:number-matrix-rows-spanned="1" table:formula="of:=SUM([.ER3:.ER3]&gt;[.$HE3:.$HE3])" office:value-type="float" office:value="0">
            <text:p>0</text:p>
          </table:table-cell>
          <table:table-cell table:number-matrix-columns-spanned="1" table:number-matrix-rows-spanned="1" table:formula="of:=SUM([.ES3:.ES3]&gt;[.$HF3:.$HF3])" office:value-type="float" office:value="0">
            <text:p>0</text:p>
          </table:table-cell>
          <table:table-cell table:number-matrix-columns-spanned="1" table:number-matrix-rows-spanned="1" table:formula="of:=SUM([.ET3:.ET3]&gt;[.$HG3:.$HG3])" office:value-type="float" office:value="0">
            <text:p>0</text:p>
          </table:table-cell>
          <table:table-cell table:number-matrix-columns-spanned="1" table:number-matrix-rows-spanned="1" table:formula="of:=SUM([.EU3:.EU3]&gt;[.$HC3:.$HC3])" office:value-type="float" office:value="0">
            <text:p>0</text:p>
          </table:table-cell>
          <table:table-cell table:number-matrix-columns-spanned="1" table:number-matrix-rows-spanned="1" table:formula="of:=SUM([.EV3:.EV3]&gt;[.$HD3:.$HD3])" office:value-type="float" office:value="0">
            <text:p>0</text:p>
          </table:table-cell>
          <table:table-cell table:number-matrix-columns-spanned="1" table:number-matrix-rows-spanned="1" table:formula="of:=SUM([.EW3:.EW3]&gt;[.$HE3:.$HE3])" office:value-type="float" office:value="0">
            <text:p>0</text:p>
          </table:table-cell>
          <table:table-cell table:number-matrix-columns-spanned="1" table:number-matrix-rows-spanned="1" table:formula="of:=SUM([.EX3:.EX3]&gt;[.$HF3:.$HF3])" office:value-type="float" office:value="0">
            <text:p>0</text:p>
          </table:table-cell>
          <table:table-cell table:number-matrix-columns-spanned="1" table:number-matrix-rows-spanned="1" table:formula="of:=SUM([.EY3:.EY3]&gt;[.$HG3:.$HG3])" office:value-type="float" office:value="0">
            <text:p>0</text:p>
          </table:table-cell>
          <table:table-cell table:number-matrix-columns-spanned="1" table:number-matrix-rows-spanned="1" table:formula="of:=SUM([.EZ3:.EZ3]&gt;[.$HC3:.$HC3])" office:value-type="float" office:value="0">
            <text:p>0</text:p>
          </table:table-cell>
          <table:table-cell table:number-matrix-columns-spanned="1" table:number-matrix-rows-spanned="1" table:formula="of:=SUM([.FA3:.FA3]&gt;[.$HD3:.$HD3])" office:value-type="float" office:value="0">
            <text:p>0</text:p>
          </table:table-cell>
          <table:table-cell table:number-matrix-columns-spanned="1" table:number-matrix-rows-spanned="1" table:formula="of:=SUM([.FB3:.FB3]&gt;[.$HE3:.$HE3])" office:value-type="float" office:value="0">
            <text:p>0</text:p>
          </table:table-cell>
          <table:table-cell table:number-matrix-columns-spanned="1" table:number-matrix-rows-spanned="1" table:formula="of:=SUM([.FC3:.FC3]&gt;[.$HF3:.$HF3])" office:value-type="float" office:value="0">
            <text:p>0</text:p>
          </table:table-cell>
          <table:table-cell table:number-matrix-columns-spanned="1" table:number-matrix-rows-spanned="1" table:formula="of:=SUM([.FD3:.FD3]&gt;[.$HG3:.$HG3])" office:value-type="float" office:value="0">
            <text:p>0</text:p>
          </table:table-cell>
          <table:table-cell table:number-matrix-columns-spanned="1" table:number-matrix-rows-spanned="1" table:formula="of:=SUM([.FE3:.FE3]&gt;[.$HC3:.$HC3])" office:value-type="float" office:value="0">
            <text:p>0</text:p>
          </table:table-cell>
          <table:table-cell table:number-matrix-columns-spanned="1" table:number-matrix-rows-spanned="1" table:formula="of:=SUM([.FF3:.FF3]&gt;[.$HD3:.$HD3])" office:value-type="float" office:value="0">
            <text:p>0</text:p>
          </table:table-cell>
          <table:table-cell table:number-matrix-columns-spanned="1" table:number-matrix-rows-spanned="1" table:formula="of:=SUM([.FG3:.FG3]&gt;[.$HE3:.$HE3])" office:value-type="float" office:value="0">
            <text:p>0</text:p>
          </table:table-cell>
          <table:table-cell table:number-matrix-columns-spanned="1" table:number-matrix-rows-spanned="1" table:formula="of:=SUM([.FH3:.FH3]&gt;[.$HF3:.$HF3])" office:value-type="float" office:value="0">
            <text:p>0</text:p>
          </table:table-cell>
          <table:table-cell table:number-matrix-columns-spanned="1" table:number-matrix-rows-spanned="1" table:formula="of:=SUM([.FI3:.FI3]&gt;[.$HG3:.$HG3])" office:value-type="float" office:value="1">
            <text:p>1</text:p>
          </table:table-cell>
          <table:table-cell table:number-matrix-columns-spanned="1" table:number-matrix-rows-spanned="1" table:formula="of:=SUM([.FJ3:.FJ3]&gt;[.$HC3:.$HC3])" office:value-type="float" office:value="1">
            <text:p>1</text:p>
          </table:table-cell>
          <table:table-cell table:style-name="ce9" table:number-matrix-columns-spanned="1" table:number-matrix-rows-spanned="1" table:formula="of:=SUM([.FK3:.FK3]&gt;[.$HD3:.$HD3])" office:value-type="float" office:value="1">
            <text:p>1</text:p>
          </table:table-cell>
          <table:table-cell table:number-matrix-columns-spanned="1" table:number-matrix-rows-spanned="1" table:formula="of:=SUM([.FL3:.FL3]&gt;[.$HE3:.$HE3])" office:value-type="float" office:value="1">
            <text:p>1</text:p>
          </table:table-cell>
          <table:table-cell table:number-matrix-columns-spanned="1" table:number-matrix-rows-spanned="1" table:formula="of:=SUM([.FM3:.FM3]&gt;[.$HF3:.$HF3])" office:value-type="float" office:value="1">
            <text:p>1</text:p>
          </table:table-cell>
          <table:table-cell table:number-matrix-columns-spanned="1" table:number-matrix-rows-spanned="1" table:formula="of:=SUM([.FN3:.FN3]&gt;[.$HG3:.$HG3])" office:value-type="float" office:value="1">
            <text:p>1</text:p>
          </table:table-cell>
          <table:table-cell table:number-matrix-columns-spanned="1" table:number-matrix-rows-spanned="1" table:formula="of:=SUM([.FO3:.FO3]&gt;[.$HC3:.$HC3])" office:value-type="float" office:value="0">
            <text:p>0</text:p>
          </table:table-cell>
          <table:table-cell table:number-matrix-columns-spanned="1" table:number-matrix-rows-spanned="1" table:formula="of:=SUM([.FP3:.FP3]&gt;[.$HD3:.$HD3])" office:value-type="float" office:value="0">
            <text:p>0</text:p>
          </table:table-cell>
          <table:table-cell table:number-matrix-columns-spanned="1" table:number-matrix-rows-spanned="1" table:formula="of:=SUM([.FQ3:.FQ3]&gt;[.$HE3:.$HE3])" office:value-type="float" office:value="0">
            <text:p>0</text:p>
          </table:table-cell>
          <table:table-cell table:number-matrix-columns-spanned="1" table:number-matrix-rows-spanned="1" table:formula="of:=SUM([.FR3:.FR3]&gt;[.$HF3:.$HF3])" office:value-type="float" office:value="0">
            <text:p>0</text:p>
          </table:table-cell>
          <table:table-cell table:number-matrix-columns-spanned="1" table:number-matrix-rows-spanned="1" table:formula="of:=SUM([.FS3:.FS3]&gt;[.$HG3:.$HG3])" office:value-type="float" office:value="0">
            <text:p>0</text:p>
          </table:table-cell>
          <table:table-cell table:number-matrix-columns-spanned="1" table:number-matrix-rows-spanned="1" table:formula="of:=SUM([.FT3:.FT3]&gt;[.$HC3:.$HC3])" office:value-type="float" office:value="1">
            <text:p>1</text:p>
          </table:table-cell>
          <table:table-cell table:style-name="ce9" table:number-matrix-columns-spanned="1" table:number-matrix-rows-spanned="1" table:formula="of:=SUM([.FU3:.FU3]&gt;[.$HD3:.$HD3])" office:value-type="float" office:value="1">
            <text:p>1</text:p>
          </table:table-cell>
          <table:table-cell table:number-matrix-columns-spanned="1" table:number-matrix-rows-spanned="1" table:formula="of:=SUM([.FV3:.FV3]&gt;[.$HE3:.$HE3])" office:value-type="float" office:value="1">
            <text:p>1</text:p>
          </table:table-cell>
          <table:table-cell table:number-matrix-columns-spanned="1" table:number-matrix-rows-spanned="1" table:formula="of:=SUM([.FW3:.FW3]&gt;[.$HF3:.$HF3])" office:value-type="float" office:value="1">
            <text:p>1</text:p>
          </table:table-cell>
          <table:table-cell table:number-matrix-columns-spanned="1" table:number-matrix-rows-spanned="1" table:formula="of:=SUM([.FX3:.FX3]&gt;[.$HG3:.$HG3])" office:value-type="float" office:value="1">
            <text:p>1</text:p>
          </table:table-cell>
          <table:table-cell table:number-matrix-columns-spanned="1" table:number-matrix-rows-spanned="1" table:formula="of:=SUM([.FY3:.FY3]&gt;[.$HC3:.$HC3])" office:value-type="float" office:value="0">
            <text:p>0</text:p>
          </table:table-cell>
          <table:table-cell table:number-matrix-columns-spanned="1" table:number-matrix-rows-spanned="1" table:formula="of:=SUM([.FZ3:.FZ3]&gt;[.$HD3:.$HD3])" office:value-type="float" office:value="0">
            <text:p>0</text:p>
          </table:table-cell>
          <table:table-cell table:number-matrix-columns-spanned="1" table:number-matrix-rows-spanned="1" table:formula="of:=SUM([.GA3:.GA3]&gt;[.$HE3:.$HE3])" office:value-type="float" office:value="0">
            <text:p>0</text:p>
          </table:table-cell>
          <table:table-cell table:number-matrix-columns-spanned="1" table:number-matrix-rows-spanned="1" table:formula="of:=SUM([.GB3:.GB3]&gt;[.$HF3:.$HF3])" office:value-type="float" office:value="0">
            <text:p>0</text:p>
          </table:table-cell>
          <table:table-cell table:number-matrix-columns-spanned="1" table:number-matrix-rows-spanned="1" table:formula="of:=SUM([.GC3:.GC3]&gt;[.$HG3:.$HG3])" office:value-type="float" office:value="0">
            <text:p>0</text:p>
          </table:table-cell>
          <table:table-cell table:number-matrix-columns-spanned="1" table:number-matrix-rows-spanned="1" table:formula="of:=SUM([.GD3:.GD3]&gt;[.$HC3:.$HC3])" office:value-type="float" office:value="1">
            <text:p>1</text:p>
          </table:table-cell>
          <table:table-cell table:style-name="ce9" table:number-matrix-columns-spanned="1" table:number-matrix-rows-spanned="1" table:formula="of:=SUM([.GE3:.GE3]&gt;[.$HD3:.$HD3])" office:value-type="float" office:value="1">
            <text:p>1</text:p>
          </table:table-cell>
          <table:table-cell table:number-matrix-columns-spanned="1" table:number-matrix-rows-spanned="1" table:formula="of:=SUM([.GF3:.GF3]&gt;[.$HE3:.$HE3])" office:value-type="float" office:value="1">
            <text:p>1</text:p>
          </table:table-cell>
          <table:table-cell table:number-matrix-columns-spanned="1" table:number-matrix-rows-spanned="1" table:formula="of:=SUM([.GG3:.GG3]&gt;[.$HF3:.$HF3])" office:value-type="float" office:value="1">
            <text:p>1</text:p>
          </table:table-cell>
          <table:table-cell table:number-matrix-columns-spanned="1" table:number-matrix-rows-spanned="1" table:formula="of:=SUM([.GH3:.GH3]&gt;[.$HG3:.$HG3])" office:value-type="float" office:value="1">
            <text:p>1</text:p>
          </table:table-cell>
          <table:table-cell table:number-matrix-columns-spanned="1" table:number-matrix-rows-spanned="1" table:formula="of:=SUM([.GI3:.GI3]&gt;[.$HC3:.$HC3])" office:value-type="float" office:value="1">
            <text:p>1</text:p>
          </table:table-cell>
          <table:table-cell table:style-name="ce9" table:number-matrix-columns-spanned="1" table:number-matrix-rows-spanned="1" table:formula="of:=SUM([.GJ3:.GJ3]&gt;[.$HD3:.$HD3])" office:value-type="float" office:value="1">
            <text:p>1</text:p>
          </table:table-cell>
          <table:table-cell table:number-matrix-columns-spanned="1" table:number-matrix-rows-spanned="1" table:formula="of:=SUM([.GK3:.GK3]&gt;[.$HE3:.$HE3])" office:value-type="float" office:value="1">
            <text:p>1</text:p>
          </table:table-cell>
          <table:table-cell table:number-matrix-columns-spanned="1" table:number-matrix-rows-spanned="1" table:formula="of:=SUM([.GL3:.GL3]&gt;[.$HF3:.$HF3])" office:value-type="float" office:value="1">
            <text:p>1</text:p>
          </table:table-cell>
          <table:table-cell table:number-matrix-columns-spanned="1" table:number-matrix-rows-spanned="1" table:formula="of:=SUM([.GM3:.GM3]&gt;[.$HG3:.$HG3])" office:value-type="float" office:value="1">
            <text:p>1</text:p>
          </table:table-cell>
          <table:table-cell table:number-matrix-columns-spanned="1" table:number-matrix-rows-spanned="1" table:formula="of:=SUM([.GN3:.GN3]&gt;[.$HC3:.$HC3])" office:value-type="float" office:value="0">
            <text:p>0</text:p>
          </table:table-cell>
          <table:table-cell table:number-matrix-columns-spanned="1" table:number-matrix-rows-spanned="1" table:formula="of:=SUM([.GO3:.GO3]&gt;[.$HD3:.$HD3])" office:value-type="float" office:value="0">
            <text:p>0</text:p>
          </table:table-cell>
          <table:table-cell table:number-matrix-columns-spanned="1" table:number-matrix-rows-spanned="1" table:formula="of:=SUM([.GP3:.GP3]&gt;[.$HE3:.$HE3])" office:value-type="float" office:value="0">
            <text:p>0</text:p>
          </table:table-cell>
          <table:table-cell table:number-matrix-columns-spanned="1" table:number-matrix-rows-spanned="1" table:formula="of:=SUM([.GQ3:.GQ3]&gt;[.$HF3:.$HF3])" office:value-type="float" office:value="1">
            <text:p>1</text:p>
          </table:table-cell>
          <table:table-cell table:number-matrix-columns-spanned="1" table:number-matrix-rows-spanned="1" table:formula="of:=SUM([.GR3:.GR3]&gt;[.$HG3:.$HG3])" office:value-type="float" office:value="1">
            <text:p>1</text:p>
          </table:table-cell>
          <table:table-cell table:number-matrix-columns-spanned="1" table:number-matrix-rows-spanned="1" table:formula="of:=SUM([.GS3:.GS3]&gt;[.$HC3:.$HC3])" office:value-type="float" office:value="1">
            <text:p>1</text:p>
          </table:table-cell>
          <table:table-cell table:style-name="ce9" table:number-matrix-columns-spanned="1" table:number-matrix-rows-spanned="1" table:formula="of:=SUM([.GT3:.GT3]&gt;[.$HD3:.$HD3])" office:value-type="float" office:value="1">
            <text:p>1</text:p>
          </table:table-cell>
          <table:table-cell table:number-matrix-columns-spanned="1" table:number-matrix-rows-spanned="1" table:formula="of:=SUM([.GU3:.GU3]&gt;[.$HE3:.$HE3])" office:value-type="float" office:value="1">
            <text:p>1</text:p>
          </table:table-cell>
          <table:table-cell table:number-matrix-columns-spanned="1" table:number-matrix-rows-spanned="1" table:formula="of:=SUM([.GV3:.GV3]&gt;[.$HF3:.$HF3])" office:value-type="float" office:value="1">
            <text:p>1</text:p>
          </table:table-cell>
          <table:table-cell table:number-matrix-columns-spanned="1" table:number-matrix-rows-spanned="1" table:formula="of:=SUM([.GW3:.GW3]&gt;[.$HG3:.$HG3])" office:value-type="float" office:value="1">
            <text:p>1</text:p>
          </table:table-cell>
          <table:table-cell table:number-columns-repeated="819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H3:.$HH3])" office:value-type="float" office:value="0">
            <text:p>0</text:p>
          </table:table-cell>
          <table:table-cell table:number-matrix-columns-spanned="1" table:number-matrix-rows-spanned="1" table:formula="of:=SUM([.C3:.C3]=[.$HI3:.$HI3])" office:value-type="float" office:value="0">
            <text:p>0</text:p>
          </table:table-cell>
          <table:table-cell table:number-matrix-columns-spanned="1" table:number-matrix-rows-spanned="1" table:formula="of:=SUM([.D3:.D3]=[.$HJ3:.$HJ3])" office:value-type="float" office:value="0">
            <text:p>0</text:p>
          </table:table-cell>
          <table:table-cell table:number-matrix-columns-spanned="1" table:number-matrix-rows-spanned="1" table:formula="of:=SUM([.E3:.E3]=[.$HK3:.$HK3])" office:value-type="float" office:value="0">
            <text:p>0</text:p>
          </table:table-cell>
          <table:table-cell table:number-matrix-columns-spanned="1" table:number-matrix-rows-spanned="1" table:formula="of:=SUM([.F3:.F3]=[.$HH3:.$HH3])" office:value-type="float" office:value="0">
            <text:p>0</text:p>
          </table:table-cell>
          <table:table-cell table:number-matrix-columns-spanned="1" table:number-matrix-rows-spanned="1" table:formula="of:=SUM([.G3:.G3]=[.$HI3:.$HI3])" office:value-type="float" office:value="0">
            <text:p>0</text:p>
          </table:table-cell>
          <table:table-cell table:number-matrix-columns-spanned="1" table:number-matrix-rows-spanned="1" table:formula="of:=SUM([.H3:.H3]=[.$HJ3:.$HJ3])" office:value-type="float" office:value="0">
            <text:p>0</text:p>
          </table:table-cell>
          <table:table-cell table:number-matrix-columns-spanned="1" table:number-matrix-rows-spanned="1" table:formula="of:=SUM([.I3:.I3]=[.$HK3:.$HK3])" office:value-type="float" office:value="0">
            <text:p>0</text:p>
          </table:table-cell>
          <table:table-cell table:number-matrix-columns-spanned="1" table:number-matrix-rows-spanned="1" table:formula="of:=SUM([.J3:.J3]=[.$HL3:.$HL3])" office:value-type="float" office:value="0">
            <text:p>0</text:p>
          </table:table-cell>
          <table:table-cell table:number-matrix-columns-spanned="1" table:number-matrix-rows-spanned="1" table:formula="of:=SUM([.K3:.K3]=[.$HH3:.$HH3])" office:value-type="float" office:value="0">
            <text:p>0</text:p>
          </table:table-cell>
          <table:table-cell table:number-matrix-columns-spanned="1" table:number-matrix-rows-spanned="1" table:formula="of:=SUM([.L3:.L3]=[.$HI3:.$HI3])" office:value-type="float" office:value="0">
            <text:p>0</text:p>
          </table:table-cell>
          <table:table-cell table:number-matrix-columns-spanned="1" table:number-matrix-rows-spanned="1" table:formula="of:=SUM([.M3:.M3]=[.$HJ3:.$HJ3])" office:value-type="float" office:value="0">
            <text:p>0</text:p>
          </table:table-cell>
          <table:table-cell table:number-matrix-columns-spanned="1" table:number-matrix-rows-spanned="1" table:formula="of:=SUM([.N3:.N3]=[.$HK3:.$HK3])" office:value-type="float" office:value="0">
            <text:p>0</text:p>
          </table:table-cell>
          <table:table-cell table:number-matrix-columns-spanned="1" table:number-matrix-rows-spanned="1" table:formula="of:=SUM([.O3:.O3]=[.$HL3:.$HL3])" office:value-type="float" office:value="0">
            <text:p>0</text:p>
          </table:table-cell>
          <table:table-cell table:number-matrix-columns-spanned="1" table:number-matrix-rows-spanned="1" table:formula="of:=SUM([.P3:.P3]=[.$HH3:.$HH3])" office:value-type="float" office:value="0">
            <text:p>0</text:p>
          </table:table-cell>
          <table:table-cell table:number-matrix-columns-spanned="1" table:number-matrix-rows-spanned="1" table:formula="of:=SUM([.Q3:.Q3]=[.$HI3:.$HI3])" office:value-type="float" office:value="0">
            <text:p>0</text:p>
          </table:table-cell>
          <table:table-cell table:number-matrix-columns-spanned="1" table:number-matrix-rows-spanned="1" table:formula="of:=SUM([.R3:.R3]=[.$HJ3:.$HJ3])" office:value-type="float" office:value="0">
            <text:p>0</text:p>
          </table:table-cell>
          <table:table-cell table:number-matrix-columns-spanned="1" table:number-matrix-rows-spanned="1" table:formula="of:=SUM([.S3:.S3]=[.$HK3:.$HK3])" office:value-type="float" office:value="0">
            <text:p>0</text:p>
          </table:table-cell>
          <table:table-cell table:number-matrix-columns-spanned="1" table:number-matrix-rows-spanned="1" table:formula="of:=SUM([.T3:.T3]=[.$HL3:.$HL3])" office:value-type="float" office:value="0">
            <text:p>0</text:p>
          </table:table-cell>
          <table:table-cell table:number-matrix-columns-spanned="1" table:number-matrix-rows-spanned="1" table:formula="of:=SUM([.U3:.U3]=[.$HH3:.$HH3])" office:value-type="float" office:value="0">
            <text:p>0</text:p>
          </table:table-cell>
          <table:table-cell table:number-matrix-columns-spanned="1" table:number-matrix-rows-spanned="1" table:formula="of:=SUM([.V3:.V3]=[.$HI3:.$HI3])" office:value-type="float" office:value="0">
            <text:p>0</text:p>
          </table:table-cell>
          <table:table-cell table:number-matrix-columns-spanned="1" table:number-matrix-rows-spanned="1" table:formula="of:=SUM([.W3:.W3]=[.$HJ3:.$HJ3])" office:value-type="float" office:value="0">
            <text:p>0</text:p>
          </table:table-cell>
          <table:table-cell table:number-matrix-columns-spanned="1" table:number-matrix-rows-spanned="1" table:formula="of:=SUM([.X3:.X3]=[.$HK3:.$HK3])" office:value-type="float" office:value="0">
            <text:p>0</text:p>
          </table:table-cell>
          <table:table-cell table:number-matrix-columns-spanned="1" table:number-matrix-rows-spanned="1" table:formula="of:=SUM([.Y3:.Y3]=[.$HL3:.$HL3])" office:value-type="float" office:value="0">
            <text:p>0</text:p>
          </table:table-cell>
          <table:table-cell table:number-matrix-columns-spanned="1" table:number-matrix-rows-spanned="1" table:formula="of:=SUM([.Z3:.Z3]=[.$HH3:.$HH3])" office:value-type="float" office:value="0">
            <text:p>0</text:p>
          </table:table-cell>
          <table:table-cell table:number-matrix-columns-spanned="1" table:number-matrix-rows-spanned="1" table:formula="of:=SUM([.AA3:.AA3]=[.$HI3:.$HI3])" office:value-type="float" office:value="0">
            <text:p>0</text:p>
          </table:table-cell>
          <table:table-cell table:number-matrix-columns-spanned="1" table:number-matrix-rows-spanned="1" table:formula="of:=SUM([.AB3:.AB3]=[.$HJ3:.$HJ3])" office:value-type="float" office:value="0">
            <text:p>0</text:p>
          </table:table-cell>
          <table:table-cell table:number-matrix-columns-spanned="1" table:number-matrix-rows-spanned="1" table:formula="of:=SUM([.AC3:.AC3]=[.$HK3:.$HK3])" office:value-type="float" office:value="0">
            <text:p>0</text:p>
          </table:table-cell>
          <table:table-cell table:number-matrix-columns-spanned="1" table:number-matrix-rows-spanned="1" table:formula="of:=SUM([.AD3:.AD3]=[.$HL3:.$HL3])" office:value-type="float" office:value="0">
            <text:p>0</text:p>
          </table:table-cell>
          <table:table-cell table:number-matrix-columns-spanned="1" table:number-matrix-rows-spanned="1" table:formula="of:=SUM([.AE3:.AE3]=[.$HH3:.$HH3])" office:value-type="float" office:value="0">
            <text:p>0</text:p>
          </table:table-cell>
          <table:table-cell table:number-matrix-columns-spanned="1" table:number-matrix-rows-spanned="1" table:formula="of:=SUM([.AF3:.AF3]=[.$HI3:.$HI3])" office:value-type="float" office:value="0">
            <text:p>0</text:p>
          </table:table-cell>
          <table:table-cell table:number-matrix-columns-spanned="1" table:number-matrix-rows-spanned="1" table:formula="of:=SUM([.AG3:.AG3]=[.$HJ3:.$HJ3])" office:value-type="float" office:value="0">
            <text:p>0</text:p>
          </table:table-cell>
          <table:table-cell table:number-matrix-columns-spanned="1" table:number-matrix-rows-spanned="1" table:formula="of:=SUM([.AH3:.AH3]=[.$HK3:.$HK3])" office:value-type="float" office:value="0">
            <text:p>0</text:p>
          </table:table-cell>
          <table:table-cell table:number-matrix-columns-spanned="1" table:number-matrix-rows-spanned="1" table:formula="of:=SUM([.AI3:.AI3]=[.$HL3:.$HL3])" office:value-type="float" office:value="0">
            <text:p>0</text:p>
          </table:table-cell>
          <table:table-cell table:number-matrix-columns-spanned="1" table:number-matrix-rows-spanned="1" table:formula="of:=SUM([.AJ3:.AJ3]=[.$HH3:.$HH3])" office:value-type="float" office:value="0">
            <text:p>0</text:p>
          </table:table-cell>
          <table:table-cell table:number-matrix-columns-spanned="1" table:number-matrix-rows-spanned="1" table:formula="of:=SUM([.AK3:.AK3]=[.$HI3:.$HI3])" office:value-type="float" office:value="0">
            <text:p>0</text:p>
          </table:table-cell>
          <table:table-cell table:number-matrix-columns-spanned="1" table:number-matrix-rows-spanned="1" table:formula="of:=SUM([.AL3:.AL3]=[.$HJ3:.$HJ3])" office:value-type="float" office:value="0">
            <text:p>0</text:p>
          </table:table-cell>
          <table:table-cell table:number-matrix-columns-spanned="1" table:number-matrix-rows-spanned="1" table:formula="of:=SUM([.AM3:.AM3]=[.$HK3:.$HK3])" office:value-type="float" office:value="0">
            <text:p>0</text:p>
          </table:table-cell>
          <table:table-cell table:number-matrix-columns-spanned="1" table:number-matrix-rows-spanned="1" table:formula="of:=SUM([.AN3:.AN3]=[.$HL3:.$HL3])" office:value-type="float" office:value="0">
            <text:p>0</text:p>
          </table:table-cell>
          <table:table-cell table:number-matrix-columns-spanned="1" table:number-matrix-rows-spanned="1" table:formula="of:=SUM([.AO3:.AO3]=[.$HH3:.$HH3])" office:value-type="float" office:value="0">
            <text:p>0</text:p>
          </table:table-cell>
          <table:table-cell table:number-matrix-columns-spanned="1" table:number-matrix-rows-spanned="1" table:formula="of:=SUM([.AP3:.AP3]=[.$HI3:.$HI3])" office:value-type="float" office:value="0">
            <text:p>0</text:p>
          </table:table-cell>
          <table:table-cell table:number-matrix-columns-spanned="1" table:number-matrix-rows-spanned="1" table:formula="of:=SUM([.AQ3:.AQ3]=[.$HJ3:.$HJ3])" office:value-type="float" office:value="0">
            <text:p>0</text:p>
          </table:table-cell>
          <table:table-cell table:number-matrix-columns-spanned="1" table:number-matrix-rows-spanned="1" table:formula="of:=SUM([.AR3:.AR3]=[.$HK3:.$HK3])" office:value-type="float" office:value="0">
            <text:p>0</text:p>
          </table:table-cell>
          <table:table-cell table:number-matrix-columns-spanned="1" table:number-matrix-rows-spanned="1" table:formula="of:=SUM([.AS3:.AS3]=[.$HL3:.$HL3])" office:value-type="float" office:value="0">
            <text:p>0</text:p>
          </table:table-cell>
          <table:table-cell table:number-matrix-columns-spanned="1" table:number-matrix-rows-spanned="1" table:formula="of:=SUM([.AT3:.AT3]=[.$HH3:.$HH3])" office:value-type="float" office:value="0">
            <text:p>0</text:p>
          </table:table-cell>
          <table:table-cell table:number-matrix-columns-spanned="1" table:number-matrix-rows-spanned="1" table:formula="of:=SUM([.AU3:.AU3]=[.$HI3:.$HI3])" office:value-type="float" office:value="0">
            <text:p>0</text:p>
          </table:table-cell>
          <table:table-cell table:number-matrix-columns-spanned="1" table:number-matrix-rows-spanned="1" table:formula="of:=SUM([.AV3:.AV3]=[.$HJ3:.$HJ3])" office:value-type="float" office:value="0">
            <text:p>0</text:p>
          </table:table-cell>
          <table:table-cell table:number-matrix-columns-spanned="1" table:number-matrix-rows-spanned="1" table:formula="of:=SUM([.AW3:.AW3]=[.$HK3:.$HK3])" office:value-type="float" office:value="0">
            <text:p>0</text:p>
          </table:table-cell>
          <table:table-cell table:number-matrix-columns-spanned="1" table:number-matrix-rows-spanned="1" table:formula="of:=SUM([.AX3:.AX3]=[.$HL3:.$HL3])" office:value-type="float" office:value="0">
            <text:p>0</text:p>
          </table:table-cell>
          <table:table-cell table:number-matrix-columns-spanned="1" table:number-matrix-rows-spanned="1" table:formula="of:=SUM([.AY3:.AY3]=[.$HH3:.$HH3])" office:value-type="float" office:value="0">
            <text:p>0</text:p>
          </table:table-cell>
          <table:table-cell table:number-matrix-columns-spanned="1" table:number-matrix-rows-spanned="1" table:formula="of:=SUM([.AZ3:.AZ3]=[.$HI3:.$HI3])" office:value-type="float" office:value="0">
            <text:p>0</text:p>
          </table:table-cell>
          <table:table-cell table:number-matrix-columns-spanned="1" table:number-matrix-rows-spanned="1" table:formula="of:=SUM([.BA3:.BA3]=[.$HJ3:.$HJ3])" office:value-type="float" office:value="0">
            <text:p>0</text:p>
          </table:table-cell>
          <table:table-cell table:number-matrix-columns-spanned="1" table:number-matrix-rows-spanned="1" table:formula="of:=SUM([.BB3:.BB3]=[.$HK3:.$HK3])" office:value-type="float" office:value="0">
            <text:p>0</text:p>
          </table:table-cell>
          <table:table-cell table:number-matrix-columns-spanned="1" table:number-matrix-rows-spanned="1" table:formula="of:=SUM([.BC3:.BC3]=[.$HL3:.$HL3])" office:value-type="float" office:value="0">
            <text:p>0</text:p>
          </table:table-cell>
          <table:table-cell table:number-matrix-columns-spanned="1" table:number-matrix-rows-spanned="1" table:formula="of:=SUM([.BD3:.BD3]=[.$HH3:.$HH3])" office:value-type="float" office:value="0">
            <text:p>0</text:p>
          </table:table-cell>
          <table:table-cell table:number-matrix-columns-spanned="1" table:number-matrix-rows-spanned="1" table:formula="of:=SUM([.BE3:.BE3]=[.$HI3:.$HI3])" office:value-type="float" office:value="0">
            <text:p>0</text:p>
          </table:table-cell>
          <table:table-cell table:number-matrix-columns-spanned="1" table:number-matrix-rows-spanned="1" table:formula="of:=SUM([.BF3:.BF3]=[.$HJ3:.$HJ3])" office:value-type="float" office:value="0">
            <text:p>0</text:p>
          </table:table-cell>
          <table:table-cell table:number-matrix-columns-spanned="1" table:number-matrix-rows-spanned="1" table:formula="of:=SUM([.BG3:.BG3]=[.$HK3:.$HK3])" office:value-type="float" office:value="0">
            <text:p>0</text:p>
          </table:table-cell>
          <table:table-cell table:number-matrix-columns-spanned="1" table:number-matrix-rows-spanned="1" table:formula="of:=SUM([.BH3:.BH3]=[.$HL3:.$HL3])" office:value-type="float" office:value="0">
            <text:p>0</text:p>
          </table:table-cell>
          <table:table-cell table:number-matrix-columns-spanned="1" table:number-matrix-rows-spanned="1" table:formula="of:=SUM([.BI3:.BI3]=[.$HH3:.$HH3])" office:value-type="float" office:value="0">
            <text:p>0</text:p>
          </table:table-cell>
          <table:table-cell table:number-matrix-columns-spanned="1" table:number-matrix-rows-spanned="1" table:formula="of:=SUM([.BJ3:.BJ3]=[.$HI3:.$HI3])" office:value-type="float" office:value="0">
            <text:p>0</text:p>
          </table:table-cell>
          <table:table-cell table:number-matrix-columns-spanned="1" table:number-matrix-rows-spanned="1" table:formula="of:=SUM([.BK3:.BK3]=[.$HJ3:.$HJ3])" office:value-type="float" office:value="0">
            <text:p>0</text:p>
          </table:table-cell>
          <table:table-cell table:number-matrix-columns-spanned="1" table:number-matrix-rows-spanned="1" table:formula="of:=SUM([.BL3:.BL3]=[.$HK3:.$HK3])" office:value-type="float" office:value="0">
            <text:p>0</text:p>
          </table:table-cell>
          <table:table-cell table:number-matrix-columns-spanned="1" table:number-matrix-rows-spanned="1" table:formula="of:=SUM([.BM3:.BM3]=[.$HL3:.$HL3])" office:value-type="float" office:value="0">
            <text:p>0</text:p>
          </table:table-cell>
          <table:table-cell table:number-matrix-columns-spanned="1" table:number-matrix-rows-spanned="1" table:formula="of:=SUM([.BN3:.BN3]=[.$HH3:.$HH3])" office:value-type="float" office:value="0">
            <text:p>0</text:p>
          </table:table-cell>
          <table:table-cell table:number-matrix-columns-spanned="1" table:number-matrix-rows-spanned="1" table:formula="of:=SUM([.BO3:.BO3]=[.$HI3:.$HI3])" office:value-type="float" office:value="0">
            <text:p>0</text:p>
          </table:table-cell>
          <table:table-cell table:number-matrix-columns-spanned="1" table:number-matrix-rows-spanned="1" table:formula="of:=SUM([.BP3:.BP3]=[.$HJ3:.$HJ3])" office:value-type="float" office:value="0">
            <text:p>0</text:p>
          </table:table-cell>
          <table:table-cell table:number-matrix-columns-spanned="1" table:number-matrix-rows-spanned="1" table:formula="of:=SUM([.BQ3:.BQ3]=[.$HK3:.$HK3])" office:value-type="float" office:value="0">
            <text:p>0</text:p>
          </table:table-cell>
          <table:table-cell table:number-matrix-columns-spanned="1" table:number-matrix-rows-spanned="1" table:formula="of:=SUM([.BR3:.BR3]=[.$HL3:.$HL3])" office:value-type="float" office:value="0">
            <text:p>0</text:p>
          </table:table-cell>
          <table:table-cell table:number-matrix-columns-spanned="1" table:number-matrix-rows-spanned="1" table:formula="of:=SUM([.BS3:.BS3]=[.$HH3:.$HH3])" office:value-type="float" office:value="0">
            <text:p>0</text:p>
          </table:table-cell>
          <table:table-cell table:number-matrix-columns-spanned="1" table:number-matrix-rows-spanned="1" table:formula="of:=SUM([.BT3:.BT3]=[.$HI3:.$HI3])" office:value-type="float" office:value="0">
            <text:p>0</text:p>
          </table:table-cell>
          <table:table-cell table:number-matrix-columns-spanned="1" table:number-matrix-rows-spanned="1" table:formula="of:=SUM([.BU3:.BU3]=[.$HJ3:.$HJ3])" office:value-type="float" office:value="0">
            <text:p>0</text:p>
          </table:table-cell>
          <table:table-cell table:number-matrix-columns-spanned="1" table:number-matrix-rows-spanned="1" table:formula="of:=SUM([.BV3:.BV3]=[.$HK3:.$HK3])" office:value-type="float" office:value="0">
            <text:p>0</text:p>
          </table:table-cell>
          <table:table-cell table:number-matrix-columns-spanned="1" table:number-matrix-rows-spanned="1" table:formula="of:=SUM([.BW3:.BW3]=[.$HL3:.$HL3])" office:value-type="float" office:value="0">
            <text:p>0</text:p>
          </table:table-cell>
          <table:table-cell table:number-matrix-columns-spanned="1" table:number-matrix-rows-spanned="1" table:formula="of:=SUM([.BX3:.BX3]=[.$HH3:.$HH3])" office:value-type="float" office:value="0">
            <text:p>0</text:p>
          </table:table-cell>
          <table:table-cell table:number-matrix-columns-spanned="1" table:number-matrix-rows-spanned="1" table:formula="of:=SUM([.BY3:.BY3]=[.$HI3:.$HI3])" office:value-type="float" office:value="0">
            <text:p>0</text:p>
          </table:table-cell>
          <table:table-cell table:number-matrix-columns-spanned="1" table:number-matrix-rows-spanned="1" table:formula="of:=SUM([.BZ3:.BZ3]=[.$HJ3:.$HJ3])" office:value-type="float" office:value="0">
            <text:p>0</text:p>
          </table:table-cell>
          <table:table-cell table:number-matrix-columns-spanned="1" table:number-matrix-rows-spanned="1" table:formula="of:=SUM([.CA3:.CA3]=[.$HK3:.$HK3])" office:value-type="float" office:value="0">
            <text:p>0</text:p>
          </table:table-cell>
          <table:table-cell table:number-matrix-columns-spanned="1" table:number-matrix-rows-spanned="1" table:formula="of:=SUM([.CB3:.CB3]=[.$HL3:.$HL3])" office:value-type="float" office:value="0">
            <text:p>0</text:p>
          </table:table-cell>
          <table:table-cell table:number-matrix-columns-spanned="1" table:number-matrix-rows-spanned="1" table:formula="of:=SUM([.CC3:.CC3]=[.$HH3:.$HH3])" office:value-type="float" office:value="0">
            <text:p>0</text:p>
          </table:table-cell>
          <table:table-cell table:number-matrix-columns-spanned="1" table:number-matrix-rows-spanned="1" table:formula="of:=SUM([.CD3:.CD3]=[.$HI3:.$HI3])" office:value-type="float" office:value="0">
            <text:p>0</text:p>
          </table:table-cell>
          <table:table-cell table:number-matrix-columns-spanned="1" table:number-matrix-rows-spanned="1" table:formula="of:=SUM([.CE3:.CE3]=[.$HJ3:.$HJ3])" office:value-type="float" office:value="0">
            <text:p>0</text:p>
          </table:table-cell>
          <table:table-cell table:number-matrix-columns-spanned="1" table:number-matrix-rows-spanned="1" table:formula="of:=SUM([.CF3:.CF3]=[.$HK3:.$HK3])" office:value-type="float" office:value="0">
            <text:p>0</text:p>
          </table:table-cell>
          <table:table-cell table:number-matrix-columns-spanned="1" table:number-matrix-rows-spanned="1" table:formula="of:=SUM([.CG3:.CG3]=[.$HL3:.$HL3])" office:value-type="float" office:value="0">
            <text:p>0</text:p>
          </table:table-cell>
          <table:table-cell table:number-matrix-columns-spanned="1" table:number-matrix-rows-spanned="1" table:formula="of:=SUM([.CH3:.CH3]=[.$HH3:.$HH3])" office:value-type="float" office:value="0">
            <text:p>0</text:p>
          </table:table-cell>
          <table:table-cell table:number-matrix-columns-spanned="1" table:number-matrix-rows-spanned="1" table:formula="of:=SUM([.CI3:.CI3]=[.$HI3:.$HI3])" office:value-type="float" office:value="0">
            <text:p>0</text:p>
          </table:table-cell>
          <table:table-cell table:number-matrix-columns-spanned="1" table:number-matrix-rows-spanned="1" table:formula="of:=SUM([.CJ3:.CJ3]=[.$HJ3:.$HJ3])" office:value-type="float" office:value="0">
            <text:p>0</text:p>
          </table:table-cell>
          <table:table-cell table:number-matrix-columns-spanned="1" table:number-matrix-rows-spanned="1" table:formula="of:=SUM([.CK3:.CK3]=[.$HK3:.$HK3])" office:value-type="float" office:value="0">
            <text:p>0</text:p>
          </table:table-cell>
          <table:table-cell table:number-matrix-columns-spanned="1" table:number-matrix-rows-spanned="1" table:formula="of:=SUM([.CL3:.CL3]=[.$HL3:.$HL3])" office:value-type="float" office:value="0">
            <text:p>0</text:p>
          </table:table-cell>
          <table:table-cell table:number-matrix-columns-spanned="1" table:number-matrix-rows-spanned="1" table:formula="of:=SUM([.CM3:.CM3]=[.$HH3:.$HH3])" office:value-type="float" office:value="0">
            <text:p>0</text:p>
          </table:table-cell>
          <table:table-cell table:number-matrix-columns-spanned="1" table:number-matrix-rows-spanned="1" table:formula="of:=SUM([.CN3:.CN3]=[.$HI3:.$HI3])" office:value-type="float" office:value="0">
            <text:p>0</text:p>
          </table:table-cell>
          <table:table-cell table:number-matrix-columns-spanned="1" table:number-matrix-rows-spanned="1" table:formula="of:=SUM([.CO3:.CO3]=[.$HJ3:.$HJ3])" office:value-type="float" office:value="0">
            <text:p>0</text:p>
          </table:table-cell>
          <table:table-cell table:number-matrix-columns-spanned="1" table:number-matrix-rows-spanned="1" table:formula="of:=SUM([.CP3:.CP3]=[.$HK3:.$HK3])" office:value-type="float" office:value="0">
            <text:p>0</text:p>
          </table:table-cell>
          <table:table-cell table:number-matrix-columns-spanned="1" table:number-matrix-rows-spanned="1" table:formula="of:=SUM([.CQ3:.CQ3]=[.$HL3:.$HL3])" office:value-type="float" office:value="0">
            <text:p>0</text:p>
          </table:table-cell>
          <table:table-cell table:number-matrix-columns-spanned="1" table:number-matrix-rows-spanned="1" table:formula="of:=SUM([.CR3:.CR3]=[.$HH3:.$HH3])" office:value-type="float" office:value="0">
            <text:p>0</text:p>
          </table:table-cell>
          <table:table-cell table:number-matrix-columns-spanned="1" table:number-matrix-rows-spanned="1" table:formula="of:=SUM([.CS3:.CS3]=[.$HI3:.$HI3])" office:value-type="float" office:value="0">
            <text:p>0</text:p>
          </table:table-cell>
          <table:table-cell table:number-matrix-columns-spanned="1" table:number-matrix-rows-spanned="1" table:formula="of:=SUM([.CT3:.CT3]=[.$HJ3:.$HJ3])" office:value-type="float" office:value="0">
            <text:p>0</text:p>
          </table:table-cell>
          <table:table-cell table:number-matrix-columns-spanned="1" table:number-matrix-rows-spanned="1" table:formula="of:=SUM([.CU3:.CU3]=[.$HK3:.$HK3])" office:value-type="float" office:value="0">
            <text:p>0</text:p>
          </table:table-cell>
          <table:table-cell table:number-matrix-columns-spanned="1" table:number-matrix-rows-spanned="1" table:formula="of:=SUM([.CV3:.CV3]=[.$HL3:.$HL3])" office:value-type="float" office:value="0">
            <text:p>0</text:p>
          </table:table-cell>
          <table:table-cell table:number-matrix-columns-spanned="1" table:number-matrix-rows-spanned="1" table:formula="of:=SUM([.CW3:.CW3]=[.$HH3:.$HH3])" office:value-type="float" office:value="0">
            <text:p>0</text:p>
          </table:table-cell>
          <table:table-cell table:number-matrix-columns-spanned="1" table:number-matrix-rows-spanned="1" table:formula="of:=SUM([.CX3:.CX3]=[.$HI3:.$HI3])" office:value-type="float" office:value="0">
            <text:p>0</text:p>
          </table:table-cell>
          <table:table-cell table:number-matrix-columns-spanned="1" table:number-matrix-rows-spanned="1" table:formula="of:=SUM([.CY3:.CY3]=[.$HJ3:.$HJ3])" office:value-type="float" office:value="0">
            <text:p>0</text:p>
          </table:table-cell>
          <table:table-cell table:number-matrix-columns-spanned="1" table:number-matrix-rows-spanned="1" table:formula="of:=SUM([.CZ3:.CZ3]=[.$HK3:.$HK3])" office:value-type="float" office:value="0">
            <text:p>0</text:p>
          </table:table-cell>
          <table:table-cell table:number-matrix-columns-spanned="1" table:number-matrix-rows-spanned="1" table:formula="of:=SUM([.DA3:.DA3]=[.$HL3:.$HL3])" office:value-type="float" office:value="0">
            <text:p>0</text:p>
          </table:table-cell>
          <table:table-cell table:number-matrix-columns-spanned="1" table:number-matrix-rows-spanned="1" table:formula="of:=SUM([.DB3:.DB3]=[.$HH3:.$HH3])" office:value-type="float" office:value="1">
            <text:p>1</text:p>
          </table:table-cell>
          <table:table-cell table:style-name="ce9" table:number-matrix-columns-spanned="1" table:number-matrix-rows-spanned="1" table:formula="of:=SUM([.DC3:.DC3]=[.$HI3:.$HI3])" office:value-type="float" office:value="1">
            <text:p>1</text:p>
          </table:table-cell>
          <table:table-cell table:number-matrix-columns-spanned="1" table:number-matrix-rows-spanned="1" table:formula="of:=SUM([.DD3:.DD3]=[.$HJ3:.$HJ3])" office:value-type="float" office:value="0">
            <text:p>0</text:p>
          </table:table-cell>
          <table:table-cell table:number-matrix-columns-spanned="1" table:number-matrix-rows-spanned="1" table:formula="of:=SUM([.DE3:.DE3]=[.$HK3:.$HK3])" office:value-type="float" office:value="0">
            <text:p>0</text:p>
          </table:table-cell>
          <table:table-cell table:number-matrix-columns-spanned="1" table:number-matrix-rows-spanned="1" table:formula="of:=SUM([.DF3:.DF3]=[.$HL3:.$HL3])" office:value-type="float" office:value="0">
            <text:p>0</text:p>
          </table:table-cell>
          <table:table-cell table:number-matrix-columns-spanned="1" table:number-matrix-rows-spanned="1" table:formula="of:=SUM([.DG3:.DG3]=[.$HH3:.$HH3])" office:value-type="float" office:value="0">
            <text:p>0</text:p>
          </table:table-cell>
          <table:table-cell table:number-matrix-columns-spanned="1" table:number-matrix-rows-spanned="1" table:formula="of:=SUM([.DH3:.DH3]=[.$HI3:.$HI3])" office:value-type="float" office:value="0">
            <text:p>0</text:p>
          </table:table-cell>
          <table:table-cell table:number-matrix-columns-spanned="1" table:number-matrix-rows-spanned="1" table:formula="of:=SUM([.DI3:.DI3]=[.$HJ3:.$HJ3])" office:value-type="float" office:value="0">
            <text:p>0</text:p>
          </table:table-cell>
          <table:table-cell table:number-matrix-columns-spanned="1" table:number-matrix-rows-spanned="1" table:formula="of:=SUM([.DJ3:.DJ3]=[.$HK3:.$HK3])" office:value-type="float" office:value="0">
            <text:p>0</text:p>
          </table:table-cell>
          <table:table-cell table:number-matrix-columns-spanned="1" table:number-matrix-rows-spanned="1" table:formula="of:=SUM([.DK3:.DK3]=[.$HL3:.$HL3])" office:value-type="float" office:value="0">
            <text:p>0</text:p>
          </table:table-cell>
          <table:table-cell table:number-matrix-columns-spanned="1" table:number-matrix-rows-spanned="1" table:formula="of:=SUM([.DL3:.DL3]=[.$HH3:.$HH3])" office:value-type="float" office:value="0">
            <text:p>0</text:p>
          </table:table-cell>
          <table:table-cell table:number-matrix-columns-spanned="1" table:number-matrix-rows-spanned="1" table:formula="of:=SUM([.DM3:.DM3]=[.$HI3:.$HI3])" office:value-type="float" office:value="0">
            <text:p>0</text:p>
          </table:table-cell>
          <table:table-cell table:number-matrix-columns-spanned="1" table:number-matrix-rows-spanned="1" table:formula="of:=SUM([.DN3:.DN3]=[.$HJ3:.$HJ3])" office:value-type="float" office:value="0">
            <text:p>0</text:p>
          </table:table-cell>
          <table:table-cell table:number-matrix-columns-spanned="1" table:number-matrix-rows-spanned="1" table:formula="of:=SUM([.DO3:.DO3]=[.$HK3:.$HK3])" office:value-type="float" office:value="0">
            <text:p>0</text:p>
          </table:table-cell>
          <table:table-cell table:number-matrix-columns-spanned="1" table:number-matrix-rows-spanned="1" table:formula="of:=SUM([.DP3:.DP3]=[.$HL3:.$HL3])" office:value-type="float" office:value="0">
            <text:p>0</text:p>
          </table:table-cell>
          <table:table-cell table:number-matrix-columns-spanned="1" table:number-matrix-rows-spanned="1" table:formula="of:=SUM([.DQ3:.DQ3]=[.$HH3:.$HH3])" office:value-type="float" office:value="0">
            <text:p>0</text:p>
          </table:table-cell>
          <table:table-cell table:number-matrix-columns-spanned="1" table:number-matrix-rows-spanned="1" table:formula="of:=SUM([.DR3:.DR3]=[.$HI3:.$HI3])" office:value-type="float" office:value="0">
            <text:p>0</text:p>
          </table:table-cell>
          <table:table-cell table:number-matrix-columns-spanned="1" table:number-matrix-rows-spanned="1" table:formula="of:=SUM([.DS3:.DS3]=[.$HJ3:.$HJ3])" office:value-type="float" office:value="0">
            <text:p>0</text:p>
          </table:table-cell>
          <table:table-cell table:number-matrix-columns-spanned="1" table:number-matrix-rows-spanned="1" table:formula="of:=SUM([.DT3:.DT3]=[.$HK3:.$HK3])" office:value-type="float" office:value="0">
            <text:p>0</text:p>
          </table:table-cell>
          <table:table-cell table:number-matrix-columns-spanned="1" table:number-matrix-rows-spanned="1" table:formula="of:=SUM([.DU3:.DU3]=[.$HL3:.$HL3])" office:value-type="float" office:value="0">
            <text:p>0</text:p>
          </table:table-cell>
          <table:table-cell table:number-matrix-columns-spanned="1" table:number-matrix-rows-spanned="1" table:formula="of:=SUM([.DV3:.DV3]=[.$HH3:.$HH3])" office:value-type="float" office:value="0">
            <text:p>0</text:p>
          </table:table-cell>
          <table:table-cell table:number-matrix-columns-spanned="1" table:number-matrix-rows-spanned="1" table:formula="of:=SUM([.DW3:.DW3]=[.$HI3:.$HI3])" office:value-type="float" office:value="0">
            <text:p>0</text:p>
          </table:table-cell>
          <table:table-cell table:number-matrix-columns-spanned="1" table:number-matrix-rows-spanned="1" table:formula="of:=SUM([.DX3:.DX3]=[.$HJ3:.$HJ3])" office:value-type="float" office:value="0">
            <text:p>0</text:p>
          </table:table-cell>
          <table:table-cell table:number-matrix-columns-spanned="1" table:number-matrix-rows-spanned="1" table:formula="of:=SUM([.DY3:.DY3]=[.$HK3:.$HK3])" office:value-type="float" office:value="0">
            <text:p>0</text:p>
          </table:table-cell>
          <table:table-cell table:number-matrix-columns-spanned="1" table:number-matrix-rows-spanned="1" table:formula="of:=SUM([.DZ3:.DZ3]=[.$HL3:.$HL3])" office:value-type="float" office:value="0">
            <text:p>0</text:p>
          </table:table-cell>
          <table:table-cell table:number-matrix-columns-spanned="1" table:number-matrix-rows-spanned="1" table:formula="of:=SUM([.EA3:.EA3]=[.$HH3:.$HH3])" office:value-type="float" office:value="0">
            <text:p>0</text:p>
          </table:table-cell>
          <table:table-cell table:number-matrix-columns-spanned="1" table:number-matrix-rows-spanned="1" table:formula="of:=SUM([.EB3:.EB3]=[.$HI3:.$HI3])" office:value-type="float" office:value="0">
            <text:p>0</text:p>
          </table:table-cell>
          <table:table-cell table:number-matrix-columns-spanned="1" table:number-matrix-rows-spanned="1" table:formula="of:=SUM([.EC3:.EC3]=[.$HJ3:.$HJ3])" office:value-type="float" office:value="0">
            <text:p>0</text:p>
          </table:table-cell>
          <table:table-cell table:number-matrix-columns-spanned="1" table:number-matrix-rows-spanned="1" table:formula="of:=SUM([.ED3:.ED3]=[.$HK3:.$HK3])" office:value-type="float" office:value="0">
            <text:p>0</text:p>
          </table:table-cell>
          <table:table-cell table:number-matrix-columns-spanned="1" table:number-matrix-rows-spanned="1" table:formula="of:=SUM([.EE3:.EE3]=[.$HL3:.$HL3])" office:value-type="float" office:value="0">
            <text:p>0</text:p>
          </table:table-cell>
          <table:table-cell table:number-matrix-columns-spanned="1" table:number-matrix-rows-spanned="1" table:formula="of:=SUM([.EF3:.EF3]=[.$HH3:.$HH3])" office:value-type="float" office:value="0">
            <text:p>0</text:p>
          </table:table-cell>
          <table:table-cell table:number-matrix-columns-spanned="1" table:number-matrix-rows-spanned="1" table:formula="of:=SUM([.EG3:.EG3]=[.$HI3:.$HI3])" office:value-type="float" office:value="0">
            <text:p>0</text:p>
          </table:table-cell>
          <table:table-cell table:number-matrix-columns-spanned="1" table:number-matrix-rows-spanned="1" table:formula="of:=SUM([.EH3:.EH3]=[.$HJ3:.$HJ3])" office:value-type="float" office:value="0">
            <text:p>0</text:p>
          </table:table-cell>
          <table:table-cell table:number-matrix-columns-spanned="1" table:number-matrix-rows-spanned="1" table:formula="of:=SUM([.EI3:.EI3]=[.$HK3:.$HK3])" office:value-type="float" office:value="0">
            <text:p>0</text:p>
          </table:table-cell>
          <table:table-cell table:number-matrix-columns-spanned="1" table:number-matrix-rows-spanned="1" table:formula="of:=SUM([.EJ3:.EJ3]=[.$HL3:.$HL3])" office:value-type="float" office:value="0">
            <text:p>0</text:p>
          </table:table-cell>
          <table:table-cell table:number-matrix-columns-spanned="1" table:number-matrix-rows-spanned="1" table:formula="of:=SUM([.EK3:.EK3]=[.$HH3:.$HH3])" office:value-type="float" office:value="0">
            <text:p>0</text:p>
          </table:table-cell>
          <table:table-cell table:number-matrix-columns-spanned="1" table:number-matrix-rows-spanned="1" table:formula="of:=SUM([.EL3:.EL3]=[.$HI3:.$HI3])" office:value-type="float" office:value="0">
            <text:p>0</text:p>
          </table:table-cell>
          <table:table-cell table:number-matrix-columns-spanned="1" table:number-matrix-rows-spanned="1" table:formula="of:=SUM([.EM3:.EM3]=[.$HJ3:.$HJ3])" office:value-type="float" office:value="0">
            <text:p>0</text:p>
          </table:table-cell>
          <table:table-cell table:number-matrix-columns-spanned="1" table:number-matrix-rows-spanned="1" table:formula="of:=SUM([.EN3:.EN3]=[.$HK3:.$HK3])" office:value-type="float" office:value="0">
            <text:p>0</text:p>
          </table:table-cell>
          <table:table-cell table:number-matrix-columns-spanned="1" table:number-matrix-rows-spanned="1" table:formula="of:=SUM([.EO3:.EO3]=[.$HL3:.$HL3])" office:value-type="float" office:value="0">
            <text:p>0</text:p>
          </table:table-cell>
          <table:table-cell table:number-matrix-columns-spanned="1" table:number-matrix-rows-spanned="1" table:formula="of:=SUM([.EP3:.EP3]=[.$HH3:.$HH3])" office:value-type="float" office:value="0">
            <text:p>0</text:p>
          </table:table-cell>
          <table:table-cell table:number-matrix-columns-spanned="1" table:number-matrix-rows-spanned="1" table:formula="of:=SUM([.EQ3:.EQ3]=[.$HI3:.$HI3])" office:value-type="float" office:value="0">
            <text:p>0</text:p>
          </table:table-cell>
          <table:table-cell table:number-matrix-columns-spanned="1" table:number-matrix-rows-spanned="1" table:formula="of:=SUM([.ER3:.ER3]=[.$HJ3:.$HJ3])" office:value-type="float" office:value="0">
            <text:p>0</text:p>
          </table:table-cell>
          <table:table-cell table:number-matrix-columns-spanned="1" table:number-matrix-rows-spanned="1" table:formula="of:=SUM([.ES3:.ES3]=[.$HK3:.$HK3])" office:value-type="float" office:value="0">
            <text:p>0</text:p>
          </table:table-cell>
          <table:table-cell table:number-matrix-columns-spanned="1" table:number-matrix-rows-spanned="1" table:formula="of:=SUM([.ET3:.ET3]=[.$HL3:.$HL3])" office:value-type="float" office:value="0">
            <text:p>0</text:p>
          </table:table-cell>
          <table:table-cell table:number-matrix-columns-spanned="1" table:number-matrix-rows-spanned="1" table:formula="of:=SUM([.EU3:.EU3]=[.$HH3:.$HH3])" office:value-type="float" office:value="0">
            <text:p>0</text:p>
          </table:table-cell>
          <table:table-cell table:number-matrix-columns-spanned="1" table:number-matrix-rows-spanned="1" table:formula="of:=SUM([.EV3:.EV3]=[.$HI3:.$HI3])" office:value-type="float" office:value="0">
            <text:p>0</text:p>
          </table:table-cell>
          <table:table-cell table:number-matrix-columns-spanned="1" table:number-matrix-rows-spanned="1" table:formula="of:=SUM([.EW3:.EW3]=[.$HJ3:.$HJ3])" office:value-type="float" office:value="0">
            <text:p>0</text:p>
          </table:table-cell>
          <table:table-cell table:number-matrix-columns-spanned="1" table:number-matrix-rows-spanned="1" table:formula="of:=SUM([.EX3:.EX3]=[.$HK3:.$HK3])" office:value-type="float" office:value="0">
            <text:p>0</text:p>
          </table:table-cell>
          <table:table-cell table:number-matrix-columns-spanned="1" table:number-matrix-rows-spanned="1" table:formula="of:=SUM([.EY3:.EY3]=[.$HL3:.$HL3])" office:value-type="float" office:value="0">
            <text:p>0</text:p>
          </table:table-cell>
          <table:table-cell table:number-matrix-columns-spanned="1" table:number-matrix-rows-spanned="1" table:formula="of:=SUM([.EZ3:.EZ3]=[.$HH3:.$HH3])" office:value-type="float" office:value="0">
            <text:p>0</text:p>
          </table:table-cell>
          <table:table-cell table:number-matrix-columns-spanned="1" table:number-matrix-rows-spanned="1" table:formula="of:=SUM([.FA3:.FA3]=[.$HI3:.$HI3])" office:value-type="float" office:value="0">
            <text:p>0</text:p>
          </table:table-cell>
          <table:table-cell table:number-matrix-columns-spanned="1" table:number-matrix-rows-spanned="1" table:formula="of:=SUM([.FB3:.FB3]=[.$HJ3:.$HJ3])" office:value-type="float" office:value="0">
            <text:p>0</text:p>
          </table:table-cell>
          <table:table-cell table:number-matrix-columns-spanned="1" table:number-matrix-rows-spanned="1" table:formula="of:=SUM([.FC3:.FC3]=[.$HK3:.$HK3])" office:value-type="float" office:value="0">
            <text:p>0</text:p>
          </table:table-cell>
          <table:table-cell table:number-matrix-columns-spanned="1" table:number-matrix-rows-spanned="1" table:formula="of:=SUM([.FD3:.FD3]=[.$HL3:.$HL3])" office:value-type="float" office:value="0">
            <text:p>0</text:p>
          </table:table-cell>
          <table:table-cell table:number-matrix-columns-spanned="1" table:number-matrix-rows-spanned="1" table:formula="of:=SUM([.FE3:.FE3]=[.$HH3:.$HH3])" office:value-type="float" office:value="0">
            <text:p>0</text:p>
          </table:table-cell>
          <table:table-cell table:number-matrix-columns-spanned="1" table:number-matrix-rows-spanned="1" table:formula="of:=SUM([.FF3:.FF3]=[.$HI3:.$HI3])" office:value-type="float" office:value="0">
            <text:p>0</text:p>
          </table:table-cell>
          <table:table-cell table:number-matrix-columns-spanned="1" table:number-matrix-rows-spanned="1" table:formula="of:=SUM([.FG3:.FG3]=[.$HJ3:.$HJ3])" office:value-type="float" office:value="0">
            <text:p>0</text:p>
          </table:table-cell>
          <table:table-cell table:number-matrix-columns-spanned="1" table:number-matrix-rows-spanned="1" table:formula="of:=SUM([.FH3:.FH3]=[.$HK3:.$HK3])" office:value-type="float" office:value="0">
            <text:p>0</text:p>
          </table:table-cell>
          <table:table-cell table:number-matrix-columns-spanned="1" table:number-matrix-rows-spanned="1" table:formula="of:=SUM([.FI3:.FI3]=[.$HL3:.$HL3])" office:value-type="float" office:value="0">
            <text:p>0</text:p>
          </table:table-cell>
          <table:table-cell table:number-matrix-columns-spanned="1" table:number-matrix-rows-spanned="1" table:formula="of:=SUM([.FJ3:.FJ3]=[.$HH3:.$HH3])" office:value-type="float" office:value="0">
            <text:p>0</text:p>
          </table:table-cell>
          <table:table-cell table:number-matrix-columns-spanned="1" table:number-matrix-rows-spanned="1" table:formula="of:=SUM([.FK3:.FK3]=[.$HI3:.$HI3])" office:value-type="float" office:value="0">
            <text:p>0</text:p>
          </table:table-cell>
          <table:table-cell table:number-matrix-columns-spanned="1" table:number-matrix-rows-spanned="1" table:formula="of:=SUM([.FL3:.FL3]=[.$HJ3:.$HJ3])" office:value-type="float" office:value="0">
            <text:p>0</text:p>
          </table:table-cell>
          <table:table-cell table:number-matrix-columns-spanned="1" table:number-matrix-rows-spanned="1" table:formula="of:=SUM([.FM3:.FM3]=[.$HK3:.$HK3])" office:value-type="float" office:value="0">
            <text:p>0</text:p>
          </table:table-cell>
          <table:table-cell table:number-matrix-columns-spanned="1" table:number-matrix-rows-spanned="1" table:formula="of:=SUM([.FN3:.FN3]=[.$HL3:.$HL3])" office:value-type="float" office:value="0">
            <text:p>0</text:p>
          </table:table-cell>
          <table:table-cell table:number-matrix-columns-spanned="1" table:number-matrix-rows-spanned="1" table:formula="of:=SUM([.FO3:.FO3]=[.$HH3:.$HH3])" office:value-type="float" office:value="0">
            <text:p>0</text:p>
          </table:table-cell>
          <table:table-cell table:number-matrix-columns-spanned="1" table:number-matrix-rows-spanned="1" table:formula="of:=SUM([.FP3:.FP3]=[.$HI3:.$HI3])" office:value-type="float" office:value="0">
            <text:p>0</text:p>
          </table:table-cell>
          <table:table-cell table:number-matrix-columns-spanned="1" table:number-matrix-rows-spanned="1" table:formula="of:=SUM([.FQ3:.FQ3]=[.$HJ3:.$HJ3])" office:value-type="float" office:value="0">
            <text:p>0</text:p>
          </table:table-cell>
          <table:table-cell table:number-matrix-columns-spanned="1" table:number-matrix-rows-spanned="1" table:formula="of:=SUM([.FR3:.FR3]=[.$HK3:.$HK3])" office:value-type="float" office:value="0">
            <text:p>0</text:p>
          </table:table-cell>
          <table:table-cell table:number-matrix-columns-spanned="1" table:number-matrix-rows-spanned="1" table:formula="of:=SUM([.FS3:.FS3]=[.$HL3:.$HL3])" office:value-type="float" office:value="0">
            <text:p>0</text:p>
          </table:table-cell>
          <table:table-cell table:number-matrix-columns-spanned="1" table:number-matrix-rows-spanned="1" table:formula="of:=SUM([.FT3:.FT3]=[.$HH3:.$HH3])" office:value-type="float" office:value="0">
            <text:p>0</text:p>
          </table:table-cell>
          <table:table-cell table:number-matrix-columns-spanned="1" table:number-matrix-rows-spanned="1" table:formula="of:=SUM([.FU3:.FU3]=[.$HI3:.$HI3])" office:value-type="float" office:value="0">
            <text:p>0</text:p>
          </table:table-cell>
          <table:table-cell table:number-matrix-columns-spanned="1" table:number-matrix-rows-spanned="1" table:formula="of:=SUM([.FV3:.FV3]=[.$HJ3:.$HJ3])" office:value-type="float" office:value="0">
            <text:p>0</text:p>
          </table:table-cell>
          <table:table-cell table:number-matrix-columns-spanned="1" table:number-matrix-rows-spanned="1" table:formula="of:=SUM([.FW3:.FW3]=[.$HK3:.$HK3])" office:value-type="float" office:value="0">
            <text:p>0</text:p>
          </table:table-cell>
          <table:table-cell table:number-matrix-columns-spanned="1" table:number-matrix-rows-spanned="1" table:formula="of:=SUM([.FX3:.FX3]=[.$HL3:.$HL3])" office:value-type="float" office:value="0">
            <text:p>0</text:p>
          </table:table-cell>
          <table:table-cell table:number-matrix-columns-spanned="1" table:number-matrix-rows-spanned="1" table:formula="of:=SUM([.FY3:.FY3]=[.$HH3:.$HH3])" office:value-type="float" office:value="0">
            <text:p>0</text:p>
          </table:table-cell>
          <table:table-cell table:number-matrix-columns-spanned="1" table:number-matrix-rows-spanned="1" table:formula="of:=SUM([.FZ3:.FZ3]=[.$HI3:.$HI3])" office:value-type="float" office:value="0">
            <text:p>0</text:p>
          </table:table-cell>
          <table:table-cell table:number-matrix-columns-spanned="1" table:number-matrix-rows-spanned="1" table:formula="of:=SUM([.GA3:.GA3]=[.$HJ3:.$HJ3])" office:value-type="float" office:value="0">
            <text:p>0</text:p>
          </table:table-cell>
          <table:table-cell table:number-matrix-columns-spanned="1" table:number-matrix-rows-spanned="1" table:formula="of:=SUM([.GB3:.GB3]=[.$HK3:.$HK3])" office:value-type="float" office:value="0">
            <text:p>0</text:p>
          </table:table-cell>
          <table:table-cell table:number-matrix-columns-spanned="1" table:number-matrix-rows-spanned="1" table:formula="of:=SUM([.GC3:.GC3]=[.$HL3:.$HL3])" office:value-type="float" office:value="0">
            <text:p>0</text:p>
          </table:table-cell>
          <table:table-cell table:number-matrix-columns-spanned="1" table:number-matrix-rows-spanned="1" table:formula="of:=SUM([.GD3:.GD3]=[.$HH3:.$HH3])" office:value-type="float" office:value="0">
            <text:p>0</text:p>
          </table:table-cell>
          <table:table-cell table:number-matrix-columns-spanned="1" table:number-matrix-rows-spanned="1" table:formula="of:=SUM([.GE3:.GE3]=[.$HI3:.$HI3])" office:value-type="float" office:value="0">
            <text:p>0</text:p>
          </table:table-cell>
          <table:table-cell table:number-matrix-columns-spanned="1" table:number-matrix-rows-spanned="1" table:formula="of:=SUM([.GF3:.GF3]=[.$HJ3:.$HJ3])" office:value-type="float" office:value="0">
            <text:p>0</text:p>
          </table:table-cell>
          <table:table-cell table:number-matrix-columns-spanned="1" table:number-matrix-rows-spanned="1" table:formula="of:=SUM([.GG3:.GG3]=[.$HK3:.$HK3])" office:value-type="float" office:value="0">
            <text:p>0</text:p>
          </table:table-cell>
          <table:table-cell table:number-matrix-columns-spanned="1" table:number-matrix-rows-spanned="1" table:formula="of:=SUM([.GH3:.GH3]=[.$HL3:.$HL3])" office:value-type="float" office:value="0">
            <text:p>0</text:p>
          </table:table-cell>
          <table:table-cell table:number-matrix-columns-spanned="1" table:number-matrix-rows-spanned="1" table:formula="of:=SUM([.GI3:.GI3]=[.$HH3:.$HH3])" office:value-type="float" office:value="0">
            <text:p>0</text:p>
          </table:table-cell>
          <table:table-cell table:number-matrix-columns-spanned="1" table:number-matrix-rows-spanned="1" table:formula="of:=SUM([.GJ3:.GJ3]=[.$HI3:.$HI3])" office:value-type="float" office:value="0">
            <text:p>0</text:p>
          </table:table-cell>
          <table:table-cell table:number-matrix-columns-spanned="1" table:number-matrix-rows-spanned="1" table:formula="of:=SUM([.GK3:.GK3]=[.$HJ3:.$HJ3])" office:value-type="float" office:value="0">
            <text:p>0</text:p>
          </table:table-cell>
          <table:table-cell table:number-matrix-columns-spanned="1" table:number-matrix-rows-spanned="1" table:formula="of:=SUM([.GL3:.GL3]=[.$HK3:.$HK3])" office:value-type="float" office:value="0">
            <text:p>0</text:p>
          </table:table-cell>
          <table:table-cell table:number-matrix-columns-spanned="1" table:number-matrix-rows-spanned="1" table:formula="of:=SUM([.GM3:.GM3]=[.$HL3:.$HL3])" office:value-type="float" office:value="0">
            <text:p>0</text:p>
          </table:table-cell>
          <table:table-cell table:number-matrix-columns-spanned="1" table:number-matrix-rows-spanned="1" table:formula="of:=SUM([.GN3:.GN3]=[.$HH3:.$HH3])" office:value-type="float" office:value="0">
            <text:p>0</text:p>
          </table:table-cell>
          <table:table-cell table:number-matrix-columns-spanned="1" table:number-matrix-rows-spanned="1" table:formula="of:=SUM([.GO3:.GO3]=[.$HI3:.$HI3])" office:value-type="float" office:value="0">
            <text:p>0</text:p>
          </table:table-cell>
          <table:table-cell table:number-matrix-columns-spanned="1" table:number-matrix-rows-spanned="1" table:formula="of:=SUM([.GP3:.GP3]=[.$HJ3:.$HJ3])" office:value-type="float" office:value="0">
            <text:p>0</text:p>
          </table:table-cell>
          <table:table-cell table:number-matrix-columns-spanned="1" table:number-matrix-rows-spanned="1" table:formula="of:=SUM([.GQ3:.GQ3]=[.$HK3:.$HK3])" office:value-type="float" office:value="0">
            <text:p>0</text:p>
          </table:table-cell>
          <table:table-cell table:number-matrix-columns-spanned="1" table:number-matrix-rows-spanned="1" table:formula="of:=SUM([.GR3:.GR3]=[.$HL3:.$HL3])" office:value-type="float" office:value="0">
            <text:p>0</text:p>
          </table:table-cell>
          <table:table-cell table:number-matrix-columns-spanned="1" table:number-matrix-rows-spanned="1" table:formula="of:=SUM([.GS3:.GS3]=[.$HH3:.$HH3])" office:value-type="float" office:value="0">
            <text:p>0</text:p>
          </table:table-cell>
          <table:table-cell table:number-matrix-columns-spanned="1" table:number-matrix-rows-spanned="1" table:formula="of:=SUM([.GT3:.GT3]=[.$HI3:.$HI3])" office:value-type="float" office:value="0">
            <text:p>0</text:p>
          </table:table-cell>
          <table:table-cell table:number-matrix-columns-spanned="1" table:number-matrix-rows-spanned="1" table:formula="of:=SUM([.GU3:.GU3]=[.$HJ3:.$HJ3])" office:value-type="float" office:value="1">
            <text:p>1</text:p>
          </table:table-cell>
          <table:table-cell table:number-matrix-columns-spanned="1" table:number-matrix-rows-spanned="1" table:formula="of:=SUM([.GV3:.GV3]=[.$HK3:.$HK3])" office:value-type="float" office:value="1">
            <text:p>1</text:p>
          </table:table-cell>
          <table:table-cell table:number-matrix-columns-spanned="1" table:number-matrix-rows-spanned="1" table:formula="of:=SUM([.GW3:.GW3]=[.$HL3:.$HL3])" office:value-type="float" office:value="1">
            <text:p>1</text:p>
          </table:table-cell>
          <table:table-cell table:number-columns-repeated="8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9">01/09/2013</text:date>, <text:time>13:1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1-09T13:16:09</dc:date>
    <meta:editing-duration>PT05H26M41S</meta:editing-duration>
    <meta:editing-cycles>9</meta:editing-cycles>
    <meta:generator>OpenOffice.org/3.2$Unix OpenOffice.org_project/320m19$Build-9505</meta:generator>
    <meta:document-statistic meta:table-count="2" meta:cell-count="10733" meta:object-count="0"/>
  </office:meta>
</office:document-meta>
</file>